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80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/>
    <style:style style:name="ce3" style:family="table-cell" style:parent-style-name="Default">
      <style:table-cell-properties fo:border-bottom="none" fo:border-left="1.5pt solid #000000" fo:border-right="none" fo:border-top="none"/>
    </style:style>
    <style:style style:name="ce4" style:family="table-cell" style:parent-style-name="Default" style:data-style-name="N122"/>
    <style:style style:name="ce5" style:family="table-cell" style:parent-style-name="Default" style:data-style-name="N122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</office:automatic-styles>
  <office:body>
    <office:spreadsheet>
      <table:calculation-settings table:automatic-find-labels="false"/>
      <table:table table:name="Issues" table:style-name="ta1">
        <office:forms form:automatic-focus="false" form:apply-design-mode="false"/>
        <table:table-column table:style-name="co1" table:number-columns-repeated="8" table:default-cell-style-name="ce1"/>
        <table:table-row table:style-name="ro1">
          <table:table-cell office:value-type="string" calcext:value-type="string">
            <text:p>Late rest TRs due to autosaves not included if no blocks are affecte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n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Early/Lat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Cause?</text:p>
          </table:table-cell>
          <table:table-cell office:value-type="string" calcext:value-type="string">
            <text:p>Action</text:p>
          </table:table-cell>
        </table:table-row>
        <table:table-row table:style-name="ro1">
          <table:table-cell table:style-name="Default" office:value-type="string" calcext:value-type="string">
            <text:p>No issues!</text:p>
          </table:table-cell>
          <table:table-cell table:style-name="Default" table:number-columns-repeated="7"/>
        </table:table-row>
      </table:table>
      <table:table table:name="trigger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1" table:default-cell-style-name="ce4"/>
        <table:table-column table:style-name="co6" table:default-cell-style-name="ce4"/>
        <table:table-column table:style-name="co4" table:default-cell-style-name="ce3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974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TR</text:p>
          </table:table-cell>
          <table:table-cell office:value-type="string" calcext:value-type="string">
            <text:p>scan1</text:p>
          </table:table-cell>
          <table:table-cell/>
          <table:table-cell office:value-type="string" calcext:value-type="string">
            <text:p>cumsum</text:p>
          </table:table-cell>
          <table:table-cell office:value-type="string" calcext:value-type="string">
            <text:p>cumulative error</text:p>
          </table:table-cell>
          <table:table-cell office:value-type="string" calcext:value-type="string">
            <text:p>scan2</text:p>
          </table:table-cell>
          <table:table-cell table:style-name="ce4"/>
          <table:table-cell table:style-name="ce4" office:value-type="string" calcext:value-type="string">
            <text:p>cumsum</text:p>
          </table:table-cell>
          <table:table-cell table:style-name="ce4" office:value-type="string" calcext:value-type="string">
            <text:p>cumulative error</text:p>
          </table:table-cell>
          <table:table-cell office:value-type="string" calcext:value-type="string">
            <text:p>scan3</text:p>
          </table:table-cell>
          <table:table-cell table:style-name="ce4"/>
          <table:table-cell table:style-name="ce4" office:value-type="string" calcext:value-type="string">
            <text:p>cumsum</text:p>
          </table:table-cell>
          <table:table-cell table:style-name="ce4" office:value-type="string" calcext:value-type="string">
            <text:p>cumulative error</text:p>
          </table:table-cell>
          <table:table-cell office:value-type="string" calcext:value-type="string">
            <text:p>scan4</text:p>
          </table:table-cell>
          <table:table-cell table:style-name="ce4"/>
          <table:table-cell table:style-name="ce4" office:value-type="string" calcext:value-type="string">
            <text:p>cumsum</text:p>
          </table:table-cell>
          <table:table-cell table:style-name="ce4" office:value-type="string" calcext:value-type="string">
            <text:p>cumulative error</text:p>
          </table:table-cell>
          <table:table-cell office:value-type="string" calcext:value-type="string">
            <text:p>scan5</text:p>
          </table:table-cell>
          <table:table-cell table:style-name="ce4"/>
          <table:table-cell table:style-name="ce4" office:value-type="string" calcext:value-type="string">
            <text:p>cumsum</text:p>
          </table:table-cell>
          <table:table-cell table:style-name="ce4" office:value-type="string" calcext:value-type="string">
            <text:p>cumulative error</text:p>
          </table:table-cell>
          <table:table-cell office:value-type="string" calcext:value-type="string">
            <text:p>scan6</text:p>
          </table:table-cell>
          <table:table-cell table:style-name="ce4"/>
          <table:table-cell table:style-name="ce4" office:value-type="string" calcext:value-type="string">
            <text:p>cumsum</text:p>
          </table:table-cell>
          <table:table-cell table:style-name="ce4" office:value-type="string" calcext:value-type="string">
            <text:p>cumulative error</text:p>
          </table:table-cell>
          <table:table-cell office:value-type="string" calcext:value-type="string">
            <text:p>scan7</text:p>
          </table:table-cell>
          <table:table-cell table:style-name="ce4"/>
          <table:table-cell table:style-name="ce4" office:value-type="string" calcext:value-type="string">
            <text:p>cumsum</text:p>
          </table:table-cell>
          <table:table-cell table:style-name="ce4" office:value-type="string" calcext:value-type="string">
            <text:p>cumulative error</text:p>
          </table:table-cell>
          <table:table-cell office:value-type="string" calcext:value-type="string">
            <text:p>scan8</text:p>
          </table:table-cell>
          <table:table-cell table:style-name="ce4"/>
          <table:table-cell table:style-name="ce4" office:value-type="string" calcext:value-type="string">
            <text:p>cumsum</text:p>
          </table:table-cell>
          <table:table-cell table:style-name="ce4" office:value-type="string" calcext:value-type="string">
            <text:p>cumulative error</text:p>
          </table:table-cell>
          <table:table-cell office:value-type="string" calcext:value-type="string">
            <text:p>scan9</text:p>
          </table:table-cell>
          <table:table-cell table:style-name="ce4"/>
          <table:table-cell table:style-name="ce4" office:value-type="string" calcext:value-type="string">
            <text:p>cumsum</text:p>
          </table:table-cell>
          <table:table-cell table:style-name="ce4" office:value-type="string" calcext:value-type="string">
            <text:p>cumulative error</text:p>
          </table:table-cell>
          <table:table-cell office:value-type="string" calcext:value-type="string">
            <text:p>scan10</text:p>
          </table:table-cell>
          <table:table-cell table:style-name="ce4"/>
          <table:table-cell table:style-name="ce4" office:value-type="string" calcext:value-type="string">
            <text:p>cumsum</text:p>
          </table:table-cell>
          <table:table-cell table:style-name="ce4" office:value-type="string" calcext:value-type="string">
            <text:p>cumulative error</text:p>
          </table:table-cell>
          <table:table-cell office:value-type="string" calcext:value-type="string">
            <text:p>scan11</text:p>
          </table:table-cell>
          <table:table-cell table:style-name="ce4"/>
          <table:table-cell table:style-name="ce4" office:value-type="string" calcext:value-type="string">
            <text:p>cumsum</text:p>
          </table:table-cell>
          <table:table-cell table:style-name="ce4" office:value-type="string" calcext:value-type="string">
            <text:p>cumulative error</text:p>
          </table:table-cell>
          <table:table-cell office:value-type="string" calcext:value-type="string">
            <text:p>scan12</text:p>
          </table:table-cell>
          <table:table-cell table:style-name="ce4"/>
          <table:table-cell table:style-name="ce4" office:value-type="string" calcext:value-type="string">
            <text:p>cumsum</text:p>
          </table:table-cell>
          <table:table-cell table:style-name="ce4" office:value-type="string" calcext:value-type="string">
            <text:p>cumulative error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63625439481834.3" calcext:value-type="float">
            <text:p>63625439481834.3</text:p>
          </table:table-cell>
          <table:table-cell office:value-type="string" calcext:value-type="string">
            <text:p>diff</text:p>
          </table:table-cell>
          <table:table-cell table:style-name="Default" office:value-type="float" office:value="0" calcext:value-type="float">
            <text:p>0</text:p>
          </table:table-cell>
          <table:table-cell table:style-name="ce6" table:formula="of:=[.E2]-2*([.$B2]-1)" office:value-type="float" office:value="0" calcext:value-type="float">
            <text:p>0</text:p>
          </table:table-cell>
          <table:table-cell table:style-name="Default" office:value-type="float" office:value="63625440144559.4" calcext:value-type="float">
            <text:p>63625440144559.4</text:p>
          </table:table-cell>
          <table:table-cell table:style-name="ce4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7" table:formula="of:=[.I2]-2*([.$B2]-1)" office:value-type="float" office:value="0" calcext:value-type="float">
            <text:p>0</text:p>
          </table:table-cell>
          <table:table-cell table:style-name="Default" office:value-type="float" office:value="63625440614527.3" calcext:value-type="float">
            <text:p>63625440614527.3</text:p>
          </table:table-cell>
          <table:table-cell table:style-name="ce4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8" table:formula="of:=[.M2]-2*([.$B2]-1)" office:value-type="float" office:value="0" calcext:value-type="float">
            <text:p>0</text:p>
          </table:table-cell>
          <table:table-cell table:style-name="Default" office:value-type="float" office:value="63625441091259.1" calcext:value-type="float">
            <text:p>63625441091259.1</text:p>
          </table:table-cell>
          <table:table-cell table:style-name="ce4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9" table:formula="of:=[.Q2]-2*([.$B2]-1)" office:value-type="float" office:value="0" calcext:value-type="float">
            <text:p>0</text:p>
          </table:table-cell>
          <table:table-cell table:style-name="Default" office:value-type="float" office:value="63625441590391.3" calcext:value-type="float">
            <text:p>63625441590391.3</text:p>
          </table:table-cell>
          <table:table-cell table:style-name="ce4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10" table:formula="of:=[.U2]-2*([.$B2]-1)" office:value-type="float" office:value="0" calcext:value-type="float">
            <text:p>0</text:p>
          </table:table-cell>
          <table:table-cell table:style-name="Default" office:value-type="float" office:value="63625442080062.9" calcext:value-type="float">
            <text:p>63625442080062.9</text:p>
          </table:table-cell>
          <table:table-cell table:style-name="ce4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11" table:formula="of:=[.Y2]-2*([.$B2]-1)" office:value-type="float" office:value="0" calcext:value-type="float">
            <text:p>0</text:p>
          </table:table-cell>
          <table:table-cell table:style-name="Default" office:value-type="float" office:value="63625442557931.1" calcext:value-type="float">
            <text:p>63625442557931.1</text:p>
          </table:table-cell>
          <table:table-cell table:style-name="ce4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12" table:formula="of:=[.AC2]-2*([.$B2]-1)" office:value-type="float" office:value="0" calcext:value-type="float">
            <text:p>0</text:p>
          </table:table-cell>
          <table:table-cell table:style-name="Default" office:value-type="float" office:value="63625443019818" calcext:value-type="float">
            <text:p>63625443019818</text:p>
          </table:table-cell>
          <table:table-cell table:style-name="ce4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13" table:formula="of:=[.AG2]-2*([.$B2]-1)" office:value-type="float" office:value="0" calcext:value-type="float">
            <text:p>0</text:p>
          </table:table-cell>
          <table:table-cell table:style-name="Default" office:value-type="float" office:value="63625443483608.1" calcext:value-type="float">
            <text:p>63625443483608.1</text:p>
          </table:table-cell>
          <table:table-cell table:style-name="ce4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14" table:formula="of:=[.AK2]-2*([.$B2]-1)" office:value-type="float" office:value="0" calcext:value-type="float">
            <text:p>0</text:p>
          </table:table-cell>
          <table:table-cell table:style-name="Default" office:value-type="float" office:value="63625443959900.9" calcext:value-type="float">
            <text:p>63625443959900.9</text:p>
          </table:table-cell>
          <table:table-cell table:style-name="ce4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15" table:formula="of:=[.AO2]-2*([.$B2]-1)" office:value-type="float" office:value="0" calcext:value-type="float">
            <text:p>0</text:p>
          </table:table-cell>
          <table:table-cell table:style-name="Default" office:value-type="float" office:value="63625444422227.9" calcext:value-type="float">
            <text:p>63625444422227.9</text:p>
          </table:table-cell>
          <table:table-cell table:style-name="ce4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16" table:formula="of:=[.AS2]-2*([.$B2]-1)" office:value-type="float" office:value="0" calcext:value-type="float">
            <text:p>0</text:p>
          </table:table-cell>
          <table:table-cell table:style-name="Default" office:value-type="float" office:value="63625444892873.1" calcext:value-type="float">
            <text:p>63625444892873.1</text:p>
          </table:table-cell>
          <table:table-cell table:style-name="ce4" office:value-type="string" calcext:value-type="string">
            <text:p>diff</text:p>
          </table:table-cell>
          <table:table-cell office:value-type="float" office:value="0" calcext:value-type="float">
            <text:p>0</text:p>
          </table:table-cell>
          <table:table-cell table:style-name="ce17" table:formula="of:=[.AW2]-2*([.$B2]-1)" office:value-type="float" office:value="0" calcext:value-type="float">
            <text:p>0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63625439484282.2" calcext:value-type="float">
            <text:p>63625439484282.2</text:p>
          </table:table-cell>
          <table:table-cell table:formula="of:=([.C3]-[.C2])/1000" office:value-type="float" office:value="2.44784375" calcext:value-type="float">
            <text:p>2.4478</text:p>
          </table:table-cell>
          <table:table-cell table:formula="of:=[.D3]+[.E2]" office:value-type="float" office:value="2.44784375" calcext:value-type="float">
            <text:p>2.4478</text:p>
          </table:table-cell>
          <table:table-cell table:style-name="ce6" table:formula="of:=[.E3]-2*([.$B3]-1)" office:value-type="float" office:value="0.44784375" calcext:value-type="float">
            <text:p>0.44784375</text:p>
          </table:table-cell>
          <table:table-cell table:style-name="Default" office:value-type="float" office:value="63625440146561.5" calcext:value-type="float">
            <text:p>63625440146561.5</text:p>
          </table:table-cell>
          <table:table-cell table:style-name="ce4" table:formula="of:=([.G3]-[.G2])/1000" office:value-type="float" office:value="2.00209375" calcext:value-type="float">
            <text:p>2.0021</text:p>
          </table:table-cell>
          <table:table-cell table:style-name="ce4" table:formula="of:=[.H3]+[.I2]" office:value-type="float" office:value="2.00209375" calcext:value-type="float">
            <text:p>2.0021</text:p>
          </table:table-cell>
          <table:table-cell table:style-name="ce7" table:formula="of:=[.I3]-2*([.$B3]-1)" office:value-type="float" office:value="0.00209374999999978" calcext:value-type="float">
            <text:p>0.00209375</text:p>
          </table:table-cell>
          <table:table-cell table:style-name="Default" office:value-type="float" office:value="63625440616530.3" calcext:value-type="float">
            <text:p>63625440616530.3</text:p>
          </table:table-cell>
          <table:table-cell table:style-name="ce4" table:formula="of:=([.K3]-[.K2])/1000" office:value-type="float" office:value="2.00303125" calcext:value-type="float">
            <text:p>2.0030</text:p>
          </table:table-cell>
          <table:table-cell table:style-name="ce4" table:formula="of:=[.L3]+[.M2]" office:value-type="float" office:value="2.00303125" calcext:value-type="float">
            <text:p>2.0030</text:p>
          </table:table-cell>
          <table:table-cell table:style-name="ce8" table:formula="of:=[.M3]-2*([.$B3]-1)" office:value-type="float" office:value="0.00303124999999982" calcext:value-type="float">
            <text:p>0.00303125</text:p>
          </table:table-cell>
          <table:table-cell table:style-name="Default" office:value-type="float" office:value="63625441093261.6" calcext:value-type="float">
            <text:p>63625441093261.6</text:p>
          </table:table-cell>
          <table:table-cell table:style-name="ce4" table:formula="of:=([.O3]-[.O2])/1000" office:value-type="float" office:value="2.0025" calcext:value-type="float">
            <text:p>2.0025</text:p>
          </table:table-cell>
          <table:table-cell table:style-name="ce4" table:formula="of:=[.P3]+[.Q2]" office:value-type="float" office:value="2.0025" calcext:value-type="float">
            <text:p>2.0025</text:p>
          </table:table-cell>
          <table:table-cell table:style-name="ce9" table:formula="of:=[.Q3]-2*([.$B3]-1)" office:value-type="float" office:value="0.00249999999999995" calcext:value-type="float">
            <text:p>0.0025</text:p>
          </table:table-cell>
          <table:table-cell table:style-name="Default" office:value-type="float" office:value="63625441592394.2" calcext:value-type="float">
            <text:p>63625441592394.2</text:p>
          </table:table-cell>
          <table:table-cell table:style-name="ce4" table:formula="of:=([.S3]-[.S2])/1000" office:value-type="float" office:value="2.00290625" calcext:value-type="float">
            <text:p>2.0029</text:p>
          </table:table-cell>
          <table:table-cell table:style-name="ce4" table:formula="of:=[.T3]+[.U2]" office:value-type="float" office:value="2.00290625" calcext:value-type="float">
            <text:p>2.0029</text:p>
          </table:table-cell>
          <table:table-cell table:style-name="ce10" table:formula="of:=[.U3]-2*([.$B3]-1)" office:value-type="float" office:value="0.00290625000000011" calcext:value-type="float">
            <text:p>0.00290625</text:p>
          </table:table-cell>
          <table:table-cell table:style-name="Default" office:value-type="float" office:value="63625442082065.1" calcext:value-type="float">
            <text:p>63625442082065.1</text:p>
          </table:table-cell>
          <table:table-cell table:style-name="ce4" table:formula="of:=([.W3]-[.W2])/1000" office:value-type="float" office:value="2.00221875" calcext:value-type="float">
            <text:p>2.0022</text:p>
          </table:table-cell>
          <table:table-cell table:style-name="ce4" table:formula="of:=[.X3]+[.Y2]" office:value-type="float" office:value="2.00221875" calcext:value-type="float">
            <text:p>2.0022</text:p>
          </table:table-cell>
          <table:table-cell table:style-name="ce11" table:formula="of:=[.Y3]-2*([.$B3]-1)" office:value-type="float" office:value="0.00221874999999994" calcext:value-type="float">
            <text:p>0.00221875</text:p>
          </table:table-cell>
          <table:table-cell table:style-name="Default" office:value-type="float" office:value="63625442559932" calcext:value-type="float">
            <text:p>63625442559932</text:p>
          </table:table-cell>
          <table:table-cell table:style-name="ce4" table:formula="of:=([.AA3]-[.AA2])/1000" office:value-type="float" office:value="2.000921875" calcext:value-type="float">
            <text:p>2.0009</text:p>
          </table:table-cell>
          <table:table-cell table:style-name="ce4" table:formula="of:=[.AB3]+[.AC2]" office:value-type="float" office:value="2.000921875" calcext:value-type="float">
            <text:p>2.0009</text:p>
          </table:table-cell>
          <table:table-cell table:style-name="ce12" table:formula="of:=[.AC3]-2*([.$B3]-1)" office:value-type="float" office:value="0.000921874999999961" calcext:value-type="float">
            <text:p>0.000921875</text:p>
          </table:table-cell>
          <table:table-cell table:style-name="Default" office:value-type="float" office:value="63625443021818.8" calcext:value-type="float">
            <text:p>63625443021818.8</text:p>
          </table:table-cell>
          <table:table-cell table:style-name="ce4" table:formula="of:=([.AE3]-[.AE2])/1000" office:value-type="float" office:value="2.0008203125" calcext:value-type="float">
            <text:p>2.0008</text:p>
          </table:table-cell>
          <table:table-cell table:style-name="ce4" table:formula="of:=[.AF3]+[.AG2]" office:value-type="float" office:value="2.0008203125" calcext:value-type="float">
            <text:p>2.0008</text:p>
          </table:table-cell>
          <table:table-cell table:style-name="ce13" table:formula="of:=[.AG3]-2*([.$B3]-1)" office:value-type="float" office:value="0.000820312500000142" calcext:value-type="float">
            <text:p>0.0008203125</text:p>
          </table:table-cell>
          <table:table-cell table:style-name="Default" office:value-type="float" office:value="63625443485609.1" calcext:value-type="float">
            <text:p>63625443485609.1</text:p>
          </table:table-cell>
          <table:table-cell table:style-name="ce4" table:formula="of:=([.AI3]-[.AI2])/1000" office:value-type="float" office:value="2.0009765625" calcext:value-type="float">
            <text:p>2.0010</text:p>
          </table:table-cell>
          <table:table-cell table:style-name="ce4" table:formula="of:=[.AJ3]+[.AK2]" office:value-type="float" office:value="2.0009765625" calcext:value-type="float">
            <text:p>2.0010</text:p>
          </table:table-cell>
          <table:table-cell table:style-name="ce14" table:formula="of:=[.AK3]-2*([.$B3]-1)" office:value-type="float" office:value="0.0009765625" calcext:value-type="float">
            <text:p>0.0009765625</text:p>
          </table:table-cell>
          <table:table-cell table:style-name="Default" office:value-type="float" office:value="63625443961900.4" calcext:value-type="float">
            <text:p>63625443961900.4</text:p>
          </table:table-cell>
          <table:table-cell table:style-name="ce4" table:formula="of:=([.AM3]-[.AM2])/1000" office:value-type="float" office:value="1.9994609375" calcext:value-type="float">
            <text:p>1.9995</text:p>
          </table:table-cell>
          <table:table-cell table:style-name="ce4" table:formula="of:=[.AN3]+[.AO2]" office:value-type="float" office:value="1.9994609375" calcext:value-type="float">
            <text:p>1.9995</text:p>
          </table:table-cell>
          <table:table-cell table:style-name="ce15" table:formula="of:=[.AO3]-2*([.$B3]-1)" office:value-type="float" office:value="-0.000539062499999909" calcext:value-type="float">
            <text:p>-0.0005390625</text:p>
          </table:table-cell>
          <table:table-cell table:style-name="Default" office:value-type="float" office:value="63625444424228.2" calcext:value-type="float">
            <text:p>63625444424228.2</text:p>
          </table:table-cell>
          <table:table-cell table:style-name="ce4" table:formula="of:=([.AQ3]-[.AQ2])/1000" office:value-type="float" office:value="2.0003203125" calcext:value-type="float">
            <text:p>2.0003</text:p>
          </table:table-cell>
          <table:table-cell table:style-name="ce4" table:formula="of:=[.AR3]+[.AS2]" office:value-type="float" office:value="2.0003203125" calcext:value-type="float">
            <text:p>2.0003</text:p>
          </table:table-cell>
          <table:table-cell table:style-name="ce16" table:formula="of:=[.AS3]-2*([.$B3]-1)" office:value-type="float" office:value="0.000320312499999975" calcext:value-type="float">
            <text:p>0.0003203125</text:p>
          </table:table-cell>
          <table:table-cell table:style-name="Default" office:value-type="float" office:value="63625444894873.8" calcext:value-type="float">
            <text:p>63625444894873.8</text:p>
          </table:table-cell>
          <table:table-cell table:style-name="ce4" table:formula="of:=([.AU3]-[.AU2])/1000" office:value-type="float" office:value="2.00071875" calcext:value-type="float">
            <text:p>2.0007</text:p>
          </table:table-cell>
          <table:table-cell table:style-name="ce4" table:formula="of:=[.AV3]+[.AW2]" office:value-type="float" office:value="2.00071875" calcext:value-type="float">
            <text:p>2.0007</text:p>
          </table:table-cell>
          <table:table-cell table:style-name="ce17" table:formula="of:=[.AW3]-2*([.$B3]-1)" office:value-type="float" office:value="0.000718749999999879" calcext:value-type="float">
            <text:p>0.00071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63625439485835.1" calcext:value-type="float">
            <text:p>63625439485835.1</text:p>
          </table:table-cell>
          <table:table-cell table:formula="of:=([.C4]-[.C3])/1000" office:value-type="float" office:value="1.552890625" calcext:value-type="float">
            <text:p>1.5529</text:p>
          </table:table-cell>
          <table:table-cell table:formula="of:=[.D4]+[.E3]" office:value-type="float" office:value="4.000734375" calcext:value-type="float">
            <text:p>4.0007</text:p>
          </table:table-cell>
          <table:table-cell table:style-name="ce6" table:formula="of:=[.E4]-2*([.$B4]-1)" office:value-type="float" office:value="0.000734375000000398" calcext:value-type="float">
            <text:p>0.000734375</text:p>
          </table:table-cell>
          <table:table-cell table:style-name="Default" office:value-type="float" office:value="63625440148558.9" calcext:value-type="float">
            <text:p>63625440148558.9</text:p>
          </table:table-cell>
          <table:table-cell table:style-name="ce4" table:formula="of:=([.G4]-[.G3])/1000" office:value-type="float" office:value="1.997421875" calcext:value-type="float">
            <text:p>1.9974</text:p>
          </table:table-cell>
          <table:table-cell table:style-name="ce4" table:formula="of:=[.H4]+[.I3]" office:value-type="float" office:value="3.999515625" calcext:value-type="float">
            <text:p>3.9995</text:p>
          </table:table-cell>
          <table:table-cell table:style-name="ce7" table:formula="of:=[.I4]-2*([.$B4]-1)" office:value-type="float" office:value="-0.000484375000000092" calcext:value-type="float">
            <text:p>-0.000484375</text:p>
          </table:table-cell>
          <table:table-cell table:style-name="Default" office:value-type="float" office:value="63625440618529.4" calcext:value-type="float">
            <text:p>63625440618529.4</text:p>
          </table:table-cell>
          <table:table-cell table:style-name="ce4" table:formula="of:=([.K4]-[.K3])/1000" office:value-type="float" office:value="1.9990625" calcext:value-type="float">
            <text:p>1.9991</text:p>
          </table:table-cell>
          <table:table-cell table:style-name="ce4" table:formula="of:=[.L4]+[.M3]" office:value-type="float" office:value="4.00209375" calcext:value-type="float">
            <text:p>4.0021</text:p>
          </table:table-cell>
          <table:table-cell table:style-name="ce8" table:formula="of:=[.M4]-2*([.$B4]-1)" office:value-type="float" office:value="0.00209375000000023" calcext:value-type="float">
            <text:p>0.00209375</text:p>
          </table:table-cell>
          <table:table-cell table:style-name="Default" office:value-type="float" office:value="63625441095259.4" calcext:value-type="float">
            <text:p>63625441095259.4</text:p>
          </table:table-cell>
          <table:table-cell table:style-name="ce4" table:formula="of:=([.O4]-[.O3])/1000" office:value-type="float" office:value="1.9977734375" calcext:value-type="float">
            <text:p>1.9978</text:p>
          </table:table-cell>
          <table:table-cell table:style-name="ce4" table:formula="of:=[.P4]+[.Q3]" office:value-type="float" office:value="4.0002734375" calcext:value-type="float">
            <text:p>4.0003</text:p>
          </table:table-cell>
          <table:table-cell table:style-name="ce9" table:formula="of:=[.Q4]-2*([.$B4]-1)" office:value-type="float" office:value="0.000273437499999751" calcext:value-type="float">
            <text:p>0.0002734375</text:p>
          </table:table-cell>
          <table:table-cell table:style-name="Default" office:value-type="float" office:value="63625441594393.2" calcext:value-type="float">
            <text:p>63625441594393.2</text:p>
          </table:table-cell>
          <table:table-cell table:style-name="ce4" table:formula="of:=([.S4]-[.S3])/1000" office:value-type="float" office:value="1.999015625" calcext:value-type="float">
            <text:p>1.9990</text:p>
          </table:table-cell>
          <table:table-cell table:style-name="ce4" table:formula="of:=[.T4]+[.U3]" office:value-type="float" office:value="4.001921875" calcext:value-type="float">
            <text:p>4.0019</text:p>
          </table:table-cell>
          <table:table-cell table:style-name="ce10" table:formula="of:=[.U4]-2*([.$B4]-1)" office:value-type="float" office:value="0.00192187499999985" calcext:value-type="float">
            <text:p>0.001921875</text:p>
          </table:table-cell>
          <table:table-cell table:style-name="Default" office:value-type="float" office:value="63625442084065.3" calcext:value-type="float">
            <text:p>63625442084065.3</text:p>
          </table:table-cell>
          <table:table-cell table:style-name="ce4" table:formula="of:=([.W4]-[.W3])/1000" office:value-type="float" office:value="2.00021875" calcext:value-type="float">
            <text:p>2.0002</text:p>
          </table:table-cell>
          <table:table-cell table:style-name="ce4" table:formula="of:=[.X4]+[.Y3]" office:value-type="float" office:value="4.0024375" calcext:value-type="float">
            <text:p>4.0024</text:p>
          </table:table-cell>
          <table:table-cell table:style-name="ce11" table:formula="of:=[.Y4]-2*([.$B4]-1)" office:value-type="float" office:value="0.00243750000000009" calcext:value-type="float">
            <text:p>0.0024375</text:p>
          </table:table-cell>
          <table:table-cell table:style-name="Default" office:value-type="float" office:value="63625442561931.3" calcext:value-type="float">
            <text:p>63625442561931.3</text:p>
          </table:table-cell>
          <table:table-cell table:style-name="ce4" table:formula="of:=([.AA4]-[.AA3])/1000" office:value-type="float" office:value="1.9993125" calcext:value-type="float">
            <text:p>1.9993</text:p>
          </table:table-cell>
          <table:table-cell table:style-name="ce4" table:formula="of:=[.AB4]+[.AC3]" office:value-type="float" office:value="4.000234375" calcext:value-type="float">
            <text:p>4.0002</text:p>
          </table:table-cell>
          <table:table-cell table:style-name="ce12" table:formula="of:=[.AC4]-2*([.$B4]-1)" office:value-type="float" office:value="0.000234374999999787" calcext:value-type="float">
            <text:p>0.000234375</text:p>
          </table:table-cell>
          <table:table-cell table:style-name="Default" office:value-type="float" office:value="63625443023819.6" calcext:value-type="float">
            <text:p>63625443023819.6</text:p>
          </table:table-cell>
          <table:table-cell table:style-name="ce4" table:formula="of:=([.AE4]-[.AE3])/1000" office:value-type="float" office:value="2.0008359375" calcext:value-type="float">
            <text:p>2.0008</text:p>
          </table:table-cell>
          <table:table-cell table:style-name="ce4" table:formula="of:=[.AF4]+[.AG3]" office:value-type="float" office:value="4.00165625" calcext:value-type="float">
            <text:p>4.0017</text:p>
          </table:table-cell>
          <table:table-cell table:style-name="ce13" table:formula="of:=[.AG4]-2*([.$B4]-1)" office:value-type="float" office:value="0.00165624999999991" calcext:value-type="float">
            <text:p>0.00165625</text:p>
          </table:table-cell>
          <table:table-cell table:style-name="Default" office:value-type="float" office:value="63625443487610.3" calcext:value-type="float">
            <text:p>63625443487610.3</text:p>
          </table:table-cell>
          <table:table-cell table:style-name="ce4" table:formula="of:=([.AI4]-[.AI3])/1000" office:value-type="float" office:value="2.0011953125" calcext:value-type="float">
            <text:p>2.0012</text:p>
          </table:table-cell>
          <table:table-cell table:style-name="ce4" table:formula="of:=[.AJ4]+[.AK3]" office:value-type="float" office:value="4.002171875" calcext:value-type="float">
            <text:p>4.0022</text:p>
          </table:table-cell>
          <table:table-cell table:style-name="ce14" table:formula="of:=[.AK4]-2*([.$B4]-1)" office:value-type="float" office:value="0.00217187500000016" calcext:value-type="float">
            <text:p>0.002171875</text:p>
          </table:table-cell>
          <table:table-cell table:style-name="Default" office:value-type="float" office:value="63625443963903.6" calcext:value-type="float">
            <text:p>63625443963903.6</text:p>
          </table:table-cell>
          <table:table-cell table:style-name="ce4" table:formula="of:=([.AM4]-[.AM3])/1000" office:value-type="float" office:value="2.00325" calcext:value-type="float">
            <text:p>2.0033</text:p>
          </table:table-cell>
          <table:table-cell table:style-name="ce4" table:formula="of:=[.AN4]+[.AO3]" office:value-type="float" office:value="4.0027109375" calcext:value-type="float">
            <text:p>4.0027</text:p>
          </table:table-cell>
          <table:table-cell table:style-name="ce15" table:formula="of:=[.AO4]-2*([.$B4]-1)" office:value-type="float" office:value="0.00271093749999984" calcext:value-type="float">
            <text:p>0.0027109375</text:p>
          </table:table-cell>
          <table:table-cell table:style-name="Default" office:value-type="float" office:value="63625444426230.5" calcext:value-type="float">
            <text:p>63625444426230.5</text:p>
          </table:table-cell>
          <table:table-cell table:style-name="ce4" table:formula="of:=([.AQ4]-[.AQ3])/1000" office:value-type="float" office:value="2.0023046875" calcext:value-type="float">
            <text:p>2.0023</text:p>
          </table:table-cell>
          <table:table-cell table:style-name="ce4" table:formula="of:=[.AR4]+[.AS3]" office:value-type="float" office:value="4.002625" calcext:value-type="float">
            <text:p>4.0026</text:p>
          </table:table-cell>
          <table:table-cell table:style-name="ce16" table:formula="of:=[.AS4]-2*([.$B4]-1)" office:value-type="float" office:value="0.0026250000000001" calcext:value-type="float">
            <text:p>0.002625</text:p>
          </table:table-cell>
          <table:table-cell table:style-name="Default" office:value-type="float" office:value="63625444896874.2" calcext:value-type="float">
            <text:p>63625444896874.2</text:p>
          </table:table-cell>
          <table:table-cell table:style-name="ce4" table:formula="of:=([.AU4]-[.AU3])/1000" office:value-type="float" office:value="2.0004375" calcext:value-type="float">
            <text:p>2.0004</text:p>
          </table:table-cell>
          <table:table-cell table:style-name="ce4" table:formula="of:=[.AV4]+[.AW3]" office:value-type="float" office:value="4.00115625" calcext:value-type="float">
            <text:p>4.0012</text:p>
          </table:table-cell>
          <table:table-cell table:style-name="ce17" table:formula="of:=[.AW4]-2*([.$B4]-1)" office:value-type="float" office:value="0.0011562499999993" calcext:value-type="float">
            <text:p>0.00115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63625439487835.9" calcext:value-type="float">
            <text:p>63625439487835.9</text:p>
          </table:table-cell>
          <table:table-cell table:formula="of:=([.C5]-[.C4])/1000" office:value-type="float" office:value="2.0008671875" calcext:value-type="float">
            <text:p>2.0009</text:p>
          </table:table-cell>
          <table:table-cell table:formula="of:=[.D5]+[.E4]" office:value-type="float" office:value="6.0016015625" calcext:value-type="float">
            <text:p>6.0016</text:p>
          </table:table-cell>
          <table:table-cell table:style-name="ce6" table:formula="of:=[.E5]-2*([.$B5]-1)" office:value-type="float" office:value="0.00160156250000032" calcext:value-type="float">
            <text:p>0.0016015625</text:p>
          </table:table-cell>
          <table:table-cell table:style-name="Default" office:value-type="float" office:value="63625440150562.2" calcext:value-type="float">
            <text:p>63625440150562.2</text:p>
          </table:table-cell>
          <table:table-cell table:style-name="ce4" table:formula="of:=([.G5]-[.G4])/1000" office:value-type="float" office:value="2.0032265625" calcext:value-type="float">
            <text:p>2.0032</text:p>
          </table:table-cell>
          <table:table-cell table:style-name="ce4" table:formula="of:=[.H5]+[.I4]" office:value-type="float" office:value="6.0027421875" calcext:value-type="float">
            <text:p>6.0027</text:p>
          </table:table-cell>
          <table:table-cell table:style-name="ce7" table:formula="of:=[.I5]-2*([.$B5]-1)" office:value-type="float" office:value="0.00274218749999999" calcext:value-type="float">
            <text:p>0.0027421875</text:p>
          </table:table-cell>
          <table:table-cell table:style-name="Default" office:value-type="float" office:value="63625440620528.1" calcext:value-type="float">
            <text:p>63625440620528.1</text:p>
          </table:table-cell>
          <table:table-cell table:style-name="ce4" table:formula="of:=([.K5]-[.K4])/1000" office:value-type="float" office:value="1.99871875" calcext:value-type="float">
            <text:p>1.9987</text:p>
          </table:table-cell>
          <table:table-cell table:style-name="ce4" table:formula="of:=[.L5]+[.M4]" office:value-type="float" office:value="6.0008125" calcext:value-type="float">
            <text:p>6.0008</text:p>
          </table:table-cell>
          <table:table-cell table:style-name="ce8" table:formula="of:=[.M5]-2*([.$B5]-1)" office:value-type="float" office:value="0.000812500000000327" calcext:value-type="float">
            <text:p>0.0008125</text:p>
          </table:table-cell>
          <table:table-cell table:style-name="Default" office:value-type="float" office:value="63625441097262.3" calcext:value-type="float">
            <text:p>63625441097262.3</text:p>
          </table:table-cell>
          <table:table-cell table:style-name="ce4" table:formula="of:=([.O5]-[.O4])/1000" office:value-type="float" office:value="2.002953125" calcext:value-type="float">
            <text:p>2.0030</text:p>
          </table:table-cell>
          <table:table-cell table:style-name="ce4" table:formula="of:=[.P5]+[.Q4]" office:value-type="float" office:value="6.0032265625" calcext:value-type="float">
            <text:p>6.0032</text:p>
          </table:table-cell>
          <table:table-cell table:style-name="ce9" table:formula="of:=[.Q5]-2*([.$B5]-1)" office:value-type="float" office:value="0.00322656250000009" calcext:value-type="float">
            <text:p>0.0032265625</text:p>
          </table:table-cell>
          <table:table-cell table:style-name="Default" office:value-type="float" office:value="63625441596391.4" calcext:value-type="float">
            <text:p>63625441596391.4</text:p>
          </table:table-cell>
          <table:table-cell table:style-name="ce4" table:formula="of:=([.S5]-[.S4])/1000" office:value-type="float" office:value="1.9981875" calcext:value-type="float">
            <text:p>1.9982</text:p>
          </table:table-cell>
          <table:table-cell table:style-name="ce4" table:formula="of:=[.T5]+[.U4]" office:value-type="float" office:value="6.000109375" calcext:value-type="float">
            <text:p>6.0001</text:p>
          </table:table-cell>
          <table:table-cell table:style-name="ce10" table:formula="of:=[.U5]-2*([.$B5]-1)" office:value-type="float" office:value="0.000109375000000078" calcext:value-type="float">
            <text:p>0.000109375</text:p>
          </table:table-cell>
          <table:table-cell table:style-name="Default" office:value-type="float" office:value="63625442086063.2" calcext:value-type="float">
            <text:p>63625442086063.2</text:p>
          </table:table-cell>
          <table:table-cell table:style-name="ce4" table:formula="of:=([.W5]-[.W4])/1000" office:value-type="float" office:value="1.997859375" calcext:value-type="float">
            <text:p>1.9979</text:p>
          </table:table-cell>
          <table:table-cell table:style-name="ce4" table:formula="of:=[.X5]+[.Y4]" office:value-type="float" office:value="6.000296875" calcext:value-type="float">
            <text:p>6.0003</text:p>
          </table:table-cell>
          <table:table-cell table:style-name="ce11" table:formula="of:=[.Y5]-2*([.$B5]-1)" office:value-type="float" office:value="0.000296875000000085" calcext:value-type="float">
            <text:p>0.000296875</text:p>
          </table:table-cell>
          <table:table-cell table:style-name="Default" office:value-type="float" office:value="63625442563930.7" calcext:value-type="float">
            <text:p>63625442563930.7</text:p>
          </table:table-cell>
          <table:table-cell table:style-name="ce4" table:formula="of:=([.AA5]-[.AA4])/1000" office:value-type="float" office:value="1.9994140625" calcext:value-type="float">
            <text:p>1.9994</text:p>
          </table:table-cell>
          <table:table-cell table:style-name="ce4" table:formula="of:=[.AB5]+[.AC4]" office:value-type="float" office:value="5.9996484375" calcext:value-type="float">
            <text:p>5.9996</text:p>
          </table:table-cell>
          <table:table-cell table:style-name="ce12" table:formula="of:=[.AC5]-2*([.$B5]-1)" office:value-type="float" office:value="-0.000351562500000568" calcext:value-type="float">
            <text:p>-0.0003515625</text:p>
          </table:table-cell>
          <table:table-cell table:style-name="Default" office:value-type="float" office:value="63625443025819.9" calcext:value-type="float">
            <text:p>63625443025819.9</text:p>
          </table:table-cell>
          <table:table-cell table:style-name="ce4" table:formula="of:=([.AE5]-[.AE4])/1000" office:value-type="float" office:value="2.0002265625" calcext:value-type="float">
            <text:p>2.0002</text:p>
          </table:table-cell>
          <table:table-cell table:style-name="ce4" table:formula="of:=[.AF5]+[.AG4]" office:value-type="float" office:value="6.0018828125" calcext:value-type="float">
            <text:p>6.0019</text:p>
          </table:table-cell>
          <table:table-cell table:style-name="ce13" table:formula="of:=[.AG5]-2*([.$B5]-1)" office:value-type="float" office:value="0.00188281249999989" calcext:value-type="float">
            <text:p>0.0018828125</text:p>
          </table:table-cell>
          <table:table-cell table:style-name="Default" office:value-type="float" office:value="63625443489610.5" calcext:value-type="float">
            <text:p>63625443489610.5</text:p>
          </table:table-cell>
          <table:table-cell table:style-name="ce4" table:formula="of:=([.AI5]-[.AI4])/1000" office:value-type="float" office:value="2.00025" calcext:value-type="float">
            <text:p>2.0003</text:p>
          </table:table-cell>
          <table:table-cell table:style-name="ce4" table:formula="of:=[.AJ5]+[.AK4]" office:value-type="float" office:value="6.002421875" calcext:value-type="float">
            <text:p>6.0024</text:p>
          </table:table-cell>
          <table:table-cell table:style-name="ce14" table:formula="of:=[.AK5]-2*([.$B5]-1)" office:value-type="float" office:value="0.00242187499999957" calcext:value-type="float">
            <text:p>0.002421875</text:p>
          </table:table-cell>
          <table:table-cell table:style-name="Default" office:value-type="float" office:value="63625443965904" calcext:value-type="float">
            <text:p>63625443965904</text:p>
          </table:table-cell>
          <table:table-cell table:style-name="ce4" table:formula="of:=([.AM5]-[.AM4])/1000" office:value-type="float" office:value="2.0003515625" calcext:value-type="float">
            <text:p>2.0004</text:p>
          </table:table-cell>
          <table:table-cell table:style-name="ce4" table:formula="of:=[.AN5]+[.AO4]" office:value-type="float" office:value="6.0030625" calcext:value-type="float">
            <text:p>6.0031</text:p>
          </table:table-cell>
          <table:table-cell table:style-name="ce15" table:formula="of:=[.AO5]-2*([.$B5]-1)" office:value-type="float" office:value="0.00306250000000041" calcext:value-type="float">
            <text:p>0.0030625</text:p>
          </table:table-cell>
          <table:table-cell table:style-name="Default" office:value-type="float" office:value="63625444428228.6" calcext:value-type="float">
            <text:p>63625444428228.6</text:p>
          </table:table-cell>
          <table:table-cell table:style-name="ce4" table:formula="of:=([.AQ5]-[.AQ4])/1000" office:value-type="float" office:value="1.99809375" calcext:value-type="float">
            <text:p>1.9981</text:p>
          </table:table-cell>
          <table:table-cell table:style-name="ce4" table:formula="of:=[.AR5]+[.AS4]" office:value-type="float" office:value="6.00071875" calcext:value-type="float">
            <text:p>6.0007</text:p>
          </table:table-cell>
          <table:table-cell table:style-name="ce16" table:formula="of:=[.AS5]-2*([.$B5]-1)" office:value-type="float" office:value="0.000718749999999879" calcext:value-type="float">
            <text:p>0.00071875</text:p>
          </table:table-cell>
          <table:table-cell table:style-name="Default" office:value-type="float" office:value="63625444898872.8" calcext:value-type="float">
            <text:p>63625444898872.8</text:p>
          </table:table-cell>
          <table:table-cell table:style-name="ce4" table:formula="of:=([.AU5]-[.AU4])/1000" office:value-type="float" office:value="1.998609375" calcext:value-type="float">
            <text:p>1.9986</text:p>
          </table:table-cell>
          <table:table-cell table:style-name="ce4" table:formula="of:=[.AV5]+[.AW4]" office:value-type="float" office:value="5.999765625" calcext:value-type="float">
            <text:p>5.9998</text:p>
          </table:table-cell>
          <table:table-cell table:style-name="ce17" table:formula="of:=[.AW5]-2*([.$B5]-1)" office:value-type="float" office:value="-0.000234375000000675" calcext:value-type="float">
            <text:p>-0.00023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prompt 1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63625439489834.1" calcext:value-type="float">
            <text:p>63625439489834.1</text:p>
          </table:table-cell>
          <table:table-cell table:formula="of:=([.C6]-[.C5])/1000" office:value-type="float" office:value="1.9981328125" calcext:value-type="float">
            <text:p>1.9981</text:p>
          </table:table-cell>
          <table:table-cell table:formula="of:=[.D6]+[.E5]" office:value-type="float" office:value="7.999734375" calcext:value-type="float">
            <text:p>7.9997</text:p>
          </table:table-cell>
          <table:table-cell table:style-name="ce6" table:formula="of:=[.E6]-2*([.$B6]-1)" office:value-type="float" office:value="-0.000265624999999936" calcext:value-type="float">
            <text:p>-0.000265625</text:p>
          </table:table-cell>
          <table:table-cell table:style-name="Default" office:value-type="float" office:value="63625440152561.8" calcext:value-type="float">
            <text:p>63625440152561.8</text:p>
          </table:table-cell>
          <table:table-cell table:style-name="ce4" table:formula="of:=([.G6]-[.G5])/1000" office:value-type="float" office:value="1.9996953125" calcext:value-type="float">
            <text:p>1.9997</text:p>
          </table:table-cell>
          <table:table-cell table:style-name="ce4" table:formula="of:=[.H6]+[.I5]" office:value-type="float" office:value="8.0024375" calcext:value-type="float">
            <text:p>8.0024</text:p>
          </table:table-cell>
          <table:table-cell table:style-name="ce7" table:formula="of:=[.I6]-2*([.$B6]-1)" office:value-type="float" office:value="0.0024374999999992" calcext:value-type="float">
            <text:p>0.0024375</text:p>
          </table:table-cell>
          <table:table-cell table:style-name="Default" office:value-type="float" office:value="63625440622529.9" calcext:value-type="float">
            <text:p>63625440622529.9</text:p>
          </table:table-cell>
          <table:table-cell table:style-name="ce4" table:formula="of:=([.K6]-[.K5])/1000" office:value-type="float" office:value="2.001859375" calcext:value-type="float">
            <text:p>2.0019</text:p>
          </table:table-cell>
          <table:table-cell table:style-name="ce4" table:formula="of:=[.L6]+[.M5]" office:value-type="float" office:value="8.002671875" calcext:value-type="float">
            <text:p>8.0027</text:p>
          </table:table-cell>
          <table:table-cell table:style-name="ce8" table:formula="of:=[.M6]-2*([.$B6]-1)" office:value-type="float" office:value="0.00267187500000077" calcext:value-type="float">
            <text:p>0.002671875</text:p>
          </table:table-cell>
          <table:table-cell table:style-name="Default" office:value-type="float" office:value="63625441099260.6" calcext:value-type="float">
            <text:p>63625441099260.6</text:p>
          </table:table-cell>
          <table:table-cell table:style-name="ce4" table:formula="of:=([.O6]-[.O5])/1000" office:value-type="float" office:value="1.99828125" calcext:value-type="float">
            <text:p>1.9983</text:p>
          </table:table-cell>
          <table:table-cell table:style-name="ce4" table:formula="of:=[.P6]+[.Q5]" office:value-type="float" office:value="8.0015078125" calcext:value-type="float">
            <text:p>8.0015</text:p>
          </table:table-cell>
          <table:table-cell table:style-name="ce9" table:formula="of:=[.Q6]-2*([.$B6]-1)" office:value-type="float" office:value="0.00150781249999987" calcext:value-type="float">
            <text:p>0.0015078125</text:p>
          </table:table-cell>
          <table:table-cell table:style-name="Default" office:value-type="float" office:value="63625441598391.3" calcext:value-type="float">
            <text:p>63625441598391.3</text:p>
          </table:table-cell>
          <table:table-cell table:style-name="ce4" table:formula="of:=([.S6]-[.S5])/1000" office:value-type="float" office:value="1.9998828125" calcext:value-type="float">
            <text:p>1.9999</text:p>
          </table:table-cell>
          <table:table-cell table:style-name="ce4" table:formula="of:=[.T6]+[.U5]" office:value-type="float" office:value="7.9999921875" calcext:value-type="float">
            <text:p>8.0000</text:p>
          </table:table-cell>
          <table:table-cell table:style-name="ce10" table:formula="of:=[.U6]-2*([.$B6]-1)" office:value-type="float" office:value="-0.00000781249999981526" calcext:value-type="float">
            <text:p>-7.81249999981526E-06</text:p>
          </table:table-cell>
          <table:table-cell table:style-name="Default" office:value-type="float" office:value="63625442088065" calcext:value-type="float">
            <text:p>63625442088065</text:p>
          </table:table-cell>
          <table:table-cell table:style-name="ce4" table:formula="of:=([.W6]-[.W5])/1000" office:value-type="float" office:value="2.001859375" calcext:value-type="float">
            <text:p>2.0019</text:p>
          </table:table-cell>
          <table:table-cell table:style-name="ce4" table:formula="of:=[.X6]+[.Y5]" office:value-type="float" office:value="8.00215625" calcext:value-type="float">
            <text:p>8.0022</text:p>
          </table:table-cell>
          <table:table-cell table:style-name="ce11" table:formula="of:=[.Y6]-2*([.$B6]-1)" office:value-type="float" office:value="0.00215625000000053" calcext:value-type="float">
            <text:p>0.00215625</text:p>
          </table:table-cell>
          <table:table-cell table:style-name="Default" office:value-type="float" office:value="63625442565933.7" calcext:value-type="float">
            <text:p>63625442565933.7</text:p>
          </table:table-cell>
          <table:table-cell table:style-name="ce4" table:formula="of:=([.AA6]-[.AA5])/1000" office:value-type="float" office:value="2.0029609375" calcext:value-type="float">
            <text:p>2.0030</text:p>
          </table:table-cell>
          <table:table-cell table:style-name="ce4" table:formula="of:=[.AB6]+[.AC5]" office:value-type="float" office:value="8.002609375" calcext:value-type="float">
            <text:p>8.0026</text:p>
          </table:table-cell>
          <table:table-cell table:style-name="ce12" table:formula="of:=[.AC6]-2*([.$B6]-1)" office:value-type="float" office:value="0.00260937499999869" calcext:value-type="float">
            <text:p>0.002609375</text:p>
          </table:table-cell>
          <table:table-cell table:style-name="Default" office:value-type="float" office:value="63625443027818.3" calcext:value-type="float">
            <text:p>63625443027818.3</text:p>
          </table:table-cell>
          <table:table-cell table:style-name="ce4" table:formula="of:=([.AE6]-[.AE5])/1000" office:value-type="float" office:value="1.99846875" calcext:value-type="float">
            <text:p>1.9985</text:p>
          </table:table-cell>
          <table:table-cell table:style-name="ce4" table:formula="of:=[.AF6]+[.AG5]" office:value-type="float" office:value="8.0003515625" calcext:value-type="float">
            <text:p>8.0004</text:p>
          </table:table-cell>
          <table:table-cell table:style-name="ce13" table:formula="of:=[.AG6]-2*([.$B6]-1)" office:value-type="float" office:value="0.000351562500000568" calcext:value-type="float">
            <text:p>0.0003515625</text:p>
          </table:table-cell>
          <table:table-cell table:style-name="Default" office:value-type="float" office:value="63625443491610.7" calcext:value-type="float">
            <text:p>63625443491610.7</text:p>
          </table:table-cell>
          <table:table-cell table:style-name="ce4" table:formula="of:=([.AI6]-[.AI5])/1000" office:value-type="float" office:value="2.0002265625" calcext:value-type="float">
            <text:p>2.0002</text:p>
          </table:table-cell>
          <table:table-cell table:style-name="ce4" table:formula="of:=[.AJ6]+[.AK5]" office:value-type="float" office:value="8.0026484375" calcext:value-type="float">
            <text:p>8.0026</text:p>
          </table:table-cell>
          <table:table-cell table:style-name="ce14" table:formula="of:=[.AK6]-2*([.$B6]-1)" office:value-type="float" office:value="0.00264843749999955" calcext:value-type="float">
            <text:p>0.0026484375</text:p>
          </table:table-cell>
          <table:table-cell table:style-name="Default" office:value-type="float" office:value="63625443967904" calcext:value-type="float">
            <text:p>63625443967904</text:p>
          </table:table-cell>
          <table:table-cell table:style-name="ce4" table:formula="of:=([.AM6]-[.AM5])/1000" office:value-type="float" office:value="2.0000546875" calcext:value-type="float">
            <text:p>2.0001</text:p>
          </table:table-cell>
          <table:table-cell table:style-name="ce4" table:formula="of:=[.AN6]+[.AO5]" office:value-type="float" office:value="8.0031171875" calcext:value-type="float">
            <text:p>8.0031</text:p>
          </table:table-cell>
          <table:table-cell table:style-name="ce15" table:formula="of:=[.AO6]-2*([.$B6]-1)" office:value-type="float" office:value="0.0031171875000009" calcext:value-type="float">
            <text:p>0.0031171875</text:p>
          </table:table-cell>
          <table:table-cell table:style-name="Default" office:value-type="float" office:value="63625444430230.6" calcext:value-type="float">
            <text:p>63625444430230.6</text:p>
          </table:table-cell>
          <table:table-cell table:style-name="ce4" table:formula="of:=([.AQ6]-[.AQ5])/1000" office:value-type="float" office:value="2.0019765625" calcext:value-type="float">
            <text:p>2.0020</text:p>
          </table:table-cell>
          <table:table-cell table:style-name="ce4" table:formula="of:=[.AR6]+[.AS5]" office:value-type="float" office:value="8.0026953125" calcext:value-type="float">
            <text:p>8.0027</text:p>
          </table:table-cell>
          <table:table-cell table:style-name="ce16" table:formula="of:=[.AS6]-2*([.$B6]-1)" office:value-type="float" office:value="0.00269531250000021" calcext:value-type="float">
            <text:p>0.0026953125</text:p>
          </table:table-cell>
          <table:table-cell table:style-name="Default" office:value-type="float" office:value="63625444900874.1" calcext:value-type="float">
            <text:p>63625444900874.1</text:p>
          </table:table-cell>
          <table:table-cell table:style-name="ce4" table:formula="of:=([.AU6]-[.AU5])/1000" office:value-type="float" office:value="2.001296875" calcext:value-type="float">
            <text:p>2.0013</text:p>
          </table:table-cell>
          <table:table-cell table:style-name="ce4" table:formula="of:=[.AV6]+[.AW5]" office:value-type="float" office:value="8.0010625" calcext:value-type="float">
            <text:p>8.0011</text:p>
          </table:table-cell>
          <table:table-cell table:style-name="ce17" table:formula="of:=[.AW6]-2*([.$B6]-1)" office:value-type="float" office:value="0.00106249999999974" calcext:value-type="float">
            <text:p>0.0010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rame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63625439491837.5" calcext:value-type="float">
            <text:p>63625439491837.5</text:p>
          </table:table-cell>
          <table:table-cell table:formula="of:=([.C7]-[.C6])/1000" office:value-type="float" office:value="2.003421875" calcext:value-type="float">
            <text:p>2.0034</text:p>
          </table:table-cell>
          <table:table-cell table:formula="of:=[.D7]+[.E6]" office:value-type="float" office:value="10.00315625" calcext:value-type="float">
            <text:p>10.0032</text:p>
          </table:table-cell>
          <table:table-cell table:style-name="ce6" table:formula="of:=[.E7]-2*([.$B7]-1)" office:value-type="float" office:value="0.00315624999999997" calcext:value-type="float">
            <text:p>0.00315625</text:p>
          </table:table-cell>
          <table:table-cell table:style-name="Default" office:value-type="float" office:value="63625440154560.3" calcext:value-type="float">
            <text:p>63625440154560.3</text:p>
          </table:table-cell>
          <table:table-cell table:style-name="ce4" table:formula="of:=([.G7]-[.G6])/1000" office:value-type="float" office:value="1.9984609375" calcext:value-type="float">
            <text:p>1.9985</text:p>
          </table:table-cell>
          <table:table-cell table:style-name="ce4" table:formula="of:=[.H7]+[.I6]" office:value-type="float" office:value="10.0008984375" calcext:value-type="float">
            <text:p>10.0009</text:p>
          </table:table-cell>
          <table:table-cell table:style-name="ce7" table:formula="of:=[.I7]-2*([.$B7]-1)" office:value-type="float" office:value="0.000898437499998295" calcext:value-type="float">
            <text:p>0.0008984375</text:p>
          </table:table-cell>
          <table:table-cell table:style-name="Default" office:value-type="float" office:value="63625440624528" calcext:value-type="float">
            <text:p>63625440624528</text:p>
          </table:table-cell>
          <table:table-cell table:style-name="ce4" table:formula="of:=([.K7]-[.K6])/1000" office:value-type="float" office:value="1.9980390625" calcext:value-type="float">
            <text:p>1.9980</text:p>
          </table:table-cell>
          <table:table-cell table:style-name="ce4" table:formula="of:=[.L7]+[.M6]" office:value-type="float" office:value="10.0007109375" calcext:value-type="float">
            <text:p>10.0007</text:p>
          </table:table-cell>
          <table:table-cell table:style-name="ce8" table:formula="of:=[.M7]-2*([.$B7]-1)" office:value-type="float" office:value="0.000710937500000952" calcext:value-type="float">
            <text:p>0.0007109375</text:p>
          </table:table-cell>
          <table:table-cell table:style-name="Default" office:value-type="float" office:value="63625441101259.9" calcext:value-type="float">
            <text:p>63625441101259.9</text:p>
          </table:table-cell>
          <table:table-cell table:style-name="ce4" table:formula="of:=([.O7]-[.O6])/1000" office:value-type="float" office:value="1.9992890625" calcext:value-type="float">
            <text:p>1.9993</text:p>
          </table:table-cell>
          <table:table-cell table:style-name="ce4" table:formula="of:=[.P7]+[.Q6]" office:value-type="float" office:value="10.000796875" calcext:value-type="float">
            <text:p>10.0008</text:p>
          </table:table-cell>
          <table:table-cell table:style-name="ce9" table:formula="of:=[.Q7]-2*([.$B7]-1)" office:value-type="float" office:value="0.00079687499999892" calcext:value-type="float">
            <text:p>0.000796875</text:p>
          </table:table-cell>
          <table:table-cell table:style-name="Default" office:value-type="float" office:value="63625441600391.3" calcext:value-type="float">
            <text:p>63625441600391.3</text:p>
          </table:table-cell>
          <table:table-cell table:style-name="ce4" table:formula="of:=([.S7]-[.S6])/1000" office:value-type="float" office:value="2.000015625" calcext:value-type="float">
            <text:p>2.0000</text:p>
          </table:table-cell>
          <table:table-cell table:style-name="ce4" table:formula="of:=[.T7]+[.U6]" office:value-type="float" office:value="10.0000078125" calcext:value-type="float">
            <text:p>10.0000</text:p>
          </table:table-cell>
          <table:table-cell table:style-name="ce10" table:formula="of:=[.U7]-2*([.$B7]-1)" office:value-type="float" office:value="0.00000781249999981526" calcext:value-type="float">
            <text:p>7.81249999981526E-06</text:p>
          </table:table-cell>
          <table:table-cell table:style-name="Default" office:value-type="float" office:value="63625442090064.7" calcext:value-type="float">
            <text:p>63625442090064.7</text:p>
          </table:table-cell>
          <table:table-cell table:style-name="ce4" table:formula="of:=([.W7]-[.W6])/1000" office:value-type="float" office:value="1.999640625" calcext:value-type="float">
            <text:p>1.9996</text:p>
          </table:table-cell>
          <table:table-cell table:style-name="ce4" table:formula="of:=[.X7]+[.Y6]" office:value-type="float" office:value="10.001796875" calcext:value-type="float">
            <text:p>10.0018</text:p>
          </table:table-cell>
          <table:table-cell table:style-name="ce11" table:formula="of:=[.Y7]-2*([.$B7]-1)" office:value-type="float" office:value="0.00179687500000014" calcext:value-type="float">
            <text:p>0.001796875</text:p>
          </table:table-cell>
          <table:table-cell table:style-name="Default" office:value-type="float" office:value="63625442567932.3" calcext:value-type="float">
            <text:p>63625442567932.3</text:p>
          </table:table-cell>
          <table:table-cell table:style-name="ce4" table:formula="of:=([.AA7]-[.AA6])/1000" office:value-type="float" office:value="1.998625" calcext:value-type="float">
            <text:p>1.9986</text:p>
          </table:table-cell>
          <table:table-cell table:style-name="ce4" table:formula="of:=[.AB7]+[.AC6]" office:value-type="float" office:value="10.001234375" calcext:value-type="float">
            <text:p>10.0012</text:p>
          </table:table-cell>
          <table:table-cell table:style-name="ce12" table:formula="of:=[.AC7]-2*([.$B7]-1)" office:value-type="float" office:value="0.00123437499999923" calcext:value-type="float">
            <text:p>0.001234375</text:p>
          </table:table-cell>
          <table:table-cell table:style-name="Default" office:value-type="float" office:value="63625443029818.1" calcext:value-type="float">
            <text:p>63625443029818.1</text:p>
          </table:table-cell>
          <table:table-cell table:style-name="ce4" table:formula="of:=([.AE7]-[.AE6])/1000" office:value-type="float" office:value="1.9998125" calcext:value-type="float">
            <text:p>1.9998</text:p>
          </table:table-cell>
          <table:table-cell table:style-name="ce4" table:formula="of:=[.AF7]+[.AG6]" office:value-type="float" office:value="10.0001640625" calcext:value-type="float">
            <text:p>10.0002</text:p>
          </table:table-cell>
          <table:table-cell table:style-name="ce13" table:formula="of:=[.AG7]-2*([.$B7]-1)" office:value-type="float" office:value="0.00016406250000145" calcext:value-type="float">
            <text:p>0.0001640625</text:p>
          </table:table-cell>
          <table:table-cell table:style-name="Default" office:value-type="float" office:value="63625443493609" calcext:value-type="float">
            <text:p>63625443493609</text:p>
          </table:table-cell>
          <table:table-cell table:style-name="ce4" table:formula="of:=([.AI7]-[.AI6])/1000" office:value-type="float" office:value="1.9982578125" calcext:value-type="float">
            <text:p>1.9983</text:p>
          </table:table-cell>
          <table:table-cell table:style-name="ce4" table:formula="of:=[.AJ7]+[.AK6]" office:value-type="float" office:value="10.00090625" calcext:value-type="float">
            <text:p>10.0009</text:p>
          </table:table-cell>
          <table:table-cell table:style-name="ce14" table:formula="of:=[.AK7]-2*([.$B7]-1)" office:value-type="float" office:value="0.000906249999999886" calcext:value-type="float">
            <text:p>0.00090625</text:p>
          </table:table-cell>
          <table:table-cell table:style-name="Default" office:value-type="float" office:value="63625443969901.7" calcext:value-type="float">
            <text:p>63625443969901.7</text:p>
          </table:table-cell>
          <table:table-cell table:style-name="ce4" table:formula="of:=([.AM7]-[.AM6])/1000" office:value-type="float" office:value="1.997609375" calcext:value-type="float">
            <text:p>1.9976</text:p>
          </table:table-cell>
          <table:table-cell table:style-name="ce4" table:formula="of:=[.AN7]+[.AO6]" office:value-type="float" office:value="10.0007265625" calcext:value-type="float">
            <text:p>10.0007</text:p>
          </table:table-cell>
          <table:table-cell table:style-name="ce15" table:formula="of:=[.AO7]-2*([.$B7]-1)" office:value-type="float" office:value="0.000726562500000583" calcext:value-type="float">
            <text:p>0.0007265625</text:p>
          </table:table-cell>
          <table:table-cell table:style-name="Default" office:value-type="float" office:value="63625444432228.4" calcext:value-type="float">
            <text:p>63625444432228.4</text:p>
          </table:table-cell>
          <table:table-cell table:style-name="ce4" table:formula="of:=([.AQ7]-[.AQ6])/1000" office:value-type="float" office:value="1.9977734375" calcext:value-type="float">
            <text:p>1.9978</text:p>
          </table:table-cell>
          <table:table-cell table:style-name="ce4" table:formula="of:=[.AR7]+[.AS6]" office:value-type="float" office:value="10.00046875" calcext:value-type="float">
            <text:p>10.0005</text:p>
          </table:table-cell>
          <table:table-cell table:style-name="ce16" table:formula="of:=[.AS7]-2*([.$B7]-1)" office:value-type="float" office:value="0.000468749999999574" calcext:value-type="float">
            <text:p>0.00046875</text:p>
          </table:table-cell>
          <table:table-cell table:style-name="Default" office:value-type="float" office:value="63625444902874.6" calcext:value-type="float">
            <text:p>63625444902874.6</text:p>
          </table:table-cell>
          <table:table-cell table:style-name="ce4" table:formula="of:=([.AU7]-[.AU6])/1000" office:value-type="float" office:value="2.0005078125" calcext:value-type="float">
            <text:p>2.0005</text:p>
          </table:table-cell>
          <table:table-cell table:style-name="ce4" table:formula="of:=[.AV7]+[.AW6]" office:value-type="float" office:value="10.0015703125" calcext:value-type="float">
            <text:p>10.0016</text:p>
          </table:table-cell>
          <table:table-cell table:style-name="ce17" table:formula="of:=[.AW7]-2*([.$B7]-1)" office:value-type="float" office:value="0.00157031250000017" calcext:value-type="float">
            <text:p>0.001570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63625439493834.2" calcext:value-type="float">
            <text:p>63625439493834.2</text:p>
          </table:table-cell>
          <table:table-cell table:formula="of:=([.C8]-[.C7])/1000" office:value-type="float" office:value="1.9966875" calcext:value-type="float">
            <text:p>1.9967</text:p>
          </table:table-cell>
          <table:table-cell table:formula="of:=[.D8]+[.E7]" office:value-type="float" office:value="11.99984375" calcext:value-type="float">
            <text:p>11.9998</text:p>
          </table:table-cell>
          <table:table-cell table:style-name="ce6" table:formula="of:=[.E8]-2*([.$B8]-1)" office:value-type="float" office:value="-0.000156249999999858" calcext:value-type="float">
            <text:p>-0.00015625</text:p>
          </table:table-cell>
          <table:table-cell table:style-name="Default" office:value-type="float" office:value="63625440156560.5" calcext:value-type="float">
            <text:p>63625440156560.5</text:p>
          </table:table-cell>
          <table:table-cell table:style-name="ce4" table:formula="of:=([.G8]-[.G7])/1000" office:value-type="float" office:value="2.0001875" calcext:value-type="float">
            <text:p>2.0002</text:p>
          </table:table-cell>
          <table:table-cell table:style-name="ce4" table:formula="of:=[.H8]+[.I7]" office:value-type="float" office:value="12.0010859375" calcext:value-type="float">
            <text:p>12.0011</text:p>
          </table:table-cell>
          <table:table-cell table:style-name="ce7" table:formula="of:=[.I8]-2*([.$B8]-1)" office:value-type="float" office:value="0.00108593749999741" calcext:value-type="float">
            <text:p>0.0010859375</text:p>
          </table:table-cell>
          <table:table-cell table:style-name="Default" office:value-type="float" office:value="63625440626527.8" calcext:value-type="float">
            <text:p>63625440626527.8</text:p>
          </table:table-cell>
          <table:table-cell table:style-name="ce4" table:formula="of:=([.K8]-[.K7])/1000" office:value-type="float" office:value="1.99978125" calcext:value-type="float">
            <text:p>1.9998</text:p>
          </table:table-cell>
          <table:table-cell table:style-name="ce4" table:formula="of:=[.L8]+[.M7]" office:value-type="float" office:value="12.0004921875" calcext:value-type="float">
            <text:p>12.0005</text:p>
          </table:table-cell>
          <table:table-cell table:style-name="ce8" table:formula="of:=[.M8]-2*([.$B8]-1)" office:value-type="float" office:value="0.000492187500000796" calcext:value-type="float">
            <text:p>0.0004921875</text:p>
          </table:table-cell>
          <table:table-cell table:style-name="Default" office:value-type="float" office:value="63625441103259.3" calcext:value-type="float">
            <text:p>63625441103259.3</text:p>
          </table:table-cell>
          <table:table-cell table:style-name="ce4" table:formula="of:=([.O8]-[.O7])/1000" office:value-type="float" office:value="1.9993984375" calcext:value-type="float">
            <text:p>1.9994</text:p>
          </table:table-cell>
          <table:table-cell table:style-name="ce4" table:formula="of:=[.P8]+[.Q7]" office:value-type="float" office:value="12.0001953125" calcext:value-type="float">
            <text:p>12.0002</text:p>
          </table:table-cell>
          <table:table-cell table:style-name="ce9" table:formula="of:=[.Q8]-2*([.$B8]-1)" office:value-type="float" office:value="0.000195312499998934" calcext:value-type="float">
            <text:p>0.0001953125</text:p>
          </table:table-cell>
          <table:table-cell table:style-name="Default" office:value-type="float" office:value="63625441602390.7" calcext:value-type="float">
            <text:p>63625441602390.7</text:p>
          </table:table-cell>
          <table:table-cell table:style-name="ce4" table:formula="of:=([.S8]-[.S7])/1000" office:value-type="float" office:value="1.9994453125" calcext:value-type="float">
            <text:p>1.9994</text:p>
          </table:table-cell>
          <table:table-cell table:style-name="ce4" table:formula="of:=[.T8]+[.U7]" office:value-type="float" office:value="11.999453125" calcext:value-type="float">
            <text:p>11.9995</text:p>
          </table:table-cell>
          <table:table-cell table:style-name="ce10" table:formula="of:=[.U8]-2*([.$B8]-1)" office:value-type="float" office:value="-0.000546874999999503" calcext:value-type="float">
            <text:p>-0.000546875</text:p>
          </table:table-cell>
          <table:table-cell table:style-name="Default" office:value-type="float" office:value="63625442092063.2" calcext:value-type="float">
            <text:p>63625442092063.2</text:p>
          </table:table-cell>
          <table:table-cell table:style-name="ce4" table:formula="of:=([.W8]-[.W7])/1000" office:value-type="float" office:value="1.9984921875" calcext:value-type="float">
            <text:p>1.9985</text:p>
          </table:table-cell>
          <table:table-cell table:style-name="ce4" table:formula="of:=[.X8]+[.Y7]" office:value-type="float" office:value="12.0002890625" calcext:value-type="float">
            <text:p>12.0003</text:p>
          </table:table-cell>
          <table:table-cell table:style-name="ce11" table:formula="of:=[.Y8]-2*([.$B8]-1)" office:value-type="float" office:value="0.00028906250000027" calcext:value-type="float">
            <text:p>0.0002890625</text:p>
          </table:table-cell>
          <table:table-cell table:style-name="Default" office:value-type="float" office:value="63625442569933.2" calcext:value-type="float">
            <text:p>63625442569933.2</text:p>
          </table:table-cell>
          <table:table-cell table:style-name="ce4" table:formula="of:=([.AA8]-[.AA7])/1000" office:value-type="float" office:value="2.000890625" calcext:value-type="float">
            <text:p>2.0009</text:p>
          </table:table-cell>
          <table:table-cell table:style-name="ce4" table:formula="of:=[.AB8]+[.AC7]" office:value-type="float" office:value="12.002125" calcext:value-type="float">
            <text:p>12.0021</text:p>
          </table:table-cell>
          <table:table-cell table:style-name="ce12" table:formula="of:=[.AC8]-2*([.$B8]-1)" office:value-type="float" office:value="0.00212499999999949" calcext:value-type="float">
            <text:p>0.002125</text:p>
          </table:table-cell>
          <table:table-cell table:style-name="Default" office:value-type="float" office:value="63625443031817.7" calcext:value-type="float">
            <text:p>63625443031817.7</text:p>
          </table:table-cell>
          <table:table-cell table:style-name="ce4" table:formula="of:=([.AE8]-[.AE7])/1000" office:value-type="float" office:value="1.9995234375" calcext:value-type="float">
            <text:p>1.9995</text:p>
          </table:table-cell>
          <table:table-cell table:style-name="ce4" table:formula="of:=[.AF8]+[.AG7]" office:value-type="float" office:value="11.9996875" calcext:value-type="float">
            <text:p>11.9997</text:p>
          </table:table-cell>
          <table:table-cell table:style-name="ce13" table:formula="of:=[.AG8]-2*([.$B8]-1)" office:value-type="float" office:value="-0.000312499999997939" calcext:value-type="float">
            <text:p>-0.0003125</text:p>
          </table:table-cell>
          <table:table-cell table:style-name="Default" office:value-type="float" office:value="63625443495609.3" calcext:value-type="float">
            <text:p>63625443495609.3</text:p>
          </table:table-cell>
          <table:table-cell table:style-name="ce4" table:formula="of:=([.AI8]-[.AI7])/1000" office:value-type="float" office:value="2.0003125" calcext:value-type="float">
            <text:p>2.0003</text:p>
          </table:table-cell>
          <table:table-cell table:style-name="ce4" table:formula="of:=[.AJ8]+[.AK7]" office:value-type="float" office:value="12.00121875" calcext:value-type="float">
            <text:p>12.0012</text:p>
          </table:table-cell>
          <table:table-cell table:style-name="ce14" table:formula="of:=[.AK8]-2*([.$B8]-1)" office:value-type="float" office:value="0.0012187499999996" calcext:value-type="float">
            <text:p>0.00121875</text:p>
          </table:table-cell>
          <table:table-cell table:style-name="Default" office:value-type="float" office:value="63625443971901.7" calcext:value-type="float">
            <text:p>63625443971901.7</text:p>
          </table:table-cell>
          <table:table-cell table:style-name="ce4" table:formula="of:=([.AM8]-[.AM7])/1000" office:value-type="float" office:value="2.0000078125" calcext:value-type="float">
            <text:p>2.0000</text:p>
          </table:table-cell>
          <table:table-cell table:style-name="ce4" table:formula="of:=[.AN8]+[.AO7]" office:value-type="float" office:value="12.000734375" calcext:value-type="float">
            <text:p>12.0007</text:p>
          </table:table-cell>
          <table:table-cell table:style-name="ce15" table:formula="of:=[.AO8]-2*([.$B8]-1)" office:value-type="float" office:value="0.000734375000000398" calcext:value-type="float">
            <text:p>0.000734375</text:p>
          </table:table-cell>
          <table:table-cell table:style-name="Default" office:value-type="float" office:value="63625444434229.7" calcext:value-type="float">
            <text:p>63625444434229.7</text:p>
          </table:table-cell>
          <table:table-cell table:style-name="ce4" table:formula="of:=([.AQ8]-[.AQ7])/1000" office:value-type="float" office:value="2.001328125" calcext:value-type="float">
            <text:p>2.0013</text:p>
          </table:table-cell>
          <table:table-cell table:style-name="ce4" table:formula="of:=[.AR8]+[.AS7]" office:value-type="float" office:value="12.001796875" calcext:value-type="float">
            <text:p>12.0018</text:p>
          </table:table-cell>
          <table:table-cell table:style-name="ce16" table:formula="of:=[.AS8]-2*([.$B8]-1)" office:value-type="float" office:value="0.00179687500000014" calcext:value-type="float">
            <text:p>0.001796875</text:p>
          </table:table-cell>
          <table:table-cell table:style-name="Default" office:value-type="float" office:value="63625444904874.8" calcext:value-type="float">
            <text:p>63625444904874.8</text:p>
          </table:table-cell>
          <table:table-cell table:style-name="ce4" table:formula="of:=([.AU8]-[.AU7])/1000" office:value-type="float" office:value="2.0001328125" calcext:value-type="float">
            <text:p>2.0001</text:p>
          </table:table-cell>
          <table:table-cell table:style-name="ce4" table:formula="of:=[.AV8]+[.AW7]" office:value-type="float" office:value="12.001703125" calcext:value-type="float">
            <text:p>12.0017</text:p>
          </table:table-cell>
          <table:table-cell table:style-name="ce17" table:formula="of:=[.AW8]-2*([.$B8]-1)" office:value-type="float" office:value="0.00170312500000058" calcext:value-type="float">
            <text:p>0.00170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63625439495834.3" calcext:value-type="float">
            <text:p>63625439495834.3</text:p>
          </table:table-cell>
          <table:table-cell table:formula="of:=([.C9]-[.C8])/1000" office:value-type="float" office:value="2.0000859375" calcext:value-type="float">
            <text:p>2.0001</text:p>
          </table:table-cell>
          <table:table-cell table:formula="of:=[.D9]+[.E8]" office:value-type="float" office:value="13.9999296875" calcext:value-type="float">
            <text:p>13.9999</text:p>
          </table:table-cell>
          <table:table-cell table:style-name="ce6" table:formula="of:=[.E9]-2*([.$B9]-1)" office:value-type="float" office:value="-0.0000703125000001137" calcext:value-type="float">
            <text:p>-7.03125000001137E-05</text:p>
          </table:table-cell>
          <table:table-cell table:style-name="Default" office:value-type="float" office:value="63625440158560.2" calcext:value-type="float">
            <text:p>63625440158560.2</text:p>
          </table:table-cell>
          <table:table-cell table:style-name="ce4" table:formula="of:=([.G9]-[.G8])/1000" office:value-type="float" office:value="1.999734375" calcext:value-type="float">
            <text:p>1.9997</text:p>
          </table:table-cell>
          <table:table-cell table:style-name="ce4" table:formula="of:=[.H9]+[.I8]" office:value-type="float" office:value="14.0008203125" calcext:value-type="float">
            <text:p>14.0008</text:p>
          </table:table-cell>
          <table:table-cell table:style-name="ce7" table:formula="of:=[.I9]-2*([.$B9]-1)" office:value-type="float" office:value="0.000820312499996589" calcext:value-type="float">
            <text:p>0.0008203125</text:p>
          </table:table-cell>
          <table:table-cell table:style-name="Default" office:value-type="float" office:value="63625440628527.4" calcext:value-type="float">
            <text:p>63625440628527.4</text:p>
          </table:table-cell>
          <table:table-cell table:style-name="ce4" table:formula="of:=([.K9]-[.K8])/1000" office:value-type="float" office:value="1.9996015625" calcext:value-type="float">
            <text:p>1.9996</text:p>
          </table:table-cell>
          <table:table-cell table:style-name="ce4" table:formula="of:=[.L9]+[.M8]" office:value-type="float" office:value="14.00009375" calcext:value-type="float">
            <text:p>14.0001</text:p>
          </table:table-cell>
          <table:table-cell table:style-name="ce8" table:formula="of:=[.M9]-2*([.$B9]-1)" office:value-type="float" office:value="0.0000937500000013358" calcext:value-type="float">
            <text:p>0.00009375</text:p>
          </table:table-cell>
          <table:table-cell table:style-name="Default" office:value-type="float" office:value="63625441105260.6" calcext:value-type="float">
            <text:p>63625441105260.6</text:p>
          </table:table-cell>
          <table:table-cell table:style-name="ce4" table:formula="of:=([.O9]-[.O8])/1000" office:value-type="float" office:value="2.0013046875" calcext:value-type="float">
            <text:p>2.0013</text:p>
          </table:table-cell>
          <table:table-cell table:style-name="ce4" table:formula="of:=[.P9]+[.Q8]" office:value-type="float" office:value="14.0015" calcext:value-type="float">
            <text:p>14.0015</text:p>
          </table:table-cell>
          <table:table-cell table:style-name="ce9" table:formula="of:=[.Q9]-2*([.$B9]-1)" office:value-type="float" office:value="0.00149999999999828" calcext:value-type="float">
            <text:p>0.0015</text:p>
          </table:table-cell>
          <table:table-cell table:style-name="Default" office:value-type="float" office:value="63625441604392.7" calcext:value-type="float">
            <text:p>63625441604392.7</text:p>
          </table:table-cell>
          <table:table-cell table:style-name="ce4" table:formula="of:=([.S9]-[.S8])/1000" office:value-type="float" office:value="2.0019921875" calcext:value-type="float">
            <text:p>2.0020</text:p>
          </table:table-cell>
          <table:table-cell table:style-name="ce4" table:formula="of:=[.T9]+[.U8]" office:value-type="float" office:value="14.0014453125" calcext:value-type="float">
            <text:p>14.0014</text:p>
          </table:table-cell>
          <table:table-cell table:style-name="ce10" table:formula="of:=[.U9]-2*([.$B9]-1)" office:value-type="float" office:value="0.00144531249999957" calcext:value-type="float">
            <text:p>0.0014453125</text:p>
          </table:table-cell>
          <table:table-cell table:style-name="Default" office:value-type="float" office:value="63625442094065.5" calcext:value-type="float">
            <text:p>63625442094065.5</text:p>
          </table:table-cell>
          <table:table-cell table:style-name="ce4" table:formula="of:=([.W9]-[.W8])/1000" office:value-type="float" office:value="2.0023203125" calcext:value-type="float">
            <text:p>2.0023</text:p>
          </table:table-cell>
          <table:table-cell table:style-name="ce4" table:formula="of:=[.X9]+[.Y8]" office:value-type="float" office:value="14.002609375" calcext:value-type="float">
            <text:p>14.0026</text:p>
          </table:table-cell>
          <table:table-cell table:style-name="ce11" table:formula="of:=[.Y9]-2*([.$B9]-1)" office:value-type="float" office:value="0.00260937500000047" calcext:value-type="float">
            <text:p>0.002609375</text:p>
          </table:table-cell>
          <table:table-cell table:style-name="Default" office:value-type="float" office:value="63625442571931.4" calcext:value-type="float">
            <text:p>63625442571931.4</text:p>
          </table:table-cell>
          <table:table-cell table:style-name="ce4" table:formula="of:=([.AA9]-[.AA8])/1000" office:value-type="float" office:value="1.99815625" calcext:value-type="float">
            <text:p>1.9982</text:p>
          </table:table-cell>
          <table:table-cell table:style-name="ce4" table:formula="of:=[.AB9]+[.AC8]" office:value-type="float" office:value="14.00028125" calcext:value-type="float">
            <text:p>14.0003</text:p>
          </table:table-cell>
          <table:table-cell table:style-name="ce12" table:formula="of:=[.AC9]-2*([.$B9]-1)" office:value-type="float" office:value="0.000281250000000455" calcext:value-type="float">
            <text:p>0.00028125</text:p>
          </table:table-cell>
          <table:table-cell table:style-name="Default" office:value-type="float" office:value="63625443033818.8" calcext:value-type="float">
            <text:p>63625443033818.8</text:p>
          </table:table-cell>
          <table:table-cell table:style-name="ce4" table:formula="of:=([.AE9]-[.AE8])/1000" office:value-type="float" office:value="2.001078125" calcext:value-type="float">
            <text:p>2.0011</text:p>
          </table:table-cell>
          <table:table-cell table:style-name="ce4" table:formula="of:=[.AF9]+[.AG8]" office:value-type="float" office:value="14.000765625" calcext:value-type="float">
            <text:p>14.0008</text:p>
          </table:table-cell>
          <table:table-cell table:style-name="ce13" table:formula="of:=[.AG9]-2*([.$B9]-1)" office:value-type="float" office:value="0.000765625000001435" calcext:value-type="float">
            <text:p>0.000765625</text:p>
          </table:table-cell>
          <table:table-cell table:style-name="Default" office:value-type="float" office:value="63625443497608.6" calcext:value-type="float">
            <text:p>63625443497608.6</text:p>
          </table:table-cell>
          <table:table-cell table:style-name="ce4" table:formula="of:=([.AI9]-[.AI8])/1000" office:value-type="float" office:value="1.9992578125" calcext:value-type="float">
            <text:p>1.9993</text:p>
          </table:table-cell>
          <table:table-cell table:style-name="ce4" table:formula="of:=[.AJ9]+[.AK8]" office:value-type="float" office:value="14.0004765625" calcext:value-type="float">
            <text:p>14.0005</text:p>
          </table:table-cell>
          <table:table-cell table:style-name="ce14" table:formula="of:=[.AK9]-2*([.$B9]-1)" office:value-type="float" office:value="0.000476562499999389" calcext:value-type="float">
            <text:p>0.0004765625</text:p>
          </table:table-cell>
          <table:table-cell table:style-name="Default" office:value-type="float" office:value="63625443973901.3" calcext:value-type="float">
            <text:p>63625443973901.3</text:p>
          </table:table-cell>
          <table:table-cell table:style-name="ce4" table:formula="of:=([.AM9]-[.AM8])/1000" office:value-type="float" office:value="1.99965625" calcext:value-type="float">
            <text:p>1.9997</text:p>
          </table:table-cell>
          <table:table-cell table:style-name="ce4" table:formula="of:=[.AN9]+[.AO8]" office:value-type="float" office:value="14.000390625" calcext:value-type="float">
            <text:p>14.0004</text:p>
          </table:table-cell>
          <table:table-cell table:style-name="ce15" table:formula="of:=[.AO9]-2*([.$B9]-1)" office:value-type="float" office:value="0.000390624999999645" calcext:value-type="float">
            <text:p>0.000390625</text:p>
          </table:table-cell>
          <table:table-cell table:style-name="Default" office:value-type="float" office:value="63625444436229.1" calcext:value-type="float">
            <text:p>63625444436229.1</text:p>
          </table:table-cell>
          <table:table-cell table:style-name="ce4" table:formula="of:=([.AQ9]-[.AQ8])/1000" office:value-type="float" office:value="1.9993671875" calcext:value-type="float">
            <text:p>1.9994</text:p>
          </table:table-cell>
          <table:table-cell table:style-name="ce4" table:formula="of:=[.AR9]+[.AS8]" office:value-type="float" office:value="14.0011640625" calcext:value-type="float">
            <text:p>14.0012</text:p>
          </table:table-cell>
          <table:table-cell table:style-name="ce16" table:formula="of:=[.AS9]-2*([.$B9]-1)" office:value-type="float" office:value="0.0011640625000009" calcext:value-type="float">
            <text:p>0.0011640625</text:p>
          </table:table-cell>
          <table:table-cell table:style-name="Default" office:value-type="float" office:value="63625444906872.7" calcext:value-type="float">
            <text:p>63625444906872.7</text:p>
          </table:table-cell>
          <table:table-cell table:style-name="ce4" table:formula="of:=([.AU9]-[.AU8])/1000" office:value-type="float" office:value="1.997984375" calcext:value-type="float">
            <text:p>1.9980</text:p>
          </table:table-cell>
          <table:table-cell table:style-name="ce4" table:formula="of:=[.AV9]+[.AW8]" office:value-type="float" office:value="13.9996875" calcext:value-type="float">
            <text:p>13.9997</text:p>
          </table:table-cell>
          <table:table-cell table:style-name="ce17" table:formula="of:=[.AW9]-2*([.$B9]-1)" office:value-type="float" office:value="-0.000312499999999716" calcext:value-type="float">
            <text:p>-0.000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63625439497834.7" calcext:value-type="float">
            <text:p>63625439497834.7</text:p>
          </table:table-cell>
          <table:table-cell table:formula="of:=([.C10]-[.C9])/1000" office:value-type="float" office:value="2.0004140625" calcext:value-type="float">
            <text:p>2.0004</text:p>
          </table:table-cell>
          <table:table-cell table:formula="of:=[.D10]+[.E9]" office:value-type="float" office:value="16.00034375" calcext:value-type="float">
            <text:p>16.0003</text:p>
          </table:table-cell>
          <table:table-cell table:style-name="ce6" table:formula="of:=[.E10]-2*([.$B10]-1)" office:value-type="float" office:value="0.000343749999998977" calcext:value-type="float">
            <text:p>0.00034375</text:p>
          </table:table-cell>
          <table:table-cell table:style-name="Default" office:value-type="float" office:value="63625440160560.9" calcext:value-type="float">
            <text:p>63625440160560.9</text:p>
          </table:table-cell>
          <table:table-cell table:style-name="ce4" table:formula="of:=([.G10]-[.G9])/1000" office:value-type="float" office:value="2.0007109375" calcext:value-type="float">
            <text:p>2.0007</text:p>
          </table:table-cell>
          <table:table-cell table:style-name="ce4" table:formula="of:=[.H10]+[.I9]" office:value-type="float" office:value="16.00153125" calcext:value-type="float">
            <text:p>16.0015</text:p>
          </table:table-cell>
          <table:table-cell table:style-name="ce7" table:formula="of:=[.I10]-2*([.$B10]-1)" office:value-type="float" office:value="0.00153124999999577" calcext:value-type="float">
            <text:p>0.00153125</text:p>
          </table:table-cell>
          <table:table-cell table:style-name="Default" office:value-type="float" office:value="63625440630529.5" calcext:value-type="float">
            <text:p>63625440630529.5</text:p>
          </table:table-cell>
          <table:table-cell table:style-name="ce4" table:formula="of:=([.K10]-[.K9])/1000" office:value-type="float" office:value="2.0021640625" calcext:value-type="float">
            <text:p>2.0022</text:p>
          </table:table-cell>
          <table:table-cell table:style-name="ce4" table:formula="of:=[.L10]+[.M9]" office:value-type="float" office:value="16.0022578125" calcext:value-type="float">
            <text:p>16.0023</text:p>
          </table:table-cell>
          <table:table-cell table:style-name="ce8" table:formula="of:=[.M10]-2*([.$B10]-1)" office:value-type="float" office:value="0.00225781250000168" calcext:value-type="float">
            <text:p>0.0022578125</text:p>
          </table:table-cell>
          <table:table-cell table:style-name="Default" office:value-type="float" office:value="63625441107260.6" calcext:value-type="float">
            <text:p>63625441107260.6</text:p>
          </table:table-cell>
          <table:table-cell table:style-name="ce4" table:formula="of:=([.O10]-[.O9])/1000" office:value-type="float" office:value="1.999953125" calcext:value-type="float">
            <text:p>2.0000</text:p>
          </table:table-cell>
          <table:table-cell table:style-name="ce4" table:formula="of:=[.P10]+[.Q9]" office:value-type="float" office:value="16.001453125" calcext:value-type="float">
            <text:p>16.0015</text:p>
          </table:table-cell>
          <table:table-cell table:style-name="ce9" table:formula="of:=[.Q10]-2*([.$B10]-1)" office:value-type="float" office:value="0.00145312499999761" calcext:value-type="float">
            <text:p>0.001453125</text:p>
          </table:table-cell>
          <table:table-cell table:style-name="Default" office:value-type="float" office:value="63625441606391.7" calcext:value-type="float">
            <text:p>63625441606391.7</text:p>
          </table:table-cell>
          <table:table-cell table:style-name="ce4" table:formula="of:=([.S10]-[.S9])/1000" office:value-type="float" office:value="1.998984375" calcext:value-type="float">
            <text:p>1.9990</text:p>
          </table:table-cell>
          <table:table-cell table:style-name="ce4" table:formula="of:=[.T10]+[.U9]" office:value-type="float" office:value="16.0004296875" calcext:value-type="float">
            <text:p>16.0004</text:p>
          </table:table-cell>
          <table:table-cell table:style-name="ce10" table:formula="of:=[.U10]-2*([.$B10]-1)" office:value-type="float" office:value="0.000429687499998721" calcext:value-type="float">
            <text:p>0.0004296875</text:p>
          </table:table-cell>
          <table:table-cell table:style-name="Default" office:value-type="float" office:value="63625442096064.8" calcext:value-type="float">
            <text:p>63625442096064.8</text:p>
          </table:table-cell>
          <table:table-cell table:style-name="ce4" table:formula="of:=([.W10]-[.W9])/1000" office:value-type="float" office:value="1.99928125" calcext:value-type="float">
            <text:p>1.9993</text:p>
          </table:table-cell>
          <table:table-cell table:style-name="ce4" table:formula="of:=[.X10]+[.Y9]" office:value-type="float" office:value="16.001890625" calcext:value-type="float">
            <text:p>16.0019</text:p>
          </table:table-cell>
          <table:table-cell table:style-name="ce11" table:formula="of:=[.Y10]-2*([.$B10]-1)" office:value-type="float" office:value="0.00189062500000148" calcext:value-type="float">
            <text:p>0.001890625</text:p>
          </table:table-cell>
          <table:table-cell table:style-name="Default" office:value-type="float" office:value="63625442573932.3" calcext:value-type="float">
            <text:p>63625442573932.3</text:p>
          </table:table-cell>
          <table:table-cell table:style-name="ce4" table:formula="of:=([.AA10]-[.AA9])/1000" office:value-type="float" office:value="2.0009453125" calcext:value-type="float">
            <text:p>2.0009</text:p>
          </table:table-cell>
          <table:table-cell table:style-name="ce4" table:formula="of:=[.AB10]+[.AC9]" office:value-type="float" office:value="16.0012265625" calcext:value-type="float">
            <text:p>16.0012</text:p>
          </table:table-cell>
          <table:table-cell table:style-name="ce12" table:formula="of:=[.AC10]-2*([.$B10]-1)" office:value-type="float" office:value="0.00122656250000119" calcext:value-type="float">
            <text:p>0.0012265625</text:p>
          </table:table-cell>
          <table:table-cell table:style-name="Default" office:value-type="float" office:value="63625443035818.1" calcext:value-type="float">
            <text:p>63625443035818.1</text:p>
          </table:table-cell>
          <table:table-cell table:style-name="ce4" table:formula="of:=([.AE10]-[.AE9])/1000" office:value-type="float" office:value="1.9993125" calcext:value-type="float">
            <text:p>1.9993</text:p>
          </table:table-cell>
          <table:table-cell table:style-name="ce4" table:formula="of:=[.AF10]+[.AG9]" office:value-type="float" office:value="16.000078125" calcext:value-type="float">
            <text:p>16.0001</text:p>
          </table:table-cell>
          <table:table-cell table:style-name="ce13" table:formula="of:=[.AG10]-2*([.$B10]-1)" office:value-type="float" office:value="0.0000781250000017053" calcext:value-type="float">
            <text:p>0.000078125</text:p>
          </table:table-cell>
          <table:table-cell table:style-name="Default" office:value-type="float" office:value="63625443499609.5" calcext:value-type="float">
            <text:p>63625443499609.5</text:p>
          </table:table-cell>
          <table:table-cell table:style-name="ce4" table:formula="of:=([.AI10]-[.AI9])/1000" office:value-type="float" office:value="2.00090625" calcext:value-type="float">
            <text:p>2.0009</text:p>
          </table:table-cell>
          <table:table-cell table:style-name="ce4" table:formula="of:=[.AJ10]+[.AK9]" office:value-type="float" office:value="16.0013828125" calcext:value-type="float">
            <text:p>16.0014</text:p>
          </table:table-cell>
          <table:table-cell table:style-name="ce14" table:formula="of:=[.AK10]-2*([.$B10]-1)" office:value-type="float" office:value="0.0013828124999975" calcext:value-type="float">
            <text:p>0.0013828125</text:p>
          </table:table-cell>
          <table:table-cell table:style-name="Default" office:value-type="float" office:value="63625443975902.2" calcext:value-type="float">
            <text:p>63625443975902.2</text:p>
          </table:table-cell>
          <table:table-cell table:style-name="ce4" table:formula="of:=([.AM10]-[.AM9])/1000" office:value-type="float" office:value="2.0008984375" calcext:value-type="float">
            <text:p>2.0009</text:p>
          </table:table-cell>
          <table:table-cell table:style-name="ce4" table:formula="of:=[.AN10]+[.AO9]" office:value-type="float" office:value="16.0012890625" calcext:value-type="float">
            <text:p>16.0013</text:p>
          </table:table-cell>
          <table:table-cell table:style-name="ce15" table:formula="of:=[.AO10]-2*([.$B10]-1)" office:value-type="float" office:value="0.00128906249999972" calcext:value-type="float">
            <text:p>0.0012890625</text:p>
          </table:table-cell>
          <table:table-cell table:style-name="Default" office:value-type="float" office:value="63625444438227.9" calcext:value-type="float">
            <text:p>63625444438227.9</text:p>
          </table:table-cell>
          <table:table-cell table:style-name="ce4" table:formula="of:=([.AQ10]-[.AQ9])/1000" office:value-type="float" office:value="1.9987890625" calcext:value-type="float">
            <text:p>1.9988</text:p>
          </table:table-cell>
          <table:table-cell table:style-name="ce4" table:formula="of:=[.AR10]+[.AS9]" office:value-type="float" office:value="15.999953125" calcext:value-type="float">
            <text:p>16.0000</text:p>
          </table:table-cell>
          <table:table-cell table:style-name="ce16" table:formula="of:=[.AS10]-2*([.$B10]-1)" office:value-type="float" office:value="-0.0000468749999988916" calcext:value-type="float">
            <text:p>-0.000046875</text:p>
          </table:table-cell>
          <table:table-cell table:style-name="Default" office:value-type="float" office:value="63625444908874" calcext:value-type="float">
            <text:p>63625444908874</text:p>
          </table:table-cell>
          <table:table-cell table:style-name="ce4" table:formula="of:=([.AU10]-[.AU9])/1000" office:value-type="float" office:value="2.0012578125" calcext:value-type="float">
            <text:p>2.0013</text:p>
          </table:table-cell>
          <table:table-cell table:style-name="ce4" table:formula="of:=[.AV10]+[.AW9]" office:value-type="float" office:value="16.0009453125" calcext:value-type="float">
            <text:p>16.0009</text:p>
          </table:table-cell>
          <table:table-cell table:style-name="ce17" table:formula="of:=[.AW10]-2*([.$B10]-1)" office:value-type="float" office:value="0.000945312500000739" calcext:value-type="float">
            <text:p>0.000945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63625439499834.5" calcext:value-type="float">
            <text:p>63625439499834.5</text:p>
          </table:table-cell>
          <table:table-cell table:formula="of:=([.C11]-[.C10])/1000" office:value-type="float" office:value="1.9998515625" calcext:value-type="float">
            <text:p>1.9999</text:p>
          </table:table-cell>
          <table:table-cell table:formula="of:=[.D11]+[.E10]" office:value-type="float" office:value="18.0001953125" calcext:value-type="float">
            <text:p>18.0002</text:p>
          </table:table-cell>
          <table:table-cell table:style-name="ce6" table:formula="of:=[.E11]-2*([.$B11]-1)" office:value-type="float" office:value="0.000195312499997158" calcext:value-type="float">
            <text:p>0.0001953125</text:p>
          </table:table-cell>
          <table:table-cell table:style-name="Default" office:value-type="float" office:value="63625440162559.7" calcext:value-type="float">
            <text:p>63625440162559.7</text:p>
          </table:table-cell>
          <table:table-cell table:style-name="ce4" table:formula="of:=([.G11]-[.G10])/1000" office:value-type="float" office:value="1.99871875" calcext:value-type="float">
            <text:p>1.9987</text:p>
          </table:table-cell>
          <table:table-cell table:style-name="ce4" table:formula="of:=[.H11]+[.I10]" office:value-type="float" office:value="18.00025" calcext:value-type="float">
            <text:p>18.0003</text:p>
          </table:table-cell>
          <table:table-cell table:style-name="ce7" table:formula="of:=[.I11]-2*([.$B11]-1)" office:value-type="float" office:value="0.000249999999994088" calcext:value-type="float">
            <text:p>0.00025</text:p>
          </table:table-cell>
          <table:table-cell table:style-name="Default" office:value-type="float" office:value="63625440632527.4" calcext:value-type="float">
            <text:p>63625440632527.4</text:p>
          </table:table-cell>
          <table:table-cell table:style-name="ce4" table:formula="of:=([.K11]-[.K10])/1000" office:value-type="float" office:value="1.9978203125" calcext:value-type="float">
            <text:p>1.9978</text:p>
          </table:table-cell>
          <table:table-cell table:style-name="ce4" table:formula="of:=[.L11]+[.M10]" office:value-type="float" office:value="18.000078125" calcext:value-type="float">
            <text:p>18.0001</text:p>
          </table:table-cell>
          <table:table-cell table:style-name="ce8" table:formula="of:=[.M11]-2*([.$B11]-1)" office:value-type="float" office:value="0.0000781250000017053" calcext:value-type="float">
            <text:p>0.000078125</text:p>
          </table:table-cell>
          <table:table-cell table:style-name="Default" office:value-type="float" office:value="63625441109260.6" calcext:value-type="float">
            <text:p>63625441109260.6</text:p>
          </table:table-cell>
          <table:table-cell table:style-name="ce4" table:formula="of:=([.O11]-[.O10])/1000" office:value-type="float" office:value="2.0000234375" calcext:value-type="float">
            <text:p>2.0000</text:p>
          </table:table-cell>
          <table:table-cell table:style-name="ce4" table:formula="of:=[.P11]+[.Q10]" office:value-type="float" office:value="18.0014765625" calcext:value-type="float">
            <text:p>18.0015</text:p>
          </table:table-cell>
          <table:table-cell table:style-name="ce9" table:formula="of:=[.Q11]-2*([.$B11]-1)" office:value-type="float" office:value="0.00147656249999883" calcext:value-type="float">
            <text:p>0.0014765625</text:p>
          </table:table-cell>
          <table:table-cell table:style-name="Default" office:value-type="float" office:value="63625441608393.4" calcext:value-type="float">
            <text:p>63625441608393.4</text:p>
          </table:table-cell>
          <table:table-cell table:style-name="ce4" table:formula="of:=([.S11]-[.S10])/1000" office:value-type="float" office:value="2.0016328125" calcext:value-type="float">
            <text:p>2.0016</text:p>
          </table:table-cell>
          <table:table-cell table:style-name="ce4" table:formula="of:=[.T11]+[.U10]" office:value-type="float" office:value="18.0020625" calcext:value-type="float">
            <text:p>18.0021</text:p>
          </table:table-cell>
          <table:table-cell table:style-name="ce10" table:formula="of:=[.U11]-2*([.$B11]-1)" office:value-type="float" office:value="0.00206249999999741" calcext:value-type="float">
            <text:p>0.0020625</text:p>
          </table:table-cell>
          <table:table-cell table:style-name="Default" office:value-type="float" office:value="63625442098064.4" calcext:value-type="float">
            <text:p>63625442098064.4</text:p>
          </table:table-cell>
          <table:table-cell table:style-name="ce4" table:formula="of:=([.W11]-[.W10])/1000" office:value-type="float" office:value="1.9996171875" calcext:value-type="float">
            <text:p>1.9996</text:p>
          </table:table-cell>
          <table:table-cell table:style-name="ce4" table:formula="of:=[.X11]+[.Y10]" office:value-type="float" office:value="18.0015078125" calcext:value-type="float">
            <text:p>18.0015</text:p>
          </table:table-cell>
          <table:table-cell table:style-name="ce11" table:formula="of:=[.Y11]-2*([.$B11]-1)" office:value-type="float" office:value="0.00150781250000165" calcext:value-type="float">
            <text:p>0.0015078125</text:p>
          </table:table-cell>
          <table:table-cell table:style-name="Default" office:value-type="float" office:value="63625442575931" calcext:value-type="float">
            <text:p>63625442575931</text:p>
          </table:table-cell>
          <table:table-cell table:style-name="ce4" table:formula="of:=([.AA11]-[.AA10])/1000" office:value-type="float" office:value="1.99865625" calcext:value-type="float">
            <text:p>1.9987</text:p>
          </table:table-cell>
          <table:table-cell table:style-name="ce4" table:formula="of:=[.AB11]+[.AC10]" office:value-type="float" office:value="17.9998828125" calcext:value-type="float">
            <text:p>17.9999</text:p>
          </table:table-cell>
          <table:table-cell table:style-name="ce12" table:formula="of:=[.AC11]-2*([.$B11]-1)" office:value-type="float" office:value="-0.000117187499999005" calcext:value-type="float">
            <text:p>-0.0001171875</text:p>
          </table:table-cell>
          <table:table-cell table:style-name="Default" office:value-type="float" office:value="63625443037818" calcext:value-type="float">
            <text:p>63625443037818</text:p>
          </table:table-cell>
          <table:table-cell table:style-name="ce4" table:formula="of:=([.AE11]-[.AE10])/1000" office:value-type="float" office:value="1.9998984375" calcext:value-type="float">
            <text:p>1.9999</text:p>
          </table:table-cell>
          <table:table-cell table:style-name="ce4" table:formula="of:=[.AF11]+[.AG10]" office:value-type="float" office:value="17.9999765625" calcext:value-type="float">
            <text:p>18.0000</text:p>
          </table:table-cell>
          <table:table-cell table:style-name="ce13" table:formula="of:=[.AG11]-2*([.$B11]-1)" office:value-type="float" office:value="-0.0000234374999976694" calcext:value-type="float">
            <text:p>-2.34374999976694E-05</text:p>
          </table:table-cell>
          <table:table-cell table:style-name="Default" office:value-type="float" office:value="63625443501607.9" calcext:value-type="float">
            <text:p>63625443501607.9</text:p>
          </table:table-cell>
          <table:table-cell table:style-name="ce4" table:formula="of:=([.AI11]-[.AI10])/1000" office:value-type="float" office:value="1.998421875" calcext:value-type="float">
            <text:p>1.9984</text:p>
          </table:table-cell>
          <table:table-cell table:style-name="ce4" table:formula="of:=[.AJ11]+[.AK10]" office:value-type="float" office:value="17.9998046875" calcext:value-type="float">
            <text:p>17.9998</text:p>
          </table:table-cell>
          <table:table-cell table:style-name="ce14" table:formula="of:=[.AK11]-2*([.$B11]-1)" office:value-type="float" office:value="-0.000195312500004263" calcext:value-type="float">
            <text:p>-0.0001953125</text:p>
          </table:table-cell>
          <table:table-cell table:style-name="Default" office:value-type="float" office:value="63625443977902" calcext:value-type="float">
            <text:p>63625443977902</text:p>
          </table:table-cell>
          <table:table-cell table:style-name="ce4" table:formula="of:=([.AM11]-[.AM10])/1000" office:value-type="float" office:value="1.9997421875" calcext:value-type="float">
            <text:p>1.9997</text:p>
          </table:table-cell>
          <table:table-cell table:style-name="ce4" table:formula="of:=[.AN11]+[.AO10]" office:value-type="float" office:value="18.00103125" calcext:value-type="float">
            <text:p>18.0010</text:p>
          </table:table-cell>
          <table:table-cell table:style-name="ce15" table:formula="of:=[.AO11]-2*([.$B11]-1)" office:value-type="float" office:value="0.00103125000000048" calcext:value-type="float">
            <text:p>0.00103125</text:p>
          </table:table-cell>
          <table:table-cell table:style-name="Default" office:value-type="float" office:value="63625444440229.6" calcext:value-type="float">
            <text:p>63625444440229.6</text:p>
          </table:table-cell>
          <table:table-cell table:style-name="ce4" table:formula="of:=([.AQ11]-[.AQ10])/1000" office:value-type="float" office:value="2.001703125" calcext:value-type="float">
            <text:p>2.0017</text:p>
          </table:table-cell>
          <table:table-cell table:style-name="ce4" table:formula="of:=[.AR11]+[.AS10]" office:value-type="float" office:value="18.00165625" calcext:value-type="float">
            <text:p>18.0017</text:p>
          </table:table-cell>
          <table:table-cell table:style-name="ce16" table:formula="of:=[.AS11]-2*([.$B11]-1)" office:value-type="float" office:value="0.00165624999999991" calcext:value-type="float">
            <text:p>0.00165625</text:p>
          </table:table-cell>
          <table:table-cell table:style-name="Default" office:value-type="float" office:value="63625444910873.3" calcext:value-type="float">
            <text:p>63625444910873.3</text:p>
          </table:table-cell>
          <table:table-cell table:style-name="ce4" table:formula="of:=([.AU11]-[.AU10])/1000" office:value-type="float" office:value="1.999265625" calcext:value-type="float">
            <text:p>1.9993</text:p>
          </table:table-cell>
          <table:table-cell table:style-name="ce4" table:formula="of:=[.AV11]+[.AW10]" office:value-type="float" office:value="18.0002109375" calcext:value-type="float">
            <text:p>18.0002</text:p>
          </table:table-cell>
          <table:table-cell table:style-name="ce17" table:formula="of:=[.AW11]-2*([.$B11]-1)" office:value-type="float" office:value="0.000210937500000341" calcext:value-type="float">
            <text:p>0.0002109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63625439501835.4" calcext:value-type="float">
            <text:p>63625439501835.4</text:p>
          </table:table-cell>
          <table:table-cell table:formula="of:=([.C12]-[.C11])/1000" office:value-type="float" office:value="2.000875" calcext:value-type="float">
            <text:p>2.0009</text:p>
          </table:table-cell>
          <table:table-cell table:formula="of:=[.D12]+[.E11]" office:value-type="float" office:value="20.0010703125" calcext:value-type="float">
            <text:p>20.0011</text:p>
          </table:table-cell>
          <table:table-cell table:style-name="ce6" table:formula="of:=[.E12]-2*([.$B12]-1)" office:value-type="float" office:value="0.00107031249999778" calcext:value-type="float">
            <text:p>0.0010703125</text:p>
          </table:table-cell>
          <table:table-cell table:style-name="Default" office:value-type="float" office:value="63625440164560.8" calcext:value-type="float">
            <text:p>63625440164560.8</text:p>
          </table:table-cell>
          <table:table-cell table:style-name="ce4" table:formula="of:=([.G12]-[.G11])/1000" office:value-type="float" office:value="2.0011875" calcext:value-type="float">
            <text:p>2.0012</text:p>
          </table:table-cell>
          <table:table-cell table:style-name="ce4" table:formula="of:=[.H12]+[.I11]" office:value-type="float" office:value="20.0014375" calcext:value-type="float">
            <text:p>20.0014</text:p>
          </table:table-cell>
          <table:table-cell table:style-name="ce7" table:formula="of:=[.I12]-2*([.$B12]-1)" office:value-type="float" office:value="0.00143749999999443" calcext:value-type="float">
            <text:p>0.0014375</text:p>
          </table:table-cell>
          <table:table-cell table:style-name="Default" office:value-type="float" office:value="63625440634527.4" calcext:value-type="float">
            <text:p>63625440634527.4</text:p>
          </table:table-cell>
          <table:table-cell table:style-name="ce4" table:formula="of:=([.K12]-[.K11])/1000" office:value-type="float" office:value="2.0000625" calcext:value-type="float">
            <text:p>2.0001</text:p>
          </table:table-cell>
          <table:table-cell table:style-name="ce4" table:formula="of:=[.L12]+[.M11]" office:value-type="float" office:value="20.000140625" calcext:value-type="float">
            <text:p>20.0001</text:p>
          </table:table-cell>
          <table:table-cell table:style-name="ce8" table:formula="of:=[.M12]-2*([.$B12]-1)" office:value-type="float" office:value="0.000140625000000227" calcext:value-type="float">
            <text:p>0.000140625</text:p>
          </table:table-cell>
          <table:table-cell table:style-name="Default" office:value-type="float" office:value="63625441111261.8" calcext:value-type="float">
            <text:p>63625441111261.8</text:p>
          </table:table-cell>
          <table:table-cell table:style-name="ce4" table:formula="of:=([.O12]-[.O11])/1000" office:value-type="float" office:value="2.0012109375" calcext:value-type="float">
            <text:p>2.0012</text:p>
          </table:table-cell>
          <table:table-cell table:style-name="ce4" table:formula="of:=[.P12]+[.Q11]" office:value-type="float" office:value="20.0026875" calcext:value-type="float">
            <text:p>20.0027</text:p>
          </table:table-cell>
          <table:table-cell table:style-name="ce9" table:formula="of:=[.Q12]-2*([.$B12]-1)" office:value-type="float" office:value="0.0026875000000004" calcext:value-type="float">
            <text:p>0.0026875</text:p>
          </table:table-cell>
          <table:table-cell table:style-name="Default" office:value-type="float" office:value="63625441610392.4" calcext:value-type="float">
            <text:p>63625441610392.4</text:p>
          </table:table-cell>
          <table:table-cell table:style-name="ce4" table:formula="of:=([.S12]-[.S11])/1000" office:value-type="float" office:value="1.9990234375" calcext:value-type="float">
            <text:p>1.9990</text:p>
          </table:table-cell>
          <table:table-cell table:style-name="ce4" table:formula="of:=[.T12]+[.U11]" office:value-type="float" office:value="20.0010859375" calcext:value-type="float">
            <text:p>20.0011</text:p>
          </table:table-cell>
          <table:table-cell table:style-name="ce10" table:formula="of:=[.U12]-2*([.$B12]-1)" office:value-type="float" office:value="0.00108593749999741" calcext:value-type="float">
            <text:p>0.0010859375</text:p>
          </table:table-cell>
          <table:table-cell table:style-name="Default" office:value-type="float" office:value="63625442100062.9" calcext:value-type="float">
            <text:p>63625442100062.9</text:p>
          </table:table-cell>
          <table:table-cell table:style-name="ce4" table:formula="of:=([.W12]-[.W11])/1000" office:value-type="float" office:value="1.9985078125" calcext:value-type="float">
            <text:p>1.9985</text:p>
          </table:table-cell>
          <table:table-cell table:style-name="ce4" table:formula="of:=[.X12]+[.Y11]" office:value-type="float" office:value="20.000015625" calcext:value-type="float">
            <text:p>20.0000</text:p>
          </table:table-cell>
          <table:table-cell table:style-name="ce11" table:formula="of:=[.Y12]-2*([.$B12]-1)" office:value-type="float" office:value="0.0000156250000031832" calcext:value-type="float">
            <text:p>0.000015625</text:p>
          </table:table-cell>
          <table:table-cell table:style-name="Default" office:value-type="float" office:value="63625442577933" calcext:value-type="float">
            <text:p>63625442577933</text:p>
          </table:table-cell>
          <table:table-cell table:style-name="ce4" table:formula="of:=([.AA12]-[.AA11])/1000" office:value-type="float" office:value="2.002015625" calcext:value-type="float">
            <text:p>2.0020</text:p>
          </table:table-cell>
          <table:table-cell table:style-name="ce4" table:formula="of:=[.AB12]+[.AC11]" office:value-type="float" office:value="20.0018984375" calcext:value-type="float">
            <text:p>20.0019</text:p>
          </table:table-cell>
          <table:table-cell table:style-name="ce12" table:formula="of:=[.AC12]-2*([.$B12]-1)" office:value-type="float" office:value="0.00189843749999952" calcext:value-type="float">
            <text:p>0.0018984375</text:p>
          </table:table-cell>
          <table:table-cell table:style-name="Default" office:value-type="float" office:value="63625443039818.9" calcext:value-type="float">
            <text:p>63625443039818.9</text:p>
          </table:table-cell>
          <table:table-cell table:style-name="ce4" table:formula="of:=([.AE12]-[.AE11])/1000" office:value-type="float" office:value="2.000890625" calcext:value-type="float">
            <text:p>2.0009</text:p>
          </table:table-cell>
          <table:table-cell table:style-name="ce4" table:formula="of:=[.AF12]+[.AG11]" office:value-type="float" office:value="20.0008671875" calcext:value-type="float">
            <text:p>20.0009</text:p>
          </table:table-cell>
          <table:table-cell table:style-name="ce13" table:formula="of:=[.AG12]-2*([.$B12]-1)" office:value-type="float" office:value="0.000867187500002586" calcext:value-type="float">
            <text:p>0.0008671875</text:p>
          </table:table-cell>
          <table:table-cell table:style-name="Default" office:value-type="float" office:value="63625443503609.4" calcext:value-type="float">
            <text:p>63625443503609.4</text:p>
          </table:table-cell>
          <table:table-cell table:style-name="ce4" table:formula="of:=([.AI12]-[.AI11])/1000" office:value-type="float" office:value="2.0014765625" calcext:value-type="float">
            <text:p>2.0015</text:p>
          </table:table-cell>
          <table:table-cell table:style-name="ce4" table:formula="of:=[.AJ12]+[.AK11]" office:value-type="float" office:value="20.00128125" calcext:value-type="float">
            <text:p>20.0013</text:p>
          </table:table-cell>
          <table:table-cell table:style-name="ce14" table:formula="of:=[.AK12]-2*([.$B12]-1)" office:value-type="float" office:value="0.00128124999999457" calcext:value-type="float">
            <text:p>0.00128125</text:p>
          </table:table-cell>
          <table:table-cell table:style-name="Default" office:value-type="float" office:value="63625443979901.2" calcext:value-type="float">
            <text:p>63625443979901.2</text:p>
          </table:table-cell>
          <table:table-cell table:style-name="ce4" table:formula="of:=([.AM12]-[.AM11])/1000" office:value-type="float" office:value="1.9992890625" calcext:value-type="float">
            <text:p>1.9993</text:p>
          </table:table-cell>
          <table:table-cell table:style-name="ce4" table:formula="of:=[.AN12]+[.AO11]" office:value-type="float" office:value="20.0003203125" calcext:value-type="float">
            <text:p>20.0003</text:p>
          </table:table-cell>
          <table:table-cell table:style-name="ce15" table:formula="of:=[.AO12]-2*([.$B12]-1)" office:value-type="float" office:value="0.000320312500001307" calcext:value-type="float">
            <text:p>0.0003203125</text:p>
          </table:table-cell>
          <table:table-cell table:style-name="Default" office:value-type="float" office:value="63625444442228.1" calcext:value-type="float">
            <text:p>63625444442228.1</text:p>
          </table:table-cell>
          <table:table-cell table:style-name="ce4" table:formula="of:=([.AQ12]-[.AQ11])/1000" office:value-type="float" office:value="1.9985078125" calcext:value-type="float">
            <text:p>1.9985</text:p>
          </table:table-cell>
          <table:table-cell table:style-name="ce4" table:formula="of:=[.AR12]+[.AS11]" office:value-type="float" office:value="20.0001640625" calcext:value-type="float">
            <text:p>20.0002</text:p>
          </table:table-cell>
          <table:table-cell table:style-name="ce16" table:formula="of:=[.AS12]-2*([.$B12]-1)" office:value-type="float" office:value="0.00016406250000145" calcext:value-type="float">
            <text:p>0.0001640625</text:p>
          </table:table-cell>
          <table:table-cell table:style-name="Default" office:value-type="float" office:value="63625444912875.6" calcext:value-type="float">
            <text:p>63625444912875.6</text:p>
          </table:table-cell>
          <table:table-cell table:style-name="ce4" table:formula="of:=([.AU12]-[.AU11])/1000" office:value-type="float" office:value="2.0023515625" calcext:value-type="float">
            <text:p>2.0024</text:p>
          </table:table-cell>
          <table:table-cell table:style-name="ce4" table:formula="of:=[.AV12]+[.AW11]" office:value-type="float" office:value="20.0025625" calcext:value-type="float">
            <text:p>20.0026</text:p>
          </table:table-cell>
          <table:table-cell table:style-name="ce17" table:formula="of:=[.AW12]-2*([.$B12]-1)" office:value-type="float" office:value="0.0025624999999998" calcext:value-type="float">
            <text:p>0.0025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test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63625439503834.7" calcext:value-type="float">
            <text:p>63625439503834.7</text:p>
          </table:table-cell>
          <table:table-cell table:formula="of:=([.C13]-[.C12])/1000" office:value-type="float" office:value="1.99928125" calcext:value-type="float">
            <text:p>1.9993</text:p>
          </table:table-cell>
          <table:table-cell table:formula="of:=[.D13]+[.E12]" office:value-type="float" office:value="22.0003515625" calcext:value-type="float">
            <text:p>22.0004</text:p>
          </table:table-cell>
          <table:table-cell table:style-name="ce6" table:formula="of:=[.E13]-2*([.$B13]-1)" office:value-type="float" office:value="0.000351562499997016" calcext:value-type="float">
            <text:p>0.0003515625</text:p>
          </table:table-cell>
          <table:table-cell table:style-name="Default" office:value-type="float" office:value="63625440166559.5" calcext:value-type="float">
            <text:p>63625440166559.5</text:p>
          </table:table-cell>
          <table:table-cell table:style-name="ce4" table:formula="of:=([.G13]-[.G12])/1000" office:value-type="float" office:value="1.99865625" calcext:value-type="float">
            <text:p>1.9987</text:p>
          </table:table-cell>
          <table:table-cell table:style-name="ce4" table:formula="of:=[.H13]+[.I12]" office:value-type="float" office:value="22.00009375" calcext:value-type="float">
            <text:p>22.0001</text:p>
          </table:table-cell>
          <table:table-cell table:style-name="ce7" table:formula="of:=[.I13]-2*([.$B13]-1)" office:value-type="float" office:value="0.0000937499999942304" calcext:value-type="float">
            <text:p>0.00009375</text:p>
          </table:table-cell>
          <table:table-cell table:style-name="Default" office:value-type="float" office:value="63625440636527.6" calcext:value-type="float">
            <text:p>63625440636527.6</text:p>
          </table:table-cell>
          <table:table-cell table:style-name="ce4" table:formula="of:=([.K13]-[.K12])/1000" office:value-type="float" office:value="2.00021875" calcext:value-type="float">
            <text:p>2.0002</text:p>
          </table:table-cell>
          <table:table-cell table:style-name="ce4" table:formula="of:=[.L13]+[.M12]" office:value-type="float" office:value="22.000359375" calcext:value-type="float">
            <text:p>22.0004</text:p>
          </table:table-cell>
          <table:table-cell table:style-name="ce8" table:formula="of:=[.M13]-2*([.$B13]-1)" office:value-type="float" office:value="0.00035937500000216" calcext:value-type="float">
            <text:p>0.000359375</text:p>
          </table:table-cell>
          <table:table-cell table:style-name="Default" office:value-type="float" office:value="63625441113261.3" calcext:value-type="float">
            <text:p>63625441113261.3</text:p>
          </table:table-cell>
          <table:table-cell table:style-name="ce4" table:formula="of:=([.O13]-[.O12])/1000" office:value-type="float" office:value="1.99953125" calcext:value-type="float">
            <text:p>1.9995</text:p>
          </table:table-cell>
          <table:table-cell table:style-name="ce4" table:formula="of:=[.P13]+[.Q12]" office:value-type="float" office:value="22.00221875" calcext:value-type="float">
            <text:p>22.0022</text:p>
          </table:table-cell>
          <table:table-cell table:style-name="ce9" table:formula="of:=[.Q13]-2*([.$B13]-1)" office:value-type="float" office:value="0.00221875000000082" calcext:value-type="float">
            <text:p>0.00221875</text:p>
          </table:table-cell>
          <table:table-cell table:style-name="Default" office:value-type="float" office:value="63625441612394.2" calcext:value-type="float">
            <text:p>63625441612394.2</text:p>
          </table:table-cell>
          <table:table-cell table:style-name="ce4" table:formula="of:=([.S13]-[.S12])/1000" office:value-type="float" office:value="2.001859375" calcext:value-type="float">
            <text:p>2.0019</text:p>
          </table:table-cell>
          <table:table-cell table:style-name="ce4" table:formula="of:=[.T13]+[.U12]" office:value-type="float" office:value="22.0029453125" calcext:value-type="float">
            <text:p>22.0029</text:p>
          </table:table-cell>
          <table:table-cell table:style-name="ce10" table:formula="of:=[.U13]-2*([.$B13]-1)" office:value-type="float" office:value="0.00294531249999608" calcext:value-type="float">
            <text:p>0.0029453125</text:p>
          </table:table-cell>
          <table:table-cell table:style-name="Default" office:value-type="float" office:value="63625442102065.7" calcext:value-type="float">
            <text:p>63625442102065.7</text:p>
          </table:table-cell>
          <table:table-cell table:style-name="ce4" table:formula="of:=([.W13]-[.W12])/1000" office:value-type="float" office:value="2.0028203125" calcext:value-type="float">
            <text:p>2.0028</text:p>
          </table:table-cell>
          <table:table-cell table:style-name="ce4" table:formula="of:=[.X13]+[.Y12]" office:value-type="float" office:value="22.0028359375" calcext:value-type="float">
            <text:p>22.0028</text:p>
          </table:table-cell>
          <table:table-cell table:style-name="ce11" table:formula="of:=[.Y13]-2*([.$B13]-1)" office:value-type="float" office:value="0.00283593750000222" calcext:value-type="float">
            <text:p>0.0028359375</text:p>
          </table:table-cell>
          <table:table-cell table:style-name="Default" office:value-type="float" office:value="63625442579930.7" calcext:value-type="float">
            <text:p>63625442579930.7</text:p>
          </table:table-cell>
          <table:table-cell table:style-name="ce4" table:formula="of:=([.AA13]-[.AA12])/1000" office:value-type="float" office:value="1.99775" calcext:value-type="float">
            <text:p>1.9978</text:p>
          </table:table-cell>
          <table:table-cell table:style-name="ce4" table:formula="of:=[.AB13]+[.AC12]" office:value-type="float" office:value="21.9996484375" calcext:value-type="float">
            <text:p>21.9996</text:p>
          </table:table-cell>
          <table:table-cell table:style-name="ce12" table:formula="of:=[.AC13]-2*([.$B13]-1)" office:value-type="float" office:value="-0.000351562500000568" calcext:value-type="float">
            <text:p>-0.0003515625</text:p>
          </table:table-cell>
          <table:table-cell table:style-name="Default" office:value-type="float" office:value="63625443041817.6" calcext:value-type="float">
            <text:p>63625443041817.6</text:p>
          </table:table-cell>
          <table:table-cell table:style-name="ce4" table:formula="of:=([.AE13]-[.AE12])/1000" office:value-type="float" office:value="1.99871875" calcext:value-type="float">
            <text:p>1.9987</text:p>
          </table:table-cell>
          <table:table-cell table:style-name="ce4" table:formula="of:=[.AF13]+[.AG12]" office:value-type="float" office:value="21.9995859375" calcext:value-type="float">
            <text:p>21.9996</text:p>
          </table:table-cell>
          <table:table-cell table:style-name="ce13" table:formula="of:=[.AG13]-2*([.$B13]-1)" office:value-type="float" office:value="-0.000414062499999091" calcext:value-type="float">
            <text:p>-0.0004140625</text:p>
          </table:table-cell>
          <table:table-cell table:style-name="Default" office:value-type="float" office:value="63625443505609.1" calcext:value-type="float">
            <text:p>63625443505609.1</text:p>
          </table:table-cell>
          <table:table-cell table:style-name="ce4" table:formula="of:=([.AI13]-[.AI12])/1000" office:value-type="float" office:value="1.9996875" calcext:value-type="float">
            <text:p>1.9997</text:p>
          </table:table-cell>
          <table:table-cell table:style-name="ce4" table:formula="of:=[.AJ13]+[.AK12]" office:value-type="float" office:value="22.00096875" calcext:value-type="float">
            <text:p>22.0010</text:p>
          </table:table-cell>
          <table:table-cell table:style-name="ce14" table:formula="of:=[.AK13]-2*([.$B13]-1)" office:value-type="float" office:value="0.000968749999994856" calcext:value-type="float">
            <text:p>0.00096875</text:p>
          </table:table-cell>
          <table:table-cell table:style-name="Default" office:value-type="float" office:value="63625443981901.7" calcext:value-type="float">
            <text:p>63625443981901.7</text:p>
          </table:table-cell>
          <table:table-cell table:style-name="ce4" table:formula="of:=([.AM13]-[.AM12])/1000" office:value-type="float" office:value="2.0004921875" calcext:value-type="float">
            <text:p>2.0005</text:p>
          </table:table-cell>
          <table:table-cell table:style-name="ce4" table:formula="of:=[.AN13]+[.AO12]" office:value-type="float" office:value="22.0008125" calcext:value-type="float">
            <text:p>22.0008</text:p>
          </table:table-cell>
          <table:table-cell table:style-name="ce15" table:formula="of:=[.AO13]-2*([.$B13]-1)" office:value-type="float" office:value="0.000812500000002103" calcext:value-type="float">
            <text:p>0.0008125</text:p>
          </table:table-cell>
          <table:table-cell table:style-name="Default" office:value-type="float" office:value="63625444444229.2" calcext:value-type="float">
            <text:p>63625444444229.2</text:p>
          </table:table-cell>
          <table:table-cell table:style-name="ce4" table:formula="of:=([.AQ13]-[.AQ12])/1000" office:value-type="float" office:value="2.0011328125" calcext:value-type="float">
            <text:p>2.0011</text:p>
          </table:table-cell>
          <table:table-cell table:style-name="ce4" table:formula="of:=[.AR13]+[.AS12]" office:value-type="float" office:value="22.001296875" calcext:value-type="float">
            <text:p>22.0013</text:p>
          </table:table-cell>
          <table:table-cell table:style-name="ce16" table:formula="of:=[.AS13]-2*([.$B13]-1)" office:value-type="float" office:value="0.00129687500000131" calcext:value-type="float">
            <text:p>0.001296875</text:p>
          </table:table-cell>
          <table:table-cell table:style-name="Default" office:value-type="float" office:value="63625444914874.8" calcext:value-type="float">
            <text:p>63625444914874.8</text:p>
          </table:table-cell>
          <table:table-cell table:style-name="ce4" table:formula="of:=([.AU13]-[.AU12])/1000" office:value-type="float" office:value="1.9991328125" calcext:value-type="float">
            <text:p>1.9991</text:p>
          </table:table-cell>
          <table:table-cell table:style-name="ce4" table:formula="of:=[.AV13]+[.AW12]" office:value-type="float" office:value="22.0016953125" calcext:value-type="float">
            <text:p>22.0017</text:p>
          </table:table-cell>
          <table:table-cell table:style-name="ce17" table:formula="of:=[.AW13]-2*([.$B13]-1)" office:value-type="float" office:value="0.00169531250000077" calcext:value-type="float">
            <text:p>0.001695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eedback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63625439505835.5" calcext:value-type="float">
            <text:p>63625439505835.5</text:p>
          </table:table-cell>
          <table:table-cell table:formula="of:=([.C14]-[.C13])/1000" office:value-type="float" office:value="2.0007890625" calcext:value-type="float">
            <text:p>2.0008</text:p>
          </table:table-cell>
          <table:table-cell table:formula="of:=[.D14]+[.E13]" office:value-type="float" office:value="24.001140625" calcext:value-type="float">
            <text:p>24.0011</text:p>
          </table:table-cell>
          <table:table-cell table:style-name="ce6" table:formula="of:=[.E14]-2*([.$B14]-1)" office:value-type="float" office:value="0.0011406249999979" calcext:value-type="float">
            <text:p>0.001140625</text:p>
          </table:table-cell>
          <table:table-cell table:style-name="Default" office:value-type="float" office:value="63625440168559.3" calcext:value-type="float">
            <text:p>63625440168559.3</text:p>
          </table:table-cell>
          <table:table-cell table:style-name="ce4" table:formula="of:=([.G14]-[.G13])/1000" office:value-type="float" office:value="1.99984375" calcext:value-type="float">
            <text:p>1.9998</text:p>
          </table:table-cell>
          <table:table-cell table:style-name="ce4" table:formula="of:=[.H14]+[.I13]" office:value-type="float" office:value="23.9999375" calcext:value-type="float">
            <text:p>23.9999</text:p>
          </table:table-cell>
          <table:table-cell table:style-name="ce7" table:formula="of:=[.I14]-2*([.$B14]-1)" office:value-type="float" office:value="-0.0000625000000056275" calcext:value-type="float">
            <text:p>-0.0000625</text:p>
          </table:table-cell>
          <table:table-cell table:style-name="Default" office:value-type="float" office:value="63625440638528.7" calcext:value-type="float">
            <text:p>63625440638528.7</text:p>
          </table:table-cell>
          <table:table-cell table:style-name="ce4" table:formula="of:=([.K14]-[.K13])/1000" office:value-type="float" office:value="2.001109375" calcext:value-type="float">
            <text:p>2.0011</text:p>
          </table:table-cell>
          <table:table-cell table:style-name="ce4" table:formula="of:=[.L14]+[.M13]" office:value-type="float" office:value="24.00146875" calcext:value-type="float">
            <text:p>24.0015</text:p>
          </table:table-cell>
          <table:table-cell table:style-name="ce8" table:formula="of:=[.M14]-2*([.$B14]-1)" office:value-type="float" office:value="0.0014687500000008" calcext:value-type="float">
            <text:p>0.00146875</text:p>
          </table:table-cell>
          <table:table-cell table:style-name="Default" office:value-type="float" office:value="63625441115259.8" calcext:value-type="float">
            <text:p>63625441115259.8</text:p>
          </table:table-cell>
          <table:table-cell table:style-name="ce4" table:formula="of:=([.O14]-[.O13])/1000" office:value-type="float" office:value="1.9984453125" calcext:value-type="float">
            <text:p>1.9984</text:p>
          </table:table-cell>
          <table:table-cell table:style-name="ce4" table:formula="of:=[.P14]+[.Q13]" office:value-type="float" office:value="24.0006640625" calcext:value-type="float">
            <text:p>24.0007</text:p>
          </table:table-cell>
          <table:table-cell table:style-name="ce9" table:formula="of:=[.Q14]-2*([.$B14]-1)" office:value-type="float" office:value="0.000664062500000284" calcext:value-type="float">
            <text:p>0.0006640625</text:p>
          </table:table-cell>
          <table:table-cell table:style-name="Default" office:value-type="float" office:value="63625441614392.9" calcext:value-type="float">
            <text:p>63625441614392.9</text:p>
          </table:table-cell>
          <table:table-cell table:style-name="ce4" table:formula="of:=([.S14]-[.S13])/1000" office:value-type="float" office:value="1.99865625" calcext:value-type="float">
            <text:p>1.9987</text:p>
          </table:table-cell>
          <table:table-cell table:style-name="ce4" table:formula="of:=[.T14]+[.U13]" office:value-type="float" office:value="24.0016015625" calcext:value-type="float">
            <text:p>24.0016</text:p>
          </table:table-cell>
          <table:table-cell table:style-name="ce10" table:formula="of:=[.U14]-2*([.$B14]-1)" office:value-type="float" office:value="0.00160156249999588" calcext:value-type="float">
            <text:p>0.0016015625</text:p>
          </table:table-cell>
          <table:table-cell table:style-name="Default" office:value-type="float" office:value="63625442104064.4" calcext:value-type="float">
            <text:p>63625442104064.4</text:p>
          </table:table-cell>
          <table:table-cell table:style-name="ce4" table:formula="of:=([.W14]-[.W13])/1000" office:value-type="float" office:value="1.9986953125" calcext:value-type="float">
            <text:p>1.9987</text:p>
          </table:table-cell>
          <table:table-cell table:style-name="ce4" table:formula="of:=[.X14]+[.Y13]" office:value-type="float" office:value="24.00153125" calcext:value-type="float">
            <text:p>24.0015</text:p>
          </table:table-cell>
          <table:table-cell table:style-name="ce11" table:formula="of:=[.Y14]-2*([.$B14]-1)" office:value-type="float" office:value="0.00153125000000287" calcext:value-type="float">
            <text:p>0.00153125</text:p>
          </table:table-cell>
          <table:table-cell table:style-name="Default" office:value-type="float" office:value="63625442581930.8" calcext:value-type="float">
            <text:p>63625442581930.8</text:p>
          </table:table-cell>
          <table:table-cell table:style-name="ce4" table:formula="of:=([.AA14]-[.AA13])/1000" office:value-type="float" office:value="2.0000625" calcext:value-type="float">
            <text:p>2.0001</text:p>
          </table:table-cell>
          <table:table-cell table:style-name="ce4" table:formula="of:=[.AB14]+[.AC13]" office:value-type="float" office:value="23.9997109375" calcext:value-type="float">
            <text:p>23.9997</text:p>
          </table:table-cell>
          <table:table-cell table:style-name="ce12" table:formula="of:=[.AC14]-2*([.$B14]-1)" office:value-type="float" office:value="-0.000289062500002046" calcext:value-type="float">
            <text:p>-0.0002890625</text:p>
          </table:table-cell>
          <table:table-cell table:style-name="Default" office:value-type="float" office:value="63625443043818.9" calcext:value-type="float">
            <text:p>63625443043818.9</text:p>
          </table:table-cell>
          <table:table-cell table:style-name="ce4" table:formula="of:=([.AE14]-[.AE13])/1000" office:value-type="float" office:value="2.0013046875" calcext:value-type="float">
            <text:p>2.0013</text:p>
          </table:table-cell>
          <table:table-cell table:style-name="ce4" table:formula="of:=[.AF14]+[.AG13]" office:value-type="float" office:value="24.000890625" calcext:value-type="float">
            <text:p>24.0009</text:p>
          </table:table-cell>
          <table:table-cell table:style-name="ce13" table:formula="of:=[.AG14]-2*([.$B14]-1)" office:value-type="float" office:value="0.000890625000000256" calcext:value-type="float">
            <text:p>0.000890625</text:p>
          </table:table-cell>
          <table:table-cell table:style-name="Default" office:value-type="float" office:value="63625443507609.1" calcext:value-type="float">
            <text:p>63625443507609.1</text:p>
          </table:table-cell>
          <table:table-cell table:style-name="ce4" table:formula="of:=([.AI14]-[.AI13])/1000" office:value-type="float" office:value="2.0000234375" calcext:value-type="float">
            <text:p>2.0000</text:p>
          </table:table-cell>
          <table:table-cell table:style-name="ce4" table:formula="of:=[.AJ14]+[.AK13]" office:value-type="float" office:value="24.0009921875" calcext:value-type="float">
            <text:p>24.0010</text:p>
          </table:table-cell>
          <table:table-cell table:style-name="ce14" table:formula="of:=[.AK14]-2*([.$B14]-1)" office:value-type="float" office:value="0.000992187499996078" calcext:value-type="float">
            <text:p>0.0009921875</text:p>
          </table:table-cell>
          <table:table-cell table:style-name="Default" office:value-type="float" office:value="63625443983901.9" calcext:value-type="float">
            <text:p>63625443983901.9</text:p>
          </table:table-cell>
          <table:table-cell table:style-name="ce4" table:formula="of:=([.AM14]-[.AM13])/1000" office:value-type="float" office:value="2.0001171875" calcext:value-type="float">
            <text:p>2.0001</text:p>
          </table:table-cell>
          <table:table-cell table:style-name="ce4" table:formula="of:=[.AN14]+[.AO13]" office:value-type="float" office:value="24.0009296875" calcext:value-type="float">
            <text:p>24.0009</text:p>
          </table:table-cell>
          <table:table-cell table:style-name="ce15" table:formula="of:=[.AO14]-2*([.$B14]-1)" office:value-type="float" office:value="0.000929687500001108" calcext:value-type="float">
            <text:p>0.0009296875</text:p>
          </table:table-cell>
          <table:table-cell table:style-name="Default" office:value-type="float" office:value="63625444446228.1" calcext:value-type="float">
            <text:p>63625444446228.1</text:p>
          </table:table-cell>
          <table:table-cell table:style-name="ce4" table:formula="of:=([.AQ14]-[.AQ13])/1000" office:value-type="float" office:value="1.9989140625" calcext:value-type="float">
            <text:p>1.9989</text:p>
          </table:table-cell>
          <table:table-cell table:style-name="ce4" table:formula="of:=[.AR14]+[.AS13]" office:value-type="float" office:value="24.0002109375" calcext:value-type="float">
            <text:p>24.0002</text:p>
          </table:table-cell>
          <table:table-cell table:style-name="ce16" table:formula="of:=[.AS14]-2*([.$B14]-1)" office:value-type="float" office:value="0.000210937500000341" calcext:value-type="float">
            <text:p>0.0002109375</text:p>
          </table:table-cell>
          <table:table-cell table:style-name="Default" office:value-type="float" office:value="63625444916873.5" calcext:value-type="float">
            <text:p>63625444916873.5</text:p>
          </table:table-cell>
          <table:table-cell table:style-name="ce4" table:formula="of:=([.AU14]-[.AU13])/1000" office:value-type="float" office:value="1.99875" calcext:value-type="float">
            <text:p>1.9988</text:p>
          </table:table-cell>
          <table:table-cell table:style-name="ce4" table:formula="of:=[.AV14]+[.AW13]" office:value-type="float" office:value="24.0004453125" calcext:value-type="float">
            <text:p>24.0004</text:p>
          </table:table-cell>
          <table:table-cell table:style-name="ce17" table:formula="of:=[.AW14]-2*([.$B14]-1)" office:value-type="float" office:value="0.000445312500001904" calcext:value-type="float">
            <text:p>0.000445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63625439507834.8" calcext:value-type="float">
            <text:p>63625439507834.8</text:p>
          </table:table-cell>
          <table:table-cell table:formula="of:=([.C15]-[.C14])/1000" office:value-type="float" office:value="1.9992890625" calcext:value-type="float">
            <text:p>1.9993</text:p>
          </table:table-cell>
          <table:table-cell table:formula="of:=[.D15]+[.E14]" office:value-type="float" office:value="26.0004296875" calcext:value-type="float">
            <text:p>26.0004</text:p>
          </table:table-cell>
          <table:table-cell table:style-name="ce6" table:formula="of:=[.E15]-2*([.$B15]-1)" office:value-type="float" office:value="0.000429687499998721" calcext:value-type="float">
            <text:p>0.0004296875</text:p>
          </table:table-cell>
          <table:table-cell table:style-name="Default" office:value-type="float" office:value="63625440170559.7" calcext:value-type="float">
            <text:p>63625440170559.7</text:p>
          </table:table-cell>
          <table:table-cell table:style-name="ce4" table:formula="of:=([.G15]-[.G14])/1000" office:value-type="float" office:value="2.00034375" calcext:value-type="float">
            <text:p>2.0003</text:p>
          </table:table-cell>
          <table:table-cell table:style-name="ce4" table:formula="of:=[.H15]+[.I14]" office:value-type="float" office:value="26.00028125" calcext:value-type="float">
            <text:p>26.0003</text:p>
          </table:table-cell>
          <table:table-cell table:style-name="ce7" table:formula="of:=[.I15]-2*([.$B15]-1)" office:value-type="float" office:value="0.000281249999993349" calcext:value-type="float">
            <text:p>0.00028125</text:p>
          </table:table-cell>
          <table:table-cell table:style-name="Default" office:value-type="float" office:value="63625440640528.6" calcext:value-type="float">
            <text:p>63625440640528.6</text:p>
          </table:table-cell>
          <table:table-cell table:style-name="ce4" table:formula="of:=([.K15]-[.K14])/1000" office:value-type="float" office:value="1.999875" calcext:value-type="float">
            <text:p>1.9999</text:p>
          </table:table-cell>
          <table:table-cell table:style-name="ce4" table:formula="of:=[.L15]+[.M14]" office:value-type="float" office:value="26.00134375" calcext:value-type="float">
            <text:p>26.0013</text:p>
          </table:table-cell>
          <table:table-cell table:style-name="ce8" table:formula="of:=[.M15]-2*([.$B15]-1)" office:value-type="float" office:value="0.0013437500000002" calcext:value-type="float">
            <text:p>0.00134375</text:p>
          </table:table-cell>
          <table:table-cell table:style-name="Default" office:value-type="float" office:value="63625441117261.1" calcext:value-type="float">
            <text:p>63625441117261.1</text:p>
          </table:table-cell>
          <table:table-cell table:style-name="ce4" table:formula="of:=([.O15]-[.O14])/1000" office:value-type="float" office:value="2.001296875" calcext:value-type="float">
            <text:p>2.0013</text:p>
          </table:table-cell>
          <table:table-cell table:style-name="ce4" table:formula="of:=[.P15]+[.Q14]" office:value-type="float" office:value="26.0019609375" calcext:value-type="float">
            <text:p>26.0020</text:p>
          </table:table-cell>
          <table:table-cell table:style-name="ce9" table:formula="of:=[.Q15]-2*([.$B15]-1)" office:value-type="float" office:value="0.00196093750000159" calcext:value-type="float">
            <text:p>0.0019609375</text:p>
          </table:table-cell>
          <table:table-cell table:style-name="Default" office:value-type="float" office:value="63625441616394" calcext:value-type="float">
            <text:p>63625441616394</text:p>
          </table:table-cell>
          <table:table-cell table:style-name="ce4" table:formula="of:=([.S15]-[.S14])/1000" office:value-type="float" office:value="2.00109375" calcext:value-type="float">
            <text:p>2.0011</text:p>
          </table:table-cell>
          <table:table-cell table:style-name="ce4" table:formula="of:=[.T15]+[.U14]" office:value-type="float" office:value="26.0026953125" calcext:value-type="float">
            <text:p>26.0027</text:p>
          </table:table-cell>
          <table:table-cell table:style-name="ce10" table:formula="of:=[.U15]-2*([.$B15]-1)" office:value-type="float" office:value="0.00269531249999488" calcext:value-type="float">
            <text:p>0.0026953125</text:p>
          </table:table-cell>
          <table:table-cell table:style-name="Default" office:value-type="float" office:value="63625442106065.6" calcext:value-type="float">
            <text:p>63625442106065.6</text:p>
          </table:table-cell>
          <table:table-cell table:style-name="ce4" table:formula="of:=([.W15]-[.W14])/1000" office:value-type="float" office:value="2.0012421875" calcext:value-type="float">
            <text:p>2.0012</text:p>
          </table:table-cell>
          <table:table-cell table:style-name="ce4" table:formula="of:=[.X15]+[.Y14]" office:value-type="float" office:value="26.0027734375" calcext:value-type="float">
            <text:p>26.0028</text:p>
          </table:table-cell>
          <table:table-cell table:style-name="ce11" table:formula="of:=[.Y15]-2*([.$B15]-1)" office:value-type="float" office:value="0.00277343750000369" calcext:value-type="float">
            <text:p>0.0027734375</text:p>
          </table:table-cell>
          <table:table-cell table:style-name="Default" office:value-type="float" office:value="63625442583933.7" calcext:value-type="float">
            <text:p>63625442583933.7</text:p>
          </table:table-cell>
          <table:table-cell table:style-name="ce4" table:formula="of:=([.AA15]-[.AA14])/1000" office:value-type="float" office:value="2.0028828125" calcext:value-type="float">
            <text:p>2.0029</text:p>
          </table:table-cell>
          <table:table-cell table:style-name="ce4" table:formula="of:=[.AB15]+[.AC14]" office:value-type="float" office:value="26.00259375" calcext:value-type="float">
            <text:p>26.0026</text:p>
          </table:table-cell>
          <table:table-cell table:style-name="ce12" table:formula="of:=[.AC15]-2*([.$B15]-1)" office:value-type="float" office:value="0.00259374999999906" calcext:value-type="float">
            <text:p>0.00259375</text:p>
          </table:table-cell>
          <table:table-cell table:style-name="Default" office:value-type="float" office:value="63625443045818.8" calcext:value-type="float">
            <text:p>63625443045818.8</text:p>
          </table:table-cell>
          <table:table-cell table:style-name="ce4" table:formula="of:=([.AE15]-[.AE14])/1000" office:value-type="float" office:value="1.9998984375" calcext:value-type="float">
            <text:p>1.9999</text:p>
          </table:table-cell>
          <table:table-cell table:style-name="ce4" table:formula="of:=[.AF15]+[.AG14]" office:value-type="float" office:value="26.0007890625" calcext:value-type="float">
            <text:p>26.0008</text:p>
          </table:table-cell>
          <table:table-cell table:style-name="ce13" table:formula="of:=[.AG15]-2*([.$B15]-1)" office:value-type="float" office:value="0.000789062500000881" calcext:value-type="float">
            <text:p>0.0007890625</text:p>
          </table:table-cell>
          <table:table-cell table:style-name="Default" office:value-type="float" office:value="63625443509609" calcext:value-type="float">
            <text:p>63625443509609</text:p>
          </table:table-cell>
          <table:table-cell table:style-name="ce4" table:formula="of:=([.AI15]-[.AI14])/1000" office:value-type="float" office:value="1.9999296875" calcext:value-type="float">
            <text:p>1.9999</text:p>
          </table:table-cell>
          <table:table-cell table:style-name="ce4" table:formula="of:=[.AJ15]+[.AK14]" office:value-type="float" office:value="26.000921875" calcext:value-type="float">
            <text:p>26.0009</text:p>
          </table:table-cell>
          <table:table-cell table:style-name="ce14" table:formula="of:=[.AK15]-2*([.$B15]-1)" office:value-type="float" office:value="0.000921874999995964" calcext:value-type="float">
            <text:p>0.000921875</text:p>
          </table:table-cell>
          <table:table-cell table:style-name="Default" office:value-type="float" office:value="63625443985901.6" calcext:value-type="float">
            <text:p>63625443985901.6</text:p>
          </table:table-cell>
          <table:table-cell table:style-name="ce4" table:formula="of:=([.AM15]-[.AM14])/1000" office:value-type="float" office:value="1.99978125" calcext:value-type="float">
            <text:p>1.9998</text:p>
          </table:table-cell>
          <table:table-cell table:style-name="ce4" table:formula="of:=[.AN15]+[.AO14]" office:value-type="float" office:value="26.0007109375" calcext:value-type="float">
            <text:p>26.0007</text:p>
          </table:table-cell>
          <table:table-cell table:style-name="ce15" table:formula="of:=[.AO15]-2*([.$B15]-1)" office:value-type="float" office:value="0.000710937500002729" calcext:value-type="float">
            <text:p>0.0007109375</text:p>
          </table:table-cell>
          <table:table-cell table:style-name="Default" office:value-type="float" office:value="63625444448230.5" calcext:value-type="float">
            <text:p>63625444448230.5</text:p>
          </table:table-cell>
          <table:table-cell table:style-name="ce4" table:formula="of:=([.AQ15]-[.AQ14])/1000" office:value-type="float" office:value="2.002390625" calcext:value-type="float">
            <text:p>2.0024</text:p>
          </table:table-cell>
          <table:table-cell table:style-name="ce4" table:formula="of:=[.AR15]+[.AS14]" office:value-type="float" office:value="26.0026015625" calcext:value-type="float">
            <text:p>26.0026</text:p>
          </table:table-cell>
          <table:table-cell table:style-name="ce16" table:formula="of:=[.AS15]-2*([.$B15]-1)" office:value-type="float" office:value="0.00260156250000065" calcext:value-type="float">
            <text:p>0.0026015625</text:p>
          </table:table-cell>
          <table:table-cell table:style-name="Default" office:value-type="float" office:value="63625444918875" calcext:value-type="float">
            <text:p>63625444918875</text:p>
          </table:table-cell>
          <table:table-cell table:style-name="ce4" table:formula="of:=([.AU15]-[.AU14])/1000" office:value-type="float" office:value="2.0014921875" calcext:value-type="float">
            <text:p>2.0015</text:p>
          </table:table-cell>
          <table:table-cell table:style-name="ce4" table:formula="of:=[.AV15]+[.AW14]" office:value-type="float" office:value="26.0019375" calcext:value-type="float">
            <text:p>26.0019</text:p>
          </table:table-cell>
          <table:table-cell table:style-name="ce17" table:formula="of:=[.AW15]-2*([.$B15]-1)" office:value-type="float" office:value="0.00193750000000037" calcext:value-type="float">
            <text:p>0.0019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63625439509837.5" calcext:value-type="float">
            <text:p>63625439509837.5</text:p>
          </table:table-cell>
          <table:table-cell table:formula="of:=([.C16]-[.C15])/1000" office:value-type="float" office:value="2.00271875" calcext:value-type="float">
            <text:p>2.0027</text:p>
          </table:table-cell>
          <table:table-cell table:formula="of:=[.D16]+[.E15]" office:value-type="float" office:value="28.0031484375" calcext:value-type="float">
            <text:p>28.0031</text:p>
          </table:table-cell>
          <table:table-cell table:style-name="ce6" table:formula="of:=[.E16]-2*([.$B16]-1)" office:value-type="float" office:value="0.00314843749999838" calcext:value-type="float">
            <text:p>0.0031484375</text:p>
          </table:table-cell>
          <table:table-cell table:style-name="Default" office:value-type="float" office:value="63625440172558.9" calcext:value-type="float">
            <text:p>63625440172558.9</text:p>
          </table:table-cell>
          <table:table-cell table:style-name="ce4" table:formula="of:=([.G16]-[.G15])/1000" office:value-type="float" office:value="1.999234375" calcext:value-type="float">
            <text:p>1.9992</text:p>
          </table:table-cell>
          <table:table-cell table:style-name="ce4" table:formula="of:=[.H16]+[.I15]" office:value-type="float" office:value="27.999515625" calcext:value-type="float">
            <text:p>27.9995</text:p>
          </table:table-cell>
          <table:table-cell table:style-name="ce7" table:formula="of:=[.I16]-2*([.$B16]-1)" office:value-type="float" office:value="-0.00048437500000631" calcext:value-type="float">
            <text:p>-0.000484375</text:p>
          </table:table-cell>
          <table:table-cell table:style-name="Default" office:value-type="float" office:value="63625440642529.6" calcext:value-type="float">
            <text:p>63625440642529.6</text:p>
          </table:table-cell>
          <table:table-cell table:style-name="ce4" table:formula="of:=([.K16]-[.K15])/1000" office:value-type="float" office:value="2.0010234375" calcext:value-type="float">
            <text:p>2.0010</text:p>
          </table:table-cell>
          <table:table-cell table:style-name="ce4" table:formula="of:=[.L16]+[.M15]" office:value-type="float" office:value="28.0023671875" calcext:value-type="float">
            <text:p>28.0024</text:p>
          </table:table-cell>
          <table:table-cell table:style-name="ce8" table:formula="of:=[.M16]-2*([.$B16]-1)" office:value-type="float" office:value="0.00236718749999909" calcext:value-type="float">
            <text:p>0.0023671875</text:p>
          </table:table-cell>
          <table:table-cell table:style-name="Default" office:value-type="float" office:value="63625441119259.2" calcext:value-type="float">
            <text:p>63625441119259.2</text:p>
          </table:table-cell>
          <table:table-cell table:style-name="ce4" table:formula="of:=([.O16]-[.O15])/1000" office:value-type="float" office:value="1.998171875" calcext:value-type="float">
            <text:p>1.9982</text:p>
          </table:table-cell>
          <table:table-cell table:style-name="ce4" table:formula="of:=[.P16]+[.Q15]" office:value-type="float" office:value="28.0001328125" calcext:value-type="float">
            <text:p>28.0001</text:p>
          </table:table-cell>
          <table:table-cell table:style-name="ce9" table:formula="of:=[.Q16]-2*([.$B16]-1)" office:value-type="float" office:value="0.000132812500002188" calcext:value-type="float">
            <text:p>0.0001328125</text:p>
          </table:table-cell>
          <table:table-cell table:style-name="Default" office:value-type="float" office:value="63625441618391.8" calcext:value-type="float">
            <text:p>63625441618391.8</text:p>
          </table:table-cell>
          <table:table-cell table:style-name="ce4" table:formula="of:=([.S16]-[.S15])/1000" office:value-type="float" office:value="1.99778125" calcext:value-type="float">
            <text:p>1.9978</text:p>
          </table:table-cell>
          <table:table-cell table:style-name="ce4" table:formula="of:=[.T16]+[.U15]" office:value-type="float" office:value="28.0004765625" calcext:value-type="float">
            <text:p>28.0005</text:p>
          </table:table-cell>
          <table:table-cell table:style-name="ce10" table:formula="of:=[.U16]-2*([.$B16]-1)" office:value-type="float" office:value="0.00047656249999406" calcext:value-type="float">
            <text:p>0.0004765625</text:p>
          </table:table-cell>
          <table:table-cell table:style-name="Default" office:value-type="float" office:value="63625442108065.1" calcext:value-type="float">
            <text:p>63625442108065.1</text:p>
          </table:table-cell>
          <table:table-cell table:style-name="ce4" table:formula="of:=([.W16]-[.W15])/1000" office:value-type="float" office:value="1.9995" calcext:value-type="float">
            <text:p>1.9995</text:p>
          </table:table-cell>
          <table:table-cell table:style-name="ce4" table:formula="of:=[.X16]+[.Y15]" office:value-type="float" office:value="28.0022734375" calcext:value-type="float">
            <text:p>28.0023</text:p>
          </table:table-cell>
          <table:table-cell table:style-name="ce11" table:formula="of:=[.Y16]-2*([.$B16]-1)" office:value-type="float" office:value="0.00227343750000486" calcext:value-type="float">
            <text:p>0.0022734375</text:p>
          </table:table-cell>
          <table:table-cell table:style-name="Default" office:value-type="float" office:value="63625442585932.7" calcext:value-type="float">
            <text:p>63625442585932.7</text:p>
          </table:table-cell>
          <table:table-cell table:style-name="ce4" table:formula="of:=([.AA16]-[.AA15])/1000" office:value-type="float" office:value="1.99903125" calcext:value-type="float">
            <text:p>1.9990</text:p>
          </table:table-cell>
          <table:table-cell table:style-name="ce4" table:formula="of:=[.AB16]+[.AC15]" office:value-type="float" office:value="28.001625" calcext:value-type="float">
            <text:p>28.0016</text:p>
          </table:table-cell>
          <table:table-cell table:style-name="ce12" table:formula="of:=[.AC16]-2*([.$B16]-1)" office:value-type="float" office:value="0.00162500000000065" calcext:value-type="float">
            <text:p>0.001625</text:p>
          </table:table-cell>
          <table:table-cell table:style-name="Default" office:value-type="float" office:value="63625443047819.4" calcext:value-type="float">
            <text:p>63625443047819.4</text:p>
          </table:table-cell>
          <table:table-cell table:style-name="ce4" table:formula="of:=([.AE16]-[.AE15])/1000" office:value-type="float" office:value="2.0005859375" calcext:value-type="float">
            <text:p>2.0006</text:p>
          </table:table-cell>
          <table:table-cell table:style-name="ce4" table:formula="of:=[.AF16]+[.AG15]" office:value-type="float" office:value="28.001375" calcext:value-type="float">
            <text:p>28.0014</text:p>
          </table:table-cell>
          <table:table-cell table:style-name="ce13" table:formula="of:=[.AG16]-2*([.$B16]-1)" office:value-type="float" office:value="0.00137499999999946" calcext:value-type="float">
            <text:p>0.001375</text:p>
          </table:table-cell>
          <table:table-cell table:style-name="Default" office:value-type="float" office:value="63625443511608" calcext:value-type="float">
            <text:p>63625443511608</text:p>
          </table:table-cell>
          <table:table-cell table:style-name="ce4" table:formula="of:=([.AI16]-[.AI15])/1000" office:value-type="float" office:value="1.99896875" calcext:value-type="float">
            <text:p>1.9990</text:p>
          </table:table-cell>
          <table:table-cell table:style-name="ce4" table:formula="of:=[.AJ16]+[.AK15]" office:value-type="float" office:value="27.999890625" calcext:value-type="float">
            <text:p>27.9999</text:p>
          </table:table-cell>
          <table:table-cell table:style-name="ce14" table:formula="of:=[.AK16]-2*([.$B16]-1)" office:value-type="float" office:value="-0.000109375000004519" calcext:value-type="float">
            <text:p>-0.000109375</text:p>
          </table:table-cell>
          <table:table-cell table:style-name="Default" office:value-type="float" office:value="63625443987902.7" calcext:value-type="float">
            <text:p>63625443987902.7</text:p>
          </table:table-cell>
          <table:table-cell table:style-name="ce4" table:formula="of:=([.AM16]-[.AM15])/1000" office:value-type="float" office:value="2.0010390625" calcext:value-type="float">
            <text:p>2.0010</text:p>
          </table:table-cell>
          <table:table-cell table:style-name="ce4" table:formula="of:=[.AN16]+[.AO15]" office:value-type="float" office:value="28.00175" calcext:value-type="float">
            <text:p>28.0018</text:p>
          </table:table-cell>
          <table:table-cell table:style-name="ce15" table:formula="of:=[.AO16]-2*([.$B16]-1)" office:value-type="float" office:value="0.00175000000000125" calcext:value-type="float">
            <text:p>0.00175</text:p>
          </table:table-cell>
          <table:table-cell table:style-name="Default" office:value-type="float" office:value="63625444450230.9" calcext:value-type="float">
            <text:p>63625444450230.9</text:p>
          </table:table-cell>
          <table:table-cell table:style-name="ce4" table:formula="of:=([.AQ16]-[.AQ15])/1000" office:value-type="float" office:value="2.0003671875" calcext:value-type="float">
            <text:p>2.0004</text:p>
          </table:table-cell>
          <table:table-cell table:style-name="ce4" table:formula="of:=[.AR16]+[.AS15]" office:value-type="float" office:value="28.00296875" calcext:value-type="float">
            <text:p>28.0030</text:p>
          </table:table-cell>
          <table:table-cell table:style-name="ce16" table:formula="of:=[.AS16]-2*([.$B16]-1)" office:value-type="float" office:value="0.00296875000000085" calcext:value-type="float">
            <text:p>0.00296875</text:p>
          </table:table-cell>
          <table:table-cell table:style-name="Default" office:value-type="float" office:value="63625444920874.4" calcext:value-type="float">
            <text:p>63625444920874.4</text:p>
          </table:table-cell>
          <table:table-cell table:style-name="ce4" table:formula="of:=([.AU16]-[.AU15])/1000" office:value-type="float" office:value="1.999375" calcext:value-type="float">
            <text:p>1.9994</text:p>
          </table:table-cell>
          <table:table-cell table:style-name="ce4" table:formula="of:=[.AV16]+[.AW15]" office:value-type="float" office:value="28.0013125" calcext:value-type="float">
            <text:p>28.0013</text:p>
          </table:table-cell>
          <table:table-cell table:style-name="ce17" table:formula="of:=[.AW16]-2*([.$B16]-1)" office:value-type="float" office:value="0.00131250000000094" calcext:value-type="float">
            <text:p>0.001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63625439511836" calcext:value-type="float">
            <text:p>63625439511836</text:p>
          </table:table-cell>
          <table:table-cell table:formula="of:=([.C17]-[.C16])/1000" office:value-type="float" office:value="1.9985234375" calcext:value-type="float">
            <text:p>1.9985</text:p>
          </table:table-cell>
          <table:table-cell table:formula="of:=[.D17]+[.E16]" office:value-type="float" office:value="30.001671875" calcext:value-type="float">
            <text:p>30.0017</text:p>
          </table:table-cell>
          <table:table-cell table:style-name="ce6" table:formula="of:=[.E17]-2*([.$B17]-1)" office:value-type="float" office:value="0.00167187499999955" calcext:value-type="float">
            <text:p>0.001671875</text:p>
          </table:table-cell>
          <table:table-cell table:style-name="Default" office:value-type="float" office:value="63625440174561.2" calcext:value-type="float">
            <text:p>63625440174561.2</text:p>
          </table:table-cell>
          <table:table-cell table:style-name="ce4" table:formula="of:=([.G17]-[.G16])/1000" office:value-type="float" office:value="2.00228125" calcext:value-type="float">
            <text:p>2.0023</text:p>
          </table:table-cell>
          <table:table-cell table:style-name="ce4" table:formula="of:=[.H17]+[.I16]" office:value-type="float" office:value="30.001796875" calcext:value-type="float">
            <text:p>30.0018</text:p>
          </table:table-cell>
          <table:table-cell table:style-name="ce7" table:formula="of:=[.I17]-2*([.$B17]-1)" office:value-type="float" office:value="0.00179687499999304" calcext:value-type="float">
            <text:p>0.001796875</text:p>
          </table:table-cell>
          <table:table-cell table:style-name="Default" office:value-type="float" office:value="63625440644529.5" calcext:value-type="float">
            <text:p>63625440644529.5</text:p>
          </table:table-cell>
          <table:table-cell table:style-name="ce4" table:formula="of:=([.K17]-[.K16])/1000" office:value-type="float" office:value="1.999875" calcext:value-type="float">
            <text:p>1.9999</text:p>
          </table:table-cell>
          <table:table-cell table:style-name="ce4" table:formula="of:=[.L17]+[.M16]" office:value-type="float" office:value="30.0022421875" calcext:value-type="float">
            <text:p>30.0022</text:p>
          </table:table-cell>
          <table:table-cell table:style-name="ce8" table:formula="of:=[.M17]-2*([.$B17]-1)" office:value-type="float" office:value="0.00224218749999849" calcext:value-type="float">
            <text:p>0.0022421875</text:p>
          </table:table-cell>
          <table:table-cell table:style-name="Default" office:value-type="float" office:value="63625441121261.4" calcext:value-type="float">
            <text:p>63625441121261.4</text:p>
          </table:table-cell>
          <table:table-cell table:style-name="ce4" table:formula="of:=([.O17]-[.O16])/1000" office:value-type="float" office:value="2.002109375" calcext:value-type="float">
            <text:p>2.0021</text:p>
          </table:table-cell>
          <table:table-cell table:style-name="ce4" table:formula="of:=[.P17]+[.Q16]" office:value-type="float" office:value="30.0022421875" calcext:value-type="float">
            <text:p>30.0022</text:p>
          </table:table-cell>
          <table:table-cell table:style-name="ce9" table:formula="of:=[.Q17]-2*([.$B17]-1)" office:value-type="float" office:value="0.00224218750000205" calcext:value-type="float">
            <text:p>0.0022421875</text:p>
          </table:table-cell>
          <table:table-cell table:style-name="Default" office:value-type="float" office:value="63625441620392.7" calcext:value-type="float">
            <text:p>63625441620392.7</text:p>
          </table:table-cell>
          <table:table-cell table:style-name="ce4" table:formula="of:=([.S17]-[.S16])/1000" office:value-type="float" office:value="2.0009375" calcext:value-type="float">
            <text:p>2.0009</text:p>
          </table:table-cell>
          <table:table-cell table:style-name="ce4" table:formula="of:=[.T17]+[.U16]" office:value-type="float" office:value="30.0014140625" calcext:value-type="float">
            <text:p>30.0014</text:p>
          </table:table-cell>
          <table:table-cell table:style-name="ce10" table:formula="of:=[.U17]-2*([.$B17]-1)" office:value-type="float" office:value="0.00141406249999321" calcext:value-type="float">
            <text:p>0.0014140625</text:p>
          </table:table-cell>
          <table:table-cell table:style-name="Default" office:value-type="float" office:value="63625442110063.7" calcext:value-type="float">
            <text:p>63625442110063.7</text:p>
          </table:table-cell>
          <table:table-cell table:style-name="ce4" table:formula="of:=([.W17]-[.W16])/1000" office:value-type="float" office:value="1.99853125" calcext:value-type="float">
            <text:p>1.9985</text:p>
          </table:table-cell>
          <table:table-cell table:style-name="ce4" table:formula="of:=[.X17]+[.Y16]" office:value-type="float" office:value="30.0008046875" calcext:value-type="float">
            <text:p>30.0008</text:p>
          </table:table-cell>
          <table:table-cell table:style-name="ce11" table:formula="of:=[.Y17]-2*([.$B17]-1)" office:value-type="float" office:value="0.000804687500004064" calcext:value-type="float">
            <text:p>0.0008046875</text:p>
          </table:table-cell>
          <table:table-cell table:style-name="Default" office:value-type="float" office:value="63625442587931.1" calcext:value-type="float">
            <text:p>63625442587931.1</text:p>
          </table:table-cell>
          <table:table-cell table:style-name="ce4" table:formula="of:=([.AA17]-[.AA16])/1000" office:value-type="float" office:value="1.9984296875" calcext:value-type="float">
            <text:p>1.9984</text:p>
          </table:table-cell>
          <table:table-cell table:style-name="ce4" table:formula="of:=[.AB17]+[.AC16]" office:value-type="float" office:value="30.0000546875" calcext:value-type="float">
            <text:p>30.0001</text:p>
          </table:table-cell>
          <table:table-cell table:style-name="ce12" table:formula="of:=[.AC17]-2*([.$B17]-1)" office:value-type="float" office:value="0.0000546875000004832" calcext:value-type="float">
            <text:p>5.46875000004832E-05</text:p>
          </table:table-cell>
          <table:table-cell table:style-name="Default" office:value-type="float" office:value="63625443049818.5" calcext:value-type="float">
            <text:p>63625443049818.5</text:p>
          </table:table-cell>
          <table:table-cell table:style-name="ce4" table:formula="of:=([.AE17]-[.AE16])/1000" office:value-type="float" office:value="1.9990859375" calcext:value-type="float">
            <text:p>1.9991</text:p>
          </table:table-cell>
          <table:table-cell table:style-name="ce4" table:formula="of:=[.AF17]+[.AG16]" office:value-type="float" office:value="30.0004609375" calcext:value-type="float">
            <text:p>30.0005</text:p>
          </table:table-cell>
          <table:table-cell table:style-name="ce13" table:formula="of:=[.AG17]-2*([.$B17]-1)" office:value-type="float" office:value="0.000460937499997982" calcext:value-type="float">
            <text:p>0.0004609375</text:p>
          </table:table-cell>
          <table:table-cell table:style-name="Default" office:value-type="float" office:value="63625443513608.2" calcext:value-type="float">
            <text:p>63625443513608.2</text:p>
          </table:table-cell>
          <table:table-cell table:style-name="ce4" table:formula="of:=([.AI17]-[.AI16])/1000" office:value-type="float" office:value="2.0002421875" calcext:value-type="float">
            <text:p>2.0002</text:p>
          </table:table-cell>
          <table:table-cell table:style-name="ce4" table:formula="of:=[.AJ17]+[.AK16]" office:value-type="float" office:value="30.0001328125" calcext:value-type="float">
            <text:p>30.0001</text:p>
          </table:table-cell>
          <table:table-cell table:style-name="ce14" table:formula="of:=[.AK17]-2*([.$B17]-1)" office:value-type="float" office:value="0.000132812499995083" calcext:value-type="float">
            <text:p>0.0001328125</text:p>
          </table:table-cell>
          <table:table-cell table:style-name="Default" office:value-type="float" office:value="63625443989901.6" calcext:value-type="float">
            <text:p>63625443989901.6</text:p>
          </table:table-cell>
          <table:table-cell table:style-name="ce4" table:formula="of:=([.AM17]-[.AM16])/1000" office:value-type="float" office:value="1.9989609375" calcext:value-type="float">
            <text:p>1.9990</text:p>
          </table:table-cell>
          <table:table-cell table:style-name="ce4" table:formula="of:=[.AN17]+[.AO16]" office:value-type="float" office:value="30.0007109375" calcext:value-type="float">
            <text:p>30.0007</text:p>
          </table:table-cell>
          <table:table-cell table:style-name="ce15" table:formula="of:=[.AO17]-2*([.$B17]-1)" office:value-type="float" office:value="0.000710937500002729" calcext:value-type="float">
            <text:p>0.0007109375</text:p>
          </table:table-cell>
          <table:table-cell table:style-name="Default" office:value-type="float" office:value="63625444452230.9" calcext:value-type="float">
            <text:p>63625444452230.9</text:p>
          </table:table-cell>
          <table:table-cell table:style-name="ce4" table:formula="of:=([.AQ17]-[.AQ16])/1000" office:value-type="float" office:value="2.000046875" calcext:value-type="float">
            <text:p>2.0000</text:p>
          </table:table-cell>
          <table:table-cell table:style-name="ce4" table:formula="of:=[.AR17]+[.AS16]" office:value-type="float" office:value="30.003015625" calcext:value-type="float">
            <text:p>30.0030</text:p>
          </table:table-cell>
          <table:table-cell table:style-name="ce16" table:formula="of:=[.AS17]-2*([.$B17]-1)" office:value-type="float" office:value="0.00301562499999974" calcext:value-type="float">
            <text:p>0.003015625</text:p>
          </table:table-cell>
          <table:table-cell table:style-name="Default" office:value-type="float" office:value="63625444922876" calcext:value-type="float">
            <text:p>63625444922876</text:p>
          </table:table-cell>
          <table:table-cell table:style-name="ce4" table:formula="of:=([.AU17]-[.AU16])/1000" office:value-type="float" office:value="2.0016640625" calcext:value-type="float">
            <text:p>2.0017</text:p>
          </table:table-cell>
          <table:table-cell table:style-name="ce4" table:formula="of:=[.AV17]+[.AW16]" office:value-type="float" office:value="30.0029765625" calcext:value-type="float">
            <text:p>30.0030</text:p>
          </table:table-cell>
          <table:table-cell table:style-name="ce17" table:formula="of:=[.AW17]-2*([.$B17]-1)" office:value-type="float" office:value="0.00297656250000244" calcext:value-type="float">
            <text:p>0.0029765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63625439513836" calcext:value-type="float">
            <text:p>63625439513836</text:p>
          </table:table-cell>
          <table:table-cell table:formula="of:=([.C18]-[.C17])/1000" office:value-type="float" office:value="1.99996875" calcext:value-type="float">
            <text:p>2.0000</text:p>
          </table:table-cell>
          <table:table-cell table:formula="of:=[.D18]+[.E17]" office:value-type="float" office:value="32.001640625" calcext:value-type="float">
            <text:p>32.0016</text:p>
          </table:table-cell>
          <table:table-cell table:style-name="ce6" table:formula="of:=[.E18]-2*([.$B18]-1)" office:value-type="float" office:value="0.00164062500000028" calcext:value-type="float">
            <text:p>0.001640625</text:p>
          </table:table-cell>
          <table:table-cell table:style-name="Default" office:value-type="float" office:value="63625440176562.3" calcext:value-type="float">
            <text:p>63625440176562.3</text:p>
          </table:table-cell>
          <table:table-cell table:style-name="ce4" table:formula="of:=([.G18]-[.G17])/1000" office:value-type="float" office:value="2.0010546875" calcext:value-type="float">
            <text:p>2.0011</text:p>
          </table:table-cell>
          <table:table-cell table:style-name="ce4" table:formula="of:=[.H18]+[.I17]" office:value-type="float" office:value="32.0028515625" calcext:value-type="float">
            <text:p>32.0029</text:p>
          </table:table-cell>
          <table:table-cell table:style-name="ce7" table:formula="of:=[.I18]-2*([.$B18]-1)" office:value-type="float" office:value="0.00285156249999119" calcext:value-type="float">
            <text:p>0.0028515625</text:p>
          </table:table-cell>
          <table:table-cell table:style-name="Default" office:value-type="float" office:value="63625440646530" calcext:value-type="float">
            <text:p>63625440646530</text:p>
          </table:table-cell>
          <table:table-cell table:style-name="ce4" table:formula="of:=([.K18]-[.K17])/1000" office:value-type="float" office:value="2.0004375" calcext:value-type="float">
            <text:p>2.0004</text:p>
          </table:table-cell>
          <table:table-cell table:style-name="ce4" table:formula="of:=[.L18]+[.M17]" office:value-type="float" office:value="32.0026796875" calcext:value-type="float">
            <text:p>32.0027</text:p>
          </table:table-cell>
          <table:table-cell table:style-name="ce8" table:formula="of:=[.M18]-2*([.$B18]-1)" office:value-type="float" office:value="0.00267968749999881" calcext:value-type="float">
            <text:p>0.0026796875</text:p>
          </table:table-cell>
          <table:table-cell table:style-name="Default" office:value-type="float" office:value="63625441123260.9" calcext:value-type="float">
            <text:p>63625441123260.9</text:p>
          </table:table-cell>
          <table:table-cell table:style-name="ce4" table:formula="of:=([.O18]-[.O17])/1000" office:value-type="float" office:value="1.9995" calcext:value-type="float">
            <text:p>1.9995</text:p>
          </table:table-cell>
          <table:table-cell table:style-name="ce4" table:formula="of:=[.P18]+[.Q17]" office:value-type="float" office:value="32.0017421875" calcext:value-type="float">
            <text:p>32.0017</text:p>
          </table:table-cell>
          <table:table-cell table:style-name="ce9" table:formula="of:=[.Q18]-2*([.$B18]-1)" office:value-type="float" office:value="0.00174218749999966" calcext:value-type="float">
            <text:p>0.0017421875</text:p>
          </table:table-cell>
          <table:table-cell table:style-name="Default" office:value-type="float" office:value="63625441622392.7" calcext:value-type="float">
            <text:p>63625441622392.7</text:p>
          </table:table-cell>
          <table:table-cell table:style-name="ce4" table:formula="of:=([.S18]-[.S17])/1000" office:value-type="float" office:value="2" calcext:value-type="float">
            <text:p>2.0000</text:p>
          </table:table-cell>
          <table:table-cell table:style-name="ce4" table:formula="of:=[.T18]+[.U17]" office:value-type="float" office:value="32.0014140625" calcext:value-type="float">
            <text:p>32.0014</text:p>
          </table:table-cell>
          <table:table-cell table:style-name="ce10" table:formula="of:=[.U18]-2*([.$B18]-1)" office:value-type="float" office:value="0.00141406249998965" calcext:value-type="float">
            <text:p>0.0014140625</text:p>
          </table:table-cell>
          <table:table-cell table:style-name="Default" office:value-type="float" office:value="63625442112063" calcext:value-type="float">
            <text:p>63625442112063</text:p>
          </table:table-cell>
          <table:table-cell table:style-name="ce4" table:formula="of:=([.W18]-[.W17])/1000" office:value-type="float" office:value="1.99934375" calcext:value-type="float">
            <text:p>1.9993</text:p>
          </table:table-cell>
          <table:table-cell table:style-name="ce4" table:formula="of:=[.X18]+[.Y17]" office:value-type="float" office:value="32.0001484375" calcext:value-type="float">
            <text:p>32.0001</text:p>
          </table:table-cell>
          <table:table-cell table:style-name="ce11" table:formula="of:=[.Y18]-2*([.$B18]-1)" office:value-type="float" office:value="0.000148437500001819" calcext:value-type="float">
            <text:p>0.0001484375</text:p>
          </table:table-cell>
          <table:table-cell table:style-name="Default" office:value-type="float" office:value="63625442589930.8" calcext:value-type="float">
            <text:p>63625442589930.8</text:p>
          </table:table-cell>
          <table:table-cell table:style-name="ce4" table:formula="of:=([.AA18]-[.AA17])/1000" office:value-type="float" office:value="1.9996953125" calcext:value-type="float">
            <text:p>1.9997</text:p>
          </table:table-cell>
          <table:table-cell table:style-name="ce4" table:formula="of:=[.AB18]+[.AC17]" office:value-type="float" office:value="31.99975" calcext:value-type="float">
            <text:p>31.9998</text:p>
          </table:table-cell>
          <table:table-cell table:style-name="ce12" table:formula="of:=[.AC18]-2*([.$B18]-1)" office:value-type="float" office:value="-0.000250000000001194" calcext:value-type="float">
            <text:p>-0.00025</text:p>
          </table:table-cell>
          <table:table-cell table:style-name="Default" office:value-type="float" office:value="63625443051818.8" calcext:value-type="float">
            <text:p>63625443051818.8</text:p>
          </table:table-cell>
          <table:table-cell table:style-name="ce4" table:formula="of:=([.AE18]-[.AE17])/1000" office:value-type="float" office:value="2.000359375" calcext:value-type="float">
            <text:p>2.0004</text:p>
          </table:table-cell>
          <table:table-cell table:style-name="ce4" table:formula="of:=[.AF18]+[.AG17]" office:value-type="float" office:value="32.0008203125" calcext:value-type="float">
            <text:p>32.0008</text:p>
          </table:table-cell>
          <table:table-cell table:style-name="ce13" table:formula="of:=[.AG18]-2*([.$B18]-1)" office:value-type="float" office:value="0.000820312499996589" calcext:value-type="float">
            <text:p>0.0008203125</text:p>
          </table:table-cell>
          <table:table-cell table:style-name="Default" office:value-type="float" office:value="63625443515607.6" calcext:value-type="float">
            <text:p>63625443515607.6</text:p>
          </table:table-cell>
          <table:table-cell table:style-name="ce4" table:formula="of:=([.AI18]-[.AI17])/1000" office:value-type="float" office:value="1.99934375" calcext:value-type="float">
            <text:p>1.9993</text:p>
          </table:table-cell>
          <table:table-cell table:style-name="ce4" table:formula="of:=[.AJ18]+[.AK17]" office:value-type="float" office:value="31.9994765625" calcext:value-type="float">
            <text:p>31.9995</text:p>
          </table:table-cell>
          <table:table-cell table:style-name="ce14" table:formula="of:=[.AK18]-2*([.$B18]-1)" office:value-type="float" office:value="-0.00052343750000361" calcext:value-type="float">
            <text:p>-0.0005234375</text:p>
          </table:table-cell>
          <table:table-cell table:style-name="Default" office:value-type="float" office:value="63625443991900.4" calcext:value-type="float">
            <text:p>63625443991900.4</text:p>
          </table:table-cell>
          <table:table-cell table:style-name="ce4" table:formula="of:=([.AM18]-[.AM17])/1000" office:value-type="float" office:value="1.998734375" calcext:value-type="float">
            <text:p>1.9987</text:p>
          </table:table-cell>
          <table:table-cell table:style-name="ce4" table:formula="of:=[.AN18]+[.AO17]" office:value-type="float" office:value="31.9994453125" calcext:value-type="float">
            <text:p>31.9994</text:p>
          </table:table-cell>
          <table:table-cell table:style-name="ce15" table:formula="of:=[.AO18]-2*([.$B18]-1)" office:value-type="float" office:value="-0.000554687499995765" calcext:value-type="float">
            <text:p>-0.0005546875</text:p>
          </table:table-cell>
          <table:table-cell table:style-name="Default" office:value-type="float" office:value="63625444454229.4" calcext:value-type="float">
            <text:p>63625444454229.4</text:p>
          </table:table-cell>
          <table:table-cell table:style-name="ce4" table:formula="of:=([.AQ18]-[.AQ17])/1000" office:value-type="float" office:value="1.9984375" calcext:value-type="float">
            <text:p>1.9984</text:p>
          </table:table-cell>
          <table:table-cell table:style-name="ce4" table:formula="of:=[.AR18]+[.AS17]" office:value-type="float" office:value="32.001453125" calcext:value-type="float">
            <text:p>32.0015</text:p>
          </table:table-cell>
          <table:table-cell table:style-name="ce16" table:formula="of:=[.AS18]-2*([.$B18]-1)" office:value-type="float" office:value="0.00145312499999761" calcext:value-type="float">
            <text:p>0.001453125</text:p>
          </table:table-cell>
          <table:table-cell table:style-name="Default" office:value-type="float" office:value="63625444924874.3" calcext:value-type="float">
            <text:p>63625444924874.3</text:p>
          </table:table-cell>
          <table:table-cell table:style-name="ce4" table:formula="of:=([.AU18]-[.AU17])/1000" office:value-type="float" office:value="1.9983046875" calcext:value-type="float">
            <text:p>1.9983</text:p>
          </table:table-cell>
          <table:table-cell table:style-name="ce4" table:formula="of:=[.AV18]+[.AW17]" office:value-type="float" office:value="32.00128125" calcext:value-type="float">
            <text:p>32.0013</text:p>
          </table:table-cell>
          <table:table-cell table:style-name="ce17" table:formula="of:=[.AW18]-2*([.$B18]-1)" office:value-type="float" office:value="0.00128125000000523" calcext:value-type="float">
            <text:p>0.00128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prompt 2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63625439515834.9" calcext:value-type="float">
            <text:p>63625439515834.9</text:p>
          </table:table-cell>
          <table:table-cell table:formula="of:=([.C19]-[.C18])/1000" office:value-type="float" office:value="1.9989140625" calcext:value-type="float">
            <text:p>1.9989</text:p>
          </table:table-cell>
          <table:table-cell table:formula="of:=[.D19]+[.E18]" office:value-type="float" office:value="34.0005546875" calcext:value-type="float">
            <text:p>34.0006</text:p>
          </table:table-cell>
          <table:table-cell table:style-name="ce6" table:formula="of:=[.E19]-2*([.$B19]-1)" office:value-type="float" office:value="0.000554687499999318" calcext:value-type="float">
            <text:p>0.0005546875</text:p>
          </table:table-cell>
          <table:table-cell table:style-name="Default" office:value-type="float" office:value="63625440178561.1" calcext:value-type="float">
            <text:p>63625440178561.1</text:p>
          </table:table-cell>
          <table:table-cell table:style-name="ce4" table:formula="of:=([.G19]-[.G18])/1000" office:value-type="float" office:value="1.998890625" calcext:value-type="float">
            <text:p>1.9989</text:p>
          </table:table-cell>
          <table:table-cell table:style-name="ce4" table:formula="of:=[.H19]+[.I18]" office:value-type="float" office:value="34.0017421875" calcext:value-type="float">
            <text:p>34.0017</text:p>
          </table:table-cell>
          <table:table-cell table:style-name="ce7" table:formula="of:=[.I19]-2*([.$B19]-1)" office:value-type="float" office:value="0.00174218749999255" calcext:value-type="float">
            <text:p>0.0017421875</text:p>
          </table:table-cell>
          <table:table-cell table:style-name="Default" office:value-type="float" office:value="63625440648529" calcext:value-type="float">
            <text:p>63625440648529</text:p>
          </table:table-cell>
          <table:table-cell table:style-name="ce4" table:formula="of:=([.K19]-[.K18])/1000" office:value-type="float" office:value="1.999078125" calcext:value-type="float">
            <text:p>1.9991</text:p>
          </table:table-cell>
          <table:table-cell table:style-name="ce4" table:formula="of:=[.L19]+[.M18]" office:value-type="float" office:value="34.0017578125" calcext:value-type="float">
            <text:p>34.0018</text:p>
          </table:table-cell>
          <table:table-cell table:style-name="ce8" table:formula="of:=[.M19]-2*([.$B19]-1)" office:value-type="float" office:value="0.00175781249999574" calcext:value-type="float">
            <text:p>0.0017578125</text:p>
          </table:table-cell>
          <table:table-cell table:style-name="Default" office:value-type="float" office:value="63625441125261" calcext:value-type="float">
            <text:p>63625441125261</text:p>
          </table:table-cell>
          <table:table-cell table:style-name="ce4" table:formula="of:=([.O19]-[.O18])/1000" office:value-type="float" office:value="2.000109375" calcext:value-type="float">
            <text:p>2.0001</text:p>
          </table:table-cell>
          <table:table-cell table:style-name="ce4" table:formula="of:=[.P19]+[.Q18]" office:value-type="float" office:value="34.0018515625" calcext:value-type="float">
            <text:p>34.0019</text:p>
          </table:table-cell>
          <table:table-cell table:style-name="ce9" table:formula="of:=[.Q19]-2*([.$B19]-1)" office:value-type="float" office:value="0.00185156250000063" calcext:value-type="float">
            <text:p>0.0018515625</text:p>
          </table:table-cell>
          <table:table-cell table:style-name="Default" office:value-type="float" office:value="63625441624392.2" calcext:value-type="float">
            <text:p>63625441624392.2</text:p>
          </table:table-cell>
          <table:table-cell table:style-name="ce4" table:formula="of:=([.S19]-[.S18])/1000" office:value-type="float" office:value="1.9995390625" calcext:value-type="float">
            <text:p>1.9995</text:p>
          </table:table-cell>
          <table:table-cell table:style-name="ce4" table:formula="of:=[.T19]+[.U18]" office:value-type="float" office:value="34.000953125" calcext:value-type="float">
            <text:p>34.0010</text:p>
          </table:table-cell>
          <table:table-cell table:style-name="ce10" table:formula="of:=[.U19]-2*([.$B19]-1)" office:value-type="float" office:value="0.00095312499998812" calcext:value-type="float">
            <text:p>0.000953125</text:p>
          </table:table-cell>
          <table:table-cell table:style-name="Default" office:value-type="float" office:value="63625442114066.1" calcext:value-type="float">
            <text:p>63625442114066.1</text:p>
          </table:table-cell>
          <table:table-cell table:style-name="ce4" table:formula="of:=([.W19]-[.W18])/1000" office:value-type="float" office:value="2.003078125" calcext:value-type="float">
            <text:p>2.0031</text:p>
          </table:table-cell>
          <table:table-cell table:style-name="ce4" table:formula="of:=[.X19]+[.Y18]" office:value-type="float" office:value="34.0032265625" calcext:value-type="float">
            <text:p>34.0032</text:p>
          </table:table-cell>
          <table:table-cell table:style-name="ce11" table:formula="of:=[.Y19]-2*([.$B19]-1)" office:value-type="float" office:value="0.00322656250000364" calcext:value-type="float">
            <text:p>0.0032265625</text:p>
          </table:table-cell>
          <table:table-cell table:style-name="Default" office:value-type="float" office:value="63625442591931.1" calcext:value-type="float">
            <text:p>63625442591931.1</text:p>
          </table:table-cell>
          <table:table-cell table:style-name="ce4" table:formula="of:=([.AA19]-[.AA18])/1000" office:value-type="float" office:value="2.0002109375" calcext:value-type="float">
            <text:p>2.0002</text:p>
          </table:table-cell>
          <table:table-cell table:style-name="ce4" table:formula="of:=[.AB19]+[.AC18]" office:value-type="float" office:value="33.9999609375" calcext:value-type="float">
            <text:p>34.0000</text:p>
          </table:table-cell>
          <table:table-cell table:style-name="ce12" table:formula="of:=[.AC19]-2*([.$B19]-1)" office:value-type="float" office:value="-0.0000390625000008526" calcext:value-type="float">
            <text:p>-3.90625000008526E-05</text:p>
          </table:table-cell>
          <table:table-cell table:style-name="Default" office:value-type="float" office:value="63625443053818.4" calcext:value-type="float">
            <text:p>63625443053818.4</text:p>
          </table:table-cell>
          <table:table-cell table:style-name="ce4" table:formula="of:=([.AE19]-[.AE18])/1000" office:value-type="float" office:value="1.9996171875" calcext:value-type="float">
            <text:p>1.9996</text:p>
          </table:table-cell>
          <table:table-cell table:style-name="ce4" table:formula="of:=[.AF19]+[.AG18]" office:value-type="float" office:value="34.0004375" calcext:value-type="float">
            <text:p>34.0004</text:p>
          </table:table-cell>
          <table:table-cell table:style-name="ce13" table:formula="of:=[.AG19]-2*([.$B19]-1)" office:value-type="float" office:value="0.00043749999999676" calcext:value-type="float">
            <text:p>0.0004375</text:p>
          </table:table-cell>
          <table:table-cell table:style-name="Default" office:value-type="float" office:value="63625443517608.9" calcext:value-type="float">
            <text:p>63625443517608.9</text:p>
          </table:table-cell>
          <table:table-cell table:style-name="ce4" table:formula="of:=([.AI19]-[.AI18])/1000" office:value-type="float" office:value="2.001359375" calcext:value-type="float">
            <text:p>2.0014</text:p>
          </table:table-cell>
          <table:table-cell table:style-name="ce4" table:formula="of:=[.AJ19]+[.AK18]" office:value-type="float" office:value="34.0008359375" calcext:value-type="float">
            <text:p>34.0008</text:p>
          </table:table-cell>
          <table:table-cell table:style-name="ce14" table:formula="of:=[.AK19]-2*([.$B19]-1)" office:value-type="float" office:value="0.000835937499999773" calcext:value-type="float">
            <text:p>0.0008359375</text:p>
          </table:table-cell>
          <table:table-cell table:style-name="Default" office:value-type="float" office:value="63625443993902.4" calcext:value-type="float">
            <text:p>63625443993902.4</text:p>
          </table:table-cell>
          <table:table-cell table:style-name="ce4" table:formula="of:=([.AM19]-[.AM18])/1000" office:value-type="float" office:value="2.0020390625" calcext:value-type="float">
            <text:p>2.0020</text:p>
          </table:table-cell>
          <table:table-cell table:style-name="ce4" table:formula="of:=[.AN19]+[.AO18]" office:value-type="float" office:value="34.001484375" calcext:value-type="float">
            <text:p>34.0015</text:p>
          </table:table-cell>
          <table:table-cell table:style-name="ce15" table:formula="of:=[.AO19]-2*([.$B19]-1)" office:value-type="float" office:value="0.00148437500000398" calcext:value-type="float">
            <text:p>0.001484375</text:p>
          </table:table-cell>
          <table:table-cell table:style-name="Default" office:value-type="float" office:value="63625444456230.7" calcext:value-type="float">
            <text:p>63625444456230.7</text:p>
          </table:table-cell>
          <table:table-cell table:style-name="ce4" table:formula="of:=([.AQ19]-[.AQ18])/1000" office:value-type="float" office:value="2.0013828125" calcext:value-type="float">
            <text:p>2.0014</text:p>
          </table:table-cell>
          <table:table-cell table:style-name="ce4" table:formula="of:=[.AR19]+[.AS18]" office:value-type="float" office:value="34.0028359375" calcext:value-type="float">
            <text:p>34.0028</text:p>
          </table:table-cell>
          <table:table-cell table:style-name="ce16" table:formula="of:=[.AS19]-2*([.$B19]-1)" office:value-type="float" office:value="0.00283593749999511" calcext:value-type="float">
            <text:p>0.0028359375</text:p>
          </table:table-cell>
          <table:table-cell table:style-name="Default" office:value-type="float" office:value="63625444926872.5" calcext:value-type="float">
            <text:p>63625444926872.5</text:p>
          </table:table-cell>
          <table:table-cell table:style-name="ce4" table:formula="of:=([.AU19]-[.AU18])/1000" office:value-type="float" office:value="1.9981875" calcext:value-type="float">
            <text:p>1.9982</text:p>
          </table:table-cell>
          <table:table-cell table:style-name="ce4" table:formula="of:=[.AV19]+[.AW18]" office:value-type="float" office:value="33.99946875" calcext:value-type="float">
            <text:p>33.9995</text:p>
          </table:table-cell>
          <table:table-cell table:style-name="ce17" table:formula="of:=[.AW19]-2*([.$B19]-1)" office:value-type="float" office:value="-0.000531249999994543" calcext:value-type="float">
            <text:p>-0.0005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rame</text:p>
          </table:table-cell>
          <table:table-cell table:style-name="ce3" office:value-type="float" office:value="19" calcext:value-type="float">
            <text:p>19</text:p>
          </table:table-cell>
          <table:table-cell office:value-type="float" office:value="63625439517834.5" calcext:value-type="float">
            <text:p>63625439517834.5</text:p>
          </table:table-cell>
          <table:table-cell table:formula="of:=([.C20]-[.C19])/1000" office:value-type="float" office:value="1.999640625" calcext:value-type="float">
            <text:p>1.9996</text:p>
          </table:table-cell>
          <table:table-cell table:formula="of:=[.D20]+[.E19]" office:value-type="float" office:value="36.0001953125" calcext:value-type="float">
            <text:p>36.0002</text:p>
          </table:table-cell>
          <table:table-cell table:style-name="ce6" table:formula="of:=[.E20]-2*([.$B20]-1)" office:value-type="float" office:value="0.000195312499997158" calcext:value-type="float">
            <text:p>0.0001953125</text:p>
          </table:table-cell>
          <table:table-cell table:style-name="Default" office:value-type="float" office:value="63625440180560" calcext:value-type="float">
            <text:p>63625440180560</text:p>
          </table:table-cell>
          <table:table-cell table:style-name="ce4" table:formula="of:=([.G20]-[.G19])/1000" office:value-type="float" office:value="1.9988125" calcext:value-type="float">
            <text:p>1.9988</text:p>
          </table:table-cell>
          <table:table-cell table:style-name="ce4" table:formula="of:=[.H20]+[.I19]" office:value-type="float" office:value="36.0005546875" calcext:value-type="float">
            <text:p>36.0006</text:p>
          </table:table-cell>
          <table:table-cell table:style-name="ce7" table:formula="of:=[.I20]-2*([.$B20]-1)" office:value-type="float" office:value="0.000554687499992212" calcext:value-type="float">
            <text:p>0.0005546875</text:p>
          </table:table-cell>
          <table:table-cell table:style-name="Default" office:value-type="float" office:value="63625440650528.7" calcext:value-type="float">
            <text:p>63625440650528.7</text:p>
          </table:table-cell>
          <table:table-cell table:style-name="ce4" table:formula="of:=([.K20]-[.K19])/1000" office:value-type="float" office:value="1.9996640625" calcext:value-type="float">
            <text:p>1.9997</text:p>
          </table:table-cell>
          <table:table-cell table:style-name="ce4" table:formula="of:=[.L20]+[.M19]" office:value-type="float" office:value="36.001421875" calcext:value-type="float">
            <text:p>36.0014</text:p>
          </table:table-cell>
          <table:table-cell table:style-name="ce8" table:formula="of:=[.M20]-2*([.$B20]-1)" office:value-type="float" office:value="0.00142187499999835" calcext:value-type="float">
            <text:p>0.001421875</text:p>
          </table:table-cell>
          <table:table-cell table:style-name="Default" office:value-type="float" office:value="63625441127259.6" calcext:value-type="float">
            <text:p>63625441127259.6</text:p>
          </table:table-cell>
          <table:table-cell table:style-name="ce4" table:formula="of:=([.O20]-[.O19])/1000" office:value-type="float" office:value="1.99865625" calcext:value-type="float">
            <text:p>1.9987</text:p>
          </table:table-cell>
          <table:table-cell table:style-name="ce4" table:formula="of:=[.P20]+[.Q19]" office:value-type="float" office:value="36.0005078125" calcext:value-type="float">
            <text:p>36.0005</text:p>
          </table:table-cell>
          <table:table-cell table:style-name="ce9" table:formula="of:=[.Q20]-2*([.$B20]-1)" office:value-type="float" office:value="0.000507812500003979" calcext:value-type="float">
            <text:p>0.0005078125</text:p>
          </table:table-cell>
          <table:table-cell table:style-name="Default" office:value-type="float" office:value="63625441626391.2" calcext:value-type="float">
            <text:p>63625441626391.2</text:p>
          </table:table-cell>
          <table:table-cell table:style-name="ce4" table:formula="of:=([.S20]-[.S19])/1000" office:value-type="float" office:value="1.9989296875" calcext:value-type="float">
            <text:p>1.9989</text:p>
          </table:table-cell>
          <table:table-cell table:style-name="ce4" table:formula="of:=[.T20]+[.U19]" office:value-type="float" office:value="35.9998828125" calcext:value-type="float">
            <text:p>35.9999</text:p>
          </table:table-cell>
          <table:table-cell table:style-name="ce10" table:formula="of:=[.U20]-2*([.$B20]-1)" office:value-type="float" office:value="-0.000117187500009663" calcext:value-type="float">
            <text:p>-0.0001171875</text:p>
          </table:table-cell>
          <table:table-cell table:style-name="Default" office:value-type="float" office:value="63625442116064" calcext:value-type="float">
            <text:p>63625442116064</text:p>
          </table:table-cell>
          <table:table-cell table:style-name="ce4" table:formula="of:=([.W20]-[.W19])/1000" office:value-type="float" office:value="1.997875" calcext:value-type="float">
            <text:p>1.9979</text:p>
          </table:table-cell>
          <table:table-cell table:style-name="ce4" table:formula="of:=[.X20]+[.Y19]" office:value-type="float" office:value="36.0011015625" calcext:value-type="float">
            <text:p>36.0011</text:p>
          </table:table-cell>
          <table:table-cell table:style-name="ce11" table:formula="of:=[.Y20]-2*([.$B20]-1)" office:value-type="float" office:value="0.00110156250000415" calcext:value-type="float">
            <text:p>0.0011015625</text:p>
          </table:table-cell>
          <table:table-cell table:style-name="Default" office:value-type="float" office:value="63625442593930.9" calcext:value-type="float">
            <text:p>63625442593930.9</text:p>
          </table:table-cell>
          <table:table-cell table:style-name="ce4" table:formula="of:=([.AA20]-[.AA19])/1000" office:value-type="float" office:value="1.9998046875" calcext:value-type="float">
            <text:p>1.9998</text:p>
          </table:table-cell>
          <table:table-cell table:style-name="ce4" table:formula="of:=[.AB20]+[.AC19]" office:value-type="float" office:value="35.999765625" calcext:value-type="float">
            <text:p>35.9998</text:p>
          </table:table-cell>
          <table:table-cell table:style-name="ce12" table:formula="of:=[.AC20]-2*([.$B20]-1)" office:value-type="float" office:value="-0.00023437499999801" calcext:value-type="float">
            <text:p>-0.000234375</text:p>
          </table:table-cell>
          <table:table-cell table:style-name="Default" office:value-type="float" office:value="63625443055820.1" calcext:value-type="float">
            <text:p>63625443055820.1</text:p>
          </table:table-cell>
          <table:table-cell table:style-name="ce4" table:formula="of:=([.AE20]-[.AE19])/1000" office:value-type="float" office:value="2.0017265625" calcext:value-type="float">
            <text:p>2.0017</text:p>
          </table:table-cell>
          <table:table-cell table:style-name="ce4" table:formula="of:=[.AF20]+[.AG19]" office:value-type="float" office:value="36.0021640625" calcext:value-type="float">
            <text:p>36.0022</text:p>
          </table:table-cell>
          <table:table-cell table:style-name="ce13" table:formula="of:=[.AG20]-2*([.$B20]-1)" office:value-type="float" office:value="0.00216406250000034" calcext:value-type="float">
            <text:p>0.0021640625</text:p>
          </table:table-cell>
          <table:table-cell table:style-name="Default" office:value-type="float" office:value="63625443519608.1" calcext:value-type="float">
            <text:p>63625443519608.1</text:p>
          </table:table-cell>
          <table:table-cell table:style-name="ce4" table:formula="of:=([.AI20]-[.AI19])/1000" office:value-type="float" office:value="1.9991953125" calcext:value-type="float">
            <text:p>1.9992</text:p>
          </table:table-cell>
          <table:table-cell table:style-name="ce4" table:formula="of:=[.AJ20]+[.AK19]" office:value-type="float" office:value="36.00003125" calcext:value-type="float">
            <text:p>36.0000</text:p>
          </table:table-cell>
          <table:table-cell table:style-name="ce14" table:formula="of:=[.AK20]-2*([.$B20]-1)" office:value-type="float" office:value="0.000031249999999261" calcext:value-type="float">
            <text:p>0.00003125</text:p>
          </table:table-cell>
          <table:table-cell table:style-name="Default" office:value-type="float" office:value="63625443995901.8" calcext:value-type="float">
            <text:p>63625443995901.8</text:p>
          </table:table-cell>
          <table:table-cell table:style-name="ce4" table:formula="of:=([.AM20]-[.AM19])/1000" office:value-type="float" office:value="1.999390625" calcext:value-type="float">
            <text:p>1.9994</text:p>
          </table:table-cell>
          <table:table-cell table:style-name="ce4" table:formula="of:=[.AN20]+[.AO19]" office:value-type="float" office:value="36.000875" calcext:value-type="float">
            <text:p>36.0009</text:p>
          </table:table-cell>
          <table:table-cell table:style-name="ce15" table:formula="of:=[.AO20]-2*([.$B20]-1)" office:value-type="float" office:value="0.000875000000000625" calcext:value-type="float">
            <text:p>0.000875</text:p>
          </table:table-cell>
          <table:table-cell table:style-name="Default" office:value-type="float" office:value="63625444458228.3" calcext:value-type="float">
            <text:p>63625444458228.3</text:p>
          </table:table-cell>
          <table:table-cell table:style-name="ce4" table:formula="of:=([.AQ20]-[.AQ19])/1000" office:value-type="float" office:value="1.99759375" calcext:value-type="float">
            <text:p>1.9976</text:p>
          </table:table-cell>
          <table:table-cell table:style-name="ce4" table:formula="of:=[.AR20]+[.AS19]" office:value-type="float" office:value="36.0004296875" calcext:value-type="float">
            <text:p>36.0004</text:p>
          </table:table-cell>
          <table:table-cell table:style-name="ce16" table:formula="of:=[.AS20]-2*([.$B20]-1)" office:value-type="float" office:value="0.000429687499995168" calcext:value-type="float">
            <text:p>0.0004296875</text:p>
          </table:table-cell>
          <table:table-cell table:style-name="Default" office:value-type="float" office:value="63625444928873.7" calcext:value-type="float">
            <text:p>63625444928873.7</text:p>
          </table:table-cell>
          <table:table-cell table:style-name="ce4" table:formula="of:=([.AU20]-[.AU19])/1000" office:value-type="float" office:value="2.001171875" calcext:value-type="float">
            <text:p>2.0012</text:p>
          </table:table-cell>
          <table:table-cell table:style-name="ce4" table:formula="of:=[.AV20]+[.AW19]" office:value-type="float" office:value="36.000640625" calcext:value-type="float">
            <text:p>36.0006</text:p>
          </table:table-cell>
          <table:table-cell table:style-name="ce17" table:formula="of:=[.AW20]-2*([.$B20]-1)" office:value-type="float" office:value="0.000640625000002615" calcext:value-type="float">
            <text:p>0.000640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63625439519835.2" calcext:value-type="float">
            <text:p>63625439519835.2</text:p>
          </table:table-cell>
          <table:table-cell table:formula="of:=([.C21]-[.C20])/1000" office:value-type="float" office:value="2.0006796875" calcext:value-type="float">
            <text:p>2.0007</text:p>
          </table:table-cell>
          <table:table-cell table:formula="of:=[.D21]+[.E20]" office:value-type="float" office:value="38.000875" calcext:value-type="float">
            <text:p>38.0009</text:p>
          </table:table-cell>
          <table:table-cell table:style-name="ce6" table:formula="of:=[.E21]-2*([.$B21]-1)" office:value-type="float" office:value="0.00087499999999352" calcext:value-type="float">
            <text:p>0.000875</text:p>
          </table:table-cell>
          <table:table-cell table:style-name="Default" office:value-type="float" office:value="63625440182559.7" calcext:value-type="float">
            <text:p>63625440182559.7</text:p>
          </table:table-cell>
          <table:table-cell table:style-name="ce4" table:formula="of:=([.G21]-[.G20])/1000" office:value-type="float" office:value="1.9997109375" calcext:value-type="float">
            <text:p>1.9997</text:p>
          </table:table-cell>
          <table:table-cell table:style-name="ce4" table:formula="of:=[.H21]+[.I20]" office:value-type="float" office:value="38.000265625" calcext:value-type="float">
            <text:p>38.0003</text:p>
          </table:table-cell>
          <table:table-cell table:style-name="ce7" table:formula="of:=[.I21]-2*([.$B21]-1)" office:value-type="float" office:value="0.000265624999990166" calcext:value-type="float">
            <text:p>0.000265625</text:p>
          </table:table-cell>
          <table:table-cell table:style-name="Default" office:value-type="float" office:value="63625440652527.7" calcext:value-type="float">
            <text:p>63625440652527.7</text:p>
          </table:table-cell>
          <table:table-cell table:style-name="ce4" table:formula="of:=([.K21]-[.K20])/1000" office:value-type="float" office:value="1.99903125" calcext:value-type="float">
            <text:p>1.9990</text:p>
          </table:table-cell>
          <table:table-cell table:style-name="ce4" table:formula="of:=[.L21]+[.M20]" office:value-type="float" office:value="38.000453125" calcext:value-type="float">
            <text:p>38.0005</text:p>
          </table:table-cell>
          <table:table-cell table:style-name="ce8" table:formula="of:=[.M21]-2*([.$B21]-1)" office:value-type="float" office:value="0.000453124999999943" calcext:value-type="float">
            <text:p>0.000453125</text:p>
          </table:table-cell>
          <table:table-cell table:style-name="Default" office:value-type="float" office:value="63625441129259.5" calcext:value-type="float">
            <text:p>63625441129259.5</text:p>
          </table:table-cell>
          <table:table-cell table:style-name="ce4" table:formula="of:=([.O21]-[.O20])/1000" office:value-type="float" office:value="1.9999140625" calcext:value-type="float">
            <text:p>1.9999</text:p>
          </table:table-cell>
          <table:table-cell table:style-name="ce4" table:formula="of:=[.P21]+[.Q20]" office:value-type="float" office:value="38.000421875" calcext:value-type="float">
            <text:p>38.0004</text:p>
          </table:table-cell>
          <table:table-cell table:style-name="ce9" table:formula="of:=[.Q21]-2*([.$B21]-1)" office:value-type="float" office:value="0.000421875000000682" calcext:value-type="float">
            <text:p>0.000421875</text:p>
          </table:table-cell>
          <table:table-cell table:style-name="Default" office:value-type="float" office:value="63625441628391.7" calcext:value-type="float">
            <text:p>63625441628391.7</text:p>
          </table:table-cell>
          <table:table-cell table:style-name="ce4" table:formula="of:=([.S21]-[.S20])/1000" office:value-type="float" office:value="2.0005" calcext:value-type="float">
            <text:p>2.0005</text:p>
          </table:table-cell>
          <table:table-cell table:style-name="ce4" table:formula="of:=[.T21]+[.U20]" office:value-type="float" office:value="38.0003828125" calcext:value-type="float">
            <text:p>38.0004</text:p>
          </table:table-cell>
          <table:table-cell table:style-name="ce10" table:formula="of:=[.U21]-2*([.$B21]-1)" office:value-type="float" office:value="0.000382812499992724" calcext:value-type="float">
            <text:p>0.0003828125</text:p>
          </table:table-cell>
          <table:table-cell table:style-name="Default" office:value-type="float" office:value="63625442118062.8" calcext:value-type="float">
            <text:p>63625442118062.8</text:p>
          </table:table-cell>
          <table:table-cell table:style-name="ce4" table:formula="of:=([.W21]-[.W20])/1000" office:value-type="float" office:value="1.998828125" calcext:value-type="float">
            <text:p>1.9988</text:p>
          </table:table-cell>
          <table:table-cell table:style-name="ce4" table:formula="of:=[.X21]+[.Y20]" office:value-type="float" office:value="37.9999296875" calcext:value-type="float">
            <text:p>37.9999</text:p>
          </table:table-cell>
          <table:table-cell table:style-name="ce11" table:formula="of:=[.Y21]-2*([.$B21]-1)" office:value-type="float" office:value="-0.0000703124999930083" calcext:value-type="float">
            <text:p>-7.03124999930083E-05</text:p>
          </table:table-cell>
          <table:table-cell table:style-name="Default" office:value-type="float" office:value="63625442595931.5" calcext:value-type="float">
            <text:p>63625442595931.5</text:p>
          </table:table-cell>
          <table:table-cell table:style-name="ce4" table:formula="of:=([.AA21]-[.AA20])/1000" office:value-type="float" office:value="2.000671875" calcext:value-type="float">
            <text:p>2.0007</text:p>
          </table:table-cell>
          <table:table-cell table:style-name="ce4" table:formula="of:=[.AB21]+[.AC20]" office:value-type="float" office:value="38.0004375" calcext:value-type="float">
            <text:p>38.0004</text:p>
          </table:table-cell>
          <table:table-cell table:style-name="ce12" table:formula="of:=[.AC21]-2*([.$B21]-1)" office:value-type="float" office:value="0.000437500000003865" calcext:value-type="float">
            <text:p>0.0004375</text:p>
          </table:table-cell>
          <table:table-cell table:style-name="Default" office:value-type="float" office:value="63625443057817.8" calcext:value-type="float">
            <text:p>63625443057817.8</text:p>
          </table:table-cell>
          <table:table-cell table:style-name="ce4" table:formula="of:=([.AE21]-[.AE20])/1000" office:value-type="float" office:value="1.9976171875" calcext:value-type="float">
            <text:p>1.9976</text:p>
          </table:table-cell>
          <table:table-cell table:style-name="ce4" table:formula="of:=[.AF21]+[.AG20]" office:value-type="float" office:value="37.99978125" calcext:value-type="float">
            <text:p>37.9998</text:p>
          </table:table-cell>
          <table:table-cell table:style-name="ce13" table:formula="of:=[.AG21]-2*([.$B21]-1)" office:value-type="float" office:value="-0.000218750000001933" calcext:value-type="float">
            <text:p>-0.00021875</text:p>
          </table:table-cell>
          <table:table-cell table:style-name="Default" office:value-type="float" office:value="63625443521608.6" calcext:value-type="float">
            <text:p>63625443521608.6</text:p>
          </table:table-cell>
          <table:table-cell table:style-name="ce4" table:formula="of:=([.AI21]-[.AI20])/1000" office:value-type="float" office:value="2.0005" calcext:value-type="float">
            <text:p>2.0005</text:p>
          </table:table-cell>
          <table:table-cell table:style-name="ce4" table:formula="of:=[.AJ21]+[.AK20]" office:value-type="float" office:value="38.00053125" calcext:value-type="float">
            <text:p>38.0005</text:p>
          </table:table-cell>
          <table:table-cell table:style-name="ce14" table:formula="of:=[.AK21]-2*([.$B21]-1)" office:value-type="float" office:value="0.000531250000001648" calcext:value-type="float">
            <text:p>0.00053125</text:p>
          </table:table-cell>
          <table:table-cell table:style-name="Default" office:value-type="float" office:value="63625443997902.3" calcext:value-type="float">
            <text:p>63625443997902.3</text:p>
          </table:table-cell>
          <table:table-cell table:style-name="ce4" table:formula="of:=([.AM21]-[.AM20])/1000" office:value-type="float" office:value="2.00053125" calcext:value-type="float">
            <text:p>2.0005</text:p>
          </table:table-cell>
          <table:table-cell table:style-name="ce4" table:formula="of:=[.AN21]+[.AO20]" office:value-type="float" office:value="38.00140625" calcext:value-type="float">
            <text:p>38.0014</text:p>
          </table:table-cell>
          <table:table-cell table:style-name="ce15" table:formula="of:=[.AO21]-2*([.$B21]-1)" office:value-type="float" office:value="0.00140625000000227" calcext:value-type="float">
            <text:p>0.00140625</text:p>
          </table:table-cell>
          <table:table-cell table:style-name="Default" office:value-type="float" office:value="63625444460230.7" calcext:value-type="float">
            <text:p>63625444460230.7</text:p>
          </table:table-cell>
          <table:table-cell table:style-name="ce4" table:formula="of:=([.AQ21]-[.AQ20])/1000" office:value-type="float" office:value="2.002328125" calcext:value-type="float">
            <text:p>2.0023</text:p>
          </table:table-cell>
          <table:table-cell table:style-name="ce4" table:formula="of:=[.AR21]+[.AS20]" office:value-type="float" office:value="38.0027578125" calcext:value-type="float">
            <text:p>38.0028</text:p>
          </table:table-cell>
          <table:table-cell table:style-name="ce16" table:formula="of:=[.AS21]-2*([.$B21]-1)" office:value-type="float" office:value="0.00275781249999341" calcext:value-type="float">
            <text:p>0.0027578125</text:p>
          </table:table-cell>
          <table:table-cell table:style-name="Default" office:value-type="float" office:value="63625444930872.7" calcext:value-type="float">
            <text:p>63625444930872.7</text:p>
          </table:table-cell>
          <table:table-cell table:style-name="ce4" table:formula="of:=([.AU21]-[.AU20])/1000" office:value-type="float" office:value="1.9989921875" calcext:value-type="float">
            <text:p>1.9990</text:p>
          </table:table-cell>
          <table:table-cell table:style-name="ce4" table:formula="of:=[.AV21]+[.AW20]" office:value-type="float" office:value="37.9996328125" calcext:value-type="float">
            <text:p>37.9996</text:p>
          </table:table-cell>
          <table:table-cell table:style-name="ce17" table:formula="of:=[.AW21]-2*([.$B21]-1)" office:value-type="float" office:value="-0.000367187499996646" calcext:value-type="float">
            <text:p>-0.0003671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63625439521834.4" calcext:value-type="float">
            <text:p>63625439521834.4</text:p>
          </table:table-cell>
          <table:table-cell table:formula="of:=([.C22]-[.C21])/1000" office:value-type="float" office:value="1.999171875" calcext:value-type="float">
            <text:p>1.9992</text:p>
          </table:table-cell>
          <table:table-cell table:formula="of:=[.D22]+[.E21]" office:value-type="float" office:value="40.000046875" calcext:value-type="float">
            <text:p>40.0000</text:p>
          </table:table-cell>
          <table:table-cell table:style-name="ce6" table:formula="of:=[.E22]-2*([.$B22]-1)" office:value-type="float" office:value="0.0000468749999953388" calcext:value-type="float">
            <text:p>0.000046875</text:p>
          </table:table-cell>
          <table:table-cell table:style-name="Default" office:value-type="float" office:value="63625440184559.4" calcext:value-type="float">
            <text:p>63625440184559.4</text:p>
          </table:table-cell>
          <table:table-cell table:style-name="ce4" table:formula="of:=([.G22]-[.G21])/1000" office:value-type="float" office:value="1.999703125" calcext:value-type="float">
            <text:p>1.9997</text:p>
          </table:table-cell>
          <table:table-cell table:style-name="ce4" table:formula="of:=[.H22]+[.I21]" office:value-type="float" office:value="39.99996875" calcext:value-type="float">
            <text:p>40.0000</text:p>
          </table:table-cell>
          <table:table-cell table:style-name="ce7" table:formula="of:=[.I22]-2*([.$B22]-1)" office:value-type="float" office:value="-0.0000312500000063665" calcext:value-type="float">
            <text:p>-0.00003125</text:p>
          </table:table-cell>
          <table:table-cell table:style-name="Default" office:value-type="float" office:value="63625440654528.1" calcext:value-type="float">
            <text:p>63625440654528.1</text:p>
          </table:table-cell>
          <table:table-cell table:style-name="ce4" table:formula="of:=([.K22]-[.K21])/1000" office:value-type="float" office:value="2.000328125" calcext:value-type="float">
            <text:p>2.0003</text:p>
          </table:table-cell>
          <table:table-cell table:style-name="ce4" table:formula="of:=[.L22]+[.M21]" office:value-type="float" office:value="40.00078125" calcext:value-type="float">
            <text:p>40.0008</text:p>
          </table:table-cell>
          <table:table-cell table:style-name="ce8" table:formula="of:=[.M22]-2*([.$B22]-1)" office:value-type="float" office:value="0.000781250000002842" calcext:value-type="float">
            <text:p>0.00078125</text:p>
          </table:table-cell>
          <table:table-cell table:style-name="Default" office:value-type="float" office:value="63625441131259.4" calcext:value-type="float">
            <text:p>63625441131259.4</text:p>
          </table:table-cell>
          <table:table-cell table:style-name="ce4" table:formula="of:=([.O22]-[.O21])/1000" office:value-type="float" office:value="1.99984375" calcext:value-type="float">
            <text:p>1.9998</text:p>
          </table:table-cell>
          <table:table-cell table:style-name="ce4" table:formula="of:=[.P22]+[.Q21]" office:value-type="float" office:value="40.000265625" calcext:value-type="float">
            <text:p>40.0003</text:p>
          </table:table-cell>
          <table:table-cell table:style-name="ce9" table:formula="of:=[.Q22]-2*([.$B22]-1)" office:value-type="float" office:value="0.000265624999997272" calcext:value-type="float">
            <text:p>0.000265625</text:p>
          </table:table-cell>
          <table:table-cell table:style-name="Default" office:value-type="float" office:value="63625441630392.1" calcext:value-type="float">
            <text:p>63625441630392.1</text:p>
          </table:table-cell>
          <table:table-cell table:style-name="ce4" table:formula="of:=([.S22]-[.S21])/1000" office:value-type="float" office:value="2.00046875" calcext:value-type="float">
            <text:p>2.0005</text:p>
          </table:table-cell>
          <table:table-cell table:style-name="ce4" table:formula="of:=[.T22]+[.U21]" office:value-type="float" office:value="40.0008515625" calcext:value-type="float">
            <text:p>40.0009</text:p>
          </table:table-cell>
          <table:table-cell table:style-name="ce10" table:formula="of:=[.U22]-2*([.$B22]-1)" office:value-type="float" office:value="0.00085156249999585" calcext:value-type="float">
            <text:p>0.0008515625</text:p>
          </table:table-cell>
          <table:table-cell table:style-name="Default" office:value-type="float" office:value="63625442120064.7" calcext:value-type="float">
            <text:p>63625442120064.7</text:p>
          </table:table-cell>
          <table:table-cell table:style-name="ce4" table:formula="of:=([.W22]-[.W21])/1000" office:value-type="float" office:value="2.0019140625" calcext:value-type="float">
            <text:p>2.0019</text:p>
          </table:table-cell>
          <table:table-cell table:style-name="ce4" table:formula="of:=[.X22]+[.Y21]" office:value-type="float" office:value="40.00184375" calcext:value-type="float">
            <text:p>40.0018</text:p>
          </table:table-cell>
          <table:table-cell table:style-name="ce11" table:formula="of:=[.Y22]-2*([.$B22]-1)" office:value-type="float" office:value="0.00184375000000614" calcext:value-type="float">
            <text:p>0.00184375</text:p>
          </table:table-cell>
          <table:table-cell table:style-name="Default" office:value-type="float" office:value="63625442597930.4" calcext:value-type="float">
            <text:p>63625442597930.4</text:p>
          </table:table-cell>
          <table:table-cell table:style-name="ce4" table:formula="of:=([.AA22]-[.AA21])/1000" office:value-type="float" office:value="1.998875" calcext:value-type="float">
            <text:p>1.9989</text:p>
          </table:table-cell>
          <table:table-cell table:style-name="ce4" table:formula="of:=[.AB22]+[.AC21]" office:value-type="float" office:value="39.9993125" calcext:value-type="float">
            <text:p>39.9993</text:p>
          </table:table-cell>
          <table:table-cell table:style-name="ce12" table:formula="of:=[.AC22]-2*([.$B22]-1)" office:value-type="float" office:value="-0.000687499999997954" calcext:value-type="float">
            <text:p>-0.0006875</text:p>
          </table:table-cell>
          <table:table-cell table:style-name="Default" office:value-type="float" office:value="63625443059820.3" calcext:value-type="float">
            <text:p>63625443059820.3</text:p>
          </table:table-cell>
          <table:table-cell table:style-name="ce4" table:formula="of:=([.AE22]-[.AE21])/1000" office:value-type="float" office:value="2.0025234375" calcext:value-type="float">
            <text:p>2.0025</text:p>
          </table:table-cell>
          <table:table-cell table:style-name="ce4" table:formula="of:=[.AF22]+[.AG21]" office:value-type="float" office:value="40.0023046875" calcext:value-type="float">
            <text:p>40.0023</text:p>
          </table:table-cell>
          <table:table-cell table:style-name="ce13" table:formula="of:=[.AG22]-2*([.$B22]-1)" office:value-type="float" office:value="0.00230468750000057" calcext:value-type="float">
            <text:p>0.0023046875</text:p>
          </table:table-cell>
          <table:table-cell table:style-name="Default" office:value-type="float" office:value="63625443523608" calcext:value-type="float">
            <text:p>63625443523608</text:p>
          </table:table-cell>
          <table:table-cell table:style-name="ce4" table:formula="of:=([.AI22]-[.AI21])/1000" office:value-type="float" office:value="1.9993828125" calcext:value-type="float">
            <text:p>1.9994</text:p>
          </table:table-cell>
          <table:table-cell table:style-name="ce4" table:formula="of:=[.AJ22]+[.AK21]" office:value-type="float" office:value="39.9999140625" calcext:value-type="float">
            <text:p>39.9999</text:p>
          </table:table-cell>
          <table:table-cell table:style-name="ce14" table:formula="of:=[.AK22]-2*([.$B22]-1)" office:value-type="float" office:value="-0.0000859374999961915" calcext:value-type="float">
            <text:p>-8.59374999961915E-05</text:p>
          </table:table-cell>
          <table:table-cell table:style-name="Default" office:value-type="float" office:value="63625443999902.2" calcext:value-type="float">
            <text:p>63625443999902.2</text:p>
          </table:table-cell>
          <table:table-cell table:style-name="ce4" table:formula="of:=([.AM22]-[.AM21])/1000" office:value-type="float" office:value="1.9998828125" calcext:value-type="float">
            <text:p>1.9999</text:p>
          </table:table-cell>
          <table:table-cell table:style-name="ce4" table:formula="of:=[.AN22]+[.AO21]" office:value-type="float" office:value="40.0012890625" calcext:value-type="float">
            <text:p>40.0013</text:p>
          </table:table-cell>
          <table:table-cell table:style-name="ce15" table:formula="of:=[.AO22]-2*([.$B22]-1)" office:value-type="float" office:value="0.00128906249999972" calcext:value-type="float">
            <text:p>0.0012890625</text:p>
          </table:table-cell>
          <table:table-cell table:style-name="Default" office:value-type="float" office:value="63625444462229" calcext:value-type="float">
            <text:p>63625444462229</text:p>
          </table:table-cell>
          <table:table-cell table:style-name="ce4" table:formula="of:=([.AQ22]-[.AQ21])/1000" office:value-type="float" office:value="1.9983515625" calcext:value-type="float">
            <text:p>1.9984</text:p>
          </table:table-cell>
          <table:table-cell table:style-name="ce4" table:formula="of:=[.AR22]+[.AS21]" office:value-type="float" office:value="40.001109375" calcext:value-type="float">
            <text:p>40.0011</text:p>
          </table:table-cell>
          <table:table-cell table:style-name="ce16" table:formula="of:=[.AS22]-2*([.$B22]-1)" office:value-type="float" office:value="0.00110937499999153" calcext:value-type="float">
            <text:p>0.001109375</text:p>
          </table:table-cell>
          <table:table-cell table:style-name="Default" office:value-type="float" office:value="63625444932873.3" calcext:value-type="float">
            <text:p>63625444932873.3</text:p>
          </table:table-cell>
          <table:table-cell table:style-name="ce4" table:formula="of:=([.AU22]-[.AU21])/1000" office:value-type="float" office:value="2.0006171875" calcext:value-type="float">
            <text:p>2.0006</text:p>
          </table:table-cell>
          <table:table-cell table:style-name="ce4" table:formula="of:=[.AV22]+[.AW21]" office:value-type="float" office:value="40.00025" calcext:value-type="float">
            <text:p>40.0003</text:p>
          </table:table-cell>
          <table:table-cell table:style-name="ce17" table:formula="of:=[.AW22]-2*([.$B22]-1)" office:value-type="float" office:value="0.000250000000001194" calcext:value-type="float">
            <text:p>0.000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63625439523835.1" calcext:value-type="float">
            <text:p>63625439523835.1</text:p>
          </table:table-cell>
          <table:table-cell table:formula="of:=([.C23]-[.C22])/1000" office:value-type="float" office:value="2.000734375" calcext:value-type="float">
            <text:p>2.0007</text:p>
          </table:table-cell>
          <table:table-cell table:formula="of:=[.D23]+[.E22]" office:value-type="float" office:value="42.00078125" calcext:value-type="float">
            <text:p>42.0008</text:p>
          </table:table-cell>
          <table:table-cell table:style-name="ce6" table:formula="of:=[.E23]-2*([.$B23]-1)" office:value-type="float" office:value="0.000781249999995737" calcext:value-type="float">
            <text:p>0.00078125</text:p>
          </table:table-cell>
          <table:table-cell table:style-name="Default" office:value-type="float" office:value="63625440186561.5" calcext:value-type="float">
            <text:p>63625440186561.5</text:p>
          </table:table-cell>
          <table:table-cell table:style-name="ce4" table:formula="of:=([.G23]-[.G22])/1000" office:value-type="float" office:value="2.0021171875" calcext:value-type="float">
            <text:p>2.0021</text:p>
          </table:table-cell>
          <table:table-cell table:style-name="ce4" table:formula="of:=[.H23]+[.I22]" office:value-type="float" office:value="42.0020859375" calcext:value-type="float">
            <text:p>42.0021</text:p>
          </table:table-cell>
          <table:table-cell table:style-name="ce7" table:formula="of:=[.I23]-2*([.$B23]-1)" office:value-type="float" office:value="0.00208593749999153" calcext:value-type="float">
            <text:p>0.0020859375</text:p>
          </table:table-cell>
          <table:table-cell table:style-name="Default" office:value-type="float" office:value="63625440656529.7" calcext:value-type="float">
            <text:p>63625440656529.7</text:p>
          </table:table-cell>
          <table:table-cell table:style-name="ce4" table:formula="of:=([.K23]-[.K22])/1000" office:value-type="float" office:value="2.001625" calcext:value-type="float">
            <text:p>2.0016</text:p>
          </table:table-cell>
          <table:table-cell table:style-name="ce4" table:formula="of:=[.L23]+[.M22]" office:value-type="float" office:value="42.00240625" calcext:value-type="float">
            <text:p>42.0024</text:p>
          </table:table-cell>
          <table:table-cell table:style-name="ce8" table:formula="of:=[.M23]-2*([.$B23]-1)" office:value-type="float" office:value="0.00240624999999994" calcext:value-type="float">
            <text:p>0.00240625</text:p>
          </table:table-cell>
          <table:table-cell table:style-name="Default" office:value-type="float" office:value="63625441133259.4" calcext:value-type="float">
            <text:p>63625441133259.4</text:p>
          </table:table-cell>
          <table:table-cell table:style-name="ce4" table:formula="of:=([.O23]-[.O22])/1000" office:value-type="float" office:value="2.000015625" calcext:value-type="float">
            <text:p>2.0000</text:p>
          </table:table-cell>
          <table:table-cell table:style-name="ce4" table:formula="of:=[.P23]+[.Q22]" office:value-type="float" office:value="42.00028125" calcext:value-type="float">
            <text:p>42.0003</text:p>
          </table:table-cell>
          <table:table-cell table:style-name="ce9" table:formula="of:=[.Q23]-2*([.$B23]-1)" office:value-type="float" office:value="0.000281250000000455" calcext:value-type="float">
            <text:p>0.00028125</text:p>
          </table:table-cell>
          <table:table-cell table:style-name="Default" office:value-type="float" office:value="63625441632392.6" calcext:value-type="float">
            <text:p>63625441632392.6</text:p>
          </table:table-cell>
          <table:table-cell table:style-name="ce4" table:formula="of:=([.S23]-[.S22])/1000" office:value-type="float" office:value="2.00046875" calcext:value-type="float">
            <text:p>2.0005</text:p>
          </table:table-cell>
          <table:table-cell table:style-name="ce4" table:formula="of:=[.T23]+[.U22]" office:value-type="float" office:value="42.0013203125" calcext:value-type="float">
            <text:p>42.0013</text:p>
          </table:table-cell>
          <table:table-cell table:style-name="ce10" table:formula="of:=[.U23]-2*([.$B23]-1)" office:value-type="float" office:value="0.00132031249999898" calcext:value-type="float">
            <text:p>0.0013203125</text:p>
          </table:table-cell>
          <table:table-cell table:style-name="Default" office:value-type="float" office:value="63625442122062.8" calcext:value-type="float">
            <text:p>63625442122062.8</text:p>
          </table:table-cell>
          <table:table-cell table:style-name="ce4" table:formula="of:=([.W23]-[.W22])/1000" office:value-type="float" office:value="1.9981328125" calcext:value-type="float">
            <text:p>1.9981</text:p>
          </table:table-cell>
          <table:table-cell table:style-name="ce4" table:formula="of:=[.X23]+[.Y22]" office:value-type="float" office:value="41.9999765625" calcext:value-type="float">
            <text:p>42.0000</text:p>
          </table:table-cell>
          <table:table-cell table:style-name="ce11" table:formula="of:=[.Y23]-2*([.$B23]-1)" office:value-type="float" office:value="-0.000023437499990564" calcext:value-type="float">
            <text:p>-2.3437499990564E-05</text:p>
          </table:table-cell>
          <table:table-cell table:style-name="Default" office:value-type="float" office:value="63625442599930.6" calcext:value-type="float">
            <text:p>63625442599930.6</text:p>
          </table:table-cell>
          <table:table-cell table:style-name="ce4" table:formula="of:=([.AA23]-[.AA22])/1000" office:value-type="float" office:value="2.000203125" calcext:value-type="float">
            <text:p>2.0002</text:p>
          </table:table-cell>
          <table:table-cell table:style-name="ce4" table:formula="of:=[.AB23]+[.AC22]" office:value-type="float" office:value="41.999515625" calcext:value-type="float">
            <text:p>41.9995</text:p>
          </table:table-cell>
          <table:table-cell table:style-name="ce12" table:formula="of:=[.AC23]-2*([.$B23]-1)" office:value-type="float" office:value="-0.000484374999999204" calcext:value-type="float">
            <text:p>-0.000484375</text:p>
          </table:table-cell>
          <table:table-cell table:style-name="Default" office:value-type="float" office:value="63625443061818.2" calcext:value-type="float">
            <text:p>63625443061818.2</text:p>
          </table:table-cell>
          <table:table-cell table:style-name="ce4" table:formula="of:=([.AE23]-[.AE22])/1000" office:value-type="float" office:value="1.99790625" calcext:value-type="float">
            <text:p>1.9979</text:p>
          </table:table-cell>
          <table:table-cell table:style-name="ce4" table:formula="of:=[.AF23]+[.AG22]" office:value-type="float" office:value="42.0002109375" calcext:value-type="float">
            <text:p>42.0002</text:p>
          </table:table-cell>
          <table:table-cell table:style-name="ce13" table:formula="of:=[.AG23]-2*([.$B23]-1)" office:value-type="float" office:value="0.000210937500000341" calcext:value-type="float">
            <text:p>0.0002109375</text:p>
          </table:table-cell>
          <table:table-cell table:style-name="Default" office:value-type="float" office:value="63625443525610.3" calcext:value-type="float">
            <text:p>63625443525610.3</text:p>
          </table:table-cell>
          <table:table-cell table:style-name="ce4" table:formula="of:=([.AI23]-[.AI22])/1000" office:value-type="float" office:value="2.002328125" calcext:value-type="float">
            <text:p>2.0023</text:p>
          </table:table-cell>
          <table:table-cell table:style-name="ce4" table:formula="of:=[.AJ23]+[.AK22]" office:value-type="float" office:value="42.0022421875" calcext:value-type="float">
            <text:p>42.0022</text:p>
          </table:table-cell>
          <table:table-cell table:style-name="ce14" table:formula="of:=[.AK23]-2*([.$B23]-1)" office:value-type="float" office:value="0.00224218750000205" calcext:value-type="float">
            <text:p>0.0022421875</text:p>
          </table:table-cell>
          <table:table-cell table:style-name="Default" office:value-type="float" office:value="63625444001901.9" calcext:value-type="float">
            <text:p>63625444001901.9</text:p>
          </table:table-cell>
          <table:table-cell table:style-name="ce4" table:formula="of:=([.AM23]-[.AM22])/1000" office:value-type="float" office:value="1.9996484375" calcext:value-type="float">
            <text:p>1.9996</text:p>
          </table:table-cell>
          <table:table-cell table:style-name="ce4" table:formula="of:=[.AN23]+[.AO22]" office:value-type="float" office:value="42.0009375" calcext:value-type="float">
            <text:p>42.0009</text:p>
          </table:table-cell>
          <table:table-cell table:style-name="ce15" table:formula="of:=[.AO23]-2*([.$B23]-1)" office:value-type="float" office:value="0.000937499999999147" calcext:value-type="float">
            <text:p>0.0009375</text:p>
          </table:table-cell>
          <table:table-cell table:style-name="Default" office:value-type="float" office:value="63625444464228.1" calcext:value-type="float">
            <text:p>63625444464228.1</text:p>
          </table:table-cell>
          <table:table-cell table:style-name="ce4" table:formula="of:=([.AQ23]-[.AQ22])/1000" office:value-type="float" office:value="1.99909375" calcext:value-type="float">
            <text:p>1.9991</text:p>
          </table:table-cell>
          <table:table-cell table:style-name="ce4" table:formula="of:=[.AR23]+[.AS22]" office:value-type="float" office:value="42.000203125" calcext:value-type="float">
            <text:p>42.0002</text:p>
          </table:table-cell>
          <table:table-cell table:style-name="ce16" table:formula="of:=[.AS23]-2*([.$B23]-1)" office:value-type="float" office:value="0.000203124999991644" calcext:value-type="float">
            <text:p>0.000203125</text:p>
          </table:table-cell>
          <table:table-cell table:style-name="Default" office:value-type="float" office:value="63625444934873.5" calcext:value-type="float">
            <text:p>63625444934873.5</text:p>
          </table:table-cell>
          <table:table-cell table:style-name="ce4" table:formula="of:=([.AU23]-[.AU22])/1000" office:value-type="float" office:value="2.000203125" calcext:value-type="float">
            <text:p>2.0002</text:p>
          </table:table-cell>
          <table:table-cell table:style-name="ce4" table:formula="of:=[.AV23]+[.AW22]" office:value-type="float" office:value="42.000453125" calcext:value-type="float">
            <text:p>42.0005</text:p>
          </table:table-cell>
          <table:table-cell table:style-name="ce17" table:formula="of:=[.AW23]-2*([.$B23]-1)" office:value-type="float" office:value="0.000453124999999943" calcext:value-type="float">
            <text:p>0.00045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23" calcext:value-type="float">
            <text:p>23</text:p>
          </table:table-cell>
          <table:table-cell office:value-type="float" office:value="63625439525836.4" calcext:value-type="float">
            <text:p>63625439525836.4</text:p>
          </table:table-cell>
          <table:table-cell table:formula="of:=([.C24]-[.C23])/1000" office:value-type="float" office:value="2.00125" calcext:value-type="float">
            <text:p>2.0013</text:p>
          </table:table-cell>
          <table:table-cell table:formula="of:=[.D24]+[.E23]" office:value-type="float" office:value="44.00203125" calcext:value-type="float">
            <text:p>44.0020</text:p>
          </table:table-cell>
          <table:table-cell table:style-name="ce6" table:formula="of:=[.E24]-2*([.$B24]-1)" office:value-type="float" office:value="0.0020312499999946" calcext:value-type="float">
            <text:p>0.00203125</text:p>
          </table:table-cell>
          <table:table-cell table:style-name="Default" office:value-type="float" office:value="63625440188559.4" calcext:value-type="float">
            <text:p>63625440188559.4</text:p>
          </table:table-cell>
          <table:table-cell table:style-name="ce4" table:formula="of:=([.G24]-[.G23])/1000" office:value-type="float" office:value="1.9979140625" calcext:value-type="float">
            <text:p>1.9979</text:p>
          </table:table-cell>
          <table:table-cell table:style-name="ce4" table:formula="of:=[.H24]+[.I23]" office:value-type="float" office:value="44" calcext:value-type="float">
            <text:p>44.0000</text:p>
          </table:table-cell>
          <table:table-cell table:style-name="ce7" table:formula="of:=[.I24]-2*([.$B24]-1)" office:value-type="float" office:value="0" calcext:value-type="float">
            <text:p>0</text:p>
          </table:table-cell>
          <table:table-cell table:style-name="Default" office:value-type="float" office:value="63625440658529.6" calcext:value-type="float">
            <text:p>63625440658529.6</text:p>
          </table:table-cell>
          <table:table-cell table:style-name="ce4" table:formula="of:=([.K24]-[.K23])/1000" office:value-type="float" office:value="1.99996875" calcext:value-type="float">
            <text:p>2.0000</text:p>
          </table:table-cell>
          <table:table-cell table:style-name="ce4" table:formula="of:=[.L24]+[.M23]" office:value-type="float" office:value="44.002375" calcext:value-type="float">
            <text:p>44.0024</text:p>
          </table:table-cell>
          <table:table-cell table:style-name="ce8" table:formula="of:=[.M24]-2*([.$B24]-1)" office:value-type="float" office:value="0.00237500000000068" calcext:value-type="float">
            <text:p>0.002375</text:p>
          </table:table-cell>
          <table:table-cell table:style-name="Default" office:value-type="float" office:value="63625441135261.7" calcext:value-type="float">
            <text:p>63625441135261.7</text:p>
          </table:table-cell>
          <table:table-cell table:style-name="ce4" table:formula="of:=([.O24]-[.O23])/1000" office:value-type="float" office:value="2.0023203125" calcext:value-type="float">
            <text:p>2.0023</text:p>
          </table:table-cell>
          <table:table-cell table:style-name="ce4" table:formula="of:=[.P24]+[.Q23]" office:value-type="float" office:value="44.0026015625" calcext:value-type="float">
            <text:p>44.0026</text:p>
          </table:table-cell>
          <table:table-cell table:style-name="ce9" table:formula="of:=[.Q24]-2*([.$B24]-1)" office:value-type="float" office:value="0.00260156250000421" calcext:value-type="float">
            <text:p>0.0026015625</text:p>
          </table:table-cell>
          <table:table-cell table:style-name="Default" office:value-type="float" office:value="63625441634392.5" calcext:value-type="float">
            <text:p>63625441634392.5</text:p>
          </table:table-cell>
          <table:table-cell table:style-name="ce4" table:formula="of:=([.S24]-[.S23])/1000" office:value-type="float" office:value="1.999921875" calcext:value-type="float">
            <text:p>1.9999</text:p>
          </table:table-cell>
          <table:table-cell table:style-name="ce4" table:formula="of:=[.T24]+[.U23]" office:value-type="float" office:value="44.0012421875" calcext:value-type="float">
            <text:p>44.0012</text:p>
          </table:table-cell>
          <table:table-cell table:style-name="ce10" table:formula="of:=[.U24]-2*([.$B24]-1)" office:value-type="float" office:value="0.00124218749999727" calcext:value-type="float">
            <text:p>0.0012421875</text:p>
          </table:table-cell>
          <table:table-cell table:style-name="Default" office:value-type="float" office:value="63625442124064.5" calcext:value-type="float">
            <text:p>63625442124064.5</text:p>
          </table:table-cell>
          <table:table-cell table:style-name="ce4" table:formula="of:=([.W24]-[.W23])/1000" office:value-type="float" office:value="2.0016328125" calcext:value-type="float">
            <text:p>2.0016</text:p>
          </table:table-cell>
          <table:table-cell table:style-name="ce4" table:formula="of:=[.X24]+[.Y23]" office:value-type="float" office:value="44.001609375" calcext:value-type="float">
            <text:p>44.0016</text:p>
          </table:table-cell>
          <table:table-cell table:style-name="ce11" table:formula="of:=[.Y24]-2*([.$B24]-1)" office:value-type="float" office:value="0.00160937500000813" calcext:value-type="float">
            <text:p>0.001609375</text:p>
          </table:table-cell>
          <table:table-cell table:style-name="Default" office:value-type="float" office:value="63625442601930.9" calcext:value-type="float">
            <text:p>63625442601930.9</text:p>
          </table:table-cell>
          <table:table-cell table:style-name="ce4" table:formula="of:=([.AA24]-[.AA23])/1000" office:value-type="float" office:value="2.0002578125" calcext:value-type="float">
            <text:p>2.0003</text:p>
          </table:table-cell>
          <table:table-cell table:style-name="ce4" table:formula="of:=[.AB24]+[.AC23]" office:value-type="float" office:value="43.9997734375" calcext:value-type="float">
            <text:p>43.9998</text:p>
          </table:table-cell>
          <table:table-cell table:style-name="ce12" table:formula="of:=[.AC24]-2*([.$B24]-1)" office:value-type="float" office:value="-0.000226562499996419" calcext:value-type="float">
            <text:p>-0.0002265625</text:p>
          </table:table-cell>
          <table:table-cell table:style-name="Default" office:value-type="float" office:value="63625443063818.6" calcext:value-type="float">
            <text:p>63625443063818.6</text:p>
          </table:table-cell>
          <table:table-cell table:style-name="ce4" table:formula="of:=([.AE24]-[.AE23])/1000" office:value-type="float" office:value="2.00040625" calcext:value-type="float">
            <text:p>2.0004</text:p>
          </table:table-cell>
          <table:table-cell table:style-name="ce4" table:formula="of:=[.AF24]+[.AG23]" office:value-type="float" office:value="44.0006171875" calcext:value-type="float">
            <text:p>44.0006</text:p>
          </table:table-cell>
          <table:table-cell table:style-name="ce13" table:formula="of:=[.AG24]-2*([.$B24]-1)" office:value-type="float" office:value="0.00061718749999784" calcext:value-type="float">
            <text:p>0.0006171875</text:p>
          </table:table-cell>
          <table:table-cell table:style-name="Default" office:value-type="float" office:value="63625443527609.2" calcext:value-type="float">
            <text:p>63625443527609.2</text:p>
          </table:table-cell>
          <table:table-cell table:style-name="ce4" table:formula="of:=([.AI24]-[.AI23])/1000" office:value-type="float" office:value="1.9988515625" calcext:value-type="float">
            <text:p>1.9989</text:p>
          </table:table-cell>
          <table:table-cell table:style-name="ce4" table:formula="of:=[.AJ24]+[.AK23]" office:value-type="float" office:value="44.00109375" calcext:value-type="float">
            <text:p>44.0011</text:p>
          </table:table-cell>
          <table:table-cell table:style-name="ce14" table:formula="of:=[.AK24]-2*([.$B24]-1)" office:value-type="float" office:value="0.00109375000000256" calcext:value-type="float">
            <text:p>0.00109375</text:p>
          </table:table-cell>
          <table:table-cell table:style-name="Default" office:value-type="float" office:value="63625444003900.7" calcext:value-type="float">
            <text:p>63625444003900.7</text:p>
          </table:table-cell>
          <table:table-cell table:style-name="ce4" table:formula="of:=([.AM24]-[.AM23])/1000" office:value-type="float" office:value="1.9988203125" calcext:value-type="float">
            <text:p>1.9988</text:p>
          </table:table-cell>
          <table:table-cell table:style-name="ce4" table:formula="of:=[.AN24]+[.AO23]" office:value-type="float" office:value="43.9997578125" calcext:value-type="float">
            <text:p>43.9998</text:p>
          </table:table-cell>
          <table:table-cell table:style-name="ce15" table:formula="of:=[.AO24]-2*([.$B24]-1)" office:value-type="float" office:value="-0.000242187499999602" calcext:value-type="float">
            <text:p>-0.0002421875</text:p>
          </table:table-cell>
          <table:table-cell table:style-name="Default" office:value-type="float" office:value="63625444466230.6" calcext:value-type="float">
            <text:p>63625444466230.6</text:p>
          </table:table-cell>
          <table:table-cell table:style-name="ce4" table:formula="of:=([.AQ24]-[.AQ23])/1000" office:value-type="float" office:value="2.0024765625" calcext:value-type="float">
            <text:p>2.0025</text:p>
          </table:table-cell>
          <table:table-cell table:style-name="ce4" table:formula="of:=[.AR24]+[.AS23]" office:value-type="float" office:value="44.0026796875" calcext:value-type="float">
            <text:p>44.0027</text:p>
          </table:table-cell>
          <table:table-cell table:style-name="ce16" table:formula="of:=[.AS24]-2*([.$B24]-1)" office:value-type="float" office:value="0.0026796874999917" calcext:value-type="float">
            <text:p>0.0026796875</text:p>
          </table:table-cell>
          <table:table-cell table:style-name="Default" office:value-type="float" office:value="63625444936874.4" calcext:value-type="float">
            <text:p>63625444936874.4</text:p>
          </table:table-cell>
          <table:table-cell table:style-name="ce4" table:formula="of:=([.AU24]-[.AU23])/1000" office:value-type="float" office:value="2.0009375" calcext:value-type="float">
            <text:p>2.0009</text:p>
          </table:table-cell>
          <table:table-cell table:style-name="ce4" table:formula="of:=[.AV24]+[.AW23]" office:value-type="float" office:value="44.001390625" calcext:value-type="float">
            <text:p>44.0014</text:p>
          </table:table-cell>
          <table:table-cell table:style-name="ce17" table:formula="of:=[.AW24]-2*([.$B24]-1)" office:value-type="float" office:value="0.00139062499999909" calcext:value-type="float">
            <text:p>0.001390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63625439527835.7" calcext:value-type="float">
            <text:p>63625439527835.7</text:p>
          </table:table-cell>
          <table:table-cell table:formula="of:=([.C25]-[.C24])/1000" office:value-type="float" office:value="1.999359375" calcext:value-type="float">
            <text:p>1.9994</text:p>
          </table:table-cell>
          <table:table-cell table:formula="of:=[.D25]+[.E24]" office:value-type="float" office:value="46.001390625" calcext:value-type="float">
            <text:p>46.0014</text:p>
          </table:table-cell>
          <table:table-cell table:style-name="ce6" table:formula="of:=[.E25]-2*([.$B25]-1)" office:value-type="float" office:value="0.00139062499999199" calcext:value-type="float">
            <text:p>0.001390625</text:p>
          </table:table-cell>
          <table:table-cell table:style-name="Default" office:value-type="float" office:value="63625440190560.2" calcext:value-type="float">
            <text:p>63625440190560.2</text:p>
          </table:table-cell>
          <table:table-cell table:style-name="ce4" table:formula="of:=([.G25]-[.G24])/1000" office:value-type="float" office:value="2.00075" calcext:value-type="float">
            <text:p>2.0008</text:p>
          </table:table-cell>
          <table:table-cell table:style-name="ce4" table:formula="of:=[.H25]+[.I24]" office:value-type="float" office:value="46.00075" calcext:value-type="float">
            <text:p>46.0008</text:p>
          </table:table-cell>
          <table:table-cell table:style-name="ce7" table:formula="of:=[.I25]-2*([.$B25]-1)" office:value-type="float" office:value="0.000749999999996476" calcext:value-type="float">
            <text:p>0.00075</text:p>
          </table:table-cell>
          <table:table-cell table:style-name="Default" office:value-type="float" office:value="63625440660527" calcext:value-type="float">
            <text:p>63625440660527</text:p>
          </table:table-cell>
          <table:table-cell table:style-name="ce4" table:formula="of:=([.K25]-[.K24])/1000" office:value-type="float" office:value="1.9973515625" calcext:value-type="float">
            <text:p>1.9974</text:p>
          </table:table-cell>
          <table:table-cell table:style-name="ce4" table:formula="of:=[.L25]+[.M24]" office:value-type="float" office:value="45.9997265625" calcext:value-type="float">
            <text:p>45.9997</text:p>
          </table:table-cell>
          <table:table-cell table:style-name="ce8" table:formula="of:=[.M25]-2*([.$B25]-1)" office:value-type="float" office:value="-0.000273437499998863" calcext:value-type="float">
            <text:p>-0.0002734375</text:p>
          </table:table-cell>
          <table:table-cell table:style-name="Default" office:value-type="float" office:value="63625441137259.7" calcext:value-type="float">
            <text:p>63625441137259.7</text:p>
          </table:table-cell>
          <table:table-cell table:style-name="ce4" table:formula="of:=([.O25]-[.O24])/1000" office:value-type="float" office:value="1.9979609375" calcext:value-type="float">
            <text:p>1.9980</text:p>
          </table:table-cell>
          <table:table-cell table:style-name="ce4" table:formula="of:=[.P25]+[.Q24]" office:value-type="float" office:value="46.0005625" calcext:value-type="float">
            <text:p>46.0006</text:p>
          </table:table-cell>
          <table:table-cell table:style-name="ce9" table:formula="of:=[.Q25]-2*([.$B25]-1)" office:value-type="float" office:value="0.00056250000000091" calcext:value-type="float">
            <text:p>0.0005625</text:p>
          </table:table-cell>
          <table:table-cell table:style-name="Default" office:value-type="float" office:value="63625441636391.4" calcext:value-type="float">
            <text:p>63625441636391.4</text:p>
          </table:table-cell>
          <table:table-cell table:style-name="ce4" table:formula="of:=([.S25]-[.S24])/1000" office:value-type="float" office:value="1.998828125" calcext:value-type="float">
            <text:p>1.9988</text:p>
          </table:table-cell>
          <table:table-cell table:style-name="ce4" table:formula="of:=[.T25]+[.U24]" office:value-type="float" office:value="46.0000703125" calcext:value-type="float">
            <text:p>46.0001</text:p>
          </table:table-cell>
          <table:table-cell table:style-name="ce10" table:formula="of:=[.U25]-2*([.$B25]-1)" office:value-type="float" office:value="0.0000703125000001137" calcext:value-type="float">
            <text:p>7.03125000001137E-05</text:p>
          </table:table-cell>
          <table:table-cell table:style-name="Default" office:value-type="float" office:value="63625442126063.9" calcext:value-type="float">
            <text:p>63625442126063.9</text:p>
          </table:table-cell>
          <table:table-cell table:style-name="ce4" table:formula="of:=([.W25]-[.W24])/1000" office:value-type="float" office:value="1.9994453125" calcext:value-type="float">
            <text:p>1.9994</text:p>
          </table:table-cell>
          <table:table-cell table:style-name="ce4" table:formula="of:=[.X25]+[.Y24]" office:value-type="float" office:value="46.0010546875" calcext:value-type="float">
            <text:p>46.0011</text:p>
          </table:table-cell>
          <table:table-cell table:style-name="ce11" table:formula="of:=[.Y25]-2*([.$B25]-1)" office:value-type="float" office:value="0.00105468750000881" calcext:value-type="float">
            <text:p>0.0010546875</text:p>
          </table:table-cell>
          <table:table-cell table:style-name="Default" office:value-type="float" office:value="63625442603932.4" calcext:value-type="float">
            <text:p>63625442603932.4</text:p>
          </table:table-cell>
          <table:table-cell table:style-name="ce4" table:formula="of:=([.AA25]-[.AA24])/1000" office:value-type="float" office:value="2.0015546875" calcext:value-type="float">
            <text:p>2.0016</text:p>
          </table:table-cell>
          <table:table-cell table:style-name="ce4" table:formula="of:=[.AB25]+[.AC24]" office:value-type="float" office:value="46.001328125" calcext:value-type="float">
            <text:p>46.0013</text:p>
          </table:table-cell>
          <table:table-cell table:style-name="ce12" table:formula="of:=[.AC25]-2*([.$B25]-1)" office:value-type="float" office:value="0.00132812500000057" calcext:value-type="float">
            <text:p>0.001328125</text:p>
          </table:table-cell>
          <table:table-cell table:style-name="Default" office:value-type="float" office:value="63625443065818.3" calcext:value-type="float">
            <text:p>63625443065818.3</text:p>
          </table:table-cell>
          <table:table-cell table:style-name="ce4" table:formula="of:=([.AE25]-[.AE24])/1000" office:value-type="float" office:value="1.9996796875" calcext:value-type="float">
            <text:p>1.9997</text:p>
          </table:table-cell>
          <table:table-cell table:style-name="ce4" table:formula="of:=[.AF25]+[.AG24]" office:value-type="float" office:value="46.000296875" calcext:value-type="float">
            <text:p>46.0003</text:p>
          </table:table-cell>
          <table:table-cell table:style-name="ce13" table:formula="of:=[.AG25]-2*([.$B25]-1)" office:value-type="float" office:value="0.000296874999996533" calcext:value-type="float">
            <text:p>0.000296875</text:p>
          </table:table-cell>
          <table:table-cell table:style-name="Default" office:value-type="float" office:value="63625443529608.6" calcext:value-type="float">
            <text:p>63625443529608.6</text:p>
          </table:table-cell>
          <table:table-cell table:style-name="ce4" table:formula="of:=([.AI25]-[.AI24])/1000" office:value-type="float" office:value="1.9994375" calcext:value-type="float">
            <text:p>1.9994</text:p>
          </table:table-cell>
          <table:table-cell table:style-name="ce4" table:formula="of:=[.AJ25]+[.AK24]" office:value-type="float" office:value="46.00053125" calcext:value-type="float">
            <text:p>46.0005</text:p>
          </table:table-cell>
          <table:table-cell table:style-name="ce14" table:formula="of:=[.AK25]-2*([.$B25]-1)" office:value-type="float" office:value="0.000531250000001648" calcext:value-type="float">
            <text:p>0.00053125</text:p>
          </table:table-cell>
          <table:table-cell table:style-name="Default" office:value-type="float" office:value="63625444005900.6" calcext:value-type="float">
            <text:p>63625444005900.6</text:p>
          </table:table-cell>
          <table:table-cell table:style-name="ce4" table:formula="of:=([.AM25]-[.AM24])/1000" office:value-type="float" office:value="1.99990625" calcext:value-type="float">
            <text:p>1.9999</text:p>
          </table:table-cell>
          <table:table-cell table:style-name="ce4" table:formula="of:=[.AN25]+[.AO24]" office:value-type="float" office:value="45.9996640625" calcext:value-type="float">
            <text:p>45.9997</text:p>
          </table:table-cell>
          <table:table-cell table:style-name="ce15" table:formula="of:=[.AO25]-2*([.$B25]-1)" office:value-type="float" office:value="-0.000335937499997385" calcext:value-type="float">
            <text:p>-0.0003359375</text:p>
          </table:table-cell>
          <table:table-cell table:style-name="Default" office:value-type="float" office:value="63625444468227.9" calcext:value-type="float">
            <text:p>63625444468227.9</text:p>
          </table:table-cell>
          <table:table-cell table:style-name="ce4" table:formula="of:=([.AQ25]-[.AQ24])/1000" office:value-type="float" office:value="1.9973125" calcext:value-type="float">
            <text:p>1.9973</text:p>
          </table:table-cell>
          <table:table-cell table:style-name="ce4" table:formula="of:=[.AR25]+[.AS24]" office:value-type="float" office:value="45.9999921875" calcext:value-type="float">
            <text:p>46.0000</text:p>
          </table:table-cell>
          <table:table-cell table:style-name="ce16" table:formula="of:=[.AS25]-2*([.$B25]-1)" office:value-type="float" office:value="-0.00000781250000869704" calcext:value-type="float">
            <text:p>-7.81250000869704E-06</text:p>
          </table:table-cell>
          <table:table-cell table:style-name="Default" office:value-type="float" office:value="63625444938873.7" calcext:value-type="float">
            <text:p>63625444938873.7</text:p>
          </table:table-cell>
          <table:table-cell table:style-name="ce4" table:formula="of:=([.AU25]-[.AU24])/1000" office:value-type="float" office:value="1.9992109375" calcext:value-type="float">
            <text:p>1.9992</text:p>
          </table:table-cell>
          <table:table-cell table:style-name="ce4" table:formula="of:=[.AV25]+[.AW24]" office:value-type="float" office:value="46.0006015625" calcext:value-type="float">
            <text:p>46.0006</text:p>
          </table:table-cell>
          <table:table-cell table:style-name="ce17" table:formula="of:=[.AW25]-2*([.$B25]-1)" office:value-type="float" office:value="0.000601562500001762" calcext:value-type="float">
            <text:p>0.0006015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test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63625439529835.8" calcext:value-type="float">
            <text:p>63625439529835.8</text:p>
          </table:table-cell>
          <table:table-cell table:formula="of:=([.C26]-[.C25])/1000" office:value-type="float" office:value="2.000078125" calcext:value-type="float">
            <text:p>2.0001</text:p>
          </table:table-cell>
          <table:table-cell table:formula="of:=[.D26]+[.E25]" office:value-type="float" office:value="48.00146875" calcext:value-type="float">
            <text:p>48.0015</text:p>
          </table:table-cell>
          <table:table-cell table:style-name="ce6" table:formula="of:=[.E26]-2*([.$B26]-1)" office:value-type="float" office:value="0.00146874999999369" calcext:value-type="float">
            <text:p>0.00146875</text:p>
          </table:table-cell>
          <table:table-cell table:style-name="Default" office:value-type="float" office:value="63625440192559.4" calcext:value-type="float">
            <text:p>63625440192559.4</text:p>
          </table:table-cell>
          <table:table-cell table:style-name="ce4" table:formula="of:=([.G26]-[.G25])/1000" office:value-type="float" office:value="1.99921875" calcext:value-type="float">
            <text:p>1.9992</text:p>
          </table:table-cell>
          <table:table-cell table:style-name="ce4" table:formula="of:=[.H26]+[.I25]" office:value-type="float" office:value="47.99996875" calcext:value-type="float">
            <text:p>48.0000</text:p>
          </table:table-cell>
          <table:table-cell table:style-name="ce7" table:formula="of:=[.I26]-2*([.$B26]-1)" office:value-type="float" office:value="-0.0000312500000063665" calcext:value-type="float">
            <text:p>-0.00003125</text:p>
          </table:table-cell>
          <table:table-cell table:style-name="Default" office:value-type="float" office:value="63625440662527.9" calcext:value-type="float">
            <text:p>63625440662527.9</text:p>
          </table:table-cell>
          <table:table-cell table:style-name="ce4" table:formula="of:=([.K26]-[.K25])/1000" office:value-type="float" office:value="2.0009453125" calcext:value-type="float">
            <text:p>2.0009</text:p>
          </table:table-cell>
          <table:table-cell table:style-name="ce4" table:formula="of:=[.L26]+[.M25]" office:value-type="float" office:value="48.000671875" calcext:value-type="float">
            <text:p>48.0007</text:p>
          </table:table-cell>
          <table:table-cell table:style-name="ce8" table:formula="of:=[.M26]-2*([.$B26]-1)" office:value-type="float" office:value="0.000671875000001876" calcext:value-type="float">
            <text:p>0.000671875</text:p>
          </table:table-cell>
          <table:table-cell table:style-name="Default" office:value-type="float" office:value="63625441139262.6" calcext:value-type="float">
            <text:p>63625441139262.6</text:p>
          </table:table-cell>
          <table:table-cell table:style-name="ce4" table:formula="of:=([.O26]-[.O25])/1000" office:value-type="float" office:value="2.002921875" calcext:value-type="float">
            <text:p>2.0029</text:p>
          </table:table-cell>
          <table:table-cell table:style-name="ce4" table:formula="of:=[.P26]+[.Q25]" office:value-type="float" office:value="48.003484375" calcext:value-type="float">
            <text:p>48.0035</text:p>
          </table:table-cell>
          <table:table-cell table:style-name="ce9" table:formula="of:=[.Q26]-2*([.$B26]-1)" office:value-type="float" office:value="0.00348437499999932" calcext:value-type="float">
            <text:p>0.003484375</text:p>
          </table:table-cell>
          <table:table-cell table:style-name="Default" office:value-type="float" office:value="63625441638391.7" calcext:value-type="float">
            <text:p>63625441638391.7</text:p>
          </table:table-cell>
          <table:table-cell table:style-name="ce4" table:formula="of:=([.S26]-[.S25])/1000" office:value-type="float" office:value="2.0003515625" calcext:value-type="float">
            <text:p>2.0004</text:p>
          </table:table-cell>
          <table:table-cell table:style-name="ce4" table:formula="of:=[.T26]+[.U25]" office:value-type="float" office:value="48.000421875" calcext:value-type="float">
            <text:p>48.0004</text:p>
          </table:table-cell>
          <table:table-cell table:style-name="ce10" table:formula="of:=[.U26]-2*([.$B26]-1)" office:value-type="float" office:value="0.000421875000000682" calcext:value-type="float">
            <text:p>0.000421875</text:p>
          </table:table-cell>
          <table:table-cell table:style-name="Default" office:value-type="float" office:value="63625442128065.7" calcext:value-type="float">
            <text:p>63625442128065.7</text:p>
          </table:table-cell>
          <table:table-cell table:style-name="ce4" table:formula="of:=([.W26]-[.W25])/1000" office:value-type="float" office:value="2.0017734375" calcext:value-type="float">
            <text:p>2.0018</text:p>
          </table:table-cell>
          <table:table-cell table:style-name="ce4" table:formula="of:=[.X26]+[.Y25]" office:value-type="float" office:value="48.002828125" calcext:value-type="float">
            <text:p>48.0028</text:p>
          </table:table-cell>
          <table:table-cell table:style-name="ce11" table:formula="of:=[.Y26]-2*([.$B26]-1)" office:value-type="float" office:value="0.00282812500000773" calcext:value-type="float">
            <text:p>0.002828125</text:p>
          </table:table-cell>
          <table:table-cell table:style-name="Default" office:value-type="float" office:value="63625442605932.6" calcext:value-type="float">
            <text:p>63625442605932.6</text:p>
          </table:table-cell>
          <table:table-cell table:style-name="ce4" table:formula="of:=([.AA26]-[.AA25])/1000" office:value-type="float" office:value="2.0002265625" calcext:value-type="float">
            <text:p>2.0002</text:p>
          </table:table-cell>
          <table:table-cell table:style-name="ce4" table:formula="of:=[.AB26]+[.AC25]" office:value-type="float" office:value="48.0015546875" calcext:value-type="float">
            <text:p>48.0016</text:p>
          </table:table-cell>
          <table:table-cell table:style-name="ce12" table:formula="of:=[.AC26]-2*([.$B26]-1)" office:value-type="float" office:value="0.00155468750000409" calcext:value-type="float">
            <text:p>0.0015546875</text:p>
          </table:table-cell>
          <table:table-cell table:style-name="Default" office:value-type="float" office:value="63625443067819.4" calcext:value-type="float">
            <text:p>63625443067819.4</text:p>
          </table:table-cell>
          <table:table-cell table:style-name="ce4" table:formula="of:=([.AE26]-[.AE25])/1000" office:value-type="float" office:value="2.00115625" calcext:value-type="float">
            <text:p>2.0012</text:p>
          </table:table-cell>
          <table:table-cell table:style-name="ce4" table:formula="of:=[.AF26]+[.AG25]" office:value-type="float" office:value="48.001453125" calcext:value-type="float">
            <text:p>48.0015</text:p>
          </table:table-cell>
          <table:table-cell table:style-name="ce13" table:formula="of:=[.AG26]-2*([.$B26]-1)" office:value-type="float" office:value="0.00145312499999761" calcext:value-type="float">
            <text:p>0.001453125</text:p>
          </table:table-cell>
          <table:table-cell table:style-name="Default" office:value-type="float" office:value="63625443531608.2" calcext:value-type="float">
            <text:p>63625443531608.2</text:p>
          </table:table-cell>
          <table:table-cell table:style-name="ce4" table:formula="of:=([.AI26]-[.AI25])/1000" office:value-type="float" office:value="1.999546875" calcext:value-type="float">
            <text:p>1.9995</text:p>
          </table:table-cell>
          <table:table-cell table:style-name="ce4" table:formula="of:=[.AJ26]+[.AK25]" office:value-type="float" office:value="48.000078125" calcext:value-type="float">
            <text:p>48.0001</text:p>
          </table:table-cell>
          <table:table-cell table:style-name="ce14" table:formula="of:=[.AK26]-2*([.$B26]-1)" office:value-type="float" office:value="0.0000781250000017053" calcext:value-type="float">
            <text:p>0.000078125</text:p>
          </table:table-cell>
          <table:table-cell table:style-name="Default" office:value-type="float" office:value="63625444007901.9" calcext:value-type="float">
            <text:p>63625444007901.9</text:p>
          </table:table-cell>
          <table:table-cell table:style-name="ce4" table:formula="of:=([.AM26]-[.AM25])/1000" office:value-type="float" office:value="2.001296875" calcext:value-type="float">
            <text:p>2.0013</text:p>
          </table:table-cell>
          <table:table-cell table:style-name="ce4" table:formula="of:=[.AN26]+[.AO25]" office:value-type="float" office:value="48.0009609375" calcext:value-type="float">
            <text:p>48.0010</text:p>
          </table:table-cell>
          <table:table-cell table:style-name="ce15" table:formula="of:=[.AO26]-2*([.$B26]-1)" office:value-type="float" office:value="0.000960937500003922" calcext:value-type="float">
            <text:p>0.0009609375</text:p>
          </table:table-cell>
          <table:table-cell table:style-name="Default" office:value-type="float" office:value="63625444470228.4" calcext:value-type="float">
            <text:p>63625444470228.4</text:p>
          </table:table-cell>
          <table:table-cell table:style-name="ce4" table:formula="of:=([.AQ26]-[.AQ25])/1000" office:value-type="float" office:value="2.000484375" calcext:value-type="float">
            <text:p>2.0005</text:p>
          </table:table-cell>
          <table:table-cell table:style-name="ce4" table:formula="of:=[.AR26]+[.AS25]" office:value-type="float" office:value="48.0004765625" calcext:value-type="float">
            <text:p>48.0005</text:p>
          </table:table-cell>
          <table:table-cell table:style-name="ce16" table:formula="of:=[.AS26]-2*([.$B26]-1)" office:value-type="float" office:value="0.000476562499990507" calcext:value-type="float">
            <text:p>0.0004765625</text:p>
          </table:table-cell>
          <table:table-cell table:style-name="Default" office:value-type="float" office:value="63625444940873.7" calcext:value-type="float">
            <text:p>63625444940873.7</text:p>
          </table:table-cell>
          <table:table-cell table:style-name="ce4" table:formula="of:=([.AU26]-[.AU25])/1000" office:value-type="float" office:value="2.0000390625" calcext:value-type="float">
            <text:p>2.0000</text:p>
          </table:table-cell>
          <table:table-cell table:style-name="ce4" table:formula="of:=[.AV26]+[.AW25]" office:value-type="float" office:value="48.000640625" calcext:value-type="float">
            <text:p>48.0006</text:p>
          </table:table-cell>
          <table:table-cell table:style-name="ce17" table:formula="of:=[.AW26]-2*([.$B26]-1)" office:value-type="float" office:value="0.000640625000002615" calcext:value-type="float">
            <text:p>0.000640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eedback</text:p>
          </table:table-cell>
          <table:table-cell table:style-name="ce3" office:value-type="float" office:value="26" calcext:value-type="float">
            <text:p>26</text:p>
          </table:table-cell>
          <table:table-cell office:value-type="float" office:value="63625439531835" calcext:value-type="float">
            <text:p>63625439531835</text:p>
          </table:table-cell>
          <table:table-cell table:formula="of:=([.C27]-[.C26])/1000" office:value-type="float" office:value="1.9991640625" calcext:value-type="float">
            <text:p>1.9992</text:p>
          </table:table-cell>
          <table:table-cell table:formula="of:=[.D27]+[.E26]" office:value-type="float" office:value="50.0006328125" calcext:value-type="float">
            <text:p>50.0006</text:p>
          </table:table-cell>
          <table:table-cell table:style-name="ce6" table:formula="of:=[.E27]-2*([.$B27]-1)" office:value-type="float" office:value="0.000632812499993918" calcext:value-type="float">
            <text:p>0.0006328125</text:p>
          </table:table-cell>
          <table:table-cell table:style-name="Default" office:value-type="float" office:value="63625440194559.1" calcext:value-type="float">
            <text:p>63625440194559.1</text:p>
          </table:table-cell>
          <table:table-cell table:style-name="ce4" table:formula="of:=([.G27]-[.G26])/1000" office:value-type="float" office:value="1.9997265625" calcext:value-type="float">
            <text:p>1.9997</text:p>
          </table:table-cell>
          <table:table-cell table:style-name="ce4" table:formula="of:=[.H27]+[.I26]" office:value-type="float" office:value="49.9996953125" calcext:value-type="float">
            <text:p>49.9997</text:p>
          </table:table-cell>
          <table:table-cell table:style-name="ce7" table:formula="of:=[.I27]-2*([.$B27]-1)" office:value-type="float" office:value="-0.00030468750000523" calcext:value-type="float">
            <text:p>-0.0003046875</text:p>
          </table:table-cell>
          <table:table-cell table:style-name="Default" office:value-type="float" office:value="63625440664527.3" calcext:value-type="float">
            <text:p>63625440664527.3</text:p>
          </table:table-cell>
          <table:table-cell table:style-name="ce4" table:formula="of:=([.K27]-[.K26])/1000" office:value-type="float" office:value="1.9993125" calcext:value-type="float">
            <text:p>1.9993</text:p>
          </table:table-cell>
          <table:table-cell table:style-name="ce4" table:formula="of:=[.L27]+[.M26]" office:value-type="float" office:value="49.999984375" calcext:value-type="float">
            <text:p>50.0000</text:p>
          </table:table-cell>
          <table:table-cell table:style-name="ce8" table:formula="of:=[.M27]-2*([.$B27]-1)" office:value-type="float" office:value="-0.0000156249999960778" calcext:value-type="float">
            <text:p>-0.000015625</text:p>
          </table:table-cell>
          <table:table-cell table:style-name="Default" office:value-type="float" office:value="63625441141260.4" calcext:value-type="float">
            <text:p>63625441141260.4</text:p>
          </table:table-cell>
          <table:table-cell table:style-name="ce4" table:formula="of:=([.O27]-[.O26])/1000" office:value-type="float" office:value="1.9977734375" calcext:value-type="float">
            <text:p>1.9978</text:p>
          </table:table-cell>
          <table:table-cell table:style-name="ce4" table:formula="of:=[.P27]+[.Q26]" office:value-type="float" office:value="50.0012578125" calcext:value-type="float">
            <text:p>50.0013</text:p>
          </table:table-cell>
          <table:table-cell table:style-name="ce9" table:formula="of:=[.Q27]-2*([.$B27]-1)" office:value-type="float" office:value="0.00125781250000045" calcext:value-type="float">
            <text:p>0.0012578125</text:p>
          </table:table-cell>
          <table:table-cell table:style-name="Default" office:value-type="float" office:value="63625441640393" calcext:value-type="float">
            <text:p>63625441640393</text:p>
          </table:table-cell>
          <table:table-cell table:style-name="ce4" table:formula="of:=([.S27]-[.S26])/1000" office:value-type="float" office:value="2.001234375" calcext:value-type="float">
            <text:p>2.0012</text:p>
          </table:table-cell>
          <table:table-cell table:style-name="ce4" table:formula="of:=[.T27]+[.U26]" office:value-type="float" office:value="50.00165625" calcext:value-type="float">
            <text:p>50.0017</text:p>
          </table:table-cell>
          <table:table-cell table:style-name="ce10" table:formula="of:=[.U27]-2*([.$B27]-1)" office:value-type="float" office:value="0.00165625000000347" calcext:value-type="float">
            <text:p>0.00165625</text:p>
          </table:table-cell>
          <table:table-cell table:style-name="Default" office:value-type="float" office:value="63625442130063.8" calcext:value-type="float">
            <text:p>63625442130063.8</text:p>
          </table:table-cell>
          <table:table-cell table:style-name="ce4" table:formula="of:=([.W27]-[.W26])/1000" office:value-type="float" office:value="1.9980546875" calcext:value-type="float">
            <text:p>1.9981</text:p>
          </table:table-cell>
          <table:table-cell table:style-name="ce4" table:formula="of:=[.X27]+[.Y26]" office:value-type="float" office:value="50.0008828125" calcext:value-type="float">
            <text:p>50.0009</text:p>
          </table:table-cell>
          <table:table-cell table:style-name="ce11" table:formula="of:=[.Y27]-2*([.$B27]-1)" office:value-type="float" office:value="0.000882812500009322" calcext:value-type="float">
            <text:p>0.0008828125</text:p>
          </table:table-cell>
          <table:table-cell table:style-name="Default" office:value-type="float" office:value="63625442607931.5" calcext:value-type="float">
            <text:p>63625442607931.5</text:p>
          </table:table-cell>
          <table:table-cell table:style-name="ce4" table:formula="of:=([.AA27]-[.AA26])/1000" office:value-type="float" office:value="1.9988125" calcext:value-type="float">
            <text:p>1.9988</text:p>
          </table:table-cell>
          <table:table-cell table:style-name="ce4" table:formula="of:=[.AB27]+[.AC26]" office:value-type="float" office:value="50.0003671875" calcext:value-type="float">
            <text:p>50.0004</text:p>
          </table:table-cell>
          <table:table-cell table:style-name="ce12" table:formula="of:=[.AC27]-2*([.$B27]-1)" office:value-type="float" office:value="0.000367187500003752" calcext:value-type="float">
            <text:p>0.0003671875</text:p>
          </table:table-cell>
          <table:table-cell table:style-name="Default" office:value-type="float" office:value="63625443069819.2" calcext:value-type="float">
            <text:p>63625443069819.2</text:p>
          </table:table-cell>
          <table:table-cell table:style-name="ce4" table:formula="of:=([.AE27]-[.AE26])/1000" office:value-type="float" office:value="1.999796875" calcext:value-type="float">
            <text:p>1.9998</text:p>
          </table:table-cell>
          <table:table-cell table:style-name="ce4" table:formula="of:=[.AF27]+[.AG26]" office:value-type="float" office:value="50.00125" calcext:value-type="float">
            <text:p>50.0013</text:p>
          </table:table-cell>
          <table:table-cell table:style-name="ce13" table:formula="of:=[.AG27]-2*([.$B27]-1)" office:value-type="float" office:value="0.00124999999999886" calcext:value-type="float">
            <text:p>0.00125</text:p>
          </table:table-cell>
          <table:table-cell table:style-name="Default" office:value-type="float" office:value="63625443533607.9" calcext:value-type="float">
            <text:p>63625443533607.9</text:p>
          </table:table-cell>
          <table:table-cell table:style-name="ce4" table:formula="of:=([.AI27]-[.AI26])/1000" office:value-type="float" office:value="1.999703125" calcext:value-type="float">
            <text:p>1.9997</text:p>
          </table:table-cell>
          <table:table-cell table:style-name="ce4" table:formula="of:=[.AJ27]+[.AK26]" office:value-type="float" office:value="49.99978125" calcext:value-type="float">
            <text:p>49.9998</text:p>
          </table:table-cell>
          <table:table-cell table:style-name="ce14" table:formula="of:=[.AK27]-2*([.$B27]-1)" office:value-type="float" office:value="-0.000218750000001933" calcext:value-type="float">
            <text:p>-0.00021875</text:p>
          </table:table-cell>
          <table:table-cell table:style-name="Default" office:value-type="float" office:value="63625444009902.4" calcext:value-type="float">
            <text:p>63625444009902.4</text:p>
          </table:table-cell>
          <table:table-cell table:style-name="ce4" table:formula="of:=([.AM27]-[.AM26])/1000" office:value-type="float" office:value="2.000484375" calcext:value-type="float">
            <text:p>2.0005</text:p>
          </table:table-cell>
          <table:table-cell table:style-name="ce4" table:formula="of:=[.AN27]+[.AO26]" office:value-type="float" office:value="50.0014453125" calcext:value-type="float">
            <text:p>50.0014</text:p>
          </table:table-cell>
          <table:table-cell table:style-name="ce15" table:formula="of:=[.AO27]-2*([.$B27]-1)" office:value-type="float" office:value="0.00144531250000313" calcext:value-type="float">
            <text:p>0.0014453125</text:p>
          </table:table-cell>
          <table:table-cell table:style-name="Default" office:value-type="float" office:value="63625444472229.3" calcext:value-type="float">
            <text:p>63625444472229.3</text:p>
          </table:table-cell>
          <table:table-cell table:style-name="ce4" table:formula="of:=([.AQ27]-[.AQ26])/1000" office:value-type="float" office:value="2.0009296875" calcext:value-type="float">
            <text:p>2.0009</text:p>
          </table:table-cell>
          <table:table-cell table:style-name="ce4" table:formula="of:=[.AR27]+[.AS26]" office:value-type="float" office:value="50.00140625" calcext:value-type="float">
            <text:p>50.0014</text:p>
          </table:table-cell>
          <table:table-cell table:style-name="ce16" table:formula="of:=[.AS27]-2*([.$B27]-1)" office:value-type="float" office:value="0.00140624999998806" calcext:value-type="float">
            <text:p>0.00140625</text:p>
          </table:table-cell>
          <table:table-cell table:style-name="Default" office:value-type="float" office:value="63625444942873.5" calcext:value-type="float">
            <text:p>63625444942873.5</text:p>
          </table:table-cell>
          <table:table-cell table:style-name="ce4" table:formula="of:=([.AU27]-[.AU26])/1000" office:value-type="float" office:value="1.9997890625" calcext:value-type="float">
            <text:p>1.9998</text:p>
          </table:table-cell>
          <table:table-cell table:style-name="ce4" table:formula="of:=[.AV27]+[.AW26]" office:value-type="float" office:value="50.0004296875" calcext:value-type="float">
            <text:p>50.0004</text:p>
          </table:table-cell>
          <table:table-cell table:style-name="ce17" table:formula="of:=[.AW27]-2*([.$B27]-1)" office:value-type="float" office:value="0.000429687500002274" calcext:value-type="float">
            <text:p>0.0004296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27" calcext:value-type="float">
            <text:p>27</text:p>
          </table:table-cell>
          <table:table-cell office:value-type="float" office:value="63625439533834.2" calcext:value-type="float">
            <text:p>63625439533834.2</text:p>
          </table:table-cell>
          <table:table-cell table:formula="of:=([.C28]-[.C27])/1000" office:value-type="float" office:value="1.9991875" calcext:value-type="float">
            <text:p>1.9992</text:p>
          </table:table-cell>
          <table:table-cell table:formula="of:=[.D28]+[.E27]" office:value-type="float" office:value="51.9998203125" calcext:value-type="float">
            <text:p>51.9998</text:p>
          </table:table-cell>
          <table:table-cell table:style-name="ce6" table:formula="of:=[.E28]-2*([.$B28]-1)" office:value-type="float" office:value="-0.000179687500008185" calcext:value-type="float">
            <text:p>-0.0001796875</text:p>
          </table:table-cell>
          <table:table-cell table:style-name="Default" office:value-type="float" office:value="63625440196561.2" calcext:value-type="float">
            <text:p>63625440196561.2</text:p>
          </table:table-cell>
          <table:table-cell table:style-name="ce4" table:formula="of:=([.G28]-[.G27])/1000" office:value-type="float" office:value="2.0021015625" calcext:value-type="float">
            <text:p>2.0021</text:p>
          </table:table-cell>
          <table:table-cell table:style-name="ce4" table:formula="of:=[.H28]+[.I27]" office:value-type="float" office:value="52.001796875" calcext:value-type="float">
            <text:p>52.0018</text:p>
          </table:table-cell>
          <table:table-cell table:style-name="ce7" table:formula="of:=[.I28]-2*([.$B28]-1)" office:value-type="float" office:value="0.00179687499999659" calcext:value-type="float">
            <text:p>0.001796875</text:p>
          </table:table-cell>
          <table:table-cell table:style-name="Default" office:value-type="float" office:value="63625440666529.6" calcext:value-type="float">
            <text:p>63625440666529.6</text:p>
          </table:table-cell>
          <table:table-cell table:style-name="ce4" table:formula="of:=([.K28]-[.K27])/1000" office:value-type="float" office:value="2.0023671875" calcext:value-type="float">
            <text:p>2.0024</text:p>
          </table:table-cell>
          <table:table-cell table:style-name="ce4" table:formula="of:=[.L28]+[.M27]" office:value-type="float" office:value="52.0023515625" calcext:value-type="float">
            <text:p>52.0024</text:p>
          </table:table-cell>
          <table:table-cell table:style-name="ce8" table:formula="of:=[.M28]-2*([.$B28]-1)" office:value-type="float" office:value="0.00235156250000301" calcext:value-type="float">
            <text:p>0.0023515625</text:p>
          </table:table-cell>
          <table:table-cell table:style-name="Default" office:value-type="float" office:value="63625441143259.6" calcext:value-type="float">
            <text:p>63625441143259.6</text:p>
          </table:table-cell>
          <table:table-cell table:style-name="ce4" table:formula="of:=([.O28]-[.O27])/1000" office:value-type="float" office:value="1.99925" calcext:value-type="float">
            <text:p>1.9993</text:p>
          </table:table-cell>
          <table:table-cell table:style-name="ce4" table:formula="of:=[.P28]+[.Q27]" office:value-type="float" office:value="52.0005078125" calcext:value-type="float">
            <text:p>52.0005</text:p>
          </table:table-cell>
          <table:table-cell table:style-name="ce9" table:formula="of:=[.Q28]-2*([.$B28]-1)" office:value-type="float" office:value="0.000507812500003979" calcext:value-type="float">
            <text:p>0.0005078125</text:p>
          </table:table-cell>
          <table:table-cell table:style-name="Default" office:value-type="float" office:value="63625441642391.7" calcext:value-type="float">
            <text:p>63625441642391.7</text:p>
          </table:table-cell>
          <table:table-cell table:style-name="ce4" table:formula="of:=([.S28]-[.S27])/1000" office:value-type="float" office:value="1.998765625" calcext:value-type="float">
            <text:p>1.9988</text:p>
          </table:table-cell>
          <table:table-cell table:style-name="ce4" table:formula="of:=[.T28]+[.U27]" office:value-type="float" office:value="52.000421875" calcext:value-type="float">
            <text:p>52.0004</text:p>
          </table:table-cell>
          <table:table-cell table:style-name="ce10" table:formula="of:=[.U28]-2*([.$B28]-1)" office:value-type="float" office:value="0.000421875000000682" calcext:value-type="float">
            <text:p>0.000421875</text:p>
          </table:table-cell>
          <table:table-cell table:style-name="Default" office:value-type="float" office:value="63625442132063" calcext:value-type="float">
            <text:p>63625442132063</text:p>
          </table:table-cell>
          <table:table-cell table:style-name="ce4" table:formula="of:=([.W28]-[.W27])/1000" office:value-type="float" office:value="1.99921875" calcext:value-type="float">
            <text:p>1.9992</text:p>
          </table:table-cell>
          <table:table-cell table:style-name="ce4" table:formula="of:=[.X28]+[.Y27]" office:value-type="float" office:value="52.0001015625" calcext:value-type="float">
            <text:p>52.0001</text:p>
          </table:table-cell>
          <table:table-cell table:style-name="ce11" table:formula="of:=[.Y28]-2*([.$B28]-1)" office:value-type="float" office:value="0.00010156250000648" calcext:value-type="float">
            <text:p>0.0001015625</text:p>
          </table:table-cell>
          <table:table-cell table:style-name="Default" office:value-type="float" office:value="63625442609933.3" calcext:value-type="float">
            <text:p>63625442609933.3</text:p>
          </table:table-cell>
          <table:table-cell table:style-name="ce4" table:formula="of:=([.AA28]-[.AA27])/1000" office:value-type="float" office:value="2.0018515625" calcext:value-type="float">
            <text:p>2.0019</text:p>
          </table:table-cell>
          <table:table-cell table:style-name="ce4" table:formula="of:=[.AB28]+[.AC27]" office:value-type="float" office:value="52.00221875" calcext:value-type="float">
            <text:p>52.0022</text:p>
          </table:table-cell>
          <table:table-cell table:style-name="ce12" table:formula="of:=[.AC28]-2*([.$B28]-1)" office:value-type="float" office:value="0.00221875000000438" calcext:value-type="float">
            <text:p>0.00221875</text:p>
          </table:table-cell>
          <table:table-cell table:style-name="Default" office:value-type="float" office:value="63625443071818.5" calcext:value-type="float">
            <text:p>63625443071818.5</text:p>
          </table:table-cell>
          <table:table-cell table:style-name="ce4" table:formula="of:=([.AE28]-[.AE27])/1000" office:value-type="float" office:value="1.99928125" calcext:value-type="float">
            <text:p>1.9993</text:p>
          </table:table-cell>
          <table:table-cell table:style-name="ce4" table:formula="of:=[.AF28]+[.AG27]" office:value-type="float" office:value="52.00053125" calcext:value-type="float">
            <text:p>52.0005</text:p>
          </table:table-cell>
          <table:table-cell table:style-name="ce13" table:formula="of:=[.AG28]-2*([.$B28]-1)" office:value-type="float" office:value="0.000531250000001648" calcext:value-type="float">
            <text:p>0.00053125</text:p>
          </table:table-cell>
          <table:table-cell table:style-name="Default" office:value-type="float" office:value="63625443535608.9" calcext:value-type="float">
            <text:p>63625443535608.9</text:p>
          </table:table-cell>
          <table:table-cell table:style-name="ce4" table:formula="of:=([.AI28]-[.AI27])/1000" office:value-type="float" office:value="2.0010234375" calcext:value-type="float">
            <text:p>2.0010</text:p>
          </table:table-cell>
          <table:table-cell table:style-name="ce4" table:formula="of:=[.AJ28]+[.AK27]" office:value-type="float" office:value="52.0008046875" calcext:value-type="float">
            <text:p>52.0008</text:p>
          </table:table-cell>
          <table:table-cell table:style-name="ce14" table:formula="of:=[.AK28]-2*([.$B28]-1)" office:value-type="float" office:value="0.000804687500000512" calcext:value-type="float">
            <text:p>0.0008046875</text:p>
          </table:table-cell>
          <table:table-cell table:style-name="Default" office:value-type="float" office:value="63625444011900.3" calcext:value-type="float">
            <text:p>63625444011900.3</text:p>
          </table:table-cell>
          <table:table-cell table:style-name="ce4" table:formula="of:=([.AM28]-[.AM27])/1000" office:value-type="float" office:value="1.9979453125" calcext:value-type="float">
            <text:p>1.9979</text:p>
          </table:table-cell>
          <table:table-cell table:style-name="ce4" table:formula="of:=[.AN28]+[.AO27]" office:value-type="float" office:value="51.999390625" calcext:value-type="float">
            <text:p>51.9994</text:p>
          </table:table-cell>
          <table:table-cell table:style-name="ce15" table:formula="of:=[.AO28]-2*([.$B28]-1)" office:value-type="float" office:value="-0.000609374999996248" calcext:value-type="float">
            <text:p>-0.000609375</text:p>
          </table:table-cell>
          <table:table-cell table:style-name="Default" office:value-type="float" office:value="63625444474230.1" calcext:value-type="float">
            <text:p>63625444474230.1</text:p>
          </table:table-cell>
          <table:table-cell table:style-name="ce4" table:formula="of:=([.AQ28]-[.AQ27])/1000" office:value-type="float" office:value="2.0008046875" calcext:value-type="float">
            <text:p>2.0008</text:p>
          </table:table-cell>
          <table:table-cell table:style-name="ce4" table:formula="of:=[.AR28]+[.AS27]" office:value-type="float" office:value="52.0022109375" calcext:value-type="float">
            <text:p>52.0022</text:p>
          </table:table-cell>
          <table:table-cell table:style-name="ce16" table:formula="of:=[.AS28]-2*([.$B28]-1)" office:value-type="float" office:value="0.00221093749998857" calcext:value-type="float">
            <text:p>0.0022109375</text:p>
          </table:table-cell>
          <table:table-cell table:style-name="Default" office:value-type="float" office:value="63625444944874.1" calcext:value-type="float">
            <text:p>63625444944874.1</text:p>
          </table:table-cell>
          <table:table-cell table:style-name="ce4" table:formula="of:=([.AU28]-[.AU27])/1000" office:value-type="float" office:value="2.0006171875" calcext:value-type="float">
            <text:p>2.0006</text:p>
          </table:table-cell>
          <table:table-cell table:style-name="ce4" table:formula="of:=[.AV28]+[.AW27]" office:value-type="float" office:value="52.001046875" calcext:value-type="float">
            <text:p>52.0010</text:p>
          </table:table-cell>
          <table:table-cell table:style-name="ce17" table:formula="of:=[.AW28]-2*([.$B28]-1)" office:value-type="float" office:value="0.00104687500000011" calcext:value-type="float">
            <text:p>0.001046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28" calcext:value-type="float">
            <text:p>28</text:p>
          </table:table-cell>
          <table:table-cell office:value-type="float" office:value="63625439535837.5" calcext:value-type="float">
            <text:p>63625439535837.5</text:p>
          </table:table-cell>
          <table:table-cell table:formula="of:=([.C29]-[.C28])/1000" office:value-type="float" office:value="2.00334375" calcext:value-type="float">
            <text:p>2.0033</text:p>
          </table:table-cell>
          <table:table-cell table:formula="of:=[.D29]+[.E28]" office:value-type="float" office:value="54.0031640625" calcext:value-type="float">
            <text:p>54.0032</text:p>
          </table:table-cell>
          <table:table-cell table:style-name="ce6" table:formula="of:=[.E29]-2*([.$B29]-1)" office:value-type="float" office:value="0.0031640624999909" calcext:value-type="float">
            <text:p>0.0031640625</text:p>
          </table:table-cell>
          <table:table-cell table:style-name="Default" office:value-type="float" office:value="63625440198558.9" calcext:value-type="float">
            <text:p>63625440198558.9</text:p>
          </table:table-cell>
          <table:table-cell table:style-name="ce4" table:formula="of:=([.G29]-[.G28])/1000" office:value-type="float" office:value="1.9976875" calcext:value-type="float">
            <text:p>1.9977</text:p>
          </table:table-cell>
          <table:table-cell table:style-name="ce4" table:formula="of:=[.H29]+[.I28]" office:value-type="float" office:value="53.999484375" calcext:value-type="float">
            <text:p>53.9995</text:p>
          </table:table-cell>
          <table:table-cell table:style-name="ce7" table:formula="of:=[.I29]-2*([.$B29]-1)" office:value-type="float" office:value="-0.000515625000005571" calcext:value-type="float">
            <text:p>-0.000515625</text:p>
          </table:table-cell>
          <table:table-cell table:style-name="Default" office:value-type="float" office:value="63625440668528.1" calcext:value-type="float">
            <text:p>63625440668528.1</text:p>
          </table:table-cell>
          <table:table-cell table:style-name="ce4" table:formula="of:=([.K29]-[.K28])/1000" office:value-type="float" office:value="1.9984296875" calcext:value-type="float">
            <text:p>1.9984</text:p>
          </table:table-cell>
          <table:table-cell table:style-name="ce4" table:formula="of:=[.L29]+[.M28]" office:value-type="float" office:value="54.00078125" calcext:value-type="float">
            <text:p>54.0008</text:p>
          </table:table-cell>
          <table:table-cell table:style-name="ce8" table:formula="of:=[.M29]-2*([.$B29]-1)" office:value-type="float" office:value="0.000781250000002842" calcext:value-type="float">
            <text:p>0.00078125</text:p>
          </table:table-cell>
          <table:table-cell table:style-name="Default" office:value-type="float" office:value="63625441145258.7" calcext:value-type="float">
            <text:p>63625441145258.7</text:p>
          </table:table-cell>
          <table:table-cell table:style-name="ce4" table:formula="of:=([.O29]-[.O28])/1000" office:value-type="float" office:value="1.9990390625" calcext:value-type="float">
            <text:p>1.9990</text:p>
          </table:table-cell>
          <table:table-cell table:style-name="ce4" table:formula="of:=[.P29]+[.Q28]" office:value-type="float" office:value="53.999546875" calcext:value-type="float">
            <text:p>53.9995</text:p>
          </table:table-cell>
          <table:table-cell table:style-name="ce9" table:formula="of:=[.Q29]-2*([.$B29]-1)" office:value-type="float" office:value="-0.000453124999992838" calcext:value-type="float">
            <text:p>-0.000453125</text:p>
          </table:table-cell>
          <table:table-cell table:style-name="Default" office:value-type="float" office:value="63625441644392.4" calcext:value-type="float">
            <text:p>63625441644392.4</text:p>
          </table:table-cell>
          <table:table-cell table:style-name="ce4" table:formula="of:=([.S29]-[.S28])/1000" office:value-type="float" office:value="2.000640625" calcext:value-type="float">
            <text:p>2.0006</text:p>
          </table:table-cell>
          <table:table-cell table:style-name="ce4" table:formula="of:=[.T29]+[.U28]" office:value-type="float" office:value="54.0010625" calcext:value-type="float">
            <text:p>54.0011</text:p>
          </table:table-cell>
          <table:table-cell table:style-name="ce10" table:formula="of:=[.U29]-2*([.$B29]-1)" office:value-type="float" office:value="0.0010625000000033" calcext:value-type="float">
            <text:p>0.0010625</text:p>
          </table:table-cell>
          <table:table-cell table:style-name="Default" office:value-type="float" office:value="63625442134065.9" calcext:value-type="float">
            <text:p>63625442134065.9</text:p>
          </table:table-cell>
          <table:table-cell table:style-name="ce4" table:formula="of:=([.W29]-[.W28])/1000" office:value-type="float" office:value="2.0029375" calcext:value-type="float">
            <text:p>2.0029</text:p>
          </table:table-cell>
          <table:table-cell table:style-name="ce4" table:formula="of:=[.X29]+[.Y28]" office:value-type="float" office:value="54.0030390625" calcext:value-type="float">
            <text:p>54.0030</text:p>
          </table:table-cell>
          <table:table-cell table:style-name="ce11" table:formula="of:=[.Y29]-2*([.$B29]-1)" office:value-type="float" office:value="0.00303906250000807" calcext:value-type="float">
            <text:p>0.0030390625</text:p>
          </table:table-cell>
          <table:table-cell table:style-name="Default" office:value-type="float" office:value="63625442611934.6" calcext:value-type="float">
            <text:p>63625442611934.6</text:p>
          </table:table-cell>
          <table:table-cell table:style-name="ce4" table:formula="of:=([.AA29]-[.AA28])/1000" office:value-type="float" office:value="2.0013203125" calcext:value-type="float">
            <text:p>2.0013</text:p>
          </table:table-cell>
          <table:table-cell table:style-name="ce4" table:formula="of:=[.AB29]+[.AC28]" office:value-type="float" office:value="54.0035390625" calcext:value-type="float">
            <text:p>54.0035</text:p>
          </table:table-cell>
          <table:table-cell table:style-name="ce12" table:formula="of:=[.AC29]-2*([.$B29]-1)" office:value-type="float" office:value="0.00353906250000335" calcext:value-type="float">
            <text:p>0.0035390625</text:p>
          </table:table-cell>
          <table:table-cell table:style-name="Default" office:value-type="float" office:value="63625443073818.4" calcext:value-type="float">
            <text:p>63625443073818.4</text:p>
          </table:table-cell>
          <table:table-cell table:style-name="ce4" table:formula="of:=([.AE29]-[.AE28])/1000" office:value-type="float" office:value="1.99990625" calcext:value-type="float">
            <text:p>1.9999</text:p>
          </table:table-cell>
          <table:table-cell table:style-name="ce4" table:formula="of:=[.AF29]+[.AG28]" office:value-type="float" office:value="54.0004375" calcext:value-type="float">
            <text:p>54.0004</text:p>
          </table:table-cell>
          <table:table-cell table:style-name="ce13" table:formula="of:=[.AG29]-2*([.$B29]-1)" office:value-type="float" office:value="0.000437500000003865" calcext:value-type="float">
            <text:p>0.0004375</text:p>
          </table:table-cell>
          <table:table-cell table:style-name="Default" office:value-type="float" office:value="63625443537609.9" calcext:value-type="float">
            <text:p>63625443537609.9</text:p>
          </table:table-cell>
          <table:table-cell table:style-name="ce4" table:formula="of:=([.AI29]-[.AI28])/1000" office:value-type="float" office:value="2.0010390625" calcext:value-type="float">
            <text:p>2.0010</text:p>
          </table:table-cell>
          <table:table-cell table:style-name="ce4" table:formula="of:=[.AJ29]+[.AK28]" office:value-type="float" office:value="54.00184375" calcext:value-type="float">
            <text:p>54.0018</text:p>
          </table:table-cell>
          <table:table-cell table:style-name="ce14" table:formula="of:=[.AK29]-2*([.$B29]-1)" office:value-type="float" office:value="0.00184374999999903" calcext:value-type="float">
            <text:p>0.00184375</text:p>
          </table:table-cell>
          <table:table-cell table:style-name="Default" office:value-type="float" office:value="63625444013903.8" calcext:value-type="float">
            <text:p>63625444013903.8</text:p>
          </table:table-cell>
          <table:table-cell table:style-name="ce4" table:formula="of:=([.AM29]-[.AM28])/1000" office:value-type="float" office:value="2.0034921875" calcext:value-type="float">
            <text:p>2.0035</text:p>
          </table:table-cell>
          <table:table-cell table:style-name="ce4" table:formula="of:=[.AN29]+[.AO28]" office:value-type="float" office:value="54.0028828125" calcext:value-type="float">
            <text:p>54.0029</text:p>
          </table:table-cell>
          <table:table-cell table:style-name="ce15" table:formula="of:=[.AO29]-2*([.$B29]-1)" office:value-type="float" office:value="0.00288281250000466" calcext:value-type="float">
            <text:p>0.0028828125</text:p>
          </table:table-cell>
          <table:table-cell table:style-name="Default" office:value-type="float" office:value="63625444476227.9" calcext:value-type="float">
            <text:p>63625444476227.9</text:p>
          </table:table-cell>
          <table:table-cell table:style-name="ce4" table:formula="of:=([.AQ29]-[.AQ28])/1000" office:value-type="float" office:value="1.9977578125" calcext:value-type="float">
            <text:p>1.9978</text:p>
          </table:table-cell>
          <table:table-cell table:style-name="ce4" table:formula="of:=[.AR29]+[.AS28]" office:value-type="float" office:value="53.99996875" calcext:value-type="float">
            <text:p>54.0000</text:p>
          </table:table-cell>
          <table:table-cell table:style-name="ce16" table:formula="of:=[.AS29]-2*([.$B29]-1)" office:value-type="float" office:value="-0.0000312500000134719" calcext:value-type="float">
            <text:p>-0.00003125</text:p>
          </table:table-cell>
          <table:table-cell table:style-name="Default" office:value-type="float" office:value="63625444946873.8" calcext:value-type="float">
            <text:p>63625444946873.8</text:p>
          </table:table-cell>
          <table:table-cell table:style-name="ce4" table:formula="of:=([.AU29]-[.AU28])/1000" office:value-type="float" office:value="1.9996484375" calcext:value-type="float">
            <text:p>1.9996</text:p>
          </table:table-cell>
          <table:table-cell table:style-name="ce4" table:formula="of:=[.AV29]+[.AW28]" office:value-type="float" office:value="54.0006953125" calcext:value-type="float">
            <text:p>54.0007</text:p>
          </table:table-cell>
          <table:table-cell table:style-name="ce17" table:formula="of:=[.AW29]-2*([.$B29]-1)" office:value-type="float" office:value="0.000695312499999545" calcext:value-type="float">
            <text:p>0.000695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29" calcext:value-type="float">
            <text:p>29</text:p>
          </table:table-cell>
          <table:table-cell office:value-type="float" office:value="63625439537833.8" calcext:value-type="float">
            <text:p>63625439537833.8</text:p>
          </table:table-cell>
          <table:table-cell table:formula="of:=([.C30]-[.C29])/1000" office:value-type="float" office:value="1.996265625" calcext:value-type="float">
            <text:p>1.9963</text:p>
          </table:table-cell>
          <table:table-cell table:formula="of:=[.D30]+[.E29]" office:value-type="float" office:value="55.9994296875" calcext:value-type="float">
            <text:p>55.9994</text:p>
          </table:table-cell>
          <table:table-cell table:style-name="ce6" table:formula="of:=[.E30]-2*([.$B30]-1)" office:value-type="float" office:value="-0.000570312500009607" calcext:value-type="float">
            <text:p>-0.0005703125</text:p>
          </table:table-cell>
          <table:table-cell table:style-name="Default" office:value-type="float" office:value="63625440200561.3" calcext:value-type="float">
            <text:p>63625440200561.3</text:p>
          </table:table-cell>
          <table:table-cell table:style-name="ce4" table:formula="of:=([.G30]-[.G29])/1000" office:value-type="float" office:value="2.00240625" calcext:value-type="float">
            <text:p>2.0024</text:p>
          </table:table-cell>
          <table:table-cell table:style-name="ce4" table:formula="of:=[.H30]+[.I29]" office:value-type="float" office:value="56.001890625" calcext:value-type="float">
            <text:p>56.0019</text:p>
          </table:table-cell>
          <table:table-cell table:style-name="ce7" table:formula="of:=[.I30]-2*([.$B30]-1)" office:value-type="float" office:value="0.00189062499999437" calcext:value-type="float">
            <text:p>0.001890625</text:p>
          </table:table-cell>
          <table:table-cell table:style-name="Default" office:value-type="float" office:value="63625440670528.3" calcext:value-type="float">
            <text:p>63625440670528.3</text:p>
          </table:table-cell>
          <table:table-cell table:style-name="ce4" table:formula="of:=([.K30]-[.K29])/1000" office:value-type="float" office:value="2.0002890625" calcext:value-type="float">
            <text:p>2.0003</text:p>
          </table:table-cell>
          <table:table-cell table:style-name="ce4" table:formula="of:=[.L30]+[.M29]" office:value-type="float" office:value="56.0010703125" calcext:value-type="float">
            <text:p>56.0011</text:p>
          </table:table-cell>
          <table:table-cell table:style-name="ce8" table:formula="of:=[.M30]-2*([.$B30]-1)" office:value-type="float" office:value="0.00107031250000489" calcext:value-type="float">
            <text:p>0.0010703125</text:p>
          </table:table-cell>
          <table:table-cell table:style-name="Default" office:value-type="float" office:value="63625441147261" calcext:value-type="float">
            <text:p>63625441147261</text:p>
          </table:table-cell>
          <table:table-cell table:style-name="ce4" table:formula="of:=([.O30]-[.O29])/1000" office:value-type="float" office:value="2.0023046875" calcext:value-type="float">
            <text:p>2.0023</text:p>
          </table:table-cell>
          <table:table-cell table:style-name="ce4" table:formula="of:=[.P30]+[.Q29]" office:value-type="float" office:value="56.0018515625" calcext:value-type="float">
            <text:p>56.0019</text:p>
          </table:table-cell>
          <table:table-cell table:style-name="ce9" table:formula="of:=[.Q30]-2*([.$B30]-1)" office:value-type="float" office:value="0.00185156250000773" calcext:value-type="float">
            <text:p>0.0018515625</text:p>
          </table:table-cell>
          <table:table-cell table:style-name="Default" office:value-type="float" office:value="63625441646390.6" calcext:value-type="float">
            <text:p>63625441646390.6</text:p>
          </table:table-cell>
          <table:table-cell table:style-name="ce4" table:formula="of:=([.S30]-[.S29])/1000" office:value-type="float" office:value="1.998265625" calcext:value-type="float">
            <text:p>1.9983</text:p>
          </table:table-cell>
          <table:table-cell table:style-name="ce4" table:formula="of:=[.T30]+[.U29]" office:value-type="float" office:value="55.999328125" calcext:value-type="float">
            <text:p>55.9993</text:p>
          </table:table-cell>
          <table:table-cell table:style-name="ce10" table:formula="of:=[.U30]-2*([.$B30]-1)" office:value-type="float" office:value="-0.00067187499999477" calcext:value-type="float">
            <text:p>-0.000671875</text:p>
          </table:table-cell>
          <table:table-cell table:style-name="Default" office:value-type="float" office:value="63625442136064.9" calcext:value-type="float">
            <text:p>63625442136064.9</text:p>
          </table:table-cell>
          <table:table-cell table:style-name="ce4" table:formula="of:=([.W30]-[.W29])/1000" office:value-type="float" office:value="1.999015625" calcext:value-type="float">
            <text:p>1.9990</text:p>
          </table:table-cell>
          <table:table-cell table:style-name="ce4" table:formula="of:=[.X30]+[.Y29]" office:value-type="float" office:value="56.0020546875" calcext:value-type="float">
            <text:p>56.0021</text:p>
          </table:table-cell>
          <table:table-cell table:style-name="ce11" table:formula="of:=[.Y30]-2*([.$B30]-1)" office:value-type="float" office:value="0.00205468750000648" calcext:value-type="float">
            <text:p>0.0020546875</text:p>
          </table:table-cell>
          <table:table-cell table:style-name="Default" office:value-type="float" office:value="63625442613931.2" calcext:value-type="float">
            <text:p>63625442613931.2</text:p>
          </table:table-cell>
          <table:table-cell table:style-name="ce4" table:formula="of:=([.AA30]-[.AA29])/1000" office:value-type="float" office:value="1.99653125" calcext:value-type="float">
            <text:p>1.9965</text:p>
          </table:table-cell>
          <table:table-cell table:style-name="ce4" table:formula="of:=[.AB30]+[.AC29]" office:value-type="float" office:value="56.0000703125" calcext:value-type="float">
            <text:p>56.0001</text:p>
          </table:table-cell>
          <table:table-cell table:style-name="ce12" table:formula="of:=[.AC30]-2*([.$B30]-1)" office:value-type="float" office:value="0.0000703125000001137" calcext:value-type="float">
            <text:p>7.03125000001137E-05</text:p>
          </table:table-cell>
          <table:table-cell table:style-name="Default" office:value-type="float" office:value="63625443075817.7" calcext:value-type="float">
            <text:p>63625443075817.7</text:p>
          </table:table-cell>
          <table:table-cell table:style-name="ce4" table:formula="of:=([.AE30]-[.AE29])/1000" office:value-type="float" office:value="1.9993125" calcext:value-type="float">
            <text:p>1.9993</text:p>
          </table:table-cell>
          <table:table-cell table:style-name="ce4" table:formula="of:=[.AF30]+[.AG29]" office:value-type="float" office:value="55.99975" calcext:value-type="float">
            <text:p>55.9998</text:p>
          </table:table-cell>
          <table:table-cell table:style-name="ce13" table:formula="of:=[.AG30]-2*([.$B30]-1)" office:value-type="float" office:value="-0.000249999999994088" calcext:value-type="float">
            <text:p>-0.00025</text:p>
          </table:table-cell>
          <table:table-cell table:style-name="Default" office:value-type="float" office:value="63625443539610.3" calcext:value-type="float">
            <text:p>63625443539610.3</text:p>
          </table:table-cell>
          <table:table-cell table:style-name="ce4" table:formula="of:=([.AI30]-[.AI29])/1000" office:value-type="float" office:value="2.00034375" calcext:value-type="float">
            <text:p>2.0003</text:p>
          </table:table-cell>
          <table:table-cell table:style-name="ce4" table:formula="of:=[.AJ30]+[.AK29]" office:value-type="float" office:value="56.0021875" calcext:value-type="float">
            <text:p>56.0022</text:p>
          </table:table-cell>
          <table:table-cell table:style-name="ce14" table:formula="of:=[.AK30]-2*([.$B30]-1)" office:value-type="float" office:value="0.00218749999999801" calcext:value-type="float">
            <text:p>0.0021875</text:p>
          </table:table-cell>
          <table:table-cell table:style-name="Default" office:value-type="float" office:value="63625444015902.1" calcext:value-type="float">
            <text:p>63625444015902.1</text:p>
          </table:table-cell>
          <table:table-cell table:style-name="ce4" table:formula="of:=([.AM30]-[.AM29])/1000" office:value-type="float" office:value="1.998296875" calcext:value-type="float">
            <text:p>1.9983</text:p>
          </table:table-cell>
          <table:table-cell table:style-name="ce4" table:formula="of:=[.AN30]+[.AO29]" office:value-type="float" office:value="56.0011796875" calcext:value-type="float">
            <text:p>56.0012</text:p>
          </table:table-cell>
          <table:table-cell table:style-name="ce15" table:formula="of:=[.AO30]-2*([.$B30]-1)" office:value-type="float" office:value="0.00117968750000585" calcext:value-type="float">
            <text:p>0.0011796875</text:p>
          </table:table-cell>
          <table:table-cell table:style-name="Default" office:value-type="float" office:value="63625444478228.3" calcext:value-type="float">
            <text:p>63625444478228.3</text:p>
          </table:table-cell>
          <table:table-cell table:style-name="ce4" table:formula="of:=([.AQ30]-[.AQ29])/1000" office:value-type="float" office:value="2.0004453125" calcext:value-type="float">
            <text:p>2.0004</text:p>
          </table:table-cell>
          <table:table-cell table:style-name="ce4" table:formula="of:=[.AR30]+[.AS29]" office:value-type="float" office:value="56.0004140625" calcext:value-type="float">
            <text:p>56.0004</text:p>
          </table:table-cell>
          <table:table-cell table:style-name="ce16" table:formula="of:=[.AS30]-2*([.$B30]-1)" office:value-type="float" office:value="0.00041406249998488" calcext:value-type="float">
            <text:p>0.0004140625</text:p>
          </table:table-cell>
          <table:table-cell table:style-name="Default" office:value-type="float" office:value="63625444948874" calcext:value-type="float">
            <text:p>63625444948874</text:p>
          </table:table-cell>
          <table:table-cell table:style-name="ce4" table:formula="of:=([.AU30]-[.AU29])/1000" office:value-type="float" office:value="2.00028125" calcext:value-type="float">
            <text:p>2.0003</text:p>
          </table:table-cell>
          <table:table-cell table:style-name="ce4" table:formula="of:=[.AV30]+[.AW29]" office:value-type="float" office:value="56.0009765625" calcext:value-type="float">
            <text:p>56.0010</text:p>
          </table:table-cell>
          <table:table-cell table:style-name="ce17" table:formula="of:=[.AW30]-2*([.$B30]-1)" office:value-type="float" office:value="0.0009765625" calcext:value-type="float">
            <text:p>0.0009765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30" calcext:value-type="float">
            <text:p>30</text:p>
          </table:table-cell>
          <table:table-cell office:value-type="float" office:value="63625439539833.7" calcext:value-type="float">
            <text:p>63625439539833.7</text:p>
          </table:table-cell>
          <table:table-cell table:formula="of:=([.C31]-[.C30])/1000" office:value-type="float" office:value="1.9998828125" calcext:value-type="float">
            <text:p>1.9999</text:p>
          </table:table-cell>
          <table:table-cell table:formula="of:=[.D31]+[.E30]" office:value-type="float" office:value="57.9993125" calcext:value-type="float">
            <text:p>57.9993</text:p>
          </table:table-cell>
          <table:table-cell table:style-name="ce6" table:formula="of:=[.E31]-2*([.$B31]-1)" office:value-type="float" office:value="-0.000687500000012165" calcext:value-type="float">
            <text:p>-0.0006875</text:p>
          </table:table-cell>
          <table:table-cell table:style-name="Default" office:value-type="float" office:value="63625440202562.3" calcext:value-type="float">
            <text:p>63625440202562.3</text:p>
          </table:table-cell>
          <table:table-cell table:style-name="ce4" table:formula="of:=([.G31]-[.G30])/1000" office:value-type="float" office:value="2.0010234375" calcext:value-type="float">
            <text:p>2.0010</text:p>
          </table:table-cell>
          <table:table-cell table:style-name="ce4" table:formula="of:=[.H31]+[.I30]" office:value-type="float" office:value="58.0029140625" calcext:value-type="float">
            <text:p>58.0029</text:p>
          </table:table-cell>
          <table:table-cell table:style-name="ce7" table:formula="of:=[.I31]-2*([.$B31]-1)" office:value-type="float" office:value="0.00291406249999682" calcext:value-type="float">
            <text:p>0.0029140625</text:p>
          </table:table-cell>
          <table:table-cell table:style-name="Default" office:value-type="float" office:value="63625440672528.3" calcext:value-type="float">
            <text:p>63625440672528.3</text:p>
          </table:table-cell>
          <table:table-cell table:style-name="ce4" table:formula="of:=([.K31]-[.K30])/1000" office:value-type="float" office:value="1.999921875" calcext:value-type="float">
            <text:p>1.9999</text:p>
          </table:table-cell>
          <table:table-cell table:style-name="ce4" table:formula="of:=[.L31]+[.M30]" office:value-type="float" office:value="58.0009921875" calcext:value-type="float">
            <text:p>58.0010</text:p>
          </table:table-cell>
          <table:table-cell table:style-name="ce8" table:formula="of:=[.M31]-2*([.$B31]-1)" office:value-type="float" office:value="0.000992187500003183" calcext:value-type="float">
            <text:p>0.0009921875</text:p>
          </table:table-cell>
          <table:table-cell table:style-name="Default" office:value-type="float" office:value="63625441149261.6" calcext:value-type="float">
            <text:p>63625441149261.6</text:p>
          </table:table-cell>
          <table:table-cell table:style-name="ce4" table:formula="of:=([.O31]-[.O30])/1000" office:value-type="float" office:value="2.0006796875" calcext:value-type="float">
            <text:p>2.0007</text:p>
          </table:table-cell>
          <table:table-cell table:style-name="ce4" table:formula="of:=[.P31]+[.Q30]" office:value-type="float" office:value="58.00253125" calcext:value-type="float">
            <text:p>58.0025</text:p>
          </table:table-cell>
          <table:table-cell table:style-name="ce9" table:formula="of:=[.Q31]-2*([.$B31]-1)" office:value-type="float" office:value="0.00253125000000409" calcext:value-type="float">
            <text:p>0.00253125</text:p>
          </table:table-cell>
          <table:table-cell table:style-name="Default" office:value-type="float" office:value="63625441648390.9" calcext:value-type="float">
            <text:p>63625441648390.9</text:p>
          </table:table-cell>
          <table:table-cell table:style-name="ce4" table:formula="of:=([.S31]-[.S30])/1000" office:value-type="float" office:value="2.000234375" calcext:value-type="float">
            <text:p>2.0002</text:p>
          </table:table-cell>
          <table:table-cell table:style-name="ce4" table:formula="of:=[.T31]+[.U30]" office:value-type="float" office:value="57.9995625" calcext:value-type="float">
            <text:p>57.9996</text:p>
          </table:table-cell>
          <table:table-cell table:style-name="ce10" table:formula="of:=[.U31]-2*([.$B31]-1)" office:value-type="float" office:value="-0.00043749999999676" calcext:value-type="float">
            <text:p>-0.0004375</text:p>
          </table:table-cell>
          <table:table-cell table:style-name="Default" office:value-type="float" office:value="63625442138063.8" calcext:value-type="float">
            <text:p>63625442138063.8</text:p>
          </table:table-cell>
          <table:table-cell table:style-name="ce4" table:formula="of:=([.W31]-[.W30])/1000" office:value-type="float" office:value="1.99884375" calcext:value-type="float">
            <text:p>1.9988</text:p>
          </table:table-cell>
          <table:table-cell table:style-name="ce4" table:formula="of:=[.X31]+[.Y30]" office:value-type="float" office:value="58.0008984375" calcext:value-type="float">
            <text:p>58.0009</text:p>
          </table:table-cell>
          <table:table-cell table:style-name="ce11" table:formula="of:=[.Y31]-2*([.$B31]-1)" office:value-type="float" office:value="0.0008984375000054" calcext:value-type="float">
            <text:p>0.0008984375</text:p>
          </table:table-cell>
          <table:table-cell table:style-name="Default" office:value-type="float" office:value="63625442615933.1" calcext:value-type="float">
            <text:p>63625442615933.1</text:p>
          </table:table-cell>
          <table:table-cell table:style-name="ce4" table:formula="of:=([.AA31]-[.AA30])/1000" office:value-type="float" office:value="2.0019140625" calcext:value-type="float">
            <text:p>2.0019</text:p>
          </table:table-cell>
          <table:table-cell table:style-name="ce4" table:formula="of:=[.AB31]+[.AC30]" office:value-type="float" office:value="58.001984375" calcext:value-type="float">
            <text:p>58.0020</text:p>
          </table:table-cell>
          <table:table-cell table:style-name="ce12" table:formula="of:=[.AC31]-2*([.$B31]-1)" office:value-type="float" office:value="0.00198437499999926" calcext:value-type="float">
            <text:p>0.001984375</text:p>
          </table:table-cell>
          <table:table-cell table:style-name="Default" office:value-type="float" office:value="63625443077819.7" calcext:value-type="float">
            <text:p>63625443077819.7</text:p>
          </table:table-cell>
          <table:table-cell table:style-name="ce4" table:formula="of:=([.AE31]-[.AE30])/1000" office:value-type="float" office:value="2.0019296875" calcext:value-type="float">
            <text:p>2.0019</text:p>
          </table:table-cell>
          <table:table-cell table:style-name="ce4" table:formula="of:=[.AF31]+[.AG30]" office:value-type="float" office:value="58.0016796875" calcext:value-type="float">
            <text:p>58.0017</text:p>
          </table:table-cell>
          <table:table-cell table:style-name="ce13" table:formula="of:=[.AG31]-2*([.$B31]-1)" office:value-type="float" office:value="0.00167968750000824" calcext:value-type="float">
            <text:p>0.0016796875</text:p>
          </table:table-cell>
          <table:table-cell table:style-name="Default" office:value-type="float" office:value="63625443541609.6" calcext:value-type="float">
            <text:p>63625443541609.6</text:p>
          </table:table-cell>
          <table:table-cell table:style-name="ce4" table:formula="of:=([.AI31]-[.AI30])/1000" office:value-type="float" office:value="1.9993359375" calcext:value-type="float">
            <text:p>1.9993</text:p>
          </table:table-cell>
          <table:table-cell table:style-name="ce4" table:formula="of:=[.AJ31]+[.AK30]" office:value-type="float" office:value="58.0015234375" calcext:value-type="float">
            <text:p>58.0015</text:p>
          </table:table-cell>
          <table:table-cell table:style-name="ce14" table:formula="of:=[.AK31]-2*([.$B31]-1)" office:value-type="float" office:value="0.00152343749999773" calcext:value-type="float">
            <text:p>0.0015234375</text:p>
          </table:table-cell>
          <table:table-cell table:style-name="Default" office:value-type="float" office:value="63625444017903.7" calcext:value-type="float">
            <text:p>63625444017903.7</text:p>
          </table:table-cell>
          <table:table-cell table:style-name="ce4" table:formula="of:=([.AM31]-[.AM30])/1000" office:value-type="float" office:value="2.001609375" calcext:value-type="float">
            <text:p>2.0016</text:p>
          </table:table-cell>
          <table:table-cell table:style-name="ce4" table:formula="of:=[.AN31]+[.AO30]" office:value-type="float" office:value="58.0027890625" calcext:value-type="float">
            <text:p>58.0028</text:p>
          </table:table-cell>
          <table:table-cell table:style-name="ce15" table:formula="of:=[.AO31]-2*([.$B31]-1)" office:value-type="float" office:value="0.00278906250000688" calcext:value-type="float">
            <text:p>0.0027890625</text:p>
          </table:table-cell>
          <table:table-cell table:style-name="Default" office:value-type="float" office:value="63625444480227.7" calcext:value-type="float">
            <text:p>63625444480227.7</text:p>
          </table:table-cell>
          <table:table-cell table:style-name="ce4" table:formula="of:=([.AQ31]-[.AQ30])/1000" office:value-type="float" office:value="1.9993515625" calcext:value-type="float">
            <text:p>1.9994</text:p>
          </table:table-cell>
          <table:table-cell table:style-name="ce4" table:formula="of:=[.AR31]+[.AS30]" office:value-type="float" office:value="57.999765625" calcext:value-type="float">
            <text:p>57.9998</text:p>
          </table:table-cell>
          <table:table-cell table:style-name="ce16" table:formula="of:=[.AS31]-2*([.$B31]-1)" office:value-type="float" office:value="-0.000234375000012221" calcext:value-type="float">
            <text:p>-0.000234375</text:p>
          </table:table-cell>
          <table:table-cell table:style-name="Default" office:value-type="float" office:value="63625444950875.1" calcext:value-type="float">
            <text:p>63625444950875.1</text:p>
          </table:table-cell>
          <table:table-cell table:style-name="ce4" table:formula="of:=([.AU31]-[.AU30])/1000" office:value-type="float" office:value="2.001109375" calcext:value-type="float">
            <text:p>2.0011</text:p>
          </table:table-cell>
          <table:table-cell table:style-name="ce4" table:formula="of:=[.AV31]+[.AW30]" office:value-type="float" office:value="58.0020859375" calcext:value-type="float">
            <text:p>58.0021</text:p>
          </table:table-cell>
          <table:table-cell table:style-name="ce17" table:formula="of:=[.AW31]-2*([.$B31]-1)" office:value-type="float" office:value="0.00208593749999864" calcext:value-type="float">
            <text:p>0.0020859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prompt 3</text:p>
          </table:table-cell>
          <table:table-cell table:style-name="ce3" office:value-type="float" office:value="31" calcext:value-type="float">
            <text:p>31</text:p>
          </table:table-cell>
          <table:table-cell office:value-type="float" office:value="63625439541834" calcext:value-type="float">
            <text:p>63625439541834</text:p>
          </table:table-cell>
          <table:table-cell table:formula="of:=([.C32]-[.C31])/1000" office:value-type="float" office:value="2.000296875" calcext:value-type="float">
            <text:p>2.0003</text:p>
          </table:table-cell>
          <table:table-cell table:formula="of:=[.D32]+[.E31]" office:value-type="float" office:value="59.999609375" calcext:value-type="float">
            <text:p>59.9996</text:p>
          </table:table-cell>
          <table:table-cell table:style-name="ce6" table:formula="of:=[.E32]-2*([.$B32]-1)" office:value-type="float" office:value="-0.000390625000008527" calcext:value-type="float">
            <text:p>-0.000390625</text:p>
          </table:table-cell>
          <table:table-cell table:style-name="Default" office:value-type="float" office:value="63625440204560.1" calcext:value-type="float">
            <text:p>63625440204560.1</text:p>
          </table:table-cell>
          <table:table-cell table:style-name="ce4" table:formula="of:=([.G32]-[.G31])/1000" office:value-type="float" office:value="1.9978125" calcext:value-type="float">
            <text:p>1.9978</text:p>
          </table:table-cell>
          <table:table-cell table:style-name="ce4" table:formula="of:=[.H32]+[.I31]" office:value-type="float" office:value="60.0007265625" calcext:value-type="float">
            <text:p>60.0007</text:p>
          </table:table-cell>
          <table:table-cell table:style-name="ce7" table:formula="of:=[.I32]-2*([.$B32]-1)" office:value-type="float" office:value="0.000726562499998806" calcext:value-type="float">
            <text:p>0.0007265625</text:p>
          </table:table-cell>
          <table:table-cell table:style-name="Default" office:value-type="float" office:value="63625440674530.1" calcext:value-type="float">
            <text:p>63625440674530.1</text:p>
          </table:table-cell>
          <table:table-cell table:style-name="ce4" table:formula="of:=([.K32]-[.K31])/1000" office:value-type="float" office:value="2.0017890625" calcext:value-type="float">
            <text:p>2.0018</text:p>
          </table:table-cell>
          <table:table-cell table:style-name="ce4" table:formula="of:=[.L32]+[.M31]" office:value-type="float" office:value="60.00278125" calcext:value-type="float">
            <text:p>60.0028</text:p>
          </table:table-cell>
          <table:table-cell table:style-name="ce8" table:formula="of:=[.M32]-2*([.$B32]-1)" office:value-type="float" office:value="0.00278125000000529" calcext:value-type="float">
            <text:p>0.00278125</text:p>
          </table:table-cell>
          <table:table-cell table:style-name="Default" office:value-type="float" office:value="63625441151260.9" calcext:value-type="float">
            <text:p>63625441151260.9</text:p>
          </table:table-cell>
          <table:table-cell table:style-name="ce4" table:formula="of:=([.O32]-[.O31])/1000" office:value-type="float" office:value="1.999265625" calcext:value-type="float">
            <text:p>1.9993</text:p>
          </table:table-cell>
          <table:table-cell table:style-name="ce4" table:formula="of:=[.P32]+[.Q31]" office:value-type="float" office:value="60.001796875" calcext:value-type="float">
            <text:p>60.0018</text:p>
          </table:table-cell>
          <table:table-cell table:style-name="ce9" table:formula="of:=[.Q32]-2*([.$B32]-1)" office:value-type="float" office:value="0.00179687500000369" calcext:value-type="float">
            <text:p>0.001796875</text:p>
          </table:table-cell>
          <table:table-cell table:style-name="Default" office:value-type="float" office:value="63625441650391.1" calcext:value-type="float">
            <text:p>63625441650391.1</text:p>
          </table:table-cell>
          <table:table-cell table:style-name="ce4" table:formula="of:=([.S32]-[.S31])/1000" office:value-type="float" office:value="2.000296875" calcext:value-type="float">
            <text:p>2.0003</text:p>
          </table:table-cell>
          <table:table-cell table:style-name="ce4" table:formula="of:=[.T32]+[.U31]" office:value-type="float" office:value="59.999859375" calcext:value-type="float">
            <text:p>59.9999</text:p>
          </table:table-cell>
          <table:table-cell table:style-name="ce10" table:formula="of:=[.U32]-2*([.$B32]-1)" office:value-type="float" office:value="-0.000140625000000227" calcext:value-type="float">
            <text:p>-0.000140625</text:p>
          </table:table-cell>
          <table:table-cell table:style-name="Default" office:value-type="float" office:value="63625442140064" calcext:value-type="float">
            <text:p>63625442140064</text:p>
          </table:table-cell>
          <table:table-cell table:style-name="ce4" table:formula="of:=([.W32]-[.W31])/1000" office:value-type="float" office:value="2.0002265625" calcext:value-type="float">
            <text:p>2.0002</text:p>
          </table:table-cell>
          <table:table-cell table:style-name="ce4" table:formula="of:=[.X32]+[.Y31]" office:value-type="float" office:value="60.001125" calcext:value-type="float">
            <text:p>60.0011</text:p>
          </table:table-cell>
          <table:table-cell table:style-name="ce11" table:formula="of:=[.Y32]-2*([.$B32]-1)" office:value-type="float" office:value="0.00112500000000182" calcext:value-type="float">
            <text:p>0.001125</text:p>
          </table:table-cell>
          <table:table-cell table:style-name="Default" office:value-type="float" office:value="63625442617932.7" calcext:value-type="float">
            <text:p>63625442617932.7</text:p>
          </table:table-cell>
          <table:table-cell table:style-name="ce4" table:formula="of:=([.AA32]-[.AA31])/1000" office:value-type="float" office:value="1.999609375" calcext:value-type="float">
            <text:p>1.9996</text:p>
          </table:table-cell>
          <table:table-cell table:style-name="ce4" table:formula="of:=[.AB32]+[.AC31]" office:value-type="float" office:value="60.00159375" calcext:value-type="float">
            <text:p>60.0016</text:p>
          </table:table-cell>
          <table:table-cell table:style-name="ce12" table:formula="of:=[.AC32]-2*([.$B32]-1)" office:value-type="float" office:value="0.00159374999999784" calcext:value-type="float">
            <text:p>0.00159375</text:p>
          </table:table-cell>
          <table:table-cell table:style-name="Default" office:value-type="float" office:value="63625443079817.7" calcext:value-type="float">
            <text:p>63625443079817.7</text:p>
          </table:table-cell>
          <table:table-cell table:style-name="ce4" table:formula="of:=([.AE32]-[.AE31])/1000" office:value-type="float" office:value="1.9980625" calcext:value-type="float">
            <text:p>1.9981</text:p>
          </table:table-cell>
          <table:table-cell table:style-name="ce4" table:formula="of:=[.AF32]+[.AG31]" office:value-type="float" office:value="59.9997421875" calcext:value-type="float">
            <text:p>59.9997</text:p>
          </table:table-cell>
          <table:table-cell table:style-name="ce13" table:formula="of:=[.AG32]-2*([.$B32]-1)" office:value-type="float" office:value="-0.000257812499988574" calcext:value-type="float">
            <text:p>-0.0002578125</text:p>
          </table:table-cell>
          <table:table-cell table:style-name="Default" office:value-type="float" office:value="63625443543609.1" calcext:value-type="float">
            <text:p>63625443543609.1</text:p>
          </table:table-cell>
          <table:table-cell table:style-name="ce4" table:formula="of:=([.AI32]-[.AI31])/1000" office:value-type="float" office:value="1.9994921875" calcext:value-type="float">
            <text:p>1.9995</text:p>
          </table:table-cell>
          <table:table-cell table:style-name="ce4" table:formula="of:=[.AJ32]+[.AK31]" office:value-type="float" office:value="60.001015625" calcext:value-type="float">
            <text:p>60.0010</text:p>
          </table:table-cell>
          <table:table-cell table:style-name="ce14" table:formula="of:=[.AK32]-2*([.$B32]-1)" office:value-type="float" office:value="0.00101562500000085" calcext:value-type="float">
            <text:p>0.001015625</text:p>
          </table:table-cell>
          <table:table-cell table:style-name="Default" office:value-type="float" office:value="63625444019900.8" calcext:value-type="float">
            <text:p>63625444019900.8</text:p>
          </table:table-cell>
          <table:table-cell table:style-name="ce4" table:formula="of:=([.AM32]-[.AM31])/1000" office:value-type="float" office:value="1.9970859375" calcext:value-type="float">
            <text:p>1.9971</text:p>
          </table:table-cell>
          <table:table-cell table:style-name="ce4" table:formula="of:=[.AN32]+[.AO31]" office:value-type="float" office:value="59.999875" calcext:value-type="float">
            <text:p>59.9999</text:p>
          </table:table-cell>
          <table:table-cell table:style-name="ce15" table:formula="of:=[.AO32]-2*([.$B32]-1)" office:value-type="float" office:value="-0.000124999999989939" calcext:value-type="float">
            <text:p>-0.000125</text:p>
          </table:table-cell>
          <table:table-cell table:style-name="Default" office:value-type="float" office:value="63625444482230" calcext:value-type="float">
            <text:p>63625444482230</text:p>
          </table:table-cell>
          <table:table-cell table:style-name="ce4" table:formula="of:=([.AQ32]-[.AQ31])/1000" office:value-type="float" office:value="2.0023203125" calcext:value-type="float">
            <text:p>2.0023</text:p>
          </table:table-cell>
          <table:table-cell table:style-name="ce4" table:formula="of:=[.AR32]+[.AS31]" office:value-type="float" office:value="60.0020859375" calcext:value-type="float">
            <text:p>60.0021</text:p>
          </table:table-cell>
          <table:table-cell table:style-name="ce16" table:formula="of:=[.AS32]-2*([.$B32]-1)" office:value-type="float" office:value="0.00208593749998442" calcext:value-type="float">
            <text:p>0.0020859375</text:p>
          </table:table-cell>
          <table:table-cell table:style-name="Default" office:value-type="float" office:value="63625444952875.6" calcext:value-type="float">
            <text:p>63625444952875.6</text:p>
          </table:table-cell>
          <table:table-cell table:style-name="ce4" table:formula="of:=([.AU32]-[.AU31])/1000" office:value-type="float" office:value="2.0005" calcext:value-type="float">
            <text:p>2.0005</text:p>
          </table:table-cell>
          <table:table-cell table:style-name="ce4" table:formula="of:=[.AV32]+[.AW31]" office:value-type="float" office:value="60.0025859375" calcext:value-type="float">
            <text:p>60.0026</text:p>
          </table:table-cell>
          <table:table-cell table:style-name="ce17" table:formula="of:=[.AW32]-2*([.$B32]-1)" office:value-type="float" office:value="0.00258593750000102" calcext:value-type="float">
            <text:p>0.0025859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rame</text:p>
          </table:table-cell>
          <table:table-cell table:style-name="ce3" office:value-type="float" office:value="32" calcext:value-type="float">
            <text:p>32</text:p>
          </table:table-cell>
          <table:table-cell office:value-type="float" office:value="63625439543837.2" calcext:value-type="float">
            <text:p>63625439543837.2</text:p>
          </table:table-cell>
          <table:table-cell table:formula="of:=([.C33]-[.C32])/1000" office:value-type="float" office:value="2.0032265625" calcext:value-type="float">
            <text:p>2.0032</text:p>
          </table:table-cell>
          <table:table-cell table:formula="of:=[.D33]+[.E32]" office:value-type="float" office:value="62.0028359375" calcext:value-type="float">
            <text:p>62.0028</text:p>
          </table:table-cell>
          <table:table-cell table:style-name="ce6" table:formula="of:=[.E33]-2*([.$B33]-1)" office:value-type="float" office:value="0.00283593749999511" calcext:value-type="float">
            <text:p>0.0028359375</text:p>
          </table:table-cell>
          <table:table-cell table:style-name="Default" office:value-type="float" office:value="63625440206561.7" calcext:value-type="float">
            <text:p>63625440206561.7</text:p>
          </table:table-cell>
          <table:table-cell table:style-name="ce4" table:formula="of:=([.G33]-[.G32])/1000" office:value-type="float" office:value="2.001609375" calcext:value-type="float">
            <text:p>2.0016</text:p>
          </table:table-cell>
          <table:table-cell table:style-name="ce4" table:formula="of:=[.H33]+[.I32]" office:value-type="float" office:value="62.0023359375" calcext:value-type="float">
            <text:p>62.0023</text:p>
          </table:table-cell>
          <table:table-cell table:style-name="ce7" table:formula="of:=[.I33]-2*([.$B33]-1)" office:value-type="float" office:value="0.00233593749999983" calcext:value-type="float">
            <text:p>0.0023359375</text:p>
          </table:table-cell>
          <table:table-cell table:style-name="Default" office:value-type="float" office:value="63625440676529.4" calcext:value-type="float">
            <text:p>63625440676529.4</text:p>
          </table:table-cell>
          <table:table-cell table:style-name="ce4" table:formula="of:=([.K33]-[.K32])/1000" office:value-type="float" office:value="1.999296875" calcext:value-type="float">
            <text:p>1.9993</text:p>
          </table:table-cell>
          <table:table-cell table:style-name="ce4" table:formula="of:=[.L33]+[.M32]" office:value-type="float" office:value="62.002078125" calcext:value-type="float">
            <text:p>62.0021</text:p>
          </table:table-cell>
          <table:table-cell table:style-name="ce8" table:formula="of:=[.M33]-2*([.$B33]-1)" office:value-type="float" office:value="0.00207812500000415" calcext:value-type="float">
            <text:p>0.002078125</text:p>
          </table:table-cell>
          <table:table-cell table:style-name="Default" office:value-type="float" office:value="63625441153261.6" calcext:value-type="float">
            <text:p>63625441153261.6</text:p>
          </table:table-cell>
          <table:table-cell table:style-name="ce4" table:formula="of:=([.O33]-[.O32])/1000" office:value-type="float" office:value="2.000671875" calcext:value-type="float">
            <text:p>2.0007</text:p>
          </table:table-cell>
          <table:table-cell table:style-name="ce4" table:formula="of:=[.P33]+[.Q32]" office:value-type="float" office:value="62.00246875" calcext:value-type="float">
            <text:p>62.0025</text:p>
          </table:table-cell>
          <table:table-cell table:style-name="ce9" table:formula="of:=[.Q33]-2*([.$B33]-1)" office:value-type="float" office:value="0.00246875000000557" calcext:value-type="float">
            <text:p>0.00246875</text:p>
          </table:table-cell>
          <table:table-cell table:style-name="Default" office:value-type="float" office:value="63625441652393.6" calcext:value-type="float">
            <text:p>63625441652393.6</text:p>
          </table:table-cell>
          <table:table-cell table:style-name="ce4" table:formula="of:=([.S33]-[.S32])/1000" office:value-type="float" office:value="2.00240625" calcext:value-type="float">
            <text:p>2.0024</text:p>
          </table:table-cell>
          <table:table-cell table:style-name="ce4" table:formula="of:=[.T33]+[.U32]" office:value-type="float" office:value="62.002265625" calcext:value-type="float">
            <text:p>62.0023</text:p>
          </table:table-cell>
          <table:table-cell table:style-name="ce10" table:formula="of:=[.U33]-2*([.$B33]-1)" office:value-type="float" office:value="0.00226562499999972" calcext:value-type="float">
            <text:p>0.002265625</text:p>
          </table:table-cell>
          <table:table-cell table:style-name="Default" office:value-type="float" office:value="63625442142066" calcext:value-type="float">
            <text:p>63625442142066</text:p>
          </table:table-cell>
          <table:table-cell table:style-name="ce4" table:formula="of:=([.W33]-[.W32])/1000" office:value-type="float" office:value="2.00196875" calcext:value-type="float">
            <text:p>2.0020</text:p>
          </table:table-cell>
          <table:table-cell table:style-name="ce4" table:formula="of:=[.X33]+[.Y32]" office:value-type="float" office:value="62.00309375" calcext:value-type="float">
            <text:p>62.0031</text:p>
          </table:table-cell>
          <table:table-cell table:style-name="ce11" table:formula="of:=[.Y33]-2*([.$B33]-1)" office:value-type="float" office:value="0.003093750000005" calcext:value-type="float">
            <text:p>0.00309375</text:p>
          </table:table-cell>
          <table:table-cell table:style-name="Default" office:value-type="float" office:value="63625442619930.8" calcext:value-type="float">
            <text:p>63625442619930.8</text:p>
          </table:table-cell>
          <table:table-cell table:style-name="ce4" table:formula="of:=([.AA33]-[.AA32])/1000" office:value-type="float" office:value="1.998078125" calcext:value-type="float">
            <text:p>1.9981</text:p>
          </table:table-cell>
          <table:table-cell table:style-name="ce4" table:formula="of:=[.AB33]+[.AC32]" office:value-type="float" office:value="61.999671875" calcext:value-type="float">
            <text:p>61.9997</text:p>
          </table:table-cell>
          <table:table-cell table:style-name="ce12" table:formula="of:=[.AC33]-2*([.$B33]-1)" office:value-type="float" office:value="-0.000328125000002899" calcext:value-type="float">
            <text:p>-0.000328125</text:p>
          </table:table-cell>
          <table:table-cell table:style-name="Default" office:value-type="float" office:value="63625443081817.6" calcext:value-type="float">
            <text:p>63625443081817.6</text:p>
          </table:table-cell>
          <table:table-cell table:style-name="ce4" table:formula="of:=([.AE33]-[.AE32])/1000" office:value-type="float" office:value="1.9998515625" calcext:value-type="float">
            <text:p>1.9999</text:p>
          </table:table-cell>
          <table:table-cell table:style-name="ce4" table:formula="of:=[.AF33]+[.AG32]" office:value-type="float" office:value="61.99959375" calcext:value-type="float">
            <text:p>61.9996</text:p>
          </table:table-cell>
          <table:table-cell table:style-name="ce13" table:formula="of:=[.AG33]-2*([.$B33]-1)" office:value-type="float" office:value="-0.000406249999990393" calcext:value-type="float">
            <text:p>-0.00040625</text:p>
          </table:table-cell>
          <table:table-cell table:style-name="Default" office:value-type="float" office:value="63625443545608.2" calcext:value-type="float">
            <text:p>63625443545608.2</text:p>
          </table:table-cell>
          <table:table-cell table:style-name="ce4" table:formula="of:=([.AI33]-[.AI32])/1000" office:value-type="float" office:value="1.999125" calcext:value-type="float">
            <text:p>1.9991</text:p>
          </table:table-cell>
          <table:table-cell table:style-name="ce4" table:formula="of:=[.AJ33]+[.AK32]" office:value-type="float" office:value="62.000140625" calcext:value-type="float">
            <text:p>62.0001</text:p>
          </table:table-cell>
          <table:table-cell table:style-name="ce14" table:formula="of:=[.AK33]-2*([.$B33]-1)" office:value-type="float" office:value="0.000140625000000227" calcext:value-type="float">
            <text:p>0.000140625</text:p>
          </table:table-cell>
          <table:table-cell table:style-name="Default" office:value-type="float" office:value="63625444021900.3" calcext:value-type="float">
            <text:p>63625444021900.3</text:p>
          </table:table-cell>
          <table:table-cell table:style-name="ce4" table:formula="of:=([.AM33]-[.AM32])/1000" office:value-type="float" office:value="1.9995" calcext:value-type="float">
            <text:p>1.9995</text:p>
          </table:table-cell>
          <table:table-cell table:style-name="ce4" table:formula="of:=[.AN33]+[.AO32]" office:value-type="float" office:value="61.999375" calcext:value-type="float">
            <text:p>61.9994</text:p>
          </table:table-cell>
          <table:table-cell table:style-name="ce15" table:formula="of:=[.AO33]-2*([.$B33]-1)" office:value-type="float" office:value="-0.000624999999992326" calcext:value-type="float">
            <text:p>-0.000625</text:p>
          </table:table-cell>
          <table:table-cell table:style-name="Default" office:value-type="float" office:value="63625444484227.8" calcext:value-type="float">
            <text:p>63625444484227.8</text:p>
          </table:table-cell>
          <table:table-cell table:style-name="ce4" table:formula="of:=([.AQ33]-[.AQ32])/1000" office:value-type="float" office:value="1.997828125" calcext:value-type="float">
            <text:p>1.9978</text:p>
          </table:table-cell>
          <table:table-cell table:style-name="ce4" table:formula="of:=[.AR33]+[.AS32]" office:value-type="float" office:value="61.9999140625" calcext:value-type="float">
            <text:p>61.9999</text:p>
          </table:table-cell>
          <table:table-cell table:style-name="ce16" table:formula="of:=[.AS33]-2*([.$B33]-1)" office:value-type="float" office:value="-0.0000859375000175078" calcext:value-type="float">
            <text:p>-8.59375000175078E-05</text:p>
          </table:table-cell>
          <table:table-cell table:style-name="Default" office:value-type="float" office:value="63625444954874" calcext:value-type="float">
            <text:p>63625444954874</text:p>
          </table:table-cell>
          <table:table-cell table:style-name="ce4" table:formula="of:=([.AU33]-[.AU32])/1000" office:value-type="float" office:value="1.998359375" calcext:value-type="float">
            <text:p>1.9984</text:p>
          </table:table-cell>
          <table:table-cell table:style-name="ce4" table:formula="of:=[.AV33]+[.AW32]" office:value-type="float" office:value="62.0009453125" calcext:value-type="float">
            <text:p>62.0009</text:p>
          </table:table-cell>
          <table:table-cell table:style-name="ce17" table:formula="of:=[.AW33]-2*([.$B33]-1)" office:value-type="float" office:value="0.000945312500000739" calcext:value-type="float">
            <text:p>0.000945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33" calcext:value-type="float">
            <text:p>33</text:p>
          </table:table-cell>
          <table:table-cell office:value-type="float" office:value="63625439545834.6" calcext:value-type="float">
            <text:p>63625439545834.6</text:p>
          </table:table-cell>
          <table:table-cell table:formula="of:=([.C34]-[.C33])/1000" office:value-type="float" office:value="1.9973828125" calcext:value-type="float">
            <text:p>1.9974</text:p>
          </table:table-cell>
          <table:table-cell table:formula="of:=[.D34]+[.E33]" office:value-type="float" office:value="64.00021875" calcext:value-type="float">
            <text:p>64.0002</text:p>
          </table:table-cell>
          <table:table-cell table:style-name="ce6" table:formula="of:=[.E34]-2*([.$B34]-1)" office:value-type="float" office:value="0.000218750000001933" calcext:value-type="float">
            <text:p>0.00021875</text:p>
          </table:table-cell>
          <table:table-cell table:style-name="Default" office:value-type="float" office:value="63625440208559.1" calcext:value-type="float">
            <text:p>63625440208559.1</text:p>
          </table:table-cell>
          <table:table-cell table:style-name="ce4" table:formula="of:=([.G34]-[.G33])/1000" office:value-type="float" office:value="1.997375" calcext:value-type="float">
            <text:p>1.9974</text:p>
          </table:table-cell>
          <table:table-cell table:style-name="ce4" table:formula="of:=[.H34]+[.I33]" office:value-type="float" office:value="63.9997109375" calcext:value-type="float">
            <text:p>63.9997</text:p>
          </table:table-cell>
          <table:table-cell table:style-name="ce7" table:formula="of:=[.I34]-2*([.$B34]-1)" office:value-type="float" office:value="-0.000289062500002046" calcext:value-type="float">
            <text:p>-0.0002890625</text:p>
          </table:table-cell>
          <table:table-cell table:style-name="Default" office:value-type="float" office:value="63625440678528" calcext:value-type="float">
            <text:p>63625440678528</text:p>
          </table:table-cell>
          <table:table-cell table:style-name="ce4" table:formula="of:=([.K34]-[.K33])/1000" office:value-type="float" office:value="1.9986484375" calcext:value-type="float">
            <text:p>1.9986</text:p>
          </table:table-cell>
          <table:table-cell table:style-name="ce4" table:formula="of:=[.L34]+[.M33]" office:value-type="float" office:value="64.0007265625" calcext:value-type="float">
            <text:p>64.0007</text:p>
          </table:table-cell>
          <table:table-cell table:style-name="ce8" table:formula="of:=[.M34]-2*([.$B34]-1)" office:value-type="float" office:value="0.000726562500005912" calcext:value-type="float">
            <text:p>0.0007265625</text:p>
          </table:table-cell>
          <table:table-cell table:style-name="Default" office:value-type="float" office:value="63625441155259.9" calcext:value-type="float">
            <text:p>63625441155259.9</text:p>
          </table:table-cell>
          <table:table-cell table:style-name="ce4" table:formula="of:=([.O34]-[.O33])/1000" office:value-type="float" office:value="1.9983515625" calcext:value-type="float">
            <text:p>1.9984</text:p>
          </table:table-cell>
          <table:table-cell table:style-name="ce4" table:formula="of:=[.P34]+[.Q33]" office:value-type="float" office:value="64.0008203125" calcext:value-type="float">
            <text:p>64.0008</text:p>
          </table:table-cell>
          <table:table-cell table:style-name="ce9" table:formula="of:=[.Q34]-2*([.$B34]-1)" office:value-type="float" office:value="0.0008203125000108" calcext:value-type="float">
            <text:p>0.0008203125</text:p>
          </table:table-cell>
          <table:table-cell table:style-name="Default" office:value-type="float" office:value="63625441654393.3" calcext:value-type="float">
            <text:p>63625441654393.3</text:p>
          </table:table-cell>
          <table:table-cell table:style-name="ce4" table:formula="of:=([.S34]-[.S33])/1000" office:value-type="float" office:value="1.9997265625" calcext:value-type="float">
            <text:p>1.9997</text:p>
          </table:table-cell>
          <table:table-cell table:style-name="ce4" table:formula="of:=[.T34]+[.U33]" office:value-type="float" office:value="64.0019921875" calcext:value-type="float">
            <text:p>64.0020</text:p>
          </table:table-cell>
          <table:table-cell table:style-name="ce10" table:formula="of:=[.U34]-2*([.$B34]-1)" office:value-type="float" office:value="0.00199218749999375" calcext:value-type="float">
            <text:p>0.0019921875</text:p>
          </table:table-cell>
          <table:table-cell table:style-name="Default" office:value-type="float" office:value="63625442144063.2" calcext:value-type="float">
            <text:p>63625442144063.2</text:p>
          </table:table-cell>
          <table:table-cell table:style-name="ce4" table:formula="of:=([.W34]-[.W33])/1000" office:value-type="float" office:value="1.9972109375" calcext:value-type="float">
            <text:p>1.9972</text:p>
          </table:table-cell>
          <table:table-cell table:style-name="ce4" table:formula="of:=[.X34]+[.Y33]" office:value-type="float" office:value="64.0003046875" calcext:value-type="float">
            <text:p>64.0003</text:p>
          </table:table-cell>
          <table:table-cell table:style-name="ce11" table:formula="of:=[.Y34]-2*([.$B34]-1)" office:value-type="float" office:value="0.00030468750000523" calcext:value-type="float">
            <text:p>0.0003046875</text:p>
          </table:table-cell>
          <table:table-cell table:style-name="Default" office:value-type="float" office:value="63625442621932.2" calcext:value-type="float">
            <text:p>63625442621932.2</text:p>
          </table:table-cell>
          <table:table-cell table:style-name="ce4" table:formula="of:=([.AA34]-[.AA33])/1000" office:value-type="float" office:value="2.0014453125" calcext:value-type="float">
            <text:p>2.0014</text:p>
          </table:table-cell>
          <table:table-cell table:style-name="ce4" table:formula="of:=[.AB34]+[.AC33]" office:value-type="float" office:value="64.0011171875" calcext:value-type="float">
            <text:p>64.0011</text:p>
          </table:table-cell>
          <table:table-cell table:style-name="ce12" table:formula="of:=[.AC34]-2*([.$B34]-1)" office:value-type="float" office:value="0.00111718750000023" calcext:value-type="float">
            <text:p>0.0011171875</text:p>
          </table:table-cell>
          <table:table-cell table:style-name="Default" office:value-type="float" office:value="63625443083817.6" calcext:value-type="float">
            <text:p>63625443083817.6</text:p>
          </table:table-cell>
          <table:table-cell table:style-name="ce4" table:formula="of:=([.AE34]-[.AE33])/1000" office:value-type="float" office:value="1.9999921875" calcext:value-type="float">
            <text:p>2.0000</text:p>
          </table:table-cell>
          <table:table-cell table:style-name="ce4" table:formula="of:=[.AF34]+[.AG33]" office:value-type="float" office:value="63.9995859375" calcext:value-type="float">
            <text:p>63.9996</text:p>
          </table:table-cell>
          <table:table-cell table:style-name="ce13" table:formula="of:=[.AG34]-2*([.$B34]-1)" office:value-type="float" office:value="-0.000414062499991985" calcext:value-type="float">
            <text:p>-0.0004140625</text:p>
          </table:table-cell>
          <table:table-cell table:style-name="Default" office:value-type="float" office:value="63625443547610.2" calcext:value-type="float">
            <text:p>63625443547610.2</text:p>
          </table:table-cell>
          <table:table-cell table:style-name="ce4" table:formula="of:=([.AI34]-[.AI33])/1000" office:value-type="float" office:value="2.002" calcext:value-type="float">
            <text:p>2.0020</text:p>
          </table:table-cell>
          <table:table-cell table:style-name="ce4" table:formula="of:=[.AJ34]+[.AK33]" office:value-type="float" office:value="64.002140625" calcext:value-type="float">
            <text:p>64.0021</text:p>
          </table:table-cell>
          <table:table-cell table:style-name="ce14" table:formula="of:=[.AK34]-2*([.$B34]-1)" office:value-type="float" office:value="0.00214062499999557" calcext:value-type="float">
            <text:p>0.002140625</text:p>
          </table:table-cell>
          <table:table-cell table:style-name="Default" office:value-type="float" office:value="63625444023900.5" calcext:value-type="float">
            <text:p>63625444023900.5</text:p>
          </table:table-cell>
          <table:table-cell table:style-name="ce4" table:formula="of:=([.AM34]-[.AM33])/1000" office:value-type="float" office:value="2.0002109375" calcext:value-type="float">
            <text:p>2.0002</text:p>
          </table:table-cell>
          <table:table-cell table:style-name="ce4" table:formula="of:=[.AN34]+[.AO33]" office:value-type="float" office:value="63.9995859375" calcext:value-type="float">
            <text:p>63.9996</text:p>
          </table:table-cell>
          <table:table-cell table:style-name="ce15" table:formula="of:=[.AO34]-2*([.$B34]-1)" office:value-type="float" office:value="-0.000414062499991985" calcext:value-type="float">
            <text:p>-0.0004140625</text:p>
          </table:table-cell>
          <table:table-cell table:style-name="Default" office:value-type="float" office:value="63625444486231.1" calcext:value-type="float">
            <text:p>63625444486231.1</text:p>
          </table:table-cell>
          <table:table-cell table:style-name="ce4" table:formula="of:=([.AQ34]-[.AQ33])/1000" office:value-type="float" office:value="2.0032421875" calcext:value-type="float">
            <text:p>2.0032</text:p>
          </table:table-cell>
          <table:table-cell table:style-name="ce4" table:formula="of:=[.AR34]+[.AS33]" office:value-type="float" office:value="64.00315625" calcext:value-type="float">
            <text:p>64.0032</text:p>
          </table:table-cell>
          <table:table-cell table:style-name="ce16" table:formula="of:=[.AS34]-2*([.$B34]-1)" office:value-type="float" office:value="0.00315624999998931" calcext:value-type="float">
            <text:p>0.00315625</text:p>
          </table:table-cell>
          <table:table-cell table:style-name="Default" office:value-type="float" office:value="63625444956874" calcext:value-type="float">
            <text:p>63625444956874</text:p>
          </table:table-cell>
          <table:table-cell table:style-name="ce4" table:formula="of:=([.AU34]-[.AU33])/1000" office:value-type="float" office:value="2.000015625" calcext:value-type="float">
            <text:p>2.0000</text:p>
          </table:table-cell>
          <table:table-cell table:style-name="ce4" table:formula="of:=[.AV34]+[.AW33]" office:value-type="float" office:value="64.0009609375" calcext:value-type="float">
            <text:p>64.0010</text:p>
          </table:table-cell>
          <table:table-cell table:style-name="ce17" table:formula="of:=[.AW34]-2*([.$B34]-1)" office:value-type="float" office:value="0.000960937499996817" calcext:value-type="float">
            <text:p>0.0009609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34" calcext:value-type="float">
            <text:p>34</text:p>
          </table:table-cell>
          <table:table-cell office:value-type="float" office:value="63625439547836.1" calcext:value-type="float">
            <text:p>63625439547836.1</text:p>
          </table:table-cell>
          <table:table-cell table:formula="of:=([.C35]-[.C34])/1000" office:value-type="float" office:value="2.0015859375" calcext:value-type="float">
            <text:p>2.0016</text:p>
          </table:table-cell>
          <table:table-cell table:formula="of:=[.D35]+[.E34]" office:value-type="float" office:value="66.0018046875" calcext:value-type="float">
            <text:p>66.0018</text:p>
          </table:table-cell>
          <table:table-cell table:style-name="ce6" table:formula="of:=[.E35]-2*([.$B35]-1)" office:value-type="float" office:value="0.00180468749999818" calcext:value-type="float">
            <text:p>0.0018046875</text:p>
          </table:table-cell>
          <table:table-cell table:style-name="Default" office:value-type="float" office:value="63625440210562.2" calcext:value-type="float">
            <text:p>63625440210562.2</text:p>
          </table:table-cell>
          <table:table-cell table:style-name="ce4" table:formula="of:=([.G35]-[.G34])/1000" office:value-type="float" office:value="2.0030703125" calcext:value-type="float">
            <text:p>2.0031</text:p>
          </table:table-cell>
          <table:table-cell table:style-name="ce4" table:formula="of:=[.H35]+[.I34]" office:value-type="float" office:value="66.00278125" calcext:value-type="float">
            <text:p>66.0028</text:p>
          </table:table-cell>
          <table:table-cell table:style-name="ce7" table:formula="of:=[.I35]-2*([.$B35]-1)" office:value-type="float" office:value="0.00278124999999818" calcext:value-type="float">
            <text:p>0.00278125</text:p>
          </table:table-cell>
          <table:table-cell table:style-name="Default" office:value-type="float" office:value="63625440680527.4" calcext:value-type="float">
            <text:p>63625440680527.4</text:p>
          </table:table-cell>
          <table:table-cell table:style-name="ce4" table:formula="of:=([.K35]-[.K34])/1000" office:value-type="float" office:value="1.9993984375" calcext:value-type="float">
            <text:p>1.9994</text:p>
          </table:table-cell>
          <table:table-cell table:style-name="ce4" table:formula="of:=[.L35]+[.M34]" office:value-type="float" office:value="66.000125" calcext:value-type="float">
            <text:p>66.0001</text:p>
          </table:table-cell>
          <table:table-cell table:style-name="ce8" table:formula="of:=[.M35]-2*([.$B35]-1)" office:value-type="float" office:value="0.000125000000011255" calcext:value-type="float">
            <text:p>0.000125</text:p>
          </table:table-cell>
          <table:table-cell table:style-name="Default" office:value-type="float" office:value="63625441157259.1" calcext:value-type="float">
            <text:p>63625441157259.1</text:p>
          </table:table-cell>
          <table:table-cell table:style-name="ce4" table:formula="of:=([.O35]-[.O34])/1000" office:value-type="float" office:value="1.999203125" calcext:value-type="float">
            <text:p>1.9992</text:p>
          </table:table-cell>
          <table:table-cell table:style-name="ce4" table:formula="of:=[.P35]+[.Q34]" office:value-type="float" office:value="66.0000234375" calcext:value-type="float">
            <text:p>66.0000</text:p>
          </table:table-cell>
          <table:table-cell table:style-name="ce9" table:formula="of:=[.Q35]-2*([.$B35]-1)" office:value-type="float" office:value="0.0000234375000047748" calcext:value-type="float">
            <text:p>2.34375000047748E-05</text:p>
          </table:table-cell>
          <table:table-cell table:style-name="Default" office:value-type="float" office:value="63625441656391.2" calcext:value-type="float">
            <text:p>63625441656391.2</text:p>
          </table:table-cell>
          <table:table-cell table:style-name="ce4" table:formula="of:=([.S35]-[.S34])/1000" office:value-type="float" office:value="1.997921875" calcext:value-type="float">
            <text:p>1.9979</text:p>
          </table:table-cell>
          <table:table-cell table:style-name="ce4" table:formula="of:=[.T35]+[.U34]" office:value-type="float" office:value="65.9999140625" calcext:value-type="float">
            <text:p>65.9999</text:p>
          </table:table-cell>
          <table:table-cell table:style-name="ce10" table:formula="of:=[.U35]-2*([.$B35]-1)" office:value-type="float" office:value="-0.0000859375000032969" calcext:value-type="float">
            <text:p>-8.59375000032969E-05</text:p>
          </table:table-cell>
          <table:table-cell table:style-name="Default" office:value-type="float" office:value="63625442146062.3" calcext:value-type="float">
            <text:p>63625442146062.3</text:p>
          </table:table-cell>
          <table:table-cell table:style-name="ce4" table:formula="of:=([.W35]-[.W34])/1000" office:value-type="float" office:value="1.9991171875" calcext:value-type="float">
            <text:p>1.9991</text:p>
          </table:table-cell>
          <table:table-cell table:style-name="ce4" table:formula="of:=[.X35]+[.Y34]" office:value-type="float" office:value="65.999421875" calcext:value-type="float">
            <text:p>65.9994</text:p>
          </table:table-cell>
          <table:table-cell table:style-name="ce11" table:formula="of:=[.Y35]-2*([.$B35]-1)" office:value-type="float" office:value="-0.000578124999989882" calcext:value-type="float">
            <text:p>-0.000578125</text:p>
          </table:table-cell>
          <table:table-cell table:style-name="Default" office:value-type="float" office:value="63625442623931.2" calcext:value-type="float">
            <text:p>63625442623931.2</text:p>
          </table:table-cell>
          <table:table-cell table:style-name="ce4" table:formula="of:=([.AA35]-[.AA34])/1000" office:value-type="float" office:value="1.9989765625" calcext:value-type="float">
            <text:p>1.9990</text:p>
          </table:table-cell>
          <table:table-cell table:style-name="ce4" table:formula="of:=[.AB35]+[.AC34]" office:value-type="float" office:value="66.00009375" calcext:value-type="float">
            <text:p>66.0001</text:p>
          </table:table-cell>
          <table:table-cell table:style-name="ce12" table:formula="of:=[.AC35]-2*([.$B35]-1)" office:value-type="float" office:value="0.0000937500000048885" calcext:value-type="float">
            <text:p>0.00009375</text:p>
          </table:table-cell>
          <table:table-cell table:style-name="Default" office:value-type="float" office:value="63625443085818.9" calcext:value-type="float">
            <text:p>63625443085818.9</text:p>
          </table:table-cell>
          <table:table-cell table:style-name="ce4" table:formula="of:=([.AE35]-[.AE34])/1000" office:value-type="float" office:value="2.00134375" calcext:value-type="float">
            <text:p>2.0013</text:p>
          </table:table-cell>
          <table:table-cell table:style-name="ce4" table:formula="of:=[.AF35]+[.AG34]" office:value-type="float" office:value="66.0009296875" calcext:value-type="float">
            <text:p>66.0009</text:p>
          </table:table-cell>
          <table:table-cell table:style-name="ce13" table:formula="of:=[.AG35]-2*([.$B35]-1)" office:value-type="float" office:value="0.000929687500004661" calcext:value-type="float">
            <text:p>0.0009296875</text:p>
          </table:table-cell>
          <table:table-cell table:style-name="Default" office:value-type="float" office:value="63625443549608" calcext:value-type="float">
            <text:p>63625443549608</text:p>
          </table:table-cell>
          <table:table-cell table:style-name="ce4" table:formula="of:=([.AI35]-[.AI34])/1000" office:value-type="float" office:value="1.9977265625" calcext:value-type="float">
            <text:p>1.9977</text:p>
          </table:table-cell>
          <table:table-cell table:style-name="ce4" table:formula="of:=[.AJ35]+[.AK34]" office:value-type="float" office:value="65.9998671875" calcext:value-type="float">
            <text:p>65.9999</text:p>
          </table:table-cell>
          <table:table-cell table:style-name="ce14" table:formula="of:=[.AK35]-2*([.$B35]-1)" office:value-type="float" office:value="-0.000132812499998636" calcext:value-type="float">
            <text:p>-0.0001328125</text:p>
          </table:table-cell>
          <table:table-cell table:style-name="Default" office:value-type="float" office:value="63625444025901.1" calcext:value-type="float">
            <text:p>63625444025901.1</text:p>
          </table:table-cell>
          <table:table-cell table:style-name="ce4" table:formula="of:=([.AM35]-[.AM34])/1000" office:value-type="float" office:value="2.0005703125" calcext:value-type="float">
            <text:p>2.0006</text:p>
          </table:table-cell>
          <table:table-cell table:style-name="ce4" table:formula="of:=[.AN35]+[.AO34]" office:value-type="float" office:value="66.00015625" calcext:value-type="float">
            <text:p>66.0002</text:p>
          </table:table-cell>
          <table:table-cell table:style-name="ce15" table:formula="of:=[.AO35]-2*([.$B35]-1)" office:value-type="float" office:value="0.000156250000003411" calcext:value-type="float">
            <text:p>0.00015625</text:p>
          </table:table-cell>
          <table:table-cell table:style-name="Default" office:value-type="float" office:value="63625444488228.2" calcext:value-type="float">
            <text:p>63625444488228.2</text:p>
          </table:table-cell>
          <table:table-cell table:style-name="ce4" table:formula="of:=([.AQ35]-[.AQ34])/1000" office:value-type="float" office:value="1.997171875" calcext:value-type="float">
            <text:p>1.9972</text:p>
          </table:table-cell>
          <table:table-cell table:style-name="ce4" table:formula="of:=[.AR35]+[.AS34]" office:value-type="float" office:value="66.000328125" calcext:value-type="float">
            <text:p>66.0003</text:p>
          </table:table-cell>
          <table:table-cell table:style-name="ce16" table:formula="of:=[.AS35]-2*([.$B35]-1)" office:value-type="float" office:value="0.000328124999995794" calcext:value-type="float">
            <text:p>0.000328125</text:p>
          </table:table-cell>
          <table:table-cell table:style-name="Default" office:value-type="float" office:value="63625444958872.9" calcext:value-type="float">
            <text:p>63625444958872.9</text:p>
          </table:table-cell>
          <table:table-cell table:style-name="ce4" table:formula="of:=([.AU35]-[.AU34])/1000" office:value-type="float" office:value="1.9988671875" calcext:value-type="float">
            <text:p>1.9989</text:p>
          </table:table-cell>
          <table:table-cell table:style-name="ce4" table:formula="of:=[.AV35]+[.AW34]" office:value-type="float" office:value="65.999828125" calcext:value-type="float">
            <text:p>65.9998</text:p>
          </table:table-cell>
          <table:table-cell table:style-name="ce17" table:formula="of:=[.AW35]-2*([.$B35]-1)" office:value-type="float" office:value="-0.000171875000006594" calcext:value-type="float">
            <text:p>-0.000171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35" calcext:value-type="float">
            <text:p>35</text:p>
          </table:table-cell>
          <table:table-cell office:value-type="float" office:value="63625439549834.1" calcext:value-type="float">
            <text:p>63625439549834.1</text:p>
          </table:table-cell>
          <table:table-cell table:formula="of:=([.C36]-[.C35])/1000" office:value-type="float" office:value="1.9979921875" calcext:value-type="float">
            <text:p>1.9980</text:p>
          </table:table-cell>
          <table:table-cell table:formula="of:=[.D36]+[.E35]" office:value-type="float" office:value="67.999796875" calcext:value-type="float">
            <text:p>67.9998</text:p>
          </table:table-cell>
          <table:table-cell table:style-name="ce6" table:formula="of:=[.E36]-2*([.$B36]-1)" office:value-type="float" office:value="-0.000203124999998749" calcext:value-type="float">
            <text:p>-0.000203125</text:p>
          </table:table-cell>
          <table:table-cell table:style-name="Default" office:value-type="float" office:value="63625440212560.7" calcext:value-type="float">
            <text:p>63625440212560.7</text:p>
          </table:table-cell>
          <table:table-cell table:style-name="ce4" table:formula="of:=([.G36]-[.G35])/1000" office:value-type="float" office:value="1.998546875" calcext:value-type="float">
            <text:p>1.9985</text:p>
          </table:table-cell>
          <table:table-cell table:style-name="ce4" table:formula="of:=[.H36]+[.I35]" office:value-type="float" office:value="68.001328125" calcext:value-type="float">
            <text:p>68.0013</text:p>
          </table:table-cell>
          <table:table-cell table:style-name="ce7" table:formula="of:=[.I36]-2*([.$B36]-1)" office:value-type="float" office:value="0.00132812500000057" calcext:value-type="float">
            <text:p>0.001328125</text:p>
          </table:table-cell>
          <table:table-cell table:style-name="Default" office:value-type="float" office:value="63625440682527.8" calcext:value-type="float">
            <text:p>63625440682527.8</text:p>
          </table:table-cell>
          <table:table-cell table:style-name="ce4" table:formula="of:=([.K36]-[.K35])/1000" office:value-type="float" office:value="2.000375" calcext:value-type="float">
            <text:p>2.0004</text:p>
          </table:table-cell>
          <table:table-cell table:style-name="ce4" table:formula="of:=[.L36]+[.M35]" office:value-type="float" office:value="68.0005" calcext:value-type="float">
            <text:p>68.0005</text:p>
          </table:table-cell>
          <table:table-cell table:style-name="ce8" table:formula="of:=[.M36]-2*([.$B36]-1)" office:value-type="float" office:value="0.000500000000016598" calcext:value-type="float">
            <text:p>0.0005</text:p>
          </table:table-cell>
          <table:table-cell table:style-name="Default" office:value-type="float" office:value="63625441159259.2" calcext:value-type="float">
            <text:p>63625441159259.2</text:p>
          </table:table-cell>
          <table:table-cell table:style-name="ce4" table:formula="of:=([.O36]-[.O35])/1000" office:value-type="float" office:value="2.0000625" calcext:value-type="float">
            <text:p>2.0001</text:p>
          </table:table-cell>
          <table:table-cell table:style-name="ce4" table:formula="of:=[.P36]+[.Q35]" office:value-type="float" office:value="68.0000859375" calcext:value-type="float">
            <text:p>68.0001</text:p>
          </table:table-cell>
          <table:table-cell table:style-name="ce9" table:formula="of:=[.Q36]-2*([.$B36]-1)" office:value-type="float" office:value="0.0000859375000032969" calcext:value-type="float">
            <text:p>8.59375000032969E-05</text:p>
          </table:table-cell>
          <table:table-cell table:style-name="Default" office:value-type="float" office:value="63625441658391.4" calcext:value-type="float">
            <text:p>63625441658391.4</text:p>
          </table:table-cell>
          <table:table-cell table:style-name="ce4" table:formula="of:=([.S36]-[.S35])/1000" office:value-type="float" office:value="2.000203125" calcext:value-type="float">
            <text:p>2.0002</text:p>
          </table:table-cell>
          <table:table-cell table:style-name="ce4" table:formula="of:=[.T36]+[.U35]" office:value-type="float" office:value="68.0001171875" calcext:value-type="float">
            <text:p>68.0001</text:p>
          </table:table-cell>
          <table:table-cell table:style-name="ce10" table:formula="of:=[.U36]-2*([.$B36]-1)" office:value-type="float" office:value="0.000117187499995453" calcext:value-type="float">
            <text:p>0.0001171875</text:p>
          </table:table-cell>
          <table:table-cell table:style-name="Default" office:value-type="float" office:value="63625442148062.6" calcext:value-type="float">
            <text:p>63625442148062.6</text:p>
          </table:table-cell>
          <table:table-cell table:style-name="ce4" table:formula="of:=([.W36]-[.W35])/1000" office:value-type="float" office:value="2.0003515625" calcext:value-type="float">
            <text:p>2.0004</text:p>
          </table:table-cell>
          <table:table-cell table:style-name="ce4" table:formula="of:=[.X36]+[.Y35]" office:value-type="float" office:value="67.9997734375" calcext:value-type="float">
            <text:p>67.9998</text:p>
          </table:table-cell>
          <table:table-cell table:style-name="ce11" table:formula="of:=[.Y36]-2*([.$B36]-1)" office:value-type="float" office:value="-0.000226562499989313" calcext:value-type="float">
            <text:p>-0.0002265625</text:p>
          </table:table-cell>
          <table:table-cell table:style-name="Default" office:value-type="float" office:value="63625442625931.6" calcext:value-type="float">
            <text:p>63625442625931.6</text:p>
          </table:table-cell>
          <table:table-cell table:style-name="ce4" table:formula="of:=([.AA36]-[.AA35])/1000" office:value-type="float" office:value="2.000453125" calcext:value-type="float">
            <text:p>2.0005</text:p>
          </table:table-cell>
          <table:table-cell table:style-name="ce4" table:formula="of:=[.AB36]+[.AC35]" office:value-type="float" office:value="68.000546875" calcext:value-type="float">
            <text:p>68.0005</text:p>
          </table:table-cell>
          <table:table-cell table:style-name="ce12" table:formula="of:=[.AC36]-2*([.$B36]-1)" office:value-type="float" office:value="0.000546874999997726" calcext:value-type="float">
            <text:p>0.000546875</text:p>
          </table:table-cell>
          <table:table-cell table:style-name="Default" office:value-type="float" office:value="63625443087818.2" calcext:value-type="float">
            <text:p>63625443087818.2</text:p>
          </table:table-cell>
          <table:table-cell table:style-name="ce4" table:formula="of:=([.AE36]-[.AE35])/1000" office:value-type="float" office:value="1.9992578125" calcext:value-type="float">
            <text:p>1.9993</text:p>
          </table:table-cell>
          <table:table-cell table:style-name="ce4" table:formula="of:=[.AF36]+[.AG35]" office:value-type="float" office:value="68.0001875" calcext:value-type="float">
            <text:p>68.0002</text:p>
          </table:table-cell>
          <table:table-cell table:style-name="ce13" table:formula="of:=[.AG36]-2*([.$B36]-1)" office:value-type="float" office:value="0.000187500000009777" calcext:value-type="float">
            <text:p>0.0001875</text:p>
          </table:table-cell>
          <table:table-cell table:style-name="Default" office:value-type="float" office:value="63625443551607.6" calcext:value-type="float">
            <text:p>63625443551607.6</text:p>
          </table:table-cell>
          <table:table-cell table:style-name="ce4" table:formula="of:=([.AI36]-[.AI35])/1000" office:value-type="float" office:value="1.999640625" calcext:value-type="float">
            <text:p>1.9996</text:p>
          </table:table-cell>
          <table:table-cell table:style-name="ce4" table:formula="of:=[.AJ36]+[.AK35]" office:value-type="float" office:value="67.9995078125" calcext:value-type="float">
            <text:p>67.9995</text:p>
          </table:table-cell>
          <table:table-cell table:style-name="ce14" table:formula="of:=[.AK36]-2*([.$B36]-1)" office:value-type="float" office:value="-0.000492187500000796" calcext:value-type="float">
            <text:p>-0.0004921875</text:p>
          </table:table-cell>
          <table:table-cell table:style-name="Default" office:value-type="float" office:value="63625444027901.9" calcext:value-type="float">
            <text:p>63625444027901.9</text:p>
          </table:table-cell>
          <table:table-cell table:style-name="ce4" table:formula="of:=([.AM36]-[.AM35])/1000" office:value-type="float" office:value="2.0007890625" calcext:value-type="float">
            <text:p>2.0008</text:p>
          </table:table-cell>
          <table:table-cell table:style-name="ce4" table:formula="of:=[.AN36]+[.AO35]" office:value-type="float" office:value="68.0009453125" calcext:value-type="float">
            <text:p>68.0009</text:p>
          </table:table-cell>
          <table:table-cell table:style-name="ce15" table:formula="of:=[.AO36]-2*([.$B36]-1)" office:value-type="float" office:value="0.000945312500007844" calcext:value-type="float">
            <text:p>0.0009453125</text:p>
          </table:table-cell>
          <table:table-cell table:style-name="Default" office:value-type="float" office:value="63625444490227.9" calcext:value-type="float">
            <text:p>63625444490227.9</text:p>
          </table:table-cell>
          <table:table-cell table:style-name="ce4" table:formula="of:=([.AQ36]-[.AQ35])/1000" office:value-type="float" office:value="1.9996953125" calcext:value-type="float">
            <text:p>1.9997</text:p>
          </table:table-cell>
          <table:table-cell table:style-name="ce4" table:formula="of:=[.AR36]+[.AS35]" office:value-type="float" office:value="68.0000234375" calcext:value-type="float">
            <text:p>68.0000</text:p>
          </table:table-cell>
          <table:table-cell table:style-name="ce16" table:formula="of:=[.AS36]-2*([.$B36]-1)" office:value-type="float" office:value="0.000023437499990564" calcext:value-type="float">
            <text:p>2.3437499990564E-05</text:p>
          </table:table-cell>
          <table:table-cell table:style-name="Default" office:value-type="float" office:value="63625444960873.9" calcext:value-type="float">
            <text:p>63625444960873.9</text:p>
          </table:table-cell>
          <table:table-cell table:style-name="ce4" table:formula="of:=([.AU36]-[.AU35])/1000" office:value-type="float" office:value="2.001046875" calcext:value-type="float">
            <text:p>2.0010</text:p>
          </table:table-cell>
          <table:table-cell table:style-name="ce4" table:formula="of:=[.AV36]+[.AW35]" office:value-type="float" office:value="68.000875" calcext:value-type="float">
            <text:p>68.0009</text:p>
          </table:table-cell>
          <table:table-cell table:style-name="ce17" table:formula="of:=[.AW36]-2*([.$B36]-1)" office:value-type="float" office:value="0.00087499999999352" calcext:value-type="float">
            <text:p>0.000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36" calcext:value-type="float">
            <text:p>36</text:p>
          </table:table-cell>
          <table:table-cell office:value-type="float" office:value="63625439551835.2" calcext:value-type="float">
            <text:p>63625439551835.2</text:p>
          </table:table-cell>
          <table:table-cell table:formula="of:=([.C37]-[.C36])/1000" office:value-type="float" office:value="2.0010390625" calcext:value-type="float">
            <text:p>2.0010</text:p>
          </table:table-cell>
          <table:table-cell table:formula="of:=[.D37]+[.E36]" office:value-type="float" office:value="70.0008359375" calcext:value-type="float">
            <text:p>70.0008</text:p>
          </table:table-cell>
          <table:table-cell table:style-name="ce6" table:formula="of:=[.E37]-2*([.$B37]-1)" office:value-type="float" office:value="0.000835937499999773" calcext:value-type="float">
            <text:p>0.0008359375</text:p>
          </table:table-cell>
          <table:table-cell table:style-name="Default" office:value-type="float" office:value="63625440214560.1" calcext:value-type="float">
            <text:p>63625440214560.1</text:p>
          </table:table-cell>
          <table:table-cell table:style-name="ce4" table:formula="of:=([.G37]-[.G36])/1000" office:value-type="float" office:value="1.9993203125" calcext:value-type="float">
            <text:p>1.9993</text:p>
          </table:table-cell>
          <table:table-cell table:style-name="ce4" table:formula="of:=[.H37]+[.I36]" office:value-type="float" office:value="70.0006484375" calcext:value-type="float">
            <text:p>70.0006</text:p>
          </table:table-cell>
          <table:table-cell table:style-name="ce7" table:formula="of:=[.I37]-2*([.$B37]-1)" office:value-type="float" office:value="0.000648437500004206" calcext:value-type="float">
            <text:p>0.0006484375</text:p>
          </table:table-cell>
          <table:table-cell table:style-name="Default" office:value-type="float" office:value="63625440684528" calcext:value-type="float">
            <text:p>63625440684528</text:p>
          </table:table-cell>
          <table:table-cell table:style-name="ce4" table:formula="of:=([.K37]-[.K36])/1000" office:value-type="float" office:value="2.000203125" calcext:value-type="float">
            <text:p>2.0002</text:p>
          </table:table-cell>
          <table:table-cell table:style-name="ce4" table:formula="of:=[.L37]+[.M36]" office:value-type="float" office:value="70.000703125" calcext:value-type="float">
            <text:p>70.0007</text:p>
          </table:table-cell>
          <table:table-cell table:style-name="ce8" table:formula="of:=[.M37]-2*([.$B37]-1)" office:value-type="float" office:value="0.000703125000015348" calcext:value-type="float">
            <text:p>0.000703125</text:p>
          </table:table-cell>
          <table:table-cell table:style-name="Default" office:value-type="float" office:value="63625441161259.8" calcext:value-type="float">
            <text:p>63625441161259.8</text:p>
          </table:table-cell>
          <table:table-cell table:style-name="ce4" table:formula="of:=([.O37]-[.O36])/1000" office:value-type="float" office:value="2.0005703125" calcext:value-type="float">
            <text:p>2.0006</text:p>
          </table:table-cell>
          <table:table-cell table:style-name="ce4" table:formula="of:=[.P37]+[.Q36]" office:value-type="float" office:value="70.00065625" calcext:value-type="float">
            <text:p>70.0007</text:p>
          </table:table-cell>
          <table:table-cell table:style-name="ce9" table:formula="of:=[.Q37]-2*([.$B37]-1)" office:value-type="float" office:value="0.000656250000005798" calcext:value-type="float">
            <text:p>0.00065625</text:p>
          </table:table-cell>
          <table:table-cell table:style-name="Default" office:value-type="float" office:value="63625441660391.3" calcext:value-type="float">
            <text:p>63625441660391.3</text:p>
          </table:table-cell>
          <table:table-cell table:style-name="ce4" table:formula="of:=([.S37]-[.S36])/1000" office:value-type="float" office:value="1.9998515625" calcext:value-type="float">
            <text:p>1.9999</text:p>
          </table:table-cell>
          <table:table-cell table:style-name="ce4" table:formula="of:=[.T37]+[.U36]" office:value-type="float" office:value="69.99996875" calcext:value-type="float">
            <text:p>70.0000</text:p>
          </table:table-cell>
          <table:table-cell table:style-name="ce10" table:formula="of:=[.U37]-2*([.$B37]-1)" office:value-type="float" office:value="-0.0000312500000063665" calcext:value-type="float">
            <text:p>-0.00003125</text:p>
          </table:table-cell>
          <table:table-cell table:style-name="Default" office:value-type="float" office:value="63625442150063.4" calcext:value-type="float">
            <text:p>63625442150063.4</text:p>
          </table:table-cell>
          <table:table-cell table:style-name="ce4" table:formula="of:=([.W37]-[.W36])/1000" office:value-type="float" office:value="2.0007421875" calcext:value-type="float">
            <text:p>2.0007</text:p>
          </table:table-cell>
          <table:table-cell table:style-name="ce4" table:formula="of:=[.X37]+[.Y36]" office:value-type="float" office:value="70.000515625" calcext:value-type="float">
            <text:p>70.0005</text:p>
          </table:table-cell>
          <table:table-cell table:style-name="ce11" table:formula="of:=[.Y37]-2*([.$B37]-1)" office:value-type="float" office:value="0.000515625000005571" calcext:value-type="float">
            <text:p>0.000515625</text:p>
          </table:table-cell>
          <table:table-cell table:style-name="Default" office:value-type="float" office:value="63625442627931.5" calcext:value-type="float">
            <text:p>63625442627931.5</text:p>
          </table:table-cell>
          <table:table-cell table:style-name="ce4" table:formula="of:=([.AA37]-[.AA36])/1000" office:value-type="float" office:value="1.99984375" calcext:value-type="float">
            <text:p>1.9998</text:p>
          </table:table-cell>
          <table:table-cell table:style-name="ce4" table:formula="of:=[.AB37]+[.AC36]" office:value-type="float" office:value="70.000390625" calcext:value-type="float">
            <text:p>70.0004</text:p>
          </table:table-cell>
          <table:table-cell table:style-name="ce12" table:formula="of:=[.AC37]-2*([.$B37]-1)" office:value-type="float" office:value="0.000390624999994316" calcext:value-type="float">
            <text:p>0.000390625</text:p>
          </table:table-cell>
          <table:table-cell table:style-name="Default" office:value-type="float" office:value="63625443089818.5" calcext:value-type="float">
            <text:p>63625443089818.5</text:p>
          </table:table-cell>
          <table:table-cell table:style-name="ce4" table:formula="of:=([.AE37]-[.AE36])/1000" office:value-type="float" office:value="2.000328125" calcext:value-type="float">
            <text:p>2.0003</text:p>
          </table:table-cell>
          <table:table-cell table:style-name="ce4" table:formula="of:=[.AF37]+[.AG36]" office:value-type="float" office:value="70.000515625" calcext:value-type="float">
            <text:p>70.0005</text:p>
          </table:table-cell>
          <table:table-cell table:style-name="ce13" table:formula="of:=[.AG37]-2*([.$B37]-1)" office:value-type="float" office:value="0.000515625000005571" calcext:value-type="float">
            <text:p>0.000515625</text:p>
          </table:table-cell>
          <table:table-cell table:style-name="Default" office:value-type="float" office:value="63625443553609.7" calcext:value-type="float">
            <text:p>63625443553609.7</text:p>
          </table:table-cell>
          <table:table-cell table:style-name="ce4" table:formula="of:=([.AI37]-[.AI36])/1000" office:value-type="float" office:value="2.0020859375" calcext:value-type="float">
            <text:p>2.0021</text:p>
          </table:table-cell>
          <table:table-cell table:style-name="ce4" table:formula="of:=[.AJ37]+[.AK36]" office:value-type="float" office:value="70.00159375" calcext:value-type="float">
            <text:p>70.0016</text:p>
          </table:table-cell>
          <table:table-cell table:style-name="ce14" table:formula="of:=[.AK37]-2*([.$B37]-1)" office:value-type="float" office:value="0.00159374999999784" calcext:value-type="float">
            <text:p>0.00159375</text:p>
          </table:table-cell>
          <table:table-cell table:style-name="Default" office:value-type="float" office:value="63625444029900.4" calcext:value-type="float">
            <text:p>63625444029900.4</text:p>
          </table:table-cell>
          <table:table-cell table:style-name="ce4" table:formula="of:=([.AM37]-[.AM36])/1000" office:value-type="float" office:value="1.9985234375" calcext:value-type="float">
            <text:p>1.9985</text:p>
          </table:table-cell>
          <table:table-cell table:style-name="ce4" table:formula="of:=[.AN37]+[.AO36]" office:value-type="float" office:value="69.99946875" calcext:value-type="float">
            <text:p>69.9995</text:p>
          </table:table-cell>
          <table:table-cell table:style-name="ce15" table:formula="of:=[.AO37]-2*([.$B37]-1)" office:value-type="float" office:value="-0.000531249999994543" calcext:value-type="float">
            <text:p>-0.00053125</text:p>
          </table:table-cell>
          <table:table-cell table:style-name="Default" office:value-type="float" office:value="63625444492228.5" calcext:value-type="float">
            <text:p>63625444492228.5</text:p>
          </table:table-cell>
          <table:table-cell table:style-name="ce4" table:formula="of:=([.AQ37]-[.AQ36])/1000" office:value-type="float" office:value="2.0006015625" calcext:value-type="float">
            <text:p>2.0006</text:p>
          </table:table-cell>
          <table:table-cell table:style-name="ce4" table:formula="of:=[.AR37]+[.AS36]" office:value-type="float" office:value="70.000625" calcext:value-type="float">
            <text:p>70.0006</text:p>
          </table:table-cell>
          <table:table-cell table:style-name="ce16" table:formula="of:=[.AS37]-2*([.$B37]-1)" office:value-type="float" office:value="0.000624999999985221" calcext:value-type="float">
            <text:p>0.000625</text:p>
          </table:table-cell>
          <table:table-cell table:style-name="Default" office:value-type="float" office:value="63625444962872.7" calcext:value-type="float">
            <text:p>63625444962872.7</text:p>
          </table:table-cell>
          <table:table-cell table:style-name="ce4" table:formula="of:=([.AU37]-[.AU36])/1000" office:value-type="float" office:value="1.9987734375" calcext:value-type="float">
            <text:p>1.9988</text:p>
          </table:table-cell>
          <table:table-cell table:style-name="ce4" table:formula="of:=[.AV37]+[.AW36]" office:value-type="float" office:value="69.9996484375" calcext:value-type="float">
            <text:p>69.9996</text:p>
          </table:table-cell>
          <table:table-cell table:style-name="ce17" table:formula="of:=[.AW37]-2*([.$B37]-1)" office:value-type="float" office:value="-0.000351562500000568" calcext:value-type="float">
            <text:p>-0.0003515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37" calcext:value-type="float">
            <text:p>37</text:p>
          </table:table-cell>
          <table:table-cell office:value-type="float" office:value="63625439553835.7" calcext:value-type="float">
            <text:p>63625439553835.7</text:p>
          </table:table-cell>
          <table:table-cell table:formula="of:=([.C38]-[.C37])/1000" office:value-type="float" office:value="2.000546875" calcext:value-type="float">
            <text:p>2.0005</text:p>
          </table:table-cell>
          <table:table-cell table:formula="of:=[.D38]+[.E37]" office:value-type="float" office:value="72.0013828125" calcext:value-type="float">
            <text:p>72.0014</text:p>
          </table:table-cell>
          <table:table-cell table:style-name="ce6" table:formula="of:=[.E38]-2*([.$B38]-1)" office:value-type="float" office:value="0.0013828124999975" calcext:value-type="float">
            <text:p>0.0013828125</text:p>
          </table:table-cell>
          <table:table-cell table:style-name="Default" office:value-type="float" office:value="63625440216559" calcext:value-type="float">
            <text:p>63625440216559</text:p>
          </table:table-cell>
          <table:table-cell table:style-name="ce4" table:formula="of:=([.G38]-[.G37])/1000" office:value-type="float" office:value="1.998921875" calcext:value-type="float">
            <text:p>1.9989</text:p>
          </table:table-cell>
          <table:table-cell table:style-name="ce4" table:formula="of:=[.H38]+[.I37]" office:value-type="float" office:value="71.9995703125" calcext:value-type="float">
            <text:p>71.9996</text:p>
          </table:table-cell>
          <table:table-cell table:style-name="ce7" table:formula="of:=[.I38]-2*([.$B38]-1)" office:value-type="float" office:value="-0.000429687500002274" calcext:value-type="float">
            <text:p>-0.0004296875</text:p>
          </table:table-cell>
          <table:table-cell table:style-name="Default" office:value-type="float" office:value="63625440686527.8" calcext:value-type="float">
            <text:p>63625440686527.8</text:p>
          </table:table-cell>
          <table:table-cell table:style-name="ce4" table:formula="of:=([.K38]-[.K37])/1000" office:value-type="float" office:value="1.99978125" calcext:value-type="float">
            <text:p>1.9998</text:p>
          </table:table-cell>
          <table:table-cell table:style-name="ce4" table:formula="of:=[.L38]+[.M37]" office:value-type="float" office:value="72.000484375" calcext:value-type="float">
            <text:p>72.0005</text:p>
          </table:table-cell>
          <table:table-cell table:style-name="ce8" table:formula="of:=[.M38]-2*([.$B38]-1)" office:value-type="float" office:value="0.000484375000013415" calcext:value-type="float">
            <text:p>0.000484375</text:p>
          </table:table-cell>
          <table:table-cell table:style-name="Default" office:value-type="float" office:value="63625441163258.7" calcext:value-type="float">
            <text:p>63625441163258.7</text:p>
          </table:table-cell>
          <table:table-cell table:style-name="ce4" table:formula="of:=([.O38]-[.O37])/1000" office:value-type="float" office:value="1.998953125" calcext:value-type="float">
            <text:p>1.9990</text:p>
          </table:table-cell>
          <table:table-cell table:style-name="ce4" table:formula="of:=[.P38]+[.Q37]" office:value-type="float" office:value="71.999609375" calcext:value-type="float">
            <text:p>71.9996</text:p>
          </table:table-cell>
          <table:table-cell table:style-name="ce9" table:formula="of:=[.Q38]-2*([.$B38]-1)" office:value-type="float" office:value="-0.000390624999994316" calcext:value-type="float">
            <text:p>-0.000390625</text:p>
          </table:table-cell>
          <table:table-cell table:style-name="Default" office:value-type="float" office:value="63625441662391.3" calcext:value-type="float">
            <text:p>63625441662391.3</text:p>
          </table:table-cell>
          <table:table-cell table:style-name="ce4" table:formula="of:=([.S38]-[.S37])/1000" office:value-type="float" office:value="2.0000625" calcext:value-type="float">
            <text:p>2.0001</text:p>
          </table:table-cell>
          <table:table-cell table:style-name="ce4" table:formula="of:=[.T38]+[.U37]" office:value-type="float" office:value="72.00003125" calcext:value-type="float">
            <text:p>72.0000</text:p>
          </table:table-cell>
          <table:table-cell table:style-name="ce10" table:formula="of:=[.U38]-2*([.$B38]-1)" office:value-type="float" office:value="0.0000312499999921556" calcext:value-type="float">
            <text:p>0.00003125</text:p>
          </table:table-cell>
          <table:table-cell table:style-name="Default" office:value-type="float" office:value="63625442152065.4" calcext:value-type="float">
            <text:p>63625442152065.4</text:p>
          </table:table-cell>
          <table:table-cell table:style-name="ce4" table:formula="of:=([.W38]-[.W37])/1000" office:value-type="float" office:value="2.0020390625" calcext:value-type="float">
            <text:p>2.0020</text:p>
          </table:table-cell>
          <table:table-cell table:style-name="ce4" table:formula="of:=[.X38]+[.Y37]" office:value-type="float" office:value="72.0025546875" calcext:value-type="float">
            <text:p>72.0026</text:p>
          </table:table-cell>
          <table:table-cell table:style-name="ce11" table:formula="of:=[.Y38]-2*([.$B38]-1)" office:value-type="float" office:value="0.00255468750000887" calcext:value-type="float">
            <text:p>0.0025546875</text:p>
          </table:table-cell>
          <table:table-cell table:style-name="Default" office:value-type="float" office:value="63625442629932.1" calcext:value-type="float">
            <text:p>63625442629932.1</text:p>
          </table:table-cell>
          <table:table-cell table:style-name="ce4" table:formula="of:=([.AA38]-[.AA37])/1000" office:value-type="float" office:value="2.0006328125" calcext:value-type="float">
            <text:p>2.0006</text:p>
          </table:table-cell>
          <table:table-cell table:style-name="ce4" table:formula="of:=[.AB38]+[.AC37]" office:value-type="float" office:value="72.0010234375" calcext:value-type="float">
            <text:p>72.0010</text:p>
          </table:table-cell>
          <table:table-cell table:style-name="ce12" table:formula="of:=[.AC38]-2*([.$B38]-1)" office:value-type="float" office:value="0.00102343749999534" calcext:value-type="float">
            <text:p>0.0010234375</text:p>
          </table:table-cell>
          <table:table-cell table:style-name="Default" office:value-type="float" office:value="63625443091818.9" calcext:value-type="float">
            <text:p>63625443091818.9</text:p>
          </table:table-cell>
          <table:table-cell table:style-name="ce4" table:formula="of:=([.AE38]-[.AE37])/1000" office:value-type="float" office:value="2.000421875" calcext:value-type="float">
            <text:p>2.0004</text:p>
          </table:table-cell>
          <table:table-cell table:style-name="ce4" table:formula="of:=[.AF38]+[.AG37]" office:value-type="float" office:value="72.0009375" calcext:value-type="float">
            <text:p>72.0009</text:p>
          </table:table-cell>
          <table:table-cell table:style-name="ce13" table:formula="of:=[.AG38]-2*([.$B38]-1)" office:value-type="float" office:value="0.000937500000006253" calcext:value-type="float">
            <text:p>0.0009375</text:p>
          </table:table-cell>
          <table:table-cell table:style-name="Default" office:value-type="float" office:value="63625443555607.3" calcext:value-type="float">
            <text:p>63625443555607.3</text:p>
          </table:table-cell>
          <table:table-cell table:style-name="ce4" table:formula="of:=([.AI38]-[.AI37])/1000" office:value-type="float" office:value="1.9976171875" calcext:value-type="float">
            <text:p>1.9976</text:p>
          </table:table-cell>
          <table:table-cell table:style-name="ce4" table:formula="of:=[.AJ38]+[.AK37]" office:value-type="float" office:value="71.9992109375" calcext:value-type="float">
            <text:p>71.9992</text:p>
          </table:table-cell>
          <table:table-cell table:style-name="ce14" table:formula="of:=[.AK38]-2*([.$B38]-1)" office:value-type="float" office:value="-0.000789062500004434" calcext:value-type="float">
            <text:p>-0.0007890625</text:p>
          </table:table-cell>
          <table:table-cell table:style-name="Default" office:value-type="float" office:value="63625444031902.2" calcext:value-type="float">
            <text:p>63625444031902.2</text:p>
          </table:table-cell>
          <table:table-cell table:style-name="ce4" table:formula="of:=([.AM38]-[.AM37])/1000" office:value-type="float" office:value="2.001765625" calcext:value-type="float">
            <text:p>2.0018</text:p>
          </table:table-cell>
          <table:table-cell table:style-name="ce4" table:formula="of:=[.AN38]+[.AO37]" office:value-type="float" office:value="72.001234375" calcext:value-type="float">
            <text:p>72.0012</text:p>
          </table:table-cell>
          <table:table-cell table:style-name="ce15" table:formula="of:=[.AO38]-2*([.$B38]-1)" office:value-type="float" office:value="0.00123437500000989" calcext:value-type="float">
            <text:p>0.001234375</text:p>
          </table:table-cell>
          <table:table-cell table:style-name="Default" office:value-type="float" office:value="63625444494234.7" calcext:value-type="float">
            <text:p>63625444494234.7</text:p>
          </table:table-cell>
          <table:table-cell table:style-name="ce4" table:formula="of:=([.AQ38]-[.AQ37])/1000" office:value-type="float" office:value="2.006140625" calcext:value-type="float">
            <text:p>2.0061</text:p>
          </table:table-cell>
          <table:table-cell table:style-name="ce4" table:formula="of:=[.AR38]+[.AS37]" office:value-type="float" office:value="72.006765625" calcext:value-type="float">
            <text:p>72.0068</text:p>
          </table:table-cell>
          <table:table-cell table:style-name="ce16" table:formula="of:=[.AS38]-2*([.$B38]-1)" office:value-type="float" office:value="0.00676562499998568" calcext:value-type="float">
            <text:p>0.006765625</text:p>
          </table:table-cell>
          <table:table-cell table:style-name="Default" office:value-type="float" office:value="63625444964877.1" calcext:value-type="float">
            <text:p>63625444964877.1</text:p>
          </table:table-cell>
          <table:table-cell table:style-name="ce4" table:formula="of:=([.AU38]-[.AU37])/1000" office:value-type="float" office:value="2.0044140625" calcext:value-type="float">
            <text:p>2.0044</text:p>
          </table:table-cell>
          <table:table-cell table:style-name="ce4" table:formula="of:=[.AV38]+[.AW37]" office:value-type="float" office:value="72.0040625" calcext:value-type="float">
            <text:p>72.0041</text:p>
          </table:table-cell>
          <table:table-cell table:style-name="ce17" table:formula="of:=[.AW38]-2*([.$B38]-1)" office:value-type="float" office:value="0.00406250000000341" calcext:value-type="float">
            <text:p>0.0040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test</text:p>
          </table:table-cell>
          <table:table-cell table:style-name="ce3" office:value-type="float" office:value="38" calcext:value-type="float">
            <text:p>38</text:p>
          </table:table-cell>
          <table:table-cell office:value-type="float" office:value="63625439555835.4" calcext:value-type="float">
            <text:p>63625439555835.4</text:p>
          </table:table-cell>
          <table:table-cell table:formula="of:=([.C39]-[.C38])/1000" office:value-type="float" office:value="1.9996875" calcext:value-type="float">
            <text:p>1.9997</text:p>
          </table:table-cell>
          <table:table-cell table:formula="of:=[.D39]+[.E38]" office:value-type="float" office:value="74.0010703125" calcext:value-type="float">
            <text:p>74.0011</text:p>
          </table:table-cell>
          <table:table-cell table:style-name="ce6" table:formula="of:=[.E39]-2*([.$B39]-1)" office:value-type="float" office:value="0.00107031249999068" calcext:value-type="float">
            <text:p>0.0010703125</text:p>
          </table:table-cell>
          <table:table-cell table:style-name="Default" office:value-type="float" office:value="63625440218558.6" calcext:value-type="float">
            <text:p>63625440218558.6</text:p>
          </table:table-cell>
          <table:table-cell table:style-name="ce4" table:formula="of:=([.G39]-[.G38])/1000" office:value-type="float" office:value="1.9996015625" calcext:value-type="float">
            <text:p>1.9996</text:p>
          </table:table-cell>
          <table:table-cell table:style-name="ce4" table:formula="of:=[.H39]+[.I38]" office:value-type="float" office:value="73.999171875" calcext:value-type="float">
            <text:p>73.9992</text:p>
          </table:table-cell>
          <table:table-cell table:style-name="ce7" table:formula="of:=[.I39]-2*([.$B39]-1)" office:value-type="float" office:value="-0.000828124999998181" calcext:value-type="float">
            <text:p>-0.000828125</text:p>
          </table:table-cell>
          <table:table-cell table:style-name="Default" office:value-type="float" office:value="63625440688529.9" calcext:value-type="float">
            <text:p>63625440688529.9</text:p>
          </table:table-cell>
          <table:table-cell table:style-name="ce4" table:formula="of:=([.K39]-[.K38])/1000" office:value-type="float" office:value="2.0021171875" calcext:value-type="float">
            <text:p>2.0021</text:p>
          </table:table-cell>
          <table:table-cell table:style-name="ce4" table:formula="of:=[.L39]+[.M38]" office:value-type="float" office:value="74.0026015625" calcext:value-type="float">
            <text:p>74.0026</text:p>
          </table:table-cell>
          <table:table-cell table:style-name="ce8" table:formula="of:=[.M39]-2*([.$B39]-1)" office:value-type="float" office:value="0.00260156250001842" calcext:value-type="float">
            <text:p>0.0026015625</text:p>
          </table:table-cell>
          <table:table-cell table:style-name="Default" office:value-type="float" office:value="63625441165261" calcext:value-type="float">
            <text:p>63625441165261</text:p>
          </table:table-cell>
          <table:table-cell table:style-name="ce4" table:formula="of:=([.O39]-[.O38])/1000" office:value-type="float" office:value="2.0022421875" calcext:value-type="float">
            <text:p>2.0022</text:p>
          </table:table-cell>
          <table:table-cell table:style-name="ce4" table:formula="of:=[.P39]+[.Q38]" office:value-type="float" office:value="74.0018515625" calcext:value-type="float">
            <text:p>74.0019</text:p>
          </table:table-cell>
          <table:table-cell table:style-name="ce9" table:formula="of:=[.Q39]-2*([.$B39]-1)" office:value-type="float" office:value="0.00185156250000773" calcext:value-type="float">
            <text:p>0.0018515625</text:p>
          </table:table-cell>
          <table:table-cell table:style-name="Default" office:value-type="float" office:value="63625441664393.6" calcext:value-type="float">
            <text:p>63625441664393.6</text:p>
          </table:table-cell>
          <table:table-cell table:style-name="ce4" table:formula="of:=([.S39]-[.S38])/1000" office:value-type="float" office:value="2.002296875" calcext:value-type="float">
            <text:p>2.0023</text:p>
          </table:table-cell>
          <table:table-cell table:style-name="ce4" table:formula="of:=[.T39]+[.U38]" office:value-type="float" office:value="74.002328125" calcext:value-type="float">
            <text:p>74.0023</text:p>
          </table:table-cell>
          <table:table-cell table:style-name="ce10" table:formula="of:=[.U39]-2*([.$B39]-1)" office:value-type="float" office:value="0.00232812499999113" calcext:value-type="float">
            <text:p>0.002328125</text:p>
          </table:table-cell>
          <table:table-cell table:style-name="Default" office:value-type="float" office:value="63625442154063" calcext:value-type="float">
            <text:p>63625442154063</text:p>
          </table:table-cell>
          <table:table-cell table:style-name="ce4" table:formula="of:=([.W39]-[.W38])/1000" office:value-type="float" office:value="1.9976015625" calcext:value-type="float">
            <text:p>1.9976</text:p>
          </table:table-cell>
          <table:table-cell table:style-name="ce4" table:formula="of:=[.X39]+[.Y38]" office:value-type="float" office:value="74.00015625" calcext:value-type="float">
            <text:p>74.0002</text:p>
          </table:table-cell>
          <table:table-cell table:style-name="ce11" table:formula="of:=[.Y39]-2*([.$B39]-1)" office:value-type="float" office:value="0.000156250000003411" calcext:value-type="float">
            <text:p>0.00015625</text:p>
          </table:table-cell>
          <table:table-cell table:style-name="Default" office:value-type="float" office:value="63625442631931.2" calcext:value-type="float">
            <text:p>63625442631931.2</text:p>
          </table:table-cell>
          <table:table-cell table:style-name="ce4" table:formula="of:=([.AA39]-[.AA38])/1000" office:value-type="float" office:value="1.9990625" calcext:value-type="float">
            <text:p>1.9991</text:p>
          </table:table-cell>
          <table:table-cell table:style-name="ce4" table:formula="of:=[.AB39]+[.AC38]" office:value-type="float" office:value="74.0000859375" calcext:value-type="float">
            <text:p>74.0001</text:p>
          </table:table-cell>
          <table:table-cell table:style-name="ce12" table:formula="of:=[.AC39]-2*([.$B39]-1)" office:value-type="float" office:value="0.0000859374999890861" calcext:value-type="float">
            <text:p>8.59374999890861E-05</text:p>
          </table:table-cell>
          <table:table-cell table:style-name="Default" office:value-type="float" office:value="63625443093819.9" calcext:value-type="float">
            <text:p>63625443093819.9</text:p>
          </table:table-cell>
          <table:table-cell table:style-name="ce4" table:formula="of:=([.AE39]-[.AE38])/1000" office:value-type="float" office:value="2.0009453125" calcext:value-type="float">
            <text:p>2.0009</text:p>
          </table:table-cell>
          <table:table-cell table:style-name="ce4" table:formula="of:=[.AF39]+[.AG38]" office:value-type="float" office:value="74.0018828125" calcext:value-type="float">
            <text:p>74.0019</text:p>
          </table:table-cell>
          <table:table-cell table:style-name="ce13" table:formula="of:=[.AG39]-2*([.$B39]-1)" office:value-type="float" office:value="0.00188281249999989" calcext:value-type="float">
            <text:p>0.0018828125</text:p>
          </table:table-cell>
          <table:table-cell table:style-name="Default" office:value-type="float" office:value="63625443557609.1" calcext:value-type="float">
            <text:p>63625443557609.1</text:p>
          </table:table-cell>
          <table:table-cell table:style-name="ce4" table:formula="of:=([.AI39]-[.AI38])/1000" office:value-type="float" office:value="2.001828125" calcext:value-type="float">
            <text:p>2.0018</text:p>
          </table:table-cell>
          <table:table-cell table:style-name="ce4" table:formula="of:=[.AJ39]+[.AK38]" office:value-type="float" office:value="74.0010390625" calcext:value-type="float">
            <text:p>74.0010</text:p>
          </table:table-cell>
          <table:table-cell table:style-name="ce14" table:formula="of:=[.AK39]-2*([.$B39]-1)" office:value-type="float" office:value="0.00103906249999852" calcext:value-type="float">
            <text:p>0.0010390625</text:p>
          </table:table-cell>
          <table:table-cell table:style-name="Default" office:value-type="float" office:value="63625444033901.4" calcext:value-type="float">
            <text:p>63625444033901.4</text:p>
          </table:table-cell>
          <table:table-cell table:style-name="ce4" table:formula="of:=([.AM39]-[.AM38])/1000" office:value-type="float" office:value="1.99921875" calcext:value-type="float">
            <text:p>1.9992</text:p>
          </table:table-cell>
          <table:table-cell table:style-name="ce4" table:formula="of:=[.AN39]+[.AO38]" office:value-type="float" office:value="74.000453125" calcext:value-type="float">
            <text:p>74.0005</text:p>
          </table:table-cell>
          <table:table-cell table:style-name="ce15" table:formula="of:=[.AO39]-2*([.$B39]-1)" office:value-type="float" office:value="0.000453125000007049" calcext:value-type="float">
            <text:p>0.000453125</text:p>
          </table:table-cell>
          <table:table-cell table:style-name="Default" office:value-type="float" office:value="63625444496227.6" calcext:value-type="float">
            <text:p>63625444496227.6</text:p>
          </table:table-cell>
          <table:table-cell table:style-name="ce4" table:formula="of:=([.AQ39]-[.AQ38])/1000" office:value-type="float" office:value="1.99296875" calcext:value-type="float">
            <text:p>1.9930</text:p>
          </table:table-cell>
          <table:table-cell table:style-name="ce4" table:formula="of:=[.AR39]+[.AS38]" office:value-type="float" office:value="73.999734375" calcext:value-type="float">
            <text:p>73.9997</text:p>
          </table:table-cell>
          <table:table-cell table:style-name="ce16" table:formula="of:=[.AS39]-2*([.$B39]-1)" office:value-type="float" office:value="-0.000265625000011482" calcext:value-type="float">
            <text:p>-0.000265625</text:p>
          </table:table-cell>
          <table:table-cell table:style-name="Default" office:value-type="float" office:value="63625444966875.8" calcext:value-type="float">
            <text:p>63625444966875.8</text:p>
          </table:table-cell>
          <table:table-cell table:style-name="ce4" table:formula="of:=([.AU39]-[.AU38])/1000" office:value-type="float" office:value="1.9986328125" calcext:value-type="float">
            <text:p>1.9986</text:p>
          </table:table-cell>
          <table:table-cell table:style-name="ce4" table:formula="of:=[.AV39]+[.AW38]" office:value-type="float" office:value="74.0026953125" calcext:value-type="float">
            <text:p>74.0027</text:p>
          </table:table-cell>
          <table:table-cell table:style-name="ce17" table:formula="of:=[.AW39]-2*([.$B39]-1)" office:value-type="float" office:value="0.00269531250000909" calcext:value-type="float">
            <text:p>0.002695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eedback</text:p>
          </table:table-cell>
          <table:table-cell table:style-name="ce3" office:value-type="float" office:value="39" calcext:value-type="float">
            <text:p>39</text:p>
          </table:table-cell>
          <table:table-cell office:value-type="float" office:value="63625439557834.5" calcext:value-type="float">
            <text:p>63625439557834.5</text:p>
          </table:table-cell>
          <table:table-cell table:formula="of:=([.C40]-[.C39])/1000" office:value-type="float" office:value="1.9991171875" calcext:value-type="float">
            <text:p>1.9991</text:p>
          </table:table-cell>
          <table:table-cell table:formula="of:=[.D40]+[.E39]" office:value-type="float" office:value="76.0001875" calcext:value-type="float">
            <text:p>76.0002</text:p>
          </table:table-cell>
          <table:table-cell table:style-name="ce6" table:formula="of:=[.E40]-2*([.$B40]-1)" office:value-type="float" office:value="0.000187499999995566" calcext:value-type="float">
            <text:p>0.0001875</text:p>
          </table:table-cell>
          <table:table-cell table:style-name="Default" office:value-type="float" office:value="63625440220558.9" calcext:value-type="float">
            <text:p>63625440220558.9</text:p>
          </table:table-cell>
          <table:table-cell table:style-name="ce4" table:formula="of:=([.G40]-[.G39])/1000" office:value-type="float" office:value="2.0003671875" calcext:value-type="float">
            <text:p>2.0004</text:p>
          </table:table-cell>
          <table:table-cell table:style-name="ce4" table:formula="of:=[.H40]+[.I39]" office:value-type="float" office:value="75.9995390625" calcext:value-type="float">
            <text:p>75.9995</text:p>
          </table:table-cell>
          <table:table-cell table:style-name="ce7" table:formula="of:=[.I40]-2*([.$B40]-1)" office:value-type="float" office:value="-0.000460937499994429" calcext:value-type="float">
            <text:p>-0.0004609375</text:p>
          </table:table-cell>
          <table:table-cell table:style-name="Default" office:value-type="float" office:value="63625440690527.8" calcext:value-type="float">
            <text:p>63625440690527.8</text:p>
          </table:table-cell>
          <table:table-cell table:style-name="ce4" table:formula="of:=([.K40]-[.K39])/1000" office:value-type="float" office:value="1.99790625" calcext:value-type="float">
            <text:p>1.9979</text:p>
          </table:table-cell>
          <table:table-cell table:style-name="ce4" table:formula="of:=[.L40]+[.M39]" office:value-type="float" office:value="76.0005078125" calcext:value-type="float">
            <text:p>76.0005</text:p>
          </table:table-cell>
          <table:table-cell table:style-name="ce8" table:formula="of:=[.M40]-2*([.$B40]-1)" office:value-type="float" office:value="0.00050781250001819" calcext:value-type="float">
            <text:p>0.0005078125</text:p>
          </table:table-cell>
          <table:table-cell table:style-name="Default" office:value-type="float" office:value="63625441167259.5" calcext:value-type="float">
            <text:p>63625441167259.5</text:p>
          </table:table-cell>
          <table:table-cell table:style-name="ce4" table:formula="of:=([.O40]-[.O39])/1000" office:value-type="float" office:value="1.9984921875" calcext:value-type="float">
            <text:p>1.9985</text:p>
          </table:table-cell>
          <table:table-cell table:style-name="ce4" table:formula="of:=[.P40]+[.Q39]" office:value-type="float" office:value="76.00034375" calcext:value-type="float">
            <text:p>76.0003</text:p>
          </table:table-cell>
          <table:table-cell table:style-name="ce9" table:formula="of:=[.Q40]-2*([.$B40]-1)" office:value-type="float" office:value="0.000343750000013188" calcext:value-type="float">
            <text:p>0.00034375</text:p>
          </table:table-cell>
          <table:table-cell table:style-name="Default" office:value-type="float" office:value="63625441666390.9" calcext:value-type="float">
            <text:p>63625441666390.9</text:p>
          </table:table-cell>
          <table:table-cell table:style-name="ce4" table:formula="of:=([.S40]-[.S39])/1000" office:value-type="float" office:value="1.99725" calcext:value-type="float">
            <text:p>1.9973</text:p>
          </table:table-cell>
          <table:table-cell table:style-name="ce4" table:formula="of:=[.T40]+[.U39]" office:value-type="float" office:value="75.999578125" calcext:value-type="float">
            <text:p>75.9996</text:p>
          </table:table-cell>
          <table:table-cell table:style-name="ce10" table:formula="of:=[.U40]-2*([.$B40]-1)" office:value-type="float" office:value="-0.000421875000014893" calcext:value-type="float">
            <text:p>-0.000421875</text:p>
          </table:table-cell>
          <table:table-cell table:style-name="Default" office:value-type="float" office:value="63625442156062.2" calcext:value-type="float">
            <text:p>63625442156062.2</text:p>
          </table:table-cell>
          <table:table-cell table:style-name="ce4" table:formula="of:=([.W40]-[.W39])/1000" office:value-type="float" office:value="1.999140625" calcext:value-type="float">
            <text:p>1.9991</text:p>
          </table:table-cell>
          <table:table-cell table:style-name="ce4" table:formula="of:=[.X40]+[.Y39]" office:value-type="float" office:value="75.999296875" calcext:value-type="float">
            <text:p>75.9993</text:p>
          </table:table-cell>
          <table:table-cell table:style-name="ce11" table:formula="of:=[.Y40]-2*([.$B40]-1)" office:value-type="float" office:value="-0.000703125000001137" calcext:value-type="float">
            <text:p>-0.000703125</text:p>
          </table:table-cell>
          <table:table-cell table:style-name="Default" office:value-type="float" office:value="63625442633931" calcext:value-type="float">
            <text:p>63625442633931</text:p>
          </table:table-cell>
          <table:table-cell table:style-name="ce4" table:formula="of:=([.AA40]-[.AA39])/1000" office:value-type="float" office:value="1.999828125" calcext:value-type="float">
            <text:p>1.9998</text:p>
          </table:table-cell>
          <table:table-cell table:style-name="ce4" table:formula="of:=[.AB40]+[.AC39]" office:value-type="float" office:value="75.9999140625" calcext:value-type="float">
            <text:p>75.9999</text:p>
          </table:table-cell>
          <table:table-cell table:style-name="ce12" table:formula="of:=[.AC40]-2*([.$B40]-1)" office:value-type="float" office:value="-0.0000859375000175078" calcext:value-type="float">
            <text:p>-8.59375000175078E-05</text:p>
          </table:table-cell>
          <table:table-cell table:style-name="Default" office:value-type="float" office:value="63625443095819.2" calcext:value-type="float">
            <text:p>63625443095819.2</text:p>
          </table:table-cell>
          <table:table-cell table:style-name="ce4" table:formula="of:=([.AE40]-[.AE39])/1000" office:value-type="float" office:value="1.9992890625" calcext:value-type="float">
            <text:p>1.9993</text:p>
          </table:table-cell>
          <table:table-cell table:style-name="ce4" table:formula="of:=[.AF40]+[.AG39]" office:value-type="float" office:value="76.001171875" calcext:value-type="float">
            <text:p>76.0012</text:p>
          </table:table-cell>
          <table:table-cell table:style-name="ce13" table:formula="of:=[.AG40]-2*([.$B40]-1)" office:value-type="float" office:value="0.00117187499999716" calcext:value-type="float">
            <text:p>0.001171875</text:p>
          </table:table-cell>
          <table:table-cell table:style-name="Default" office:value-type="float" office:value="63625443559608.7" calcext:value-type="float">
            <text:p>63625443559608.7</text:p>
          </table:table-cell>
          <table:table-cell table:style-name="ce4" table:formula="of:=([.AI40]-[.AI39])/1000" office:value-type="float" office:value="1.9996015625" calcext:value-type="float">
            <text:p>1.9996</text:p>
          </table:table-cell>
          <table:table-cell table:style-name="ce4" table:formula="of:=[.AJ40]+[.AK39]" office:value-type="float" office:value="76.000640625" calcext:value-type="float">
            <text:p>76.0006</text:p>
          </table:table-cell>
          <table:table-cell table:style-name="ce14" table:formula="of:=[.AK40]-2*([.$B40]-1)" office:value-type="float" office:value="0.000640625000002615" calcext:value-type="float">
            <text:p>0.000640625</text:p>
          </table:table-cell>
          <table:table-cell table:style-name="Default" office:value-type="float" office:value="63625444035901.7" calcext:value-type="float">
            <text:p>63625444035901.7</text:p>
          </table:table-cell>
          <table:table-cell table:style-name="ce4" table:formula="of:=([.AM40]-[.AM39])/1000" office:value-type="float" office:value="2.0003125" calcext:value-type="float">
            <text:p>2.0003</text:p>
          </table:table-cell>
          <table:table-cell table:style-name="ce4" table:formula="of:=[.AN40]+[.AO39]" office:value-type="float" office:value="76.000765625" calcext:value-type="float">
            <text:p>76.0008</text:p>
          </table:table-cell>
          <table:table-cell table:style-name="ce15" table:formula="of:=[.AO40]-2*([.$B40]-1)" office:value-type="float" office:value="0.00076562500001387" calcext:value-type="float">
            <text:p>0.000765625</text:p>
          </table:table-cell>
          <table:table-cell table:style-name="Default" office:value-type="float" office:value="63625444498227.5" calcext:value-type="float">
            <text:p>63625444498227.5</text:p>
          </table:table-cell>
          <table:table-cell table:style-name="ce4" table:formula="of:=([.AQ40]-[.AQ39])/1000" office:value-type="float" office:value="1.9998203125" calcext:value-type="float">
            <text:p>1.9998</text:p>
          </table:table-cell>
          <table:table-cell table:style-name="ce4" table:formula="of:=[.AR40]+[.AS39]" office:value-type="float" office:value="75.9995546875" calcext:value-type="float">
            <text:p>75.9996</text:p>
          </table:table-cell>
          <table:table-cell table:style-name="ce16" table:formula="of:=[.AS40]-2*([.$B40]-1)" office:value-type="float" office:value="-0.000445312500005457" calcext:value-type="float">
            <text:p>-0.0004453125</text:p>
          </table:table-cell>
          <table:table-cell table:style-name="Default" office:value-type="float" office:value="63625444968873" calcext:value-type="float">
            <text:p>63625444968873</text:p>
          </table:table-cell>
          <table:table-cell table:style-name="ce4" table:formula="of:=([.AU40]-[.AU39])/1000" office:value-type="float" office:value="1.9972421875" calcext:value-type="float">
            <text:p>1.9972</text:p>
          </table:table-cell>
          <table:table-cell table:style-name="ce4" table:formula="of:=[.AV40]+[.AW39]" office:value-type="float" office:value="75.9999375" calcext:value-type="float">
            <text:p>75.9999</text:p>
          </table:table-cell>
          <table:table-cell table:style-name="ce17" table:formula="of:=[.AW40]-2*([.$B40]-1)" office:value-type="float" office:value="-0.0000624999999843112" calcext:value-type="float">
            <text:p>-0.0000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63625439559834.3" calcext:value-type="float">
            <text:p>63625439559834.3</text:p>
          </table:table-cell>
          <table:table-cell table:formula="of:=([.C41]-[.C40])/1000" office:value-type="float" office:value="1.99978125" calcext:value-type="float">
            <text:p>1.9998</text:p>
          </table:table-cell>
          <table:table-cell table:formula="of:=[.D41]+[.E40]" office:value-type="float" office:value="77.99996875" calcext:value-type="float">
            <text:p>78.0000</text:p>
          </table:table-cell>
          <table:table-cell table:style-name="ce6" table:formula="of:=[.E41]-2*([.$B41]-1)" office:value-type="float" office:value="-0.0000312500000063665" calcext:value-type="float">
            <text:p>-0.00003125</text:p>
          </table:table-cell>
          <table:table-cell table:style-name="Default" office:value-type="float" office:value="63625440222559.9" calcext:value-type="float">
            <text:p>63625440222559.9</text:p>
          </table:table-cell>
          <table:table-cell table:style-name="ce4" table:formula="of:=([.G41]-[.G40])/1000" office:value-type="float" office:value="2.001" calcext:value-type="float">
            <text:p>2.0010</text:p>
          </table:table-cell>
          <table:table-cell table:style-name="ce4" table:formula="of:=[.H41]+[.I40]" office:value-type="float" office:value="78.0005390625" calcext:value-type="float">
            <text:p>78.0005</text:p>
          </table:table-cell>
          <table:table-cell table:style-name="ce7" table:formula="of:=[.I41]-2*([.$B41]-1)" office:value-type="float" office:value="0.000539062500010346" calcext:value-type="float">
            <text:p>0.0005390625</text:p>
          </table:table-cell>
          <table:table-cell table:style-name="Default" office:value-type="float" office:value="63625440692527.4" calcext:value-type="float">
            <text:p>63625440692527.4</text:p>
          </table:table-cell>
          <table:table-cell table:style-name="ce4" table:formula="of:=([.K41]-[.K40])/1000" office:value-type="float" office:value="1.99959375" calcext:value-type="float">
            <text:p>1.9996</text:p>
          </table:table-cell>
          <table:table-cell table:style-name="ce4" table:formula="of:=[.L41]+[.M40]" office:value-type="float" office:value="78.0001015625" calcext:value-type="float">
            <text:p>78.0001</text:p>
          </table:table-cell>
          <table:table-cell table:style-name="ce8" table:formula="of:=[.M41]-2*([.$B41]-1)" office:value-type="float" office:value="0.000101562500020691" calcext:value-type="float">
            <text:p>0.0001015625</text:p>
          </table:table-cell>
          <table:table-cell table:style-name="Default" office:value-type="float" office:value="63625441169260.6" calcext:value-type="float">
            <text:p>63625441169260.6</text:p>
          </table:table-cell>
          <table:table-cell table:style-name="ce4" table:formula="of:=([.O41]-[.O40])/1000" office:value-type="float" office:value="2.0011640625" calcext:value-type="float">
            <text:p>2.0012</text:p>
          </table:table-cell>
          <table:table-cell table:style-name="ce4" table:formula="of:=[.P41]+[.Q40]" office:value-type="float" office:value="78.0015078125" calcext:value-type="float">
            <text:p>78.0015</text:p>
          </table:table-cell>
          <table:table-cell table:style-name="ce9" table:formula="of:=[.Q41]-2*([.$B41]-1)" office:value-type="float" office:value="0.00150781250000875" calcext:value-type="float">
            <text:p>0.0015078125</text:p>
          </table:table-cell>
          <table:table-cell table:style-name="Default" office:value-type="float" office:value="63625441668393.3" calcext:value-type="float">
            <text:p>63625441668393.3</text:p>
          </table:table-cell>
          <table:table-cell table:style-name="ce4" table:formula="of:=([.S41]-[.S40])/1000" office:value-type="float" office:value="2.0024453125" calcext:value-type="float">
            <text:p>2.0024</text:p>
          </table:table-cell>
          <table:table-cell table:style-name="ce4" table:formula="of:=[.T41]+[.U40]" office:value-type="float" office:value="78.0020234375" calcext:value-type="float">
            <text:p>78.0020</text:p>
          </table:table-cell>
          <table:table-cell table:style-name="ce10" table:formula="of:=[.U41]-2*([.$B41]-1)" office:value-type="float" office:value="0.0020234374999859" calcext:value-type="float">
            <text:p>0.0020234375</text:p>
          </table:table-cell>
          <table:table-cell table:style-name="Default" office:value-type="float" office:value="63625442158065.1" calcext:value-type="float">
            <text:p>63625442158065.1</text:p>
          </table:table-cell>
          <table:table-cell table:style-name="ce4" table:formula="of:=([.W41]-[.W40])/1000" office:value-type="float" office:value="2.0029296875" calcext:value-type="float">
            <text:p>2.0029</text:p>
          </table:table-cell>
          <table:table-cell table:style-name="ce4" table:formula="of:=[.X41]+[.Y40]" office:value-type="float" office:value="78.0022265625" calcext:value-type="float">
            <text:p>78.0022</text:p>
          </table:table-cell>
          <table:table-cell table:style-name="ce11" table:formula="of:=[.Y41]-2*([.$B41]-1)" office:value-type="float" office:value="0.00222656249999886" calcext:value-type="float">
            <text:p>0.0022265625</text:p>
          </table:table-cell>
          <table:table-cell table:style-name="Default" office:value-type="float" office:value="63625442635932" calcext:value-type="float">
            <text:p>63625442635932</text:p>
          </table:table-cell>
          <table:table-cell table:style-name="ce4" table:formula="of:=([.AA41]-[.AA40])/1000" office:value-type="float" office:value="2.0010234375" calcext:value-type="float">
            <text:p>2.0010</text:p>
          </table:table-cell>
          <table:table-cell table:style-name="ce4" table:formula="of:=[.AB41]+[.AC40]" office:value-type="float" office:value="78.0009375" calcext:value-type="float">
            <text:p>78.0009</text:p>
          </table:table-cell>
          <table:table-cell table:style-name="ce12" table:formula="of:=[.AC41]-2*([.$B41]-1)" office:value-type="float" office:value="0.000937499999977831" calcext:value-type="float">
            <text:p>0.0009375</text:p>
          </table:table-cell>
          <table:table-cell table:style-name="Default" office:value-type="float" office:value="63625443097819.3" calcext:value-type="float">
            <text:p>63625443097819.3</text:p>
          </table:table-cell>
          <table:table-cell table:style-name="ce4" table:formula="of:=([.AE41]-[.AE40])/1000" office:value-type="float" office:value="2.000125" calcext:value-type="float">
            <text:p>2.0001</text:p>
          </table:table-cell>
          <table:table-cell table:style-name="ce4" table:formula="of:=[.AF41]+[.AG40]" office:value-type="float" office:value="78.001296875" calcext:value-type="float">
            <text:p>78.0013</text:p>
          </table:table-cell>
          <table:table-cell table:style-name="ce13" table:formula="of:=[.AG41]-2*([.$B41]-1)" office:value-type="float" office:value="0.0012968749999942" calcext:value-type="float">
            <text:p>0.001296875</text:p>
          </table:table-cell>
          <table:table-cell table:style-name="Default" office:value-type="float" office:value="63625443561609.4" calcext:value-type="float">
            <text:p>63625443561609.4</text:p>
          </table:table-cell>
          <table:table-cell table:style-name="ce4" table:formula="of:=([.AI41]-[.AI40])/1000" office:value-type="float" office:value="2.00065625" calcext:value-type="float">
            <text:p>2.0007</text:p>
          </table:table-cell>
          <table:table-cell table:style-name="ce4" table:formula="of:=[.AJ41]+[.AK40]" office:value-type="float" office:value="78.001296875" calcext:value-type="float">
            <text:p>78.0013</text:p>
          </table:table-cell>
          <table:table-cell table:style-name="ce14" table:formula="of:=[.AK41]-2*([.$B41]-1)" office:value-type="float" office:value="0.00129687500000841" calcext:value-type="float">
            <text:p>0.001296875</text:p>
          </table:table-cell>
          <table:table-cell table:style-name="Default" office:value-type="float" office:value="63625444037900.8" calcext:value-type="float">
            <text:p>63625444037900.8</text:p>
          </table:table-cell>
          <table:table-cell table:style-name="ce4" table:formula="of:=([.AM41]-[.AM40])/1000" office:value-type="float" office:value="1.9991015625" calcext:value-type="float">
            <text:p>1.9991</text:p>
          </table:table-cell>
          <table:table-cell table:style-name="ce4" table:formula="of:=[.AN41]+[.AO40]" office:value-type="float" office:value="77.9998671875" calcext:value-type="float">
            <text:p>77.9999</text:p>
          </table:table-cell>
          <table:table-cell table:style-name="ce15" table:formula="of:=[.AO41]-2*([.$B41]-1)" office:value-type="float" office:value="-0.000132812499984425" calcext:value-type="float">
            <text:p>-0.0001328125</text:p>
          </table:table-cell>
          <table:table-cell table:style-name="Default" office:value-type="float" office:value="63625444500229.3" calcext:value-type="float">
            <text:p>63625444500229.3</text:p>
          </table:table-cell>
          <table:table-cell table:style-name="ce4" table:formula="of:=([.AQ41]-[.AQ40])/1000" office:value-type="float" office:value="2.0018203125" calcext:value-type="float">
            <text:p>2.0018</text:p>
          </table:table-cell>
          <table:table-cell table:style-name="ce4" table:formula="of:=[.AR41]+[.AS40]" office:value-type="float" office:value="78.001375" calcext:value-type="float">
            <text:p>78.0014</text:p>
          </table:table-cell>
          <table:table-cell table:style-name="ce16" table:formula="of:=[.AS41]-2*([.$B41]-1)" office:value-type="float" office:value="0.00137499999999591" calcext:value-type="float">
            <text:p>0.001375</text:p>
          </table:table-cell>
          <table:table-cell table:style-name="Default" office:value-type="float" office:value="63625444970874.7" calcext:value-type="float">
            <text:p>63625444970874.7</text:p>
          </table:table-cell>
          <table:table-cell table:style-name="ce4" table:formula="of:=([.AU41]-[.AU40])/1000" office:value-type="float" office:value="2.0017265625" calcext:value-type="float">
            <text:p>2.0017</text:p>
          </table:table-cell>
          <table:table-cell table:style-name="ce4" table:formula="of:=[.AV41]+[.AW40]" office:value-type="float" office:value="78.0016640625" calcext:value-type="float">
            <text:p>78.0017</text:p>
          </table:table-cell>
          <table:table-cell table:style-name="ce17" table:formula="of:=[.AW41]-2*([.$B41]-1)" office:value-type="float" office:value="0.00166406250001216" calcext:value-type="float">
            <text:p>0.0016640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41" calcext:value-type="float">
            <text:p>41</text:p>
          </table:table-cell>
          <table:table-cell office:value-type="float" office:value="63625439561834.3" calcext:value-type="float">
            <text:p>63625439561834.3</text:p>
          </table:table-cell>
          <table:table-cell table:formula="of:=([.C42]-[.C41])/1000" office:value-type="float" office:value="2.000015625" calcext:value-type="float">
            <text:p>2.0000</text:p>
          </table:table-cell>
          <table:table-cell table:formula="of:=[.D42]+[.E41]" office:value-type="float" office:value="79.999984375" calcext:value-type="float">
            <text:p>80.0000</text:p>
          </table:table-cell>
          <table:table-cell table:style-name="ce6" table:formula="of:=[.E42]-2*([.$B42]-1)" office:value-type="float" office:value="-0.0000156250000031832" calcext:value-type="float">
            <text:p>-0.000015625</text:p>
          </table:table-cell>
          <table:table-cell table:style-name="Default" office:value-type="float" office:value="63625440224561.6" calcext:value-type="float">
            <text:p>63625440224561.6</text:p>
          </table:table-cell>
          <table:table-cell table:style-name="ce4" table:formula="of:=([.G42]-[.G41])/1000" office:value-type="float" office:value="2.0016171875" calcext:value-type="float">
            <text:p>2.0016</text:p>
          </table:table-cell>
          <table:table-cell table:style-name="ce4" table:formula="of:=[.H42]+[.I41]" office:value-type="float" office:value="80.00215625" calcext:value-type="float">
            <text:p>80.0022</text:p>
          </table:table-cell>
          <table:table-cell table:style-name="ce7" table:formula="of:=[.I42]-2*([.$B42]-1)" office:value-type="float" office:value="0.00215625000001296" calcext:value-type="float">
            <text:p>0.00215625</text:p>
          </table:table-cell>
          <table:table-cell table:style-name="Default" office:value-type="float" office:value="63625440694527.4" calcext:value-type="float">
            <text:p>63625440694527.4</text:p>
          </table:table-cell>
          <table:table-cell table:style-name="ce4" table:formula="of:=([.K42]-[.K41])/1000" office:value-type="float" office:value="2.000015625" calcext:value-type="float">
            <text:p>2.0000</text:p>
          </table:table-cell>
          <table:table-cell table:style-name="ce4" table:formula="of:=[.L42]+[.M41]" office:value-type="float" office:value="80.0001171875" calcext:value-type="float">
            <text:p>80.0001</text:p>
          </table:table-cell>
          <table:table-cell table:style-name="ce8" table:formula="of:=[.M42]-2*([.$B42]-1)" office:value-type="float" office:value="0.000117187500023874" calcext:value-type="float">
            <text:p>0.0001171875</text:p>
          </table:table-cell>
          <table:table-cell table:style-name="Default" office:value-type="float" office:value="63625441171261.6" calcext:value-type="float">
            <text:p>63625441171261.6</text:p>
          </table:table-cell>
          <table:table-cell table:style-name="ce4" table:formula="of:=([.O42]-[.O41])/1000" office:value-type="float" office:value="2.0009921875" calcext:value-type="float">
            <text:p>2.0010</text:p>
          </table:table-cell>
          <table:table-cell table:style-name="ce4" table:formula="of:=[.P42]+[.Q41]" office:value-type="float" office:value="80.0025" calcext:value-type="float">
            <text:p>80.0025</text:p>
          </table:table-cell>
          <table:table-cell table:style-name="ce9" table:formula="of:=[.Q42]-2*([.$B42]-1)" office:value-type="float" office:value="0.00250000000001194" calcext:value-type="float">
            <text:p>0.0025</text:p>
          </table:table-cell>
          <table:table-cell table:style-name="Default" office:value-type="float" office:value="63625441670393.8" calcext:value-type="float">
            <text:p>63625441670393.8</text:p>
          </table:table-cell>
          <table:table-cell table:style-name="ce4" table:formula="of:=([.S42]-[.S41])/1000" office:value-type="float" office:value="2.00046875" calcext:value-type="float">
            <text:p>2.0005</text:p>
          </table:table-cell>
          <table:table-cell table:style-name="ce4" table:formula="of:=[.T42]+[.U41]" office:value-type="float" office:value="80.0024921875" calcext:value-type="float">
            <text:p>80.0025</text:p>
          </table:table-cell>
          <table:table-cell table:style-name="ce10" table:formula="of:=[.U42]-2*([.$B42]-1)" office:value-type="float" office:value="0.00249218749998192" calcext:value-type="float">
            <text:p>0.0024921875</text:p>
          </table:table-cell>
          <table:table-cell table:style-name="Default" office:value-type="float" office:value="63625442160063.1" calcext:value-type="float">
            <text:p>63625442160063.1</text:p>
          </table:table-cell>
          <table:table-cell table:style-name="ce4" table:formula="of:=([.W42]-[.W41])/1000" office:value-type="float" office:value="1.9979921875" calcext:value-type="float">
            <text:p>1.9980</text:p>
          </table:table-cell>
          <table:table-cell table:style-name="ce4" table:formula="of:=[.X42]+[.Y41]" office:value-type="float" office:value="80.00021875" calcext:value-type="float">
            <text:p>80.0002</text:p>
          </table:table-cell>
          <table:table-cell table:style-name="ce11" table:formula="of:=[.Y42]-2*([.$B42]-1)" office:value-type="float" office:value="0.000218750000001933" calcext:value-type="float">
            <text:p>0.00021875</text:p>
          </table:table-cell>
          <table:table-cell table:style-name="Default" office:value-type="float" office:value="63625442637931.4" calcext:value-type="float">
            <text:p>63625442637931.4</text:p>
          </table:table-cell>
          <table:table-cell table:style-name="ce4" table:formula="of:=([.AA42]-[.AA41])/1000" office:value-type="float" office:value="1.999390625" calcext:value-type="float">
            <text:p>1.9994</text:p>
          </table:table-cell>
          <table:table-cell table:style-name="ce4" table:formula="of:=[.AB42]+[.AC41]" office:value-type="float" office:value="80.000328125" calcext:value-type="float">
            <text:p>80.0003</text:p>
          </table:table-cell>
          <table:table-cell table:style-name="ce12" table:formula="of:=[.AC42]-2*([.$B42]-1)" office:value-type="float" office:value="0.000328124999981583" calcext:value-type="float">
            <text:p>0.000328125</text:p>
          </table:table-cell>
          <table:table-cell table:style-name="Default" office:value-type="float" office:value="63625443099820" calcext:value-type="float">
            <text:p>63625443099820</text:p>
          </table:table-cell>
          <table:table-cell table:style-name="ce4" table:formula="of:=([.AE42]-[.AE41])/1000" office:value-type="float" office:value="2.000671875" calcext:value-type="float">
            <text:p>2.0007</text:p>
          </table:table-cell>
          <table:table-cell table:style-name="ce4" table:formula="of:=[.AF42]+[.AG41]" office:value-type="float" office:value="80.00196875" calcext:value-type="float">
            <text:p>80.0020</text:p>
          </table:table-cell>
          <table:table-cell table:style-name="ce13" table:formula="of:=[.AG42]-2*([.$B42]-1)" office:value-type="float" office:value="0.00196874999998897" calcext:value-type="float">
            <text:p>0.00196875</text:p>
          </table:table-cell>
          <table:table-cell table:style-name="Default" office:value-type="float" office:value="63625443563610.6" calcext:value-type="float">
            <text:p>63625443563610.6</text:p>
          </table:table-cell>
          <table:table-cell table:style-name="ce4" table:formula="of:=([.AI42]-[.AI41])/1000" office:value-type="float" office:value="2.0011796875" calcext:value-type="float">
            <text:p>2.0012</text:p>
          </table:table-cell>
          <table:table-cell table:style-name="ce4" table:formula="of:=[.AJ42]+[.AK41]" office:value-type="float" office:value="80.0024765625" calcext:value-type="float">
            <text:p>80.0025</text:p>
          </table:table-cell>
          <table:table-cell table:style-name="ce14" table:formula="of:=[.AK42]-2*([.$B42]-1)" office:value-type="float" office:value="0.00247656250000716" calcext:value-type="float">
            <text:p>0.0024765625</text:p>
          </table:table-cell>
          <table:table-cell table:style-name="Default" office:value-type="float" office:value="63625444039901.4" calcext:value-type="float">
            <text:p>63625444039901.4</text:p>
          </table:table-cell>
          <table:table-cell table:style-name="ce4" table:formula="of:=([.AM42]-[.AM41])/1000" office:value-type="float" office:value="2.0005859375" calcext:value-type="float">
            <text:p>2.0006</text:p>
          </table:table-cell>
          <table:table-cell table:style-name="ce4" table:formula="of:=[.AN42]+[.AO41]" office:value-type="float" office:value="80.000453125" calcext:value-type="float">
            <text:p>80.0005</text:p>
          </table:table-cell>
          <table:table-cell table:style-name="ce15" table:formula="of:=[.AO42]-2*([.$B42]-1)" office:value-type="float" office:value="0.000453125000021259" calcext:value-type="float">
            <text:p>0.000453125</text:p>
          </table:table-cell>
          <table:table-cell table:style-name="Default" office:value-type="float" office:value="63625444502230.3" calcext:value-type="float">
            <text:p>63625444502230.3</text:p>
          </table:table-cell>
          <table:table-cell table:style-name="ce4" table:formula="of:=([.AQ42]-[.AQ41])/1000" office:value-type="float" office:value="2.0009921875" calcext:value-type="float">
            <text:p>2.0010</text:p>
          </table:table-cell>
          <table:table-cell table:style-name="ce4" table:formula="of:=[.AR42]+[.AS41]" office:value-type="float" office:value="80.0023671875" calcext:value-type="float">
            <text:p>80.0024</text:p>
          </table:table-cell>
          <table:table-cell table:style-name="ce16" table:formula="of:=[.AS42]-2*([.$B42]-1)" office:value-type="float" office:value="0.00236718749999909" calcext:value-type="float">
            <text:p>0.0023671875</text:p>
          </table:table-cell>
          <table:table-cell table:style-name="Default" office:value-type="float" office:value="63625444972873.5" calcext:value-type="float">
            <text:p>63625444972873.5</text:p>
          </table:table-cell>
          <table:table-cell table:style-name="ce4" table:formula="of:=([.AU42]-[.AU41])/1000" office:value-type="float" office:value="1.9987421875" calcext:value-type="float">
            <text:p>1.9987</text:p>
          </table:table-cell>
          <table:table-cell table:style-name="ce4" table:formula="of:=[.AV42]+[.AW41]" office:value-type="float" office:value="80.00040625" calcext:value-type="float">
            <text:p>80.0004</text:p>
          </table:table-cell>
          <table:table-cell table:style-name="ce17" table:formula="of:=[.AW42]-2*([.$B42]-1)" office:value-type="float" office:value="0.00040625000001171" calcext:value-type="float">
            <text:p>0.00040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42" calcext:value-type="float">
            <text:p>42</text:p>
          </table:table-cell>
          <table:table-cell office:value-type="float" office:value="63625439563833.7" calcext:value-type="float">
            <text:p>63625439563833.7</text:p>
          </table:table-cell>
          <table:table-cell table:formula="of:=([.C43]-[.C42])/1000" office:value-type="float" office:value="1.9993984375" calcext:value-type="float">
            <text:p>1.9994</text:p>
          </table:table-cell>
          <table:table-cell table:formula="of:=[.D43]+[.E42]" office:value-type="float" office:value="81.9993828125" calcext:value-type="float">
            <text:p>81.9994</text:p>
          </table:table-cell>
          <table:table-cell table:style-name="ce6" table:formula="of:=[.E43]-2*([.$B43]-1)" office:value-type="float" office:value="-0.00061718749999784" calcext:value-type="float">
            <text:p>-0.0006171875</text:p>
          </table:table-cell>
          <table:table-cell table:style-name="Default" office:value-type="float" office:value="63625440226560" calcext:value-type="float">
            <text:p>63625440226560</text:p>
          </table:table-cell>
          <table:table-cell table:style-name="ce4" table:formula="of:=([.G43]-[.G42])/1000" office:value-type="float" office:value="1.9984453125" calcext:value-type="float">
            <text:p>1.9984</text:p>
          </table:table-cell>
          <table:table-cell table:style-name="ce4" table:formula="of:=[.H43]+[.I42]" office:value-type="float" office:value="82.0006015625" calcext:value-type="float">
            <text:p>82.0006</text:p>
          </table:table-cell>
          <table:table-cell table:style-name="ce7" table:formula="of:=[.I43]-2*([.$B43]-1)" office:value-type="float" office:value="0.000601562500008868" calcext:value-type="float">
            <text:p>0.0006015625</text:p>
          </table:table-cell>
          <table:table-cell table:style-name="Default" office:value-type="float" office:value="63625440696527.1" calcext:value-type="float">
            <text:p>63625440696527.1</text:p>
          </table:table-cell>
          <table:table-cell table:style-name="ce4" table:formula="of:=([.K43]-[.K42])/1000" office:value-type="float" office:value="1.99965625" calcext:value-type="float">
            <text:p>1.9997</text:p>
          </table:table-cell>
          <table:table-cell table:style-name="ce4" table:formula="of:=[.L43]+[.M42]" office:value-type="float" office:value="81.9997734375" calcext:value-type="float">
            <text:p>81.9998</text:p>
          </table:table-cell>
          <table:table-cell table:style-name="ce8" table:formula="of:=[.M43]-2*([.$B43]-1)" office:value-type="float" office:value="-0.000226562499975103" calcext:value-type="float">
            <text:p>-0.0002265625</text:p>
          </table:table-cell>
          <table:table-cell table:style-name="Default" office:value-type="float" office:value="63625441173259.2" calcext:value-type="float">
            <text:p>63625441173259.2</text:p>
          </table:table-cell>
          <table:table-cell table:style-name="ce4" table:formula="of:=([.O43]-[.O42])/1000" office:value-type="float" office:value="1.9976015625" calcext:value-type="float">
            <text:p>1.9976</text:p>
          </table:table-cell>
          <table:table-cell table:style-name="ce4" table:formula="of:=[.P43]+[.Q42]" office:value-type="float" office:value="82.0001015625" calcext:value-type="float">
            <text:p>82.0001</text:p>
          </table:table-cell>
          <table:table-cell table:style-name="ce9" table:formula="of:=[.Q43]-2*([.$B43]-1)" office:value-type="float" office:value="0.00010156250000648" calcext:value-type="float">
            <text:p>0.0001015625</text:p>
          </table:table-cell>
          <table:table-cell table:style-name="Default" office:value-type="float" office:value="63625441672390.3" calcext:value-type="float">
            <text:p>63625441672390.3</text:p>
          </table:table-cell>
          <table:table-cell table:style-name="ce4" table:formula="of:=([.S43]-[.S42])/1000" office:value-type="float" office:value="1.9965390625" calcext:value-type="float">
            <text:p>1.9965</text:p>
          </table:table-cell>
          <table:table-cell table:style-name="ce4" table:formula="of:=[.T43]+[.U42]" office:value-type="float" office:value="81.99903125" calcext:value-type="float">
            <text:p>81.9990</text:p>
          </table:table-cell>
          <table:table-cell table:style-name="ce10" table:formula="of:=[.U43]-2*([.$B43]-1)" office:value-type="float" office:value="-0.000968750000012619" calcext:value-type="float">
            <text:p>-0.00096875</text:p>
          </table:table-cell>
          <table:table-cell table:style-name="Default" office:value-type="float" office:value="63625442162064.4" calcext:value-type="float">
            <text:p>63625442162064.4</text:p>
          </table:table-cell>
          <table:table-cell table:style-name="ce4" table:formula="of:=([.W43]-[.W42])/1000" office:value-type="float" office:value="2.0013359375" calcext:value-type="float">
            <text:p>2.0013</text:p>
          </table:table-cell>
          <table:table-cell table:style-name="ce4" table:formula="of:=[.X43]+[.Y42]" office:value-type="float" office:value="82.0015546875" calcext:value-type="float">
            <text:p>82.0016</text:p>
          </table:table-cell>
          <table:table-cell table:style-name="ce11" table:formula="of:=[.Y43]-2*([.$B43]-1)" office:value-type="float" office:value="0.00155468750000409" calcext:value-type="float">
            <text:p>0.0015546875</text:p>
          </table:table-cell>
          <table:table-cell table:style-name="Default" office:value-type="float" office:value="63625442639932.1" calcext:value-type="float">
            <text:p>63625442639932.1</text:p>
          </table:table-cell>
          <table:table-cell table:style-name="ce4" table:formula="of:=([.AA43]-[.AA42])/1000" office:value-type="float" office:value="2.00071875" calcext:value-type="float">
            <text:p>2.0007</text:p>
          </table:table-cell>
          <table:table-cell table:style-name="ce4" table:formula="of:=[.AB43]+[.AC42]" office:value-type="float" office:value="82.001046875" calcext:value-type="float">
            <text:p>82.0010</text:p>
          </table:table-cell>
          <table:table-cell table:style-name="ce12" table:formula="of:=[.AC43]-2*([.$B43]-1)" office:value-type="float" office:value="0.0010468749999859" calcext:value-type="float">
            <text:p>0.001046875</text:p>
          </table:table-cell>
          <table:table-cell table:style-name="Default" office:value-type="float" office:value="63625443101820.1" calcext:value-type="float">
            <text:p>63625443101820.1</text:p>
          </table:table-cell>
          <table:table-cell table:style-name="ce4" table:formula="of:=([.AE43]-[.AE42])/1000" office:value-type="float" office:value="2.000109375" calcext:value-type="float">
            <text:p>2.0001</text:p>
          </table:table-cell>
          <table:table-cell table:style-name="ce4" table:formula="of:=[.AF43]+[.AG42]" office:value-type="float" office:value="82.002078125" calcext:value-type="float">
            <text:p>82.0021</text:p>
          </table:table-cell>
          <table:table-cell table:style-name="ce13" table:formula="of:=[.AG43]-2*([.$B43]-1)" office:value-type="float" office:value="0.00207812499998283" calcext:value-type="float">
            <text:p>0.002078125</text:p>
          </table:table-cell>
          <table:table-cell table:style-name="Default" office:value-type="float" office:value="63625443565608" calcext:value-type="float">
            <text:p>63625443565608</text:p>
          </table:table-cell>
          <table:table-cell table:style-name="ce4" table:formula="of:=([.AI43]-[.AI42])/1000" office:value-type="float" office:value="1.9974609375" calcext:value-type="float">
            <text:p>1.9975</text:p>
          </table:table-cell>
          <table:table-cell table:style-name="ce4" table:formula="of:=[.AJ43]+[.AK42]" office:value-type="float" office:value="81.9999375" calcext:value-type="float">
            <text:p>81.9999</text:p>
          </table:table-cell>
          <table:table-cell table:style-name="ce14" table:formula="of:=[.AK43]-2*([.$B43]-1)" office:value-type="float" office:value="-0.0000624999999985221" calcext:value-type="float">
            <text:p>-0.0000625</text:p>
          </table:table-cell>
          <table:table-cell table:style-name="Default" office:value-type="float" office:value="63625444041902.9" calcext:value-type="float">
            <text:p>63625444041902.9</text:p>
          </table:table-cell>
          <table:table-cell table:style-name="ce4" table:formula="of:=([.AM43]-[.AM42])/1000" office:value-type="float" office:value="2.0015" calcext:value-type="float">
            <text:p>2.0015</text:p>
          </table:table-cell>
          <table:table-cell table:style-name="ce4" table:formula="of:=[.AN43]+[.AO42]" office:value-type="float" office:value="82.001953125" calcext:value-type="float">
            <text:p>82.0020</text:p>
          </table:table-cell>
          <table:table-cell table:style-name="ce15" table:formula="of:=[.AO43]-2*([.$B43]-1)" office:value-type="float" office:value="0.00195312500002842" calcext:value-type="float">
            <text:p>0.001953125</text:p>
          </table:table-cell>
          <table:table-cell table:style-name="Default" office:value-type="float" office:value="63625444504229.3" calcext:value-type="float">
            <text:p>63625444504229.3</text:p>
          </table:table-cell>
          <table:table-cell table:style-name="ce4" table:formula="of:=([.AQ43]-[.AQ42])/1000" office:value-type="float" office:value="1.9990078125" calcext:value-type="float">
            <text:p>1.9990</text:p>
          </table:table-cell>
          <table:table-cell table:style-name="ce4" table:formula="of:=[.AR43]+[.AS42]" office:value-type="float" office:value="82.001375" calcext:value-type="float">
            <text:p>82.0014</text:p>
          </table:table-cell>
          <table:table-cell table:style-name="ce16" table:formula="of:=[.AS43]-2*([.$B43]-1)" office:value-type="float" office:value="0.00137499999999591" calcext:value-type="float">
            <text:p>0.001375</text:p>
          </table:table-cell>
          <table:table-cell table:style-name="Default" office:value-type="float" office:value="63625444974872.6" calcext:value-type="float">
            <text:p>63625444974872.6</text:p>
          </table:table-cell>
          <table:table-cell table:style-name="ce4" table:formula="of:=([.AU43]-[.AU42])/1000" office:value-type="float" office:value="1.9991171875" calcext:value-type="float">
            <text:p>1.9991</text:p>
          </table:table-cell>
          <table:table-cell table:style-name="ce4" table:formula="of:=[.AV43]+[.AW42]" office:value-type="float" office:value="81.9995234375" calcext:value-type="float">
            <text:p>81.9995</text:p>
          </table:table-cell>
          <table:table-cell table:style-name="ce17" table:formula="of:=[.AW43]-2*([.$B43]-1)" office:value-type="float" office:value="-0.000476562499983402" calcext:value-type="float">
            <text:p>-0.0004765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43" calcext:value-type="float">
            <text:p>43</text:p>
          </table:table-cell>
          <table:table-cell office:value-type="float" office:value="63625439565837.6" calcext:value-type="float">
            <text:p>63625439565837.6</text:p>
          </table:table-cell>
          <table:table-cell table:formula="of:=([.C44]-[.C43])/1000" office:value-type="float" office:value="2.00390625" calcext:value-type="float">
            <text:p>2.0039</text:p>
          </table:table-cell>
          <table:table-cell table:formula="of:=[.D44]+[.E43]" office:value-type="float" office:value="84.0032890625" calcext:value-type="float">
            <text:p>84.0033</text:p>
          </table:table-cell>
          <table:table-cell table:style-name="ce6" table:formula="of:=[.E44]-2*([.$B44]-1)" office:value-type="float" office:value="0.00328906250000216" calcext:value-type="float">
            <text:p>0.0032890625</text:p>
          </table:table-cell>
          <table:table-cell table:style-name="Default" office:value-type="float" office:value="63625440228560.3" calcext:value-type="float">
            <text:p>63625440228560.3</text:p>
          </table:table-cell>
          <table:table-cell table:style-name="ce4" table:formula="of:=([.G44]-[.G43])/1000" office:value-type="float" office:value="2.0003046875" calcext:value-type="float">
            <text:p>2.0003</text:p>
          </table:table-cell>
          <table:table-cell table:style-name="ce4" table:formula="of:=[.H44]+[.I43]" office:value-type="float" office:value="84.00090625" calcext:value-type="float">
            <text:p>84.0009</text:p>
          </table:table-cell>
          <table:table-cell table:style-name="ce7" table:formula="of:=[.I44]-2*([.$B44]-1)" office:value-type="float" office:value="0.000906250000014097" calcext:value-type="float">
            <text:p>0.00090625</text:p>
          </table:table-cell>
          <table:table-cell table:style-name="Default" office:value-type="float" office:value="63625440698527.3" calcext:value-type="float">
            <text:p>63625440698527.3</text:p>
          </table:table-cell>
          <table:table-cell table:style-name="ce4" table:formula="of:=([.K44]-[.K43])/1000" office:value-type="float" office:value="2.0002734375" calcext:value-type="float">
            <text:p>2.0003</text:p>
          </table:table-cell>
          <table:table-cell table:style-name="ce4" table:formula="of:=[.L44]+[.M43]" office:value-type="float" office:value="84.000046875" calcext:value-type="float">
            <text:p>84.0000</text:p>
          </table:table-cell>
          <table:table-cell table:style-name="ce8" table:formula="of:=[.M44]-2*([.$B44]-1)" office:value-type="float" office:value="0.0000468750000237606" calcext:value-type="float">
            <text:p>0.000046875</text:p>
          </table:table-cell>
          <table:table-cell table:style-name="Default" office:value-type="float" office:value="63625441175260" calcext:value-type="float">
            <text:p>63625441175260</text:p>
          </table:table-cell>
          <table:table-cell table:style-name="ce4" table:formula="of:=([.O44]-[.O43])/1000" office:value-type="float" office:value="2.00078125" calcext:value-type="float">
            <text:p>2.0008</text:p>
          </table:table-cell>
          <table:table-cell table:style-name="ce4" table:formula="of:=[.P44]+[.Q43]" office:value-type="float" office:value="84.0008828125" calcext:value-type="float">
            <text:p>84.0009</text:p>
          </table:table-cell>
          <table:table-cell table:style-name="ce9" table:formula="of:=[.Q44]-2*([.$B44]-1)" office:value-type="float" office:value="0.000882812500009322" calcext:value-type="float">
            <text:p>0.0008828125</text:p>
          </table:table-cell>
          <table:table-cell table:style-name="Default" office:value-type="float" office:value="63625441674391.8" calcext:value-type="float">
            <text:p>63625441674391.8</text:p>
          </table:table-cell>
          <table:table-cell table:style-name="ce4" table:formula="of:=([.S44]-[.S43])/1000" office:value-type="float" office:value="2.0014609375" calcext:value-type="float">
            <text:p>2.0015</text:p>
          </table:table-cell>
          <table:table-cell table:style-name="ce4" table:formula="of:=[.T44]+[.U43]" office:value-type="float" office:value="84.0004921875" calcext:value-type="float">
            <text:p>84.0005</text:p>
          </table:table-cell>
          <table:table-cell table:style-name="ce10" table:formula="of:=[.U44]-2*([.$B44]-1)" office:value-type="float" office:value="0.000492187499986585" calcext:value-type="float">
            <text:p>0.0004921875</text:p>
          </table:table-cell>
          <table:table-cell table:style-name="Default" office:value-type="float" office:value="63625442164064.1" calcext:value-type="float">
            <text:p>63625442164064.1</text:p>
          </table:table-cell>
          <table:table-cell table:style-name="ce4" table:formula="of:=([.W44]-[.W43])/1000" office:value-type="float" office:value="1.9996640625" calcext:value-type="float">
            <text:p>1.9997</text:p>
          </table:table-cell>
          <table:table-cell table:style-name="ce4" table:formula="of:=[.X44]+[.Y43]" office:value-type="float" office:value="84.00121875" calcext:value-type="float">
            <text:p>84.0012</text:p>
          </table:table-cell>
          <table:table-cell table:style-name="ce11" table:formula="of:=[.Y44]-2*([.$B44]-1)" office:value-type="float" office:value="0.00121875000000671" calcext:value-type="float">
            <text:p>0.00121875</text:p>
          </table:table-cell>
          <table:table-cell table:style-name="Default" office:value-type="float" office:value="63625442641932.7" calcext:value-type="float">
            <text:p>63625442641932.7</text:p>
          </table:table-cell>
          <table:table-cell table:style-name="ce4" table:formula="of:=([.AA44]-[.AA43])/1000" office:value-type="float" office:value="2.0005625" calcext:value-type="float">
            <text:p>2.0006</text:p>
          </table:table-cell>
          <table:table-cell table:style-name="ce4" table:formula="of:=[.AB44]+[.AC43]" office:value-type="float" office:value="84.001609375" calcext:value-type="float">
            <text:p>84.0016</text:p>
          </table:table-cell>
          <table:table-cell table:style-name="ce12" table:formula="of:=[.AC44]-2*([.$B44]-1)" office:value-type="float" office:value="0.00160937499998681" calcext:value-type="float">
            <text:p>0.001609375</text:p>
          </table:table-cell>
          <table:table-cell table:style-name="Default" office:value-type="float" office:value="63625443103820.7" calcext:value-type="float">
            <text:p>63625443103820.7</text:p>
          </table:table-cell>
          <table:table-cell table:style-name="ce4" table:formula="of:=([.AE44]-[.AE43])/1000" office:value-type="float" office:value="2.0005859375" calcext:value-type="float">
            <text:p>2.0006</text:p>
          </table:table-cell>
          <table:table-cell table:style-name="ce4" table:formula="of:=[.AF44]+[.AG43]" office:value-type="float" office:value="84.0026640625" calcext:value-type="float">
            <text:p>84.0027</text:p>
          </table:table-cell>
          <table:table-cell table:style-name="ce13" table:formula="of:=[.AG44]-2*([.$B44]-1)" office:value-type="float" office:value="0.00266406249998852" calcext:value-type="float">
            <text:p>0.0026640625</text:p>
          </table:table-cell>
          <table:table-cell table:style-name="Default" office:value-type="float" office:value="63625443567607.7" calcext:value-type="float">
            <text:p>63625443567607.7</text:p>
          </table:table-cell>
          <table:table-cell table:style-name="ce4" table:formula="of:=([.AI44]-[.AI43])/1000" office:value-type="float" office:value="1.9996328125" calcext:value-type="float">
            <text:p>1.9996</text:p>
          </table:table-cell>
          <table:table-cell table:style-name="ce4" table:formula="of:=[.AJ44]+[.AK43]" office:value-type="float" office:value="83.9995703125" calcext:value-type="float">
            <text:p>83.9996</text:p>
          </table:table-cell>
          <table:table-cell table:style-name="ce14" table:formula="of:=[.AK44]-2*([.$B44]-1)" office:value-type="float" office:value="-0.000429687500002274" calcext:value-type="float">
            <text:p>-0.0004296875</text:p>
          </table:table-cell>
          <table:table-cell table:style-name="Default" office:value-type="float" office:value="63625444043900.8" calcext:value-type="float">
            <text:p>63625444043900.8</text:p>
          </table:table-cell>
          <table:table-cell table:style-name="ce4" table:formula="of:=([.AM44]-[.AM43])/1000" office:value-type="float" office:value="1.9979453125" calcext:value-type="float">
            <text:p>1.9979</text:p>
          </table:table-cell>
          <table:table-cell table:style-name="ce4" table:formula="of:=[.AN44]+[.AO43]" office:value-type="float" office:value="83.9998984375" calcext:value-type="float">
            <text:p>83.9999</text:p>
          </table:table-cell>
          <table:table-cell table:style-name="ce15" table:formula="of:=[.AO44]-2*([.$B44]-1)" office:value-type="float" office:value="-0.000101562499978058" calcext:value-type="float">
            <text:p>-0.0001015625</text:p>
          </table:table-cell>
          <table:table-cell table:style-name="Default" office:value-type="float" office:value="63625444506229.7" calcext:value-type="float">
            <text:p>63625444506229.7</text:p>
          </table:table-cell>
          <table:table-cell table:style-name="ce4" table:formula="of:=([.AQ44]-[.AQ43])/1000" office:value-type="float" office:value="2.0003828125" calcext:value-type="float">
            <text:p>2.0004</text:p>
          </table:table-cell>
          <table:table-cell table:style-name="ce4" table:formula="of:=[.AR44]+[.AS43]" office:value-type="float" office:value="84.0017578125" calcext:value-type="float">
            <text:p>84.0018</text:p>
          </table:table-cell>
          <table:table-cell table:style-name="ce16" table:formula="of:=[.AS44]-2*([.$B44]-1)" office:value-type="float" office:value="0.00175781249998863" calcext:value-type="float">
            <text:p>0.0017578125</text:p>
          </table:table-cell>
          <table:table-cell table:style-name="Default" office:value-type="float" office:value="63625444976872.6" calcext:value-type="float">
            <text:p>63625444976872.6</text:p>
          </table:table-cell>
          <table:table-cell table:style-name="ce4" table:formula="of:=([.AU44]-[.AU43])/1000" office:value-type="float" office:value="2.0000625" calcext:value-type="float">
            <text:p>2.0001</text:p>
          </table:table-cell>
          <table:table-cell table:style-name="ce4" table:formula="of:=[.AV44]+[.AW43]" office:value-type="float" office:value="83.9995859375" calcext:value-type="float">
            <text:p>83.9996</text:p>
          </table:table-cell>
          <table:table-cell table:style-name="ce17" table:formula="of:=[.AW44]-2*([.$B44]-1)" office:value-type="float" office:value="-0.00041406249998488" calcext:value-type="float">
            <text:p>-0.0004140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prompt 4</text:p>
          </table:table-cell>
          <table:table-cell table:style-name="ce3" office:value-type="float" office:value="44" calcext:value-type="float">
            <text:p>44</text:p>
          </table:table-cell>
          <table:table-cell office:value-type="float" office:value="63625439567835" calcext:value-type="float">
            <text:p>63625439567835</text:p>
          </table:table-cell>
          <table:table-cell table:formula="of:=([.C45]-[.C44])/1000" office:value-type="float" office:value="1.9973359375" calcext:value-type="float">
            <text:p>1.9973</text:p>
          </table:table-cell>
          <table:table-cell table:formula="of:=[.D45]+[.E44]" office:value-type="float" office:value="86.000625" calcext:value-type="float">
            <text:p>86.0006</text:p>
          </table:table-cell>
          <table:table-cell table:style-name="ce6" table:formula="of:=[.E45]-2*([.$B45]-1)" office:value-type="float" office:value="0.000624999999999432" calcext:value-type="float">
            <text:p>0.000625</text:p>
          </table:table-cell>
          <table:table-cell table:style-name="Default" office:value-type="float" office:value="63625440230558.7" calcext:value-type="float">
            <text:p>63625440230558.7</text:p>
          </table:table-cell>
          <table:table-cell table:style-name="ce4" table:formula="of:=([.G45]-[.G44])/1000" office:value-type="float" office:value="1.9983828125" calcext:value-type="float">
            <text:p>1.9984</text:p>
          </table:table-cell>
          <table:table-cell table:style-name="ce4" table:formula="of:=[.H45]+[.I44]" office:value-type="float" office:value="85.9992890625" calcext:value-type="float">
            <text:p>85.9993</text:p>
          </table:table-cell>
          <table:table-cell table:style-name="ce7" table:formula="of:=[.I45]-2*([.$B45]-1)" office:value-type="float" office:value="-0.000710937499988518" calcext:value-type="float">
            <text:p>-0.0007109375</text:p>
          </table:table-cell>
          <table:table-cell table:style-name="Default" office:value-type="float" office:value="63625440700529.1" calcext:value-type="float">
            <text:p>63625440700529.1</text:p>
          </table:table-cell>
          <table:table-cell table:style-name="ce4" table:formula="of:=([.K45]-[.K44])/1000" office:value-type="float" office:value="2.0018125" calcext:value-type="float">
            <text:p>2.0018</text:p>
          </table:table-cell>
          <table:table-cell table:style-name="ce4" table:formula="of:=[.L45]+[.M44]" office:value-type="float" office:value="86.001859375" calcext:value-type="float">
            <text:p>86.0019</text:p>
          </table:table-cell>
          <table:table-cell table:style-name="ce8" table:formula="of:=[.M45]-2*([.$B45]-1)" office:value-type="float" office:value="0.00185937500002353" calcext:value-type="float">
            <text:p>0.001859375</text:p>
          </table:table-cell>
          <table:table-cell table:style-name="Default" office:value-type="float" office:value="63625441177261.2" calcext:value-type="float">
            <text:p>63625441177261.2</text:p>
          </table:table-cell>
          <table:table-cell table:style-name="ce4" table:formula="of:=([.O45]-[.O44])/1000" office:value-type="float" office:value="2.0011640625" calcext:value-type="float">
            <text:p>2.0012</text:p>
          </table:table-cell>
          <table:table-cell table:style-name="ce4" table:formula="of:=[.P45]+[.Q44]" office:value-type="float" office:value="86.002046875" calcext:value-type="float">
            <text:p>86.0020</text:p>
          </table:table-cell>
          <table:table-cell table:style-name="ce9" table:formula="of:=[.Q45]-2*([.$B45]-1)" office:value-type="float" office:value="0.00204687500000489" calcext:value-type="float">
            <text:p>0.002046875</text:p>
          </table:table-cell>
          <table:table-cell table:style-name="Default" office:value-type="float" office:value="63625441676393.3" calcext:value-type="float">
            <text:p>63625441676393.3</text:p>
          </table:table-cell>
          <table:table-cell table:style-name="ce4" table:formula="of:=([.S45]-[.S44])/1000" office:value-type="float" office:value="2.0015078125" calcext:value-type="float">
            <text:p>2.0015</text:p>
          </table:table-cell>
          <table:table-cell table:style-name="ce4" table:formula="of:=[.T45]+[.U44]" office:value-type="float" office:value="86.002" calcext:value-type="float">
            <text:p>86.0020</text:p>
          </table:table-cell>
          <table:table-cell table:style-name="ce10" table:formula="of:=[.U45]-2*([.$B45]-1)" office:value-type="float" office:value="0.00199999999998113" calcext:value-type="float">
            <text:p>0.002</text:p>
          </table:table-cell>
          <table:table-cell table:style-name="Default" office:value-type="float" office:value="63625442166062.8" calcext:value-type="float">
            <text:p>63625442166062.8</text:p>
          </table:table-cell>
          <table:table-cell table:style-name="ce4" table:formula="of:=([.W45]-[.W44])/1000" office:value-type="float" office:value="1.998671875" calcext:value-type="float">
            <text:p>1.9987</text:p>
          </table:table-cell>
          <table:table-cell table:style-name="ce4" table:formula="of:=[.X45]+[.Y44]" office:value-type="float" office:value="85.999890625" calcext:value-type="float">
            <text:p>85.9999</text:p>
          </table:table-cell>
          <table:table-cell table:style-name="ce11" table:formula="of:=[.Y45]-2*([.$B45]-1)" office:value-type="float" office:value="-0.000109374999993861" calcext:value-type="float">
            <text:p>-0.000109375</text:p>
          </table:table-cell>
          <table:table-cell table:style-name="Default" office:value-type="float" office:value="63625442643931.8" calcext:value-type="float">
            <text:p>63625442643931.8</text:p>
          </table:table-cell>
          <table:table-cell table:style-name="ce4" table:formula="of:=([.AA45]-[.AA44])/1000" office:value-type="float" office:value="1.9991484375" calcext:value-type="float">
            <text:p>1.9991</text:p>
          </table:table-cell>
          <table:table-cell table:style-name="ce4" table:formula="of:=[.AB45]+[.AC44]" office:value-type="float" office:value="86.0007578125" calcext:value-type="float">
            <text:p>86.0008</text:p>
          </table:table-cell>
          <table:table-cell table:style-name="ce12" table:formula="of:=[.AC45]-2*([.$B45]-1)" office:value-type="float" office:value="0.000757812499983857" calcext:value-type="float">
            <text:p>0.0007578125</text:p>
          </table:table-cell>
          <table:table-cell table:style-name="Default" office:value-type="float" office:value="63625443105818.2" calcext:value-type="float">
            <text:p>63625443105818.2</text:p>
          </table:table-cell>
          <table:table-cell table:style-name="ce4" table:formula="of:=([.AE45]-[.AE44])/1000" office:value-type="float" office:value="1.997515625" calcext:value-type="float">
            <text:p>1.9975</text:p>
          </table:table-cell>
          <table:table-cell table:style-name="ce4" table:formula="of:=[.AF45]+[.AG44]" office:value-type="float" office:value="86.0001796875" calcext:value-type="float">
            <text:p>86.0002</text:p>
          </table:table-cell>
          <table:table-cell table:style-name="ce13" table:formula="of:=[.AG45]-2*([.$B45]-1)" office:value-type="float" office:value="0.000179687499993975" calcext:value-type="float">
            <text:p>0.0001796875</text:p>
          </table:table-cell>
          <table:table-cell table:style-name="Default" office:value-type="float" office:value="63625443569608.5" calcext:value-type="float">
            <text:p>63625443569608.5</text:p>
          </table:table-cell>
          <table:table-cell table:style-name="ce4" table:formula="of:=([.AI45]-[.AI44])/1000" office:value-type="float" office:value="2.0008125" calcext:value-type="float">
            <text:p>2.0008</text:p>
          </table:table-cell>
          <table:table-cell table:style-name="ce4" table:formula="of:=[.AJ45]+[.AK44]" office:value-type="float" office:value="86.0003828125" calcext:value-type="float">
            <text:p>86.0004</text:p>
          </table:table-cell>
          <table:table-cell table:style-name="ce14" table:formula="of:=[.AK45]-2*([.$B45]-1)" office:value-type="float" office:value="0.000382812499992724" calcext:value-type="float">
            <text:p>0.0003828125</text:p>
          </table:table-cell>
          <table:table-cell table:style-name="Default" office:value-type="float" office:value="63625444045902.1" calcext:value-type="float">
            <text:p>63625444045902.1</text:p>
          </table:table-cell>
          <table:table-cell table:style-name="ce4" table:formula="of:=([.AM45]-[.AM44])/1000" office:value-type="float" office:value="2.0013046875" calcext:value-type="float">
            <text:p>2.0013</text:p>
          </table:table-cell>
          <table:table-cell table:style-name="ce4" table:formula="of:=[.AN45]+[.AO44]" office:value-type="float" office:value="86.001203125" calcext:value-type="float">
            <text:p>86.0012</text:p>
          </table:table-cell>
          <table:table-cell table:style-name="ce15" table:formula="of:=[.AO45]-2*([.$B45]-1)" office:value-type="float" office:value="0.00120312500001774" calcext:value-type="float">
            <text:p>0.001203125</text:p>
          </table:table-cell>
          <table:table-cell table:style-name="Default" office:value-type="float" office:value="63625444508228.1" calcext:value-type="float">
            <text:p>63625444508228.1</text:p>
          </table:table-cell>
          <table:table-cell table:style-name="ce4" table:formula="of:=([.AQ45]-[.AQ44])/1000" office:value-type="float" office:value="1.998421875" calcext:value-type="float">
            <text:p>1.9984</text:p>
          </table:table-cell>
          <table:table-cell table:style-name="ce4" table:formula="of:=[.AR45]+[.AS44]" office:value-type="float" office:value="86.0001796875" calcext:value-type="float">
            <text:p>86.0002</text:p>
          </table:table-cell>
          <table:table-cell table:style-name="ce16" table:formula="of:=[.AS45]-2*([.$B45]-1)" office:value-type="float" office:value="0.000179687499993975" calcext:value-type="float">
            <text:p>0.0001796875</text:p>
          </table:table-cell>
          <table:table-cell table:style-name="Default" office:value-type="float" office:value="63625444978874.3" calcext:value-type="float">
            <text:p>63625444978874.3</text:p>
          </table:table-cell>
          <table:table-cell table:style-name="ce4" table:formula="of:=([.AU45]-[.AU44])/1000" office:value-type="float" office:value="2.001703125" calcext:value-type="float">
            <text:p>2.0017</text:p>
          </table:table-cell>
          <table:table-cell table:style-name="ce4" table:formula="of:=[.AV45]+[.AW44]" office:value-type="float" office:value="86.0012890625" calcext:value-type="float">
            <text:p>86.0013</text:p>
          </table:table-cell>
          <table:table-cell table:style-name="ce17" table:formula="of:=[.AW45]-2*([.$B45]-1)" office:value-type="float" office:value="0.00128906250002103" calcext:value-type="float">
            <text:p>0.0012890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rame</text:p>
          </table:table-cell>
          <table:table-cell table:style-name="ce3" office:value-type="float" office:value="45" calcext:value-type="float">
            <text:p>45</text:p>
          </table:table-cell>
          <table:table-cell office:value-type="float" office:value="63625439569836.1" calcext:value-type="float">
            <text:p>63625439569836.1</text:p>
          </table:table-cell>
          <table:table-cell table:formula="of:=([.C46]-[.C45])/1000" office:value-type="float" office:value="2.0011796875" calcext:value-type="float">
            <text:p>2.0012</text:p>
          </table:table-cell>
          <table:table-cell table:formula="of:=[.D46]+[.E45]" office:value-type="float" office:value="88.0018046875" calcext:value-type="float">
            <text:p>88.0018</text:p>
          </table:table-cell>
          <table:table-cell table:style-name="ce6" table:formula="of:=[.E46]-2*([.$B46]-1)" office:value-type="float" office:value="0.00180468749999818" calcext:value-type="float">
            <text:p>0.0018046875</text:p>
          </table:table-cell>
          <table:table-cell table:style-name="Default" office:value-type="float" office:value="63625440232562.1" calcext:value-type="float">
            <text:p>63625440232562.1</text:p>
          </table:table-cell>
          <table:table-cell table:style-name="ce4" table:formula="of:=([.G46]-[.G45])/1000" office:value-type="float" office:value="2.00340625" calcext:value-type="float">
            <text:p>2.0034</text:p>
          </table:table-cell>
          <table:table-cell table:style-name="ce4" table:formula="of:=[.H46]+[.I45]" office:value-type="float" office:value="88.0026953125" calcext:value-type="float">
            <text:p>88.0027</text:p>
          </table:table-cell>
          <table:table-cell table:style-name="ce7" table:formula="of:=[.I46]-2*([.$B46]-1)" office:value-type="float" office:value="0.00269531250000909" calcext:value-type="float">
            <text:p>0.0026953125</text:p>
          </table:table-cell>
          <table:table-cell table:style-name="Default" office:value-type="float" office:value="63625440702527.8" calcext:value-type="float">
            <text:p>63625440702527.8</text:p>
          </table:table-cell>
          <table:table-cell table:style-name="ce4" table:formula="of:=([.K46]-[.K45])/1000" office:value-type="float" office:value="1.9986796875" calcext:value-type="float">
            <text:p>1.9987</text:p>
          </table:table-cell>
          <table:table-cell table:style-name="ce4" table:formula="of:=[.L46]+[.M45]" office:value-type="float" office:value="88.0005390625" calcext:value-type="float">
            <text:p>88.0005</text:p>
          </table:table-cell>
          <table:table-cell table:style-name="ce8" table:formula="of:=[.M46]-2*([.$B46]-1)" office:value-type="float" office:value="0.000539062500024556" calcext:value-type="float">
            <text:p>0.0005390625</text:p>
          </table:table-cell>
          <table:table-cell table:style-name="Default" office:value-type="float" office:value="63625441179259.4" calcext:value-type="float">
            <text:p>63625441179259.4</text:p>
          </table:table-cell>
          <table:table-cell table:style-name="ce4" table:formula="of:=([.O46]-[.O45])/1000" office:value-type="float" office:value="1.99825" calcext:value-type="float">
            <text:p>1.9983</text:p>
          </table:table-cell>
          <table:table-cell table:style-name="ce4" table:formula="of:=[.P46]+[.Q45]" office:value-type="float" office:value="88.000296875" calcext:value-type="float">
            <text:p>88.0003</text:p>
          </table:table-cell>
          <table:table-cell table:style-name="ce9" table:formula="of:=[.Q46]-2*([.$B46]-1)" office:value-type="float" office:value="0.000296875000003638" calcext:value-type="float">
            <text:p>0.000296875</text:p>
          </table:table-cell>
          <table:table-cell table:style-name="Default" office:value-type="float" office:value="63625441678391.5" calcext:value-type="float">
            <text:p>63625441678391.5</text:p>
          </table:table-cell>
          <table:table-cell table:style-name="ce4" table:formula="of:=([.S46]-[.S45])/1000" office:value-type="float" office:value="1.998171875" calcext:value-type="float">
            <text:p>1.9982</text:p>
          </table:table-cell>
          <table:table-cell table:style-name="ce4" table:formula="of:=[.T46]+[.U45]" office:value-type="float" office:value="88.000171875" calcext:value-type="float">
            <text:p>88.0002</text:p>
          </table:table-cell>
          <table:table-cell table:style-name="ce10" table:formula="of:=[.U46]-2*([.$B46]-1)" office:value-type="float" office:value="0.000171874999978172" calcext:value-type="float">
            <text:p>0.000171875</text:p>
          </table:table-cell>
          <table:table-cell table:style-name="Default" office:value-type="float" office:value="63625442168062.5" calcext:value-type="float">
            <text:p>63625442168062.5</text:p>
          </table:table-cell>
          <table:table-cell table:style-name="ce4" table:formula="of:=([.W46]-[.W45])/1000" office:value-type="float" office:value="1.9997265625" calcext:value-type="float">
            <text:p>1.9997</text:p>
          </table:table-cell>
          <table:table-cell table:style-name="ce4" table:formula="of:=[.X46]+[.Y45]" office:value-type="float" office:value="87.9996171875" calcext:value-type="float">
            <text:p>87.9996</text:p>
          </table:table-cell>
          <table:table-cell table:style-name="ce11" table:formula="of:=[.Y46]-2*([.$B46]-1)" office:value-type="float" office:value="-0.000382812499992724" calcext:value-type="float">
            <text:p>-0.0003828125</text:p>
          </table:table-cell>
          <table:table-cell table:style-name="Default" office:value-type="float" office:value="63625442645931.8" calcext:value-type="float">
            <text:p>63625442645931.8</text:p>
          </table:table-cell>
          <table:table-cell table:style-name="ce4" table:formula="of:=([.AA46]-[.AA45])/1000" office:value-type="float" office:value="1.9999765625" calcext:value-type="float">
            <text:p>2.0000</text:p>
          </table:table-cell>
          <table:table-cell table:style-name="ce4" table:formula="of:=[.AB46]+[.AC45]" office:value-type="float" office:value="88.000734375" calcext:value-type="float">
            <text:p>88.0007</text:p>
          </table:table-cell>
          <table:table-cell table:style-name="ce12" table:formula="of:=[.AC46]-2*([.$B46]-1)" office:value-type="float" office:value="0.000734374999979082" calcext:value-type="float">
            <text:p>0.000734375</text:p>
          </table:table-cell>
          <table:table-cell table:style-name="Default" office:value-type="float" office:value="63625443107818.4" calcext:value-type="float">
            <text:p>63625443107818.4</text:p>
          </table:table-cell>
          <table:table-cell table:style-name="ce4" table:formula="of:=([.AE46]-[.AE45])/1000" office:value-type="float" office:value="2.0001875" calcext:value-type="float">
            <text:p>2.0002</text:p>
          </table:table-cell>
          <table:table-cell table:style-name="ce4" table:formula="of:=[.AF46]+[.AG45]" office:value-type="float" office:value="88.0003671875" calcext:value-type="float">
            <text:p>88.0004</text:p>
          </table:table-cell>
          <table:table-cell table:style-name="ce13" table:formula="of:=[.AG46]-2*([.$B46]-1)" office:value-type="float" office:value="0.000367187499989541" calcext:value-type="float">
            <text:p>0.0003671875</text:p>
          </table:table-cell>
          <table:table-cell table:style-name="Default" office:value-type="float" office:value="63625443571607.5" calcext:value-type="float">
            <text:p>63625443571607.5</text:p>
          </table:table-cell>
          <table:table-cell table:style-name="ce4" table:formula="of:=([.AI46]-[.AI45])/1000" office:value-type="float" office:value="1.9990703125" calcext:value-type="float">
            <text:p>1.9991</text:p>
          </table:table-cell>
          <table:table-cell table:style-name="ce4" table:formula="of:=[.AJ46]+[.AK45]" office:value-type="float" office:value="87.999453125" calcext:value-type="float">
            <text:p>87.9995</text:p>
          </table:table-cell>
          <table:table-cell table:style-name="ce14" table:formula="of:=[.AK46]-2*([.$B46]-1)" office:value-type="float" office:value="-0.000546875000011937" calcext:value-type="float">
            <text:p>-0.000546875</text:p>
          </table:table-cell>
          <table:table-cell table:style-name="Default" office:value-type="float" office:value="63625444047900.7" calcext:value-type="float">
            <text:p>63625444047900.7</text:p>
          </table:table-cell>
          <table:table-cell table:style-name="ce4" table:formula="of:=([.AM46]-[.AM45])/1000" office:value-type="float" office:value="1.99859375" calcext:value-type="float">
            <text:p>1.9986</text:p>
          </table:table-cell>
          <table:table-cell table:style-name="ce4" table:formula="of:=[.AN46]+[.AO45]" office:value-type="float" office:value="87.999796875" calcext:value-type="float">
            <text:p>87.9998</text:p>
          </table:table-cell>
          <table:table-cell table:style-name="ce15" table:formula="of:=[.AO46]-2*([.$B46]-1)" office:value-type="float" office:value="-0.000203124999984539" calcext:value-type="float">
            <text:p>-0.000203125</text:p>
          </table:table-cell>
          <table:table-cell table:style-name="Default" office:value-type="float" office:value="63625444510228.6" calcext:value-type="float">
            <text:p>63625444510228.6</text:p>
          </table:table-cell>
          <table:table-cell table:style-name="ce4" table:formula="of:=([.AQ46]-[.AQ45])/1000" office:value-type="float" office:value="2.0005625" calcext:value-type="float">
            <text:p>2.0006</text:p>
          </table:table-cell>
          <table:table-cell table:style-name="ce4" table:formula="of:=[.AR46]+[.AS45]" office:value-type="float" office:value="88.0007421875" calcext:value-type="float">
            <text:p>88.0007</text:p>
          </table:table-cell>
          <table:table-cell table:style-name="ce16" table:formula="of:=[.AS46]-2*([.$B46]-1)" office:value-type="float" office:value="0.000742187499994884" calcext:value-type="float">
            <text:p>0.0007421875</text:p>
          </table:table-cell>
          <table:table-cell table:style-name="Default" office:value-type="float" office:value="63625444980872.7" calcext:value-type="float">
            <text:p>63625444980872.7</text:p>
          </table:table-cell>
          <table:table-cell table:style-name="ce4" table:formula="of:=([.AU46]-[.AU45])/1000" office:value-type="float" office:value="1.99834375" calcext:value-type="float">
            <text:p>1.9983</text:p>
          </table:table-cell>
          <table:table-cell table:style-name="ce4" table:formula="of:=[.AV46]+[.AW45]" office:value-type="float" office:value="87.9996328125" calcext:value-type="float">
            <text:p>87.9996</text:p>
          </table:table-cell>
          <table:table-cell table:style-name="ce17" table:formula="of:=[.AW46]-2*([.$B46]-1)" office:value-type="float" office:value="-0.00036718749997533" calcext:value-type="float">
            <text:p>-0.0003671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46" calcext:value-type="float">
            <text:p>46</text:p>
          </table:table-cell>
          <table:table-cell office:value-type="float" office:value="63625439571834.1" calcext:value-type="float">
            <text:p>63625439571834.1</text:p>
          </table:table-cell>
          <table:table-cell table:formula="of:=([.C47]-[.C46])/1000" office:value-type="float" office:value="1.9979375" calcext:value-type="float">
            <text:p>1.9979</text:p>
          </table:table-cell>
          <table:table-cell table:formula="of:=[.D47]+[.E46]" office:value-type="float" office:value="89.9997421875" calcext:value-type="float">
            <text:p>89.9997</text:p>
          </table:table-cell>
          <table:table-cell table:style-name="ce6" table:formula="of:=[.E47]-2*([.$B47]-1)" office:value-type="float" office:value="-0.00025781249999568" calcext:value-type="float">
            <text:p>-0.0002578125</text:p>
          </table:table-cell>
          <table:table-cell table:style-name="Default" office:value-type="float" office:value="63625440234560.3" calcext:value-type="float">
            <text:p>63625440234560.3</text:p>
          </table:table-cell>
          <table:table-cell table:style-name="ce4" table:formula="of:=([.G47]-[.G46])/1000" office:value-type="float" office:value="1.9981796875" calcext:value-type="float">
            <text:p>1.9982</text:p>
          </table:table-cell>
          <table:table-cell table:style-name="ce4" table:formula="of:=[.H47]+[.I46]" office:value-type="float" office:value="90.000875" calcext:value-type="float">
            <text:p>90.0009</text:p>
          </table:table-cell>
          <table:table-cell table:style-name="ce7" table:formula="of:=[.I47]-2*([.$B47]-1)" office:value-type="float" office:value="0.000875000000007731" calcext:value-type="float">
            <text:p>0.000875</text:p>
          </table:table-cell>
          <table:table-cell table:style-name="Default" office:value-type="float" office:value="63625440704529.2" calcext:value-type="float">
            <text:p>63625440704529.2</text:p>
          </table:table-cell>
          <table:table-cell table:style-name="ce4" table:formula="of:=([.K47]-[.K46])/1000" office:value-type="float" office:value="2.00134375" calcext:value-type="float">
            <text:p>2.0013</text:p>
          </table:table-cell>
          <table:table-cell table:style-name="ce4" table:formula="of:=[.L47]+[.M46]" office:value-type="float" office:value="90.0018828125" calcext:value-type="float">
            <text:p>90.0019</text:p>
          </table:table-cell>
          <table:table-cell table:style-name="ce8" table:formula="of:=[.M47]-2*([.$B47]-1)" office:value-type="float" office:value="0.00188281250002831" calcext:value-type="float">
            <text:p>0.0018828125</text:p>
          </table:table-cell>
          <table:table-cell table:style-name="Default" office:value-type="float" office:value="63625441181261.3" calcext:value-type="float">
            <text:p>63625441181261.3</text:p>
          </table:table-cell>
          <table:table-cell table:style-name="ce4" table:formula="of:=([.O47]-[.O46])/1000" office:value-type="float" office:value="2.001859375" calcext:value-type="float">
            <text:p>2.0019</text:p>
          </table:table-cell>
          <table:table-cell table:style-name="ce4" table:formula="of:=[.P47]+[.Q46]" office:value-type="float" office:value="90.00215625" calcext:value-type="float">
            <text:p>90.0022</text:p>
          </table:table-cell>
          <table:table-cell table:style-name="ce9" table:formula="of:=[.Q47]-2*([.$B47]-1)" office:value-type="float" office:value="0.00215624999999875" calcext:value-type="float">
            <text:p>0.00215625</text:p>
          </table:table-cell>
          <table:table-cell table:style-name="Default" office:value-type="float" office:value="63625441680391.7" calcext:value-type="float">
            <text:p>63625441680391.7</text:p>
          </table:table-cell>
          <table:table-cell table:style-name="ce4" table:formula="of:=([.S47]-[.S46])/1000" office:value-type="float" office:value="2.000203125" calcext:value-type="float">
            <text:p>2.0002</text:p>
          </table:table-cell>
          <table:table-cell table:style-name="ce4" table:formula="of:=[.T47]+[.U46]" office:value-type="float" office:value="90.000375" calcext:value-type="float">
            <text:p>90.0004</text:p>
          </table:table-cell>
          <table:table-cell table:style-name="ce10" table:formula="of:=[.U47]-2*([.$B47]-1)" office:value-type="float" office:value="0.000374999999976922" calcext:value-type="float">
            <text:p>0.000375</text:p>
          </table:table-cell>
          <table:table-cell table:style-name="Default" office:value-type="float" office:value="63625442170064.1" calcext:value-type="float">
            <text:p>63625442170064.1</text:p>
          </table:table-cell>
          <table:table-cell table:style-name="ce4" table:formula="of:=([.W47]-[.W46])/1000" office:value-type="float" office:value="2.001609375" calcext:value-type="float">
            <text:p>2.0016</text:p>
          </table:table-cell>
          <table:table-cell table:style-name="ce4" table:formula="of:=[.X47]+[.Y46]" office:value-type="float" office:value="90.0012265625" calcext:value-type="float">
            <text:p>90.0012</text:p>
          </table:table-cell>
          <table:table-cell table:style-name="ce11" table:formula="of:=[.Y47]-2*([.$B47]-1)" office:value-type="float" office:value="0.0012265625000083" calcext:value-type="float">
            <text:p>0.0012265625</text:p>
          </table:table-cell>
          <table:table-cell table:style-name="Default" office:value-type="float" office:value="63625442647932.4" calcext:value-type="float">
            <text:p>63625442647932.4</text:p>
          </table:table-cell>
          <table:table-cell table:style-name="ce4" table:formula="of:=([.AA47]-[.AA46])/1000" office:value-type="float" office:value="2.0006015625" calcext:value-type="float">
            <text:p>2.0006</text:p>
          </table:table-cell>
          <table:table-cell table:style-name="ce4" table:formula="of:=[.AB47]+[.AC46]" office:value-type="float" office:value="90.0013359375" calcext:value-type="float">
            <text:p>90.0013</text:p>
          </table:table-cell>
          <table:table-cell table:style-name="ce12" table:formula="of:=[.AC47]-2*([.$B47]-1)" office:value-type="float" office:value="0.00133593749997374" calcext:value-type="float">
            <text:p>0.0013359375</text:p>
          </table:table-cell>
          <table:table-cell table:style-name="Default" office:value-type="float" office:value="63625443109817.5" calcext:value-type="float">
            <text:p>63625443109817.5</text:p>
          </table:table-cell>
          <table:table-cell table:style-name="ce4" table:formula="of:=([.AE47]-[.AE46])/1000" office:value-type="float" office:value="1.9991015625" calcext:value-type="float">
            <text:p>1.9991</text:p>
          </table:table-cell>
          <table:table-cell table:style-name="ce4" table:formula="of:=[.AF47]+[.AG46]" office:value-type="float" office:value="89.99946875" calcext:value-type="float">
            <text:p>89.9995</text:p>
          </table:table-cell>
          <table:table-cell table:style-name="ce13" table:formula="of:=[.AG47]-2*([.$B47]-1)" office:value-type="float" office:value="-0.000531250000008754" calcext:value-type="float">
            <text:p>-0.00053125</text:p>
          </table:table-cell>
          <table:table-cell table:style-name="Default" office:value-type="float" office:value="63625443573609.6" calcext:value-type="float">
            <text:p>63625443573609.6</text:p>
          </table:table-cell>
          <table:table-cell table:style-name="ce4" table:formula="of:=([.AI47]-[.AI46])/1000" office:value-type="float" office:value="2.0020859375" calcext:value-type="float">
            <text:p>2.0021</text:p>
          </table:table-cell>
          <table:table-cell table:style-name="ce4" table:formula="of:=[.AJ47]+[.AK46]" office:value-type="float" office:value="90.0015390625" calcext:value-type="float">
            <text:p>90.0015</text:p>
          </table:table-cell>
          <table:table-cell table:style-name="ce14" table:formula="of:=[.AK47]-2*([.$B47]-1)" office:value-type="float" office:value="0.0015390624999867" calcext:value-type="float">
            <text:p>0.0015390625</text:p>
          </table:table-cell>
          <table:table-cell table:style-name="Default" office:value-type="float" office:value="63625444049900.7" calcext:value-type="float">
            <text:p>63625444049900.7</text:p>
          </table:table-cell>
          <table:table-cell table:style-name="ce4" table:formula="of:=([.AM47]-[.AM46])/1000" office:value-type="float" office:value="1.99996875" calcext:value-type="float">
            <text:p>2.0000</text:p>
          </table:table-cell>
          <table:table-cell table:style-name="ce4" table:formula="of:=[.AN47]+[.AO46]" office:value-type="float" office:value="89.999765625" calcext:value-type="float">
            <text:p>89.9998</text:p>
          </table:table-cell>
          <table:table-cell table:style-name="ce15" table:formula="of:=[.AO47]-2*([.$B47]-1)" office:value-type="float" office:value="-0.000234374999990905" calcext:value-type="float">
            <text:p>-0.000234375</text:p>
          </table:table-cell>
          <table:table-cell table:style-name="Default" office:value-type="float" office:value="63625444512227.6" calcext:value-type="float">
            <text:p>63625444512227.6</text:p>
          </table:table-cell>
          <table:table-cell table:style-name="ce4" table:formula="of:=([.AQ47]-[.AQ46])/1000" office:value-type="float" office:value="1.998984375" calcext:value-type="float">
            <text:p>1.9990</text:p>
          </table:table-cell>
          <table:table-cell table:style-name="ce4" table:formula="of:=[.AR47]+[.AS46]" office:value-type="float" office:value="89.9997265625" calcext:value-type="float">
            <text:p>89.9997</text:p>
          </table:table-cell>
          <table:table-cell table:style-name="ce16" table:formula="of:=[.AS47]-2*([.$B47]-1)" office:value-type="float" office:value="-0.000273437499998863" calcext:value-type="float">
            <text:p>-0.0002734375</text:p>
          </table:table-cell>
          <table:table-cell table:style-name="Default" office:value-type="float" office:value="63625444982873.2" calcext:value-type="float">
            <text:p>63625444982873.2</text:p>
          </table:table-cell>
          <table:table-cell table:style-name="ce4" table:formula="of:=([.AU47]-[.AU46])/1000" office:value-type="float" office:value="2.0005234375" calcext:value-type="float">
            <text:p>2.0005</text:p>
          </table:table-cell>
          <table:table-cell table:style-name="ce4" table:formula="of:=[.AV47]+[.AW46]" office:value-type="float" office:value="90.00015625" calcext:value-type="float">
            <text:p>90.0002</text:p>
          </table:table-cell>
          <table:table-cell table:style-name="ce17" table:formula="of:=[.AW47]-2*([.$B47]-1)" office:value-type="float" office:value="0.000156250000031832" calcext:value-type="float">
            <text:p>0.00015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47" calcext:value-type="float">
            <text:p>47</text:p>
          </table:table-cell>
          <table:table-cell office:value-type="float" office:value="63625439573834.5" calcext:value-type="float">
            <text:p>63625439573834.5</text:p>
          </table:table-cell>
          <table:table-cell table:formula="of:=([.C48]-[.C47])/1000" office:value-type="float" office:value="2.0003671875" calcext:value-type="float">
            <text:p>2.0004</text:p>
          </table:table-cell>
          <table:table-cell table:formula="of:=[.D48]+[.E47]" office:value-type="float" office:value="92.000109375" calcext:value-type="float">
            <text:p>92.0001</text:p>
          </table:table-cell>
          <table:table-cell table:style-name="ce6" table:formula="of:=[.E48]-2*([.$B48]-1)" office:value-type="float" office:value="0.000109375000008072" calcext:value-type="float">
            <text:p>0.000109375</text:p>
          </table:table-cell>
          <table:table-cell table:style-name="Default" office:value-type="float" office:value="63625440236560.9" calcext:value-type="float">
            <text:p>63625440236560.9</text:p>
          </table:table-cell>
          <table:table-cell table:style-name="ce4" table:formula="of:=([.G48]-[.G47])/1000" office:value-type="float" office:value="2.000609375" calcext:value-type="float">
            <text:p>2.0006</text:p>
          </table:table-cell>
          <table:table-cell table:style-name="ce4" table:formula="of:=[.H48]+[.I47]" office:value-type="float" office:value="92.001484375" calcext:value-type="float">
            <text:p>92.0015</text:p>
          </table:table-cell>
          <table:table-cell table:style-name="ce7" table:formula="of:=[.I48]-2*([.$B48]-1)" office:value-type="float" office:value="0.00148437500000398" calcext:value-type="float">
            <text:p>0.001484375</text:p>
          </table:table-cell>
          <table:table-cell table:style-name="Default" office:value-type="float" office:value="63625440706528.4" calcext:value-type="float">
            <text:p>63625440706528.4</text:p>
          </table:table-cell>
          <table:table-cell table:style-name="ce4" table:formula="of:=([.K48]-[.K47])/1000" office:value-type="float" office:value="1.9992109375" calcext:value-type="float">
            <text:p>1.9992</text:p>
          </table:table-cell>
          <table:table-cell table:style-name="ce4" table:formula="of:=[.L48]+[.M47]" office:value-type="float" office:value="92.00109375" calcext:value-type="float">
            <text:p>92.0011</text:p>
          </table:table-cell>
          <table:table-cell table:style-name="ce8" table:formula="of:=[.M48]-2*([.$B48]-1)" office:value-type="float" office:value="0.00109375000002387" calcext:value-type="float">
            <text:p>0.00109375</text:p>
          </table:table-cell>
          <table:table-cell table:style-name="Default" office:value-type="float" office:value="63625441183258.8" calcext:value-type="float">
            <text:p>63625441183258.8</text:p>
          </table:table-cell>
          <table:table-cell table:style-name="ce4" table:formula="of:=([.O48]-[.O47])/1000" office:value-type="float" office:value="1.997546875" calcext:value-type="float">
            <text:p>1.9975</text:p>
          </table:table-cell>
          <table:table-cell table:style-name="ce4" table:formula="of:=[.P48]+[.Q47]" office:value-type="float" office:value="91.999703125" calcext:value-type="float">
            <text:p>91.9997</text:p>
          </table:table-cell>
          <table:table-cell table:style-name="ce9" table:formula="of:=[.Q48]-2*([.$B48]-1)" office:value-type="float" office:value="-0.000296875000003638" calcext:value-type="float">
            <text:p>-0.000296875</text:p>
          </table:table-cell>
          <table:table-cell table:style-name="Default" office:value-type="float" office:value="63625441682390.4" calcext:value-type="float">
            <text:p>63625441682390.4</text:p>
          </table:table-cell>
          <table:table-cell table:style-name="ce4" table:formula="of:=([.S48]-[.S47])/1000" office:value-type="float" office:value="1.9987578125" calcext:value-type="float">
            <text:p>1.9988</text:p>
          </table:table-cell>
          <table:table-cell table:style-name="ce4" table:formula="of:=[.T48]+[.U47]" office:value-type="float" office:value="91.9991328125" calcext:value-type="float">
            <text:p>91.9991</text:p>
          </table:table-cell>
          <table:table-cell table:style-name="ce10" table:formula="of:=[.U48]-2*([.$B48]-1)" office:value-type="float" office:value="-0.00086718750002035" calcext:value-type="float">
            <text:p>-0.0008671875</text:p>
          </table:table-cell>
          <table:table-cell table:style-name="Default" office:value-type="float" office:value="63625442172064" calcext:value-type="float">
            <text:p>63625442172064</text:p>
          </table:table-cell>
          <table:table-cell table:style-name="ce4" table:formula="of:=([.W48]-[.W47])/1000" office:value-type="float" office:value="1.999953125" calcext:value-type="float">
            <text:p>2.0000</text:p>
          </table:table-cell>
          <table:table-cell table:style-name="ce4" table:formula="of:=[.X48]+[.Y47]" office:value-type="float" office:value="92.0011796875" calcext:value-type="float">
            <text:p>92.0012</text:p>
          </table:table-cell>
          <table:table-cell table:style-name="ce11" table:formula="of:=[.Y48]-2*([.$B48]-1)" office:value-type="float" office:value="0.00117968750001296" calcext:value-type="float">
            <text:p>0.0011796875</text:p>
          </table:table-cell>
          <table:table-cell table:style-name="Default" office:value-type="float" office:value="63625442649933.5" calcext:value-type="float">
            <text:p>63625442649933.5</text:p>
          </table:table-cell>
          <table:table-cell table:style-name="ce4" table:formula="of:=([.AA48]-[.AA47])/1000" office:value-type="float" office:value="2.00109375" calcext:value-type="float">
            <text:p>2.0011</text:p>
          </table:table-cell>
          <table:table-cell table:style-name="ce4" table:formula="of:=[.AB48]+[.AC47]" office:value-type="float" office:value="92.0024296875" calcext:value-type="float">
            <text:p>92.0024</text:p>
          </table:table-cell>
          <table:table-cell table:style-name="ce12" table:formula="of:=[.AC48]-2*([.$B48]-1)" office:value-type="float" office:value="0.00242968749996919" calcext:value-type="float">
            <text:p>0.0024296875</text:p>
          </table:table-cell>
          <table:table-cell table:style-name="Default" office:value-type="float" office:value="63625443111819" calcext:value-type="float">
            <text:p>63625443111819</text:p>
          </table:table-cell>
          <table:table-cell table:style-name="ce4" table:formula="of:=([.AE48]-[.AE47])/1000" office:value-type="float" office:value="2.0015625" calcext:value-type="float">
            <text:p>2.0016</text:p>
          </table:table-cell>
          <table:table-cell table:style-name="ce4" table:formula="of:=[.AF48]+[.AG47]" office:value-type="float" office:value="92.00103125" calcext:value-type="float">
            <text:p>92.0010</text:p>
          </table:table-cell>
          <table:table-cell table:style-name="ce13" table:formula="of:=[.AG48]-2*([.$B48]-1)" office:value-type="float" office:value="0.00103124999999693" calcext:value-type="float">
            <text:p>0.00103125</text:p>
          </table:table-cell>
          <table:table-cell table:style-name="Default" office:value-type="float" office:value="63625443575607.4" calcext:value-type="float">
            <text:p>63625443575607.4</text:p>
          </table:table-cell>
          <table:table-cell table:style-name="ce4" table:formula="of:=([.AI48]-[.AI47])/1000" office:value-type="float" office:value="1.99775" calcext:value-type="float">
            <text:p>1.9978</text:p>
          </table:table-cell>
          <table:table-cell table:style-name="ce4" table:formula="of:=[.AJ48]+[.AK47]" office:value-type="float" office:value="91.9992890625" calcext:value-type="float">
            <text:p>91.9993</text:p>
          </table:table-cell>
          <table:table-cell table:style-name="ce14" table:formula="of:=[.AK48]-2*([.$B48]-1)" office:value-type="float" office:value="-0.000710937500016939" calcext:value-type="float">
            <text:p>-0.0007109375</text:p>
          </table:table-cell>
          <table:table-cell table:style-name="Default" office:value-type="float" office:value="63625444051900.9" calcext:value-type="float">
            <text:p>63625444051900.9</text:p>
          </table:table-cell>
          <table:table-cell table:style-name="ce4" table:formula="of:=([.AM48]-[.AM47])/1000" office:value-type="float" office:value="2.0002578125" calcext:value-type="float">
            <text:p>2.0003</text:p>
          </table:table-cell>
          <table:table-cell table:style-name="ce4" table:formula="of:=[.AN48]+[.AO47]" office:value-type="float" office:value="92.0000234375" calcext:value-type="float">
            <text:p>92.0000</text:p>
          </table:table-cell>
          <table:table-cell table:style-name="ce15" table:formula="of:=[.AO48]-2*([.$B48]-1)" office:value-type="float" office:value="0.0000234375000047748" calcext:value-type="float">
            <text:p>2.34375000047748E-05</text:p>
          </table:table-cell>
          <table:table-cell table:style-name="Default" office:value-type="float" office:value="63625444514228" calcext:value-type="float">
            <text:p>63625444514228</text:p>
          </table:table-cell>
          <table:table-cell table:style-name="ce4" table:formula="of:=([.AQ48]-[.AQ47])/1000" office:value-type="float" office:value="2.0003671875" calcext:value-type="float">
            <text:p>2.0004</text:p>
          </table:table-cell>
          <table:table-cell table:style-name="ce4" table:formula="of:=[.AR48]+[.AS47]" office:value-type="float" office:value="92.00009375" calcext:value-type="float">
            <text:p>92.0001</text:p>
          </table:table-cell>
          <table:table-cell table:style-name="ce16" table:formula="of:=[.AS48]-2*([.$B48]-1)" office:value-type="float" office:value="0.0000937500000048885" calcext:value-type="float">
            <text:p>0.00009375</text:p>
          </table:table-cell>
          <table:table-cell table:style-name="Default" office:value-type="float" office:value="63625444984874.1" calcext:value-type="float">
            <text:p>63625444984874.1</text:p>
          </table:table-cell>
          <table:table-cell table:style-name="ce4" table:formula="of:=([.AU48]-[.AU47])/1000" office:value-type="float" office:value="2.000921875" calcext:value-type="float">
            <text:p>2.0009</text:p>
          </table:table-cell>
          <table:table-cell table:style-name="ce4" table:formula="of:=[.AV48]+[.AW47]" office:value-type="float" office:value="92.001078125" calcext:value-type="float">
            <text:p>92.0011</text:p>
          </table:table-cell>
          <table:table-cell table:style-name="ce17" table:formula="of:=[.AW48]-2*([.$B48]-1)" office:value-type="float" office:value="0.0010781250000349" calcext:value-type="float">
            <text:p>0.001078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48" calcext:value-type="float">
            <text:p>48</text:p>
          </table:table-cell>
          <table:table-cell office:value-type="float" office:value="63625439575835.5" calcext:value-type="float">
            <text:p>63625439575835.5</text:p>
          </table:table-cell>
          <table:table-cell table:formula="of:=([.C49]-[.C48])/1000" office:value-type="float" office:value="2.00109375" calcext:value-type="float">
            <text:p>2.0011</text:p>
          </table:table-cell>
          <table:table-cell table:formula="of:=[.D49]+[.E48]" office:value-type="float" office:value="94.001203125" calcext:value-type="float">
            <text:p>94.0012</text:p>
          </table:table-cell>
          <table:table-cell table:style-name="ce6" table:formula="of:=[.E49]-2*([.$B49]-1)" office:value-type="float" office:value="0.00120312500000352" calcext:value-type="float">
            <text:p>0.001203125</text:p>
          </table:table-cell>
          <table:table-cell table:style-name="Default" office:value-type="float" office:value="63625440238558.4" calcext:value-type="float">
            <text:p>63625440238558.4</text:p>
          </table:table-cell>
          <table:table-cell table:style-name="ce4" table:formula="of:=([.G49]-[.G48])/1000" office:value-type="float" office:value="1.997515625" calcext:value-type="float">
            <text:p>1.9975</text:p>
          </table:table-cell>
          <table:table-cell table:style-name="ce4" table:formula="of:=[.H49]+[.I48]" office:value-type="float" office:value="93.999" calcext:value-type="float">
            <text:p>93.9990</text:p>
          </table:table-cell>
          <table:table-cell table:style-name="ce7" table:formula="of:=[.I49]-2*([.$B49]-1)" office:value-type="float" office:value="-0.000999999999990564" calcext:value-type="float">
            <text:p>-0.001</text:p>
          </table:table-cell>
          <table:table-cell table:style-name="Default" office:value-type="float" office:value="63625440708528.3" calcext:value-type="float">
            <text:p>63625440708528.3</text:p>
          </table:table-cell>
          <table:table-cell table:style-name="ce4" table:formula="of:=([.K49]-[.K48])/1000" office:value-type="float" office:value="1.999890625" calcext:value-type="float">
            <text:p>1.9999</text:p>
          </table:table-cell>
          <table:table-cell table:style-name="ce4" table:formula="of:=[.L49]+[.M48]" office:value-type="float" office:value="94.000984375" calcext:value-type="float">
            <text:p>94.0010</text:p>
          </table:table-cell>
          <table:table-cell table:style-name="ce8" table:formula="of:=[.M49]-2*([.$B49]-1)" office:value-type="float" office:value="0.000984375000030013" calcext:value-type="float">
            <text:p>0.000984375</text:p>
          </table:table-cell>
          <table:table-cell table:style-name="Default" office:value-type="float" office:value="63625441185260.4" calcext:value-type="float">
            <text:p>63625441185260.4</text:p>
          </table:table-cell>
          <table:table-cell table:style-name="ce4" table:formula="of:=([.O49]-[.O48])/1000" office:value-type="float" office:value="2.0015703125" calcext:value-type="float">
            <text:p>2.0016</text:p>
          </table:table-cell>
          <table:table-cell table:style-name="ce4" table:formula="of:=[.P49]+[.Q48]" office:value-type="float" office:value="94.0012734375" calcext:value-type="float">
            <text:p>94.0013</text:p>
          </table:table-cell>
          <table:table-cell table:style-name="ce9" table:formula="of:=[.Q49]-2*([.$B49]-1)" office:value-type="float" office:value="0.00127343750000364" calcext:value-type="float">
            <text:p>0.0012734375</text:p>
          </table:table-cell>
          <table:table-cell table:style-name="Default" office:value-type="float" office:value="63625441684391.4" calcext:value-type="float">
            <text:p>63625441684391.4</text:p>
          </table:table-cell>
          <table:table-cell table:style-name="ce4" table:formula="of:=([.S49]-[.S48])/1000" office:value-type="float" office:value="2.0009453125" calcext:value-type="float">
            <text:p>2.0009</text:p>
          </table:table-cell>
          <table:table-cell table:style-name="ce4" table:formula="of:=[.T49]+[.U48]" office:value-type="float" office:value="94.000078125" calcext:value-type="float">
            <text:p>94.0001</text:p>
          </table:table-cell>
          <table:table-cell table:style-name="ce10" table:formula="of:=[.U49]-2*([.$B49]-1)" office:value-type="float" office:value="0.0000781249999732836" calcext:value-type="float">
            <text:p>0.000078125</text:p>
          </table:table-cell>
          <table:table-cell table:style-name="Default" office:value-type="float" office:value="63625442174063" calcext:value-type="float">
            <text:p>63625442174063</text:p>
          </table:table-cell>
          <table:table-cell table:style-name="ce4" table:formula="of:=([.W49]-[.W48])/1000" office:value-type="float" office:value="1.998921875" calcext:value-type="float">
            <text:p>1.9989</text:p>
          </table:table-cell>
          <table:table-cell table:style-name="ce4" table:formula="of:=[.X49]+[.Y48]" office:value-type="float" office:value="94.0001015625" calcext:value-type="float">
            <text:p>94.0001</text:p>
          </table:table-cell>
          <table:table-cell table:style-name="ce11" table:formula="of:=[.Y49]-2*([.$B49]-1)" office:value-type="float" office:value="0.00010156250000648" calcext:value-type="float">
            <text:p>0.0001015625</text:p>
          </table:table-cell>
          <table:table-cell table:style-name="Default" office:value-type="float" office:value="63625442651931.6" calcext:value-type="float">
            <text:p>63625442651931.6</text:p>
          </table:table-cell>
          <table:table-cell table:style-name="ce4" table:formula="of:=([.AA49]-[.AA48])/1000" office:value-type="float" office:value="1.9981015625" calcext:value-type="float">
            <text:p>1.9981</text:p>
          </table:table-cell>
          <table:table-cell table:style-name="ce4" table:formula="of:=[.AB49]+[.AC48]" office:value-type="float" office:value="94.00053125" calcext:value-type="float">
            <text:p>94.0005</text:p>
          </table:table-cell>
          <table:table-cell table:style-name="ce12" table:formula="of:=[.AC49]-2*([.$B49]-1)" office:value-type="float" office:value="0.000531249999966121" calcext:value-type="float">
            <text:p>0.00053125</text:p>
          </table:table-cell>
          <table:table-cell table:style-name="Default" office:value-type="float" office:value="63625443113818" calcext:value-type="float">
            <text:p>63625443113818</text:p>
          </table:table-cell>
          <table:table-cell table:style-name="ce4" table:formula="of:=([.AE49]-[.AE48])/1000" office:value-type="float" office:value="1.999015625" calcext:value-type="float">
            <text:p>1.9990</text:p>
          </table:table-cell>
          <table:table-cell table:style-name="ce4" table:formula="of:=[.AF49]+[.AG48]" office:value-type="float" office:value="94.000046875" calcext:value-type="float">
            <text:p>94.0000</text:p>
          </table:table-cell>
          <table:table-cell table:style-name="ce13" table:formula="of:=[.AG49]-2*([.$B49]-1)" office:value-type="float" office:value="0.0000468749999953388" calcext:value-type="float">
            <text:p>0.000046875</text:p>
          </table:table-cell>
          <table:table-cell table:style-name="Default" office:value-type="float" office:value="63625443577607.5" calcext:value-type="float">
            <text:p>63625443577607.5</text:p>
          </table:table-cell>
          <table:table-cell table:style-name="ce4" table:formula="of:=([.AI49]-[.AI48])/1000" office:value-type="float" office:value="2.0001484375" calcext:value-type="float">
            <text:p>2.0001</text:p>
          </table:table-cell>
          <table:table-cell table:style-name="ce4" table:formula="of:=[.AJ49]+[.AK48]" office:value-type="float" office:value="93.9994375" calcext:value-type="float">
            <text:p>93.9994</text:p>
          </table:table-cell>
          <table:table-cell table:style-name="ce14" table:formula="of:=[.AK49]-2*([.$B49]-1)" office:value-type="float" office:value="-0.00056250000001512" calcext:value-type="float">
            <text:p>-0.0005625</text:p>
          </table:table-cell>
          <table:table-cell table:style-name="Default" office:value-type="float" office:value="63625444053900.7" calcext:value-type="float">
            <text:p>63625444053900.7</text:p>
          </table:table-cell>
          <table:table-cell table:style-name="ce4" table:formula="of:=([.AM49]-[.AM48])/1000" office:value-type="float" office:value="1.99975" calcext:value-type="float">
            <text:p>1.9998</text:p>
          </table:table-cell>
          <table:table-cell table:style-name="ce4" table:formula="of:=[.AN49]+[.AO48]" office:value-type="float" office:value="93.9997734375" calcext:value-type="float">
            <text:p>93.9998</text:p>
          </table:table-cell>
          <table:table-cell table:style-name="ce15" table:formula="of:=[.AO49]-2*([.$B49]-1)" office:value-type="float" office:value="-0.000226562499989313" calcext:value-type="float">
            <text:p>-0.0002265625</text:p>
          </table:table-cell>
          <table:table-cell table:style-name="Default" office:value-type="float" office:value="63625444516229.4" calcext:value-type="float">
            <text:p>63625444516229.4</text:p>
          </table:table-cell>
          <table:table-cell table:style-name="ce4" table:formula="of:=([.AQ49]-[.AQ48])/1000" office:value-type="float" office:value="2.0014140625" calcext:value-type="float">
            <text:p>2.0014</text:p>
          </table:table-cell>
          <table:table-cell table:style-name="ce4" table:formula="of:=[.AR49]+[.AS48]" office:value-type="float" office:value="94.0015078125" calcext:value-type="float">
            <text:p>94.0015</text:p>
          </table:table-cell>
          <table:table-cell table:style-name="ce16" table:formula="of:=[.AS49]-2*([.$B49]-1)" office:value-type="float" office:value="0.00150781250000875" calcext:value-type="float">
            <text:p>0.0015078125</text:p>
          </table:table-cell>
          <table:table-cell table:style-name="Default" office:value-type="float" office:value="63625444986872.9" calcext:value-type="float">
            <text:p>63625444986872.9</text:p>
          </table:table-cell>
          <table:table-cell table:style-name="ce4" table:formula="of:=([.AU49]-[.AU48])/1000" office:value-type="float" office:value="1.9988046875" calcext:value-type="float">
            <text:p>1.9988</text:p>
          </table:table-cell>
          <table:table-cell table:style-name="ce4" table:formula="of:=[.AV49]+[.AW48]" office:value-type="float" office:value="93.9998828125" calcext:value-type="float">
            <text:p>93.9999</text:p>
          </table:table-cell>
          <table:table-cell table:style-name="ce17" table:formula="of:=[.AW49]-2*([.$B49]-1)" office:value-type="float" office:value="-0.000117187499967031" calcext:value-type="float">
            <text:p>-0.0001171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63625439577834.9" calcext:value-type="float">
            <text:p>63625439577834.9</text:p>
          </table:table-cell>
          <table:table-cell table:formula="of:=([.C50]-[.C49])/1000" office:value-type="float" office:value="1.999390625" calcext:value-type="float">
            <text:p>1.9994</text:p>
          </table:table-cell>
          <table:table-cell table:formula="of:=[.D50]+[.E49]" office:value-type="float" office:value="96.00059375" calcext:value-type="float">
            <text:p>96.0006</text:p>
          </table:table-cell>
          <table:table-cell table:style-name="ce6" table:formula="of:=[.E50]-2*([.$B50]-1)" office:value-type="float" office:value="0.000593750000007276" calcext:value-type="float">
            <text:p>0.00059375</text:p>
          </table:table-cell>
          <table:table-cell table:style-name="Default" office:value-type="float" office:value="63625440240558.8" calcext:value-type="float">
            <text:p>63625440240558.8</text:p>
          </table:table-cell>
          <table:table-cell table:style-name="ce4" table:formula="of:=([.G50]-[.G49])/1000" office:value-type="float" office:value="2.00040625" calcext:value-type="float">
            <text:p>2.0004</text:p>
          </table:table-cell>
          <table:table-cell table:style-name="ce4" table:formula="of:=[.H50]+[.I49]" office:value-type="float" office:value="95.99940625" calcext:value-type="float">
            <text:p>95.9994</text:p>
          </table:table-cell>
          <table:table-cell table:style-name="ce7" table:formula="of:=[.I50]-2*([.$B50]-1)" office:value-type="float" office:value="-0.000593749999993065" calcext:value-type="float">
            <text:p>-0.00059375</text:p>
          </table:table-cell>
          <table:table-cell table:style-name="Default" office:value-type="float" office:value="63625440710526.6" calcext:value-type="float">
            <text:p>63625440710526.6</text:p>
          </table:table-cell>
          <table:table-cell table:style-name="ce4" table:formula="of:=([.K50]-[.K49])/1000" office:value-type="float" office:value="1.9983671875" calcext:value-type="float">
            <text:p>1.9984</text:p>
          </table:table-cell>
          <table:table-cell table:style-name="ce4" table:formula="of:=[.L50]+[.M49]" office:value-type="float" office:value="95.9993515625" calcext:value-type="float">
            <text:p>95.9994</text:p>
          </table:table-cell>
          <table:table-cell table:style-name="ce8" table:formula="of:=[.M50]-2*([.$B50]-1)" office:value-type="float" office:value="-0.000648437499975785" calcext:value-type="float">
            <text:p>-0.0006484375</text:p>
          </table:table-cell>
          <table:table-cell table:style-name="Default" office:value-type="float" office:value="63625441187259.4" calcext:value-type="float">
            <text:p>63625441187259.4</text:p>
          </table:table-cell>
          <table:table-cell table:style-name="ce4" table:formula="of:=([.O50]-[.O49])/1000" office:value-type="float" office:value="1.998984375" calcext:value-type="float">
            <text:p>1.9990</text:p>
          </table:table-cell>
          <table:table-cell table:style-name="ce4" table:formula="of:=[.P50]+[.Q49]" office:value-type="float" office:value="96.0002578125" calcext:value-type="float">
            <text:p>96.0003</text:p>
          </table:table-cell>
          <table:table-cell table:style-name="ce9" table:formula="of:=[.Q50]-2*([.$B50]-1)" office:value-type="float" office:value="0.000257812500009891" calcext:value-type="float">
            <text:p>0.0002578125</text:p>
          </table:table-cell>
          <table:table-cell table:style-name="Default" office:value-type="float" office:value="63625441686391.1" calcext:value-type="float">
            <text:p>63625441686391.1</text:p>
          </table:table-cell>
          <table:table-cell table:style-name="ce4" table:formula="of:=([.S50]-[.S49])/1000" office:value-type="float" office:value="1.9997578125" calcext:value-type="float">
            <text:p>1.9998</text:p>
          </table:table-cell>
          <table:table-cell table:style-name="ce4" table:formula="of:=[.T50]+[.U49]" office:value-type="float" office:value="95.9998359375" calcext:value-type="float">
            <text:p>95.9998</text:p>
          </table:table-cell>
          <table:table-cell table:style-name="ce10" table:formula="of:=[.U50]-2*([.$B50]-1)" office:value-type="float" office:value="-0.000164062500033424" calcext:value-type="float">
            <text:p>-0.0001640625</text:p>
          </table:table-cell>
          <table:table-cell table:style-name="Default" office:value-type="float" office:value="63625442176063.4" calcext:value-type="float">
            <text:p>63625442176063.4</text:p>
          </table:table-cell>
          <table:table-cell table:style-name="ce4" table:formula="of:=([.W50]-[.W49])/1000" office:value-type="float" office:value="2.0004609375" calcext:value-type="float">
            <text:p>2.0005</text:p>
          </table:table-cell>
          <table:table-cell table:style-name="ce4" table:formula="of:=[.X50]+[.Y49]" office:value-type="float" office:value="96.0005625" calcext:value-type="float">
            <text:p>96.0006</text:p>
          </table:table-cell>
          <table:table-cell table:style-name="ce11" table:formula="of:=[.Y50]-2*([.$B50]-1)" office:value-type="float" office:value="0.00056250000000091" calcext:value-type="float">
            <text:p>0.0005625</text:p>
          </table:table-cell>
          <table:table-cell table:style-name="Default" office:value-type="float" office:value="63625442653931.4" calcext:value-type="float">
            <text:p>63625442653931.4</text:p>
          </table:table-cell>
          <table:table-cell table:style-name="ce4" table:formula="of:=([.AA50]-[.AA49])/1000" office:value-type="float" office:value="1.9997578125" calcext:value-type="float">
            <text:p>1.9998</text:p>
          </table:table-cell>
          <table:table-cell table:style-name="ce4" table:formula="of:=[.AB50]+[.AC49]" office:value-type="float" office:value="96.0002890625" calcext:value-type="float">
            <text:p>96.0003</text:p>
          </table:table-cell>
          <table:table-cell table:style-name="ce12" table:formula="of:=[.AC50]-2*([.$B50]-1)" office:value-type="float" office:value="0.000289062499959414" calcext:value-type="float">
            <text:p>0.0002890625</text:p>
          </table:table-cell>
          <table:table-cell table:style-name="Default" office:value-type="float" office:value="63625443115819.2" calcext:value-type="float">
            <text:p>63625443115819.2</text:p>
          </table:table-cell>
          <table:table-cell table:style-name="ce4" table:formula="of:=([.AE50]-[.AE49])/1000" office:value-type="float" office:value="2.0012109375" calcext:value-type="float">
            <text:p>2.0012</text:p>
          </table:table-cell>
          <table:table-cell table:style-name="ce4" table:formula="of:=[.AF50]+[.AG49]" office:value-type="float" office:value="96.0012578125" calcext:value-type="float">
            <text:p>96.0013</text:p>
          </table:table-cell>
          <table:table-cell table:style-name="ce13" table:formula="of:=[.AG50]-2*([.$B50]-1)" office:value-type="float" office:value="0.00125781250000045" calcext:value-type="float">
            <text:p>0.0012578125</text:p>
          </table:table-cell>
          <table:table-cell table:style-name="Default" office:value-type="float" office:value="63625443579607.9" calcext:value-type="float">
            <text:p>63625443579607.9</text:p>
          </table:table-cell>
          <table:table-cell table:style-name="ce4" table:formula="of:=([.AI50]-[.AI49])/1000" office:value-type="float" office:value="2.0004140625" calcext:value-type="float">
            <text:p>2.0004</text:p>
          </table:table-cell>
          <table:table-cell table:style-name="ce4" table:formula="of:=[.AJ50]+[.AK49]" office:value-type="float" office:value="95.9998515625" calcext:value-type="float">
            <text:p>95.9999</text:p>
          </table:table-cell>
          <table:table-cell table:style-name="ce14" table:formula="of:=[.AK50]-2*([.$B50]-1)" office:value-type="float" office:value="-0.00014843750001603" calcext:value-type="float">
            <text:p>-0.0001484375</text:p>
          </table:table-cell>
          <table:table-cell table:style-name="Default" office:value-type="float" office:value="63625444055900.8" calcext:value-type="float">
            <text:p>63625444055900.8</text:p>
          </table:table-cell>
          <table:table-cell table:style-name="ce4" table:formula="of:=([.AM50]-[.AM49])/1000" office:value-type="float" office:value="2.0000859375" calcext:value-type="float">
            <text:p>2.0001</text:p>
          </table:table-cell>
          <table:table-cell table:style-name="ce4" table:formula="of:=[.AN50]+[.AO49]" office:value-type="float" office:value="95.999859375" calcext:value-type="float">
            <text:p>95.9999</text:p>
          </table:table-cell>
          <table:table-cell table:style-name="ce15" table:formula="of:=[.AO50]-2*([.$B50]-1)" office:value-type="float" office:value="-0.000140624999986017" calcext:value-type="float">
            <text:p>-0.000140625</text:p>
          </table:table-cell>
          <table:table-cell table:style-name="Default" office:value-type="float" office:value="63625444518227.9" calcext:value-type="float">
            <text:p>63625444518227.9</text:p>
          </table:table-cell>
          <table:table-cell table:style-name="ce4" table:formula="of:=([.AQ50]-[.AQ49])/1000" office:value-type="float" office:value="1.9984765625" calcext:value-type="float">
            <text:p>1.9985</text:p>
          </table:table-cell>
          <table:table-cell table:style-name="ce4" table:formula="of:=[.AR50]+[.AS49]" office:value-type="float" office:value="95.999984375" calcext:value-type="float">
            <text:p>96.0000</text:p>
          </table:table-cell>
          <table:table-cell table:style-name="ce16" table:formula="of:=[.AS50]-2*([.$B50]-1)" office:value-type="float" office:value="-0.0000156249999889724" calcext:value-type="float">
            <text:p>-0.000015625</text:p>
          </table:table-cell>
          <table:table-cell table:style-name="Default" office:value-type="float" office:value="63625444988872.6" calcext:value-type="float">
            <text:p>63625444988872.6</text:p>
          </table:table-cell>
          <table:table-cell table:style-name="ce4" table:formula="of:=([.AU50]-[.AU49])/1000" office:value-type="float" office:value="1.99965625" calcext:value-type="float">
            <text:p>1.9997</text:p>
          </table:table-cell>
          <table:table-cell table:style-name="ce4" table:formula="of:=[.AV50]+[.AW49]" office:value-type="float" office:value="95.9995390625" calcext:value-type="float">
            <text:p>95.9995</text:p>
          </table:table-cell>
          <table:table-cell table:style-name="ce17" table:formula="of:=[.AW50]-2*([.$B50]-1)" office:value-type="float" office:value="-0.000460937499966008" calcext:value-type="float">
            <text:p>-0.0004609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50" calcext:value-type="float">
            <text:p>50</text:p>
          </table:table-cell>
          <table:table-cell office:value-type="float" office:value="63625439579833.6" calcext:value-type="float">
            <text:p>63625439579833.6</text:p>
          </table:table-cell>
          <table:table-cell table:formula="of:=([.C51]-[.C50])/1000" office:value-type="float" office:value="1.998640625" calcext:value-type="float">
            <text:p>1.9986</text:p>
          </table:table-cell>
          <table:table-cell table:formula="of:=[.D51]+[.E50]" office:value-type="float" office:value="97.999234375" calcext:value-type="float">
            <text:p>97.9992</text:p>
          </table:table-cell>
          <table:table-cell table:style-name="ce6" table:formula="of:=[.E51]-2*([.$B51]-1)" office:value-type="float" office:value="-0.000765624999999659" calcext:value-type="float">
            <text:p>-0.000765625</text:p>
          </table:table-cell>
          <table:table-cell table:style-name="Default" office:value-type="float" office:value="63625440242561" calcext:value-type="float">
            <text:p>63625440242561</text:p>
          </table:table-cell>
          <table:table-cell table:style-name="ce4" table:formula="of:=([.G51]-[.G50])/1000" office:value-type="float" office:value="2.0021640625" calcext:value-type="float">
            <text:p>2.0022</text:p>
          </table:table-cell>
          <table:table-cell table:style-name="ce4" table:formula="of:=[.H51]+[.I50]" office:value-type="float" office:value="98.0015703125" calcext:value-type="float">
            <text:p>98.0016</text:p>
          </table:table-cell>
          <table:table-cell table:style-name="ce7" table:formula="of:=[.I51]-2*([.$B51]-1)" office:value-type="float" office:value="0.00157031250000728" calcext:value-type="float">
            <text:p>0.0015703125</text:p>
          </table:table-cell>
          <table:table-cell table:style-name="Default" office:value-type="float" office:value="63625440712527.3" calcext:value-type="float">
            <text:p>63625440712527.3</text:p>
          </table:table-cell>
          <table:table-cell table:style-name="ce4" table:formula="of:=([.K51]-[.K50])/1000" office:value-type="float" office:value="2.0006953125" calcext:value-type="float">
            <text:p>2.0007</text:p>
          </table:table-cell>
          <table:table-cell table:style-name="ce4" table:formula="of:=[.L51]+[.M50]" office:value-type="float" office:value="98.000046875" calcext:value-type="float">
            <text:p>98.0000</text:p>
          </table:table-cell>
          <table:table-cell table:style-name="ce8" table:formula="of:=[.M51]-2*([.$B51]-1)" office:value-type="float" office:value="0.0000468750000237606" calcext:value-type="float">
            <text:p>0.000046875</text:p>
          </table:table-cell>
          <table:table-cell table:style-name="Default" office:value-type="float" office:value="63625441189258.9" calcext:value-type="float">
            <text:p>63625441189258.9</text:p>
          </table:table-cell>
          <table:table-cell table:style-name="ce4" table:formula="of:=([.O51]-[.O50])/1000" office:value-type="float" office:value="1.9995" calcext:value-type="float">
            <text:p>1.9995</text:p>
          </table:table-cell>
          <table:table-cell table:style-name="ce4" table:formula="of:=[.P51]+[.Q50]" office:value-type="float" office:value="97.9997578125" calcext:value-type="float">
            <text:p>97.9998</text:p>
          </table:table-cell>
          <table:table-cell table:style-name="ce9" table:formula="of:=[.Q51]-2*([.$B51]-1)" office:value-type="float" office:value="-0.000242187499992497" calcext:value-type="float">
            <text:p>-0.0002421875</text:p>
          </table:table-cell>
          <table:table-cell table:style-name="Default" office:value-type="float" office:value="63625441688391.3" calcext:value-type="float">
            <text:p>63625441688391.3</text:p>
          </table:table-cell>
          <table:table-cell table:style-name="ce4" table:formula="of:=([.S51]-[.S50])/1000" office:value-type="float" office:value="2.0001796875" calcext:value-type="float">
            <text:p>2.0002</text:p>
          </table:table-cell>
          <table:table-cell table:style-name="ce4" table:formula="of:=[.T51]+[.U50]" office:value-type="float" office:value="98.000015625" calcext:value-type="float">
            <text:p>98.0000</text:p>
          </table:table-cell>
          <table:table-cell table:style-name="ce10" table:formula="of:=[.U51]-2*([.$B51]-1)" office:value-type="float" office:value="0.0000156249999605507" calcext:value-type="float">
            <text:p>0.000015625</text:p>
          </table:table-cell>
          <table:table-cell table:style-name="Default" office:value-type="float" office:value="63625442178062.5" calcext:value-type="float">
            <text:p>63625442178062.5</text:p>
          </table:table-cell>
          <table:table-cell table:style-name="ce4" table:formula="of:=([.W51]-[.W50])/1000" office:value-type="float" office:value="1.9990234375" calcext:value-type="float">
            <text:p>1.9990</text:p>
          </table:table-cell>
          <table:table-cell table:style-name="ce4" table:formula="of:=[.X51]+[.Y50]" office:value-type="float" office:value="97.9995859375" calcext:value-type="float">
            <text:p>97.9996</text:p>
          </table:table-cell>
          <table:table-cell table:style-name="ce11" table:formula="of:=[.Y51]-2*([.$B51]-1)" office:value-type="float" office:value="-0.000414062499999091" calcext:value-type="float">
            <text:p>-0.0004140625</text:p>
          </table:table-cell>
          <table:table-cell table:style-name="Default" office:value-type="float" office:value="63625442655931.7" calcext:value-type="float">
            <text:p>63625442655931.7</text:p>
          </table:table-cell>
          <table:table-cell table:style-name="ce4" table:formula="of:=([.AA51]-[.AA50])/1000" office:value-type="float" office:value="2.00034375" calcext:value-type="float">
            <text:p>2.0003</text:p>
          </table:table-cell>
          <table:table-cell table:style-name="ce4" table:formula="of:=[.AB51]+[.AC50]" office:value-type="float" office:value="98.0006328125" calcext:value-type="float">
            <text:p>98.0006</text:p>
          </table:table-cell>
          <table:table-cell table:style-name="ce12" table:formula="of:=[.AC51]-2*([.$B51]-1)" office:value-type="float" office:value="0.000632812499958391" calcext:value-type="float">
            <text:p>0.0006328125</text:p>
          </table:table-cell>
          <table:table-cell table:style-name="Default" office:value-type="float" office:value="63625443117819.1" calcext:value-type="float">
            <text:p>63625443117819.1</text:p>
          </table:table-cell>
          <table:table-cell table:style-name="ce4" table:formula="of:=([.AE51]-[.AE50])/1000" office:value-type="float" office:value="1.9998984375" calcext:value-type="float">
            <text:p>1.9999</text:p>
          </table:table-cell>
          <table:table-cell table:style-name="ce4" table:formula="of:=[.AF51]+[.AG50]" office:value-type="float" office:value="98.00115625" calcext:value-type="float">
            <text:p>98.0012</text:p>
          </table:table-cell>
          <table:table-cell table:style-name="ce13" table:formula="of:=[.AG51]-2*([.$B51]-1)" office:value-type="float" office:value="0.00115624999999397" calcext:value-type="float">
            <text:p>0.00115625</text:p>
          </table:table-cell>
          <table:table-cell table:style-name="Default" office:value-type="float" office:value="63625443581609.2" calcext:value-type="float">
            <text:p>63625443581609.2</text:p>
          </table:table-cell>
          <table:table-cell table:style-name="ce4" table:formula="of:=([.AI51]-[.AI50])/1000" office:value-type="float" office:value="2.0012578125" calcext:value-type="float">
            <text:p>2.0013</text:p>
          </table:table-cell>
          <table:table-cell table:style-name="ce4" table:formula="of:=[.AJ51]+[.AK50]" office:value-type="float" office:value="98.001109375" calcext:value-type="float">
            <text:p>98.0011</text:p>
          </table:table-cell>
          <table:table-cell table:style-name="ce14" table:formula="of:=[.AK51]-2*([.$B51]-1)" office:value-type="float" office:value="0.00110937499998443" calcext:value-type="float">
            <text:p>0.001109375</text:p>
          </table:table-cell>
          <table:table-cell table:style-name="Default" office:value-type="float" office:value="63625444057901.1" calcext:value-type="float">
            <text:p>63625444057901.1</text:p>
          </table:table-cell>
          <table:table-cell table:style-name="ce4" table:formula="of:=([.AM51]-[.AM50])/1000" office:value-type="float" office:value="2.0003046875" calcext:value-type="float">
            <text:p>2.0003</text:p>
          </table:table-cell>
          <table:table-cell table:style-name="ce4" table:formula="of:=[.AN51]+[.AO50]" office:value-type="float" office:value="98.0001640625" calcext:value-type="float">
            <text:p>98.0002</text:p>
          </table:table-cell>
          <table:table-cell table:style-name="ce15" table:formula="of:=[.AO51]-2*([.$B51]-1)" office:value-type="float" office:value="0.000164062500019213" calcext:value-type="float">
            <text:p>0.0001640625</text:p>
          </table:table-cell>
          <table:table-cell table:style-name="Default" office:value-type="float" office:value="63625444520227.1" calcext:value-type="float">
            <text:p>63625444520227.1</text:p>
          </table:table-cell>
          <table:table-cell table:style-name="ce4" table:formula="of:=([.AQ51]-[.AQ50])/1000" office:value-type="float" office:value="1.9991796875" calcext:value-type="float">
            <text:p>1.9992</text:p>
          </table:table-cell>
          <table:table-cell table:style-name="ce4" table:formula="of:=[.AR51]+[.AS50]" office:value-type="float" office:value="97.9991640625" calcext:value-type="float">
            <text:p>97.9992</text:p>
          </table:table-cell>
          <table:table-cell table:style-name="ce16" table:formula="of:=[.AS51]-2*([.$B51]-1)" office:value-type="float" office:value="-0.000835937499985562" calcext:value-type="float">
            <text:p>-0.0008359375</text:p>
          </table:table-cell>
          <table:table-cell table:style-name="Default" office:value-type="float" office:value="63625444990873.3" calcext:value-type="float">
            <text:p>63625444990873.3</text:p>
          </table:table-cell>
          <table:table-cell table:style-name="ce4" table:formula="of:=([.AU51]-[.AU50])/1000" office:value-type="float" office:value="2.00071875" calcext:value-type="float">
            <text:p>2.0007</text:p>
          </table:table-cell>
          <table:table-cell table:style-name="ce4" table:formula="of:=[.AV51]+[.AW50]" office:value-type="float" office:value="98.0002578125" calcext:value-type="float">
            <text:p>98.0003</text:p>
          </table:table-cell>
          <table:table-cell table:style-name="ce17" table:formula="of:=[.AW51]-2*([.$B51]-1)" office:value-type="float" office:value="0.000257812500038312" calcext:value-type="float">
            <text:p>0.0002578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test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63625439581835.4" calcext:value-type="float">
            <text:p>63625439581835.4</text:p>
          </table:table-cell>
          <table:table-cell table:formula="of:=([.C52]-[.C51])/1000" office:value-type="float" office:value="2.00178125" calcext:value-type="float">
            <text:p>2.0018</text:p>
          </table:table-cell>
          <table:table-cell table:formula="of:=[.D52]+[.E51]" office:value-type="float" office:value="100.001015625" calcext:value-type="float">
            <text:p>100.0010</text:p>
          </table:table-cell>
          <table:table-cell table:style-name="ce6" table:formula="of:=[.E52]-2*([.$B52]-1)" office:value-type="float" office:value="0.00101562499999375" calcext:value-type="float">
            <text:p>0.001015625</text:p>
          </table:table-cell>
          <table:table-cell table:style-name="Default" office:value-type="float" office:value="63625440244561.4" calcext:value-type="float">
            <text:p>63625440244561.4</text:p>
          </table:table-cell>
          <table:table-cell table:style-name="ce4" table:formula="of:=([.G52]-[.G51])/1000" office:value-type="float" office:value="2.0004140625" calcext:value-type="float">
            <text:p>2.0004</text:p>
          </table:table-cell>
          <table:table-cell table:style-name="ce4" table:formula="of:=[.H52]+[.I51]" office:value-type="float" office:value="100.001984375" calcext:value-type="float">
            <text:p>100.0020</text:p>
          </table:table-cell>
          <table:table-cell table:style-name="ce7" table:formula="of:=[.I52]-2*([.$B52]-1)" office:value-type="float" office:value="0.00198437500000637" calcext:value-type="float">
            <text:p>0.001984375</text:p>
          </table:table-cell>
          <table:table-cell table:style-name="Default" office:value-type="float" office:value="63625440714527.6" calcext:value-type="float">
            <text:p>63625440714527.6</text:p>
          </table:table-cell>
          <table:table-cell table:style-name="ce4" table:formula="of:=([.K52]-[.K51])/1000" office:value-type="float" office:value="2.0002421875" calcext:value-type="float">
            <text:p>2.0002</text:p>
          </table:table-cell>
          <table:table-cell table:style-name="ce4" table:formula="of:=[.L52]+[.M51]" office:value-type="float" office:value="100.0002890625" calcext:value-type="float">
            <text:p>100.0003</text:p>
          </table:table-cell>
          <table:table-cell table:style-name="ce8" table:formula="of:=[.M52]-2*([.$B52]-1)" office:value-type="float" office:value="0.000289062500030468" calcext:value-type="float">
            <text:p>0.0002890625</text:p>
          </table:table-cell>
          <table:table-cell table:style-name="Default" office:value-type="float" office:value="63625441191259.7" calcext:value-type="float">
            <text:p>63625441191259.7</text:p>
          </table:table-cell>
          <table:table-cell table:style-name="ce4" table:formula="of:=([.O52]-[.O51])/1000" office:value-type="float" office:value="2.0008359375" calcext:value-type="float">
            <text:p>2.0008</text:p>
          </table:table-cell>
          <table:table-cell table:style-name="ce4" table:formula="of:=[.P52]+[.Q51]" office:value-type="float" office:value="100.00059375" calcext:value-type="float">
            <text:p>100.0006</text:p>
          </table:table-cell>
          <table:table-cell table:style-name="ce9" table:formula="of:=[.Q52]-2*([.$B52]-1)" office:value-type="float" office:value="0.000593750000007276" calcext:value-type="float">
            <text:p>0.00059375</text:p>
          </table:table-cell>
          <table:table-cell table:style-name="Default" office:value-type="float" office:value="63625441690392.6" calcext:value-type="float">
            <text:p>63625441690392.6</text:p>
          </table:table-cell>
          <table:table-cell table:style-name="ce4" table:formula="of:=([.S52]-[.S51])/1000" office:value-type="float" office:value="2.001265625" calcext:value-type="float">
            <text:p>2.0013</text:p>
          </table:table-cell>
          <table:table-cell table:style-name="ce4" table:formula="of:=[.T52]+[.U51]" office:value-type="float" office:value="100.00128125" calcext:value-type="float">
            <text:p>100.0013</text:p>
          </table:table-cell>
          <table:table-cell table:style-name="ce10" table:formula="of:=[.U52]-2*([.$B52]-1)" office:value-type="float" office:value="0.0012812499999626" calcext:value-type="float">
            <text:p>0.00128125</text:p>
          </table:table-cell>
          <table:table-cell table:style-name="Default" office:value-type="float" office:value="63625442180064.6" calcext:value-type="float">
            <text:p>63625442180064.6</text:p>
          </table:table-cell>
          <table:table-cell table:style-name="ce4" table:formula="of:=([.W52]-[.W51])/1000" office:value-type="float" office:value="2.002109375" calcext:value-type="float">
            <text:p>2.0021</text:p>
          </table:table-cell>
          <table:table-cell table:style-name="ce4" table:formula="of:=[.X52]+[.Y51]" office:value-type="float" office:value="100.0016953125" calcext:value-type="float">
            <text:p>100.0017</text:p>
          </table:table-cell>
          <table:table-cell table:style-name="ce11" table:formula="of:=[.Y52]-2*([.$B52]-1)" office:value-type="float" office:value="0.00169531250000432" calcext:value-type="float">
            <text:p>0.0016953125</text:p>
          </table:table-cell>
          <table:table-cell table:style-name="Default" office:value-type="float" office:value="63625442657931.7" calcext:value-type="float">
            <text:p>63625442657931.7</text:p>
          </table:table-cell>
          <table:table-cell table:style-name="ce4" table:formula="of:=([.AA52]-[.AA51])/1000" office:value-type="float" office:value="1.9999453125" calcext:value-type="float">
            <text:p>1.9999</text:p>
          </table:table-cell>
          <table:table-cell table:style-name="ce4" table:formula="of:=[.AB52]+[.AC51]" office:value-type="float" office:value="100.000578125" calcext:value-type="float">
            <text:p>100.0006</text:p>
          </table:table-cell>
          <table:table-cell table:style-name="ce12" table:formula="of:=[.AC52]-2*([.$B52]-1)" office:value-type="float" office:value="0.00057812499996146" calcext:value-type="float">
            <text:p>0.000578125</text:p>
          </table:table-cell>
          <table:table-cell table:style-name="Default" office:value-type="float" office:value="63625443119818" calcext:value-type="float">
            <text:p>63625443119818</text:p>
          </table:table-cell>
          <table:table-cell table:style-name="ce4" table:formula="of:=([.AE52]-[.AE51])/1000" office:value-type="float" office:value="1.9988984375" calcext:value-type="float">
            <text:p>1.9989</text:p>
          </table:table-cell>
          <table:table-cell table:style-name="ce4" table:formula="of:=[.AF52]+[.AG51]" office:value-type="float" office:value="100.0000546875" calcext:value-type="float">
            <text:p>100.0001</text:p>
          </table:table-cell>
          <table:table-cell table:style-name="ce13" table:formula="of:=[.AG52]-2*([.$B52]-1)" office:value-type="float" office:value="0.0000546874999969304" calcext:value-type="float">
            <text:p>5.46874999969304E-05</text:p>
          </table:table-cell>
          <table:table-cell table:style-name="Default" office:value-type="float" office:value="63625443583607.7" calcext:value-type="float">
            <text:p>63625443583607.7</text:p>
          </table:table-cell>
          <table:table-cell table:style-name="ce4" table:formula="of:=([.AI52]-[.AI51])/1000" office:value-type="float" office:value="1.9985234375" calcext:value-type="float">
            <text:p>1.9985</text:p>
          </table:table-cell>
          <table:table-cell table:style-name="ce4" table:formula="of:=[.AJ52]+[.AK51]" office:value-type="float" office:value="99.9996328125" calcext:value-type="float">
            <text:p>99.9996</text:p>
          </table:table-cell>
          <table:table-cell table:style-name="ce14" table:formula="of:=[.AK52]-2*([.$B52]-1)" office:value-type="float" office:value="-0.000367187500017963" calcext:value-type="float">
            <text:p>-0.0003671875</text:p>
          </table:table-cell>
          <table:table-cell table:style-name="Default" office:value-type="float" office:value="63625444059903.6" calcext:value-type="float">
            <text:p>63625444059903.6</text:p>
          </table:table-cell>
          <table:table-cell table:style-name="ce4" table:formula="of:=([.AM52]-[.AM51])/1000" office:value-type="float" office:value="2.0025625" calcext:value-type="float">
            <text:p>2.0026</text:p>
          </table:table-cell>
          <table:table-cell table:style-name="ce4" table:formula="of:=[.AN52]+[.AO51]" office:value-type="float" office:value="100.0027265625" calcext:value-type="float">
            <text:p>100.0027</text:p>
          </table:table-cell>
          <table:table-cell table:style-name="ce15" table:formula="of:=[.AO52]-2*([.$B52]-1)" office:value-type="float" office:value="0.00272656250001546" calcext:value-type="float">
            <text:p>0.0027265625</text:p>
          </table:table-cell>
          <table:table-cell table:style-name="Default" office:value-type="float" office:value="63625444522229.6" calcext:value-type="float">
            <text:p>63625444522229.6</text:p>
          </table:table-cell>
          <table:table-cell table:style-name="ce4" table:formula="of:=([.AQ52]-[.AQ51])/1000" office:value-type="float" office:value="2.0025625" calcext:value-type="float">
            <text:p>2.0026</text:p>
          </table:table-cell>
          <table:table-cell table:style-name="ce4" table:formula="of:=[.AR52]+[.AS51]" office:value-type="float" office:value="100.0017265625" calcext:value-type="float">
            <text:p>100.0017</text:p>
          </table:table-cell>
          <table:table-cell table:style-name="ce16" table:formula="of:=[.AS52]-2*([.$B52]-1)" office:value-type="float" office:value="0.00172656250001069" calcext:value-type="float">
            <text:p>0.0017265625</text:p>
          </table:table-cell>
          <table:table-cell table:style-name="Default" office:value-type="float" office:value="63625444992874.1" calcext:value-type="float">
            <text:p>63625444992874.1</text:p>
          </table:table-cell>
          <table:table-cell table:style-name="ce4" table:formula="of:=([.AU52]-[.AU51])/1000" office:value-type="float" office:value="2.000765625" calcext:value-type="float">
            <text:p>2.0008</text:p>
          </table:table-cell>
          <table:table-cell table:style-name="ce4" table:formula="of:=[.AV52]+[.AW51]" office:value-type="float" office:value="100.0010234375" calcext:value-type="float">
            <text:p>100.0010</text:p>
          </table:table-cell>
          <table:table-cell table:style-name="ce17" table:formula="of:=[.AW52]-2*([.$B52]-1)" office:value-type="float" office:value="0.00102343750003797" calcext:value-type="float">
            <text:p>0.001023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eedback</text:p>
          </table:table-cell>
          <table:table-cell table:style-name="ce3" office:value-type="float" office:value="52" calcext:value-type="float">
            <text:p>52</text:p>
          </table:table-cell>
          <table:table-cell office:value-type="float" office:value="63625439583836" calcext:value-type="float">
            <text:p>63625439583836</text:p>
          </table:table-cell>
          <table:table-cell table:formula="of:=([.C53]-[.C52])/1000" office:value-type="float" office:value="2.0006640625" calcext:value-type="float">
            <text:p>2.0007</text:p>
          </table:table-cell>
          <table:table-cell table:formula="of:=[.D53]+[.E52]" office:value-type="float" office:value="102.0016796875" calcext:value-type="float">
            <text:p>102.0017</text:p>
          </table:table-cell>
          <table:table-cell table:style-name="ce6" table:formula="of:=[.E53]-2*([.$B53]-1)" office:value-type="float" office:value="0.00167968749998693" calcext:value-type="float">
            <text:p>0.0016796875</text:p>
          </table:table-cell>
          <table:table-cell table:style-name="Default" office:value-type="float" office:value="63625440246560.3" calcext:value-type="float">
            <text:p>63625440246560.3</text:p>
          </table:table-cell>
          <table:table-cell table:style-name="ce4" table:formula="of:=([.G53]-[.G52])/1000" office:value-type="float" office:value="1.9989296875" calcext:value-type="float">
            <text:p>1.9989</text:p>
          </table:table-cell>
          <table:table-cell table:style-name="ce4" table:formula="of:=[.H53]+[.I52]" office:value-type="float" office:value="102.0009140625" calcext:value-type="float">
            <text:p>102.0009</text:p>
          </table:table-cell>
          <table:table-cell table:style-name="ce7" table:formula="of:=[.I53]-2*([.$B53]-1)" office:value-type="float" office:value="0.000914062500001478" calcext:value-type="float">
            <text:p>0.0009140625</text:p>
          </table:table-cell>
          <table:table-cell table:style-name="Default" office:value-type="float" office:value="63625440716527.9" calcext:value-type="float">
            <text:p>63625440716527.9</text:p>
          </table:table-cell>
          <table:table-cell table:style-name="ce4" table:formula="of:=([.K53]-[.K52])/1000" office:value-type="float" office:value="2.000296875" calcext:value-type="float">
            <text:p>2.0003</text:p>
          </table:table-cell>
          <table:table-cell table:style-name="ce4" table:formula="of:=[.L53]+[.M52]" office:value-type="float" office:value="102.0005859375" calcext:value-type="float">
            <text:p>102.0006</text:p>
          </table:table-cell>
          <table:table-cell table:style-name="ce8" table:formula="of:=[.M53]-2*([.$B53]-1)" office:value-type="float" office:value="0.000585937500034106" calcext:value-type="float">
            <text:p>0.0005859375</text:p>
          </table:table-cell>
          <table:table-cell table:style-name="Default" office:value-type="float" office:value="63625441193260.3" calcext:value-type="float">
            <text:p>63625441193260.3</text:p>
          </table:table-cell>
          <table:table-cell table:style-name="ce4" table:formula="of:=([.O53]-[.O52])/1000" office:value-type="float" office:value="2.000609375" calcext:value-type="float">
            <text:p>2.0006</text:p>
          </table:table-cell>
          <table:table-cell table:style-name="ce4" table:formula="of:=[.P53]+[.Q52]" office:value-type="float" office:value="102.001203125" calcext:value-type="float">
            <text:p>102.0012</text:p>
          </table:table-cell>
          <table:table-cell table:style-name="ce9" table:formula="of:=[.Q53]-2*([.$B53]-1)" office:value-type="float" office:value="0.00120312500000352" calcext:value-type="float">
            <text:p>0.001203125</text:p>
          </table:table-cell>
          <table:table-cell table:style-name="Default" office:value-type="float" office:value="63625441692392.8" calcext:value-type="float">
            <text:p>63625441692392.8</text:p>
          </table:table-cell>
          <table:table-cell table:style-name="ce4" table:formula="of:=([.S53]-[.S52])/1000" office:value-type="float" office:value="2.0002734375" calcext:value-type="float">
            <text:p>2.0003</text:p>
          </table:table-cell>
          <table:table-cell table:style-name="ce4" table:formula="of:=[.T53]+[.U52]" office:value-type="float" office:value="102.0015546875" calcext:value-type="float">
            <text:p>102.0016</text:p>
          </table:table-cell>
          <table:table-cell table:style-name="ce10" table:formula="of:=[.U53]-2*([.$B53]-1)" office:value-type="float" office:value="0.00155468749996146" calcext:value-type="float">
            <text:p>0.0015546875</text:p>
          </table:table-cell>
          <table:table-cell table:style-name="Default" office:value-type="float" office:value="63625442182062.9" calcext:value-type="float">
            <text:p>63625442182062.9</text:p>
          </table:table-cell>
          <table:table-cell table:style-name="ce4" table:formula="of:=([.W53]-[.W52])/1000" office:value-type="float" office:value="1.998296875" calcext:value-type="float">
            <text:p>1.9983</text:p>
          </table:table-cell>
          <table:table-cell table:style-name="ce4" table:formula="of:=[.X53]+[.Y52]" office:value-type="float" office:value="101.9999921875" calcext:value-type="float">
            <text:p>102.0000</text:p>
          </table:table-cell>
          <table:table-cell table:style-name="ce11" table:formula="of:=[.Y53]-2*([.$B53]-1)" office:value-type="float" office:value="-0.00000781250000159162" calcext:value-type="float">
            <text:p>-7.81250000159162E-06</text:p>
          </table:table-cell>
          <table:table-cell table:style-name="Default" office:value-type="float" office:value="63625442659930.9" calcext:value-type="float">
            <text:p>63625442659930.9</text:p>
          </table:table-cell>
          <table:table-cell table:style-name="ce4" table:formula="of:=([.AA53]-[.AA52])/1000" office:value-type="float" office:value="1.9992734375" calcext:value-type="float">
            <text:p>1.9993</text:p>
          </table:table-cell>
          <table:table-cell table:style-name="ce4" table:formula="of:=[.AB53]+[.AC52]" office:value-type="float" office:value="101.9998515625" calcext:value-type="float">
            <text:p>101.9999</text:p>
          </table:table-cell>
          <table:table-cell table:style-name="ce12" table:formula="of:=[.AC53]-2*([.$B53]-1)" office:value-type="float" office:value="-0.000148437500044452" calcext:value-type="float">
            <text:p>-0.0001484375</text:p>
          </table:table-cell>
          <table:table-cell table:style-name="Default" office:value-type="float" office:value="63625443121818.2" calcext:value-type="float">
            <text:p>63625443121818.2</text:p>
          </table:table-cell>
          <table:table-cell table:style-name="ce4" table:formula="of:=([.AE53]-[.AE52])/1000" office:value-type="float" office:value="2.0001171875" calcext:value-type="float">
            <text:p>2.0001</text:p>
          </table:table-cell>
          <table:table-cell table:style-name="ce4" table:formula="of:=[.AF53]+[.AG52]" office:value-type="float" office:value="102.000171875" calcext:value-type="float">
            <text:p>102.0002</text:p>
          </table:table-cell>
          <table:table-cell table:style-name="ce13" table:formula="of:=[.AG53]-2*([.$B53]-1)" office:value-type="float" office:value="0.000171874999992383" calcext:value-type="float">
            <text:p>0.000171875</text:p>
          </table:table-cell>
          <table:table-cell table:style-name="Default" office:value-type="float" office:value="63625443585608.1" calcext:value-type="float">
            <text:p>63625443585608.1</text:p>
          </table:table-cell>
          <table:table-cell table:style-name="ce4" table:formula="of:=([.AI53]-[.AI52])/1000" office:value-type="float" office:value="2.000390625" calcext:value-type="float">
            <text:p>2.0004</text:p>
          </table:table-cell>
          <table:table-cell table:style-name="ce4" table:formula="of:=[.AJ53]+[.AK52]" office:value-type="float" office:value="102.0000234375" calcext:value-type="float">
            <text:p>102.0000</text:p>
          </table:table-cell>
          <table:table-cell table:style-name="ce14" table:formula="of:=[.AK53]-2*([.$B53]-1)" office:value-type="float" office:value="0.0000234374999763531" calcext:value-type="float">
            <text:p>2.34374999763531E-05</text:p>
          </table:table-cell>
          <table:table-cell table:style-name="Default" office:value-type="float" office:value="63625444061900.6" calcext:value-type="float">
            <text:p>63625444061900.6</text:p>
          </table:table-cell>
          <table:table-cell table:style-name="ce4" table:formula="of:=([.AM53]-[.AM52])/1000" office:value-type="float" office:value="1.99690625" calcext:value-type="float">
            <text:p>1.9969</text:p>
          </table:table-cell>
          <table:table-cell table:style-name="ce4" table:formula="of:=[.AN53]+[.AO52]" office:value-type="float" office:value="101.9996328125" calcext:value-type="float">
            <text:p>101.9996</text:p>
          </table:table-cell>
          <table:table-cell table:style-name="ce15" table:formula="of:=[.AO53]-2*([.$B53]-1)" office:value-type="float" office:value="-0.000367187499989541" calcext:value-type="float">
            <text:p>-0.0003671875</text:p>
          </table:table-cell>
          <table:table-cell table:style-name="Default" office:value-type="float" office:value="63625444524227.4" calcext:value-type="float">
            <text:p>63625444524227.4</text:p>
          </table:table-cell>
          <table:table-cell table:style-name="ce4" table:formula="of:=([.AQ53]-[.AQ52])/1000" office:value-type="float" office:value="1.9977421875" calcext:value-type="float">
            <text:p>1.9977</text:p>
          </table:table-cell>
          <table:table-cell table:style-name="ce4" table:formula="of:=[.AR53]+[.AS52]" office:value-type="float" office:value="101.99946875" calcext:value-type="float">
            <text:p>101.9995</text:p>
          </table:table-cell>
          <table:table-cell table:style-name="ce16" table:formula="of:=[.AS53]-2*([.$B53]-1)" office:value-type="float" office:value="-0.000531249999994543" calcext:value-type="float">
            <text:p>-0.00053125</text:p>
          </table:table-cell>
          <table:table-cell table:style-name="Default" office:value-type="float" office:value="63625444994874.1" calcext:value-type="float">
            <text:p>63625444994874.1</text:p>
          </table:table-cell>
          <table:table-cell table:style-name="ce4" table:formula="of:=([.AU53]-[.AU52])/1000" office:value-type="float" office:value="2.000015625" calcext:value-type="float">
            <text:p>2.0000</text:p>
          </table:table-cell>
          <table:table-cell table:style-name="ce4" table:formula="of:=[.AV53]+[.AW52]" office:value-type="float" office:value="102.0010390625" calcext:value-type="float">
            <text:p>102.0010</text:p>
          </table:table-cell>
          <table:table-cell table:style-name="ce17" table:formula="of:=[.AW53]-2*([.$B53]-1)" office:value-type="float" office:value="0.00103906250004115" calcext:value-type="float">
            <text:p>0.0010390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53" calcext:value-type="float">
            <text:p>53</text:p>
          </table:table-cell>
          <table:table-cell office:value-type="float" office:value="63625439585834.6" calcext:value-type="float">
            <text:p>63625439585834.6</text:p>
          </table:table-cell>
          <table:table-cell table:formula="of:=([.C54]-[.C53])/1000" office:value-type="float" office:value="1.9985546875" calcext:value-type="float">
            <text:p>1.9986</text:p>
          </table:table-cell>
          <table:table-cell table:formula="of:=[.D54]+[.E53]" office:value-type="float" office:value="104.000234375" calcext:value-type="float">
            <text:p>104.0002</text:p>
          </table:table-cell>
          <table:table-cell table:style-name="ce6" table:formula="of:=[.E54]-2*([.$B54]-1)" office:value-type="float" office:value="0.000234374999990905" calcext:value-type="float">
            <text:p>0.000234375</text:p>
          </table:table-cell>
          <table:table-cell table:style-name="Default" office:value-type="float" office:value="63625440248560.6" calcext:value-type="float">
            <text:p>63625440248560.6</text:p>
          </table:table-cell>
          <table:table-cell table:style-name="ce4" table:formula="of:=([.G54]-[.G53])/1000" office:value-type="float" office:value="2.0002265625" calcext:value-type="float">
            <text:p>2.0002</text:p>
          </table:table-cell>
          <table:table-cell table:style-name="ce4" table:formula="of:=[.H54]+[.I53]" office:value-type="float" office:value="104.001140625" calcext:value-type="float">
            <text:p>104.0011</text:p>
          </table:table-cell>
          <table:table-cell table:style-name="ce7" table:formula="of:=[.I54]-2*([.$B54]-1)" office:value-type="float" office:value="0.001140625000005" calcext:value-type="float">
            <text:p>0.001140625</text:p>
          </table:table-cell>
          <table:table-cell table:style-name="Default" office:value-type="float" office:value="63625440718526.3" calcext:value-type="float">
            <text:p>63625440718526.3</text:p>
          </table:table-cell>
          <table:table-cell table:style-name="ce4" table:formula="of:=([.K54]-[.K53])/1000" office:value-type="float" office:value="1.998390625" calcext:value-type="float">
            <text:p>1.9984</text:p>
          </table:table-cell>
          <table:table-cell table:style-name="ce4" table:formula="of:=[.L54]+[.M53]" office:value-type="float" office:value="103.9989765625" calcext:value-type="float">
            <text:p>103.9990</text:p>
          </table:table-cell>
          <table:table-cell table:style-name="ce8" table:formula="of:=[.M54]-2*([.$B54]-1)" office:value-type="float" office:value="-0.00102343749996692" calcext:value-type="float">
            <text:p>-0.0010234375</text:p>
          </table:table-cell>
          <table:table-cell table:style-name="Default" office:value-type="float" office:value="63625441195261.6" calcext:value-type="float">
            <text:p>63625441195261.6</text:p>
          </table:table-cell>
          <table:table-cell table:style-name="ce4" table:formula="of:=([.O54]-[.O53])/1000" office:value-type="float" office:value="2.0013203125" calcext:value-type="float">
            <text:p>2.0013</text:p>
          </table:table-cell>
          <table:table-cell table:style-name="ce4" table:formula="of:=[.P54]+[.Q53]" office:value-type="float" office:value="104.0025234375" calcext:value-type="float">
            <text:p>104.0025</text:p>
          </table:table-cell>
          <table:table-cell table:style-name="ce9" table:formula="of:=[.Q54]-2*([.$B54]-1)" office:value-type="float" office:value="0.0025234375000025" calcext:value-type="float">
            <text:p>0.0025234375</text:p>
          </table:table-cell>
          <table:table-cell table:style-name="Default" office:value-type="float" office:value="63625441694390.5" calcext:value-type="float">
            <text:p>63625441694390.5</text:p>
          </table:table-cell>
          <table:table-cell table:style-name="ce4" table:formula="of:=([.S54]-[.S53])/1000" office:value-type="float" office:value="1.99765625" calcext:value-type="float">
            <text:p>1.9977</text:p>
          </table:table-cell>
          <table:table-cell table:style-name="ce4" table:formula="of:=[.T54]+[.U53]" office:value-type="float" office:value="103.9992109375" calcext:value-type="float">
            <text:p>103.9992</text:p>
          </table:table-cell>
          <table:table-cell table:style-name="ce10" table:formula="of:=[.U54]-2*([.$B54]-1)" office:value-type="float" office:value="-0.000789062500032856" calcext:value-type="float">
            <text:p>-0.0007890625</text:p>
          </table:table-cell>
          <table:table-cell table:style-name="Default" office:value-type="float" office:value="63625442184062.6" calcext:value-type="float">
            <text:p>63625442184062.6</text:p>
          </table:table-cell>
          <table:table-cell table:style-name="ce4" table:formula="of:=([.W54]-[.W53])/1000" office:value-type="float" office:value="1.9997109375" calcext:value-type="float">
            <text:p>1.9997</text:p>
          </table:table-cell>
          <table:table-cell table:style-name="ce4" table:formula="of:=[.X54]+[.Y53]" office:value-type="float" office:value="103.999703125" calcext:value-type="float">
            <text:p>103.9997</text:p>
          </table:table-cell>
          <table:table-cell table:style-name="ce11" table:formula="of:=[.Y54]-2*([.$B54]-1)" office:value-type="float" office:value="-0.000296875000003638" calcext:value-type="float">
            <text:p>-0.000296875</text:p>
          </table:table-cell>
          <table:table-cell table:style-name="Default" office:value-type="float" office:value="63625442661931.3" calcext:value-type="float">
            <text:p>63625442661931.3</text:p>
          </table:table-cell>
          <table:table-cell table:style-name="ce4" table:formula="of:=([.AA54]-[.AA53])/1000" office:value-type="float" office:value="2.0003125" calcext:value-type="float">
            <text:p>2.0003</text:p>
          </table:table-cell>
          <table:table-cell table:style-name="ce4" table:formula="of:=[.AB54]+[.AC53]" office:value-type="float" office:value="104.0001640625" calcext:value-type="float">
            <text:p>104.0002</text:p>
          </table:table-cell>
          <table:table-cell table:style-name="ce12" table:formula="of:=[.AC54]-2*([.$B54]-1)" office:value-type="float" office:value="0.00016406249996237" calcext:value-type="float">
            <text:p>0.0001640625</text:p>
          </table:table-cell>
          <table:table-cell table:style-name="Default" office:value-type="float" office:value="63625443123818.5" calcext:value-type="float">
            <text:p>63625443123818.5</text:p>
          </table:table-cell>
          <table:table-cell table:style-name="ce4" table:formula="of:=([.AE54]-[.AE53])/1000" office:value-type="float" office:value="2.0003515625" calcext:value-type="float">
            <text:p>2.0004</text:p>
          </table:table-cell>
          <table:table-cell table:style-name="ce4" table:formula="of:=[.AF54]+[.AG53]" office:value-type="float" office:value="104.0005234375" calcext:value-type="float">
            <text:p>104.0005</text:p>
          </table:table-cell>
          <table:table-cell table:style-name="ce13" table:formula="of:=[.AG54]-2*([.$B54]-1)" office:value-type="float" office:value="0.000523437499992951" calcext:value-type="float">
            <text:p>0.0005234375</text:p>
          </table:table-cell>
          <table:table-cell table:style-name="Default" office:value-type="float" office:value="63625443587608.2" calcext:value-type="float">
            <text:p>63625443587608.2</text:p>
          </table:table-cell>
          <table:table-cell table:style-name="ce4" table:formula="of:=([.AI54]-[.AI53])/1000" office:value-type="float" office:value="2.0000703125" calcext:value-type="float">
            <text:p>2.0001</text:p>
          </table:table-cell>
          <table:table-cell table:style-name="ce4" table:formula="of:=[.AJ54]+[.AK53]" office:value-type="float" office:value="104.00009375" calcext:value-type="float">
            <text:p>104.0001</text:p>
          </table:table-cell>
          <table:table-cell table:style-name="ce14" table:formula="of:=[.AK54]-2*([.$B54]-1)" office:value-type="float" office:value="0.0000937499999764668" calcext:value-type="float">
            <text:p>0.00009375</text:p>
          </table:table-cell>
          <table:table-cell table:style-name="Default" office:value-type="float" office:value="63625444063901.3" calcext:value-type="float">
            <text:p>63625444063901.3</text:p>
          </table:table-cell>
          <table:table-cell table:style-name="ce4" table:formula="of:=([.AM54]-[.AM53])/1000" office:value-type="float" office:value="2.0007734375" calcext:value-type="float">
            <text:p>2.0008</text:p>
          </table:table-cell>
          <table:table-cell table:style-name="ce4" table:formula="of:=[.AN54]+[.AO53]" office:value-type="float" office:value="104.00040625" calcext:value-type="float">
            <text:p>104.0004</text:p>
          </table:table-cell>
          <table:table-cell table:style-name="ce15" table:formula="of:=[.AO54]-2*([.$B54]-1)" office:value-type="float" office:value="0.00040625000001171" calcext:value-type="float">
            <text:p>0.00040625</text:p>
          </table:table-cell>
          <table:table-cell table:style-name="Default" office:value-type="float" office:value="63625444526229.9" calcext:value-type="float">
            <text:p>63625444526229.9</text:p>
          </table:table-cell>
          <table:table-cell table:style-name="ce4" table:formula="of:=([.AQ54]-[.AQ53])/1000" office:value-type="float" office:value="2.002484375" calcext:value-type="float">
            <text:p>2.0025</text:p>
          </table:table-cell>
          <table:table-cell table:style-name="ce4" table:formula="of:=[.AR54]+[.AS53]" office:value-type="float" office:value="104.001953125" calcext:value-type="float">
            <text:p>104.0020</text:p>
          </table:table-cell>
          <table:table-cell table:style-name="ce16" table:formula="of:=[.AS54]-2*([.$B54]-1)" office:value-type="float" office:value="0.001953125" calcext:value-type="float">
            <text:p>0.001953125</text:p>
          </table:table-cell>
          <table:table-cell table:style-name="Default" office:value-type="float" office:value="63625444996874.1" calcext:value-type="float">
            <text:p>63625444996874.1</text:p>
          </table:table-cell>
          <table:table-cell table:style-name="ce4" table:formula="of:=([.AU54]-[.AU53])/1000" office:value-type="float" office:value="2.0000078125" calcext:value-type="float">
            <text:p>2.0000</text:p>
          </table:table-cell>
          <table:table-cell table:style-name="ce4" table:formula="of:=[.AV54]+[.AW53]" office:value-type="float" office:value="104.001046875" calcext:value-type="float">
            <text:p>104.0010</text:p>
          </table:table-cell>
          <table:table-cell table:style-name="ce17" table:formula="of:=[.AW54]-2*([.$B54]-1)" office:value-type="float" office:value="0.00104687500004275" calcext:value-type="float">
            <text:p>0.001046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54" calcext:value-type="float">
            <text:p>54</text:p>
          </table:table-cell>
          <table:table-cell office:value-type="float" office:value="63625439587833.3" calcext:value-type="float">
            <text:p>63625439587833.3</text:p>
          </table:table-cell>
          <table:table-cell table:formula="of:=([.C55]-[.C54])/1000" office:value-type="float" office:value="1.9986796875" calcext:value-type="float">
            <text:p>1.9987</text:p>
          </table:table-cell>
          <table:table-cell table:formula="of:=[.D55]+[.E54]" office:value-type="float" office:value="105.9989140625" calcext:value-type="float">
            <text:p>105.9989</text:p>
          </table:table-cell>
          <table:table-cell table:style-name="ce6" table:formula="of:=[.E55]-2*([.$B55]-1)" office:value-type="float" office:value="-0.00108593750000807" calcext:value-type="float">
            <text:p>-0.0010859375</text:p>
          </table:table-cell>
          <table:table-cell table:style-name="Default" office:value-type="float" office:value="63625440250560.9" calcext:value-type="float">
            <text:p>63625440250560.9</text:p>
          </table:table-cell>
          <table:table-cell table:style-name="ce4" table:formula="of:=([.G55]-[.G54])/1000" office:value-type="float" office:value="2.0003828125" calcext:value-type="float">
            <text:p>2.0004</text:p>
          </table:table-cell>
          <table:table-cell table:style-name="ce4" table:formula="of:=[.H55]+[.I54]" office:value-type="float" office:value="106.0015234375" calcext:value-type="float">
            <text:p>106.0015</text:p>
          </table:table-cell>
          <table:table-cell table:style-name="ce7" table:formula="of:=[.I55]-2*([.$B55]-1)" office:value-type="float" office:value="0.00152343749999773" calcext:value-type="float">
            <text:p>0.0015234375</text:p>
          </table:table-cell>
          <table:table-cell table:style-name="Default" office:value-type="float" office:value="63625440720528.2" calcext:value-type="float">
            <text:p>63625440720528.2</text:p>
          </table:table-cell>
          <table:table-cell table:style-name="ce4" table:formula="of:=([.K55]-[.K54])/1000" office:value-type="float" office:value="2.0019375" calcext:value-type="float">
            <text:p>2.0019</text:p>
          </table:table-cell>
          <table:table-cell table:style-name="ce4" table:formula="of:=[.L55]+[.M54]" office:value-type="float" office:value="106.0009140625" calcext:value-type="float">
            <text:p>106.0009</text:p>
          </table:table-cell>
          <table:table-cell table:style-name="ce8" table:formula="of:=[.M55]-2*([.$B55]-1)" office:value-type="float" office:value="0.0009140625000299" calcext:value-type="float">
            <text:p>0.0009140625</text:p>
          </table:table-cell>
          <table:table-cell table:style-name="Default" office:value-type="float" office:value="63625441197259.1" calcext:value-type="float">
            <text:p>63625441197259.1</text:p>
          </table:table-cell>
          <table:table-cell table:style-name="ce4" table:formula="of:=([.O55]-[.O54])/1000" office:value-type="float" office:value="1.99746875" calcext:value-type="float">
            <text:p>1.9975</text:p>
          </table:table-cell>
          <table:table-cell table:style-name="ce4" table:formula="of:=[.P55]+[.Q54]" office:value-type="float" office:value="105.9999921875" calcext:value-type="float">
            <text:p>106.0000</text:p>
          </table:table-cell>
          <table:table-cell table:style-name="ce9" table:formula="of:=[.Q55]-2*([.$B55]-1)" office:value-type="float" office:value="-0.00000781250000159162" calcext:value-type="float">
            <text:p>-7.81250000159162E-06</text:p>
          </table:table-cell>
          <table:table-cell table:style-name="Default" office:value-type="float" office:value="63625441696391.5" calcext:value-type="float">
            <text:p>63625441696391.5</text:p>
          </table:table-cell>
          <table:table-cell table:style-name="ce4" table:formula="of:=([.S55]-[.S54])/1000" office:value-type="float" office:value="2.00103125" calcext:value-type="float">
            <text:p>2.0010</text:p>
          </table:table-cell>
          <table:table-cell table:style-name="ce4" table:formula="of:=[.T55]+[.U54]" office:value-type="float" office:value="106.0002421875" calcext:value-type="float">
            <text:p>106.0002</text:p>
          </table:table-cell>
          <table:table-cell table:style-name="ce10" table:formula="of:=[.U55]-2*([.$B55]-1)" office:value-type="float" office:value="0.000242187499964075" calcext:value-type="float">
            <text:p>0.0002421875</text:p>
          </table:table-cell>
          <table:table-cell table:style-name="Default" office:value-type="float" office:value="63625442186063.3" calcext:value-type="float">
            <text:p>63625442186063.3</text:p>
          </table:table-cell>
          <table:table-cell table:style-name="ce4" table:formula="of:=([.W55]-[.W54])/1000" office:value-type="float" office:value="2.0007265625" calcext:value-type="float">
            <text:p>2.0007</text:p>
          </table:table-cell>
          <table:table-cell table:style-name="ce4" table:formula="of:=[.X55]+[.Y54]" office:value-type="float" office:value="106.0004296875" calcext:value-type="float">
            <text:p>106.0004</text:p>
          </table:table-cell>
          <table:table-cell table:style-name="ce11" table:formula="of:=[.Y55]-2*([.$B55]-1)" office:value-type="float" office:value="0.000429687500002274" calcext:value-type="float">
            <text:p>0.0004296875</text:p>
          </table:table-cell>
          <table:table-cell table:style-name="Default" office:value-type="float" office:value="63625442663931.7" calcext:value-type="float">
            <text:p>63625442663931.7</text:p>
          </table:table-cell>
          <table:table-cell table:style-name="ce4" table:formula="of:=([.AA55]-[.AA54])/1000" office:value-type="float" office:value="2.00040625" calcext:value-type="float">
            <text:p>2.0004</text:p>
          </table:table-cell>
          <table:table-cell table:style-name="ce4" table:formula="of:=[.AB55]+[.AC54]" office:value-type="float" office:value="106.0005703125" calcext:value-type="float">
            <text:p>106.0006</text:p>
          </table:table-cell>
          <table:table-cell table:style-name="ce12" table:formula="of:=[.AC55]-2*([.$B55]-1)" office:value-type="float" office:value="0.000570312499959869" calcext:value-type="float">
            <text:p>0.0005703125</text:p>
          </table:table-cell>
          <table:table-cell table:style-name="Default" office:value-type="float" office:value="63625443125819.9" calcext:value-type="float">
            <text:p>63625443125819.9</text:p>
          </table:table-cell>
          <table:table-cell table:style-name="ce4" table:formula="of:=([.AE55]-[.AE54])/1000" office:value-type="float" office:value="2.00140625" calcext:value-type="float">
            <text:p>2.0014</text:p>
          </table:table-cell>
          <table:table-cell table:style-name="ce4" table:formula="of:=[.AF55]+[.AG54]" office:value-type="float" office:value="106.0019296875" calcext:value-type="float">
            <text:p>106.0019</text:p>
          </table:table-cell>
          <table:table-cell table:style-name="ce13" table:formula="of:=[.AG55]-2*([.$B55]-1)" office:value-type="float" office:value="0.00192968749999523" calcext:value-type="float">
            <text:p>0.0019296875</text:p>
          </table:table-cell>
          <table:table-cell table:style-name="Default" office:value-type="float" office:value="63625443589607.3" calcext:value-type="float">
            <text:p>63625443589607.3</text:p>
          </table:table-cell>
          <table:table-cell table:style-name="ce4" table:formula="of:=([.AI55]-[.AI54])/1000" office:value-type="float" office:value="1.9990703125" calcext:value-type="float">
            <text:p>1.9991</text:p>
          </table:table-cell>
          <table:table-cell table:style-name="ce4" table:formula="of:=[.AJ55]+[.AK54]" office:value-type="float" office:value="105.9991640625" calcext:value-type="float">
            <text:p>105.9992</text:p>
          </table:table-cell>
          <table:table-cell table:style-name="ce14" table:formula="of:=[.AK55]-2*([.$B55]-1)" office:value-type="float" office:value="-0.000835937500028194" calcext:value-type="float">
            <text:p>-0.0008359375</text:p>
          </table:table-cell>
          <table:table-cell table:style-name="Default" office:value-type="float" office:value="63625444065900.2" calcext:value-type="float">
            <text:p>63625444065900.2</text:p>
          </table:table-cell>
          <table:table-cell table:style-name="ce4" table:formula="of:=([.AM55]-[.AM54])/1000" office:value-type="float" office:value="1.998859375" calcext:value-type="float">
            <text:p>1.9989</text:p>
          </table:table-cell>
          <table:table-cell table:style-name="ce4" table:formula="of:=[.AN55]+[.AO54]" office:value-type="float" office:value="105.999265625" calcext:value-type="float">
            <text:p>105.9993</text:p>
          </table:table-cell>
          <table:table-cell table:style-name="ce15" table:formula="of:=[.AO55]-2*([.$B55]-1)" office:value-type="float" office:value="-0.000734374999993293" calcext:value-type="float">
            <text:p>-0.000734375</text:p>
          </table:table-cell>
          <table:table-cell table:style-name="Default" office:value-type="float" office:value="63625444528229.4" calcext:value-type="float">
            <text:p>63625444528229.4</text:p>
          </table:table-cell>
          <table:table-cell table:style-name="ce4" table:formula="of:=([.AQ55]-[.AQ54])/1000" office:value-type="float" office:value="1.9995703125" calcext:value-type="float">
            <text:p>1.9996</text:p>
          </table:table-cell>
          <table:table-cell table:style-name="ce4" table:formula="of:=[.AR55]+[.AS54]" office:value-type="float" office:value="106.0015234375" calcext:value-type="float">
            <text:p>106.0015</text:p>
          </table:table-cell>
          <table:table-cell table:style-name="ce16" table:formula="of:=[.AS55]-2*([.$B55]-1)" office:value-type="float" office:value="0.00152343749999773" calcext:value-type="float">
            <text:p>0.0015234375</text:p>
          </table:table-cell>
          <table:table-cell table:style-name="Default" office:value-type="float" office:value="63625444998874.7" calcext:value-type="float">
            <text:p>63625444998874.7</text:p>
          </table:table-cell>
          <table:table-cell table:style-name="ce4" table:formula="of:=([.AU55]-[.AU54])/1000" office:value-type="float" office:value="2.000625" calcext:value-type="float">
            <text:p>2.0006</text:p>
          </table:table-cell>
          <table:table-cell table:style-name="ce4" table:formula="of:=[.AV55]+[.AW54]" office:value-type="float" office:value="106.001671875" calcext:value-type="float">
            <text:p>106.0017</text:p>
          </table:table-cell>
          <table:table-cell table:style-name="ce17" table:formula="of:=[.AW55]-2*([.$B55]-1)" office:value-type="float" office:value="0.00167187500004218" calcext:value-type="float">
            <text:p>0.001671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55" calcext:value-type="float">
            <text:p>55</text:p>
          </table:table-cell>
          <table:table-cell office:value-type="float" office:value="63625439589834.1" calcext:value-type="float">
            <text:p>63625439589834.1</text:p>
          </table:table-cell>
          <table:table-cell table:formula="of:=([.C56]-[.C55])/1000" office:value-type="float" office:value="2.0008359375" calcext:value-type="float">
            <text:p>2.0008</text:p>
          </table:table-cell>
          <table:table-cell table:formula="of:=[.D56]+[.E55]" office:value-type="float" office:value="107.99975" calcext:value-type="float">
            <text:p>107.9998</text:p>
          </table:table-cell>
          <table:table-cell table:style-name="ce6" table:formula="of:=[.E56]-2*([.$B56]-1)" office:value-type="float" office:value="-0.000250000000008299" calcext:value-type="float">
            <text:p>-0.00025</text:p>
          </table:table-cell>
          <table:table-cell table:style-name="Default" office:value-type="float" office:value="63625440252560.4" calcext:value-type="float">
            <text:p>63625440252560.4</text:p>
          </table:table-cell>
          <table:table-cell table:style-name="ce4" table:formula="of:=([.G56]-[.G55])/1000" office:value-type="float" office:value="1.9994921875" calcext:value-type="float">
            <text:p>1.9995</text:p>
          </table:table-cell>
          <table:table-cell table:style-name="ce4" table:formula="of:=[.H56]+[.I55]" office:value-type="float" office:value="108.001015625" calcext:value-type="float">
            <text:p>108.0010</text:p>
          </table:table-cell>
          <table:table-cell table:style-name="ce7" table:formula="of:=[.I56]-2*([.$B56]-1)" office:value-type="float" office:value="0.00101562499999375" calcext:value-type="float">
            <text:p>0.001015625</text:p>
          </table:table-cell>
          <table:table-cell table:style-name="Default" office:value-type="float" office:value="63625440722529.5" calcext:value-type="float">
            <text:p>63625440722529.5</text:p>
          </table:table-cell>
          <table:table-cell table:style-name="ce4" table:formula="of:=([.K56]-[.K55])/1000" office:value-type="float" office:value="2.001359375" calcext:value-type="float">
            <text:p>2.0014</text:p>
          </table:table-cell>
          <table:table-cell table:style-name="ce4" table:formula="of:=[.L56]+[.M55]" office:value-type="float" office:value="108.0022734375" calcext:value-type="float">
            <text:p>108.0023</text:p>
          </table:table-cell>
          <table:table-cell table:style-name="ce8" table:formula="of:=[.M56]-2*([.$B56]-1)" office:value-type="float" office:value="0.00227343750003683" calcext:value-type="float">
            <text:p>0.0022734375</text:p>
          </table:table-cell>
          <table:table-cell table:style-name="Default" office:value-type="float" office:value="63625441199259.1" calcext:value-type="float">
            <text:p>63625441199259.1</text:p>
          </table:table-cell>
          <table:table-cell table:style-name="ce4" table:formula="of:=([.O56]-[.O55])/1000" office:value-type="float" office:value="1.999984375" calcext:value-type="float">
            <text:p>2.0000</text:p>
          </table:table-cell>
          <table:table-cell table:style-name="ce4" table:formula="of:=[.P56]+[.Q55]" office:value-type="float" office:value="107.9999765625" calcext:value-type="float">
            <text:p>108.0000</text:p>
          </table:table-cell>
          <table:table-cell table:style-name="ce9" table:formula="of:=[.Q56]-2*([.$B56]-1)" office:value-type="float" office:value="-0.0000234375000047748" calcext:value-type="float">
            <text:p>-2.34375000047748E-05</text:p>
          </table:table-cell>
          <table:table-cell table:style-name="Default" office:value-type="float" office:value="63625441698393.1" calcext:value-type="float">
            <text:p>63625441698393.1</text:p>
          </table:table-cell>
          <table:table-cell table:style-name="ce4" table:formula="of:=([.S56]-[.S55])/1000" office:value-type="float" office:value="2.001546875" calcext:value-type="float">
            <text:p>2.0015</text:p>
          </table:table-cell>
          <table:table-cell table:style-name="ce4" table:formula="of:=[.T56]+[.U55]" office:value-type="float" office:value="108.0017890625" calcext:value-type="float">
            <text:p>108.0018</text:p>
          </table:table-cell>
          <table:table-cell table:style-name="ce10" table:formula="of:=[.U56]-2*([.$B56]-1)" office:value-type="float" office:value="0.00178906249996658" calcext:value-type="float">
            <text:p>0.0017890625</text:p>
          </table:table-cell>
          <table:table-cell table:style-name="Default" office:value-type="float" office:value="63625442188063.6" calcext:value-type="float">
            <text:p>63625442188063.6</text:p>
          </table:table-cell>
          <table:table-cell table:style-name="ce4" table:formula="of:=([.W56]-[.W55])/1000" office:value-type="float" office:value="2.0002578125" calcext:value-type="float">
            <text:p>2.0003</text:p>
          </table:table-cell>
          <table:table-cell table:style-name="ce4" table:formula="of:=[.X56]+[.Y55]" office:value-type="float" office:value="108.0006875" calcext:value-type="float">
            <text:p>108.0007</text:p>
          </table:table-cell>
          <table:table-cell table:style-name="ce11" table:formula="of:=[.Y56]-2*([.$B56]-1)" office:value-type="float" office:value="0.000687499999997954" calcext:value-type="float">
            <text:p>0.0006875</text:p>
          </table:table-cell>
          <table:table-cell table:style-name="Default" office:value-type="float" office:value="63625442665931.8" calcext:value-type="float">
            <text:p>63625442665931.8</text:p>
          </table:table-cell>
          <table:table-cell table:style-name="ce4" table:formula="of:=([.AA56]-[.AA55])/1000" office:value-type="float" office:value="2.0001484375" calcext:value-type="float">
            <text:p>2.0001</text:p>
          </table:table-cell>
          <table:table-cell table:style-name="ce4" table:formula="of:=[.AB56]+[.AC55]" office:value-type="float" office:value="108.00071875" calcext:value-type="float">
            <text:p>108.0007</text:p>
          </table:table-cell>
          <table:table-cell table:style-name="ce12" table:formula="of:=[.AC56]-2*([.$B56]-1)" office:value-type="float" office:value="0.000718749999961688" calcext:value-type="float">
            <text:p>0.00071875</text:p>
          </table:table-cell>
          <table:table-cell table:style-name="Default" office:value-type="float" office:value="63625443127817.6" calcext:value-type="float">
            <text:p>63625443127817.6</text:p>
          </table:table-cell>
          <table:table-cell table:style-name="ce4" table:formula="of:=([.AE56]-[.AE55])/1000" office:value-type="float" office:value="1.99765625" calcext:value-type="float">
            <text:p>1.9977</text:p>
          </table:table-cell>
          <table:table-cell table:style-name="ce4" table:formula="of:=[.AF56]+[.AG55]" office:value-type="float" office:value="107.9995859375" calcext:value-type="float">
            <text:p>107.9996</text:p>
          </table:table-cell>
          <table:table-cell table:style-name="ce13" table:formula="of:=[.AG56]-2*([.$B56]-1)" office:value-type="float" office:value="-0.000414062499999091" calcext:value-type="float">
            <text:p>-0.0004140625</text:p>
          </table:table-cell>
          <table:table-cell table:style-name="Default" office:value-type="float" office:value="63625443591607.6" calcext:value-type="float">
            <text:p>63625443591607.6</text:p>
          </table:table-cell>
          <table:table-cell table:style-name="ce4" table:formula="of:=([.AI56]-[.AI55])/1000" office:value-type="float" office:value="2.0003359375" calcext:value-type="float">
            <text:p>2.0003</text:p>
          </table:table-cell>
          <table:table-cell table:style-name="ce4" table:formula="of:=[.AJ56]+[.AK55]" office:value-type="float" office:value="107.9995" calcext:value-type="float">
            <text:p>107.9995</text:p>
          </table:table-cell>
          <table:table-cell table:style-name="ce14" table:formula="of:=[.AK56]-2*([.$B56]-1)" office:value-type="float" office:value="-0.000500000000030809" calcext:value-type="float">
            <text:p>-0.0005</text:p>
          </table:table-cell>
          <table:table-cell table:style-name="Default" office:value-type="float" office:value="63625444067901.1" calcext:value-type="float">
            <text:p>63625444067901.1</text:p>
          </table:table-cell>
          <table:table-cell table:style-name="ce4" table:formula="of:=([.AM56]-[.AM55])/1000" office:value-type="float" office:value="2.0008828125" calcext:value-type="float">
            <text:p>2.0009</text:p>
          </table:table-cell>
          <table:table-cell table:style-name="ce4" table:formula="of:=[.AN56]+[.AO55]" office:value-type="float" office:value="108.0001484375" calcext:value-type="float">
            <text:p>108.0001</text:p>
          </table:table-cell>
          <table:table-cell table:style-name="ce15" table:formula="of:=[.AO56]-2*([.$B56]-1)" office:value-type="float" office:value="0.000148437500001819" calcext:value-type="float">
            <text:p>0.0001484375</text:p>
          </table:table-cell>
          <table:table-cell table:style-name="Default" office:value-type="float" office:value="63625444530227" calcext:value-type="float">
            <text:p>63625444530227</text:p>
          </table:table-cell>
          <table:table-cell table:style-name="ce4" table:formula="of:=([.AQ56]-[.AQ55])/1000" office:value-type="float" office:value="1.9976171875" calcext:value-type="float">
            <text:p>1.9976</text:p>
          </table:table-cell>
          <table:table-cell table:style-name="ce4" table:formula="of:=[.AR56]+[.AS55]" office:value-type="float" office:value="107.999140625" calcext:value-type="float">
            <text:p>107.9991</text:p>
          </table:table-cell>
          <table:table-cell table:style-name="ce16" table:formula="of:=[.AS56]-2*([.$B56]-1)" office:value-type="float" office:value="-0.000859375000004548" calcext:value-type="float">
            <text:p>-0.000859375</text:p>
          </table:table-cell>
          <table:table-cell table:style-name="Default" office:value-type="float" office:value="63625445000875.2" calcext:value-type="float">
            <text:p>63625445000875.2</text:p>
          </table:table-cell>
          <table:table-cell table:style-name="ce4" table:formula="of:=([.AU56]-[.AU55])/1000" office:value-type="float" office:value="2.0004765625" calcext:value-type="float">
            <text:p>2.0005</text:p>
          </table:table-cell>
          <table:table-cell table:style-name="ce4" table:formula="of:=[.AV56]+[.AW55]" office:value-type="float" office:value="108.0021484375" calcext:value-type="float">
            <text:p>108.0021</text:p>
          </table:table-cell>
          <table:table-cell table:style-name="ce17" table:formula="of:=[.AW56]-2*([.$B56]-1)" office:value-type="float" office:value="0.00214843750003979" calcext:value-type="float">
            <text:p>0.002148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56" calcext:value-type="float">
            <text:p>56</text:p>
          </table:table-cell>
          <table:table-cell office:value-type="float" office:value="63625439591836" calcext:value-type="float">
            <text:p>63625439591836</text:p>
          </table:table-cell>
          <table:table-cell table:formula="of:=([.C57]-[.C56])/1000" office:value-type="float" office:value="2.001890625" calcext:value-type="float">
            <text:p>2.0019</text:p>
          </table:table-cell>
          <table:table-cell table:formula="of:=[.D57]+[.E56]" office:value-type="float" office:value="110.001640625" calcext:value-type="float">
            <text:p>110.0016</text:p>
          </table:table-cell>
          <table:table-cell table:style-name="ce6" table:formula="of:=[.E57]-2*([.$B57]-1)" office:value-type="float" office:value="0.00164062499999318" calcext:value-type="float">
            <text:p>0.001640625</text:p>
          </table:table-cell>
          <table:table-cell table:style-name="Default" office:value-type="float" office:value="63625440254558.9" calcext:value-type="float">
            <text:p>63625440254558.9</text:p>
          </table:table-cell>
          <table:table-cell table:style-name="ce4" table:formula="of:=([.G57]-[.G56])/1000" office:value-type="float" office:value="1.9984453125" calcext:value-type="float">
            <text:p>1.9984</text:p>
          </table:table-cell>
          <table:table-cell table:style-name="ce4" table:formula="of:=[.H57]+[.I56]" office:value-type="float" office:value="109.9994609375" calcext:value-type="float">
            <text:p>109.9995</text:p>
          </table:table-cell>
          <table:table-cell table:style-name="ce7" table:formula="of:=[.I57]-2*([.$B57]-1)" office:value-type="float" office:value="-0.000539062500010346" calcext:value-type="float">
            <text:p>-0.0005390625</text:p>
          </table:table-cell>
          <table:table-cell table:style-name="Default" office:value-type="float" office:value="63625440724529.3" calcext:value-type="float">
            <text:p>63625440724529.3</text:p>
          </table:table-cell>
          <table:table-cell table:style-name="ce4" table:formula="of:=([.K57]-[.K56])/1000" office:value-type="float" office:value="1.9997421875" calcext:value-type="float">
            <text:p>1.9997</text:p>
          </table:table-cell>
          <table:table-cell table:style-name="ce4" table:formula="of:=[.L57]+[.M56]" office:value-type="float" office:value="110.002015625" calcext:value-type="float">
            <text:p>110.0020</text:p>
          </table:table-cell>
          <table:table-cell table:style-name="ce8" table:formula="of:=[.M57]-2*([.$B57]-1)" office:value-type="float" office:value="0.00201562500004115" calcext:value-type="float">
            <text:p>0.002015625</text:p>
          </table:table-cell>
          <table:table-cell table:style-name="Default" office:value-type="float" office:value="63625441201259.1" calcext:value-type="float">
            <text:p>63625441201259.1</text:p>
          </table:table-cell>
          <table:table-cell table:style-name="ce4" table:formula="of:=([.O57]-[.O56])/1000" office:value-type="float" office:value="1.99996875" calcext:value-type="float">
            <text:p>2.0000</text:p>
          </table:table-cell>
          <table:table-cell table:style-name="ce4" table:formula="of:=[.P57]+[.Q56]" office:value-type="float" office:value="109.9999453125" calcext:value-type="float">
            <text:p>109.9999</text:p>
          </table:table-cell>
          <table:table-cell table:style-name="ce9" table:formula="of:=[.Q57]-2*([.$B57]-1)" office:value-type="float" office:value="-0.0000546875000111413" calcext:value-type="float">
            <text:p>-5.46875000111413E-05</text:p>
          </table:table-cell>
          <table:table-cell table:style-name="Default" office:value-type="float" office:value="63625441700391.8" calcext:value-type="float">
            <text:p>63625441700391.8</text:p>
          </table:table-cell>
          <table:table-cell table:style-name="ce4" table:formula="of:=([.S57]-[.S56])/1000" office:value-type="float" office:value="1.9986953125" calcext:value-type="float">
            <text:p>1.9987</text:p>
          </table:table-cell>
          <table:table-cell table:style-name="ce4" table:formula="of:=[.T57]+[.U56]" office:value-type="float" office:value="110.000484375" calcext:value-type="float">
            <text:p>110.0005</text:p>
          </table:table-cell>
          <table:table-cell table:style-name="ce10" table:formula="of:=[.U57]-2*([.$B57]-1)" office:value-type="float" office:value="0.000484374999970783" calcext:value-type="float">
            <text:p>0.000484375</text:p>
          </table:table-cell>
          <table:table-cell table:style-name="Default" office:value-type="float" office:value="63625442190065.1" calcext:value-type="float">
            <text:p>63625442190065.1</text:p>
          </table:table-cell>
          <table:table-cell table:style-name="ce4" table:formula="of:=([.W57]-[.W56])/1000" office:value-type="float" office:value="2.001578125" calcext:value-type="float">
            <text:p>2.0016</text:p>
          </table:table-cell>
          <table:table-cell table:style-name="ce4" table:formula="of:=[.X57]+[.Y56]" office:value-type="float" office:value="110.002265625" calcext:value-type="float">
            <text:p>110.0023</text:p>
          </table:table-cell>
          <table:table-cell table:style-name="ce11" table:formula="of:=[.Y57]-2*([.$B57]-1)" office:value-type="float" office:value="0.00226562499999261" calcext:value-type="float">
            <text:p>0.002265625</text:p>
          </table:table-cell>
          <table:table-cell table:style-name="Default" office:value-type="float" office:value="63625442667932.3" calcext:value-type="float">
            <text:p>63625442667932.3</text:p>
          </table:table-cell>
          <table:table-cell table:style-name="ce4" table:formula="of:=([.AA57]-[.AA56])/1000" office:value-type="float" office:value="2.000515625" calcext:value-type="float">
            <text:p>2.0005</text:p>
          </table:table-cell>
          <table:table-cell table:style-name="ce4" table:formula="of:=[.AB57]+[.AC56]" office:value-type="float" office:value="110.001234375" calcext:value-type="float">
            <text:p>110.0012</text:p>
          </table:table-cell>
          <table:table-cell table:style-name="ce12" table:formula="of:=[.AC57]-2*([.$B57]-1)" office:value-type="float" office:value="0.00123437499996726" calcext:value-type="float">
            <text:p>0.001234375</text:p>
          </table:table-cell>
          <table:table-cell table:style-name="Default" office:value-type="float" office:value="63625443129817.2" calcext:value-type="float">
            <text:p>63625443129817.2</text:p>
          </table:table-cell>
          <table:table-cell table:style-name="ce4" table:formula="of:=([.AE57]-[.AE56])/1000" office:value-type="float" office:value="1.9995859375" calcext:value-type="float">
            <text:p>1.9996</text:p>
          </table:table-cell>
          <table:table-cell table:style-name="ce4" table:formula="of:=[.AF57]+[.AG56]" office:value-type="float" office:value="109.999171875" calcext:value-type="float">
            <text:p>109.9992</text:p>
          </table:table-cell>
          <table:table-cell table:style-name="ce13" table:formula="of:=[.AG57]-2*([.$B57]-1)" office:value-type="float" office:value="-0.000828124999998181" calcext:value-type="float">
            <text:p>-0.000828125</text:p>
          </table:table-cell>
          <table:table-cell table:style-name="Default" office:value-type="float" office:value="63625443593610" calcext:value-type="float">
            <text:p>63625443593610</text:p>
          </table:table-cell>
          <table:table-cell table:style-name="ce4" table:formula="of:=([.AI57]-[.AI56])/1000" office:value-type="float" office:value="2.0024140625" calcext:value-type="float">
            <text:p>2.0024</text:p>
          </table:table-cell>
          <table:table-cell table:style-name="ce4" table:formula="of:=[.AJ57]+[.AK56]" office:value-type="float" office:value="110.0019140625" calcext:value-type="float">
            <text:p>110.0019</text:p>
          </table:table-cell>
          <table:table-cell table:style-name="ce14" table:formula="of:=[.AK57]-2*([.$B57]-1)" office:value-type="float" office:value="0.00191406249996362" calcext:value-type="float">
            <text:p>0.0019140625</text:p>
          </table:table-cell>
          <table:table-cell table:style-name="Default" office:value-type="float" office:value="63625444069900.7" calcext:value-type="float">
            <text:p>63625444069900.7</text:p>
          </table:table-cell>
          <table:table-cell table:style-name="ce4" table:formula="of:=([.AM57]-[.AM56])/1000" office:value-type="float" office:value="1.999671875" calcext:value-type="float">
            <text:p>1.9997</text:p>
          </table:table-cell>
          <table:table-cell table:style-name="ce4" table:formula="of:=[.AN57]+[.AO56]" office:value-type="float" office:value="109.9998203125" calcext:value-type="float">
            <text:p>109.9998</text:p>
          </table:table-cell>
          <table:table-cell table:style-name="ce15" table:formula="of:=[.AO57]-2*([.$B57]-1)" office:value-type="float" office:value="-0.000179687499993975" calcext:value-type="float">
            <text:p>-0.0001796875</text:p>
          </table:table-cell>
          <table:table-cell table:style-name="Default" office:value-type="float" office:value="63625444532228.1" calcext:value-type="float">
            <text:p>63625444532228.1</text:p>
          </table:table-cell>
          <table:table-cell table:style-name="ce4" table:formula="of:=([.AQ57]-[.AQ56])/1000" office:value-type="float" office:value="2.001046875" calcext:value-type="float">
            <text:p>2.0010</text:p>
          </table:table-cell>
          <table:table-cell table:style-name="ce4" table:formula="of:=[.AR57]+[.AS56]" office:value-type="float" office:value="110.0001875" calcext:value-type="float">
            <text:p>110.0002</text:p>
          </table:table-cell>
          <table:table-cell table:style-name="ce16" table:formula="of:=[.AS57]-2*([.$B57]-1)" office:value-type="float" office:value="0.000187499999995566" calcext:value-type="float">
            <text:p>0.0001875</text:p>
          </table:table-cell>
          <table:table-cell table:style-name="Default" office:value-type="float" office:value="63625445002874.7" calcext:value-type="float">
            <text:p>63625445002874.7</text:p>
          </table:table-cell>
          <table:table-cell table:style-name="ce4" table:formula="of:=([.AU57]-[.AU56])/1000" office:value-type="float" office:value="1.99953125" calcext:value-type="float">
            <text:p>1.9995</text:p>
          </table:table-cell>
          <table:table-cell table:style-name="ce4" table:formula="of:=[.AV57]+[.AW56]" office:value-type="float" office:value="110.0016796875" calcext:value-type="float">
            <text:p>110.0017</text:p>
          </table:table-cell>
          <table:table-cell table:style-name="ce17" table:formula="of:=[.AW57]-2*([.$B57]-1)" office:value-type="float" office:value="0.00167968750004377" calcext:value-type="float">
            <text:p>0.0016796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prompt 5</text:p>
          </table:table-cell>
          <table:table-cell table:style-name="ce3" office:value-type="float" office:value="57" calcext:value-type="float">
            <text:p>57</text:p>
          </table:table-cell>
          <table:table-cell office:value-type="float" office:value="63625439593834.8" calcext:value-type="float">
            <text:p>63625439593834.8</text:p>
          </table:table-cell>
          <table:table-cell table:formula="of:=([.C58]-[.C57])/1000" office:value-type="float" office:value="1.9988125" calcext:value-type="float">
            <text:p>1.9988</text:p>
          </table:table-cell>
          <table:table-cell table:formula="of:=[.D58]+[.E57]" office:value-type="float" office:value="112.000453125" calcext:value-type="float">
            <text:p>112.0005</text:p>
          </table:table-cell>
          <table:table-cell table:style-name="ce6" table:formula="of:=[.E58]-2*([.$B58]-1)" office:value-type="float" office:value="0.000453124999992838" calcext:value-type="float">
            <text:p>0.000453125</text:p>
          </table:table-cell>
          <table:table-cell table:style-name="Default" office:value-type="float" office:value="63625440256559.1" calcext:value-type="float">
            <text:p>63625440256559.1</text:p>
          </table:table-cell>
          <table:table-cell table:style-name="ce4" table:formula="of:=([.G58]-[.G57])/1000" office:value-type="float" office:value="2.00025" calcext:value-type="float">
            <text:p>2.0003</text:p>
          </table:table-cell>
          <table:table-cell table:style-name="ce4" table:formula="of:=[.H58]+[.I57]" office:value-type="float" office:value="111.9997109375" calcext:value-type="float">
            <text:p>111.9997</text:p>
          </table:table-cell>
          <table:table-cell table:style-name="ce7" table:formula="of:=[.I58]-2*([.$B58]-1)" office:value-type="float" office:value="-0.000289062500016257" calcext:value-type="float">
            <text:p>-0.0002890625</text:p>
          </table:table-cell>
          <table:table-cell table:style-name="Default" office:value-type="float" office:value="63625440726527.7" calcext:value-type="float">
            <text:p>63625440726527.7</text:p>
          </table:table-cell>
          <table:table-cell table:style-name="ce4" table:formula="of:=([.K58]-[.K57])/1000" office:value-type="float" office:value="1.9983671875" calcext:value-type="float">
            <text:p>1.9984</text:p>
          </table:table-cell>
          <table:table-cell table:style-name="ce4" table:formula="of:=[.L58]+[.M57]" office:value-type="float" office:value="112.0003828125" calcext:value-type="float">
            <text:p>112.0004</text:p>
          </table:table-cell>
          <table:table-cell table:style-name="ce8" table:formula="of:=[.M58]-2*([.$B58]-1)" office:value-type="float" office:value="0.000382812500035357" calcext:value-type="float">
            <text:p>0.0003828125</text:p>
          </table:table-cell>
          <table:table-cell table:style-name="Default" office:value-type="float" office:value="63625441203258.7" calcext:value-type="float">
            <text:p>63625441203258.7</text:p>
          </table:table-cell>
          <table:table-cell table:style-name="ce4" table:formula="of:=([.O58]-[.O57])/1000" office:value-type="float" office:value="1.999609375" calcext:value-type="float">
            <text:p>1.9996</text:p>
          </table:table-cell>
          <table:table-cell table:style-name="ce4" table:formula="of:=[.P58]+[.Q57]" office:value-type="float" office:value="111.9995546875" calcext:value-type="float">
            <text:p>111.9996</text:p>
          </table:table-cell>
          <table:table-cell table:style-name="ce9" table:formula="of:=[.Q58]-2*([.$B58]-1)" office:value-type="float" office:value="-0.000445312500005457" calcext:value-type="float">
            <text:p>-0.0004453125</text:p>
          </table:table-cell>
          <table:table-cell table:style-name="Default" office:value-type="float" office:value="63625441702390.1" calcext:value-type="float">
            <text:p>63625441702390.1</text:p>
          </table:table-cell>
          <table:table-cell table:style-name="ce4" table:formula="of:=([.S58]-[.S57])/1000" office:value-type="float" office:value="1.998328125" calcext:value-type="float">
            <text:p>1.9983</text:p>
          </table:table-cell>
          <table:table-cell table:style-name="ce4" table:formula="of:=[.T58]+[.U57]" office:value-type="float" office:value="111.9988125" calcext:value-type="float">
            <text:p>111.9988</text:p>
          </table:table-cell>
          <table:table-cell table:style-name="ce10" table:formula="of:=[.U58]-2*([.$B58]-1)" office:value-type="float" office:value="-0.00118750000002876" calcext:value-type="float">
            <text:p>-0.0011875</text:p>
          </table:table-cell>
          <table:table-cell table:style-name="Default" office:value-type="float" office:value="63625442192062.2" calcext:value-type="float">
            <text:p>63625442192062.2</text:p>
          </table:table-cell>
          <table:table-cell table:style-name="ce4" table:formula="of:=([.W58]-[.W57])/1000" office:value-type="float" office:value="1.997078125" calcext:value-type="float">
            <text:p>1.9971</text:p>
          </table:table-cell>
          <table:table-cell table:style-name="ce4" table:formula="of:=[.X58]+[.Y57]" office:value-type="float" office:value="111.99934375" calcext:value-type="float">
            <text:p>111.9993</text:p>
          </table:table-cell>
          <table:table-cell table:style-name="ce11" table:formula="of:=[.Y58]-2*([.$B58]-1)" office:value-type="float" office:value="-0.000656250000005798" calcext:value-type="float">
            <text:p>-0.00065625</text:p>
          </table:table-cell>
          <table:table-cell table:style-name="Default" office:value-type="float" office:value="63625442669930.2" calcext:value-type="float">
            <text:p>63625442669930.2</text:p>
          </table:table-cell>
          <table:table-cell table:style-name="ce4" table:formula="of:=([.AA58]-[.AA57])/1000" office:value-type="float" office:value="1.9978515625" calcext:value-type="float">
            <text:p>1.9979</text:p>
          </table:table-cell>
          <table:table-cell table:style-name="ce4" table:formula="of:=[.AB58]+[.AC57]" office:value-type="float" office:value="111.9990859375" calcext:value-type="float">
            <text:p>111.9991</text:p>
          </table:table-cell>
          <table:table-cell table:style-name="ce12" table:formula="of:=[.AC58]-2*([.$B58]-1)" office:value-type="float" office:value="-0.0009140625000299" calcext:value-type="float">
            <text:p>-0.0009140625</text:p>
          </table:table-cell>
          <table:table-cell table:style-name="Default" office:value-type="float" office:value="63625443131817" calcext:value-type="float">
            <text:p>63625443131817</text:p>
          </table:table-cell>
          <table:table-cell table:style-name="ce4" table:formula="of:=([.AE58]-[.AE57])/1000" office:value-type="float" office:value="1.999859375" calcext:value-type="float">
            <text:p>1.9999</text:p>
          </table:table-cell>
          <table:table-cell table:style-name="ce4" table:formula="of:=[.AF58]+[.AG57]" office:value-type="float" office:value="111.99903125" calcext:value-type="float">
            <text:p>111.9990</text:p>
          </table:table-cell>
          <table:table-cell table:style-name="ce13" table:formula="of:=[.AG58]-2*([.$B58]-1)" office:value-type="float" office:value="-0.000968749999998408" calcext:value-type="float">
            <text:p>-0.00096875</text:p>
          </table:table-cell>
          <table:table-cell table:style-name="Default" office:value-type="float" office:value="63625443595610" calcext:value-type="float">
            <text:p>63625443595610</text:p>
          </table:table-cell>
          <table:table-cell table:style-name="ce4" table:formula="of:=([.AI58]-[.AI57])/1000" office:value-type="float" office:value="2.0000234375" calcext:value-type="float">
            <text:p>2.0000</text:p>
          </table:table-cell>
          <table:table-cell table:style-name="ce4" table:formula="of:=[.AJ58]+[.AK57]" office:value-type="float" office:value="112.0019375" calcext:value-type="float">
            <text:p>112.0019</text:p>
          </table:table-cell>
          <table:table-cell table:style-name="ce14" table:formula="of:=[.AK58]-2*([.$B58]-1)" office:value-type="float" office:value="0.0019374999999684" calcext:value-type="float">
            <text:p>0.0019375</text:p>
          </table:table-cell>
          <table:table-cell table:style-name="Default" office:value-type="float" office:value="63625444071902.6" calcext:value-type="float">
            <text:p>63625444071902.6</text:p>
          </table:table-cell>
          <table:table-cell table:style-name="ce4" table:formula="of:=([.AM58]-[.AM57])/1000" office:value-type="float" office:value="2.0018984375" calcext:value-type="float">
            <text:p>2.0019</text:p>
          </table:table-cell>
          <table:table-cell table:style-name="ce4" table:formula="of:=[.AN58]+[.AO57]" office:value-type="float" office:value="112.00171875" calcext:value-type="float">
            <text:p>112.0017</text:p>
          </table:table-cell>
          <table:table-cell table:style-name="ce15" table:formula="of:=[.AO58]-2*([.$B58]-1)" office:value-type="float" office:value="0.0017187500000091" calcext:value-type="float">
            <text:p>0.00171875</text:p>
          </table:table-cell>
          <table:table-cell table:style-name="Default" office:value-type="float" office:value="63625444534229.7" calcext:value-type="float">
            <text:p>63625444534229.7</text:p>
          </table:table-cell>
          <table:table-cell table:style-name="ce4" table:formula="of:=([.AQ58]-[.AQ57])/1000" office:value-type="float" office:value="2.0016015625" calcext:value-type="float">
            <text:p>2.0016</text:p>
          </table:table-cell>
          <table:table-cell table:style-name="ce4" table:formula="of:=[.AR58]+[.AS57]" office:value-type="float" office:value="112.0017890625" calcext:value-type="float">
            <text:p>112.0018</text:p>
          </table:table-cell>
          <table:table-cell table:style-name="ce16" table:formula="of:=[.AS58]-2*([.$B58]-1)" office:value-type="float" office:value="0.001789062499995" calcext:value-type="float">
            <text:p>0.0017890625</text:p>
          </table:table-cell>
          <table:table-cell table:style-name="Default" office:value-type="float" office:value="63625445004874.2" calcext:value-type="float">
            <text:p>63625445004874.2</text:p>
          </table:table-cell>
          <table:table-cell table:style-name="ce4" table:formula="of:=([.AU58]-[.AU57])/1000" office:value-type="float" office:value="1.9995078125" calcext:value-type="float">
            <text:p>1.9995</text:p>
          </table:table-cell>
          <table:table-cell table:style-name="ce4" table:formula="of:=[.AV58]+[.AW57]" office:value-type="float" office:value="112.0011875" calcext:value-type="float">
            <text:p>112.0012</text:p>
          </table:table-cell>
          <table:table-cell table:style-name="ce17" table:formula="of:=[.AW58]-2*([.$B58]-1)" office:value-type="float" office:value="0.00118750000004297" calcext:value-type="float">
            <text:p>0.0011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rame</text:p>
          </table:table-cell>
          <table:table-cell table:style-name="ce3" office:value-type="float" office:value="58" calcext:value-type="float">
            <text:p>58</text:p>
          </table:table-cell>
          <table:table-cell office:value-type="float" office:value="63625439595835" calcext:value-type="float">
            <text:p>63625439595835</text:p>
          </table:table-cell>
          <table:table-cell table:formula="of:=([.C59]-[.C58])/1000" office:value-type="float" office:value="2.0002265625" calcext:value-type="float">
            <text:p>2.0002</text:p>
          </table:table-cell>
          <table:table-cell table:formula="of:=[.D59]+[.E58]" office:value-type="float" office:value="114.0006796875" calcext:value-type="float">
            <text:p>114.0007</text:p>
          </table:table-cell>
          <table:table-cell table:style-name="ce6" table:formula="of:=[.E59]-2*([.$B59]-1)" office:value-type="float" office:value="0.000679687499996362" calcext:value-type="float">
            <text:p>0.0006796875</text:p>
          </table:table-cell>
          <table:table-cell table:style-name="Default" office:value-type="float" office:value="63625440258560.2" calcext:value-type="float">
            <text:p>63625440258560.2</text:p>
          </table:table-cell>
          <table:table-cell table:style-name="ce4" table:formula="of:=([.G59]-[.G58])/1000" office:value-type="float" office:value="2.0010859375" calcext:value-type="float">
            <text:p>2.0011</text:p>
          </table:table-cell>
          <table:table-cell table:style-name="ce4" table:formula="of:=[.H59]+[.I58]" office:value-type="float" office:value="114.000796875" calcext:value-type="float">
            <text:p>114.0008</text:p>
          </table:table-cell>
          <table:table-cell table:style-name="ce7" table:formula="of:=[.I59]-2*([.$B59]-1)" office:value-type="float" office:value="0.000796874999977604" calcext:value-type="float">
            <text:p>0.000796875</text:p>
          </table:table-cell>
          <table:table-cell table:style-name="Default" office:value-type="float" office:value="63625440728526.4" calcext:value-type="float">
            <text:p>63625440728526.4</text:p>
          </table:table-cell>
          <table:table-cell table:style-name="ce4" table:formula="of:=([.K59]-[.K58])/1000" office:value-type="float" office:value="1.998765625" calcext:value-type="float">
            <text:p>1.9988</text:p>
          </table:table-cell>
          <table:table-cell table:style-name="ce4" table:formula="of:=[.L59]+[.M58]" office:value-type="float" office:value="113.9991484375" calcext:value-type="float">
            <text:p>113.9991</text:p>
          </table:table-cell>
          <table:table-cell table:style-name="ce8" table:formula="of:=[.M59]-2*([.$B59]-1)" office:value-type="float" office:value="-0.000851562499960323" calcext:value-type="float">
            <text:p>-0.0008515625</text:p>
          </table:table-cell>
          <table:table-cell table:style-name="Default" office:value-type="float" office:value="63625441205261" calcext:value-type="float">
            <text:p>63625441205261</text:p>
          </table:table-cell>
          <table:table-cell table:style-name="ce4" table:formula="of:=([.O59]-[.O58])/1000" office:value-type="float" office:value="2.002359375" calcext:value-type="float">
            <text:p>2.0024</text:p>
          </table:table-cell>
          <table:table-cell table:style-name="ce4" table:formula="of:=[.P59]+[.Q58]" office:value-type="float" office:value="114.0019140625" calcext:value-type="float">
            <text:p>114.0019</text:p>
          </table:table-cell>
          <table:table-cell table:style-name="ce9" table:formula="of:=[.Q59]-2*([.$B59]-1)" office:value-type="float" office:value="0.00191406249999204" calcext:value-type="float">
            <text:p>0.0019140625</text:p>
          </table:table-cell>
          <table:table-cell table:style-name="Default" office:value-type="float" office:value="63625441704393.4" calcext:value-type="float">
            <text:p>63625441704393.4</text:p>
          </table:table-cell>
          <table:table-cell table:style-name="ce4" table:formula="of:=([.S59]-[.S58])/1000" office:value-type="float" office:value="2.00328125" calcext:value-type="float">
            <text:p>2.0033</text:p>
          </table:table-cell>
          <table:table-cell table:style-name="ce4" table:formula="of:=[.T59]+[.U58]" office:value-type="float" office:value="114.00209375" calcext:value-type="float">
            <text:p>114.0021</text:p>
          </table:table-cell>
          <table:table-cell table:style-name="ce10" table:formula="of:=[.U59]-2*([.$B59]-1)" office:value-type="float" office:value="0.00209374999997181" calcext:value-type="float">
            <text:p>0.00209375</text:p>
          </table:table-cell>
          <table:table-cell table:style-name="Default" office:value-type="float" office:value="63625442194062.4" calcext:value-type="float">
            <text:p>63625442194062.4</text:p>
          </table:table-cell>
          <table:table-cell table:style-name="ce4" table:formula="of:=([.W59]-[.W58])/1000" office:value-type="float" office:value="2.0001796875" calcext:value-type="float">
            <text:p>2.0002</text:p>
          </table:table-cell>
          <table:table-cell table:style-name="ce4" table:formula="of:=[.X59]+[.Y58]" office:value-type="float" office:value="113.9995234375" calcext:value-type="float">
            <text:p>113.9995</text:p>
          </table:table-cell>
          <table:table-cell table:style-name="ce11" table:formula="of:=[.Y59]-2*([.$B59]-1)" office:value-type="float" office:value="-0.000476562500011823" calcext:value-type="float">
            <text:p>-0.0004765625</text:p>
          </table:table-cell>
          <table:table-cell table:style-name="Default" office:value-type="float" office:value="63625442671930.2" calcext:value-type="float">
            <text:p>63625442671930.2</text:p>
          </table:table-cell>
          <table:table-cell table:style-name="ce4" table:formula="of:=([.AA59]-[.AA58])/1000" office:value-type="float" office:value="2.000015625" calcext:value-type="float">
            <text:p>2.0000</text:p>
          </table:table-cell>
          <table:table-cell table:style-name="ce4" table:formula="of:=[.AB59]+[.AC58]" office:value-type="float" office:value="113.9991015625" calcext:value-type="float">
            <text:p>113.9991</text:p>
          </table:table-cell>
          <table:table-cell table:style-name="ce12" table:formula="of:=[.AC59]-2*([.$B59]-1)" office:value-type="float" office:value="-0.000898437500026716" calcext:value-type="float">
            <text:p>-0.0008984375</text:p>
          </table:table-cell>
          <table:table-cell table:style-name="Default" office:value-type="float" office:value="63625443133817.1" calcext:value-type="float">
            <text:p>63625443133817.1</text:p>
          </table:table-cell>
          <table:table-cell table:style-name="ce4" table:formula="of:=([.AE59]-[.AE58])/1000" office:value-type="float" office:value="2.0000859375" calcext:value-type="float">
            <text:p>2.0001</text:p>
          </table:table-cell>
          <table:table-cell table:style-name="ce4" table:formula="of:=[.AF59]+[.AG58]" office:value-type="float" office:value="113.9991171875" calcext:value-type="float">
            <text:p>113.9991</text:p>
          </table:table-cell>
          <table:table-cell table:style-name="ce13" table:formula="of:=[.AG59]-2*([.$B59]-1)" office:value-type="float" office:value="-0.000882812499995111" calcext:value-type="float">
            <text:p>-0.0008828125</text:p>
          </table:table-cell>
          <table:table-cell table:style-name="Default" office:value-type="float" office:value="63625443597610" calcext:value-type="float">
            <text:p>63625443597610</text:p>
          </table:table-cell>
          <table:table-cell table:style-name="ce4" table:formula="of:=([.AI59]-[.AI58])/1000" office:value-type="float" office:value="2.000015625" calcext:value-type="float">
            <text:p>2.0000</text:p>
          </table:table-cell>
          <table:table-cell table:style-name="ce4" table:formula="of:=[.AJ59]+[.AK58]" office:value-type="float" office:value="114.001953125" calcext:value-type="float">
            <text:p>114.0020</text:p>
          </table:table-cell>
          <table:table-cell table:style-name="ce14" table:formula="of:=[.AK59]-2*([.$B59]-1)" office:value-type="float" office:value="0.00195312499997158" calcext:value-type="float">
            <text:p>0.001953125</text:p>
          </table:table-cell>
          <table:table-cell table:style-name="Default" office:value-type="float" office:value="63625444073900.8" calcext:value-type="float">
            <text:p>63625444073900.8</text:p>
          </table:table-cell>
          <table:table-cell table:style-name="ce4" table:formula="of:=([.AM59]-[.AM58])/1000" office:value-type="float" office:value="1.9981640625" calcext:value-type="float">
            <text:p>1.9982</text:p>
          </table:table-cell>
          <table:table-cell table:style-name="ce4" table:formula="of:=[.AN59]+[.AO58]" office:value-type="float" office:value="113.9998828125" calcext:value-type="float">
            <text:p>113.9999</text:p>
          </table:table-cell>
          <table:table-cell table:style-name="ce15" table:formula="of:=[.AO59]-2*([.$B59]-1)" office:value-type="float" office:value="-0.000117187499995453" calcext:value-type="float">
            <text:p>-0.0001171875</text:p>
          </table:table-cell>
          <table:table-cell table:style-name="Default" office:value-type="float" office:value="63625444536228.1" calcext:value-type="float">
            <text:p>63625444536228.1</text:p>
          </table:table-cell>
          <table:table-cell table:style-name="ce4" table:formula="of:=([.AQ59]-[.AQ58])/1000" office:value-type="float" office:value="1.9983828125" calcext:value-type="float">
            <text:p>1.9984</text:p>
          </table:table-cell>
          <table:table-cell table:style-name="ce4" table:formula="of:=[.AR59]+[.AS58]" office:value-type="float" office:value="114.000171875" calcext:value-type="float">
            <text:p>114.0002</text:p>
          </table:table-cell>
          <table:table-cell table:style-name="ce16" table:formula="of:=[.AS59]-2*([.$B59]-1)" office:value-type="float" office:value="0.000171874999992383" calcext:value-type="float">
            <text:p>0.000171875</text:p>
          </table:table-cell>
          <table:table-cell table:style-name="Default" office:value-type="float" office:value="63625445006873.2" calcext:value-type="float">
            <text:p>63625445006873.2</text:p>
          </table:table-cell>
          <table:table-cell table:style-name="ce4" table:formula="of:=([.AU59]-[.AU58])/1000" office:value-type="float" office:value="1.9989765625" calcext:value-type="float">
            <text:p>1.9990</text:p>
          </table:table-cell>
          <table:table-cell table:style-name="ce4" table:formula="of:=[.AV59]+[.AW58]" office:value-type="float" office:value="114.0001640625" calcext:value-type="float">
            <text:p>114.0002</text:p>
          </table:table-cell>
          <table:table-cell table:style-name="ce17" table:formula="of:=[.AW59]-2*([.$B59]-1)" office:value-type="float" office:value="0.000164062500047635" calcext:value-type="float">
            <text:p>0.0001640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59" calcext:value-type="float">
            <text:p>59</text:p>
          </table:table-cell>
          <table:table-cell office:value-type="float" office:value="63625439597833.2" calcext:value-type="float">
            <text:p>63625439597833.2</text:p>
          </table:table-cell>
          <table:table-cell table:formula="of:=([.C60]-[.C59])/1000" office:value-type="float" office:value="1.9982109375" calcext:value-type="float">
            <text:p>1.9982</text:p>
          </table:table-cell>
          <table:table-cell table:formula="of:=[.D60]+[.E59]" office:value-type="float" office:value="115.998890625" calcext:value-type="float">
            <text:p>115.9989</text:p>
          </table:table-cell>
          <table:table-cell table:style-name="ce6" table:formula="of:=[.E60]-2*([.$B60]-1)" office:value-type="float" office:value="-0.00110937499999864" calcext:value-type="float">
            <text:p>-0.001109375</text:p>
          </table:table-cell>
          <table:table-cell table:style-name="Default" office:value-type="float" office:value="63625440260562.1" calcext:value-type="float">
            <text:p>63625440260562.1</text:p>
          </table:table-cell>
          <table:table-cell table:style-name="ce4" table:formula="of:=([.G60]-[.G59])/1000" office:value-type="float" office:value="2.00190625" calcext:value-type="float">
            <text:p>2.0019</text:p>
          </table:table-cell>
          <table:table-cell table:style-name="ce4" table:formula="of:=[.H60]+[.I59]" office:value-type="float" office:value="116.002703125" calcext:value-type="float">
            <text:p>116.0027</text:p>
          </table:table-cell>
          <table:table-cell table:style-name="ce7" table:formula="of:=[.I60]-2*([.$B60]-1)" office:value-type="float" office:value="0.00270312499998226" calcext:value-type="float">
            <text:p>0.002703125</text:p>
          </table:table-cell>
          <table:table-cell table:style-name="Default" office:value-type="float" office:value="63625440730529.2" calcext:value-type="float">
            <text:p>63625440730529.2</text:p>
          </table:table-cell>
          <table:table-cell table:style-name="ce4" table:formula="of:=([.K60]-[.K59])/1000" office:value-type="float" office:value="2.0028203125" calcext:value-type="float">
            <text:p>2.0028</text:p>
          </table:table-cell>
          <table:table-cell table:style-name="ce4" table:formula="of:=[.L60]+[.M59]" office:value-type="float" office:value="116.00196875" calcext:value-type="float">
            <text:p>116.0020</text:p>
          </table:table-cell>
          <table:table-cell table:style-name="ce8" table:formula="of:=[.M60]-2*([.$B60]-1)" office:value-type="float" office:value="0.00196875000004582" calcext:value-type="float">
            <text:p>0.00196875</text:p>
          </table:table-cell>
          <table:table-cell table:style-name="Default" office:value-type="float" office:value="63625441207260.6" calcext:value-type="float">
            <text:p>63625441207260.6</text:p>
          </table:table-cell>
          <table:table-cell table:style-name="ce4" table:formula="of:=([.O60]-[.O59])/1000" office:value-type="float" office:value="1.999609375" calcext:value-type="float">
            <text:p>1.9996</text:p>
          </table:table-cell>
          <table:table-cell table:style-name="ce4" table:formula="of:=[.P60]+[.Q59]" office:value-type="float" office:value="116.0015234375" calcext:value-type="float">
            <text:p>116.0015</text:p>
          </table:table-cell>
          <table:table-cell table:style-name="ce9" table:formula="of:=[.Q60]-2*([.$B60]-1)" office:value-type="float" office:value="0.00152343749999773" calcext:value-type="float">
            <text:p>0.0015234375</text:p>
          </table:table-cell>
          <table:table-cell table:style-name="Default" office:value-type="float" office:value="63625441706390.7" calcext:value-type="float">
            <text:p>63625441706390.7</text:p>
          </table:table-cell>
          <table:table-cell table:style-name="ce4" table:formula="of:=([.S60]-[.S59])/1000" office:value-type="float" office:value="1.9973046875" calcext:value-type="float">
            <text:p>1.9973</text:p>
          </table:table-cell>
          <table:table-cell table:style-name="ce4" table:formula="of:=[.T60]+[.U59]" office:value-type="float" office:value="115.9993984375" calcext:value-type="float">
            <text:p>115.9994</text:p>
          </table:table-cell>
          <table:table-cell table:style-name="ce10" table:formula="of:=[.U60]-2*([.$B60]-1)" office:value-type="float" office:value="-0.000601562500023078" calcext:value-type="float">
            <text:p>-0.0006015625</text:p>
          </table:table-cell>
          <table:table-cell table:style-name="Default" office:value-type="float" office:value="63625442196062.8" calcext:value-type="float">
            <text:p>63625442196062.8</text:p>
          </table:table-cell>
          <table:table-cell table:style-name="ce4" table:formula="of:=([.W60]-[.W59])/1000" office:value-type="float" office:value="2.000453125" calcext:value-type="float">
            <text:p>2.0005</text:p>
          </table:table-cell>
          <table:table-cell table:style-name="ce4" table:formula="of:=[.X60]+[.Y59]" office:value-type="float" office:value="115.9999765625" calcext:value-type="float">
            <text:p>116.0000</text:p>
          </table:table-cell>
          <table:table-cell table:style-name="ce11" table:formula="of:=[.Y60]-2*([.$B60]-1)" office:value-type="float" office:value="-0.0000234375000047748" calcext:value-type="float">
            <text:p>-2.34375000047748E-05</text:p>
          </table:table-cell>
          <table:table-cell table:style-name="Default" office:value-type="float" office:value="63625442673933.5" calcext:value-type="float">
            <text:p>63625442673933.5</text:p>
          </table:table-cell>
          <table:table-cell table:style-name="ce4" table:formula="of:=([.AA60]-[.AA59])/1000" office:value-type="float" office:value="2.0033125" calcext:value-type="float">
            <text:p>2.0033</text:p>
          </table:table-cell>
          <table:table-cell table:style-name="ce4" table:formula="of:=[.AB60]+[.AC59]" office:value-type="float" office:value="116.0024140625" calcext:value-type="float">
            <text:p>116.0024</text:p>
          </table:table-cell>
          <table:table-cell table:style-name="ce12" table:formula="of:=[.AC60]-2*([.$B60]-1)" office:value-type="float" office:value="0.00241406249998022" calcext:value-type="float">
            <text:p>0.0024140625</text:p>
          </table:table-cell>
          <table:table-cell table:style-name="Default" office:value-type="float" office:value="63625443135818.6" calcext:value-type="float">
            <text:p>63625443135818.6</text:p>
          </table:table-cell>
          <table:table-cell table:style-name="ce4" table:formula="of:=([.AE60]-[.AE59])/1000" office:value-type="float" office:value="2.0015234375" calcext:value-type="float">
            <text:p>2.0015</text:p>
          </table:table-cell>
          <table:table-cell table:style-name="ce4" table:formula="of:=[.AF60]+[.AG59]" office:value-type="float" office:value="116.000640625" calcext:value-type="float">
            <text:p>116.0006</text:p>
          </table:table-cell>
          <table:table-cell table:style-name="ce13" table:formula="of:=[.AG60]-2*([.$B60]-1)" office:value-type="float" office:value="0.000640625000002615" calcext:value-type="float">
            <text:p>0.000640625</text:p>
          </table:table-cell>
          <table:table-cell table:style-name="Default" office:value-type="float" office:value="63625443599610" calcext:value-type="float">
            <text:p>63625443599610</text:p>
          </table:table-cell>
          <table:table-cell table:style-name="ce4" table:formula="of:=([.AI60]-[.AI59])/1000" office:value-type="float" office:value="1.99996875" calcext:value-type="float">
            <text:p>2.0000</text:p>
          </table:table-cell>
          <table:table-cell table:style-name="ce4" table:formula="of:=[.AJ60]+[.AK59]" office:value-type="float" office:value="116.001921875" calcext:value-type="float">
            <text:p>116.0019</text:p>
          </table:table-cell>
          <table:table-cell table:style-name="ce14" table:formula="of:=[.AK60]-2*([.$B60]-1)" office:value-type="float" office:value="0.00192187499996521" calcext:value-type="float">
            <text:p>0.001921875</text:p>
          </table:table-cell>
          <table:table-cell table:style-name="Default" office:value-type="float" office:value="63625444075901.4" calcext:value-type="float">
            <text:p>63625444075901.4</text:p>
          </table:table-cell>
          <table:table-cell table:style-name="ce4" table:formula="of:=([.AM60]-[.AM59])/1000" office:value-type="float" office:value="2.0006328125" calcext:value-type="float">
            <text:p>2.0006</text:p>
          </table:table-cell>
          <table:table-cell table:style-name="ce4" table:formula="of:=[.AN60]+[.AO59]" office:value-type="float" office:value="116.000515625" calcext:value-type="float">
            <text:p>116.0005</text:p>
          </table:table-cell>
          <table:table-cell table:style-name="ce15" table:formula="of:=[.AO60]-2*([.$B60]-1)" office:value-type="float" office:value="0.000515625000005571" calcext:value-type="float">
            <text:p>0.000515625</text:p>
          </table:table-cell>
          <table:table-cell table:style-name="Default" office:value-type="float" office:value="63625444538229.7" calcext:value-type="float">
            <text:p>63625444538229.7</text:p>
          </table:table-cell>
          <table:table-cell table:style-name="ce4" table:formula="of:=([.AQ60]-[.AQ59])/1000" office:value-type="float" office:value="2.0015859375" calcext:value-type="float">
            <text:p>2.0016</text:p>
          </table:table-cell>
          <table:table-cell table:style-name="ce4" table:formula="of:=[.AR60]+[.AS59]" office:value-type="float" office:value="116.0017578125" calcext:value-type="float">
            <text:p>116.0018</text:p>
          </table:table-cell>
          <table:table-cell table:style-name="ce16" table:formula="of:=[.AS60]-2*([.$B60]-1)" office:value-type="float" office:value="0.00175781249998863" calcext:value-type="float">
            <text:p>0.0017578125</text:p>
          </table:table-cell>
          <table:table-cell table:style-name="Default" office:value-type="float" office:value="63625445008874.3" calcext:value-type="float">
            <text:p>63625445008874.3</text:p>
          </table:table-cell>
          <table:table-cell table:style-name="ce4" table:formula="of:=([.AU60]-[.AU59])/1000" office:value-type="float" office:value="2.0011171875" calcext:value-type="float">
            <text:p>2.0011</text:p>
          </table:table-cell>
          <table:table-cell table:style-name="ce4" table:formula="of:=[.AV60]+[.AW59]" office:value-type="float" office:value="116.00128125" calcext:value-type="float">
            <text:p>116.0013</text:p>
          </table:table-cell>
          <table:table-cell table:style-name="ce17" table:formula="of:=[.AW60]-2*([.$B60]-1)" office:value-type="float" office:value="0.00128125000004786" calcext:value-type="float">
            <text:p>0.00128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63625439599835.1" calcext:value-type="float">
            <text:p>63625439599835.1</text:p>
          </table:table-cell>
          <table:table-cell table:formula="of:=([.C61]-[.C60])/1000" office:value-type="float" office:value="2.001890625" calcext:value-type="float">
            <text:p>2.0019</text:p>
          </table:table-cell>
          <table:table-cell table:formula="of:=[.D61]+[.E60]" office:value-type="float" office:value="118.00078125" calcext:value-type="float">
            <text:p>118.0008</text:p>
          </table:table-cell>
          <table:table-cell table:style-name="ce6" table:formula="of:=[.E61]-2*([.$B61]-1)" office:value-type="float" office:value="0.000781250000002842" calcext:value-type="float">
            <text:p>0.00078125</text:p>
          </table:table-cell>
          <table:table-cell table:style-name="Default" office:value-type="float" office:value="63625440262558.7" calcext:value-type="float">
            <text:p>63625440262558.7</text:p>
          </table:table-cell>
          <table:table-cell table:style-name="ce4" table:formula="of:=([.G61]-[.G60])/1000" office:value-type="float" office:value="1.996625" calcext:value-type="float">
            <text:p>1.9966</text:p>
          </table:table-cell>
          <table:table-cell table:style-name="ce4" table:formula="of:=[.H61]+[.I60]" office:value-type="float" office:value="117.999328125" calcext:value-type="float">
            <text:p>117.9993</text:p>
          </table:table-cell>
          <table:table-cell table:style-name="ce7" table:formula="of:=[.I61]-2*([.$B61]-1)" office:value-type="float" office:value="-0.000671875000023192" calcext:value-type="float">
            <text:p>-0.000671875</text:p>
          </table:table-cell>
          <table:table-cell table:style-name="Default" office:value-type="float" office:value="63625440732527.6" calcext:value-type="float">
            <text:p>63625440732527.6</text:p>
          </table:table-cell>
          <table:table-cell table:style-name="ce4" table:formula="of:=([.K61]-[.K60])/1000" office:value-type="float" office:value="1.9983828125" calcext:value-type="float">
            <text:p>1.9984</text:p>
          </table:table-cell>
          <table:table-cell table:style-name="ce4" table:formula="of:=[.L61]+[.M60]" office:value-type="float" office:value="118.0003515625" calcext:value-type="float">
            <text:p>118.0004</text:p>
          </table:table-cell>
          <table:table-cell table:style-name="ce8" table:formula="of:=[.M61]-2*([.$B61]-1)" office:value-type="float" office:value="0.000351562500043201" calcext:value-type="float">
            <text:p>0.0003515625</text:p>
          </table:table-cell>
          <table:table-cell table:style-name="Default" office:value-type="float" office:value="63625441209260.6" calcext:value-type="float">
            <text:p>63625441209260.6</text:p>
          </table:table-cell>
          <table:table-cell table:style-name="ce4" table:formula="of:=([.O61]-[.O60])/1000" office:value-type="float" office:value="2" calcext:value-type="float">
            <text:p>2.0000</text:p>
          </table:table-cell>
          <table:table-cell table:style-name="ce4" table:formula="of:=[.P61]+[.Q60]" office:value-type="float" office:value="118.0015234375" calcext:value-type="float">
            <text:p>118.0015</text:p>
          </table:table-cell>
          <table:table-cell table:style-name="ce9" table:formula="of:=[.Q61]-2*([.$B61]-1)" office:value-type="float" office:value="0.00152343749999773" calcext:value-type="float">
            <text:p>0.0015234375</text:p>
          </table:table-cell>
          <table:table-cell table:style-name="Default" office:value-type="float" office:value="63625441708391.6" calcext:value-type="float">
            <text:p>63625441708391.6</text:p>
          </table:table-cell>
          <table:table-cell table:style-name="ce4" table:formula="of:=([.S61]-[.S60])/1000" office:value-type="float" office:value="2.000890625" calcext:value-type="float">
            <text:p>2.0009</text:p>
          </table:table-cell>
          <table:table-cell table:style-name="ce4" table:formula="of:=[.T61]+[.U60]" office:value-type="float" office:value="118.0002890625" calcext:value-type="float">
            <text:p>118.0003</text:p>
          </table:table-cell>
          <table:table-cell table:style-name="ce10" table:formula="of:=[.U61]-2*([.$B61]-1)" office:value-type="float" office:value="0.000289062499973625" calcext:value-type="float">
            <text:p>0.0002890625</text:p>
          </table:table-cell>
          <table:table-cell table:style-name="Default" office:value-type="float" office:value="63625442198076.5" calcext:value-type="float">
            <text:p>63625442198076.5</text:p>
          </table:table-cell>
          <table:table-cell table:style-name="ce4" table:formula="of:=([.W61]-[.W60])/1000" office:value-type="float" office:value="2.0136953125" calcext:value-type="float">
            <text:p>2.0137</text:p>
          </table:table-cell>
          <table:table-cell table:style-name="ce4" table:formula="of:=[.X61]+[.Y60]" office:value-type="float" office:value="118.013671875" calcext:value-type="float">
            <text:p>118.0137</text:p>
          </table:table-cell>
          <table:table-cell table:style-name="ce11" table:formula="of:=[.Y61]-2*([.$B61]-1)" office:value-type="float" office:value="0.013671875" calcext:value-type="float">
            <text:p>0.013671875</text:p>
          </table:table-cell>
          <table:table-cell table:style-name="Default" office:value-type="float" office:value="63625442675930.7" calcext:value-type="float">
            <text:p>63625442675930.7</text:p>
          </table:table-cell>
          <table:table-cell table:style-name="ce4" table:formula="of:=([.AA61]-[.AA60])/1000" office:value-type="float" office:value="1.997234375" calcext:value-type="float">
            <text:p>1.9972</text:p>
          </table:table-cell>
          <table:table-cell table:style-name="ce4" table:formula="of:=[.AB61]+[.AC60]" office:value-type="float" office:value="117.9996484375" calcext:value-type="float">
            <text:p>117.9996</text:p>
          </table:table-cell>
          <table:table-cell table:style-name="ce12" table:formula="of:=[.AC61]-2*([.$B61]-1)" office:value-type="float" office:value="-0.000351562500014779" calcext:value-type="float">
            <text:p>-0.0003515625</text:p>
          </table:table-cell>
          <table:table-cell table:style-name="Default" office:value-type="float" office:value="63625443137818.8" calcext:value-type="float">
            <text:p>63625443137818.8</text:p>
          </table:table-cell>
          <table:table-cell table:style-name="ce4" table:formula="of:=([.AE61]-[.AE60])/1000" office:value-type="float" office:value="2.000171875" calcext:value-type="float">
            <text:p>2.0002</text:p>
          </table:table-cell>
          <table:table-cell table:style-name="ce4" table:formula="of:=[.AF61]+[.AG60]" office:value-type="float" office:value="118.0008125" calcext:value-type="float">
            <text:p>118.0008</text:p>
          </table:table-cell>
          <table:table-cell table:style-name="ce13" table:formula="of:=[.AG61]-2*([.$B61]-1)" office:value-type="float" office:value="0.000812500000009209" calcext:value-type="float">
            <text:p>0.0008125</text:p>
          </table:table-cell>
          <table:table-cell table:style-name="Default" office:value-type="float" office:value="63625443601609.2" calcext:value-type="float">
            <text:p>63625443601609.2</text:p>
          </table:table-cell>
          <table:table-cell table:style-name="ce4" table:formula="of:=([.AI61]-[.AI60])/1000" office:value-type="float" office:value="1.999140625" calcext:value-type="float">
            <text:p>1.9991</text:p>
          </table:table-cell>
          <table:table-cell table:style-name="ce4" table:formula="of:=[.AJ61]+[.AK60]" office:value-type="float" office:value="118.0010625" calcext:value-type="float">
            <text:p>118.0011</text:p>
          </table:table-cell>
          <table:table-cell table:style-name="ce14" table:formula="of:=[.AK61]-2*([.$B61]-1)" office:value-type="float" office:value="0.00106249999996066" calcext:value-type="float">
            <text:p>0.0010625</text:p>
          </table:table-cell>
          <table:table-cell table:style-name="Default" office:value-type="float" office:value="63625444077900.6" calcext:value-type="float">
            <text:p>63625444077900.6</text:p>
          </table:table-cell>
          <table:table-cell table:style-name="ce4" table:formula="of:=([.AM61]-[.AM60])/1000" office:value-type="float" office:value="1.99915625" calcext:value-type="float">
            <text:p>1.9992</text:p>
          </table:table-cell>
          <table:table-cell table:style-name="ce4" table:formula="of:=[.AN61]+[.AO60]" office:value-type="float" office:value="117.999671875" calcext:value-type="float">
            <text:p>117.9997</text:p>
          </table:table-cell>
          <table:table-cell table:style-name="ce15" table:formula="of:=[.AO61]-2*([.$B61]-1)" office:value-type="float" office:value="-0.000328124999995794" calcext:value-type="float">
            <text:p>-0.000328125</text:p>
          </table:table-cell>
          <table:table-cell table:style-name="Default" office:value-type="float" office:value="63625444540227.1" calcext:value-type="float">
            <text:p>63625444540227.1</text:p>
          </table:table-cell>
          <table:table-cell table:style-name="ce4" table:formula="of:=([.AQ61]-[.AQ60])/1000" office:value-type="float" office:value="1.99740625" calcext:value-type="float">
            <text:p>1.9974</text:p>
          </table:table-cell>
          <table:table-cell table:style-name="ce4" table:formula="of:=[.AR61]+[.AS60]" office:value-type="float" office:value="117.9991640625" calcext:value-type="float">
            <text:p>117.9992</text:p>
          </table:table-cell>
          <table:table-cell table:style-name="ce16" table:formula="of:=[.AS61]-2*([.$B61]-1)" office:value-type="float" office:value="-0.000835937500013984" calcext:value-type="float">
            <text:p>-0.0008359375</text:p>
          </table:table-cell>
          <table:table-cell table:style-name="Default" office:value-type="float" office:value="63625445010872.4" calcext:value-type="float">
            <text:p>63625445010872.4</text:p>
          </table:table-cell>
          <table:table-cell table:style-name="ce4" table:formula="of:=([.AU61]-[.AU60])/1000" office:value-type="float" office:value="1.9980625" calcext:value-type="float">
            <text:p>1.9981</text:p>
          </table:table-cell>
          <table:table-cell table:style-name="ce4" table:formula="of:=[.AV61]+[.AW60]" office:value-type="float" office:value="117.99934375" calcext:value-type="float">
            <text:p>117.9993</text:p>
          </table:table-cell>
          <table:table-cell table:style-name="ce17" table:formula="of:=[.AW61]-2*([.$B61]-1)" office:value-type="float" office:value="-0.000656249999948955" calcext:value-type="float">
            <text:p>-0.00065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61" calcext:value-type="float">
            <text:p>61</text:p>
          </table:table-cell>
          <table:table-cell office:value-type="float" office:value="63625439601843.2" calcext:value-type="float">
            <text:p>63625439601843.2</text:p>
          </table:table-cell>
          <table:table-cell table:formula="of:=([.C62]-[.C61])/1000" office:value-type="float" office:value="2.00809375" calcext:value-type="float">
            <text:p>2.0081</text:p>
          </table:table-cell>
          <table:table-cell table:formula="of:=[.D62]+[.E61]" office:value-type="float" office:value="120.008875" calcext:value-type="float">
            <text:p>120.0089</text:p>
          </table:table-cell>
          <table:table-cell table:style-name="ce6" table:formula="of:=[.E62]-2*([.$B62]-1)" office:value-type="float" office:value="0.0088750000000033" calcext:value-type="float">
            <text:p>0.008875</text:p>
          </table:table-cell>
          <table:table-cell table:style-name="Default" office:value-type="float" office:value="63625440264560.1" calcext:value-type="float">
            <text:p>63625440264560.1</text:p>
          </table:table-cell>
          <table:table-cell table:style-name="ce4" table:formula="of:=([.G62]-[.G61])/1000" office:value-type="float" office:value="2.001375" calcext:value-type="float">
            <text:p>2.0014</text:p>
          </table:table-cell>
          <table:table-cell table:style-name="ce4" table:formula="of:=[.H62]+[.I61]" office:value-type="float" office:value="120.000703125" calcext:value-type="float">
            <text:p>120.0007</text:p>
          </table:table-cell>
          <table:table-cell table:style-name="ce7" table:formula="of:=[.I62]-2*([.$B62]-1)" office:value-type="float" office:value="0.000703124999972715" calcext:value-type="float">
            <text:p>0.000703125</text:p>
          </table:table-cell>
          <table:table-cell table:style-name="Default" office:value-type="float" office:value="63625440734528.3" calcext:value-type="float">
            <text:p>63625440734528.3</text:p>
          </table:table-cell>
          <table:table-cell table:style-name="ce4" table:formula="of:=([.K62]-[.K61])/1000" office:value-type="float" office:value="2.0006640625" calcext:value-type="float">
            <text:p>2.0007</text:p>
          </table:table-cell>
          <table:table-cell table:style-name="ce4" table:formula="of:=[.L62]+[.M61]" office:value-type="float" office:value="120.001015625" calcext:value-type="float">
            <text:p>120.0010</text:p>
          </table:table-cell>
          <table:table-cell table:style-name="ce8" table:formula="of:=[.M62]-2*([.$B62]-1)" office:value-type="float" office:value="0.00101562500003638" calcext:value-type="float">
            <text:p>0.001015625</text:p>
          </table:table-cell>
          <table:table-cell table:style-name="Default" office:value-type="float" office:value="63625441211259.8" calcext:value-type="float">
            <text:p>63625441211259.8</text:p>
          </table:table-cell>
          <table:table-cell table:style-name="ce4" table:formula="of:=([.O62]-[.O61])/1000" office:value-type="float" office:value="1.9991796875" calcext:value-type="float">
            <text:p>1.9992</text:p>
          </table:table-cell>
          <table:table-cell table:style-name="ce4" table:formula="of:=[.P62]+[.Q61]" office:value-type="float" office:value="120.000703125" calcext:value-type="float">
            <text:p>120.0007</text:p>
          </table:table-cell>
          <table:table-cell table:style-name="ce9" table:formula="of:=[.Q62]-2*([.$B62]-1)" office:value-type="float" office:value="0.000703125000001137" calcext:value-type="float">
            <text:p>0.000703125</text:p>
          </table:table-cell>
          <table:table-cell table:style-name="Default" office:value-type="float" office:value="63625441710390.9" calcext:value-type="float">
            <text:p>63625441710390.9</text:p>
          </table:table-cell>
          <table:table-cell table:style-name="ce4" table:formula="of:=([.S62]-[.S61])/1000" office:value-type="float" office:value="1.999359375" calcext:value-type="float">
            <text:p>1.9994</text:p>
          </table:table-cell>
          <table:table-cell table:style-name="ce4" table:formula="of:=[.T62]+[.U61]" office:value-type="float" office:value="119.9996484375" calcext:value-type="float">
            <text:p>119.9996</text:p>
          </table:table-cell>
          <table:table-cell table:style-name="ce10" table:formula="of:=[.U62]-2*([.$B62]-1)" office:value-type="float" office:value="-0.00035156250002899" calcext:value-type="float">
            <text:p>-0.0003515625</text:p>
          </table:table-cell>
          <table:table-cell table:style-name="Default" office:value-type="float" office:value="63625442200064.2" calcext:value-type="float">
            <text:p>63625442200064.2</text:p>
          </table:table-cell>
          <table:table-cell table:style-name="ce4" table:formula="of:=([.W62]-[.W61])/1000" office:value-type="float" office:value="1.9876328125" calcext:value-type="float">
            <text:p>1.9876</text:p>
          </table:table-cell>
          <table:table-cell table:style-name="ce4" table:formula="of:=[.X62]+[.Y61]" office:value-type="float" office:value="120.0013046875" calcext:value-type="float">
            <text:p>120.0013</text:p>
          </table:table-cell>
          <table:table-cell table:style-name="ce11" table:formula="of:=[.Y62]-2*([.$B62]-1)" office:value-type="float" office:value="0.00130468749999579" calcext:value-type="float">
            <text:p>0.0013046875</text:p>
          </table:table-cell>
          <table:table-cell table:style-name="Default" office:value-type="float" office:value="63625442677930.7" calcext:value-type="float">
            <text:p>63625442677930.7</text:p>
          </table:table-cell>
          <table:table-cell table:style-name="ce4" table:formula="of:=([.AA62]-[.AA61])/1000" office:value-type="float" office:value="1.999921875" calcext:value-type="float">
            <text:p>1.9999</text:p>
          </table:table-cell>
          <table:table-cell table:style-name="ce4" table:formula="of:=[.AB62]+[.AC61]" office:value-type="float" office:value="119.9995703125" calcext:value-type="float">
            <text:p>119.9996</text:p>
          </table:table-cell>
          <table:table-cell table:style-name="ce12" table:formula="of:=[.AC62]-2*([.$B62]-1)" office:value-type="float" office:value="-0.000429687500016485" calcext:value-type="float">
            <text:p>-0.0004296875</text:p>
          </table:table-cell>
          <table:table-cell table:style-name="Default" office:value-type="float" office:value="63625443139818.8" calcext:value-type="float">
            <text:p>63625443139818.8</text:p>
          </table:table-cell>
          <table:table-cell table:style-name="ce4" table:formula="of:=([.AE62]-[.AE61])/1000" office:value-type="float" office:value="2.000015625" calcext:value-type="float">
            <text:p>2.0000</text:p>
          </table:table-cell>
          <table:table-cell table:style-name="ce4" table:formula="of:=[.AF62]+[.AG61]" office:value-type="float" office:value="120.000828125" calcext:value-type="float">
            <text:p>120.0008</text:p>
          </table:table-cell>
          <table:table-cell table:style-name="ce13" table:formula="of:=[.AG62]-2*([.$B62]-1)" office:value-type="float" office:value="0.000828125000012392" calcext:value-type="float">
            <text:p>0.000828125</text:p>
          </table:table-cell>
          <table:table-cell table:style-name="Default" office:value-type="float" office:value="63625443603607" calcext:value-type="float">
            <text:p>63625443603607</text:p>
          </table:table-cell>
          <table:table-cell table:style-name="ce4" table:formula="of:=([.AI62]-[.AI61])/1000" office:value-type="float" office:value="1.997796875" calcext:value-type="float">
            <text:p>1.9978</text:p>
          </table:table-cell>
          <table:table-cell table:style-name="ce4" table:formula="of:=[.AJ62]+[.AK61]" office:value-type="float" office:value="119.998859375" calcext:value-type="float">
            <text:p>119.9989</text:p>
          </table:table-cell>
          <table:table-cell table:style-name="ce14" table:formula="of:=[.AK62]-2*([.$B62]-1)" office:value-type="float" office:value="-0.00114062500003342" calcext:value-type="float">
            <text:p>-0.001140625</text:p>
          </table:table-cell>
          <table:table-cell table:style-name="Default" office:value-type="float" office:value="63625444079901.9" calcext:value-type="float">
            <text:p>63625444079901.9</text:p>
          </table:table-cell>
          <table:table-cell table:style-name="ce4" table:formula="of:=([.AM62]-[.AM61])/1000" office:value-type="float" office:value="2.001296875" calcext:value-type="float">
            <text:p>2.0013</text:p>
          </table:table-cell>
          <table:table-cell table:style-name="ce4" table:formula="of:=[.AN62]+[.AO61]" office:value-type="float" office:value="120.00096875" calcext:value-type="float">
            <text:p>120.0010</text:p>
          </table:table-cell>
          <table:table-cell table:style-name="ce15" table:formula="of:=[.AO62]-2*([.$B62]-1)" office:value-type="float" office:value="0.000968749999998408" calcext:value-type="float">
            <text:p>0.00096875</text:p>
          </table:table-cell>
          <table:table-cell table:style-name="Default" office:value-type="float" office:value="63625444542228.5" calcext:value-type="float">
            <text:p>63625444542228.5</text:p>
          </table:table-cell>
          <table:table-cell table:style-name="ce4" table:formula="of:=([.AQ62]-[.AQ61])/1000" office:value-type="float" office:value="2.0014765625" calcext:value-type="float">
            <text:p>2.0015</text:p>
          </table:table-cell>
          <table:table-cell table:style-name="ce4" table:formula="of:=[.AR62]+[.AS61]" office:value-type="float" office:value="120.000640625" calcext:value-type="float">
            <text:p>120.0006</text:p>
          </table:table-cell>
          <table:table-cell table:style-name="ce16" table:formula="of:=[.AS62]-2*([.$B62]-1)" office:value-type="float" office:value="0.000640624999988404" calcext:value-type="float">
            <text:p>0.000640625</text:p>
          </table:table-cell>
          <table:table-cell table:style-name="Default" office:value-type="float" office:value="63625445012871.9" calcext:value-type="float">
            <text:p>63625445012871.9</text:p>
          </table:table-cell>
          <table:table-cell table:style-name="ce4" table:formula="of:=([.AU62]-[.AU61])/1000" office:value-type="float" office:value="1.9994921875" calcext:value-type="float">
            <text:p>1.9995</text:p>
          </table:table-cell>
          <table:table-cell table:style-name="ce4" table:formula="of:=[.AV62]+[.AW61]" office:value-type="float" office:value="119.9988359375" calcext:value-type="float">
            <text:p>119.9988</text:p>
          </table:table-cell>
          <table:table-cell table:style-name="ce17" table:formula="of:=[.AW62]-2*([.$B62]-1)" office:value-type="float" office:value="-0.00116406249995293" calcext:value-type="float">
            <text:p>-0.0011640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62" calcext:value-type="float">
            <text:p>62</text:p>
          </table:table-cell>
          <table:table-cell office:value-type="float" office:value="63625439603835.6" calcext:value-type="float">
            <text:p>63625439603835.6</text:p>
          </table:table-cell>
          <table:table-cell table:formula="of:=([.C63]-[.C62])/1000" office:value-type="float" office:value="1.99240625" calcext:value-type="float">
            <text:p>1.9924</text:p>
          </table:table-cell>
          <table:table-cell table:formula="of:=[.D63]+[.E62]" office:value-type="float" office:value="122.00128125" calcext:value-type="float">
            <text:p>122.0013</text:p>
          </table:table-cell>
          <table:table-cell table:style-name="ce6" table:formula="of:=[.E63]-2*([.$B63]-1)" office:value-type="float" office:value="0.00128125000000523" calcext:value-type="float">
            <text:p>0.00128125</text:p>
          </table:table-cell>
          <table:table-cell table:style-name="Default" office:value-type="float" office:value="63625440266558.7" calcext:value-type="float">
            <text:p>63625440266558.7</text:p>
          </table:table-cell>
          <table:table-cell table:style-name="ce4" table:formula="of:=([.G63]-[.G62])/1000" office:value-type="float" office:value="1.998578125" calcext:value-type="float">
            <text:p>1.9986</text:p>
          </table:table-cell>
          <table:table-cell table:style-name="ce4" table:formula="of:=[.H63]+[.I62]" office:value-type="float" office:value="121.99928125" calcext:value-type="float">
            <text:p>121.9993</text:p>
          </table:table-cell>
          <table:table-cell table:style-name="ce7" table:formula="of:=[.I63]-2*([.$B63]-1)" office:value-type="float" office:value="-0.000718750000032742" calcext:value-type="float">
            <text:p>-0.00071875</text:p>
          </table:table-cell>
          <table:table-cell table:style-name="Default" office:value-type="float" office:value="63625440736528.2" calcext:value-type="float">
            <text:p>63625440736528.2</text:p>
          </table:table-cell>
          <table:table-cell table:style-name="ce4" table:formula="of:=([.K63]-[.K62])/1000" office:value-type="float" office:value="1.9998828125" calcext:value-type="float">
            <text:p>1.9999</text:p>
          </table:table-cell>
          <table:table-cell table:style-name="ce4" table:formula="of:=[.L63]+[.M62]" office:value-type="float" office:value="122.0008984375" calcext:value-type="float">
            <text:p>122.0009</text:p>
          </table:table-cell>
          <table:table-cell table:style-name="ce8" table:formula="of:=[.M63]-2*([.$B63]-1)" office:value-type="float" office:value="0.000898437500040927" calcext:value-type="float">
            <text:p>0.0008984375</text:p>
          </table:table-cell>
          <table:table-cell table:style-name="Default" office:value-type="float" office:value="63625441213259.7" calcext:value-type="float">
            <text:p>63625441213259.7</text:p>
          </table:table-cell>
          <table:table-cell table:style-name="ce4" table:formula="of:=([.O63]-[.O62])/1000" office:value-type="float" office:value="1.9998984375" calcext:value-type="float">
            <text:p>1.9999</text:p>
          </table:table-cell>
          <table:table-cell table:style-name="ce4" table:formula="of:=[.P63]+[.Q62]" office:value-type="float" office:value="122.0006015625" calcext:value-type="float">
            <text:p>122.0006</text:p>
          </table:table-cell>
          <table:table-cell table:style-name="ce9" table:formula="of:=[.Q63]-2*([.$B63]-1)" office:value-type="float" office:value="0.000601562499994657" calcext:value-type="float">
            <text:p>0.0006015625</text:p>
          </table:table-cell>
          <table:table-cell table:style-name="Default" office:value-type="float" office:value="63625441712390.4" calcext:value-type="float">
            <text:p>63625441712390.4</text:p>
          </table:table-cell>
          <table:table-cell table:style-name="ce4" table:formula="of:=([.S63]-[.S62])/1000" office:value-type="float" office:value="1.9994140625" calcext:value-type="float">
            <text:p>1.9994</text:p>
          </table:table-cell>
          <table:table-cell table:style-name="ce4" table:formula="of:=[.T63]+[.U62]" office:value-type="float" office:value="121.9990625" calcext:value-type="float">
            <text:p>121.9991</text:p>
          </table:table-cell>
          <table:table-cell table:style-name="ce10" table:formula="of:=[.U63]-2*([.$B63]-1)" office:value-type="float" office:value="-0.000937500000034675" calcext:value-type="float">
            <text:p>-0.0009375</text:p>
          </table:table-cell>
          <table:table-cell table:style-name="Default" office:value-type="float" office:value="63625442202065.4" calcext:value-type="float">
            <text:p>63625442202065.4</text:p>
          </table:table-cell>
          <table:table-cell table:style-name="ce4" table:formula="of:=([.W63]-[.W62])/1000" office:value-type="float" office:value="2.0012734375" calcext:value-type="float">
            <text:p>2.0013</text:p>
          </table:table-cell>
          <table:table-cell table:style-name="ce4" table:formula="of:=[.X63]+[.Y62]" office:value-type="float" office:value="122.002578125" calcext:value-type="float">
            <text:p>122.0026</text:p>
          </table:table-cell>
          <table:table-cell table:style-name="ce11" table:formula="of:=[.Y63]-2*([.$B63]-1)" office:value-type="float" office:value="0.00257812499999943" calcext:value-type="float">
            <text:p>0.002578125</text:p>
          </table:table-cell>
          <table:table-cell table:style-name="Default" office:value-type="float" office:value="63625442679931.2" calcext:value-type="float">
            <text:p>63625442679931.2</text:p>
          </table:table-cell>
          <table:table-cell table:style-name="ce4" table:formula="of:=([.AA63]-[.AA62])/1000" office:value-type="float" office:value="2.0005546875" calcext:value-type="float">
            <text:p>2.0006</text:p>
          </table:table-cell>
          <table:table-cell table:style-name="ce4" table:formula="of:=[.AB63]+[.AC62]" office:value-type="float" office:value="122.000125" calcext:value-type="float">
            <text:p>122.0001</text:p>
          </table:table-cell>
          <table:table-cell table:style-name="ce12" table:formula="of:=[.AC63]-2*([.$B63]-1)" office:value-type="float" office:value="0.000124999999982833" calcext:value-type="float">
            <text:p>0.000125</text:p>
          </table:table-cell>
          <table:table-cell table:style-name="Default" office:value-type="float" office:value="63625443141817" calcext:value-type="float">
            <text:p>63625443141817</text:p>
          </table:table-cell>
          <table:table-cell table:style-name="ce4" table:formula="of:=([.AE63]-[.AE62])/1000" office:value-type="float" office:value="1.9982265625" calcext:value-type="float">
            <text:p>1.9982</text:p>
          </table:table-cell>
          <table:table-cell table:style-name="ce4" table:formula="of:=[.AF63]+[.AG62]" office:value-type="float" office:value="121.9990546875" calcext:value-type="float">
            <text:p>121.9991</text:p>
          </table:table-cell>
          <table:table-cell table:style-name="ce13" table:formula="of:=[.AG63]-2*([.$B63]-1)" office:value-type="float" office:value="-0.000945312499993634" calcext:value-type="float">
            <text:p>-0.0009453125</text:p>
          </table:table-cell>
          <table:table-cell table:style-name="Default" office:value-type="float" office:value="63625443605608.9" calcext:value-type="float">
            <text:p>63625443605608.9</text:p>
          </table:table-cell>
          <table:table-cell table:style-name="ce4" table:formula="of:=([.AI63]-[.AI62])/1000" office:value-type="float" office:value="2.0019921875" calcext:value-type="float">
            <text:p>2.0020</text:p>
          </table:table-cell>
          <table:table-cell table:style-name="ce4" table:formula="of:=[.AJ63]+[.AK62]" office:value-type="float" office:value="122.0008515625" calcext:value-type="float">
            <text:p>122.0009</text:p>
          </table:table-cell>
          <table:table-cell table:style-name="ce14" table:formula="of:=[.AK63]-2*([.$B63]-1)" office:value-type="float" office:value="0.000851562499960323" calcext:value-type="float">
            <text:p>0.0008515625</text:p>
          </table:table-cell>
          <table:table-cell table:style-name="Default" office:value-type="float" office:value="63625444081901.5" calcext:value-type="float">
            <text:p>63625444081901.5</text:p>
          </table:table-cell>
          <table:table-cell table:style-name="ce4" table:formula="of:=([.AM63]-[.AM62])/1000" office:value-type="float" office:value="1.9996171875" calcext:value-type="float">
            <text:p>1.9996</text:p>
          </table:table-cell>
          <table:table-cell table:style-name="ce4" table:formula="of:=[.AN63]+[.AO62]" office:value-type="float" office:value="122.0005859375" calcext:value-type="float">
            <text:p>122.0006</text:p>
          </table:table-cell>
          <table:table-cell table:style-name="ce15" table:formula="of:=[.AO63]-2*([.$B63]-1)" office:value-type="float" office:value="0.000585937499991474" calcext:value-type="float">
            <text:p>0.0005859375</text:p>
          </table:table-cell>
          <table:table-cell table:style-name="Default" office:value-type="float" office:value="63625444544228.9" calcext:value-type="float">
            <text:p>63625444544228.9</text:p>
          </table:table-cell>
          <table:table-cell table:style-name="ce4" table:formula="of:=([.AQ63]-[.AQ62])/1000" office:value-type="float" office:value="2.0003515625" calcext:value-type="float">
            <text:p>2.0004</text:p>
          </table:table-cell>
          <table:table-cell table:style-name="ce4" table:formula="of:=[.AR63]+[.AS62]" office:value-type="float" office:value="122.0009921875" calcext:value-type="float">
            <text:p>122.0010</text:p>
          </table:table-cell>
          <table:table-cell table:style-name="ce16" table:formula="of:=[.AS63]-2*([.$B63]-1)" office:value-type="float" office:value="0.000992187499988972" calcext:value-type="float">
            <text:p>0.0009921875</text:p>
          </table:table-cell>
          <table:table-cell table:style-name="Default" office:value-type="float" office:value="63625445014872.2" calcext:value-type="float">
            <text:p>63625445014872.2</text:p>
          </table:table-cell>
          <table:table-cell table:style-name="ce4" table:formula="of:=([.AU63]-[.AU62])/1000" office:value-type="float" office:value="2.00034375" calcext:value-type="float">
            <text:p>2.0003</text:p>
          </table:table-cell>
          <table:table-cell table:style-name="ce4" table:formula="of:=[.AV63]+[.AW62]" office:value-type="float" office:value="121.9991796875" calcext:value-type="float">
            <text:p>121.9992</text:p>
          </table:table-cell>
          <table:table-cell table:style-name="ce17" table:formula="of:=[.AW63]-2*([.$B63]-1)" office:value-type="float" office:value="-0.000820312499953957" calcext:value-type="float">
            <text:p>-0.000820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63" calcext:value-type="float">
            <text:p>63</text:p>
          </table:table-cell>
          <table:table-cell office:value-type="float" office:value="63625439605833.3" calcext:value-type="float">
            <text:p>63625439605833.3</text:p>
          </table:table-cell>
          <table:table-cell table:formula="of:=([.C64]-[.C63])/1000" office:value-type="float" office:value="1.997671875" calcext:value-type="float">
            <text:p>1.9977</text:p>
          </table:table-cell>
          <table:table-cell table:formula="of:=[.D64]+[.E63]" office:value-type="float" office:value="123.998953125" calcext:value-type="float">
            <text:p>123.9990</text:p>
          </table:table-cell>
          <table:table-cell table:style-name="ce6" table:formula="of:=[.E64]-2*([.$B64]-1)" office:value-type="float" office:value="-0.00104687500000011" calcext:value-type="float">
            <text:p>-0.001046875</text:p>
          </table:table-cell>
          <table:table-cell table:style-name="Default" office:value-type="float" office:value="63625440268558.5" calcext:value-type="float">
            <text:p>63625440268558.5</text:p>
          </table:table-cell>
          <table:table-cell table:style-name="ce4" table:formula="of:=([.G64]-[.G63])/1000" office:value-type="float" office:value="1.9998046875" calcext:value-type="float">
            <text:p>1.9998</text:p>
          </table:table-cell>
          <table:table-cell table:style-name="ce4" table:formula="of:=[.H64]+[.I63]" office:value-type="float" office:value="123.9990859375" calcext:value-type="float">
            <text:p>123.9991</text:p>
          </table:table-cell>
          <table:table-cell table:style-name="ce7" table:formula="of:=[.I64]-2*([.$B64]-1)" office:value-type="float" office:value="-0.0009140625000299" calcext:value-type="float">
            <text:p>-0.0009140625</text:p>
          </table:table-cell>
          <table:table-cell table:style-name="Default" office:value-type="float" office:value="63625440738527" calcext:value-type="float">
            <text:p>63625440738527</text:p>
          </table:table-cell>
          <table:table-cell table:style-name="ce4" table:formula="of:=([.K64]-[.K63])/1000" office:value-type="float" office:value="1.9988046875" calcext:value-type="float">
            <text:p>1.9988</text:p>
          </table:table-cell>
          <table:table-cell table:style-name="ce4" table:formula="of:=[.L64]+[.M63]" office:value-type="float" office:value="123.999703125" calcext:value-type="float">
            <text:p>123.9997</text:p>
          </table:table-cell>
          <table:table-cell table:style-name="ce8" table:formula="of:=[.M64]-2*([.$B64]-1)" office:value-type="float" office:value="-0.000296874999961005" calcext:value-type="float">
            <text:p>-0.000296875</text:p>
          </table:table-cell>
          <table:table-cell table:style-name="Default" office:value-type="float" office:value="63625441215258.8" calcext:value-type="float">
            <text:p>63625441215258.8</text:p>
          </table:table-cell>
          <table:table-cell table:style-name="ce4" table:formula="of:=([.O64]-[.O63])/1000" office:value-type="float" office:value="1.999078125" calcext:value-type="float">
            <text:p>1.9991</text:p>
          </table:table-cell>
          <table:table-cell table:style-name="ce4" table:formula="of:=[.P64]+[.Q63]" office:value-type="float" office:value="123.9996796875" calcext:value-type="float">
            <text:p>123.9997</text:p>
          </table:table-cell>
          <table:table-cell table:style-name="ce9" table:formula="of:=[.Q64]-2*([.$B64]-1)" office:value-type="float" office:value="-0.000320312500008413" calcext:value-type="float">
            <text:p>-0.0003203125</text:p>
          </table:table-cell>
          <table:table-cell table:style-name="Default" office:value-type="float" office:value="63625441714390.4" calcext:value-type="float">
            <text:p>63625441714390.4</text:p>
          </table:table-cell>
          <table:table-cell table:style-name="ce4" table:formula="of:=([.S64]-[.S63])/1000" office:value-type="float" office:value="2.0000859375" calcext:value-type="float">
            <text:p>2.0001</text:p>
          </table:table-cell>
          <table:table-cell table:style-name="ce4" table:formula="of:=[.T64]+[.U63]" office:value-type="float" office:value="123.9991484375" calcext:value-type="float">
            <text:p>123.9991</text:p>
          </table:table-cell>
          <table:table-cell table:style-name="ce10" table:formula="of:=[.U64]-2*([.$B64]-1)" office:value-type="float" office:value="-0.000851562500031378" calcext:value-type="float">
            <text:p>-0.0008515625</text:p>
          </table:table-cell>
          <table:table-cell table:style-name="Default" office:value-type="float" office:value="63625442204062.5" calcext:value-type="float">
            <text:p>63625442204062.5</text:p>
          </table:table-cell>
          <table:table-cell table:style-name="ce4" table:formula="of:=([.W64]-[.W63])/1000" office:value-type="float" office:value="1.9970859375" calcext:value-type="float">
            <text:p>1.9971</text:p>
          </table:table-cell>
          <table:table-cell table:style-name="ce4" table:formula="of:=[.X64]+[.Y63]" office:value-type="float" office:value="123.9996640625" calcext:value-type="float">
            <text:p>123.9997</text:p>
          </table:table-cell>
          <table:table-cell table:style-name="ce11" table:formula="of:=[.Y64]-2*([.$B64]-1)" office:value-type="float" office:value="-0.000335937499997385" calcext:value-type="float">
            <text:p>-0.0003359375</text:p>
          </table:table-cell>
          <table:table-cell table:style-name="Default" office:value-type="float" office:value="63625442681930.4" calcext:value-type="float">
            <text:p>63625442681930.4</text:p>
          </table:table-cell>
          <table:table-cell table:style-name="ce4" table:formula="of:=([.AA64]-[.AA63])/1000" office:value-type="float" office:value="1.999140625" calcext:value-type="float">
            <text:p>1.9991</text:p>
          </table:table-cell>
          <table:table-cell table:style-name="ce4" table:formula="of:=[.AB64]+[.AC63]" office:value-type="float" office:value="123.999265625" calcext:value-type="float">
            <text:p>123.9993</text:p>
          </table:table-cell>
          <table:table-cell table:style-name="ce12" table:formula="of:=[.AC64]-2*([.$B64]-1)" office:value-type="float" office:value="-0.000734375000021714" calcext:value-type="float">
            <text:p>-0.000734375</text:p>
          </table:table-cell>
          <table:table-cell table:style-name="Default" office:value-type="float" office:value="63625443143817.4" calcext:value-type="float">
            <text:p>63625443143817.4</text:p>
          </table:table-cell>
          <table:table-cell table:style-name="ce4" table:formula="of:=([.AE64]-[.AE63])/1000" office:value-type="float" office:value="2.0003828125" calcext:value-type="float">
            <text:p>2.0004</text:p>
          </table:table-cell>
          <table:table-cell table:style-name="ce4" table:formula="of:=[.AF64]+[.AG63]" office:value-type="float" office:value="123.9994375" calcext:value-type="float">
            <text:p>123.9994</text:p>
          </table:table-cell>
          <table:table-cell table:style-name="ce13" table:formula="of:=[.AG64]-2*([.$B64]-1)" office:value-type="float" office:value="-0.00056250000000091" calcext:value-type="float">
            <text:p>-0.0005625</text:p>
          </table:table-cell>
          <table:table-cell table:style-name="Default" office:value-type="float" office:value="63625443607623.1" calcext:value-type="float">
            <text:p>63625443607623.1</text:p>
          </table:table-cell>
          <table:table-cell table:style-name="ce4" table:formula="of:=([.AI64]-[.AI63])/1000" office:value-type="float" office:value="2.0141953125" calcext:value-type="float">
            <text:p>2.0142</text:p>
          </table:table-cell>
          <table:table-cell table:style-name="ce4" table:formula="of:=[.AJ64]+[.AK63]" office:value-type="float" office:value="124.015046875" calcext:value-type="float">
            <text:p>124.0150</text:p>
          </table:table-cell>
          <table:table-cell table:style-name="ce14" table:formula="of:=[.AK64]-2*([.$B64]-1)" office:value-type="float" office:value="0.0150468749999675" calcext:value-type="float">
            <text:p>0.015046875</text:p>
          </table:table-cell>
          <table:table-cell table:style-name="Default" office:value-type="float" office:value="63625444083900.7" calcext:value-type="float">
            <text:p>63625444083900.7</text:p>
          </table:table-cell>
          <table:table-cell table:style-name="ce4" table:formula="of:=([.AM64]-[.AM63])/1000" office:value-type="float" office:value="1.9991875" calcext:value-type="float">
            <text:p>1.9992</text:p>
          </table:table-cell>
          <table:table-cell table:style-name="ce4" table:formula="of:=[.AN64]+[.AO63]" office:value-type="float" office:value="123.9997734375" calcext:value-type="float">
            <text:p>123.9998</text:p>
          </table:table-cell>
          <table:table-cell table:style-name="ce15" table:formula="of:=[.AO64]-2*([.$B64]-1)" office:value-type="float" office:value="-0.000226562500003524" calcext:value-type="float">
            <text:p>-0.0002265625</text:p>
          </table:table-cell>
          <table:table-cell table:style-name="Default" office:value-type="float" office:value="63625444546227.7" calcext:value-type="float">
            <text:p>63625444546227.7</text:p>
          </table:table-cell>
          <table:table-cell table:style-name="ce4" table:formula="of:=([.AQ64]-[.AQ63])/1000" office:value-type="float" office:value="1.998765625" calcext:value-type="float">
            <text:p>1.9988</text:p>
          </table:table-cell>
          <table:table-cell table:style-name="ce4" table:formula="of:=[.AR64]+[.AS63]" office:value-type="float" office:value="123.9997578125" calcext:value-type="float">
            <text:p>123.9998</text:p>
          </table:table-cell>
          <table:table-cell table:style-name="ce16" table:formula="of:=[.AS64]-2*([.$B64]-1)" office:value-type="float" office:value="-0.000242187500006708" calcext:value-type="float">
            <text:p>-0.0002421875</text:p>
          </table:table-cell>
          <table:table-cell table:style-name="Default" office:value-type="float" office:value="63625445016872" calcext:value-type="float">
            <text:p>63625445016872</text:p>
          </table:table-cell>
          <table:table-cell table:style-name="ce4" table:formula="of:=([.AU64]-[.AU63])/1000" office:value-type="float" office:value="1.9997734375" calcext:value-type="float">
            <text:p>1.9998</text:p>
          </table:table-cell>
          <table:table-cell table:style-name="ce4" table:formula="of:=[.AV64]+[.AW63]" office:value-type="float" office:value="123.998953125" calcext:value-type="float">
            <text:p>123.9990</text:p>
          </table:table-cell>
          <table:table-cell table:style-name="ce17" table:formula="of:=[.AW64]-2*([.$B64]-1)" office:value-type="float" office:value="-0.00104687499995748" calcext:value-type="float">
            <text:p>-0.001046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test</text:p>
          </table:table-cell>
          <table:table-cell table:style-name="ce3" office:value-type="float" office:value="64" calcext:value-type="float">
            <text:p>64</text:p>
          </table:table-cell>
          <table:table-cell office:value-type="float" office:value="63625439607836.4" calcext:value-type="float">
            <text:p>63625439607836.4</text:p>
          </table:table-cell>
          <table:table-cell table:formula="of:=([.C65]-[.C64])/1000" office:value-type="float" office:value="2.003125" calcext:value-type="float">
            <text:p>2.0031</text:p>
          </table:table-cell>
          <table:table-cell table:formula="of:=[.D65]+[.E64]" office:value-type="float" office:value="126.002078125" calcext:value-type="float">
            <text:p>126.0021</text:p>
          </table:table-cell>
          <table:table-cell table:style-name="ce6" table:formula="of:=[.E65]-2*([.$B65]-1)" office:value-type="float" office:value="0.00207812499999704" calcext:value-type="float">
            <text:p>0.002078125</text:p>
          </table:table-cell>
          <table:table-cell table:style-name="Default" office:value-type="float" office:value="63625440270560.8" calcext:value-type="float">
            <text:p>63625440270560.8</text:p>
          </table:table-cell>
          <table:table-cell table:style-name="ce4" table:formula="of:=([.G65]-[.G64])/1000" office:value-type="float" office:value="2.0023046875" calcext:value-type="float">
            <text:p>2.0023</text:p>
          </table:table-cell>
          <table:table-cell table:style-name="ce4" table:formula="of:=[.H65]+[.I64]" office:value-type="float" office:value="126.001390625" calcext:value-type="float">
            <text:p>126.0014</text:p>
          </table:table-cell>
          <table:table-cell table:style-name="ce7" table:formula="of:=[.I65]-2*([.$B65]-1)" office:value-type="float" office:value="0.00139062499997067" calcext:value-type="float">
            <text:p>0.001390625</text:p>
          </table:table-cell>
          <table:table-cell table:style-name="Default" office:value-type="float" office:value="63625440740527.5" calcext:value-type="float">
            <text:p>63625440740527.5</text:p>
          </table:table-cell>
          <table:table-cell table:style-name="ce4" table:formula="of:=([.K65]-[.K64])/1000" office:value-type="float" office:value="2.0005625" calcext:value-type="float">
            <text:p>2.0006</text:p>
          </table:table-cell>
          <table:table-cell table:style-name="ce4" table:formula="of:=[.L65]+[.M64]" office:value-type="float" office:value="126.000265625" calcext:value-type="float">
            <text:p>126.0003</text:p>
          </table:table-cell>
          <table:table-cell table:style-name="ce8" table:formula="of:=[.M65]-2*([.$B65]-1)" office:value-type="float" office:value="0.000265625000039904" calcext:value-type="float">
            <text:p>0.000265625</text:p>
          </table:table-cell>
          <table:table-cell table:style-name="Default" office:value-type="float" office:value="63625441217259.9" calcext:value-type="float">
            <text:p>63625441217259.9</text:p>
          </table:table-cell>
          <table:table-cell table:style-name="ce4" table:formula="of:=([.O65]-[.O64])/1000" office:value-type="float" office:value="2.001140625" calcext:value-type="float">
            <text:p>2.0011</text:p>
          </table:table-cell>
          <table:table-cell table:style-name="ce4" table:formula="of:=[.P65]+[.Q64]" office:value-type="float" office:value="126.0008203125" calcext:value-type="float">
            <text:p>126.0008</text:p>
          </table:table-cell>
          <table:table-cell table:style-name="ce9" table:formula="of:=[.Q65]-2*([.$B65]-1)" office:value-type="float" office:value="0.000820312499996589" calcext:value-type="float">
            <text:p>0.0008203125</text:p>
          </table:table-cell>
          <table:table-cell table:style-name="Default" office:value-type="float" office:value="63625441716392.4" calcext:value-type="float">
            <text:p>63625441716392.4</text:p>
          </table:table-cell>
          <table:table-cell table:style-name="ce4" table:formula="of:=([.S65]-[.S64])/1000" office:value-type="float" office:value="2.001953125" calcext:value-type="float">
            <text:p>2.0020</text:p>
          </table:table-cell>
          <table:table-cell table:style-name="ce4" table:formula="of:=[.T65]+[.U64]" office:value-type="float" office:value="126.0011015625" calcext:value-type="float">
            <text:p>126.0011</text:p>
          </table:table-cell>
          <table:table-cell table:style-name="ce10" table:formula="of:=[.U65]-2*([.$B65]-1)" office:value-type="float" office:value="0.00110156249996862" calcext:value-type="float">
            <text:p>0.0011015625</text:p>
          </table:table-cell>
          <table:table-cell table:style-name="Default" office:value-type="float" office:value="63625442206062.2" calcext:value-type="float">
            <text:p>63625442206062.2</text:p>
          </table:table-cell>
          <table:table-cell table:style-name="ce4" table:formula="of:=([.W65]-[.W64])/1000" office:value-type="float" office:value="1.999625" calcext:value-type="float">
            <text:p>1.9996</text:p>
          </table:table-cell>
          <table:table-cell table:style-name="ce4" table:formula="of:=[.X65]+[.Y64]" office:value-type="float" office:value="125.9992890625" calcext:value-type="float">
            <text:p>125.9993</text:p>
          </table:table-cell>
          <table:table-cell table:style-name="ce11" table:formula="of:=[.Y65]-2*([.$B65]-1)" office:value-type="float" office:value="-0.000710937500002729" calcext:value-type="float">
            <text:p>-0.0007109375</text:p>
          </table:table-cell>
          <table:table-cell table:style-name="Default" office:value-type="float" office:value="63625442683932.7" calcext:value-type="float">
            <text:p>63625442683932.7</text:p>
          </table:table-cell>
          <table:table-cell table:style-name="ce4" table:formula="of:=([.AA65]-[.AA64])/1000" office:value-type="float" office:value="2.0023203125" calcext:value-type="float">
            <text:p>2.0023</text:p>
          </table:table-cell>
          <table:table-cell table:style-name="ce4" table:formula="of:=[.AB65]+[.AC64]" office:value-type="float" office:value="126.0015859375" calcext:value-type="float">
            <text:p>126.0016</text:p>
          </table:table-cell>
          <table:table-cell table:style-name="ce12" table:formula="of:=[.AC65]-2*([.$B65]-1)" office:value-type="float" office:value="0.00158593749998204" calcext:value-type="float">
            <text:p>0.0015859375</text:p>
          </table:table-cell>
          <table:table-cell table:style-name="Default" office:value-type="float" office:value="63625443145817.6" calcext:value-type="float">
            <text:p>63625443145817.6</text:p>
          </table:table-cell>
          <table:table-cell table:style-name="ce4" table:formula="of:=([.AE65]-[.AE64])/1000" office:value-type="float" office:value="2.000140625" calcext:value-type="float">
            <text:p>2.0001</text:p>
          </table:table-cell>
          <table:table-cell table:style-name="ce4" table:formula="of:=[.AF65]+[.AG64]" office:value-type="float" office:value="125.999578125" calcext:value-type="float">
            <text:p>125.9996</text:p>
          </table:table-cell>
          <table:table-cell table:style-name="ce13" table:formula="of:=[.AG65]-2*([.$B65]-1)" office:value-type="float" office:value="-0.000421875000000682" calcext:value-type="float">
            <text:p>-0.000421875</text:p>
          </table:table-cell>
          <table:table-cell table:style-name="Default" office:value-type="float" office:value="63625443609609" calcext:value-type="float">
            <text:p>63625443609609</text:p>
          </table:table-cell>
          <table:table-cell table:style-name="ce4" table:formula="of:=([.AI65]-[.AI64])/1000" office:value-type="float" office:value="1.9858515625" calcext:value-type="float">
            <text:p>1.9859</text:p>
          </table:table-cell>
          <table:table-cell table:style-name="ce4" table:formula="of:=[.AJ65]+[.AK64]" office:value-type="float" office:value="126.0008984375" calcext:value-type="float">
            <text:p>126.0009</text:p>
          </table:table-cell>
          <table:table-cell table:style-name="ce14" table:formula="of:=[.AK65]-2*([.$B65]-1)" office:value-type="float" office:value="0.000898437499969873" calcext:value-type="float">
            <text:p>0.0008984375</text:p>
          </table:table-cell>
          <table:table-cell table:style-name="Default" office:value-type="float" office:value="63625444085902.2" calcext:value-type="float">
            <text:p>63625444085902.2</text:p>
          </table:table-cell>
          <table:table-cell table:style-name="ce4" table:formula="of:=([.AM65]-[.AM64])/1000" office:value-type="float" office:value="2.00153125" calcext:value-type="float">
            <text:p>2.0015</text:p>
          </table:table-cell>
          <table:table-cell table:style-name="ce4" table:formula="of:=[.AN65]+[.AO64]" office:value-type="float" office:value="126.0013046875" calcext:value-type="float">
            <text:p>126.0013</text:p>
          </table:table-cell>
          <table:table-cell table:style-name="ce15" table:formula="of:=[.AO65]-2*([.$B65]-1)" office:value-type="float" office:value="0.00130468749999579" calcext:value-type="float">
            <text:p>0.0013046875</text:p>
          </table:table-cell>
          <table:table-cell table:style-name="Default" office:value-type="float" office:value="63625444548230.1" calcext:value-type="float">
            <text:p>63625444548230.1</text:p>
          </table:table-cell>
          <table:table-cell table:style-name="ce4" table:formula="of:=([.AQ65]-[.AQ64])/1000" office:value-type="float" office:value="2.002421875" calcext:value-type="float">
            <text:p>2.0024</text:p>
          </table:table-cell>
          <table:table-cell table:style-name="ce4" table:formula="of:=[.AR65]+[.AS64]" office:value-type="float" office:value="126.0021796875" calcext:value-type="float">
            <text:p>126.0022</text:p>
          </table:table-cell>
          <table:table-cell table:style-name="ce16" table:formula="of:=[.AS65]-2*([.$B65]-1)" office:value-type="float" office:value="0.00217968749998931" calcext:value-type="float">
            <text:p>0.0021796875</text:p>
          </table:table-cell>
          <table:table-cell table:style-name="Default" office:value-type="float" office:value="63625445018875.1" calcext:value-type="float">
            <text:p>63625445018875.1</text:p>
          </table:table-cell>
          <table:table-cell table:style-name="ce4" table:formula="of:=([.AU65]-[.AU64])/1000" office:value-type="float" office:value="2.0030859375" calcext:value-type="float">
            <text:p>2.0031</text:p>
          </table:table-cell>
          <table:table-cell table:style-name="ce4" table:formula="of:=[.AV65]+[.AW64]" office:value-type="float" office:value="126.0020390625" calcext:value-type="float">
            <text:p>126.0020</text:p>
          </table:table-cell>
          <table:table-cell table:style-name="ce17" table:formula="of:=[.AW65]-2*([.$B65]-1)" office:value-type="float" office:value="0.00203906250004593" calcext:value-type="float">
            <text:p>0.0020390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eedback</text:p>
          </table:table-cell>
          <table:table-cell table:style-name="ce3" office:value-type="float" office:value="65" calcext:value-type="float">
            <text:p>65</text:p>
          </table:table-cell>
          <table:table-cell office:value-type="float" office:value="63625439609834.5" calcext:value-type="float">
            <text:p>63625439609834.5</text:p>
          </table:table-cell>
          <table:table-cell table:formula="of:=([.C66]-[.C65])/1000" office:value-type="float" office:value="1.998109375" calcext:value-type="float">
            <text:p>1.9981</text:p>
          </table:table-cell>
          <table:table-cell table:formula="of:=[.D66]+[.E65]" office:value-type="float" office:value="128.0001875" calcext:value-type="float">
            <text:p>128.0002</text:p>
          </table:table-cell>
          <table:table-cell table:style-name="ce6" table:formula="of:=[.E66]-2*([.$B66]-1)" office:value-type="float" office:value="0.000187500000009777" calcext:value-type="float">
            <text:p>0.0001875</text:p>
          </table:table-cell>
          <table:table-cell table:style-name="Default" office:value-type="float" office:value="63625440272558.5" calcext:value-type="float">
            <text:p>63625440272558.5</text:p>
          </table:table-cell>
          <table:table-cell table:style-name="ce4" table:formula="of:=([.G66]-[.G65])/1000" office:value-type="float" office:value="1.9976796875" calcext:value-type="float">
            <text:p>1.9977</text:p>
          </table:table-cell>
          <table:table-cell table:style-name="ce4" table:formula="of:=[.H66]+[.I65]" office:value-type="float" office:value="127.9990703125" calcext:value-type="float">
            <text:p>127.9991</text:p>
          </table:table-cell>
          <table:table-cell table:style-name="ce7" table:formula="of:=[.I66]-2*([.$B66]-1)" office:value-type="float" office:value="-0.000929687500033083" calcext:value-type="float">
            <text:p>-0.0009296875</text:p>
          </table:table-cell>
          <table:table-cell table:style-name="Default" office:value-type="float" office:value="63625440742527.7" calcext:value-type="float">
            <text:p>63625440742527.7</text:p>
          </table:table-cell>
          <table:table-cell table:style-name="ce4" table:formula="of:=([.K66]-[.K65])/1000" office:value-type="float" office:value="2.0001796875" calcext:value-type="float">
            <text:p>2.0002</text:p>
          </table:table-cell>
          <table:table-cell table:style-name="ce4" table:formula="of:=[.L66]+[.M65]" office:value-type="float" office:value="128.0004453125" calcext:value-type="float">
            <text:p>128.0004</text:p>
          </table:table-cell>
          <table:table-cell table:style-name="ce8" table:formula="of:=[.M66]-2*([.$B66]-1)" office:value-type="float" office:value="0.000445312500033879" calcext:value-type="float">
            <text:p>0.0004453125</text:p>
          </table:table-cell>
          <table:table-cell table:style-name="Default" office:value-type="float" office:value="63625441219260" calcext:value-type="float">
            <text:p>63625441219260</text:p>
          </table:table-cell>
          <table:table-cell table:style-name="ce4" table:formula="of:=([.O66]-[.O65])/1000" office:value-type="float" office:value="2.0000703125" calcext:value-type="float">
            <text:p>2.0001</text:p>
          </table:table-cell>
          <table:table-cell table:style-name="ce4" table:formula="of:=[.P66]+[.Q65]" office:value-type="float" office:value="128.000890625" calcext:value-type="float">
            <text:p>128.0009</text:p>
          </table:table-cell>
          <table:table-cell table:style-name="ce9" table:formula="of:=[.Q66]-2*([.$B66]-1)" office:value-type="float" office:value="0.000890625000010914" calcext:value-type="float">
            <text:p>0.000890625</text:p>
          </table:table-cell>
          <table:table-cell table:style-name="Default" office:value-type="float" office:value="63625441718392.4" calcext:value-type="float">
            <text:p>63625441718392.4</text:p>
          </table:table-cell>
          <table:table-cell table:style-name="ce4" table:formula="of:=([.S66]-[.S65])/1000" office:value-type="float" office:value="2.0000234375" calcext:value-type="float">
            <text:p>2.0000</text:p>
          </table:table-cell>
          <table:table-cell table:style-name="ce4" table:formula="of:=[.T66]+[.U65]" office:value-type="float" office:value="128.001125" calcext:value-type="float">
            <text:p>128.0011</text:p>
          </table:table-cell>
          <table:table-cell table:style-name="ce10" table:formula="of:=[.U66]-2*([.$B66]-1)" office:value-type="float" office:value="0.0011249999999734" calcext:value-type="float">
            <text:p>0.001125</text:p>
          </table:table-cell>
          <table:table-cell table:style-name="Default" office:value-type="float" office:value="63625442208062.2" calcext:value-type="float">
            <text:p>63625442208062.2</text:p>
          </table:table-cell>
          <table:table-cell table:style-name="ce4" table:formula="of:=([.W66]-[.W65])/1000" office:value-type="float" office:value="2.0000625" calcext:value-type="float">
            <text:p>2.0001</text:p>
          </table:table-cell>
          <table:table-cell table:style-name="ce4" table:formula="of:=[.X66]+[.Y65]" office:value-type="float" office:value="127.9993515625" calcext:value-type="float">
            <text:p>127.9994</text:p>
          </table:table-cell>
          <table:table-cell table:style-name="ce11" table:formula="of:=[.Y66]-2*([.$B66]-1)" office:value-type="float" office:value="-0.000648437500004206" calcext:value-type="float">
            <text:p>-0.0006484375</text:p>
          </table:table-cell>
          <table:table-cell table:style-name="Default" office:value-type="float" office:value="63625442685931.5" calcext:value-type="float">
            <text:p>63625442685931.5</text:p>
          </table:table-cell>
          <table:table-cell table:style-name="ce4" table:formula="of:=([.AA66]-[.AA65])/1000" office:value-type="float" office:value="1.9988046875" calcext:value-type="float">
            <text:p>1.9988</text:p>
          </table:table-cell>
          <table:table-cell table:style-name="ce4" table:formula="of:=[.AB66]+[.AC65]" office:value-type="float" office:value="128.000390625" calcext:value-type="float">
            <text:p>128.0004</text:p>
          </table:table-cell>
          <table:table-cell table:style-name="ce12" table:formula="of:=[.AC66]-2*([.$B66]-1)" office:value-type="float" office:value="0.000390624999994316" calcext:value-type="float">
            <text:p>0.000390625</text:p>
          </table:table-cell>
          <table:table-cell table:style-name="Default" office:value-type="float" office:value="63625443147819" calcext:value-type="float">
            <text:p>63625443147819</text:p>
          </table:table-cell>
          <table:table-cell table:style-name="ce4" table:formula="of:=([.AE66]-[.AE65])/1000" office:value-type="float" office:value="2.0014765625" calcext:value-type="float">
            <text:p>2.0015</text:p>
          </table:table-cell>
          <table:table-cell table:style-name="ce4" table:formula="of:=[.AF66]+[.AG65]" office:value-type="float" office:value="128.0010546875" calcext:value-type="float">
            <text:p>128.0011</text:p>
          </table:table-cell>
          <table:table-cell table:style-name="ce13" table:formula="of:=[.AG66]-2*([.$B66]-1)" office:value-type="float" office:value="0.00105468749998749" calcext:value-type="float">
            <text:p>0.0010546875</text:p>
          </table:table-cell>
          <table:table-cell table:style-name="Default" office:value-type="float" office:value="63625443611609.1" calcext:value-type="float">
            <text:p>63625443611609.1</text:p>
          </table:table-cell>
          <table:table-cell table:style-name="ce4" table:formula="of:=([.AI66]-[.AI65])/1000" office:value-type="float" office:value="2.000140625" calcext:value-type="float">
            <text:p>2.0001</text:p>
          </table:table-cell>
          <table:table-cell table:style-name="ce4" table:formula="of:=[.AJ66]+[.AK65]" office:value-type="float" office:value="128.0010390625" calcext:value-type="float">
            <text:p>128.0010</text:p>
          </table:table-cell>
          <table:table-cell table:style-name="ce14" table:formula="of:=[.AK66]-2*([.$B66]-1)" office:value-type="float" office:value="0.00103906249995589" calcext:value-type="float">
            <text:p>0.0010390625</text:p>
          </table:table-cell>
          <table:table-cell table:style-name="Default" office:value-type="float" office:value="63625444087902" calcext:value-type="float">
            <text:p>63625444087902</text:p>
          </table:table-cell>
          <table:table-cell table:style-name="ce4" table:formula="of:=([.AM66]-[.AM65])/1000" office:value-type="float" office:value="1.99975" calcext:value-type="float">
            <text:p>1.9998</text:p>
          </table:table-cell>
          <table:table-cell table:style-name="ce4" table:formula="of:=[.AN66]+[.AO65]" office:value-type="float" office:value="128.0010546875" calcext:value-type="float">
            <text:p>128.0011</text:p>
          </table:table-cell>
          <table:table-cell table:style-name="ce15" table:formula="of:=[.AO66]-2*([.$B66]-1)" office:value-type="float" office:value="0.00105468749998749" calcext:value-type="float">
            <text:p>0.0010546875</text:p>
          </table:table-cell>
          <table:table-cell table:style-name="Default" office:value-type="float" office:value="63625444550228.2" calcext:value-type="float">
            <text:p>63625444550228.2</text:p>
          </table:table-cell>
          <table:table-cell table:style-name="ce4" table:formula="of:=([.AQ66]-[.AQ65])/1000" office:value-type="float" office:value="1.998140625" calcext:value-type="float">
            <text:p>1.9981</text:p>
          </table:table-cell>
          <table:table-cell table:style-name="ce4" table:formula="of:=[.AR66]+[.AS65]" office:value-type="float" office:value="128.0003203125" calcext:value-type="float">
            <text:p>128.0003</text:p>
          </table:table-cell>
          <table:table-cell table:style-name="ce16" table:formula="of:=[.AS66]-2*([.$B66]-1)" office:value-type="float" office:value="0.000320312499979991" calcext:value-type="float">
            <text:p>0.0003203125</text:p>
          </table:table-cell>
          <table:table-cell table:style-name="Default" office:value-type="float" office:value="63625445020874" calcext:value-type="float">
            <text:p>63625445020874</text:p>
          </table:table-cell>
          <table:table-cell table:style-name="ce4" table:formula="of:=([.AU66]-[.AU65])/1000" office:value-type="float" office:value="1.998890625" calcext:value-type="float">
            <text:p>1.9989</text:p>
          </table:table-cell>
          <table:table-cell table:style-name="ce4" table:formula="of:=[.AV66]+[.AW65]" office:value-type="float" office:value="128.0009296875" calcext:value-type="float">
            <text:p>128.0009</text:p>
          </table:table-cell>
          <table:table-cell table:style-name="ce17" table:formula="of:=[.AW66]-2*([.$B66]-1)" office:value-type="float" office:value="0.000929687500047294" calcext:value-type="float">
            <text:p>0.0009296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66" calcext:value-type="float">
            <text:p>66</text:p>
          </table:table-cell>
          <table:table-cell office:value-type="float" office:value="63625439611834.6" calcext:value-type="float">
            <text:p>63625439611834.6</text:p>
          </table:table-cell>
          <table:table-cell table:formula="of:=([.C67]-[.C66])/1000" office:value-type="float" office:value="2.0000625" calcext:value-type="float">
            <text:p>2.0001</text:p>
          </table:table-cell>
          <table:table-cell table:formula="of:=[.D67]+[.E66]" office:value-type="float" office:value="130.00025" calcext:value-type="float">
            <text:p>130.0003</text:p>
          </table:table-cell>
          <table:table-cell table:style-name="ce6" table:formula="of:=[.E67]-2*([.$B67]-1)" office:value-type="float" office:value="0.00025000000002251" calcext:value-type="float">
            <text:p>0.00025</text:p>
          </table:table-cell>
          <table:table-cell table:style-name="Default" office:value-type="float" office:value="63625440274561.5" calcext:value-type="float">
            <text:p>63625440274561.5</text:p>
          </table:table-cell>
          <table:table-cell table:style-name="ce4" table:formula="of:=([.G67]-[.G66])/1000" office:value-type="float" office:value="2.0030234375" calcext:value-type="float">
            <text:p>2.0030</text:p>
          </table:table-cell>
          <table:table-cell table:style-name="ce4" table:formula="of:=[.H67]+[.I66]" office:value-type="float" office:value="130.00209375" calcext:value-type="float">
            <text:p>130.0021</text:p>
          </table:table-cell>
          <table:table-cell table:style-name="ce7" table:formula="of:=[.I67]-2*([.$B67]-1)" office:value-type="float" office:value="0.00209374999997181" calcext:value-type="float">
            <text:p>0.00209375</text:p>
          </table:table-cell>
          <table:table-cell table:style-name="Default" office:value-type="float" office:value="63625440744526.6" calcext:value-type="float">
            <text:p>63625440744526.6</text:p>
          </table:table-cell>
          <table:table-cell table:style-name="ce4" table:formula="of:=([.K67]-[.K66])/1000" office:value-type="float" office:value="1.9988828125" calcext:value-type="float">
            <text:p>1.9989</text:p>
          </table:table-cell>
          <table:table-cell table:style-name="ce4" table:formula="of:=[.L67]+[.M66]" office:value-type="float" office:value="129.999328125" calcext:value-type="float">
            <text:p>129.9993</text:p>
          </table:table-cell>
          <table:table-cell table:style-name="ce8" table:formula="of:=[.M67]-2*([.$B67]-1)" office:value-type="float" office:value="-0.000671874999966349" calcext:value-type="float">
            <text:p>-0.000671875</text:p>
          </table:table-cell>
          <table:table-cell table:style-name="Default" office:value-type="float" office:value="63625441221258.6" calcext:value-type="float">
            <text:p>63625441221258.6</text:p>
          </table:table-cell>
          <table:table-cell table:style-name="ce4" table:formula="of:=([.O67]-[.O66])/1000" office:value-type="float" office:value="1.9986171875" calcext:value-type="float">
            <text:p>1.9986</text:p>
          </table:table-cell>
          <table:table-cell table:style-name="ce4" table:formula="of:=[.P67]+[.Q66]" office:value-type="float" office:value="129.9995078125" calcext:value-type="float">
            <text:p>129.9995</text:p>
          </table:table-cell>
          <table:table-cell table:style-name="ce9" table:formula="of:=[.Q67]-2*([.$B67]-1)" office:value-type="float" office:value="-0.000492187499986585" calcext:value-type="float">
            <text:p>-0.0004921875</text:p>
          </table:table-cell>
          <table:table-cell table:style-name="Default" office:value-type="float" office:value="63625441720391.2" calcext:value-type="float">
            <text:p>63625441720391.2</text:p>
          </table:table-cell>
          <table:table-cell table:style-name="ce4" table:formula="of:=([.S67]-[.S66])/1000" office:value-type="float" office:value="1.998765625" calcext:value-type="float">
            <text:p>1.9988</text:p>
          </table:table-cell>
          <table:table-cell table:style-name="ce4" table:formula="of:=[.T67]+[.U66]" office:value-type="float" office:value="129.999890625" calcext:value-type="float">
            <text:p>129.9999</text:p>
          </table:table-cell>
          <table:table-cell table:style-name="ce10" table:formula="of:=[.U67]-2*([.$B67]-1)" office:value-type="float" office:value="-0.000109375000022283" calcext:value-type="float">
            <text:p>-0.000109375</text:p>
          </table:table-cell>
          <table:table-cell table:style-name="Default" office:value-type="float" office:value="63625442210064.6" calcext:value-type="float">
            <text:p>63625442210064.6</text:p>
          </table:table-cell>
          <table:table-cell table:style-name="ce4" table:formula="of:=([.W67]-[.W66])/1000" office:value-type="float" office:value="2.002421875" calcext:value-type="float">
            <text:p>2.0024</text:p>
          </table:table-cell>
          <table:table-cell table:style-name="ce4" table:formula="of:=[.X67]+[.Y66]" office:value-type="float" office:value="130.0017734375" calcext:value-type="float">
            <text:p>130.0018</text:p>
          </table:table-cell>
          <table:table-cell table:style-name="ce11" table:formula="of:=[.Y67]-2*([.$B67]-1)" office:value-type="float" office:value="0.00177343749999181" calcext:value-type="float">
            <text:p>0.0017734375</text:p>
          </table:table-cell>
          <table:table-cell table:style-name="Default" office:value-type="float" office:value="63625442687931.2" calcext:value-type="float">
            <text:p>63625442687931.2</text:p>
          </table:table-cell>
          <table:table-cell table:style-name="ce4" table:formula="of:=([.AA67]-[.AA66])/1000" office:value-type="float" office:value="1.999703125" calcext:value-type="float">
            <text:p>1.9997</text:p>
          </table:table-cell>
          <table:table-cell table:style-name="ce4" table:formula="of:=[.AB67]+[.AC66]" office:value-type="float" office:value="130.00009375" calcext:value-type="float">
            <text:p>130.0001</text:p>
          </table:table-cell>
          <table:table-cell table:style-name="ce12" table:formula="of:=[.AC67]-2*([.$B67]-1)" office:value-type="float" office:value="0.0000937499999906777" calcext:value-type="float">
            <text:p>0.00009375</text:p>
          </table:table-cell>
          <table:table-cell table:style-name="Default" office:value-type="float" office:value="63625443149818.9" calcext:value-type="float">
            <text:p>63625443149818.9</text:p>
          </table:table-cell>
          <table:table-cell table:style-name="ce4" table:formula="of:=([.AE67]-[.AE66])/1000" office:value-type="float" office:value="1.999890625" calcext:value-type="float">
            <text:p>1.9999</text:p>
          </table:table-cell>
          <table:table-cell table:style-name="ce4" table:formula="of:=[.AF67]+[.AG66]" office:value-type="float" office:value="130.0009453125" calcext:value-type="float">
            <text:p>130.0009</text:p>
          </table:table-cell>
          <table:table-cell table:style-name="ce13" table:formula="of:=[.AG67]-2*([.$B67]-1)" office:value-type="float" office:value="0.000945312499993634" calcext:value-type="float">
            <text:p>0.0009453125</text:p>
          </table:table-cell>
          <table:table-cell table:style-name="Default" office:value-type="float" office:value="63625443613607.8" calcext:value-type="float">
            <text:p>63625443613607.8</text:p>
          </table:table-cell>
          <table:table-cell table:style-name="ce4" table:formula="of:=([.AI67]-[.AI66])/1000" office:value-type="float" office:value="1.9986640625" calcext:value-type="float">
            <text:p>1.9987</text:p>
          </table:table-cell>
          <table:table-cell table:style-name="ce4" table:formula="of:=[.AJ67]+[.AK66]" office:value-type="float" office:value="129.999703125" calcext:value-type="float">
            <text:p>129.9997</text:p>
          </table:table-cell>
          <table:table-cell table:style-name="ce14" table:formula="of:=[.AK67]-2*([.$B67]-1)" office:value-type="float" office:value="-0.00029687500003206" calcext:value-type="float">
            <text:p>-0.000296875</text:p>
          </table:table-cell>
          <table:table-cell table:style-name="Default" office:value-type="float" office:value="63625444089900.6" calcext:value-type="float">
            <text:p>63625444089900.6</text:p>
          </table:table-cell>
          <table:table-cell table:style-name="ce4" table:formula="of:=([.AM67]-[.AM66])/1000" office:value-type="float" office:value="1.998625" calcext:value-type="float">
            <text:p>1.9986</text:p>
          </table:table-cell>
          <table:table-cell table:style-name="ce4" table:formula="of:=[.AN67]+[.AO66]" office:value-type="float" office:value="129.9996796875" calcext:value-type="float">
            <text:p>129.9997</text:p>
          </table:table-cell>
          <table:table-cell table:style-name="ce15" table:formula="of:=[.AO67]-2*([.$B67]-1)" office:value-type="float" office:value="-0.000320312500008413" calcext:value-type="float">
            <text:p>-0.0003203125</text:p>
          </table:table-cell>
          <table:table-cell table:style-name="Default" office:value-type="float" office:value="63625444552227.1" calcext:value-type="float">
            <text:p>63625444552227.1</text:p>
          </table:table-cell>
          <table:table-cell table:style-name="ce4" table:formula="of:=([.AQ67]-[.AQ66])/1000" office:value-type="float" office:value="1.9988515625" calcext:value-type="float">
            <text:p>1.9989</text:p>
          </table:table-cell>
          <table:table-cell table:style-name="ce4" table:formula="of:=[.AR67]+[.AS66]" office:value-type="float" office:value="129.999171875" calcext:value-type="float">
            <text:p>129.9992</text:p>
          </table:table-cell>
          <table:table-cell table:style-name="ce16" table:formula="of:=[.AS67]-2*([.$B67]-1)" office:value-type="float" office:value="-0.000828125000026603" calcext:value-type="float">
            <text:p>-0.000828125</text:p>
          </table:table-cell>
          <table:table-cell table:style-name="Default" office:value-type="float" office:value="63625445022872" calcext:value-type="float">
            <text:p>63625445022872</text:p>
          </table:table-cell>
          <table:table-cell table:style-name="ce4" table:formula="of:=([.AU67]-[.AU66])/1000" office:value-type="float" office:value="1.9980546875" calcext:value-type="float">
            <text:p>1.9981</text:p>
          </table:table-cell>
          <table:table-cell table:style-name="ce4" table:formula="of:=[.AV67]+[.AW66]" office:value-type="float" office:value="129.998984375" calcext:value-type="float">
            <text:p>129.9990</text:p>
          </table:table-cell>
          <table:table-cell table:style-name="ce17" table:formula="of:=[.AW67]-2*([.$B67]-1)" office:value-type="float" office:value="-0.00101562499995111" calcext:value-type="float">
            <text:p>-0.001015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67" calcext:value-type="float">
            <text:p>67</text:p>
          </table:table-cell>
          <table:table-cell office:value-type="float" office:value="63625439613833.7" calcext:value-type="float">
            <text:p>63625439613833.7</text:p>
          </table:table-cell>
          <table:table-cell table:formula="of:=([.C68]-[.C67])/1000" office:value-type="float" office:value="1.9991171875" calcext:value-type="float">
            <text:p>1.9991</text:p>
          </table:table-cell>
          <table:table-cell table:formula="of:=[.D68]+[.E67]" office:value-type="float" office:value="131.9993671875" calcext:value-type="float">
            <text:p>131.9994</text:p>
          </table:table-cell>
          <table:table-cell table:style-name="ce6" table:formula="of:=[.E68]-2*([.$B68]-1)" office:value-type="float" office:value="-0.000632812499986812" calcext:value-type="float">
            <text:p>-0.0006328125</text:p>
          </table:table-cell>
          <table:table-cell table:style-name="Default" office:value-type="float" office:value="63625440276558.2" calcext:value-type="float">
            <text:p>63625440276558.2</text:p>
          </table:table-cell>
          <table:table-cell table:style-name="ce4" table:formula="of:=([.G68]-[.G67])/1000" office:value-type="float" office:value="1.996734375" calcext:value-type="float">
            <text:p>1.9967</text:p>
          </table:table-cell>
          <table:table-cell table:style-name="ce4" table:formula="of:=[.H68]+[.I67]" office:value-type="float" office:value="131.998828125" calcext:value-type="float">
            <text:p>131.9988</text:p>
          </table:table-cell>
          <table:table-cell table:style-name="ce7" table:formula="of:=[.I68]-2*([.$B68]-1)" office:value-type="float" office:value="-0.00117187500003979" calcext:value-type="float">
            <text:p>-0.001171875</text:p>
          </table:table-cell>
          <table:table-cell table:style-name="Default" office:value-type="float" office:value="63625440746529.3" calcext:value-type="float">
            <text:p>63625440746529.3</text:p>
          </table:table-cell>
          <table:table-cell table:style-name="ce4" table:formula="of:=([.K68]-[.K67])/1000" office:value-type="float" office:value="2.0027421875" calcext:value-type="float">
            <text:p>2.0027</text:p>
          </table:table-cell>
          <table:table-cell table:style-name="ce4" table:formula="of:=[.L68]+[.M67]" office:value-type="float" office:value="132.0020703125" calcext:value-type="float">
            <text:p>132.0021</text:p>
          </table:table-cell>
          <table:table-cell table:style-name="ce8" table:formula="of:=[.M68]-2*([.$B68]-1)" office:value-type="float" office:value="0.00207031250002387" calcext:value-type="float">
            <text:p>0.0020703125</text:p>
          </table:table-cell>
          <table:table-cell table:style-name="Default" office:value-type="float" office:value="63625441223258.1" calcext:value-type="float">
            <text:p>63625441223258.1</text:p>
          </table:table-cell>
          <table:table-cell table:style-name="ce4" table:formula="of:=([.O68]-[.O67])/1000" office:value-type="float" office:value="1.9994921875" calcext:value-type="float">
            <text:p>1.9995</text:p>
          </table:table-cell>
          <table:table-cell table:style-name="ce4" table:formula="of:=[.P68]+[.Q67]" office:value-type="float" office:value="131.999" calcext:value-type="float">
            <text:p>131.9990</text:p>
          </table:table-cell>
          <table:table-cell table:style-name="ce9" table:formula="of:=[.Q68]-2*([.$B68]-1)" office:value-type="float" office:value="-0.000999999999976353" calcext:value-type="float">
            <text:p>-0.001</text:p>
          </table:table-cell>
          <table:table-cell table:style-name="Default" office:value-type="float" office:value="63625441722390.5" calcext:value-type="float">
            <text:p>63625441722390.5</text:p>
          </table:table-cell>
          <table:table-cell table:style-name="ce4" table:formula="of:=([.S68]-[.S67])/1000" office:value-type="float" office:value="1.99934375" calcext:value-type="float">
            <text:p>1.9993</text:p>
          </table:table-cell>
          <table:table-cell table:style-name="ce4" table:formula="of:=[.T68]+[.U67]" office:value-type="float" office:value="131.999234375" calcext:value-type="float">
            <text:p>131.9992</text:p>
          </table:table-cell>
          <table:table-cell table:style-name="ce10" table:formula="of:=[.U68]-2*([.$B68]-1)" office:value-type="float" office:value="-0.00076562500001387" calcext:value-type="float">
            <text:p>-0.000765625</text:p>
          </table:table-cell>
          <table:table-cell table:style-name="Default" office:value-type="float" office:value="63625442212062.1" calcext:value-type="float">
            <text:p>63625442212062.1</text:p>
          </table:table-cell>
          <table:table-cell table:style-name="ce4" table:formula="of:=([.W68]-[.W67])/1000" office:value-type="float" office:value="1.997453125" calcext:value-type="float">
            <text:p>1.9975</text:p>
          </table:table-cell>
          <table:table-cell table:style-name="ce4" table:formula="of:=[.X68]+[.Y67]" office:value-type="float" office:value="131.9992265625" calcext:value-type="float">
            <text:p>131.9992</text:p>
          </table:table-cell>
          <table:table-cell table:style-name="ce11" table:formula="of:=[.Y68]-2*([.$B68]-1)" office:value-type="float" office:value="-0.000773437500015461" calcext:value-type="float">
            <text:p>-0.0007734375</text:p>
          </table:table-cell>
          <table:table-cell table:style-name="Default" office:value-type="float" office:value="63625442689930.1" calcext:value-type="float">
            <text:p>63625442689930.1</text:p>
          </table:table-cell>
          <table:table-cell table:style-name="ce4" table:formula="of:=([.AA68]-[.AA67])/1000" office:value-type="float" office:value="1.998921875" calcext:value-type="float">
            <text:p>1.9989</text:p>
          </table:table-cell>
          <table:table-cell table:style-name="ce4" table:formula="of:=[.AB68]+[.AC67]" office:value-type="float" office:value="131.999015625" calcext:value-type="float">
            <text:p>131.9990</text:p>
          </table:table-cell>
          <table:table-cell table:style-name="ce12" table:formula="of:=[.AC68]-2*([.$B68]-1)" office:value-type="float" office:value="-0.000984375000001592" calcext:value-type="float">
            <text:p>-0.000984375</text:p>
          </table:table-cell>
          <table:table-cell table:style-name="Default" office:value-type="float" office:value="63625443151817.8" calcext:value-type="float">
            <text:p>63625443151817.8</text:p>
          </table:table-cell>
          <table:table-cell table:style-name="ce4" table:formula="of:=([.AE68]-[.AE67])/1000" office:value-type="float" office:value="1.998875" calcext:value-type="float">
            <text:p>1.9989</text:p>
          </table:table-cell>
          <table:table-cell table:style-name="ce4" table:formula="of:=[.AF68]+[.AG67]" office:value-type="float" office:value="131.9998203125" calcext:value-type="float">
            <text:p>131.9998</text:p>
          </table:table-cell>
          <table:table-cell table:style-name="ce13" table:formula="of:=[.AG68]-2*([.$B68]-1)" office:value-type="float" office:value="-0.000179687500008185" calcext:value-type="float">
            <text:p>-0.0001796875</text:p>
          </table:table-cell>
          <table:table-cell table:style-name="Default" office:value-type="float" office:value="63625443615609.7" calcext:value-type="float">
            <text:p>63625443615609.7</text:p>
          </table:table-cell>
          <table:table-cell table:style-name="ce4" table:formula="of:=([.AI68]-[.AI67])/1000" office:value-type="float" office:value="2.00190625" calcext:value-type="float">
            <text:p>2.0019</text:p>
          </table:table-cell>
          <table:table-cell table:style-name="ce4" table:formula="of:=[.AJ68]+[.AK67]" office:value-type="float" office:value="132.001609375" calcext:value-type="float">
            <text:p>132.0016</text:p>
          </table:table-cell>
          <table:table-cell table:style-name="ce14" table:formula="of:=[.AK68]-2*([.$B68]-1)" office:value-type="float" office:value="0.00160937499995839" calcext:value-type="float">
            <text:p>0.001609375</text:p>
          </table:table-cell>
          <table:table-cell table:style-name="Default" office:value-type="float" office:value="63625444091901.6" calcext:value-type="float">
            <text:p>63625444091901.6</text:p>
          </table:table-cell>
          <table:table-cell table:style-name="ce4" table:formula="of:=([.AM68]-[.AM67])/1000" office:value-type="float" office:value="2.0010390625" calcext:value-type="float">
            <text:p>2.0010</text:p>
          </table:table-cell>
          <table:table-cell table:style-name="ce4" table:formula="of:=[.AN68]+[.AO67]" office:value-type="float" office:value="132.00071875" calcext:value-type="float">
            <text:p>132.0007</text:p>
          </table:table-cell>
          <table:table-cell table:style-name="ce15" table:formula="of:=[.AO68]-2*([.$B68]-1)" office:value-type="float" office:value="0.00071875000000432" calcext:value-type="float">
            <text:p>0.00071875</text:p>
          </table:table-cell>
          <table:table-cell table:style-name="Default" office:value-type="float" office:value="63625444554228.2" calcext:value-type="float">
            <text:p>63625444554228.2</text:p>
          </table:table-cell>
          <table:table-cell table:style-name="ce4" table:formula="of:=([.AQ68]-[.AQ67])/1000" office:value-type="float" office:value="2.001125" calcext:value-type="float">
            <text:p>2.0011</text:p>
          </table:table-cell>
          <table:table-cell table:style-name="ce4" table:formula="of:=[.AR68]+[.AS67]" office:value-type="float" office:value="132.000296875" calcext:value-type="float">
            <text:p>132.0003</text:p>
          </table:table-cell>
          <table:table-cell table:style-name="ce16" table:formula="of:=[.AS68]-2*([.$B68]-1)" office:value-type="float" office:value="0.000296874999975216" calcext:value-type="float">
            <text:p>0.000296875</text:p>
          </table:table-cell>
          <table:table-cell table:style-name="Default" office:value-type="float" office:value="63625445024872.1" calcext:value-type="float">
            <text:p>63625445024872.1</text:p>
          </table:table-cell>
          <table:table-cell table:style-name="ce4" table:formula="of:=([.AU68]-[.AU67])/1000" office:value-type="float" office:value="2.0000625" calcext:value-type="float">
            <text:p>2.0001</text:p>
          </table:table-cell>
          <table:table-cell table:style-name="ce4" table:formula="of:=[.AV68]+[.AW67]" office:value-type="float" office:value="131.999046875" calcext:value-type="float">
            <text:p>131.9990</text:p>
          </table:table-cell>
          <table:table-cell table:style-name="ce17" table:formula="of:=[.AW68]-2*([.$B68]-1)" office:value-type="float" office:value="-0.000953124999938382" calcext:value-type="float">
            <text:p>-0.00095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68" calcext:value-type="float">
            <text:p>68</text:p>
          </table:table-cell>
          <table:table-cell office:value-type="float" office:value="63625439615834.9" calcext:value-type="float">
            <text:p>63625439615834.9</text:p>
          </table:table-cell>
          <table:table-cell table:formula="of:=([.C69]-[.C68])/1000" office:value-type="float" office:value="2.0012265625" calcext:value-type="float">
            <text:p>2.0012</text:p>
          </table:table-cell>
          <table:table-cell table:formula="of:=[.D69]+[.E68]" office:value-type="float" office:value="134.00059375" calcext:value-type="float">
            <text:p>134.0006</text:p>
          </table:table-cell>
          <table:table-cell table:style-name="ce6" table:formula="of:=[.E69]-2*([.$B69]-1)" office:value-type="float" office:value="0.000593750000007276" calcext:value-type="float">
            <text:p>0.00059375</text:p>
          </table:table-cell>
          <table:table-cell table:style-name="Default" office:value-type="float" office:value="63625440278561.4" calcext:value-type="float">
            <text:p>63625440278561.4</text:p>
          </table:table-cell>
          <table:table-cell table:style-name="ce4" table:formula="of:=([.G69]-[.G68])/1000" office:value-type="float" office:value="2.003125" calcext:value-type="float">
            <text:p>2.0031</text:p>
          </table:table-cell>
          <table:table-cell table:style-name="ce4" table:formula="of:=[.H69]+[.I68]" office:value-type="float" office:value="134.001953125" calcext:value-type="float">
            <text:p>134.0020</text:p>
          </table:table-cell>
          <table:table-cell table:style-name="ce7" table:formula="of:=[.I69]-2*([.$B69]-1)" office:value-type="float" office:value="0.00195312499997158" calcext:value-type="float">
            <text:p>0.001953125</text:p>
          </table:table-cell>
          <table:table-cell table:style-name="Default" office:value-type="float" office:value="63625440748527.2" calcext:value-type="float">
            <text:p>63625440748527.2</text:p>
          </table:table-cell>
          <table:table-cell table:style-name="ce4" table:formula="of:=([.K69]-[.K68])/1000" office:value-type="float" office:value="1.997828125" calcext:value-type="float">
            <text:p>1.9978</text:p>
          </table:table-cell>
          <table:table-cell table:style-name="ce4" table:formula="of:=[.L69]+[.M68]" office:value-type="float" office:value="133.9998984375" calcext:value-type="float">
            <text:p>133.9999</text:p>
          </table:table-cell>
          <table:table-cell table:style-name="ce8" table:formula="of:=[.M69]-2*([.$B69]-1)" office:value-type="float" office:value="-0.000101562499963848" calcext:value-type="float">
            <text:p>-0.0001015625</text:p>
          </table:table-cell>
          <table:table-cell table:style-name="Default" office:value-type="float" office:value="63625441225260.1" calcext:value-type="float">
            <text:p>63625441225260.1</text:p>
          </table:table-cell>
          <table:table-cell table:style-name="ce4" table:formula="of:=([.O69]-[.O68])/1000" office:value-type="float" office:value="2.00196875" calcext:value-type="float">
            <text:p>2.0020</text:p>
          </table:table-cell>
          <table:table-cell table:style-name="ce4" table:formula="of:=[.P69]+[.Q68]" office:value-type="float" office:value="134.00096875" calcext:value-type="float">
            <text:p>134.0010</text:p>
          </table:table-cell>
          <table:table-cell table:style-name="ce9" table:formula="of:=[.Q69]-2*([.$B69]-1)" office:value-type="float" office:value="0.00096875000002683" calcext:value-type="float">
            <text:p>0.00096875</text:p>
          </table:table-cell>
          <table:table-cell table:style-name="Default" office:value-type="float" office:value="63625441724391.1" calcext:value-type="float">
            <text:p>63625441724391.1</text:p>
          </table:table-cell>
          <table:table-cell table:style-name="ce4" table:formula="of:=([.S69]-[.S68])/1000" office:value-type="float" office:value="2.000578125" calcext:value-type="float">
            <text:p>2.0006</text:p>
          </table:table-cell>
          <table:table-cell table:style-name="ce4" table:formula="of:=[.T69]+[.U68]" office:value-type="float" office:value="133.9998125" calcext:value-type="float">
            <text:p>133.9998</text:p>
          </table:table-cell>
          <table:table-cell table:style-name="ce10" table:formula="of:=[.U69]-2*([.$B69]-1)" office:value-type="float" office:value="-0.000187500000009777" calcext:value-type="float">
            <text:p>-0.0001875</text:p>
          </table:table-cell>
          <table:table-cell table:style-name="Default" office:value-type="float" office:value="63625442214063.2" calcext:value-type="float">
            <text:p>63625442214063.2</text:p>
          </table:table-cell>
          <table:table-cell table:style-name="ce4" table:formula="of:=([.W69]-[.W68])/1000" office:value-type="float" office:value="2.0011484375" calcext:value-type="float">
            <text:p>2.0011</text:p>
          </table:table-cell>
          <table:table-cell table:style-name="ce4" table:formula="of:=[.X69]+[.Y68]" office:value-type="float" office:value="134.000375" calcext:value-type="float">
            <text:p>134.0004</text:p>
          </table:table-cell>
          <table:table-cell table:style-name="ce11" table:formula="of:=[.Y69]-2*([.$B69]-1)" office:value-type="float" office:value="0.000374999999991132" calcext:value-type="float">
            <text:p>0.000375</text:p>
          </table:table-cell>
          <table:table-cell table:style-name="Default" office:value-type="float" office:value="63625442691930.6" calcext:value-type="float">
            <text:p>63625442691930.6</text:p>
          </table:table-cell>
          <table:table-cell table:style-name="ce4" table:formula="of:=([.AA69]-[.AA68])/1000" office:value-type="float" office:value="2.00053125" calcext:value-type="float">
            <text:p>2.0005</text:p>
          </table:table-cell>
          <table:table-cell table:style-name="ce4" table:formula="of:=[.AB69]+[.AC68]" office:value-type="float" office:value="133.999546875" calcext:value-type="float">
            <text:p>133.9995</text:p>
          </table:table-cell>
          <table:table-cell table:style-name="ce12" table:formula="of:=[.AC69]-2*([.$B69]-1)" office:value-type="float" office:value="-0.000453125000007049" calcext:value-type="float">
            <text:p>-0.000453125</text:p>
          </table:table-cell>
          <table:table-cell table:style-name="Default" office:value-type="float" office:value="63625443153819.2" calcext:value-type="float">
            <text:p>63625443153819.2</text:p>
          </table:table-cell>
          <table:table-cell table:style-name="ce4" table:formula="of:=([.AE69]-[.AE68])/1000" office:value-type="float" office:value="2.0014140625" calcext:value-type="float">
            <text:p>2.0014</text:p>
          </table:table-cell>
          <table:table-cell table:style-name="ce4" table:formula="of:=[.AF69]+[.AG68]" office:value-type="float" office:value="134.001234375" calcext:value-type="float">
            <text:p>134.0012</text:p>
          </table:table-cell>
          <table:table-cell table:style-name="ce13" table:formula="of:=[.AG69]-2*([.$B69]-1)" office:value-type="float" office:value="0.00123437499999568" calcext:value-type="float">
            <text:p>0.001234375</text:p>
          </table:table-cell>
          <table:table-cell table:style-name="Default" office:value-type="float" office:value="63625443617609.2" calcext:value-type="float">
            <text:p>63625443617609.2</text:p>
          </table:table-cell>
          <table:table-cell table:style-name="ce4" table:formula="of:=([.AI69]-[.AI68])/1000" office:value-type="float" office:value="1.9994765625" calcext:value-type="float">
            <text:p>1.9995</text:p>
          </table:table-cell>
          <table:table-cell table:style-name="ce4" table:formula="of:=[.AJ69]+[.AK68]" office:value-type="float" office:value="134.0010859375" calcext:value-type="float">
            <text:p>134.0011</text:p>
          </table:table-cell>
          <table:table-cell table:style-name="ce14" table:formula="of:=[.AK69]-2*([.$B69]-1)" office:value-type="float" office:value="0.00108593749996544" calcext:value-type="float">
            <text:p>0.0010859375</text:p>
          </table:table-cell>
          <table:table-cell table:style-name="Default" office:value-type="float" office:value="63625444093902.5" calcext:value-type="float">
            <text:p>63625444093902.5</text:p>
          </table:table-cell>
          <table:table-cell table:style-name="ce4" table:formula="of:=([.AM69]-[.AM68])/1000" office:value-type="float" office:value="2.0008828125" calcext:value-type="float">
            <text:p>2.0009</text:p>
          </table:table-cell>
          <table:table-cell table:style-name="ce4" table:formula="of:=[.AN69]+[.AO68]" office:value-type="float" office:value="134.0016015625" calcext:value-type="float">
            <text:p>134.0016</text:p>
          </table:table-cell>
          <table:table-cell table:style-name="ce15" table:formula="of:=[.AO69]-2*([.$B69]-1)" office:value-type="float" office:value="0.00160156250001364" calcext:value-type="float">
            <text:p>0.0016015625</text:p>
          </table:table-cell>
          <table:table-cell table:style-name="Default" office:value-type="float" office:value="63625444556228.3" calcext:value-type="float">
            <text:p>63625444556228.3</text:p>
          </table:table-cell>
          <table:table-cell table:style-name="ce4" table:formula="of:=([.AQ69]-[.AQ68])/1000" office:value-type="float" office:value="2.0001328125" calcext:value-type="float">
            <text:p>2.0001</text:p>
          </table:table-cell>
          <table:table-cell table:style-name="ce4" table:formula="of:=[.AR69]+[.AS68]" office:value-type="float" office:value="134.0004296875" calcext:value-type="float">
            <text:p>134.0004</text:p>
          </table:table-cell>
          <table:table-cell table:style-name="ce16" table:formula="of:=[.AS69]-2*([.$B69]-1)" office:value-type="float" office:value="0.000429687499973852" calcext:value-type="float">
            <text:p>0.0004296875</text:p>
          </table:table-cell>
          <table:table-cell table:style-name="Default" office:value-type="float" office:value="63625445026873.2" calcext:value-type="float">
            <text:p>63625445026873.2</text:p>
          </table:table-cell>
          <table:table-cell table:style-name="ce4" table:formula="of:=([.AU69]-[.AU68])/1000" office:value-type="float" office:value="2.0011328125" calcext:value-type="float">
            <text:p>2.0011</text:p>
          </table:table-cell>
          <table:table-cell table:style-name="ce4" table:formula="of:=[.AV69]+[.AW68]" office:value-type="float" office:value="134.0001796875" calcext:value-type="float">
            <text:p>134.0002</text:p>
          </table:table-cell>
          <table:table-cell table:style-name="ce17" table:formula="of:=[.AW69]-2*([.$B69]-1)" office:value-type="float" office:value="0.000179687500065029" calcext:value-type="float">
            <text:p>0.0001796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69" calcext:value-type="float">
            <text:p>69</text:p>
          </table:table-cell>
          <table:table-cell office:value-type="float" office:value="63625439617833.5" calcext:value-type="float">
            <text:p>63625439617833.5</text:p>
          </table:table-cell>
          <table:table-cell table:formula="of:=([.C70]-[.C69])/1000" office:value-type="float" office:value="1.998515625" calcext:value-type="float">
            <text:p>1.9985</text:p>
          </table:table-cell>
          <table:table-cell table:formula="of:=[.D70]+[.E69]" office:value-type="float" office:value="135.999109375" calcext:value-type="float">
            <text:p>135.9991</text:p>
          </table:table-cell>
          <table:table-cell table:style-name="ce6" table:formula="of:=[.E70]-2*([.$B70]-1)" office:value-type="float" office:value="-0.000890624999982492" calcext:value-type="float">
            <text:p>-0.000890625</text:p>
          </table:table-cell>
          <table:table-cell table:style-name="Default" office:value-type="float" office:value="63625440280561.2" calcext:value-type="float">
            <text:p>63625440280561.2</text:p>
          </table:table-cell>
          <table:table-cell table:style-name="ce4" table:formula="of:=([.G70]-[.G69])/1000" office:value-type="float" office:value="1.999828125" calcext:value-type="float">
            <text:p>1.9998</text:p>
          </table:table-cell>
          <table:table-cell table:style-name="ce4" table:formula="of:=[.H70]+[.I69]" office:value-type="float" office:value="136.00178125" calcext:value-type="float">
            <text:p>136.0018</text:p>
          </table:table-cell>
          <table:table-cell table:style-name="ce7" table:formula="of:=[.I70]-2*([.$B70]-1)" office:value-type="float" office:value="0.00178124999996498" calcext:value-type="float">
            <text:p>0.00178125</text:p>
          </table:table-cell>
          <table:table-cell table:style-name="Default" office:value-type="float" office:value="63625440750526.3" calcext:value-type="float">
            <text:p>63625440750526.3</text:p>
          </table:table-cell>
          <table:table-cell table:style-name="ce4" table:formula="of:=([.K70]-[.K69])/1000" office:value-type="float" office:value="1.99909375" calcext:value-type="float">
            <text:p>1.9991</text:p>
          </table:table-cell>
          <table:table-cell table:style-name="ce4" table:formula="of:=[.L70]+[.M69]" office:value-type="float" office:value="135.9989921875" calcext:value-type="float">
            <text:p>135.9990</text:p>
          </table:table-cell>
          <table:table-cell table:style-name="ce8" table:formula="of:=[.M70]-2*([.$B70]-1)" office:value-type="float" office:value="-0.00100781249997794" calcext:value-type="float">
            <text:p>-0.0010078125</text:p>
          </table:table-cell>
          <table:table-cell table:style-name="Default" office:value-type="float" office:value="63625441227259.6" calcext:value-type="float">
            <text:p>63625441227259.6</text:p>
          </table:table-cell>
          <table:table-cell table:style-name="ce4" table:formula="of:=([.O70]-[.O69])/1000" office:value-type="float" office:value="1.999515625" calcext:value-type="float">
            <text:p>1.9995</text:p>
          </table:table-cell>
          <table:table-cell table:style-name="ce4" table:formula="of:=[.P70]+[.Q69]" office:value-type="float" office:value="136.000484375" calcext:value-type="float">
            <text:p>136.0005</text:p>
          </table:table-cell>
          <table:table-cell table:style-name="ce9" table:formula="of:=[.Q70]-2*([.$B70]-1)" office:value-type="float" office:value="0.000484375000013415" calcext:value-type="float">
            <text:p>0.000484375</text:p>
          </table:table-cell>
          <table:table-cell table:style-name="Default" office:value-type="float" office:value="63625441726392.6" calcext:value-type="float">
            <text:p>63625441726392.6</text:p>
          </table:table-cell>
          <table:table-cell table:style-name="ce4" table:formula="of:=([.S70]-[.S69])/1000" office:value-type="float" office:value="2.00146875" calcext:value-type="float">
            <text:p>2.0015</text:p>
          </table:table-cell>
          <table:table-cell table:style-name="ce4" table:formula="of:=[.T70]+[.U69]" office:value-type="float" office:value="136.00128125" calcext:value-type="float">
            <text:p>136.0013</text:p>
          </table:table-cell>
          <table:table-cell table:style-name="ce10" table:formula="of:=[.U70]-2*([.$B70]-1)" office:value-type="float" office:value="0.00128124999997681" calcext:value-type="float">
            <text:p>0.00128125</text:p>
          </table:table-cell>
          <table:table-cell table:style-name="Default" office:value-type="float" office:value="63625442216063.6" calcext:value-type="float">
            <text:p>63625442216063.6</text:p>
          </table:table-cell>
          <table:table-cell table:style-name="ce4" table:formula="of:=([.W70]-[.W69])/1000" office:value-type="float" office:value="2.000328125" calcext:value-type="float">
            <text:p>2.0003</text:p>
          </table:table-cell>
          <table:table-cell table:style-name="ce4" table:formula="of:=[.X70]+[.Y69]" office:value-type="float" office:value="136.000703125" calcext:value-type="float">
            <text:p>136.0007</text:p>
          </table:table-cell>
          <table:table-cell table:style-name="ce11" table:formula="of:=[.Y70]-2*([.$B70]-1)" office:value-type="float" office:value="0.000703125000001137" calcext:value-type="float">
            <text:p>0.000703125</text:p>
          </table:table-cell>
          <table:table-cell table:style-name="Default" office:value-type="float" office:value="63625442693931.9" calcext:value-type="float">
            <text:p>63625442693931.9</text:p>
          </table:table-cell>
          <table:table-cell table:style-name="ce4" table:formula="of:=([.AA70]-[.AA69])/1000" office:value-type="float" office:value="2.0013125" calcext:value-type="float">
            <text:p>2.0013</text:p>
          </table:table-cell>
          <table:table-cell table:style-name="ce4" table:formula="of:=[.AB70]+[.AC69]" office:value-type="float" office:value="136.000859375" calcext:value-type="float">
            <text:p>136.0009</text:p>
          </table:table-cell>
          <table:table-cell table:style-name="ce12" table:formula="of:=[.AC70]-2*([.$B70]-1)" office:value-type="float" office:value="0.000859375000004548" calcext:value-type="float">
            <text:p>0.000859375</text:p>
          </table:table-cell>
          <table:table-cell table:style-name="Default" office:value-type="float" office:value="63625443155819.4" calcext:value-type="float">
            <text:p>63625443155819.4</text:p>
          </table:table-cell>
          <table:table-cell table:style-name="ce4" table:formula="of:=([.AE70]-[.AE69])/1000" office:value-type="float" office:value="2.000171875" calcext:value-type="float">
            <text:p>2.0002</text:p>
          </table:table-cell>
          <table:table-cell table:style-name="ce4" table:formula="of:=[.AF70]+[.AG69]" office:value-type="float" office:value="136.00140625" calcext:value-type="float">
            <text:p>136.0014</text:p>
          </table:table-cell>
          <table:table-cell table:style-name="ce13" table:formula="of:=[.AG70]-2*([.$B70]-1)" office:value-type="float" office:value="0.00140625000000227" calcext:value-type="float">
            <text:p>0.00140625</text:p>
          </table:table-cell>
          <table:table-cell table:style-name="Default" office:value-type="float" office:value="63625443619607.5" calcext:value-type="float">
            <text:p>63625443619607.5</text:p>
          </table:table-cell>
          <table:table-cell table:style-name="ce4" table:formula="of:=([.AI70]-[.AI69])/1000" office:value-type="float" office:value="1.9983359375" calcext:value-type="float">
            <text:p>1.9983</text:p>
          </table:table-cell>
          <table:table-cell table:style-name="ce4" table:formula="of:=[.AJ70]+[.AK69]" office:value-type="float" office:value="135.999421875" calcext:value-type="float">
            <text:p>135.9994</text:p>
          </table:table-cell>
          <table:table-cell table:style-name="ce14" table:formula="of:=[.AK70]-2*([.$B70]-1)" office:value-type="float" office:value="-0.000578125000032514" calcext:value-type="float">
            <text:p>-0.000578125</text:p>
          </table:table-cell>
          <table:table-cell table:style-name="Default" office:value-type="float" office:value="63625444095900.4" calcext:value-type="float">
            <text:p>63625444095900.4</text:p>
          </table:table-cell>
          <table:table-cell table:style-name="ce4" table:formula="of:=([.AM70]-[.AM69])/1000" office:value-type="float" office:value="1.997828125" calcext:value-type="float">
            <text:p>1.9978</text:p>
          </table:table-cell>
          <table:table-cell table:style-name="ce4" table:formula="of:=[.AN70]+[.AO69]" office:value-type="float" office:value="135.9994296875" calcext:value-type="float">
            <text:p>135.9994</text:p>
          </table:table-cell>
          <table:table-cell table:style-name="ce15" table:formula="of:=[.AO70]-2*([.$B70]-1)" office:value-type="float" office:value="-0.000570312499974079" calcext:value-type="float">
            <text:p>-0.0005703125</text:p>
          </table:table-cell>
          <table:table-cell table:style-name="Default" office:value-type="float" office:value="63625444558227.2" calcext:value-type="float">
            <text:p>63625444558227.2</text:p>
          </table:table-cell>
          <table:table-cell table:style-name="ce4" table:formula="of:=([.AQ70]-[.AQ69])/1000" office:value-type="float" office:value="1.9988359375" calcext:value-type="float">
            <text:p>1.9988</text:p>
          </table:table-cell>
          <table:table-cell table:style-name="ce4" table:formula="of:=[.AR70]+[.AS69]" office:value-type="float" office:value="135.999265625" calcext:value-type="float">
            <text:p>135.9993</text:p>
          </table:table-cell>
          <table:table-cell table:style-name="ce16" table:formula="of:=[.AS70]-2*([.$B70]-1)" office:value-type="float" office:value="-0.000734375000035925" calcext:value-type="float">
            <text:p>-0.000734375</text:p>
          </table:table-cell>
          <table:table-cell table:style-name="Default" office:value-type="float" office:value="63625445028872.5" calcext:value-type="float">
            <text:p>63625445028872.5</text:p>
          </table:table-cell>
          <table:table-cell table:style-name="ce4" table:formula="of:=([.AU70]-[.AU69])/1000" office:value-type="float" office:value="1.9992734375" calcext:value-type="float">
            <text:p>1.9993</text:p>
          </table:table-cell>
          <table:table-cell table:style-name="ce4" table:formula="of:=[.AV70]+[.AW69]" office:value-type="float" office:value="135.999453125" calcext:value-type="float">
            <text:p>135.9995</text:p>
          </table:table-cell>
          <table:table-cell table:style-name="ce17" table:formula="of:=[.AW70]-2*([.$B70]-1)" office:value-type="float" office:value="-0.000546874999940883" calcext:value-type="float">
            <text:p>-0.000546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prompt 6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63625439619835.2" calcext:value-type="float">
            <text:p>63625439619835.2</text:p>
          </table:table-cell>
          <table:table-cell table:formula="of:=([.C71]-[.C70])/1000" office:value-type="float" office:value="2.0016953125" calcext:value-type="float">
            <text:p>2.0017</text:p>
          </table:table-cell>
          <table:table-cell table:formula="of:=[.D71]+[.E70]" office:value-type="float" office:value="138.0008046875" calcext:value-type="float">
            <text:p>138.0008</text:p>
          </table:table-cell>
          <table:table-cell table:style-name="ce6" table:formula="of:=[.E71]-2*([.$B71]-1)" office:value-type="float" office:value="0.000804687500021828" calcext:value-type="float">
            <text:p>0.0008046875</text:p>
          </table:table-cell>
          <table:table-cell table:style-name="Default" office:value-type="float" office:value="63625440282561.1" calcext:value-type="float">
            <text:p>63625440282561.1</text:p>
          </table:table-cell>
          <table:table-cell table:style-name="ce4" table:formula="of:=([.G71]-[.G70])/1000" office:value-type="float" office:value="1.9998671875" calcext:value-type="float">
            <text:p>1.9999</text:p>
          </table:table-cell>
          <table:table-cell table:style-name="ce4" table:formula="of:=[.H71]+[.I70]" office:value-type="float" office:value="138.0016484375" calcext:value-type="float">
            <text:p>138.0016</text:p>
          </table:table-cell>
          <table:table-cell table:style-name="ce7" table:formula="of:=[.I71]-2*([.$B71]-1)" office:value-type="float" office:value="0.00164843749996635" calcext:value-type="float">
            <text:p>0.0016484375</text:p>
          </table:table-cell>
          <table:table-cell table:style-name="Default" office:value-type="float" office:value="63625440752530.6" calcext:value-type="float">
            <text:p>63625440752530.6</text:p>
          </table:table-cell>
          <table:table-cell table:style-name="ce4" table:formula="of:=([.K71]-[.K70])/1000" office:value-type="float" office:value="2.00428125" calcext:value-type="float">
            <text:p>2.0043</text:p>
          </table:table-cell>
          <table:table-cell table:style-name="ce4" table:formula="of:=[.L71]+[.M70]" office:value-type="float" office:value="138.0032734375" calcext:value-type="float">
            <text:p>138.0033</text:p>
          </table:table-cell>
          <table:table-cell table:style-name="ce8" table:formula="of:=[.M71]-2*([.$B71]-1)" office:value-type="float" office:value="0.00327343750001319" calcext:value-type="float">
            <text:p>0.0032734375</text:p>
          </table:table-cell>
          <table:table-cell table:style-name="Default" office:value-type="float" office:value="63625441229258.7" calcext:value-type="float">
            <text:p>63625441229258.7</text:p>
          </table:table-cell>
          <table:table-cell table:style-name="ce4" table:formula="of:=([.O71]-[.O70])/1000" office:value-type="float" office:value="1.999109375" calcext:value-type="float">
            <text:p>1.9991</text:p>
          </table:table-cell>
          <table:table-cell table:style-name="ce4" table:formula="of:=[.P71]+[.Q70]" office:value-type="float" office:value="137.99959375" calcext:value-type="float">
            <text:p>137.9996</text:p>
          </table:table-cell>
          <table:table-cell table:style-name="ce9" table:formula="of:=[.Q71]-2*([.$B71]-1)" office:value-type="float" office:value="-0.000406249999997499" calcext:value-type="float">
            <text:p>-0.00040625</text:p>
          </table:table-cell>
          <table:table-cell table:style-name="Default" office:value-type="float" office:value="63625441728390.7" calcext:value-type="float">
            <text:p>63625441728390.7</text:p>
          </table:table-cell>
          <table:table-cell table:style-name="ce4" table:formula="of:=([.S71]-[.S70])/1000" office:value-type="float" office:value="1.99815625" calcext:value-type="float">
            <text:p>1.9982</text:p>
          </table:table-cell>
          <table:table-cell table:style-name="ce4" table:formula="of:=[.T71]+[.U70]" office:value-type="float" office:value="137.9994375" calcext:value-type="float">
            <text:p>137.9994</text:p>
          </table:table-cell>
          <table:table-cell table:style-name="ce10" table:formula="of:=[.U71]-2*([.$B71]-1)" office:value-type="float" office:value="-0.000562500000029331" calcext:value-type="float">
            <text:p>-0.0005625</text:p>
          </table:table-cell>
          <table:table-cell table:style-name="Default" office:value-type="float" office:value="63625442218063.1" calcext:value-type="float">
            <text:p>63625442218063.1</text:p>
          </table:table-cell>
          <table:table-cell table:style-name="ce4" table:formula="of:=([.W71]-[.W70])/1000" office:value-type="float" office:value="1.9995078125" calcext:value-type="float">
            <text:p>1.9995</text:p>
          </table:table-cell>
          <table:table-cell table:style-name="ce4" table:formula="of:=[.X71]+[.Y70]" office:value-type="float" office:value="138.0002109375" calcext:value-type="float">
            <text:p>138.0002</text:p>
          </table:table-cell>
          <table:table-cell table:style-name="ce11" table:formula="of:=[.Y71]-2*([.$B71]-1)" office:value-type="float" office:value="0.000210937500014552" calcext:value-type="float">
            <text:p>0.0002109375</text:p>
          </table:table-cell>
          <table:table-cell table:style-name="Default" office:value-type="float" office:value="63625442695930.6" calcext:value-type="float">
            <text:p>63625442695930.6</text:p>
          </table:table-cell>
          <table:table-cell table:style-name="ce4" table:formula="of:=([.AA71]-[.AA70])/1000" office:value-type="float" office:value="1.99865625" calcext:value-type="float">
            <text:p>1.9987</text:p>
          </table:table-cell>
          <table:table-cell table:style-name="ce4" table:formula="of:=[.AB71]+[.AC70]" office:value-type="float" office:value="137.999515625" calcext:value-type="float">
            <text:p>137.9995</text:p>
          </table:table-cell>
          <table:table-cell table:style-name="ce12" table:formula="of:=[.AC71]-2*([.$B71]-1)" office:value-type="float" office:value="-0.000484374999984993" calcext:value-type="float">
            <text:p>-0.000484375</text:p>
          </table:table-cell>
          <table:table-cell table:style-name="Default" office:value-type="float" office:value="63625443157818.6" calcext:value-type="float">
            <text:p>63625443157818.6</text:p>
          </table:table-cell>
          <table:table-cell table:style-name="ce4" table:formula="of:=([.AE71]-[.AE70])/1000" office:value-type="float" office:value="1.9991953125" calcext:value-type="float">
            <text:p>1.9992</text:p>
          </table:table-cell>
          <table:table-cell table:style-name="ce4" table:formula="of:=[.AF71]+[.AG70]" office:value-type="float" office:value="138.0006015625" calcext:value-type="float">
            <text:p>138.0006</text:p>
          </table:table-cell>
          <table:table-cell table:style-name="ce13" table:formula="of:=[.AG71]-2*([.$B71]-1)" office:value-type="float" office:value="0.000601562500008868" calcext:value-type="float">
            <text:p>0.0006015625</text:p>
          </table:table-cell>
          <table:table-cell table:style-name="Default" office:value-type="float" office:value="63625443621610" calcext:value-type="float">
            <text:p>63625443621610</text:p>
          </table:table-cell>
          <table:table-cell table:style-name="ce4" table:formula="of:=([.AI71]-[.AI70])/1000" office:value-type="float" office:value="2.0024609375" calcext:value-type="float">
            <text:p>2.0025</text:p>
          </table:table-cell>
          <table:table-cell table:style-name="ce4" table:formula="of:=[.AJ71]+[.AK70]" office:value-type="float" office:value="138.0018828125" calcext:value-type="float">
            <text:p>138.0019</text:p>
          </table:table-cell>
          <table:table-cell table:style-name="ce14" table:formula="of:=[.AK71]-2*([.$B71]-1)" office:value-type="float" office:value="0.00188281249995725" calcext:value-type="float">
            <text:p>0.0018828125</text:p>
          </table:table-cell>
          <table:table-cell table:style-name="Default" office:value-type="float" office:value="63625444097901.5" calcext:value-type="float">
            <text:p>63625444097901.5</text:p>
          </table:table-cell>
          <table:table-cell table:style-name="ce4" table:formula="of:=([.AM71]-[.AM70])/1000" office:value-type="float" office:value="2.0011796875" calcext:value-type="float">
            <text:p>2.0012</text:p>
          </table:table-cell>
          <table:table-cell table:style-name="ce4" table:formula="of:=[.AN71]+[.AO70]" office:value-type="float" office:value="138.000609375" calcext:value-type="float">
            <text:p>138.0006</text:p>
          </table:table-cell>
          <table:table-cell table:style-name="ce15" table:formula="of:=[.AO71]-2*([.$B71]-1)" office:value-type="float" office:value="0.000609375000038881" calcext:value-type="float">
            <text:p>0.000609375</text:p>
          </table:table-cell>
          <table:table-cell table:style-name="Default" office:value-type="float" office:value="63625444560226.9" calcext:value-type="float">
            <text:p>63625444560226.9</text:p>
          </table:table-cell>
          <table:table-cell table:style-name="ce4" table:formula="of:=([.AQ71]-[.AQ70])/1000" office:value-type="float" office:value="1.99971875" calcext:value-type="float">
            <text:p>1.9997</text:p>
          </table:table-cell>
          <table:table-cell table:style-name="ce4" table:formula="of:=[.AR71]+[.AS70]" office:value-type="float" office:value="137.998984375" calcext:value-type="float">
            <text:p>137.9990</text:p>
          </table:table-cell>
          <table:table-cell table:style-name="ce16" table:formula="of:=[.AS71]-2*([.$B71]-1)" office:value-type="float" office:value="-0.00101562500003638" calcext:value-type="float">
            <text:p>-0.001015625</text:p>
          </table:table-cell>
          <table:table-cell table:style-name="Default" office:value-type="float" office:value="63625445030875" calcext:value-type="float">
            <text:p>63625445030875</text:p>
          </table:table-cell>
          <table:table-cell table:style-name="ce4" table:formula="of:=([.AU71]-[.AU70])/1000" office:value-type="float" office:value="2.0025234375" calcext:value-type="float">
            <text:p>2.0025</text:p>
          </table:table-cell>
          <table:table-cell table:style-name="ce4" table:formula="of:=[.AV71]+[.AW70]" office:value-type="float" office:value="138.0019765625" calcext:value-type="float">
            <text:p>138.0020</text:p>
          </table:table-cell>
          <table:table-cell table:style-name="ce17" table:formula="of:=[.AW71]-2*([.$B71]-1)" office:value-type="float" office:value="0.00197656250006162" calcext:value-type="float">
            <text:p>0.0019765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rame</text:p>
          </table:table-cell>
          <table:table-cell table:style-name="ce3" office:value-type="float" office:value="71" calcext:value-type="float">
            <text:p>71</text:p>
          </table:table-cell>
          <table:table-cell office:value-type="float" office:value="63625439621835.1" calcext:value-type="float">
            <text:p>63625439621835.1</text:p>
          </table:table-cell>
          <table:table-cell table:formula="of:=([.C72]-[.C71])/1000" office:value-type="float" office:value="1.9999296875" calcext:value-type="float">
            <text:p>1.9999</text:p>
          </table:table-cell>
          <table:table-cell table:formula="of:=[.D72]+[.E71]" office:value-type="float" office:value="140.000734375" calcext:value-type="float">
            <text:p>140.0007</text:p>
          </table:table-cell>
          <table:table-cell table:style-name="ce6" table:formula="of:=[.E72]-2*([.$B72]-1)" office:value-type="float" office:value="0.000734375000035925" calcext:value-type="float">
            <text:p>0.000734375</text:p>
          </table:table-cell>
          <table:table-cell table:style-name="Default" office:value-type="float" office:value="63625440284558.6" calcext:value-type="float">
            <text:p>63625440284558.6</text:p>
          </table:table-cell>
          <table:table-cell table:style-name="ce4" table:formula="of:=([.G72]-[.G71])/1000" office:value-type="float" office:value="1.9975" calcext:value-type="float">
            <text:p>1.9975</text:p>
          </table:table-cell>
          <table:table-cell table:style-name="ce4" table:formula="of:=[.H72]+[.I71]" office:value-type="float" office:value="139.9991484375" calcext:value-type="float">
            <text:p>139.9991</text:p>
          </table:table-cell>
          <table:table-cell table:style-name="ce7" table:formula="of:=[.I72]-2*([.$B72]-1)" office:value-type="float" office:value="-0.000851562500031378" calcext:value-type="float">
            <text:p>-0.0008515625</text:p>
          </table:table-cell>
          <table:table-cell table:style-name="Default" office:value-type="float" office:value="63625440754528.9" calcext:value-type="float">
            <text:p>63625440754528.9</text:p>
          </table:table-cell>
          <table:table-cell table:style-name="ce4" table:formula="of:=([.K72]-[.K71])/1000" office:value-type="float" office:value="1.998359375" calcext:value-type="float">
            <text:p>1.9984</text:p>
          </table:table-cell>
          <table:table-cell table:style-name="ce4" table:formula="of:=[.L72]+[.M71]" office:value-type="float" office:value="140.0016328125" calcext:value-type="float">
            <text:p>140.0016</text:p>
          </table:table-cell>
          <table:table-cell table:style-name="ce8" table:formula="of:=[.M72]-2*([.$B72]-1)" office:value-type="float" office:value="0.00163281250002001" calcext:value-type="float">
            <text:p>0.0016328125</text:p>
          </table:table-cell>
          <table:table-cell table:style-name="Default" office:value-type="float" office:value="63625441231258.1" calcext:value-type="float">
            <text:p>63625441231258.1</text:p>
          </table:table-cell>
          <table:table-cell table:style-name="ce4" table:formula="of:=([.O72]-[.O71])/1000" office:value-type="float" office:value="1.999421875" calcext:value-type="float">
            <text:p>1.9994</text:p>
          </table:table-cell>
          <table:table-cell table:style-name="ce4" table:formula="of:=[.P72]+[.Q71]" office:value-type="float" office:value="139.999015625" calcext:value-type="float">
            <text:p>139.9990</text:p>
          </table:table-cell>
          <table:table-cell table:style-name="ce9" table:formula="of:=[.Q72]-2*([.$B72]-1)" office:value-type="float" office:value="-0.000984375000001592" calcext:value-type="float">
            <text:p>-0.000984375</text:p>
          </table:table-cell>
          <table:table-cell table:style-name="Default" office:value-type="float" office:value="63625441730390.2" calcext:value-type="float">
            <text:p>63625441730390.2</text:p>
          </table:table-cell>
          <table:table-cell table:style-name="ce4" table:formula="of:=([.S72]-[.S71])/1000" office:value-type="float" office:value="1.9994296875" calcext:value-type="float">
            <text:p>1.9994</text:p>
          </table:table-cell>
          <table:table-cell table:style-name="ce4" table:formula="of:=[.T72]+[.U71]" office:value-type="float" office:value="139.9988671875" calcext:value-type="float">
            <text:p>139.9989</text:p>
          </table:table-cell>
          <table:table-cell table:style-name="ce10" table:formula="of:=[.U72]-2*([.$B72]-1)" office:value-type="float" office:value="-0.00113281250003183" calcext:value-type="float">
            <text:p>-0.0011328125</text:p>
          </table:table-cell>
          <table:table-cell table:style-name="Default" office:value-type="float" office:value="63625442220062.4" calcext:value-type="float">
            <text:p>63625442220062.4</text:p>
          </table:table-cell>
          <table:table-cell table:style-name="ce4" table:formula="of:=([.W72]-[.W71])/1000" office:value-type="float" office:value="1.9993125" calcext:value-type="float">
            <text:p>1.9993</text:p>
          </table:table-cell>
          <table:table-cell table:style-name="ce4" table:formula="of:=[.X72]+[.Y71]" office:value-type="float" office:value="139.9995234375" calcext:value-type="float">
            <text:p>139.9995</text:p>
          </table:table-cell>
          <table:table-cell table:style-name="ce11" table:formula="of:=[.Y72]-2*([.$B72]-1)" office:value-type="float" office:value="-0.000476562499983402" calcext:value-type="float">
            <text:p>-0.0004765625</text:p>
          </table:table-cell>
          <table:table-cell table:style-name="Default" office:value-type="float" office:value="63625442697930" calcext:value-type="float">
            <text:p>63625442697930</text:p>
          </table:table-cell>
          <table:table-cell table:style-name="ce4" table:formula="of:=([.AA72]-[.AA71])/1000" office:value-type="float" office:value="1.999359375" calcext:value-type="float">
            <text:p>1.9994</text:p>
          </table:table-cell>
          <table:table-cell table:style-name="ce4" table:formula="of:=[.AB72]+[.AC71]" office:value-type="float" office:value="139.998875" calcext:value-type="float">
            <text:p>139.9989</text:p>
          </table:table-cell>
          <table:table-cell table:style-name="ce12" table:formula="of:=[.AC72]-2*([.$B72]-1)" office:value-type="float" office:value="-0.0011249999999734" calcext:value-type="float">
            <text:p>-0.001125</text:p>
          </table:table-cell>
          <table:table-cell table:style-name="Default" office:value-type="float" office:value="63625443159816.9" calcext:value-type="float">
            <text:p>63625443159816.9</text:p>
          </table:table-cell>
          <table:table-cell table:style-name="ce4" table:formula="of:=([.AE72]-[.AE71])/1000" office:value-type="float" office:value="1.99828125" calcext:value-type="float">
            <text:p>1.9983</text:p>
          </table:table-cell>
          <table:table-cell table:style-name="ce4" table:formula="of:=[.AF72]+[.AG71]" office:value-type="float" office:value="139.9988828125" calcext:value-type="float">
            <text:p>139.9989</text:p>
          </table:table-cell>
          <table:table-cell table:style-name="ce13" table:formula="of:=[.AG72]-2*([.$B72]-1)" office:value-type="float" office:value="-0.00111718750000023" calcext:value-type="float">
            <text:p>-0.0011171875</text:p>
          </table:table-cell>
          <table:table-cell table:style-name="Default" office:value-type="float" office:value="63625443623608.1" calcext:value-type="float">
            <text:p>63625443623608.1</text:p>
          </table:table-cell>
          <table:table-cell table:style-name="ce4" table:formula="of:=([.AI72]-[.AI71])/1000" office:value-type="float" office:value="1.998140625" calcext:value-type="float">
            <text:p>1.9981</text:p>
          </table:table-cell>
          <table:table-cell table:style-name="ce4" table:formula="of:=[.AJ72]+[.AK71]" office:value-type="float" office:value="140.0000234375" calcext:value-type="float">
            <text:p>140.0000</text:p>
          </table:table-cell>
          <table:table-cell table:style-name="ce14" table:formula="of:=[.AK72]-2*([.$B72]-1)" office:value-type="float" office:value="0.0000234374999479314" calcext:value-type="float">
            <text:p>2.34374999479314E-05</text:p>
          </table:table-cell>
          <table:table-cell table:style-name="Default" office:value-type="float" office:value="63625444099899.7" calcext:value-type="float">
            <text:p>63625444099899.7</text:p>
          </table:table-cell>
          <table:table-cell table:style-name="ce4" table:formula="of:=([.AM72]-[.AM71])/1000" office:value-type="float" office:value="1.998140625" calcext:value-type="float">
            <text:p>1.9981</text:p>
          </table:table-cell>
          <table:table-cell table:style-name="ce4" table:formula="of:=[.AN72]+[.AO71]" office:value-type="float" office:value="139.99875" calcext:value-type="float">
            <text:p>139.9988</text:p>
          </table:table-cell>
          <table:table-cell table:style-name="ce15" table:formula="of:=[.AO72]-2*([.$B72]-1)" office:value-type="float" office:value="-0.00124999999997044" calcext:value-type="float">
            <text:p>-0.00125</text:p>
          </table:table-cell>
          <table:table-cell table:style-name="Default" office:value-type="float" office:value="63625444562229.6" calcext:value-type="float">
            <text:p>63625444562229.6</text:p>
          </table:table-cell>
          <table:table-cell table:style-name="ce4" table:formula="of:=([.AQ72]-[.AQ71])/1000" office:value-type="float" office:value="2.0027578125" calcext:value-type="float">
            <text:p>2.0028</text:p>
          </table:table-cell>
          <table:table-cell table:style-name="ce4" table:formula="of:=[.AR72]+[.AS71]" office:value-type="float" office:value="140.0017421875" calcext:value-type="float">
            <text:p>140.0017</text:p>
          </table:table-cell>
          <table:table-cell table:style-name="ce16" table:formula="of:=[.AS72]-2*([.$B72]-1)" office:value-type="float" office:value="0.00174218749995703" calcext:value-type="float">
            <text:p>0.0017421875</text:p>
          </table:table-cell>
          <table:table-cell table:style-name="Default" office:value-type="float" office:value="63625445032874.3" calcext:value-type="float">
            <text:p>63625445032874.3</text:p>
          </table:table-cell>
          <table:table-cell table:style-name="ce4" table:formula="of:=([.AU72]-[.AU71])/1000" office:value-type="float" office:value="1.99921875" calcext:value-type="float">
            <text:p>1.9992</text:p>
          </table:table-cell>
          <table:table-cell table:style-name="ce4" table:formula="of:=[.AV72]+[.AW71]" office:value-type="float" office:value="140.0011953125" calcext:value-type="float">
            <text:p>140.0012</text:p>
          </table:table-cell>
          <table:table-cell table:style-name="ce17" table:formula="of:=[.AW72]-2*([.$B72]-1)" office:value-type="float" office:value="0.00119531250007299" calcext:value-type="float">
            <text:p>0.001195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72" calcext:value-type="float">
            <text:p>72</text:p>
          </table:table-cell>
          <table:table-cell office:value-type="float" office:value="63625439623834" calcext:value-type="float">
            <text:p>63625439623834</text:p>
          </table:table-cell>
          <table:table-cell table:formula="of:=([.C73]-[.C72])/1000" office:value-type="float" office:value="1.9988984375" calcext:value-type="float">
            <text:p>1.9989</text:p>
          </table:table-cell>
          <table:table-cell table:formula="of:=[.D73]+[.E72]" office:value-type="float" office:value="141.9996328125" calcext:value-type="float">
            <text:p>141.9996</text:p>
          </table:table-cell>
          <table:table-cell table:style-name="ce6" table:formula="of:=[.E73]-2*([.$B73]-1)" office:value-type="float" office:value="-0.000367187499961119" calcext:value-type="float">
            <text:p>-0.0003671875</text:p>
          </table:table-cell>
          <table:table-cell table:style-name="Default" office:value-type="float" office:value="63625440286561" calcext:value-type="float">
            <text:p>63625440286561</text:p>
          </table:table-cell>
          <table:table-cell table:style-name="ce4" table:formula="of:=([.G73]-[.G72])/1000" office:value-type="float" office:value="2.0024296875" calcext:value-type="float">
            <text:p>2.0024</text:p>
          </table:table-cell>
          <table:table-cell table:style-name="ce4" table:formula="of:=[.H73]+[.I72]" office:value-type="float" office:value="142.001578125" calcext:value-type="float">
            <text:p>142.0016</text:p>
          </table:table-cell>
          <table:table-cell table:style-name="ce7" table:formula="of:=[.I73]-2*([.$B73]-1)" office:value-type="float" office:value="0.00157812499998045" calcext:value-type="float">
            <text:p>0.001578125</text:p>
          </table:table-cell>
          <table:table-cell table:style-name="Default" office:value-type="float" office:value="63625440756526.6" calcext:value-type="float">
            <text:p>63625440756526.6</text:p>
          </table:table-cell>
          <table:table-cell table:style-name="ce4" table:formula="of:=([.K73]-[.K72])/1000" office:value-type="float" office:value="1.9977265625" calcext:value-type="float">
            <text:p>1.9977</text:p>
          </table:table-cell>
          <table:table-cell table:style-name="ce4" table:formula="of:=[.L73]+[.M72]" office:value-type="float" office:value="141.999359375" calcext:value-type="float">
            <text:p>141.9994</text:p>
          </table:table-cell>
          <table:table-cell table:style-name="ce8" table:formula="of:=[.M73]-2*([.$B73]-1)" office:value-type="float" office:value="-0.000640624999988404" calcext:value-type="float">
            <text:p>-0.000640625</text:p>
          </table:table-cell>
          <table:table-cell table:style-name="Default" office:value-type="float" office:value="63625441233258" calcext:value-type="float">
            <text:p>63625441233258</text:p>
          </table:table-cell>
          <table:table-cell table:style-name="ce4" table:formula="of:=([.O73]-[.O72])/1000" office:value-type="float" office:value="1.9999140625" calcext:value-type="float">
            <text:p>1.9999</text:p>
          </table:table-cell>
          <table:table-cell table:style-name="ce4" table:formula="of:=[.P73]+[.Q72]" office:value-type="float" office:value="141.9989296875" calcext:value-type="float">
            <text:p>141.9989</text:p>
          </table:table-cell>
          <table:table-cell table:style-name="ce9" table:formula="of:=[.Q73]-2*([.$B73]-1)" office:value-type="float" office:value="-0.00107031249999068" calcext:value-type="float">
            <text:p>-0.0010703125</text:p>
          </table:table-cell>
          <table:table-cell table:style-name="Default" office:value-type="float" office:value="63625441732391.2" calcext:value-type="float">
            <text:p>63625441732391.2</text:p>
          </table:table-cell>
          <table:table-cell table:style-name="ce4" table:formula="of:=([.S73]-[.S72])/1000" office:value-type="float" office:value="2.0010390625" calcext:value-type="float">
            <text:p>2.0010</text:p>
          </table:table-cell>
          <table:table-cell table:style-name="ce4" table:formula="of:=[.T73]+[.U72]" office:value-type="float" office:value="141.99990625" calcext:value-type="float">
            <text:p>141.9999</text:p>
          </table:table-cell>
          <table:table-cell table:style-name="ce10" table:formula="of:=[.U73]-2*([.$B73]-1)" office:value-type="float" office:value="-0.0000937500000190994" calcext:value-type="float">
            <text:p>-0.00009375</text:p>
          </table:table-cell>
          <table:table-cell table:style-name="Default" office:value-type="float" office:value="63625442222062.9" calcext:value-type="float">
            <text:p>63625442222062.9</text:p>
          </table:table-cell>
          <table:table-cell table:style-name="ce4" table:formula="of:=([.W73]-[.W72])/1000" office:value-type="float" office:value="2.0004609375" calcext:value-type="float">
            <text:p>2.0005</text:p>
          </table:table-cell>
          <table:table-cell table:style-name="ce4" table:formula="of:=[.X73]+[.Y72]" office:value-type="float" office:value="141.999984375" calcext:value-type="float">
            <text:p>142.0000</text:p>
          </table:table-cell>
          <table:table-cell table:style-name="ce11" table:formula="of:=[.Y73]-2*([.$B73]-1)" office:value-type="float" office:value="-0.0000156249999747615" calcext:value-type="float">
            <text:p>-0.000015625</text:p>
          </table:table-cell>
          <table:table-cell table:style-name="Default" office:value-type="float" office:value="63625442699930.2" calcext:value-type="float">
            <text:p>63625442699930.2</text:p>
          </table:table-cell>
          <table:table-cell table:style-name="ce4" table:formula="of:=([.AA73]-[.AA72])/1000" office:value-type="float" office:value="2.0001953125" calcext:value-type="float">
            <text:p>2.0002</text:p>
          </table:table-cell>
          <table:table-cell table:style-name="ce4" table:formula="of:=[.AB73]+[.AC72]" office:value-type="float" office:value="141.9990703125" calcext:value-type="float">
            <text:p>141.9991</text:p>
          </table:table-cell>
          <table:table-cell table:style-name="ce12" table:formula="of:=[.AC73]-2*([.$B73]-1)" office:value-type="float" office:value="-0.000929687499962029" calcext:value-type="float">
            <text:p>-0.0009296875</text:p>
          </table:table-cell>
          <table:table-cell table:style-name="Default" office:value-type="float" office:value="63625443161818" calcext:value-type="float">
            <text:p>63625443161818</text:p>
          </table:table-cell>
          <table:table-cell table:style-name="ce4" table:formula="of:=([.AE73]-[.AE72])/1000" office:value-type="float" office:value="2.00109375" calcext:value-type="float">
            <text:p>2.0011</text:p>
          </table:table-cell>
          <table:table-cell table:style-name="ce4" table:formula="of:=[.AF73]+[.AG72]" office:value-type="float" office:value="141.9999765625" calcext:value-type="float">
            <text:p>142.0000</text:p>
          </table:table-cell>
          <table:table-cell table:style-name="ce13" table:formula="of:=[.AG73]-2*([.$B73]-1)" office:value-type="float" office:value="-0.0000234375000047748" calcext:value-type="float">
            <text:p>-2.34375000047748E-05</text:p>
          </table:table-cell>
          <table:table-cell table:style-name="Default" office:value-type="float" office:value="63625443625607.1" calcext:value-type="float">
            <text:p>63625443625607.1</text:p>
          </table:table-cell>
          <table:table-cell table:style-name="ce4" table:formula="of:=([.AI73]-[.AI72])/1000" office:value-type="float" office:value="1.9989453125" calcext:value-type="float">
            <text:p>1.9989</text:p>
          </table:table-cell>
          <table:table-cell table:style-name="ce4" table:formula="of:=[.AJ73]+[.AK72]" office:value-type="float" office:value="141.99896875" calcext:value-type="float">
            <text:p>141.9990</text:p>
          </table:table-cell>
          <table:table-cell table:style-name="ce14" table:formula="of:=[.AK73]-2*([.$B73]-1)" office:value-type="float" office:value="-0.00103125000003956" calcext:value-type="float">
            <text:p>-0.00103125</text:p>
          </table:table-cell>
          <table:table-cell table:style-name="Default" office:value-type="float" office:value="63625444101900.1" calcext:value-type="float">
            <text:p>63625444101900.1</text:p>
          </table:table-cell>
          <table:table-cell table:style-name="ce4" table:formula="of:=([.AM73]-[.AM72])/1000" office:value-type="float" office:value="2.0003828125" calcext:value-type="float">
            <text:p>2.0004</text:p>
          </table:table-cell>
          <table:table-cell table:style-name="ce4" table:formula="of:=[.AN73]+[.AO72]" office:value-type="float" office:value="141.9991328125" calcext:value-type="float">
            <text:p>141.9991</text:p>
          </table:table-cell>
          <table:table-cell table:style-name="ce15" table:formula="of:=[.AO73]-2*([.$B73]-1)" office:value-type="float" office:value="-0.000867187499977717" calcext:value-type="float">
            <text:p>-0.0008671875</text:p>
          </table:table-cell>
          <table:table-cell table:style-name="Default" office:value-type="float" office:value="63625444564229" calcext:value-type="float">
            <text:p>63625444564229</text:p>
          </table:table-cell>
          <table:table-cell table:style-name="ce4" table:formula="of:=([.AQ73]-[.AQ72])/1000" office:value-type="float" office:value="1.999359375" calcext:value-type="float">
            <text:p>1.9994</text:p>
          </table:table-cell>
          <table:table-cell table:style-name="ce4" table:formula="of:=[.AR73]+[.AS72]" office:value-type="float" office:value="142.0011015625" calcext:value-type="float">
            <text:p>142.0011</text:p>
          </table:table-cell>
          <table:table-cell table:style-name="ce16" table:formula="of:=[.AS73]-2*([.$B73]-1)" office:value-type="float" office:value="0.00110156249996862" calcext:value-type="float">
            <text:p>0.0011015625</text:p>
          </table:table-cell>
          <table:table-cell table:style-name="Default" office:value-type="float" office:value="63625445034874.2" calcext:value-type="float">
            <text:p>63625445034874.2</text:p>
          </table:table-cell>
          <table:table-cell table:style-name="ce4" table:formula="of:=([.AU73]-[.AU72])/1000" office:value-type="float" office:value="1.99996875" calcext:value-type="float">
            <text:p>2.0000</text:p>
          </table:table-cell>
          <table:table-cell table:style-name="ce4" table:formula="of:=[.AV73]+[.AW72]" office:value-type="float" office:value="142.0011640625" calcext:value-type="float">
            <text:p>142.0012</text:p>
          </table:table-cell>
          <table:table-cell table:style-name="ce17" table:formula="of:=[.AW73]-2*([.$B73]-1)" office:value-type="float" office:value="0.00116406250006662" calcext:value-type="float">
            <text:p>0.0011640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73" calcext:value-type="float">
            <text:p>73</text:p>
          </table:table-cell>
          <table:table-cell office:value-type="float" office:value="63625439625835.8" calcext:value-type="float">
            <text:p>63625439625835.8</text:p>
          </table:table-cell>
          <table:table-cell table:formula="of:=([.C74]-[.C73])/1000" office:value-type="float" office:value="2.0017890625" calcext:value-type="float">
            <text:p>2.0018</text:p>
          </table:table-cell>
          <table:table-cell table:formula="of:=[.D74]+[.E73]" office:value-type="float" office:value="144.001421875" calcext:value-type="float">
            <text:p>144.0014</text:p>
          </table:table-cell>
          <table:table-cell table:style-name="ce6" table:formula="of:=[.E74]-2*([.$B74]-1)" office:value-type="float" office:value="0.00142187500003388" calcext:value-type="float">
            <text:p>0.001421875</text:p>
          </table:table-cell>
          <table:table-cell table:style-name="Default" office:value-type="float" office:value="63625440288558.4" calcext:value-type="float">
            <text:p>63625440288558.4</text:p>
          </table:table-cell>
          <table:table-cell table:style-name="ce4" table:formula="of:=([.G74]-[.G73])/1000" office:value-type="float" office:value="1.9974140625" calcext:value-type="float">
            <text:p>1.9974</text:p>
          </table:table-cell>
          <table:table-cell table:style-name="ce4" table:formula="of:=[.H74]+[.I73]" office:value-type="float" office:value="143.9989921875" calcext:value-type="float">
            <text:p>143.9990</text:p>
          </table:table-cell>
          <table:table-cell table:style-name="ce7" table:formula="of:=[.I74]-2*([.$B74]-1)" office:value-type="float" office:value="-0.00100781250000637" calcext:value-type="float">
            <text:p>-0.0010078125</text:p>
          </table:table-cell>
          <table:table-cell table:style-name="Default" office:value-type="float" office:value="63625440758528.8" calcext:value-type="float">
            <text:p>63625440758528.8</text:p>
          </table:table-cell>
          <table:table-cell table:style-name="ce4" table:formula="of:=([.K74]-[.K73])/1000" office:value-type="float" office:value="2.0021171875" calcext:value-type="float">
            <text:p>2.0021</text:p>
          </table:table-cell>
          <table:table-cell table:style-name="ce4" table:formula="of:=[.L74]+[.M73]" office:value-type="float" office:value="144.0014765625" calcext:value-type="float">
            <text:p>144.0015</text:p>
          </table:table-cell>
          <table:table-cell table:style-name="ce8" table:formula="of:=[.M74]-2*([.$B74]-1)" office:value-type="float" office:value="0.0014765625000166" calcext:value-type="float">
            <text:p>0.0014765625</text:p>
          </table:table-cell>
          <table:table-cell table:style-name="Default" office:value-type="float" office:value="63625441235260.5" calcext:value-type="float">
            <text:p>63625441235260.5</text:p>
          </table:table-cell>
          <table:table-cell table:style-name="ce4" table:formula="of:=([.O74]-[.O73])/1000" office:value-type="float" office:value="2.0024140625" calcext:value-type="float">
            <text:p>2.0024</text:p>
          </table:table-cell>
          <table:table-cell table:style-name="ce4" table:formula="of:=[.P74]+[.Q73]" office:value-type="float" office:value="144.00134375" calcext:value-type="float">
            <text:p>144.0013</text:p>
          </table:table-cell>
          <table:table-cell table:style-name="ce9" table:formula="of:=[.Q74]-2*([.$B74]-1)" office:value-type="float" office:value="0.00134375000001796" calcext:value-type="float">
            <text:p>0.00134375</text:p>
          </table:table-cell>
          <table:table-cell table:style-name="Default" office:value-type="float" office:value="63625441734391.1" calcext:value-type="float">
            <text:p>63625441734391.1</text:p>
          </table:table-cell>
          <table:table-cell table:style-name="ce4" table:formula="of:=([.S74]-[.S73])/1000" office:value-type="float" office:value="1.99990625" calcext:value-type="float">
            <text:p>1.9999</text:p>
          </table:table-cell>
          <table:table-cell table:style-name="ce4" table:formula="of:=[.T74]+[.U73]" office:value-type="float" office:value="143.9998125" calcext:value-type="float">
            <text:p>143.9998</text:p>
          </table:table-cell>
          <table:table-cell table:style-name="ce10" table:formula="of:=[.U74]-2*([.$B74]-1)" office:value-type="float" office:value="-0.000187500000009777" calcext:value-type="float">
            <text:p>-0.0001875</text:p>
          </table:table-cell>
          <table:table-cell table:style-name="Default" office:value-type="float" office:value="63625442224062.4" calcext:value-type="float">
            <text:p>63625442224062.4</text:p>
          </table:table-cell>
          <table:table-cell table:style-name="ce4" table:formula="of:=([.W74]-[.W73])/1000" office:value-type="float" office:value="1.9995390625" calcext:value-type="float">
            <text:p>1.9995</text:p>
          </table:table-cell>
          <table:table-cell table:style-name="ce4" table:formula="of:=[.X74]+[.Y73]" office:value-type="float" office:value="143.9995234375" calcext:value-type="float">
            <text:p>143.9995</text:p>
          </table:table-cell>
          <table:table-cell table:style-name="ce11" table:formula="of:=[.Y74]-2*([.$B74]-1)" office:value-type="float" office:value="-0.000476562499983402" calcext:value-type="float">
            <text:p>-0.0004765625</text:p>
          </table:table-cell>
          <table:table-cell table:style-name="Default" office:value-type="float" office:value="63625442701930" calcext:value-type="float">
            <text:p>63625442701930</text:p>
          </table:table-cell>
          <table:table-cell table:style-name="ce4" table:formula="of:=([.AA74]-[.AA73])/1000" office:value-type="float" office:value="1.9998828125" calcext:value-type="float">
            <text:p>1.9999</text:p>
          </table:table-cell>
          <table:table-cell table:style-name="ce4" table:formula="of:=[.AB74]+[.AC73]" office:value-type="float" office:value="143.998953125" calcext:value-type="float">
            <text:p>143.9990</text:p>
          </table:table-cell>
          <table:table-cell table:style-name="ce12" table:formula="of:=[.AC74]-2*([.$B74]-1)" office:value-type="float" office:value="-0.00104687499995748" calcext:value-type="float">
            <text:p>-0.001046875</text:p>
          </table:table-cell>
          <table:table-cell table:style-name="Default" office:value-type="float" office:value="63625443163817.5" calcext:value-type="float">
            <text:p>63625443163817.5</text:p>
          </table:table-cell>
          <table:table-cell table:style-name="ce4" table:formula="of:=([.AE74]-[.AE73])/1000" office:value-type="float" office:value="1.9995703125" calcext:value-type="float">
            <text:p>1.9996</text:p>
          </table:table-cell>
          <table:table-cell table:style-name="ce4" table:formula="of:=[.AF74]+[.AG73]" office:value-type="float" office:value="143.999546875" calcext:value-type="float">
            <text:p>143.9995</text:p>
          </table:table-cell>
          <table:table-cell table:style-name="ce13" table:formula="of:=[.AG74]-2*([.$B74]-1)" office:value-type="float" office:value="-0.000453125000007049" calcext:value-type="float">
            <text:p>-0.000453125</text:p>
          </table:table-cell>
          <table:table-cell table:style-name="Default" office:value-type="float" office:value="63625443627607.1" calcext:value-type="float">
            <text:p>63625443627607.1</text:p>
          </table:table-cell>
          <table:table-cell table:style-name="ce4" table:formula="of:=([.AI74]-[.AI73])/1000" office:value-type="float" office:value="2.00009375" calcext:value-type="float">
            <text:p>2.0001</text:p>
          </table:table-cell>
          <table:table-cell table:style-name="ce4" table:formula="of:=[.AJ74]+[.AK73]" office:value-type="float" office:value="143.9990625" calcext:value-type="float">
            <text:p>143.9991</text:p>
          </table:table-cell>
          <table:table-cell table:style-name="ce14" table:formula="of:=[.AK74]-2*([.$B74]-1)" office:value-type="float" office:value="-0.000937500000048885" calcext:value-type="float">
            <text:p>-0.0009375</text:p>
          </table:table-cell>
          <table:table-cell table:style-name="Default" office:value-type="float" office:value="63625444103901.4" calcext:value-type="float">
            <text:p>63625444103901.4</text:p>
          </table:table-cell>
          <table:table-cell table:style-name="ce4" table:formula="of:=([.AM74]-[.AM73])/1000" office:value-type="float" office:value="2.0013046875" calcext:value-type="float">
            <text:p>2.0013</text:p>
          </table:table-cell>
          <table:table-cell table:style-name="ce4" table:formula="of:=[.AN74]+[.AO73]" office:value-type="float" office:value="144.0004375" calcext:value-type="float">
            <text:p>144.0004</text:p>
          </table:table-cell>
          <table:table-cell table:style-name="ce15" table:formula="of:=[.AO74]-2*([.$B74]-1)" office:value-type="float" office:value="0.000437500000032287" calcext:value-type="float">
            <text:p>0.0004375</text:p>
          </table:table-cell>
          <table:table-cell table:style-name="Default" office:value-type="float" office:value="63625444566227.4" calcext:value-type="float">
            <text:p>63625444566227.4</text:p>
          </table:table-cell>
          <table:table-cell table:style-name="ce4" table:formula="of:=([.AQ74]-[.AQ73])/1000" office:value-type="float" office:value="1.99840625" calcext:value-type="float">
            <text:p>1.9984</text:p>
          </table:table-cell>
          <table:table-cell table:style-name="ce4" table:formula="of:=[.AR74]+[.AS73]" office:value-type="float" office:value="143.9995078125" calcext:value-type="float">
            <text:p>143.9995</text:p>
          </table:table-cell>
          <table:table-cell table:style-name="ce16" table:formula="of:=[.AS74]-2*([.$B74]-1)" office:value-type="float" office:value="-0.000492187500043428" calcext:value-type="float">
            <text:p>-0.0004921875</text:p>
          </table:table-cell>
          <table:table-cell table:style-name="Default" office:value-type="float" office:value="63625445036872.8" calcext:value-type="float">
            <text:p>63625445036872.8</text:p>
          </table:table-cell>
          <table:table-cell table:style-name="ce4" table:formula="of:=([.AU74]-[.AU73])/1000" office:value-type="float" office:value="1.9985703125" calcext:value-type="float">
            <text:p>1.9986</text:p>
          </table:table-cell>
          <table:table-cell table:style-name="ce4" table:formula="of:=[.AV74]+[.AW73]" office:value-type="float" office:value="143.999734375" calcext:value-type="float">
            <text:p>143.9997</text:p>
          </table:table-cell>
          <table:table-cell table:style-name="ce17" table:formula="of:=[.AW74]-2*([.$B74]-1)" office:value-type="float" office:value="-0.000265624999940428" calcext:value-type="float">
            <text:p>-0.000265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74" calcext:value-type="float">
            <text:p>74</text:p>
          </table:table-cell>
          <table:table-cell office:value-type="float" office:value="63625439627833.2" calcext:value-type="float">
            <text:p>63625439627833.2</text:p>
          </table:table-cell>
          <table:table-cell table:formula="of:=([.C75]-[.C74])/1000" office:value-type="float" office:value="1.9973828125" calcext:value-type="float">
            <text:p>1.9974</text:p>
          </table:table-cell>
          <table:table-cell table:formula="of:=[.D75]+[.E74]" office:value-type="float" office:value="145.9988046875" calcext:value-type="float">
            <text:p>145.9988</text:p>
          </table:table-cell>
          <table:table-cell table:style-name="ce6" table:formula="of:=[.E75]-2*([.$B75]-1)" office:value-type="float" office:value="-0.0011953124999593" calcext:value-type="float">
            <text:p>-0.0011953125</text:p>
          </table:table-cell>
          <table:table-cell table:style-name="Default" office:value-type="float" office:value="63625440290558.8" calcext:value-type="float">
            <text:p>63625440290558.8</text:p>
          </table:table-cell>
          <table:table-cell table:style-name="ce4" table:formula="of:=([.G75]-[.G74])/1000" office:value-type="float" office:value="2.0003515625" calcext:value-type="float">
            <text:p>2.0004</text:p>
          </table:table-cell>
          <table:table-cell table:style-name="ce4" table:formula="of:=[.H75]+[.I74]" office:value-type="float" office:value="145.99934375" calcext:value-type="float">
            <text:p>145.9993</text:p>
          </table:table-cell>
          <table:table-cell table:style-name="ce7" table:formula="of:=[.I75]-2*([.$B75]-1)" office:value-type="float" office:value="-0.000656250000020009" calcext:value-type="float">
            <text:p>-0.00065625</text:p>
          </table:table-cell>
          <table:table-cell table:style-name="Default" office:value-type="float" office:value="63625440760526.6" calcext:value-type="float">
            <text:p>63625440760526.6</text:p>
          </table:table-cell>
          <table:table-cell table:style-name="ce4" table:formula="of:=([.K75]-[.K74])/1000" office:value-type="float" office:value="1.9978203125" calcext:value-type="float">
            <text:p>1.9978</text:p>
          </table:table-cell>
          <table:table-cell table:style-name="ce4" table:formula="of:=[.L75]+[.M74]" office:value-type="float" office:value="145.999296875" calcext:value-type="float">
            <text:p>145.9993</text:p>
          </table:table-cell>
          <table:table-cell table:style-name="ce8" table:formula="of:=[.M75]-2*([.$B75]-1)" office:value-type="float" office:value="-0.000703124999972715" calcext:value-type="float">
            <text:p>-0.000703125</text:p>
          </table:table-cell>
          <table:table-cell table:style-name="Default" office:value-type="float" office:value="63625441237259.5" calcext:value-type="float">
            <text:p>63625441237259.5</text:p>
          </table:table-cell>
          <table:table-cell table:style-name="ce4" table:formula="of:=([.O75]-[.O74])/1000" office:value-type="float" office:value="1.9989921875" calcext:value-type="float">
            <text:p>1.9990</text:p>
          </table:table-cell>
          <table:table-cell table:style-name="ce4" table:formula="of:=[.P75]+[.Q74]" office:value-type="float" office:value="146.0003359375" calcext:value-type="float">
            <text:p>146.0003</text:p>
          </table:table-cell>
          <table:table-cell table:style-name="ce9" table:formula="of:=[.Q75]-2*([.$B75]-1)" office:value-type="float" office:value="0.000335937500011596" calcext:value-type="float">
            <text:p>0.0003359375</text:p>
          </table:table-cell>
          <table:table-cell table:style-name="Default" office:value-type="float" office:value="63625441736391.7" calcext:value-type="float">
            <text:p>63625441736391.7</text:p>
          </table:table-cell>
          <table:table-cell table:style-name="ce4" table:formula="of:=([.S75]-[.S74])/1000" office:value-type="float" office:value="2.0005859375" calcext:value-type="float">
            <text:p>2.0006</text:p>
          </table:table-cell>
          <table:table-cell table:style-name="ce4" table:formula="of:=[.T75]+[.U74]" office:value-type="float" office:value="146.0003984375" calcext:value-type="float">
            <text:p>146.0004</text:p>
          </table:table-cell>
          <table:table-cell table:style-name="ce10" table:formula="of:=[.U75]-2*([.$B75]-1)" office:value-type="float" office:value="0.000398437499995907" calcext:value-type="float">
            <text:p>0.0003984375</text:p>
          </table:table-cell>
          <table:table-cell table:style-name="Default" office:value-type="float" office:value="63625442226062.9" calcext:value-type="float">
            <text:p>63625442226062.9</text:p>
          </table:table-cell>
          <table:table-cell table:style-name="ce4" table:formula="of:=([.W75]-[.W74])/1000" office:value-type="float" office:value="2.0004765625" calcext:value-type="float">
            <text:p>2.0005</text:p>
          </table:table-cell>
          <table:table-cell table:style-name="ce4" table:formula="of:=[.X75]+[.Y74]" office:value-type="float" office:value="146" calcext:value-type="float">
            <text:p>146.0000</text:p>
          </table:table-cell>
          <table:table-cell table:style-name="ce11" table:formula="of:=[.Y75]-2*([.$B75]-1)" office:value-type="float" office:value="0" calcext:value-type="float">
            <text:p>0</text:p>
          </table:table-cell>
          <table:table-cell table:style-name="Default" office:value-type="float" office:value="63625442703930.3" calcext:value-type="float">
            <text:p>63625442703930.3</text:p>
          </table:table-cell>
          <table:table-cell table:style-name="ce4" table:formula="of:=([.AA75]-[.AA74])/1000" office:value-type="float" office:value="2.000234375" calcext:value-type="float">
            <text:p>2.0002</text:p>
          </table:table-cell>
          <table:table-cell table:style-name="ce4" table:formula="of:=[.AB75]+[.AC74]" office:value-type="float" office:value="145.9991875" calcext:value-type="float">
            <text:p>145.9992</text:p>
          </table:table-cell>
          <table:table-cell table:style-name="ce12" table:formula="of:=[.AC75]-2*([.$B75]-1)" office:value-type="float" office:value="-0.000812499999966576" calcext:value-type="float">
            <text:p>-0.0008125</text:p>
          </table:table-cell>
          <table:table-cell table:style-name="Default" office:value-type="float" office:value="63625443165818.5" calcext:value-type="float">
            <text:p>63625443165818.5</text:p>
          </table:table-cell>
          <table:table-cell table:style-name="ce4" table:formula="of:=([.AE75]-[.AE74])/1000" office:value-type="float" office:value="2.000984375" calcext:value-type="float">
            <text:p>2.0010</text:p>
          </table:table-cell>
          <table:table-cell table:style-name="ce4" table:formula="of:=[.AF75]+[.AG74]" office:value-type="float" office:value="146.00053125" calcext:value-type="float">
            <text:p>146.0005</text:p>
          </table:table-cell>
          <table:table-cell table:style-name="ce13" table:formula="of:=[.AG75]-2*([.$B75]-1)" office:value-type="float" office:value="0.000531249999994543" calcext:value-type="float">
            <text:p>0.00053125</text:p>
          </table:table-cell>
          <table:table-cell table:style-name="Default" office:value-type="float" office:value="63625443629608.5" calcext:value-type="float">
            <text:p>63625443629608.5</text:p>
          </table:table-cell>
          <table:table-cell table:style-name="ce4" table:formula="of:=([.AI75]-[.AI74])/1000" office:value-type="float" office:value="2.001375" calcext:value-type="float">
            <text:p>2.0014</text:p>
          </table:table-cell>
          <table:table-cell table:style-name="ce4" table:formula="of:=[.AJ75]+[.AK74]" office:value-type="float" office:value="146.0004375" calcext:value-type="float">
            <text:p>146.0004</text:p>
          </table:table-cell>
          <table:table-cell table:style-name="ce14" table:formula="of:=[.AK75]-2*([.$B75]-1)" office:value-type="float" office:value="0.000437499999947022" calcext:value-type="float">
            <text:p>0.0004375</text:p>
          </table:table-cell>
          <table:table-cell table:style-name="Default" office:value-type="float" office:value="63625444105900.2" calcext:value-type="float">
            <text:p>63625444105900.2</text:p>
          </table:table-cell>
          <table:table-cell table:style-name="ce4" table:formula="of:=([.AM75]-[.AM74])/1000" office:value-type="float" office:value="1.9988671875" calcext:value-type="float">
            <text:p>1.9989</text:p>
          </table:table-cell>
          <table:table-cell table:style-name="ce4" table:formula="of:=[.AN75]+[.AO74]" office:value-type="float" office:value="145.9993046875" calcext:value-type="float">
            <text:p>145.9993</text:p>
          </table:table-cell>
          <table:table-cell table:style-name="ce15" table:formula="of:=[.AO75]-2*([.$B75]-1)" office:value-type="float" office:value="-0.000695312499971124" calcext:value-type="float">
            <text:p>-0.0006953125</text:p>
          </table:table-cell>
          <table:table-cell table:style-name="Default" office:value-type="float" office:value="63625444568228.6" calcext:value-type="float">
            <text:p>63625444568228.6</text:p>
          </table:table-cell>
          <table:table-cell table:style-name="ce4" table:formula="of:=([.AQ75]-[.AQ74])/1000" office:value-type="float" office:value="2.0011640625" calcext:value-type="float">
            <text:p>2.0012</text:p>
          </table:table-cell>
          <table:table-cell table:style-name="ce4" table:formula="of:=[.AR75]+[.AS74]" office:value-type="float" office:value="146.000671875" calcext:value-type="float">
            <text:p>146.0007</text:p>
          </table:table-cell>
          <table:table-cell table:style-name="ce16" table:formula="of:=[.AS75]-2*([.$B75]-1)" office:value-type="float" office:value="0.000671874999966349" calcext:value-type="float">
            <text:p>0.000671875</text:p>
          </table:table-cell>
          <table:table-cell table:style-name="Default" office:value-type="float" office:value="63625445038875.1" calcext:value-type="float">
            <text:p>63625445038875.1</text:p>
          </table:table-cell>
          <table:table-cell table:style-name="ce4" table:formula="of:=([.AU75]-[.AU74])/1000" office:value-type="float" office:value="2.0023125" calcext:value-type="float">
            <text:p>2.0023</text:p>
          </table:table-cell>
          <table:table-cell table:style-name="ce4" table:formula="of:=[.AV75]+[.AW74]" office:value-type="float" office:value="146.002046875" calcext:value-type="float">
            <text:p>146.0020</text:p>
          </table:table-cell>
          <table:table-cell table:style-name="ce17" table:formula="of:=[.AW75]-2*([.$B75]-1)" office:value-type="float" office:value="0.00204687500004752" calcext:value-type="float">
            <text:p>0.002046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75" calcext:value-type="float">
            <text:p>75</text:p>
          </table:table-cell>
          <table:table-cell office:value-type="float" office:value="63625439629834.6" calcext:value-type="float">
            <text:p>63625439629834.6</text:p>
          </table:table-cell>
          <table:table-cell table:formula="of:=([.C76]-[.C75])/1000" office:value-type="float" office:value="2.0014453125" calcext:value-type="float">
            <text:p>2.0014</text:p>
          </table:table-cell>
          <table:table-cell table:formula="of:=[.D76]+[.E75]" office:value-type="float" office:value="148.00025" calcext:value-type="float">
            <text:p>148.0003</text:p>
          </table:table-cell>
          <table:table-cell table:style-name="ce6" table:formula="of:=[.E76]-2*([.$B76]-1)" office:value-type="float" office:value="0.000250000000050932" calcext:value-type="float">
            <text:p>0.00025</text:p>
          </table:table-cell>
          <table:table-cell table:style-name="Default" office:value-type="float" office:value="63625440292559.3" calcext:value-type="float">
            <text:p>63625440292559.3</text:p>
          </table:table-cell>
          <table:table-cell table:style-name="ce4" table:formula="of:=([.G76]-[.G75])/1000" office:value-type="float" office:value="2.0005703125" calcext:value-type="float">
            <text:p>2.0006</text:p>
          </table:table-cell>
          <table:table-cell table:style-name="ce4" table:formula="of:=[.H76]+[.I75]" office:value-type="float" office:value="147.9999140625" calcext:value-type="float">
            <text:p>147.9999</text:p>
          </table:table-cell>
          <table:table-cell table:style-name="ce7" table:formula="of:=[.I76]-2*([.$B76]-1)" office:value-type="float" office:value="-0.0000859375000175078" calcext:value-type="float">
            <text:p>-8.59375000175078E-05</text:p>
          </table:table-cell>
          <table:table-cell table:style-name="Default" office:value-type="float" office:value="63625440762527.3" calcext:value-type="float">
            <text:p>63625440762527.3</text:p>
          </table:table-cell>
          <table:table-cell table:style-name="ce4" table:formula="of:=([.K76]-[.K75])/1000" office:value-type="float" office:value="2.0007578125" calcext:value-type="float">
            <text:p>2.0008</text:p>
          </table:table-cell>
          <table:table-cell table:style-name="ce4" table:formula="of:=[.L76]+[.M75]" office:value-type="float" office:value="148.0000546875" calcext:value-type="float">
            <text:p>148.0001</text:p>
          </table:table-cell>
          <table:table-cell table:style-name="ce8" table:formula="of:=[.M76]-2*([.$B76]-1)" office:value-type="float" office:value="0.000054687500039563" calcext:value-type="float">
            <text:p>5.4687500039563E-05</text:p>
          </table:table-cell>
          <table:table-cell table:style-name="Default" office:value-type="float" office:value="63625441239260.6" calcext:value-type="float">
            <text:p>63625441239260.6</text:p>
          </table:table-cell>
          <table:table-cell table:style-name="ce4" table:formula="of:=([.O76]-[.O75])/1000" office:value-type="float" office:value="2.0011171875" calcext:value-type="float">
            <text:p>2.0011</text:p>
          </table:table-cell>
          <table:table-cell table:style-name="ce4" table:formula="of:=[.P76]+[.Q75]" office:value-type="float" office:value="148.001453125" calcext:value-type="float">
            <text:p>148.0015</text:p>
          </table:table-cell>
          <table:table-cell table:style-name="ce9" table:formula="of:=[.Q76]-2*([.$B76]-1)" office:value-type="float" office:value="0.00145312500001182" calcext:value-type="float">
            <text:p>0.001453125</text:p>
          </table:table-cell>
          <table:table-cell table:style-name="Default" office:value-type="float" office:value="63625441738390.4" calcext:value-type="float">
            <text:p>63625441738390.4</text:p>
          </table:table-cell>
          <table:table-cell table:style-name="ce4" table:formula="of:=([.S76]-[.S75])/1000" office:value-type="float" office:value="1.998734375" calcext:value-type="float">
            <text:p>1.9987</text:p>
          </table:table-cell>
          <table:table-cell table:style-name="ce4" table:formula="of:=[.T76]+[.U75]" office:value-type="float" office:value="147.9991328125" calcext:value-type="float">
            <text:p>147.9991</text:p>
          </table:table-cell>
          <table:table-cell table:style-name="ce10" table:formula="of:=[.U76]-2*([.$B76]-1)" office:value-type="float" office:value="-0.000867187500006139" calcext:value-type="float">
            <text:p>-0.0008671875</text:p>
          </table:table-cell>
          <table:table-cell table:style-name="Default" office:value-type="float" office:value="63625442228062.9" calcext:value-type="float">
            <text:p>63625442228062.9</text:p>
          </table:table-cell>
          <table:table-cell table:style-name="ce4" table:formula="of:=([.W76]-[.W75])/1000" office:value-type="float" office:value="2.0000703125" calcext:value-type="float">
            <text:p>2.0001</text:p>
          </table:table-cell>
          <table:table-cell table:style-name="ce4" table:formula="of:=[.X76]+[.Y75]" office:value-type="float" office:value="148.0000703125" calcext:value-type="float">
            <text:p>148.0001</text:p>
          </table:table-cell>
          <table:table-cell table:style-name="ce11" table:formula="of:=[.Y76]-2*([.$B76]-1)" office:value-type="float" office:value="0.0000703125000427462" calcext:value-type="float">
            <text:p>7.03125000427462E-05</text:p>
          </table:table-cell>
          <table:table-cell table:style-name="Default" office:value-type="float" office:value="63625442705931.6" calcext:value-type="float">
            <text:p>63625442705931.6</text:p>
          </table:table-cell>
          <table:table-cell table:style-name="ce4" table:formula="of:=([.AA76]-[.AA75])/1000" office:value-type="float" office:value="2.00128125" calcext:value-type="float">
            <text:p>2.0013</text:p>
          </table:table-cell>
          <table:table-cell table:style-name="ce4" table:formula="of:=[.AB76]+[.AC75]" office:value-type="float" office:value="148.00046875" calcext:value-type="float">
            <text:p>148.0005</text:p>
          </table:table-cell>
          <table:table-cell table:style-name="ce12" table:formula="of:=[.AC76]-2*([.$B76]-1)" office:value-type="float" office:value="0.000468750000038654" calcext:value-type="float">
            <text:p>0.00046875</text:p>
          </table:table-cell>
          <table:table-cell table:style-name="Default" office:value-type="float" office:value="63625443167817" calcext:value-type="float">
            <text:p>63625443167817</text:p>
          </table:table-cell>
          <table:table-cell table:style-name="ce4" table:formula="of:=([.AE76]-[.AE75])/1000" office:value-type="float" office:value="1.998484375" calcext:value-type="float">
            <text:p>1.9985</text:p>
          </table:table-cell>
          <table:table-cell table:style-name="ce4" table:formula="of:=[.AF76]+[.AG75]" office:value-type="float" office:value="147.999015625" calcext:value-type="float">
            <text:p>147.9990</text:p>
          </table:table-cell>
          <table:table-cell table:style-name="ce13" table:formula="of:=[.AG76]-2*([.$B76]-1)" office:value-type="float" office:value="-0.000984375000001592" calcext:value-type="float">
            <text:p>-0.000984375</text:p>
          </table:table-cell>
          <table:table-cell table:style-name="Default" office:value-type="float" office:value="63625443631606.7" calcext:value-type="float">
            <text:p>63625443631606.7</text:p>
          </table:table-cell>
          <table:table-cell table:style-name="ce4" table:formula="of:=([.AI76]-[.AI75])/1000" office:value-type="float" office:value="1.99821875" calcext:value-type="float">
            <text:p>1.9982</text:p>
          </table:table-cell>
          <table:table-cell table:style-name="ce4" table:formula="of:=[.AJ76]+[.AK75]" office:value-type="float" office:value="147.99865625" calcext:value-type="float">
            <text:p>147.9987</text:p>
          </table:table-cell>
          <table:table-cell table:style-name="ce14" table:formula="of:=[.AK76]-2*([.$B76]-1)" office:value-type="float" office:value="-0.00134375000004638" calcext:value-type="float">
            <text:p>-0.00134375</text:p>
          </table:table-cell>
          <table:table-cell table:style-name="Default" office:value-type="float" office:value="63625444107900.3" calcext:value-type="float">
            <text:p>63625444107900.3</text:p>
          </table:table-cell>
          <table:table-cell table:style-name="ce4" table:formula="of:=([.AM76]-[.AM75])/1000" office:value-type="float" office:value="2.0001015625" calcext:value-type="float">
            <text:p>2.0001</text:p>
          </table:table-cell>
          <table:table-cell table:style-name="ce4" table:formula="of:=[.AN76]+[.AO75]" office:value-type="float" office:value="147.99940625" calcext:value-type="float">
            <text:p>147.9994</text:p>
          </table:table-cell>
          <table:table-cell table:style-name="ce15" table:formula="of:=[.AO76]-2*([.$B76]-1)" office:value-type="float" office:value="-0.000593749999978854" calcext:value-type="float">
            <text:p>-0.00059375</text:p>
          </table:table-cell>
          <table:table-cell table:style-name="Default" office:value-type="float" office:value="63625444570229.2" calcext:value-type="float">
            <text:p>63625444570229.2</text:p>
          </table:table-cell>
          <table:table-cell table:style-name="ce4" table:formula="of:=([.AQ76]-[.AQ75])/1000" office:value-type="float" office:value="2.0006171875" calcext:value-type="float">
            <text:p>2.0006</text:p>
          </table:table-cell>
          <table:table-cell table:style-name="ce4" table:formula="of:=[.AR76]+[.AS75]" office:value-type="float" office:value="148.0012890625" calcext:value-type="float">
            <text:p>148.0013</text:p>
          </table:table-cell>
          <table:table-cell table:style-name="ce16" table:formula="of:=[.AS76]-2*([.$B76]-1)" office:value-type="float" office:value="0.0012890624999784" calcext:value-type="float">
            <text:p>0.0012890625</text:p>
          </table:table-cell>
          <table:table-cell table:style-name="Default" office:value-type="float" office:value="63625445040872.8" calcext:value-type="float">
            <text:p>63625445040872.8</text:p>
          </table:table-cell>
          <table:table-cell table:style-name="ce4" table:formula="of:=([.AU76]-[.AU75])/1000" office:value-type="float" office:value="1.99765625" calcext:value-type="float">
            <text:p>1.9977</text:p>
          </table:table-cell>
          <table:table-cell table:style-name="ce4" table:formula="of:=[.AV76]+[.AW75]" office:value-type="float" office:value="147.999703125" calcext:value-type="float">
            <text:p>147.9997</text:p>
          </table:table-cell>
          <table:table-cell table:style-name="ce17" table:formula="of:=[.AW76]-2*([.$B76]-1)" office:value-type="float" office:value="-0.000296874999946795" calcext:value-type="float">
            <text:p>-0.000296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76" calcext:value-type="float">
            <text:p>76</text:p>
          </table:table-cell>
          <table:table-cell office:value-type="float" office:value="63625439631833.4" calcext:value-type="float">
            <text:p>63625439631833.4</text:p>
          </table:table-cell>
          <table:table-cell table:formula="of:=([.C77]-[.C76])/1000" office:value-type="float" office:value="1.9988515625" calcext:value-type="float">
            <text:p>1.9989</text:p>
          </table:table-cell>
          <table:table-cell table:formula="of:=[.D77]+[.E76]" office:value-type="float" office:value="149.9991015625" calcext:value-type="float">
            <text:p>149.9991</text:p>
          </table:table-cell>
          <table:table-cell table:style-name="ce6" table:formula="of:=[.E77]-2*([.$B77]-1)" office:value-type="float" office:value="-0.000898437499955662" calcext:value-type="float">
            <text:p>-0.0008984375</text:p>
          </table:table-cell>
          <table:table-cell table:style-name="Default" office:value-type="float" office:value="63625440294560.6" calcext:value-type="float">
            <text:p>63625440294560.6</text:p>
          </table:table-cell>
          <table:table-cell table:style-name="ce4" table:formula="of:=([.G77]-[.G76])/1000" office:value-type="float" office:value="2.0013125" calcext:value-type="float">
            <text:p>2.0013</text:p>
          </table:table-cell>
          <table:table-cell table:style-name="ce4" table:formula="of:=[.H77]+[.I76]" office:value-type="float" office:value="150.0012265625" calcext:value-type="float">
            <text:p>150.0012</text:p>
          </table:table-cell>
          <table:table-cell table:style-name="ce7" table:formula="of:=[.I77]-2*([.$B77]-1)" office:value-type="float" office:value="0.00122656249999409" calcext:value-type="float">
            <text:p>0.0012265625</text:p>
          </table:table-cell>
          <table:table-cell table:style-name="Default" office:value-type="float" office:value="63625440764527.7" calcext:value-type="float">
            <text:p>63625440764527.7</text:p>
          </table:table-cell>
          <table:table-cell table:style-name="ce4" table:formula="of:=([.K77]-[.K76])/1000" office:value-type="float" office:value="2.00040625" calcext:value-type="float">
            <text:p>2.0004</text:p>
          </table:table-cell>
          <table:table-cell table:style-name="ce4" table:formula="of:=[.L77]+[.M76]" office:value-type="float" office:value="150.0004609375" calcext:value-type="float">
            <text:p>150.0005</text:p>
          </table:table-cell>
          <table:table-cell table:style-name="ce8" table:formula="of:=[.M77]-2*([.$B77]-1)" office:value-type="float" office:value="0.000460937500037062" calcext:value-type="float">
            <text:p>0.0004609375</text:p>
          </table:table-cell>
          <table:table-cell table:style-name="Default" office:value-type="float" office:value="63625441241258.9" calcext:value-type="float">
            <text:p>63625441241258.9</text:p>
          </table:table-cell>
          <table:table-cell table:style-name="ce4" table:formula="of:=([.O77]-[.O76])/1000" office:value-type="float" office:value="1.9983046875" calcext:value-type="float">
            <text:p>1.9983</text:p>
          </table:table-cell>
          <table:table-cell table:style-name="ce4" table:formula="of:=[.P77]+[.Q76]" office:value-type="float" office:value="149.9997578125" calcext:value-type="float">
            <text:p>149.9998</text:p>
          </table:table-cell>
          <table:table-cell table:style-name="ce9" table:formula="of:=[.Q77]-2*([.$B77]-1)" office:value-type="float" office:value="-0.000242187499992497" calcext:value-type="float">
            <text:p>-0.0002421875</text:p>
          </table:table-cell>
          <table:table-cell table:style-name="Default" office:value-type="float" office:value="63625441740391" calcext:value-type="float">
            <text:p>63625441740391</text:p>
          </table:table-cell>
          <table:table-cell table:style-name="ce4" table:formula="of:=([.S77]-[.S76])/1000" office:value-type="float" office:value="2.0005625" calcext:value-type="float">
            <text:p>2.0006</text:p>
          </table:table-cell>
          <table:table-cell table:style-name="ce4" table:formula="of:=[.T77]+[.U76]" office:value-type="float" office:value="149.9996953125" calcext:value-type="float">
            <text:p>149.9997</text:p>
          </table:table-cell>
          <table:table-cell table:style-name="ce10" table:formula="of:=[.U77]-2*([.$B77]-1)" office:value-type="float" office:value="-0.00030468750000523" calcext:value-type="float">
            <text:p>-0.0003046875</text:p>
          </table:table-cell>
          <table:table-cell table:style-name="Default" office:value-type="float" office:value="63625442230062.6" calcext:value-type="float">
            <text:p>63625442230062.6</text:p>
          </table:table-cell>
          <table:table-cell table:style-name="ce4" table:formula="of:=([.W77]-[.W76])/1000" office:value-type="float" office:value="1.999609375" calcext:value-type="float">
            <text:p>1.9996</text:p>
          </table:table-cell>
          <table:table-cell table:style-name="ce4" table:formula="of:=[.X77]+[.Y76]" office:value-type="float" office:value="149.9996796875" calcext:value-type="float">
            <text:p>149.9997</text:p>
          </table:table-cell>
          <table:table-cell table:style-name="ce11" table:formula="of:=[.Y77]-2*([.$B77]-1)" office:value-type="float" office:value="-0.000320312499951569" calcext:value-type="float">
            <text:p>-0.0003203125</text:p>
          </table:table-cell>
          <table:table-cell table:style-name="Default" office:value-type="float" office:value="63625442707931.3" calcext:value-type="float">
            <text:p>63625442707931.3</text:p>
          </table:table-cell>
          <table:table-cell table:style-name="ce4" table:formula="of:=([.AA77]-[.AA76])/1000" office:value-type="float" office:value="1.999765625" calcext:value-type="float">
            <text:p>1.9998</text:p>
          </table:table-cell>
          <table:table-cell table:style-name="ce4" table:formula="of:=[.AB77]+[.AC76]" office:value-type="float" office:value="150.000234375" calcext:value-type="float">
            <text:p>150.0002</text:p>
          </table:table-cell>
          <table:table-cell table:style-name="ce12" table:formula="of:=[.AC77]-2*([.$B77]-1)" office:value-type="float" office:value="0.000234375000047748" calcext:value-type="float">
            <text:p>0.000234375</text:p>
          </table:table-cell>
          <table:table-cell table:style-name="Default" office:value-type="float" office:value="63625443169817.1" calcext:value-type="float">
            <text:p>63625443169817.1</text:p>
          </table:table-cell>
          <table:table-cell table:style-name="ce4" table:formula="of:=([.AE77]-[.AE76])/1000" office:value-type="float" office:value="2.000109375" calcext:value-type="float">
            <text:p>2.0001</text:p>
          </table:table-cell>
          <table:table-cell table:style-name="ce4" table:formula="of:=[.AF77]+[.AG76]" office:value-type="float" office:value="149.999125" calcext:value-type="float">
            <text:p>149.9991</text:p>
          </table:table-cell>
          <table:table-cell table:style-name="ce13" table:formula="of:=[.AG77]-2*([.$B77]-1)" office:value-type="float" office:value="-0.000875000000007731" calcext:value-type="float">
            <text:p>-0.000875</text:p>
          </table:table-cell>
          <table:table-cell table:style-name="Default" office:value-type="float" office:value="63625443633607.3" calcext:value-type="float">
            <text:p>63625443633607.3</text:p>
          </table:table-cell>
          <table:table-cell table:style-name="ce4" table:formula="of:=([.AI77]-[.AI76])/1000" office:value-type="float" office:value="2.000578125" calcext:value-type="float">
            <text:p>2.0006</text:p>
          </table:table-cell>
          <table:table-cell table:style-name="ce4" table:formula="of:=[.AJ77]+[.AK76]" office:value-type="float" office:value="149.999234375" calcext:value-type="float">
            <text:p>149.9992</text:p>
          </table:table-cell>
          <table:table-cell table:style-name="ce14" table:formula="of:=[.AK77]-2*([.$B77]-1)" office:value-type="float" office:value="-0.000765625000042292" calcext:value-type="float">
            <text:p>-0.000765625</text:p>
          </table:table-cell>
          <table:table-cell table:style-name="Default" office:value-type="float" office:value="63625444109900.1" calcext:value-type="float">
            <text:p>63625444109900.1</text:p>
          </table:table-cell>
          <table:table-cell table:style-name="ce4" table:formula="of:=([.AM77]-[.AM76])/1000" office:value-type="float" office:value="1.9998046875" calcext:value-type="float">
            <text:p>1.9998</text:p>
          </table:table-cell>
          <table:table-cell table:style-name="ce4" table:formula="of:=[.AN77]+[.AO76]" office:value-type="float" office:value="149.9992109375" calcext:value-type="float">
            <text:p>149.9992</text:p>
          </table:table-cell>
          <table:table-cell table:style-name="ce15" table:formula="of:=[.AO77]-2*([.$B77]-1)" office:value-type="float" office:value="-0.000789062499990223" calcext:value-type="float">
            <text:p>-0.0007890625</text:p>
          </table:table-cell>
          <table:table-cell table:style-name="Default" office:value-type="float" office:value="63625444572227.2" calcext:value-type="float">
            <text:p>63625444572227.2</text:p>
          </table:table-cell>
          <table:table-cell table:style-name="ce4" table:formula="of:=([.AQ77]-[.AQ76])/1000" office:value-type="float" office:value="1.9980234375" calcext:value-type="float">
            <text:p>1.9980</text:p>
          </table:table-cell>
          <table:table-cell table:style-name="ce4" table:formula="of:=[.AR77]+[.AS76]" office:value-type="float" office:value="149.9993125" calcext:value-type="float">
            <text:p>149.9993</text:p>
          </table:table-cell>
          <table:table-cell table:style-name="ce16" table:formula="of:=[.AS77]-2*([.$B77]-1)" office:value-type="float" office:value="-0.000687500000026375" calcext:value-type="float">
            <text:p>-0.0006875</text:p>
          </table:table-cell>
          <table:table-cell table:style-name="Default" office:value-type="float" office:value="63625445042872.9" calcext:value-type="float">
            <text:p>63625445042872.9</text:p>
          </table:table-cell>
          <table:table-cell table:style-name="ce4" table:formula="of:=([.AU77]-[.AU76])/1000" office:value-type="float" office:value="2.000171875" calcext:value-type="float">
            <text:p>2.0002</text:p>
          </table:table-cell>
          <table:table-cell table:style-name="ce4" table:formula="of:=[.AV77]+[.AW76]" office:value-type="float" office:value="149.999875" calcext:value-type="float">
            <text:p>149.9999</text:p>
          </table:table-cell>
          <table:table-cell table:style-name="ce17" table:formula="of:=[.AW77]-2*([.$B77]-1)" office:value-type="float" office:value="-0.000124999999940201" calcext:value-type="float">
            <text:p>-0.000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test</text:p>
          </table:table-cell>
          <table:table-cell table:style-name="ce3" office:value-type="float" office:value="77" calcext:value-type="float">
            <text:p>77</text:p>
          </table:table-cell>
          <table:table-cell office:value-type="float" office:value="63625439633834.1" calcext:value-type="float">
            <text:p>63625439633834.1</text:p>
          </table:table-cell>
          <table:table-cell table:formula="of:=([.C78]-[.C77])/1000" office:value-type="float" office:value="2.000640625" calcext:value-type="float">
            <text:p>2.0006</text:p>
          </table:table-cell>
          <table:table-cell table:formula="of:=[.D78]+[.E77]" office:value-type="float" office:value="151.9997421875" calcext:value-type="float">
            <text:p>151.9997</text:p>
          </table:table-cell>
          <table:table-cell table:style-name="ce6" table:formula="of:=[.E78]-2*([.$B78]-1)" office:value-type="float" office:value="-0.000257812499967258" calcext:value-type="float">
            <text:p>-0.0002578125</text:p>
          </table:table-cell>
          <table:table-cell table:style-name="Default" office:value-type="float" office:value="63625440296558.7" calcext:value-type="float">
            <text:p>63625440296558.7</text:p>
          </table:table-cell>
          <table:table-cell table:style-name="ce4" table:formula="of:=([.G78]-[.G77])/1000" office:value-type="float" office:value="1.99803125" calcext:value-type="float">
            <text:p>1.9980</text:p>
          </table:table-cell>
          <table:table-cell table:style-name="ce4" table:formula="of:=[.H78]+[.I77]" office:value-type="float" office:value="151.9992578125" calcext:value-type="float">
            <text:p>151.9993</text:p>
          </table:table-cell>
          <table:table-cell table:style-name="ce7" table:formula="of:=[.I78]-2*([.$B78]-1)" office:value-type="float" office:value="-0.000742187500009095" calcext:value-type="float">
            <text:p>-0.0007421875</text:p>
          </table:table-cell>
          <table:table-cell table:style-name="Default" office:value-type="float" office:value="63625440766526.1" calcext:value-type="float">
            <text:p>63625440766526.1</text:p>
          </table:table-cell>
          <table:table-cell table:style-name="ce4" table:formula="of:=([.K78]-[.K77])/1000" office:value-type="float" office:value="1.998390625" calcext:value-type="float">
            <text:p>1.9984</text:p>
          </table:table-cell>
          <table:table-cell table:style-name="ce4" table:formula="of:=[.L78]+[.M77]" office:value-type="float" office:value="151.9988515625" calcext:value-type="float">
            <text:p>151.9989</text:p>
          </table:table-cell>
          <table:table-cell table:style-name="ce8" table:formula="of:=[.M78]-2*([.$B78]-1)" office:value-type="float" office:value="-0.00114843749994975" calcext:value-type="float">
            <text:p>-0.0011484375</text:p>
          </table:table-cell>
          <table:table-cell table:style-name="Default" office:value-type="float" office:value="63625441243260.7" calcext:value-type="float">
            <text:p>63625441243260.7</text:p>
          </table:table-cell>
          <table:table-cell table:style-name="ce4" table:formula="of:=([.O78]-[.O77])/1000" office:value-type="float" office:value="2.001875" calcext:value-type="float">
            <text:p>2.0019</text:p>
          </table:table-cell>
          <table:table-cell table:style-name="ce4" table:formula="of:=[.P78]+[.Q77]" office:value-type="float" office:value="152.0016328125" calcext:value-type="float">
            <text:p>152.0016</text:p>
          </table:table-cell>
          <table:table-cell table:style-name="ce9" table:formula="of:=[.Q78]-2*([.$B78]-1)" office:value-type="float" office:value="0.00163281250002001" calcext:value-type="float">
            <text:p>0.0016328125</text:p>
          </table:table-cell>
          <table:table-cell table:style-name="Default" office:value-type="float" office:value="63625441742393.1" calcext:value-type="float">
            <text:p>63625441742393.1</text:p>
          </table:table-cell>
          <table:table-cell table:style-name="ce4" table:formula="of:=([.S78]-[.S77])/1000" office:value-type="float" office:value="2.0021484375" calcext:value-type="float">
            <text:p>2.0021</text:p>
          </table:table-cell>
          <table:table-cell table:style-name="ce4" table:formula="of:=[.T78]+[.U77]" office:value-type="float" office:value="152.00184375" calcext:value-type="float">
            <text:p>152.0018</text:p>
          </table:table-cell>
          <table:table-cell table:style-name="ce10" table:formula="of:=[.U78]-2*([.$B78]-1)" office:value-type="float" office:value="0.00184375000000614" calcext:value-type="float">
            <text:p>0.00184375</text:p>
          </table:table-cell>
          <table:table-cell table:style-name="Default" office:value-type="float" office:value="63625442232064.4" calcext:value-type="float">
            <text:p>63625442232064.4</text:p>
          </table:table-cell>
          <table:table-cell table:style-name="ce4" table:formula="of:=([.W78]-[.W77])/1000" office:value-type="float" office:value="2.0018125" calcext:value-type="float">
            <text:p>2.0018</text:p>
          </table:table-cell>
          <table:table-cell table:style-name="ce4" table:formula="of:=[.X78]+[.Y77]" office:value-type="float" office:value="152.0014921875" calcext:value-type="float">
            <text:p>152.0015</text:p>
          </table:table-cell>
          <table:table-cell table:style-name="ce11" table:formula="of:=[.Y78]-2*([.$B78]-1)" office:value-type="float" office:value="0.0014921875000482" calcext:value-type="float">
            <text:p>0.0014921875</text:p>
          </table:table-cell>
          <table:table-cell table:style-name="Default" office:value-type="float" office:value="63625442709932.4" calcext:value-type="float">
            <text:p>63625442709932.4</text:p>
          </table:table-cell>
          <table:table-cell table:style-name="ce4" table:formula="of:=([.AA78]-[.AA77])/1000" office:value-type="float" office:value="2.0010546875" calcext:value-type="float">
            <text:p>2.0011</text:p>
          </table:table-cell>
          <table:table-cell table:style-name="ce4" table:formula="of:=[.AB78]+[.AC77]" office:value-type="float" office:value="152.0012890625" calcext:value-type="float">
            <text:p>152.0013</text:p>
          </table:table-cell>
          <table:table-cell table:style-name="ce12" table:formula="of:=[.AC78]-2*([.$B78]-1)" office:value-type="float" office:value="0.00128906250003524" calcext:value-type="float">
            <text:p>0.0012890625</text:p>
          </table:table-cell>
          <table:table-cell table:style-name="Default" office:value-type="float" office:value="63625443171820.3" calcext:value-type="float">
            <text:p>63625443171820.3</text:p>
          </table:table-cell>
          <table:table-cell table:style-name="ce4" table:formula="of:=([.AE78]-[.AE77])/1000" office:value-type="float" office:value="2.003234375" calcext:value-type="float">
            <text:p>2.0032</text:p>
          </table:table-cell>
          <table:table-cell table:style-name="ce4" table:formula="of:=[.AF78]+[.AG77]" office:value-type="float" office:value="152.002359375" calcext:value-type="float">
            <text:p>152.0024</text:p>
          </table:table-cell>
          <table:table-cell table:style-name="ce13" table:formula="of:=[.AG78]-2*([.$B78]-1)" office:value-type="float" office:value="0.0023593749999975" calcext:value-type="float">
            <text:p>0.002359375</text:p>
          </table:table-cell>
          <table:table-cell table:style-name="Default" office:value-type="float" office:value="63625443635609" calcext:value-type="float">
            <text:p>63625443635609</text:p>
          </table:table-cell>
          <table:table-cell table:style-name="ce4" table:formula="of:=([.AI78]-[.AI77])/1000" office:value-type="float" office:value="2.0016875" calcext:value-type="float">
            <text:p>2.0017</text:p>
          </table:table-cell>
          <table:table-cell table:style-name="ce4" table:formula="of:=[.AJ78]+[.AK77]" office:value-type="float" office:value="152.000921875" calcext:value-type="float">
            <text:p>152.0009</text:p>
          </table:table-cell>
          <table:table-cell table:style-name="ce14" table:formula="of:=[.AK78]-2*([.$B78]-1)" office:value-type="float" office:value="0.000921874999960437" calcext:value-type="float">
            <text:p>0.000921875</text:p>
          </table:table-cell>
          <table:table-cell table:style-name="Default" office:value-type="float" office:value="63625444111900.7" calcext:value-type="float">
            <text:p>63625444111900.7</text:p>
          </table:table-cell>
          <table:table-cell table:style-name="ce4" table:formula="of:=([.AM78]-[.AM77])/1000" office:value-type="float" office:value="2.0006015625" calcext:value-type="float">
            <text:p>2.0006</text:p>
          </table:table-cell>
          <table:table-cell table:style-name="ce4" table:formula="of:=[.AN78]+[.AO77]" office:value-type="float" office:value="151.9998125" calcext:value-type="float">
            <text:p>151.9998</text:p>
          </table:table-cell>
          <table:table-cell table:style-name="ce15" table:formula="of:=[.AO78]-2*([.$B78]-1)" office:value-type="float" office:value="-0.000187499999981355" calcext:value-type="float">
            <text:p>-0.0001875</text:p>
          </table:table-cell>
          <table:table-cell table:style-name="Default" office:value-type="float" office:value="63625444574229" calcext:value-type="float">
            <text:p>63625444574229</text:p>
          </table:table-cell>
          <table:table-cell table:style-name="ce4" table:formula="of:=([.AQ78]-[.AQ77])/1000" office:value-type="float" office:value="2.00178125" calcext:value-type="float">
            <text:p>2.0018</text:p>
          </table:table-cell>
          <table:table-cell table:style-name="ce4" table:formula="of:=[.AR78]+[.AS77]" office:value-type="float" office:value="152.00109375" calcext:value-type="float">
            <text:p>152.0011</text:p>
          </table:table-cell>
          <table:table-cell table:style-name="ce16" table:formula="of:=[.AS78]-2*([.$B78]-1)" office:value-type="float" office:value="0.00109374999996703" calcext:value-type="float">
            <text:p>0.00109375</text:p>
          </table:table-cell>
          <table:table-cell table:style-name="Default" office:value-type="float" office:value="63625445044872.4" calcext:value-type="float">
            <text:p>63625445044872.4</text:p>
          </table:table-cell>
          <table:table-cell table:style-name="ce4" table:formula="of:=([.AU78]-[.AU77])/1000" office:value-type="float" office:value="1.999515625" calcext:value-type="float">
            <text:p>1.9995</text:p>
          </table:table-cell>
          <table:table-cell table:style-name="ce4" table:formula="of:=[.AV78]+[.AW77]" office:value-type="float" office:value="151.999390625" calcext:value-type="float">
            <text:p>151.9994</text:p>
          </table:table-cell>
          <table:table-cell table:style-name="ce17" table:formula="of:=[.AW78]-2*([.$B78]-1)" office:value-type="float" office:value="-0.000609374999953616" calcext:value-type="float">
            <text:p>-0.000609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eedback</text:p>
          </table:table-cell>
          <table:table-cell table:style-name="ce3" office:value-type="float" office:value="78" calcext:value-type="float">
            <text:p>78</text:p>
          </table:table-cell>
          <table:table-cell office:value-type="float" office:value="63625439635833.3" calcext:value-type="float">
            <text:p>63625439635833.3</text:p>
          </table:table-cell>
          <table:table-cell table:formula="of:=([.C79]-[.C78])/1000" office:value-type="float" office:value="1.9991796875" calcext:value-type="float">
            <text:p>1.9992</text:p>
          </table:table-cell>
          <table:table-cell table:formula="of:=[.D79]+[.E78]" office:value-type="float" office:value="153.998921875" calcext:value-type="float">
            <text:p>153.9989</text:p>
          </table:table-cell>
          <table:table-cell table:style-name="ce6" table:formula="of:=[.E79]-2*([.$B79]-1)" office:value-type="float" office:value="-0.00107812499996385" calcext:value-type="float">
            <text:p>-0.001078125</text:p>
          </table:table-cell>
          <table:table-cell table:style-name="Default" office:value-type="float" office:value="63625440298558.4" calcext:value-type="float">
            <text:p>63625440298558.4</text:p>
          </table:table-cell>
          <table:table-cell table:style-name="ce4" table:formula="of:=([.G79]-[.G78])/1000" office:value-type="float" office:value="1.9996875" calcext:value-type="float">
            <text:p>1.9997</text:p>
          </table:table-cell>
          <table:table-cell table:style-name="ce4" table:formula="of:=[.H79]+[.I78]" office:value-type="float" office:value="153.9989453125" calcext:value-type="float">
            <text:p>153.9989</text:p>
          </table:table-cell>
          <table:table-cell table:style-name="ce7" table:formula="of:=[.I79]-2*([.$B79]-1)" office:value-type="float" office:value="-0.00105468750001592" calcext:value-type="float">
            <text:p>-0.0010546875</text:p>
          </table:table-cell>
          <table:table-cell table:style-name="Default" office:value-type="float" office:value="63625440768527.2" calcext:value-type="float">
            <text:p>63625440768527.2</text:p>
          </table:table-cell>
          <table:table-cell table:style-name="ce4" table:formula="of:=([.K79]-[.K78])/1000" office:value-type="float" office:value="2.001109375" calcext:value-type="float">
            <text:p>2.0011</text:p>
          </table:table-cell>
          <table:table-cell table:style-name="ce4" table:formula="of:=[.L79]+[.M78]" office:value-type="float" office:value="153.9999609375" calcext:value-type="float">
            <text:p>154.0000</text:p>
          </table:table-cell>
          <table:table-cell table:style-name="ce8" table:formula="of:=[.M79]-2*([.$B79]-1)" office:value-type="float" office:value="-0.0000390624999511147" calcext:value-type="float">
            <text:p>-3.90624999511147E-05</text:p>
          </table:table-cell>
          <table:table-cell table:style-name="Default" office:value-type="float" office:value="63625441245258.4" calcext:value-type="float">
            <text:p>63625441245258.4</text:p>
          </table:table-cell>
          <table:table-cell table:style-name="ce4" table:formula="of:=([.O79]-[.O78])/1000" office:value-type="float" office:value="1.997609375" calcext:value-type="float">
            <text:p>1.9976</text:p>
          </table:table-cell>
          <table:table-cell table:style-name="ce4" table:formula="of:=[.P79]+[.Q78]" office:value-type="float" office:value="153.9992421875" calcext:value-type="float">
            <text:p>153.9992</text:p>
          </table:table-cell>
          <table:table-cell table:style-name="ce9" table:formula="of:=[.Q79]-2*([.$B79]-1)" office:value-type="float" office:value="-0.000757812499983857" calcext:value-type="float">
            <text:p>-0.0007578125</text:p>
          </table:table-cell>
          <table:table-cell table:style-name="Default" office:value-type="float" office:value="63625441744392.5" calcext:value-type="float">
            <text:p>63625441744392.5</text:p>
          </table:table-cell>
          <table:table-cell table:style-name="ce4" table:formula="of:=([.S79]-[.S78])/1000" office:value-type="float" office:value="1.999390625" calcext:value-type="float">
            <text:p>1.9994</text:p>
          </table:table-cell>
          <table:table-cell table:style-name="ce4" table:formula="of:=[.T79]+[.U78]" office:value-type="float" office:value="154.001234375" calcext:value-type="float">
            <text:p>154.0012</text:p>
          </table:table-cell>
          <table:table-cell table:style-name="ce10" table:formula="of:=[.U79]-2*([.$B79]-1)" office:value-type="float" office:value="0.00123437499999568" calcext:value-type="float">
            <text:p>0.001234375</text:p>
          </table:table-cell>
          <table:table-cell table:style-name="Default" office:value-type="float" office:value="63625442234063.9" calcext:value-type="float">
            <text:p>63625442234063.9</text:p>
          </table:table-cell>
          <table:table-cell table:style-name="ce4" table:formula="of:=([.W79]-[.W78])/1000" office:value-type="float" office:value="1.999515625" calcext:value-type="float">
            <text:p>1.9995</text:p>
          </table:table-cell>
          <table:table-cell table:style-name="ce4" table:formula="of:=[.X79]+[.Y78]" office:value-type="float" office:value="154.0010078125" calcext:value-type="float">
            <text:p>154.0010</text:p>
          </table:table-cell>
          <table:table-cell table:style-name="ce11" table:formula="of:=[.Y79]-2*([.$B79]-1)" office:value-type="float" office:value="0.00100781250003479" calcext:value-type="float">
            <text:p>0.0010078125</text:p>
          </table:table-cell>
          <table:table-cell table:style-name="Default" office:value-type="float" office:value="63625442711932.1" calcext:value-type="float">
            <text:p>63625442711932.1</text:p>
          </table:table-cell>
          <table:table-cell table:style-name="ce4" table:formula="of:=([.AA79]-[.AA78])/1000" office:value-type="float" office:value="1.99975" calcext:value-type="float">
            <text:p>1.9998</text:p>
          </table:table-cell>
          <table:table-cell table:style-name="ce4" table:formula="of:=[.AB79]+[.AC78]" office:value-type="float" office:value="154.0010390625" calcext:value-type="float">
            <text:p>154.0010</text:p>
          </table:table-cell>
          <table:table-cell table:style-name="ce12" table:formula="of:=[.AC79]-2*([.$B79]-1)" office:value-type="float" office:value="0.00103906250004115" calcext:value-type="float">
            <text:p>0.0010390625</text:p>
          </table:table-cell>
          <table:table-cell table:style-name="Default" office:value-type="float" office:value="63625443173817" calcext:value-type="float">
            <text:p>63625443173817</text:p>
          </table:table-cell>
          <table:table-cell table:style-name="ce4" table:formula="of:=([.AE79]-[.AE78])/1000" office:value-type="float" office:value="1.9966953125" calcext:value-type="float">
            <text:p>1.9967</text:p>
          </table:table-cell>
          <table:table-cell table:style-name="ce4" table:formula="of:=[.AF79]+[.AG78]" office:value-type="float" office:value="153.9990546875" calcext:value-type="float">
            <text:p>153.9991</text:p>
          </table:table-cell>
          <table:table-cell table:style-name="ce13" table:formula="of:=[.AG79]-2*([.$B79]-1)" office:value-type="float" office:value="-0.000945312499993634" calcext:value-type="float">
            <text:p>-0.0009453125</text:p>
          </table:table-cell>
          <table:table-cell table:style-name="Default" office:value-type="float" office:value="63625443637608" calcext:value-type="float">
            <text:p>63625443637608</text:p>
          </table:table-cell>
          <table:table-cell table:style-name="ce4" table:formula="of:=([.AI79]-[.AI78])/1000" office:value-type="float" office:value="1.9990390625" calcext:value-type="float">
            <text:p>1.9990</text:p>
          </table:table-cell>
          <table:table-cell table:style-name="ce4" table:formula="of:=[.AJ79]+[.AK78]" office:value-type="float" office:value="153.9999609375" calcext:value-type="float">
            <text:p>154.0000</text:p>
          </table:table-cell>
          <table:table-cell table:style-name="ce14" table:formula="of:=[.AK79]-2*([.$B79]-1)" office:value-type="float" office:value="-0.0000390625000363798" calcext:value-type="float">
            <text:p>-3.90625000363798E-05</text:p>
          </table:table-cell>
          <table:table-cell table:style-name="Default" office:value-type="float" office:value="63625444113900.3" calcext:value-type="float">
            <text:p>63625444113900.3</text:p>
          </table:table-cell>
          <table:table-cell table:style-name="ce4" table:formula="of:=([.AM79]-[.AM78])/1000" office:value-type="float" office:value="1.9995546875" calcext:value-type="float">
            <text:p>1.9996</text:p>
          </table:table-cell>
          <table:table-cell table:style-name="ce4" table:formula="of:=[.AN79]+[.AO78]" office:value-type="float" office:value="153.9993671875" calcext:value-type="float">
            <text:p>153.9994</text:p>
          </table:table-cell>
          <table:table-cell table:style-name="ce15" table:formula="of:=[.AO79]-2*([.$B79]-1)" office:value-type="float" office:value="-0.000632812499986812" calcext:value-type="float">
            <text:p>-0.0006328125</text:p>
          </table:table-cell>
          <table:table-cell table:style-name="Default" office:value-type="float" office:value="63625444576228.7" calcext:value-type="float">
            <text:p>63625444576228.7</text:p>
          </table:table-cell>
          <table:table-cell table:style-name="ce4" table:formula="of:=([.AQ79]-[.AQ78])/1000" office:value-type="float" office:value="1.99965625" calcext:value-type="float">
            <text:p>1.9997</text:p>
          </table:table-cell>
          <table:table-cell table:style-name="ce4" table:formula="of:=[.AR79]+[.AS78]" office:value-type="float" office:value="154.00075" calcext:value-type="float">
            <text:p>154.0008</text:p>
          </table:table-cell>
          <table:table-cell table:style-name="ce16" table:formula="of:=[.AS79]-2*([.$B79]-1)" office:value-type="float" office:value="0.000749999999953843" calcext:value-type="float">
            <text:p>0.00075</text:p>
          </table:table-cell>
          <table:table-cell table:style-name="Default" office:value-type="float" office:value="63625445046872.3" calcext:value-type="float">
            <text:p>63625445046872.3</text:p>
          </table:table-cell>
          <table:table-cell table:style-name="ce4" table:formula="of:=([.AU79]-[.AU78])/1000" office:value-type="float" office:value="1.9998203125" calcext:value-type="float">
            <text:p>1.9998</text:p>
          </table:table-cell>
          <table:table-cell table:style-name="ce4" table:formula="of:=[.AV79]+[.AW78]" office:value-type="float" office:value="153.9992109375" calcext:value-type="float">
            <text:p>153.9992</text:p>
          </table:table-cell>
          <table:table-cell table:style-name="ce17" table:formula="of:=[.AW79]-2*([.$B79]-1)" office:value-type="float" office:value="-0.000789062499961801" calcext:value-type="float">
            <text:p>-0.0007890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79" calcext:value-type="float">
            <text:p>79</text:p>
          </table:table-cell>
          <table:table-cell office:value-type="float" office:value="63625439637833.6" calcext:value-type="float">
            <text:p>63625439637833.6</text:p>
          </table:table-cell>
          <table:table-cell table:formula="of:=([.C80]-[.C79])/1000" office:value-type="float" office:value="2.0003125" calcext:value-type="float">
            <text:p>2.0003</text:p>
          </table:table-cell>
          <table:table-cell table:formula="of:=[.D80]+[.E79]" office:value-type="float" office:value="155.999234375" calcext:value-type="float">
            <text:p>155.9992</text:p>
          </table:table-cell>
          <table:table-cell table:style-name="ce6" table:formula="of:=[.E80]-2*([.$B80]-1)" office:value-type="float" office:value="-0.000765624999957026" calcext:value-type="float">
            <text:p>-0.000765625</text:p>
          </table:table-cell>
          <table:table-cell table:style-name="Default" office:value-type="float" office:value="63625440300561.9" calcext:value-type="float">
            <text:p>63625440300561.9</text:p>
          </table:table-cell>
          <table:table-cell table:style-name="ce4" table:formula="of:=([.G80]-[.G79])/1000" office:value-type="float" office:value="2.003515625" calcext:value-type="float">
            <text:p>2.0035</text:p>
          </table:table-cell>
          <table:table-cell table:style-name="ce4" table:formula="of:=[.H80]+[.I79]" office:value-type="float" office:value="156.0024609375" calcext:value-type="float">
            <text:p>156.0025</text:p>
          </table:table-cell>
          <table:table-cell table:style-name="ce7" table:formula="of:=[.I80]-2*([.$B80]-1)" office:value-type="float" office:value="0.00246093749998977" calcext:value-type="float">
            <text:p>0.0024609375</text:p>
          </table:table-cell>
          <table:table-cell table:style-name="Default" office:value-type="float" office:value="63625440770526.7" calcext:value-type="float">
            <text:p>63625440770526.7</text:p>
          </table:table-cell>
          <table:table-cell table:style-name="ce4" table:formula="of:=([.K80]-[.K79])/1000" office:value-type="float" office:value="1.99946875" calcext:value-type="float">
            <text:p>1.9995</text:p>
          </table:table-cell>
          <table:table-cell table:style-name="ce4" table:formula="of:=[.L80]+[.M79]" office:value-type="float" office:value="155.9994296875" calcext:value-type="float">
            <text:p>155.9994</text:p>
          </table:table-cell>
          <table:table-cell table:style-name="ce8" table:formula="of:=[.M80]-2*([.$B80]-1)" office:value-type="float" office:value="-0.000570312499945658" calcext:value-type="float">
            <text:p>-0.0005703125</text:p>
          </table:table-cell>
          <table:table-cell table:style-name="Default" office:value-type="float" office:value="63625441247259.8" calcext:value-type="float">
            <text:p>63625441247259.8</text:p>
          </table:table-cell>
          <table:table-cell table:style-name="ce4" table:formula="of:=([.O80]-[.O79])/1000" office:value-type="float" office:value="2.001421875" calcext:value-type="float">
            <text:p>2.0014</text:p>
          </table:table-cell>
          <table:table-cell table:style-name="ce4" table:formula="of:=[.P80]+[.Q79]" office:value-type="float" office:value="156.0006640625" calcext:value-type="float">
            <text:p>156.0007</text:p>
          </table:table-cell>
          <table:table-cell table:style-name="ce9" table:formula="of:=[.Q80]-2*([.$B80]-1)" office:value-type="float" office:value="0.000664062500021601" calcext:value-type="float">
            <text:p>0.0006640625</text:p>
          </table:table-cell>
          <table:table-cell table:style-name="Default" office:value-type="float" office:value="63625441746393" calcext:value-type="float">
            <text:p>63625441746393</text:p>
          </table:table-cell>
          <table:table-cell table:style-name="ce4" table:formula="of:=([.S80]-[.S79])/1000" office:value-type="float" office:value="2.0004765625" calcext:value-type="float">
            <text:p>2.0005</text:p>
          </table:table-cell>
          <table:table-cell table:style-name="ce4" table:formula="of:=[.T80]+[.U79]" office:value-type="float" office:value="156.0017109375" calcext:value-type="float">
            <text:p>156.0017</text:p>
          </table:table-cell>
          <table:table-cell table:style-name="ce10" table:formula="of:=[.U80]-2*([.$B80]-1)" office:value-type="float" office:value="0.0017109375000075" calcext:value-type="float">
            <text:p>0.0017109375</text:p>
          </table:table-cell>
          <table:table-cell table:style-name="Default" office:value-type="float" office:value="63625442236062.3" calcext:value-type="float">
            <text:p>63625442236062.3</text:p>
          </table:table-cell>
          <table:table-cell table:style-name="ce4" table:formula="of:=([.W80]-[.W79])/1000" office:value-type="float" office:value="1.9983984375" calcext:value-type="float">
            <text:p>1.9984</text:p>
          </table:table-cell>
          <table:table-cell table:style-name="ce4" table:formula="of:=[.X80]+[.Y79]" office:value-type="float" office:value="155.99940625" calcext:value-type="float">
            <text:p>155.9994</text:p>
          </table:table-cell>
          <table:table-cell table:style-name="ce11" table:formula="of:=[.Y80]-2*([.$B80]-1)" office:value-type="float" office:value="-0.000593749999978854" calcext:value-type="float">
            <text:p>-0.00059375</text:p>
          </table:table-cell>
          <table:table-cell table:style-name="Default" office:value-type="float" office:value="63625442713930.9" calcext:value-type="float">
            <text:p>63625442713930.9</text:p>
          </table:table-cell>
          <table:table-cell table:style-name="ce4" table:formula="of:=([.AA80]-[.AA79])/1000" office:value-type="float" office:value="1.9988203125" calcext:value-type="float">
            <text:p>1.9988</text:p>
          </table:table-cell>
          <table:table-cell table:style-name="ce4" table:formula="of:=[.AB80]+[.AC79]" office:value-type="float" office:value="155.999859375" calcext:value-type="float">
            <text:p>155.9999</text:p>
          </table:table-cell>
          <table:table-cell table:style-name="ce12" table:formula="of:=[.AC80]-2*([.$B80]-1)" office:value-type="float" office:value="-0.000140624999971806" calcext:value-type="float">
            <text:p>-0.000140625</text:p>
          </table:table-cell>
          <table:table-cell table:style-name="Default" office:value-type="float" office:value="63625443175818.3" calcext:value-type="float">
            <text:p>63625443175818.3</text:p>
          </table:table-cell>
          <table:table-cell table:style-name="ce4" table:formula="of:=([.AE80]-[.AE79])/1000" office:value-type="float" office:value="2.0013046875" calcext:value-type="float">
            <text:p>2.0013</text:p>
          </table:table-cell>
          <table:table-cell table:style-name="ce4" table:formula="of:=[.AF80]+[.AG79]" office:value-type="float" office:value="156.000359375" calcext:value-type="float">
            <text:p>156.0004</text:p>
          </table:table-cell>
          <table:table-cell table:style-name="ce13" table:formula="of:=[.AG80]-2*([.$B80]-1)" office:value-type="float" office:value="0.000359375000016371" calcext:value-type="float">
            <text:p>0.000359375</text:p>
          </table:table-cell>
          <table:table-cell table:style-name="Default" office:value-type="float" office:value="63625443639607.2" calcext:value-type="float">
            <text:p>63625443639607.2</text:p>
          </table:table-cell>
          <table:table-cell table:style-name="ce4" table:formula="of:=([.AI80]-[.AI79])/1000" office:value-type="float" office:value="1.999125" calcext:value-type="float">
            <text:p>1.9991</text:p>
          </table:table-cell>
          <table:table-cell table:style-name="ce4" table:formula="of:=[.AJ80]+[.AK79]" office:value-type="float" office:value="155.9990859375" calcext:value-type="float">
            <text:p>155.9991</text:p>
          </table:table-cell>
          <table:table-cell table:style-name="ce14" table:formula="of:=[.AK80]-2*([.$B80]-1)" office:value-type="float" office:value="-0.000914062500044111" calcext:value-type="float">
            <text:p>-0.0009140625</text:p>
          </table:table-cell>
          <table:table-cell table:style-name="Default" office:value-type="float" office:value="63625444115902.5" calcext:value-type="float">
            <text:p>63625444115902.5</text:p>
          </table:table-cell>
          <table:table-cell table:style-name="ce4" table:formula="of:=([.AM80]-[.AM79])/1000" office:value-type="float" office:value="2.0022265625" calcext:value-type="float">
            <text:p>2.0022</text:p>
          </table:table-cell>
          <table:table-cell table:style-name="ce4" table:formula="of:=[.AN80]+[.AO79]" office:value-type="float" office:value="156.00159375" calcext:value-type="float">
            <text:p>156.0016</text:p>
          </table:table-cell>
          <table:table-cell table:style-name="ce15" table:formula="of:=[.AO80]-2*([.$B80]-1)" office:value-type="float" office:value="0.00159375000001205" calcext:value-type="float">
            <text:p>0.00159375</text:p>
          </table:table-cell>
          <table:table-cell table:style-name="Default" office:value-type="float" office:value="63625444578228.3" calcext:value-type="float">
            <text:p>63625444578228.3</text:p>
          </table:table-cell>
          <table:table-cell table:style-name="ce4" table:formula="of:=([.AQ80]-[.AQ79])/1000" office:value-type="float" office:value="1.9996953125" calcext:value-type="float">
            <text:p>1.9997</text:p>
          </table:table-cell>
          <table:table-cell table:style-name="ce4" table:formula="of:=[.AR80]+[.AS79]" office:value-type="float" office:value="156.0004453125" calcext:value-type="float">
            <text:p>156.0004</text:p>
          </table:table-cell>
          <table:table-cell table:style-name="ce16" table:formula="of:=[.AS80]-2*([.$B80]-1)" office:value-type="float" office:value="0.000445312499948614" calcext:value-type="float">
            <text:p>0.0004453125</text:p>
          </table:table-cell>
          <table:table-cell table:style-name="Default" office:value-type="float" office:value="63625445048872.1" calcext:value-type="float">
            <text:p>63625445048872.1</text:p>
          </table:table-cell>
          <table:table-cell table:style-name="ce4" table:formula="of:=([.AU80]-[.AU79])/1000" office:value-type="float" office:value="1.999875" calcext:value-type="float">
            <text:p>1.9999</text:p>
          </table:table-cell>
          <table:table-cell table:style-name="ce4" table:formula="of:=[.AV80]+[.AW79]" office:value-type="float" office:value="155.9990859375" calcext:value-type="float">
            <text:p>155.9991</text:p>
          </table:table-cell>
          <table:table-cell table:style-name="ce17" table:formula="of:=[.AW80]-2*([.$B80]-1)" office:value-type="float" office:value="-0.000914062499958845" calcext:value-type="float">
            <text:p>-0.0009140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63625439639833.7" calcext:value-type="float">
            <text:p>63625439639833.7</text:p>
          </table:table-cell>
          <table:table-cell table:formula="of:=([.C81]-[.C80])/1000" office:value-type="float" office:value="2.0000703125" calcext:value-type="float">
            <text:p>2.0001</text:p>
          </table:table-cell>
          <table:table-cell table:formula="of:=[.D81]+[.E80]" office:value-type="float" office:value="157.9993046875" calcext:value-type="float">
            <text:p>157.9993</text:p>
          </table:table-cell>
          <table:table-cell table:style-name="ce6" table:formula="of:=[.E81]-2*([.$B81]-1)" office:value-type="float" office:value="-0.000695312499942702" calcext:value-type="float">
            <text:p>-0.0006953125</text:p>
          </table:table-cell>
          <table:table-cell table:style-name="Default" office:value-type="float" office:value="63625440302560.2" calcext:value-type="float">
            <text:p>63625440302560.2</text:p>
          </table:table-cell>
          <table:table-cell table:style-name="ce4" table:formula="of:=([.G81]-[.G80])/1000" office:value-type="float" office:value="1.9983359375" calcext:value-type="float">
            <text:p>1.9983</text:p>
          </table:table-cell>
          <table:table-cell table:style-name="ce4" table:formula="of:=[.H81]+[.I80]" office:value-type="float" office:value="158.000796875" calcext:value-type="float">
            <text:p>158.0008</text:p>
          </table:table-cell>
          <table:table-cell table:style-name="ce7" table:formula="of:=[.I81]-2*([.$B81]-1)" office:value-type="float" office:value="0.000796874999991815" calcext:value-type="float">
            <text:p>0.000796875</text:p>
          </table:table-cell>
          <table:table-cell table:style-name="Default" office:value-type="float" office:value="63625440772527.3" calcext:value-type="float">
            <text:p>63625440772527.3</text:p>
          </table:table-cell>
          <table:table-cell table:style-name="ce4" table:formula="of:=([.K81]-[.K80])/1000" office:value-type="float" office:value="2.000546875" calcext:value-type="float">
            <text:p>2.0005</text:p>
          </table:table-cell>
          <table:table-cell table:style-name="ce4" table:formula="of:=[.L81]+[.M80]" office:value-type="float" office:value="157.9999765625" calcext:value-type="float">
            <text:p>158.0000</text:p>
          </table:table-cell>
          <table:table-cell table:style-name="ce8" table:formula="of:=[.M81]-2*([.$B81]-1)" office:value-type="float" office:value="-0.0000234374999479314" calcext:value-type="float">
            <text:p>-2.34374999479314E-05</text:p>
          </table:table-cell>
          <table:table-cell table:style-name="Default" office:value-type="float" office:value="63625441249261.6" calcext:value-type="float">
            <text:p>63625441249261.6</text:p>
          </table:table-cell>
          <table:table-cell table:style-name="ce4" table:formula="of:=([.O81]-[.O80])/1000" office:value-type="float" office:value="2.0018671875" calcext:value-type="float">
            <text:p>2.0019</text:p>
          </table:table-cell>
          <table:table-cell table:style-name="ce4" table:formula="of:=[.P81]+[.Q80]" office:value-type="float" office:value="158.00253125" calcext:value-type="float">
            <text:p>158.0025</text:p>
          </table:table-cell>
          <table:table-cell table:style-name="ce9" table:formula="of:=[.Q81]-2*([.$B81]-1)" office:value-type="float" office:value="0.00253125000003251" calcext:value-type="float">
            <text:p>0.00253125</text:p>
          </table:table-cell>
          <table:table-cell table:style-name="Default" office:value-type="float" office:value="63625441748393.3" calcext:value-type="float">
            <text:p>63625441748393.3</text:p>
          </table:table-cell>
          <table:table-cell table:style-name="ce4" table:formula="of:=([.S81]-[.S80])/1000" office:value-type="float" office:value="2.0003046875" calcext:value-type="float">
            <text:p>2.0003</text:p>
          </table:table-cell>
          <table:table-cell table:style-name="ce4" table:formula="of:=[.T81]+[.U80]" office:value-type="float" office:value="158.002015625" calcext:value-type="float">
            <text:p>158.0020</text:p>
          </table:table-cell>
          <table:table-cell table:style-name="ce10" table:formula="of:=[.U81]-2*([.$B81]-1)" office:value-type="float" office:value="0.00201562500001273" calcext:value-type="float">
            <text:p>0.002015625</text:p>
          </table:table-cell>
          <table:table-cell table:style-name="Default" office:value-type="float" office:value="63625442238062.2" calcext:value-type="float">
            <text:p>63625442238062.2</text:p>
          </table:table-cell>
          <table:table-cell table:style-name="ce4" table:formula="of:=([.W81]-[.W80])/1000" office:value-type="float" office:value="1.9998828125" calcext:value-type="float">
            <text:p>1.9999</text:p>
          </table:table-cell>
          <table:table-cell table:style-name="ce4" table:formula="of:=[.X81]+[.Y80]" office:value-type="float" office:value="157.9992890625" calcext:value-type="float">
            <text:p>157.9993</text:p>
          </table:table-cell>
          <table:table-cell table:style-name="ce11" table:formula="of:=[.Y81]-2*([.$B81]-1)" office:value-type="float" office:value="-0.000710937499974307" calcext:value-type="float">
            <text:p>-0.0007109375</text:p>
          </table:table-cell>
          <table:table-cell table:style-name="Default" office:value-type="float" office:value="63625442715930.3" calcext:value-type="float">
            <text:p>63625442715930.3</text:p>
          </table:table-cell>
          <table:table-cell table:style-name="ce4" table:formula="of:=([.AA81]-[.AA80])/1000" office:value-type="float" office:value="1.9993515625" calcext:value-type="float">
            <text:p>1.9994</text:p>
          </table:table-cell>
          <table:table-cell table:style-name="ce4" table:formula="of:=[.AB81]+[.AC80]" office:value-type="float" office:value="157.9992109375" calcext:value-type="float">
            <text:p>157.9992</text:p>
          </table:table-cell>
          <table:table-cell table:style-name="ce12" table:formula="of:=[.AC81]-2*([.$B81]-1)" office:value-type="float" office:value="-0.000789062499961801" calcext:value-type="float">
            <text:p>-0.0007890625</text:p>
          </table:table-cell>
          <table:table-cell table:style-name="Default" office:value-type="float" office:value="63625443177816.9" calcext:value-type="float">
            <text:p>63625443177816.9</text:p>
          </table:table-cell>
          <table:table-cell table:style-name="ce4" table:formula="of:=([.AE81]-[.AE80])/1000" office:value-type="float" office:value="1.998515625" calcext:value-type="float">
            <text:p>1.9985</text:p>
          </table:table-cell>
          <table:table-cell table:style-name="ce4" table:formula="of:=[.AF81]+[.AG80]" office:value-type="float" office:value="157.998875" calcext:value-type="float">
            <text:p>157.9989</text:p>
          </table:table-cell>
          <table:table-cell table:style-name="ce13" table:formula="of:=[.AG81]-2*([.$B81]-1)" office:value-type="float" office:value="-0.0011249999999734" calcext:value-type="float">
            <text:p>-0.001125</text:p>
          </table:table-cell>
          <table:table-cell table:style-name="Default" office:value-type="float" office:value="63625443641609.9" calcext:value-type="float">
            <text:p>63625443641609.9</text:p>
          </table:table-cell>
          <table:table-cell table:style-name="ce4" table:formula="of:=([.AI81]-[.AI80])/1000" office:value-type="float" office:value="2.002734375" calcext:value-type="float">
            <text:p>2.0027</text:p>
          </table:table-cell>
          <table:table-cell table:style-name="ce4" table:formula="of:=[.AJ81]+[.AK80]" office:value-type="float" office:value="158.0018203125" calcext:value-type="float">
            <text:p>158.0018</text:p>
          </table:table-cell>
          <table:table-cell table:style-name="ce14" table:formula="of:=[.AK81]-2*([.$B81]-1)" office:value-type="float" office:value="0.00182031249994452" calcext:value-type="float">
            <text:p>0.0018203125</text:p>
          </table:table-cell>
          <table:table-cell table:style-name="Default" office:value-type="float" office:value="63625444117900.7" calcext:value-type="float">
            <text:p>63625444117900.7</text:p>
          </table:table-cell>
          <table:table-cell table:style-name="ce4" table:formula="of:=([.AM81]-[.AM80])/1000" office:value-type="float" office:value="1.9981640625" calcext:value-type="float">
            <text:p>1.9982</text:p>
          </table:table-cell>
          <table:table-cell table:style-name="ce4" table:formula="of:=[.AN81]+[.AO80]" office:value-type="float" office:value="157.9997578125" calcext:value-type="float">
            <text:p>157.9998</text:p>
          </table:table-cell>
          <table:table-cell table:style-name="ce15" table:formula="of:=[.AO81]-2*([.$B81]-1)" office:value-type="float" office:value="-0.000242187499992497" calcext:value-type="float">
            <text:p>-0.0002421875</text:p>
          </table:table-cell>
          <table:table-cell table:style-name="Default" office:value-type="float" office:value="63625444580230.1" calcext:value-type="float">
            <text:p>63625444580230.1</text:p>
          </table:table-cell>
          <table:table-cell table:style-name="ce4" table:formula="of:=([.AQ81]-[.AQ80])/1000" office:value-type="float" office:value="2.0017265625" calcext:value-type="float">
            <text:p>2.0017</text:p>
          </table:table-cell>
          <table:table-cell table:style-name="ce4" table:formula="of:=[.AR81]+[.AS80]" office:value-type="float" office:value="158.002171875" calcext:value-type="float">
            <text:p>158.0022</text:p>
          </table:table-cell>
          <table:table-cell table:style-name="ce16" table:formula="of:=[.AS81]-2*([.$B81]-1)" office:value-type="float" office:value="0.0021718749999593" calcext:value-type="float">
            <text:p>0.002171875</text:p>
          </table:table-cell>
          <table:table-cell table:style-name="Default" office:value-type="float" office:value="63625445050875" calcext:value-type="float">
            <text:p>63625445050875</text:p>
          </table:table-cell>
          <table:table-cell table:style-name="ce4" table:formula="of:=([.AU81]-[.AU80])/1000" office:value-type="float" office:value="2.002875" calcext:value-type="float">
            <text:p>2.0029</text:p>
          </table:table-cell>
          <table:table-cell table:style-name="ce4" table:formula="of:=[.AV81]+[.AW80]" office:value-type="float" office:value="158.0019609375" calcext:value-type="float">
            <text:p>158.0020</text:p>
          </table:table-cell>
          <table:table-cell table:style-name="ce17" table:formula="of:=[.AW81]-2*([.$B81]-1)" office:value-type="float" office:value="0.00196093750003001" calcext:value-type="float">
            <text:p>0.0019609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81" calcext:value-type="float">
            <text:p>81</text:p>
          </table:table-cell>
          <table:table-cell office:value-type="float" office:value="63625439641834.6" calcext:value-type="float">
            <text:p>63625439641834.6</text:p>
          </table:table-cell>
          <table:table-cell table:formula="of:=([.C82]-[.C81])/1000" office:value-type="float" office:value="2.0009296875" calcext:value-type="float">
            <text:p>2.0009</text:p>
          </table:table-cell>
          <table:table-cell table:formula="of:=[.D82]+[.E81]" office:value-type="float" office:value="160.000234375" calcext:value-type="float">
            <text:p>160.0002</text:p>
          </table:table-cell>
          <table:table-cell table:style-name="ce6" table:formula="of:=[.E82]-2*([.$B82]-1)" office:value-type="float" office:value="0.000234375000047748" calcext:value-type="float">
            <text:p>0.000234375</text:p>
          </table:table-cell>
          <table:table-cell table:style-name="Default" office:value-type="float" office:value="63625440304558.3" calcext:value-type="float">
            <text:p>63625440304558.3</text:p>
          </table:table-cell>
          <table:table-cell table:style-name="ce4" table:formula="of:=([.G82]-[.G81])/1000" office:value-type="float" office:value="1.998046875" calcext:value-type="float">
            <text:p>1.9980</text:p>
          </table:table-cell>
          <table:table-cell table:style-name="ce4" table:formula="of:=[.H82]+[.I81]" office:value-type="float" office:value="159.99884375" calcext:value-type="float">
            <text:p>159.9988</text:p>
          </table:table-cell>
          <table:table-cell table:style-name="ce7" table:formula="of:=[.I82]-2*([.$B82]-1)" office:value-type="float" office:value="-0.00115625000000819" calcext:value-type="float">
            <text:p>-0.00115625</text:p>
          </table:table-cell>
          <table:table-cell table:style-name="Default" office:value-type="float" office:value="63625440774529.2" calcext:value-type="float">
            <text:p>63625440774529.2</text:p>
          </table:table-cell>
          <table:table-cell table:style-name="ce4" table:formula="of:=([.K82]-[.K81])/1000" office:value-type="float" office:value="2.0019296875" calcext:value-type="float">
            <text:p>2.0019</text:p>
          </table:table-cell>
          <table:table-cell table:style-name="ce4" table:formula="of:=[.L82]+[.M81]" office:value-type="float" office:value="160.00190625" calcext:value-type="float">
            <text:p>160.0019</text:p>
          </table:table-cell>
          <table:table-cell table:style-name="ce8" table:formula="of:=[.M82]-2*([.$B82]-1)" office:value-type="float" office:value="0.00190625000004729" calcext:value-type="float">
            <text:p>0.00190625</text:p>
          </table:table-cell>
          <table:table-cell table:style-name="Default" office:value-type="float" office:value="63625441251261.3" calcext:value-type="float">
            <text:p>63625441251261.3</text:p>
          </table:table-cell>
          <table:table-cell table:style-name="ce4" table:formula="of:=([.O82]-[.O81])/1000" office:value-type="float" office:value="1.9996484375" calcext:value-type="float">
            <text:p>1.9996</text:p>
          </table:table-cell>
          <table:table-cell table:style-name="ce4" table:formula="of:=[.P82]+[.Q81]" office:value-type="float" office:value="160.0021796875" calcext:value-type="float">
            <text:p>160.0022</text:p>
          </table:table-cell>
          <table:table-cell table:style-name="ce9" table:formula="of:=[.Q82]-2*([.$B82]-1)" office:value-type="float" office:value="0.00217968750004616" calcext:value-type="float">
            <text:p>0.0021796875</text:p>
          </table:table-cell>
          <table:table-cell table:style-name="Default" office:value-type="float" office:value="63625441750390.7" calcext:value-type="float">
            <text:p>63625441750390.7</text:p>
          </table:table-cell>
          <table:table-cell table:style-name="ce4" table:formula="of:=([.S82]-[.S81])/1000" office:value-type="float" office:value="1.997421875" calcext:value-type="float">
            <text:p>1.9974</text:p>
          </table:table-cell>
          <table:table-cell table:style-name="ce4" table:formula="of:=[.T82]+[.U81]" office:value-type="float" office:value="159.9994375" calcext:value-type="float">
            <text:p>159.9994</text:p>
          </table:table-cell>
          <table:table-cell table:style-name="ce10" table:formula="of:=[.U82]-2*([.$B82]-1)" office:value-type="float" office:value="-0.00056250000000091" calcext:value-type="float">
            <text:p>-0.0005625</text:p>
          </table:table-cell>
          <table:table-cell table:style-name="Default" office:value-type="float" office:value="63625442240062.9" calcext:value-type="float">
            <text:p>63625442240062.9</text:p>
          </table:table-cell>
          <table:table-cell table:style-name="ce4" table:formula="of:=([.W82]-[.W81])/1000" office:value-type="float" office:value="2.0007578125" calcext:value-type="float">
            <text:p>2.0008</text:p>
          </table:table-cell>
          <table:table-cell table:style-name="ce4" table:formula="of:=[.X82]+[.Y81]" office:value-type="float" office:value="160.000046875" calcext:value-type="float">
            <text:p>160.0000</text:p>
          </table:table-cell>
          <table:table-cell table:style-name="ce11" table:formula="of:=[.Y82]-2*([.$B82]-1)" office:value-type="float" office:value="0.0000468750000379714" calcext:value-type="float">
            <text:p>0.000046875</text:p>
          </table:table-cell>
          <table:table-cell table:style-name="Default" office:value-type="float" office:value="63625442717930.1" calcext:value-type="float">
            <text:p>63625442717930.1</text:p>
          </table:table-cell>
          <table:table-cell table:style-name="ce4" table:formula="of:=([.AA82]-[.AA81])/1000" office:value-type="float" office:value="1.9998203125" calcext:value-type="float">
            <text:p>1.9998</text:p>
          </table:table-cell>
          <table:table-cell table:style-name="ce4" table:formula="of:=[.AB82]+[.AC81]" office:value-type="float" office:value="159.99903125" calcext:value-type="float">
            <text:p>159.9990</text:p>
          </table:table-cell>
          <table:table-cell table:style-name="ce12" table:formula="of:=[.AC82]-2*([.$B82]-1)" office:value-type="float" office:value="-0.000968749999969987" calcext:value-type="float">
            <text:p>-0.00096875</text:p>
          </table:table-cell>
          <table:table-cell table:style-name="Default" office:value-type="float" office:value="63625443179817.1" calcext:value-type="float">
            <text:p>63625443179817.1</text:p>
          </table:table-cell>
          <table:table-cell table:style-name="ce4" table:formula="of:=([.AE82]-[.AE81])/1000" office:value-type="float" office:value="2.000203125" calcext:value-type="float">
            <text:p>2.0002</text:p>
          </table:table-cell>
          <table:table-cell table:style-name="ce4" table:formula="of:=[.AF82]+[.AG81]" office:value-type="float" office:value="159.999078125" calcext:value-type="float">
            <text:p>159.9991</text:p>
          </table:table-cell>
          <table:table-cell table:style-name="ce13" table:formula="of:=[.AG82]-2*([.$B82]-1)" office:value-type="float" office:value="-0.000921874999960437" calcext:value-type="float">
            <text:p>-0.000921875</text:p>
          </table:table-cell>
          <table:table-cell table:style-name="Default" office:value-type="float" office:value="63625443643608.5" calcext:value-type="float">
            <text:p>63625443643608.5</text:p>
          </table:table-cell>
          <table:table-cell table:style-name="ce4" table:formula="of:=([.AI82]-[.AI81])/1000" office:value-type="float" office:value="1.998609375" calcext:value-type="float">
            <text:p>1.9986</text:p>
          </table:table-cell>
          <table:table-cell table:style-name="ce4" table:formula="of:=[.AJ82]+[.AK81]" office:value-type="float" office:value="160.0004296875" calcext:value-type="float">
            <text:p>160.0004</text:p>
          </table:table-cell>
          <table:table-cell table:style-name="ce14" table:formula="of:=[.AK82]-2*([.$B82]-1)" office:value-type="float" office:value="0.00042968749994543" calcext:value-type="float">
            <text:p>0.0004296875</text:p>
          </table:table-cell>
          <table:table-cell table:style-name="Default" office:value-type="float" office:value="63625444119902.1" calcext:value-type="float">
            <text:p>63625444119902.1</text:p>
          </table:table-cell>
          <table:table-cell table:style-name="ce4" table:formula="of:=([.AM82]-[.AM81])/1000" office:value-type="float" office:value="2.00140625" calcext:value-type="float">
            <text:p>2.0014</text:p>
          </table:table-cell>
          <table:table-cell table:style-name="ce4" table:formula="of:=[.AN82]+[.AO81]" office:value-type="float" office:value="160.0011640625" calcext:value-type="float">
            <text:p>160.0012</text:p>
          </table:table-cell>
          <table:table-cell table:style-name="ce15" table:formula="of:=[.AO82]-2*([.$B82]-1)" office:value-type="float" office:value="0.00116406250000978" calcext:value-type="float">
            <text:p>0.0011640625</text:p>
          </table:table-cell>
          <table:table-cell table:style-name="Default" office:value-type="float" office:value="63625444582229.7" calcext:value-type="float">
            <text:p>63625444582229.7</text:p>
          </table:table-cell>
          <table:table-cell table:style-name="ce4" table:formula="of:=([.AQ82]-[.AQ81])/1000" office:value-type="float" office:value="1.999625" calcext:value-type="float">
            <text:p>1.9996</text:p>
          </table:table-cell>
          <table:table-cell table:style-name="ce4" table:formula="of:=[.AR82]+[.AS81]" office:value-type="float" office:value="160.001796875" calcext:value-type="float">
            <text:p>160.0018</text:p>
          </table:table-cell>
          <table:table-cell table:style-name="ce16" table:formula="of:=[.AS82]-2*([.$B82]-1)" office:value-type="float" office:value="0.00179687499996817" calcext:value-type="float">
            <text:p>0.001796875</text:p>
          </table:table-cell>
          <table:table-cell table:style-name="Default" office:value-type="float" office:value="63625445052873.2" calcext:value-type="float">
            <text:p>63625445052873.2</text:p>
          </table:table-cell>
          <table:table-cell table:style-name="ce4" table:formula="of:=([.AU82]-[.AU81])/1000" office:value-type="float" office:value="1.99815625" calcext:value-type="float">
            <text:p>1.9982</text:p>
          </table:table-cell>
          <table:table-cell table:style-name="ce4" table:formula="of:=[.AV82]+[.AW81]" office:value-type="float" office:value="160.0001171875" calcext:value-type="float">
            <text:p>160.0001</text:p>
          </table:table-cell>
          <table:table-cell table:style-name="ce17" table:formula="of:=[.AW82]-2*([.$B82]-1)" office:value-type="float" office:value="0.000117187500023874" calcext:value-type="float">
            <text:p>0.0001171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82" calcext:value-type="float">
            <text:p>82</text:p>
          </table:table-cell>
          <table:table-cell office:value-type="float" office:value="63625439643835.2" calcext:value-type="float">
            <text:p>63625439643835.2</text:p>
          </table:table-cell>
          <table:table-cell table:formula="of:=([.C83]-[.C82])/1000" office:value-type="float" office:value="2.0006171875" calcext:value-type="float">
            <text:p>2.0006</text:p>
          </table:table-cell>
          <table:table-cell table:formula="of:=[.D83]+[.E82]" office:value-type="float" office:value="162.0008515625" calcext:value-type="float">
            <text:p>162.0009</text:p>
          </table:table-cell>
          <table:table-cell table:style-name="ce6" table:formula="of:=[.E83]-2*([.$B83]-1)" office:value-type="float" office:value="0.000851562500059799" calcext:value-type="float">
            <text:p>0.0008515625</text:p>
          </table:table-cell>
          <table:table-cell table:style-name="Default" office:value-type="float" office:value="63625440306558" calcext:value-type="float">
            <text:p>63625440306558</text:p>
          </table:table-cell>
          <table:table-cell table:style-name="ce4" table:formula="of:=([.G83]-[.G82])/1000" office:value-type="float" office:value="1.99978125" calcext:value-type="float">
            <text:p>1.9998</text:p>
          </table:table-cell>
          <table:table-cell table:style-name="ce4" table:formula="of:=[.H83]+[.I82]" office:value-type="float" office:value="161.998625" calcext:value-type="float">
            <text:p>161.9986</text:p>
          </table:table-cell>
          <table:table-cell table:style-name="ce7" table:formula="of:=[.I83]-2*([.$B83]-1)" office:value-type="float" office:value="-0.00137499999999591" calcext:value-type="float">
            <text:p>-0.001375</text:p>
          </table:table-cell>
          <table:table-cell table:style-name="Default" office:value-type="float" office:value="63625440776528.6" calcext:value-type="float">
            <text:p>63625440776528.6</text:p>
          </table:table-cell>
          <table:table-cell table:style-name="ce4" table:formula="of:=([.K83]-[.K82])/1000" office:value-type="float" office:value="1.9993828125" calcext:value-type="float">
            <text:p>1.9994</text:p>
          </table:table-cell>
          <table:table-cell table:style-name="ce4" table:formula="of:=[.L83]+[.M82]" office:value-type="float" office:value="162.0012890625" calcext:value-type="float">
            <text:p>162.0013</text:p>
          </table:table-cell>
          <table:table-cell table:style-name="ce8" table:formula="of:=[.M83]-2*([.$B83]-1)" office:value-type="float" office:value="0.00128906250003524" calcext:value-type="float">
            <text:p>0.0012890625</text:p>
          </table:table-cell>
          <table:table-cell table:style-name="Default" office:value-type="float" office:value="63625441253259" calcext:value-type="float">
            <text:p>63625441253259</text:p>
          </table:table-cell>
          <table:table-cell table:style-name="ce4" table:formula="of:=([.O83]-[.O82])/1000" office:value-type="float" office:value="1.9976953125" calcext:value-type="float">
            <text:p>1.9977</text:p>
          </table:table-cell>
          <table:table-cell table:style-name="ce4" table:formula="of:=[.P83]+[.Q82]" office:value-type="float" office:value="161.999875" calcext:value-type="float">
            <text:p>161.9999</text:p>
          </table:table-cell>
          <table:table-cell table:style-name="ce9" table:formula="of:=[.Q83]-2*([.$B83]-1)" office:value-type="float" office:value="-0.000124999999940201" calcext:value-type="float">
            <text:p>-0.000125</text:p>
          </table:table-cell>
          <table:table-cell table:style-name="Default" office:value-type="float" office:value="63625441752390.3" calcext:value-type="float">
            <text:p>63625441752390.3</text:p>
          </table:table-cell>
          <table:table-cell table:style-name="ce4" table:formula="of:=([.S83]-[.S82])/1000" office:value-type="float" office:value="1.9995703125" calcext:value-type="float">
            <text:p>1.9996</text:p>
          </table:table-cell>
          <table:table-cell table:style-name="ce4" table:formula="of:=[.T83]+[.U82]" office:value-type="float" office:value="161.9990078125" calcext:value-type="float">
            <text:p>161.9990</text:p>
          </table:table-cell>
          <table:table-cell table:style-name="ce10" table:formula="of:=[.U83]-2*([.$B83]-1)" office:value-type="float" office:value="-0.000992187500003183" calcext:value-type="float">
            <text:p>-0.0009921875</text:p>
          </table:table-cell>
          <table:table-cell table:style-name="Default" office:value-type="float" office:value="63625442242064.1" calcext:value-type="float">
            <text:p>63625442242064.1</text:p>
          </table:table-cell>
          <table:table-cell table:style-name="ce4" table:formula="of:=([.W83]-[.W82])/1000" office:value-type="float" office:value="2.0012265625" calcext:value-type="float">
            <text:p>2.0012</text:p>
          </table:table-cell>
          <table:table-cell table:style-name="ce4" table:formula="of:=[.X83]+[.Y82]" office:value-type="float" office:value="162.0012734375" calcext:value-type="float">
            <text:p>162.0013</text:p>
          </table:table-cell>
          <table:table-cell table:style-name="ce11" table:formula="of:=[.Y83]-2*([.$B83]-1)" office:value-type="float" office:value="0.00127343750003206" calcext:value-type="float">
            <text:p>0.0012734375</text:p>
          </table:table-cell>
          <table:table-cell table:style-name="Default" office:value-type="float" office:value="63625442719930.4" calcext:value-type="float">
            <text:p>63625442719930.4</text:p>
          </table:table-cell>
          <table:table-cell table:style-name="ce4" table:formula="of:=([.AA83]-[.AA82])/1000" office:value-type="float" office:value="2.00028125" calcext:value-type="float">
            <text:p>2.0003</text:p>
          </table:table-cell>
          <table:table-cell table:style-name="ce4" table:formula="of:=[.AB83]+[.AC82]" office:value-type="float" office:value="161.9993125" calcext:value-type="float">
            <text:p>161.9993</text:p>
          </table:table-cell>
          <table:table-cell table:style-name="ce12" table:formula="of:=[.AC83]-2*([.$B83]-1)" office:value-type="float" office:value="-0.000687499999969532" calcext:value-type="float">
            <text:p>-0.0006875</text:p>
          </table:table-cell>
          <table:table-cell table:style-name="Default" office:value-type="float" office:value="63625443181819.9" calcext:value-type="float">
            <text:p>63625443181819.9</text:p>
          </table:table-cell>
          <table:table-cell table:style-name="ce4" table:formula="of:=([.AE83]-[.AE82])/1000" office:value-type="float" office:value="2.002796875" calcext:value-type="float">
            <text:p>2.0028</text:p>
          </table:table-cell>
          <table:table-cell table:style-name="ce4" table:formula="of:=[.AF83]+[.AG82]" office:value-type="float" office:value="162.001875" calcext:value-type="float">
            <text:p>162.0019</text:p>
          </table:table-cell>
          <table:table-cell table:style-name="ce13" table:formula="of:=[.AG83]-2*([.$B83]-1)" office:value-type="float" office:value="0.00187500000004093" calcext:value-type="float">
            <text:p>0.001875</text:p>
          </table:table-cell>
          <table:table-cell table:style-name="Default" office:value-type="float" office:value="63625443645608.4" calcext:value-type="float">
            <text:p>63625443645608.4</text:p>
          </table:table-cell>
          <table:table-cell table:style-name="ce4" table:formula="of:=([.AI83]-[.AI82])/1000" office:value-type="float" office:value="1.999890625" calcext:value-type="float">
            <text:p>1.9999</text:p>
          </table:table-cell>
          <table:table-cell table:style-name="ce4" table:formula="of:=[.AJ83]+[.AK82]" office:value-type="float" office:value="162.0003203125" calcext:value-type="float">
            <text:p>162.0003</text:p>
          </table:table-cell>
          <table:table-cell table:style-name="ce14" table:formula="of:=[.AK83]-2*([.$B83]-1)" office:value-type="float" office:value="0.000320312499951569" calcext:value-type="float">
            <text:p>0.0003203125</text:p>
          </table:table-cell>
          <table:table-cell table:style-name="Default" office:value-type="float" office:value="63625444121902" calcext:value-type="float">
            <text:p>63625444121902</text:p>
          </table:table-cell>
          <table:table-cell table:style-name="ce4" table:formula="of:=([.AM83]-[.AM82])/1000" office:value-type="float" office:value="1.999875" calcext:value-type="float">
            <text:p>1.9999</text:p>
          </table:table-cell>
          <table:table-cell table:style-name="ce4" table:formula="of:=[.AN83]+[.AO82]" office:value-type="float" office:value="162.0010390625" calcext:value-type="float">
            <text:p>162.0010</text:p>
          </table:table-cell>
          <table:table-cell table:style-name="ce15" table:formula="of:=[.AO83]-2*([.$B83]-1)" office:value-type="float" office:value="0.00103906250001273" calcext:value-type="float">
            <text:p>0.0010390625</text:p>
          </table:table-cell>
          <table:table-cell table:style-name="Default" office:value-type="float" office:value="63625444584227.2" calcext:value-type="float">
            <text:p>63625444584227.2</text:p>
          </table:table-cell>
          <table:table-cell table:style-name="ce4" table:formula="of:=([.AQ83]-[.AQ82])/1000" office:value-type="float" office:value="1.99753125" calcext:value-type="float">
            <text:p>1.9975</text:p>
          </table:table-cell>
          <table:table-cell table:style-name="ce4" table:formula="of:=[.AR83]+[.AS82]" office:value-type="float" office:value="161.999328125" calcext:value-type="float">
            <text:p>161.9993</text:p>
          </table:table-cell>
          <table:table-cell table:style-name="ce16" table:formula="of:=[.AS83]-2*([.$B83]-1)" office:value-type="float" office:value="-0.000671875000023192" calcext:value-type="float">
            <text:p>-0.000671875</text:p>
          </table:table-cell>
          <table:table-cell table:style-name="Default" office:value-type="float" office:value="63625445054874.1" calcext:value-type="float">
            <text:p>63625445054874.1</text:p>
          </table:table-cell>
          <table:table-cell table:style-name="ce4" table:formula="of:=([.AU83]-[.AU82])/1000" office:value-type="float" office:value="2.0008828125" calcext:value-type="float">
            <text:p>2.0009</text:p>
          </table:table-cell>
          <table:table-cell table:style-name="ce4" table:formula="of:=[.AV83]+[.AW82]" office:value-type="float" office:value="162.001" calcext:value-type="float">
            <text:p>162.0010</text:p>
          </table:table-cell>
          <table:table-cell table:style-name="ce17" table:formula="of:=[.AW83]-2*([.$B83]-1)" office:value-type="float" office:value="0.0010000000000332" calcext:value-type="float">
            <text:p>0.001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prompt 7</text:p>
          </table:table-cell>
          <table:table-cell table:style-name="ce3" office:value-type="float" office:value="83" calcext:value-type="float">
            <text:p>83</text:p>
          </table:table-cell>
          <table:table-cell office:value-type="float" office:value="63625439645834.9" calcext:value-type="float">
            <text:p>63625439645834.9</text:p>
          </table:table-cell>
          <table:table-cell table:formula="of:=([.C84]-[.C83])/1000" office:value-type="float" office:value="1.9997109375" calcext:value-type="float">
            <text:p>1.9997</text:p>
          </table:table-cell>
          <table:table-cell table:formula="of:=[.D84]+[.E83]" office:value-type="float" office:value="164.0005625" calcext:value-type="float">
            <text:p>164.0006</text:p>
          </table:table-cell>
          <table:table-cell table:style-name="ce6" table:formula="of:=[.E84]-2*([.$B84]-1)" office:value-type="float" office:value="0.000562500000057753" calcext:value-type="float">
            <text:p>0.0005625</text:p>
          </table:table-cell>
          <table:table-cell table:style-name="Default" office:value-type="float" office:value="63625440308560" calcext:value-type="float">
            <text:p>63625440308560</text:p>
          </table:table-cell>
          <table:table-cell table:style-name="ce4" table:formula="of:=([.G84]-[.G83])/1000" office:value-type="float" office:value="2.001921875" calcext:value-type="float">
            <text:p>2.0019</text:p>
          </table:table-cell>
          <table:table-cell table:style-name="ce4" table:formula="of:=[.H84]+[.I83]" office:value-type="float" office:value="164.000546875" calcext:value-type="float">
            <text:p>164.0005</text:p>
          </table:table-cell>
          <table:table-cell table:style-name="ce7" table:formula="of:=[.I84]-2*([.$B84]-1)" office:value-type="float" office:value="0.000546874999997726" calcext:value-type="float">
            <text:p>0.000546875</text:p>
          </table:table-cell>
          <table:table-cell table:style-name="Default" office:value-type="float" office:value="63625440778528.1" calcext:value-type="float">
            <text:p>63625440778528.1</text:p>
          </table:table-cell>
          <table:table-cell table:style-name="ce4" table:formula="of:=([.K84]-[.K83])/1000" office:value-type="float" office:value="1.9994921875" calcext:value-type="float">
            <text:p>1.9995</text:p>
          </table:table-cell>
          <table:table-cell table:style-name="ce4" table:formula="of:=[.L84]+[.M83]" office:value-type="float" office:value="164.00078125" calcext:value-type="float">
            <text:p>164.0008</text:p>
          </table:table-cell>
          <table:table-cell table:style-name="ce8" table:formula="of:=[.M84]-2*([.$B84]-1)" office:value-type="float" office:value="0.000781250000045475" calcext:value-type="float">
            <text:p>0.00078125</text:p>
          </table:table-cell>
          <table:table-cell table:style-name="Default" office:value-type="float" office:value="63625441255258.6" calcext:value-type="float">
            <text:p>63625441255258.6</text:p>
          </table:table-cell>
          <table:table-cell table:style-name="ce4" table:formula="of:=([.O84]-[.O83])/1000" office:value-type="float" office:value="1.9996171875" calcext:value-type="float">
            <text:p>1.9996</text:p>
          </table:table-cell>
          <table:table-cell table:style-name="ce4" table:formula="of:=[.P84]+[.Q83]" office:value-type="float" office:value="163.9994921875" calcext:value-type="float">
            <text:p>163.9995</text:p>
          </table:table-cell>
          <table:table-cell table:style-name="ce9" table:formula="of:=[.Q84]-2*([.$B84]-1)" office:value-type="float" office:value="-0.000507812499932925" calcext:value-type="float">
            <text:p>-0.0005078125</text:p>
          </table:table-cell>
          <table:table-cell table:style-name="Default" office:value-type="float" office:value="63625441754391.1" calcext:value-type="float">
            <text:p>63625441754391.1</text:p>
          </table:table-cell>
          <table:table-cell table:style-name="ce4" table:formula="of:=([.S84]-[.S83])/1000" office:value-type="float" office:value="2.0008515625" calcext:value-type="float">
            <text:p>2.0009</text:p>
          </table:table-cell>
          <table:table-cell table:style-name="ce4" table:formula="of:=[.T84]+[.U83]" office:value-type="float" office:value="163.999859375" calcext:value-type="float">
            <text:p>163.9999</text:p>
          </table:table-cell>
          <table:table-cell table:style-name="ce10" table:formula="of:=[.U84]-2*([.$B84]-1)" office:value-type="float" office:value="-0.000140625000000227" calcext:value-type="float">
            <text:p>-0.000140625</text:p>
          </table:table-cell>
          <table:table-cell table:style-name="Default" office:value-type="float" office:value="63625442244061.7" calcext:value-type="float">
            <text:p>63625442244061.7</text:p>
          </table:table-cell>
          <table:table-cell table:style-name="ce4" table:formula="of:=([.W84]-[.W83])/1000" office:value-type="float" office:value="1.9975546875" calcext:value-type="float">
            <text:p>1.9976</text:p>
          </table:table-cell>
          <table:table-cell table:style-name="ce4" table:formula="of:=[.X84]+[.Y83]" office:value-type="float" office:value="163.998828125" calcext:value-type="float">
            <text:p>163.9988</text:p>
          </table:table-cell>
          <table:table-cell table:style-name="ce11" table:formula="of:=[.Y84]-2*([.$B84]-1)" office:value-type="float" office:value="-0.00117187499995453" calcext:value-type="float">
            <text:p>-0.001171875</text:p>
          </table:table-cell>
          <table:table-cell table:style-name="Default" office:value-type="float" office:value="63625442721931.4" calcext:value-type="float">
            <text:p>63625442721931.4</text:p>
          </table:table-cell>
          <table:table-cell table:style-name="ce4" table:formula="of:=([.AA84]-[.AA83])/1000" office:value-type="float" office:value="2.00103125" calcext:value-type="float">
            <text:p>2.0010</text:p>
          </table:table-cell>
          <table:table-cell table:style-name="ce4" table:formula="of:=[.AB84]+[.AC83]" office:value-type="float" office:value="164.00034375" calcext:value-type="float">
            <text:p>164.0003</text:p>
          </table:table-cell>
          <table:table-cell table:style-name="ce12" table:formula="of:=[.AC84]-2*([.$B84]-1)" office:value-type="float" office:value="0.000343750000041609" calcext:value-type="float">
            <text:p>0.00034375</text:p>
          </table:table-cell>
          <table:table-cell table:style-name="Default" office:value-type="float" office:value="63625443183817.2" calcext:value-type="float">
            <text:p>63625443183817.2</text:p>
          </table:table-cell>
          <table:table-cell table:style-name="ce4" table:formula="of:=([.AE84]-[.AE83])/1000" office:value-type="float" office:value="1.9973671875" calcext:value-type="float">
            <text:p>1.9974</text:p>
          </table:table-cell>
          <table:table-cell table:style-name="ce4" table:formula="of:=[.AF84]+[.AG83]" office:value-type="float" office:value="163.9992421875" calcext:value-type="float">
            <text:p>163.9992</text:p>
          </table:table-cell>
          <table:table-cell table:style-name="ce13" table:formula="of:=[.AG84]-2*([.$B84]-1)" office:value-type="float" office:value="-0.000757812499955435" calcext:value-type="float">
            <text:p>-0.0007578125</text:p>
          </table:table-cell>
          <table:table-cell table:style-name="Default" office:value-type="float" office:value="63625443647608.9" calcext:value-type="float">
            <text:p>63625443647608.9</text:p>
          </table:table-cell>
          <table:table-cell table:style-name="ce4" table:formula="of:=([.AI84]-[.AI83])/1000" office:value-type="float" office:value="2.0004453125" calcext:value-type="float">
            <text:p>2.0004</text:p>
          </table:table-cell>
          <table:table-cell table:style-name="ce4" table:formula="of:=[.AJ84]+[.AK83]" office:value-type="float" office:value="164.000765625" calcext:value-type="float">
            <text:p>164.0008</text:p>
          </table:table-cell>
          <table:table-cell table:style-name="ce14" table:formula="of:=[.AK84]-2*([.$B84]-1)" office:value-type="float" office:value="0.000765624999957026" calcext:value-type="float">
            <text:p>0.000765625</text:p>
          </table:table-cell>
          <table:table-cell table:style-name="Default" office:value-type="float" office:value="63625444123902.6" calcext:value-type="float">
            <text:p>63625444123902.6</text:p>
          </table:table-cell>
          <table:table-cell table:style-name="ce4" table:formula="of:=([.AM84]-[.AM83])/1000" office:value-type="float" office:value="2.0006328125" calcext:value-type="float">
            <text:p>2.0006</text:p>
          </table:table-cell>
          <table:table-cell table:style-name="ce4" table:formula="of:=[.AN84]+[.AO83]" office:value-type="float" office:value="164.001671875" calcext:value-type="float">
            <text:p>164.0017</text:p>
          </table:table-cell>
          <table:table-cell table:style-name="ce15" table:formula="of:=[.AO84]-2*([.$B84]-1)" office:value-type="float" office:value="0.00167187499999955" calcext:value-type="float">
            <text:p>0.001671875</text:p>
          </table:table-cell>
          <table:table-cell table:style-name="Default" office:value-type="float" office:value="63625444586227.7" calcext:value-type="float">
            <text:p>63625444586227.7</text:p>
          </table:table-cell>
          <table:table-cell table:style-name="ce4" table:formula="of:=([.AQ84]-[.AQ83])/1000" office:value-type="float" office:value="2.0004375" calcext:value-type="float">
            <text:p>2.0004</text:p>
          </table:table-cell>
          <table:table-cell table:style-name="ce4" table:formula="of:=[.AR84]+[.AS83]" office:value-type="float" office:value="163.999765625" calcext:value-type="float">
            <text:p>163.9998</text:p>
          </table:table-cell>
          <table:table-cell table:style-name="ce16" table:formula="of:=[.AS84]-2*([.$B84]-1)" office:value-type="float" office:value="-0.000234375000019327" calcext:value-type="float">
            <text:p>-0.000234375</text:p>
          </table:table-cell>
          <table:table-cell table:style-name="Default" office:value-type="float" office:value="63625445056874.2" calcext:value-type="float">
            <text:p>63625445056874.2</text:p>
          </table:table-cell>
          <table:table-cell table:style-name="ce4" table:formula="of:=([.AU84]-[.AU83])/1000" office:value-type="float" office:value="2.000171875" calcext:value-type="float">
            <text:p>2.0002</text:p>
          </table:table-cell>
          <table:table-cell table:style-name="ce4" table:formula="of:=[.AV84]+[.AW83]" office:value-type="float" office:value="164.001171875" calcext:value-type="float">
            <text:p>164.0012</text:p>
          </table:table-cell>
          <table:table-cell table:style-name="ce17" table:formula="of:=[.AW84]-2*([.$B84]-1)" office:value-type="float" office:value="0.00117187500003979" calcext:value-type="float">
            <text:p>0.001171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rame</text:p>
          </table:table-cell>
          <table:table-cell table:style-name="ce3" office:value-type="float" office:value="84" calcext:value-type="float">
            <text:p>84</text:p>
          </table:table-cell>
          <table:table-cell office:value-type="float" office:value="63625439647834" calcext:value-type="float">
            <text:p>63625439647834</text:p>
          </table:table-cell>
          <table:table-cell table:formula="of:=([.C85]-[.C84])/1000" office:value-type="float" office:value="1.9990546875" calcext:value-type="float">
            <text:p>1.9991</text:p>
          </table:table-cell>
          <table:table-cell table:formula="of:=[.D85]+[.E84]" office:value-type="float" office:value="165.9996171875" calcext:value-type="float">
            <text:p>165.9996</text:p>
          </table:table-cell>
          <table:table-cell table:style-name="ce6" table:formula="of:=[.E85]-2*([.$B85]-1)" office:value-type="float" office:value="-0.000382812499935881" calcext:value-type="float">
            <text:p>-0.0003828125</text:p>
          </table:table-cell>
          <table:table-cell table:style-name="Default" office:value-type="float" office:value="63625440310559" calcext:value-type="float">
            <text:p>63625440310559</text:p>
          </table:table-cell>
          <table:table-cell table:style-name="ce4" table:formula="of:=([.G85]-[.G84])/1000" office:value-type="float" office:value="1.99909375" calcext:value-type="float">
            <text:p>1.9991</text:p>
          </table:table-cell>
          <table:table-cell table:style-name="ce4" table:formula="of:=[.H85]+[.I84]" office:value-type="float" office:value="165.999640625" calcext:value-type="float">
            <text:p>165.9996</text:p>
          </table:table-cell>
          <table:table-cell table:style-name="ce7" table:formula="of:=[.I85]-2*([.$B85]-1)" office:value-type="float" office:value="-0.000359375000016371" calcext:value-type="float">
            <text:p>-0.000359375</text:p>
          </table:table-cell>
          <table:table-cell table:style-name="Default" office:value-type="float" office:value="63625440780527.2" calcext:value-type="float">
            <text:p>63625440780527.2</text:p>
          </table:table-cell>
          <table:table-cell table:style-name="ce4" table:formula="of:=([.K85]-[.K84])/1000" office:value-type="float" office:value="1.99915625" calcext:value-type="float">
            <text:p>1.9992</text:p>
          </table:table-cell>
          <table:table-cell table:style-name="ce4" table:formula="of:=[.L85]+[.M84]" office:value-type="float" office:value="165.9999375" calcext:value-type="float">
            <text:p>165.9999</text:p>
          </table:table-cell>
          <table:table-cell table:style-name="ce8" table:formula="of:=[.M85]-2*([.$B85]-1)" office:value-type="float" office:value="-0.0000624999999558895" calcext:value-type="float">
            <text:p>-0.0000625</text:p>
          </table:table-cell>
          <table:table-cell table:style-name="Default" office:value-type="float" office:value="63625441257258.8" calcext:value-type="float">
            <text:p>63625441257258.8</text:p>
          </table:table-cell>
          <table:table-cell table:style-name="ce4" table:formula="of:=([.O85]-[.O84])/1000" office:value-type="float" office:value="2.0001484375" calcext:value-type="float">
            <text:p>2.0001</text:p>
          </table:table-cell>
          <table:table-cell table:style-name="ce4" table:formula="of:=[.P85]+[.Q84]" office:value-type="float" office:value="165.999640625" calcext:value-type="float">
            <text:p>165.9996</text:p>
          </table:table-cell>
          <table:table-cell table:style-name="ce9" table:formula="of:=[.Q85]-2*([.$B85]-1)" office:value-type="float" office:value="-0.000359374999931106" calcext:value-type="float">
            <text:p>-0.000359375</text:p>
          </table:table-cell>
          <table:table-cell table:style-name="Default" office:value-type="float" office:value="63625441756392.6" calcext:value-type="float">
            <text:p>63625441756392.6</text:p>
          </table:table-cell>
          <table:table-cell table:style-name="ce4" table:formula="of:=([.S85]-[.S84])/1000" office:value-type="float" office:value="2.0014765625" calcext:value-type="float">
            <text:p>2.0015</text:p>
          </table:table-cell>
          <table:table-cell table:style-name="ce4" table:formula="of:=[.T85]+[.U84]" office:value-type="float" office:value="166.0013359375" calcext:value-type="float">
            <text:p>166.0013</text:p>
          </table:table-cell>
          <table:table-cell table:style-name="ce10" table:formula="of:=[.U85]-2*([.$B85]-1)" office:value-type="float" office:value="0.00133593749998795" calcext:value-type="float">
            <text:p>0.0013359375</text:p>
          </table:table-cell>
          <table:table-cell table:style-name="Default" office:value-type="float" office:value="63625442246064.6" calcext:value-type="float">
            <text:p>63625442246064.6</text:p>
          </table:table-cell>
          <table:table-cell table:style-name="ce4" table:formula="of:=([.W85]-[.W84])/1000" office:value-type="float" office:value="2.0028984375" calcext:value-type="float">
            <text:p>2.0029</text:p>
          </table:table-cell>
          <table:table-cell table:style-name="ce4" table:formula="of:=[.X85]+[.Y84]" office:value-type="float" office:value="166.0017265625" calcext:value-type="float">
            <text:p>166.0017</text:p>
          </table:table-cell>
          <table:table-cell table:style-name="ce11" table:formula="of:=[.Y85]-2*([.$B85]-1)" office:value-type="float" office:value="0.00172656250003911" calcext:value-type="float">
            <text:p>0.0017265625</text:p>
          </table:table-cell>
          <table:table-cell table:style-name="Default" office:value-type="float" office:value="63625442723932.1" calcext:value-type="float">
            <text:p>63625442723932.1</text:p>
          </table:table-cell>
          <table:table-cell table:style-name="ce4" table:formula="of:=([.AA85]-[.AA84])/1000" office:value-type="float" office:value="2.0006328125" calcext:value-type="float">
            <text:p>2.0006</text:p>
          </table:table-cell>
          <table:table-cell table:style-name="ce4" table:formula="of:=[.AB85]+[.AC84]" office:value-type="float" office:value="166.0009765625" calcext:value-type="float">
            <text:p>166.0010</text:p>
          </table:table-cell>
          <table:table-cell table:style-name="ce12" table:formula="of:=[.AC85]-2*([.$B85]-1)" office:value-type="float" office:value="0.000976562500028422" calcext:value-type="float">
            <text:p>0.0009765625</text:p>
          </table:table-cell>
          <table:table-cell table:style-name="Default" office:value-type="float" office:value="63625443185817.9" calcext:value-type="float">
            <text:p>63625443185817.9</text:p>
          </table:table-cell>
          <table:table-cell table:style-name="ce4" table:formula="of:=([.AE85]-[.AE84])/1000" office:value-type="float" office:value="2.000671875" calcext:value-type="float">
            <text:p>2.0007</text:p>
          </table:table-cell>
          <table:table-cell table:style-name="ce4" table:formula="of:=[.AF85]+[.AG84]" office:value-type="float" office:value="165.9999140625" calcext:value-type="float">
            <text:p>165.9999</text:p>
          </table:table-cell>
          <table:table-cell table:style-name="ce13" table:formula="of:=[.AG85]-2*([.$B85]-1)" office:value-type="float" office:value="-0.0000859374999606644" calcext:value-type="float">
            <text:p>-8.59374999606644E-05</text:p>
          </table:table-cell>
          <table:table-cell table:style-name="Default" office:value-type="float" office:value="63625443649608.6" calcext:value-type="float">
            <text:p>63625443649608.6</text:p>
          </table:table-cell>
          <table:table-cell table:style-name="ce4" table:formula="of:=([.AI85]-[.AI84])/1000" office:value-type="float" office:value="1.99971875" calcext:value-type="float">
            <text:p>1.9997</text:p>
          </table:table-cell>
          <table:table-cell table:style-name="ce4" table:formula="of:=[.AJ85]+[.AK84]" office:value-type="float" office:value="166.000484375" calcext:value-type="float">
            <text:p>166.0005</text:p>
          </table:table-cell>
          <table:table-cell table:style-name="ce14" table:formula="of:=[.AK85]-2*([.$B85]-1)" office:value-type="float" office:value="0.000484374999956572" calcext:value-type="float">
            <text:p>0.000484375</text:p>
          </table:table-cell>
          <table:table-cell table:style-name="Default" office:value-type="float" office:value="63625444125901.2" calcext:value-type="float">
            <text:p>63625444125901.2</text:p>
          </table:table-cell>
          <table:table-cell table:style-name="ce4" table:formula="of:=([.AM85]-[.AM84])/1000" office:value-type="float" office:value="1.998625" calcext:value-type="float">
            <text:p>1.9986</text:p>
          </table:table-cell>
          <table:table-cell table:style-name="ce4" table:formula="of:=[.AN85]+[.AO84]" office:value-type="float" office:value="166.000296875" calcext:value-type="float">
            <text:p>166.0003</text:p>
          </table:table-cell>
          <table:table-cell table:style-name="ce15" table:formula="of:=[.AO85]-2*([.$B85]-1)" office:value-type="float" office:value="0.000296875000003638" calcext:value-type="float">
            <text:p>0.000296875</text:p>
          </table:table-cell>
          <table:table-cell table:style-name="Default" office:value-type="float" office:value="63625444588228.6" calcext:value-type="float">
            <text:p>63625444588228.6</text:p>
          </table:table-cell>
          <table:table-cell table:style-name="ce4" table:formula="of:=([.AQ85]-[.AQ84])/1000" office:value-type="float" office:value="2.0009453125" calcext:value-type="float">
            <text:p>2.0009</text:p>
          </table:table-cell>
          <table:table-cell table:style-name="ce4" table:formula="of:=[.AR85]+[.AS84]" office:value-type="float" office:value="166.0007109375" calcext:value-type="float">
            <text:p>166.0007</text:p>
          </table:table-cell>
          <table:table-cell table:style-name="ce16" table:formula="of:=[.AS85]-2*([.$B85]-1)" office:value-type="float" office:value="0.000710937499974307" calcext:value-type="float">
            <text:p>0.0007109375</text:p>
          </table:table-cell>
          <table:table-cell table:style-name="Default" office:value-type="float" office:value="63625445058872" calcext:value-type="float">
            <text:p>63625445058872</text:p>
          </table:table-cell>
          <table:table-cell table:style-name="ce4" table:formula="of:=([.AU85]-[.AU84])/1000" office:value-type="float" office:value="1.9977734375" calcext:value-type="float">
            <text:p>1.9978</text:p>
          </table:table-cell>
          <table:table-cell table:style-name="ce4" table:formula="of:=[.AV85]+[.AW84]" office:value-type="float" office:value="165.9989453125" calcext:value-type="float">
            <text:p>165.9989</text:p>
          </table:table-cell>
          <table:table-cell table:style-name="ce17" table:formula="of:=[.AW85]-2*([.$B85]-1)" office:value-type="float" office:value="-0.00105468749995907" calcext:value-type="float">
            <text:p>-0.0010546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85" calcext:value-type="float">
            <text:p>85</text:p>
          </table:table-cell>
          <table:table-cell office:value-type="float" office:value="63625439649833.7" calcext:value-type="float">
            <text:p>63625439649833.7</text:p>
          </table:table-cell>
          <table:table-cell table:formula="of:=([.C86]-[.C85])/1000" office:value-type="float" office:value="1.999734375" calcext:value-type="float">
            <text:p>1.9997</text:p>
          </table:table-cell>
          <table:table-cell table:formula="of:=[.D86]+[.E85]" office:value-type="float" office:value="167.9993515625" calcext:value-type="float">
            <text:p>167.9994</text:p>
          </table:table-cell>
          <table:table-cell table:style-name="ce6" table:formula="of:=[.E86]-2*([.$B86]-1)" office:value-type="float" office:value="-0.000648437499933152" calcext:value-type="float">
            <text:p>-0.0006484375</text:p>
          </table:table-cell>
          <table:table-cell table:style-name="Default" office:value-type="float" office:value="63625440312558.3" calcext:value-type="float">
            <text:p>63625440312558.3</text:p>
          </table:table-cell>
          <table:table-cell table:style-name="ce4" table:formula="of:=([.G86]-[.G85])/1000" office:value-type="float" office:value="1.9992421875" calcext:value-type="float">
            <text:p>1.9992</text:p>
          </table:table-cell>
          <table:table-cell table:style-name="ce4" table:formula="of:=[.H86]+[.I85]" office:value-type="float" office:value="167.9988828125" calcext:value-type="float">
            <text:p>167.9989</text:p>
          </table:table-cell>
          <table:table-cell table:style-name="ce7" table:formula="of:=[.I86]-2*([.$B86]-1)" office:value-type="float" office:value="-0.00111718750002865" calcext:value-type="float">
            <text:p>-0.0011171875</text:p>
          </table:table-cell>
          <table:table-cell table:style-name="Default" office:value-type="float" office:value="63625440782527.6" calcext:value-type="float">
            <text:p>63625440782527.6</text:p>
          </table:table-cell>
          <table:table-cell table:style-name="ce4" table:formula="of:=([.K86]-[.K85])/1000" office:value-type="float" office:value="2.00040625" calcext:value-type="float">
            <text:p>2.0004</text:p>
          </table:table-cell>
          <table:table-cell table:style-name="ce4" table:formula="of:=[.L86]+[.M85]" office:value-type="float" office:value="168.00034375" calcext:value-type="float">
            <text:p>168.0003</text:p>
          </table:table-cell>
          <table:table-cell table:style-name="ce8" table:formula="of:=[.M86]-2*([.$B86]-1)" office:value-type="float" office:value="0.000343750000041609" calcext:value-type="float">
            <text:p>0.00034375</text:p>
          </table:table-cell>
          <table:table-cell table:style-name="Default" office:value-type="float" office:value="63625441259261.6" calcext:value-type="float">
            <text:p>63625441259261.6</text:p>
          </table:table-cell>
          <table:table-cell table:style-name="ce4" table:formula="of:=([.O86]-[.O85])/1000" office:value-type="float" office:value="2.00284375" calcext:value-type="float">
            <text:p>2.0028</text:p>
          </table:table-cell>
          <table:table-cell table:style-name="ce4" table:formula="of:=[.P86]+[.Q85]" office:value-type="float" office:value="168.002484375" calcext:value-type="float">
            <text:p>168.0025</text:p>
          </table:table-cell>
          <table:table-cell table:style-name="ce9" table:formula="of:=[.Q86]-2*([.$B86]-1)" office:value-type="float" office:value="0.00248437500007981" calcext:value-type="float">
            <text:p>0.002484375</text:p>
          </table:table-cell>
          <table:table-cell table:style-name="Default" office:value-type="float" office:value="63625441758393.1" calcext:value-type="float">
            <text:p>63625441758393.1</text:p>
          </table:table-cell>
          <table:table-cell table:style-name="ce4" table:formula="of:=([.S86]-[.S85])/1000" office:value-type="float" office:value="2.0004609375" calcext:value-type="float">
            <text:p>2.0005</text:p>
          </table:table-cell>
          <table:table-cell table:style-name="ce4" table:formula="of:=[.T86]+[.U85]" office:value-type="float" office:value="168.001796875" calcext:value-type="float">
            <text:p>168.0018</text:p>
          </table:table-cell>
          <table:table-cell table:style-name="ce10" table:formula="of:=[.U86]-2*([.$B86]-1)" office:value-type="float" office:value="0.00179687499999659" calcext:value-type="float">
            <text:p>0.001796875</text:p>
          </table:table-cell>
          <table:table-cell table:style-name="Default" office:value-type="float" office:value="63625442248064.7" calcext:value-type="float">
            <text:p>63625442248064.7</text:p>
          </table:table-cell>
          <table:table-cell table:style-name="ce4" table:formula="of:=([.W86]-[.W85])/1000" office:value-type="float" office:value="2.000078125" calcext:value-type="float">
            <text:p>2.0001</text:p>
          </table:table-cell>
          <table:table-cell table:style-name="ce4" table:formula="of:=[.X86]+[.Y85]" office:value-type="float" office:value="168.0018046875" calcext:value-type="float">
            <text:p>168.0018</text:p>
          </table:table-cell>
          <table:table-cell table:style-name="ce11" table:formula="of:=[.Y86]-2*([.$B86]-1)" office:value-type="float" office:value="0.0018046875000266" calcext:value-type="float">
            <text:p>0.0018046875</text:p>
          </table:table-cell>
          <table:table-cell table:style-name="Default" office:value-type="float" office:value="63625442725930.1" calcext:value-type="float">
            <text:p>63625442725930.1</text:p>
          </table:table-cell>
          <table:table-cell table:style-name="ce4" table:formula="of:=([.AA86]-[.AA85])/1000" office:value-type="float" office:value="1.998046875" calcext:value-type="float">
            <text:p>1.9980</text:p>
          </table:table-cell>
          <table:table-cell table:style-name="ce4" table:formula="of:=[.AB86]+[.AC85]" office:value-type="float" office:value="167.9990234375" calcext:value-type="float">
            <text:p>167.9990</text:p>
          </table:table-cell>
          <table:table-cell table:style-name="ce12" table:formula="of:=[.AC86]-2*([.$B86]-1)" office:value-type="float" office:value="-0.000976562499971578" calcext:value-type="float">
            <text:p>-0.0009765625</text:p>
          </table:table-cell>
          <table:table-cell table:style-name="Default" office:value-type="float" office:value="63625443187818.3" calcext:value-type="float">
            <text:p>63625443187818.3</text:p>
          </table:table-cell>
          <table:table-cell table:style-name="ce4" table:formula="of:=([.AE86]-[.AE85])/1000" office:value-type="float" office:value="2.000421875" calcext:value-type="float">
            <text:p>2.0004</text:p>
          </table:table-cell>
          <table:table-cell table:style-name="ce4" table:formula="of:=[.AF86]+[.AG85]" office:value-type="float" office:value="168.0003359375" calcext:value-type="float">
            <text:p>168.0003</text:p>
          </table:table-cell>
          <table:table-cell table:style-name="ce13" table:formula="of:=[.AG86]-2*([.$B86]-1)" office:value-type="float" office:value="0.000335937500040018" calcext:value-type="float">
            <text:p>0.0003359375</text:p>
          </table:table-cell>
          <table:table-cell table:style-name="Default" office:value-type="float" office:value="63625443651607.1" calcext:value-type="float">
            <text:p>63625443651607.1</text:p>
          </table:table-cell>
          <table:table-cell table:style-name="ce4" table:formula="of:=([.AI86]-[.AI85])/1000" office:value-type="float" office:value="1.998546875" calcext:value-type="float">
            <text:p>1.9985</text:p>
          </table:table-cell>
          <table:table-cell table:style-name="ce4" table:formula="of:=[.AJ86]+[.AK85]" office:value-type="float" office:value="167.99903125" calcext:value-type="float">
            <text:p>167.9990</text:p>
          </table:table-cell>
          <table:table-cell table:style-name="ce14" table:formula="of:=[.AK86]-2*([.$B86]-1)" office:value-type="float" office:value="-0.000968750000055252" calcext:value-type="float">
            <text:p>-0.00096875</text:p>
          </table:table-cell>
          <table:table-cell table:style-name="Default" office:value-type="float" office:value="63625444127900.3" calcext:value-type="float">
            <text:p>63625444127900.3</text:p>
          </table:table-cell>
          <table:table-cell table:style-name="ce4" table:formula="of:=([.AM86]-[.AM85])/1000" office:value-type="float" office:value="1.999109375" calcext:value-type="float">
            <text:p>1.9991</text:p>
          </table:table-cell>
          <table:table-cell table:style-name="ce4" table:formula="of:=[.AN86]+[.AO85]" office:value-type="float" office:value="167.99940625" calcext:value-type="float">
            <text:p>167.9994</text:p>
          </table:table-cell>
          <table:table-cell table:style-name="ce15" table:formula="of:=[.AO86]-2*([.$B86]-1)" office:value-type="float" office:value="-0.000593750000007276" calcext:value-type="float">
            <text:p>-0.00059375</text:p>
          </table:table-cell>
          <table:table-cell table:style-name="Default" office:value-type="float" office:value="63625444590228.6" calcext:value-type="float">
            <text:p>63625444590228.6</text:p>
          </table:table-cell>
          <table:table-cell table:style-name="ce4" table:formula="of:=([.AQ86]-[.AQ85])/1000" office:value-type="float" office:value="2.0000078125" calcext:value-type="float">
            <text:p>2.0000</text:p>
          </table:table-cell>
          <table:table-cell table:style-name="ce4" table:formula="of:=[.AR86]+[.AS85]" office:value-type="float" office:value="168.00071875" calcext:value-type="float">
            <text:p>168.0007</text:p>
          </table:table-cell>
          <table:table-cell table:style-name="ce16" table:formula="of:=[.AS86]-2*([.$B86]-1)" office:value-type="float" office:value="0.000718749999975898" calcext:value-type="float">
            <text:p>0.00071875</text:p>
          </table:table-cell>
          <table:table-cell table:style-name="Default" office:value-type="float" office:value="63625445060873.8" calcext:value-type="float">
            <text:p>63625445060873.8</text:p>
          </table:table-cell>
          <table:table-cell table:style-name="ce4" table:formula="of:=([.AU86]-[.AU85])/1000" office:value-type="float" office:value="2.0018125" calcext:value-type="float">
            <text:p>2.0018</text:p>
          </table:table-cell>
          <table:table-cell table:style-name="ce4" table:formula="of:=[.AV86]+[.AW85]" office:value-type="float" office:value="168.0007578125" calcext:value-type="float">
            <text:p>168.0008</text:p>
          </table:table-cell>
          <table:table-cell table:style-name="ce17" table:formula="of:=[.AW86]-2*([.$B86]-1)" office:value-type="float" office:value="0.0007578125000407" calcext:value-type="float">
            <text:p>0.0007578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86" calcext:value-type="float">
            <text:p>86</text:p>
          </table:table-cell>
          <table:table-cell office:value-type="float" office:value="63625439651834.8" calcext:value-type="float">
            <text:p>63625439651834.8</text:p>
          </table:table-cell>
          <table:table-cell table:formula="of:=([.C87]-[.C86])/1000" office:value-type="float" office:value="2.0011015625" calcext:value-type="float">
            <text:p>2.0011</text:p>
          </table:table-cell>
          <table:table-cell table:formula="of:=[.D87]+[.E86]" office:value-type="float" office:value="170.000453125" calcext:value-type="float">
            <text:p>170.0005</text:p>
          </table:table-cell>
          <table:table-cell table:style-name="ce6" table:formula="of:=[.E87]-2*([.$B87]-1)" office:value-type="float" office:value="0.000453125000063892" calcext:value-type="float">
            <text:p>0.000453125</text:p>
          </table:table-cell>
          <table:table-cell table:style-name="Default" office:value-type="float" office:value="63625440314559.2" calcext:value-type="float">
            <text:p>63625440314559.2</text:p>
          </table:table-cell>
          <table:table-cell table:style-name="ce4" table:formula="of:=([.G87]-[.G86])/1000" office:value-type="float" office:value="2.0009375" calcext:value-type="float">
            <text:p>2.0009</text:p>
          </table:table-cell>
          <table:table-cell table:style-name="ce4" table:formula="of:=[.H87]+[.I86]" office:value-type="float" office:value="169.9998203125" calcext:value-type="float">
            <text:p>169.9998</text:p>
          </table:table-cell>
          <table:table-cell table:style-name="ce7" table:formula="of:=[.I87]-2*([.$B87]-1)" office:value-type="float" office:value="-0.000179687500036607" calcext:value-type="float">
            <text:p>-0.0001796875</text:p>
          </table:table-cell>
          <table:table-cell table:style-name="Default" office:value-type="float" office:value="63625440784526.4" calcext:value-type="float">
            <text:p>63625440784526.4</text:p>
          </table:table-cell>
          <table:table-cell table:style-name="ce4" table:formula="of:=([.K87]-[.K86])/1000" office:value-type="float" office:value="1.9988046875" calcext:value-type="float">
            <text:p>1.9988</text:p>
          </table:table-cell>
          <table:table-cell table:style-name="ce4" table:formula="of:=[.L87]+[.M86]" office:value-type="float" office:value="169.9991484375" calcext:value-type="float">
            <text:p>169.9991</text:p>
          </table:table-cell>
          <table:table-cell table:style-name="ce8" table:formula="of:=[.M87]-2*([.$B87]-1)" office:value-type="float" office:value="-0.000851562499946112" calcext:value-type="float">
            <text:p>-0.0008515625</text:p>
          </table:table-cell>
          <table:table-cell table:style-name="Default" office:value-type="float" office:value="63625441261258.4" calcext:value-type="float">
            <text:p>63625441261258.4</text:p>
          </table:table-cell>
          <table:table-cell table:style-name="ce4" table:formula="of:=([.O87]-[.O86])/1000" office:value-type="float" office:value="1.9968125" calcext:value-type="float">
            <text:p>1.9968</text:p>
          </table:table-cell>
          <table:table-cell table:style-name="ce4" table:formula="of:=[.P87]+[.Q86]" office:value-type="float" office:value="169.999296875" calcext:value-type="float">
            <text:p>169.9993</text:p>
          </table:table-cell>
          <table:table-cell table:style-name="ce9" table:formula="of:=[.Q87]-2*([.$B87]-1)" office:value-type="float" office:value="-0.000703124999915872" calcext:value-type="float">
            <text:p>-0.000703125</text:p>
          </table:table-cell>
          <table:table-cell table:style-name="Default" office:value-type="float" office:value="63625441760390.5" calcext:value-type="float">
            <text:p>63625441760390.5</text:p>
          </table:table-cell>
          <table:table-cell table:style-name="ce4" table:formula="of:=([.S87]-[.S86])/1000" office:value-type="float" office:value="1.9973671875" calcext:value-type="float">
            <text:p>1.9974</text:p>
          </table:table-cell>
          <table:table-cell table:style-name="ce4" table:formula="of:=[.T87]+[.U86]" office:value-type="float" office:value="169.9991640625" calcext:value-type="float">
            <text:p>169.9992</text:p>
          </table:table-cell>
          <table:table-cell table:style-name="ce10" table:formula="of:=[.U87]-2*([.$B87]-1)" office:value-type="float" office:value="-0.000835937499999773" calcext:value-type="float">
            <text:p>-0.0008359375</text:p>
          </table:table-cell>
          <table:table-cell table:style-name="Default" office:value-type="float" office:value="63625442250063.1" calcext:value-type="float">
            <text:p>63625442250063.1</text:p>
          </table:table-cell>
          <table:table-cell table:style-name="ce4" table:formula="of:=([.W87]-[.W86])/1000" office:value-type="float" office:value="1.9984453125" calcext:value-type="float">
            <text:p>1.9984</text:p>
          </table:table-cell>
          <table:table-cell table:style-name="ce4" table:formula="of:=[.X87]+[.Y86]" office:value-type="float" office:value="170.00025" calcext:value-type="float">
            <text:p>170.0003</text:p>
          </table:table-cell>
          <table:table-cell table:style-name="ce11" table:formula="of:=[.Y87]-2*([.$B87]-1)" office:value-type="float" office:value="0.00025000000002251" calcext:value-type="float">
            <text:p>0.00025</text:p>
          </table:table-cell>
          <table:table-cell table:style-name="Default" office:value-type="float" office:value="63625442727930.4" calcext:value-type="float">
            <text:p>63625442727930.4</text:p>
          </table:table-cell>
          <table:table-cell table:style-name="ce4" table:formula="of:=([.AA87]-[.AA86])/1000" office:value-type="float" office:value="2.00025" calcext:value-type="float">
            <text:p>2.0003</text:p>
          </table:table-cell>
          <table:table-cell table:style-name="ce4" table:formula="of:=[.AB87]+[.AC86]" office:value-type="float" office:value="169.9992734375" calcext:value-type="float">
            <text:p>169.9993</text:p>
          </table:table-cell>
          <table:table-cell table:style-name="ce12" table:formula="of:=[.AC87]-2*([.$B87]-1)" office:value-type="float" office:value="-0.00072656249997749" calcext:value-type="float">
            <text:p>-0.0007265625</text:p>
          </table:table-cell>
          <table:table-cell table:style-name="Default" office:value-type="float" office:value="63625443189818.2" calcext:value-type="float">
            <text:p>63625443189818.2</text:p>
          </table:table-cell>
          <table:table-cell table:style-name="ce4" table:formula="of:=([.AE87]-[.AE86])/1000" office:value-type="float" office:value="1.9999140625" calcext:value-type="float">
            <text:p>1.9999</text:p>
          </table:table-cell>
          <table:table-cell table:style-name="ce4" table:formula="of:=[.AF87]+[.AG86]" office:value-type="float" office:value="170.00025" calcext:value-type="float">
            <text:p>170.0003</text:p>
          </table:table-cell>
          <table:table-cell table:style-name="ce13" table:formula="of:=[.AG87]-2*([.$B87]-1)" office:value-type="float" office:value="0.000250000000050932" calcext:value-type="float">
            <text:p>0.00025</text:p>
          </table:table-cell>
          <table:table-cell table:style-name="Default" office:value-type="float" office:value="63625443653608.8" calcext:value-type="float">
            <text:p>63625443653608.8</text:p>
          </table:table-cell>
          <table:table-cell table:style-name="ce4" table:formula="of:=([.AI87]-[.AI86])/1000" office:value-type="float" office:value="2.00165625" calcext:value-type="float">
            <text:p>2.0017</text:p>
          </table:table-cell>
          <table:table-cell table:style-name="ce4" table:formula="of:=[.AJ87]+[.AK86]" office:value-type="float" office:value="170.0006875" calcext:value-type="float">
            <text:p>170.0007</text:p>
          </table:table-cell>
          <table:table-cell table:style-name="ce14" table:formula="of:=[.AK87]-2*([.$B87]-1)" office:value-type="float" office:value="0.00068749999994111" calcext:value-type="float">
            <text:p>0.0006875</text:p>
          </table:table-cell>
          <table:table-cell table:style-name="Default" office:value-type="float" office:value="63625444129901.2" calcext:value-type="float">
            <text:p>63625444129901.2</text:p>
          </table:table-cell>
          <table:table-cell table:style-name="ce4" table:formula="of:=([.AM87]-[.AM86])/1000" office:value-type="float" office:value="2.000859375" calcext:value-type="float">
            <text:p>2.0009</text:p>
          </table:table-cell>
          <table:table-cell table:style-name="ce4" table:formula="of:=[.AN87]+[.AO86]" office:value-type="float" office:value="170.000265625" calcext:value-type="float">
            <text:p>170.0003</text:p>
          </table:table-cell>
          <table:table-cell table:style-name="ce15" table:formula="of:=[.AO87]-2*([.$B87]-1)" office:value-type="float" office:value="0.000265624999997272" calcext:value-type="float">
            <text:p>0.000265625</text:p>
          </table:table-cell>
          <table:table-cell table:style-name="Default" office:value-type="float" office:value="63625444592227.4" calcext:value-type="float">
            <text:p>63625444592227.4</text:p>
          </table:table-cell>
          <table:table-cell table:style-name="ce4" table:formula="of:=([.AQ87]-[.AQ86])/1000" office:value-type="float" office:value="1.9987578125" calcext:value-type="float">
            <text:p>1.9988</text:p>
          </table:table-cell>
          <table:table-cell table:style-name="ce4" table:formula="of:=[.AR87]+[.AS86]" office:value-type="float" office:value="169.9994765625" calcext:value-type="float">
            <text:p>169.9995</text:p>
          </table:table-cell>
          <table:table-cell table:style-name="ce16" table:formula="of:=[.AS87]-2*([.$B87]-1)" office:value-type="float" office:value="-0.000523437500021373" calcext:value-type="float">
            <text:p>-0.0005234375</text:p>
          </table:table-cell>
          <table:table-cell table:style-name="Default" office:value-type="float" office:value="63625445062872.9" calcext:value-type="float">
            <text:p>63625445062872.9</text:p>
          </table:table-cell>
          <table:table-cell table:style-name="ce4" table:formula="of:=([.AU87]-[.AU86])/1000" office:value-type="float" office:value="1.999046875" calcext:value-type="float">
            <text:p>1.9990</text:p>
          </table:table-cell>
          <table:table-cell table:style-name="ce4" table:formula="of:=[.AV87]+[.AW86]" office:value-type="float" office:value="169.9998046875" calcext:value-type="float">
            <text:p>169.9998</text:p>
          </table:table-cell>
          <table:table-cell table:style-name="ce17" table:formula="of:=[.AW87]-2*([.$B87]-1)" office:value-type="float" office:value="-0.000195312499954525" calcext:value-type="float">
            <text:p>-0.000195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87" calcext:value-type="float">
            <text:p>87</text:p>
          </table:table-cell>
          <table:table-cell office:value-type="float" office:value="63625439653833.7" calcext:value-type="float">
            <text:p>63625439653833.7</text:p>
          </table:table-cell>
          <table:table-cell table:formula="of:=([.C88]-[.C87])/1000" office:value-type="float" office:value="1.9988515625" calcext:value-type="float">
            <text:p>1.9989</text:p>
          </table:table-cell>
          <table:table-cell table:formula="of:=[.D88]+[.E87]" office:value-type="float" office:value="171.9993046875" calcext:value-type="float">
            <text:p>171.9993</text:p>
          </table:table-cell>
          <table:table-cell table:style-name="ce6" table:formula="of:=[.E88]-2*([.$B88]-1)" office:value-type="float" office:value="-0.000695312499942702" calcext:value-type="float">
            <text:p>-0.0006953125</text:p>
          </table:table-cell>
          <table:table-cell table:style-name="Default" office:value-type="float" office:value="63625440316558.5" calcext:value-type="float">
            <text:p>63625440316558.5</text:p>
          </table:table-cell>
          <table:table-cell table:style-name="ce4" table:formula="of:=([.G88]-[.G87])/1000" office:value-type="float" office:value="1.999265625" calcext:value-type="float">
            <text:p>1.9993</text:p>
          </table:table-cell>
          <table:table-cell table:style-name="ce4" table:formula="of:=[.H88]+[.I87]" office:value-type="float" office:value="171.9990859375" calcext:value-type="float">
            <text:p>171.9991</text:p>
          </table:table-cell>
          <table:table-cell table:style-name="ce7" table:formula="of:=[.I88]-2*([.$B88]-1)" office:value-type="float" office:value="-0.000914062500044111" calcext:value-type="float">
            <text:p>-0.0009140625</text:p>
          </table:table-cell>
          <table:table-cell table:style-name="Default" office:value-type="float" office:value="63625440786527.3" calcext:value-type="float">
            <text:p>63625440786527.3</text:p>
          </table:table-cell>
          <table:table-cell table:style-name="ce4" table:formula="of:=([.K88]-[.K87])/1000" office:value-type="float" office:value="2.000859375" calcext:value-type="float">
            <text:p>2.0009</text:p>
          </table:table-cell>
          <table:table-cell table:style-name="ce4" table:formula="of:=[.L88]+[.M87]" office:value-type="float" office:value="172.0000078125" calcext:value-type="float">
            <text:p>172.0000</text:p>
          </table:table-cell>
          <table:table-cell table:style-name="ce8" table:formula="of:=[.M88]-2*([.$B88]-1)" office:value-type="float" office:value="0.00000781250005843503" calcext:value-type="float">
            <text:p>7.81250005843503E-06</text:p>
          </table:table-cell>
          <table:table-cell table:style-name="Default" office:value-type="float" office:value="63625441263259.2" calcext:value-type="float">
            <text:p>63625441263259.2</text:p>
          </table:table-cell>
          <table:table-cell table:style-name="ce4" table:formula="of:=([.O88]-[.O87])/1000" office:value-type="float" office:value="2.000765625" calcext:value-type="float">
            <text:p>2.0008</text:p>
          </table:table-cell>
          <table:table-cell table:style-name="ce4" table:formula="of:=[.P88]+[.Q87]" office:value-type="float" office:value="172.0000625" calcext:value-type="float">
            <text:p>172.0001</text:p>
          </table:table-cell>
          <table:table-cell table:style-name="ce9" table:formula="of:=[.Q88]-2*([.$B88]-1)" office:value-type="float" office:value="0.000062500000097998" calcext:value-type="float">
            <text:p>0.0000625</text:p>
          </table:table-cell>
          <table:table-cell table:style-name="Default" office:value-type="float" office:value="63625441762390.7" calcext:value-type="float">
            <text:p>63625441762390.7</text:p>
          </table:table-cell>
          <table:table-cell table:style-name="ce4" table:formula="of:=([.S88]-[.S87])/1000" office:value-type="float" office:value="2.0002421875" calcext:value-type="float">
            <text:p>2.0002</text:p>
          </table:table-cell>
          <table:table-cell table:style-name="ce4" table:formula="of:=[.T88]+[.U87]" office:value-type="float" office:value="171.99940625" calcext:value-type="float">
            <text:p>171.9994</text:p>
          </table:table-cell>
          <table:table-cell table:style-name="ce10" table:formula="of:=[.U88]-2*([.$B88]-1)" office:value-type="float" office:value="-0.000593750000007276" calcext:value-type="float">
            <text:p>-0.00059375</text:p>
          </table:table-cell>
          <table:table-cell table:style-name="Default" office:value-type="float" office:value="63625442252063.9" calcext:value-type="float">
            <text:p>63625442252063.9</text:p>
          </table:table-cell>
          <table:table-cell table:style-name="ce4" table:formula="of:=([.W88]-[.W87])/1000" office:value-type="float" office:value="2.00078125" calcext:value-type="float">
            <text:p>2.0008</text:p>
          </table:table-cell>
          <table:table-cell table:style-name="ce4" table:formula="of:=[.X88]+[.Y87]" office:value-type="float" office:value="172.00103125" calcext:value-type="float">
            <text:p>172.0010</text:p>
          </table:table-cell>
          <table:table-cell table:style-name="ce11" table:formula="of:=[.Y88]-2*([.$B88]-1)" office:value-type="float" office:value="0.00103125000001114" calcext:value-type="float">
            <text:p>0.00103125</text:p>
          </table:table-cell>
          <table:table-cell table:style-name="Default" office:value-type="float" office:value="63625442729929.9" calcext:value-type="float">
            <text:p>63625442729929.9</text:p>
          </table:table-cell>
          <table:table-cell table:style-name="ce4" table:formula="of:=([.AA88]-[.AA87])/1000" office:value-type="float" office:value="1.9995859375" calcext:value-type="float">
            <text:p>1.9996</text:p>
          </table:table-cell>
          <table:table-cell table:style-name="ce4" table:formula="of:=[.AB88]+[.AC87]" office:value-type="float" office:value="171.998859375" calcext:value-type="float">
            <text:p>171.9989</text:p>
          </table:table-cell>
          <table:table-cell table:style-name="ce12" table:formula="of:=[.AC88]-2*([.$B88]-1)" office:value-type="float" office:value="-0.00114062499997658" calcext:value-type="float">
            <text:p>-0.001140625</text:p>
          </table:table-cell>
          <table:table-cell table:style-name="Default" office:value-type="float" office:value="63625443191817.7" calcext:value-type="float">
            <text:p>63625443191817.7</text:p>
          </table:table-cell>
          <table:table-cell table:style-name="ce4" table:formula="of:=([.AE88]-[.AE87])/1000" office:value-type="float" office:value="1.9995078125" calcext:value-type="float">
            <text:p>1.9995</text:p>
          </table:table-cell>
          <table:table-cell table:style-name="ce4" table:formula="of:=[.AF88]+[.AG87]" office:value-type="float" office:value="171.9997578125" calcext:value-type="float">
            <text:p>171.9998</text:p>
          </table:table-cell>
          <table:table-cell table:style-name="ce13" table:formula="of:=[.AG88]-2*([.$B88]-1)" office:value-type="float" office:value="-0.000242187499935653" calcext:value-type="float">
            <text:p>-0.0002421875</text:p>
          </table:table-cell>
          <table:table-cell table:style-name="Default" office:value-type="float" office:value="63625443655607.2" calcext:value-type="float">
            <text:p>63625443655607.2</text:p>
          </table:table-cell>
          <table:table-cell table:style-name="ce4" table:formula="of:=([.AI88]-[.AI87])/1000" office:value-type="float" office:value="1.9984765625" calcext:value-type="float">
            <text:p>1.9985</text:p>
          </table:table-cell>
          <table:table-cell table:style-name="ce4" table:formula="of:=[.AJ88]+[.AK87]" office:value-type="float" office:value="171.9991640625" calcext:value-type="float">
            <text:p>171.9992</text:p>
          </table:table-cell>
          <table:table-cell table:style-name="ce14" table:formula="of:=[.AK88]-2*([.$B88]-1)" office:value-type="float" office:value="-0.000835937500056616" calcext:value-type="float">
            <text:p>-0.0008359375</text:p>
          </table:table-cell>
          <table:table-cell table:style-name="Default" office:value-type="float" office:value="63625444131902.6" calcext:value-type="float">
            <text:p>63625444131902.6</text:p>
          </table:table-cell>
          <table:table-cell table:style-name="ce4" table:formula="of:=([.AM88]-[.AM87])/1000" office:value-type="float" office:value="2.001375" calcext:value-type="float">
            <text:p>2.0014</text:p>
          </table:table-cell>
          <table:table-cell table:style-name="ce4" table:formula="of:=[.AN88]+[.AO87]" office:value-type="float" office:value="172.001640625" calcext:value-type="float">
            <text:p>172.0016</text:p>
          </table:table-cell>
          <table:table-cell table:style-name="ce15" table:formula="of:=[.AO88]-2*([.$B88]-1)" office:value-type="float" office:value="0.00164062499999318" calcext:value-type="float">
            <text:p>0.001640625</text:p>
          </table:table-cell>
          <table:table-cell table:style-name="Default" office:value-type="float" office:value="63625444594227.3" calcext:value-type="float">
            <text:p>63625444594227.3</text:p>
          </table:table-cell>
          <table:table-cell table:style-name="ce4" table:formula="of:=([.AQ88]-[.AQ87])/1000" office:value-type="float" office:value="1.999875" calcext:value-type="float">
            <text:p>1.9999</text:p>
          </table:table-cell>
          <table:table-cell table:style-name="ce4" table:formula="of:=[.AR88]+[.AS87]" office:value-type="float" office:value="171.9993515625" calcext:value-type="float">
            <text:p>171.9994</text:p>
          </table:table-cell>
          <table:table-cell table:style-name="ce16" table:formula="of:=[.AS88]-2*([.$B88]-1)" office:value-type="float" office:value="-0.000648437500018417" calcext:value-type="float">
            <text:p>-0.0006484375</text:p>
          </table:table-cell>
          <table:table-cell table:style-name="Default" office:value-type="float" office:value="63625445064872.2" calcext:value-type="float">
            <text:p>63625445064872.2</text:p>
          </table:table-cell>
          <table:table-cell table:style-name="ce4" table:formula="of:=([.AU88]-[.AU87])/1000" office:value-type="float" office:value="1.999296875" calcext:value-type="float">
            <text:p>1.9993</text:p>
          </table:table-cell>
          <table:table-cell table:style-name="ce4" table:formula="of:=[.AV88]+[.AW87]" office:value-type="float" office:value="171.9991015625" calcext:value-type="float">
            <text:p>171.9991</text:p>
          </table:table-cell>
          <table:table-cell table:style-name="ce17" table:formula="of:=[.AW88]-2*([.$B88]-1)" office:value-type="float" office:value="-0.000898437499955662" calcext:value-type="float">
            <text:p>-0.000898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88" calcext:value-type="float">
            <text:p>88</text:p>
          </table:table-cell>
          <table:table-cell office:value-type="float" office:value="63625439655834.7" calcext:value-type="float">
            <text:p>63625439655834.7</text:p>
          </table:table-cell>
          <table:table-cell table:formula="of:=([.C89]-[.C88])/1000" office:value-type="float" office:value="2.001" calcext:value-type="float">
            <text:p>2.0010</text:p>
          </table:table-cell>
          <table:table-cell table:formula="of:=[.D89]+[.E88]" office:value-type="float" office:value="174.0003046875" calcext:value-type="float">
            <text:p>174.0003</text:p>
          </table:table-cell>
          <table:table-cell table:style-name="ce6" table:formula="of:=[.E89]-2*([.$B89]-1)" office:value-type="float" office:value="0.000304687500062073" calcext:value-type="float">
            <text:p>0.0003046875</text:p>
          </table:table-cell>
          <table:table-cell table:style-name="Default" office:value-type="float" office:value="63625440318559.3" calcext:value-type="float">
            <text:p>63625440318559.3</text:p>
          </table:table-cell>
          <table:table-cell table:style-name="ce4" table:formula="of:=([.G89]-[.G88])/1000" office:value-type="float" office:value="2.0008359375" calcext:value-type="float">
            <text:p>2.0008</text:p>
          </table:table-cell>
          <table:table-cell table:style-name="ce4" table:formula="of:=[.H89]+[.I88]" office:value-type="float" office:value="173.999921875" calcext:value-type="float">
            <text:p>173.9999</text:p>
          </table:table-cell>
          <table:table-cell table:style-name="ce7" table:formula="of:=[.I89]-2*([.$B89]-1)" office:value-type="float" office:value="-0.0000781250000443379" calcext:value-type="float">
            <text:p>-0.000078125</text:p>
          </table:table-cell>
          <table:table-cell table:style-name="Default" office:value-type="float" office:value="63625440788526" calcext:value-type="float">
            <text:p>63625440788526</text:p>
          </table:table-cell>
          <table:table-cell table:style-name="ce4" table:formula="of:=([.K89]-[.K88])/1000" office:value-type="float" office:value="1.998734375" calcext:value-type="float">
            <text:p>1.9987</text:p>
          </table:table-cell>
          <table:table-cell table:style-name="ce4" table:formula="of:=[.L89]+[.M88]" office:value-type="float" office:value="173.9987421875" calcext:value-type="float">
            <text:p>173.9987</text:p>
          </table:table-cell>
          <table:table-cell table:style-name="ce8" table:formula="of:=[.M89]-2*([.$B89]-1)" office:value-type="float" office:value="-0.00125781249994361" calcext:value-type="float">
            <text:p>-0.0012578125</text:p>
          </table:table-cell>
          <table:table-cell table:style-name="Default" office:value-type="float" office:value="63625441265258.6" calcext:value-type="float">
            <text:p>63625441265258.6</text:p>
          </table:table-cell>
          <table:table-cell table:style-name="ce4" table:formula="of:=([.O89]-[.O88])/1000" office:value-type="float" office:value="1.9994609375" calcext:value-type="float">
            <text:p>1.9995</text:p>
          </table:table-cell>
          <table:table-cell table:style-name="ce4" table:formula="of:=[.P89]+[.Q88]" office:value-type="float" office:value="173.9995234375" calcext:value-type="float">
            <text:p>173.9995</text:p>
          </table:table-cell>
          <table:table-cell table:style-name="ce9" table:formula="of:=[.Q89]-2*([.$B89]-1)" office:value-type="float" office:value="-0.000476562499898137" calcext:value-type="float">
            <text:p>-0.0004765625</text:p>
          </table:table-cell>
          <table:table-cell table:style-name="Default" office:value-type="float" office:value="63625441764389.9" calcext:value-type="float">
            <text:p>63625441764389.9</text:p>
          </table:table-cell>
          <table:table-cell table:style-name="ce4" table:formula="of:=([.S89]-[.S88])/1000" office:value-type="float" office:value="1.9992265625" calcext:value-type="float">
            <text:p>1.9992</text:p>
          </table:table-cell>
          <table:table-cell table:style-name="ce4" table:formula="of:=[.T89]+[.U88]" office:value-type="float" office:value="173.9986328125" calcext:value-type="float">
            <text:p>173.9986</text:p>
          </table:table-cell>
          <table:table-cell table:style-name="ce10" table:formula="of:=[.U89]-2*([.$B89]-1)" office:value-type="float" office:value="-0.00136718749999432" calcext:value-type="float">
            <text:p>-0.0013671875</text:p>
          </table:table-cell>
          <table:table-cell table:style-name="Default" office:value-type="float" office:value="63625442254061.7" calcext:value-type="float">
            <text:p>63625442254061.7</text:p>
          </table:table-cell>
          <table:table-cell table:style-name="ce4" table:formula="of:=([.W89]-[.W88])/1000" office:value-type="float" office:value="1.9977578125" calcext:value-type="float">
            <text:p>1.9978</text:p>
          </table:table-cell>
          <table:table-cell table:style-name="ce4" table:formula="of:=[.X89]+[.Y88]" office:value-type="float" office:value="173.9987890625" calcext:value-type="float">
            <text:p>173.9988</text:p>
          </table:table-cell>
          <table:table-cell table:style-name="ce11" table:formula="of:=[.Y89]-2*([.$B89]-1)" office:value-type="float" office:value="-0.00121093749999091" calcext:value-type="float">
            <text:p>-0.0012109375</text:p>
          </table:table-cell>
          <table:table-cell table:style-name="Default" office:value-type="float" office:value="63625442731931.7" calcext:value-type="float">
            <text:p>63625442731931.7</text:p>
          </table:table-cell>
          <table:table-cell table:style-name="ce4" table:formula="of:=([.AA89]-[.AA88])/1000" office:value-type="float" office:value="2.001796875" calcext:value-type="float">
            <text:p>2.0018</text:p>
          </table:table-cell>
          <table:table-cell table:style-name="ce4" table:formula="of:=[.AB89]+[.AC88]" office:value-type="float" office:value="174.00065625" calcext:value-type="float">
            <text:p>174.0007</text:p>
          </table:table-cell>
          <table:table-cell table:style-name="ce12" table:formula="of:=[.AC89]-2*([.$B89]-1)" office:value-type="float" office:value="0.000656250000020009" calcext:value-type="float">
            <text:p>0.00065625</text:p>
          </table:table-cell>
          <table:table-cell table:style-name="Default" office:value-type="float" office:value="63625443193818.4" calcext:value-type="float">
            <text:p>63625443193818.4</text:p>
          </table:table-cell>
          <table:table-cell table:style-name="ce4" table:formula="of:=([.AE89]-[.AE88])/1000" office:value-type="float" office:value="2.000703125" calcext:value-type="float">
            <text:p>2.0007</text:p>
          </table:table-cell>
          <table:table-cell table:style-name="ce4" table:formula="of:=[.AF89]+[.AG88]" office:value-type="float" office:value="174.0004609375" calcext:value-type="float">
            <text:p>174.0005</text:p>
          </table:table-cell>
          <table:table-cell table:style-name="ce13" table:formula="of:=[.AG89]-2*([.$B89]-1)" office:value-type="float" office:value="0.000460937500065484" calcext:value-type="float">
            <text:p>0.0004609375</text:p>
          </table:table-cell>
          <table:table-cell table:style-name="Default" office:value-type="float" office:value="63625443657607" calcext:value-type="float">
            <text:p>63625443657607</text:p>
          </table:table-cell>
          <table:table-cell table:style-name="ce4" table:formula="of:=([.AI89]-[.AI88])/1000" office:value-type="float" office:value="1.99971875" calcext:value-type="float">
            <text:p>1.9997</text:p>
          </table:table-cell>
          <table:table-cell table:style-name="ce4" table:formula="of:=[.AJ89]+[.AK88]" office:value-type="float" office:value="173.9988828125" calcext:value-type="float">
            <text:p>173.9989</text:p>
          </table:table-cell>
          <table:table-cell table:style-name="ce14" table:formula="of:=[.AK89]-2*([.$B89]-1)" office:value-type="float" office:value="-0.00111718750005707" calcext:value-type="float">
            <text:p>-0.0011171875</text:p>
          </table:table-cell>
          <table:table-cell table:style-name="Default" office:value-type="float" office:value="63625444133900" calcext:value-type="float">
            <text:p>63625444133900</text:p>
          </table:table-cell>
          <table:table-cell table:style-name="ce4" table:formula="of:=([.AM89]-[.AM88])/1000" office:value-type="float" office:value="1.9974296875" calcext:value-type="float">
            <text:p>1.9974</text:p>
          </table:table-cell>
          <table:table-cell table:style-name="ce4" table:formula="of:=[.AN89]+[.AO88]" office:value-type="float" office:value="173.9990703125" calcext:value-type="float">
            <text:p>173.9991</text:p>
          </table:table-cell>
          <table:table-cell table:style-name="ce15" table:formula="of:=[.AO89]-2*([.$B89]-1)" office:value-type="float" office:value="-0.000929687500018872" calcext:value-type="float">
            <text:p>-0.0009296875</text:p>
          </table:table-cell>
          <table:table-cell table:style-name="Default" office:value-type="float" office:value="63625444596242.1" calcext:value-type="float">
            <text:p>63625444596242.1</text:p>
          </table:table-cell>
          <table:table-cell table:style-name="ce4" table:formula="of:=([.AQ89]-[.AQ88])/1000" office:value-type="float" office:value="2.0148359375" calcext:value-type="float">
            <text:p>2.0148</text:p>
          </table:table-cell>
          <table:table-cell table:style-name="ce4" table:formula="of:=[.AR89]+[.AS88]" office:value-type="float" office:value="174.0141875" calcext:value-type="float">
            <text:p>174.0142</text:p>
          </table:table-cell>
          <table:table-cell table:style-name="ce16" table:formula="of:=[.AS89]-2*([.$B89]-1)" office:value-type="float" office:value="0.0141874999999914" calcext:value-type="float">
            <text:p>0.0141875</text:p>
          </table:table-cell>
          <table:table-cell table:style-name="Default" office:value-type="float" office:value="63625445066873.2" calcext:value-type="float">
            <text:p>63625445066873.2</text:p>
          </table:table-cell>
          <table:table-cell table:style-name="ce4" table:formula="of:=([.AU89]-[.AU88])/1000" office:value-type="float" office:value="2.0010859375" calcext:value-type="float">
            <text:p>2.0011</text:p>
          </table:table-cell>
          <table:table-cell table:style-name="ce4" table:formula="of:=[.AV89]+[.AW88]" office:value-type="float" office:value="174.0001875" calcext:value-type="float">
            <text:p>174.0002</text:p>
          </table:table-cell>
          <table:table-cell table:style-name="ce17" table:formula="of:=[.AW89]-2*([.$B89]-1)" office:value-type="float" office:value="0.000187500000038199" calcext:value-type="float">
            <text:p>0.0001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89" calcext:value-type="float">
            <text:p>89</text:p>
          </table:table-cell>
          <table:table-cell office:value-type="float" office:value="63625439657835.5" calcext:value-type="float">
            <text:p>63625439657835.5</text:p>
          </table:table-cell>
          <table:table-cell table:formula="of:=([.C90]-[.C89])/1000" office:value-type="float" office:value="2.0008359375" calcext:value-type="float">
            <text:p>2.0008</text:p>
          </table:table-cell>
          <table:table-cell table:formula="of:=[.D90]+[.E89]" office:value-type="float" office:value="176.001140625" calcext:value-type="float">
            <text:p>176.0011</text:p>
          </table:table-cell>
          <table:table-cell table:style-name="ce6" table:formula="of:=[.E90]-2*([.$B90]-1)" office:value-type="float" office:value="0.00114062500006185" calcext:value-type="float">
            <text:p>0.001140625</text:p>
          </table:table-cell>
          <table:table-cell table:style-name="Default" office:value-type="float" office:value="63625440320558.1" calcext:value-type="float">
            <text:p>63625440320558.1</text:p>
          </table:table-cell>
          <table:table-cell table:style-name="ce4" table:formula="of:=([.G90]-[.G89])/1000" office:value-type="float" office:value="1.998796875" calcext:value-type="float">
            <text:p>1.9988</text:p>
          </table:table-cell>
          <table:table-cell table:style-name="ce4" table:formula="of:=[.H90]+[.I89]" office:value-type="float" office:value="175.99871875" calcext:value-type="float">
            <text:p>175.9987</text:p>
          </table:table-cell>
          <table:table-cell table:style-name="ce7" table:formula="of:=[.I90]-2*([.$B90]-1)" office:value-type="float" office:value="-0.00128125000003365" calcext:value-type="float">
            <text:p>-0.00128125</text:p>
          </table:table-cell>
          <table:table-cell table:style-name="Default" office:value-type="float" office:value="63625440790526.9" calcext:value-type="float">
            <text:p>63625440790526.9</text:p>
          </table:table-cell>
          <table:table-cell table:style-name="ce4" table:formula="of:=([.K90]-[.K89])/1000" office:value-type="float" office:value="2.0008359375" calcext:value-type="float">
            <text:p>2.0008</text:p>
          </table:table-cell>
          <table:table-cell table:style-name="ce4" table:formula="of:=[.L90]+[.M89]" office:value-type="float" office:value="175.999578125" calcext:value-type="float">
            <text:p>175.9996</text:p>
          </table:table-cell>
          <table:table-cell table:style-name="ce8" table:formula="of:=[.M90]-2*([.$B90]-1)" office:value-type="float" office:value="-0.000421874999943839" calcext:value-type="float">
            <text:p>-0.000421875</text:p>
          </table:table-cell>
          <table:table-cell table:style-name="Default" office:value-type="float" office:value="63625441267260" calcext:value-type="float">
            <text:p>63625441267260</text:p>
          </table:table-cell>
          <table:table-cell table:style-name="ce4" table:formula="of:=([.O90]-[.O89])/1000" office:value-type="float" office:value="2.0014140625" calcext:value-type="float">
            <text:p>2.0014</text:p>
          </table:table-cell>
          <table:table-cell table:style-name="ce4" table:formula="of:=[.P90]+[.Q89]" office:value-type="float" office:value="176.0009375" calcext:value-type="float">
            <text:p>176.0009</text:p>
          </table:table-cell>
          <table:table-cell table:style-name="ce9" table:formula="of:=[.Q90]-2*([.$B90]-1)" office:value-type="float" office:value="0.000937500000105729" calcext:value-type="float">
            <text:p>0.0009375</text:p>
          </table:table-cell>
          <table:table-cell table:style-name="Default" office:value-type="float" office:value="63625441766390.7" calcext:value-type="float">
            <text:p>63625441766390.7</text:p>
          </table:table-cell>
          <table:table-cell table:style-name="ce4" table:formula="of:=([.S90]-[.S89])/1000" office:value-type="float" office:value="2.0007890625" calcext:value-type="float">
            <text:p>2.0008</text:p>
          </table:table-cell>
          <table:table-cell table:style-name="ce4" table:formula="of:=[.T90]+[.U89]" office:value-type="float" office:value="175.999421875" calcext:value-type="float">
            <text:p>175.9994</text:p>
          </table:table-cell>
          <table:table-cell table:style-name="ce10" table:formula="of:=[.U90]-2*([.$B90]-1)" office:value-type="float" office:value="-0.000578125000004093" calcext:value-type="float">
            <text:p>-0.000578125</text:p>
          </table:table-cell>
          <table:table-cell table:style-name="Default" office:value-type="float" office:value="63625442256064.7" calcext:value-type="float">
            <text:p>63625442256064.7</text:p>
          </table:table-cell>
          <table:table-cell table:style-name="ce4" table:formula="of:=([.W90]-[.W89])/1000" office:value-type="float" office:value="2.0030859375" calcext:value-type="float">
            <text:p>2.0031</text:p>
          </table:table-cell>
          <table:table-cell table:style-name="ce4" table:formula="of:=[.X90]+[.Y89]" office:value-type="float" office:value="176.001875" calcext:value-type="float">
            <text:p>176.0019</text:p>
          </table:table-cell>
          <table:table-cell table:style-name="ce11" table:formula="of:=[.Y90]-2*([.$B90]-1)" office:value-type="float" office:value="0.00187500000001251" calcext:value-type="float">
            <text:p>0.001875</text:p>
          </table:table-cell>
          <table:table-cell table:style-name="Default" office:value-type="float" office:value="63625442733930.3" calcext:value-type="float">
            <text:p>63625442733930.3</text:p>
          </table:table-cell>
          <table:table-cell table:style-name="ce4" table:formula="of:=([.AA90]-[.AA89])/1000" office:value-type="float" office:value="1.9985078125" calcext:value-type="float">
            <text:p>1.9985</text:p>
          </table:table-cell>
          <table:table-cell table:style-name="ce4" table:formula="of:=[.AB90]+[.AC89]" office:value-type="float" office:value="175.9991640625" calcext:value-type="float">
            <text:p>175.9992</text:p>
          </table:table-cell>
          <table:table-cell table:style-name="ce12" table:formula="of:=[.AC90]-2*([.$B90]-1)" office:value-type="float" office:value="-0.000835937499971351" calcext:value-type="float">
            <text:p>-0.0008359375</text:p>
          </table:table-cell>
          <table:table-cell table:style-name="Default" office:value-type="float" office:value="63625443195817.7" calcext:value-type="float">
            <text:p>63625443195817.7</text:p>
          </table:table-cell>
          <table:table-cell table:style-name="ce4" table:formula="of:=([.AE90]-[.AE89])/1000" office:value-type="float" office:value="1.999265625" calcext:value-type="float">
            <text:p>1.9993</text:p>
          </table:table-cell>
          <table:table-cell table:style-name="ce4" table:formula="of:=[.AF90]+[.AG89]" office:value-type="float" office:value="175.9997265625" calcext:value-type="float">
            <text:p>175.9997</text:p>
          </table:table-cell>
          <table:table-cell table:style-name="ce13" table:formula="of:=[.AG90]-2*([.$B90]-1)" office:value-type="float" office:value="-0.00027343749994202" calcext:value-type="float">
            <text:p>-0.0002734375</text:p>
          </table:table-cell>
          <table:table-cell table:style-name="Default" office:value-type="float" office:value="63625443659607" calcext:value-type="float">
            <text:p>63625443659607</text:p>
          </table:table-cell>
          <table:table-cell table:style-name="ce4" table:formula="of:=([.AI90]-[.AI89])/1000" office:value-type="float" office:value="1.9999921875" calcext:value-type="float">
            <text:p>2.0000</text:p>
          </table:table-cell>
          <table:table-cell table:style-name="ce4" table:formula="of:=[.AJ90]+[.AK89]" office:value-type="float" office:value="175.998875" calcext:value-type="float">
            <text:p>175.9989</text:p>
          </table:table-cell>
          <table:table-cell table:style-name="ce14" table:formula="of:=[.AK90]-2*([.$B90]-1)" office:value-type="float" office:value="-0.00112500000005866" calcext:value-type="float">
            <text:p>-0.001125</text:p>
          </table:table-cell>
          <table:table-cell table:style-name="Default" office:value-type="float" office:value="63625444135899.9" calcext:value-type="float">
            <text:p>63625444135899.9</text:p>
          </table:table-cell>
          <table:table-cell table:style-name="ce4" table:formula="of:=([.AM90]-[.AM89])/1000" office:value-type="float" office:value="1.999875" calcext:value-type="float">
            <text:p>1.9999</text:p>
          </table:table-cell>
          <table:table-cell table:style-name="ce4" table:formula="of:=[.AN90]+[.AO89]" office:value-type="float" office:value="175.9989453125" calcext:value-type="float">
            <text:p>175.9989</text:p>
          </table:table-cell>
          <table:table-cell table:style-name="ce15" table:formula="of:=[.AO90]-2*([.$B90]-1)" office:value-type="float" office:value="-0.00105468750001592" calcext:value-type="float">
            <text:p>-0.0010546875</text:p>
          </table:table-cell>
          <table:table-cell table:style-name="Default" office:value-type="float" office:value="63625444598228.4" calcext:value-type="float">
            <text:p>63625444598228.4</text:p>
          </table:table-cell>
          <table:table-cell table:style-name="ce4" table:formula="of:=([.AQ90]-[.AQ89])/1000" office:value-type="float" office:value="1.9862578125" calcext:value-type="float">
            <text:p>1.9863</text:p>
          </table:table-cell>
          <table:table-cell table:style-name="ce4" table:formula="of:=[.AR90]+[.AS89]" office:value-type="float" office:value="176.0004453125" calcext:value-type="float">
            <text:p>176.0004</text:p>
          </table:table-cell>
          <table:table-cell table:style-name="ce16" table:formula="of:=[.AS90]-2*([.$B90]-1)" office:value-type="float" office:value="0.000445312500005457" calcext:value-type="float">
            <text:p>0.0004453125</text:p>
          </table:table-cell>
          <table:table-cell table:style-name="Default" office:value-type="float" office:value="63625445068873.3" calcext:value-type="float">
            <text:p>63625445068873.3</text:p>
          </table:table-cell>
          <table:table-cell table:style-name="ce4" table:formula="of:=([.AU90]-[.AU89])/1000" office:value-type="float" office:value="2.0000390625" calcext:value-type="float">
            <text:p>2.0000</text:p>
          </table:table-cell>
          <table:table-cell table:style-name="ce4" table:formula="of:=[.AV90]+[.AW89]" office:value-type="float" office:value="176.0002265625" calcext:value-type="float">
            <text:p>176.0002</text:p>
          </table:table-cell>
          <table:table-cell table:style-name="ce17" table:formula="of:=[.AW90]-2*([.$B90]-1)" office:value-type="float" office:value="0.000226562500046157" calcext:value-type="float">
            <text:p>0.0002265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test</text:p>
          </table:table-cell>
          <table:table-cell table:style-name="ce3" office:value-type="float" office:value="90" calcext:value-type="float">
            <text:p>90</text:p>
          </table:table-cell>
          <table:table-cell office:value-type="float" office:value="63625439659836.4" calcext:value-type="float">
            <text:p>63625439659836.4</text:p>
          </table:table-cell>
          <table:table-cell table:formula="of:=([.C91]-[.C90])/1000" office:value-type="float" office:value="2.000921875" calcext:value-type="float">
            <text:p>2.0009</text:p>
          </table:table-cell>
          <table:table-cell table:formula="of:=[.D91]+[.E90]" office:value-type="float" office:value="178.0020625" calcext:value-type="float">
            <text:p>178.0021</text:p>
          </table:table-cell>
          <table:table-cell table:style-name="ce6" table:formula="of:=[.E91]-2*([.$B91]-1)" office:value-type="float" office:value="0.0020625000000507" calcext:value-type="float">
            <text:p>0.0020625</text:p>
          </table:table-cell>
          <table:table-cell table:style-name="Default" office:value-type="float" office:value="63625440322559.6" calcext:value-type="float">
            <text:p>63625440322559.6</text:p>
          </table:table-cell>
          <table:table-cell table:style-name="ce4" table:formula="of:=([.G91]-[.G90])/1000" office:value-type="float" office:value="2.0014375" calcext:value-type="float">
            <text:p>2.0014</text:p>
          </table:table-cell>
          <table:table-cell table:style-name="ce4" table:formula="of:=[.H91]+[.I90]" office:value-type="float" office:value="178.00015625" calcext:value-type="float">
            <text:p>178.0002</text:p>
          </table:table-cell>
          <table:table-cell table:style-name="ce7" table:formula="of:=[.I91]-2*([.$B91]-1)" office:value-type="float" office:value="0.000156249999974989" calcext:value-type="float">
            <text:p>0.00015625</text:p>
          </table:table-cell>
          <table:table-cell table:style-name="Default" office:value-type="float" office:value="63625440792527.3" calcext:value-type="float">
            <text:p>63625440792527.3</text:p>
          </table:table-cell>
          <table:table-cell table:style-name="ce4" table:formula="of:=([.K91]-[.K90])/1000" office:value-type="float" office:value="2.00040625" calcext:value-type="float">
            <text:p>2.0004</text:p>
          </table:table-cell>
          <table:table-cell table:style-name="ce4" table:formula="of:=[.L91]+[.M90]" office:value-type="float" office:value="177.999984375" calcext:value-type="float">
            <text:p>178.0000</text:p>
          </table:table-cell>
          <table:table-cell table:style-name="ce8" table:formula="of:=[.M91]-2*([.$B91]-1)" office:value-type="float" office:value="-0.0000156249999463398" calcext:value-type="float">
            <text:p>-0.000015625</text:p>
          </table:table-cell>
          <table:table-cell table:style-name="Default" office:value-type="float" office:value="63625441269260.8" calcext:value-type="float">
            <text:p>63625441269260.8</text:p>
          </table:table-cell>
          <table:table-cell table:style-name="ce4" table:formula="of:=([.O91]-[.O90])/1000" office:value-type="float" office:value="2.0007265625" calcext:value-type="float">
            <text:p>2.0007</text:p>
          </table:table-cell>
          <table:table-cell table:style-name="ce4" table:formula="of:=[.P91]+[.Q90]" office:value-type="float" office:value="178.0016640625" calcext:value-type="float">
            <text:p>178.0017</text:p>
          </table:table-cell>
          <table:table-cell table:style-name="ce9" table:formula="of:=[.Q91]-2*([.$B91]-1)" office:value-type="float" office:value="0.00166406250011164" calcext:value-type="float">
            <text:p>0.0016640625</text:p>
          </table:table-cell>
          <table:table-cell table:style-name="Default" office:value-type="float" office:value="63625441768392.2" calcext:value-type="float">
            <text:p>63625441768392.2</text:p>
          </table:table-cell>
          <table:table-cell table:style-name="ce4" table:formula="of:=([.S91]-[.S90])/1000" office:value-type="float" office:value="2.0015234375" calcext:value-type="float">
            <text:p>2.0015</text:p>
          </table:table-cell>
          <table:table-cell table:style-name="ce4" table:formula="of:=[.T91]+[.U90]" office:value-type="float" office:value="178.0009453125" calcext:value-type="float">
            <text:p>178.0009</text:p>
          </table:table-cell>
          <table:table-cell table:style-name="ce10" table:formula="of:=[.U91]-2*([.$B91]-1)" office:value-type="float" office:value="0.000945312499993634" calcext:value-type="float">
            <text:p>0.0009453125</text:p>
          </table:table-cell>
          <table:table-cell table:style-name="Default" office:value-type="float" office:value="63625442258064.2" calcext:value-type="float">
            <text:p>63625442258064.2</text:p>
          </table:table-cell>
          <table:table-cell table:style-name="ce4" table:formula="of:=([.W91]-[.W90])/1000" office:value-type="float" office:value="1.9994140625" calcext:value-type="float">
            <text:p>1.9994</text:p>
          </table:table-cell>
          <table:table-cell table:style-name="ce4" table:formula="of:=[.X91]+[.Y90]" office:value-type="float" office:value="178.0012890625" calcext:value-type="float">
            <text:p>178.0013</text:p>
          </table:table-cell>
          <table:table-cell table:style-name="ce11" table:formula="of:=[.Y91]-2*([.$B91]-1)" office:value-type="float" office:value="0.00128906250000682" calcext:value-type="float">
            <text:p>0.0012890625</text:p>
          </table:table-cell>
          <table:table-cell table:style-name="Default" office:value-type="float" office:value="63625442735930.2" calcext:value-type="float">
            <text:p>63625442735930.2</text:p>
          </table:table-cell>
          <table:table-cell table:style-name="ce4" table:formula="of:=([.AA91]-[.AA90])/1000" office:value-type="float" office:value="1.9999453125" calcext:value-type="float">
            <text:p>1.9999</text:p>
          </table:table-cell>
          <table:table-cell table:style-name="ce4" table:formula="of:=[.AB91]+[.AC90]" office:value-type="float" office:value="177.999109375" calcext:value-type="float">
            <text:p>177.9991</text:p>
          </table:table-cell>
          <table:table-cell table:style-name="ce12" table:formula="of:=[.AC91]-2*([.$B91]-1)" office:value-type="float" office:value="-0.000890624999982492" calcext:value-type="float">
            <text:p>-0.000890625</text:p>
          </table:table-cell>
          <table:table-cell table:style-name="Default" office:value-type="float" office:value="63625443197818.9" calcext:value-type="float">
            <text:p>63625443197818.9</text:p>
          </table:table-cell>
          <table:table-cell table:style-name="ce4" table:formula="of:=([.AE91]-[.AE90])/1000" office:value-type="float" office:value="2.0011953125" calcext:value-type="float">
            <text:p>2.0012</text:p>
          </table:table-cell>
          <table:table-cell table:style-name="ce4" table:formula="of:=[.AF91]+[.AG90]" office:value-type="float" office:value="178.000921875" calcext:value-type="float">
            <text:p>178.0009</text:p>
          </table:table-cell>
          <table:table-cell table:style-name="ce13" table:formula="of:=[.AG91]-2*([.$B91]-1)" office:value-type="float" office:value="0.000921875000045702" calcext:value-type="float">
            <text:p>0.000921875</text:p>
          </table:table-cell>
          <table:table-cell table:style-name="Default" office:value-type="float" office:value="63625443661606.7" calcext:value-type="float">
            <text:p>63625443661606.7</text:p>
          </table:table-cell>
          <table:table-cell table:style-name="ce4" table:formula="of:=([.AI91]-[.AI90])/1000" office:value-type="float" office:value="1.99971875" calcext:value-type="float">
            <text:p>1.9997</text:p>
          </table:table-cell>
          <table:table-cell table:style-name="ce4" table:formula="of:=[.AJ91]+[.AK90]" office:value-type="float" office:value="177.99859375" calcext:value-type="float">
            <text:p>177.9986</text:p>
          </table:table-cell>
          <table:table-cell table:style-name="ce14" table:formula="of:=[.AK91]-2*([.$B91]-1)" office:value-type="float" office:value="-0.00140625000005912" calcext:value-type="float">
            <text:p>-0.00140625</text:p>
          </table:table-cell>
          <table:table-cell table:style-name="Default" office:value-type="float" office:value="63625444137900.2" calcext:value-type="float">
            <text:p>63625444137900.2</text:p>
          </table:table-cell>
          <table:table-cell table:style-name="ce4" table:formula="of:=([.AM91]-[.AM90])/1000" office:value-type="float" office:value="2.0003046875" calcext:value-type="float">
            <text:p>2.0003</text:p>
          </table:table-cell>
          <table:table-cell table:style-name="ce4" table:formula="of:=[.AN91]+[.AO90]" office:value-type="float" office:value="177.99925" calcext:value-type="float">
            <text:p>177.9993</text:p>
          </table:table-cell>
          <table:table-cell table:style-name="ce15" table:formula="of:=[.AO91]-2*([.$B91]-1)" office:value-type="float" office:value="-0.000750000000010687" calcext:value-type="float">
            <text:p>-0.00075</text:p>
          </table:table-cell>
          <table:table-cell table:style-name="Default" office:value-type="float" office:value="63625444600229.8" calcext:value-type="float">
            <text:p>63625444600229.8</text:p>
          </table:table-cell>
          <table:table-cell table:style-name="ce4" table:formula="of:=([.AQ91]-[.AQ90])/1000" office:value-type="float" office:value="2.00146875" calcext:value-type="float">
            <text:p>2.0015</text:p>
          </table:table-cell>
          <table:table-cell table:style-name="ce4" table:formula="of:=[.AR91]+[.AS90]" office:value-type="float" office:value="178.0019140625" calcext:value-type="float">
            <text:p>178.0019</text:p>
          </table:table-cell>
          <table:table-cell table:style-name="ce16" table:formula="of:=[.AS91]-2*([.$B91]-1)" office:value-type="float" office:value="0.00191406249999204" calcext:value-type="float">
            <text:p>0.0019140625</text:p>
          </table:table-cell>
          <table:table-cell table:style-name="Default" office:value-type="float" office:value="63625445070872.1" calcext:value-type="float">
            <text:p>63625445070872.1</text:p>
          </table:table-cell>
          <table:table-cell table:style-name="ce4" table:formula="of:=([.AU91]-[.AU90])/1000" office:value-type="float" office:value="1.99884375" calcext:value-type="float">
            <text:p>1.9988</text:p>
          </table:table-cell>
          <table:table-cell table:style-name="ce4" table:formula="of:=[.AV91]+[.AW90]" office:value-type="float" office:value="177.9990703125" calcext:value-type="float">
            <text:p>177.9991</text:p>
          </table:table-cell>
          <table:table-cell table:style-name="ce17" table:formula="of:=[.AW91]-2*([.$B91]-1)" office:value-type="float" office:value="-0.000929687499962029" calcext:value-type="float">
            <text:p>-0.0009296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eedback</text:p>
          </table:table-cell>
          <table:table-cell table:style-name="ce3" office:value-type="float" office:value="91" calcext:value-type="float">
            <text:p>91</text:p>
          </table:table-cell>
          <table:table-cell office:value-type="float" office:value="63625439661834" calcext:value-type="float">
            <text:p>63625439661834</text:p>
          </table:table-cell>
          <table:table-cell table:formula="of:=([.C92]-[.C91])/1000" office:value-type="float" office:value="1.9975703125" calcext:value-type="float">
            <text:p>1.9976</text:p>
          </table:table-cell>
          <table:table-cell table:formula="of:=[.D92]+[.E91]" office:value-type="float" office:value="179.9996328125" calcext:value-type="float">
            <text:p>179.9996</text:p>
          </table:table-cell>
          <table:table-cell table:style-name="ce6" table:formula="of:=[.E92]-2*([.$B92]-1)" office:value-type="float" office:value="-0.000367187499961119" calcext:value-type="float">
            <text:p>-0.0003671875</text:p>
          </table:table-cell>
          <table:table-cell table:style-name="Default" office:value-type="float" office:value="63625440324558.4" calcext:value-type="float">
            <text:p>63625440324558.4</text:p>
          </table:table-cell>
          <table:table-cell table:style-name="ce4" table:formula="of:=([.G92]-[.G91])/1000" office:value-type="float" office:value="1.99884375" calcext:value-type="float">
            <text:p>1.9988</text:p>
          </table:table-cell>
          <table:table-cell table:style-name="ce4" table:formula="of:=[.H92]+[.I91]" office:value-type="float" office:value="179.999" calcext:value-type="float">
            <text:p>179.9990</text:p>
          </table:table-cell>
          <table:table-cell table:style-name="ce7" table:formula="of:=[.I92]-2*([.$B92]-1)" office:value-type="float" office:value="-0.0010000000000332" calcext:value-type="float">
            <text:p>-0.001</text:p>
          </table:table-cell>
          <table:table-cell table:style-name="Default" office:value-type="float" office:value="63625440794528.3" calcext:value-type="float">
            <text:p>63625440794528.3</text:p>
          </table:table-cell>
          <table:table-cell table:style-name="ce4" table:formula="of:=([.K92]-[.K91])/1000" office:value-type="float" office:value="2.0010703125" calcext:value-type="float">
            <text:p>2.0011</text:p>
          </table:table-cell>
          <table:table-cell table:style-name="ce4" table:formula="of:=[.L92]+[.M91]" office:value-type="float" office:value="180.0010546875" calcext:value-type="float">
            <text:p>180.0011</text:p>
          </table:table-cell>
          <table:table-cell table:style-name="ce8" table:formula="of:=[.M92]-2*([.$B92]-1)" office:value-type="float" office:value="0.00105468750004434" calcext:value-type="float">
            <text:p>0.0010546875</text:p>
          </table:table-cell>
          <table:table-cell table:style-name="Default" office:value-type="float" office:value="63625441271260" calcext:value-type="float">
            <text:p>63625441271260</text:p>
          </table:table-cell>
          <table:table-cell table:style-name="ce4" table:formula="of:=([.O92]-[.O91])/1000" office:value-type="float" office:value="1.9991875" calcext:value-type="float">
            <text:p>1.9992</text:p>
          </table:table-cell>
          <table:table-cell table:style-name="ce4" table:formula="of:=[.P92]+[.Q91]" office:value-type="float" office:value="180.0008515625" calcext:value-type="float">
            <text:p>180.0009</text:p>
          </table:table-cell>
          <table:table-cell table:style-name="ce9" table:formula="of:=[.Q92]-2*([.$B92]-1)" office:value-type="float" office:value="0.000851562500116643" calcext:value-type="float">
            <text:p>0.0008515625</text:p>
          </table:table-cell>
          <table:table-cell table:style-name="Default" office:value-type="float" office:value="63625441770391" calcext:value-type="float">
            <text:p>63625441770391</text:p>
          </table:table-cell>
          <table:table-cell table:style-name="ce4" table:formula="of:=([.S92]-[.S91])/1000" office:value-type="float" office:value="1.99878125" calcext:value-type="float">
            <text:p>1.9988</text:p>
          </table:table-cell>
          <table:table-cell table:style-name="ce4" table:formula="of:=[.T92]+[.U91]" office:value-type="float" office:value="179.9997265625" calcext:value-type="float">
            <text:p>179.9997</text:p>
          </table:table-cell>
          <table:table-cell table:style-name="ce10" table:formula="of:=[.U92]-2*([.$B92]-1)" office:value-type="float" office:value="-0.000273437499998863" calcext:value-type="float">
            <text:p>-0.0002734375</text:p>
          </table:table-cell>
          <table:table-cell table:style-name="Default" office:value-type="float" office:value="63625442260062.2" calcext:value-type="float">
            <text:p>63625442260062.2</text:p>
          </table:table-cell>
          <table:table-cell table:style-name="ce4" table:formula="of:=([.W92]-[.W91])/1000" office:value-type="float" office:value="1.9979921875" calcext:value-type="float">
            <text:p>1.9980</text:p>
          </table:table-cell>
          <table:table-cell table:style-name="ce4" table:formula="of:=[.X92]+[.Y91]" office:value-type="float" office:value="179.99928125" calcext:value-type="float">
            <text:p>179.9993</text:p>
          </table:table-cell>
          <table:table-cell table:style-name="ce11" table:formula="of:=[.Y92]-2*([.$B92]-1)" office:value-type="float" office:value="-0.00071875000000432" calcext:value-type="float">
            <text:p>-0.00071875</text:p>
          </table:table-cell>
          <table:table-cell table:style-name="Default" office:value-type="float" office:value="63625442737929.8" calcext:value-type="float">
            <text:p>63625442737929.8</text:p>
          </table:table-cell>
          <table:table-cell table:style-name="ce4" table:formula="of:=([.AA92]-[.AA91])/1000" office:value-type="float" office:value="1.999578125" calcext:value-type="float">
            <text:p>1.9996</text:p>
          </table:table-cell>
          <table:table-cell table:style-name="ce4" table:formula="of:=[.AB92]+[.AC91]" office:value-type="float" office:value="179.9986875" calcext:value-type="float">
            <text:p>179.9987</text:p>
          </table:table-cell>
          <table:table-cell table:style-name="ce12" table:formula="of:=[.AC92]-2*([.$B92]-1)" office:value-type="float" office:value="-0.00131249999998317" calcext:value-type="float">
            <text:p>-0.0013125</text:p>
          </table:table-cell>
          <table:table-cell table:style-name="Default" office:value-type="float" office:value="63625443199817" calcext:value-type="float">
            <text:p>63625443199817</text:p>
          </table:table-cell>
          <table:table-cell table:style-name="ce4" table:formula="of:=([.AE92]-[.AE91])/1000" office:value-type="float" office:value="1.9980859375" calcext:value-type="float">
            <text:p>1.9981</text:p>
          </table:table-cell>
          <table:table-cell table:style-name="ce4" table:formula="of:=[.AF92]+[.AG91]" office:value-type="float" office:value="179.9990078125" calcext:value-type="float">
            <text:p>179.9990</text:p>
          </table:table-cell>
          <table:table-cell table:style-name="ce13" table:formula="of:=[.AG92]-2*([.$B92]-1)" office:value-type="float" office:value="-0.00099218749994634" calcext:value-type="float">
            <text:p>-0.0009921875</text:p>
          </table:table-cell>
          <table:table-cell table:style-name="Default" office:value-type="float" office:value="63625443663606.9" calcext:value-type="float">
            <text:p>63625443663606.9</text:p>
          </table:table-cell>
          <table:table-cell table:style-name="ce4" table:formula="of:=([.AI92]-[.AI91])/1000" office:value-type="float" office:value="2.0002109375" calcext:value-type="float">
            <text:p>2.0002</text:p>
          </table:table-cell>
          <table:table-cell table:style-name="ce4" table:formula="of:=[.AJ92]+[.AK91]" office:value-type="float" office:value="179.9988046875" calcext:value-type="float">
            <text:p>179.9988</text:p>
          </table:table-cell>
          <table:table-cell table:style-name="ce14" table:formula="of:=[.AK92]-2*([.$B92]-1)" office:value-type="float" office:value="-0.00119531250007299" calcext:value-type="float">
            <text:p>-0.0011953125</text:p>
          </table:table-cell>
          <table:table-cell table:style-name="Default" office:value-type="float" office:value="63625444139899.9" calcext:value-type="float">
            <text:p>63625444139899.9</text:p>
          </table:table-cell>
          <table:table-cell table:style-name="ce4" table:formula="of:=([.AM92]-[.AM91])/1000" office:value-type="float" office:value="1.999703125" calcext:value-type="float">
            <text:p>1.9997</text:p>
          </table:table-cell>
          <table:table-cell table:style-name="ce4" table:formula="of:=[.AN92]+[.AO91]" office:value-type="float" office:value="179.998953125" calcext:value-type="float">
            <text:p>179.9990</text:p>
          </table:table-cell>
          <table:table-cell table:style-name="ce15" table:formula="of:=[.AO92]-2*([.$B92]-1)" office:value-type="float" office:value="-0.00104687500001432" calcext:value-type="float">
            <text:p>-0.001046875</text:p>
          </table:table-cell>
          <table:table-cell table:style-name="Default" office:value-type="float" office:value="63625444602227" calcext:value-type="float">
            <text:p>63625444602227</text:p>
          </table:table-cell>
          <table:table-cell table:style-name="ce4" table:formula="of:=([.AQ92]-[.AQ91])/1000" office:value-type="float" office:value="1.9971875" calcext:value-type="float">
            <text:p>1.9972</text:p>
          </table:table-cell>
          <table:table-cell table:style-name="ce4" table:formula="of:=[.AR92]+[.AS91]" office:value-type="float" office:value="179.9991015625" calcext:value-type="float">
            <text:p>179.9991</text:p>
          </table:table-cell>
          <table:table-cell table:style-name="ce16" table:formula="of:=[.AS92]-2*([.$B92]-1)" office:value-type="float" office:value="-0.000898437500012506" calcext:value-type="float">
            <text:p>-0.0008984375</text:p>
          </table:table-cell>
          <table:table-cell table:style-name="Default" office:value-type="float" office:value="63625445072871.7" calcext:value-type="float">
            <text:p>63625445072871.7</text:p>
          </table:table-cell>
          <table:table-cell table:style-name="ce4" table:formula="of:=([.AU92]-[.AU91])/1000" office:value-type="float" office:value="1.9995703125" calcext:value-type="float">
            <text:p>1.9996</text:p>
          </table:table-cell>
          <table:table-cell table:style-name="ce4" table:formula="of:=[.AV92]+[.AW91]" office:value-type="float" office:value="179.998640625" calcext:value-type="float">
            <text:p>179.9986</text:p>
          </table:table-cell>
          <table:table-cell table:style-name="ce17" table:formula="of:=[.AW92]-2*([.$B92]-1)" office:value-type="float" office:value="-0.0013593749999643" calcext:value-type="float">
            <text:p>-0.001359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92" calcext:value-type="float">
            <text:p>92</text:p>
          </table:table-cell>
          <table:table-cell office:value-type="float" office:value="63625439663834.6" calcext:value-type="float">
            <text:p>63625439663834.6</text:p>
          </table:table-cell>
          <table:table-cell table:formula="of:=([.C93]-[.C92])/1000" office:value-type="float" office:value="2.0006640625" calcext:value-type="float">
            <text:p>2.0007</text:p>
          </table:table-cell>
          <table:table-cell table:formula="of:=[.D93]+[.E92]" office:value-type="float" office:value="182.000296875" calcext:value-type="float">
            <text:p>182.0003</text:p>
          </table:table-cell>
          <table:table-cell table:style-name="ce6" table:formula="of:=[.E93]-2*([.$B93]-1)" office:value-type="float" office:value="0.00029687500003206" calcext:value-type="float">
            <text:p>0.000296875</text:p>
          </table:table-cell>
          <table:table-cell table:style-name="Default" office:value-type="float" office:value="63625440326559.6" calcext:value-type="float">
            <text:p>63625440326559.6</text:p>
          </table:table-cell>
          <table:table-cell table:style-name="ce4" table:formula="of:=([.G93]-[.G92])/1000" office:value-type="float" office:value="2.0011640625" calcext:value-type="float">
            <text:p>2.0012</text:p>
          </table:table-cell>
          <table:table-cell table:style-name="ce4" table:formula="of:=[.H93]+[.I92]" office:value-type="float" office:value="182.0001640625" calcext:value-type="float">
            <text:p>182.0002</text:p>
          </table:table-cell>
          <table:table-cell table:style-name="ce7" table:formula="of:=[.I93]-2*([.$B93]-1)" office:value-type="float" office:value="0.000164062499976581" calcext:value-type="float">
            <text:p>0.0001640625</text:p>
          </table:table-cell>
          <table:table-cell table:style-name="Default" office:value-type="float" office:value="63625440796529.2" calcext:value-type="float">
            <text:p>63625440796529.2</text:p>
          </table:table-cell>
          <table:table-cell table:style-name="ce4" table:formula="of:=([.K93]-[.K92])/1000" office:value-type="float" office:value="2.0008515625" calcext:value-type="float">
            <text:p>2.0009</text:p>
          </table:table-cell>
          <table:table-cell table:style-name="ce4" table:formula="of:=[.L93]+[.M92]" office:value-type="float" office:value="182.00190625" calcext:value-type="float">
            <text:p>182.0019</text:p>
          </table:table-cell>
          <table:table-cell table:style-name="ce8" table:formula="of:=[.M93]-2*([.$B93]-1)" office:value-type="float" office:value="0.00190625000004729" calcext:value-type="float">
            <text:p>0.00190625</text:p>
          </table:table-cell>
          <table:table-cell table:style-name="Default" office:value-type="float" office:value="63625441273258.6" calcext:value-type="float">
            <text:p>63625441273258.6</text:p>
          </table:table-cell>
          <table:table-cell table:style-name="ce4" table:formula="of:=([.O93]-[.O92])/1000" office:value-type="float" office:value="1.9986796875" calcext:value-type="float">
            <text:p>1.9987</text:p>
          </table:table-cell>
          <table:table-cell table:style-name="ce4" table:formula="of:=[.P93]+[.Q92]" office:value-type="float" office:value="181.99953125" calcext:value-type="float">
            <text:p>181.9995</text:p>
          </table:table-cell>
          <table:table-cell table:style-name="ce9" table:formula="of:=[.Q93]-2*([.$B93]-1)" office:value-type="float" office:value="-0.000468749999896545" calcext:value-type="float">
            <text:p>-0.00046875</text:p>
          </table:table-cell>
          <table:table-cell table:style-name="Default" office:value-type="float" office:value="63625441772390" calcext:value-type="float">
            <text:p>63625441772390</text:p>
          </table:table-cell>
          <table:table-cell table:style-name="ce4" table:formula="of:=([.S93]-[.S92])/1000" office:value-type="float" office:value="1.998953125" calcext:value-type="float">
            <text:p>1.9990</text:p>
          </table:table-cell>
          <table:table-cell table:style-name="ce4" table:formula="of:=[.T93]+[.U92]" office:value-type="float" office:value="181.9986796875" calcext:value-type="float">
            <text:p>181.9987</text:p>
          </table:table-cell>
          <table:table-cell table:style-name="ce10" table:formula="of:=[.U93]-2*([.$B93]-1)" office:value-type="float" office:value="-0.00132031249998477" calcext:value-type="float">
            <text:p>-0.0013203125</text:p>
          </table:table-cell>
          <table:table-cell table:style-name="Default" office:value-type="float" office:value="63625442262063.7" calcext:value-type="float">
            <text:p>63625442262063.7</text:p>
          </table:table-cell>
          <table:table-cell table:style-name="ce4" table:formula="of:=([.W93]-[.W92])/1000" office:value-type="float" office:value="2.0015703125" calcext:value-type="float">
            <text:p>2.0016</text:p>
          </table:table-cell>
          <table:table-cell table:style-name="ce4" table:formula="of:=[.X93]+[.Y92]" office:value-type="float" office:value="182.0008515625" calcext:value-type="float">
            <text:p>182.0009</text:p>
          </table:table-cell>
          <table:table-cell table:style-name="ce11" table:formula="of:=[.Y93]-2*([.$B93]-1)" office:value-type="float" office:value="0.000851562500002956" calcext:value-type="float">
            <text:p>0.0008515625</text:p>
          </table:table-cell>
          <table:table-cell table:style-name="Default" office:value-type="float" office:value="63625442739932.2" calcext:value-type="float">
            <text:p>63625442739932.2</text:p>
          </table:table-cell>
          <table:table-cell table:style-name="ce4" table:formula="of:=([.AA93]-[.AA92])/1000" office:value-type="float" office:value="2.0024140625" calcext:value-type="float">
            <text:p>2.0024</text:p>
          </table:table-cell>
          <table:table-cell table:style-name="ce4" table:formula="of:=[.AB93]+[.AC92]" office:value-type="float" office:value="182.0011015625" calcext:value-type="float">
            <text:p>182.0011</text:p>
          </table:table-cell>
          <table:table-cell table:style-name="ce12" table:formula="of:=[.AC93]-2*([.$B93]-1)" office:value-type="float" office:value="0.00110156250002547" calcext:value-type="float">
            <text:p>0.0011015625</text:p>
          </table:table-cell>
          <table:table-cell table:style-name="Default" office:value-type="float" office:value="63625443201817.7" calcext:value-type="float">
            <text:p>63625443201817.7</text:p>
          </table:table-cell>
          <table:table-cell table:style-name="ce4" table:formula="of:=([.AE93]-[.AE92])/1000" office:value-type="float" office:value="2.000703125" calcext:value-type="float">
            <text:p>2.0007</text:p>
          </table:table-cell>
          <table:table-cell table:style-name="ce4" table:formula="of:=[.AF93]+[.AG92]" office:value-type="float" office:value="181.9997109375" calcext:value-type="float">
            <text:p>181.9997</text:p>
          </table:table-cell>
          <table:table-cell table:style-name="ce13" table:formula="of:=[.AG93]-2*([.$B93]-1)" office:value-type="float" office:value="-0.000289062499945203" calcext:value-type="float">
            <text:p>-0.0002890625</text:p>
          </table:table-cell>
          <table:table-cell table:style-name="Default" office:value-type="float" office:value="63625443665609.8" calcext:value-type="float">
            <text:p>63625443665609.8</text:p>
          </table:table-cell>
          <table:table-cell table:style-name="ce4" table:formula="of:=([.AI93]-[.AI92])/1000" office:value-type="float" office:value="2.0028984375" calcext:value-type="float">
            <text:p>2.0029</text:p>
          </table:table-cell>
          <table:table-cell table:style-name="ce4" table:formula="of:=[.AJ93]+[.AK92]" office:value-type="float" office:value="182.001703125" calcext:value-type="float">
            <text:p>182.0017</text:p>
          </table:table-cell>
          <table:table-cell table:style-name="ce14" table:formula="of:=[.AK93]-2*([.$B93]-1)" office:value-type="float" office:value="0.00170312499992065" calcext:value-type="float">
            <text:p>0.001703125</text:p>
          </table:table-cell>
          <table:table-cell table:style-name="Default" office:value-type="float" office:value="63625444141900.1" calcext:value-type="float">
            <text:p>63625444141900.1</text:p>
          </table:table-cell>
          <table:table-cell table:style-name="ce4" table:formula="of:=([.AM93]-[.AM92])/1000" office:value-type="float" office:value="2.0001796875" calcext:value-type="float">
            <text:p>2.0002</text:p>
          </table:table-cell>
          <table:table-cell table:style-name="ce4" table:formula="of:=[.AN93]+[.AO92]" office:value-type="float" office:value="181.9991328125" calcext:value-type="float">
            <text:p>181.9991</text:p>
          </table:table-cell>
          <table:table-cell table:style-name="ce15" table:formula="of:=[.AO93]-2*([.$B93]-1)" office:value-type="float" office:value="-0.000867187500006139" calcext:value-type="float">
            <text:p>-0.0008671875</text:p>
          </table:table-cell>
          <table:table-cell table:style-name="Default" office:value-type="float" office:value="63625444604228.7" calcext:value-type="float">
            <text:p>63625444604228.7</text:p>
          </table:table-cell>
          <table:table-cell table:style-name="ce4" table:formula="of:=([.AQ93]-[.AQ92])/1000" office:value-type="float" office:value="2.0016953125" calcext:value-type="float">
            <text:p>2.0017</text:p>
          </table:table-cell>
          <table:table-cell table:style-name="ce4" table:formula="of:=[.AR93]+[.AS92]" office:value-type="float" office:value="182.000796875" calcext:value-type="float">
            <text:p>182.0008</text:p>
          </table:table-cell>
          <table:table-cell table:style-name="ce16" table:formula="of:=[.AS93]-2*([.$B93]-1)" office:value-type="float" office:value="0.000796874999991815" calcext:value-type="float">
            <text:p>0.000796875</text:p>
          </table:table-cell>
          <table:table-cell table:style-name="Default" office:value-type="float" office:value="63625445074873.2" calcext:value-type="float">
            <text:p>63625445074873.2</text:p>
          </table:table-cell>
          <table:table-cell table:style-name="ce4" table:formula="of:=([.AU93]-[.AU92])/1000" office:value-type="float" office:value="2.001546875" calcext:value-type="float">
            <text:p>2.0015</text:p>
          </table:table-cell>
          <table:table-cell table:style-name="ce4" table:formula="of:=[.AV93]+[.AW92]" office:value-type="float" office:value="182.0001875" calcext:value-type="float">
            <text:p>182.0002</text:p>
          </table:table-cell>
          <table:table-cell table:style-name="ce17" table:formula="of:=[.AW93]-2*([.$B93]-1)" office:value-type="float" office:value="0.000187500000038199" calcext:value-type="float">
            <text:p>0.0001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93" calcext:value-type="float">
            <text:p>93</text:p>
          </table:table-cell>
          <table:table-cell office:value-type="float" office:value="63625439665836.3" calcext:value-type="float">
            <text:p>63625439665836.3</text:p>
          </table:table-cell>
          <table:table-cell table:formula="of:=([.C94]-[.C93])/1000" office:value-type="float" office:value="2.001703125" calcext:value-type="float">
            <text:p>2.0017</text:p>
          </table:table-cell>
          <table:table-cell table:formula="of:=[.D94]+[.E93]" office:value-type="float" office:value="184.002" calcext:value-type="float">
            <text:p>184.0020</text:p>
          </table:table-cell>
          <table:table-cell table:style-name="ce6" table:formula="of:=[.E94]-2*([.$B94]-1)" office:value-type="float" office:value="0.00200000000003797" calcext:value-type="float">
            <text:p>0.002</text:p>
          </table:table-cell>
          <table:table-cell table:style-name="Default" office:value-type="float" office:value="63625440328558.2" calcext:value-type="float">
            <text:p>63625440328558.2</text:p>
          </table:table-cell>
          <table:table-cell table:style-name="ce4" table:formula="of:=([.G94]-[.G93])/1000" office:value-type="float" office:value="1.998609375" calcext:value-type="float">
            <text:p>1.9986</text:p>
          </table:table-cell>
          <table:table-cell table:style-name="ce4" table:formula="of:=[.H94]+[.I93]" office:value-type="float" office:value="183.9987734375" calcext:value-type="float">
            <text:p>183.9988</text:p>
          </table:table-cell>
          <table:table-cell table:style-name="ce7" table:formula="of:=[.I94]-2*([.$B94]-1)" office:value-type="float" office:value="-0.00122656250002251" calcext:value-type="float">
            <text:p>-0.0012265625</text:p>
          </table:table-cell>
          <table:table-cell table:style-name="Default" office:value-type="float" office:value="63625440798526.1" calcext:value-type="float">
            <text:p>63625440798526.1</text:p>
          </table:table-cell>
          <table:table-cell table:style-name="ce4" table:formula="of:=([.K94]-[.K93])/1000" office:value-type="float" office:value="1.9969140625" calcext:value-type="float">
            <text:p>1.9969</text:p>
          </table:table-cell>
          <table:table-cell table:style-name="ce4" table:formula="of:=[.L94]+[.M93]" office:value-type="float" office:value="183.9988203125" calcext:value-type="float">
            <text:p>183.9988</text:p>
          </table:table-cell>
          <table:table-cell table:style-name="ce8" table:formula="of:=[.M94]-2*([.$B94]-1)" office:value-type="float" office:value="-0.00117968749995612" calcext:value-type="float">
            <text:p>-0.0011796875</text:p>
          </table:table-cell>
          <table:table-cell table:style-name="Default" office:value-type="float" office:value="63625441275259.6" calcext:value-type="float">
            <text:p>63625441275259.6</text:p>
          </table:table-cell>
          <table:table-cell table:style-name="ce4" table:formula="of:=([.O94]-[.O93])/1000" office:value-type="float" office:value="2.00096875" calcext:value-type="float">
            <text:p>2.0010</text:p>
          </table:table-cell>
          <table:table-cell table:style-name="ce4" table:formula="of:=[.P94]+[.Q93]" office:value-type="float" office:value="184.0005" calcext:value-type="float">
            <text:p>184.0005</text:p>
          </table:table-cell>
          <table:table-cell table:style-name="ce9" table:formula="of:=[.Q94]-2*([.$B94]-1)" office:value-type="float" office:value="0.000500000000101863" calcext:value-type="float">
            <text:p>0.0005</text:p>
          </table:table-cell>
          <table:table-cell table:style-name="Default" office:value-type="float" office:value="63625441774389.9" calcext:value-type="float">
            <text:p>63625441774389.9</text:p>
          </table:table-cell>
          <table:table-cell table:style-name="ce4" table:formula="of:=([.S94]-[.S93])/1000" office:value-type="float" office:value="1.9998828125" calcext:value-type="float">
            <text:p>1.9999</text:p>
          </table:table-cell>
          <table:table-cell table:style-name="ce4" table:formula="of:=[.T94]+[.U93]" office:value-type="float" office:value="183.9985625" calcext:value-type="float">
            <text:p>183.9986</text:p>
          </table:table-cell>
          <table:table-cell table:style-name="ce10" table:formula="of:=[.U94]-2*([.$B94]-1)" office:value-type="float" office:value="-0.00143749999998022" calcext:value-type="float">
            <text:p>-0.0014375</text:p>
          </table:table-cell>
          <table:table-cell table:style-name="Default" office:value-type="float" office:value="63625442264063.1" calcext:value-type="float">
            <text:p>63625442264063.1</text:p>
          </table:table-cell>
          <table:table-cell table:style-name="ce4" table:formula="of:=([.W94]-[.W93])/1000" office:value-type="float" office:value="1.9993984375" calcext:value-type="float">
            <text:p>1.9994</text:p>
          </table:table-cell>
          <table:table-cell table:style-name="ce4" table:formula="of:=[.X94]+[.Y93]" office:value-type="float" office:value="184.00025" calcext:value-type="float">
            <text:p>184.0003</text:p>
          </table:table-cell>
          <table:table-cell table:style-name="ce11" table:formula="of:=[.Y94]-2*([.$B94]-1)" office:value-type="float" office:value="0.000249999999994088" calcext:value-type="float">
            <text:p>0.00025</text:p>
          </table:table-cell>
          <table:table-cell table:style-name="Default" office:value-type="float" office:value="63625442741932.6" calcext:value-type="float">
            <text:p>63625442741932.6</text:p>
          </table:table-cell>
          <table:table-cell table:style-name="ce4" table:formula="of:=([.AA94]-[.AA93])/1000" office:value-type="float" office:value="2.0004140625" calcext:value-type="float">
            <text:p>2.0004</text:p>
          </table:table-cell>
          <table:table-cell table:style-name="ce4" table:formula="of:=[.AB94]+[.AC93]" office:value-type="float" office:value="184.001515625" calcext:value-type="float">
            <text:p>184.0015</text:p>
          </table:table-cell>
          <table:table-cell table:style-name="ce12" table:formula="of:=[.AC94]-2*([.$B94]-1)" office:value-type="float" office:value="0.00151562500002456" calcext:value-type="float">
            <text:p>0.001515625</text:p>
          </table:table-cell>
          <table:table-cell table:style-name="Default" office:value-type="float" office:value="63625443203816.9" calcext:value-type="float">
            <text:p>63625443203816.9</text:p>
          </table:table-cell>
          <table:table-cell table:style-name="ce4" table:formula="of:=([.AE94]-[.AE93])/1000" office:value-type="float" office:value="1.9992109375" calcext:value-type="float">
            <text:p>1.9992</text:p>
          </table:table-cell>
          <table:table-cell table:style-name="ce4" table:formula="of:=[.AF94]+[.AG93]" office:value-type="float" office:value="183.998921875" calcext:value-type="float">
            <text:p>183.9989</text:p>
          </table:table-cell>
          <table:table-cell table:style-name="ce13" table:formula="of:=[.AG94]-2*([.$B94]-1)" office:value-type="float" office:value="-0.00107812499993543" calcext:value-type="float">
            <text:p>-0.001078125</text:p>
          </table:table-cell>
          <table:table-cell table:style-name="Default" office:value-type="float" office:value="63625443667606.9" calcext:value-type="float">
            <text:p>63625443667606.9</text:p>
          </table:table-cell>
          <table:table-cell table:style-name="ce4" table:formula="of:=([.AI94]-[.AI93])/1000" office:value-type="float" office:value="1.9970703125" calcext:value-type="float">
            <text:p>1.9971</text:p>
          </table:table-cell>
          <table:table-cell table:style-name="ce4" table:formula="of:=[.AJ94]+[.AK93]" office:value-type="float" office:value="183.9987734375" calcext:value-type="float">
            <text:p>183.9988</text:p>
          </table:table-cell>
          <table:table-cell table:style-name="ce14" table:formula="of:=[.AK94]-2*([.$B94]-1)" office:value-type="float" office:value="-0.00122656250007935" calcext:value-type="float">
            <text:p>-0.0012265625</text:p>
          </table:table-cell>
          <table:table-cell table:style-name="Default" office:value-type="float" office:value="63625444143902.1" calcext:value-type="float">
            <text:p>63625444143902.1</text:p>
          </table:table-cell>
          <table:table-cell table:style-name="ce4" table:formula="of:=([.AM94]-[.AM93])/1000" office:value-type="float" office:value="2.0020625" calcext:value-type="float">
            <text:p>2.0021</text:p>
          </table:table-cell>
          <table:table-cell table:style-name="ce4" table:formula="of:=[.AN94]+[.AO93]" office:value-type="float" office:value="184.0011953125" calcext:value-type="float">
            <text:p>184.0012</text:p>
          </table:table-cell>
          <table:table-cell table:style-name="ce15" table:formula="of:=[.AO94]-2*([.$B94]-1)" office:value-type="float" office:value="0.00119531249998772" calcext:value-type="float">
            <text:p>0.0011953125</text:p>
          </table:table-cell>
          <table:table-cell table:style-name="Default" office:value-type="float" office:value="63625444606229.1" calcext:value-type="float">
            <text:p>63625444606229.1</text:p>
          </table:table-cell>
          <table:table-cell table:style-name="ce4" table:formula="of:=([.AQ94]-[.AQ93])/1000" office:value-type="float" office:value="2.000390625" calcext:value-type="float">
            <text:p>2.0004</text:p>
          </table:table-cell>
          <table:table-cell table:style-name="ce4" table:formula="of:=[.AR94]+[.AS93]" office:value-type="float" office:value="184.0011875" calcext:value-type="float">
            <text:p>184.0012</text:p>
          </table:table-cell>
          <table:table-cell table:style-name="ce16" table:formula="of:=[.AS94]-2*([.$B94]-1)" office:value-type="float" office:value="0.00118749999998613" calcext:value-type="float">
            <text:p>0.0011875</text:p>
          </table:table-cell>
          <table:table-cell table:style-name="Default" office:value-type="float" office:value="63625445076872.3" calcext:value-type="float">
            <text:p>63625445076872.3</text:p>
          </table:table-cell>
          <table:table-cell table:style-name="ce4" table:formula="of:=([.AU94]-[.AU93])/1000" office:value-type="float" office:value="1.9990234375" calcext:value-type="float">
            <text:p>1.9990</text:p>
          </table:table-cell>
          <table:table-cell table:style-name="ce4" table:formula="of:=[.AV94]+[.AW93]" office:value-type="float" office:value="183.9992109375" calcext:value-type="float">
            <text:p>183.9992</text:p>
          </table:table-cell>
          <table:table-cell table:style-name="ce17" table:formula="of:=[.AW94]-2*([.$B94]-1)" office:value-type="float" office:value="-0.000789062499961801" calcext:value-type="float">
            <text:p>-0.0007890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94" calcext:value-type="float">
            <text:p>94</text:p>
          </table:table-cell>
          <table:table-cell office:value-type="float" office:value="63625439667837.1" calcext:value-type="float">
            <text:p>63625439667837.1</text:p>
          </table:table-cell>
          <table:table-cell table:formula="of:=([.C95]-[.C94])/1000" office:value-type="float" office:value="2.00078125" calcext:value-type="float">
            <text:p>2.0008</text:p>
          </table:table-cell>
          <table:table-cell table:formula="of:=[.D95]+[.E94]" office:value-type="float" office:value="186.00278125" calcext:value-type="float">
            <text:p>186.0028</text:p>
          </table:table-cell>
          <table:table-cell table:style-name="ce6" table:formula="of:=[.E95]-2*([.$B95]-1)" office:value-type="float" office:value="0.0027812500000266" calcext:value-type="float">
            <text:p>0.00278125</text:p>
          </table:table-cell>
          <table:table-cell table:style-name="Default" office:value-type="float" office:value="63625440330558.1" calcext:value-type="float">
            <text:p>63625440330558.1</text:p>
          </table:table-cell>
          <table:table-cell table:style-name="ce4" table:formula="of:=([.G95]-[.G94])/1000" office:value-type="float" office:value="1.999953125" calcext:value-type="float">
            <text:p>2.0000</text:p>
          </table:table-cell>
          <table:table-cell table:style-name="ce4" table:formula="of:=[.H95]+[.I94]" office:value-type="float" office:value="185.9987265625" calcext:value-type="float">
            <text:p>185.9987</text:p>
          </table:table-cell>
          <table:table-cell table:style-name="ce7" table:formula="of:=[.I95]-2*([.$B95]-1)" office:value-type="float" office:value="-0.00127343750003206" calcext:value-type="float">
            <text:p>-0.0012734375</text:p>
          </table:table-cell>
          <table:table-cell table:style-name="Default" office:value-type="float" office:value="63625440800526.6" calcext:value-type="float">
            <text:p>63625440800526.6</text:p>
          </table:table-cell>
          <table:table-cell table:style-name="ce4" table:formula="of:=([.K95]-[.K94])/1000" office:value-type="float" office:value="2.0005234375" calcext:value-type="float">
            <text:p>2.0005</text:p>
          </table:table-cell>
          <table:table-cell table:style-name="ce4" table:formula="of:=[.L95]+[.M94]" office:value-type="float" office:value="185.99934375" calcext:value-type="float">
            <text:p>185.9993</text:p>
          </table:table-cell>
          <table:table-cell table:style-name="ce8" table:formula="of:=[.M95]-2*([.$B95]-1)" office:value-type="float" office:value="-0.000656249999963165" calcext:value-type="float">
            <text:p>-0.00065625</text:p>
          </table:table-cell>
          <table:table-cell table:style-name="Default" office:value-type="float" office:value="63625441277261.9" calcext:value-type="float">
            <text:p>63625441277261.9</text:p>
          </table:table-cell>
          <table:table-cell table:style-name="ce4" table:formula="of:=([.O95]-[.O94])/1000" office:value-type="float" office:value="2.0023203125" calcext:value-type="float">
            <text:p>2.0023</text:p>
          </table:table-cell>
          <table:table-cell table:style-name="ce4" table:formula="of:=[.P95]+[.Q94]" office:value-type="float" office:value="186.0028203125" calcext:value-type="float">
            <text:p>186.0028</text:p>
          </table:table-cell>
          <table:table-cell table:style-name="ce9" table:formula="of:=[.Q95]-2*([.$B95]-1)" office:value-type="float" office:value="0.0028203125000914" calcext:value-type="float">
            <text:p>0.0028203125</text:p>
          </table:table-cell>
          <table:table-cell table:style-name="Default" office:value-type="float" office:value="63625441776390.1" calcext:value-type="float">
            <text:p>63625441776390.1</text:p>
          </table:table-cell>
          <table:table-cell table:style-name="ce4" table:formula="of:=([.S95]-[.S94])/1000" office:value-type="float" office:value="2.00021875" calcext:value-type="float">
            <text:p>2.0002</text:p>
          </table:table-cell>
          <table:table-cell table:style-name="ce4" table:formula="of:=[.T95]+[.U94]" office:value-type="float" office:value="185.99878125" calcext:value-type="float">
            <text:p>185.9988</text:p>
          </table:table-cell>
          <table:table-cell table:style-name="ce10" table:formula="of:=[.U95]-2*([.$B95]-1)" office:value-type="float" office:value="-0.0012187499999925" calcext:value-type="float">
            <text:p>-0.00121875</text:p>
          </table:table-cell>
          <table:table-cell table:style-name="Default" office:value-type="float" office:value="63625442266063.5" calcext:value-type="float">
            <text:p>63625442266063.5</text:p>
          </table:table-cell>
          <table:table-cell table:style-name="ce4" table:formula="of:=([.W95]-[.W94])/1000" office:value-type="float" office:value="2.000359375" calcext:value-type="float">
            <text:p>2.0004</text:p>
          </table:table-cell>
          <table:table-cell table:style-name="ce4" table:formula="of:=[.X95]+[.Y94]" office:value-type="float" office:value="186.000609375" calcext:value-type="float">
            <text:p>186.0006</text:p>
          </table:table-cell>
          <table:table-cell table:style-name="ce11" table:formula="of:=[.Y95]-2*([.$B95]-1)" office:value-type="float" office:value="0.000609374999982038" calcext:value-type="float">
            <text:p>0.000609375</text:p>
          </table:table-cell>
          <table:table-cell table:style-name="Default" office:value-type="float" office:value="63625442743932.8" calcext:value-type="float">
            <text:p>63625442743932.8</text:p>
          </table:table-cell>
          <table:table-cell table:style-name="ce4" table:formula="of:=([.AA95]-[.AA94])/1000" office:value-type="float" office:value="2.0001484375" calcext:value-type="float">
            <text:p>2.0001</text:p>
          </table:table-cell>
          <table:table-cell table:style-name="ce4" table:formula="of:=[.AB95]+[.AC94]" office:value-type="float" office:value="186.0016640625" calcext:value-type="float">
            <text:p>186.0017</text:p>
          </table:table-cell>
          <table:table-cell table:style-name="ce12" table:formula="of:=[.AC95]-2*([.$B95]-1)" office:value-type="float" office:value="0.00166406250002638" calcext:value-type="float">
            <text:p>0.0016640625</text:p>
          </table:table-cell>
          <table:table-cell table:style-name="Default" office:value-type="float" office:value="63625443205818.1" calcext:value-type="float">
            <text:p>63625443205818.1</text:p>
          </table:table-cell>
          <table:table-cell table:style-name="ce4" table:formula="of:=([.AE95]-[.AE94])/1000" office:value-type="float" office:value="2.00121875" calcext:value-type="float">
            <text:p>2.0012</text:p>
          </table:table-cell>
          <table:table-cell table:style-name="ce4" table:formula="of:=[.AF95]+[.AG94]" office:value-type="float" office:value="186.000140625" calcext:value-type="float">
            <text:p>186.0001</text:p>
          </table:table-cell>
          <table:table-cell table:style-name="ce13" table:formula="of:=[.AG95]-2*([.$B95]-1)" office:value-type="float" office:value="0.000140625000057071" calcext:value-type="float">
            <text:p>0.000140625</text:p>
          </table:table-cell>
          <table:table-cell table:style-name="Default" office:value-type="float" office:value="63625443669607.2" calcext:value-type="float">
            <text:p>63625443669607.2</text:p>
          </table:table-cell>
          <table:table-cell table:style-name="ce4" table:formula="of:=([.AI95]-[.AI94])/1000" office:value-type="float" office:value="2.000359375" calcext:value-type="float">
            <text:p>2.0004</text:p>
          </table:table-cell>
          <table:table-cell table:style-name="ce4" table:formula="of:=[.AJ95]+[.AK94]" office:value-type="float" office:value="185.9991328125" calcext:value-type="float">
            <text:p>185.9991</text:p>
          </table:table-cell>
          <table:table-cell table:style-name="ce14" table:formula="of:=[.AK95]-2*([.$B95]-1)" office:value-type="float" office:value="-0.000867187500091404" calcext:value-type="float">
            <text:p>-0.0008671875</text:p>
          </table:table-cell>
          <table:table-cell table:style-name="Default" office:value-type="float" office:value="63625444145900.2" calcext:value-type="float">
            <text:p>63625444145900.2</text:p>
          </table:table-cell>
          <table:table-cell table:style-name="ce4" table:formula="of:=([.AM95]-[.AM94])/1000" office:value-type="float" office:value="1.9980625" calcext:value-type="float">
            <text:p>1.9981</text:p>
          </table:table-cell>
          <table:table-cell table:style-name="ce4" table:formula="of:=[.AN95]+[.AO94]" office:value-type="float" office:value="185.9992578125" calcext:value-type="float">
            <text:p>185.9993</text:p>
          </table:table-cell>
          <table:table-cell table:style-name="ce15" table:formula="of:=[.AO95]-2*([.$B95]-1)" office:value-type="float" office:value="-0.000742187500009095" calcext:value-type="float">
            <text:p>-0.0007421875</text:p>
          </table:table-cell>
          <table:table-cell table:style-name="Default" office:value-type="float" office:value="63625444608229.6" calcext:value-type="float">
            <text:p>63625444608229.6</text:p>
          </table:table-cell>
          <table:table-cell table:style-name="ce4" table:formula="of:=([.AQ95]-[.AQ94])/1000" office:value-type="float" office:value="2.000546875" calcext:value-type="float">
            <text:p>2.0005</text:p>
          </table:table-cell>
          <table:table-cell table:style-name="ce4" table:formula="of:=[.AR95]+[.AS94]" office:value-type="float" office:value="186.001734375" calcext:value-type="float">
            <text:p>186.0017</text:p>
          </table:table-cell>
          <table:table-cell table:style-name="ce16" table:formula="of:=[.AS95]-2*([.$B95]-1)" office:value-type="float" office:value="0.00173437499998386" calcext:value-type="float">
            <text:p>0.001734375</text:p>
          </table:table-cell>
          <table:table-cell table:style-name="Default" office:value-type="float" office:value="63625445078872" calcext:value-type="float">
            <text:p>63625445078872</text:p>
          </table:table-cell>
          <table:table-cell table:style-name="ce4" table:formula="of:=([.AU95]-[.AU94])/1000" office:value-type="float" office:value="1.9997421875" calcext:value-type="float">
            <text:p>1.9997</text:p>
          </table:table-cell>
          <table:table-cell table:style-name="ce4" table:formula="of:=[.AV95]+[.AW94]" office:value-type="float" office:value="185.998953125" calcext:value-type="float">
            <text:p>185.9990</text:p>
          </table:table-cell>
          <table:table-cell table:style-name="ce17" table:formula="of:=[.AW95]-2*([.$B95]-1)" office:value-type="float" office:value="-0.00104687499995748" calcext:value-type="float">
            <text:p>-0.001046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95" calcext:value-type="float">
            <text:p>95</text:p>
          </table:table-cell>
          <table:table-cell office:value-type="float" office:value="63625439669835" calcext:value-type="float">
            <text:p>63625439669835</text:p>
          </table:table-cell>
          <table:table-cell table:formula="of:=([.C96]-[.C95])/1000" office:value-type="float" office:value="1.9978515625" calcext:value-type="float">
            <text:p>1.9979</text:p>
          </table:table-cell>
          <table:table-cell table:formula="of:=[.D96]+[.E95]" office:value-type="float" office:value="188.0006328125" calcext:value-type="float">
            <text:p>188.0006</text:p>
          </table:table-cell>
          <table:table-cell table:style-name="ce6" table:formula="of:=[.E96]-2*([.$B96]-1)" office:value-type="float" office:value="0.000632812500015234" calcext:value-type="float">
            <text:p>0.0006328125</text:p>
          </table:table-cell>
          <table:table-cell table:style-name="Default" office:value-type="float" office:value="63625440332560.2" calcext:value-type="float">
            <text:p>63625440332560.2</text:p>
          </table:table-cell>
          <table:table-cell table:style-name="ce4" table:formula="of:=([.G96]-[.G95])/1000" office:value-type="float" office:value="2.0020546875" calcext:value-type="float">
            <text:p>2.0021</text:p>
          </table:table-cell>
          <table:table-cell table:style-name="ce4" table:formula="of:=[.H96]+[.I95]" office:value-type="float" office:value="188.00078125" calcext:value-type="float">
            <text:p>188.0008</text:p>
          </table:table-cell>
          <table:table-cell table:style-name="ce7" table:formula="of:=[.I96]-2*([.$B96]-1)" office:value-type="float" office:value="0.00078124999996021" calcext:value-type="float">
            <text:p>0.00078125</text:p>
          </table:table-cell>
          <table:table-cell table:style-name="Default" office:value-type="float" office:value="63625440802529.2" calcext:value-type="float">
            <text:p>63625440802529.2</text:p>
          </table:table-cell>
          <table:table-cell table:style-name="ce4" table:formula="of:=([.K96]-[.K95])/1000" office:value-type="float" office:value="2.0026015625" calcext:value-type="float">
            <text:p>2.0026</text:p>
          </table:table-cell>
          <table:table-cell table:style-name="ce4" table:formula="of:=[.L96]+[.M95]" office:value-type="float" office:value="188.0019453125" calcext:value-type="float">
            <text:p>188.0019</text:p>
          </table:table-cell>
          <table:table-cell table:style-name="ce8" table:formula="of:=[.M96]-2*([.$B96]-1)" office:value-type="float" office:value="0.00194531250002683" calcext:value-type="float">
            <text:p>0.0019453125</text:p>
          </table:table-cell>
          <table:table-cell table:style-name="Default" office:value-type="float" office:value="63625441279259.4" calcext:value-type="float">
            <text:p>63625441279259.4</text:p>
          </table:table-cell>
          <table:table-cell table:style-name="ce4" table:formula="of:=([.O96]-[.O95])/1000" office:value-type="float" office:value="1.9974453125" calcext:value-type="float">
            <text:p>1.9974</text:p>
          </table:table-cell>
          <table:table-cell table:style-name="ce4" table:formula="of:=[.P96]+[.Q95]" office:value-type="float" office:value="188.000265625" calcext:value-type="float">
            <text:p>188.0003</text:p>
          </table:table-cell>
          <table:table-cell table:style-name="ce9" table:formula="of:=[.Q96]-2*([.$B96]-1)" office:value-type="float" office:value="0.000265625000082537" calcext:value-type="float">
            <text:p>0.000265625</text:p>
          </table:table-cell>
          <table:table-cell table:style-name="Default" office:value-type="float" office:value="63625441778390.1" calcext:value-type="float">
            <text:p>63625441778390.1</text:p>
          </table:table-cell>
          <table:table-cell table:style-name="ce4" table:formula="of:=([.S96]-[.S95])/1000" office:value-type="float" office:value="2.00003125" calcext:value-type="float">
            <text:p>2.0000</text:p>
          </table:table-cell>
          <table:table-cell table:style-name="ce4" table:formula="of:=[.T96]+[.U95]" office:value-type="float" office:value="187.9988125" calcext:value-type="float">
            <text:p>187.9988</text:p>
          </table:table-cell>
          <table:table-cell table:style-name="ce10" table:formula="of:=[.U96]-2*([.$B96]-1)" office:value-type="float" office:value="-0.00118749999998613" calcext:value-type="float">
            <text:p>-0.0011875</text:p>
          </table:table-cell>
          <table:table-cell table:style-name="Default" office:value-type="float" office:value="63625442268062.6" calcext:value-type="float">
            <text:p>63625442268062.6</text:p>
          </table:table-cell>
          <table:table-cell table:style-name="ce4" table:formula="of:=([.W96]-[.W95])/1000" office:value-type="float" office:value="1.999140625" calcext:value-type="float">
            <text:p>1.9991</text:p>
          </table:table-cell>
          <table:table-cell table:style-name="ce4" table:formula="of:=[.X96]+[.Y95]" office:value-type="float" office:value="187.99975" calcext:value-type="float">
            <text:p>187.9998</text:p>
          </table:table-cell>
          <table:table-cell table:style-name="ce11" table:formula="of:=[.Y96]-2*([.$B96]-1)" office:value-type="float" office:value="-0.00025000000002251" calcext:value-type="float">
            <text:p>-0.00025</text:p>
          </table:table-cell>
          <table:table-cell table:style-name="Default" office:value-type="float" office:value="63625442745930" calcext:value-type="float">
            <text:p>63625442745930</text:p>
          </table:table-cell>
          <table:table-cell table:style-name="ce4" table:formula="of:=([.AA96]-[.AA95])/1000" office:value-type="float" office:value="1.99721875" calcext:value-type="float">
            <text:p>1.9972</text:p>
          </table:table-cell>
          <table:table-cell table:style-name="ce4" table:formula="of:=[.AB96]+[.AC95]" office:value-type="float" office:value="187.9988828125" calcext:value-type="float">
            <text:p>187.9989</text:p>
          </table:table-cell>
          <table:table-cell table:style-name="ce12" table:formula="of:=[.AC96]-2*([.$B96]-1)" office:value-type="float" office:value="-0.00111718749997181" calcext:value-type="float">
            <text:p>-0.0011171875</text:p>
          </table:table-cell>
          <table:table-cell table:style-name="Default" office:value-type="float" office:value="63625443207816.4" calcext:value-type="float">
            <text:p>63625443207816.4</text:p>
          </table:table-cell>
          <table:table-cell table:style-name="ce4" table:formula="of:=([.AE96]-[.AE95])/1000" office:value-type="float" office:value="1.9982265625" calcext:value-type="float">
            <text:p>1.9982</text:p>
          </table:table-cell>
          <table:table-cell table:style-name="ce4" table:formula="of:=[.AF96]+[.AG95]" office:value-type="float" office:value="187.9983671875" calcext:value-type="float">
            <text:p>187.9984</text:p>
          </table:table-cell>
          <table:table-cell table:style-name="ce13" table:formula="of:=[.AG96]-2*([.$B96]-1)" office:value-type="float" office:value="-0.00163281249993474" calcext:value-type="float">
            <text:p>-0.0016328125</text:p>
          </table:table-cell>
          <table:table-cell table:style-name="Default" office:value-type="float" office:value="63625443671606.9" calcext:value-type="float">
            <text:p>63625443671606.9</text:p>
          </table:table-cell>
          <table:table-cell table:style-name="ce4" table:formula="of:=([.AI96]-[.AI95])/1000" office:value-type="float" office:value="1.999671875" calcext:value-type="float">
            <text:p>1.9997</text:p>
          </table:table-cell>
          <table:table-cell table:style-name="ce4" table:formula="of:=[.AJ96]+[.AK95]" office:value-type="float" office:value="187.9988046875" calcext:value-type="float">
            <text:p>187.9988</text:p>
          </table:table-cell>
          <table:table-cell table:style-name="ce14" table:formula="of:=[.AK96]-2*([.$B96]-1)" office:value-type="float" office:value="-0.00119531250010141" calcext:value-type="float">
            <text:p>-0.0011953125</text:p>
          </table:table-cell>
          <table:table-cell table:style-name="Default" office:value-type="float" office:value="63625444147901.6" calcext:value-type="float">
            <text:p>63625444147901.6</text:p>
          </table:table-cell>
          <table:table-cell table:style-name="ce4" table:formula="of:=([.AM96]-[.AM95])/1000" office:value-type="float" office:value="2.001453125" calcext:value-type="float">
            <text:p>2.0015</text:p>
          </table:table-cell>
          <table:table-cell table:style-name="ce4" table:formula="of:=[.AN96]+[.AO95]" office:value-type="float" office:value="188.0007109375" calcext:value-type="float">
            <text:p>188.0007</text:p>
          </table:table-cell>
          <table:table-cell table:style-name="ce15" table:formula="of:=[.AO96]-2*([.$B96]-1)" office:value-type="float" office:value="0.000710937500002729" calcext:value-type="float">
            <text:p>0.0007109375</text:p>
          </table:table-cell>
          <table:table-cell table:style-name="Default" office:value-type="float" office:value="63625444610227.4" calcext:value-type="float">
            <text:p>63625444610227.4</text:p>
          </table:table-cell>
          <table:table-cell table:style-name="ce4" table:formula="of:=([.AQ96]-[.AQ95])/1000" office:value-type="float" office:value="1.997734375" calcext:value-type="float">
            <text:p>1.9977</text:p>
          </table:table-cell>
          <table:table-cell table:style-name="ce4" table:formula="of:=[.AR96]+[.AS95]" office:value-type="float" office:value="187.99946875" calcext:value-type="float">
            <text:p>187.9995</text:p>
          </table:table-cell>
          <table:table-cell table:style-name="ce16" table:formula="of:=[.AS96]-2*([.$B96]-1)" office:value-type="float" office:value="-0.000531250000022965" calcext:value-type="float">
            <text:p>-0.00053125</text:p>
          </table:table-cell>
          <table:table-cell table:style-name="Default" office:value-type="float" office:value="63625445080871.4" calcext:value-type="float">
            <text:p>63625445080871.4</text:p>
          </table:table-cell>
          <table:table-cell table:style-name="ce4" table:formula="of:=([.AU96]-[.AU95])/1000" office:value-type="float" office:value="1.999375" calcext:value-type="float">
            <text:p>1.9994</text:p>
          </table:table-cell>
          <table:table-cell table:style-name="ce4" table:formula="of:=[.AV96]+[.AW95]" office:value-type="float" office:value="187.998328125" calcext:value-type="float">
            <text:p>187.9983</text:p>
          </table:table-cell>
          <table:table-cell table:style-name="ce17" table:formula="of:=[.AW96]-2*([.$B96]-1)" office:value-type="float" office:value="-0.00167187499997112" calcext:value-type="float">
            <text:p>-0.001671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prompt 8</text:p>
          </table:table-cell>
          <table:table-cell table:style-name="ce3" office:value-type="float" office:value="96" calcext:value-type="float">
            <text:p>96</text:p>
          </table:table-cell>
          <table:table-cell office:value-type="float" office:value="63625439671834.6" calcext:value-type="float">
            <text:p>63625439671834.6</text:p>
          </table:table-cell>
          <table:table-cell table:formula="of:=([.C97]-[.C96])/1000" office:value-type="float" office:value="1.9995859375" calcext:value-type="float">
            <text:p>1.9996</text:p>
          </table:table-cell>
          <table:table-cell table:formula="of:=[.D97]+[.E96]" office:value-type="float" office:value="190.00021875" calcext:value-type="float">
            <text:p>190.0002</text:p>
          </table:table-cell>
          <table:table-cell table:style-name="ce6" table:formula="of:=[.E97]-2*([.$B97]-1)" office:value-type="float" office:value="0.000218750000016144" calcext:value-type="float">
            <text:p>0.00021875</text:p>
          </table:table-cell>
          <table:table-cell table:style-name="Default" office:value-type="float" office:value="63625440334558.5" calcext:value-type="float">
            <text:p>63625440334558.5</text:p>
          </table:table-cell>
          <table:table-cell table:style-name="ce4" table:formula="of:=([.G97]-[.G96])/1000" office:value-type="float" office:value="1.998328125" calcext:value-type="float">
            <text:p>1.9983</text:p>
          </table:table-cell>
          <table:table-cell table:style-name="ce4" table:formula="of:=[.H97]+[.I96]" office:value-type="float" office:value="189.999109375" calcext:value-type="float">
            <text:p>189.9991</text:p>
          </table:table-cell>
          <table:table-cell table:style-name="ce7" table:formula="of:=[.I97]-2*([.$B97]-1)" office:value-type="float" office:value="-0.000890625000039336" calcext:value-type="float">
            <text:p>-0.000890625</text:p>
          </table:table-cell>
          <table:table-cell table:style-name="Default" office:value-type="float" office:value="63625440804526.3" calcext:value-type="float">
            <text:p>63625440804526.3</text:p>
          </table:table-cell>
          <table:table-cell table:style-name="ce4" table:formula="of:=([.K97]-[.K96])/1000" office:value-type="float" office:value="1.9971015625" calcext:value-type="float">
            <text:p>1.9971</text:p>
          </table:table-cell>
          <table:table-cell table:style-name="ce4" table:formula="of:=[.L97]+[.M96]" office:value-type="float" office:value="189.999046875" calcext:value-type="float">
            <text:p>189.9990</text:p>
          </table:table-cell>
          <table:table-cell table:style-name="ce8" table:formula="of:=[.M97]-2*([.$B97]-1)" office:value-type="float" office:value="-0.000953124999966803" calcext:value-type="float">
            <text:p>-0.000953125</text:p>
          </table:table-cell>
          <table:table-cell table:style-name="Default" office:value-type="float" office:value="63625441281258.1" calcext:value-type="float">
            <text:p>63625441281258.1</text:p>
          </table:table-cell>
          <table:table-cell table:style-name="ce4" table:formula="of:=([.O97]-[.O96])/1000" office:value-type="float" office:value="1.998734375" calcext:value-type="float">
            <text:p>1.9987</text:p>
          </table:table-cell>
          <table:table-cell table:style-name="ce4" table:formula="of:=[.P97]+[.Q96]" office:value-type="float" office:value="189.999" calcext:value-type="float">
            <text:p>189.9990</text:p>
          </table:table-cell>
          <table:table-cell table:style-name="ce9" table:formula="of:=[.Q97]-2*([.$B97]-1)" office:value-type="float" office:value="-0.00099999999991951" calcext:value-type="float">
            <text:p>-0.001</text:p>
          </table:table-cell>
          <table:table-cell table:style-name="Default" office:value-type="float" office:value="63625441780390.1" calcext:value-type="float">
            <text:p>63625441780390.1</text:p>
          </table:table-cell>
          <table:table-cell table:style-name="ce4" table:formula="of:=([.S97]-[.S96])/1000" office:value-type="float" office:value="2.0000078125" calcext:value-type="float">
            <text:p>2.0000</text:p>
          </table:table-cell>
          <table:table-cell table:style-name="ce4" table:formula="of:=[.T97]+[.U96]" office:value-type="float" office:value="189.9988203125" calcext:value-type="float">
            <text:p>189.9988</text:p>
          </table:table-cell>
          <table:table-cell table:style-name="ce10" table:formula="of:=[.U97]-2*([.$B97]-1)" office:value-type="float" office:value="-0.00117968749998454" calcext:value-type="float">
            <text:p>-0.0011796875</text:p>
          </table:table-cell>
          <table:table-cell table:style-name="Default" office:value-type="float" office:value="63625442270062.9" calcext:value-type="float">
            <text:p>63625442270062.9</text:p>
          </table:table-cell>
          <table:table-cell table:style-name="ce4" table:formula="of:=([.W97]-[.W96])/1000" office:value-type="float" office:value="2.0002578125" calcext:value-type="float">
            <text:p>2.0003</text:p>
          </table:table-cell>
          <table:table-cell table:style-name="ce4" table:formula="of:=[.X97]+[.Y96]" office:value-type="float" office:value="190.0000078125" calcext:value-type="float">
            <text:p>190.0000</text:p>
          </table:table-cell>
          <table:table-cell table:style-name="ce11" table:formula="of:=[.Y97]-2*([.$B97]-1)" office:value-type="float" office:value="0.00000781249997316991" calcext:value-type="float">
            <text:p>7.81249997316991E-06</text:p>
          </table:table-cell>
          <table:table-cell table:style-name="Default" office:value-type="float" office:value="63625442747932.1" calcext:value-type="float">
            <text:p>63625442747932.1</text:p>
          </table:table-cell>
          <table:table-cell table:style-name="ce4" table:formula="of:=([.AA97]-[.AA96])/1000" office:value-type="float" office:value="2.0021015625" calcext:value-type="float">
            <text:p>2.0021</text:p>
          </table:table-cell>
          <table:table-cell table:style-name="ce4" table:formula="of:=[.AB97]+[.AC96]" office:value-type="float" office:value="190.000984375" calcext:value-type="float">
            <text:p>190.0010</text:p>
          </table:table-cell>
          <table:table-cell table:style-name="ce12" table:formula="of:=[.AC97]-2*([.$B97]-1)" office:value-type="float" office:value="0.000984375000030013" calcext:value-type="float">
            <text:p>0.000984375</text:p>
          </table:table-cell>
          <table:table-cell table:style-name="Default" office:value-type="float" office:value="63625443209818.7" calcext:value-type="float">
            <text:p>63625443209818.7</text:p>
          </table:table-cell>
          <table:table-cell table:style-name="ce4" table:formula="of:=([.AE97]-[.AE96])/1000" office:value-type="float" office:value="2.0023515625" calcext:value-type="float">
            <text:p>2.0024</text:p>
          </table:table-cell>
          <table:table-cell table:style-name="ce4" table:formula="of:=[.AF97]+[.AG96]" office:value-type="float" office:value="190.00071875" calcext:value-type="float">
            <text:p>190.0007</text:p>
          </table:table-cell>
          <table:table-cell table:style-name="ce13" table:formula="of:=[.AG97]-2*([.$B97]-1)" office:value-type="float" office:value="0.000718750000061164" calcext:value-type="float">
            <text:p>0.00071875</text:p>
          </table:table-cell>
          <table:table-cell table:style-name="Default" office:value-type="float" office:value="63625443673609.4" calcext:value-type="float">
            <text:p>63625443673609.4</text:p>
          </table:table-cell>
          <table:table-cell table:style-name="ce4" table:formula="of:=([.AI97]-[.AI96])/1000" office:value-type="float" office:value="2.0025390625" calcext:value-type="float">
            <text:p>2.0025</text:p>
          </table:table-cell>
          <table:table-cell table:style-name="ce4" table:formula="of:=[.AJ97]+[.AK96]" office:value-type="float" office:value="190.00134375" calcext:value-type="float">
            <text:p>190.0013</text:p>
          </table:table-cell>
          <table:table-cell table:style-name="ce14" table:formula="of:=[.AK97]-2*([.$B97]-1)" office:value-type="float" office:value="0.00134374999990428" calcext:value-type="float">
            <text:p>0.00134375</text:p>
          </table:table-cell>
          <table:table-cell table:style-name="Default" office:value-type="float" office:value="63625444149901.9" calcext:value-type="float">
            <text:p>63625444149901.9</text:p>
          </table:table-cell>
          <table:table-cell table:style-name="ce4" table:formula="of:=([.AM97]-[.AM96])/1000" office:value-type="float" office:value="2.0002578125" calcext:value-type="float">
            <text:p>2.0003</text:p>
          </table:table-cell>
          <table:table-cell table:style-name="ce4" table:formula="of:=[.AN97]+[.AO96]" office:value-type="float" office:value="190.00096875" calcext:value-type="float">
            <text:p>190.0010</text:p>
          </table:table-cell>
          <table:table-cell table:style-name="ce15" table:formula="of:=[.AO97]-2*([.$B97]-1)" office:value-type="float" office:value="0.000968749999998408" calcext:value-type="float">
            <text:p>0.00096875</text:p>
          </table:table-cell>
          <table:table-cell table:style-name="Default" office:value-type="float" office:value="63625444612227.2" calcext:value-type="float">
            <text:p>63625444612227.2</text:p>
          </table:table-cell>
          <table:table-cell table:style-name="ce4" table:formula="of:=([.AQ97]-[.AQ96])/1000" office:value-type="float" office:value="1.9998515625" calcext:value-type="float">
            <text:p>1.9999</text:p>
          </table:table-cell>
          <table:table-cell table:style-name="ce4" table:formula="of:=[.AR97]+[.AS96]" office:value-type="float" office:value="189.9993203125" calcext:value-type="float">
            <text:p>189.9993</text:p>
          </table:table-cell>
          <table:table-cell table:style-name="ce16" table:formula="of:=[.AS97]-2*([.$B97]-1)" office:value-type="float" office:value="-0.000679687500024784" calcext:value-type="float">
            <text:p>-0.0006796875</text:p>
          </table:table-cell>
          <table:table-cell table:style-name="Default" office:value-type="float" office:value="63625445082872.3" calcext:value-type="float">
            <text:p>63625445082872.3</text:p>
          </table:table-cell>
          <table:table-cell table:style-name="ce4" table:formula="of:=([.AU97]-[.AU96])/1000" office:value-type="float" office:value="2.000953125" calcext:value-type="float">
            <text:p>2.0010</text:p>
          </table:table-cell>
          <table:table-cell table:style-name="ce4" table:formula="of:=[.AV97]+[.AW96]" office:value-type="float" office:value="189.99928125" calcext:value-type="float">
            <text:p>189.9993</text:p>
          </table:table-cell>
          <table:table-cell table:style-name="ce17" table:formula="of:=[.AW97]-2*([.$B97]-1)" office:value-type="float" office:value="-0.000718749999975898" calcext:value-type="float">
            <text:p>-0.00071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rame</text:p>
          </table:table-cell>
          <table:table-cell table:style-name="ce3" office:value-type="float" office:value="97" calcext:value-type="float">
            <text:p>97</text:p>
          </table:table-cell>
          <table:table-cell office:value-type="float" office:value="63625439673836.5" calcext:value-type="float">
            <text:p>63625439673836.5</text:p>
          </table:table-cell>
          <table:table-cell table:formula="of:=([.C98]-[.C97])/1000" office:value-type="float" office:value="2.001953125" calcext:value-type="float">
            <text:p>2.0020</text:p>
          </table:table-cell>
          <table:table-cell table:formula="of:=[.D98]+[.E97]" office:value-type="float" office:value="192.002171875" calcext:value-type="float">
            <text:p>192.0022</text:p>
          </table:table-cell>
          <table:table-cell table:style-name="ce6" table:formula="of:=[.E98]-2*([.$B98]-1)" office:value-type="float" office:value="0.00217187500001614" calcext:value-type="float">
            <text:p>0.002171875</text:p>
          </table:table-cell>
          <table:table-cell table:style-name="Default" office:value-type="float" office:value="63625440336559" calcext:value-type="float">
            <text:p>63625440336559</text:p>
          </table:table-cell>
          <table:table-cell table:style-name="ce4" table:formula="of:=([.G98]-[.G97])/1000" office:value-type="float" office:value="2.00046875" calcext:value-type="float">
            <text:p>2.0005</text:p>
          </table:table-cell>
          <table:table-cell table:style-name="ce4" table:formula="of:=[.H98]+[.I97]" office:value-type="float" office:value="191.999578125" calcext:value-type="float">
            <text:p>191.9996</text:p>
          </table:table-cell>
          <table:table-cell table:style-name="ce7" table:formula="of:=[.I98]-2*([.$B98]-1)" office:value-type="float" office:value="-0.000421875000029104" calcext:value-type="float">
            <text:p>-0.000421875</text:p>
          </table:table-cell>
          <table:table-cell table:style-name="Default" office:value-type="float" office:value="63625440806527.5" calcext:value-type="float">
            <text:p>63625440806527.5</text:p>
          </table:table-cell>
          <table:table-cell table:style-name="ce4" table:formula="of:=([.K98]-[.K97])/1000" office:value-type="float" office:value="2.001203125" calcext:value-type="float">
            <text:p>2.0012</text:p>
          </table:table-cell>
          <table:table-cell table:style-name="ce4" table:formula="of:=[.L98]+[.M97]" office:value-type="float" office:value="192.00025" calcext:value-type="float">
            <text:p>192.0003</text:p>
          </table:table-cell>
          <table:table-cell table:style-name="ce8" table:formula="of:=[.M98]-2*([.$B98]-1)" office:value-type="float" office:value="0.00025000000002251" calcext:value-type="float">
            <text:p>0.00025</text:p>
          </table:table-cell>
          <table:table-cell table:style-name="Default" office:value-type="float" office:value="63625441283259.3" calcext:value-type="float">
            <text:p>63625441283259.3</text:p>
          </table:table-cell>
          <table:table-cell table:style-name="ce4" table:formula="of:=([.O98]-[.O97])/1000" office:value-type="float" office:value="2.001203125" calcext:value-type="float">
            <text:p>2.0012</text:p>
          </table:table-cell>
          <table:table-cell table:style-name="ce4" table:formula="of:=[.P98]+[.Q97]" office:value-type="float" office:value="192.000203125" calcext:value-type="float">
            <text:p>192.0002</text:p>
          </table:table-cell>
          <table:table-cell table:style-name="ce9" table:formula="of:=[.Q98]-2*([.$B98]-1)" office:value-type="float" office:value="0.000203125000069804" calcext:value-type="float">
            <text:p>0.000203125</text:p>
          </table:table-cell>
          <table:table-cell table:style-name="Default" office:value-type="float" office:value="63625441782393.5" calcext:value-type="float">
            <text:p>63625441782393.5</text:p>
          </table:table-cell>
          <table:table-cell table:style-name="ce4" table:formula="of:=([.S98]-[.S97])/1000" office:value-type="float" office:value="2.0034375" calcext:value-type="float">
            <text:p>2.0034</text:p>
          </table:table-cell>
          <table:table-cell table:style-name="ce4" table:formula="of:=[.T98]+[.U97]" office:value-type="float" office:value="192.0022578125" calcext:value-type="float">
            <text:p>192.0023</text:p>
          </table:table-cell>
          <table:table-cell table:style-name="ce10" table:formula="of:=[.U98]-2*([.$B98]-1)" office:value-type="float" office:value="0.00225781250000523" calcext:value-type="float">
            <text:p>0.0022578125</text:p>
          </table:table-cell>
          <table:table-cell table:style-name="Default" office:value-type="float" office:value="63625442272062.7" calcext:value-type="float">
            <text:p>63625442272062.7</text:p>
          </table:table-cell>
          <table:table-cell table:style-name="ce4" table:formula="of:=([.W98]-[.W97])/1000" office:value-type="float" office:value="1.99984375" calcext:value-type="float">
            <text:p>1.9998</text:p>
          </table:table-cell>
          <table:table-cell table:style-name="ce4" table:formula="of:=[.X98]+[.Y97]" office:value-type="float" office:value="191.9998515625" calcext:value-type="float">
            <text:p>191.9999</text:p>
          </table:table-cell>
          <table:table-cell table:style-name="ce11" table:formula="of:=[.Y98]-2*([.$B98]-1)" office:value-type="float" office:value="-0.000148437500030241" calcext:value-type="float">
            <text:p>-0.0001484375</text:p>
          </table:table-cell>
          <table:table-cell table:style-name="Default" office:value-type="float" office:value="63625442749931.8" calcext:value-type="float">
            <text:p>63625442749931.8</text:p>
          </table:table-cell>
          <table:table-cell table:style-name="ce4" table:formula="of:=([.AA98]-[.AA97])/1000" office:value-type="float" office:value="1.999703125" calcext:value-type="float">
            <text:p>1.9997</text:p>
          </table:table-cell>
          <table:table-cell table:style-name="ce4" table:formula="of:=[.AB98]+[.AC97]" office:value-type="float" office:value="192.0006875" calcext:value-type="float">
            <text:p>192.0007</text:p>
          </table:table-cell>
          <table:table-cell table:style-name="ce12" table:formula="of:=[.AC98]-2*([.$B98]-1)" office:value-type="float" office:value="0.000687500000026375" calcext:value-type="float">
            <text:p>0.0006875</text:p>
          </table:table-cell>
          <table:table-cell table:style-name="Default" office:value-type="float" office:value="63625443211816.7" calcext:value-type="float">
            <text:p>63625443211816.7</text:p>
          </table:table-cell>
          <table:table-cell table:style-name="ce4" table:formula="of:=([.AE98]-[.AE97])/1000" office:value-type="float" office:value="1.99796875" calcext:value-type="float">
            <text:p>1.9980</text:p>
          </table:table-cell>
          <table:table-cell table:style-name="ce4" table:formula="of:=[.AF98]+[.AG97]" office:value-type="float" office:value="191.9986875" calcext:value-type="float">
            <text:p>191.9987</text:p>
          </table:table-cell>
          <table:table-cell table:style-name="ce13" table:formula="of:=[.AG98]-2*([.$B98]-1)" office:value-type="float" office:value="-0.00131249999992633" calcext:value-type="float">
            <text:p>-0.0013125</text:p>
          </table:table-cell>
          <table:table-cell table:style-name="Default" office:value-type="float" office:value="63625443675610.2" calcext:value-type="float">
            <text:p>63625443675610.2</text:p>
          </table:table-cell>
          <table:table-cell table:style-name="ce4" table:formula="of:=([.AI98]-[.AI97])/1000" office:value-type="float" office:value="2.000765625" calcext:value-type="float">
            <text:p>2.0008</text:p>
          </table:table-cell>
          <table:table-cell table:style-name="ce4" table:formula="of:=[.AJ98]+[.AK97]" office:value-type="float" office:value="192.002109375" calcext:value-type="float">
            <text:p>192.0021</text:p>
          </table:table-cell>
          <table:table-cell table:style-name="ce14" table:formula="of:=[.AK98]-2*([.$B98]-1)" office:value-type="float" office:value="0.00210937499991815" calcext:value-type="float">
            <text:p>0.002109375</text:p>
          </table:table-cell>
          <table:table-cell table:style-name="Default" office:value-type="float" office:value="63625444151899.7" calcext:value-type="float">
            <text:p>63625444151899.7</text:p>
          </table:table-cell>
          <table:table-cell table:style-name="ce4" table:formula="of:=([.AM98]-[.AM97])/1000" office:value-type="float" office:value="1.9978046875" calcext:value-type="float">
            <text:p>1.9978</text:p>
          </table:table-cell>
          <table:table-cell table:style-name="ce4" table:formula="of:=[.AN98]+[.AO97]" office:value-type="float" office:value="191.9987734375" calcext:value-type="float">
            <text:p>191.9988</text:p>
          </table:table-cell>
          <table:table-cell table:style-name="ce15" table:formula="of:=[.AO98]-2*([.$B98]-1)" office:value-type="float" office:value="-0.00122656249999409" calcext:value-type="float">
            <text:p>-0.0012265625</text:p>
          </table:table-cell>
          <table:table-cell table:style-name="Default" office:value-type="float" office:value="63625444614228.4" calcext:value-type="float">
            <text:p>63625444614228.4</text:p>
          </table:table-cell>
          <table:table-cell table:style-name="ce4" table:formula="of:=([.AQ98]-[.AQ97])/1000" office:value-type="float" office:value="2.001171875" calcext:value-type="float">
            <text:p>2.0012</text:p>
          </table:table-cell>
          <table:table-cell table:style-name="ce4" table:formula="of:=[.AR98]+[.AS97]" office:value-type="float" office:value="192.0004921875" calcext:value-type="float">
            <text:p>192.0005</text:p>
          </table:table-cell>
          <table:table-cell table:style-name="ce16" table:formula="of:=[.AS98]-2*([.$B98]-1)" office:value-type="float" office:value="0.000492187499986585" calcext:value-type="float">
            <text:p>0.0004921875</text:p>
          </table:table-cell>
          <table:table-cell table:style-name="Default" office:value-type="float" office:value="63625445084874.4" calcext:value-type="float">
            <text:p>63625445084874.4</text:p>
          </table:table-cell>
          <table:table-cell table:style-name="ce4" table:formula="of:=([.AU98]-[.AU97])/1000" office:value-type="float" office:value="2.0020390625" calcext:value-type="float">
            <text:p>2.0020</text:p>
          </table:table-cell>
          <table:table-cell table:style-name="ce4" table:formula="of:=[.AV98]+[.AW97]" office:value-type="float" office:value="192.0013203125" calcext:value-type="float">
            <text:p>192.0013</text:p>
          </table:table-cell>
          <table:table-cell table:style-name="ce17" table:formula="of:=[.AW98]-2*([.$B98]-1)" office:value-type="float" office:value="0.00132031250001319" calcext:value-type="float">
            <text:p>0.001320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98" calcext:value-type="float">
            <text:p>98</text:p>
          </table:table-cell>
          <table:table-cell office:value-type="float" office:value="63625439675836.5" calcext:value-type="float">
            <text:p>63625439675836.5</text:p>
          </table:table-cell>
          <table:table-cell table:formula="of:=([.C99]-[.C98])/1000" office:value-type="float" office:value="1.9999765625" calcext:value-type="float">
            <text:p>2.0000</text:p>
          </table:table-cell>
          <table:table-cell table:formula="of:=[.D99]+[.E98]" office:value-type="float" office:value="194.0021484375" calcext:value-type="float">
            <text:p>194.0021</text:p>
          </table:table-cell>
          <table:table-cell table:style-name="ce6" table:formula="of:=[.E99]-2*([.$B99]-1)" office:value-type="float" office:value="0.00214843750001137" calcext:value-type="float">
            <text:p>0.0021484375</text:p>
          </table:table-cell>
          <table:table-cell table:style-name="Default" office:value-type="float" office:value="63625440338559.5" calcext:value-type="float">
            <text:p>63625440338559.5</text:p>
          </table:table-cell>
          <table:table-cell table:style-name="ce4" table:formula="of:=([.G99]-[.G98])/1000" office:value-type="float" office:value="2.00053125" calcext:value-type="float">
            <text:p>2.0005</text:p>
          </table:table-cell>
          <table:table-cell table:style-name="ce4" table:formula="of:=[.H99]+[.I98]" office:value-type="float" office:value="194.000109375" calcext:value-type="float">
            <text:p>194.0001</text:p>
          </table:table-cell>
          <table:table-cell table:style-name="ce7" table:formula="of:=[.I99]-2*([.$B99]-1)" office:value-type="float" office:value="0.000109374999965439" calcext:value-type="float">
            <text:p>0.000109375</text:p>
          </table:table-cell>
          <table:table-cell table:style-name="Default" office:value-type="float" office:value="63625440808527.5" calcext:value-type="float">
            <text:p>63625440808527.5</text:p>
          </table:table-cell>
          <table:table-cell table:style-name="ce4" table:formula="of:=([.K99]-[.K98])/1000" office:value-type="float" office:value="1.9999375" calcext:value-type="float">
            <text:p>1.9999</text:p>
          </table:table-cell>
          <table:table-cell table:style-name="ce4" table:formula="of:=[.L99]+[.M98]" office:value-type="float" office:value="194.0001875" calcext:value-type="float">
            <text:p>194.0002</text:p>
          </table:table-cell>
          <table:table-cell table:style-name="ce8" table:formula="of:=[.M99]-2*([.$B99]-1)" office:value-type="float" office:value="0.000187500000009777" calcext:value-type="float">
            <text:p>0.0001875</text:p>
          </table:table-cell>
          <table:table-cell table:style-name="Default" office:value-type="float" office:value="63625441285260.2" calcext:value-type="float">
            <text:p>63625441285260.2</text:p>
          </table:table-cell>
          <table:table-cell table:style-name="ce4" table:formula="of:=([.O99]-[.O98])/1000" office:value-type="float" office:value="2.0008671875" calcext:value-type="float">
            <text:p>2.0009</text:p>
          </table:table-cell>
          <table:table-cell table:style-name="ce4" table:formula="of:=[.P99]+[.Q98]" office:value-type="float" office:value="194.0010703125" calcext:value-type="float">
            <text:p>194.0011</text:p>
          </table:table-cell>
          <table:table-cell table:style-name="ce9" table:formula="of:=[.Q99]-2*([.$B99]-1)" office:value-type="float" office:value="0.00107031250007594" calcext:value-type="float">
            <text:p>0.0010703125</text:p>
          </table:table-cell>
          <table:table-cell table:style-name="Default" office:value-type="float" office:value="63625441784390.1" calcext:value-type="float">
            <text:p>63625441784390.1</text:p>
          </table:table-cell>
          <table:table-cell table:style-name="ce4" table:formula="of:=([.S99]-[.S98])/1000" office:value-type="float" office:value="1.9965390625" calcext:value-type="float">
            <text:p>1.9965</text:p>
          </table:table-cell>
          <table:table-cell table:style-name="ce4" table:formula="of:=[.T99]+[.U98]" office:value-type="float" office:value="193.998796875" calcext:value-type="float">
            <text:p>193.9988</text:p>
          </table:table-cell>
          <table:table-cell table:style-name="ce10" table:formula="of:=[.U99]-2*([.$B99]-1)" office:value-type="float" office:value="-0.00120312499998931" calcext:value-type="float">
            <text:p>-0.001203125</text:p>
          </table:table-cell>
          <table:table-cell table:style-name="Default" office:value-type="float" office:value="63625442274062" calcext:value-type="float">
            <text:p>63625442274062</text:p>
          </table:table-cell>
          <table:table-cell table:style-name="ce4" table:formula="of:=([.W99]-[.W98])/1000" office:value-type="float" office:value="1.999265625" calcext:value-type="float">
            <text:p>1.9993</text:p>
          </table:table-cell>
          <table:table-cell table:style-name="ce4" table:formula="of:=[.X99]+[.Y98]" office:value-type="float" office:value="193.9991171875" calcext:value-type="float">
            <text:p>193.9991</text:p>
          </table:table-cell>
          <table:table-cell table:style-name="ce11" table:formula="of:=[.Y99]-2*([.$B99]-1)" office:value-type="float" office:value="-0.000882812500037744" calcext:value-type="float">
            <text:p>-0.0008828125</text:p>
          </table:table-cell>
          <table:table-cell table:style-name="Default" office:value-type="float" office:value="63625442751931.7" calcext:value-type="float">
            <text:p>63625442751931.7</text:p>
          </table:table-cell>
          <table:table-cell table:style-name="ce4" table:formula="of:=([.AA99]-[.AA98])/1000" office:value-type="float" office:value="1.9999375" calcext:value-type="float">
            <text:p>1.9999</text:p>
          </table:table-cell>
          <table:table-cell table:style-name="ce4" table:formula="of:=[.AB99]+[.AC98]" office:value-type="float" office:value="194.000625" calcext:value-type="float">
            <text:p>194.0006</text:p>
          </table:table-cell>
          <table:table-cell table:style-name="ce12" table:formula="of:=[.AC99]-2*([.$B99]-1)" office:value-type="float" office:value="0.000625000000013642" calcext:value-type="float">
            <text:p>0.000625</text:p>
          </table:table-cell>
          <table:table-cell table:style-name="Default" office:value-type="float" office:value="63625443213817.5" calcext:value-type="float">
            <text:p>63625443213817.5</text:p>
          </table:table-cell>
          <table:table-cell table:style-name="ce4" table:formula="of:=([.AE99]-[.AE98])/1000" office:value-type="float" office:value="2.000796875" calcext:value-type="float">
            <text:p>2.0008</text:p>
          </table:table-cell>
          <table:table-cell table:style-name="ce4" table:formula="of:=[.AF99]+[.AG98]" office:value-type="float" office:value="193.999484375" calcext:value-type="float">
            <text:p>193.9995</text:p>
          </table:table-cell>
          <table:table-cell table:style-name="ce13" table:formula="of:=[.AG99]-2*([.$B99]-1)" office:value-type="float" office:value="-0.000515624999934516" calcext:value-type="float">
            <text:p>-0.000515625</text:p>
          </table:table-cell>
          <table:table-cell table:style-name="Default" office:value-type="float" office:value="63625443677607.6" calcext:value-type="float">
            <text:p>63625443677607.6</text:p>
          </table:table-cell>
          <table:table-cell table:style-name="ce4" table:formula="of:=([.AI99]-[.AI98])/1000" office:value-type="float" office:value="1.9974453125" calcext:value-type="float">
            <text:p>1.9974</text:p>
          </table:table-cell>
          <table:table-cell table:style-name="ce4" table:formula="of:=[.AJ99]+[.AK98]" office:value-type="float" office:value="193.9995546875" calcext:value-type="float">
            <text:p>193.9996</text:p>
          </table:table-cell>
          <table:table-cell table:style-name="ce14" table:formula="of:=[.AK99]-2*([.$B99]-1)" office:value-type="float" office:value="-0.000445312500090722" calcext:value-type="float">
            <text:p>-0.0004453125</text:p>
          </table:table-cell>
          <table:table-cell table:style-name="Default" office:value-type="float" office:value="63625444153899.9" calcext:value-type="float">
            <text:p>63625444153899.9</text:p>
          </table:table-cell>
          <table:table-cell table:style-name="ce4" table:formula="of:=([.AM99]-[.AM98])/1000" office:value-type="float" office:value="2.0001953125" calcext:value-type="float">
            <text:p>2.0002</text:p>
          </table:table-cell>
          <table:table-cell table:style-name="ce4" table:formula="of:=[.AN99]+[.AO98]" office:value-type="float" office:value="193.99896875" calcext:value-type="float">
            <text:p>193.9990</text:p>
          </table:table-cell>
          <table:table-cell table:style-name="ce15" table:formula="of:=[.AO99]-2*([.$B99]-1)" office:value-type="float" office:value="-0.00103124999998272" calcext:value-type="float">
            <text:p>-0.00103125</text:p>
          </table:table-cell>
          <table:table-cell table:style-name="Default" office:value-type="float" office:value="63625444616227.6" calcext:value-type="float">
            <text:p>63625444616227.6</text:p>
          </table:table-cell>
          <table:table-cell table:style-name="ce4" table:formula="of:=([.AQ99]-[.AQ98])/1000" office:value-type="float" office:value="1.9992265625" calcext:value-type="float">
            <text:p>1.9992</text:p>
          </table:table-cell>
          <table:table-cell table:style-name="ce4" table:formula="of:=[.AR99]+[.AS98]" office:value-type="float" office:value="193.99971875" calcext:value-type="float">
            <text:p>193.9997</text:p>
          </table:table-cell>
          <table:table-cell table:style-name="ce16" table:formula="of:=[.AS99]-2*([.$B99]-1)" office:value-type="float" office:value="-0.000281250000000455" calcext:value-type="float">
            <text:p>-0.00028125</text:p>
          </table:table-cell>
          <table:table-cell table:style-name="Default" office:value-type="float" office:value="63625445086874.1" calcext:value-type="float">
            <text:p>63625445086874.1</text:p>
          </table:table-cell>
          <table:table-cell table:style-name="ce4" table:formula="of:=([.AU99]-[.AU98])/1000" office:value-type="float" office:value="1.99971875" calcext:value-type="float">
            <text:p>1.9997</text:p>
          </table:table-cell>
          <table:table-cell table:style-name="ce4" table:formula="of:=[.AV99]+[.AW98]" office:value-type="float" office:value="194.0010390625" calcext:value-type="float">
            <text:p>194.0010</text:p>
          </table:table-cell>
          <table:table-cell table:style-name="ce17" table:formula="of:=[.AW99]-2*([.$B99]-1)" office:value-type="float" office:value="0.00103906250001273" calcext:value-type="float">
            <text:p>0.0010390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99" calcext:value-type="float">
            <text:p>99</text:p>
          </table:table-cell>
          <table:table-cell office:value-type="float" office:value="63625439677837.4" calcext:value-type="float">
            <text:p>63625439677837.4</text:p>
          </table:table-cell>
          <table:table-cell table:formula="of:=([.C100]-[.C99])/1000" office:value-type="float" office:value="2.00090625" calcext:value-type="float">
            <text:p>2.0009</text:p>
          </table:table-cell>
          <table:table-cell table:formula="of:=[.D100]+[.E99]" office:value-type="float" office:value="196.0030546875" calcext:value-type="float">
            <text:p>196.0031</text:p>
          </table:table-cell>
          <table:table-cell table:style-name="ce6" table:formula="of:=[.E100]-2*([.$B100]-1)" office:value-type="float" office:value="0.00305468750002547" calcext:value-type="float">
            <text:p>0.0030546875</text:p>
          </table:table-cell>
          <table:table-cell table:style-name="Default" office:value-type="float" office:value="63625440340574.6" calcext:value-type="float">
            <text:p>63625440340574.6</text:p>
          </table:table-cell>
          <table:table-cell table:style-name="ce4" table:formula="of:=([.G100]-[.G99])/1000" office:value-type="float" office:value="2.01509375" calcext:value-type="float">
            <text:p>2.0151</text:p>
          </table:table-cell>
          <table:table-cell table:style-name="ce4" table:formula="of:=[.H100]+[.I99]" office:value-type="float" office:value="196.015203125" calcext:value-type="float">
            <text:p>196.0152</text:p>
          </table:table-cell>
          <table:table-cell table:style-name="ce7" table:formula="of:=[.I100]-2*([.$B100]-1)" office:value-type="float" office:value="0.0152031249999709" calcext:value-type="float">
            <text:p>0.015203125</text:p>
          </table:table-cell>
          <table:table-cell table:style-name="Default" office:value-type="float" office:value="63625440810527.2" calcext:value-type="float">
            <text:p>63625440810527.2</text:p>
          </table:table-cell>
          <table:table-cell table:style-name="ce4" table:formula="of:=([.K100]-[.K99])/1000" office:value-type="float" office:value="1.99978125" calcext:value-type="float">
            <text:p>1.9998</text:p>
          </table:table-cell>
          <table:table-cell table:style-name="ce4" table:formula="of:=[.L100]+[.M99]" office:value-type="float" office:value="195.99996875" calcext:value-type="float">
            <text:p>196.0000</text:p>
          </table:table-cell>
          <table:table-cell table:style-name="ce8" table:formula="of:=[.M100]-2*([.$B100]-1)" office:value-type="float" office:value="-0.0000312499999779447" calcext:value-type="float">
            <text:p>-0.00003125</text:p>
          </table:table-cell>
          <table:table-cell table:style-name="Default" office:value-type="float" office:value="63625441287258.2" calcext:value-type="float">
            <text:p>63625441287258.2</text:p>
          </table:table-cell>
          <table:table-cell table:style-name="ce4" table:formula="of:=([.O100]-[.O99])/1000" office:value-type="float" office:value="1.998046875" calcext:value-type="float">
            <text:p>1.9980</text:p>
          </table:table-cell>
          <table:table-cell table:style-name="ce4" table:formula="of:=[.P100]+[.Q99]" office:value-type="float" office:value="195.9991171875" calcext:value-type="float">
            <text:p>195.9991</text:p>
          </table:table-cell>
          <table:table-cell table:style-name="ce9" table:formula="of:=[.Q100]-2*([.$B100]-1)" office:value-type="float" office:value="-0.000882812499924057" calcext:value-type="float">
            <text:p>-0.0008828125</text:p>
          </table:table-cell>
          <table:table-cell table:style-name="Default" office:value-type="float" office:value="63625441786389.7" calcext:value-type="float">
            <text:p>63625441786389.7</text:p>
          </table:table-cell>
          <table:table-cell table:style-name="ce4" table:formula="of:=([.S100]-[.S99])/1000" office:value-type="float" office:value="1.9996171875" calcext:value-type="float">
            <text:p>1.9996</text:p>
          </table:table-cell>
          <table:table-cell table:style-name="ce4" table:formula="of:=[.T100]+[.U99]" office:value-type="float" office:value="195.9984140625" calcext:value-type="float">
            <text:p>195.9984</text:p>
          </table:table-cell>
          <table:table-cell table:style-name="ce10" table:formula="of:=[.U100]-2*([.$B100]-1)" office:value-type="float" office:value="-0.00158593749998204" calcext:value-type="float">
            <text:p>-0.0015859375</text:p>
          </table:table-cell>
          <table:table-cell table:style-name="Default" office:value-type="float" office:value="63625442276062.9" calcext:value-type="float">
            <text:p>63625442276062.9</text:p>
          </table:table-cell>
          <table:table-cell table:style-name="ce4" table:formula="of:=([.W100]-[.W99])/1000" office:value-type="float" office:value="2.0009453125" calcext:value-type="float">
            <text:p>2.0009</text:p>
          </table:table-cell>
          <table:table-cell table:style-name="ce4" table:formula="of:=[.X100]+[.Y99]" office:value-type="float" office:value="196.0000625" calcext:value-type="float">
            <text:p>196.0001</text:p>
          </table:table-cell>
          <table:table-cell table:style-name="ce11" table:formula="of:=[.Y100]-2*([.$B100]-1)" office:value-type="float" office:value="0.0000624999999558895" calcext:value-type="float">
            <text:p>0.0000625</text:p>
          </table:table-cell>
          <table:table-cell table:style-name="Default" office:value-type="float" office:value="63625442753932.3" calcext:value-type="float">
            <text:p>63625442753932.3</text:p>
          </table:table-cell>
          <table:table-cell table:style-name="ce4" table:formula="of:=([.AA100]-[.AA99])/1000" office:value-type="float" office:value="2.000546875" calcext:value-type="float">
            <text:p>2.0005</text:p>
          </table:table-cell>
          <table:table-cell table:style-name="ce4" table:formula="of:=[.AB100]+[.AC99]" office:value-type="float" office:value="196.001171875" calcext:value-type="float">
            <text:p>196.0012</text:p>
          </table:table-cell>
          <table:table-cell table:style-name="ce12" table:formula="of:=[.AC100]-2*([.$B100]-1)" office:value-type="float" office:value="0.00117187500001137" calcext:value-type="float">
            <text:p>0.001171875</text:p>
          </table:table-cell>
          <table:table-cell table:style-name="Default" office:value-type="float" office:value="63625443215818.4" calcext:value-type="float">
            <text:p>63625443215818.4</text:p>
          </table:table-cell>
          <table:table-cell table:style-name="ce4" table:formula="of:=([.AE100]-[.AE99])/1000" office:value-type="float" office:value="2.0008828125" calcext:value-type="float">
            <text:p>2.0009</text:p>
          </table:table-cell>
          <table:table-cell table:style-name="ce4" table:formula="of:=[.AF100]+[.AG99]" office:value-type="float" office:value="196.0003671875" calcext:value-type="float">
            <text:p>196.0004</text:p>
          </table:table-cell>
          <table:table-cell table:style-name="ce13" table:formula="of:=[.AG100]-2*([.$B100]-1)" office:value-type="float" office:value="0.000367187500074806" calcext:value-type="float">
            <text:p>0.0003671875</text:p>
          </table:table-cell>
          <table:table-cell table:style-name="Default" office:value-type="float" office:value="63625443679607.2" calcext:value-type="float">
            <text:p>63625443679607.2</text:p>
          </table:table-cell>
          <table:table-cell table:style-name="ce4" table:formula="of:=([.AI100]-[.AI99])/1000" office:value-type="float" office:value="1.9995703125" calcext:value-type="float">
            <text:p>1.9996</text:p>
          </table:table-cell>
          <table:table-cell table:style-name="ce4" table:formula="of:=[.AJ100]+[.AK99]" office:value-type="float" office:value="195.999125" calcext:value-type="float">
            <text:p>195.9991</text:p>
          </table:table-cell>
          <table:table-cell table:style-name="ce14" table:formula="of:=[.AK100]-2*([.$B100]-1)" office:value-type="float" office:value="-0.000875000000092996" calcext:value-type="float">
            <text:p>-0.000875</text:p>
          </table:table-cell>
          <table:table-cell table:style-name="Default" office:value-type="float" office:value="63625444155902.7" calcext:value-type="float">
            <text:p>63625444155902.7</text:p>
          </table:table-cell>
          <table:table-cell table:style-name="ce4" table:formula="of:=([.AM100]-[.AM99])/1000" office:value-type="float" office:value="2.00278125" calcext:value-type="float">
            <text:p>2.0028</text:p>
          </table:table-cell>
          <table:table-cell table:style-name="ce4" table:formula="of:=[.AN100]+[.AO99]" office:value-type="float" office:value="196.00175" calcext:value-type="float">
            <text:p>196.0018</text:p>
          </table:table-cell>
          <table:table-cell table:style-name="ce15" table:formula="of:=[.AO100]-2*([.$B100]-1)" office:value-type="float" office:value="0.00175000000001546" calcext:value-type="float">
            <text:p>0.00175</text:p>
          </table:table-cell>
          <table:table-cell table:style-name="Default" office:value-type="float" office:value="63625444618227" calcext:value-type="float">
            <text:p>63625444618227</text:p>
          </table:table-cell>
          <table:table-cell table:style-name="ce4" table:formula="of:=([.AQ100]-[.AQ99])/1000" office:value-type="float" office:value="1.9994140625" calcext:value-type="float">
            <text:p>1.9994</text:p>
          </table:table-cell>
          <table:table-cell table:style-name="ce4" table:formula="of:=[.AR100]+[.AS99]" office:value-type="float" office:value="195.9991328125" calcext:value-type="float">
            <text:p>195.9991</text:p>
          </table:table-cell>
          <table:table-cell table:style-name="ce16" table:formula="of:=[.AS100]-2*([.$B100]-1)" office:value-type="float" office:value="-0.000867187500006139" calcext:value-type="float">
            <text:p>-0.0008671875</text:p>
          </table:table-cell>
          <table:table-cell table:style-name="Default" office:value-type="float" office:value="63625445088874.1" calcext:value-type="float">
            <text:p>63625445088874.1</text:p>
          </table:table-cell>
          <table:table-cell table:style-name="ce4" table:formula="of:=([.AU100]-[.AU99])/1000" office:value-type="float" office:value="1.999984375" calcext:value-type="float">
            <text:p>2.0000</text:p>
          </table:table-cell>
          <table:table-cell table:style-name="ce4" table:formula="of:=[.AV100]+[.AW99]" office:value-type="float" office:value="196.0010234375" calcext:value-type="float">
            <text:p>196.0010</text:p>
          </table:table-cell>
          <table:table-cell table:style-name="ce17" table:formula="of:=[.AW100]-2*([.$B100]-1)" office:value-type="float" office:value="0.00102343750000955" calcext:value-type="float">
            <text:p>0.001023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63625439679833.7" calcext:value-type="float">
            <text:p>63625439679833.7</text:p>
          </table:table-cell>
          <table:table-cell table:formula="of:=([.C101]-[.C100])/1000" office:value-type="float" office:value="1.9963203125" calcext:value-type="float">
            <text:p>1.9963</text:p>
          </table:table-cell>
          <table:table-cell table:formula="of:=[.D101]+[.E100]" office:value-type="float" office:value="197.999375" calcext:value-type="float">
            <text:p>197.9994</text:p>
          </table:table-cell>
          <table:table-cell table:style-name="ce6" table:formula="of:=[.E101]-2*([.$B101]-1)" office:value-type="float" office:value="-0.000624999999985221" calcext:value-type="float">
            <text:p>-0.000625</text:p>
          </table:table-cell>
          <table:table-cell table:style-name="Default" office:value-type="float" office:value="63625440342559.9" calcext:value-type="float">
            <text:p>63625440342559.9</text:p>
          </table:table-cell>
          <table:table-cell table:style-name="ce4" table:formula="of:=([.G101]-[.G100])/1000" office:value-type="float" office:value="1.985296875" calcext:value-type="float">
            <text:p>1.9853</text:p>
          </table:table-cell>
          <table:table-cell table:style-name="ce4" table:formula="of:=[.H101]+[.I100]" office:value-type="float" office:value="198.0005" calcext:value-type="float">
            <text:p>198.0005</text:p>
          </table:table-cell>
          <table:table-cell table:style-name="ce7" table:formula="of:=[.I101]-2*([.$B101]-1)" office:value-type="float" office:value="0.000499999999959755" calcext:value-type="float">
            <text:p>0.0005</text:p>
          </table:table-cell>
          <table:table-cell table:style-name="Default" office:value-type="float" office:value="63625440812527.4" calcext:value-type="float">
            <text:p>63625440812527.4</text:p>
          </table:table-cell>
          <table:table-cell table:style-name="ce4" table:formula="of:=([.K101]-[.K100])/1000" office:value-type="float" office:value="2.0001484375" calcext:value-type="float">
            <text:p>2.0001</text:p>
          </table:table-cell>
          <table:table-cell table:style-name="ce4" table:formula="of:=[.L101]+[.M100]" office:value-type="float" office:value="198.0001171875" calcext:value-type="float">
            <text:p>198.0001</text:p>
          </table:table-cell>
          <table:table-cell table:style-name="ce8" table:formula="of:=[.M101]-2*([.$B101]-1)" office:value-type="float" office:value="0.000117187500023874" calcext:value-type="float">
            <text:p>0.0001171875</text:p>
          </table:table-cell>
          <table:table-cell table:style-name="Default" office:value-type="float" office:value="63625441289259.4" calcext:value-type="float">
            <text:p>63625441289259.4</text:p>
          </table:table-cell>
          <table:table-cell table:style-name="ce4" table:formula="of:=([.O101]-[.O100])/1000" office:value-type="float" office:value="2.0011484375" calcext:value-type="float">
            <text:p>2.0011</text:p>
          </table:table-cell>
          <table:table-cell table:style-name="ce4" table:formula="of:=[.P101]+[.Q100]" office:value-type="float" office:value="198.000265625" calcext:value-type="float">
            <text:p>198.0003</text:p>
          </table:table-cell>
          <table:table-cell table:style-name="ce9" table:formula="of:=[.Q101]-2*([.$B101]-1)" office:value-type="float" office:value="0.000265625000082537" calcext:value-type="float">
            <text:p>0.000265625</text:p>
          </table:table-cell>
          <table:table-cell table:style-name="Default" office:value-type="float" office:value="63625441788391.2" calcext:value-type="float">
            <text:p>63625441788391.2</text:p>
          </table:table-cell>
          <table:table-cell table:style-name="ce4" table:formula="of:=([.S101]-[.S100])/1000" office:value-type="float" office:value="2.0014609375" calcext:value-type="float">
            <text:p>2.0015</text:p>
          </table:table-cell>
          <table:table-cell table:style-name="ce4" table:formula="of:=[.T101]+[.U100]" office:value-type="float" office:value="197.999875" calcext:value-type="float">
            <text:p>197.9999</text:p>
          </table:table-cell>
          <table:table-cell table:style-name="ce10" table:formula="of:=[.U101]-2*([.$B101]-1)" office:value-type="float" office:value="-0.000124999999968622" calcext:value-type="float">
            <text:p>-0.000125</text:p>
          </table:table-cell>
          <table:table-cell table:style-name="Default" office:value-type="float" office:value="63625442278062.5" calcext:value-type="float">
            <text:p>63625442278062.5</text:p>
          </table:table-cell>
          <table:table-cell table:style-name="ce4" table:formula="of:=([.W101]-[.W100])/1000" office:value-type="float" office:value="1.999546875" calcext:value-type="float">
            <text:p>1.9995</text:p>
          </table:table-cell>
          <table:table-cell table:style-name="ce4" table:formula="of:=[.X101]+[.Y100]" office:value-type="float" office:value="197.999609375" calcext:value-type="float">
            <text:p>197.9996</text:p>
          </table:table-cell>
          <table:table-cell table:style-name="ce11" table:formula="of:=[.Y101]-2*([.$B101]-1)" office:value-type="float" office:value="-0.000390625000051159" calcext:value-type="float">
            <text:p>-0.000390625</text:p>
          </table:table-cell>
          <table:table-cell table:style-name="Default" office:value-type="float" office:value="63625442755929.6" calcext:value-type="float">
            <text:p>63625442755929.6</text:p>
          </table:table-cell>
          <table:table-cell table:style-name="ce4" table:formula="of:=([.AA101]-[.AA100])/1000" office:value-type="float" office:value="1.9973671875" calcext:value-type="float">
            <text:p>1.9974</text:p>
          </table:table-cell>
          <table:table-cell table:style-name="ce4" table:formula="of:=[.AB101]+[.AC100]" office:value-type="float" office:value="197.9985390625" calcext:value-type="float">
            <text:p>197.9985</text:p>
          </table:table-cell>
          <table:table-cell table:style-name="ce12" table:formula="of:=[.AC101]-2*([.$B101]-1)" office:value-type="float" office:value="-0.00146093749998499" calcext:value-type="float">
            <text:p>-0.0014609375</text:p>
          </table:table-cell>
          <table:table-cell table:style-name="Default" office:value-type="float" office:value="63625443217818.4" calcext:value-type="float">
            <text:p>63625443217818.4</text:p>
          </table:table-cell>
          <table:table-cell table:style-name="ce4" table:formula="of:=([.AE101]-[.AE100])/1000" office:value-type="float" office:value="2.0000546875" calcext:value-type="float">
            <text:p>2.0001</text:p>
          </table:table-cell>
          <table:table-cell table:style-name="ce4" table:formula="of:=[.AF101]+[.AG100]" office:value-type="float" office:value="198.000421875" calcext:value-type="float">
            <text:p>198.0004</text:p>
          </table:table-cell>
          <table:table-cell table:style-name="ce13" table:formula="of:=[.AG101]-2*([.$B101]-1)" office:value-type="float" office:value="0.000421875000085947" calcext:value-type="float">
            <text:p>0.000421875</text:p>
          </table:table-cell>
          <table:table-cell table:style-name="Default" office:value-type="float" office:value="63625443681608.2" calcext:value-type="float">
            <text:p>63625443681608.2</text:p>
          </table:table-cell>
          <table:table-cell table:style-name="ce4" table:formula="of:=([.AI101]-[.AI100])/1000" office:value-type="float" office:value="2.0010078125" calcext:value-type="float">
            <text:p>2.0010</text:p>
          </table:table-cell>
          <table:table-cell table:style-name="ce4" table:formula="of:=[.AJ101]+[.AK100]" office:value-type="float" office:value="198.0001328125" calcext:value-type="float">
            <text:p>198.0001</text:p>
          </table:table-cell>
          <table:table-cell table:style-name="ce14" table:formula="of:=[.AK101]-2*([.$B101]-1)" office:value-type="float" office:value="0.000132812499913371" calcext:value-type="float">
            <text:p>0.0001328125</text:p>
          </table:table-cell>
          <table:table-cell table:style-name="Default" office:value-type="float" office:value="63625444157901.1" calcext:value-type="float">
            <text:p>63625444157901.1</text:p>
          </table:table-cell>
          <table:table-cell table:style-name="ce4" table:formula="of:=([.AM101]-[.AM100])/1000" office:value-type="float" office:value="1.998421875" calcext:value-type="float">
            <text:p>1.9984</text:p>
          </table:table-cell>
          <table:table-cell table:style-name="ce4" table:formula="of:=[.AN101]+[.AO100]" office:value-type="float" office:value="198.000171875" calcext:value-type="float">
            <text:p>198.0002</text:p>
          </table:table-cell>
          <table:table-cell table:style-name="ce15" table:formula="of:=[.AO101]-2*([.$B101]-1)" office:value-type="float" office:value="0.000171875000006594" calcext:value-type="float">
            <text:p>0.000171875</text:p>
          </table:table-cell>
          <table:table-cell table:style-name="Default" office:value-type="float" office:value="63625444620228.3" calcext:value-type="float">
            <text:p>63625444620228.3</text:p>
          </table:table-cell>
          <table:table-cell table:style-name="ce4" table:formula="of:=([.AQ101]-[.AQ100])/1000" office:value-type="float" office:value="2.0012578125" calcext:value-type="float">
            <text:p>2.0013</text:p>
          </table:table-cell>
          <table:table-cell table:style-name="ce4" table:formula="of:=[.AR101]+[.AS100]" office:value-type="float" office:value="198.000390625" calcext:value-type="float">
            <text:p>198.0004</text:p>
          </table:table-cell>
          <table:table-cell table:style-name="ce16" table:formula="of:=[.AS101]-2*([.$B101]-1)" office:value-type="float" office:value="0.000390624999994316" calcext:value-type="float">
            <text:p>0.000390625</text:p>
          </table:table-cell>
          <table:table-cell table:style-name="Default" office:value-type="float" office:value="63625445090874.5" calcext:value-type="float">
            <text:p>63625445090874.5</text:p>
          </table:table-cell>
          <table:table-cell table:style-name="ce4" table:formula="of:=([.AU101]-[.AU100])/1000" office:value-type="float" office:value="2.0004609375" calcext:value-type="float">
            <text:p>2.0005</text:p>
          </table:table-cell>
          <table:table-cell table:style-name="ce4" table:formula="of:=[.AV101]+[.AW100]" office:value-type="float" office:value="198.001484375" calcext:value-type="float">
            <text:p>198.0015</text:p>
          </table:table-cell>
          <table:table-cell table:style-name="ce17" table:formula="of:=[.AW101]-2*([.$B101]-1)" office:value-type="float" office:value="0.00148437500001819" calcext:value-type="float">
            <text:p>0.00148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101" calcext:value-type="float">
            <text:p>101</text:p>
          </table:table-cell>
          <table:table-cell office:value-type="float" office:value="63625439681833.5" calcext:value-type="float">
            <text:p>63625439681833.5</text:p>
          </table:table-cell>
          <table:table-cell table:formula="of:=([.C102]-[.C101])/1000" office:value-type="float" office:value="1.999734375" calcext:value-type="float">
            <text:p>1.9997</text:p>
          </table:table-cell>
          <table:table-cell table:formula="of:=[.D102]+[.E101]" office:value-type="float" office:value="199.999109375" calcext:value-type="float">
            <text:p>199.9991</text:p>
          </table:table-cell>
          <table:table-cell table:style-name="ce6" table:formula="of:=[.E102]-2*([.$B102]-1)" office:value-type="float" office:value="-0.000890624999982492" calcext:value-type="float">
            <text:p>-0.000890625</text:p>
          </table:table-cell>
          <table:table-cell table:style-name="Default" office:value-type="float" office:value="63625440344557.9" calcext:value-type="float">
            <text:p>63625440344557.9</text:p>
          </table:table-cell>
          <table:table-cell table:style-name="ce4" table:formula="of:=([.G102]-[.G101])/1000" office:value-type="float" office:value="1.99803125" calcext:value-type="float">
            <text:p>1.9980</text:p>
          </table:table-cell>
          <table:table-cell table:style-name="ce4" table:formula="of:=[.H102]+[.I101]" office:value-type="float" office:value="199.99853125" calcext:value-type="float">
            <text:p>199.9985</text:p>
          </table:table-cell>
          <table:table-cell table:style-name="ce7" table:formula="of:=[.I102]-2*([.$B102]-1)" office:value-type="float" office:value="-0.00146875000004343" calcext:value-type="float">
            <text:p>-0.00146875</text:p>
          </table:table-cell>
          <table:table-cell table:style-name="Default" office:value-type="float" office:value="63625440814527.7" calcext:value-type="float">
            <text:p>63625440814527.7</text:p>
          </table:table-cell>
          <table:table-cell table:style-name="ce4" table:formula="of:=([.K102]-[.K101])/1000" office:value-type="float" office:value="2.000265625" calcext:value-type="float">
            <text:p>2.0003</text:p>
          </table:table-cell>
          <table:table-cell table:style-name="ce4" table:formula="of:=[.L102]+[.M101]" office:value-type="float" office:value="200.0003828125" calcext:value-type="float">
            <text:p>200.0004</text:p>
          </table:table-cell>
          <table:table-cell table:style-name="ce8" table:formula="of:=[.M102]-2*([.$B102]-1)" office:value-type="float" office:value="0.000382812500021146" calcext:value-type="float">
            <text:p>0.0003828125</text:p>
          </table:table-cell>
          <table:table-cell table:style-name="Default" office:value-type="float" office:value="63625441291258.5" calcext:value-type="float">
            <text:p>63625441291258.5</text:p>
          </table:table-cell>
          <table:table-cell table:style-name="ce4" table:formula="of:=([.O102]-[.O101])/1000" office:value-type="float" office:value="1.9991640625" calcext:value-type="float">
            <text:p>1.9992</text:p>
          </table:table-cell>
          <table:table-cell table:style-name="ce4" table:formula="of:=[.P102]+[.Q101]" office:value-type="float" office:value="199.9994296875" calcext:value-type="float">
            <text:p>199.9994</text:p>
          </table:table-cell>
          <table:table-cell table:style-name="ce9" table:formula="of:=[.Q102]-2*([.$B102]-1)" office:value-type="float" office:value="-0.000570312499917236" calcext:value-type="float">
            <text:p>-0.0005703125</text:p>
          </table:table-cell>
          <table:table-cell table:style-name="Default" office:value-type="float" office:value="63625441790392.2" calcext:value-type="float">
            <text:p>63625441790392.2</text:p>
          </table:table-cell>
          <table:table-cell table:style-name="ce4" table:formula="of:=([.S102]-[.S101])/1000" office:value-type="float" office:value="2.0010703125" calcext:value-type="float">
            <text:p>2.0011</text:p>
          </table:table-cell>
          <table:table-cell table:style-name="ce4" table:formula="of:=[.T102]+[.U101]" office:value-type="float" office:value="200.0009453125" calcext:value-type="float">
            <text:p>200.0009</text:p>
          </table:table-cell>
          <table:table-cell table:style-name="ce10" table:formula="of:=[.U102]-2*([.$B102]-1)" office:value-type="float" office:value="0.000945312500022055" calcext:value-type="float">
            <text:p>0.0009453125</text:p>
          </table:table-cell>
          <table:table-cell table:style-name="Default" office:value-type="float" office:value="63625442280064.7" calcext:value-type="float">
            <text:p>63625442280064.7</text:p>
          </table:table-cell>
          <table:table-cell table:style-name="ce4" table:formula="of:=([.W102]-[.W101])/1000" office:value-type="float" office:value="2.0021796875" calcext:value-type="float">
            <text:p>2.0022</text:p>
          </table:table-cell>
          <table:table-cell table:style-name="ce4" table:formula="of:=[.X102]+[.Y101]" office:value-type="float" office:value="200.0017890625" calcext:value-type="float">
            <text:p>200.0018</text:p>
          </table:table-cell>
          <table:table-cell table:style-name="ce11" table:formula="of:=[.Y102]-2*([.$B102]-1)" office:value-type="float" office:value="0.00178906249993815" calcext:value-type="float">
            <text:p>0.0017890625</text:p>
          </table:table-cell>
          <table:table-cell table:style-name="Default" office:value-type="float" office:value="63625442757930.4" calcext:value-type="float">
            <text:p>63625442757930.4</text:p>
          </table:table-cell>
          <table:table-cell table:style-name="ce4" table:formula="of:=([.AA102]-[.AA101])/1000" office:value-type="float" office:value="2.000796875" calcext:value-type="float">
            <text:p>2.0008</text:p>
          </table:table-cell>
          <table:table-cell table:style-name="ce4" table:formula="of:=[.AB102]+[.AC101]" office:value-type="float" office:value="199.9993359375" calcext:value-type="float">
            <text:p>199.9993</text:p>
          </table:table-cell>
          <table:table-cell table:style-name="ce12" table:formula="of:=[.AC102]-2*([.$B102]-1)" office:value-type="float" office:value="-0.000664062499993179" calcext:value-type="float">
            <text:p>-0.0006640625</text:p>
          </table:table-cell>
          <table:table-cell table:style-name="Default" office:value-type="float" office:value="63625443219816.9" calcext:value-type="float">
            <text:p>63625443219816.9</text:p>
          </table:table-cell>
          <table:table-cell table:style-name="ce4" table:formula="of:=([.AE102]-[.AE101])/1000" office:value-type="float" office:value="1.9985390625" calcext:value-type="float">
            <text:p>1.9985</text:p>
          </table:table-cell>
          <table:table-cell table:style-name="ce4" table:formula="of:=[.AF102]+[.AG101]" office:value-type="float" office:value="199.9989609375" calcext:value-type="float">
            <text:p>199.9990</text:p>
          </table:table-cell>
          <table:table-cell table:style-name="ce13" table:formula="of:=[.AG102]-2*([.$B102]-1)" office:value-type="float" office:value="-0.00103906249992747" calcext:value-type="float">
            <text:p>-0.0010390625</text:p>
          </table:table-cell>
          <table:table-cell table:style-name="Default" office:value-type="float" office:value="63625443683606.8" calcext:value-type="float">
            <text:p>63625443683606.8</text:p>
          </table:table-cell>
          <table:table-cell table:style-name="ce4" table:formula="of:=([.AI102]-[.AI101])/1000" office:value-type="float" office:value="1.99859375" calcext:value-type="float">
            <text:p>1.9986</text:p>
          </table:table-cell>
          <table:table-cell table:style-name="ce4" table:formula="of:=[.AJ102]+[.AK101]" office:value-type="float" office:value="199.9987265625" calcext:value-type="float">
            <text:p>199.9987</text:p>
          </table:table-cell>
          <table:table-cell table:style-name="ce14" table:formula="of:=[.AK102]-2*([.$B102]-1)" office:value-type="float" office:value="-0.0012734375000889" calcext:value-type="float">
            <text:p>-0.0012734375</text:p>
          </table:table-cell>
          <table:table-cell table:style-name="Default" office:value-type="float" office:value="63625444159899.5" calcext:value-type="float">
            <text:p>63625444159899.5</text:p>
          </table:table-cell>
          <table:table-cell table:style-name="ce4" table:formula="of:=([.AM102]-[.AM101])/1000" office:value-type="float" office:value="1.9983671875" calcext:value-type="float">
            <text:p>1.9984</text:p>
          </table:table-cell>
          <table:table-cell table:style-name="ce4" table:formula="of:=[.AN102]+[.AO101]" office:value-type="float" office:value="199.9985390625" calcext:value-type="float">
            <text:p>199.9985</text:p>
          </table:table-cell>
          <table:table-cell table:style-name="ce15" table:formula="of:=[.AO102]-2*([.$B102]-1)" office:value-type="float" office:value="-0.00146093749998499" calcext:value-type="float">
            <text:p>-0.0014609375</text:p>
          </table:table-cell>
          <table:table-cell table:style-name="Default" office:value-type="float" office:value="63625444622228" calcext:value-type="float">
            <text:p>63625444622228</text:p>
          </table:table-cell>
          <table:table-cell table:style-name="ce4" table:formula="of:=([.AQ102]-[.AQ101])/1000" office:value-type="float" office:value="1.99965625" calcext:value-type="float">
            <text:p>1.9997</text:p>
          </table:table-cell>
          <table:table-cell table:style-name="ce4" table:formula="of:=[.AR102]+[.AS101]" office:value-type="float" office:value="200.000046875" calcext:value-type="float">
            <text:p>200.0000</text:p>
          </table:table-cell>
          <table:table-cell table:style-name="ce16" table:formula="of:=[.AS102]-2*([.$B102]-1)" office:value-type="float" office:value="0.000046874999981128" calcext:value-type="float">
            <text:p>0.000046875</text:p>
          </table:table-cell>
          <table:table-cell table:style-name="Default" office:value-type="float" office:value="63625445092872.4" calcext:value-type="float">
            <text:p>63625445092872.4</text:p>
          </table:table-cell>
          <table:table-cell table:style-name="ce4" table:formula="of:=([.AU102]-[.AU101])/1000" office:value-type="float" office:value="1.9978671875" calcext:value-type="float">
            <text:p>1.9979</text:p>
          </table:table-cell>
          <table:table-cell table:style-name="ce4" table:formula="of:=[.AV102]+[.AW101]" office:value-type="float" office:value="199.9993515625" calcext:value-type="float">
            <text:p>199.9994</text:p>
          </table:table-cell>
          <table:table-cell table:style-name="ce17" table:formula="of:=[.AW102]-2*([.$B102]-1)" office:value-type="float" office:value="-0.000648437499989996" calcext:value-type="float">
            <text:p>-0.000648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102" calcext:value-type="float">
            <text:p>102</text:p>
          </table:table-cell>
          <table:table-cell office:value-type="float" office:value="63625439683833.5" calcext:value-type="float">
            <text:p>63625439683833.5</text:p>
          </table:table-cell>
          <table:table-cell table:formula="of:=([.C103]-[.C102])/1000" office:value-type="float" office:value="2.0000546875" calcext:value-type="float">
            <text:p>2.0001</text:p>
          </table:table-cell>
          <table:table-cell table:formula="of:=[.D103]+[.E102]" office:value-type="float" office:value="201.9991640625" calcext:value-type="float">
            <text:p>201.9992</text:p>
          </table:table-cell>
          <table:table-cell table:style-name="ce6" table:formula="of:=[.E103]-2*([.$B103]-1)" office:value-type="float" office:value="-0.000835937499971351" calcext:value-type="float">
            <text:p>-0.0008359375</text:p>
          </table:table-cell>
          <table:table-cell table:style-name="Default" office:value-type="float" office:value="63625440346558" calcext:value-type="float">
            <text:p>63625440346558</text:p>
          </table:table-cell>
          <table:table-cell table:style-name="ce4" table:formula="of:=([.G103]-[.G102])/1000" office:value-type="float" office:value="2.00009375" calcext:value-type="float">
            <text:p>2.0001</text:p>
          </table:table-cell>
          <table:table-cell table:style-name="ce4" table:formula="of:=[.H103]+[.I102]" office:value-type="float" office:value="201.998625" calcext:value-type="float">
            <text:p>201.9986</text:p>
          </table:table-cell>
          <table:table-cell table:style-name="ce7" table:formula="of:=[.I103]-2*([.$B103]-1)" office:value-type="float" office:value="-0.00137500000005275" calcext:value-type="float">
            <text:p>-0.001375</text:p>
          </table:table-cell>
          <table:table-cell table:style-name="Default" office:value-type="float" office:value="63625440816527.3" calcext:value-type="float">
            <text:p>63625440816527.3</text:p>
          </table:table-cell>
          <table:table-cell table:style-name="ce4" table:formula="of:=([.K103]-[.K102])/1000" office:value-type="float" office:value="1.99965625" calcext:value-type="float">
            <text:p>1.9997</text:p>
          </table:table-cell>
          <table:table-cell table:style-name="ce4" table:formula="of:=[.L103]+[.M102]" office:value-type="float" office:value="202.0000390625" calcext:value-type="float">
            <text:p>202.0000</text:p>
          </table:table-cell>
          <table:table-cell table:style-name="ce8" table:formula="of:=[.M103]-2*([.$B103]-1)" office:value-type="float" office:value="0.0000390625000079581" calcext:value-type="float">
            <text:p>3.90625000079581E-05</text:p>
          </table:table-cell>
          <table:table-cell table:style-name="Default" office:value-type="float" office:value="63625441293258.8" calcext:value-type="float">
            <text:p>63625441293258.8</text:p>
          </table:table-cell>
          <table:table-cell table:style-name="ce4" table:formula="of:=([.O103]-[.O102])/1000" office:value-type="float" office:value="2.000296875" calcext:value-type="float">
            <text:p>2.0003</text:p>
          </table:table-cell>
          <table:table-cell table:style-name="ce4" table:formula="of:=[.P103]+[.Q102]" office:value-type="float" office:value="201.9997265625" calcext:value-type="float">
            <text:p>201.9997</text:p>
          </table:table-cell>
          <table:table-cell table:style-name="ce9" table:formula="of:=[.Q103]-2*([.$B103]-1)" office:value-type="float" office:value="-0.000273437499913598" calcext:value-type="float">
            <text:p>-0.0002734375</text:p>
          </table:table-cell>
          <table:table-cell table:style-name="Default" office:value-type="float" office:value="63625441792392.7" calcext:value-type="float">
            <text:p>63625441792392.7</text:p>
          </table:table-cell>
          <table:table-cell table:style-name="ce4" table:formula="of:=([.S103]-[.S102])/1000" office:value-type="float" office:value="2.0004140625" calcext:value-type="float">
            <text:p>2.0004</text:p>
          </table:table-cell>
          <table:table-cell table:style-name="ce4" table:formula="of:=[.T103]+[.U102]" office:value-type="float" office:value="202.001359375" calcext:value-type="float">
            <text:p>202.0014</text:p>
          </table:table-cell>
          <table:table-cell table:style-name="ce10" table:formula="of:=[.U103]-2*([.$B103]-1)" office:value-type="float" office:value="0.00135937500002115" calcext:value-type="float">
            <text:p>0.001359375</text:p>
          </table:table-cell>
          <table:table-cell table:style-name="Default" office:value-type="float" office:value="63625442282063.8" calcext:value-type="float">
            <text:p>63625442282063.8</text:p>
          </table:table-cell>
          <table:table-cell table:style-name="ce4" table:formula="of:=([.W103]-[.W102])/1000" office:value-type="float" office:value="1.99915625" calcext:value-type="float">
            <text:p>1.9992</text:p>
          </table:table-cell>
          <table:table-cell table:style-name="ce4" table:formula="of:=[.X103]+[.Y102]" office:value-type="float" office:value="202.0009453125" calcext:value-type="float">
            <text:p>202.0009</text:p>
          </table:table-cell>
          <table:table-cell table:style-name="ce11" table:formula="of:=[.Y103]-2*([.$B103]-1)" office:value-type="float" office:value="0.00094531249993679" calcext:value-type="float">
            <text:p>0.0009453125</text:p>
          </table:table-cell>
          <table:table-cell table:style-name="Default" office:value-type="float" office:value="63625442759931.2" calcext:value-type="float">
            <text:p>63625442759931.2</text:p>
          </table:table-cell>
          <table:table-cell table:style-name="ce4" table:formula="of:=([.AA103]-[.AA102])/1000" office:value-type="float" office:value="2.0007890625" calcext:value-type="float">
            <text:p>2.0008</text:p>
          </table:table-cell>
          <table:table-cell table:style-name="ce4" table:formula="of:=[.AB103]+[.AC102]" office:value-type="float" office:value="202.000125" calcext:value-type="float">
            <text:p>202.0001</text:p>
          </table:table-cell>
          <table:table-cell table:style-name="ce12" table:formula="of:=[.AC103]-2*([.$B103]-1)" office:value-type="float" office:value="0.000124999999997044" calcext:value-type="float">
            <text:p>0.000125</text:p>
          </table:table-cell>
          <table:table-cell table:style-name="Default" office:value-type="float" office:value="63625443221817.6" calcext:value-type="float">
            <text:p>63625443221817.6</text:p>
          </table:table-cell>
          <table:table-cell table:style-name="ce4" table:formula="of:=([.AE103]-[.AE102])/1000" office:value-type="float" office:value="2.0006328125" calcext:value-type="float">
            <text:p>2.0006</text:p>
          </table:table-cell>
          <table:table-cell table:style-name="ce4" table:formula="of:=[.AF103]+[.AG102]" office:value-type="float" office:value="201.99959375" calcext:value-type="float">
            <text:p>201.9996</text:p>
          </table:table-cell>
          <table:table-cell table:style-name="ce13" table:formula="of:=[.AG103]-2*([.$B103]-1)" office:value-type="float" office:value="-0.000406249999940656" calcext:value-type="float">
            <text:p>-0.00040625</text:p>
          </table:table-cell>
          <table:table-cell table:style-name="Default" office:value-type="float" office:value="63625443685606.7" calcext:value-type="float">
            <text:p>63625443685606.7</text:p>
          </table:table-cell>
          <table:table-cell table:style-name="ce4" table:formula="of:=([.AI103]-[.AI102])/1000" office:value-type="float" office:value="1.999890625" calcext:value-type="float">
            <text:p>1.9999</text:p>
          </table:table-cell>
          <table:table-cell table:style-name="ce4" table:formula="of:=[.AJ103]+[.AK102]" office:value-type="float" office:value="201.9986171875" calcext:value-type="float">
            <text:p>201.9986</text:p>
          </table:table-cell>
          <table:table-cell table:style-name="ce14" table:formula="of:=[.AK103]-2*([.$B103]-1)" office:value-type="float" office:value="-0.00138281250008276" calcext:value-type="float">
            <text:p>-0.0013828125</text:p>
          </table:table-cell>
          <table:table-cell table:style-name="Default" office:value-type="float" office:value="63625444161900.9" calcext:value-type="float">
            <text:p>63625444161900.9</text:p>
          </table:table-cell>
          <table:table-cell table:style-name="ce4" table:formula="of:=([.AM103]-[.AM102])/1000" office:value-type="float" office:value="2.00146875" calcext:value-type="float">
            <text:p>2.0015</text:p>
          </table:table-cell>
          <table:table-cell table:style-name="ce4" table:formula="of:=[.AN103]+[.AO102]" office:value-type="float" office:value="202.0000078125" calcext:value-type="float">
            <text:p>202.0000</text:p>
          </table:table-cell>
          <table:table-cell table:style-name="ce15" table:formula="of:=[.AO103]-2*([.$B103]-1)" office:value-type="float" office:value="0.00000781250000159162" calcext:value-type="float">
            <text:p>7.81250000159162E-06</text:p>
          </table:table-cell>
          <table:table-cell table:style-name="Default" office:value-type="float" office:value="63625444624227.7" calcext:value-type="float">
            <text:p>63625444624227.7</text:p>
          </table:table-cell>
          <table:table-cell table:style-name="ce4" table:formula="of:=([.AQ103]-[.AQ102])/1000" office:value-type="float" office:value="1.999734375" calcext:value-type="float">
            <text:p>1.9997</text:p>
          </table:table-cell>
          <table:table-cell table:style-name="ce4" table:formula="of:=[.AR103]+[.AS102]" office:value-type="float" office:value="201.99978125" calcext:value-type="float">
            <text:p>201.9998</text:p>
          </table:table-cell>
          <table:table-cell table:style-name="ce16" table:formula="of:=[.AS103]-2*([.$B103]-1)" office:value-type="float" office:value="-0.000218750000016144" calcext:value-type="float">
            <text:p>-0.00021875</text:p>
          </table:table-cell>
          <table:table-cell table:style-name="Default" office:value-type="float" office:value="63625445094872.9" calcext:value-type="float">
            <text:p>63625445094872.9</text:p>
          </table:table-cell>
          <table:table-cell table:style-name="ce4" table:formula="of:=([.AU103]-[.AU102])/1000" office:value-type="float" office:value="2.0004765625" calcext:value-type="float">
            <text:p>2.0005</text:p>
          </table:table-cell>
          <table:table-cell table:style-name="ce4" table:formula="of:=[.AV103]+[.AW102]" office:value-type="float" office:value="201.999828125" calcext:value-type="float">
            <text:p>201.9998</text:p>
          </table:table-cell>
          <table:table-cell table:style-name="ce17" table:formula="of:=[.AW103]-2*([.$B103]-1)" office:value-type="float" office:value="-0.000171874999978172" calcext:value-type="float">
            <text:p>-0.000171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test</text:p>
          </table:table-cell>
          <table:table-cell table:style-name="ce3" office:value-type="float" office:value="103" calcext:value-type="float">
            <text:p>103</text:p>
          </table:table-cell>
          <table:table-cell office:value-type="float" office:value="63625439685834.4" calcext:value-type="float">
            <text:p>63625439685834.4</text:p>
          </table:table-cell>
          <table:table-cell table:formula="of:=([.C104]-[.C103])/1000" office:value-type="float" office:value="2.00090625" calcext:value-type="float">
            <text:p>2.0009</text:p>
          </table:table-cell>
          <table:table-cell table:formula="of:=[.D104]+[.E103]" office:value-type="float" office:value="204.0000703125" calcext:value-type="float">
            <text:p>204.0001</text:p>
          </table:table-cell>
          <table:table-cell table:style-name="ce6" table:formula="of:=[.E104]-2*([.$B104]-1)" office:value-type="float" office:value="0.0000703125000427462" calcext:value-type="float">
            <text:p>7.03125000427462E-05</text:p>
          </table:table-cell>
          <table:table-cell table:style-name="Default" office:value-type="float" office:value="63625440348558.9" calcext:value-type="float">
            <text:p>63625440348558.9</text:p>
          </table:table-cell>
          <table:table-cell table:style-name="ce4" table:formula="of:=([.G104]-[.G103])/1000" office:value-type="float" office:value="2.0008671875" calcext:value-type="float">
            <text:p>2.0009</text:p>
          </table:table-cell>
          <table:table-cell table:style-name="ce4" table:formula="of:=[.H104]+[.I103]" office:value-type="float" office:value="203.9994921875" calcext:value-type="float">
            <text:p>203.9995</text:p>
          </table:table-cell>
          <table:table-cell table:style-name="ce7" table:formula="of:=[.I104]-2*([.$B104]-1)" office:value-type="float" office:value="-0.000507812500046612" calcext:value-type="float">
            <text:p>-0.0005078125</text:p>
          </table:table-cell>
          <table:table-cell table:style-name="Default" office:value-type="float" office:value="63625440818529" calcext:value-type="float">
            <text:p>63625440818529</text:p>
          </table:table-cell>
          <table:table-cell table:style-name="ce4" table:formula="of:=([.K104]-[.K103])/1000" office:value-type="float" office:value="2.0017265625" calcext:value-type="float">
            <text:p>2.0017</text:p>
          </table:table-cell>
          <table:table-cell table:style-name="ce4" table:formula="of:=[.L104]+[.M103]" office:value-type="float" office:value="204.001765625" calcext:value-type="float">
            <text:p>204.0018</text:p>
          </table:table-cell>
          <table:table-cell table:style-name="ce8" table:formula="of:=[.M104]-2*([.$B104]-1)" office:value-type="float" office:value="0.00176562500001864" calcext:value-type="float">
            <text:p>0.001765625</text:p>
          </table:table-cell>
          <table:table-cell table:style-name="Default" office:value-type="float" office:value="63625441295259.6" calcext:value-type="float">
            <text:p>63625441295259.6</text:p>
          </table:table-cell>
          <table:table-cell table:style-name="ce4" table:formula="of:=([.O104]-[.O103])/1000" office:value-type="float" office:value="2.000796875" calcext:value-type="float">
            <text:p>2.0008</text:p>
          </table:table-cell>
          <table:table-cell table:style-name="ce4" table:formula="of:=[.P104]+[.Q103]" office:value-type="float" office:value="204.0005234375" calcext:value-type="float">
            <text:p>204.0005</text:p>
          </table:table-cell>
          <table:table-cell table:style-name="ce9" table:formula="of:=[.Q104]-2*([.$B104]-1)" office:value-type="float" office:value="0.000523437500078217" calcext:value-type="float">
            <text:p>0.0005234375</text:p>
          </table:table-cell>
          <table:table-cell table:style-name="Default" office:value-type="float" office:value="63625441794393.2" calcext:value-type="float">
            <text:p>63625441794393.2</text:p>
          </table:table-cell>
          <table:table-cell table:style-name="ce4" table:formula="of:=([.S104]-[.S103])/1000" office:value-type="float" office:value="2.000515625" calcext:value-type="float">
            <text:p>2.0005</text:p>
          </table:table-cell>
          <table:table-cell table:style-name="ce4" table:formula="of:=[.T104]+[.U103]" office:value-type="float" office:value="204.001875" calcext:value-type="float">
            <text:p>204.0019</text:p>
          </table:table-cell>
          <table:table-cell table:style-name="ce10" table:formula="of:=[.U104]-2*([.$B104]-1)" office:value-type="float" office:value="0.00187500000001251" calcext:value-type="float">
            <text:p>0.001875</text:p>
          </table:table-cell>
          <table:table-cell table:style-name="Default" office:value-type="float" office:value="63625442284062.4" calcext:value-type="float">
            <text:p>63625442284062.4</text:p>
          </table:table-cell>
          <table:table-cell table:style-name="ce4" table:formula="of:=([.W104]-[.W103])/1000" office:value-type="float" office:value="1.998609375" calcext:value-type="float">
            <text:p>1.9986</text:p>
          </table:table-cell>
          <table:table-cell table:style-name="ce4" table:formula="of:=[.X104]+[.Y103]" office:value-type="float" office:value="203.9995546875" calcext:value-type="float">
            <text:p>203.9996</text:p>
          </table:table-cell>
          <table:table-cell table:style-name="ce11" table:formula="of:=[.Y104]-2*([.$B104]-1)" office:value-type="float" office:value="-0.0004453125000623" calcext:value-type="float">
            <text:p>-0.0004453125</text:p>
          </table:table-cell>
          <table:table-cell table:style-name="Default" office:value-type="float" office:value="63625442761931.1" calcext:value-type="float">
            <text:p>63625442761931.1</text:p>
          </table:table-cell>
          <table:table-cell table:style-name="ce4" table:formula="of:=([.AA104]-[.AA103])/1000" office:value-type="float" office:value="1.999890625" calcext:value-type="float">
            <text:p>1.9999</text:p>
          </table:table-cell>
          <table:table-cell table:style-name="ce4" table:formula="of:=[.AB104]+[.AC103]" office:value-type="float" office:value="204.000015625" calcext:value-type="float">
            <text:p>204.0000</text:p>
          </table:table-cell>
          <table:table-cell table:style-name="ce12" table:formula="of:=[.AC104]-2*([.$B104]-1)" office:value-type="float" office:value="0.0000156250000031832" calcext:value-type="float">
            <text:p>0.000015625</text:p>
          </table:table-cell>
          <table:table-cell table:style-name="Default" office:value-type="float" office:value="63625443223819.2" calcext:value-type="float">
            <text:p>63625443223819.2</text:p>
          </table:table-cell>
          <table:table-cell table:style-name="ce4" table:formula="of:=([.AE104]-[.AE103])/1000" office:value-type="float" office:value="2.0016015625" calcext:value-type="float">
            <text:p>2.0016</text:p>
          </table:table-cell>
          <table:table-cell table:style-name="ce4" table:formula="of:=[.AF104]+[.AG103]" office:value-type="float" office:value="204.0011953125" calcext:value-type="float">
            <text:p>204.0012</text:p>
          </table:table-cell>
          <table:table-cell table:style-name="ce13" table:formula="of:=[.AG104]-2*([.$B104]-1)" office:value-type="float" office:value="0.00119531250007299" calcext:value-type="float">
            <text:p>0.0011953125</text:p>
          </table:table-cell>
          <table:table-cell table:style-name="Default" office:value-type="float" office:value="63625443687608.8" calcext:value-type="float">
            <text:p>63625443687608.8</text:p>
          </table:table-cell>
          <table:table-cell table:style-name="ce4" table:formula="of:=([.AI104]-[.AI103])/1000" office:value-type="float" office:value="2.0021015625" calcext:value-type="float">
            <text:p>2.0021</text:p>
          </table:table-cell>
          <table:table-cell table:style-name="ce4" table:formula="of:=[.AJ104]+[.AK103]" office:value-type="float" office:value="204.00071875" calcext:value-type="float">
            <text:p>204.0007</text:p>
          </table:table-cell>
          <table:table-cell table:style-name="ce14" table:formula="of:=[.AK104]-2*([.$B104]-1)" office:value-type="float" office:value="0.000718749999919055" calcext:value-type="float">
            <text:p>0.00071875</text:p>
          </table:table-cell>
          <table:table-cell table:style-name="Default" office:value-type="float" office:value="63625444163899.7" calcext:value-type="float">
            <text:p>63625444163899.7</text:p>
          </table:table-cell>
          <table:table-cell table:style-name="ce4" table:formula="of:=([.AM104]-[.AM103])/1000" office:value-type="float" office:value="1.9987265625" calcext:value-type="float">
            <text:p>1.9987</text:p>
          </table:table-cell>
          <table:table-cell table:style-name="ce4" table:formula="of:=[.AN104]+[.AO103]" office:value-type="float" office:value="203.998734375" calcext:value-type="float">
            <text:p>203.9987</text:p>
          </table:table-cell>
          <table:table-cell table:style-name="ce15" table:formula="of:=[.AO104]-2*([.$B104]-1)" office:value-type="float" office:value="-0.00126562500000205" calcext:value-type="float">
            <text:p>-0.001265625</text:p>
          </table:table-cell>
          <table:table-cell table:style-name="Default" office:value-type="float" office:value="63625444626227.2" calcext:value-type="float">
            <text:p>63625444626227.2</text:p>
          </table:table-cell>
          <table:table-cell table:style-name="ce4" table:formula="of:=([.AQ104]-[.AQ103])/1000" office:value-type="float" office:value="1.999515625" calcext:value-type="float">
            <text:p>1.9995</text:p>
          </table:table-cell>
          <table:table-cell table:style-name="ce4" table:formula="of:=[.AR104]+[.AS103]" office:value-type="float" office:value="203.999296875" calcext:value-type="float">
            <text:p>203.9993</text:p>
          </table:table-cell>
          <table:table-cell table:style-name="ce16" table:formula="of:=[.AS104]-2*([.$B104]-1)" office:value-type="float" office:value="-0.000703125000029559" calcext:value-type="float">
            <text:p>-0.000703125</text:p>
          </table:table-cell>
          <table:table-cell table:style-name="Default" office:value-type="float" office:value="63625445096872.3" calcext:value-type="float">
            <text:p>63625445096872.3</text:p>
          </table:table-cell>
          <table:table-cell table:style-name="ce4" table:formula="of:=([.AU104]-[.AU103])/1000" office:value-type="float" office:value="1.9993984375" calcext:value-type="float">
            <text:p>1.9994</text:p>
          </table:table-cell>
          <table:table-cell table:style-name="ce4" table:formula="of:=[.AV104]+[.AW103]" office:value-type="float" office:value="203.9992265625" calcext:value-type="float">
            <text:p>203.9992</text:p>
          </table:table-cell>
          <table:table-cell table:style-name="ce17" table:formula="of:=[.AW104]-2*([.$B104]-1)" office:value-type="float" office:value="-0.00077343749998704" calcext:value-type="float">
            <text:p>-0.000773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eedback</text:p>
          </table:table-cell>
          <table:table-cell table:style-name="ce3" office:value-type="float" office:value="104" calcext:value-type="float">
            <text:p>104</text:p>
          </table:table-cell>
          <table:table-cell office:value-type="float" office:value="63625439687833.1" calcext:value-type="float">
            <text:p>63625439687833.1</text:p>
          </table:table-cell>
          <table:table-cell table:formula="of:=([.C105]-[.C104])/1000" office:value-type="float" office:value="1.9986875" calcext:value-type="float">
            <text:p>1.9987</text:p>
          </table:table-cell>
          <table:table-cell table:formula="of:=[.D105]+[.E104]" office:value-type="float" office:value="205.9987578125" calcext:value-type="float">
            <text:p>205.9988</text:p>
          </table:table-cell>
          <table:table-cell table:style-name="ce6" table:formula="of:=[.E105]-2*([.$B105]-1)" office:value-type="float" office:value="-0.00124218749996885" calcext:value-type="float">
            <text:p>-0.0012421875</text:p>
          </table:table-cell>
          <table:table-cell table:style-name="Default" office:value-type="float" office:value="63625440350558" calcext:value-type="float">
            <text:p>63625440350558</text:p>
          </table:table-cell>
          <table:table-cell table:style-name="ce4" table:formula="of:=([.G105]-[.G104])/1000" office:value-type="float" office:value="1.999109375" calcext:value-type="float">
            <text:p>1.9991</text:p>
          </table:table-cell>
          <table:table-cell table:style-name="ce4" table:formula="of:=[.H105]+[.I104]" office:value-type="float" office:value="205.9986015625" calcext:value-type="float">
            <text:p>205.9986</text:p>
          </table:table-cell>
          <table:table-cell table:style-name="ce7" table:formula="of:=[.I105]-2*([.$B105]-1)" office:value-type="float" office:value="-0.00139843750005753" calcext:value-type="float">
            <text:p>-0.0013984375</text:p>
          </table:table-cell>
          <table:table-cell table:style-name="Default" office:value-type="float" office:value="63625440820526.2" calcext:value-type="float">
            <text:p>63625440820526.2</text:p>
          </table:table-cell>
          <table:table-cell table:style-name="ce4" table:formula="of:=([.K105]-[.K104])/1000" office:value-type="float" office:value="1.9971640625" calcext:value-type="float">
            <text:p>1.9972</text:p>
          </table:table-cell>
          <table:table-cell table:style-name="ce4" table:formula="of:=[.L105]+[.M104]" office:value-type="float" office:value="205.9989296875" calcext:value-type="float">
            <text:p>205.9989</text:p>
          </table:table-cell>
          <table:table-cell table:style-name="ce8" table:formula="of:=[.M105]-2*([.$B105]-1)" office:value-type="float" office:value="-0.00107031249999068" calcext:value-type="float">
            <text:p>-0.0010703125</text:p>
          </table:table-cell>
          <table:table-cell table:style-name="Default" office:value-type="float" office:value="63625441297258.2" calcext:value-type="float">
            <text:p>63625441297258.2</text:p>
          </table:table-cell>
          <table:table-cell table:style-name="ce4" table:formula="of:=([.O105]-[.O104])/1000" office:value-type="float" office:value="1.998609375" calcext:value-type="float">
            <text:p>1.9986</text:p>
          </table:table-cell>
          <table:table-cell table:style-name="ce4" table:formula="of:=[.P105]+[.Q104]" office:value-type="float" office:value="205.9991328125" calcext:value-type="float">
            <text:p>205.9991</text:p>
          </table:table-cell>
          <table:table-cell table:style-name="ce9" table:formula="of:=[.Q105]-2*([.$B105]-1)" office:value-type="float" office:value="-0.000867187499920874" calcext:value-type="float">
            <text:p>-0.0008671875</text:p>
          </table:table-cell>
          <table:table-cell table:style-name="Default" office:value-type="float" office:value="63625441796392" calcext:value-type="float">
            <text:p>63625441796392</text:p>
          </table:table-cell>
          <table:table-cell table:style-name="ce4" table:formula="of:=([.S105]-[.S104])/1000" office:value-type="float" office:value="1.99884375" calcext:value-type="float">
            <text:p>1.9988</text:p>
          </table:table-cell>
          <table:table-cell table:style-name="ce4" table:formula="of:=[.T105]+[.U104]" office:value-type="float" office:value="206.00071875" calcext:value-type="float">
            <text:p>206.0007</text:p>
          </table:table-cell>
          <table:table-cell table:style-name="ce10" table:formula="of:=[.U105]-2*([.$B105]-1)" office:value-type="float" office:value="0.00071875000000432" calcext:value-type="float">
            <text:p>0.00071875</text:p>
          </table:table-cell>
          <table:table-cell table:style-name="Default" office:value-type="float" office:value="63625442286062" calcext:value-type="float">
            <text:p>63625442286062</text:p>
          </table:table-cell>
          <table:table-cell table:style-name="ce4" table:formula="of:=([.W105]-[.W104])/1000" office:value-type="float" office:value="1.999578125" calcext:value-type="float">
            <text:p>1.9996</text:p>
          </table:table-cell>
          <table:table-cell table:style-name="ce4" table:formula="of:=[.X105]+[.Y104]" office:value-type="float" office:value="205.9991328125" calcext:value-type="float">
            <text:p>205.9991</text:p>
          </table:table-cell>
          <table:table-cell table:style-name="ce11" table:formula="of:=[.Y105]-2*([.$B105]-1)" office:value-type="float" office:value="-0.000867187500062983" calcext:value-type="float">
            <text:p>-0.0008671875</text:p>
          </table:table-cell>
          <table:table-cell table:style-name="Default" office:value-type="float" office:value="63625442763931.7" calcext:value-type="float">
            <text:p>63625442763931.7</text:p>
          </table:table-cell>
          <table:table-cell table:style-name="ce4" table:formula="of:=([.AA105]-[.AA104])/1000" office:value-type="float" office:value="2.0005625" calcext:value-type="float">
            <text:p>2.0006</text:p>
          </table:table-cell>
          <table:table-cell table:style-name="ce4" table:formula="of:=[.AB105]+[.AC104]" office:value-type="float" office:value="206.000578125" calcext:value-type="float">
            <text:p>206.0006</text:p>
          </table:table-cell>
          <table:table-cell table:style-name="ce12" table:formula="of:=[.AC105]-2*([.$B105]-1)" office:value-type="float" office:value="0.000578125000004093" calcext:value-type="float">
            <text:p>0.000578125</text:p>
          </table:table-cell>
          <table:table-cell table:style-name="Default" office:value-type="float" office:value="63625443225816.7" calcext:value-type="float">
            <text:p>63625443225816.7</text:p>
          </table:table-cell>
          <table:table-cell table:style-name="ce4" table:formula="of:=([.AE105]-[.AE104])/1000" office:value-type="float" office:value="1.9975078125" calcext:value-type="float">
            <text:p>1.9975</text:p>
          </table:table-cell>
          <table:table-cell table:style-name="ce4" table:formula="of:=[.AF105]+[.AG104]" office:value-type="float" office:value="205.998703125" calcext:value-type="float">
            <text:p>205.9987</text:p>
          </table:table-cell>
          <table:table-cell table:style-name="ce13" table:formula="of:=[.AG105]-2*([.$B105]-1)" office:value-type="float" office:value="-0.00129687499992315" calcext:value-type="float">
            <text:p>-0.001296875</text:p>
          </table:table-cell>
          <table:table-cell table:style-name="Default" office:value-type="float" office:value="63625443689606.7" calcext:value-type="float">
            <text:p>63625443689606.7</text:p>
          </table:table-cell>
          <table:table-cell table:style-name="ce4" table:formula="of:=([.AI105]-[.AI104])/1000" office:value-type="float" office:value="1.9979296875" calcext:value-type="float">
            <text:p>1.9979</text:p>
          </table:table-cell>
          <table:table-cell table:style-name="ce4" table:formula="of:=[.AJ105]+[.AK104]" office:value-type="float" office:value="205.9986484375" calcext:value-type="float">
            <text:p>205.9986</text:p>
          </table:table-cell>
          <table:table-cell table:style-name="ce14" table:formula="of:=[.AK105]-2*([.$B105]-1)" office:value-type="float" office:value="-0.0013515625000764" calcext:value-type="float">
            <text:p>-0.0013515625</text:p>
          </table:table-cell>
          <table:table-cell table:style-name="Default" office:value-type="float" office:value="63625444165901" calcext:value-type="float">
            <text:p>63625444165901</text:p>
          </table:table-cell>
          <table:table-cell table:style-name="ce4" table:formula="of:=([.AM105]-[.AM104])/1000" office:value-type="float" office:value="2.00134375" calcext:value-type="float">
            <text:p>2.0013</text:p>
          </table:table-cell>
          <table:table-cell table:style-name="ce4" table:formula="of:=[.AN105]+[.AO104]" office:value-type="float" office:value="206.000078125" calcext:value-type="float">
            <text:p>206.0001</text:p>
          </table:table-cell>
          <table:table-cell table:style-name="ce15" table:formula="of:=[.AO105]-2*([.$B105]-1)" office:value-type="float" office:value="0.0000781249999874944" calcext:value-type="float">
            <text:p>0.000078125</text:p>
          </table:table-cell>
          <table:table-cell table:style-name="Default" office:value-type="float" office:value="63625444628227" calcext:value-type="float">
            <text:p>63625444628227</text:p>
          </table:table-cell>
          <table:table-cell table:style-name="ce4" table:formula="of:=([.AQ105]-[.AQ104])/1000" office:value-type="float" office:value="1.999796875" calcext:value-type="float">
            <text:p>1.9998</text:p>
          </table:table-cell>
          <table:table-cell table:style-name="ce4" table:formula="of:=[.AR105]+[.AS104]" office:value-type="float" office:value="205.99909375" calcext:value-type="float">
            <text:p>205.9991</text:p>
          </table:table-cell>
          <table:table-cell table:style-name="ce16" table:formula="of:=[.AS105]-2*([.$B105]-1)" office:value-type="float" office:value="-0.000906250000042519" calcext:value-type="float">
            <text:p>-0.00090625</text:p>
          </table:table-cell>
          <table:table-cell table:style-name="Default" office:value-type="float" office:value="63625445098871.9" calcext:value-type="float">
            <text:p>63625445098871.9</text:p>
          </table:table-cell>
          <table:table-cell table:style-name="ce4" table:formula="of:=([.AU105]-[.AU104])/1000" office:value-type="float" office:value="1.99959375" calcext:value-type="float">
            <text:p>1.9996</text:p>
          </table:table-cell>
          <table:table-cell table:style-name="ce4" table:formula="of:=[.AV105]+[.AW104]" office:value-type="float" office:value="205.9988203125" calcext:value-type="float">
            <text:p>205.9988</text:p>
          </table:table-cell>
          <table:table-cell table:style-name="ce17" table:formula="of:=[.AW105]-2*([.$B105]-1)" office:value-type="float" office:value="-0.00117968749998454" calcext:value-type="float">
            <text:p>-0.0011796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105" calcext:value-type="float">
            <text:p>105</text:p>
          </table:table-cell>
          <table:table-cell office:value-type="float" office:value="63625439689836.6" calcext:value-type="float">
            <text:p>63625439689836.6</text:p>
          </table:table-cell>
          <table:table-cell table:formula="of:=([.C106]-[.C105])/1000" office:value-type="float" office:value="2.0035078125" calcext:value-type="float">
            <text:p>2.0035</text:p>
          </table:table-cell>
          <table:table-cell table:formula="of:=[.D106]+[.E105]" office:value-type="float" office:value="208.002265625" calcext:value-type="float">
            <text:p>208.0023</text:p>
          </table:table-cell>
          <table:table-cell table:style-name="ce6" table:formula="of:=[.E106]-2*([.$B106]-1)" office:value-type="float" office:value="0.00226562500003524" calcext:value-type="float">
            <text:p>0.002265625</text:p>
          </table:table-cell>
          <table:table-cell table:style-name="Default" office:value-type="float" office:value="63625440352558.6" calcext:value-type="float">
            <text:p>63625440352558.6</text:p>
          </table:table-cell>
          <table:table-cell table:style-name="ce4" table:formula="of:=([.G106]-[.G105])/1000" office:value-type="float" office:value="2.0006328125" calcext:value-type="float">
            <text:p>2.0006</text:p>
          </table:table-cell>
          <table:table-cell table:style-name="ce4" table:formula="of:=[.H106]+[.I105]" office:value-type="float" office:value="207.999234375" calcext:value-type="float">
            <text:p>207.9992</text:p>
          </table:table-cell>
          <table:table-cell table:style-name="ce7" table:formula="of:=[.I106]-2*([.$B106]-1)" office:value-type="float" office:value="-0.000765625000070713" calcext:value-type="float">
            <text:p>-0.000765625</text:p>
          </table:table-cell>
          <table:table-cell table:style-name="Default" office:value-type="float" office:value="63625440822527.5" calcext:value-type="float">
            <text:p>63625440822527.5</text:p>
          </table:table-cell>
          <table:table-cell table:style-name="ce4" table:formula="of:=([.K106]-[.K105])/1000" office:value-type="float" office:value="2.0013046875" calcext:value-type="float">
            <text:p>2.0013</text:p>
          </table:table-cell>
          <table:table-cell table:style-name="ce4" table:formula="of:=[.L106]+[.M105]" office:value-type="float" office:value="208.000234375" calcext:value-type="float">
            <text:p>208.0002</text:p>
          </table:table-cell>
          <table:table-cell table:style-name="ce8" table:formula="of:=[.M106]-2*([.$B106]-1)" office:value-type="float" office:value="0.000234375000019327" calcext:value-type="float">
            <text:p>0.000234375</text:p>
          </table:table-cell>
          <table:table-cell table:style-name="Default" office:value-type="float" office:value="63625441299260.8" calcext:value-type="float">
            <text:p>63625441299260.8</text:p>
          </table:table-cell>
          <table:table-cell table:style-name="ce4" table:formula="of:=([.O106]-[.O105])/1000" office:value-type="float" office:value="2.0025625" calcext:value-type="float">
            <text:p>2.0026</text:p>
          </table:table-cell>
          <table:table-cell table:style-name="ce4" table:formula="of:=[.P106]+[.Q105]" office:value-type="float" office:value="208.0016953125" calcext:value-type="float">
            <text:p>208.0017</text:p>
          </table:table-cell>
          <table:table-cell table:style-name="ce9" table:formula="of:=[.Q106]-2*([.$B106]-1)" office:value-type="float" office:value="0.00169531250008959" calcext:value-type="float">
            <text:p>0.0016953125</text:p>
          </table:table-cell>
          <table:table-cell table:style-name="Default" office:value-type="float" office:value="63625441798392" calcext:value-type="float">
            <text:p>63625441798392</text:p>
          </table:table-cell>
          <table:table-cell table:style-name="ce4" table:formula="of:=([.S106]-[.S105])/1000" office:value-type="float" office:value="1.9999453125" calcext:value-type="float">
            <text:p>1.9999</text:p>
          </table:table-cell>
          <table:table-cell table:style-name="ce4" table:formula="of:=[.T106]+[.U105]" office:value-type="float" office:value="208.0006640625" calcext:value-type="float">
            <text:p>208.0007</text:p>
          </table:table-cell>
          <table:table-cell table:style-name="ce10" table:formula="of:=[.U106]-2*([.$B106]-1)" office:value-type="float" office:value="0.000664062499993179" calcext:value-type="float">
            <text:p>0.0006640625</text:p>
          </table:table-cell>
          <table:table-cell table:style-name="Default" office:value-type="float" office:value="63625442288062.6" calcext:value-type="float">
            <text:p>63625442288062.6</text:p>
          </table:table-cell>
          <table:table-cell table:style-name="ce4" table:formula="of:=([.W106]-[.W105])/1000" office:value-type="float" office:value="2.0006328125" calcext:value-type="float">
            <text:p>2.0006</text:p>
          </table:table-cell>
          <table:table-cell table:style-name="ce4" table:formula="of:=[.X106]+[.Y105]" office:value-type="float" office:value="207.999765625" calcext:value-type="float">
            <text:p>207.9998</text:p>
          </table:table-cell>
          <table:table-cell table:style-name="ce11" table:formula="of:=[.Y106]-2*([.$B106]-1)" office:value-type="float" office:value="-0.00023437500007617" calcext:value-type="float">
            <text:p>-0.000234375</text:p>
          </table:table-cell>
          <table:table-cell table:style-name="Default" office:value-type="float" office:value="63625442765931.8" calcext:value-type="float">
            <text:p>63625442765931.8</text:p>
          </table:table-cell>
          <table:table-cell table:style-name="ce4" table:formula="of:=([.AA106]-[.AA105])/1000" office:value-type="float" office:value="2.000140625" calcext:value-type="float">
            <text:p>2.0001</text:p>
          </table:table-cell>
          <table:table-cell table:style-name="ce4" table:formula="of:=[.AB106]+[.AC105]" office:value-type="float" office:value="208.00071875" calcext:value-type="float">
            <text:p>208.0007</text:p>
          </table:table-cell>
          <table:table-cell table:style-name="ce12" table:formula="of:=[.AC106]-2*([.$B106]-1)" office:value-type="float" office:value="0.00071875000000432" calcext:value-type="float">
            <text:p>0.00071875</text:p>
          </table:table-cell>
          <table:table-cell table:style-name="Default" office:value-type="float" office:value="63625443227816.7" calcext:value-type="float">
            <text:p>63625443227816.7</text:p>
          </table:table-cell>
          <table:table-cell table:style-name="ce4" table:formula="of:=([.AE106]-[.AE105])/1000" office:value-type="float" office:value="1.99996875" calcext:value-type="float">
            <text:p>2.0000</text:p>
          </table:table-cell>
          <table:table-cell table:style-name="ce4" table:formula="of:=[.AF106]+[.AG105]" office:value-type="float" office:value="207.998671875" calcext:value-type="float">
            <text:p>207.9987</text:p>
          </table:table-cell>
          <table:table-cell table:style-name="ce13" table:formula="of:=[.AG106]-2*([.$B106]-1)" office:value-type="float" office:value="-0.00132812499992951" calcext:value-type="float">
            <text:p>-0.001328125</text:p>
          </table:table-cell>
          <table:table-cell table:style-name="Default" office:value-type="float" office:value="63625443691608.5" calcext:value-type="float">
            <text:p>63625443691608.5</text:p>
          </table:table-cell>
          <table:table-cell table:style-name="ce4" table:formula="of:=([.AI106]-[.AI105])/1000" office:value-type="float" office:value="2.001796875" calcext:value-type="float">
            <text:p>2.0018</text:p>
          </table:table-cell>
          <table:table-cell table:style-name="ce4" table:formula="of:=[.AJ106]+[.AK105]" office:value-type="float" office:value="208.0004453125" calcext:value-type="float">
            <text:p>208.0004</text:p>
          </table:table-cell>
          <table:table-cell table:style-name="ce14" table:formula="of:=[.AK106]-2*([.$B106]-1)" office:value-type="float" office:value="0.000445312499920192" calcext:value-type="float">
            <text:p>0.0004453125</text:p>
          </table:table-cell>
          <table:table-cell table:style-name="Default" office:value-type="float" office:value="63625444167899.8" calcext:value-type="float">
            <text:p>63625444167899.8</text:p>
          </table:table-cell>
          <table:table-cell table:style-name="ce4" table:formula="of:=([.AM106]-[.AM105])/1000" office:value-type="float" office:value="1.9987890625" calcext:value-type="float">
            <text:p>1.9988</text:p>
          </table:table-cell>
          <table:table-cell table:style-name="ce4" table:formula="of:=[.AN106]+[.AO105]" office:value-type="float" office:value="207.9988671875" calcext:value-type="float">
            <text:p>207.9989</text:p>
          </table:table-cell>
          <table:table-cell table:style-name="ce15" table:formula="of:=[.AO106]-2*([.$B106]-1)" office:value-type="float" office:value="-0.00113281250000341" calcext:value-type="float">
            <text:p>-0.0011328125</text:p>
          </table:table-cell>
          <table:table-cell table:style-name="Default" office:value-type="float" office:value="63625444630229.5" calcext:value-type="float">
            <text:p>63625444630229.5</text:p>
          </table:table-cell>
          <table:table-cell table:style-name="ce4" table:formula="of:=([.AQ106]-[.AQ105])/1000" office:value-type="float" office:value="2.0024609375" calcext:value-type="float">
            <text:p>2.0025</text:p>
          </table:table-cell>
          <table:table-cell table:style-name="ce4" table:formula="of:=[.AR106]+[.AS105]" office:value-type="float" office:value="208.0015546875" calcext:value-type="float">
            <text:p>208.0016</text:p>
          </table:table-cell>
          <table:table-cell table:style-name="ce16" table:formula="of:=[.AS106]-2*([.$B106]-1)" office:value-type="float" office:value="0.00155468749994725" calcext:value-type="float">
            <text:p>0.0015546875</text:p>
          </table:table-cell>
          <table:table-cell table:style-name="Default" office:value-type="float" office:value="63625445100871.6" calcext:value-type="float">
            <text:p>63625445100871.6</text:p>
          </table:table-cell>
          <table:table-cell table:style-name="ce4" table:formula="of:=([.AU106]-[.AU105])/1000" office:value-type="float" office:value="1.999765625" calcext:value-type="float">
            <text:p>1.9998</text:p>
          </table:table-cell>
          <table:table-cell table:style-name="ce4" table:formula="of:=[.AV106]+[.AW105]" office:value-type="float" office:value="207.9985859375" calcext:value-type="float">
            <text:p>207.9986</text:p>
          </table:table-cell>
          <table:table-cell table:style-name="ce17" table:formula="of:=[.AW106]-2*([.$B106]-1)" office:value-type="float" office:value="-0.00141406249997544" calcext:value-type="float">
            <text:p>-0.0014140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106" calcext:value-type="float">
            <text:p>106</text:p>
          </table:table-cell>
          <table:table-cell office:value-type="float" office:value="63625439691833.1" calcext:value-type="float">
            <text:p>63625439691833.1</text:p>
          </table:table-cell>
          <table:table-cell table:formula="of:=([.C107]-[.C106])/1000" office:value-type="float" office:value="1.9965078125" calcext:value-type="float">
            <text:p>1.9965</text:p>
          </table:table-cell>
          <table:table-cell table:formula="of:=[.D107]+[.E106]" office:value-type="float" office:value="209.9987734375" calcext:value-type="float">
            <text:p>209.9988</text:p>
          </table:table-cell>
          <table:table-cell table:style-name="ce6" table:formula="of:=[.E107]-2*([.$B107]-1)" office:value-type="float" office:value="-0.00122656249996567" calcext:value-type="float">
            <text:p>-0.0012265625</text:p>
          </table:table-cell>
          <table:table-cell table:style-name="Default" office:value-type="float" office:value="63625440354560.6" calcext:value-type="float">
            <text:p>63625440354560.6</text:p>
          </table:table-cell>
          <table:table-cell table:style-name="ce4" table:formula="of:=([.G107]-[.G106])/1000" office:value-type="float" office:value="2.0019375" calcext:value-type="float">
            <text:p>2.0019</text:p>
          </table:table-cell>
          <table:table-cell table:style-name="ce4" table:formula="of:=[.H107]+[.I106]" office:value-type="float" office:value="210.001171875" calcext:value-type="float">
            <text:p>210.0012</text:p>
          </table:table-cell>
          <table:table-cell table:style-name="ce7" table:formula="of:=[.I107]-2*([.$B107]-1)" office:value-type="float" office:value="0.0011718749999261" calcext:value-type="float">
            <text:p>0.001171875</text:p>
          </table:table-cell>
          <table:table-cell table:style-name="Default" office:value-type="float" office:value="63625440824528.8" calcext:value-type="float">
            <text:p>63625440824528.8</text:p>
          </table:table-cell>
          <table:table-cell table:style-name="ce4" table:formula="of:=([.K107]-[.K106])/1000" office:value-type="float" office:value="2.00128125" calcext:value-type="float">
            <text:p>2.0013</text:p>
          </table:table-cell>
          <table:table-cell table:style-name="ce4" table:formula="of:=[.L107]+[.M106]" office:value-type="float" office:value="210.001515625" calcext:value-type="float">
            <text:p>210.0015</text:p>
          </table:table-cell>
          <table:table-cell table:style-name="ce8" table:formula="of:=[.M107]-2*([.$B107]-1)" office:value-type="float" office:value="0.00151562500002456" calcext:value-type="float">
            <text:p>0.001515625</text:p>
          </table:table-cell>
          <table:table-cell table:style-name="Default" office:value-type="float" office:value="63625441301259.3" calcext:value-type="float">
            <text:p>63625441301259.3</text:p>
          </table:table-cell>
          <table:table-cell table:style-name="ce4" table:formula="of:=([.O107]-[.O106])/1000" office:value-type="float" office:value="1.9984765625" calcext:value-type="float">
            <text:p>1.9985</text:p>
          </table:table-cell>
          <table:table-cell table:style-name="ce4" table:formula="of:=[.P107]+[.Q106]" office:value-type="float" office:value="210.000171875" calcext:value-type="float">
            <text:p>210.0002</text:p>
          </table:table-cell>
          <table:table-cell table:style-name="ce9" table:formula="of:=[.Q107]-2*([.$B107]-1)" office:value-type="float" office:value="0.000171875000091859" calcext:value-type="float">
            <text:p>0.000171875</text:p>
          </table:table-cell>
          <table:table-cell table:style-name="Default" office:value-type="float" office:value="63625441800391.7" calcext:value-type="float">
            <text:p>63625441800391.7</text:p>
          </table:table-cell>
          <table:table-cell table:style-name="ce4" table:formula="of:=([.S107]-[.S106])/1000" office:value-type="float" office:value="1.9997890625" calcext:value-type="float">
            <text:p>1.9998</text:p>
          </table:table-cell>
          <table:table-cell table:style-name="ce4" table:formula="of:=[.T107]+[.U106]" office:value-type="float" office:value="210.000453125" calcext:value-type="float">
            <text:p>210.0005</text:p>
          </table:table-cell>
          <table:table-cell table:style-name="ce10" table:formula="of:=[.U107]-2*([.$B107]-1)" office:value-type="float" office:value="0.000453125000007049" calcext:value-type="float">
            <text:p>0.000453125</text:p>
          </table:table-cell>
          <table:table-cell table:style-name="Default" office:value-type="float" office:value="63625442290065.1" calcext:value-type="float">
            <text:p>63625442290065.1</text:p>
          </table:table-cell>
          <table:table-cell table:style-name="ce4" table:formula="of:=([.W107]-[.W106])/1000" office:value-type="float" office:value="2.0024140625" calcext:value-type="float">
            <text:p>2.0024</text:p>
          </table:table-cell>
          <table:table-cell table:style-name="ce4" table:formula="of:=[.X107]+[.Y106]" office:value-type="float" office:value="210.0021796875" calcext:value-type="float">
            <text:p>210.0022</text:p>
          </table:table-cell>
          <table:table-cell table:style-name="ce11" table:formula="of:=[.Y107]-2*([.$B107]-1)" office:value-type="float" office:value="0.00217968749993247" calcext:value-type="float">
            <text:p>0.0021796875</text:p>
          </table:table-cell>
          <table:table-cell table:style-name="Default" office:value-type="float" office:value="63625442767930.2" calcext:value-type="float">
            <text:p>63625442767930.2</text:p>
          </table:table-cell>
          <table:table-cell table:style-name="ce4" table:formula="of:=([.AA107]-[.AA106])/1000" office:value-type="float" office:value="1.998375" calcext:value-type="float">
            <text:p>1.9984</text:p>
          </table:table-cell>
          <table:table-cell table:style-name="ce4" table:formula="of:=[.AB107]+[.AC106]" office:value-type="float" office:value="209.99909375" calcext:value-type="float">
            <text:p>209.9991</text:p>
          </table:table-cell>
          <table:table-cell table:style-name="ce12" table:formula="of:=[.AC107]-2*([.$B107]-1)" office:value-type="float" office:value="-0.000906249999985675" calcext:value-type="float">
            <text:p>-0.00090625</text:p>
          </table:table-cell>
          <table:table-cell table:style-name="Default" office:value-type="float" office:value="63625443229818.7" calcext:value-type="float">
            <text:p>63625443229818.7</text:p>
          </table:table-cell>
          <table:table-cell table:style-name="ce4" table:formula="of:=([.AE107]-[.AE106])/1000" office:value-type="float" office:value="2.0019921875" calcext:value-type="float">
            <text:p>2.0020</text:p>
          </table:table-cell>
          <table:table-cell table:style-name="ce4" table:formula="of:=[.AF107]+[.AG106]" office:value-type="float" office:value="210.0006640625" calcext:value-type="float">
            <text:p>210.0007</text:p>
          </table:table-cell>
          <table:table-cell table:style-name="ce13" table:formula="of:=[.AG107]-2*([.$B107]-1)" office:value-type="float" office:value="0.000664062500078444" calcext:value-type="float">
            <text:p>0.0006640625</text:p>
          </table:table-cell>
          <table:table-cell table:style-name="Default" office:value-type="float" office:value="63625443693608.7" calcext:value-type="float">
            <text:p>63625443693608.7</text:p>
          </table:table-cell>
          <table:table-cell table:style-name="ce4" table:formula="of:=([.AI107]-[.AI106])/1000" office:value-type="float" office:value="2.0001171875" calcext:value-type="float">
            <text:p>2.0001</text:p>
          </table:table-cell>
          <table:table-cell table:style-name="ce4" table:formula="of:=[.AJ107]+[.AK106]" office:value-type="float" office:value="210.0005625" calcext:value-type="float">
            <text:p>210.0006</text:p>
          </table:table-cell>
          <table:table-cell table:style-name="ce14" table:formula="of:=[.AK107]-2*([.$B107]-1)" office:value-type="float" office:value="0.000562499999915644" calcext:value-type="float">
            <text:p>0.0005625</text:p>
          </table:table-cell>
          <table:table-cell table:style-name="Default" office:value-type="float" office:value="63625444169899.9" calcext:value-type="float">
            <text:p>63625444169899.9</text:p>
          </table:table-cell>
          <table:table-cell table:style-name="ce4" table:formula="of:=([.AM107]-[.AM106])/1000" office:value-type="float" office:value="2.0001484375" calcext:value-type="float">
            <text:p>2.0001</text:p>
          </table:table-cell>
          <table:table-cell table:style-name="ce4" table:formula="of:=[.AN107]+[.AO106]" office:value-type="float" office:value="209.999015625" calcext:value-type="float">
            <text:p>209.9990</text:p>
          </table:table-cell>
          <table:table-cell table:style-name="ce15" table:formula="of:=[.AO107]-2*([.$B107]-1)" office:value-type="float" office:value="-0.000984375000001592" calcext:value-type="float">
            <text:p>-0.000984375</text:p>
          </table:table-cell>
          <table:table-cell table:style-name="Default" office:value-type="float" office:value="63625444632229.4" calcext:value-type="float">
            <text:p>63625444632229.4</text:p>
          </table:table-cell>
          <table:table-cell table:style-name="ce4" table:formula="of:=([.AQ107]-[.AQ106])/1000" office:value-type="float" office:value="1.9999375" calcext:value-type="float">
            <text:p>1.9999</text:p>
          </table:table-cell>
          <table:table-cell table:style-name="ce4" table:formula="of:=[.AR107]+[.AS106]" office:value-type="float" office:value="210.0014921875" calcext:value-type="float">
            <text:p>210.0015</text:p>
          </table:table-cell>
          <table:table-cell table:style-name="ce16" table:formula="of:=[.AS107]-2*([.$B107]-1)" office:value-type="float" office:value="0.00149218749993452" calcext:value-type="float">
            <text:p>0.0014921875</text:p>
          </table:table-cell>
          <table:table-cell table:style-name="Default" office:value-type="float" office:value="63625445102873.5" calcext:value-type="float">
            <text:p>63625445102873.5</text:p>
          </table:table-cell>
          <table:table-cell table:style-name="ce4" table:formula="of:=([.AU107]-[.AU106])/1000" office:value-type="float" office:value="2.0018203125" calcext:value-type="float">
            <text:p>2.0018</text:p>
          </table:table-cell>
          <table:table-cell table:style-name="ce4" table:formula="of:=[.AV107]+[.AW106]" office:value-type="float" office:value="210.00040625" calcext:value-type="float">
            <text:p>210.0004</text:p>
          </table:table-cell>
          <table:table-cell table:style-name="ce17" table:formula="of:=[.AW107]-2*([.$B107]-1)" office:value-type="float" office:value="0.000406250000025921" calcext:value-type="float">
            <text:p>0.00040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107" calcext:value-type="float">
            <text:p>107</text:p>
          </table:table-cell>
          <table:table-cell office:value-type="float" office:value="63625439693833" calcext:value-type="float">
            <text:p>63625439693833</text:p>
          </table:table-cell>
          <table:table-cell table:formula="of:=([.C108]-[.C107])/1000" office:value-type="float" office:value="1.99984375" calcext:value-type="float">
            <text:p>1.9998</text:p>
          </table:table-cell>
          <table:table-cell table:formula="of:=[.D108]+[.E107]" office:value-type="float" office:value="211.9986171875" calcext:value-type="float">
            <text:p>211.9986</text:p>
          </table:table-cell>
          <table:table-cell table:style-name="ce6" table:formula="of:=[.E108]-2*([.$B108]-1)" office:value-type="float" office:value="-0.00138281249996908" calcext:value-type="float">
            <text:p>-0.0013828125</text:p>
          </table:table-cell>
          <table:table-cell table:style-name="Default" office:value-type="float" office:value="63625440356557.8" calcext:value-type="float">
            <text:p>63625440356557.8</text:p>
          </table:table-cell>
          <table:table-cell table:style-name="ce4" table:formula="of:=([.G108]-[.G107])/1000" office:value-type="float" office:value="1.9971953125" calcext:value-type="float">
            <text:p>1.9972</text:p>
          </table:table-cell>
          <table:table-cell table:style-name="ce4" table:formula="of:=[.H108]+[.I107]" office:value-type="float" office:value="211.9983671875" calcext:value-type="float">
            <text:p>211.9984</text:p>
          </table:table-cell>
          <table:table-cell table:style-name="ce7" table:formula="of:=[.I108]-2*([.$B108]-1)" office:value-type="float" office:value="-0.00163281250007685" calcext:value-type="float">
            <text:p>-0.0016328125</text:p>
          </table:table-cell>
          <table:table-cell table:style-name="Default" office:value-type="float" office:value="63625440826528.6" calcext:value-type="float">
            <text:p>63625440826528.6</text:p>
          </table:table-cell>
          <table:table-cell table:style-name="ce4" table:formula="of:=([.K108]-[.K107])/1000" office:value-type="float" office:value="1.9997890625" calcext:value-type="float">
            <text:p>1.9998</text:p>
          </table:table-cell>
          <table:table-cell table:style-name="ce4" table:formula="of:=[.L108]+[.M107]" office:value-type="float" office:value="212.0013046875" calcext:value-type="float">
            <text:p>212.0013</text:p>
          </table:table-cell>
          <table:table-cell table:style-name="ce8" table:formula="of:=[.M108]-2*([.$B108]-1)" office:value-type="float" office:value="0.00130468750003843" calcext:value-type="float">
            <text:p>0.0013046875</text:p>
          </table:table-cell>
          <table:table-cell table:style-name="Default" office:value-type="float" office:value="63625441303260.2" calcext:value-type="float">
            <text:p>63625441303260.2</text:p>
          </table:table-cell>
          <table:table-cell table:style-name="ce4" table:formula="of:=([.O108]-[.O107])/1000" office:value-type="float" office:value="2.000921875" calcext:value-type="float">
            <text:p>2.0009</text:p>
          </table:table-cell>
          <table:table-cell table:style-name="ce4" table:formula="of:=[.P108]+[.Q107]" office:value-type="float" office:value="212.00109375" calcext:value-type="float">
            <text:p>212.0011</text:p>
          </table:table-cell>
          <table:table-cell table:style-name="ce9" table:formula="of:=[.Q108]-2*([.$B108]-1)" office:value-type="float" office:value="0.00109375000008072" calcext:value-type="float">
            <text:p>0.00109375</text:p>
          </table:table-cell>
          <table:table-cell table:style-name="Default" office:value-type="float" office:value="63625441802390.2" calcext:value-type="float">
            <text:p>63625441802390.2</text:p>
          </table:table-cell>
          <table:table-cell table:style-name="ce4" table:formula="of:=([.S108]-[.S107])/1000" office:value-type="float" office:value="1.9984140625" calcext:value-type="float">
            <text:p>1.9984</text:p>
          </table:table-cell>
          <table:table-cell table:style-name="ce4" table:formula="of:=[.T108]+[.U107]" office:value-type="float" office:value="211.9988671875" calcext:value-type="float">
            <text:p>211.9989</text:p>
          </table:table-cell>
          <table:table-cell table:style-name="ce10" table:formula="of:=[.U108]-2*([.$B108]-1)" office:value-type="float" office:value="-0.00113281250000341" calcext:value-type="float">
            <text:p>-0.0011328125</text:p>
          </table:table-cell>
          <table:table-cell table:style-name="Default" office:value-type="float" office:value="63625442292062.9" calcext:value-type="float">
            <text:p>63625442292062.9</text:p>
          </table:table-cell>
          <table:table-cell table:style-name="ce4" table:formula="of:=([.W108]-[.W107])/1000" office:value-type="float" office:value="1.9978671875" calcext:value-type="float">
            <text:p>1.9979</text:p>
          </table:table-cell>
          <table:table-cell table:style-name="ce4" table:formula="of:=[.X108]+[.Y107]" office:value-type="float" office:value="212.000046875" calcext:value-type="float">
            <text:p>212.0000</text:p>
          </table:table-cell>
          <table:table-cell table:style-name="ce11" table:formula="of:=[.Y108]-2*([.$B108]-1)" office:value-type="float" office:value="0.0000468749999242846" calcext:value-type="float">
            <text:p>0.000046875</text:p>
          </table:table-cell>
          <table:table-cell table:style-name="Default" office:value-type="float" office:value="63625442769932.2" calcext:value-type="float">
            <text:p>63625442769932.2</text:p>
          </table:table-cell>
          <table:table-cell table:style-name="ce4" table:formula="of:=([.AA108]-[.AA107])/1000" office:value-type="float" office:value="2.0020625" calcext:value-type="float">
            <text:p>2.0021</text:p>
          </table:table-cell>
          <table:table-cell table:style-name="ce4" table:formula="of:=[.AB108]+[.AC107]" office:value-type="float" office:value="212.00115625" calcext:value-type="float">
            <text:p>212.0012</text:p>
          </table:table-cell>
          <table:table-cell table:style-name="ce12" table:formula="of:=[.AC108]-2*([.$B108]-1)" office:value-type="float" office:value="0.00115625000000819" calcext:value-type="float">
            <text:p>0.00115625</text:p>
          </table:table-cell>
          <table:table-cell table:style-name="Default" office:value-type="float" office:value="63625443231816.9" calcext:value-type="float">
            <text:p>63625443231816.9</text:p>
          </table:table-cell>
          <table:table-cell table:style-name="ce4" table:formula="of:=([.AE108]-[.AE107])/1000" office:value-type="float" office:value="1.998234375" calcext:value-type="float">
            <text:p>1.9982</text:p>
          </table:table-cell>
          <table:table-cell table:style-name="ce4" table:formula="of:=[.AF108]+[.AG107]" office:value-type="float" office:value="211.9988984375" calcext:value-type="float">
            <text:p>211.9989</text:p>
          </table:table-cell>
          <table:table-cell table:style-name="ce13" table:formula="of:=[.AG108]-2*([.$B108]-1)" office:value-type="float" office:value="-0.00110156249991178" calcext:value-type="float">
            <text:p>-0.0011015625</text:p>
          </table:table-cell>
          <table:table-cell table:style-name="Default" office:value-type="float" office:value="63625443695606.6" calcext:value-type="float">
            <text:p>63625443695606.6</text:p>
          </table:table-cell>
          <table:table-cell table:style-name="ce4" table:formula="of:=([.AI108]-[.AI107])/1000" office:value-type="float" office:value="1.9979140625" calcext:value-type="float">
            <text:p>1.9979</text:p>
          </table:table-cell>
          <table:table-cell table:style-name="ce4" table:formula="of:=[.AJ108]+[.AK107]" office:value-type="float" office:value="211.9984765625" calcext:value-type="float">
            <text:p>211.9985</text:p>
          </table:table-cell>
          <table:table-cell table:style-name="ce14" table:formula="of:=[.AK108]-2*([.$B108]-1)" office:value-type="float" office:value="-0.00152343750008299" calcext:value-type="float">
            <text:p>-0.0015234375</text:p>
          </table:table-cell>
          <table:table-cell table:style-name="Default" office:value-type="float" office:value="63625444171900.2" calcext:value-type="float">
            <text:p>63625444171900.2</text:p>
          </table:table-cell>
          <table:table-cell table:style-name="ce4" table:formula="of:=([.AM108]-[.AM107])/1000" office:value-type="float" office:value="2.0002421875" calcext:value-type="float">
            <text:p>2.0002</text:p>
          </table:table-cell>
          <table:table-cell table:style-name="ce4" table:formula="of:=[.AN108]+[.AO107]" office:value-type="float" office:value="211.9992578125" calcext:value-type="float">
            <text:p>211.9993</text:p>
          </table:table-cell>
          <table:table-cell table:style-name="ce15" table:formula="of:=[.AO108]-2*([.$B108]-1)" office:value-type="float" office:value="-0.000742187500009095" calcext:value-type="float">
            <text:p>-0.0007421875</text:p>
          </table:table-cell>
          <table:table-cell table:style-name="Default" office:value-type="float" office:value="63625444634229.8" calcext:value-type="float">
            <text:p>63625444634229.8</text:p>
          </table:table-cell>
          <table:table-cell table:style-name="ce4" table:formula="of:=([.AQ108]-[.AQ107])/1000" office:value-type="float" office:value="2.0003984375" calcext:value-type="float">
            <text:p>2.0004</text:p>
          </table:table-cell>
          <table:table-cell table:style-name="ce4" table:formula="of:=[.AR108]+[.AS107]" office:value-type="float" office:value="212.001890625" calcext:value-type="float">
            <text:p>212.0019</text:p>
          </table:table-cell>
          <table:table-cell table:style-name="ce16" table:formula="of:=[.AS108]-2*([.$B108]-1)" office:value-type="float" office:value="0.00189062499993042" calcext:value-type="float">
            <text:p>0.001890625</text:p>
          </table:table-cell>
          <table:table-cell table:style-name="Default" office:value-type="float" office:value="63625445104872.1" calcext:value-type="float">
            <text:p>63625445104872.1</text:p>
          </table:table-cell>
          <table:table-cell table:style-name="ce4" table:formula="of:=([.AU108]-[.AU107])/1000" office:value-type="float" office:value="1.9986015625" calcext:value-type="float">
            <text:p>1.9986</text:p>
          </table:table-cell>
          <table:table-cell table:style-name="ce4" table:formula="of:=[.AV108]+[.AW107]" office:value-type="float" office:value="211.9990078125" calcext:value-type="float">
            <text:p>211.9990</text:p>
          </table:table-cell>
          <table:table-cell table:style-name="ce17" table:formula="of:=[.AW108]-2*([.$B108]-1)" office:value-type="float" office:value="-0.000992187499974762" calcext:value-type="float">
            <text:p>-0.0009921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108" calcext:value-type="float">
            <text:p>108</text:p>
          </table:table-cell>
          <table:table-cell office:value-type="float" office:value="63625439695832.7" calcext:value-type="float">
            <text:p>63625439695832.7</text:p>
          </table:table-cell>
          <table:table-cell table:formula="of:=([.C109]-[.C108])/1000" office:value-type="float" office:value="1.999703125" calcext:value-type="float">
            <text:p>1.9997</text:p>
          </table:table-cell>
          <table:table-cell table:formula="of:=[.D109]+[.E108]" office:value-type="float" office:value="213.9983203125" calcext:value-type="float">
            <text:p>213.9983</text:p>
          </table:table-cell>
          <table:table-cell table:style-name="ce6" table:formula="of:=[.E109]-2*([.$B109]-1)" office:value-type="float" office:value="-0.00167968749997272" calcext:value-type="float">
            <text:p>-0.0016796875</text:p>
          </table:table-cell>
          <table:table-cell table:style-name="Default" office:value-type="float" office:value="63625440358559.6" calcext:value-type="float">
            <text:p>63625440358559.6</text:p>
          </table:table-cell>
          <table:table-cell table:style-name="ce4" table:formula="of:=([.G109]-[.G108])/1000" office:value-type="float" office:value="2.0018671875" calcext:value-type="float">
            <text:p>2.0019</text:p>
          </table:table-cell>
          <table:table-cell table:style-name="ce4" table:formula="of:=[.H109]+[.I108]" office:value-type="float" office:value="214.000234375" calcext:value-type="float">
            <text:p>214.0002</text:p>
          </table:table-cell>
          <table:table-cell table:style-name="ce7" table:formula="of:=[.I109]-2*([.$B109]-1)" office:value-type="float" office:value="0.000234374999934062" calcext:value-type="float">
            <text:p>0.000234375</text:p>
          </table:table-cell>
          <table:table-cell table:style-name="Default" office:value-type="float" office:value="63625440828528.5" calcext:value-type="float">
            <text:p>63625440828528.5</text:p>
          </table:table-cell>
          <table:table-cell table:style-name="ce4" table:formula="of:=([.K109]-[.K108])/1000" office:value-type="float" office:value="1.9999375" calcext:value-type="float">
            <text:p>1.9999</text:p>
          </table:table-cell>
          <table:table-cell table:style-name="ce4" table:formula="of:=[.L109]+[.M108]" office:value-type="float" office:value="214.0012421875" calcext:value-type="float">
            <text:p>214.0012</text:p>
          </table:table-cell>
          <table:table-cell table:style-name="ce8" table:formula="of:=[.M109]-2*([.$B109]-1)" office:value-type="float" office:value="0.00124218750002569" calcext:value-type="float">
            <text:p>0.0012421875</text:p>
          </table:table-cell>
          <table:table-cell table:style-name="Default" office:value-type="float" office:value="63625441305260.1" calcext:value-type="float">
            <text:p>63625441305260.1</text:p>
          </table:table-cell>
          <table:table-cell table:style-name="ce4" table:formula="of:=([.O109]-[.O108])/1000" office:value-type="float" office:value="1.9998515625" calcext:value-type="float">
            <text:p>1.9999</text:p>
          </table:table-cell>
          <table:table-cell table:style-name="ce4" table:formula="of:=[.P109]+[.Q108]" office:value-type="float" office:value="214.0009453125" calcext:value-type="float">
            <text:p>214.0009</text:p>
          </table:table-cell>
          <table:table-cell table:style-name="ce9" table:formula="of:=[.Q109]-2*([.$B109]-1)" office:value-type="float" office:value="0.000945312500078899" calcext:value-type="float">
            <text:p>0.0009453125</text:p>
          </table:table-cell>
          <table:table-cell table:style-name="Default" office:value-type="float" office:value="63625441804392.9" calcext:value-type="float">
            <text:p>63625441804392.9</text:p>
          </table:table-cell>
          <table:table-cell table:style-name="ce4" table:formula="of:=([.S109]-[.S108])/1000" office:value-type="float" office:value="2.0027578125" calcext:value-type="float">
            <text:p>2.0028</text:p>
          </table:table-cell>
          <table:table-cell table:style-name="ce4" table:formula="of:=[.T109]+[.U108]" office:value-type="float" office:value="214.001625" calcext:value-type="float">
            <text:p>214.0016</text:p>
          </table:table-cell>
          <table:table-cell table:style-name="ce10" table:formula="of:=[.U109]-2*([.$B109]-1)" office:value-type="float" office:value="0.00162499999999" calcext:value-type="float">
            <text:p>0.001625</text:p>
          </table:table-cell>
          <table:table-cell table:style-name="Default" office:value-type="float" office:value="63625442294061.2" calcext:value-type="float">
            <text:p>63625442294061.2</text:p>
          </table:table-cell>
          <table:table-cell table:style-name="ce4" table:formula="of:=([.W109]-[.W108])/1000" office:value-type="float" office:value="1.9983046875" calcext:value-type="float">
            <text:p>1.9983</text:p>
          </table:table-cell>
          <table:table-cell table:style-name="ce4" table:formula="of:=[.X109]+[.Y108]" office:value-type="float" office:value="213.9983515625" calcext:value-type="float">
            <text:p>213.9984</text:p>
          </table:table-cell>
          <table:table-cell table:style-name="ce11" table:formula="of:=[.Y109]-2*([.$B109]-1)" office:value-type="float" office:value="-0.00164843750008004" calcext:value-type="float">
            <text:p>-0.0016484375</text:p>
          </table:table-cell>
          <table:table-cell table:style-name="Default" office:value-type="float" office:value="63625442771931.2" calcext:value-type="float">
            <text:p>63625442771931.2</text:p>
          </table:table-cell>
          <table:table-cell table:style-name="ce4" table:formula="of:=([.AA109]-[.AA108])/1000" office:value-type="float" office:value="1.998921875" calcext:value-type="float">
            <text:p>1.9989</text:p>
          </table:table-cell>
          <table:table-cell table:style-name="ce4" table:formula="of:=[.AB109]+[.AC108]" office:value-type="float" office:value="214.000078125" calcext:value-type="float">
            <text:p>214.0001</text:p>
          </table:table-cell>
          <table:table-cell table:style-name="ce12" table:formula="of:=[.AC109]-2*([.$B109]-1)" office:value-type="float" office:value="0.0000781250000159162" calcext:value-type="float">
            <text:p>0.000078125</text:p>
          </table:table-cell>
          <table:table-cell table:style-name="Default" office:value-type="float" office:value="63625443233818.9" calcext:value-type="float">
            <text:p>63625443233818.9</text:p>
          </table:table-cell>
          <table:table-cell table:style-name="ce4" table:formula="of:=([.AE109]-[.AE108])/1000" office:value-type="float" office:value="2.0019765625" calcext:value-type="float">
            <text:p>2.0020</text:p>
          </table:table-cell>
          <table:table-cell table:style-name="ce4" table:formula="of:=[.AF109]+[.AG108]" office:value-type="float" office:value="214.000875" calcext:value-type="float">
            <text:p>214.0009</text:p>
          </table:table-cell>
          <table:table-cell table:style-name="ce13" table:formula="of:=[.AG109]-2*([.$B109]-1)" office:value-type="float" office:value="0.000875000000092996" calcext:value-type="float">
            <text:p>0.000875</text:p>
          </table:table-cell>
          <table:table-cell table:style-name="Default" office:value-type="float" office:value="63625443697607.2" calcext:value-type="float">
            <text:p>63625443697607.2</text:p>
          </table:table-cell>
          <table:table-cell table:style-name="ce4" table:formula="of:=([.AI109]-[.AI108])/1000" office:value-type="float" office:value="2.0005859375" calcext:value-type="float">
            <text:p>2.0006</text:p>
          </table:table-cell>
          <table:table-cell table:style-name="ce4" table:formula="of:=[.AJ109]+[.AK108]" office:value-type="float" office:value="213.9990625" calcext:value-type="float">
            <text:p>213.9991</text:p>
          </table:table-cell>
          <table:table-cell table:style-name="ce14" table:formula="of:=[.AK109]-2*([.$B109]-1)" office:value-type="float" office:value="-0.000937500000077307" calcext:value-type="float">
            <text:p>-0.0009375</text:p>
          </table:table-cell>
          <table:table-cell table:style-name="Default" office:value-type="float" office:value="63625444173901.8" calcext:value-type="float">
            <text:p>63625444173901.8</text:p>
          </table:table-cell>
          <table:table-cell table:style-name="ce4" table:formula="of:=([.AM109]-[.AM108])/1000" office:value-type="float" office:value="2.0016015625" calcext:value-type="float">
            <text:p>2.0016</text:p>
          </table:table-cell>
          <table:table-cell table:style-name="ce4" table:formula="of:=[.AN109]+[.AO108]" office:value-type="float" office:value="214.000859375" calcext:value-type="float">
            <text:p>214.0009</text:p>
          </table:table-cell>
          <table:table-cell table:style-name="ce15" table:formula="of:=[.AO109]-2*([.$B109]-1)" office:value-type="float" office:value="0.000859375000004548" calcext:value-type="float">
            <text:p>0.000859375</text:p>
          </table:table-cell>
          <table:table-cell table:style-name="Default" office:value-type="float" office:value="63625444636226.8" calcext:value-type="float">
            <text:p>63625444636226.8</text:p>
          </table:table-cell>
          <table:table-cell table:style-name="ce4" table:formula="of:=([.AQ109]-[.AQ108])/1000" office:value-type="float" office:value="1.9969765625" calcext:value-type="float">
            <text:p>1.9970</text:p>
          </table:table-cell>
          <table:table-cell table:style-name="ce4" table:formula="of:=[.AR109]+[.AS108]" office:value-type="float" office:value="213.9988671875" calcext:value-type="float">
            <text:p>213.9989</text:p>
          </table:table-cell>
          <table:table-cell table:style-name="ce16" table:formula="of:=[.AS109]-2*([.$B109]-1)" office:value-type="float" office:value="-0.00113281250006025" calcext:value-type="float">
            <text:p>-0.0011328125</text:p>
          </table:table-cell>
          <table:table-cell table:style-name="Default" office:value-type="float" office:value="63625445106872.4" calcext:value-type="float">
            <text:p>63625445106872.4</text:p>
          </table:table-cell>
          <table:table-cell table:style-name="ce4" table:formula="of:=([.AU109]-[.AU108])/1000" office:value-type="float" office:value="2.000359375" calcext:value-type="float">
            <text:p>2.0004</text:p>
          </table:table-cell>
          <table:table-cell table:style-name="ce4" table:formula="of:=[.AV109]+[.AW108]" office:value-type="float" office:value="213.9993671875" calcext:value-type="float">
            <text:p>213.9994</text:p>
          </table:table-cell>
          <table:table-cell table:style-name="ce17" table:formula="of:=[.AW109]-2*([.$B109]-1)" office:value-type="float" office:value="-0.000632812499986812" calcext:value-type="float">
            <text:p>-0.0006328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prompt 9</text:p>
          </table:table-cell>
          <table:table-cell table:style-name="ce3" office:value-type="float" office:value="109" calcext:value-type="float">
            <text:p>109</text:p>
          </table:table-cell>
          <table:table-cell office:value-type="float" office:value="63625439697833.1" calcext:value-type="float">
            <text:p>63625439697833.1</text:p>
          </table:table-cell>
          <table:table-cell table:formula="of:=([.C110]-[.C109])/1000" office:value-type="float" office:value="2.0004453125" calcext:value-type="float">
            <text:p>2.0004</text:p>
          </table:table-cell>
          <table:table-cell table:formula="of:=[.D110]+[.E109]" office:value-type="float" office:value="215.998765625" calcext:value-type="float">
            <text:p>215.9988</text:p>
          </table:table-cell>
          <table:table-cell table:style-name="ce6" table:formula="of:=[.E110]-2*([.$B110]-1)" office:value-type="float" office:value="-0.00123437499996726" calcext:value-type="float">
            <text:p>-0.001234375</text:p>
          </table:table-cell>
          <table:table-cell table:style-name="Default" office:value-type="float" office:value="63625440360558" calcext:value-type="float">
            <text:p>63625440360558</text:p>
          </table:table-cell>
          <table:table-cell table:style-name="ce4" table:formula="of:=([.G110]-[.G109])/1000" office:value-type="float" office:value="1.9983515625" calcext:value-type="float">
            <text:p>1.9984</text:p>
          </table:table-cell>
          <table:table-cell table:style-name="ce4" table:formula="of:=[.H110]+[.I109]" office:value-type="float" office:value="215.9985859375" calcext:value-type="float">
            <text:p>215.9986</text:p>
          </table:table-cell>
          <table:table-cell table:style-name="ce7" table:formula="of:=[.I110]-2*([.$B110]-1)" office:value-type="float" office:value="-0.00141406250006071" calcext:value-type="float">
            <text:p>-0.0014140625</text:p>
          </table:table-cell>
          <table:table-cell table:style-name="Default" office:value-type="float" office:value="63625440830526.7" calcext:value-type="float">
            <text:p>63625440830526.7</text:p>
          </table:table-cell>
          <table:table-cell table:style-name="ce4" table:formula="of:=([.K110]-[.K109])/1000" office:value-type="float" office:value="1.998171875" calcext:value-type="float">
            <text:p>1.9982</text:p>
          </table:table-cell>
          <table:table-cell table:style-name="ce4" table:formula="of:=[.L110]+[.M109]" office:value-type="float" office:value="215.9994140625" calcext:value-type="float">
            <text:p>215.9994</text:p>
          </table:table-cell>
          <table:table-cell table:style-name="ce8" table:formula="of:=[.M110]-2*([.$B110]-1)" office:value-type="float" office:value="-0.000585937499977263" calcext:value-type="float">
            <text:p>-0.0005859375</text:p>
          </table:table-cell>
          <table:table-cell table:style-name="Default" office:value-type="float" office:value="63625441307260.4" calcext:value-type="float">
            <text:p>63625441307260.4</text:p>
          </table:table-cell>
          <table:table-cell table:style-name="ce4" table:formula="of:=([.O110]-[.O109])/1000" office:value-type="float" office:value="2.00034375" calcext:value-type="float">
            <text:p>2.0003</text:p>
          </table:table-cell>
          <table:table-cell table:style-name="ce4" table:formula="of:=[.P110]+[.Q109]" office:value-type="float" office:value="216.0012890625" calcext:value-type="float">
            <text:p>216.0013</text:p>
          </table:table-cell>
          <table:table-cell table:style-name="ce9" table:formula="of:=[.Q110]-2*([.$B110]-1)" office:value-type="float" office:value="0.00128906250009209" calcext:value-type="float">
            <text:p>0.0012890625</text:p>
          </table:table-cell>
          <table:table-cell table:style-name="Default" office:value-type="float" office:value="63625441806392.1" calcext:value-type="float">
            <text:p>63625441806392.1</text:p>
          </table:table-cell>
          <table:table-cell table:style-name="ce4" table:formula="of:=([.S110]-[.S109])/1000" office:value-type="float" office:value="1.999203125" calcext:value-type="float">
            <text:p>1.9992</text:p>
          </table:table-cell>
          <table:table-cell table:style-name="ce4" table:formula="of:=[.T110]+[.U109]" office:value-type="float" office:value="216.000828125" calcext:value-type="float">
            <text:p>216.0008</text:p>
          </table:table-cell>
          <table:table-cell table:style-name="ce10" table:formula="of:=[.U110]-2*([.$B110]-1)" office:value-type="float" office:value="0.000828124999998181" calcext:value-type="float">
            <text:p>0.000828125</text:p>
          </table:table-cell>
          <table:table-cell table:style-name="Default" office:value-type="float" office:value="63625442296061.4" calcext:value-type="float">
            <text:p>63625442296061.4</text:p>
          </table:table-cell>
          <table:table-cell table:style-name="ce4" table:formula="of:=([.W110]-[.W109])/1000" office:value-type="float" office:value="2.0001953125" calcext:value-type="float">
            <text:p>2.0002</text:p>
          </table:table-cell>
          <table:table-cell table:style-name="ce4" table:formula="of:=[.X110]+[.Y109]" office:value-type="float" office:value="215.998546875" calcext:value-type="float">
            <text:p>215.9985</text:p>
          </table:table-cell>
          <table:table-cell table:style-name="ce11" table:formula="of:=[.Y110]-2*([.$B110]-1)" office:value-type="float" office:value="-0.00145312500006867" calcext:value-type="float">
            <text:p>-0.001453125</text:p>
          </table:table-cell>
          <table:table-cell table:style-name="Default" office:value-type="float" office:value="63625442773930.2" calcext:value-type="float">
            <text:p>63625442773930.2</text:p>
          </table:table-cell>
          <table:table-cell table:style-name="ce4" table:formula="of:=([.AA110]-[.AA109])/1000" office:value-type="float" office:value="1.9990703125" calcext:value-type="float">
            <text:p>1.9991</text:p>
          </table:table-cell>
          <table:table-cell table:style-name="ce4" table:formula="of:=[.AB110]+[.AC109]" office:value-type="float" office:value="215.9991484375" calcext:value-type="float">
            <text:p>215.9991</text:p>
          </table:table-cell>
          <table:table-cell table:style-name="ce12" table:formula="of:=[.AC110]-2*([.$B110]-1)" office:value-type="float" office:value="-0.000851562499974534" calcext:value-type="float">
            <text:p>-0.0008515625</text:p>
          </table:table-cell>
          <table:table-cell table:style-name="Default" office:value-type="float" office:value="63625443235818.2" calcext:value-type="float">
            <text:p>63625443235818.2</text:p>
          </table:table-cell>
          <table:table-cell table:style-name="ce4" table:formula="of:=([.AE110]-[.AE109])/1000" office:value-type="float" office:value="1.9993671875" calcext:value-type="float">
            <text:p>1.9994</text:p>
          </table:table-cell>
          <table:table-cell table:style-name="ce4" table:formula="of:=[.AF110]+[.AG109]" office:value-type="float" office:value="216.0002421875" calcext:value-type="float">
            <text:p>216.0002</text:p>
          </table:table-cell>
          <table:table-cell table:style-name="ce13" table:formula="of:=[.AG110]-2*([.$B110]-1)" office:value-type="float" office:value="0.000242187500106183" calcext:value-type="float">
            <text:p>0.0002421875</text:p>
          </table:table-cell>
          <table:table-cell table:style-name="Default" office:value-type="float" office:value="63625443699608.2" calcext:value-type="float">
            <text:p>63625443699608.2</text:p>
          </table:table-cell>
          <table:table-cell table:style-name="ce4" table:formula="of:=([.AI110]-[.AI109])/1000" office:value-type="float" office:value="2.001078125" calcext:value-type="float">
            <text:p>2.0011</text:p>
          </table:table-cell>
          <table:table-cell table:style-name="ce4" table:formula="of:=[.AJ110]+[.AK109]" office:value-type="float" office:value="216.000140625" calcext:value-type="float">
            <text:p>216.0001</text:p>
          </table:table-cell>
          <table:table-cell table:style-name="ce14" table:formula="of:=[.AK110]-2*([.$B110]-1)" office:value-type="float" office:value="0.000140624999914962" calcext:value-type="float">
            <text:p>0.000140625</text:p>
          </table:table-cell>
          <table:table-cell table:style-name="Default" office:value-type="float" office:value="63625444175901.1" calcext:value-type="float">
            <text:p>63625444175901.1</text:p>
          </table:table-cell>
          <table:table-cell table:style-name="ce4" table:formula="of:=([.AM110]-[.AM109])/1000" office:value-type="float" office:value="1.999359375" calcext:value-type="float">
            <text:p>1.9994</text:p>
          </table:table-cell>
          <table:table-cell table:style-name="ce4" table:formula="of:=[.AN110]+[.AO109]" office:value-type="float" office:value="216.00021875" calcext:value-type="float">
            <text:p>216.0002</text:p>
          </table:table-cell>
          <table:table-cell table:style-name="ce15" table:formula="of:=[.AO110]-2*([.$B110]-1)" office:value-type="float" office:value="0.000218750000016144" calcext:value-type="float">
            <text:p>0.00021875</text:p>
          </table:table-cell>
          <table:table-cell table:style-name="Default" office:value-type="float" office:value="63625444638229.1" calcext:value-type="float">
            <text:p>63625444638229.1</text:p>
          </table:table-cell>
          <table:table-cell table:style-name="ce4" table:formula="of:=([.AQ110]-[.AQ109])/1000" office:value-type="float" office:value="2.002375" calcext:value-type="float">
            <text:p>2.0024</text:p>
          </table:table-cell>
          <table:table-cell table:style-name="ce4" table:formula="of:=[.AR110]+[.AS109]" office:value-type="float" office:value="216.0012421875" calcext:value-type="float">
            <text:p>216.0012</text:p>
          </table:table-cell>
          <table:table-cell table:style-name="ce16" table:formula="of:=[.AS110]-2*([.$B110]-1)" office:value-type="float" office:value="0.00124218749994043" calcext:value-type="float">
            <text:p>0.0012421875</text:p>
          </table:table-cell>
          <table:table-cell table:style-name="Default" office:value-type="float" office:value="63625445108872.7" calcext:value-type="float">
            <text:p>63625445108872.7</text:p>
          </table:table-cell>
          <table:table-cell table:style-name="ce4" table:formula="of:=([.AU110]-[.AU109])/1000" office:value-type="float" office:value="2.0002265625" calcext:value-type="float">
            <text:p>2.0002</text:p>
          </table:table-cell>
          <table:table-cell table:style-name="ce4" table:formula="of:=[.AV110]+[.AW109]" office:value-type="float" office:value="215.99959375" calcext:value-type="float">
            <text:p>215.9996</text:p>
          </table:table-cell>
          <table:table-cell table:style-name="ce17" table:formula="of:=[.AW110]-2*([.$B110]-1)" office:value-type="float" office:value="-0.000406249999997499" calcext:value-type="float">
            <text:p>-0.00040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rame</text:p>
          </table:table-cell>
          <table:table-cell table:style-name="ce3" office:value-type="float" office:value="110" calcext:value-type="float">
            <text:p>110</text:p>
          </table:table-cell>
          <table:table-cell office:value-type="float" office:value="63625439699836.6" calcext:value-type="float">
            <text:p>63625439699836.6</text:p>
          </table:table-cell>
          <table:table-cell table:formula="of:=([.C111]-[.C110])/1000" office:value-type="float" office:value="2.0035234375" calcext:value-type="float">
            <text:p>2.0035</text:p>
          </table:table-cell>
          <table:table-cell table:formula="of:=[.D111]+[.E110]" office:value-type="float" office:value="218.0022890625" calcext:value-type="float">
            <text:p>218.0023</text:p>
          </table:table-cell>
          <table:table-cell table:style-name="ce6" table:formula="of:=[.E111]-2*([.$B111]-1)" office:value-type="float" office:value="0.00228906250004002" calcext:value-type="float">
            <text:p>0.0022890625</text:p>
          </table:table-cell>
          <table:table-cell table:style-name="Default" office:value-type="float" office:value="63625440362559.1" calcext:value-type="float">
            <text:p>63625440362559.1</text:p>
          </table:table-cell>
          <table:table-cell table:style-name="ce4" table:formula="of:=([.G111]-[.G110])/1000" office:value-type="float" office:value="2.001125" calcext:value-type="float">
            <text:p>2.0011</text:p>
          </table:table-cell>
          <table:table-cell table:style-name="ce4" table:formula="of:=[.H111]+[.I110]" office:value-type="float" office:value="217.9997109375" calcext:value-type="float">
            <text:p>217.9997</text:p>
          </table:table-cell>
          <table:table-cell table:style-name="ce7" table:formula="of:=[.I111]-2*([.$B111]-1)" office:value-type="float" office:value="-0.00028906250005889" calcext:value-type="float">
            <text:p>-0.0002890625</text:p>
          </table:table-cell>
          <table:table-cell table:style-name="Default" office:value-type="float" office:value="63625440832526.3" calcext:value-type="float">
            <text:p>63625440832526.3</text:p>
          </table:table-cell>
          <table:table-cell table:style-name="ce4" table:formula="of:=([.K111]-[.K110])/1000" office:value-type="float" office:value="1.999640625" calcext:value-type="float">
            <text:p>1.9996</text:p>
          </table:table-cell>
          <table:table-cell table:style-name="ce4" table:formula="of:=[.L111]+[.M110]" office:value-type="float" office:value="217.9990546875" calcext:value-type="float">
            <text:p>217.9991</text:p>
          </table:table-cell>
          <table:table-cell table:style-name="ce8" table:formula="of:=[.M111]-2*([.$B111]-1)" office:value-type="float" office:value="-0.000945312499965212" calcext:value-type="float">
            <text:p>-0.0009453125</text:p>
          </table:table-cell>
          <table:table-cell table:style-name="Default" office:value-type="float" office:value="63625441309260.2" calcext:value-type="float">
            <text:p>63625441309260.2</text:p>
          </table:table-cell>
          <table:table-cell table:style-name="ce4" table:formula="of:=([.O111]-[.O110])/1000" office:value-type="float" office:value="1.99975" calcext:value-type="float">
            <text:p>1.9998</text:p>
          </table:table-cell>
          <table:table-cell table:style-name="ce4" table:formula="of:=[.P111]+[.Q110]" office:value-type="float" office:value="218.0010390625" calcext:value-type="float">
            <text:p>218.0010</text:p>
          </table:table-cell>
          <table:table-cell table:style-name="ce9" table:formula="of:=[.Q111]-2*([.$B111]-1)" office:value-type="float" office:value="0.001039062500098" calcext:value-type="float">
            <text:p>0.0010390625</text:p>
          </table:table-cell>
          <table:table-cell table:style-name="Default" office:value-type="float" office:value="63625441808390.8" calcext:value-type="float">
            <text:p>63625441808390.8</text:p>
          </table:table-cell>
          <table:table-cell table:style-name="ce4" table:formula="of:=([.S111]-[.S110])/1000" office:value-type="float" office:value="1.9986640625" calcext:value-type="float">
            <text:p>1.9987</text:p>
          </table:table-cell>
          <table:table-cell table:style-name="ce4" table:formula="of:=[.T111]+[.U110]" office:value-type="float" office:value="217.9994921875" calcext:value-type="float">
            <text:p>217.9995</text:p>
          </table:table-cell>
          <table:table-cell table:style-name="ce10" table:formula="of:=[.U111]-2*([.$B111]-1)" office:value-type="float" office:value="-0.000507812499989768" calcext:value-type="float">
            <text:p>-0.0005078125</text:p>
          </table:table-cell>
          <table:table-cell table:style-name="Default" office:value-type="float" office:value="63625442298064" calcext:value-type="float">
            <text:p>63625442298064</text:p>
          </table:table-cell>
          <table:table-cell table:style-name="ce4" table:formula="of:=([.W111]-[.W110])/1000" office:value-type="float" office:value="2.00259375" calcext:value-type="float">
            <text:p>2.0026</text:p>
          </table:table-cell>
          <table:table-cell table:style-name="ce4" table:formula="of:=[.X111]+[.Y110]" office:value-type="float" office:value="218.001140625" calcext:value-type="float">
            <text:p>218.0011</text:p>
          </table:table-cell>
          <table:table-cell table:style-name="ce11" table:formula="of:=[.Y111]-2*([.$B111]-1)" office:value-type="float" office:value="0.00114062499991974" calcext:value-type="float">
            <text:p>0.001140625</text:p>
          </table:table-cell>
          <table:table-cell table:style-name="Default" office:value-type="float" office:value="63625442775930.2" calcext:value-type="float">
            <text:p>63625442775930.2</text:p>
          </table:table-cell>
          <table:table-cell table:style-name="ce4" table:formula="of:=([.AA111]-[.AA110])/1000" office:value-type="float" office:value="1.9999609375" calcext:value-type="float">
            <text:p>2.0000</text:p>
          </table:table-cell>
          <table:table-cell table:style-name="ce4" table:formula="of:=[.AB111]+[.AC110]" office:value-type="float" office:value="217.999109375" calcext:value-type="float">
            <text:p>217.9991</text:p>
          </table:table-cell>
          <table:table-cell table:style-name="ce12" table:formula="of:=[.AC111]-2*([.$B111]-1)" office:value-type="float" office:value="-0.000890624999982492" calcext:value-type="float">
            <text:p>-0.000890625</text:p>
          </table:table-cell>
          <table:table-cell table:style-name="Default" office:value-type="float" office:value="63625443237818.9" calcext:value-type="float">
            <text:p>63625443237818.9</text:p>
          </table:table-cell>
          <table:table-cell table:style-name="ce4" table:formula="of:=([.AE111]-[.AE110])/1000" office:value-type="float" office:value="2.0006484375" calcext:value-type="float">
            <text:p>2.0006</text:p>
          </table:table-cell>
          <table:table-cell table:style-name="ce4" table:formula="of:=[.AF111]+[.AG110]" office:value-type="float" office:value="218.000890625" calcext:value-type="float">
            <text:p>218.0009</text:p>
          </table:table-cell>
          <table:table-cell table:style-name="ce13" table:formula="of:=[.AG111]-2*([.$B111]-1)" office:value-type="float" office:value="0.000890625000096179" calcext:value-type="float">
            <text:p>0.000890625</text:p>
          </table:table-cell>
          <table:table-cell table:style-name="Default" office:value-type="float" office:value="63625443701608.3" calcext:value-type="float">
            <text:p>63625443701608.3</text:p>
          </table:table-cell>
          <table:table-cell table:style-name="ce4" table:formula="of:=([.AI111]-[.AI110])/1000" office:value-type="float" office:value="2.0000625" calcext:value-type="float">
            <text:p>2.0001</text:p>
          </table:table-cell>
          <table:table-cell table:style-name="ce4" table:formula="of:=[.AJ111]+[.AK110]" office:value-type="float" office:value="218.000203125" calcext:value-type="float">
            <text:p>218.0002</text:p>
          </table:table-cell>
          <table:table-cell table:style-name="ce14" table:formula="of:=[.AK111]-2*([.$B111]-1)" office:value-type="float" office:value="0.000203124999927695" calcext:value-type="float">
            <text:p>0.000203125</text:p>
          </table:table-cell>
          <table:table-cell table:style-name="Default" office:value-type="float" office:value="63625444177902.1" calcext:value-type="float">
            <text:p>63625444177902.1</text:p>
          </table:table-cell>
          <table:table-cell table:style-name="ce4" table:formula="of:=([.AM111]-[.AM110])/1000" office:value-type="float" office:value="2.0010078125" calcext:value-type="float">
            <text:p>2.0010</text:p>
          </table:table-cell>
          <table:table-cell table:style-name="ce4" table:formula="of:=[.AN111]+[.AO110]" office:value-type="float" office:value="218.0012265625" calcext:value-type="float">
            <text:p>218.0012</text:p>
          </table:table-cell>
          <table:table-cell table:style-name="ce15" table:formula="of:=[.AO111]-2*([.$B111]-1)" office:value-type="float" office:value="0.00122656250002251" calcext:value-type="float">
            <text:p>0.0012265625</text:p>
          </table:table-cell>
          <table:table-cell table:style-name="Default" office:value-type="float" office:value="63625444640229" calcext:value-type="float">
            <text:p>63625444640229</text:p>
          </table:table-cell>
          <table:table-cell table:style-name="ce4" table:formula="of:=([.AQ111]-[.AQ110])/1000" office:value-type="float" office:value="1.999875" calcext:value-type="float">
            <text:p>1.9999</text:p>
          </table:table-cell>
          <table:table-cell table:style-name="ce4" table:formula="of:=[.AR111]+[.AS110]" office:value-type="float" office:value="218.0011171875" calcext:value-type="float">
            <text:p>218.0011</text:p>
          </table:table-cell>
          <table:table-cell table:style-name="ce16" table:formula="of:=[.AS111]-2*([.$B111]-1)" office:value-type="float" office:value="0.00111718749994338" calcext:value-type="float">
            <text:p>0.0011171875</text:p>
          </table:table-cell>
          <table:table-cell table:style-name="Default" office:value-type="float" office:value="63625445110874.2" calcext:value-type="float">
            <text:p>63625445110874.2</text:p>
          </table:table-cell>
          <table:table-cell table:style-name="ce4" table:formula="of:=([.AU111]-[.AU110])/1000" office:value-type="float" office:value="2.0015625" calcext:value-type="float">
            <text:p>2.0016</text:p>
          </table:table-cell>
          <table:table-cell table:style-name="ce4" table:formula="of:=[.AV111]+[.AW110]" office:value-type="float" office:value="218.00115625" calcext:value-type="float">
            <text:p>218.0012</text:p>
          </table:table-cell>
          <table:table-cell table:style-name="ce17" table:formula="of:=[.AW111]-2*([.$B111]-1)" office:value-type="float" office:value="0.00115625000000819" calcext:value-type="float">
            <text:p>0.00115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111" calcext:value-type="float">
            <text:p>111</text:p>
          </table:table-cell>
          <table:table-cell office:value-type="float" office:value="63625439701835.2" calcext:value-type="float">
            <text:p>63625439701835.2</text:p>
          </table:table-cell>
          <table:table-cell table:formula="of:=([.C112]-[.C111])/1000" office:value-type="float" office:value="1.998546875" calcext:value-type="float">
            <text:p>1.9985</text:p>
          </table:table-cell>
          <table:table-cell table:formula="of:=[.D112]+[.E111]" office:value-type="float" office:value="220.0008359375" calcext:value-type="float">
            <text:p>220.0008</text:p>
          </table:table-cell>
          <table:table-cell table:style-name="ce6" table:formula="of:=[.E112]-2*([.$B112]-1)" office:value-type="float" office:value="0.000835937500028194" calcext:value-type="float">
            <text:p>0.0008359375</text:p>
          </table:table-cell>
          <table:table-cell table:style-name="Default" office:value-type="float" office:value="63625440364559.6" calcext:value-type="float">
            <text:p>63625440364559.6</text:p>
          </table:table-cell>
          <table:table-cell table:style-name="ce4" table:formula="of:=([.G112]-[.G111])/1000" office:value-type="float" office:value="2.000515625" calcext:value-type="float">
            <text:p>2.0005</text:p>
          </table:table-cell>
          <table:table-cell table:style-name="ce4" table:formula="of:=[.H112]+[.I111]" office:value-type="float" office:value="220.0002265625" calcext:value-type="float">
            <text:p>220.0002</text:p>
          </table:table-cell>
          <table:table-cell table:style-name="ce7" table:formula="of:=[.I112]-2*([.$B112]-1)" office:value-type="float" office:value="0.00022656249993247" calcext:value-type="float">
            <text:p>0.0002265625</text:p>
          </table:table-cell>
          <table:table-cell table:style-name="Default" office:value-type="float" office:value="63625440834527.5" calcext:value-type="float">
            <text:p>63625440834527.5</text:p>
          </table:table-cell>
          <table:table-cell table:style-name="ce4" table:formula="of:=([.K112]-[.K111])/1000" office:value-type="float" office:value="2.00115625" calcext:value-type="float">
            <text:p>2.0012</text:p>
          </table:table-cell>
          <table:table-cell table:style-name="ce4" table:formula="of:=[.L112]+[.M111]" office:value-type="float" office:value="220.0002109375" calcext:value-type="float">
            <text:p>220.0002</text:p>
          </table:table-cell>
          <table:table-cell table:style-name="ce8" table:formula="of:=[.M112]-2*([.$B112]-1)" office:value-type="float" office:value="0.000210937500042974" calcext:value-type="float">
            <text:p>0.0002109375</text:p>
          </table:table-cell>
          <table:table-cell table:style-name="Default" office:value-type="float" office:value="63625441311261.1" calcext:value-type="float">
            <text:p>63625441311261.1</text:p>
          </table:table-cell>
          <table:table-cell table:style-name="ce4" table:formula="of:=([.O112]-[.O111])/1000" office:value-type="float" office:value="2.0009921875" calcext:value-type="float">
            <text:p>2.0010</text:p>
          </table:table-cell>
          <table:table-cell table:style-name="ce4" table:formula="of:=[.P112]+[.Q111]" office:value-type="float" office:value="220.00203125" calcext:value-type="float">
            <text:p>220.0020</text:p>
          </table:table-cell>
          <table:table-cell table:style-name="ce9" table:formula="of:=[.Q112]-2*([.$B112]-1)" office:value-type="float" office:value="0.00203125000010118" calcext:value-type="float">
            <text:p>0.00203125</text:p>
          </table:table-cell>
          <table:table-cell table:style-name="Default" office:value-type="float" office:value="63625441810392.3" calcext:value-type="float">
            <text:p>63625441810392.3</text:p>
          </table:table-cell>
          <table:table-cell table:style-name="ce4" table:formula="of:=([.S112]-[.S111])/1000" office:value-type="float" office:value="2.001484375" calcext:value-type="float">
            <text:p>2.0015</text:p>
          </table:table-cell>
          <table:table-cell table:style-name="ce4" table:formula="of:=[.T112]+[.U111]" office:value-type="float" office:value="220.0009765625" calcext:value-type="float">
            <text:p>220.0010</text:p>
          </table:table-cell>
          <table:table-cell table:style-name="ce10" table:formula="of:=[.U112]-2*([.$B112]-1)" office:value-type="float" office:value="0.0009765625" calcext:value-type="float">
            <text:p>0.0009765625</text:p>
          </table:table-cell>
          <table:table-cell table:style-name="Default" office:value-type="float" office:value="63625442300062.1" calcext:value-type="float">
            <text:p>63625442300062.1</text:p>
          </table:table-cell>
          <table:table-cell table:style-name="ce4" table:formula="of:=([.W112]-[.W111])/1000" office:value-type="float" office:value="1.9980625" calcext:value-type="float">
            <text:p>1.9981</text:p>
          </table:table-cell>
          <table:table-cell table:style-name="ce4" table:formula="of:=[.X112]+[.Y111]" office:value-type="float" office:value="219.999203125" calcext:value-type="float">
            <text:p>219.9992</text:p>
          </table:table-cell>
          <table:table-cell table:style-name="ce11" table:formula="of:=[.Y112]-2*([.$B112]-1)" office:value-type="float" office:value="-0.00079687500007708" calcext:value-type="float">
            <text:p>-0.000796875</text:p>
          </table:table-cell>
          <table:table-cell table:style-name="Default" office:value-type="float" office:value="63625442777929.5" calcext:value-type="float">
            <text:p>63625442777929.5</text:p>
          </table:table-cell>
          <table:table-cell table:style-name="ce4" table:formula="of:=([.AA112]-[.AA111])/1000" office:value-type="float" office:value="1.9992890625" calcext:value-type="float">
            <text:p>1.9993</text:p>
          </table:table-cell>
          <table:table-cell table:style-name="ce4" table:formula="of:=[.AB112]+[.AC111]" office:value-type="float" office:value="219.9983984375" calcext:value-type="float">
            <text:p>219.9984</text:p>
          </table:table-cell>
          <table:table-cell table:style-name="ce12" table:formula="of:=[.AC112]-2*([.$B112]-1)" office:value-type="float" office:value="-0.00160156249998522" calcext:value-type="float">
            <text:p>-0.0016015625</text:p>
          </table:table-cell>
          <table:table-cell table:style-name="Default" office:value-type="float" office:value="63625443239817.1" calcext:value-type="float">
            <text:p>63625443239817.1</text:p>
          </table:table-cell>
          <table:table-cell table:style-name="ce4" table:formula="of:=([.AE112]-[.AE111])/1000" office:value-type="float" office:value="1.998234375" calcext:value-type="float">
            <text:p>1.9982</text:p>
          </table:table-cell>
          <table:table-cell table:style-name="ce4" table:formula="of:=[.AF112]+[.AG111]" office:value-type="float" office:value="219.999125" calcext:value-type="float">
            <text:p>219.9991</text:p>
          </table:table-cell>
          <table:table-cell table:style-name="ce13" table:formula="of:=[.AG112]-2*([.$B112]-1)" office:value-type="float" office:value="-0.000874999999894044" calcext:value-type="float">
            <text:p>-0.000875</text:p>
          </table:table-cell>
          <table:table-cell table:style-name="Default" office:value-type="float" office:value="63625443703608.2" calcext:value-type="float">
            <text:p>63625443703608.2</text:p>
          </table:table-cell>
          <table:table-cell table:style-name="ce4" table:formula="of:=([.AI112]-[.AI111])/1000" office:value-type="float" office:value="1.9999453125" calcext:value-type="float">
            <text:p>1.9999</text:p>
          </table:table-cell>
          <table:table-cell table:style-name="ce4" table:formula="of:=[.AJ112]+[.AK111]" office:value-type="float" office:value="220.0001484375" calcext:value-type="float">
            <text:p>220.0001</text:p>
          </table:table-cell>
          <table:table-cell table:style-name="ce14" table:formula="of:=[.AK112]-2*([.$B112]-1)" office:value-type="float" office:value="0.000148437499916554" calcext:value-type="float">
            <text:p>0.0001484375</text:p>
          </table:table-cell>
          <table:table-cell table:style-name="Default" office:value-type="float" office:value="63625444179899.4" calcext:value-type="float">
            <text:p>63625444179899.4</text:p>
          </table:table-cell>
          <table:table-cell table:style-name="ce4" table:formula="of:=([.AM112]-[.AM111])/1000" office:value-type="float" office:value="1.997234375" calcext:value-type="float">
            <text:p>1.9972</text:p>
          </table:table-cell>
          <table:table-cell table:style-name="ce4" table:formula="of:=[.AN112]+[.AO111]" office:value-type="float" office:value="219.9984609375" calcext:value-type="float">
            <text:p>219.9985</text:p>
          </table:table-cell>
          <table:table-cell table:style-name="ce15" table:formula="of:=[.AO112]-2*([.$B112]-1)" office:value-type="float" office:value="-0.00153906249997249" calcext:value-type="float">
            <text:p>-0.0015390625</text:p>
          </table:table-cell>
          <table:table-cell table:style-name="Default" office:value-type="float" office:value="63625444642228.6" calcext:value-type="float">
            <text:p>63625444642228.6</text:p>
          </table:table-cell>
          <table:table-cell table:style-name="ce4" table:formula="of:=([.AQ112]-[.AQ111])/1000" office:value-type="float" office:value="1.999625" calcext:value-type="float">
            <text:p>1.9996</text:p>
          </table:table-cell>
          <table:table-cell table:style-name="ce4" table:formula="of:=[.AR112]+[.AS111]" office:value-type="float" office:value="220.0007421875" calcext:value-type="float">
            <text:p>220.0007</text:p>
          </table:table-cell>
          <table:table-cell table:style-name="ce16" table:formula="of:=[.AS112]-2*([.$B112]-1)" office:value-type="float" office:value="0.000742187499952252" calcext:value-type="float">
            <text:p>0.0007421875</text:p>
          </table:table-cell>
          <table:table-cell table:style-name="Default" office:value-type="float" office:value="63625445112872.8" calcext:value-type="float">
            <text:p>63625445112872.8</text:p>
          </table:table-cell>
          <table:table-cell table:style-name="ce4" table:formula="of:=([.AU112]-[.AU111])/1000" office:value-type="float" office:value="1.9986015625" calcext:value-type="float">
            <text:p>1.9986</text:p>
          </table:table-cell>
          <table:table-cell table:style-name="ce4" table:formula="of:=[.AV112]+[.AW111]" office:value-type="float" office:value="219.9997578125" calcext:value-type="float">
            <text:p>219.9998</text:p>
          </table:table-cell>
          <table:table-cell table:style-name="ce17" table:formula="of:=[.AW112]-2*([.$B112]-1)" office:value-type="float" office:value="-0.000242187499992497" calcext:value-type="float">
            <text:p>-0.0002421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112" calcext:value-type="float">
            <text:p>112</text:p>
          </table:table-cell>
          <table:table-cell office:value-type="float" office:value="63625439703834.8" calcext:value-type="float">
            <text:p>63625439703834.8</text:p>
          </table:table-cell>
          <table:table-cell table:formula="of:=([.C113]-[.C112])/1000" office:value-type="float" office:value="1.99959375" calcext:value-type="float">
            <text:p>1.9996</text:p>
          </table:table-cell>
          <table:table-cell table:formula="of:=[.D113]+[.E112]" office:value-type="float" office:value="222.0004296875" calcext:value-type="float">
            <text:p>222.0004</text:p>
          </table:table-cell>
          <table:table-cell table:style-name="ce6" table:formula="of:=[.E113]-2*([.$B113]-1)" office:value-type="float" office:value="0.000429687500030695" calcext:value-type="float">
            <text:p>0.0004296875</text:p>
          </table:table-cell>
          <table:table-cell table:style-name="Default" office:value-type="float" office:value="63625440366558.7" calcext:value-type="float">
            <text:p>63625440366558.7</text:p>
          </table:table-cell>
          <table:table-cell table:style-name="ce4" table:formula="of:=([.G113]-[.G112])/1000" office:value-type="float" office:value="1.9990546875" calcext:value-type="float">
            <text:p>1.9991</text:p>
          </table:table-cell>
          <table:table-cell table:style-name="ce4" table:formula="of:=[.H113]+[.I112]" office:value-type="float" office:value="221.99928125" calcext:value-type="float">
            <text:p>221.9993</text:p>
          </table:table-cell>
          <table:table-cell table:style-name="ce7" table:formula="of:=[.I113]-2*([.$B113]-1)" office:value-type="float" office:value="-0.000718750000061164" calcext:value-type="float">
            <text:p>-0.00071875</text:p>
          </table:table-cell>
          <table:table-cell table:style-name="Default" office:value-type="float" office:value="63625440836526.7" calcext:value-type="float">
            <text:p>63625440836526.7</text:p>
          </table:table-cell>
          <table:table-cell table:style-name="ce4" table:formula="of:=([.K113]-[.K112])/1000" office:value-type="float" office:value="1.999203125" calcext:value-type="float">
            <text:p>1.9992</text:p>
          </table:table-cell>
          <table:table-cell table:style-name="ce4" table:formula="of:=[.L113]+[.M112]" office:value-type="float" office:value="221.9994140625" calcext:value-type="float">
            <text:p>221.9994</text:p>
          </table:table-cell>
          <table:table-cell table:style-name="ce8" table:formula="of:=[.M113]-2*([.$B113]-1)" office:value-type="float" office:value="-0.000585937499948841" calcext:value-type="float">
            <text:p>-0.0005859375</text:p>
          </table:table-cell>
          <table:table-cell table:style-name="Default" office:value-type="float" office:value="63625441313259.4" calcext:value-type="float">
            <text:p>63625441313259.4</text:p>
          </table:table-cell>
          <table:table-cell table:style-name="ce4" table:formula="of:=([.O113]-[.O112])/1000" office:value-type="float" office:value="1.9982734375" calcext:value-type="float">
            <text:p>1.9983</text:p>
          </table:table-cell>
          <table:table-cell table:style-name="ce4" table:formula="of:=[.P113]+[.Q112]" office:value-type="float" office:value="222.0003046875" calcext:value-type="float">
            <text:p>222.0003</text:p>
          </table:table-cell>
          <table:table-cell table:style-name="ce9" table:formula="of:=[.Q113]-2*([.$B113]-1)" office:value-type="float" office:value="0.000304687500090495" calcext:value-type="float">
            <text:p>0.0003046875</text:p>
          </table:table-cell>
          <table:table-cell table:style-name="Default" office:value-type="float" office:value="63625441812390" calcext:value-type="float">
            <text:p>63625441812390</text:p>
          </table:table-cell>
          <table:table-cell table:style-name="ce4" table:formula="of:=([.S113]-[.S112])/1000" office:value-type="float" office:value="1.9977734375" calcext:value-type="float">
            <text:p>1.9978</text:p>
          </table:table-cell>
          <table:table-cell table:style-name="ce4" table:formula="of:=[.T113]+[.U112]" office:value-type="float" office:value="221.99875" calcext:value-type="float">
            <text:p>221.9988</text:p>
          </table:table-cell>
          <table:table-cell table:style-name="ce10" table:formula="of:=[.U113]-2*([.$B113]-1)" office:value-type="float" office:value="-0.00124999999999886" calcext:value-type="float">
            <text:p>-0.00125</text:p>
          </table:table-cell>
          <table:table-cell table:style-name="Default" office:value-type="float" office:value="63625442302063.3" calcext:value-type="float">
            <text:p>63625442302063.3</text:p>
          </table:table-cell>
          <table:table-cell table:style-name="ce4" table:formula="of:=([.W113]-[.W112])/1000" office:value-type="float" office:value="2.0012109375" calcext:value-type="float">
            <text:p>2.0012</text:p>
          </table:table-cell>
          <table:table-cell table:style-name="ce4" table:formula="of:=[.X113]+[.Y112]" office:value-type="float" office:value="222.0004140625" calcext:value-type="float">
            <text:p>222.0004</text:p>
          </table:table-cell>
          <table:table-cell table:style-name="ce11" table:formula="of:=[.Y113]-2*([.$B113]-1)" office:value-type="float" office:value="0.000414062499913825" calcext:value-type="float">
            <text:p>0.0004140625</text:p>
          </table:table-cell>
          <table:table-cell table:style-name="Default" office:value-type="float" office:value="63625442779929.5" calcext:value-type="float">
            <text:p>63625442779929.5</text:p>
          </table:table-cell>
          <table:table-cell table:style-name="ce4" table:formula="of:=([.AA113]-[.AA112])/1000" office:value-type="float" office:value="2.000015625" calcext:value-type="float">
            <text:p>2.0000</text:p>
          </table:table-cell>
          <table:table-cell table:style-name="ce4" table:formula="of:=[.AB113]+[.AC112]" office:value-type="float" office:value="221.9984140625" calcext:value-type="float">
            <text:p>221.9984</text:p>
          </table:table-cell>
          <table:table-cell table:style-name="ce12" table:formula="of:=[.AC113]-2*([.$B113]-1)" office:value-type="float" office:value="-0.00158593749998204" calcext:value-type="float">
            <text:p>-0.0015859375</text:p>
          </table:table-cell>
          <table:table-cell table:style-name="Default" office:value-type="float" office:value="63625443241819.2" calcext:value-type="float">
            <text:p>63625443241819.2</text:p>
          </table:table-cell>
          <table:table-cell table:style-name="ce4" table:formula="of:=([.AE113]-[.AE112])/1000" office:value-type="float" office:value="2.002109375" calcext:value-type="float">
            <text:p>2.0021</text:p>
          </table:table-cell>
          <table:table-cell table:style-name="ce4" table:formula="of:=[.AF113]+[.AG112]" office:value-type="float" office:value="222.001234375" calcext:value-type="float">
            <text:p>222.0012</text:p>
          </table:table-cell>
          <table:table-cell table:style-name="ce13" table:formula="of:=[.AG113]-2*([.$B113]-1)" office:value-type="float" office:value="0.00123437500010937" calcext:value-type="float">
            <text:p>0.001234375</text:p>
          </table:table-cell>
          <table:table-cell table:style-name="Default" office:value-type="float" office:value="63625443705607.8" calcext:value-type="float">
            <text:p>63625443705607.8</text:p>
          </table:table-cell>
          <table:table-cell table:style-name="ce4" table:formula="of:=([.AI113]-[.AI112])/1000" office:value-type="float" office:value="1.999546875" calcext:value-type="float">
            <text:p>1.9995</text:p>
          </table:table-cell>
          <table:table-cell table:style-name="ce4" table:formula="of:=[.AJ113]+[.AK112]" office:value-type="float" office:value="221.9996953125" calcext:value-type="float">
            <text:p>221.9997</text:p>
          </table:table-cell>
          <table:table-cell table:style-name="ce14" table:formula="of:=[.AK113]-2*([.$B113]-1)" office:value-type="float" office:value="-0.000304687500090495" calcext:value-type="float">
            <text:p>-0.0003046875</text:p>
          </table:table-cell>
          <table:table-cell table:style-name="Default" office:value-type="float" office:value="63625444181900.7" calcext:value-type="float">
            <text:p>63625444181900.7</text:p>
          </table:table-cell>
          <table:table-cell table:style-name="ce4" table:formula="of:=([.AM113]-[.AM112])/1000" office:value-type="float" office:value="2.001296875" calcext:value-type="float">
            <text:p>2.0013</text:p>
          </table:table-cell>
          <table:table-cell table:style-name="ce4" table:formula="of:=[.AN113]+[.AO112]" office:value-type="float" office:value="221.9997578125" calcext:value-type="float">
            <text:p>221.9998</text:p>
          </table:table-cell>
          <table:table-cell table:style-name="ce15" table:formula="of:=[.AO113]-2*([.$B113]-1)" office:value-type="float" office:value="-0.000242187499964075" calcext:value-type="float">
            <text:p>-0.0002421875</text:p>
          </table:table-cell>
          <table:table-cell table:style-name="Default" office:value-type="float" office:value="63625444644226.6" calcext:value-type="float">
            <text:p>63625444644226.6</text:p>
          </table:table-cell>
          <table:table-cell table:style-name="ce4" table:formula="of:=([.AQ113]-[.AQ112])/1000" office:value-type="float" office:value="1.9979296875" calcext:value-type="float">
            <text:p>1.9979</text:p>
          </table:table-cell>
          <table:table-cell table:style-name="ce4" table:formula="of:=[.AR113]+[.AS112]" office:value-type="float" office:value="221.998671875" calcext:value-type="float">
            <text:p>221.9987</text:p>
          </table:table-cell>
          <table:table-cell table:style-name="ce16" table:formula="of:=[.AS113]-2*([.$B113]-1)" office:value-type="float" office:value="-0.0013281250000432" calcext:value-type="float">
            <text:p>-0.001328125</text:p>
          </table:table-cell>
          <table:table-cell table:style-name="Default" office:value-type="float" office:value="63625445114872.2" calcext:value-type="float">
            <text:p>63625445114872.2</text:p>
          </table:table-cell>
          <table:table-cell table:style-name="ce4" table:formula="of:=([.AU113]-[.AU112])/1000" office:value-type="float" office:value="1.9993828125" calcext:value-type="float">
            <text:p>1.9994</text:p>
          </table:table-cell>
          <table:table-cell table:style-name="ce4" table:formula="of:=[.AV113]+[.AW112]" office:value-type="float" office:value="221.999140625" calcext:value-type="float">
            <text:p>221.9991</text:p>
          </table:table-cell>
          <table:table-cell table:style-name="ce17" table:formula="of:=[.AW113]-2*([.$B113]-1)" office:value-type="float" office:value="-0.000859375000004548" calcext:value-type="float">
            <text:p>-0.000859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113" calcext:value-type="float">
            <text:p>113</text:p>
          </table:table-cell>
          <table:table-cell office:value-type="float" office:value="63625439705833.2" calcext:value-type="float">
            <text:p>63625439705833.2</text:p>
          </table:table-cell>
          <table:table-cell table:formula="of:=([.C114]-[.C113])/1000" office:value-type="float" office:value="1.9984453125" calcext:value-type="float">
            <text:p>1.9984</text:p>
          </table:table-cell>
          <table:table-cell table:formula="of:=[.D114]+[.E113]" office:value-type="float" office:value="223.998875" calcext:value-type="float">
            <text:p>223.9989</text:p>
          </table:table-cell>
          <table:table-cell table:style-name="ce6" table:formula="of:=[.E114]-2*([.$B114]-1)" office:value-type="float" office:value="-0.0011249999999734" calcext:value-type="float">
            <text:p>-0.001125</text:p>
          </table:table-cell>
          <table:table-cell table:style-name="Default" office:value-type="float" office:value="63625440368559" calcext:value-type="float">
            <text:p>63625440368559</text:p>
          </table:table-cell>
          <table:table-cell table:style-name="ce4" table:formula="of:=([.G114]-[.G113])/1000" office:value-type="float" office:value="2.0003515625" calcext:value-type="float">
            <text:p>2.0004</text:p>
          </table:table-cell>
          <table:table-cell table:style-name="ce4" table:formula="of:=[.H114]+[.I113]" office:value-type="float" office:value="223.9996328125" calcext:value-type="float">
            <text:p>223.9996</text:p>
          </table:table-cell>
          <table:table-cell table:style-name="ce7" table:formula="of:=[.I114]-2*([.$B114]-1)" office:value-type="float" office:value="-0.000367187500074806" calcext:value-type="float">
            <text:p>-0.0003671875</text:p>
          </table:table-cell>
          <table:table-cell table:style-name="Default" office:value-type="float" office:value="63625440838527.8" calcext:value-type="float">
            <text:p>63625440838527.8</text:p>
          </table:table-cell>
          <table:table-cell table:style-name="ce4" table:formula="of:=([.K114]-[.K113])/1000" office:value-type="float" office:value="2.00109375" calcext:value-type="float">
            <text:p>2.0011</text:p>
          </table:table-cell>
          <table:table-cell table:style-name="ce4" table:formula="of:=[.L114]+[.M113]" office:value-type="float" office:value="224.0005078125" calcext:value-type="float">
            <text:p>224.0005</text:p>
          </table:table-cell>
          <table:table-cell table:style-name="ce8" table:formula="of:=[.M114]-2*([.$B114]-1)" office:value-type="float" office:value="0.000507812500046612" calcext:value-type="float">
            <text:p>0.0005078125</text:p>
          </table:table-cell>
          <table:table-cell table:style-name="Default" office:value-type="float" office:value="63625441315259.8" calcext:value-type="float">
            <text:p>63625441315259.8</text:p>
          </table:table-cell>
          <table:table-cell table:style-name="ce4" table:formula="of:=([.O114]-[.O113])/1000" office:value-type="float" office:value="2.00034375" calcext:value-type="float">
            <text:p>2.0003</text:p>
          </table:table-cell>
          <table:table-cell table:style-name="ce4" table:formula="of:=[.P114]+[.Q113]" office:value-type="float" office:value="224.0006484375" calcext:value-type="float">
            <text:p>224.0006</text:p>
          </table:table-cell>
          <table:table-cell table:style-name="ce9" table:formula="of:=[.Q114]-2*([.$B114]-1)" office:value-type="float" office:value="0.000648437500103682" calcext:value-type="float">
            <text:p>0.0006484375</text:p>
          </table:table-cell>
          <table:table-cell table:style-name="Default" office:value-type="float" office:value="63625441814391.3" calcext:value-type="float">
            <text:p>63625441814391.3</text:p>
          </table:table-cell>
          <table:table-cell table:style-name="ce4" table:formula="of:=([.S114]-[.S113])/1000" office:value-type="float" office:value="2.00121875" calcext:value-type="float">
            <text:p>2.0012</text:p>
          </table:table-cell>
          <table:table-cell table:style-name="ce4" table:formula="of:=[.T114]+[.U113]" office:value-type="float" office:value="223.99996875" calcext:value-type="float">
            <text:p>224.0000</text:p>
          </table:table-cell>
          <table:table-cell table:style-name="ce10" table:formula="of:=[.U114]-2*([.$B114]-1)" office:value-type="float" office:value="-0.0000312500000063665" calcext:value-type="float">
            <text:p>-0.00003125</text:p>
          </table:table-cell>
          <table:table-cell table:style-name="Default" office:value-type="float" office:value="63625442304062.2" calcext:value-type="float">
            <text:p>63625442304062.2</text:p>
          </table:table-cell>
          <table:table-cell table:style-name="ce4" table:formula="of:=([.W114]-[.W113])/1000" office:value-type="float" office:value="1.998890625" calcext:value-type="float">
            <text:p>1.9989</text:p>
          </table:table-cell>
          <table:table-cell table:style-name="ce4" table:formula="of:=[.X114]+[.Y113]" office:value-type="float" office:value="223.9993046875" calcext:value-type="float">
            <text:p>223.9993</text:p>
          </table:table-cell>
          <table:table-cell table:style-name="ce11" table:formula="of:=[.Y114]-2*([.$B114]-1)" office:value-type="float" office:value="-0.00069531250008481" calcext:value-type="float">
            <text:p>-0.0006953125</text:p>
          </table:table-cell>
          <table:table-cell table:style-name="Default" office:value-type="float" office:value="63625442781930.3" calcext:value-type="float">
            <text:p>63625442781930.3</text:p>
          </table:table-cell>
          <table:table-cell table:style-name="ce4" table:formula="of:=([.AA114]-[.AA113])/1000" office:value-type="float" office:value="2.0008203125" calcext:value-type="float">
            <text:p>2.0008</text:p>
          </table:table-cell>
          <table:table-cell table:style-name="ce4" table:formula="of:=[.AB114]+[.AC113]" office:value-type="float" office:value="223.999234375" calcext:value-type="float">
            <text:p>223.9992</text:p>
          </table:table-cell>
          <table:table-cell table:style-name="ce12" table:formula="of:=[.AC114]-2*([.$B114]-1)" office:value-type="float" office:value="-0.000765624999985448" calcext:value-type="float">
            <text:p>-0.000765625</text:p>
          </table:table-cell>
          <table:table-cell table:style-name="Default" office:value-type="float" office:value="63625443243816.5" calcext:value-type="float">
            <text:p>63625443243816.5</text:p>
          </table:table-cell>
          <table:table-cell table:style-name="ce4" table:formula="of:=([.AE114]-[.AE113])/1000" office:value-type="float" office:value="1.9972734375" calcext:value-type="float">
            <text:p>1.9973</text:p>
          </table:table-cell>
          <table:table-cell table:style-name="ce4" table:formula="of:=[.AF114]+[.AG113]" office:value-type="float" office:value="223.9985078125" calcext:value-type="float">
            <text:p>223.9985</text:p>
          </table:table-cell>
          <table:table-cell table:style-name="ce13" table:formula="of:=[.AG114]-2*([.$B114]-1)" office:value-type="float" office:value="-0.00149218749987767" calcext:value-type="float">
            <text:p>-0.0014921875</text:p>
          </table:table-cell>
          <table:table-cell table:style-name="Default" office:value-type="float" office:value="63625443707608.4" calcext:value-type="float">
            <text:p>63625443707608.4</text:p>
          </table:table-cell>
          <table:table-cell table:style-name="ce4" table:formula="of:=([.AI114]-[.AI113])/1000" office:value-type="float" office:value="2.000625" calcext:value-type="float">
            <text:p>2.0006</text:p>
          </table:table-cell>
          <table:table-cell table:style-name="ce4" table:formula="of:=[.AJ114]+[.AK113]" office:value-type="float" office:value="224.0003203125" calcext:value-type="float">
            <text:p>224.0003</text:p>
          </table:table-cell>
          <table:table-cell table:style-name="ce14" table:formula="of:=[.AK114]-2*([.$B114]-1)" office:value-type="float" office:value="0.000320312499923148" calcext:value-type="float">
            <text:p>0.0003203125</text:p>
          </table:table-cell>
          <table:table-cell table:style-name="Default" office:value-type="float" office:value="63625444183901.1" calcext:value-type="float">
            <text:p>63625444183901.1</text:p>
          </table:table-cell>
          <table:table-cell table:style-name="ce4" table:formula="of:=([.AM114]-[.AM113])/1000" office:value-type="float" office:value="2.0004140625" calcext:value-type="float">
            <text:p>2.0004</text:p>
          </table:table-cell>
          <table:table-cell table:style-name="ce4" table:formula="of:=[.AN114]+[.AO113]" office:value-type="float" office:value="224.000171875" calcext:value-type="float">
            <text:p>224.0002</text:p>
          </table:table-cell>
          <table:table-cell table:style-name="ce15" table:formula="of:=[.AO114]-2*([.$B114]-1)" office:value-type="float" office:value="0.000171875000035016" calcext:value-type="float">
            <text:p>0.000171875</text:p>
          </table:table-cell>
          <table:table-cell table:style-name="Default" office:value-type="float" office:value="63625444646226.1" calcext:value-type="float">
            <text:p>63625444646226.1</text:p>
          </table:table-cell>
          <table:table-cell table:style-name="ce4" table:formula="of:=([.AQ114]-[.AQ113])/1000" office:value-type="float" office:value="1.9995078125" calcext:value-type="float">
            <text:p>1.9995</text:p>
          </table:table-cell>
          <table:table-cell table:style-name="ce4" table:formula="of:=[.AR114]+[.AS113]" office:value-type="float" office:value="223.9981796875" calcext:value-type="float">
            <text:p>223.9982</text:p>
          </table:table-cell>
          <table:table-cell table:style-name="ce16" table:formula="of:=[.AS114]-2*([.$B114]-1)" office:value-type="float" office:value="-0.00182031250002979" calcext:value-type="float">
            <text:p>-0.0018203125</text:p>
          </table:table-cell>
          <table:table-cell table:style-name="Default" office:value-type="float" office:value="63625445116871.4" calcext:value-type="float">
            <text:p>63625445116871.4</text:p>
          </table:table-cell>
          <table:table-cell table:style-name="ce4" table:formula="of:=([.AU114]-[.AU113])/1000" office:value-type="float" office:value="1.9992109375" calcext:value-type="float">
            <text:p>1.9992</text:p>
          </table:table-cell>
          <table:table-cell table:style-name="ce4" table:formula="of:=[.AV114]+[.AW113]" office:value-type="float" office:value="223.9983515625" calcext:value-type="float">
            <text:p>223.9984</text:p>
          </table:table-cell>
          <table:table-cell table:style-name="ce17" table:formula="of:=[.AW114]-2*([.$B114]-1)" office:value-type="float" office:value="-0.00164843749999477" calcext:value-type="float">
            <text:p>-0.001648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114" calcext:value-type="float">
            <text:p>114</text:p>
          </table:table-cell>
          <table:table-cell office:value-type="float" office:value="63625439707833.1" calcext:value-type="float">
            <text:p>63625439707833.1</text:p>
          </table:table-cell>
          <table:table-cell table:formula="of:=([.C115]-[.C114])/1000" office:value-type="float" office:value="1.9998359375" calcext:value-type="float">
            <text:p>1.9998</text:p>
          </table:table-cell>
          <table:table-cell table:formula="of:=[.D115]+[.E114]" office:value-type="float" office:value="225.9987109375" calcext:value-type="float">
            <text:p>225.9987</text:p>
          </table:table-cell>
          <table:table-cell table:style-name="ce6" table:formula="of:=[.E115]-2*([.$B115]-1)" office:value-type="float" office:value="-0.0012890624999784" calcext:value-type="float">
            <text:p>-0.0012890625</text:p>
          </table:table-cell>
          <table:table-cell table:style-name="Default" office:value-type="float" office:value="63625440370557.8" calcext:value-type="float">
            <text:p>63625440370557.8</text:p>
          </table:table-cell>
          <table:table-cell table:style-name="ce4" table:formula="of:=([.G115]-[.G114])/1000" office:value-type="float" office:value="1.9987734375" calcext:value-type="float">
            <text:p>1.9988</text:p>
          </table:table-cell>
          <table:table-cell table:style-name="ce4" table:formula="of:=[.H115]+[.I114]" office:value-type="float" office:value="225.99840625" calcext:value-type="float">
            <text:p>225.9984</text:p>
          </table:table-cell>
          <table:table-cell table:style-name="ce7" table:formula="of:=[.I115]-2*([.$B115]-1)" office:value-type="float" office:value="-0.00159375000006889" calcext:value-type="float">
            <text:p>-0.00159375</text:p>
          </table:table-cell>
          <table:table-cell table:style-name="Default" office:value-type="float" office:value="63625440840526.1" calcext:value-type="float">
            <text:p>63625440840526.1</text:p>
          </table:table-cell>
          <table:table-cell table:style-name="ce4" table:formula="of:=([.K115]-[.K114])/1000" office:value-type="float" office:value="1.998328125" calcext:value-type="float">
            <text:p>1.9983</text:p>
          </table:table-cell>
          <table:table-cell table:style-name="ce4" table:formula="of:=[.L115]+[.M114]" office:value-type="float" office:value="225.9988359375" calcext:value-type="float">
            <text:p>225.9988</text:p>
          </table:table-cell>
          <table:table-cell table:style-name="ce8" table:formula="of:=[.M115]-2*([.$B115]-1)" office:value-type="float" office:value="-0.00116406249995293" calcext:value-type="float">
            <text:p>-0.0011640625</text:p>
          </table:table-cell>
          <table:table-cell table:style-name="Default" office:value-type="float" office:value="63625441317263.2" calcext:value-type="float">
            <text:p>63625441317263.2</text:p>
          </table:table-cell>
          <table:table-cell table:style-name="ce4" table:formula="of:=([.O115]-[.O114])/1000" office:value-type="float" office:value="2.003484375" calcext:value-type="float">
            <text:p>2.0035</text:p>
          </table:table-cell>
          <table:table-cell table:style-name="ce4" table:formula="of:=[.P115]+[.Q114]" office:value-type="float" office:value="226.0041328125" calcext:value-type="float">
            <text:p>226.0041</text:p>
          </table:table-cell>
          <table:table-cell table:style-name="ce9" table:formula="of:=[.Q115]-2*([.$B115]-1)" office:value-type="float" office:value="0.004132812500103" calcext:value-type="float">
            <text:p>0.0041328125</text:p>
          </table:table-cell>
          <table:table-cell table:style-name="Default" office:value-type="float" office:value="63625441816390.3" calcext:value-type="float">
            <text:p>63625441816390.3</text:p>
          </table:table-cell>
          <table:table-cell table:style-name="ce4" table:formula="of:=([.S115]-[.S114])/1000" office:value-type="float" office:value="1.9989921875" calcext:value-type="float">
            <text:p>1.9990</text:p>
          </table:table-cell>
          <table:table-cell table:style-name="ce4" table:formula="of:=[.T115]+[.U114]" office:value-type="float" office:value="225.9989609375" calcext:value-type="float">
            <text:p>225.9990</text:p>
          </table:table-cell>
          <table:table-cell table:style-name="ce10" table:formula="of:=[.U115]-2*([.$B115]-1)" office:value-type="float" office:value="-0.00103906250001273" calcext:value-type="float">
            <text:p>-0.0010390625</text:p>
          </table:table-cell>
          <table:table-cell table:style-name="Default" office:value-type="float" office:value="63625442306066" calcext:value-type="float">
            <text:p>63625442306066</text:p>
          </table:table-cell>
          <table:table-cell table:style-name="ce4" table:formula="of:=([.W115]-[.W114])/1000" office:value-type="float" office:value="2.003859375" calcext:value-type="float">
            <text:p>2.0039</text:p>
          </table:table-cell>
          <table:table-cell table:style-name="ce4" table:formula="of:=[.X115]+[.Y114]" office:value-type="float" office:value="226.0031640625" calcext:value-type="float">
            <text:p>226.0032</text:p>
          </table:table-cell>
          <table:table-cell table:style-name="ce11" table:formula="of:=[.Y115]-2*([.$B115]-1)" office:value-type="float" office:value="0.00316406249990564" calcext:value-type="float">
            <text:p>0.0031640625</text:p>
          </table:table-cell>
          <table:table-cell table:style-name="Default" office:value-type="float" office:value="63625442783931.6" calcext:value-type="float">
            <text:p>63625442783931.6</text:p>
          </table:table-cell>
          <table:table-cell table:style-name="ce4" table:formula="of:=([.AA115]-[.AA114])/1000" office:value-type="float" office:value="2.0012734375" calcext:value-type="float">
            <text:p>2.0013</text:p>
          </table:table-cell>
          <table:table-cell table:style-name="ce4" table:formula="of:=[.AB115]+[.AC114]" office:value-type="float" office:value="226.0005078125" calcext:value-type="float">
            <text:p>226.0005</text:p>
          </table:table-cell>
          <table:table-cell table:style-name="ce12" table:formula="of:=[.AC115]-2*([.$B115]-1)" office:value-type="float" office:value="0.00050781250001819" calcext:value-type="float">
            <text:p>0.0005078125</text:p>
          </table:table-cell>
          <table:table-cell table:style-name="Default" office:value-type="float" office:value="63625443245816.6" calcext:value-type="float">
            <text:p>63625443245816.6</text:p>
          </table:table-cell>
          <table:table-cell table:style-name="ce4" table:formula="of:=([.AE115]-[.AE114])/1000" office:value-type="float" office:value="2.0001171875" calcext:value-type="float">
            <text:p>2.0001</text:p>
          </table:table-cell>
          <table:table-cell table:style-name="ce4" table:formula="of:=[.AF115]+[.AG114]" office:value-type="float" office:value="225.998625" calcext:value-type="float">
            <text:p>225.9986</text:p>
          </table:table-cell>
          <table:table-cell table:style-name="ce13" table:formula="of:=[.AG115]-2*([.$B115]-1)" office:value-type="float" office:value="-0.00137499999988222" calcext:value-type="float">
            <text:p>-0.001375</text:p>
          </table:table-cell>
          <table:table-cell table:style-name="Default" office:value-type="float" office:value="63625443709608.1" calcext:value-type="float">
            <text:p>63625443709608.1</text:p>
          </table:table-cell>
          <table:table-cell table:style-name="ce4" table:formula="of:=([.AI115]-[.AI114])/1000" office:value-type="float" office:value="1.9996953125" calcext:value-type="float">
            <text:p>1.9997</text:p>
          </table:table-cell>
          <table:table-cell table:style-name="ce4" table:formula="of:=[.AJ115]+[.AK114]" office:value-type="float" office:value="226.000015625" calcext:value-type="float">
            <text:p>226.0000</text:p>
          </table:table-cell>
          <table:table-cell table:style-name="ce14" table:formula="of:=[.AK115]-2*([.$B115]-1)" office:value-type="float" office:value="0.0000156249999179181" calcext:value-type="float">
            <text:p>0.000015625</text:p>
          </table:table-cell>
          <table:table-cell table:style-name="Default" office:value-type="float" office:value="63625444185901" calcext:value-type="float">
            <text:p>63625444185901</text:p>
          </table:table-cell>
          <table:table-cell table:style-name="ce4" table:formula="of:=([.AM115]-[.AM114])/1000" office:value-type="float" office:value="1.999921875" calcext:value-type="float">
            <text:p>1.9999</text:p>
          </table:table-cell>
          <table:table-cell table:style-name="ce4" table:formula="of:=[.AN115]+[.AO114]" office:value-type="float" office:value="226.00009375" calcext:value-type="float">
            <text:p>226.0001</text:p>
          </table:table-cell>
          <table:table-cell table:style-name="ce15" table:formula="of:=[.AO115]-2*([.$B115]-1)" office:value-type="float" office:value="0.0000937500000475211" calcext:value-type="float">
            <text:p>0.00009375</text:p>
          </table:table-cell>
          <table:table-cell table:style-name="Default" office:value-type="float" office:value="63625444648231.3" calcext:value-type="float">
            <text:p>63625444648231.3</text:p>
          </table:table-cell>
          <table:table-cell table:style-name="ce4" table:formula="of:=([.AQ115]-[.AQ114])/1000" office:value-type="float" office:value="2.005203125" calcext:value-type="float">
            <text:p>2.0052</text:p>
          </table:table-cell>
          <table:table-cell table:style-name="ce4" table:formula="of:=[.AR115]+[.AS114]" office:value-type="float" office:value="226.0033828125" calcext:value-type="float">
            <text:p>226.0034</text:p>
          </table:table-cell>
          <table:table-cell table:style-name="ce16" table:formula="of:=[.AS115]-2*([.$B115]-1)" office:value-type="float" office:value="0.00338281249997863" calcext:value-type="float">
            <text:p>0.0033828125</text:p>
          </table:table-cell>
          <table:table-cell table:style-name="Default" office:value-type="float" office:value="63625445118871.5" calcext:value-type="float">
            <text:p>63625445118871.5</text:p>
          </table:table-cell>
          <table:table-cell table:style-name="ce4" table:formula="of:=([.AU115]-[.AU114])/1000" office:value-type="float" office:value="2.0001328125" calcext:value-type="float">
            <text:p>2.0001</text:p>
          </table:table-cell>
          <table:table-cell table:style-name="ce4" table:formula="of:=[.AV115]+[.AW114]" office:value-type="float" office:value="225.998484375" calcext:value-type="float">
            <text:p>225.9985</text:p>
          </table:table-cell>
          <table:table-cell table:style-name="ce17" table:formula="of:=[.AW115]-2*([.$B115]-1)" office:value-type="float" office:value="-0.00151562499999613" calcext:value-type="float">
            <text:p>-0.001515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115" calcext:value-type="float">
            <text:p>115</text:p>
          </table:table-cell>
          <table:table-cell office:value-type="float" office:value="63625439709834.3" calcext:value-type="float">
            <text:p>63625439709834.3</text:p>
          </table:table-cell>
          <table:table-cell table:formula="of:=([.C116]-[.C115])/1000" office:value-type="float" office:value="2.00121875" calcext:value-type="float">
            <text:p>2.0012</text:p>
          </table:table-cell>
          <table:table-cell table:formula="of:=[.D116]+[.E115]" office:value-type="float" office:value="227.9999296875" calcext:value-type="float">
            <text:p>227.9999</text:p>
          </table:table-cell>
          <table:table-cell table:style-name="ce6" table:formula="of:=[.E116]-2*([.$B116]-1)" office:value-type="float" office:value="-0.0000703124999859028" calcext:value-type="float">
            <text:p>-7.03124999859028E-05</text:p>
          </table:table-cell>
          <table:table-cell table:style-name="Default" office:value-type="float" office:value="63625440372557.7" calcext:value-type="float">
            <text:p>63625440372557.7</text:p>
          </table:table-cell>
          <table:table-cell table:style-name="ce4" table:formula="of:=([.G116]-[.G115])/1000" office:value-type="float" office:value="1.9998984375" calcext:value-type="float">
            <text:p>1.9999</text:p>
          </table:table-cell>
          <table:table-cell table:style-name="ce4" table:formula="of:=[.H116]+[.I115]" office:value-type="float" office:value="227.9983046875" calcext:value-type="float">
            <text:p>227.9983</text:p>
          </table:table-cell>
          <table:table-cell table:style-name="ce7" table:formula="of:=[.I116]-2*([.$B116]-1)" office:value-type="float" office:value="-0.00169531250006116" calcext:value-type="float">
            <text:p>-0.0016953125</text:p>
          </table:table-cell>
          <table:table-cell table:style-name="Default" office:value-type="float" office:value="63625440842526.3" calcext:value-type="float">
            <text:p>63625440842526.3</text:p>
          </table:table-cell>
          <table:table-cell table:style-name="ce4" table:formula="of:=([.K116]-[.K115])/1000" office:value-type="float" office:value="2.000203125" calcext:value-type="float">
            <text:p>2.0002</text:p>
          </table:table-cell>
          <table:table-cell table:style-name="ce4" table:formula="of:=[.L116]+[.M115]" office:value-type="float" office:value="227.9990390625" calcext:value-type="float">
            <text:p>227.9990</text:p>
          </table:table-cell>
          <table:table-cell table:style-name="ce8" table:formula="of:=[.M116]-2*([.$B116]-1)" office:value-type="float" office:value="-0.000960937499939973" calcext:value-type="float">
            <text:p>-0.0009609375</text:p>
          </table:table-cell>
          <table:table-cell table:style-name="Default" office:value-type="float" office:value="63625441319259.2" calcext:value-type="float">
            <text:p>63625441319259.2</text:p>
          </table:table-cell>
          <table:table-cell table:style-name="ce4" table:formula="of:=([.O116]-[.O115])/1000" office:value-type="float" office:value="1.9959140625" calcext:value-type="float">
            <text:p>1.9959</text:p>
          </table:table-cell>
          <table:table-cell table:style-name="ce4" table:formula="of:=[.P116]+[.Q115]" office:value-type="float" office:value="228.000046875" calcext:value-type="float">
            <text:p>228.0000</text:p>
          </table:table-cell>
          <table:table-cell table:style-name="ce9" table:formula="of:=[.Q116]-2*([.$B116]-1)" office:value-type="float" office:value="0.0000468750000948148" calcext:value-type="float">
            <text:p>0.000046875</text:p>
          </table:table-cell>
          <table:table-cell table:style-name="Default" office:value-type="float" office:value="63625441818391" calcext:value-type="float">
            <text:p>63625441818391</text:p>
          </table:table-cell>
          <table:table-cell table:style-name="ce4" table:formula="of:=([.S116]-[.S115])/1000" office:value-type="float" office:value="2.000734375" calcext:value-type="float">
            <text:p>2.0007</text:p>
          </table:table-cell>
          <table:table-cell table:style-name="ce4" table:formula="of:=[.T116]+[.U115]" office:value-type="float" office:value="227.9996953125" calcext:value-type="float">
            <text:p>227.9997</text:p>
          </table:table-cell>
          <table:table-cell table:style-name="ce10" table:formula="of:=[.U116]-2*([.$B116]-1)" office:value-type="float" office:value="-0.00030468750000523" calcext:value-type="float">
            <text:p>-0.0003046875</text:p>
          </table:table-cell>
          <table:table-cell table:style-name="Default" office:value-type="float" office:value="63625442308063.3" calcext:value-type="float">
            <text:p>63625442308063.3</text:p>
          </table:table-cell>
          <table:table-cell table:style-name="ce4" table:formula="of:=([.W116]-[.W115])/1000" office:value-type="float" office:value="1.997234375" calcext:value-type="float">
            <text:p>1.9972</text:p>
          </table:table-cell>
          <table:table-cell table:style-name="ce4" table:formula="of:=[.X116]+[.Y115]" office:value-type="float" office:value="228.0003984375" calcext:value-type="float">
            <text:p>228.0004</text:p>
          </table:table-cell>
          <table:table-cell table:style-name="ce11" table:formula="of:=[.Y116]-2*([.$B116]-1)" office:value-type="float" office:value="0.000398437499910642" calcext:value-type="float">
            <text:p>0.0003984375</text:p>
          </table:table-cell>
          <table:table-cell table:style-name="Default" office:value-type="float" office:value="63625442785930.8" calcext:value-type="float">
            <text:p>63625442785930.8</text:p>
          </table:table-cell>
          <table:table-cell table:style-name="ce4" table:formula="of:=([.AA116]-[.AA115])/1000" office:value-type="float" office:value="1.999203125" calcext:value-type="float">
            <text:p>1.9992</text:p>
          </table:table-cell>
          <table:table-cell table:style-name="ce4" table:formula="of:=[.AB116]+[.AC115]" office:value-type="float" office:value="227.9997109375" calcext:value-type="float">
            <text:p>227.9997</text:p>
          </table:table-cell>
          <table:table-cell table:style-name="ce12" table:formula="of:=[.AC116]-2*([.$B116]-1)" office:value-type="float" office:value="-0.000289062499973625" calcext:value-type="float">
            <text:p>-0.0002890625</text:p>
          </table:table-cell>
          <table:table-cell table:style-name="Default" office:value-type="float" office:value="63625443247817.6" calcext:value-type="float">
            <text:p>63625443247817.6</text:p>
          </table:table-cell>
          <table:table-cell table:style-name="ce4" table:formula="of:=([.AE116]-[.AE115])/1000" office:value-type="float" office:value="2.000953125" calcext:value-type="float">
            <text:p>2.0010</text:p>
          </table:table-cell>
          <table:table-cell table:style-name="ce4" table:formula="of:=[.AF116]+[.AG115]" office:value-type="float" office:value="227.999578125" calcext:value-type="float">
            <text:p>227.9996</text:p>
          </table:table-cell>
          <table:table-cell table:style-name="ce13" table:formula="of:=[.AG116]-2*([.$B116]-1)" office:value-type="float" office:value="-0.000421874999886995" calcext:value-type="float">
            <text:p>-0.000421875</text:p>
          </table:table-cell>
          <table:table-cell table:style-name="Default" office:value-type="float" office:value="63625443711606.4" calcext:value-type="float">
            <text:p>63625443711606.4</text:p>
          </table:table-cell>
          <table:table-cell table:style-name="ce4" table:formula="of:=([.AI116]-[.AI115])/1000" office:value-type="float" office:value="1.998296875" calcext:value-type="float">
            <text:p>1.9983</text:p>
          </table:table-cell>
          <table:table-cell table:style-name="ce4" table:formula="of:=[.AJ116]+[.AK115]" office:value-type="float" office:value="227.9983125" calcext:value-type="float">
            <text:p>227.9983</text:p>
          </table:table-cell>
          <table:table-cell table:style-name="ce14" table:formula="of:=[.AK116]-2*([.$B116]-1)" office:value-type="float" office:value="-0.00168750000008799" calcext:value-type="float">
            <text:p>-0.0016875</text:p>
          </table:table-cell>
          <table:table-cell table:style-name="Default" office:value-type="float" office:value="63625444187899.7" calcext:value-type="float">
            <text:p>63625444187899.7</text:p>
          </table:table-cell>
          <table:table-cell table:style-name="ce4" table:formula="of:=([.AM116]-[.AM115])/1000" office:value-type="float" office:value="1.99871875" calcext:value-type="float">
            <text:p>1.9987</text:p>
          </table:table-cell>
          <table:table-cell table:style-name="ce4" table:formula="of:=[.AN116]+[.AO115]" office:value-type="float" office:value="227.9988125" calcext:value-type="float">
            <text:p>227.9988</text:p>
          </table:table-cell>
          <table:table-cell table:style-name="ce15" table:formula="of:=[.AO116]-2*([.$B116]-1)" office:value-type="float" office:value="-0.00118749999995771" calcext:value-type="float">
            <text:p>-0.0011875</text:p>
          </table:table-cell>
          <table:table-cell table:style-name="Default" office:value-type="float" office:value="63625444650226.4" calcext:value-type="float">
            <text:p>63625444650226.4</text:p>
          </table:table-cell>
          <table:table-cell table:style-name="ce4" table:formula="of:=([.AQ116]-[.AQ115])/1000" office:value-type="float" office:value="1.995125" calcext:value-type="float">
            <text:p>1.9951</text:p>
          </table:table-cell>
          <table:table-cell table:style-name="ce4" table:formula="of:=[.AR116]+[.AS115]" office:value-type="float" office:value="227.9985078125" calcext:value-type="float">
            <text:p>227.9985</text:p>
          </table:table-cell>
          <table:table-cell table:style-name="ce16" table:formula="of:=[.AS116]-2*([.$B116]-1)" office:value-type="float" office:value="-0.00149218750001978" calcext:value-type="float">
            <text:p>-0.0014921875</text:p>
          </table:table-cell>
          <table:table-cell table:style-name="Default" office:value-type="float" office:value="63625445120873" calcext:value-type="float">
            <text:p>63625445120873</text:p>
          </table:table-cell>
          <table:table-cell table:style-name="ce4" table:formula="of:=([.AU116]-[.AU115])/1000" office:value-type="float" office:value="2.00146875" calcext:value-type="float">
            <text:p>2.0015</text:p>
          </table:table-cell>
          <table:table-cell table:style-name="ce4" table:formula="of:=[.AV116]+[.AW115]" office:value-type="float" office:value="227.999953125" calcext:value-type="float">
            <text:p>228.0000</text:p>
          </table:table-cell>
          <table:table-cell table:style-name="ce17" table:formula="of:=[.AW116]-2*([.$B116]-1)" office:value-type="float" office:value="-0.0000468750000095497" calcext:value-type="float">
            <text:p>-0.000046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test</text:p>
          </table:table-cell>
          <table:table-cell table:style-name="ce3" office:value-type="float" office:value="116" calcext:value-type="float">
            <text:p>116</text:p>
          </table:table-cell>
          <table:table-cell office:value-type="float" office:value="63625439711836.8" calcext:value-type="float">
            <text:p>63625439711836.8</text:p>
          </table:table-cell>
          <table:table-cell table:formula="of:=([.C117]-[.C116])/1000" office:value-type="float" office:value="2.002484375" calcext:value-type="float">
            <text:p>2.0025</text:p>
          </table:table-cell>
          <table:table-cell table:formula="of:=[.D117]+[.E116]" office:value-type="float" office:value="230.0024140625" calcext:value-type="float">
            <text:p>230.0024</text:p>
          </table:table-cell>
          <table:table-cell table:style-name="ce6" table:formula="of:=[.E117]-2*([.$B117]-1)" office:value-type="float" office:value="0.00241406250000864" calcext:value-type="float">
            <text:p>0.0024140625</text:p>
          </table:table-cell>
          <table:table-cell table:style-name="Default" office:value-type="float" office:value="63625440374559.6" calcext:value-type="float">
            <text:p>63625440374559.6</text:p>
          </table:table-cell>
          <table:table-cell table:style-name="ce4" table:formula="of:=([.G117]-[.G116])/1000" office:value-type="float" office:value="2.001921875" calcext:value-type="float">
            <text:p>2.0019</text:p>
          </table:table-cell>
          <table:table-cell table:style-name="ce4" table:formula="of:=[.H117]+[.I116]" office:value-type="float" office:value="230.0002265625" calcext:value-type="float">
            <text:p>230.0002</text:p>
          </table:table-cell>
          <table:table-cell table:style-name="ce7" table:formula="of:=[.I117]-2*([.$B117]-1)" office:value-type="float" office:value="0.00022656249993247" calcext:value-type="float">
            <text:p>0.0002265625</text:p>
          </table:table-cell>
          <table:table-cell table:style-name="Default" office:value-type="float" office:value="63625440844528.3" calcext:value-type="float">
            <text:p>63625440844528.3</text:p>
          </table:table-cell>
          <table:table-cell table:style-name="ce4" table:formula="of:=([.K117]-[.K116])/1000" office:value-type="float" office:value="2.0020234375" calcext:value-type="float">
            <text:p>2.0020</text:p>
          </table:table-cell>
          <table:table-cell table:style-name="ce4" table:formula="of:=[.L117]+[.M116]" office:value-type="float" office:value="230.0010625" calcext:value-type="float">
            <text:p>230.0011</text:p>
          </table:table-cell>
          <table:table-cell table:style-name="ce8" table:formula="of:=[.M117]-2*([.$B117]-1)" office:value-type="float" office:value="0.00106250000004593" calcext:value-type="float">
            <text:p>0.0010625</text:p>
          </table:table-cell>
          <table:table-cell table:style-name="Default" office:value-type="float" office:value="63625441321260.1" calcext:value-type="float">
            <text:p>63625441321260.1</text:p>
          </table:table-cell>
          <table:table-cell table:style-name="ce4" table:formula="of:=([.O117]-[.O116])/1000" office:value-type="float" office:value="2.0009765625" calcext:value-type="float">
            <text:p>2.0010</text:p>
          </table:table-cell>
          <table:table-cell table:style-name="ce4" table:formula="of:=[.P117]+[.Q116]" office:value-type="float" office:value="230.0010234375" calcext:value-type="float">
            <text:p>230.0010</text:p>
          </table:table-cell>
          <table:table-cell table:style-name="ce9" table:formula="of:=[.Q117]-2*([.$B117]-1)" office:value-type="float" office:value="0.00102343750009481" calcext:value-type="float">
            <text:p>0.0010234375</text:p>
          </table:table-cell>
          <table:table-cell table:style-name="Default" office:value-type="float" office:value="63625441820392.8" calcext:value-type="float">
            <text:p>63625441820392.8</text:p>
          </table:table-cell>
          <table:table-cell table:style-name="ce4" table:formula="of:=([.S117]-[.S116])/1000" office:value-type="float" office:value="2.0017734375" calcext:value-type="float">
            <text:p>2.0018</text:p>
          </table:table-cell>
          <table:table-cell table:style-name="ce4" table:formula="of:=[.T117]+[.U116]" office:value-type="float" office:value="230.00146875" calcext:value-type="float">
            <text:p>230.0015</text:p>
          </table:table-cell>
          <table:table-cell table:style-name="ce10" table:formula="of:=[.U117]-2*([.$B117]-1)" office:value-type="float" office:value="0.00146874999998659" calcext:value-type="float">
            <text:p>0.00146875</text:p>
          </table:table-cell>
          <table:table-cell table:style-name="Default" office:value-type="float" office:value="63625442310064.5" calcext:value-type="float">
            <text:p>63625442310064.5</text:p>
          </table:table-cell>
          <table:table-cell table:style-name="ce4" table:formula="of:=([.W117]-[.W116])/1000" office:value-type="float" office:value="2.0011875" calcext:value-type="float">
            <text:p>2.0012</text:p>
          </table:table-cell>
          <table:table-cell table:style-name="ce4" table:formula="of:=[.X117]+[.Y116]" office:value-type="float" office:value="230.0015859375" calcext:value-type="float">
            <text:p>230.0016</text:p>
          </table:table-cell>
          <table:table-cell table:style-name="ce11" table:formula="of:=[.Y117]-2*([.$B117]-1)" office:value-type="float" office:value="0.00158593749989677" calcext:value-type="float">
            <text:p>0.0015859375</text:p>
          </table:table-cell>
          <table:table-cell table:style-name="Default" office:value-type="float" office:value="63625442787930" calcext:value-type="float">
            <text:p>63625442787930</text:p>
          </table:table-cell>
          <table:table-cell table:style-name="ce4" table:formula="of:=([.AA117]-[.AA116])/1000" office:value-type="float" office:value="1.999171875" calcext:value-type="float">
            <text:p>1.9992</text:p>
          </table:table-cell>
          <table:table-cell table:style-name="ce4" table:formula="of:=[.AB117]+[.AC116]" office:value-type="float" office:value="229.9988828125" calcext:value-type="float">
            <text:p>229.9989</text:p>
          </table:table-cell>
          <table:table-cell table:style-name="ce12" table:formula="of:=[.AC117]-2*([.$B117]-1)" office:value-type="float" office:value="-0.00111718749997181" calcext:value-type="float">
            <text:p>-0.0011171875</text:p>
          </table:table-cell>
          <table:table-cell table:style-name="Default" office:value-type="float" office:value="63625443249818.9" calcext:value-type="float">
            <text:p>63625443249818.9</text:p>
          </table:table-cell>
          <table:table-cell table:style-name="ce4" table:formula="of:=([.AE117]-[.AE116])/1000" office:value-type="float" office:value="2.0013125" calcext:value-type="float">
            <text:p>2.0013</text:p>
          </table:table-cell>
          <table:table-cell table:style-name="ce4" table:formula="of:=[.AF117]+[.AG116]" office:value-type="float" office:value="230.000890625" calcext:value-type="float">
            <text:p>230.0009</text:p>
          </table:table-cell>
          <table:table-cell table:style-name="ce13" table:formula="of:=[.AG117]-2*([.$B117]-1)" office:value-type="float" office:value="0.000890625000124601" calcext:value-type="float">
            <text:p>0.000890625</text:p>
          </table:table-cell>
          <table:table-cell table:style-name="Default" office:value-type="float" office:value="63625443713609.7" calcext:value-type="float">
            <text:p>63625443713609.7</text:p>
          </table:table-cell>
          <table:table-cell table:style-name="ce4" table:formula="of:=([.AI117]-[.AI116])/1000" office:value-type="float" office:value="2.0033046875" calcext:value-type="float">
            <text:p>2.0033</text:p>
          </table:table-cell>
          <table:table-cell table:style-name="ce4" table:formula="of:=[.AJ117]+[.AK116]" office:value-type="float" office:value="230.0016171875" calcext:value-type="float">
            <text:p>230.0016</text:p>
          </table:table-cell>
          <table:table-cell table:style-name="ce14" table:formula="of:=[.AK117]-2*([.$B117]-1)" office:value-type="float" office:value="0.00161718749990314" calcext:value-type="float">
            <text:p>0.0016171875</text:p>
          </table:table-cell>
          <table:table-cell table:style-name="Default" office:value-type="float" office:value="63625444189901.6" calcext:value-type="float">
            <text:p>63625444189901.6</text:p>
          </table:table-cell>
          <table:table-cell table:style-name="ce4" table:formula="of:=([.AM117]-[.AM116])/1000" office:value-type="float" office:value="2.0018984375" calcext:value-type="float">
            <text:p>2.0019</text:p>
          </table:table-cell>
          <table:table-cell table:style-name="ce4" table:formula="of:=[.AN117]+[.AO116]" office:value-type="float" office:value="230.0007109375" calcext:value-type="float">
            <text:p>230.0007</text:p>
          </table:table-cell>
          <table:table-cell table:style-name="ce15" table:formula="of:=[.AO117]-2*([.$B117]-1)" office:value-type="float" office:value="0.00071093750003115" calcext:value-type="float">
            <text:p>0.0007109375</text:p>
          </table:table-cell>
          <table:table-cell table:style-name="Default" office:value-type="float" office:value="63625444652226.6" calcext:value-type="float">
            <text:p>63625444652226.6</text:p>
          </table:table-cell>
          <table:table-cell table:style-name="ce4" table:formula="of:=([.AQ117]-[.AQ116])/1000" office:value-type="float" office:value="2.000171875" calcext:value-type="float">
            <text:p>2.0002</text:p>
          </table:table-cell>
          <table:table-cell table:style-name="ce4" table:formula="of:=[.AR117]+[.AS116]" office:value-type="float" office:value="229.9986796875" calcext:value-type="float">
            <text:p>229.9987</text:p>
          </table:table-cell>
          <table:table-cell table:style-name="ce16" table:formula="of:=[.AS117]-2*([.$B117]-1)" office:value-type="float" office:value="-0.00132031250001319" calcext:value-type="float">
            <text:p>-0.0013203125</text:p>
          </table:table-cell>
          <table:table-cell table:style-name="Default" office:value-type="float" office:value="63625445122872.3" calcext:value-type="float">
            <text:p>63625445122872.3</text:p>
          </table:table-cell>
          <table:table-cell table:style-name="ce4" table:formula="of:=([.AU117]-[.AU116])/1000" office:value-type="float" office:value="1.9993125" calcext:value-type="float">
            <text:p>1.9993</text:p>
          </table:table-cell>
          <table:table-cell table:style-name="ce4" table:formula="of:=[.AV117]+[.AW116]" office:value-type="float" office:value="229.999265625" calcext:value-type="float">
            <text:p>229.9993</text:p>
          </table:table-cell>
          <table:table-cell table:style-name="ce17" table:formula="of:=[.AW117]-2*([.$B117]-1)" office:value-type="float" office:value="-0.000734375000007503" calcext:value-type="float">
            <text:p>-0.00073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eedback</text:p>
          </table:table-cell>
          <table:table-cell table:style-name="ce3" office:value-type="float" office:value="117" calcext:value-type="float">
            <text:p>117</text:p>
          </table:table-cell>
          <table:table-cell office:value-type="float" office:value="63625439713833.9" calcext:value-type="float">
            <text:p>63625439713833.9</text:p>
          </table:table-cell>
          <table:table-cell table:formula="of:=([.C118]-[.C117])/1000" office:value-type="float" office:value="1.997109375" calcext:value-type="float">
            <text:p>1.9971</text:p>
          </table:table-cell>
          <table:table-cell table:formula="of:=[.D118]+[.E117]" office:value-type="float" office:value="231.9995234375" calcext:value-type="float">
            <text:p>231.9995</text:p>
          </table:table-cell>
          <table:table-cell table:style-name="ce6" table:formula="of:=[.E118]-2*([.$B118]-1)" office:value-type="float" office:value="-0.000476562499983402" calcext:value-type="float">
            <text:p>-0.0004765625</text:p>
          </table:table-cell>
          <table:table-cell table:style-name="Default" office:value-type="float" office:value="63625440376558.2" calcext:value-type="float">
            <text:p>63625440376558.2</text:p>
          </table:table-cell>
          <table:table-cell table:style-name="ce4" table:formula="of:=([.G118]-[.G117])/1000" office:value-type="float" office:value="1.998515625" calcext:value-type="float">
            <text:p>1.9985</text:p>
          </table:table-cell>
          <table:table-cell table:style-name="ce4" table:formula="of:=[.H118]+[.I117]" office:value-type="float" office:value="231.9987421875" calcext:value-type="float">
            <text:p>231.9987</text:p>
          </table:table-cell>
          <table:table-cell table:style-name="ce7" table:formula="of:=[.I118]-2*([.$B118]-1)" office:value-type="float" office:value="-0.0012578125000573" calcext:value-type="float">
            <text:p>-0.0012578125</text:p>
          </table:table-cell>
          <table:table-cell table:style-name="Default" office:value-type="float" office:value="63625440846525.7" calcext:value-type="float">
            <text:p>63625440846525.7</text:p>
          </table:table-cell>
          <table:table-cell table:style-name="ce4" table:formula="of:=([.K118]-[.K117])/1000" office:value-type="float" office:value="1.997359375" calcext:value-type="float">
            <text:p>1.9974</text:p>
          </table:table-cell>
          <table:table-cell table:style-name="ce4" table:formula="of:=[.L118]+[.M117]" office:value-type="float" office:value="231.998421875" calcext:value-type="float">
            <text:p>231.9984</text:p>
          </table:table-cell>
          <table:table-cell table:style-name="ce8" table:formula="of:=[.M118]-2*([.$B118]-1)" office:value-type="float" office:value="-0.00157812499995202" calcext:value-type="float">
            <text:p>-0.001578125</text:p>
          </table:table-cell>
          <table:table-cell table:style-name="Default" office:value-type="float" office:value="63625441323258.1" calcext:value-type="float">
            <text:p>63625441323258.1</text:p>
          </table:table-cell>
          <table:table-cell table:style-name="ce4" table:formula="of:=([.O118]-[.O117])/1000" office:value-type="float" office:value="1.9980078125" calcext:value-type="float">
            <text:p>1.9980</text:p>
          </table:table-cell>
          <table:table-cell table:style-name="ce4" table:formula="of:=[.P118]+[.Q117]" office:value-type="float" office:value="231.99903125" calcext:value-type="float">
            <text:p>231.9990</text:p>
          </table:table-cell>
          <table:table-cell table:style-name="ce9" table:formula="of:=[.Q118]-2*([.$B118]-1)" office:value-type="float" office:value="-0.000968749999913143" calcext:value-type="float">
            <text:p>-0.00096875</text:p>
          </table:table-cell>
          <table:table-cell table:style-name="Default" office:value-type="float" office:value="63625441822391.4" calcext:value-type="float">
            <text:p>63625441822391.4</text:p>
          </table:table-cell>
          <table:table-cell table:style-name="ce4" table:formula="of:=([.S118]-[.S117])/1000" office:value-type="float" office:value="1.9986328125" calcext:value-type="float">
            <text:p>1.9986</text:p>
          </table:table-cell>
          <table:table-cell table:style-name="ce4" table:formula="of:=[.T118]+[.U117]" office:value-type="float" office:value="232.0001015625" calcext:value-type="float">
            <text:p>232.0001</text:p>
          </table:table-cell>
          <table:table-cell table:style-name="ce10" table:formula="of:=[.U118]-2*([.$B118]-1)" office:value-type="float" office:value="0.000101562499992269" calcext:value-type="float">
            <text:p>0.0001015625</text:p>
          </table:table-cell>
          <table:table-cell table:style-name="Default" office:value-type="float" office:value="63625442312061.3" calcext:value-type="float">
            <text:p>63625442312061.3</text:p>
          </table:table-cell>
          <table:table-cell table:style-name="ce4" table:formula="of:=([.W118]-[.W117])/1000" office:value-type="float" office:value="1.996875" calcext:value-type="float">
            <text:p>1.9969</text:p>
          </table:table-cell>
          <table:table-cell table:style-name="ce4" table:formula="of:=[.X118]+[.Y117]" office:value-type="float" office:value="231.9984609375" calcext:value-type="float">
            <text:p>231.9985</text:p>
          </table:table-cell>
          <table:table-cell table:style-name="ce11" table:formula="of:=[.Y118]-2*([.$B118]-1)" office:value-type="float" office:value="-0.0015390625001146" calcext:value-type="float">
            <text:p>-0.0015390625</text:p>
          </table:table-cell>
          <table:table-cell table:style-name="Default" office:value-type="float" office:value="63625442789929.4" calcext:value-type="float">
            <text:p>63625442789929.4</text:p>
          </table:table-cell>
          <table:table-cell table:style-name="ce4" table:formula="of:=([.AA118]-[.AA117])/1000" office:value-type="float" office:value="1.9994609375" calcext:value-type="float">
            <text:p>1.9995</text:p>
          </table:table-cell>
          <table:table-cell table:style-name="ce4" table:formula="of:=[.AB118]+[.AC117]" office:value-type="float" office:value="231.99834375" calcext:value-type="float">
            <text:p>231.9983</text:p>
          </table:table-cell>
          <table:table-cell table:style-name="ce12" table:formula="of:=[.AC118]-2*([.$B118]-1)" office:value-type="float" office:value="-0.00165624999996794" calcext:value-type="float">
            <text:p>-0.00165625</text:p>
          </table:table-cell>
          <table:table-cell table:style-name="Default" office:value-type="float" office:value="63625443251816.7" calcext:value-type="float">
            <text:p>63625443251816.7</text:p>
          </table:table-cell>
          <table:table-cell table:style-name="ce4" table:formula="of:=([.AE118]-[.AE117])/1000" office:value-type="float" office:value="1.99784375" calcext:value-type="float">
            <text:p>1.9978</text:p>
          </table:table-cell>
          <table:table-cell table:style-name="ce4" table:formula="of:=[.AF118]+[.AG117]" office:value-type="float" office:value="231.998734375" calcext:value-type="float">
            <text:p>231.9987</text:p>
          </table:table-cell>
          <table:table-cell table:style-name="ce13" table:formula="of:=[.AG118]-2*([.$B118]-1)" office:value-type="float" office:value="-0.00126562499988836" calcext:value-type="float">
            <text:p>-0.001265625</text:p>
          </table:table-cell>
          <table:table-cell table:style-name="Default" office:value-type="float" office:value="63625443715608.2" calcext:value-type="float">
            <text:p>63625443715608.2</text:p>
          </table:table-cell>
          <table:table-cell table:style-name="ce4" table:formula="of:=([.AI118]-[.AI117])/1000" office:value-type="float" office:value="1.9984921875" calcext:value-type="float">
            <text:p>1.9985</text:p>
          </table:table-cell>
          <table:table-cell table:style-name="ce4" table:formula="of:=[.AJ118]+[.AK117]" office:value-type="float" office:value="232.000109375" calcext:value-type="float">
            <text:p>232.0001</text:p>
          </table:table-cell>
          <table:table-cell table:style-name="ce14" table:formula="of:=[.AK118]-2*([.$B118]-1)" office:value-type="float" office:value="0.000109374999908596" calcext:value-type="float">
            <text:p>0.000109375</text:p>
          </table:table-cell>
          <table:table-cell table:style-name="Default" office:value-type="float" office:value="63625444191899.5" calcext:value-type="float">
            <text:p>63625444191899.5</text:p>
          </table:table-cell>
          <table:table-cell table:style-name="ce4" table:formula="of:=([.AM118]-[.AM117])/1000" office:value-type="float" office:value="1.9978359375" calcext:value-type="float">
            <text:p>1.9978</text:p>
          </table:table-cell>
          <table:table-cell table:style-name="ce4" table:formula="of:=[.AN118]+[.AO117]" office:value-type="float" office:value="231.998546875" calcext:value-type="float">
            <text:p>231.9985</text:p>
          </table:table-cell>
          <table:table-cell table:style-name="ce15" table:formula="of:=[.AO118]-2*([.$B118]-1)" office:value-type="float" office:value="-0.00145312499995498" calcext:value-type="float">
            <text:p>-0.001453125</text:p>
          </table:table-cell>
          <table:table-cell table:style-name="Default" office:value-type="float" office:value="63625444654228.2" calcext:value-type="float">
            <text:p>63625444654228.2</text:p>
          </table:table-cell>
          <table:table-cell table:style-name="ce4" table:formula="of:=([.AQ118]-[.AQ117])/1000" office:value-type="float" office:value="2.001625" calcext:value-type="float">
            <text:p>2.0016</text:p>
          </table:table-cell>
          <table:table-cell table:style-name="ce4" table:formula="of:=[.AR118]+[.AS117]" office:value-type="float" office:value="232.0003046875" calcext:value-type="float">
            <text:p>232.0003</text:p>
          </table:table-cell>
          <table:table-cell table:style-name="ce16" table:formula="of:=[.AS118]-2*([.$B118]-1)" office:value-type="float" office:value="0.000304687499976808" calcext:value-type="float">
            <text:p>0.0003046875</text:p>
          </table:table-cell>
          <table:table-cell table:style-name="Default" office:value-type="float" office:value="63625445124872.2" calcext:value-type="float">
            <text:p>63625445124872.2</text:p>
          </table:table-cell>
          <table:table-cell table:style-name="ce4" table:formula="of:=([.AU118]-[.AU117])/1000" office:value-type="float" office:value="1.9998828125" calcext:value-type="float">
            <text:p>1.9999</text:p>
          </table:table-cell>
          <table:table-cell table:style-name="ce4" table:formula="of:=[.AV118]+[.AW117]" office:value-type="float" office:value="231.9991484375" calcext:value-type="float">
            <text:p>231.9991</text:p>
          </table:table-cell>
          <table:table-cell table:style-name="ce17" table:formula="of:=[.AW118]-2*([.$B118]-1)" office:value-type="float" office:value="-0.000851562500002956" calcext:value-type="float">
            <text:p>-0.0008515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118" calcext:value-type="float">
            <text:p>118</text:p>
          </table:table-cell>
          <table:table-cell office:value-type="float" office:value="63625439715833.6" calcext:value-type="float">
            <text:p>63625439715833.6</text:p>
          </table:table-cell>
          <table:table-cell table:formula="of:=([.C119]-[.C118])/1000" office:value-type="float" office:value="1.9997421875" calcext:value-type="float">
            <text:p>1.9997</text:p>
          </table:table-cell>
          <table:table-cell table:formula="of:=[.D119]+[.E118]" office:value-type="float" office:value="233.999265625" calcext:value-type="float">
            <text:p>233.9993</text:p>
          </table:table-cell>
          <table:table-cell table:style-name="ce6" table:formula="of:=[.E119]-2*([.$B119]-1)" office:value-type="float" office:value="-0.000734374999979082" calcext:value-type="float">
            <text:p>-0.000734375</text:p>
          </table:table-cell>
          <table:table-cell table:style-name="Default" office:value-type="float" office:value="63625440378558" calcext:value-type="float">
            <text:p>63625440378558</text:p>
          </table:table-cell>
          <table:table-cell table:style-name="ce4" table:formula="of:=([.G119]-[.G118])/1000" office:value-type="float" office:value="1.999828125" calcext:value-type="float">
            <text:p>1.9998</text:p>
          </table:table-cell>
          <table:table-cell table:style-name="ce4" table:formula="of:=[.H119]+[.I118]" office:value-type="float" office:value="233.9985703125" calcext:value-type="float">
            <text:p>233.9986</text:p>
          </table:table-cell>
          <table:table-cell table:style-name="ce7" table:formula="of:=[.I119]-2*([.$B119]-1)" office:value-type="float" office:value="-0.00142968750006389" calcext:value-type="float">
            <text:p>-0.0014296875</text:p>
          </table:table-cell>
          <table:table-cell table:style-name="Default" office:value-type="float" office:value="63625440848525.6" calcext:value-type="float">
            <text:p>63625440848525.6</text:p>
          </table:table-cell>
          <table:table-cell table:style-name="ce4" table:formula="of:=([.K119]-[.K118])/1000" office:value-type="float" office:value="1.9999296875" calcext:value-type="float">
            <text:p>1.9999</text:p>
          </table:table-cell>
          <table:table-cell table:style-name="ce4" table:formula="of:=[.L119]+[.M118]" office:value-type="float" office:value="233.9983515625" calcext:value-type="float">
            <text:p>233.9984</text:p>
          </table:table-cell>
          <table:table-cell table:style-name="ce8" table:formula="of:=[.M119]-2*([.$B119]-1)" office:value-type="float" office:value="-0.00164843749993793" calcext:value-type="float">
            <text:p>-0.0016484375</text:p>
          </table:table-cell>
          <table:table-cell table:style-name="Default" office:value-type="float" office:value="63625441325258.5" calcext:value-type="float">
            <text:p>63625441325258.5</text:p>
          </table:table-cell>
          <table:table-cell table:style-name="ce4" table:formula="of:=([.O119]-[.O118])/1000" office:value-type="float" office:value="2.000390625" calcext:value-type="float">
            <text:p>2.0004</text:p>
          </table:table-cell>
          <table:table-cell table:style-name="ce4" table:formula="of:=[.P119]+[.Q118]" office:value-type="float" office:value="233.999421875" calcext:value-type="float">
            <text:p>233.9994</text:p>
          </table:table-cell>
          <table:table-cell table:style-name="ce9" table:formula="of:=[.Q119]-2*([.$B119]-1)" office:value-type="float" office:value="-0.000578124999918828" calcext:value-type="float">
            <text:p>-0.000578125</text:p>
          </table:table-cell>
          <table:table-cell table:style-name="Default" office:value-type="float" office:value="63625441824391.5" calcext:value-type="float">
            <text:p>63625441824391.5</text:p>
          </table:table-cell>
          <table:table-cell table:style-name="ce4" table:formula="of:=([.S119]-[.S118])/1000" office:value-type="float" office:value="2.000109375" calcext:value-type="float">
            <text:p>2.0001</text:p>
          </table:table-cell>
          <table:table-cell table:style-name="ce4" table:formula="of:=[.T119]+[.U118]" office:value-type="float" office:value="234.0002109375" calcext:value-type="float">
            <text:p>234.0002</text:p>
          </table:table-cell>
          <table:table-cell table:style-name="ce10" table:formula="of:=[.U119]-2*([.$B119]-1)" office:value-type="float" office:value="0.00021093749998613" calcext:value-type="float">
            <text:p>0.0002109375</text:p>
          </table:table-cell>
          <table:table-cell table:style-name="Default" office:value-type="float" office:value="63625442314061.5" calcext:value-type="float">
            <text:p>63625442314061.5</text:p>
          </table:table-cell>
          <table:table-cell table:style-name="ce4" table:formula="of:=([.W119]-[.W118])/1000" office:value-type="float" office:value="2.0001484375" calcext:value-type="float">
            <text:p>2.0001</text:p>
          </table:table-cell>
          <table:table-cell table:style-name="ce4" table:formula="of:=[.X119]+[.Y118]" office:value-type="float" office:value="233.998609375" calcext:value-type="float">
            <text:p>233.9986</text:p>
          </table:table-cell>
          <table:table-cell table:style-name="ce11" table:formula="of:=[.Y119]-2*([.$B119]-1)" office:value-type="float" office:value="-0.00139062500011278" calcext:value-type="float">
            <text:p>-0.001390625</text:p>
          </table:table-cell>
          <table:table-cell table:style-name="Default" office:value-type="float" office:value="63625442791929.6" calcext:value-type="float">
            <text:p>63625442791929.6</text:p>
          </table:table-cell>
          <table:table-cell table:style-name="ce4" table:formula="of:=([.AA119]-[.AA118])/1000" office:value-type="float" office:value="2.0001640625" calcext:value-type="float">
            <text:p>2.0002</text:p>
          </table:table-cell>
          <table:table-cell table:style-name="ce4" table:formula="of:=[.AB119]+[.AC118]" office:value-type="float" office:value="233.9985078125" calcext:value-type="float">
            <text:p>233.9985</text:p>
          </table:table-cell>
          <table:table-cell table:style-name="ce12" table:formula="of:=[.AC119]-2*([.$B119]-1)" office:value-type="float" office:value="-0.00149218749996294" calcext:value-type="float">
            <text:p>-0.0014921875</text:p>
          </table:table-cell>
          <table:table-cell table:style-name="Default" office:value-type="float" office:value="63625443253818.6" calcext:value-type="float">
            <text:p>63625443253818.6</text:p>
          </table:table-cell>
          <table:table-cell table:style-name="ce4" table:formula="of:=([.AE119]-[.AE118])/1000" office:value-type="float" office:value="2.0018671875" calcext:value-type="float">
            <text:p>2.0019</text:p>
          </table:table-cell>
          <table:table-cell table:style-name="ce4" table:formula="of:=[.AF119]+[.AG118]" office:value-type="float" office:value="234.0006015625" calcext:value-type="float">
            <text:p>234.0006</text:p>
          </table:table-cell>
          <table:table-cell table:style-name="ce13" table:formula="of:=[.AG119]-2*([.$B119]-1)" office:value-type="float" office:value="0.000601562500122554" calcext:value-type="float">
            <text:p>0.0006015625</text:p>
          </table:table-cell>
          <table:table-cell table:style-name="Default" office:value-type="float" office:value="63625443717609.9" calcext:value-type="float">
            <text:p>63625443717609.9</text:p>
          </table:table-cell>
          <table:table-cell table:style-name="ce4" table:formula="of:=([.AI119]-[.AI118])/1000" office:value-type="float" office:value="2.001671875" calcext:value-type="float">
            <text:p>2.0017</text:p>
          </table:table-cell>
          <table:table-cell table:style-name="ce4" table:formula="of:=[.AJ119]+[.AK118]" office:value-type="float" office:value="234.00178125" calcext:value-type="float">
            <text:p>234.0018</text:p>
          </table:table-cell>
          <table:table-cell table:style-name="ce14" table:formula="of:=[.AK119]-2*([.$B119]-1)" office:value-type="float" office:value="0.00178124999990814" calcext:value-type="float">
            <text:p>0.00178125</text:p>
          </table:table-cell>
          <table:table-cell table:style-name="Default" office:value-type="float" office:value="63625444193902.8" calcext:value-type="float">
            <text:p>63625444193902.8</text:p>
          </table:table-cell>
          <table:table-cell table:style-name="ce4" table:formula="of:=([.AM119]-[.AM118])/1000" office:value-type="float" office:value="2.003328125" calcext:value-type="float">
            <text:p>2.0033</text:p>
          </table:table-cell>
          <table:table-cell table:style-name="ce4" table:formula="of:=[.AN119]+[.AO118]" office:value-type="float" office:value="234.001875" calcext:value-type="float">
            <text:p>234.0019</text:p>
          </table:table-cell>
          <table:table-cell table:style-name="ce15" table:formula="of:=[.AO119]-2*([.$B119]-1)" office:value-type="float" office:value="0.00187500000004093" calcext:value-type="float">
            <text:p>0.001875</text:p>
          </table:table-cell>
          <table:table-cell table:style-name="Default" office:value-type="float" office:value="63625444656228.1" calcext:value-type="float">
            <text:p>63625444656228.1</text:p>
          </table:table-cell>
          <table:table-cell table:style-name="ce4" table:formula="of:=([.AQ119]-[.AQ118])/1000" office:value-type="float" office:value="1.999875" calcext:value-type="float">
            <text:p>1.9999</text:p>
          </table:table-cell>
          <table:table-cell table:style-name="ce4" table:formula="of:=[.AR119]+[.AS118]" office:value-type="float" office:value="234.0001796875" calcext:value-type="float">
            <text:p>234.0002</text:p>
          </table:table-cell>
          <table:table-cell table:style-name="ce16" table:formula="of:=[.AS119]-2*([.$B119]-1)" office:value-type="float" office:value="0.000179687499979764" calcext:value-type="float">
            <text:p>0.0001796875</text:p>
          </table:table-cell>
          <table:table-cell table:style-name="Default" office:value-type="float" office:value="63625445126872.1" calcext:value-type="float">
            <text:p>63625445126872.1</text:p>
          </table:table-cell>
          <table:table-cell table:style-name="ce4" table:formula="of:=([.AU119]-[.AU118])/1000" office:value-type="float" office:value="1.9999375" calcext:value-type="float">
            <text:p>1.9999</text:p>
          </table:table-cell>
          <table:table-cell table:style-name="ce4" table:formula="of:=[.AV119]+[.AW118]" office:value-type="float" office:value="233.9990859375" calcext:value-type="float">
            <text:p>233.9991</text:p>
          </table:table-cell>
          <table:table-cell table:style-name="ce17" table:formula="of:=[.AW119]-2*([.$B119]-1)" office:value-type="float" office:value="-0.000914062500015689" calcext:value-type="float">
            <text:p>-0.0009140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119" calcext:value-type="float">
            <text:p>119</text:p>
          </table:table-cell>
          <table:table-cell office:value-type="float" office:value="63625439717834.6" calcext:value-type="float">
            <text:p>63625439717834.6</text:p>
          </table:table-cell>
          <table:table-cell table:formula="of:=([.C120]-[.C119])/1000" office:value-type="float" office:value="2.001015625" calcext:value-type="float">
            <text:p>2.0010</text:p>
          </table:table-cell>
          <table:table-cell table:formula="of:=[.D120]+[.E119]" office:value-type="float" office:value="236.00028125" calcext:value-type="float">
            <text:p>236.0003</text:p>
          </table:table-cell>
          <table:table-cell table:style-name="ce6" table:formula="of:=[.E120]-2*([.$B120]-1)" office:value-type="float" office:value="0.000281250000028876" calcext:value-type="float">
            <text:p>0.00028125</text:p>
          </table:table-cell>
          <table:table-cell table:style-name="Default" office:value-type="float" office:value="63625440380561" calcext:value-type="float">
            <text:p>63625440380561</text:p>
          </table:table-cell>
          <table:table-cell table:style-name="ce4" table:formula="of:=([.G120]-[.G119])/1000" office:value-type="float" office:value="2.003" calcext:value-type="float">
            <text:p>2.0030</text:p>
          </table:table-cell>
          <table:table-cell table:style-name="ce4" table:formula="of:=[.H120]+[.I119]" office:value-type="float" office:value="236.0015703125" calcext:value-type="float">
            <text:p>236.0016</text:p>
          </table:table-cell>
          <table:table-cell table:style-name="ce7" table:formula="of:=[.I120]-2*([.$B120]-1)" office:value-type="float" office:value="0.00157031249995043" calcext:value-type="float">
            <text:p>0.0015703125</text:p>
          </table:table-cell>
          <table:table-cell table:style-name="Default" office:value-type="float" office:value="63625440850528.7" calcext:value-type="float">
            <text:p>63625440850528.7</text:p>
          </table:table-cell>
          <table:table-cell table:style-name="ce4" table:formula="of:=([.K120]-[.K119])/1000" office:value-type="float" office:value="2.003078125" calcext:value-type="float">
            <text:p>2.0031</text:p>
          </table:table-cell>
          <table:table-cell table:style-name="ce4" table:formula="of:=[.L120]+[.M119]" office:value-type="float" office:value="236.0014296875" calcext:value-type="float">
            <text:p>236.0014</text:p>
          </table:table-cell>
          <table:table-cell table:style-name="ce8" table:formula="of:=[.M120]-2*([.$B120]-1)" office:value-type="float" office:value="0.00142968750006389" calcext:value-type="float">
            <text:p>0.0014296875</text:p>
          </table:table-cell>
          <table:table-cell table:style-name="Default" office:value-type="float" office:value="63625441327258.2" calcext:value-type="float">
            <text:p>63625441327258.2</text:p>
          </table:table-cell>
          <table:table-cell table:style-name="ce4" table:formula="of:=([.O120]-[.O119])/1000" office:value-type="float" office:value="1.9996875" calcext:value-type="float">
            <text:p>1.9997</text:p>
          </table:table-cell>
          <table:table-cell table:style-name="ce4" table:formula="of:=[.P120]+[.Q119]" office:value-type="float" office:value="235.999109375" calcext:value-type="float">
            <text:p>235.9991</text:p>
          </table:table-cell>
          <table:table-cell table:style-name="ce9" table:formula="of:=[.Q120]-2*([.$B120]-1)" office:value-type="float" office:value="-0.000890624999925649" calcext:value-type="float">
            <text:p>-0.000890625</text:p>
          </table:table-cell>
          <table:table-cell table:style-name="Default" office:value-type="float" office:value="63625441826391.6" calcext:value-type="float">
            <text:p>63625441826391.6</text:p>
          </table:table-cell>
          <table:table-cell table:style-name="ce4" table:formula="of:=([.S120]-[.S119])/1000" office:value-type="float" office:value="2.0000546875" calcext:value-type="float">
            <text:p>2.0001</text:p>
          </table:table-cell>
          <table:table-cell table:style-name="ce4" table:formula="of:=[.T120]+[.U119]" office:value-type="float" office:value="236.000265625" calcext:value-type="float">
            <text:p>236.0003</text:p>
          </table:table-cell>
          <table:table-cell table:style-name="ce10" table:formula="of:=[.U120]-2*([.$B120]-1)" office:value-type="float" office:value="0.000265624999997272" calcext:value-type="float">
            <text:p>0.000265625</text:p>
          </table:table-cell>
          <table:table-cell table:style-name="Default" office:value-type="float" office:value="63625442316061.5" calcext:value-type="float">
            <text:p>63625442316061.5</text:p>
          </table:table-cell>
          <table:table-cell table:style-name="ce4" table:formula="of:=([.W120]-[.W119])/1000" office:value-type="float" office:value="2.00003125" calcext:value-type="float">
            <text:p>2.0000</text:p>
          </table:table-cell>
          <table:table-cell table:style-name="ce4" table:formula="of:=[.X120]+[.Y119]" office:value-type="float" office:value="235.998640625" calcext:value-type="float">
            <text:p>235.9986</text:p>
          </table:table-cell>
          <table:table-cell table:style-name="ce11" table:formula="of:=[.Y120]-2*([.$B120]-1)" office:value-type="float" office:value="-0.00135937500010641" calcext:value-type="float">
            <text:p>-0.001359375</text:p>
          </table:table-cell>
          <table:table-cell table:style-name="Default" office:value-type="float" office:value="63625442793930.4" calcext:value-type="float">
            <text:p>63625442793930.4</text:p>
          </table:table-cell>
          <table:table-cell table:style-name="ce4" table:formula="of:=([.AA120]-[.AA119])/1000" office:value-type="float" office:value="2.0007734375" calcext:value-type="float">
            <text:p>2.0008</text:p>
          </table:table-cell>
          <table:table-cell table:style-name="ce4" table:formula="of:=[.AB120]+[.AC119]" office:value-type="float" office:value="235.99928125" calcext:value-type="float">
            <text:p>235.9993</text:p>
          </table:table-cell>
          <table:table-cell table:style-name="ce12" table:formula="of:=[.AC120]-2*([.$B120]-1)" office:value-type="float" office:value="-0.000718749999975898" calcext:value-type="float">
            <text:p>-0.00071875</text:p>
          </table:table-cell>
          <table:table-cell table:style-name="Default" office:value-type="float" office:value="63625443255817.7" calcext:value-type="float">
            <text:p>63625443255817.7</text:p>
          </table:table-cell>
          <table:table-cell table:style-name="ce4" table:formula="of:=([.AE120]-[.AE119])/1000" office:value-type="float" office:value="1.999140625" calcext:value-type="float">
            <text:p>1.9991</text:p>
          </table:table-cell>
          <table:table-cell table:style-name="ce4" table:formula="of:=[.AF120]+[.AG119]" office:value-type="float" office:value="235.9997421875" calcext:value-type="float">
            <text:p>235.9997</text:p>
          </table:table-cell>
          <table:table-cell table:style-name="ce13" table:formula="of:=[.AG120]-2*([.$B120]-1)" office:value-type="float" office:value="-0.000257812499881993" calcext:value-type="float">
            <text:p>-0.0002578125</text:p>
          </table:table-cell>
          <table:table-cell table:style-name="Default" office:value-type="float" office:value="63625443719608.3" calcext:value-type="float">
            <text:p>63625443719608.3</text:p>
          </table:table-cell>
          <table:table-cell table:style-name="ce4" table:formula="of:=([.AI120]-[.AI119])/1000" office:value-type="float" office:value="1.9984296875" calcext:value-type="float">
            <text:p>1.9984</text:p>
          </table:table-cell>
          <table:table-cell table:style-name="ce4" table:formula="of:=[.AJ120]+[.AK119]" office:value-type="float" office:value="236.0002109375" calcext:value-type="float">
            <text:p>236.0002</text:p>
          </table:table-cell>
          <table:table-cell table:style-name="ce14" table:formula="of:=[.AK120]-2*([.$B120]-1)" office:value-type="float" office:value="0.000210937499900865" calcext:value-type="float">
            <text:p>0.0002109375</text:p>
          </table:table-cell>
          <table:table-cell table:style-name="Default" office:value-type="float" office:value="63625444195902.4" calcext:value-type="float">
            <text:p>63625444195902.4</text:p>
          </table:table-cell>
          <table:table-cell table:style-name="ce4" table:formula="of:=([.AM120]-[.AM119])/1000" office:value-type="float" office:value="1.999609375" calcext:value-type="float">
            <text:p>1.9996</text:p>
          </table:table-cell>
          <table:table-cell table:style-name="ce4" table:formula="of:=[.AN120]+[.AO119]" office:value-type="float" office:value="236.001484375" calcext:value-type="float">
            <text:p>236.0015</text:p>
          </table:table-cell>
          <table:table-cell table:style-name="ce15" table:formula="of:=[.AO120]-2*([.$B120]-1)" office:value-type="float" office:value="0.00148437500004661" calcext:value-type="float">
            <text:p>0.001484375</text:p>
          </table:table-cell>
          <table:table-cell table:style-name="Default" office:value-type="float" office:value="63625444658226.2" calcext:value-type="float">
            <text:p>63625444658226.2</text:p>
          </table:table-cell>
          <table:table-cell table:style-name="ce4" table:formula="of:=([.AQ120]-[.AQ119])/1000" office:value-type="float" office:value="1.998140625" calcext:value-type="float">
            <text:p>1.9981</text:p>
          </table:table-cell>
          <table:table-cell table:style-name="ce4" table:formula="of:=[.AR120]+[.AS119]" office:value-type="float" office:value="235.9983203125" calcext:value-type="float">
            <text:p>235.9983</text:p>
          </table:table-cell>
          <table:table-cell table:style-name="ce16" table:formula="of:=[.AS120]-2*([.$B120]-1)" office:value-type="float" office:value="-0.00167968750002956" calcext:value-type="float">
            <text:p>-0.0016796875</text:p>
          </table:table-cell>
          <table:table-cell table:style-name="Default" office:value-type="float" office:value="63625445128871.5" calcext:value-type="float">
            <text:p>63625445128871.5</text:p>
          </table:table-cell>
          <table:table-cell table:style-name="ce4" table:formula="of:=([.AU120]-[.AU119])/1000" office:value-type="float" office:value="1.9993125" calcext:value-type="float">
            <text:p>1.9993</text:p>
          </table:table-cell>
          <table:table-cell table:style-name="ce4" table:formula="of:=[.AV120]+[.AW119]" office:value-type="float" office:value="235.9983984375" calcext:value-type="float">
            <text:p>235.9984</text:p>
          </table:table-cell>
          <table:table-cell table:style-name="ce17" table:formula="of:=[.AW120]-2*([.$B120]-1)" office:value-type="float" office:value="-0.00160156250001364" calcext:value-type="float">
            <text:p>-0.0016015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120" calcext:value-type="float">
            <text:p>120</text:p>
          </table:table-cell>
          <table:table-cell office:value-type="float" office:value="63625439719835.8" calcext:value-type="float">
            <text:p>63625439719835.8</text:p>
          </table:table-cell>
          <table:table-cell table:formula="of:=([.C121]-[.C120])/1000" office:value-type="float" office:value="2.001125" calcext:value-type="float">
            <text:p>2.0011</text:p>
          </table:table-cell>
          <table:table-cell table:formula="of:=[.D121]+[.E120]" office:value-type="float" office:value="238.00140625" calcext:value-type="float">
            <text:p>238.0014</text:p>
          </table:table-cell>
          <table:table-cell table:style-name="ce6" table:formula="of:=[.E121]-2*([.$B121]-1)" office:value-type="float" office:value="0.0014062500000307" calcext:value-type="float">
            <text:p>0.00140625</text:p>
          </table:table-cell>
          <table:table-cell table:style-name="Default" office:value-type="float" office:value="63625440382560.9" calcext:value-type="float">
            <text:p>63625440382560.9</text:p>
          </table:table-cell>
          <table:table-cell table:style-name="ce4" table:formula="of:=([.G121]-[.G120])/1000" office:value-type="float" office:value="1.9999375" calcext:value-type="float">
            <text:p>1.9999</text:p>
          </table:table-cell>
          <table:table-cell table:style-name="ce4" table:formula="of:=[.H121]+[.I120]" office:value-type="float" office:value="238.0015078125" calcext:value-type="float">
            <text:p>238.0015</text:p>
          </table:table-cell>
          <table:table-cell table:style-name="ce7" table:formula="of:=[.I121]-2*([.$B121]-1)" office:value-type="float" office:value="0.0015078124999377" calcext:value-type="float">
            <text:p>0.0015078125</text:p>
          </table:table-cell>
          <table:table-cell table:style-name="Default" office:value-type="float" office:value="63625440852529" calcext:value-type="float">
            <text:p>63625440852529</text:p>
          </table:table-cell>
          <table:table-cell table:style-name="ce4" table:formula="of:=([.K121]-[.K120])/1000" office:value-type="float" office:value="2.0003203125" calcext:value-type="float">
            <text:p>2.0003</text:p>
          </table:table-cell>
          <table:table-cell table:style-name="ce4" table:formula="of:=[.L121]+[.M120]" office:value-type="float" office:value="238.00175" calcext:value-type="float">
            <text:p>238.0018</text:p>
          </table:table-cell>
          <table:table-cell table:style-name="ce8" table:formula="of:=[.M121]-2*([.$B121]-1)" office:value-type="float" office:value="0.0017500000000723" calcext:value-type="float">
            <text:p>0.00175</text:p>
          </table:table-cell>
          <table:table-cell table:style-name="Default" office:value-type="float" office:value="63625441329260" calcext:value-type="float">
            <text:p>63625441329260</text:p>
          </table:table-cell>
          <table:table-cell table:style-name="ce4" table:formula="of:=([.O121]-[.O120])/1000" office:value-type="float" office:value="2.0017578125" calcext:value-type="float">
            <text:p>2.0018</text:p>
          </table:table-cell>
          <table:table-cell table:style-name="ce4" table:formula="of:=[.P121]+[.Q120]" office:value-type="float" office:value="238.0008671875" calcext:value-type="float">
            <text:p>238.0009</text:p>
          </table:table-cell>
          <table:table-cell table:style-name="ce9" table:formula="of:=[.Q121]-2*([.$B121]-1)" office:value-type="float" office:value="0.000867187500062983" calcext:value-type="float">
            <text:p>0.0008671875</text:p>
          </table:table-cell>
          <table:table-cell table:style-name="Default" office:value-type="float" office:value="63625441828392.3" calcext:value-type="float">
            <text:p>63625441828392.3</text:p>
          </table:table-cell>
          <table:table-cell table:style-name="ce4" table:formula="of:=([.S121]-[.S120])/1000" office:value-type="float" office:value="2.0007265625" calcext:value-type="float">
            <text:p>2.0007</text:p>
          </table:table-cell>
          <table:table-cell table:style-name="ce4" table:formula="of:=[.T121]+[.U120]" office:value-type="float" office:value="238.0009921875" calcext:value-type="float">
            <text:p>238.0010</text:p>
          </table:table-cell>
          <table:table-cell table:style-name="ce10" table:formula="of:=[.U121]-2*([.$B121]-1)" office:value-type="float" office:value="0.000992187500003183" calcext:value-type="float">
            <text:p>0.0009921875</text:p>
          </table:table-cell>
          <table:table-cell table:style-name="Default" office:value-type="float" office:value="63625442318064.5" calcext:value-type="float">
            <text:p>63625442318064.5</text:p>
          </table:table-cell>
          <table:table-cell table:style-name="ce4" table:formula="of:=([.W121]-[.W120])/1000" office:value-type="float" office:value="2.0030078125" calcext:value-type="float">
            <text:p>2.0030</text:p>
          </table:table-cell>
          <table:table-cell table:style-name="ce4" table:formula="of:=[.X121]+[.Y120]" office:value-type="float" office:value="238.0016484375" calcext:value-type="float">
            <text:p>238.0016</text:p>
          </table:table-cell>
          <table:table-cell table:style-name="ce11" table:formula="of:=[.Y121]-2*([.$B121]-1)" office:value-type="float" office:value="0.00164843749988108" calcext:value-type="float">
            <text:p>0.0016484375</text:p>
          </table:table-cell>
          <table:table-cell table:style-name="Default" office:value-type="float" office:value="63625442795930.2" calcext:value-type="float">
            <text:p>63625442795930.2</text:p>
          </table:table-cell>
          <table:table-cell table:style-name="ce4" table:formula="of:=([.AA121]-[.AA120])/1000" office:value-type="float" office:value="1.9998203125" calcext:value-type="float">
            <text:p>1.9998</text:p>
          </table:table-cell>
          <table:table-cell table:style-name="ce4" table:formula="of:=[.AB121]+[.AC120]" office:value-type="float" office:value="237.9991015625" calcext:value-type="float">
            <text:p>237.9991</text:p>
          </table:table-cell>
          <table:table-cell table:style-name="ce12" table:formula="of:=[.AC121]-2*([.$B121]-1)" office:value-type="float" office:value="-0.000898437499984084" calcext:value-type="float">
            <text:p>-0.0008984375</text:p>
          </table:table-cell>
          <table:table-cell table:style-name="Default" office:value-type="float" office:value="63625443257818.2" calcext:value-type="float">
            <text:p>63625443257818.2</text:p>
          </table:table-cell>
          <table:table-cell table:style-name="ce4" table:formula="of:=([.AE121]-[.AE120])/1000" office:value-type="float" office:value="2.0004453125" calcext:value-type="float">
            <text:p>2.0004</text:p>
          </table:table-cell>
          <table:table-cell table:style-name="ce4" table:formula="of:=[.AF121]+[.AG120]" office:value-type="float" office:value="238.0001875" calcext:value-type="float">
            <text:p>238.0002</text:p>
          </table:table-cell>
          <table:table-cell table:style-name="ce13" table:formula="of:=[.AG121]-2*([.$B121]-1)" office:value-type="float" office:value="0.000187500000123464" calcext:value-type="float">
            <text:p>0.0001875</text:p>
          </table:table-cell>
          <table:table-cell table:style-name="Default" office:value-type="float" office:value="63625443721608" calcext:value-type="float">
            <text:p>63625443721608</text:p>
          </table:table-cell>
          <table:table-cell table:style-name="ce4" table:formula="of:=([.AI121]-[.AI120])/1000" office:value-type="float" office:value="1.9996953125" calcext:value-type="float">
            <text:p>1.9997</text:p>
          </table:table-cell>
          <table:table-cell table:style-name="ce4" table:formula="of:=[.AJ121]+[.AK120]" office:value-type="float" office:value="237.99990625" calcext:value-type="float">
            <text:p>237.9999</text:p>
          </table:table-cell>
          <table:table-cell table:style-name="ce14" table:formula="of:=[.AK121]-2*([.$B121]-1)" office:value-type="float" office:value="-0.0000937500001043645" calcext:value-type="float">
            <text:p>-0.00009375</text:p>
          </table:table-cell>
          <table:table-cell table:style-name="Default" office:value-type="float" office:value="63625444197899.6" calcext:value-type="float">
            <text:p>63625444197899.6</text:p>
          </table:table-cell>
          <table:table-cell table:style-name="ce4" table:formula="of:=([.AM121]-[.AM120])/1000" office:value-type="float" office:value="1.997234375" calcext:value-type="float">
            <text:p>1.9972</text:p>
          </table:table-cell>
          <table:table-cell table:style-name="ce4" table:formula="of:=[.AN121]+[.AO120]" office:value-type="float" office:value="237.99871875" calcext:value-type="float">
            <text:p>237.9987</text:p>
          </table:table-cell>
          <table:table-cell table:style-name="ce15" table:formula="of:=[.AO121]-2*([.$B121]-1)" office:value-type="float" office:value="-0.00128124999994839" calcext:value-type="float">
            <text:p>-0.00128125</text:p>
          </table:table-cell>
          <table:table-cell table:style-name="Default" office:value-type="float" office:value="63625444660227.4" calcext:value-type="float">
            <text:p>63625444660227.4</text:p>
          </table:table-cell>
          <table:table-cell table:style-name="ce4" table:formula="of:=([.AQ121]-[.AQ120])/1000" office:value-type="float" office:value="2.0012265625" calcext:value-type="float">
            <text:p>2.0012</text:p>
          </table:table-cell>
          <table:table-cell table:style-name="ce4" table:formula="of:=[.AR121]+[.AS120]" office:value-type="float" office:value="237.999546875" calcext:value-type="float">
            <text:p>237.9995</text:p>
          </table:table-cell>
          <table:table-cell table:style-name="ce16" table:formula="of:=[.AS121]-2*([.$B121]-1)" office:value-type="float" office:value="-0.00045312500003547" calcext:value-type="float">
            <text:p>-0.000453125</text:p>
          </table:table-cell>
          <table:table-cell table:style-name="Default" office:value-type="float" office:value="63625445130871.2" calcext:value-type="float">
            <text:p>63625445130871.2</text:p>
          </table:table-cell>
          <table:table-cell table:style-name="ce4" table:formula="of:=([.AU121]-[.AU120])/1000" office:value-type="float" office:value="1.9997734375" calcext:value-type="float">
            <text:p>1.9998</text:p>
          </table:table-cell>
          <table:table-cell table:style-name="ce4" table:formula="of:=[.AV121]+[.AW120]" office:value-type="float" office:value="237.998171875" calcext:value-type="float">
            <text:p>237.9982</text:p>
          </table:table-cell>
          <table:table-cell table:style-name="ce17" table:formula="of:=[.AW121]-2*([.$B121]-1)" office:value-type="float" office:value="-0.00182812500000296" calcext:value-type="float">
            <text:p>-0.001828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121" calcext:value-type="float">
            <text:p>121</text:p>
          </table:table-cell>
          <table:table-cell office:value-type="float" office:value="63625439721833.3" calcext:value-type="float">
            <text:p>63625439721833.3</text:p>
          </table:table-cell>
          <table:table-cell table:formula="of:=([.C122]-[.C121])/1000" office:value-type="float" office:value="1.997515625" calcext:value-type="float">
            <text:p>1.9975</text:p>
          </table:table-cell>
          <table:table-cell table:formula="of:=[.D122]+[.E121]" office:value-type="float" office:value="239.998921875" calcext:value-type="float">
            <text:p>239.9989</text:p>
          </table:table-cell>
          <table:table-cell table:style-name="ce6" table:formula="of:=[.E122]-2*([.$B122]-1)" office:value-type="float" office:value="-0.00107812499996385" calcext:value-type="float">
            <text:p>-0.001078125</text:p>
          </table:table-cell>
          <table:table-cell table:style-name="Default" office:value-type="float" office:value="63625440384558" calcext:value-type="float">
            <text:p>63625440384558</text:p>
          </table:table-cell>
          <table:table-cell table:style-name="ce4" table:formula="of:=([.G122]-[.G121])/1000" office:value-type="float" office:value="1.99703125" calcext:value-type="float">
            <text:p>1.9970</text:p>
          </table:table-cell>
          <table:table-cell table:style-name="ce4" table:formula="of:=[.H122]+[.I121]" office:value-type="float" office:value="239.9985390625" calcext:value-type="float">
            <text:p>239.9985</text:p>
          </table:table-cell>
          <table:table-cell table:style-name="ce7" table:formula="of:=[.I122]-2*([.$B122]-1)" office:value-type="float" office:value="-0.00146093750007026" calcext:value-type="float">
            <text:p>-0.0014609375</text:p>
          </table:table-cell>
          <table:table-cell table:style-name="Default" office:value-type="float" office:value="63625440854525.6" calcext:value-type="float">
            <text:p>63625440854525.6</text:p>
          </table:table-cell>
          <table:table-cell table:style-name="ce4" table:formula="of:=([.K122]-[.K121])/1000" office:value-type="float" office:value="1.99653125" calcext:value-type="float">
            <text:p>1.9965</text:p>
          </table:table-cell>
          <table:table-cell table:style-name="ce4" table:formula="of:=[.L122]+[.M121]" office:value-type="float" office:value="239.99828125" calcext:value-type="float">
            <text:p>239.9983</text:p>
          </table:table-cell>
          <table:table-cell table:style-name="ce8" table:formula="of:=[.M122]-2*([.$B122]-1)" office:value-type="float" office:value="-0.00171874999992383" calcext:value-type="float">
            <text:p>-0.00171875</text:p>
          </table:table-cell>
          <table:table-cell table:style-name="Default" office:value-type="float" office:value="63625441331259.9" calcext:value-type="float">
            <text:p>63625441331259.9</text:p>
          </table:table-cell>
          <table:table-cell table:style-name="ce4" table:formula="of:=([.O122]-[.O121])/1000" office:value-type="float" office:value="1.99996875" calcext:value-type="float">
            <text:p>2.0000</text:p>
          </table:table-cell>
          <table:table-cell table:style-name="ce4" table:formula="of:=[.P122]+[.Q121]" office:value-type="float" office:value="240.0008359375" calcext:value-type="float">
            <text:p>240.0008</text:p>
          </table:table-cell>
          <table:table-cell table:style-name="ce9" table:formula="of:=[.Q122]-2*([.$B122]-1)" office:value-type="float" office:value="0.000835937500056616" calcext:value-type="float">
            <text:p>0.0008359375</text:p>
          </table:table-cell>
          <table:table-cell table:style-name="Default" office:value-type="float" office:value="63625441830390" calcext:value-type="float">
            <text:p>63625441830390</text:p>
          </table:table-cell>
          <table:table-cell table:style-name="ce4" table:formula="of:=([.S122]-[.S121])/1000" office:value-type="float" office:value="1.9976953125" calcext:value-type="float">
            <text:p>1.9977</text:p>
          </table:table-cell>
          <table:table-cell table:style-name="ce4" table:formula="of:=[.T122]+[.U121]" office:value-type="float" office:value="239.9986875" calcext:value-type="float">
            <text:p>239.9987</text:p>
          </table:table-cell>
          <table:table-cell table:style-name="ce10" table:formula="of:=[.U122]-2*([.$B122]-1)" office:value-type="float" office:value="-0.00131249999998317" calcext:value-type="float">
            <text:p>-0.0013125</text:p>
          </table:table-cell>
          <table:table-cell table:style-name="Default" office:value-type="float" office:value="63625442320061.9" calcext:value-type="float">
            <text:p>63625442320061.9</text:p>
          </table:table-cell>
          <table:table-cell table:style-name="ce4" table:formula="of:=([.W122]-[.W121])/1000" office:value-type="float" office:value="1.997421875" calcext:value-type="float">
            <text:p>1.9974</text:p>
          </table:table-cell>
          <table:table-cell table:style-name="ce4" table:formula="of:=[.X122]+[.Y121]" office:value-type="float" office:value="239.9990703125" calcext:value-type="float">
            <text:p>239.9991</text:p>
          </table:table-cell>
          <table:table-cell table:style-name="ce11" table:formula="of:=[.Y122]-2*([.$B122]-1)" office:value-type="float" office:value="-0.000929687500132559" calcext:value-type="float">
            <text:p>-0.0009296875</text:p>
          </table:table-cell>
          <table:table-cell table:style-name="Default" office:value-type="float" office:value="63625442797929.8" calcext:value-type="float">
            <text:p>63625442797929.8</text:p>
          </table:table-cell>
          <table:table-cell table:style-name="ce4" table:formula="of:=([.AA122]-[.AA121])/1000" office:value-type="float" office:value="1.999625" calcext:value-type="float">
            <text:p>1.9996</text:p>
          </table:table-cell>
          <table:table-cell table:style-name="ce4" table:formula="of:=[.AB122]+[.AC121]" office:value-type="float" office:value="239.9987265625" calcext:value-type="float">
            <text:p>239.9987</text:p>
          </table:table-cell>
          <table:table-cell table:style-name="ce12" table:formula="of:=[.AC122]-2*([.$B122]-1)" office:value-type="float" office:value="-0.00127343749997522" calcext:value-type="float">
            <text:p>-0.0012734375</text:p>
          </table:table-cell>
          <table:table-cell table:style-name="Default" office:value-type="float" office:value="63625443259817.4" calcext:value-type="float">
            <text:p>63625443259817.4</text:p>
          </table:table-cell>
          <table:table-cell table:style-name="ce4" table:formula="of:=([.AE122]-[.AE121])/1000" office:value-type="float" office:value="1.99921875" calcext:value-type="float">
            <text:p>1.9992</text:p>
          </table:table-cell>
          <table:table-cell table:style-name="ce4" table:formula="of:=[.AF122]+[.AG121]" office:value-type="float" office:value="239.99940625" calcext:value-type="float">
            <text:p>239.9994</text:p>
          </table:table-cell>
          <table:table-cell table:style-name="ce13" table:formula="of:=[.AG122]-2*([.$B122]-1)" office:value-type="float" office:value="-0.000593749999865167" calcext:value-type="float">
            <text:p>-0.00059375</text:p>
          </table:table-cell>
          <table:table-cell table:style-name="Default" office:value-type="float" office:value="63625443723607.9" calcext:value-type="float">
            <text:p>63625443723607.9</text:p>
          </table:table-cell>
          <table:table-cell table:style-name="ce4" table:formula="of:=([.AI122]-[.AI121])/1000" office:value-type="float" office:value="1.999953125" calcext:value-type="float">
            <text:p>2.0000</text:p>
          </table:table-cell>
          <table:table-cell table:style-name="ce4" table:formula="of:=[.AJ122]+[.AK121]" office:value-type="float" office:value="239.999859375" calcext:value-type="float">
            <text:p>239.9999</text:p>
          </table:table-cell>
          <table:table-cell table:style-name="ce14" table:formula="of:=[.AK122]-2*([.$B122]-1)" office:value-type="float" office:value="-0.000140625000113914" calcext:value-type="float">
            <text:p>-0.000140625</text:p>
          </table:table-cell>
          <table:table-cell table:style-name="Default" office:value-type="float" office:value="63625444199899.2" calcext:value-type="float">
            <text:p>63625444199899.2</text:p>
          </table:table-cell>
          <table:table-cell table:style-name="ce4" table:formula="of:=([.AM122]-[.AM121])/1000" office:value-type="float" office:value="1.9995703125" calcext:value-type="float">
            <text:p>1.9996</text:p>
          </table:table-cell>
          <table:table-cell table:style-name="ce4" table:formula="of:=[.AN122]+[.AO121]" office:value-type="float" office:value="239.9982890625" calcext:value-type="float">
            <text:p>239.9983</text:p>
          </table:table-cell>
          <table:table-cell table:style-name="ce15" table:formula="of:=[.AO122]-2*([.$B122]-1)" office:value-type="float" office:value="-0.00171093749995066" calcext:value-type="float">
            <text:p>-0.0017109375</text:p>
          </table:table-cell>
          <table:table-cell table:style-name="Default" office:value-type="float" office:value="63625444662227.4" calcext:value-type="float">
            <text:p>63625444662227.4</text:p>
          </table:table-cell>
          <table:table-cell table:style-name="ce4" table:formula="of:=([.AQ122]-[.AQ121])/1000" office:value-type="float" office:value="1.9999453125" calcext:value-type="float">
            <text:p>1.9999</text:p>
          </table:table-cell>
          <table:table-cell table:style-name="ce4" table:formula="of:=[.AR122]+[.AS121]" office:value-type="float" office:value="239.9994921875" calcext:value-type="float">
            <text:p>239.9995</text:p>
          </table:table-cell>
          <table:table-cell table:style-name="ce16" table:formula="of:=[.AS122]-2*([.$B122]-1)" office:value-type="float" office:value="-0.000507812500046612" calcext:value-type="float">
            <text:p>-0.0005078125</text:p>
          </table:table-cell>
          <table:table-cell table:style-name="Default" office:value-type="float" office:value="63625445132874" calcext:value-type="float">
            <text:p>63625445132874</text:p>
          </table:table-cell>
          <table:table-cell table:style-name="ce4" table:formula="of:=([.AU122]-[.AU121])/1000" office:value-type="float" office:value="2.00275" calcext:value-type="float">
            <text:p>2.0028</text:p>
          </table:table-cell>
          <table:table-cell table:style-name="ce4" table:formula="of:=[.AV122]+[.AW121]" office:value-type="float" office:value="240.000921875" calcext:value-type="float">
            <text:p>240.0009</text:p>
          </table:table-cell>
          <table:table-cell table:style-name="ce17" table:formula="of:=[.AW122]-2*([.$B122]-1)" office:value-type="float" office:value="0.000921874999988859" calcext:value-type="float">
            <text:p>0.000921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prompt 10</text:p>
          </table:table-cell>
          <table:table-cell table:style-name="ce3" office:value-type="float" office:value="122" calcext:value-type="float">
            <text:p>122</text:p>
          </table:table-cell>
          <table:table-cell office:value-type="float" office:value="63625439723834.1" calcext:value-type="float">
            <text:p>63625439723834.1</text:p>
          </table:table-cell>
          <table:table-cell table:formula="of:=([.C123]-[.C122])/1000" office:value-type="float" office:value="2.000875" calcext:value-type="float">
            <text:p>2.0009</text:p>
          </table:table-cell>
          <table:table-cell table:formula="of:=[.D123]+[.E122]" office:value-type="float" office:value="241.999796875" calcext:value-type="float">
            <text:p>241.9998</text:p>
          </table:table-cell>
          <table:table-cell table:style-name="ce6" table:formula="of:=[.E123]-2*([.$B123]-1)" office:value-type="float" office:value="-0.000203124999956117" calcext:value-type="float">
            <text:p>-0.000203125</text:p>
          </table:table-cell>
          <table:table-cell table:style-name="Default" office:value-type="float" office:value="63625440386561.2" calcext:value-type="float">
            <text:p>63625440386561.2</text:p>
          </table:table-cell>
          <table:table-cell table:style-name="ce4" table:formula="of:=([.G123]-[.G122])/1000" office:value-type="float" office:value="2.0032421875" calcext:value-type="float">
            <text:p>2.0032</text:p>
          </table:table-cell>
          <table:table-cell table:style-name="ce4" table:formula="of:=[.H123]+[.I122]" office:value-type="float" office:value="242.00178125" calcext:value-type="float">
            <text:p>242.0018</text:p>
          </table:table-cell>
          <table:table-cell table:style-name="ce7" table:formula="of:=[.I123]-2*([.$B123]-1)" office:value-type="float" office:value="0.00178124999993656" calcext:value-type="float">
            <text:p>0.00178125</text:p>
          </table:table-cell>
          <table:table-cell table:style-name="Default" office:value-type="float" office:value="63625440856526.6" calcext:value-type="float">
            <text:p>63625440856526.6</text:p>
          </table:table-cell>
          <table:table-cell table:style-name="ce4" table:formula="of:=([.K123]-[.K122])/1000" office:value-type="float" office:value="2.001078125" calcext:value-type="float">
            <text:p>2.0011</text:p>
          </table:table-cell>
          <table:table-cell table:style-name="ce4" table:formula="of:=[.L123]+[.M122]" office:value-type="float" office:value="241.999359375" calcext:value-type="float">
            <text:p>241.9994</text:p>
          </table:table-cell>
          <table:table-cell table:style-name="ce8" table:formula="of:=[.M123]-2*([.$B123]-1)" office:value-type="float" office:value="-0.000640624999931561" calcext:value-type="float">
            <text:p>-0.000640625</text:p>
          </table:table-cell>
          <table:table-cell table:style-name="Default" office:value-type="float" office:value="63625441333258.4" calcext:value-type="float">
            <text:p>63625441333258.4</text:p>
          </table:table-cell>
          <table:table-cell table:style-name="ce4" table:formula="of:=([.O123]-[.O122])/1000" office:value-type="float" office:value="1.9984453125" calcext:value-type="float">
            <text:p>1.9984</text:p>
          </table:table-cell>
          <table:table-cell table:style-name="ce4" table:formula="of:=[.P123]+[.Q122]" office:value-type="float" office:value="241.99928125" calcext:value-type="float">
            <text:p>241.9993</text:p>
          </table:table-cell>
          <table:table-cell table:style-name="ce9" table:formula="of:=[.Q123]-2*([.$B123]-1)" office:value-type="float" office:value="-0.000718749999947477" calcext:value-type="float">
            <text:p>-0.00071875</text:p>
          </table:table-cell>
          <table:table-cell table:style-name="Default" office:value-type="float" office:value="63625441832391.7" calcext:value-type="float">
            <text:p>63625441832391.7</text:p>
          </table:table-cell>
          <table:table-cell table:style-name="ce4" table:formula="of:=([.S123]-[.S122])/1000" office:value-type="float" office:value="2.00175" calcext:value-type="float">
            <text:p>2.0018</text:p>
          </table:table-cell>
          <table:table-cell table:style-name="ce4" table:formula="of:=[.T123]+[.U122]" office:value-type="float" office:value="242.0004375" calcext:value-type="float">
            <text:p>242.0004</text:p>
          </table:table-cell>
          <table:table-cell table:style-name="ce10" table:formula="of:=[.U123]-2*([.$B123]-1)" office:value-type="float" office:value="0.000437500000003865" calcext:value-type="float">
            <text:p>0.0004375</text:p>
          </table:table-cell>
          <table:table-cell table:style-name="Default" office:value-type="float" office:value="63625442322061.6" calcext:value-type="float">
            <text:p>63625442322061.6</text:p>
          </table:table-cell>
          <table:table-cell table:style-name="ce4" table:formula="of:=([.W123]-[.W122])/1000" office:value-type="float" office:value="1.999640625" calcext:value-type="float">
            <text:p>1.9996</text:p>
          </table:table-cell>
          <table:table-cell table:style-name="ce4" table:formula="of:=[.X123]+[.Y122]" office:value-type="float" office:value="241.9987109375" calcext:value-type="float">
            <text:p>241.9987</text:p>
          </table:table-cell>
          <table:table-cell table:style-name="ce11" table:formula="of:=[.Y123]-2*([.$B123]-1)" office:value-type="float" office:value="-0.00128906250012051" calcext:value-type="float">
            <text:p>-0.0012890625</text:p>
          </table:table-cell>
          <table:table-cell table:style-name="Default" office:value-type="float" office:value="63625442799930.2" calcext:value-type="float">
            <text:p>63625442799930.2</text:p>
          </table:table-cell>
          <table:table-cell table:style-name="ce4" table:formula="of:=([.AA123]-[.AA122])/1000" office:value-type="float" office:value="2.0003515625" calcext:value-type="float">
            <text:p>2.0004</text:p>
          </table:table-cell>
          <table:table-cell table:style-name="ce4" table:formula="of:=[.AB123]+[.AC122]" office:value-type="float" office:value="241.999078125" calcext:value-type="float">
            <text:p>241.9991</text:p>
          </table:table-cell>
          <table:table-cell table:style-name="ce12" table:formula="of:=[.AC123]-2*([.$B123]-1)" office:value-type="float" office:value="-0.000921874999988859" calcext:value-type="float">
            <text:p>-0.000921875</text:p>
          </table:table-cell>
          <table:table-cell table:style-name="Default" office:value-type="float" office:value="63625443261818.8" calcext:value-type="float">
            <text:p>63625443261818.8</text:p>
          </table:table-cell>
          <table:table-cell table:style-name="ce4" table:formula="of:=([.AE123]-[.AE122])/1000" office:value-type="float" office:value="2.0013671875" calcext:value-type="float">
            <text:p>2.0014</text:p>
          </table:table-cell>
          <table:table-cell table:style-name="ce4" table:formula="of:=[.AF123]+[.AG122]" office:value-type="float" office:value="242.0007734375" calcext:value-type="float">
            <text:p>242.0008</text:p>
          </table:table-cell>
          <table:table-cell table:style-name="ce13" table:formula="of:=[.AG123]-2*([.$B123]-1)" office:value-type="float" office:value="0.000773437500129148" calcext:value-type="float">
            <text:p>0.0007734375</text:p>
          </table:table-cell>
          <table:table-cell table:style-name="Default" office:value-type="float" office:value="63625443725607.9" calcext:value-type="float">
            <text:p>63625443725607.9</text:p>
          </table:table-cell>
          <table:table-cell table:style-name="ce4" table:formula="of:=([.AI123]-[.AI122])/1000" office:value-type="float" office:value="1.99996875" calcext:value-type="float">
            <text:p>2.0000</text:p>
          </table:table-cell>
          <table:table-cell table:style-name="ce4" table:formula="of:=[.AJ123]+[.AK122]" office:value-type="float" office:value="241.999828125" calcext:value-type="float">
            <text:p>241.9998</text:p>
          </table:table-cell>
          <table:table-cell table:style-name="ce14" table:formula="of:=[.AK123]-2*([.$B123]-1)" office:value-type="float" office:value="-0.000171875000120281" calcext:value-type="float">
            <text:p>-0.000171875</text:p>
          </table:table-cell>
          <table:table-cell table:style-name="Default" office:value-type="float" office:value="63625444201899.7" calcext:value-type="float">
            <text:p>63625444201899.7</text:p>
          </table:table-cell>
          <table:table-cell table:style-name="ce4" table:formula="of:=([.AM123]-[.AM122])/1000" office:value-type="float" office:value="2.0004609375" calcext:value-type="float">
            <text:p>2.0005</text:p>
          </table:table-cell>
          <table:table-cell table:style-name="ce4" table:formula="of:=[.AN123]+[.AO122]" office:value-type="float" office:value="241.99875" calcext:value-type="float">
            <text:p>241.9988</text:p>
          </table:table-cell>
          <table:table-cell table:style-name="ce15" table:formula="of:=[.AO123]-2*([.$B123]-1)" office:value-type="float" office:value="-0.00124999999994202" calcext:value-type="float">
            <text:p>-0.00125</text:p>
          </table:table-cell>
          <table:table-cell table:style-name="Default" office:value-type="float" office:value="63625444664226.7" calcext:value-type="float">
            <text:p>63625444664226.7</text:p>
          </table:table-cell>
          <table:table-cell table:style-name="ce4" table:formula="of:=([.AQ123]-[.AQ122])/1000" office:value-type="float" office:value="1.999296875" calcext:value-type="float">
            <text:p>1.9993</text:p>
          </table:table-cell>
          <table:table-cell table:style-name="ce4" table:formula="of:=[.AR123]+[.AS122]" office:value-type="float" office:value="241.9987890625" calcext:value-type="float">
            <text:p>241.9988</text:p>
          </table:table-cell>
          <table:table-cell table:style-name="ce16" table:formula="of:=[.AS123]-2*([.$B123]-1)" office:value-type="float" office:value="-0.00121093750004775" calcext:value-type="float">
            <text:p>-0.0012109375</text:p>
          </table:table-cell>
          <table:table-cell table:style-name="Default" office:value-type="float" office:value="63625445134874.2" calcext:value-type="float">
            <text:p>63625445134874.2</text:p>
          </table:table-cell>
          <table:table-cell table:style-name="ce4" table:formula="of:=([.AU123]-[.AU122])/1000" office:value-type="float" office:value="2.000203125" calcext:value-type="float">
            <text:p>2.0002</text:p>
          </table:table-cell>
          <table:table-cell table:style-name="ce4" table:formula="of:=[.AV123]+[.AW122]" office:value-type="float" office:value="242.001125" calcext:value-type="float">
            <text:p>242.0011</text:p>
          </table:table-cell>
          <table:table-cell table:style-name="ce17" table:formula="of:=[.AW123]-2*([.$B123]-1)" office:value-type="float" office:value="0.00112500000000182" calcext:value-type="float">
            <text:p>0.001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rame</text:p>
          </table:table-cell>
          <table:table-cell table:style-name="ce3" office:value-type="float" office:value="123" calcext:value-type="float">
            <text:p>123</text:p>
          </table:table-cell>
          <table:table-cell office:value-type="float" office:value="63625439725832.8" calcext:value-type="float">
            <text:p>63625439725832.8</text:p>
          </table:table-cell>
          <table:table-cell table:formula="of:=([.C124]-[.C123])/1000" office:value-type="float" office:value="1.998640625" calcext:value-type="float">
            <text:p>1.9986</text:p>
          </table:table-cell>
          <table:table-cell table:formula="of:=[.D124]+[.E123]" office:value-type="float" office:value="243.9984375" calcext:value-type="float">
            <text:p>243.9984</text:p>
          </table:table-cell>
          <table:table-cell table:style-name="ce6" table:formula="of:=[.E124]-2*([.$B124]-1)" office:value-type="float" office:value="-0.00156249999994884" calcext:value-type="float">
            <text:p>-0.0015625</text:p>
          </table:table-cell>
          <table:table-cell table:style-name="Default" office:value-type="float" office:value="63625440388557.6" calcext:value-type="float">
            <text:p>63625440388557.6</text:p>
          </table:table-cell>
          <table:table-cell table:style-name="ce4" table:formula="of:=([.G124]-[.G123])/1000" office:value-type="float" office:value="1.9963828125" calcext:value-type="float">
            <text:p>1.9964</text:p>
          </table:table-cell>
          <table:table-cell table:style-name="ce4" table:formula="of:=[.H124]+[.I123]" office:value-type="float" office:value="243.9981640625" calcext:value-type="float">
            <text:p>243.9982</text:p>
          </table:table-cell>
          <table:table-cell table:style-name="ce7" table:formula="of:=[.I124]-2*([.$B124]-1)" office:value-type="float" office:value="-0.00183593750006139" calcext:value-type="float">
            <text:p>-0.0018359375</text:p>
          </table:table-cell>
          <table:table-cell table:style-name="Default" office:value-type="float" office:value="63625440858526.6" calcext:value-type="float">
            <text:p>63625440858526.6</text:p>
          </table:table-cell>
          <table:table-cell table:style-name="ce4" table:formula="of:=([.K124]-[.K123])/1000" office:value-type="float" office:value="1.9999609375" calcext:value-type="float">
            <text:p>2.0000</text:p>
          </table:table-cell>
          <table:table-cell table:style-name="ce4" table:formula="of:=[.L124]+[.M123]" office:value-type="float" office:value="243.9993203125" calcext:value-type="float">
            <text:p>243.9993</text:p>
          </table:table-cell>
          <table:table-cell table:style-name="ce8" table:formula="of:=[.M124]-2*([.$B124]-1)" office:value-type="float" office:value="-0.000679687499939519" calcext:value-type="float">
            <text:p>-0.0006796875</text:p>
          </table:table-cell>
          <table:table-cell table:style-name="Default" office:value-type="float" office:value="63625441335260.3" calcext:value-type="float">
            <text:p>63625441335260.3</text:p>
          </table:table-cell>
          <table:table-cell table:style-name="ce4" table:formula="of:=([.O124]-[.O123])/1000" office:value-type="float" office:value="2.0019375" calcext:value-type="float">
            <text:p>2.0019</text:p>
          </table:table-cell>
          <table:table-cell table:style-name="ce4" table:formula="of:=[.P124]+[.Q123]" office:value-type="float" office:value="244.00121875" calcext:value-type="float">
            <text:p>244.0012</text:p>
          </table:table-cell>
          <table:table-cell table:style-name="ce9" table:formula="of:=[.Q124]-2*([.$B124]-1)" office:value-type="float" office:value="0.00121875000004934" calcext:value-type="float">
            <text:p>0.00121875</text:p>
          </table:table-cell>
          <table:table-cell table:style-name="Default" office:value-type="float" office:value="63625441834390.2" calcext:value-type="float">
            <text:p>63625441834390.2</text:p>
          </table:table-cell>
          <table:table-cell table:style-name="ce4" table:formula="of:=([.S124]-[.S123])/1000" office:value-type="float" office:value="1.9984453125" calcext:value-type="float">
            <text:p>1.9984</text:p>
          </table:table-cell>
          <table:table-cell table:style-name="ce4" table:formula="of:=[.T124]+[.U123]" office:value-type="float" office:value="243.9988828125" calcext:value-type="float">
            <text:p>243.9989</text:p>
          </table:table-cell>
          <table:table-cell table:style-name="ce10" table:formula="of:=[.U124]-2*([.$B124]-1)" office:value-type="float" office:value="-0.00111718750000023" calcext:value-type="float">
            <text:p>-0.0011171875</text:p>
          </table:table-cell>
          <table:table-cell table:style-name="Default" office:value-type="float" office:value="63625442324063.5" calcext:value-type="float">
            <text:p>63625442324063.5</text:p>
          </table:table-cell>
          <table:table-cell table:style-name="ce4" table:formula="of:=([.W124]-[.W123])/1000" office:value-type="float" office:value="2.0018828125" calcext:value-type="float">
            <text:p>2.0019</text:p>
          </table:table-cell>
          <table:table-cell table:style-name="ce4" table:formula="of:=[.X124]+[.Y123]" office:value-type="float" office:value="244.00059375" calcext:value-type="float">
            <text:p>244.0006</text:p>
          </table:table-cell>
          <table:table-cell table:style-name="ce11" table:formula="of:=[.Y124]-2*([.$B124]-1)" office:value-type="float" office:value="0.000593749999893589" calcext:value-type="float">
            <text:p>0.00059375</text:p>
          </table:table-cell>
          <table:table-cell table:style-name="Default" office:value-type="float" office:value="63625442801931.7" calcext:value-type="float">
            <text:p>63625442801931.7</text:p>
          </table:table-cell>
          <table:table-cell table:style-name="ce4" table:formula="of:=([.AA124]-[.AA123])/1000" office:value-type="float" office:value="2.001546875" calcext:value-type="float">
            <text:p>2.0015</text:p>
          </table:table-cell>
          <table:table-cell table:style-name="ce4" table:formula="of:=[.AB124]+[.AC123]" office:value-type="float" office:value="244.000625" calcext:value-type="float">
            <text:p>244.0006</text:p>
          </table:table-cell>
          <table:table-cell table:style-name="ce12" table:formula="of:=[.AC124]-2*([.$B124]-1)" office:value-type="float" office:value="0.000625000000013642" calcext:value-type="float">
            <text:p>0.000625</text:p>
          </table:table-cell>
          <table:table-cell table:style-name="Default" office:value-type="float" office:value="63625443263819" calcext:value-type="float">
            <text:p>63625443263819</text:p>
          </table:table-cell>
          <table:table-cell table:style-name="ce4" table:formula="of:=([.AE124]-[.AE123])/1000" office:value-type="float" office:value="2.0002421875" calcext:value-type="float">
            <text:p>2.0002</text:p>
          </table:table-cell>
          <table:table-cell table:style-name="ce4" table:formula="of:=[.AF124]+[.AG123]" office:value-type="float" office:value="244.001015625" calcext:value-type="float">
            <text:p>244.0010</text:p>
          </table:table-cell>
          <table:table-cell table:style-name="ce13" table:formula="of:=[.AG124]-2*([.$B124]-1)" office:value-type="float" office:value="0.00101562500012165" calcext:value-type="float">
            <text:p>0.001015625</text:p>
          </table:table-cell>
          <table:table-cell table:style-name="Default" office:value-type="float" office:value="63625443727609.8" calcext:value-type="float">
            <text:p>63625443727609.8</text:p>
          </table:table-cell>
          <table:table-cell table:style-name="ce4" table:formula="of:=([.AI124]-[.AI123])/1000" office:value-type="float" office:value="2.0018359375" calcext:value-type="float">
            <text:p>2.0018</text:p>
          </table:table-cell>
          <table:table-cell table:style-name="ce4" table:formula="of:=[.AJ124]+[.AK123]" office:value-type="float" office:value="244.0016640625" calcext:value-type="float">
            <text:p>244.0017</text:p>
          </table:table-cell>
          <table:table-cell table:style-name="ce14" table:formula="of:=[.AK124]-2*([.$B124]-1)" office:value-type="float" office:value="0.00166406249988427" calcext:value-type="float">
            <text:p>0.0016640625</text:p>
          </table:table-cell>
          <table:table-cell table:style-name="Default" office:value-type="float" office:value="63625444203899.9" calcext:value-type="float">
            <text:p>63625444203899.9</text:p>
          </table:table-cell>
          <table:table-cell table:style-name="ce4" table:formula="of:=([.AM124]-[.AM123])/1000" office:value-type="float" office:value="2.0001953125" calcext:value-type="float">
            <text:p>2.0002</text:p>
          </table:table-cell>
          <table:table-cell table:style-name="ce4" table:formula="of:=[.AN124]+[.AO123]" office:value-type="float" office:value="243.9989453125" calcext:value-type="float">
            <text:p>243.9989</text:p>
          </table:table-cell>
          <table:table-cell table:style-name="ce15" table:formula="of:=[.AO124]-2*([.$B124]-1)" office:value-type="float" office:value="-0.00105468749993065" calcext:value-type="float">
            <text:p>-0.0010546875</text:p>
          </table:table-cell>
          <table:table-cell table:style-name="Default" office:value-type="float" office:value="63625444666226.3" calcext:value-type="float">
            <text:p>63625444666226.3</text:p>
          </table:table-cell>
          <table:table-cell table:style-name="ce4" table:formula="of:=([.AQ124]-[.AQ123])/1000" office:value-type="float" office:value="1.99965625" calcext:value-type="float">
            <text:p>1.9997</text:p>
          </table:table-cell>
          <table:table-cell table:style-name="ce4" table:formula="of:=[.AR124]+[.AS123]" office:value-type="float" office:value="243.9984453125" calcext:value-type="float">
            <text:p>243.9984</text:p>
          </table:table-cell>
          <table:table-cell table:style-name="ce16" table:formula="of:=[.AS124]-2*([.$B124]-1)" office:value-type="float" office:value="-0.00155468750006094" calcext:value-type="float">
            <text:p>-0.0015546875</text:p>
          </table:table-cell>
          <table:table-cell table:style-name="Default" office:value-type="float" office:value="63625445136873.9" calcext:value-type="float">
            <text:p>63625445136873.9</text:p>
          </table:table-cell>
          <table:table-cell table:style-name="ce4" table:formula="of:=([.AU124]-[.AU123])/1000" office:value-type="float" office:value="1.999671875" calcext:value-type="float">
            <text:p>1.9997</text:p>
          </table:table-cell>
          <table:table-cell table:style-name="ce4" table:formula="of:=[.AV124]+[.AW123]" office:value-type="float" office:value="244.000796875" calcext:value-type="float">
            <text:p>244.0008</text:p>
          </table:table-cell>
          <table:table-cell table:style-name="ce17" table:formula="of:=[.AW124]-2*([.$B124]-1)" office:value-type="float" office:value="0.000796874999991815" calcext:value-type="float">
            <text:p>0.000796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124" calcext:value-type="float">
            <text:p>124</text:p>
          </table:table-cell>
          <table:table-cell office:value-type="float" office:value="63625439727833.3" calcext:value-type="float">
            <text:p>63625439727833.3</text:p>
          </table:table-cell>
          <table:table-cell table:formula="of:=([.C125]-[.C124])/1000" office:value-type="float" office:value="2.0005078125" calcext:value-type="float">
            <text:p>2.0005</text:p>
          </table:table-cell>
          <table:table-cell table:formula="of:=[.D125]+[.E124]" office:value-type="float" office:value="245.9989453125" calcext:value-type="float">
            <text:p>245.9989</text:p>
          </table:table-cell>
          <table:table-cell table:style-name="ce6" table:formula="of:=[.E125]-2*([.$B125]-1)" office:value-type="float" office:value="-0.00105468749995907" calcext:value-type="float">
            <text:p>-0.0010546875</text:p>
          </table:table-cell>
          <table:table-cell table:style-name="Default" office:value-type="float" office:value="63625440390557.9" calcext:value-type="float">
            <text:p>63625440390557.9</text:p>
          </table:table-cell>
          <table:table-cell table:style-name="ce4" table:formula="of:=([.G125]-[.G124])/1000" office:value-type="float" office:value="2.00034375" calcext:value-type="float">
            <text:p>2.0003</text:p>
          </table:table-cell>
          <table:table-cell table:style-name="ce4" table:formula="of:=[.H125]+[.I124]" office:value-type="float" office:value="245.9985078125" calcext:value-type="float">
            <text:p>245.9985</text:p>
          </table:table-cell>
          <table:table-cell table:style-name="ce7" table:formula="of:=[.I125]-2*([.$B125]-1)" office:value-type="float" office:value="-0.0014921875000482" calcext:value-type="float">
            <text:p>-0.0014921875</text:p>
          </table:table-cell>
          <table:table-cell table:style-name="Default" office:value-type="float" office:value="63625440860527.3" calcext:value-type="float">
            <text:p>63625440860527.3</text:p>
          </table:table-cell>
          <table:table-cell table:style-name="ce4" table:formula="of:=([.K125]-[.K124])/1000" office:value-type="float" office:value="2.00071875" calcext:value-type="float">
            <text:p>2.0007</text:p>
          </table:table-cell>
          <table:table-cell table:style-name="ce4" table:formula="of:=[.L125]+[.M124]" office:value-type="float" office:value="246.0000390625" calcext:value-type="float">
            <text:p>246.0000</text:p>
          </table:table-cell>
          <table:table-cell table:style-name="ce8" table:formula="of:=[.M125]-2*([.$B125]-1)" office:value-type="float" office:value="0.0000390625000648015" calcext:value-type="float">
            <text:p>3.90625000648015E-05</text:p>
          </table:table-cell>
          <table:table-cell table:style-name="Default" office:value-type="float" office:value="63625441337258.9" calcext:value-type="float">
            <text:p>63625441337258.9</text:p>
          </table:table-cell>
          <table:table-cell table:style-name="ce4" table:formula="of:=([.O125]-[.O124])/1000" office:value-type="float" office:value="1.9986015625" calcext:value-type="float">
            <text:p>1.9986</text:p>
          </table:table-cell>
          <table:table-cell table:style-name="ce4" table:formula="of:=[.P125]+[.Q124]" office:value-type="float" office:value="245.9998203125" calcext:value-type="float">
            <text:p>245.9998</text:p>
          </table:table-cell>
          <table:table-cell table:style-name="ce9" table:formula="of:=[.Q125]-2*([.$B125]-1)" office:value-type="float" office:value="-0.000179687499951342" calcext:value-type="float">
            <text:p>-0.0001796875</text:p>
          </table:table-cell>
          <table:table-cell table:style-name="Default" office:value-type="float" office:value="63625441836390" calcext:value-type="float">
            <text:p>63625441836390</text:p>
          </table:table-cell>
          <table:table-cell table:style-name="ce4" table:formula="of:=([.S125]-[.S124])/1000" office:value-type="float" office:value="1.999859375" calcext:value-type="float">
            <text:p>1.9999</text:p>
          </table:table-cell>
          <table:table-cell table:style-name="ce4" table:formula="of:=[.T125]+[.U124]" office:value-type="float" office:value="245.9987421875" calcext:value-type="float">
            <text:p>245.9987</text:p>
          </table:table-cell>
          <table:table-cell table:style-name="ce10" table:formula="of:=[.U125]-2*([.$B125]-1)" office:value-type="float" office:value="-0.00125781250000045" calcext:value-type="float">
            <text:p>-0.0012578125</text:p>
          </table:table-cell>
          <table:table-cell table:style-name="Default" office:value-type="float" office:value="63625442326062.1" calcext:value-type="float">
            <text:p>63625442326062.1</text:p>
          </table:table-cell>
          <table:table-cell table:style-name="ce4" table:formula="of:=([.W125]-[.W124])/1000" office:value-type="float" office:value="1.998640625" calcext:value-type="float">
            <text:p>1.9986</text:p>
          </table:table-cell>
          <table:table-cell table:style-name="ce4" table:formula="of:=[.X125]+[.Y124]" office:value-type="float" office:value="245.999234375" calcext:value-type="float">
            <text:p>245.9992</text:p>
          </table:table-cell>
          <table:table-cell table:style-name="ce11" table:formula="of:=[.Y125]-2*([.$B125]-1)" office:value-type="float" office:value="-0.000765625000099135" calcext:value-type="float">
            <text:p>-0.000765625</text:p>
          </table:table-cell>
          <table:table-cell table:style-name="Default" office:value-type="float" office:value="63625442803931.4" calcext:value-type="float">
            <text:p>63625442803931.4</text:p>
          </table:table-cell>
          <table:table-cell table:style-name="ce4" table:formula="of:=([.AA125]-[.AA124])/1000" office:value-type="float" office:value="1.999640625" calcext:value-type="float">
            <text:p>1.9996</text:p>
          </table:table-cell>
          <table:table-cell table:style-name="ce4" table:formula="of:=[.AB125]+[.AC124]" office:value-type="float" office:value="246.000265625" calcext:value-type="float">
            <text:p>246.0003</text:p>
          </table:table-cell>
          <table:table-cell table:style-name="ce12" table:formula="of:=[.AC125]-2*([.$B125]-1)" office:value-type="float" office:value="0.000265625000025693" calcext:value-type="float">
            <text:p>0.000265625</text:p>
          </table:table-cell>
          <table:table-cell table:style-name="Default" office:value-type="float" office:value="63625443265817.4" calcext:value-type="float">
            <text:p>63625443265817.4</text:p>
          </table:table-cell>
          <table:table-cell table:style-name="ce4" table:formula="of:=([.AE125]-[.AE124])/1000" office:value-type="float" office:value="1.9984375" calcext:value-type="float">
            <text:p>1.9984</text:p>
          </table:table-cell>
          <table:table-cell table:style-name="ce4" table:formula="of:=[.AF125]+[.AG124]" office:value-type="float" office:value="245.999453125" calcext:value-type="float">
            <text:p>245.9995</text:p>
          </table:table-cell>
          <table:table-cell table:style-name="ce13" table:formula="of:=[.AG125]-2*([.$B125]-1)" office:value-type="float" office:value="-0.000546874999884039" calcext:value-type="float">
            <text:p>-0.000546875</text:p>
          </table:table-cell>
          <table:table-cell table:style-name="Default" office:value-type="float" office:value="63625443729606.6" calcext:value-type="float">
            <text:p>63625443729606.6</text:p>
          </table:table-cell>
          <table:table-cell table:style-name="ce4" table:formula="of:=([.AI125]-[.AI124])/1000" office:value-type="float" office:value="1.996890625" calcext:value-type="float">
            <text:p>1.9969</text:p>
          </table:table-cell>
          <table:table-cell table:style-name="ce4" table:formula="of:=[.AJ125]+[.AK124]" office:value-type="float" office:value="245.9985546875" calcext:value-type="float">
            <text:p>245.9986</text:p>
          </table:table-cell>
          <table:table-cell table:style-name="ce14" table:formula="of:=[.AK125]-2*([.$B125]-1)" office:value-type="float" office:value="-0.00144531250012392" calcext:value-type="float">
            <text:p>-0.0014453125</text:p>
          </table:table-cell>
          <table:table-cell table:style-name="Default" office:value-type="float" office:value="63625444205900" calcext:value-type="float">
            <text:p>63625444205900</text:p>
          </table:table-cell>
          <table:table-cell table:style-name="ce4" table:formula="of:=([.AM125]-[.AM124])/1000" office:value-type="float" office:value="2.000171875" calcext:value-type="float">
            <text:p>2.0002</text:p>
          </table:table-cell>
          <table:table-cell table:style-name="ce4" table:formula="of:=[.AN125]+[.AO124]" office:value-type="float" office:value="245.9991171875" calcext:value-type="float">
            <text:p>245.9991</text:p>
          </table:table-cell>
          <table:table-cell table:style-name="ce15" table:formula="of:=[.AO125]-2*([.$B125]-1)" office:value-type="float" office:value="-0.000882812499924057" calcext:value-type="float">
            <text:p>-0.0008828125</text:p>
          </table:table-cell>
          <table:table-cell table:style-name="Default" office:value-type="float" office:value="63625444668227.2" calcext:value-type="float">
            <text:p>63625444668227.2</text:p>
          </table:table-cell>
          <table:table-cell table:style-name="ce4" table:formula="of:=([.AQ125]-[.AQ124])/1000" office:value-type="float" office:value="2.000890625" calcext:value-type="float">
            <text:p>2.0009</text:p>
          </table:table-cell>
          <table:table-cell table:style-name="ce4" table:formula="of:=[.AR125]+[.AS124]" office:value-type="float" office:value="245.9993359375" calcext:value-type="float">
            <text:p>245.9993</text:p>
          </table:table-cell>
          <table:table-cell table:style-name="ce16" table:formula="of:=[.AS125]-2*([.$B125]-1)" office:value-type="float" office:value="-0.000664062500050022" calcext:value-type="float">
            <text:p>-0.0006640625</text:p>
          </table:table-cell>
          <table:table-cell table:style-name="Default" office:value-type="float" office:value="63625445138871.6" calcext:value-type="float">
            <text:p>63625445138871.6</text:p>
          </table:table-cell>
          <table:table-cell table:style-name="ce4" table:formula="of:=([.AU125]-[.AU124])/1000" office:value-type="float" office:value="1.9977890625" calcext:value-type="float">
            <text:p>1.9978</text:p>
          </table:table-cell>
          <table:table-cell table:style-name="ce4" table:formula="of:=[.AV125]+[.AW124]" office:value-type="float" office:value="245.9985859375" calcext:value-type="float">
            <text:p>245.9986</text:p>
          </table:table-cell>
          <table:table-cell table:style-name="ce17" table:formula="of:=[.AW125]-2*([.$B125]-1)" office:value-type="float" office:value="-0.00141406250000387" calcext:value-type="float">
            <text:p>-0.0014140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125" calcext:value-type="float">
            <text:p>125</text:p>
          </table:table-cell>
          <table:table-cell office:value-type="float" office:value="63625439729834.1" calcext:value-type="float">
            <text:p>63625439729834.1</text:p>
          </table:table-cell>
          <table:table-cell table:formula="of:=([.C126]-[.C125])/1000" office:value-type="float" office:value="2.000796875" calcext:value-type="float">
            <text:p>2.0008</text:p>
          </table:table-cell>
          <table:table-cell table:formula="of:=[.D126]+[.E125]" office:value-type="float" office:value="247.9997421875" calcext:value-type="float">
            <text:p>247.9997</text:p>
          </table:table-cell>
          <table:table-cell table:style-name="ce6" table:formula="of:=[.E126]-2*([.$B126]-1)" office:value-type="float" office:value="-0.000257812499967258" calcext:value-type="float">
            <text:p>-0.0002578125</text:p>
          </table:table-cell>
          <table:table-cell table:style-name="Default" office:value-type="float" office:value="63625440392557.9" calcext:value-type="float">
            <text:p>63625440392557.9</text:p>
          </table:table-cell>
          <table:table-cell table:style-name="ce4" table:formula="of:=([.G126]-[.G125])/1000" office:value-type="float" office:value="1.9999765625" calcext:value-type="float">
            <text:p>2.0000</text:p>
          </table:table-cell>
          <table:table-cell table:style-name="ce4" table:formula="of:=[.H126]+[.I125]" office:value-type="float" office:value="247.998484375" calcext:value-type="float">
            <text:p>247.9985</text:p>
          </table:table-cell>
          <table:table-cell table:style-name="ce7" table:formula="of:=[.I126]-2*([.$B126]-1)" office:value-type="float" office:value="-0.00151562500005298" calcext:value-type="float">
            <text:p>-0.001515625</text:p>
          </table:table-cell>
          <table:table-cell table:style-name="Default" office:value-type="float" office:value="63625440862525.9" calcext:value-type="float">
            <text:p>63625440862525.9</text:p>
          </table:table-cell>
          <table:table-cell table:style-name="ce4" table:formula="of:=([.K126]-[.K125])/1000" office:value-type="float" office:value="1.9985546875" calcext:value-type="float">
            <text:p>1.9986</text:p>
          </table:table-cell>
          <table:table-cell table:style-name="ce4" table:formula="of:=[.L126]+[.M125]" office:value-type="float" office:value="247.99859375" calcext:value-type="float">
            <text:p>247.9986</text:p>
          </table:table-cell>
          <table:table-cell table:style-name="ce8" table:formula="of:=[.M126]-2*([.$B126]-1)" office:value-type="float" office:value="-0.00140624999994543" calcext:value-type="float">
            <text:p>-0.00140625</text:p>
          </table:table-cell>
          <table:table-cell table:style-name="Default" office:value-type="float" office:value="63625441339257.4" calcext:value-type="float">
            <text:p>63625441339257.4</text:p>
          </table:table-cell>
          <table:table-cell table:style-name="ce4" table:formula="of:=([.O126]-[.O125])/1000" office:value-type="float" office:value="1.9984375" calcext:value-type="float">
            <text:p>1.9984</text:p>
          </table:table-cell>
          <table:table-cell table:style-name="ce4" table:formula="of:=[.P126]+[.Q125]" office:value-type="float" office:value="247.9982578125" calcext:value-type="float">
            <text:p>247.9983</text:p>
          </table:table-cell>
          <table:table-cell table:style-name="ce9" table:formula="of:=[.Q126]-2*([.$B126]-1)" office:value-type="float" office:value="-0.00174218749995703" calcext:value-type="float">
            <text:p>-0.0017421875</text:p>
          </table:table-cell>
          <table:table-cell table:style-name="Default" office:value-type="float" office:value="63625441838389.4" calcext:value-type="float">
            <text:p>63625441838389.4</text:p>
          </table:table-cell>
          <table:table-cell table:style-name="ce4" table:formula="of:=([.S126]-[.S125])/1000" office:value-type="float" office:value="1.99940625" calcext:value-type="float">
            <text:p>1.9994</text:p>
          </table:table-cell>
          <table:table-cell table:style-name="ce4" table:formula="of:=[.T126]+[.U125]" office:value-type="float" office:value="247.9981484375" calcext:value-type="float">
            <text:p>247.9981</text:p>
          </table:table-cell>
          <table:table-cell table:style-name="ce10" table:formula="of:=[.U126]-2*([.$B126]-1)" office:value-type="float" office:value="-0.00185156250000773" calcext:value-type="float">
            <text:p>-0.0018515625</text:p>
          </table:table-cell>
          <table:table-cell table:style-name="Default" office:value-type="float" office:value="63625442328061.8" calcext:value-type="float">
            <text:p>63625442328061.8</text:p>
          </table:table-cell>
          <table:table-cell table:style-name="ce4" table:formula="of:=([.W126]-[.W125])/1000" office:value-type="float" office:value="1.999671875" calcext:value-type="float">
            <text:p>1.9997</text:p>
          </table:table-cell>
          <table:table-cell table:style-name="ce4" table:formula="of:=[.X126]+[.Y125]" office:value-type="float" office:value="247.99890625" calcext:value-type="float">
            <text:p>247.9989</text:p>
          </table:table-cell>
          <table:table-cell table:style-name="ce11" table:formula="of:=[.Y126]-2*([.$B126]-1)" office:value-type="float" office:value="-0.00109375000010914" calcext:value-type="float">
            <text:p>-0.00109375</text:p>
          </table:table-cell>
          <table:table-cell table:style-name="Default" office:value-type="float" office:value="63625442805929.4" calcext:value-type="float">
            <text:p>63625442805929.4</text:p>
          </table:table-cell>
          <table:table-cell table:style-name="ce4" table:formula="of:=([.AA126]-[.AA125])/1000" office:value-type="float" office:value="1.9980546875" calcext:value-type="float">
            <text:p>1.9981</text:p>
          </table:table-cell>
          <table:table-cell table:style-name="ce4" table:formula="of:=[.AB126]+[.AC125]" office:value-type="float" office:value="247.9983203125" calcext:value-type="float">
            <text:p>247.9983</text:p>
          </table:table-cell>
          <table:table-cell table:style-name="ce12" table:formula="of:=[.AC126]-2*([.$B126]-1)" office:value-type="float" office:value="-0.00167968749997272" calcext:value-type="float">
            <text:p>-0.0016796875</text:p>
          </table:table-cell>
          <table:table-cell table:style-name="Default" office:value-type="float" office:value="63625443267819.9" calcext:value-type="float">
            <text:p>63625443267819.9</text:p>
          </table:table-cell>
          <table:table-cell table:style-name="ce4" table:formula="of:=([.AE126]-[.AE125])/1000" office:value-type="float" office:value="2.0024765625" calcext:value-type="float">
            <text:p>2.0025</text:p>
          </table:table-cell>
          <table:table-cell table:style-name="ce4" table:formula="of:=[.AF126]+[.AG125]" office:value-type="float" office:value="248.0019296875" calcext:value-type="float">
            <text:p>248.0019</text:p>
          </table:table-cell>
          <table:table-cell table:style-name="ce13" table:formula="of:=[.AG126]-2*([.$B126]-1)" office:value-type="float" office:value="0.00192968750010891" calcext:value-type="float">
            <text:p>0.0019296875</text:p>
          </table:table-cell>
          <table:table-cell table:style-name="Default" office:value-type="float" office:value="63625443731607.4" calcext:value-type="float">
            <text:p>63625443731607.4</text:p>
          </table:table-cell>
          <table:table-cell table:style-name="ce4" table:formula="of:=([.AI126]-[.AI125])/1000" office:value-type="float" office:value="2.0007421875" calcext:value-type="float">
            <text:p>2.0007</text:p>
          </table:table-cell>
          <table:table-cell table:style-name="ce4" table:formula="of:=[.AJ126]+[.AK125]" office:value-type="float" office:value="247.999296875" calcext:value-type="float">
            <text:p>247.9993</text:p>
          </table:table-cell>
          <table:table-cell table:style-name="ce14" table:formula="of:=[.AK126]-2*([.$B126]-1)" office:value-type="float" office:value="-0.000703125000114824" calcext:value-type="float">
            <text:p>-0.000703125</text:p>
          </table:table-cell>
          <table:table-cell table:style-name="Default" office:value-type="float" office:value="63625444207899.7" calcext:value-type="float">
            <text:p>63625444207899.7</text:p>
          </table:table-cell>
          <table:table-cell table:style-name="ce4" table:formula="of:=([.AM126]-[.AM125])/1000" office:value-type="float" office:value="1.999640625" calcext:value-type="float">
            <text:p>1.9996</text:p>
          </table:table-cell>
          <table:table-cell table:style-name="ce4" table:formula="of:=[.AN126]+[.AO125]" office:value-type="float" office:value="247.9987578125" calcext:value-type="float">
            <text:p>247.9988</text:p>
          </table:table-cell>
          <table:table-cell table:style-name="ce15" table:formula="of:=[.AO126]-2*([.$B126]-1)" office:value-type="float" office:value="-0.00124218749991201" calcext:value-type="float">
            <text:p>-0.0012421875</text:p>
          </table:table-cell>
          <table:table-cell table:style-name="Default" office:value-type="float" office:value="63625444670227.4" calcext:value-type="float">
            <text:p>63625444670227.4</text:p>
          </table:table-cell>
          <table:table-cell table:style-name="ce4" table:formula="of:=([.AQ126]-[.AQ125])/1000" office:value-type="float" office:value="2.000203125" calcext:value-type="float">
            <text:p>2.0002</text:p>
          </table:table-cell>
          <table:table-cell table:style-name="ce4" table:formula="of:=[.AR126]+[.AS125]" office:value-type="float" office:value="247.9995390625" calcext:value-type="float">
            <text:p>247.9995</text:p>
          </table:table-cell>
          <table:table-cell table:style-name="ce16" table:formula="of:=[.AS126]-2*([.$B126]-1)" office:value-type="float" office:value="-0.000460937500037062" calcext:value-type="float">
            <text:p>-0.0004609375</text:p>
          </table:table-cell>
          <table:table-cell table:style-name="Default" office:value-type="float" office:value="63625445140873.1" calcext:value-type="float">
            <text:p>63625445140873.1</text:p>
          </table:table-cell>
          <table:table-cell table:style-name="ce4" table:formula="of:=([.AU126]-[.AU125])/1000" office:value-type="float" office:value="2.0014765625" calcext:value-type="float">
            <text:p>2.0015</text:p>
          </table:table-cell>
          <table:table-cell table:style-name="ce4" table:formula="of:=[.AV126]+[.AW125]" office:value-type="float" office:value="248.0000625" calcext:value-type="float">
            <text:p>248.0001</text:p>
          </table:table-cell>
          <table:table-cell table:style-name="ce17" table:formula="of:=[.AW126]-2*([.$B126]-1)" office:value-type="float" office:value="0.0000624999999843112" calcext:value-type="float">
            <text:p>0.0000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126" calcext:value-type="float">
            <text:p>126</text:p>
          </table:table-cell>
          <table:table-cell office:value-type="float" office:value="63625439731835" calcext:value-type="float">
            <text:p>63625439731835</text:p>
          </table:table-cell>
          <table:table-cell table:formula="of:=([.C127]-[.C126])/1000" office:value-type="float" office:value="2.000953125" calcext:value-type="float">
            <text:p>2.0010</text:p>
          </table:table-cell>
          <table:table-cell table:formula="of:=[.D127]+[.E126]" office:value-type="float" office:value="250.0006953125" calcext:value-type="float">
            <text:p>250.0007</text:p>
          </table:table-cell>
          <table:table-cell table:style-name="ce6" table:formula="of:=[.E127]-2*([.$B127]-1)" office:value-type="float" office:value="0.000695312500027967" calcext:value-type="float">
            <text:p>0.0006953125</text:p>
          </table:table-cell>
          <table:table-cell table:style-name="Default" office:value-type="float" office:value="63625440394558.5" calcext:value-type="float">
            <text:p>63625440394558.5</text:p>
          </table:table-cell>
          <table:table-cell table:style-name="ce4" table:formula="of:=([.G127]-[.G126])/1000" office:value-type="float" office:value="2.000640625" calcext:value-type="float">
            <text:p>2.0006</text:p>
          </table:table-cell>
          <table:table-cell table:style-name="ce4" table:formula="of:=[.H127]+[.I126]" office:value-type="float" office:value="249.999125" calcext:value-type="float">
            <text:p>249.9991</text:p>
          </table:table-cell>
          <table:table-cell table:style-name="ce7" table:formula="of:=[.I127]-2*([.$B127]-1)" office:value-type="float" office:value="-0.000875000000064574" calcext:value-type="float">
            <text:p>-0.000875</text:p>
          </table:table-cell>
          <table:table-cell table:style-name="Default" office:value-type="float" office:value="63625440864525.8" calcext:value-type="float">
            <text:p>63625440864525.8</text:p>
          </table:table-cell>
          <table:table-cell table:style-name="ce4" table:formula="of:=([.K127]-[.K126])/1000" office:value-type="float" office:value="1.9999375" calcext:value-type="float">
            <text:p>1.9999</text:p>
          </table:table-cell>
          <table:table-cell table:style-name="ce4" table:formula="of:=[.L127]+[.M126]" office:value-type="float" office:value="249.99853125" calcext:value-type="float">
            <text:p>249.9985</text:p>
          </table:table-cell>
          <table:table-cell table:style-name="ce8" table:formula="of:=[.M127]-2*([.$B127]-1)" office:value-type="float" office:value="-0.00146874999995816" calcext:value-type="float">
            <text:p>-0.00146875</text:p>
          </table:table-cell>
          <table:table-cell table:style-name="Default" office:value-type="float" office:value="63625441341257.6" calcext:value-type="float">
            <text:p>63625441341257.6</text:p>
          </table:table-cell>
          <table:table-cell table:style-name="ce4" table:formula="of:=([.O127]-[.O126])/1000" office:value-type="float" office:value="2.000234375" calcext:value-type="float">
            <text:p>2.0002</text:p>
          </table:table-cell>
          <table:table-cell table:style-name="ce4" table:formula="of:=[.P127]+[.Q126]" office:value-type="float" office:value="249.9984921875" calcext:value-type="float">
            <text:p>249.9985</text:p>
          </table:table-cell>
          <table:table-cell table:style-name="ce9" table:formula="of:=[.Q127]-2*([.$B127]-1)" office:value-type="float" office:value="-0.00150781249996612" calcext:value-type="float">
            <text:p>-0.0015078125</text:p>
          </table:table-cell>
          <table:table-cell table:style-name="Default" office:value-type="float" office:value="63625441840390.9" calcext:value-type="float">
            <text:p>63625441840390.9</text:p>
          </table:table-cell>
          <table:table-cell table:style-name="ce4" table:formula="of:=([.S127]-[.S126])/1000" office:value-type="float" office:value="2.0014296875" calcext:value-type="float">
            <text:p>2.0014</text:p>
          </table:table-cell>
          <table:table-cell table:style-name="ce4" table:formula="of:=[.T127]+[.U126]" office:value-type="float" office:value="249.999578125" calcext:value-type="float">
            <text:p>249.9996</text:p>
          </table:table-cell>
          <table:table-cell table:style-name="ce10" table:formula="of:=[.U127]-2*([.$B127]-1)" office:value-type="float" office:value="-0.000421875000000682" calcext:value-type="float">
            <text:p>-0.000421875</text:p>
          </table:table-cell>
          <table:table-cell table:style-name="Default" office:value-type="float" office:value="63625442330062.6" calcext:value-type="float">
            <text:p>63625442330062.6</text:p>
          </table:table-cell>
          <table:table-cell table:style-name="ce4" table:formula="of:=([.W127]-[.W126])/1000" office:value-type="float" office:value="2.000796875" calcext:value-type="float">
            <text:p>2.0008</text:p>
          </table:table-cell>
          <table:table-cell table:style-name="ce4" table:formula="of:=[.X127]+[.Y126]" office:value-type="float" office:value="249.999703125" calcext:value-type="float">
            <text:p>249.9997</text:p>
          </table:table-cell>
          <table:table-cell table:style-name="ce11" table:formula="of:=[.Y127]-2*([.$B127]-1)" office:value-type="float" office:value="-0.000296875000117325" calcext:value-type="float">
            <text:p>-0.000296875</text:p>
          </table:table-cell>
          <table:table-cell table:style-name="Default" office:value-type="float" office:value="63625442807929.8" calcext:value-type="float">
            <text:p>63625442807929.8</text:p>
          </table:table-cell>
          <table:table-cell table:style-name="ce4" table:formula="of:=([.AA127]-[.AA126])/1000" office:value-type="float" office:value="2.000390625" calcext:value-type="float">
            <text:p>2.0004</text:p>
          </table:table-cell>
          <table:table-cell table:style-name="ce4" table:formula="of:=[.AB127]+[.AC126]" office:value-type="float" office:value="249.9987109375" calcext:value-type="float">
            <text:p>249.9987</text:p>
          </table:table-cell>
          <table:table-cell table:style-name="ce12" table:formula="of:=[.AC127]-2*([.$B127]-1)" office:value-type="float" office:value="-0.0012890624999784" calcext:value-type="float">
            <text:p>-0.0012890625</text:p>
          </table:table-cell>
          <table:table-cell table:style-name="Default" office:value-type="float" office:value="63625443269817.1" calcext:value-type="float">
            <text:p>63625443269817.1</text:p>
          </table:table-cell>
          <table:table-cell table:style-name="ce4" table:formula="of:=([.AE127]-[.AE126])/1000" office:value-type="float" office:value="1.99715625" calcext:value-type="float">
            <text:p>1.9972</text:p>
          </table:table-cell>
          <table:table-cell table:style-name="ce4" table:formula="of:=[.AF127]+[.AG126]" office:value-type="float" office:value="249.9990859375" calcext:value-type="float">
            <text:p>249.9991</text:p>
          </table:table-cell>
          <table:table-cell table:style-name="ce13" table:formula="of:=[.AG127]-2*([.$B127]-1)" office:value-type="float" office:value="-0.000914062499902002" calcext:value-type="float">
            <text:p>-0.0009140625</text:p>
          </table:table-cell>
          <table:table-cell table:style-name="Default" office:value-type="float" office:value="63625443733608.2" calcext:value-type="float">
            <text:p>63625443733608.2</text:p>
          </table:table-cell>
          <table:table-cell table:style-name="ce4" table:formula="of:=([.AI127]-[.AI126])/1000" office:value-type="float" office:value="2.0008125" calcext:value-type="float">
            <text:p>2.0008</text:p>
          </table:table-cell>
          <table:table-cell table:style-name="ce4" table:formula="of:=[.AJ127]+[.AK126]" office:value-type="float" office:value="250.000109375" calcext:value-type="float">
            <text:p>250.0001</text:p>
          </table:table-cell>
          <table:table-cell table:style-name="ce14" table:formula="of:=[.AK127]-2*([.$B127]-1)" office:value-type="float" office:value="0.000109374999880174" calcext:value-type="float">
            <text:p>0.000109375</text:p>
          </table:table-cell>
          <table:table-cell table:style-name="Default" office:value-type="float" office:value="63625444209900.2" calcext:value-type="float">
            <text:p>63625444209900.2</text:p>
          </table:table-cell>
          <table:table-cell table:style-name="ce4" table:formula="of:=([.AM127]-[.AM126])/1000" office:value-type="float" office:value="2.00053125" calcext:value-type="float">
            <text:p>2.0005</text:p>
          </table:table-cell>
          <table:table-cell table:style-name="ce4" table:formula="of:=[.AN127]+[.AO126]" office:value-type="float" office:value="249.9992890625" calcext:value-type="float">
            <text:p>249.9993</text:p>
          </table:table-cell>
          <table:table-cell table:style-name="ce15" table:formula="of:=[.AO127]-2*([.$B127]-1)" office:value-type="float" office:value="-0.000710937499917463" calcext:value-type="float">
            <text:p>-0.0007109375</text:p>
          </table:table-cell>
          <table:table-cell table:style-name="Default" office:value-type="float" office:value="63625444672226.6" calcext:value-type="float">
            <text:p>63625444672226.6</text:p>
          </table:table-cell>
          <table:table-cell table:style-name="ce4" table:formula="of:=([.AQ127]-[.AQ126])/1000" office:value-type="float" office:value="1.9991796875" calcext:value-type="float">
            <text:p>1.9992</text:p>
          </table:table-cell>
          <table:table-cell table:style-name="ce4" table:formula="of:=[.AR127]+[.AS126]" office:value-type="float" office:value="249.99871875" calcext:value-type="float">
            <text:p>249.9987</text:p>
          </table:table-cell>
          <table:table-cell table:style-name="ce16" table:formula="of:=[.AS127]-2*([.$B127]-1)" office:value-type="float" office:value="-0.00128125000003365" calcext:value-type="float">
            <text:p>-0.00128125</text:p>
          </table:table-cell>
          <table:table-cell table:style-name="Default" office:value-type="float" office:value="63625445142873.7" calcext:value-type="float">
            <text:p>63625445142873.7</text:p>
          </table:table-cell>
          <table:table-cell table:style-name="ce4" table:formula="of:=([.AU127]-[.AU126])/1000" office:value-type="float" office:value="2.0005703125" calcext:value-type="float">
            <text:p>2.0006</text:p>
          </table:table-cell>
          <table:table-cell table:style-name="ce4" table:formula="of:=[.AV127]+[.AW126]" office:value-type="float" office:value="250.0006328125" calcext:value-type="float">
            <text:p>250.0006</text:p>
          </table:table-cell>
          <table:table-cell table:style-name="ce17" table:formula="of:=[.AW127]-2*([.$B127]-1)" office:value-type="float" office:value="0.000632812499986812" calcext:value-type="float">
            <text:p>0.0006328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127" calcext:value-type="float">
            <text:p>127</text:p>
          </table:table-cell>
          <table:table-cell office:value-type="float" office:value="63625439733835.7" calcext:value-type="float">
            <text:p>63625439733835.7</text:p>
          </table:table-cell>
          <table:table-cell table:formula="of:=([.C128]-[.C127])/1000" office:value-type="float" office:value="2.0006171875" calcext:value-type="float">
            <text:p>2.0006</text:p>
          </table:table-cell>
          <table:table-cell table:formula="of:=[.D128]+[.E127]" office:value-type="float" office:value="252.0013125" calcext:value-type="float">
            <text:p>252.0013</text:p>
          </table:table-cell>
          <table:table-cell table:style-name="ce6" table:formula="of:=[.E128]-2*([.$B128]-1)" office:value-type="float" office:value="0.00131250000004002" calcext:value-type="float">
            <text:p>0.0013125</text:p>
          </table:table-cell>
          <table:table-cell table:style-name="Default" office:value-type="float" office:value="63625440396559.4" calcext:value-type="float">
            <text:p>63625440396559.4</text:p>
          </table:table-cell>
          <table:table-cell table:style-name="ce4" table:formula="of:=([.G128]-[.G127])/1000" office:value-type="float" office:value="2.0008359375" calcext:value-type="float">
            <text:p>2.0008</text:p>
          </table:table-cell>
          <table:table-cell table:style-name="ce4" table:formula="of:=[.H128]+[.I127]" office:value-type="float" office:value="251.9999609375" calcext:value-type="float">
            <text:p>252.0000</text:p>
          </table:table-cell>
          <table:table-cell table:style-name="ce7" table:formula="of:=[.I128]-2*([.$B128]-1)" office:value-type="float" office:value="-0.0000390625000648015" calcext:value-type="float">
            <text:p>-3.90625000648015E-05</text:p>
          </table:table-cell>
          <table:table-cell table:style-name="Default" office:value-type="float" office:value="63625440866526.3" calcext:value-type="float">
            <text:p>63625440866526.3</text:p>
          </table:table-cell>
          <table:table-cell table:style-name="ce4" table:formula="of:=([.K128]-[.K127])/1000" office:value-type="float" office:value="2.000484375" calcext:value-type="float">
            <text:p>2.0005</text:p>
          </table:table-cell>
          <table:table-cell table:style-name="ce4" table:formula="of:=[.L128]+[.M127]" office:value-type="float" office:value="251.999015625" calcext:value-type="float">
            <text:p>251.9990</text:p>
          </table:table-cell>
          <table:table-cell table:style-name="ce8" table:formula="of:=[.M128]-2*([.$B128]-1)" office:value-type="float" office:value="-0.000984374999944748" calcext:value-type="float">
            <text:p>-0.000984375</text:p>
          </table:table-cell>
          <table:table-cell table:style-name="Default" office:value-type="float" office:value="63625441343259.8" calcext:value-type="float">
            <text:p>63625441343259.8</text:p>
          </table:table-cell>
          <table:table-cell table:style-name="ce4" table:formula="of:=([.O128]-[.O127])/1000" office:value-type="float" office:value="2.00215625" calcext:value-type="float">
            <text:p>2.0022</text:p>
          </table:table-cell>
          <table:table-cell table:style-name="ce4" table:formula="of:=[.P128]+[.Q127]" office:value-type="float" office:value="252.0006484375" calcext:value-type="float">
            <text:p>252.0006</text:p>
          </table:table-cell>
          <table:table-cell table:style-name="ce9" table:formula="of:=[.Q128]-2*([.$B128]-1)" office:value-type="float" office:value="0.000648437500046839" calcext:value-type="float">
            <text:p>0.0006484375</text:p>
          </table:table-cell>
          <table:table-cell table:style-name="Default" office:value-type="float" office:value="63625441842391.3" calcext:value-type="float">
            <text:p>63625441842391.3</text:p>
          </table:table-cell>
          <table:table-cell table:style-name="ce4" table:formula="of:=([.S128]-[.S127])/1000" office:value-type="float" office:value="2.0003984375" calcext:value-type="float">
            <text:p>2.0004</text:p>
          </table:table-cell>
          <table:table-cell table:style-name="ce4" table:formula="of:=[.T128]+[.U127]" office:value-type="float" office:value="251.9999765625" calcext:value-type="float">
            <text:p>252.0000</text:p>
          </table:table-cell>
          <table:table-cell table:style-name="ce10" table:formula="of:=[.U128]-2*([.$B128]-1)" office:value-type="float" office:value="-0.0000234375000047748" calcext:value-type="float">
            <text:p>-2.34375000047748E-05</text:p>
          </table:table-cell>
          <table:table-cell table:style-name="Default" office:value-type="float" office:value="63625442332061.4" calcext:value-type="float">
            <text:p>63625442332061.4</text:p>
          </table:table-cell>
          <table:table-cell table:style-name="ce4" table:formula="of:=([.W128]-[.W127])/1000" office:value-type="float" office:value="1.99884375" calcext:value-type="float">
            <text:p>1.9988</text:p>
          </table:table-cell>
          <table:table-cell table:style-name="ce4" table:formula="of:=[.X128]+[.Y127]" office:value-type="float" office:value="251.998546875" calcext:value-type="float">
            <text:p>251.9985</text:p>
          </table:table-cell>
          <table:table-cell table:style-name="ce11" table:formula="of:=[.Y128]-2*([.$B128]-1)" office:value-type="float" office:value="-0.00145312500012551" calcext:value-type="float">
            <text:p>-0.001453125</text:p>
          </table:table-cell>
          <table:table-cell table:style-name="Default" office:value-type="float" office:value="63625442809929.2" calcext:value-type="float">
            <text:p>63625442809929.2</text:p>
          </table:table-cell>
          <table:table-cell table:style-name="ce4" table:formula="of:=([.AA128]-[.AA127])/1000" office:value-type="float" office:value="1.9993671875" calcext:value-type="float">
            <text:p>1.9994</text:p>
          </table:table-cell>
          <table:table-cell table:style-name="ce4" table:formula="of:=[.AB128]+[.AC127]" office:value-type="float" office:value="251.998078125" calcext:value-type="float">
            <text:p>251.9981</text:p>
          </table:table-cell>
          <table:table-cell table:style-name="ce12" table:formula="of:=[.AC128]-2*([.$B128]-1)" office:value-type="float" office:value="-0.00192187499996521" calcext:value-type="float">
            <text:p>-0.001921875</text:p>
          </table:table-cell>
          <table:table-cell table:style-name="Default" office:value-type="float" office:value="63625443271818.2" calcext:value-type="float">
            <text:p>63625443271818.2</text:p>
          </table:table-cell>
          <table:table-cell table:style-name="ce4" table:formula="of:=([.AE128]-[.AE127])/1000" office:value-type="float" office:value="2.0011484375" calcext:value-type="float">
            <text:p>2.0011</text:p>
          </table:table-cell>
          <table:table-cell table:style-name="ce4" table:formula="of:=[.AF128]+[.AG127]" office:value-type="float" office:value="252.000234375" calcext:value-type="float">
            <text:p>252.0002</text:p>
          </table:table-cell>
          <table:table-cell table:style-name="ce13" table:formula="of:=[.AG128]-2*([.$B128]-1)" office:value-type="float" office:value="0.000234375000104592" calcext:value-type="float">
            <text:p>0.000234375</text:p>
          </table:table-cell>
          <table:table-cell table:style-name="Default" office:value-type="float" office:value="63625443735607.5" calcext:value-type="float">
            <text:p>63625443735607.5</text:p>
          </table:table-cell>
          <table:table-cell table:style-name="ce4" table:formula="of:=([.AI128]-[.AI127])/1000" office:value-type="float" office:value="1.9993359375" calcext:value-type="float">
            <text:p>1.9993</text:p>
          </table:table-cell>
          <table:table-cell table:style-name="ce4" table:formula="of:=[.AJ128]+[.AK127]" office:value-type="float" office:value="251.9994453125" calcext:value-type="float">
            <text:p>251.9994</text:p>
          </table:table-cell>
          <table:table-cell table:style-name="ce14" table:formula="of:=[.AK128]-2*([.$B128]-1)" office:value-type="float" office:value="-0.000554687500113005" calcext:value-type="float">
            <text:p>-0.0005546875</text:p>
          </table:table-cell>
          <table:table-cell table:style-name="Default" office:value-type="float" office:value="63625444211899.5" calcext:value-type="float">
            <text:p>63625444211899.5</text:p>
          </table:table-cell>
          <table:table-cell table:style-name="ce4" table:formula="of:=([.AM128]-[.AM127])/1000" office:value-type="float" office:value="1.999296875" calcext:value-type="float">
            <text:p>1.9993</text:p>
          </table:table-cell>
          <table:table-cell table:style-name="ce4" table:formula="of:=[.AN128]+[.AO127]" office:value-type="float" office:value="251.9985859375" calcext:value-type="float">
            <text:p>251.9986</text:p>
          </table:table-cell>
          <table:table-cell table:style-name="ce15" table:formula="of:=[.AO128]-2*([.$B128]-1)" office:value-type="float" office:value="-0.0014140624999186" calcext:value-type="float">
            <text:p>-0.0014140625</text:p>
          </table:table-cell>
          <table:table-cell table:style-name="Default" office:value-type="float" office:value="63625444674228.6" calcext:value-type="float">
            <text:p>63625444674228.6</text:p>
          </table:table-cell>
          <table:table-cell table:style-name="ce4" table:formula="of:=([.AQ128]-[.AQ127])/1000" office:value-type="float" office:value="2.0020234375" calcext:value-type="float">
            <text:p>2.0020</text:p>
          </table:table-cell>
          <table:table-cell table:style-name="ce4" table:formula="of:=[.AR128]+[.AS127]" office:value-type="float" office:value="252.0007421875" calcext:value-type="float">
            <text:p>252.0007</text:p>
          </table:table-cell>
          <table:table-cell table:style-name="ce16" table:formula="of:=[.AS128]-2*([.$B128]-1)" office:value-type="float" office:value="0.000742187499952252" calcext:value-type="float">
            <text:p>0.0007421875</text:p>
          </table:table-cell>
          <table:table-cell table:style-name="Default" office:value-type="float" office:value="63625445144872.7" calcext:value-type="float">
            <text:p>63625445144872.7</text:p>
          </table:table-cell>
          <table:table-cell table:style-name="ce4" table:formula="of:=([.AU128]-[.AU127])/1000" office:value-type="float" office:value="1.99896875" calcext:value-type="float">
            <text:p>1.9990</text:p>
          </table:table-cell>
          <table:table-cell table:style-name="ce4" table:formula="of:=[.AV128]+[.AW127]" office:value-type="float" office:value="251.9996015625" calcext:value-type="float">
            <text:p>251.9996</text:p>
          </table:table-cell>
          <table:table-cell table:style-name="ce17" table:formula="of:=[.AW128]-2*([.$B128]-1)" office:value-type="float" office:value="-0.000398437500024329" calcext:value-type="float">
            <text:p>-0.000398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128" calcext:value-type="float">
            <text:p>128</text:p>
          </table:table-cell>
          <table:table-cell office:value-type="float" office:value="63625439735832.6" calcext:value-type="float">
            <text:p>63625439735832.6</text:p>
          </table:table-cell>
          <table:table-cell table:formula="of:=([.C129]-[.C128])/1000" office:value-type="float" office:value="1.9969296875" calcext:value-type="float">
            <text:p>1.9969</text:p>
          </table:table-cell>
          <table:table-cell table:formula="of:=[.D129]+[.E128]" office:value-type="float" office:value="253.9982421875" calcext:value-type="float">
            <text:p>253.9982</text:p>
          </table:table-cell>
          <table:table-cell table:style-name="ce6" table:formula="of:=[.E129]-2*([.$B129]-1)" office:value-type="float" office:value="-0.00175781249996021" calcext:value-type="float">
            <text:p>-0.0017578125</text:p>
          </table:table-cell>
          <table:table-cell table:style-name="Default" office:value-type="float" office:value="63625440398559" calcext:value-type="float">
            <text:p>63625440398559</text:p>
          </table:table-cell>
          <table:table-cell table:style-name="ce4" table:formula="of:=([.G129]-[.G128])/1000" office:value-type="float" office:value="1.999625" calcext:value-type="float">
            <text:p>1.9996</text:p>
          </table:table-cell>
          <table:table-cell table:style-name="ce4" table:formula="of:=[.H129]+[.I128]" office:value-type="float" office:value="253.9995859375" calcext:value-type="float">
            <text:p>253.9996</text:p>
          </table:table-cell>
          <table:table-cell table:style-name="ce7" table:formula="of:=[.I129]-2*([.$B129]-1)" office:value-type="float" office:value="-0.000414062500055934" calcext:value-type="float">
            <text:p>-0.0004140625</text:p>
          </table:table-cell>
          <table:table-cell table:style-name="Default" office:value-type="float" office:value="63625440868526.4" calcext:value-type="float">
            <text:p>63625440868526.4</text:p>
          </table:table-cell>
          <table:table-cell table:style-name="ce4" table:formula="of:=([.K129]-[.K128])/1000" office:value-type="float" office:value="2.0000859375" calcext:value-type="float">
            <text:p>2.0001</text:p>
          </table:table-cell>
          <table:table-cell table:style-name="ce4" table:formula="of:=[.L129]+[.M128]" office:value-type="float" office:value="253.9991015625" calcext:value-type="float">
            <text:p>253.9991</text:p>
          </table:table-cell>
          <table:table-cell table:style-name="ce8" table:formula="of:=[.M129]-2*([.$B129]-1)" office:value-type="float" office:value="-0.000898437499955662" calcext:value-type="float">
            <text:p>-0.0008984375</text:p>
          </table:table-cell>
          <table:table-cell table:style-name="Default" office:value-type="float" office:value="63625441345261" calcext:value-type="float">
            <text:p>63625441345261</text:p>
          </table:table-cell>
          <table:table-cell table:style-name="ce4" table:formula="of:=([.O129]-[.O128])/1000" office:value-type="float" office:value="2.0011953125" calcext:value-type="float">
            <text:p>2.0012</text:p>
          </table:table-cell>
          <table:table-cell table:style-name="ce4" table:formula="of:=[.P129]+[.Q128]" office:value-type="float" office:value="254.00184375" calcext:value-type="float">
            <text:p>254.0018</text:p>
          </table:table-cell>
          <table:table-cell table:style-name="ce9" table:formula="of:=[.Q129]-2*([.$B129]-1)" office:value-type="float" office:value="0.00184375000003456" calcext:value-type="float">
            <text:p>0.00184375</text:p>
          </table:table-cell>
          <table:table-cell table:style-name="Default" office:value-type="float" office:value="63625441844389.7" calcext:value-type="float">
            <text:p>63625441844389.7</text:p>
          </table:table-cell>
          <table:table-cell table:style-name="ce4" table:formula="of:=([.S129]-[.S128])/1000" office:value-type="float" office:value="1.998421875" calcext:value-type="float">
            <text:p>1.9984</text:p>
          </table:table-cell>
          <table:table-cell table:style-name="ce4" table:formula="of:=[.T129]+[.U128]" office:value-type="float" office:value="253.9983984375" calcext:value-type="float">
            <text:p>253.9984</text:p>
          </table:table-cell>
          <table:table-cell table:style-name="ce10" table:formula="of:=[.U129]-2*([.$B129]-1)" office:value-type="float" office:value="-0.00160156250001364" calcext:value-type="float">
            <text:p>-0.0016015625</text:p>
          </table:table-cell>
          <table:table-cell table:style-name="Default" office:value-type="float" office:value="63625442334061.3" calcext:value-type="float">
            <text:p>63625442334061.3</text:p>
          </table:table-cell>
          <table:table-cell table:style-name="ce4" table:formula="of:=([.W129]-[.W128])/1000" office:value-type="float" office:value="1.999890625" calcext:value-type="float">
            <text:p>1.9999</text:p>
          </table:table-cell>
          <table:table-cell table:style-name="ce4" table:formula="of:=[.X129]+[.Y128]" office:value-type="float" office:value="253.9984375" calcext:value-type="float">
            <text:p>253.9984</text:p>
          </table:table-cell>
          <table:table-cell table:style-name="ce11" table:formula="of:=[.Y129]-2*([.$B129]-1)" office:value-type="float" office:value="-0.00156250000011937" calcext:value-type="float">
            <text:p>-0.0015625</text:p>
          </table:table-cell>
          <table:table-cell table:style-name="Default" office:value-type="float" office:value="63625442811930.5" calcext:value-type="float">
            <text:p>63625442811930.5</text:p>
          </table:table-cell>
          <table:table-cell table:style-name="ce4" table:formula="of:=([.AA129]-[.AA128])/1000" office:value-type="float" office:value="2.0013046875" calcext:value-type="float">
            <text:p>2.0013</text:p>
          </table:table-cell>
          <table:table-cell table:style-name="ce4" table:formula="of:=[.AB129]+[.AC128]" office:value-type="float" office:value="253.9993828125" calcext:value-type="float">
            <text:p>253.9994</text:p>
          </table:table-cell>
          <table:table-cell table:style-name="ce12" table:formula="of:=[.AC129]-2*([.$B129]-1)" office:value-type="float" office:value="-0.000617187499955207" calcext:value-type="float">
            <text:p>-0.0006171875</text:p>
          </table:table-cell>
          <table:table-cell table:style-name="Default" office:value-type="float" office:value="63625443273819.6" calcext:value-type="float">
            <text:p>63625443273819.6</text:p>
          </table:table-cell>
          <table:table-cell table:style-name="ce4" table:formula="of:=([.AE129]-[.AE128])/1000" office:value-type="float" office:value="2.001359375" calcext:value-type="float">
            <text:p>2.0014</text:p>
          </table:table-cell>
          <table:table-cell table:style-name="ce4" table:formula="of:=[.AF129]+[.AG128]" office:value-type="float" office:value="254.00159375" calcext:value-type="float">
            <text:p>254.0016</text:p>
          </table:table-cell>
          <table:table-cell table:style-name="ce13" table:formula="of:=[.AG129]-2*([.$B129]-1)" office:value-type="float" office:value="0.00159375000009732" calcext:value-type="float">
            <text:p>0.00159375</text:p>
          </table:table-cell>
          <table:table-cell table:style-name="Default" office:value-type="float" office:value="63625443737606.6" calcext:value-type="float">
            <text:p>63625443737606.6</text:p>
          </table:table-cell>
          <table:table-cell table:style-name="ce4" table:formula="of:=([.AI129]-[.AI128])/1000" office:value-type="float" office:value="1.99903125" calcext:value-type="float">
            <text:p>1.9990</text:p>
          </table:table-cell>
          <table:table-cell table:style-name="ce4" table:formula="of:=[.AJ129]+[.AK128]" office:value-type="float" office:value="253.9984765625" calcext:value-type="float">
            <text:p>253.9985</text:p>
          </table:table-cell>
          <table:table-cell table:style-name="ce14" table:formula="of:=[.AK129]-2*([.$B129]-1)" office:value-type="float" office:value="-0.00152343750011141" calcext:value-type="float">
            <text:p>-0.0015234375</text:p>
          </table:table-cell>
          <table:table-cell table:style-name="Default" office:value-type="float" office:value="63625444213901.2" calcext:value-type="float">
            <text:p>63625444213901.2</text:p>
          </table:table-cell>
          <table:table-cell table:style-name="ce4" table:formula="of:=([.AM129]-[.AM128])/1000" office:value-type="float" office:value="2.0016484375" calcext:value-type="float">
            <text:p>2.0016</text:p>
          </table:table-cell>
          <table:table-cell table:style-name="ce4" table:formula="of:=[.AN129]+[.AO128]" office:value-type="float" office:value="254.000234375" calcext:value-type="float">
            <text:p>254.0002</text:p>
          </table:table-cell>
          <table:table-cell table:style-name="ce15" table:formula="of:=[.AO129]-2*([.$B129]-1)" office:value-type="float" office:value="0.00023437500007617" calcext:value-type="float">
            <text:p>0.000234375</text:p>
          </table:table-cell>
          <table:table-cell table:style-name="Default" office:value-type="float" office:value="63625444676227.7" calcext:value-type="float">
            <text:p>63625444676227.7</text:p>
          </table:table-cell>
          <table:table-cell table:style-name="ce4" table:formula="of:=([.AQ129]-[.AQ128])/1000" office:value-type="float" office:value="1.9991015625" calcext:value-type="float">
            <text:p>1.9991</text:p>
          </table:table-cell>
          <table:table-cell table:style-name="ce4" table:formula="of:=[.AR129]+[.AS128]" office:value-type="float" office:value="253.99984375" calcext:value-type="float">
            <text:p>253.9998</text:p>
          </table:table-cell>
          <table:table-cell table:style-name="ce16" table:formula="of:=[.AS129]-2*([.$B129]-1)" office:value-type="float" office:value="-0.000156250000060254" calcext:value-type="float">
            <text:p>-0.00015625</text:p>
          </table:table-cell>
          <table:table-cell table:style-name="Default" office:value-type="float" office:value="63625445146872" calcext:value-type="float">
            <text:p>63625445146872</text:p>
          </table:table-cell>
          <table:table-cell table:style-name="ce4" table:formula="of:=([.AU129]-[.AU128])/1000" office:value-type="float" office:value="1.9993359375" calcext:value-type="float">
            <text:p>1.9993</text:p>
          </table:table-cell>
          <table:table-cell table:style-name="ce4" table:formula="of:=[.AV129]+[.AW128]" office:value-type="float" office:value="253.9989375" calcext:value-type="float">
            <text:p>253.9989</text:p>
          </table:table-cell>
          <table:table-cell table:style-name="ce17" table:formula="of:=[.AW129]-2*([.$B129]-1)" office:value-type="float" office:value="-0.00106250000001751" calcext:value-type="float">
            <text:p>-0.0010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test</text:p>
          </table:table-cell>
          <table:table-cell table:style-name="ce3" office:value-type="float" office:value="129" calcext:value-type="float">
            <text:p>129</text:p>
          </table:table-cell>
          <table:table-cell office:value-type="float" office:value="63625439737832.9" calcext:value-type="float">
            <text:p>63625439737832.9</text:p>
          </table:table-cell>
          <table:table-cell table:formula="of:=([.C130]-[.C129])/1000" office:value-type="float" office:value="2.00034375" calcext:value-type="float">
            <text:p>2.0003</text:p>
          </table:table-cell>
          <table:table-cell table:formula="of:=[.D130]+[.E129]" office:value-type="float" office:value="255.9985859375" calcext:value-type="float">
            <text:p>255.9986</text:p>
          </table:table-cell>
          <table:table-cell table:style-name="ce6" table:formula="of:=[.E130]-2*([.$B130]-1)" office:value-type="float" office:value="-0.00141406249994702" calcext:value-type="float">
            <text:p>-0.0014140625</text:p>
          </table:table-cell>
          <table:table-cell table:style-name="Default" office:value-type="float" office:value="63625440400559.1" calcext:value-type="float">
            <text:p>63625440400559.1</text:p>
          </table:table-cell>
          <table:table-cell table:style-name="ce4" table:formula="of:=([.G130]-[.G129])/1000" office:value-type="float" office:value="2.000078125" calcext:value-type="float">
            <text:p>2.0001</text:p>
          </table:table-cell>
          <table:table-cell table:style-name="ce4" table:formula="of:=[.H130]+[.I129]" office:value-type="float" office:value="255.9996640625" calcext:value-type="float">
            <text:p>255.9997</text:p>
          </table:table-cell>
          <table:table-cell table:style-name="ce7" table:formula="of:=[.I130]-2*([.$B130]-1)" office:value-type="float" office:value="-0.000335937500068439" calcext:value-type="float">
            <text:p>-0.0003359375</text:p>
          </table:table-cell>
          <table:table-cell table:style-name="Default" office:value-type="float" office:value="63625440870525.7" calcext:value-type="float">
            <text:p>63625440870525.7</text:p>
          </table:table-cell>
          <table:table-cell table:style-name="ce4" table:formula="of:=([.K130]-[.K129])/1000" office:value-type="float" office:value="1.999296875" calcext:value-type="float">
            <text:p>1.9993</text:p>
          </table:table-cell>
          <table:table-cell table:style-name="ce4" table:formula="of:=[.L130]+[.M129]" office:value-type="float" office:value="255.9983984375" calcext:value-type="float">
            <text:p>255.9984</text:p>
          </table:table-cell>
          <table:table-cell table:style-name="ce8" table:formula="of:=[.M130]-2*([.$B130]-1)" office:value-type="float" office:value="-0.0016015624999568" calcext:value-type="float">
            <text:p>-0.0016015625</text:p>
          </table:table-cell>
          <table:table-cell table:style-name="Default" office:value-type="float" office:value="63625441347260.4" calcext:value-type="float">
            <text:p>63625441347260.4</text:p>
          </table:table-cell>
          <table:table-cell table:style-name="ce4" table:formula="of:=([.O130]-[.O129])/1000" office:value-type="float" office:value="1.9994296875" calcext:value-type="float">
            <text:p>1.9994</text:p>
          </table:table-cell>
          <table:table-cell table:style-name="ce4" table:formula="of:=[.P130]+[.Q129]" office:value-type="float" office:value="256.0012734375" calcext:value-type="float">
            <text:p>256.0013</text:p>
          </table:table-cell>
          <table:table-cell table:style-name="ce9" table:formula="of:=[.Q130]-2*([.$B130]-1)" office:value-type="float" office:value="0.00127343750006048" calcext:value-type="float">
            <text:p>0.0012734375</text:p>
          </table:table-cell>
          <table:table-cell table:style-name="Default" office:value-type="float" office:value="63625441846390.9" calcext:value-type="float">
            <text:p>63625441846390.9</text:p>
          </table:table-cell>
          <table:table-cell table:style-name="ce4" table:formula="of:=([.S130]-[.S129])/1000" office:value-type="float" office:value="2.0011875" calcext:value-type="float">
            <text:p>2.0012</text:p>
          </table:table-cell>
          <table:table-cell table:style-name="ce4" table:formula="of:=[.T130]+[.U129]" office:value-type="float" office:value="255.9995859375" calcext:value-type="float">
            <text:p>255.9996</text:p>
          </table:table-cell>
          <table:table-cell table:style-name="ce10" table:formula="of:=[.U130]-2*([.$B130]-1)" office:value-type="float" office:value="-0.000414062500027512" calcext:value-type="float">
            <text:p>-0.0004140625</text:p>
          </table:table-cell>
          <table:table-cell table:style-name="Default" office:value-type="float" office:value="63625442336063" calcext:value-type="float">
            <text:p>63625442336063</text:p>
          </table:table-cell>
          <table:table-cell table:style-name="ce4" table:formula="of:=([.W130]-[.W129])/1000" office:value-type="float" office:value="2.0016640625" calcext:value-type="float">
            <text:p>2.0017</text:p>
          </table:table-cell>
          <table:table-cell table:style-name="ce4" table:formula="of:=[.X130]+[.Y129]" office:value-type="float" office:value="256.0001015625" calcext:value-type="float">
            <text:p>256.0001</text:p>
          </table:table-cell>
          <table:table-cell table:style-name="ce11" table:formula="of:=[.Y130]-2*([.$B130]-1)" office:value-type="float" office:value="0.000101562499878582" calcext:value-type="float">
            <text:p>0.0001015625</text:p>
          </table:table-cell>
          <table:table-cell table:style-name="Default" office:value-type="float" office:value="63625442813932" calcext:value-type="float">
            <text:p>63625442813932</text:p>
          </table:table-cell>
          <table:table-cell table:style-name="ce4" table:formula="of:=([.AA130]-[.AA129])/1000" office:value-type="float" office:value="2.0015703125" calcext:value-type="float">
            <text:p>2.0016</text:p>
          </table:table-cell>
          <table:table-cell table:style-name="ce4" table:formula="of:=[.AB130]+[.AC129]" office:value-type="float" office:value="256.000953125" calcext:value-type="float">
            <text:p>256.0010</text:p>
          </table:table-cell>
          <table:table-cell table:style-name="ce12" table:formula="of:=[.AC130]-2*([.$B130]-1)" office:value-type="float" office:value="0.000953125000023647" calcext:value-type="float">
            <text:p>0.000953125</text:p>
          </table:table-cell>
          <table:table-cell table:style-name="Default" office:value-type="float" office:value="63625443275816.9" calcext:value-type="float">
            <text:p>63625443275816.9</text:p>
          </table:table-cell>
          <table:table-cell table:style-name="ce4" table:formula="of:=([.AE130]-[.AE129])/1000" office:value-type="float" office:value="1.9973359375" calcext:value-type="float">
            <text:p>1.9973</text:p>
          </table:table-cell>
          <table:table-cell table:style-name="ce4" table:formula="of:=[.AF130]+[.AG129]" office:value-type="float" office:value="255.9989296875" calcext:value-type="float">
            <text:p>255.9989</text:p>
          </table:table-cell>
          <table:table-cell table:style-name="ce13" table:formula="of:=[.AG130]-2*([.$B130]-1)" office:value-type="float" office:value="-0.00107031249990541" calcext:value-type="float">
            <text:p>-0.0010703125</text:p>
          </table:table-cell>
          <table:table-cell table:style-name="Default" office:value-type="float" office:value="63625443739606.8" calcext:value-type="float">
            <text:p>63625443739606.8</text:p>
          </table:table-cell>
          <table:table-cell table:style-name="ce4" table:formula="of:=([.AI130]-[.AI129])/1000" office:value-type="float" office:value="2.0001953125" calcext:value-type="float">
            <text:p>2.0002</text:p>
          </table:table-cell>
          <table:table-cell table:style-name="ce4" table:formula="of:=[.AJ130]+[.AK129]" office:value-type="float" office:value="255.998671875" calcext:value-type="float">
            <text:p>255.9987</text:p>
          </table:table-cell>
          <table:table-cell table:style-name="ce14" table:formula="of:=[.AK130]-2*([.$B130]-1)" office:value-type="float" office:value="-0.00132812500010004" calcext:value-type="float">
            <text:p>-0.001328125</text:p>
          </table:table-cell>
          <table:table-cell table:style-name="Default" office:value-type="float" office:value="63625444215900.1" calcext:value-type="float">
            <text:p>63625444215900.1</text:p>
          </table:table-cell>
          <table:table-cell table:style-name="ce4" table:formula="of:=([.AM130]-[.AM129])/1000" office:value-type="float" office:value="1.998921875" calcext:value-type="float">
            <text:p>1.9989</text:p>
          </table:table-cell>
          <table:table-cell table:style-name="ce4" table:formula="of:=[.AN130]+[.AO129]" office:value-type="float" office:value="255.99915625" calcext:value-type="float">
            <text:p>255.9992</text:p>
          </table:table-cell>
          <table:table-cell table:style-name="ce15" table:formula="of:=[.AO130]-2*([.$B130]-1)" office:value-type="float" office:value="-0.000843749999916099" calcext:value-type="float">
            <text:p>-0.00084375</text:p>
          </table:table-cell>
          <table:table-cell table:style-name="Default" office:value-type="float" office:value="63625444678226.9" calcext:value-type="float">
            <text:p>63625444678226.9</text:p>
          </table:table-cell>
          <table:table-cell table:style-name="ce4" table:formula="of:=([.AQ130]-[.AQ129])/1000" office:value-type="float" office:value="1.99915625" calcext:value-type="float">
            <text:p>1.9992</text:p>
          </table:table-cell>
          <table:table-cell table:style-name="ce4" table:formula="of:=[.AR130]+[.AS129]" office:value-type="float" office:value="255.999" calcext:value-type="float">
            <text:p>255.9990</text:p>
          </table:table-cell>
          <table:table-cell table:style-name="ce16" table:formula="of:=[.AS130]-2*([.$B130]-1)" office:value-type="float" office:value="-0.00100000000006162" calcext:value-type="float">
            <text:p>-0.001</text:p>
          </table:table-cell>
          <table:table-cell table:style-name="Default" office:value-type="float" office:value="63625445148874.6" calcext:value-type="float">
            <text:p>63625445148874.6</text:p>
          </table:table-cell>
          <table:table-cell table:style-name="ce4" table:formula="of:=([.AU130]-[.AU129])/1000" office:value-type="float" office:value="2.002578125" calcext:value-type="float">
            <text:p>2.0026</text:p>
          </table:table-cell>
          <table:table-cell table:style-name="ce4" table:formula="of:=[.AV130]+[.AW129]" office:value-type="float" office:value="256.001515625" calcext:value-type="float">
            <text:p>256.0015</text:p>
          </table:table-cell>
          <table:table-cell table:style-name="ce17" table:formula="of:=[.AW130]-2*([.$B130]-1)" office:value-type="float" office:value="0.00151562499996771" calcext:value-type="float">
            <text:p>0.001515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eedback</text:p>
          </table:table-cell>
          <table:table-cell table:style-name="ce3" office:value-type="float" office:value="130" calcext:value-type="float">
            <text:p>130</text:p>
          </table:table-cell>
          <table:table-cell office:value-type="float" office:value="63625439739832.9" calcext:value-type="float">
            <text:p>63625439739832.9</text:p>
          </table:table-cell>
          <table:table-cell table:formula="of:=([.C131]-[.C130])/1000" office:value-type="float" office:value="1.999984375" calcext:value-type="float">
            <text:p>2.0000</text:p>
          </table:table-cell>
          <table:table-cell table:formula="of:=[.D131]+[.E130]" office:value-type="float" office:value="257.9985703125" calcext:value-type="float">
            <text:p>257.9986</text:p>
          </table:table-cell>
          <table:table-cell table:style-name="ce6" table:formula="of:=[.E131]-2*([.$B131]-1)" office:value-type="float" office:value="-0.00142968749992178" calcext:value-type="float">
            <text:p>-0.0014296875</text:p>
          </table:table-cell>
          <table:table-cell table:style-name="Default" office:value-type="float" office:value="63625440402558.5" calcext:value-type="float">
            <text:p>63625440402558.5</text:p>
          </table:table-cell>
          <table:table-cell table:style-name="ce4" table:formula="of:=([.G131]-[.G130])/1000" office:value-type="float" office:value="1.999390625" calcext:value-type="float">
            <text:p>1.9994</text:p>
          </table:table-cell>
          <table:table-cell table:style-name="ce4" table:formula="of:=[.H131]+[.I130]" office:value-type="float" office:value="257.9990546875" calcext:value-type="float">
            <text:p>257.9991</text:p>
          </table:table-cell>
          <table:table-cell table:style-name="ce7" table:formula="of:=[.I131]-2*([.$B131]-1)" office:value-type="float" office:value="-0.000945312500050477" calcext:value-type="float">
            <text:p>-0.0009453125</text:p>
          </table:table-cell>
          <table:table-cell table:style-name="Default" office:value-type="float" office:value="63625440872527.7" calcext:value-type="float">
            <text:p>63625440872527.7</text:p>
          </table:table-cell>
          <table:table-cell table:style-name="ce4" table:formula="of:=([.K131]-[.K130])/1000" office:value-type="float" office:value="2.00203125" calcext:value-type="float">
            <text:p>2.0020</text:p>
          </table:table-cell>
          <table:table-cell table:style-name="ce4" table:formula="of:=[.L131]+[.M130]" office:value-type="float" office:value="258.0004296875" calcext:value-type="float">
            <text:p>258.0004</text:p>
          </table:table-cell>
          <table:table-cell table:style-name="ce8" table:formula="of:=[.M131]-2*([.$B131]-1)" office:value-type="float" office:value="0.000429687500059117" calcext:value-type="float">
            <text:p>0.0004296875</text:p>
          </table:table-cell>
          <table:table-cell table:style-name="Default" office:value-type="float" office:value="63625441349259.2" calcext:value-type="float">
            <text:p>63625441349259.2</text:p>
          </table:table-cell>
          <table:table-cell table:style-name="ce4" table:formula="of:=([.O131]-[.O130])/1000" office:value-type="float" office:value="1.9988515625" calcext:value-type="float">
            <text:p>1.9989</text:p>
          </table:table-cell>
          <table:table-cell table:style-name="ce4" table:formula="of:=[.P131]+[.Q130]" office:value-type="float" office:value="258.000125" calcext:value-type="float">
            <text:p>258.0001</text:p>
          </table:table-cell>
          <table:table-cell table:style-name="ce9" table:formula="of:=[.Q131]-2*([.$B131]-1)" office:value-type="float" office:value="0.000125000000082309" calcext:value-type="float">
            <text:p>0.000125</text:p>
          </table:table-cell>
          <table:table-cell table:style-name="Default" office:value-type="float" office:value="63625441848389.3" calcext:value-type="float">
            <text:p>63625441848389.3</text:p>
          </table:table-cell>
          <table:table-cell table:style-name="ce4" table:formula="of:=([.S131]-[.S130])/1000" office:value-type="float" office:value="1.9984140625" calcext:value-type="float">
            <text:p>1.9984</text:p>
          </table:table-cell>
          <table:table-cell table:style-name="ce4" table:formula="of:=[.T131]+[.U130]" office:value-type="float" office:value="257.998" calcext:value-type="float">
            <text:p>257.9980</text:p>
          </table:table-cell>
          <table:table-cell table:style-name="ce10" table:formula="of:=[.U131]-2*([.$B131]-1)" office:value-type="float" office:value="-0.00200000000000955" calcext:value-type="float">
            <text:p>-0.002</text:p>
          </table:table-cell>
          <table:table-cell table:style-name="Default" office:value-type="float" office:value="63625442338061.6" calcext:value-type="float">
            <text:p>63625442338061.6</text:p>
          </table:table-cell>
          <table:table-cell table:style-name="ce4" table:formula="of:=([.W131]-[.W130])/1000" office:value-type="float" office:value="1.998640625" calcext:value-type="float">
            <text:p>1.9986</text:p>
          </table:table-cell>
          <table:table-cell table:style-name="ce4" table:formula="of:=[.X131]+[.Y130]" office:value-type="float" office:value="257.9987421875" calcext:value-type="float">
            <text:p>257.9987</text:p>
          </table:table-cell>
          <table:table-cell table:style-name="ce11" table:formula="of:=[.Y131]-2*([.$B131]-1)" office:value-type="float" office:value="-0.00125781250011414" calcext:value-type="float">
            <text:p>-0.0012578125</text:p>
          </table:table-cell>
          <table:table-cell table:style-name="Default" office:value-type="float" office:value="63625442815929.8" calcext:value-type="float">
            <text:p>63625442815929.8</text:p>
          </table:table-cell>
          <table:table-cell table:style-name="ce4" table:formula="of:=([.AA131]-[.AA130])/1000" office:value-type="float" office:value="1.9977578125" calcext:value-type="float">
            <text:p>1.9978</text:p>
          </table:table-cell>
          <table:table-cell table:style-name="ce4" table:formula="of:=[.AB131]+[.AC130]" office:value-type="float" office:value="257.9987109375" calcext:value-type="float">
            <text:p>257.9987</text:p>
          </table:table-cell>
          <table:table-cell table:style-name="ce12" table:formula="of:=[.AC131]-2*([.$B131]-1)" office:value-type="float" office:value="-0.00128906249994998" calcext:value-type="float">
            <text:p>-0.0012890625</text:p>
          </table:table-cell>
          <table:table-cell table:style-name="Default" office:value-type="float" office:value="63625443277816.9" calcext:value-type="float">
            <text:p>63625443277816.9</text:p>
          </table:table-cell>
          <table:table-cell table:style-name="ce4" table:formula="of:=([.AE131]-[.AE130])/1000" office:value-type="float" office:value="1.999984375" calcext:value-type="float">
            <text:p>2.0000</text:p>
          </table:table-cell>
          <table:table-cell table:style-name="ce4" table:formula="of:=[.AF131]+[.AG130]" office:value-type="float" office:value="257.9989140625" calcext:value-type="float">
            <text:p>257.9989</text:p>
          </table:table-cell>
          <table:table-cell table:style-name="ce13" table:formula="of:=[.AG131]-2*([.$B131]-1)" office:value-type="float" office:value="-0.0010859374999086" calcext:value-type="float">
            <text:p>-0.0010859375</text:p>
          </table:table-cell>
          <table:table-cell table:style-name="Default" office:value-type="float" office:value="63625443741607.3" calcext:value-type="float">
            <text:p>63625443741607.3</text:p>
          </table:table-cell>
          <table:table-cell table:style-name="ce4" table:formula="of:=([.AI131]-[.AI130])/1000" office:value-type="float" office:value="2.0005" calcext:value-type="float">
            <text:p>2.0005</text:p>
          </table:table-cell>
          <table:table-cell table:style-name="ce4" table:formula="of:=[.AJ131]+[.AK130]" office:value-type="float" office:value="257.999171875" calcext:value-type="float">
            <text:p>257.9992</text:p>
          </table:table-cell>
          <table:table-cell table:style-name="ce14" table:formula="of:=[.AK131]-2*([.$B131]-1)" office:value-type="float" office:value="-0.000828125000111868" calcext:value-type="float">
            <text:p>-0.000828125</text:p>
          </table:table-cell>
          <table:table-cell table:style-name="Default" office:value-type="float" office:value="63625444217899.6" calcext:value-type="float">
            <text:p>63625444217899.6</text:p>
          </table:table-cell>
          <table:table-cell table:style-name="ce4" table:formula="of:=([.AM131]-[.AM130])/1000" office:value-type="float" office:value="1.999546875" calcext:value-type="float">
            <text:p>1.9995</text:p>
          </table:table-cell>
          <table:table-cell table:style-name="ce4" table:formula="of:=[.AN131]+[.AO130]" office:value-type="float" office:value="257.998703125" calcext:value-type="float">
            <text:p>257.9987</text:p>
          </table:table-cell>
          <table:table-cell table:style-name="ce15" table:formula="of:=[.AO131]-2*([.$B131]-1)" office:value-type="float" office:value="-0.00129687499992315" calcext:value-type="float">
            <text:p>-0.001296875</text:p>
          </table:table-cell>
          <table:table-cell table:style-name="Default" office:value-type="float" office:value="63625444680227.7" calcext:value-type="float">
            <text:p>63625444680227.7</text:p>
          </table:table-cell>
          <table:table-cell table:style-name="ce4" table:formula="of:=([.AQ131]-[.AQ130])/1000" office:value-type="float" office:value="2.0007890625" calcext:value-type="float">
            <text:p>2.0008</text:p>
          </table:table-cell>
          <table:table-cell table:style-name="ce4" table:formula="of:=[.AR131]+[.AS130]" office:value-type="float" office:value="257.9997890625" calcext:value-type="float">
            <text:p>257.9998</text:p>
          </table:table-cell>
          <table:table-cell table:style-name="ce16" table:formula="of:=[.AS131]-2*([.$B131]-1)" office:value-type="float" office:value="-0.000210937500071395" calcext:value-type="float">
            <text:p>-0.0002109375</text:p>
          </table:table-cell>
          <table:table-cell table:style-name="Default" office:value-type="float" office:value="63625445150871.2" calcext:value-type="float">
            <text:p>63625445150871.2</text:p>
          </table:table-cell>
          <table:table-cell table:style-name="ce4" table:formula="of:=([.AU131]-[.AU130])/1000" office:value-type="float" office:value="1.996640625" calcext:value-type="float">
            <text:p>1.9966</text:p>
          </table:table-cell>
          <table:table-cell table:style-name="ce4" table:formula="of:=[.AV131]+[.AW130]" office:value-type="float" office:value="257.99815625" calcext:value-type="float">
            <text:p>257.9982</text:p>
          </table:table-cell>
          <table:table-cell table:style-name="ce17" table:formula="of:=[.AW131]-2*([.$B131]-1)" office:value-type="float" office:value="-0.00184375000003456" calcext:value-type="float">
            <text:p>-0.0018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131" calcext:value-type="float">
            <text:p>131</text:p>
          </table:table-cell>
          <table:table-cell office:value-type="float" office:value="63625439741833.3" calcext:value-type="float">
            <text:p>63625439741833.3</text:p>
          </table:table-cell>
          <table:table-cell table:formula="of:=([.C132]-[.C131])/1000" office:value-type="float" office:value="2.000421875" calcext:value-type="float">
            <text:p>2.0004</text:p>
          </table:table-cell>
          <table:table-cell table:formula="of:=[.D132]+[.E131]" office:value-type="float" office:value="259.9989921875" calcext:value-type="float">
            <text:p>259.9990</text:p>
          </table:table-cell>
          <table:table-cell table:style-name="ce6" table:formula="of:=[.E132]-2*([.$B132]-1)" office:value-type="float" office:value="-0.00100781249994952" calcext:value-type="float">
            <text:p>-0.0010078125</text:p>
          </table:table-cell>
          <table:table-cell table:style-name="Default" office:value-type="float" office:value="63625440404558.8" calcext:value-type="float">
            <text:p>63625440404558.8</text:p>
          </table:table-cell>
          <table:table-cell table:style-name="ce4" table:formula="of:=([.G132]-[.G131])/1000" office:value-type="float" office:value="2.000359375" calcext:value-type="float">
            <text:p>2.0004</text:p>
          </table:table-cell>
          <table:table-cell table:style-name="ce4" table:formula="of:=[.H132]+[.I131]" office:value-type="float" office:value="259.9994140625" calcext:value-type="float">
            <text:p>259.9994</text:p>
          </table:table-cell>
          <table:table-cell table:style-name="ce7" table:formula="of:=[.I132]-2*([.$B132]-1)" office:value-type="float" office:value="-0.000585937500034106" calcext:value-type="float">
            <text:p>-0.0005859375</text:p>
          </table:table-cell>
          <table:table-cell table:style-name="Default" office:value-type="float" office:value="63625440874528.6" calcext:value-type="float">
            <text:p>63625440874528.6</text:p>
          </table:table-cell>
          <table:table-cell table:style-name="ce4" table:formula="of:=([.K132]-[.K131])/1000" office:value-type="float" office:value="2.000921875" calcext:value-type="float">
            <text:p>2.0009</text:p>
          </table:table-cell>
          <table:table-cell table:style-name="ce4" table:formula="of:=[.L132]+[.M131]" office:value-type="float" office:value="260.0013515625" calcext:value-type="float">
            <text:p>260.0014</text:p>
          </table:table-cell>
          <table:table-cell table:style-name="ce8" table:formula="of:=[.M132]-2*([.$B132]-1)" office:value-type="float" office:value="0.0013515625000764" calcext:value-type="float">
            <text:p>0.0013515625</text:p>
          </table:table-cell>
          <table:table-cell table:style-name="Default" office:value-type="float" office:value="63625441351257.9" calcext:value-type="float">
            <text:p>63625441351257.9</text:p>
          </table:table-cell>
          <table:table-cell table:style-name="ce4" table:formula="of:=([.O132]-[.O131])/1000" office:value-type="float" office:value="1.9986484375" calcext:value-type="float">
            <text:p>1.9986</text:p>
          </table:table-cell>
          <table:table-cell table:style-name="ce4" table:formula="of:=[.P132]+[.Q131]" office:value-type="float" office:value="259.9987734375" calcext:value-type="float">
            <text:p>259.9988</text:p>
          </table:table-cell>
          <table:table-cell table:style-name="ce9" table:formula="of:=[.Q132]-2*([.$B132]-1)" office:value-type="float" office:value="-0.00122656249993724" calcext:value-type="float">
            <text:p>-0.0012265625</text:p>
          </table:table-cell>
          <table:table-cell table:style-name="Default" office:value-type="float" office:value="63625441850390.6" calcext:value-type="float">
            <text:p>63625441850390.6</text:p>
          </table:table-cell>
          <table:table-cell table:style-name="ce4" table:formula="of:=([.S132]-[.S131])/1000" office:value-type="float" office:value="2.0013203125" calcext:value-type="float">
            <text:p>2.0013</text:p>
          </table:table-cell>
          <table:table-cell table:style-name="ce4" table:formula="of:=[.T132]+[.U131]" office:value-type="float" office:value="259.9993203125" calcext:value-type="float">
            <text:p>259.9993</text:p>
          </table:table-cell>
          <table:table-cell table:style-name="ce10" table:formula="of:=[.U132]-2*([.$B132]-1)" office:value-type="float" office:value="-0.000679687499996362" calcext:value-type="float">
            <text:p>-0.0006796875</text:p>
          </table:table-cell>
          <table:table-cell table:style-name="Default" office:value-type="float" office:value="63625442340061.6" calcext:value-type="float">
            <text:p>63625442340061.6</text:p>
          </table:table-cell>
          <table:table-cell table:style-name="ce4" table:formula="of:=([.W132]-[.W131])/1000" office:value-type="float" office:value="2.00003125" calcext:value-type="float">
            <text:p>2.0000</text:p>
          </table:table-cell>
          <table:table-cell table:style-name="ce4" table:formula="of:=[.X132]+[.Y131]" office:value-type="float" office:value="259.9987734375" calcext:value-type="float">
            <text:p>259.9988</text:p>
          </table:table-cell>
          <table:table-cell table:style-name="ce11" table:formula="of:=[.Y132]-2*([.$B132]-1)" office:value-type="float" office:value="-0.00122656250010778" calcext:value-type="float">
            <text:p>-0.0012265625</text:p>
          </table:table-cell>
          <table:table-cell table:style-name="Default" office:value-type="float" office:value="63625442817931.5" calcext:value-type="float">
            <text:p>63625442817931.5</text:p>
          </table:table-cell>
          <table:table-cell table:style-name="ce4" table:formula="of:=([.AA132]-[.AA131])/1000" office:value-type="float" office:value="2.001671875" calcext:value-type="float">
            <text:p>2.0017</text:p>
          </table:table-cell>
          <table:table-cell table:style-name="ce4" table:formula="of:=[.AB132]+[.AC131]" office:value-type="float" office:value="260.0003828125" calcext:value-type="float">
            <text:p>260.0004</text:p>
          </table:table-cell>
          <table:table-cell table:style-name="ce12" table:formula="of:=[.AC132]-2*([.$B132]-1)" office:value-type="float" office:value="0.000382812500049567" calcext:value-type="float">
            <text:p>0.0003828125</text:p>
          </table:table-cell>
          <table:table-cell table:style-name="Default" office:value-type="float" office:value="63625443279816.6" calcext:value-type="float">
            <text:p>63625443279816.6</text:p>
          </table:table-cell>
          <table:table-cell table:style-name="ce4" table:formula="of:=([.AE132]-[.AE131])/1000" office:value-type="float" office:value="1.9996640625" calcext:value-type="float">
            <text:p>1.9997</text:p>
          </table:table-cell>
          <table:table-cell table:style-name="ce4" table:formula="of:=[.AF132]+[.AG131]" office:value-type="float" office:value="259.998578125" calcext:value-type="float">
            <text:p>259.9986</text:p>
          </table:table-cell>
          <table:table-cell table:style-name="ce13" table:formula="of:=[.AG132]-2*([.$B132]-1)" office:value-type="float" office:value="-0.00142187499989177" calcext:value-type="float">
            <text:p>-0.001421875</text:p>
          </table:table-cell>
          <table:table-cell table:style-name="Default" office:value-type="float" office:value="63625443743608.2" calcext:value-type="float">
            <text:p>63625443743608.2</text:p>
          </table:table-cell>
          <table:table-cell table:style-name="ce4" table:formula="of:=([.AI132]-[.AI131])/1000" office:value-type="float" office:value="2.00096875" calcext:value-type="float">
            <text:p>2.0010</text:p>
          </table:table-cell>
          <table:table-cell table:style-name="ce4" table:formula="of:=[.AJ132]+[.AK131]" office:value-type="float" office:value="260.000140625" calcext:value-type="float">
            <text:p>260.0001</text:p>
          </table:table-cell>
          <table:table-cell table:style-name="ce14" table:formula="of:=[.AK132]-2*([.$B132]-1)" office:value-type="float" office:value="0.000140624999914962" calcext:value-type="float">
            <text:p>0.000140625</text:p>
          </table:table-cell>
          <table:table-cell table:style-name="Default" office:value-type="float" office:value="63625444219901" calcext:value-type="float">
            <text:p>63625444219901</text:p>
          </table:table-cell>
          <table:table-cell table:style-name="ce4" table:formula="of:=([.AM132]-[.AM131])/1000" office:value-type="float" office:value="2.0013984375" calcext:value-type="float">
            <text:p>2.0014</text:p>
          </table:table-cell>
          <table:table-cell table:style-name="ce4" table:formula="of:=[.AN132]+[.AO131]" office:value-type="float" office:value="260.0001015625" calcext:value-type="float">
            <text:p>260.0001</text:p>
          </table:table-cell>
          <table:table-cell table:style-name="ce15" table:formula="of:=[.AO132]-2*([.$B132]-1)" office:value-type="float" office:value="0.000101562500049113" calcext:value-type="float">
            <text:p>0.0001015625</text:p>
          </table:table-cell>
          <table:table-cell table:style-name="Default" office:value-type="float" office:value="63625444682229.1" calcext:value-type="float">
            <text:p>63625444682229.1</text:p>
          </table:table-cell>
          <table:table-cell table:style-name="ce4" table:formula="of:=([.AQ132]-[.AQ131])/1000" office:value-type="float" office:value="2.0014609375" calcext:value-type="float">
            <text:p>2.0015</text:p>
          </table:table-cell>
          <table:table-cell table:style-name="ce4" table:formula="of:=[.AR132]+[.AS131]" office:value-type="float" office:value="260.00125" calcext:value-type="float">
            <text:p>260.0013</text:p>
          </table:table-cell>
          <table:table-cell table:style-name="ce16" table:formula="of:=[.AS132]-2*([.$B132]-1)" office:value-type="float" office:value="0.0012499999999136" calcext:value-type="float">
            <text:p>0.00125</text:p>
          </table:table-cell>
          <table:table-cell table:style-name="Default" office:value-type="float" office:value="63625445152874.4" calcext:value-type="float">
            <text:p>63625445152874.4</text:p>
          </table:table-cell>
          <table:table-cell table:style-name="ce4" table:formula="of:=([.AU132]-[.AU131])/1000" office:value-type="float" office:value="2.0031640625" calcext:value-type="float">
            <text:p>2.0032</text:p>
          </table:table-cell>
          <table:table-cell table:style-name="ce4" table:formula="of:=[.AV132]+[.AW131]" office:value-type="float" office:value="260.0013203125" calcext:value-type="float">
            <text:p>260.0013</text:p>
          </table:table-cell>
          <table:table-cell table:style-name="ce17" table:formula="of:=[.AW132]-2*([.$B132]-1)" office:value-type="float" office:value="0.00132031249995634" calcext:value-type="float">
            <text:p>0.001320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132" calcext:value-type="float">
            <text:p>132</text:p>
          </table:table-cell>
          <table:table-cell office:value-type="float" office:value="63625439743834.6" calcext:value-type="float">
            <text:p>63625439743834.6</text:p>
          </table:table-cell>
          <table:table-cell table:formula="of:=([.C133]-[.C132])/1000" office:value-type="float" office:value="2.0012734375" calcext:value-type="float">
            <text:p>2.0013</text:p>
          </table:table-cell>
          <table:table-cell table:formula="of:=[.D133]+[.E132]" office:value-type="float" office:value="262.000265625" calcext:value-type="float">
            <text:p>262.0003</text:p>
          </table:table-cell>
          <table:table-cell table:style-name="ce6" table:formula="of:=[.E133]-2*([.$B133]-1)" office:value-type="float" office:value="0.000265625000054115" calcext:value-type="float">
            <text:p>0.000265625</text:p>
          </table:table-cell>
          <table:table-cell table:style-name="Default" office:value-type="float" office:value="63625440406557.5" calcext:value-type="float">
            <text:p>63625440406557.5</text:p>
          </table:table-cell>
          <table:table-cell table:style-name="ce4" table:formula="of:=([.G133]-[.G132])/1000" office:value-type="float" office:value="1.9986953125" calcext:value-type="float">
            <text:p>1.9987</text:p>
          </table:table-cell>
          <table:table-cell table:style-name="ce4" table:formula="of:=[.H133]+[.I132]" office:value-type="float" office:value="261.998109375" calcext:value-type="float">
            <text:p>261.9981</text:p>
          </table:table-cell>
          <table:table-cell table:style-name="ce7" table:formula="of:=[.I133]-2*([.$B133]-1)" office:value-type="float" office:value="-0.00189062500004411" calcext:value-type="float">
            <text:p>-0.001890625</text:p>
          </table:table-cell>
          <table:table-cell table:style-name="Default" office:value-type="float" office:value="63625440876525.4" calcext:value-type="float">
            <text:p>63625440876525.4</text:p>
          </table:table-cell>
          <table:table-cell table:style-name="ce4" table:formula="of:=([.K133]-[.K132])/1000" office:value-type="float" office:value="1.99678125" calcext:value-type="float">
            <text:p>1.9968</text:p>
          </table:table-cell>
          <table:table-cell table:style-name="ce4" table:formula="of:=[.L133]+[.M132]" office:value-type="float" office:value="261.9981328125" calcext:value-type="float">
            <text:p>261.9981</text:p>
          </table:table-cell>
          <table:table-cell table:style-name="ce8" table:formula="of:=[.M133]-2*([.$B133]-1)" office:value-type="float" office:value="-0.00186718749989723" calcext:value-type="float">
            <text:p>-0.0018671875</text:p>
          </table:table-cell>
          <table:table-cell table:style-name="Default" office:value-type="float" office:value="63625441353257.5" calcext:value-type="float">
            <text:p>63625441353257.5</text:p>
          </table:table-cell>
          <table:table-cell table:style-name="ce4" table:formula="of:=([.O133]-[.O132])/1000" office:value-type="float" office:value="1.9996484375" calcext:value-type="float">
            <text:p>1.9996</text:p>
          </table:table-cell>
          <table:table-cell table:style-name="ce4" table:formula="of:=[.P133]+[.Q132]" office:value-type="float" office:value="261.998421875" calcext:value-type="float">
            <text:p>261.9984</text:p>
          </table:table-cell>
          <table:table-cell table:style-name="ce9" table:formula="of:=[.Q133]-2*([.$B133]-1)" office:value-type="float" office:value="-0.0015781249999236" calcext:value-type="float">
            <text:p>-0.001578125</text:p>
          </table:table-cell>
          <table:table-cell table:style-name="Default" office:value-type="float" office:value="63625441852392.2" calcext:value-type="float">
            <text:p>63625441852392.2</text:p>
          </table:table-cell>
          <table:table-cell table:style-name="ce4" table:formula="of:=([.S133]-[.S132])/1000" office:value-type="float" office:value="2.001609375" calcext:value-type="float">
            <text:p>2.0016</text:p>
          </table:table-cell>
          <table:table-cell table:style-name="ce4" table:formula="of:=[.T133]+[.U132]" office:value-type="float" office:value="262.0009296875" calcext:value-type="float">
            <text:p>262.0009</text:p>
          </table:table-cell>
          <table:table-cell table:style-name="ce10" table:formula="of:=[.U133]-2*([.$B133]-1)" office:value-type="float" office:value="0.00092968749999045" calcext:value-type="float">
            <text:p>0.0009296875</text:p>
          </table:table-cell>
          <table:table-cell table:style-name="Default" office:value-type="float" office:value="63625442342064.4" calcext:value-type="float">
            <text:p>63625442342064.4</text:p>
          </table:table-cell>
          <table:table-cell table:style-name="ce4" table:formula="of:=([.W133]-[.W132])/1000" office:value-type="float" office:value="2.0027734375" calcext:value-type="float">
            <text:p>2.0028</text:p>
          </table:table-cell>
          <table:table-cell table:style-name="ce4" table:formula="of:=[.X133]+[.Y132]" office:value-type="float" office:value="262.001546875" calcext:value-type="float">
            <text:p>262.0015</text:p>
          </table:table-cell>
          <table:table-cell table:style-name="ce11" table:formula="of:=[.Y133]-2*([.$B133]-1)" office:value-type="float" office:value="0.00154687499991724" calcext:value-type="float">
            <text:p>0.001546875</text:p>
          </table:table-cell>
          <table:table-cell table:style-name="Default" office:value-type="float" office:value="63625442819929.7" calcext:value-type="float">
            <text:p>63625442819929.7</text:p>
          </table:table-cell>
          <table:table-cell table:style-name="ce4" table:formula="of:=([.AA133]-[.AA132])/1000" office:value-type="float" office:value="1.9982734375" calcext:value-type="float">
            <text:p>1.9983</text:p>
          </table:table-cell>
          <table:table-cell table:style-name="ce4" table:formula="of:=[.AB133]+[.AC132]" office:value-type="float" office:value="261.99865625" calcext:value-type="float">
            <text:p>261.9987</text:p>
          </table:table-cell>
          <table:table-cell table:style-name="ce12" table:formula="of:=[.AC133]-2*([.$B133]-1)" office:value-type="float" office:value="-0.0013437499999327" calcext:value-type="float">
            <text:p>-0.00134375</text:p>
          </table:table-cell>
          <table:table-cell table:style-name="Default" office:value-type="float" office:value="63625443281817" calcext:value-type="float">
            <text:p>63625443281817</text:p>
          </table:table-cell>
          <table:table-cell table:style-name="ce4" table:formula="of:=([.AE133]-[.AE132])/1000" office:value-type="float" office:value="2.0003984375" calcext:value-type="float">
            <text:p>2.0004</text:p>
          </table:table-cell>
          <table:table-cell table:style-name="ce4" table:formula="of:=[.AF133]+[.AG132]" office:value-type="float" office:value="261.9989765625" calcext:value-type="float">
            <text:p>261.9990</text:p>
          </table:table-cell>
          <table:table-cell table:style-name="ce13" table:formula="of:=[.AG133]-2*([.$B133]-1)" office:value-type="float" office:value="-0.00102343749989586" calcext:value-type="float">
            <text:p>-0.0010234375</text:p>
          </table:table-cell>
          <table:table-cell table:style-name="Default" office:value-type="float" office:value="63625443745607.1" calcext:value-type="float">
            <text:p>63625443745607.1</text:p>
          </table:table-cell>
          <table:table-cell table:style-name="ce4" table:formula="of:=([.AI133]-[.AI132])/1000" office:value-type="float" office:value="1.99884375" calcext:value-type="float">
            <text:p>1.9988</text:p>
          </table:table-cell>
          <table:table-cell table:style-name="ce4" table:formula="of:=[.AJ133]+[.AK132]" office:value-type="float" office:value="261.998984375" calcext:value-type="float">
            <text:p>261.9990</text:p>
          </table:table-cell>
          <table:table-cell table:style-name="ce14" table:formula="of:=[.AK133]-2*([.$B133]-1)" office:value-type="float" office:value="-0.00101562500009322" calcext:value-type="float">
            <text:p>-0.001015625</text:p>
          </table:table-cell>
          <table:table-cell table:style-name="Default" office:value-type="float" office:value="63625444221899.2" calcext:value-type="float">
            <text:p>63625444221899.2</text:p>
          </table:table-cell>
          <table:table-cell table:style-name="ce4" table:formula="of:=([.AM133]-[.AM132])/1000" office:value-type="float" office:value="1.9981875" calcext:value-type="float">
            <text:p>1.9982</text:p>
          </table:table-cell>
          <table:table-cell table:style-name="ce4" table:formula="of:=[.AN133]+[.AO132]" office:value-type="float" office:value="261.9982890625" calcext:value-type="float">
            <text:p>261.9983</text:p>
          </table:table-cell>
          <table:table-cell table:style-name="ce15" table:formula="of:=[.AO133]-2*([.$B133]-1)" office:value-type="float" office:value="-0.00171093749997908" calcext:value-type="float">
            <text:p>-0.0017109375</text:p>
          </table:table-cell>
          <table:table-cell table:style-name="Default" office:value-type="float" office:value="63625444684228.1" calcext:value-type="float">
            <text:p>63625444684228.1</text:p>
          </table:table-cell>
          <table:table-cell table:style-name="ce4" table:formula="of:=([.AQ133]-[.AQ132])/1000" office:value-type="float" office:value="1.9989609375" calcext:value-type="float">
            <text:p>1.9990</text:p>
          </table:table-cell>
          <table:table-cell table:style-name="ce4" table:formula="of:=[.AR133]+[.AS132]" office:value-type="float" office:value="262.0002109375" calcext:value-type="float">
            <text:p>262.0002</text:p>
          </table:table-cell>
          <table:table-cell table:style-name="ce16" table:formula="of:=[.AS133]-2*([.$B133]-1)" office:value-type="float" office:value="0.000210937499900865" calcext:value-type="float">
            <text:p>0.0002109375</text:p>
          </table:table-cell>
          <table:table-cell table:style-name="Default" office:value-type="float" office:value="63625445154872" calcext:value-type="float">
            <text:p>63625445154872</text:p>
          </table:table-cell>
          <table:table-cell table:style-name="ce4" table:formula="of:=([.AU133]-[.AU132])/1000" office:value-type="float" office:value="1.997640625" calcext:value-type="float">
            <text:p>1.9976</text:p>
          </table:table-cell>
          <table:table-cell table:style-name="ce4" table:formula="of:=[.AV133]+[.AW132]" office:value-type="float" office:value="261.9989609375" calcext:value-type="float">
            <text:p>261.9990</text:p>
          </table:table-cell>
          <table:table-cell table:style-name="ce17" table:formula="of:=[.AW133]-2*([.$B133]-1)" office:value-type="float" office:value="-0.00103906250006958" calcext:value-type="float">
            <text:p>-0.0010390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133" calcext:value-type="float">
            <text:p>133</text:p>
          </table:table-cell>
          <table:table-cell office:value-type="float" office:value="63625439745836.4" calcext:value-type="float">
            <text:p>63625439745836.4</text:p>
          </table:table-cell>
          <table:table-cell table:formula="of:=([.C134]-[.C133])/1000" office:value-type="float" office:value="2.0018359375" calcext:value-type="float">
            <text:p>2.0018</text:p>
          </table:table-cell>
          <table:table-cell table:formula="of:=[.D134]+[.E133]" office:value-type="float" office:value="264.0021015625" calcext:value-type="float">
            <text:p>264.0021</text:p>
          </table:table-cell>
          <table:table-cell table:style-name="ce6" table:formula="of:=[.E134]-2*([.$B134]-1)" office:value-type="float" office:value="0.00210156250005866" calcext:value-type="float">
            <text:p>0.0021015625</text:p>
          </table:table-cell>
          <table:table-cell table:style-name="Default" office:value-type="float" office:value="63625440408557.7" calcext:value-type="float">
            <text:p>63625440408557.7</text:p>
          </table:table-cell>
          <table:table-cell table:style-name="ce4" table:formula="of:=([.G134]-[.G133])/1000" office:value-type="float" office:value="2.00021875" calcext:value-type="float">
            <text:p>2.0002</text:p>
          </table:table-cell>
          <table:table-cell table:style-name="ce4" table:formula="of:=[.H134]+[.I133]" office:value-type="float" office:value="263.998328125" calcext:value-type="float">
            <text:p>263.9983</text:p>
          </table:table-cell>
          <table:table-cell table:style-name="ce7" table:formula="of:=[.I134]-2*([.$B134]-1)" office:value-type="float" office:value="-0.00167187500005639" calcext:value-type="float">
            <text:p>-0.001671875</text:p>
          </table:table-cell>
          <table:table-cell table:style-name="Default" office:value-type="float" office:value="63625440878528.1" calcext:value-type="float">
            <text:p>63625440878528.1</text:p>
          </table:table-cell>
          <table:table-cell table:style-name="ce4" table:formula="of:=([.K134]-[.K133])/1000" office:value-type="float" office:value="2.002703125" calcext:value-type="float">
            <text:p>2.0027</text:p>
          </table:table-cell>
          <table:table-cell table:style-name="ce4" table:formula="of:=[.L134]+[.M133]" office:value-type="float" office:value="264.0008359375" calcext:value-type="float">
            <text:p>264.0008</text:p>
          </table:table-cell>
          <table:table-cell table:style-name="ce8" table:formula="of:=[.M134]-2*([.$B134]-1)" office:value-type="float" office:value="0.000835937500085038" calcext:value-type="float">
            <text:p>0.0008359375</text:p>
          </table:table-cell>
          <table:table-cell table:style-name="Default" office:value-type="float" office:value="63625441355259.5" calcext:value-type="float">
            <text:p>63625441355259.5</text:p>
          </table:table-cell>
          <table:table-cell table:style-name="ce4" table:formula="of:=([.O134]-[.O133])/1000" office:value-type="float" office:value="2.0019296875" calcext:value-type="float">
            <text:p>2.0019</text:p>
          </table:table-cell>
          <table:table-cell table:style-name="ce4" table:formula="of:=[.P134]+[.Q133]" office:value-type="float" office:value="264.0003515625" calcext:value-type="float">
            <text:p>264.0004</text:p>
          </table:table-cell>
          <table:table-cell table:style-name="ce9" table:formula="of:=[.Q134]-2*([.$B134]-1)" office:value-type="float" office:value="0.000351562500100044" calcext:value-type="float">
            <text:p>0.0003515625</text:p>
          </table:table-cell>
          <table:table-cell table:style-name="Default" office:value-type="float" office:value="63625441854389.5" calcext:value-type="float">
            <text:p>63625441854389.5</text:p>
          </table:table-cell>
          <table:table-cell table:style-name="ce4" table:formula="of:=([.S134]-[.S133])/1000" office:value-type="float" office:value="1.997296875" calcext:value-type="float">
            <text:p>1.9973</text:p>
          </table:table-cell>
          <table:table-cell table:style-name="ce4" table:formula="of:=[.T134]+[.U133]" office:value-type="float" office:value="263.9982265625" calcext:value-type="float">
            <text:p>263.9982</text:p>
          </table:table-cell>
          <table:table-cell table:style-name="ce10" table:formula="of:=[.U134]-2*([.$B134]-1)" office:value-type="float" office:value="-0.00177343749999181" calcext:value-type="float">
            <text:p>-0.0017734375</text:p>
          </table:table-cell>
          <table:table-cell table:style-name="Default" office:value-type="float" office:value="63625442344064.2" calcext:value-type="float">
            <text:p>63625442344064.2</text:p>
          </table:table-cell>
          <table:table-cell table:style-name="ce4" table:formula="of:=([.W134]-[.W133])/1000" office:value-type="float" office:value="1.9998046875" calcext:value-type="float">
            <text:p>1.9998</text:p>
          </table:table-cell>
          <table:table-cell table:style-name="ce4" table:formula="of:=[.X134]+[.Y133]" office:value-type="float" office:value="264.0013515625" calcext:value-type="float">
            <text:p>264.0014</text:p>
          </table:table-cell>
          <table:table-cell table:style-name="ce11" table:formula="of:=[.Y134]-2*([.$B134]-1)" office:value-type="float" office:value="0.00135156249990587" calcext:value-type="float">
            <text:p>0.0013515625</text:p>
          </table:table-cell>
          <table:table-cell table:style-name="Default" office:value-type="float" office:value="63625442821932.2" calcext:value-type="float">
            <text:p>63625442821932.2</text:p>
          </table:table-cell>
          <table:table-cell table:style-name="ce4" table:formula="of:=([.AA134]-[.AA133])/1000" office:value-type="float" office:value="2.00240625" calcext:value-type="float">
            <text:p>2.0024</text:p>
          </table:table-cell>
          <table:table-cell table:style-name="ce4" table:formula="of:=[.AB134]+[.AC133]" office:value-type="float" office:value="264.0010625" calcext:value-type="float">
            <text:p>264.0011</text:p>
          </table:table-cell>
          <table:table-cell table:style-name="ce12" table:formula="of:=[.AC134]-2*([.$B134]-1)" office:value-type="float" office:value="0.00106250000004593" calcext:value-type="float">
            <text:p>0.0010625</text:p>
          </table:table-cell>
          <table:table-cell table:style-name="Default" office:value-type="float" office:value="63625443283816.2" calcext:value-type="float">
            <text:p>63625443283816.2</text:p>
          </table:table-cell>
          <table:table-cell table:style-name="ce4" table:formula="of:=([.AE134]-[.AE133])/1000" office:value-type="float" office:value="1.999265625" calcext:value-type="float">
            <text:p>1.9993</text:p>
          </table:table-cell>
          <table:table-cell table:style-name="ce4" table:formula="of:=[.AF134]+[.AG133]" office:value-type="float" office:value="263.9982421875" calcext:value-type="float">
            <text:p>263.9982</text:p>
          </table:table-cell>
          <table:table-cell table:style-name="ce13" table:formula="of:=[.AG134]-2*([.$B134]-1)" office:value-type="float" office:value="-0.00175781249987494" calcext:value-type="float">
            <text:p>-0.0017578125</text:p>
          </table:table-cell>
          <table:table-cell table:style-name="Default" office:value-type="float" office:value="63625443747606.3" calcext:value-type="float">
            <text:p>63625443747606.3</text:p>
          </table:table-cell>
          <table:table-cell table:style-name="ce4" table:formula="of:=([.AI134]-[.AI133])/1000" office:value-type="float" office:value="1.999265625" calcext:value-type="float">
            <text:p>1.9993</text:p>
          </table:table-cell>
          <table:table-cell table:style-name="ce4" table:formula="of:=[.AJ134]+[.AK133]" office:value-type="float" office:value="263.99825" calcext:value-type="float">
            <text:p>263.9983</text:p>
          </table:table-cell>
          <table:table-cell table:style-name="ce14" table:formula="of:=[.AK134]-2*([.$B134]-1)" office:value-type="float" office:value="-0.0017500000000723" calcext:value-type="float">
            <text:p>-0.00175</text:p>
          </table:table-cell>
          <table:table-cell table:style-name="Default" office:value-type="float" office:value="63625444223902" calcext:value-type="float">
            <text:p>63625444223902</text:p>
          </table:table-cell>
          <table:table-cell table:style-name="ce4" table:formula="of:=([.AM134]-[.AM133])/1000" office:value-type="float" office:value="2.00278125" calcext:value-type="float">
            <text:p>2.0028</text:p>
          </table:table-cell>
          <table:table-cell table:style-name="ce4" table:formula="of:=[.AN134]+[.AO133]" office:value-type="float" office:value="264.0010703125" calcext:value-type="float">
            <text:p>264.0011</text:p>
          </table:table-cell>
          <table:table-cell table:style-name="ce15" table:formula="of:=[.AO134]-2*([.$B134]-1)" office:value-type="float" office:value="0.0010703125000191" calcext:value-type="float">
            <text:p>0.0010703125</text:p>
          </table:table-cell>
          <table:table-cell table:style-name="Default" office:value-type="float" office:value="63625444686227.1" calcext:value-type="float">
            <text:p>63625444686227.1</text:p>
          </table:table-cell>
          <table:table-cell table:style-name="ce4" table:formula="of:=([.AQ134]-[.AQ133])/1000" office:value-type="float" office:value="1.9990234375" calcext:value-type="float">
            <text:p>1.9990</text:p>
          </table:table-cell>
          <table:table-cell table:style-name="ce4" table:formula="of:=[.AR134]+[.AS133]" office:value-type="float" office:value="263.999234375" calcext:value-type="float">
            <text:p>263.9992</text:p>
          </table:table-cell>
          <table:table-cell table:style-name="ce16" table:formula="of:=[.AS134]-2*([.$B134]-1)" office:value-type="float" office:value="-0.000765625000099135" calcext:value-type="float">
            <text:p>-0.000765625</text:p>
          </table:table-cell>
          <table:table-cell table:style-name="Default" office:value-type="float" office:value="63625445156871.4" calcext:value-type="float">
            <text:p>63625445156871.4</text:p>
          </table:table-cell>
          <table:table-cell table:style-name="ce4" table:formula="of:=([.AU134]-[.AU133])/1000" office:value-type="float" office:value="1.999359375" calcext:value-type="float">
            <text:p>1.9994</text:p>
          </table:table-cell>
          <table:table-cell table:style-name="ce4" table:formula="of:=[.AV134]+[.AW133]" office:value-type="float" office:value="263.9983203125" calcext:value-type="float">
            <text:p>263.9983</text:p>
          </table:table-cell>
          <table:table-cell table:style-name="ce17" table:formula="of:=[.AW134]-2*([.$B134]-1)" office:value-type="float" office:value="-0.0016796875000864" calcext:value-type="float">
            <text:p>-0.0016796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134" calcext:value-type="float">
            <text:p>134</text:p>
          </table:table-cell>
          <table:table-cell office:value-type="float" office:value="63625439747835.9" calcext:value-type="float">
            <text:p>63625439747835.9</text:p>
          </table:table-cell>
          <table:table-cell table:formula="of:=([.C135]-[.C134])/1000" office:value-type="float" office:value="1.9994375" calcext:value-type="float">
            <text:p>1.9994</text:p>
          </table:table-cell>
          <table:table-cell table:formula="of:=[.D135]+[.E134]" office:value-type="float" office:value="266.0015390625" calcext:value-type="float">
            <text:p>266.0015</text:p>
          </table:table-cell>
          <table:table-cell table:style-name="ce6" table:formula="of:=[.E135]-2*([.$B135]-1)" office:value-type="float" office:value="0.00153906250005775" calcext:value-type="float">
            <text:p>0.0015390625</text:p>
          </table:table-cell>
          <table:table-cell table:style-name="Default" office:value-type="float" office:value="63625440410559.7" calcext:value-type="float">
            <text:p>63625440410559.7</text:p>
          </table:table-cell>
          <table:table-cell table:style-name="ce4" table:formula="of:=([.G135]-[.G134])/1000" office:value-type="float" office:value="2.00196875" calcext:value-type="float">
            <text:p>2.0020</text:p>
          </table:table-cell>
          <table:table-cell table:style-name="ce4" table:formula="of:=[.H135]+[.I134]" office:value-type="float" office:value="266.000296875" calcext:value-type="float">
            <text:p>266.0003</text:p>
          </table:table-cell>
          <table:table-cell table:style-name="ce7" table:formula="of:=[.I135]-2*([.$B135]-1)" office:value-type="float" office:value="0.000296874999946795" calcext:value-type="float">
            <text:p>0.000296875</text:p>
          </table:table-cell>
          <table:table-cell table:style-name="Default" office:value-type="float" office:value="63625440880526.1" calcext:value-type="float">
            <text:p>63625440880526.1</text:p>
          </table:table-cell>
          <table:table-cell table:style-name="ce4" table:formula="of:=([.K135]-[.K134])/1000" office:value-type="float" office:value="1.997984375" calcext:value-type="float">
            <text:p>1.9980</text:p>
          </table:table-cell>
          <table:table-cell table:style-name="ce4" table:formula="of:=[.L135]+[.M134]" office:value-type="float" office:value="265.9988203125" calcext:value-type="float">
            <text:p>265.9988</text:p>
          </table:table-cell>
          <table:table-cell table:style-name="ce8" table:formula="of:=[.M135]-2*([.$B135]-1)" office:value-type="float" office:value="-0.0011796874999277" calcext:value-type="float">
            <text:p>-0.0011796875</text:p>
          </table:table-cell>
          <table:table-cell table:style-name="Default" office:value-type="float" office:value="63625441357258.6" calcext:value-type="float">
            <text:p>63625441357258.6</text:p>
          </table:table-cell>
          <table:table-cell table:style-name="ce4" table:formula="of:=([.O135]-[.O134])/1000" office:value-type="float" office:value="1.9991484375" calcext:value-type="float">
            <text:p>1.9991</text:p>
          </table:table-cell>
          <table:table-cell table:style-name="ce4" table:formula="of:=[.P135]+[.Q134]" office:value-type="float" office:value="265.9995" calcext:value-type="float">
            <text:p>265.9995</text:p>
          </table:table-cell>
          <table:table-cell table:style-name="ce9" table:formula="of:=[.Q135]-2*([.$B135]-1)" office:value-type="float" office:value="-0.00049999999987449" calcext:value-type="float">
            <text:p>-0.0005</text:p>
          </table:table-cell>
          <table:table-cell table:style-name="Default" office:value-type="float" office:value="63625441856389.8" calcext:value-type="float">
            <text:p>63625441856389.8</text:p>
          </table:table-cell>
          <table:table-cell table:style-name="ce4" table:formula="of:=([.S135]-[.S134])/1000" office:value-type="float" office:value="2.00025" calcext:value-type="float">
            <text:p>2.0003</text:p>
          </table:table-cell>
          <table:table-cell table:style-name="ce4" table:formula="of:=[.T135]+[.U134]" office:value-type="float" office:value="265.9984765625" calcext:value-type="float">
            <text:p>265.9985</text:p>
          </table:table-cell>
          <table:table-cell table:style-name="ce10" table:formula="of:=[.U135]-2*([.$B135]-1)" office:value-type="float" office:value="-0.00152343749999773" calcext:value-type="float">
            <text:p>-0.0015234375</text:p>
          </table:table-cell>
          <table:table-cell table:style-name="Default" office:value-type="float" office:value="63625442346062.4" calcext:value-type="float">
            <text:p>63625442346062.4</text:p>
          </table:table-cell>
          <table:table-cell table:style-name="ce4" table:formula="of:=([.W135]-[.W134])/1000" office:value-type="float" office:value="1.9982265625" calcext:value-type="float">
            <text:p>1.9982</text:p>
          </table:table-cell>
          <table:table-cell table:style-name="ce4" table:formula="of:=[.X135]+[.Y134]" office:value-type="float" office:value="265.999578125" calcext:value-type="float">
            <text:p>265.9996</text:p>
          </table:table-cell>
          <table:table-cell table:style-name="ce11" table:formula="of:=[.Y135]-2*([.$B135]-1)" office:value-type="float" office:value="-0.000421875000085947" calcext:value-type="float">
            <text:p>-0.000421875</text:p>
          </table:table-cell>
          <table:table-cell table:style-name="Default" office:value-type="float" office:value="63625442823930.8" calcext:value-type="float">
            <text:p>63625442823930.8</text:p>
          </table:table-cell>
          <table:table-cell table:style-name="ce4" table:formula="of:=([.AA135]-[.AA134])/1000" office:value-type="float" office:value="1.998625" calcext:value-type="float">
            <text:p>1.9986</text:p>
          </table:table-cell>
          <table:table-cell table:style-name="ce4" table:formula="of:=[.AB135]+[.AC134]" office:value-type="float" office:value="265.9996875" calcext:value-type="float">
            <text:p>265.9997</text:p>
          </table:table-cell>
          <table:table-cell table:style-name="ce12" table:formula="of:=[.AC135]-2*([.$B135]-1)" office:value-type="float" office:value="-0.000312499999949978" calcext:value-type="float">
            <text:p>-0.0003125</text:p>
          </table:table-cell>
          <table:table-cell table:style-name="Default" office:value-type="float" office:value="63625443285816.5" calcext:value-type="float">
            <text:p>63625443285816.5</text:p>
          </table:table-cell>
          <table:table-cell table:style-name="ce4" table:formula="of:=([.AE135]-[.AE134])/1000" office:value-type="float" office:value="2.0002265625" calcext:value-type="float">
            <text:p>2.0002</text:p>
          </table:table-cell>
          <table:table-cell table:style-name="ce4" table:formula="of:=[.AF135]+[.AG134]" office:value-type="float" office:value="265.99846875" calcext:value-type="float">
            <text:p>265.9985</text:p>
          </table:table-cell>
          <table:table-cell table:style-name="ce13" table:formula="of:=[.AG135]-2*([.$B135]-1)" office:value-type="float" office:value="-0.00153124999985721" calcext:value-type="float">
            <text:p>-0.00153125</text:p>
          </table:table-cell>
          <table:table-cell table:style-name="Default" office:value-type="float" office:value="63625443749608.1" calcext:value-type="float">
            <text:p>63625443749608.1</text:p>
          </table:table-cell>
          <table:table-cell table:style-name="ce4" table:formula="of:=([.AI135]-[.AI134])/1000" office:value-type="float" office:value="2.00171875" calcext:value-type="float">
            <text:p>2.0017</text:p>
          </table:table-cell>
          <table:table-cell table:style-name="ce4" table:formula="of:=[.AJ135]+[.AK134]" office:value-type="float" office:value="265.99996875" calcext:value-type="float">
            <text:p>266.0000</text:p>
          </table:table-cell>
          <table:table-cell table:style-name="ce14" table:formula="of:=[.AK135]-2*([.$B135]-1)" office:value-type="float" office:value="-0.0000312500000632099" calcext:value-type="float">
            <text:p>-0.00003125</text:p>
          </table:table-cell>
          <table:table-cell table:style-name="Default" office:value-type="float" office:value="63625444225901.7" calcext:value-type="float">
            <text:p>63625444225901.7</text:p>
          </table:table-cell>
          <table:table-cell table:style-name="ce4" table:formula="of:=([.AM135]-[.AM134])/1000" office:value-type="float" office:value="1.999671875" calcext:value-type="float">
            <text:p>1.9997</text:p>
          </table:table-cell>
          <table:table-cell table:style-name="ce4" table:formula="of:=[.AN135]+[.AO134]" office:value-type="float" office:value="266.0007421875" calcext:value-type="float">
            <text:p>266.0007</text:p>
          </table:table-cell>
          <table:table-cell table:style-name="ce15" table:formula="of:=[.AO135]-2*([.$B135]-1)" office:value-type="float" office:value="0.000742187500009095" calcext:value-type="float">
            <text:p>0.0007421875</text:p>
          </table:table-cell>
          <table:table-cell table:style-name="Default" office:value-type="float" office:value="63625444688226.9" calcext:value-type="float">
            <text:p>63625444688226.9</text:p>
          </table:table-cell>
          <table:table-cell table:style-name="ce4" table:formula="of:=([.AQ135]-[.AQ134])/1000" office:value-type="float" office:value="1.9997734375" calcext:value-type="float">
            <text:p>1.9998</text:p>
          </table:table-cell>
          <table:table-cell table:style-name="ce4" table:formula="of:=[.AR135]+[.AS134]" office:value-type="float" office:value="265.9990078125" calcext:value-type="float">
            <text:p>265.9990</text:p>
          </table:table-cell>
          <table:table-cell table:style-name="ce16" table:formula="of:=[.AS135]-2*([.$B135]-1)" office:value-type="float" office:value="-0.00099218750011687" calcext:value-type="float">
            <text:p>-0.0009921875</text:p>
          </table:table-cell>
          <table:table-cell table:style-name="Default" office:value-type="float" office:value="63625445158872.8" calcext:value-type="float">
            <text:p>63625445158872.8</text:p>
          </table:table-cell>
          <table:table-cell table:style-name="ce4" table:formula="of:=([.AU135]-[.AU134])/1000" office:value-type="float" office:value="2.00140625" calcext:value-type="float">
            <text:p>2.0014</text:p>
          </table:table-cell>
          <table:table-cell table:style-name="ce4" table:formula="of:=[.AV135]+[.AW134]" office:value-type="float" office:value="265.9997265625" calcext:value-type="float">
            <text:p>265.9997</text:p>
          </table:table-cell>
          <table:table-cell table:style-name="ce17" table:formula="of:=[.AW135]-2*([.$B135]-1)" office:value-type="float" office:value="-0.000273437500084128" calcext:value-type="float">
            <text:p>-0.000273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prompt 11</text:p>
          </table:table-cell>
          <table:table-cell table:style-name="ce3" office:value-type="float" office:value="135" calcext:value-type="float">
            <text:p>135</text:p>
          </table:table-cell>
          <table:table-cell office:value-type="float" office:value="63625439749834.1" calcext:value-type="float">
            <text:p>63625439749834.1</text:p>
          </table:table-cell>
          <table:table-cell table:formula="of:=([.C136]-[.C135])/1000" office:value-type="float" office:value="1.9981875" calcext:value-type="float">
            <text:p>1.9982</text:p>
          </table:table-cell>
          <table:table-cell table:formula="of:=[.D136]+[.E135]" office:value-type="float" office:value="267.9997265625" calcext:value-type="float">
            <text:p>267.9997</text:p>
          </table:table-cell>
          <table:table-cell table:style-name="ce6" table:formula="of:=[.E136]-2*([.$B136]-1)" office:value-type="float" office:value="-0.000273437499970441" calcext:value-type="float">
            <text:p>-0.0002734375</text:p>
          </table:table-cell>
          <table:table-cell table:style-name="Default" office:value-type="float" office:value="63625440412557.9" calcext:value-type="float">
            <text:p>63625440412557.9</text:p>
          </table:table-cell>
          <table:table-cell table:style-name="ce4" table:formula="of:=([.G136]-[.G135])/1000" office:value-type="float" office:value="1.9982109375" calcext:value-type="float">
            <text:p>1.9982</text:p>
          </table:table-cell>
          <table:table-cell table:style-name="ce4" table:formula="of:=[.H136]+[.I135]" office:value-type="float" office:value="267.9985078125" calcext:value-type="float">
            <text:p>267.9985</text:p>
          </table:table-cell>
          <table:table-cell table:style-name="ce7" table:formula="of:=[.I136]-2*([.$B136]-1)" office:value-type="float" office:value="-0.0014921875000482" calcext:value-type="float">
            <text:p>-0.0014921875</text:p>
          </table:table-cell>
          <table:table-cell table:style-name="Default" office:value-type="float" office:value="63625440882525.9" calcext:value-type="float">
            <text:p>63625440882525.9</text:p>
          </table:table-cell>
          <table:table-cell table:style-name="ce4" table:formula="of:=([.K136]-[.K135])/1000" office:value-type="float" office:value="1.9997578125" calcext:value-type="float">
            <text:p>1.9998</text:p>
          </table:table-cell>
          <table:table-cell table:style-name="ce4" table:formula="of:=[.L136]+[.M135]" office:value-type="float" office:value="267.998578125" calcext:value-type="float">
            <text:p>267.9986</text:p>
          </table:table-cell>
          <table:table-cell table:style-name="ce8" table:formula="of:=[.M136]-2*([.$B136]-1)" office:value-type="float" office:value="-0.00142187499994861" calcext:value-type="float">
            <text:p>-0.001421875</text:p>
          </table:table-cell>
          <table:table-cell table:style-name="Default" office:value-type="float" office:value="63625441359260.1" calcext:value-type="float">
            <text:p>63625441359260.1</text:p>
          </table:table-cell>
          <table:table-cell table:style-name="ce4" table:formula="of:=([.O136]-[.O135])/1000" office:value-type="float" office:value="2.0014453125" calcext:value-type="float">
            <text:p>2.0014</text:p>
          </table:table-cell>
          <table:table-cell table:style-name="ce4" table:formula="of:=[.P136]+[.Q135]" office:value-type="float" office:value="268.0009453125" calcext:value-type="float">
            <text:p>268.0009</text:p>
          </table:table-cell>
          <table:table-cell table:style-name="ce9" table:formula="of:=[.Q136]-2*([.$B136]-1)" office:value-type="float" office:value="0.00094531250010732" calcext:value-type="float">
            <text:p>0.0009453125</text:p>
          </table:table-cell>
          <table:table-cell table:style-name="Default" office:value-type="float" office:value="63625441858389.8" calcext:value-type="float">
            <text:p>63625441858389.8</text:p>
          </table:table-cell>
          <table:table-cell table:style-name="ce4" table:formula="of:=([.S136]-[.S135])/1000" office:value-type="float" office:value="2" calcext:value-type="float">
            <text:p>2.0000</text:p>
          </table:table-cell>
          <table:table-cell table:style-name="ce4" table:formula="of:=[.T136]+[.U135]" office:value-type="float" office:value="267.9984765625" calcext:value-type="float">
            <text:p>267.9985</text:p>
          </table:table-cell>
          <table:table-cell table:style-name="ce10" table:formula="of:=[.U136]-2*([.$B136]-1)" office:value-type="float" office:value="-0.00152343749999773" calcext:value-type="float">
            <text:p>-0.0015234375</text:p>
          </table:table-cell>
          <table:table-cell table:style-name="Default" office:value-type="float" office:value="63625442348063.7" calcext:value-type="float">
            <text:p>63625442348063.7</text:p>
          </table:table-cell>
          <table:table-cell table:style-name="ce4" table:formula="of:=([.W136]-[.W135])/1000" office:value-type="float" office:value="2.001203125" calcext:value-type="float">
            <text:p>2.0012</text:p>
          </table:table-cell>
          <table:table-cell table:style-name="ce4" table:formula="of:=[.X136]+[.Y135]" office:value-type="float" office:value="268.00078125" calcext:value-type="float">
            <text:p>268.0008</text:p>
          </table:table-cell>
          <table:table-cell table:style-name="ce11" table:formula="of:=[.Y136]-2*([.$B136]-1)" office:value-type="float" office:value="0.000781249999931788" calcext:value-type="float">
            <text:p>0.00078125</text:p>
          </table:table-cell>
          <table:table-cell table:style-name="Default" office:value-type="float" office:value="63625442825929.6" calcext:value-type="float">
            <text:p>63625442825929.6</text:p>
          </table:table-cell>
          <table:table-cell table:style-name="ce4" table:formula="of:=([.AA136]-[.AA135])/1000" office:value-type="float" office:value="1.9987890625" calcext:value-type="float">
            <text:p>1.9988</text:p>
          </table:table-cell>
          <table:table-cell table:style-name="ce4" table:formula="of:=[.AB136]+[.AC135]" office:value-type="float" office:value="267.9984765625" calcext:value-type="float">
            <text:p>267.9985</text:p>
          </table:table-cell>
          <table:table-cell table:style-name="ce12" table:formula="of:=[.AC136]-2*([.$B136]-1)" office:value-type="float" office:value="-0.00152343749994088" calcext:value-type="float">
            <text:p>-0.0015234375</text:p>
          </table:table-cell>
          <table:table-cell table:style-name="Default" office:value-type="float" office:value="63625443287816.8" calcext:value-type="float">
            <text:p>63625443287816.8</text:p>
          </table:table-cell>
          <table:table-cell table:style-name="ce4" table:formula="of:=([.AE136]-[.AE135])/1000" office:value-type="float" office:value="2.0003359375" calcext:value-type="float">
            <text:p>2.0003</text:p>
          </table:table-cell>
          <table:table-cell table:style-name="ce4" table:formula="of:=[.AF136]+[.AG135]" office:value-type="float" office:value="267.9988046875" calcext:value-type="float">
            <text:p>267.9988</text:p>
          </table:table-cell>
          <table:table-cell table:style-name="ce13" table:formula="of:=[.AG136]-2*([.$B136]-1)" office:value-type="float" office:value="-0.00119531249987404" calcext:value-type="float">
            <text:p>-0.0011953125</text:p>
          </table:table-cell>
          <table:table-cell table:style-name="Default" office:value-type="float" office:value="63625443751607.6" calcext:value-type="float">
            <text:p>63625443751607.6</text:p>
          </table:table-cell>
          <table:table-cell table:style-name="ce4" table:formula="of:=([.AI136]-[.AI135])/1000" office:value-type="float" office:value="1.9995625" calcext:value-type="float">
            <text:p>1.9996</text:p>
          </table:table-cell>
          <table:table-cell table:style-name="ce4" table:formula="of:=[.AJ136]+[.AK135]" office:value-type="float" office:value="267.99953125" calcext:value-type="float">
            <text:p>267.9995</text:p>
          </table:table-cell>
          <table:table-cell table:style-name="ce14" table:formula="of:=[.AK136]-2*([.$B136]-1)" office:value-type="float" office:value="-0.000468750000038654" calcext:value-type="float">
            <text:p>-0.00046875</text:p>
          </table:table-cell>
          <table:table-cell table:style-name="Default" office:value-type="float" office:value="63625444227900.6" calcext:value-type="float">
            <text:p>63625444227900.6</text:p>
          </table:table-cell>
          <table:table-cell table:style-name="ce4" table:formula="of:=([.AM136]-[.AM135])/1000" office:value-type="float" office:value="1.998953125" calcext:value-type="float">
            <text:p>1.9990</text:p>
          </table:table-cell>
          <table:table-cell table:style-name="ce4" table:formula="of:=[.AN136]+[.AO135]" office:value-type="float" office:value="267.9996953125" calcext:value-type="float">
            <text:p>267.9997</text:p>
          </table:table-cell>
          <table:table-cell table:style-name="ce15" table:formula="of:=[.AO136]-2*([.$B136]-1)" office:value-type="float" office:value="-0.000304687499976808" calcext:value-type="float">
            <text:p>-0.0003046875</text:p>
          </table:table-cell>
          <table:table-cell table:style-name="Default" office:value-type="float" office:value="63625444690226.4" calcext:value-type="float">
            <text:p>63625444690226.4</text:p>
          </table:table-cell>
          <table:table-cell table:style-name="ce4" table:formula="of:=([.AQ136]-[.AQ135])/1000" office:value-type="float" office:value="1.9994765625" calcext:value-type="float">
            <text:p>1.9995</text:p>
          </table:table-cell>
          <table:table-cell table:style-name="ce4" table:formula="of:=[.AR136]+[.AS135]" office:value-type="float" office:value="267.998484375" calcext:value-type="float">
            <text:p>267.9985</text:p>
          </table:table-cell>
          <table:table-cell table:style-name="ce16" table:formula="of:=[.AS136]-2*([.$B136]-1)" office:value-type="float" office:value="-0.00151562500013824" calcext:value-type="float">
            <text:p>-0.001515625</text:p>
          </table:table-cell>
          <table:table-cell table:style-name="Default" office:value-type="float" office:value="63625445160871.3" calcext:value-type="float">
            <text:p>63625445160871.3</text:p>
          </table:table-cell>
          <table:table-cell table:style-name="ce4" table:formula="of:=([.AU136]-[.AU135])/1000" office:value-type="float" office:value="1.998484375" calcext:value-type="float">
            <text:p>1.9985</text:p>
          </table:table-cell>
          <table:table-cell table:style-name="ce4" table:formula="of:=[.AV136]+[.AW135]" office:value-type="float" office:value="267.9982109375" calcext:value-type="float">
            <text:p>267.9982</text:p>
          </table:table-cell>
          <table:table-cell table:style-name="ce17" table:formula="of:=[.AW136]-2*([.$B136]-1)" office:value-type="float" office:value="-0.00178906250010868" calcext:value-type="float">
            <text:p>-0.0017890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rame</text:p>
          </table:table-cell>
          <table:table-cell table:style-name="ce3" office:value-type="float" office:value="136" calcext:value-type="float">
            <text:p>136</text:p>
          </table:table-cell>
          <table:table-cell office:value-type="float" office:value="63625439751835.1" calcext:value-type="float">
            <text:p>63625439751835.1</text:p>
          </table:table-cell>
          <table:table-cell table:formula="of:=([.C137]-[.C136])/1000" office:value-type="float" office:value="2.0009921875" calcext:value-type="float">
            <text:p>2.0010</text:p>
          </table:table-cell>
          <table:table-cell table:formula="of:=[.D137]+[.E136]" office:value-type="float" office:value="270.00071875" calcext:value-type="float">
            <text:p>270.0007</text:p>
          </table:table-cell>
          <table:table-cell table:style-name="ce6" table:formula="of:=[.E137]-2*([.$B137]-1)" office:value-type="float" office:value="0.000718750000032742" calcext:value-type="float">
            <text:p>0.00071875</text:p>
          </table:table-cell>
          <table:table-cell table:style-name="Default" office:value-type="float" office:value="63625440414557.5" calcext:value-type="float">
            <text:p>63625440414557.5</text:p>
          </table:table-cell>
          <table:table-cell table:style-name="ce4" table:formula="of:=([.G137]-[.G136])/1000" office:value-type="float" office:value="1.9996171875" calcext:value-type="float">
            <text:p>1.9996</text:p>
          </table:table-cell>
          <table:table-cell table:style-name="ce4" table:formula="of:=[.H137]+[.I136]" office:value-type="float" office:value="269.998125" calcext:value-type="float">
            <text:p>269.9981</text:p>
          </table:table-cell>
          <table:table-cell table:style-name="ce7" table:formula="of:=[.I137]-2*([.$B137]-1)" office:value-type="float" office:value="-0.00187500000004093" calcext:value-type="float">
            <text:p>-0.001875</text:p>
          </table:table-cell>
          <table:table-cell table:style-name="Default" office:value-type="float" office:value="63625440884527.1" calcext:value-type="float">
            <text:p>63625440884527.1</text:p>
          </table:table-cell>
          <table:table-cell table:style-name="ce4" table:formula="of:=([.K137]-[.K136])/1000" office:value-type="float" office:value="2.0012421875" calcext:value-type="float">
            <text:p>2.0012</text:p>
          </table:table-cell>
          <table:table-cell table:style-name="ce4" table:formula="of:=[.L137]+[.M136]" office:value-type="float" office:value="269.9998203125" calcext:value-type="float">
            <text:p>269.9998</text:p>
          </table:table-cell>
          <table:table-cell table:style-name="ce8" table:formula="of:=[.M137]-2*([.$B137]-1)" office:value-type="float" office:value="-0.000179687499951342" calcext:value-type="float">
            <text:p>-0.0001796875</text:p>
          </table:table-cell>
          <table:table-cell table:style-name="Default" office:value-type="float" office:value="63625441361261.1" calcext:value-type="float">
            <text:p>63625441361261.1</text:p>
          </table:table-cell>
          <table:table-cell table:style-name="ce4" table:formula="of:=([.O137]-[.O136])/1000" office:value-type="float" office:value="2.0009921875" calcext:value-type="float">
            <text:p>2.0010</text:p>
          </table:table-cell>
          <table:table-cell table:style-name="ce4" table:formula="of:=[.P137]+[.Q136]" office:value-type="float" office:value="270.0019375" calcext:value-type="float">
            <text:p>270.0019</text:p>
          </table:table-cell>
          <table:table-cell table:style-name="ce9" table:formula="of:=[.Q137]-2*([.$B137]-1)" office:value-type="float" office:value="0.0019375000001105" calcext:value-type="float">
            <text:p>0.0019375</text:p>
          </table:table-cell>
          <table:table-cell table:style-name="Default" office:value-type="float" office:value="63625441860391.7" calcext:value-type="float">
            <text:p>63625441860391.7</text:p>
          </table:table-cell>
          <table:table-cell table:style-name="ce4" table:formula="of:=([.S137]-[.S136])/1000" office:value-type="float" office:value="2.0018828125" calcext:value-type="float">
            <text:p>2.0019</text:p>
          </table:table-cell>
          <table:table-cell table:style-name="ce4" table:formula="of:=[.T137]+[.U136]" office:value-type="float" office:value="270.000359375" calcext:value-type="float">
            <text:p>270.0004</text:p>
          </table:table-cell>
          <table:table-cell table:style-name="ce10" table:formula="of:=[.U137]-2*([.$B137]-1)" office:value-type="float" office:value="0.000359375000016371" calcext:value-type="float">
            <text:p>0.000359375</text:p>
          </table:table-cell>
          <table:table-cell table:style-name="Default" office:value-type="float" office:value="63625442350063.5" calcext:value-type="float">
            <text:p>63625442350063.5</text:p>
          </table:table-cell>
          <table:table-cell table:style-name="ce4" table:formula="of:=([.W137]-[.W136])/1000" office:value-type="float" office:value="1.9998203125" calcext:value-type="float">
            <text:p>1.9998</text:p>
          </table:table-cell>
          <table:table-cell table:style-name="ce4" table:formula="of:=[.X137]+[.Y136]" office:value-type="float" office:value="270.0006015625" calcext:value-type="float">
            <text:p>270.0006</text:p>
          </table:table-cell>
          <table:table-cell table:style-name="ce11" table:formula="of:=[.Y137]-2*([.$B137]-1)" office:value-type="float" office:value="0.000601562499923602" calcext:value-type="float">
            <text:p>0.0006015625</text:p>
          </table:table-cell>
          <table:table-cell table:style-name="Default" office:value-type="float" office:value="63625442827933" calcext:value-type="float">
            <text:p>63625442827933</text:p>
          </table:table-cell>
          <table:table-cell table:style-name="ce4" table:formula="of:=([.AA137]-[.AA136])/1000" office:value-type="float" office:value="2.0034453125" calcext:value-type="float">
            <text:p>2.0034</text:p>
          </table:table-cell>
          <table:table-cell table:style-name="ce4" table:formula="of:=[.AB137]+[.AC136]" office:value-type="float" office:value="270.001921875" calcext:value-type="float">
            <text:p>270.0019</text:p>
          </table:table-cell>
          <table:table-cell table:style-name="ce12" table:formula="of:=[.AC137]-2*([.$B137]-1)" office:value-type="float" office:value="0.00192187500005048" calcext:value-type="float">
            <text:p>0.001921875</text:p>
          </table:table-cell>
          <table:table-cell table:style-name="Default" office:value-type="float" office:value="63625443289816.2" calcext:value-type="float">
            <text:p>63625443289816.2</text:p>
          </table:table-cell>
          <table:table-cell table:style-name="ce4" table:formula="of:=([.AE137]-[.AE136])/1000" office:value-type="float" office:value="1.9993984375" calcext:value-type="float">
            <text:p>1.9994</text:p>
          </table:table-cell>
          <table:table-cell table:style-name="ce4" table:formula="of:=[.AF137]+[.AG136]" office:value-type="float" office:value="269.998203125" calcext:value-type="float">
            <text:p>269.9982</text:p>
          </table:table-cell>
          <table:table-cell table:style-name="ce13" table:formula="of:=[.AG137]-2*([.$B137]-1)" office:value-type="float" office:value="-0.00179687499985448" calcext:value-type="float">
            <text:p>-0.001796875</text:p>
          </table:table-cell>
          <table:table-cell table:style-name="Default" office:value-type="float" office:value="63625443753608.2" calcext:value-type="float">
            <text:p>63625443753608.2</text:p>
          </table:table-cell>
          <table:table-cell table:style-name="ce4" table:formula="of:=([.AI137]-[.AI136])/1000" office:value-type="float" office:value="2.000609375" calcext:value-type="float">
            <text:p>2.0006</text:p>
          </table:table-cell>
          <table:table-cell table:style-name="ce4" table:formula="of:=[.AJ137]+[.AK136]" office:value-type="float" office:value="270.000140625" calcext:value-type="float">
            <text:p>270.0001</text:p>
          </table:table-cell>
          <table:table-cell table:style-name="ce14" table:formula="of:=[.AK137]-2*([.$B137]-1)" office:value-type="float" office:value="0.000140624999971806" calcext:value-type="float">
            <text:p>0.000140625</text:p>
          </table:table-cell>
          <table:table-cell table:style-name="Default" office:value-type="float" office:value="63625444229899.2" calcext:value-type="float">
            <text:p>63625444229899.2</text:p>
          </table:table-cell>
          <table:table-cell table:style-name="ce4" table:formula="of:=([.AM137]-[.AM136])/1000" office:value-type="float" office:value="1.99859375" calcext:value-type="float">
            <text:p>1.9986</text:p>
          </table:table-cell>
          <table:table-cell table:style-name="ce4" table:formula="of:=[.AN137]+[.AO136]" office:value-type="float" office:value="269.9982890625" calcext:value-type="float">
            <text:p>269.9983</text:p>
          </table:table-cell>
          <table:table-cell table:style-name="ce15" table:formula="of:=[.AO137]-2*([.$B137]-1)" office:value-type="float" office:value="-0.00171093749997908" calcext:value-type="float">
            <text:p>-0.0017109375</text:p>
          </table:table-cell>
          <table:table-cell table:style-name="Default" office:value-type="float" office:value="63625444692228.4" calcext:value-type="float">
            <text:p>63625444692228.4</text:p>
          </table:table-cell>
          <table:table-cell table:style-name="ce4" table:formula="of:=([.AQ137]-[.AQ136])/1000" office:value-type="float" office:value="2.00203125" calcext:value-type="float">
            <text:p>2.0020</text:p>
          </table:table-cell>
          <table:table-cell table:style-name="ce4" table:formula="of:=[.AR137]+[.AS136]" office:value-type="float" office:value="270.000515625" calcext:value-type="float">
            <text:p>270.0005</text:p>
          </table:table-cell>
          <table:table-cell table:style-name="ce16" table:formula="of:=[.AS137]-2*([.$B137]-1)" office:value-type="float" office:value="0.000515624999877673" calcext:value-type="float">
            <text:p>0.000515625</text:p>
          </table:table-cell>
          <table:table-cell table:style-name="Default" office:value-type="float" office:value="63625445162872.6" calcext:value-type="float">
            <text:p>63625445162872.6</text:p>
          </table:table-cell>
          <table:table-cell table:style-name="ce4" table:formula="of:=([.AU137]-[.AU136])/1000" office:value-type="float" office:value="2.001359375" calcext:value-type="float">
            <text:p>2.0014</text:p>
          </table:table-cell>
          <table:table-cell table:style-name="ce4" table:formula="of:=[.AV137]+[.AW136]" office:value-type="float" office:value="269.9995703125" calcext:value-type="float">
            <text:p>269.9996</text:p>
          </table:table-cell>
          <table:table-cell table:style-name="ce17" table:formula="of:=[.AW137]-2*([.$B137]-1)" office:value-type="float" office:value="-0.000429687500115961" calcext:value-type="float">
            <text:p>-0.0004296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137" calcext:value-type="float">
            <text:p>137</text:p>
          </table:table-cell>
          <table:table-cell office:value-type="float" office:value="63625439753833.1" calcext:value-type="float">
            <text:p>63625439753833.1</text:p>
          </table:table-cell>
          <table:table-cell table:formula="of:=([.C138]-[.C137])/1000" office:value-type="float" office:value="1.9980625" calcext:value-type="float">
            <text:p>1.9981</text:p>
          </table:table-cell>
          <table:table-cell table:formula="of:=[.D138]+[.E137]" office:value-type="float" office:value="271.99878125" calcext:value-type="float">
            <text:p>271.9988</text:p>
          </table:table-cell>
          <table:table-cell table:style-name="ce6" table:formula="of:=[.E138]-2*([.$B138]-1)" office:value-type="float" office:value="-0.00121874999996408" calcext:value-type="float">
            <text:p>-0.00121875</text:p>
          </table:table-cell>
          <table:table-cell table:style-name="Default" office:value-type="float" office:value="63625440416557.2" calcext:value-type="float">
            <text:p>63625440416557.2</text:p>
          </table:table-cell>
          <table:table-cell table:style-name="ce4" table:formula="of:=([.G138]-[.G137])/1000" office:value-type="float" office:value="1.999671875" calcext:value-type="float">
            <text:p>1.9997</text:p>
          </table:table-cell>
          <table:table-cell table:style-name="ce4" table:formula="of:=[.H138]+[.I137]" office:value-type="float" office:value="271.997796875" calcext:value-type="float">
            <text:p>271.9978</text:p>
          </table:table-cell>
          <table:table-cell table:style-name="ce7" table:formula="of:=[.I138]-2*([.$B138]-1)" office:value-type="float" office:value="-0.00220312500005093" calcext:value-type="float">
            <text:p>-0.002203125</text:p>
          </table:table-cell>
          <table:table-cell table:style-name="Default" office:value-type="float" office:value="63625440886527.3" calcext:value-type="float">
            <text:p>63625440886527.3</text:p>
          </table:table-cell>
          <table:table-cell table:style-name="ce4" table:formula="of:=([.K138]-[.K137])/1000" office:value-type="float" office:value="2.0001640625" calcext:value-type="float">
            <text:p>2.0002</text:p>
          </table:table-cell>
          <table:table-cell table:style-name="ce4" table:formula="of:=[.L138]+[.M137]" office:value-type="float" office:value="271.999984375" calcext:value-type="float">
            <text:p>272.0000</text:p>
          </table:table-cell>
          <table:table-cell table:style-name="ce8" table:formula="of:=[.M138]-2*([.$B138]-1)" office:value-type="float" office:value="-0.0000156249999463398" calcext:value-type="float">
            <text:p>-0.000015625</text:p>
          </table:table-cell>
          <table:table-cell table:style-name="Default" office:value-type="float" office:value="63625441363260.9" calcext:value-type="float">
            <text:p>63625441363260.9</text:p>
          </table:table-cell>
          <table:table-cell table:style-name="ce4" table:formula="of:=([.O138]-[.O137])/1000" office:value-type="float" office:value="1.9998828125" calcext:value-type="float">
            <text:p>1.9999</text:p>
          </table:table-cell>
          <table:table-cell table:style-name="ce4" table:formula="of:=[.P138]+[.Q137]" office:value-type="float" office:value="272.0018203125" calcext:value-type="float">
            <text:p>272.0018</text:p>
          </table:table-cell>
          <table:table-cell table:style-name="ce9" table:formula="of:=[.Q138]-2*([.$B138]-1)" office:value-type="float" office:value="0.00182031250011505" calcext:value-type="float">
            <text:p>0.0018203125</text:p>
          </table:table-cell>
          <table:table-cell table:style-name="Default" office:value-type="float" office:value="63625441862392.3" calcext:value-type="float">
            <text:p>63625441862392.3</text:p>
          </table:table-cell>
          <table:table-cell table:style-name="ce4" table:formula="of:=([.S138]-[.S137])/1000" office:value-type="float" office:value="2.0006171875" calcext:value-type="float">
            <text:p>2.0006</text:p>
          </table:table-cell>
          <table:table-cell table:style-name="ce4" table:formula="of:=[.T138]+[.U137]" office:value-type="float" office:value="272.0009765625" calcext:value-type="float">
            <text:p>272.0010</text:p>
          </table:table-cell>
          <table:table-cell table:style-name="ce10" table:formula="of:=[.U138]-2*([.$B138]-1)" office:value-type="float" office:value="0.0009765625" calcext:value-type="float">
            <text:p>0.0009765625</text:p>
          </table:table-cell>
          <table:table-cell table:style-name="Default" office:value-type="float" office:value="63625442352063.7" calcext:value-type="float">
            <text:p>63625442352063.7</text:p>
          </table:table-cell>
          <table:table-cell table:style-name="ce4" table:formula="of:=([.W138]-[.W137])/1000" office:value-type="float" office:value="2.0001875" calcext:value-type="float">
            <text:p>2.0002</text:p>
          </table:table-cell>
          <table:table-cell table:style-name="ce4" table:formula="of:=[.X138]+[.Y137]" office:value-type="float" office:value="272.0007890625" calcext:value-type="float">
            <text:p>272.0008</text:p>
          </table:table-cell>
          <table:table-cell table:style-name="ce11" table:formula="of:=[.Y138]-2*([.$B138]-1)" office:value-type="float" office:value="0.000789062499904958" calcext:value-type="float">
            <text:p>0.0007890625</text:p>
          </table:table-cell>
          <table:table-cell table:style-name="Default" office:value-type="float" office:value="63625442829931.5" calcext:value-type="float">
            <text:p>63625442829931.5</text:p>
          </table:table-cell>
          <table:table-cell table:style-name="ce4" table:formula="of:=([.AA138]-[.AA137])/1000" office:value-type="float" office:value="1.998484375" calcext:value-type="float">
            <text:p>1.9985</text:p>
          </table:table-cell>
          <table:table-cell table:style-name="ce4" table:formula="of:=[.AB138]+[.AC137]" office:value-type="float" office:value="272.00040625" calcext:value-type="float">
            <text:p>272.0004</text:p>
          </table:table-cell>
          <table:table-cell table:style-name="ce12" table:formula="of:=[.AC138]-2*([.$B138]-1)" office:value-type="float" office:value="0.000406250000025921" calcext:value-type="float">
            <text:p>0.00040625</text:p>
          </table:table-cell>
          <table:table-cell table:style-name="Default" office:value-type="float" office:value="63625443291818.7" calcext:value-type="float">
            <text:p>63625443291818.7</text:p>
          </table:table-cell>
          <table:table-cell table:style-name="ce4" table:formula="of:=([.AE138]-[.AE137])/1000" office:value-type="float" office:value="2.00246875" calcext:value-type="float">
            <text:p>2.0025</text:p>
          </table:table-cell>
          <table:table-cell table:style-name="ce4" table:formula="of:=[.AF138]+[.AG137]" office:value-type="float" office:value="272.000671875" calcext:value-type="float">
            <text:p>272.0007</text:p>
          </table:table-cell>
          <table:table-cell table:style-name="ce13" table:formula="of:=[.AG138]-2*([.$B138]-1)" office:value-type="float" office:value="0.000671875000136879" calcext:value-type="float">
            <text:p>0.000671875</text:p>
          </table:table-cell>
          <table:table-cell table:style-name="Default" office:value-type="float" office:value="63625443755608" calcext:value-type="float">
            <text:p>63625443755608</text:p>
          </table:table-cell>
          <table:table-cell table:style-name="ce4" table:formula="of:=([.AI138]-[.AI137])/1000" office:value-type="float" office:value="1.9997890625" calcext:value-type="float">
            <text:p>1.9998</text:p>
          </table:table-cell>
          <table:table-cell table:style-name="ce4" table:formula="of:=[.AJ138]+[.AK137]" office:value-type="float" office:value="271.9999296875" calcext:value-type="float">
            <text:p>271.9999</text:p>
          </table:table-cell>
          <table:table-cell table:style-name="ce14" table:formula="of:=[.AK138]-2*([.$B138]-1)" office:value-type="float" office:value="-0.0000703125000427462" calcext:value-type="float">
            <text:p>-7.03125000427462E-05</text:p>
          </table:table-cell>
          <table:table-cell table:style-name="Default" office:value-type="float" office:value="63625444231902.4" calcext:value-type="float">
            <text:p>63625444231902.4</text:p>
          </table:table-cell>
          <table:table-cell table:style-name="ce4" table:formula="of:=([.AM138]-[.AM137])/1000" office:value-type="float" office:value="2.0031484375" calcext:value-type="float">
            <text:p>2.0031</text:p>
          </table:table-cell>
          <table:table-cell table:style-name="ce4" table:formula="of:=[.AN138]+[.AO137]" office:value-type="float" office:value="272.0014375" calcext:value-type="float">
            <text:p>272.0014</text:p>
          </table:table-cell>
          <table:table-cell table:style-name="ce15" table:formula="of:=[.AO138]-2*([.$B138]-1)" office:value-type="float" office:value="0.00143750000000864" calcext:value-type="float">
            <text:p>0.0014375</text:p>
          </table:table-cell>
          <table:table-cell table:style-name="Default" office:value-type="float" office:value="63625444694229.3" calcext:value-type="float">
            <text:p>63625444694229.3</text:p>
          </table:table-cell>
          <table:table-cell table:style-name="ce4" table:formula="of:=([.AQ138]-[.AQ137])/1000" office:value-type="float" office:value="2.00084375" calcext:value-type="float">
            <text:p>2.0008</text:p>
          </table:table-cell>
          <table:table-cell table:style-name="ce4" table:formula="of:=[.AR138]+[.AS137]" office:value-type="float" office:value="272.001359375" calcext:value-type="float">
            <text:p>272.0014</text:p>
          </table:table-cell>
          <table:table-cell table:style-name="ce16" table:formula="of:=[.AS138]-2*([.$B138]-1)" office:value-type="float" office:value="0.00135937499987904" calcext:value-type="float">
            <text:p>0.001359375</text:p>
          </table:table-cell>
          <table:table-cell table:style-name="Default" office:value-type="float" office:value="63625445164872.9" calcext:value-type="float">
            <text:p>63625445164872.9</text:p>
          </table:table-cell>
          <table:table-cell table:style-name="ce4" table:formula="of:=([.AU138]-[.AU137])/1000" office:value-type="float" office:value="2.00028125" calcext:value-type="float">
            <text:p>2.0003</text:p>
          </table:table-cell>
          <table:table-cell table:style-name="ce4" table:formula="of:=[.AV138]+[.AW137]" office:value-type="float" office:value="271.9998515625" calcext:value-type="float">
            <text:p>271.9999</text:p>
          </table:table-cell>
          <table:table-cell table:style-name="ce17" table:formula="of:=[.AW138]-2*([.$B138]-1)" office:value-type="float" office:value="-0.000148437500115506" calcext:value-type="float">
            <text:p>-0.000148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138" calcext:value-type="float">
            <text:p>138</text:p>
          </table:table-cell>
          <table:table-cell office:value-type="float" office:value="63625439755832.3" calcext:value-type="float">
            <text:p>63625439755832.3</text:p>
          </table:table-cell>
          <table:table-cell table:formula="of:=([.C139]-[.C138])/1000" office:value-type="float" office:value="1.9991484375" calcext:value-type="float">
            <text:p>1.9991</text:p>
          </table:table-cell>
          <table:table-cell table:formula="of:=[.D139]+[.E138]" office:value-type="float" office:value="273.9979296875" calcext:value-type="float">
            <text:p>273.9979</text:p>
          </table:table-cell>
          <table:table-cell table:style-name="ce6" table:formula="of:=[.E139]-2*([.$B139]-1)" office:value-type="float" office:value="-0.00207031249993861" calcext:value-type="float">
            <text:p>-0.0020703125</text:p>
          </table:table-cell>
          <table:table-cell table:style-name="Default" office:value-type="float" office:value="63625440418558.3" calcext:value-type="float">
            <text:p>63625440418558.3</text:p>
          </table:table-cell>
          <table:table-cell table:style-name="ce4" table:formula="of:=([.G139]-[.G138])/1000" office:value-type="float" office:value="2.001109375" calcext:value-type="float">
            <text:p>2.0011</text:p>
          </table:table-cell>
          <table:table-cell table:style-name="ce4" table:formula="of:=[.H139]+[.I138]" office:value-type="float" office:value="273.99890625" calcext:value-type="float">
            <text:p>273.9989</text:p>
          </table:table-cell>
          <table:table-cell table:style-name="ce7" table:formula="of:=[.I139]-2*([.$B139]-1)" office:value-type="float" office:value="-0.0010937500000523" calcext:value-type="float">
            <text:p>-0.00109375</text:p>
          </table:table-cell>
          <table:table-cell table:style-name="Default" office:value-type="float" office:value="63625440888527.3" calcext:value-type="float">
            <text:p>63625440888527.3</text:p>
          </table:table-cell>
          <table:table-cell table:style-name="ce4" table:formula="of:=([.K139]-[.K138])/1000" office:value-type="float" office:value="2.0000390625" calcext:value-type="float">
            <text:p>2.0000</text:p>
          </table:table-cell>
          <table:table-cell table:style-name="ce4" table:formula="of:=[.L139]+[.M138]" office:value-type="float" office:value="274.0000234375" calcext:value-type="float">
            <text:p>274.0000</text:p>
          </table:table-cell>
          <table:table-cell table:style-name="ce8" table:formula="of:=[.M139]-2*([.$B139]-1)" office:value-type="float" office:value="0.0000234375000331966" calcext:value-type="float">
            <text:p>2.34375000331966E-05</text:p>
          </table:table-cell>
          <table:table-cell table:style-name="Default" office:value-type="float" office:value="63625441365257.6" calcext:value-type="float">
            <text:p>63625441365257.6</text:p>
          </table:table-cell>
          <table:table-cell table:style-name="ce4" table:formula="of:=([.O139]-[.O138])/1000" office:value-type="float" office:value="1.9966875" calcext:value-type="float">
            <text:p>1.9967</text:p>
          </table:table-cell>
          <table:table-cell table:style-name="ce4" table:formula="of:=[.P139]+[.Q138]" office:value-type="float" office:value="273.9985078125" calcext:value-type="float">
            <text:p>273.9985</text:p>
          </table:table-cell>
          <table:table-cell table:style-name="ce9" table:formula="of:=[.Q139]-2*([.$B139]-1)" office:value-type="float" office:value="-0.00149218749987767" calcext:value-type="float">
            <text:p>-0.0014921875</text:p>
          </table:table-cell>
          <table:table-cell table:style-name="Default" office:value-type="float" office:value="63625441864389.5" calcext:value-type="float">
            <text:p>63625441864389.5</text:p>
          </table:table-cell>
          <table:table-cell table:style-name="ce4" table:formula="of:=([.S139]-[.S138])/1000" office:value-type="float" office:value="1.9971875" calcext:value-type="float">
            <text:p>1.9972</text:p>
          </table:table-cell>
          <table:table-cell table:style-name="ce4" table:formula="of:=[.T139]+[.U138]" office:value-type="float" office:value="273.9981640625" calcext:value-type="float">
            <text:p>273.9982</text:p>
          </table:table-cell>
          <table:table-cell table:style-name="ce10" table:formula="of:=[.U139]-2*([.$B139]-1)" office:value-type="float" office:value="-0.00183593750000455" calcext:value-type="float">
            <text:p>-0.0018359375</text:p>
          </table:table-cell>
          <table:table-cell table:style-name="Default" office:value-type="float" office:value="63625442354061.9" calcext:value-type="float">
            <text:p>63625442354061.9</text:p>
          </table:table-cell>
          <table:table-cell table:style-name="ce4" table:formula="of:=([.W139]-[.W138])/1000" office:value-type="float" office:value="1.9982734375" calcext:value-type="float">
            <text:p>1.9983</text:p>
          </table:table-cell>
          <table:table-cell table:style-name="ce4" table:formula="of:=[.X139]+[.Y138]" office:value-type="float" office:value="273.9990625" calcext:value-type="float">
            <text:p>273.9991</text:p>
          </table:table-cell>
          <table:table-cell table:style-name="ce11" table:formula="of:=[.Y139]-2*([.$B139]-1)" office:value-type="float" office:value="-0.000937500000077307" calcext:value-type="float">
            <text:p>-0.0009375</text:p>
          </table:table-cell>
          <table:table-cell table:style-name="Default" office:value-type="float" office:value="63625442831930.6" calcext:value-type="float">
            <text:p>63625442831930.6</text:p>
          </table:table-cell>
          <table:table-cell table:style-name="ce4" table:formula="of:=([.AA139]-[.AA138])/1000" office:value-type="float" office:value="1.9991015625" calcext:value-type="float">
            <text:p>1.9991</text:p>
          </table:table-cell>
          <table:table-cell table:style-name="ce4" table:formula="of:=[.AB139]+[.AC138]" office:value-type="float" office:value="273.9995078125" calcext:value-type="float">
            <text:p>273.9995</text:p>
          </table:table-cell>
          <table:table-cell table:style-name="ce12" table:formula="of:=[.AC139]-2*([.$B139]-1)" office:value-type="float" office:value="-0.000492187499958163" calcext:value-type="float">
            <text:p>-0.0004921875</text:p>
          </table:table-cell>
          <table:table-cell table:style-name="Default" office:value-type="float" office:value="63625443293819" calcext:value-type="float">
            <text:p>63625443293819</text:p>
          </table:table-cell>
          <table:table-cell table:style-name="ce4" table:formula="of:=([.AE139]-[.AE138])/1000" office:value-type="float" office:value="2.0003125" calcext:value-type="float">
            <text:p>2.0003</text:p>
          </table:table-cell>
          <table:table-cell table:style-name="ce4" table:formula="of:=[.AF139]+[.AG138]" office:value-type="float" office:value="274.000984375" calcext:value-type="float">
            <text:p>274.0010</text:p>
          </table:table-cell>
          <table:table-cell table:style-name="ce13" table:formula="of:=[.AG139]-2*([.$B139]-1)" office:value-type="float" office:value="0.0009843750001437" calcext:value-type="float">
            <text:p>0.000984375</text:p>
          </table:table-cell>
          <table:table-cell table:style-name="Default" office:value-type="float" office:value="63625443757606.2" calcext:value-type="float">
            <text:p>63625443757606.2</text:p>
          </table:table-cell>
          <table:table-cell table:style-name="ce4" table:formula="of:=([.AI139]-[.AI138])/1000" office:value-type="float" office:value="1.99815625" calcext:value-type="float">
            <text:p>1.9982</text:p>
          </table:table-cell>
          <table:table-cell table:style-name="ce4" table:formula="of:=[.AJ139]+[.AK138]" office:value-type="float" office:value="273.9980859375" calcext:value-type="float">
            <text:p>273.9981</text:p>
          </table:table-cell>
          <table:table-cell table:style-name="ce14" table:formula="of:=[.AK139]-2*([.$B139]-1)" office:value-type="float" office:value="-0.00191406250002046" calcext:value-type="float">
            <text:p>-0.0019140625</text:p>
          </table:table-cell>
          <table:table-cell table:style-name="Default" office:value-type="float" office:value="63625444233901.2" calcext:value-type="float">
            <text:p>63625444233901.2</text:p>
          </table:table-cell>
          <table:table-cell table:style-name="ce4" table:formula="of:=([.AM139]-[.AM138])/1000" office:value-type="float" office:value="1.99884375" calcext:value-type="float">
            <text:p>1.9988</text:p>
          </table:table-cell>
          <table:table-cell table:style-name="ce4" table:formula="of:=[.AN139]+[.AO138]" office:value-type="float" office:value="274.00028125" calcext:value-type="float">
            <text:p>274.0003</text:p>
          </table:table-cell>
          <table:table-cell table:style-name="ce15" table:formula="of:=[.AO139]-2*([.$B139]-1)" office:value-type="float" office:value="0.000281250000000455" calcext:value-type="float">
            <text:p>0.00028125</text:p>
          </table:table-cell>
          <table:table-cell table:style-name="Default" office:value-type="float" office:value="63625444696234" calcext:value-type="float">
            <text:p>63625444696234</text:p>
          </table:table-cell>
          <table:table-cell table:style-name="ce4" table:formula="of:=([.AQ139]-[.AQ138])/1000" office:value-type="float" office:value="2.00478125" calcext:value-type="float">
            <text:p>2.0048</text:p>
          </table:table-cell>
          <table:table-cell table:style-name="ce4" table:formula="of:=[.AR139]+[.AS138]" office:value-type="float" office:value="274.006140625" calcext:value-type="float">
            <text:p>274.0061</text:p>
          </table:table-cell>
          <table:table-cell table:style-name="ce16" table:formula="of:=[.AS139]-2*([.$B139]-1)" office:value-type="float" office:value="0.00614062499988677" calcext:value-type="float">
            <text:p>0.006140625</text:p>
          </table:table-cell>
          <table:table-cell table:style-name="Default" office:value-type="float" office:value="63625445166871.3" calcext:value-type="float">
            <text:p>63625445166871.3</text:p>
          </table:table-cell>
          <table:table-cell table:style-name="ce4" table:formula="of:=([.AU139]-[.AU138])/1000" office:value-type="float" office:value="1.998359375" calcext:value-type="float">
            <text:p>1.9984</text:p>
          </table:table-cell>
          <table:table-cell table:style-name="ce4" table:formula="of:=[.AV139]+[.AW138]" office:value-type="float" office:value="273.9982109375" calcext:value-type="float">
            <text:p>273.9982</text:p>
          </table:table-cell>
          <table:table-cell table:style-name="ce17" table:formula="of:=[.AW139]-2*([.$B139]-1)" office:value-type="float" office:value="-0.00178906250010868" calcext:value-type="float">
            <text:p>-0.0017890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139" calcext:value-type="float">
            <text:p>139</text:p>
          </table:table-cell>
          <table:table-cell office:value-type="float" office:value="63625439757834.5" calcext:value-type="float">
            <text:p>63625439757834.5</text:p>
          </table:table-cell>
          <table:table-cell table:formula="of:=([.C140]-[.C139])/1000" office:value-type="float" office:value="2.0022109375" calcext:value-type="float">
            <text:p>2.0022</text:p>
          </table:table-cell>
          <table:table-cell table:formula="of:=[.D140]+[.E139]" office:value-type="float" office:value="276.000140625" calcext:value-type="float">
            <text:p>276.0001</text:p>
          </table:table-cell>
          <table:table-cell table:style-name="ce6" table:formula="of:=[.E140]-2*([.$B140]-1)" office:value-type="float" office:value="0.000140625000085493" calcext:value-type="float">
            <text:p>0.000140625</text:p>
          </table:table-cell>
          <table:table-cell table:style-name="Default" office:value-type="float" office:value="63625440420558.5" calcext:value-type="float">
            <text:p>63625440420558.5</text:p>
          </table:table-cell>
          <table:table-cell table:style-name="ce4" table:formula="of:=([.G140]-[.G139])/1000" office:value-type="float" office:value="2.0001953125" calcext:value-type="float">
            <text:p>2.0002</text:p>
          </table:table-cell>
          <table:table-cell table:style-name="ce4" table:formula="of:=[.H140]+[.I139]" office:value-type="float" office:value="275.9991015625" calcext:value-type="float">
            <text:p>275.9991</text:p>
          </table:table-cell>
          <table:table-cell table:style-name="ce7" table:formula="of:=[.I140]-2*([.$B140]-1)" office:value-type="float" office:value="-0.000898437500040927" calcext:value-type="float">
            <text:p>-0.0008984375</text:p>
          </table:table-cell>
          <table:table-cell table:style-name="Default" office:value-type="float" office:value="63625440890525.9" calcext:value-type="float">
            <text:p>63625440890525.9</text:p>
          </table:table-cell>
          <table:table-cell table:style-name="ce4" table:formula="of:=([.K140]-[.K139])/1000" office:value-type="float" office:value="1.998578125" calcext:value-type="float">
            <text:p>1.9986</text:p>
          </table:table-cell>
          <table:table-cell table:style-name="ce4" table:formula="of:=[.L140]+[.M139]" office:value-type="float" office:value="275.9986015625" calcext:value-type="float">
            <text:p>275.9986</text:p>
          </table:table-cell>
          <table:table-cell table:style-name="ce8" table:formula="of:=[.M140]-2*([.$B140]-1)" office:value-type="float" office:value="-0.00139843749997226" calcext:value-type="float">
            <text:p>-0.0013984375</text:p>
          </table:table-cell>
          <table:table-cell table:style-name="Default" office:value-type="float" office:value="63625441367259.6" calcext:value-type="float">
            <text:p>63625441367259.6</text:p>
          </table:table-cell>
          <table:table-cell table:style-name="ce4" table:formula="of:=([.O140]-[.O139])/1000" office:value-type="float" office:value="2.0019453125" calcext:value-type="float">
            <text:p>2.0019</text:p>
          </table:table-cell>
          <table:table-cell table:style-name="ce4" table:formula="of:=[.P140]+[.Q139]" office:value-type="float" office:value="276.000453125" calcext:value-type="float">
            <text:p>276.0005</text:p>
          </table:table-cell>
          <table:table-cell table:style-name="ce9" table:formula="of:=[.Q140]-2*([.$B140]-1)" office:value-type="float" office:value="0.000453125000149157" calcext:value-type="float">
            <text:p>0.000453125</text:p>
          </table:table-cell>
          <table:table-cell table:style-name="Default" office:value-type="float" office:value="63625441866389.4" calcext:value-type="float">
            <text:p>63625441866389.4</text:p>
          </table:table-cell>
          <table:table-cell table:style-name="ce4" table:formula="of:=([.S140]-[.S139])/1000" office:value-type="float" office:value="1.999953125" calcext:value-type="float">
            <text:p>2.0000</text:p>
          </table:table-cell>
          <table:table-cell table:style-name="ce4" table:formula="of:=[.T140]+[.U139]" office:value-type="float" office:value="275.9981171875" calcext:value-type="float">
            <text:p>275.9981</text:p>
          </table:table-cell>
          <table:table-cell table:style-name="ce10" table:formula="of:=[.U140]-2*([.$B140]-1)" office:value-type="float" office:value="-0.0018828125000141" calcext:value-type="float">
            <text:p>-0.0018828125</text:p>
          </table:table-cell>
          <table:table-cell table:style-name="Default" office:value-type="float" office:value="63625442356062.5" calcext:value-type="float">
            <text:p>63625442356062.5</text:p>
          </table:table-cell>
          <table:table-cell table:style-name="ce4" table:formula="of:=([.W140]-[.W139])/1000" office:value-type="float" office:value="2.0005859375" calcext:value-type="float">
            <text:p>2.0006</text:p>
          </table:table-cell>
          <table:table-cell table:style-name="ce4" table:formula="of:=[.X140]+[.Y139]" office:value-type="float" office:value="275.9996484375" calcext:value-type="float">
            <text:p>275.9996</text:p>
          </table:table-cell>
          <table:table-cell table:style-name="ce11" table:formula="of:=[.Y140]-2*([.$B140]-1)" office:value-type="float" office:value="-0.000351562500100044" calcext:value-type="float">
            <text:p>-0.0003515625</text:p>
          </table:table-cell>
          <table:table-cell table:style-name="Default" office:value-type="float" office:value="63625442833930" calcext:value-type="float">
            <text:p>63625442833930</text:p>
          </table:table-cell>
          <table:table-cell table:style-name="ce4" table:formula="of:=([.AA140]-[.AA139])/1000" office:value-type="float" office:value="1.9993671875" calcext:value-type="float">
            <text:p>1.9994</text:p>
          </table:table-cell>
          <table:table-cell table:style-name="ce4" table:formula="of:=[.AB140]+[.AC139]" office:value-type="float" office:value="275.998875" calcext:value-type="float">
            <text:p>275.9989</text:p>
          </table:table-cell>
          <table:table-cell table:style-name="ce12" table:formula="of:=[.AC140]-2*([.$B140]-1)" office:value-type="float" office:value="-0.00112499999994498" calcext:value-type="float">
            <text:p>-0.001125</text:p>
          </table:table-cell>
          <table:table-cell table:style-name="Default" office:value-type="float" office:value="63625443295817.4" calcext:value-type="float">
            <text:p>63625443295817.4</text:p>
          </table:table-cell>
          <table:table-cell table:style-name="ce4" table:formula="of:=([.AE140]-[.AE139])/1000" office:value-type="float" office:value="1.9984375" calcext:value-type="float">
            <text:p>1.9984</text:p>
          </table:table-cell>
          <table:table-cell table:style-name="ce4" table:formula="of:=[.AF140]+[.AG139]" office:value-type="float" office:value="275.999421875" calcext:value-type="float">
            <text:p>275.9994</text:p>
          </table:table-cell>
          <table:table-cell table:style-name="ce13" table:formula="of:=[.AG140]-2*([.$B140]-1)" office:value-type="float" office:value="-0.000578124999833563" calcext:value-type="float">
            <text:p>-0.000578125</text:p>
          </table:table-cell>
          <table:table-cell table:style-name="Default" office:value-type="float" office:value="63625443759606.5" calcext:value-type="float">
            <text:p>63625443759606.5</text:p>
          </table:table-cell>
          <table:table-cell table:style-name="ce4" table:formula="of:=([.AI140]-[.AI139])/1000" office:value-type="float" office:value="2.000328125" calcext:value-type="float">
            <text:p>2.0003</text:p>
          </table:table-cell>
          <table:table-cell table:style-name="ce4" table:formula="of:=[.AJ140]+[.AK139]" office:value-type="float" office:value="275.9984140625" calcext:value-type="float">
            <text:p>275.9984</text:p>
          </table:table-cell>
          <table:table-cell table:style-name="ce14" table:formula="of:=[.AK140]-2*([.$B140]-1)" office:value-type="float" office:value="-0.00158593750001046" calcext:value-type="float">
            <text:p>-0.0015859375</text:p>
          </table:table-cell>
          <table:table-cell table:style-name="Default" office:value-type="float" office:value="63625444235900.4" calcext:value-type="float">
            <text:p>63625444235900.4</text:p>
          </table:table-cell>
          <table:table-cell table:style-name="ce4" table:formula="of:=([.AM140]-[.AM139])/1000" office:value-type="float" office:value="1.999171875" calcext:value-type="float">
            <text:p>1.9992</text:p>
          </table:table-cell>
          <table:table-cell table:style-name="ce4" table:formula="of:=[.AN140]+[.AO139]" office:value-type="float" office:value="275.999453125" calcext:value-type="float">
            <text:p>275.9995</text:p>
          </table:table-cell>
          <table:table-cell table:style-name="ce15" table:formula="of:=[.AO140]-2*([.$B140]-1)" office:value-type="float" office:value="-0.000546874999997726" calcext:value-type="float">
            <text:p>-0.000546875</text:p>
          </table:table-cell>
          <table:table-cell table:style-name="Default" office:value-type="float" office:value="63625444698226.7" calcext:value-type="float">
            <text:p>63625444698226.7</text:p>
          </table:table-cell>
          <table:table-cell table:style-name="ce4" table:formula="of:=([.AQ140]-[.AQ139])/1000" office:value-type="float" office:value="1.992625" calcext:value-type="float">
            <text:p>1.9926</text:p>
          </table:table-cell>
          <table:table-cell table:style-name="ce4" table:formula="of:=[.AR140]+[.AS139]" office:value-type="float" office:value="275.998765625" calcext:value-type="float">
            <text:p>275.9988</text:p>
          </table:table-cell>
          <table:table-cell table:style-name="ce16" table:formula="of:=[.AS140]-2*([.$B140]-1)" office:value-type="float" office:value="-0.00123437500013779" calcext:value-type="float">
            <text:p>-0.001234375</text:p>
          </table:table-cell>
          <table:table-cell table:style-name="Default" office:value-type="float" office:value="63625445168872.5" calcext:value-type="float">
            <text:p>63625445168872.5</text:p>
          </table:table-cell>
          <table:table-cell table:style-name="ce4" table:formula="of:=([.AU140]-[.AU139])/1000" office:value-type="float" office:value="2.001265625" calcext:value-type="float">
            <text:p>2.0013</text:p>
          </table:table-cell>
          <table:table-cell table:style-name="ce4" table:formula="of:=[.AV140]+[.AW139]" office:value-type="float" office:value="275.9994765625" calcext:value-type="float">
            <text:p>275.9995</text:p>
          </table:table-cell>
          <table:table-cell table:style-name="ce17" table:formula="of:=[.AW140]-2*([.$B140]-1)" office:value-type="float" office:value="-0.00052343750013506" calcext:value-type="float">
            <text:p>-0.000523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140" calcext:value-type="float">
            <text:p>140</text:p>
          </table:table-cell>
          <table:table-cell office:value-type="float" office:value="63625439759834" calcext:value-type="float">
            <text:p>63625439759834</text:p>
          </table:table-cell>
          <table:table-cell table:formula="of:=([.C141]-[.C140])/1000" office:value-type="float" office:value="1.99953125" calcext:value-type="float">
            <text:p>1.9995</text:p>
          </table:table-cell>
          <table:table-cell table:formula="of:=[.D141]+[.E140]" office:value-type="float" office:value="277.999671875" calcext:value-type="float">
            <text:p>277.9997</text:p>
          </table:table-cell>
          <table:table-cell table:style-name="ce6" table:formula="of:=[.E141]-2*([.$B141]-1)" office:value-type="float" office:value="-0.000328124999896318" calcext:value-type="float">
            <text:p>-0.000328125</text:p>
          </table:table-cell>
          <table:table-cell table:style-name="Default" office:value-type="float" office:value="63625440422558.1" calcext:value-type="float">
            <text:p>63625440422558.1</text:p>
          </table:table-cell>
          <table:table-cell table:style-name="ce4" table:formula="of:=([.G141]-[.G140])/1000" office:value-type="float" office:value="1.9995390625" calcext:value-type="float">
            <text:p>1.9995</text:p>
          </table:table-cell>
          <table:table-cell table:style-name="ce4" table:formula="of:=[.H141]+[.I140]" office:value-type="float" office:value="277.998640625" calcext:value-type="float">
            <text:p>277.9986</text:p>
          </table:table-cell>
          <table:table-cell table:style-name="ce7" table:formula="of:=[.I141]-2*([.$B141]-1)" office:value-type="float" office:value="-0.00135937500004957" calcext:value-type="float">
            <text:p>-0.001359375</text:p>
          </table:table-cell>
          <table:table-cell table:style-name="Default" office:value-type="float" office:value="63625440892526.5" calcext:value-type="float">
            <text:p>63625440892526.5</text:p>
          </table:table-cell>
          <table:table-cell table:style-name="ce4" table:formula="of:=([.K141]-[.K140])/1000" office:value-type="float" office:value="2.0006328125" calcext:value-type="float">
            <text:p>2.0006</text:p>
          </table:table-cell>
          <table:table-cell table:style-name="ce4" table:formula="of:=[.L141]+[.M140]" office:value-type="float" office:value="277.999234375" calcext:value-type="float">
            <text:p>277.9992</text:p>
          </table:table-cell>
          <table:table-cell table:style-name="ce8" table:formula="of:=[.M141]-2*([.$B141]-1)" office:value-type="float" office:value="-0.000765624999985448" calcext:value-type="float">
            <text:p>-0.000765625</text:p>
          </table:table-cell>
          <table:table-cell table:style-name="Default" office:value-type="float" office:value="63625441369258.9" calcext:value-type="float">
            <text:p>63625441369258.9</text:p>
          </table:table-cell>
          <table:table-cell table:style-name="ce4" table:formula="of:=([.O141]-[.O140])/1000" office:value-type="float" office:value="1.999359375" calcext:value-type="float">
            <text:p>1.9994</text:p>
          </table:table-cell>
          <table:table-cell table:style-name="ce4" table:formula="of:=[.P141]+[.Q140]" office:value-type="float" office:value="277.9998125" calcext:value-type="float">
            <text:p>277.9998</text:p>
          </table:table-cell>
          <table:table-cell table:style-name="ce9" table:formula="of:=[.Q141]-2*([.$B141]-1)" office:value-type="float" office:value="-0.000187499999867669" calcext:value-type="float">
            <text:p>-0.0001875</text:p>
          </table:table-cell>
          <table:table-cell table:style-name="Default" office:value-type="float" office:value="63625441868389.6" calcext:value-type="float">
            <text:p>63625441868389.6</text:p>
          </table:table-cell>
          <table:table-cell table:style-name="ce4" table:formula="of:=([.S141]-[.S140])/1000" office:value-type="float" office:value="2.0001875" calcext:value-type="float">
            <text:p>2.0002</text:p>
          </table:table-cell>
          <table:table-cell table:style-name="ce4" table:formula="of:=[.T141]+[.U140]" office:value-type="float" office:value="277.9983046875" calcext:value-type="float">
            <text:p>277.9983</text:p>
          </table:table-cell>
          <table:table-cell table:style-name="ce10" table:formula="of:=[.U141]-2*([.$B141]-1)" office:value-type="float" office:value="-0.00169531250003274" calcext:value-type="float">
            <text:p>-0.0016953125</text:p>
          </table:table-cell>
          <table:table-cell table:style-name="Default" office:value-type="float" office:value="63625442358061.2" calcext:value-type="float">
            <text:p>63625442358061.2</text:p>
          </table:table-cell>
          <table:table-cell table:style-name="ce4" table:formula="of:=([.W141]-[.W140])/1000" office:value-type="float" office:value="1.9986484375" calcext:value-type="float">
            <text:p>1.9986</text:p>
          </table:table-cell>
          <table:table-cell table:style-name="ce4" table:formula="of:=[.X141]+[.Y140]" office:value-type="float" office:value="277.998296875" calcext:value-type="float">
            <text:p>277.9983</text:p>
          </table:table-cell>
          <table:table-cell table:style-name="ce11" table:formula="of:=[.Y141]-2*([.$B141]-1)" office:value-type="float" office:value="-0.0017031250001196" calcext:value-type="float">
            <text:p>-0.001703125</text:p>
          </table:table-cell>
          <table:table-cell table:style-name="Default" office:value-type="float" office:value="63625442835930.7" calcext:value-type="float">
            <text:p>63625442835930.7</text:p>
          </table:table-cell>
          <table:table-cell table:style-name="ce4" table:formula="of:=([.AA141]-[.AA140])/1000" office:value-type="float" office:value="2.0007578125" calcext:value-type="float">
            <text:p>2.0008</text:p>
          </table:table-cell>
          <table:table-cell table:style-name="ce4" table:formula="of:=[.AB141]+[.AC140]" office:value-type="float" office:value="277.9996328125" calcext:value-type="float">
            <text:p>277.9996</text:p>
          </table:table-cell>
          <table:table-cell table:style-name="ce12" table:formula="of:=[.AC141]-2*([.$B141]-1)" office:value-type="float" office:value="-0.000367187499932697" calcext:value-type="float">
            <text:p>-0.0003671875</text:p>
          </table:table-cell>
          <table:table-cell table:style-name="Default" office:value-type="float" office:value="63625443297817.7" calcext:value-type="float">
            <text:p>63625443297817.7</text:p>
          </table:table-cell>
          <table:table-cell table:style-name="ce4" table:formula="of:=([.AE141]-[.AE140])/1000" office:value-type="float" office:value="2.0002734375" calcext:value-type="float">
            <text:p>2.0003</text:p>
          </table:table-cell>
          <table:table-cell table:style-name="ce4" table:formula="of:=[.AF141]+[.AG140]" office:value-type="float" office:value="277.9996953125" calcext:value-type="float">
            <text:p>277.9997</text:p>
          </table:table-cell>
          <table:table-cell table:style-name="ce13" table:formula="of:=[.AG141]-2*([.$B141]-1)" office:value-type="float" office:value="-0.000304687499806278" calcext:value-type="float">
            <text:p>-0.0003046875</text:p>
          </table:table-cell>
          <table:table-cell table:style-name="Default" office:value-type="float" office:value="63625443761606.7" calcext:value-type="float">
            <text:p>63625443761606.7</text:p>
          </table:table-cell>
          <table:table-cell table:style-name="ce4" table:formula="of:=([.AI141]-[.AI140])/1000" office:value-type="float" office:value="2.0002109375" calcext:value-type="float">
            <text:p>2.0002</text:p>
          </table:table-cell>
          <table:table-cell table:style-name="ce4" table:formula="of:=[.AJ141]+[.AK140]" office:value-type="float" office:value="277.998625" calcext:value-type="float">
            <text:p>277.9986</text:p>
          </table:table-cell>
          <table:table-cell table:style-name="ce14" table:formula="of:=[.AK141]-2*([.$B141]-1)" office:value-type="float" office:value="-0.00137499999999591" calcext:value-type="float">
            <text:p>-0.001375</text:p>
          </table:table-cell>
          <table:table-cell table:style-name="Default" office:value-type="float" office:value="63625444237900.4" calcext:value-type="float">
            <text:p>63625444237900.4</text:p>
          </table:table-cell>
          <table:table-cell table:style-name="ce4" table:formula="of:=([.AM141]-[.AM140])/1000" office:value-type="float" office:value="2.00003125" calcext:value-type="float">
            <text:p>2.0000</text:p>
          </table:table-cell>
          <table:table-cell table:style-name="ce4" table:formula="of:=[.AN141]+[.AO140]" office:value-type="float" office:value="277.999484375" calcext:value-type="float">
            <text:p>277.9995</text:p>
          </table:table-cell>
          <table:table-cell table:style-name="ce15" table:formula="of:=[.AO141]-2*([.$B141]-1)" office:value-type="float" office:value="-0.00051562499999136" calcext:value-type="float">
            <text:p>-0.000515625</text:p>
          </table:table-cell>
          <table:table-cell table:style-name="Default" office:value-type="float" office:value="63625444700227.7" calcext:value-type="float">
            <text:p>63625444700227.7</text:p>
          </table:table-cell>
          <table:table-cell table:style-name="ce4" table:formula="of:=([.AQ141]-[.AQ140])/1000" office:value-type="float" office:value="2.001" calcext:value-type="float">
            <text:p>2.0010</text:p>
          </table:table-cell>
          <table:table-cell table:style-name="ce4" table:formula="of:=[.AR141]+[.AS140]" office:value-type="float" office:value="277.999765625" calcext:value-type="float">
            <text:p>277.9998</text:p>
          </table:table-cell>
          <table:table-cell table:style-name="ce16" table:formula="of:=[.AS141]-2*([.$B141]-1)" office:value-type="float" office:value="-0.000234375000161435" calcext:value-type="float">
            <text:p>-0.000234375</text:p>
          </table:table-cell>
          <table:table-cell table:style-name="Default" office:value-type="float" office:value="63625445170873.3" calcext:value-type="float">
            <text:p>63625445170873.3</text:p>
          </table:table-cell>
          <table:table-cell table:style-name="ce4" table:formula="of:=([.AU141]-[.AU140])/1000" office:value-type="float" office:value="2.0007265625" calcext:value-type="float">
            <text:p>2.0007</text:p>
          </table:table-cell>
          <table:table-cell table:style-name="ce4" table:formula="of:=[.AV141]+[.AW140]" office:value-type="float" office:value="278.000203125" calcext:value-type="float">
            <text:p>278.0002</text:p>
          </table:table-cell>
          <table:table-cell table:style-name="ce17" table:formula="of:=[.AW141]-2*([.$B141]-1)" office:value-type="float" office:value="0.000203124999870852" calcext:value-type="float">
            <text:p>0.00020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141" calcext:value-type="float">
            <text:p>141</text:p>
          </table:table-cell>
          <table:table-cell office:value-type="float" office:value="63625439761832.9" calcext:value-type="float">
            <text:p>63625439761832.9</text:p>
          </table:table-cell>
          <table:table-cell table:formula="of:=([.C142]-[.C141])/1000" office:value-type="float" office:value="1.998890625" calcext:value-type="float">
            <text:p>1.9989</text:p>
          </table:table-cell>
          <table:table-cell table:formula="of:=[.D142]+[.E141]" office:value-type="float" office:value="279.9985625" calcext:value-type="float">
            <text:p>279.9986</text:p>
          </table:table-cell>
          <table:table-cell table:style-name="ce6" table:formula="of:=[.E142]-2*([.$B142]-1)" office:value-type="float" office:value="-0.00143749999989495" calcext:value-type="float">
            <text:p>-0.0014375</text:p>
          </table:table-cell>
          <table:table-cell table:style-name="Default" office:value-type="float" office:value="63625440424557.3" calcext:value-type="float">
            <text:p>63625440424557.3</text:p>
          </table:table-cell>
          <table:table-cell table:style-name="ce4" table:formula="of:=([.G142]-[.G141])/1000" office:value-type="float" office:value="1.9992265625" calcext:value-type="float">
            <text:p>1.9992</text:p>
          </table:table-cell>
          <table:table-cell table:style-name="ce4" table:formula="of:=[.H142]+[.I141]" office:value-type="float" office:value="279.9978671875" calcext:value-type="float">
            <text:p>279.9979</text:p>
          </table:table-cell>
          <table:table-cell table:style-name="ce7" table:formula="of:=[.I142]-2*([.$B142]-1)" office:value-type="float" office:value="-0.00213281250006503" calcext:value-type="float">
            <text:p>-0.0021328125</text:p>
          </table:table-cell>
          <table:table-cell table:style-name="Default" office:value-type="float" office:value="63625440894526.1" calcext:value-type="float">
            <text:p>63625440894526.1</text:p>
          </table:table-cell>
          <table:table-cell table:style-name="ce4" table:formula="of:=([.K142]-[.K141])/1000" office:value-type="float" office:value="1.999546875" calcext:value-type="float">
            <text:p>1.9995</text:p>
          </table:table-cell>
          <table:table-cell table:style-name="ce4" table:formula="of:=[.L142]+[.M141]" office:value-type="float" office:value="279.99878125" calcext:value-type="float">
            <text:p>279.9988</text:p>
          </table:table-cell>
          <table:table-cell table:style-name="ce8" table:formula="of:=[.M142]-2*([.$B142]-1)" office:value-type="float" office:value="-0.00121874999996408" calcext:value-type="float">
            <text:p>-0.00121875</text:p>
          </table:table-cell>
          <table:table-cell table:style-name="Default" office:value-type="float" office:value="63625441371258.1" calcext:value-type="float">
            <text:p>63625441371258.1</text:p>
          </table:table-cell>
          <table:table-cell table:style-name="ce4" table:formula="of:=([.O142]-[.O141])/1000" office:value-type="float" office:value="1.99921875" calcext:value-type="float">
            <text:p>1.9992</text:p>
          </table:table-cell>
          <table:table-cell table:style-name="ce4" table:formula="of:=[.P142]+[.Q141]" office:value-type="float" office:value="279.99903125" calcext:value-type="float">
            <text:p>279.9990</text:p>
          </table:table-cell>
          <table:table-cell table:style-name="ce9" table:formula="of:=[.Q142]-2*([.$B142]-1)" office:value-type="float" office:value="-0.0009687499998563" calcext:value-type="float">
            <text:p>-0.00096875</text:p>
          </table:table-cell>
          <table:table-cell table:style-name="Default" office:value-type="float" office:value="63625441870389.2" calcext:value-type="float">
            <text:p>63625441870389.2</text:p>
          </table:table-cell>
          <table:table-cell table:style-name="ce4" table:formula="of:=([.S142]-[.S141])/1000" office:value-type="float" office:value="1.9995859375" calcext:value-type="float">
            <text:p>1.9996</text:p>
          </table:table-cell>
          <table:table-cell table:style-name="ce4" table:formula="of:=[.T142]+[.U141]" office:value-type="float" office:value="279.997890625" calcext:value-type="float">
            <text:p>279.9979</text:p>
          </table:table-cell>
          <table:table-cell table:style-name="ce10" table:formula="of:=[.U142]-2*([.$B142]-1)" office:value-type="float" office:value="-0.00210937500003183" calcext:value-type="float">
            <text:p>-0.002109375</text:p>
          </table:table-cell>
          <table:table-cell table:style-name="Default" office:value-type="float" office:value="63625442360062.7" calcext:value-type="float">
            <text:p>63625442360062.7</text:p>
          </table:table-cell>
          <table:table-cell table:style-name="ce4" table:formula="of:=([.W142]-[.W141])/1000" office:value-type="float" office:value="2.0015546875" calcext:value-type="float">
            <text:p>2.0016</text:p>
          </table:table-cell>
          <table:table-cell table:style-name="ce4" table:formula="of:=[.X142]+[.Y141]" office:value-type="float" office:value="279.9998515625" calcext:value-type="float">
            <text:p>279.9999</text:p>
          </table:table-cell>
          <table:table-cell table:style-name="ce11" table:formula="of:=[.Y142]-2*([.$B142]-1)" office:value-type="float" office:value="-0.000148437500115506" calcext:value-type="float">
            <text:p>-0.0001484375</text:p>
          </table:table-cell>
          <table:table-cell table:style-name="Default" office:value-type="float" office:value="63625442837931.5" calcext:value-type="float">
            <text:p>63625442837931.5</text:p>
          </table:table-cell>
          <table:table-cell table:style-name="ce4" table:formula="of:=([.AA142]-[.AA141])/1000" office:value-type="float" office:value="2.0007578125" calcext:value-type="float">
            <text:p>2.0008</text:p>
          </table:table-cell>
          <table:table-cell table:style-name="ce4" table:formula="of:=[.AB142]+[.AC141]" office:value-type="float" office:value="280.000390625" calcext:value-type="float">
            <text:p>280.0004</text:p>
          </table:table-cell>
          <table:table-cell table:style-name="ce12" table:formula="of:=[.AC142]-2*([.$B142]-1)" office:value-type="float" office:value="0.000390625000079581" calcext:value-type="float">
            <text:p>0.000390625</text:p>
          </table:table-cell>
          <table:table-cell table:style-name="Default" office:value-type="float" office:value="63625443299816.4" calcext:value-type="float">
            <text:p>63625443299816.4</text:p>
          </table:table-cell>
          <table:table-cell table:style-name="ce4" table:formula="of:=([.AE142]-[.AE141])/1000" office:value-type="float" office:value="1.9987265625" calcext:value-type="float">
            <text:p>1.9987</text:p>
          </table:table-cell>
          <table:table-cell table:style-name="ce4" table:formula="of:=[.AF142]+[.AG141]" office:value-type="float" office:value="279.998421875" calcext:value-type="float">
            <text:p>279.9984</text:p>
          </table:table-cell>
          <table:table-cell table:style-name="ce13" table:formula="of:=[.AG142]-2*([.$B142]-1)" office:value-type="float" office:value="-0.00157812499980992" calcext:value-type="float">
            <text:p>-0.001578125</text:p>
          </table:table-cell>
          <table:table-cell table:style-name="Default" office:value-type="float" office:value="63625443763606.9" calcext:value-type="float">
            <text:p>63625443763606.9</text:p>
          </table:table-cell>
          <table:table-cell table:style-name="ce4" table:formula="of:=([.AI142]-[.AI141])/1000" office:value-type="float" office:value="2.0001484375" calcext:value-type="float">
            <text:p>2.0001</text:p>
          </table:table-cell>
          <table:table-cell table:style-name="ce4" table:formula="of:=[.AJ142]+[.AK141]" office:value-type="float" office:value="279.9987734375" calcext:value-type="float">
            <text:p>279.9988</text:p>
          </table:table-cell>
          <table:table-cell table:style-name="ce14" table:formula="of:=[.AK142]-2*([.$B142]-1)" office:value-type="float" office:value="-0.00122656249999409" calcext:value-type="float">
            <text:p>-0.0012265625</text:p>
          </table:table-cell>
          <table:table-cell table:style-name="Default" office:value-type="float" office:value="63625444239899.3" calcext:value-type="float">
            <text:p>63625444239899.3</text:p>
          </table:table-cell>
          <table:table-cell table:style-name="ce4" table:formula="of:=([.AM142]-[.AM141])/1000" office:value-type="float" office:value="1.9988828125" calcext:value-type="float">
            <text:p>1.9989</text:p>
          </table:table-cell>
          <table:table-cell table:style-name="ce4" table:formula="of:=[.AN142]+[.AO141]" office:value-type="float" office:value="279.9983671875" calcext:value-type="float">
            <text:p>279.9984</text:p>
          </table:table-cell>
          <table:table-cell table:style-name="ce15" table:formula="of:=[.AO142]-2*([.$B142]-1)" office:value-type="float" office:value="-0.00163281249996317" calcext:value-type="float">
            <text:p>-0.0016328125</text:p>
          </table:table-cell>
          <table:table-cell table:style-name="Default" office:value-type="float" office:value="63625444702227.3" calcext:value-type="float">
            <text:p>63625444702227.3</text:p>
          </table:table-cell>
          <table:table-cell table:style-name="ce4" table:formula="of:=([.AQ142]-[.AQ141])/1000" office:value-type="float" office:value="1.9996171875" calcext:value-type="float">
            <text:p>1.9996</text:p>
          </table:table-cell>
          <table:table-cell table:style-name="ce4" table:formula="of:=[.AR142]+[.AS141]" office:value-type="float" office:value="279.9993828125" calcext:value-type="float">
            <text:p>279.9994</text:p>
          </table:table-cell>
          <table:table-cell table:style-name="ce16" table:formula="of:=[.AS142]-2*([.$B142]-1)" office:value-type="float" office:value="-0.000617187500154159" calcext:value-type="float">
            <text:p>-0.0006171875</text:p>
          </table:table-cell>
          <table:table-cell table:style-name="Default" office:value-type="float" office:value="63625445172871.4" calcext:value-type="float">
            <text:p>63625445172871.4</text:p>
          </table:table-cell>
          <table:table-cell table:style-name="ce4" table:formula="of:=([.AU142]-[.AU141])/1000" office:value-type="float" office:value="1.9981015625" calcext:value-type="float">
            <text:p>1.9981</text:p>
          </table:table-cell>
          <table:table-cell table:style-name="ce4" table:formula="of:=[.AV142]+[.AW141]" office:value-type="float" office:value="279.9983046875" calcext:value-type="float">
            <text:p>279.9983</text:p>
          </table:table-cell>
          <table:table-cell table:style-name="ce17" table:formula="of:=[.AW142]-2*([.$B142]-1)" office:value-type="float" office:value="-0.00169531250014643" calcext:value-type="float">
            <text:p>-0.001695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test</text:p>
          </table:table-cell>
          <table:table-cell table:style-name="ce3" office:value-type="float" office:value="142" calcext:value-type="float">
            <text:p>142</text:p>
          </table:table-cell>
          <table:table-cell office:value-type="float" office:value="63625439763834.4" calcext:value-type="float">
            <text:p>63625439763834.4</text:p>
          </table:table-cell>
          <table:table-cell table:formula="of:=([.C143]-[.C142])/1000" office:value-type="float" office:value="2.00153125" calcext:value-type="float">
            <text:p>2.0015</text:p>
          </table:table-cell>
          <table:table-cell table:formula="of:=[.D143]+[.E142]" office:value-type="float" office:value="282.00009375" calcext:value-type="float">
            <text:p>282.0001</text:p>
          </table:table-cell>
          <table:table-cell table:style-name="ce6" table:formula="of:=[.E143]-2*([.$B143]-1)" office:value-type="float" office:value="0.0000937500001327862" calcext:value-type="float">
            <text:p>0.00009375</text:p>
          </table:table-cell>
          <table:table-cell table:style-name="Default" office:value-type="float" office:value="63625440426559.9" calcext:value-type="float">
            <text:p>63625440426559.9</text:p>
          </table:table-cell>
          <table:table-cell table:style-name="ce4" table:formula="of:=([.G143]-[.G142])/1000" office:value-type="float" office:value="2.0026640625" calcext:value-type="float">
            <text:p>2.0027</text:p>
          </table:table-cell>
          <table:table-cell table:style-name="ce4" table:formula="of:=[.H143]+[.I142]" office:value-type="float" office:value="282.00053125" calcext:value-type="float">
            <text:p>282.0005</text:p>
          </table:table-cell>
          <table:table-cell table:style-name="ce7" table:formula="of:=[.I143]-2*([.$B143]-1)" office:value-type="float" office:value="0.0005312499999377" calcext:value-type="float">
            <text:p>0.00053125</text:p>
          </table:table-cell>
          <table:table-cell table:style-name="Default" office:value-type="float" office:value="63625440896525.5" calcext:value-type="float">
            <text:p>63625440896525.5</text:p>
          </table:table-cell>
          <table:table-cell table:style-name="ce4" table:formula="of:=([.K143]-[.K142])/1000" office:value-type="float" office:value="1.9994453125" calcext:value-type="float">
            <text:p>1.9994</text:p>
          </table:table-cell>
          <table:table-cell table:style-name="ce4" table:formula="of:=[.L143]+[.M142]" office:value-type="float" office:value="281.9982265625" calcext:value-type="float">
            <text:p>281.9982</text:p>
          </table:table-cell>
          <table:table-cell table:style-name="ce8" table:formula="of:=[.M143]-2*([.$B143]-1)" office:value-type="float" office:value="-0.00177343749999181" calcext:value-type="float">
            <text:p>-0.0017734375</text:p>
          </table:table-cell>
          <table:table-cell table:style-name="Default" office:value-type="float" office:value="63625441373258.6" calcext:value-type="float">
            <text:p>63625441373258.6</text:p>
          </table:table-cell>
          <table:table-cell table:style-name="ce4" table:formula="of:=([.O143]-[.O142])/1000" office:value-type="float" office:value="2.0004609375" calcext:value-type="float">
            <text:p>2.0005</text:p>
          </table:table-cell>
          <table:table-cell table:style-name="ce4" table:formula="of:=[.P143]+[.Q142]" office:value-type="float" office:value="281.9994921875" calcext:value-type="float">
            <text:p>281.9995</text:p>
          </table:table-cell>
          <table:table-cell table:style-name="ce9" table:formula="of:=[.Q143]-2*([.$B143]-1)" office:value-type="float" office:value="-0.00050781249984766" calcext:value-type="float">
            <text:p>-0.0005078125</text:p>
          </table:table-cell>
          <table:table-cell table:style-name="Default" office:value-type="float" office:value="63625441872392.2" calcext:value-type="float">
            <text:p>63625441872392.2</text:p>
          </table:table-cell>
          <table:table-cell table:style-name="ce4" table:formula="of:=([.S143]-[.S142])/1000" office:value-type="float" office:value="2.003" calcext:value-type="float">
            <text:p>2.0030</text:p>
          </table:table-cell>
          <table:table-cell table:style-name="ce4" table:formula="of:=[.T143]+[.U142]" office:value-type="float" office:value="282.000890625" calcext:value-type="float">
            <text:p>282.0009</text:p>
          </table:table-cell>
          <table:table-cell table:style-name="ce10" table:formula="of:=[.U143]-2*([.$B143]-1)" office:value-type="float" office:value="0.000890624999954071" calcext:value-type="float">
            <text:p>0.000890625</text:p>
          </table:table-cell>
          <table:table-cell table:style-name="Default" office:value-type="float" office:value="63625442362064.1" calcext:value-type="float">
            <text:p>63625442362064.1</text:p>
          </table:table-cell>
          <table:table-cell table:style-name="ce4" table:formula="of:=([.W143]-[.W142])/1000" office:value-type="float" office:value="2.0013515625" calcext:value-type="float">
            <text:p>2.0014</text:p>
          </table:table-cell>
          <table:table-cell table:style-name="ce4" table:formula="of:=[.X143]+[.Y142]" office:value-type="float" office:value="282.001203125" calcext:value-type="float">
            <text:p>282.0012</text:p>
          </table:table-cell>
          <table:table-cell table:style-name="ce11" table:formula="of:=[.Y143]-2*([.$B143]-1)" office:value-type="float" office:value="0.00120312499990405" calcext:value-type="float">
            <text:p>0.001203125</text:p>
          </table:table-cell>
          <table:table-cell table:style-name="Default" office:value-type="float" office:value="63625442839929.4" calcext:value-type="float">
            <text:p>63625442839929.4</text:p>
          </table:table-cell>
          <table:table-cell table:style-name="ce4" table:formula="of:=([.AA143]-[.AA142])/1000" office:value-type="float" office:value="1.99790625" calcext:value-type="float">
            <text:p>1.9979</text:p>
          </table:table-cell>
          <table:table-cell table:style-name="ce4" table:formula="of:=[.AB143]+[.AC142]" office:value-type="float" office:value="281.998296875" calcext:value-type="float">
            <text:p>281.9983</text:p>
          </table:table-cell>
          <table:table-cell table:style-name="ce12" table:formula="of:=[.AC143]-2*([.$B143]-1)" office:value-type="float" office:value="-0.00170312499989223" calcext:value-type="float">
            <text:p>-0.001703125</text:p>
          </table:table-cell>
          <table:table-cell table:style-name="Default" office:value-type="float" office:value="63625443301818.2" calcext:value-type="float">
            <text:p>63625443301818.2</text:p>
          </table:table-cell>
          <table:table-cell table:style-name="ce4" table:formula="of:=([.AE143]-[.AE142])/1000" office:value-type="float" office:value="2.0018125" calcext:value-type="float">
            <text:p>2.0018</text:p>
          </table:table-cell>
          <table:table-cell table:style-name="ce4" table:formula="of:=[.AF143]+[.AG142]" office:value-type="float" office:value="282.000234375" calcext:value-type="float">
            <text:p>282.0002</text:p>
          </table:table-cell>
          <table:table-cell table:style-name="ce13" table:formula="of:=[.AG143]-2*([.$B143]-1)" office:value-type="float" office:value="0.000234375000218279" calcext:value-type="float">
            <text:p>0.000234375</text:p>
          </table:table-cell>
          <table:table-cell table:style-name="Default" office:value-type="float" office:value="63625443765608.7" calcext:value-type="float">
            <text:p>63625443765608.7</text:p>
          </table:table-cell>
          <table:table-cell table:style-name="ce4" table:formula="of:=([.AI143]-[.AI142])/1000" office:value-type="float" office:value="2.0017890625" calcext:value-type="float">
            <text:p>2.0018</text:p>
          </table:table-cell>
          <table:table-cell table:style-name="ce4" table:formula="of:=[.AJ143]+[.AK142]" office:value-type="float" office:value="282.0005625" calcext:value-type="float">
            <text:p>282.0006</text:p>
          </table:table-cell>
          <table:table-cell table:style-name="ce14" table:formula="of:=[.AK143]-2*([.$B143]-1)" office:value-type="float" office:value="0.00056250000000091" calcext:value-type="float">
            <text:p>0.0005625</text:p>
          </table:table-cell>
          <table:table-cell table:style-name="Default" office:value-type="float" office:value="63625444241899.9" calcext:value-type="float">
            <text:p>63625444241899.9</text:p>
          </table:table-cell>
          <table:table-cell table:style-name="ce4" table:formula="of:=([.AM143]-[.AM142])/1000" office:value-type="float" office:value="2.000609375" calcext:value-type="float">
            <text:p>2.0006</text:p>
          </table:table-cell>
          <table:table-cell table:style-name="ce4" table:formula="of:=[.AN143]+[.AO142]" office:value-type="float" office:value="281.9989765625" calcext:value-type="float">
            <text:p>281.9990</text:p>
          </table:table-cell>
          <table:table-cell table:style-name="ce15" table:formula="of:=[.AO143]-2*([.$B143]-1)" office:value-type="float" office:value="-0.00102343749995271" calcext:value-type="float">
            <text:p>-0.0010234375</text:p>
          </table:table-cell>
          <table:table-cell table:style-name="Default" office:value-type="float" office:value="63625444704226.6" calcext:value-type="float">
            <text:p>63625444704226.6</text:p>
          </table:table-cell>
          <table:table-cell table:style-name="ce4" table:formula="of:=([.AQ143]-[.AQ142])/1000" office:value-type="float" office:value="1.999359375" calcext:value-type="float">
            <text:p>1.9994</text:p>
          </table:table-cell>
          <table:table-cell table:style-name="ce4" table:formula="of:=[.AR143]+[.AS142]" office:value-type="float" office:value="281.9987421875" calcext:value-type="float">
            <text:p>281.9987</text:p>
          </table:table-cell>
          <table:table-cell table:style-name="ce16" table:formula="of:=[.AS143]-2*([.$B143]-1)" office:value-type="float" office:value="-0.00125781250017099" calcext:value-type="float">
            <text:p>-0.0012578125</text:p>
          </table:table-cell>
          <table:table-cell table:style-name="Default" office:value-type="float" office:value="63625445174874.2" calcext:value-type="float">
            <text:p>63625445174874.2</text:p>
          </table:table-cell>
          <table:table-cell table:style-name="ce4" table:formula="of:=([.AU143]-[.AU142])/1000" office:value-type="float" office:value="2.002796875" calcext:value-type="float">
            <text:p>2.0028</text:p>
          </table:table-cell>
          <table:table-cell table:style-name="ce4" table:formula="of:=[.AV143]+[.AW142]" office:value-type="float" office:value="282.0011015625" calcext:value-type="float">
            <text:p>282.0011</text:p>
          </table:table-cell>
          <table:table-cell table:style-name="ce17" table:formula="of:=[.AW143]-2*([.$B143]-1)" office:value-type="float" office:value="0.00110156249985494" calcext:value-type="float">
            <text:p>0.0011015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eedback</text:p>
          </table:table-cell>
          <table:table-cell table:style-name="ce3" office:value-type="float" office:value="143" calcext:value-type="float">
            <text:p>143</text:p>
          </table:table-cell>
          <table:table-cell office:value-type="float" office:value="63625439765832.8" calcext:value-type="float">
            <text:p>63625439765832.8</text:p>
          </table:table-cell>
          <table:table-cell table:formula="of:=([.C144]-[.C143])/1000" office:value-type="float" office:value="1.99834375" calcext:value-type="float">
            <text:p>1.9983</text:p>
          </table:table-cell>
          <table:table-cell table:formula="of:=[.D144]+[.E143]" office:value-type="float" office:value="283.9984375" calcext:value-type="float">
            <text:p>283.9984</text:p>
          </table:table-cell>
          <table:table-cell table:style-name="ce6" table:formula="of:=[.E144]-2*([.$B144]-1)" office:value-type="float" office:value="-0.00156249999986358" calcext:value-type="float">
            <text:p>-0.0015625</text:p>
          </table:table-cell>
          <table:table-cell table:style-name="Default" office:value-type="float" office:value="63625440428557.5" calcext:value-type="float">
            <text:p>63625440428557.5</text:p>
          </table:table-cell>
          <table:table-cell table:style-name="ce4" table:formula="of:=([.G144]-[.G143])/1000" office:value-type="float" office:value="1.9975625" calcext:value-type="float">
            <text:p>1.9976</text:p>
          </table:table-cell>
          <table:table-cell table:style-name="ce4" table:formula="of:=[.H144]+[.I143]" office:value-type="float" office:value="283.99809375" calcext:value-type="float">
            <text:p>283.9981</text:p>
          </table:table-cell>
          <table:table-cell table:style-name="ce7" table:formula="of:=[.I144]-2*([.$B144]-1)" office:value-type="float" office:value="-0.00190625000004729" calcext:value-type="float">
            <text:p>-0.00190625</text:p>
          </table:table-cell>
          <table:table-cell table:style-name="Default" office:value-type="float" office:value="63625440898526.7" calcext:value-type="float">
            <text:p>63625440898526.7</text:p>
          </table:table-cell>
          <table:table-cell table:style-name="ce4" table:formula="of:=([.K144]-[.K143])/1000" office:value-type="float" office:value="2.0012109375" calcext:value-type="float">
            <text:p>2.0012</text:p>
          </table:table-cell>
          <table:table-cell table:style-name="ce4" table:formula="of:=[.L144]+[.M143]" office:value-type="float" office:value="283.9994375" calcext:value-type="float">
            <text:p>283.9994</text:p>
          </table:table-cell>
          <table:table-cell table:style-name="ce8" table:formula="of:=[.M144]-2*([.$B144]-1)" office:value-type="float" office:value="-0.00056250000000091" calcext:value-type="float">
            <text:p>-0.0005625</text:p>
          </table:table-cell>
          <table:table-cell table:style-name="Default" office:value-type="float" office:value="63625441375258.1" calcext:value-type="float">
            <text:p>63625441375258.1</text:p>
          </table:table-cell>
          <table:table-cell table:style-name="ce4" table:formula="of:=([.O144]-[.O143])/1000" office:value-type="float" office:value="1.9994609375" calcext:value-type="float">
            <text:p>1.9995</text:p>
          </table:table-cell>
          <table:table-cell table:style-name="ce4" table:formula="of:=[.P144]+[.Q143]" office:value-type="float" office:value="283.998953125" calcext:value-type="float">
            <text:p>283.9990</text:p>
          </table:table-cell>
          <table:table-cell table:style-name="ce9" table:formula="of:=[.Q144]-2*([.$B144]-1)" office:value-type="float" office:value="-0.00104687499987222" calcext:value-type="float">
            <text:p>-0.001046875</text:p>
          </table:table-cell>
          <table:table-cell table:style-name="Default" office:value-type="float" office:value="63625441874390.7" calcext:value-type="float">
            <text:p>63625441874390.7</text:p>
          </table:table-cell>
          <table:table-cell table:style-name="ce4" table:formula="of:=([.S144]-[.S143])/1000" office:value-type="float" office:value="1.9985390625" calcext:value-type="float">
            <text:p>1.9985</text:p>
          </table:table-cell>
          <table:table-cell table:style-name="ce4" table:formula="of:=[.T144]+[.U143]" office:value-type="float" office:value="283.9994296875" calcext:value-type="float">
            <text:p>283.9994</text:p>
          </table:table-cell>
          <table:table-cell table:style-name="ce10" table:formula="of:=[.U144]-2*([.$B144]-1)" office:value-type="float" office:value="-0.000570312500030923" calcext:value-type="float">
            <text:p>-0.0005703125</text:p>
          </table:table-cell>
          <table:table-cell table:style-name="Default" office:value-type="float" office:value="63625442364062.3" calcext:value-type="float">
            <text:p>63625442364062.3</text:p>
          </table:table-cell>
          <table:table-cell table:style-name="ce4" table:formula="of:=([.W144]-[.W143])/1000" office:value-type="float" office:value="1.9982578125" calcext:value-type="float">
            <text:p>1.9983</text:p>
          </table:table-cell>
          <table:table-cell table:style-name="ce4" table:formula="of:=[.X144]+[.Y143]" office:value-type="float" office:value="283.9994609375" calcext:value-type="float">
            <text:p>283.9995</text:p>
          </table:table-cell>
          <table:table-cell table:style-name="ce11" table:formula="of:=[.Y144]-2*([.$B144]-1)" office:value-type="float" office:value="-0.0005390625000814" calcext:value-type="float">
            <text:p>-0.0005390625</text:p>
          </table:table-cell>
          <table:table-cell table:style-name="Default" office:value-type="float" office:value="63625442841931" calcext:value-type="float">
            <text:p>63625442841931</text:p>
          </table:table-cell>
          <table:table-cell table:style-name="ce4" table:formula="of:=([.AA144]-[.AA143])/1000" office:value-type="float" office:value="2.0015703125" calcext:value-type="float">
            <text:p>2.0016</text:p>
          </table:table-cell>
          <table:table-cell table:style-name="ce4" table:formula="of:=[.AB144]+[.AC143]" office:value-type="float" office:value="283.9998671875" calcext:value-type="float">
            <text:p>283.9999</text:p>
          </table:table-cell>
          <table:table-cell table:style-name="ce12" table:formula="of:=[.AC144]-2*([.$B144]-1)" office:value-type="float" office:value="-0.000132812499884949" calcext:value-type="float">
            <text:p>-0.0001328125</text:p>
          </table:table-cell>
          <table:table-cell table:style-name="Default" office:value-type="float" office:value="63625443303816.6" calcext:value-type="float">
            <text:p>63625443303816.6</text:p>
          </table:table-cell>
          <table:table-cell table:style-name="ce4" table:formula="of:=([.AE144]-[.AE143])/1000" office:value-type="float" office:value="1.9983671875" calcext:value-type="float">
            <text:p>1.9984</text:p>
          </table:table-cell>
          <table:table-cell table:style-name="ce4" table:formula="of:=[.AF144]+[.AG143]" office:value-type="float" office:value="283.9986015625" calcext:value-type="float">
            <text:p>283.9986</text:p>
          </table:table-cell>
          <table:table-cell table:style-name="ce13" table:formula="of:=[.AG144]-2*([.$B144]-1)" office:value-type="float" office:value="-0.00139843749980173" calcext:value-type="float">
            <text:p>-0.0013984375</text:p>
          </table:table-cell>
          <table:table-cell table:style-name="Default" office:value-type="float" office:value="63625443767606.5" calcext:value-type="float">
            <text:p>63625443767606.5</text:p>
          </table:table-cell>
          <table:table-cell table:style-name="ce4" table:formula="of:=([.AI144]-[.AI143])/1000" office:value-type="float" office:value="1.9978046875" calcext:value-type="float">
            <text:p>1.9978</text:p>
          </table:table-cell>
          <table:table-cell table:style-name="ce4" table:formula="of:=[.AJ144]+[.AK143]" office:value-type="float" office:value="283.9983671875" calcext:value-type="float">
            <text:p>283.9984</text:p>
          </table:table-cell>
          <table:table-cell table:style-name="ce14" table:formula="of:=[.AK144]-2*([.$B144]-1)" office:value-type="float" office:value="-0.00163281250002001" calcext:value-type="float">
            <text:p>-0.0016328125</text:p>
          </table:table-cell>
          <table:table-cell table:style-name="Default" office:value-type="float" office:value="63625444243901.1" calcext:value-type="float">
            <text:p>63625444243901.1</text:p>
          </table:table-cell>
          <table:table-cell table:style-name="ce4" table:formula="of:=([.AM144]-[.AM143])/1000" office:value-type="float" office:value="2.001171875" calcext:value-type="float">
            <text:p>2.0012</text:p>
          </table:table-cell>
          <table:table-cell table:style-name="ce4" table:formula="of:=[.AN144]+[.AO143]" office:value-type="float" office:value="284.0001484375" calcext:value-type="float">
            <text:p>284.0001</text:p>
          </table:table-cell>
          <table:table-cell table:style-name="ce15" table:formula="of:=[.AO144]-2*([.$B144]-1)" office:value-type="float" office:value="0.000148437500058662" calcext:value-type="float">
            <text:p>0.0001484375</text:p>
          </table:table-cell>
          <table:table-cell table:style-name="Default" office:value-type="float" office:value="63625444706226.2" calcext:value-type="float">
            <text:p>63625444706226.2</text:p>
          </table:table-cell>
          <table:table-cell table:style-name="ce4" table:formula="of:=([.AQ144]-[.AQ143])/1000" office:value-type="float" office:value="1.9996015625" calcext:value-type="float">
            <text:p>1.9996</text:p>
          </table:table-cell>
          <table:table-cell table:style-name="ce4" table:formula="of:=[.AR144]+[.AS143]" office:value-type="float" office:value="283.99834375" calcext:value-type="float">
            <text:p>283.9983</text:p>
          </table:table-cell>
          <table:table-cell table:style-name="ce16" table:formula="of:=[.AS144]-2*([.$B144]-1)" office:value-type="float" office:value="-0.00165625000016689" calcext:value-type="float">
            <text:p>-0.00165625</text:p>
          </table:table-cell>
          <table:table-cell table:style-name="Default" office:value-type="float" office:value="63625445176874.3" calcext:value-type="float">
            <text:p>63625445176874.3</text:p>
          </table:table-cell>
          <table:table-cell table:style-name="ce4" table:formula="of:=([.AU144]-[.AU143])/1000" office:value-type="float" office:value="2.0001796875" calcext:value-type="float">
            <text:p>2.0002</text:p>
          </table:table-cell>
          <table:table-cell table:style-name="ce4" table:formula="of:=[.AV144]+[.AW143]" office:value-type="float" office:value="284.00128125" calcext:value-type="float">
            <text:p>284.0013</text:p>
          </table:table-cell>
          <table:table-cell table:style-name="ce17" table:formula="of:=[.AW144]-2*([.$B144]-1)" office:value-type="float" office:value="0.00128124999986312" calcext:value-type="float">
            <text:p>0.00128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144" calcext:value-type="float">
            <text:p>144</text:p>
          </table:table-cell>
          <table:table-cell office:value-type="float" office:value="63625439767835.8" calcext:value-type="float">
            <text:p>63625439767835.8</text:p>
          </table:table-cell>
          <table:table-cell table:formula="of:=([.C145]-[.C144])/1000" office:value-type="float" office:value="2.003015625" calcext:value-type="float">
            <text:p>2.0030</text:p>
          </table:table-cell>
          <table:table-cell table:formula="of:=[.D145]+[.E144]" office:value-type="float" office:value="286.001453125" calcext:value-type="float">
            <text:p>286.0015</text:p>
          </table:table-cell>
          <table:table-cell table:style-name="ce6" table:formula="of:=[.E145]-2*([.$B145]-1)" office:value-type="float" office:value="0.00145312500012551" calcext:value-type="float">
            <text:p>0.001453125</text:p>
          </table:table-cell>
          <table:table-cell table:style-name="Default" office:value-type="float" office:value="63625440430560.2" calcext:value-type="float">
            <text:p>63625440430560.2</text:p>
          </table:table-cell>
          <table:table-cell table:style-name="ce4" table:formula="of:=([.G145]-[.G144])/1000" office:value-type="float" office:value="2.0027109375" calcext:value-type="float">
            <text:p>2.0027</text:p>
          </table:table-cell>
          <table:table-cell table:style-name="ce4" table:formula="of:=[.H145]+[.I144]" office:value-type="float" office:value="286.0008046875" calcext:value-type="float">
            <text:p>286.0008</text:p>
          </table:table-cell>
          <table:table-cell table:style-name="ce7" table:formula="of:=[.I145]-2*([.$B145]-1)" office:value-type="float" office:value="0.000804687499964984" calcext:value-type="float">
            <text:p>0.0008046875</text:p>
          </table:table-cell>
          <table:table-cell table:style-name="Default" office:value-type="float" office:value="63625440900525.7" calcext:value-type="float">
            <text:p>63625440900525.7</text:p>
          </table:table-cell>
          <table:table-cell table:style-name="ce4" table:formula="of:=([.K145]-[.K144])/1000" office:value-type="float" office:value="1.9989375" calcext:value-type="float">
            <text:p>1.9989</text:p>
          </table:table-cell>
          <table:table-cell table:style-name="ce4" table:formula="of:=[.L145]+[.M144]" office:value-type="float" office:value="285.998375" calcext:value-type="float">
            <text:p>285.9984</text:p>
          </table:table-cell>
          <table:table-cell table:style-name="ce8" table:formula="of:=[.M145]-2*([.$B145]-1)" office:value-type="float" office:value="-0.00162499999999" calcext:value-type="float">
            <text:p>-0.001625</text:p>
          </table:table-cell>
          <table:table-cell table:style-name="Default" office:value-type="float" office:value="63625441377257.8" calcext:value-type="float">
            <text:p>63625441377257.8</text:p>
          </table:table-cell>
          <table:table-cell table:style-name="ce4" table:formula="of:=([.O145]-[.O144])/1000" office:value-type="float" office:value="1.999734375" calcext:value-type="float">
            <text:p>1.9997</text:p>
          </table:table-cell>
          <table:table-cell table:style-name="ce4" table:formula="of:=[.P145]+[.Q144]" office:value-type="float" office:value="285.9986875" calcext:value-type="float">
            <text:p>285.9987</text:p>
          </table:table-cell>
          <table:table-cell table:style-name="ce9" table:formula="of:=[.Q145]-2*([.$B145]-1)" office:value-type="float" office:value="-0.00131249999986949" calcext:value-type="float">
            <text:p>-0.0013125</text:p>
          </table:table-cell>
          <table:table-cell table:style-name="Default" office:value-type="float" office:value="63625441876391" calcext:value-type="float">
            <text:p>63625441876391</text:p>
          </table:table-cell>
          <table:table-cell table:style-name="ce4" table:formula="of:=([.S145]-[.S144])/1000" office:value-type="float" office:value="2.0003046875" calcext:value-type="float">
            <text:p>2.0003</text:p>
          </table:table-cell>
          <table:table-cell table:style-name="ce4" table:formula="of:=[.T145]+[.U144]" office:value-type="float" office:value="285.999734375" calcext:value-type="float">
            <text:p>285.9997</text:p>
          </table:table-cell>
          <table:table-cell table:style-name="ce10" table:formula="of:=[.U145]-2*([.$B145]-1)" office:value-type="float" office:value="-0.000265625000054115" calcext:value-type="float">
            <text:p>-0.000265625</text:p>
          </table:table-cell>
          <table:table-cell table:style-name="Default" office:value-type="float" office:value="63625442366062" calcext:value-type="float">
            <text:p>63625442366062</text:p>
          </table:table-cell>
          <table:table-cell table:style-name="ce4" table:formula="of:=([.W145]-[.W144])/1000" office:value-type="float" office:value="1.999640625" calcext:value-type="float">
            <text:p>1.9996</text:p>
          </table:table-cell>
          <table:table-cell table:style-name="ce4" table:formula="of:=[.X145]+[.Y144]" office:value-type="float" office:value="285.9991015625" calcext:value-type="float">
            <text:p>285.9991</text:p>
          </table:table-cell>
          <table:table-cell table:style-name="ce11" table:formula="of:=[.Y145]-2*([.$B145]-1)" office:value-type="float" office:value="-0.000898437500097771" calcext:value-type="float">
            <text:p>-0.0008984375</text:p>
          </table:table-cell>
          <table:table-cell table:style-name="Default" office:value-type="float" office:value="63625442843930.3" calcext:value-type="float">
            <text:p>63625442843930.3</text:p>
          </table:table-cell>
          <table:table-cell table:style-name="ce4" table:formula="of:=([.AA145]-[.AA144])/1000" office:value-type="float" office:value="1.9993515625" calcext:value-type="float">
            <text:p>1.9994</text:p>
          </table:table-cell>
          <table:table-cell table:style-name="ce4" table:formula="of:=[.AB145]+[.AC144]" office:value-type="float" office:value="285.99921875" calcext:value-type="float">
            <text:p>285.9992</text:p>
          </table:table-cell>
          <table:table-cell table:style-name="ce12" table:formula="of:=[.AC145]-2*([.$B145]-1)" office:value-type="float" office:value="-0.000781249999874945" calcext:value-type="float">
            <text:p>-0.00078125</text:p>
          </table:table-cell>
          <table:table-cell table:style-name="Default" office:value-type="float" office:value="63625443305816.4" calcext:value-type="float">
            <text:p>63625443305816.4</text:p>
          </table:table-cell>
          <table:table-cell table:style-name="ce4" table:formula="of:=([.AE145]-[.AE144])/1000" office:value-type="float" office:value="1.999796875" calcext:value-type="float">
            <text:p>1.9998</text:p>
          </table:table-cell>
          <table:table-cell table:style-name="ce4" table:formula="of:=[.AF145]+[.AG144]" office:value-type="float" office:value="285.9983984375" calcext:value-type="float">
            <text:p>285.9984</text:p>
          </table:table-cell>
          <table:table-cell table:style-name="ce13" table:formula="of:=[.AG145]-2*([.$B145]-1)" office:value-type="float" office:value="-0.00160156249978627" calcext:value-type="float">
            <text:p>-0.0016015625</text:p>
          </table:table-cell>
          <table:table-cell table:style-name="Default" office:value-type="float" office:value="63625443769606.4" calcext:value-type="float">
            <text:p>63625443769606.4</text:p>
          </table:table-cell>
          <table:table-cell table:style-name="ce4" table:formula="of:=([.AI145]-[.AI144])/1000" office:value-type="float" office:value="1.9999453125" calcext:value-type="float">
            <text:p>1.9999</text:p>
          </table:table-cell>
          <table:table-cell table:style-name="ce4" table:formula="of:=[.AJ145]+[.AK144]" office:value-type="float" office:value="285.9983125" calcext:value-type="float">
            <text:p>285.9983</text:p>
          </table:table-cell>
          <table:table-cell table:style-name="ce14" table:formula="of:=[.AK145]-2*([.$B145]-1)" office:value-type="float" office:value="-0.00168750000000273" calcext:value-type="float">
            <text:p>-0.0016875</text:p>
          </table:table-cell>
          <table:table-cell table:style-name="Default" office:value-type="float" office:value="63625444245900.1" calcext:value-type="float">
            <text:p>63625444245900.1</text:p>
          </table:table-cell>
          <table:table-cell table:style-name="ce4" table:formula="of:=([.AM145]-[.AM144])/1000" office:value-type="float" office:value="1.999015625" calcext:value-type="float">
            <text:p>1.9990</text:p>
          </table:table-cell>
          <table:table-cell table:style-name="ce4" table:formula="of:=[.AN145]+[.AO144]" office:value-type="float" office:value="285.9991640625" calcext:value-type="float">
            <text:p>285.9992</text:p>
          </table:table-cell>
          <table:table-cell table:style-name="ce15" table:formula="of:=[.AO145]-2*([.$B145]-1)" office:value-type="float" office:value="-0.000835937499914508" calcext:value-type="float">
            <text:p>-0.0008359375</text:p>
          </table:table-cell>
          <table:table-cell table:style-name="Default" office:value-type="float" office:value="63625444708228.3" calcext:value-type="float">
            <text:p>63625444708228.3</text:p>
          </table:table-cell>
          <table:table-cell table:style-name="ce4" table:formula="of:=([.AQ145]-[.AQ144])/1000" office:value-type="float" office:value="2.002046875" calcext:value-type="float">
            <text:p>2.0020</text:p>
          </table:table-cell>
          <table:table-cell table:style-name="ce4" table:formula="of:=[.AR145]+[.AS144]" office:value-type="float" office:value="286.000390625" calcext:value-type="float">
            <text:p>286.0004</text:p>
          </table:table-cell>
          <table:table-cell table:style-name="ce16" table:formula="of:=[.AS145]-2*([.$B145]-1)" office:value-type="float" office:value="0.000390624999852207" calcext:value-type="float">
            <text:p>0.000390625</text:p>
          </table:table-cell>
          <table:table-cell table:style-name="Default" office:value-type="float" office:value="63625445178873.9" calcext:value-type="float">
            <text:p>63625445178873.9</text:p>
          </table:table-cell>
          <table:table-cell table:style-name="ce4" table:formula="of:=([.AU145]-[.AU144])/1000" office:value-type="float" office:value="1.9995546875" calcext:value-type="float">
            <text:p>1.9996</text:p>
          </table:table-cell>
          <table:table-cell table:style-name="ce4" table:formula="of:=[.AV145]+[.AW144]" office:value-type="float" office:value="286.0008359375" calcext:value-type="float">
            <text:p>286.0008</text:p>
          </table:table-cell>
          <table:table-cell table:style-name="ce17" table:formula="of:=[.AW145]-2*([.$B145]-1)" office:value-type="float" office:value="0.000835937499857664" calcext:value-type="float">
            <text:p>0.0008359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145" calcext:value-type="float">
            <text:p>145</text:p>
          </table:table-cell>
          <table:table-cell office:value-type="float" office:value="63625439769836" calcext:value-type="float">
            <text:p>63625439769836</text:p>
          </table:table-cell>
          <table:table-cell table:formula="of:=([.C146]-[.C145])/1000" office:value-type="float" office:value="2.000171875" calcext:value-type="float">
            <text:p>2.0002</text:p>
          </table:table-cell>
          <table:table-cell table:formula="of:=[.D146]+[.E145]" office:value-type="float" office:value="288.001625" calcext:value-type="float">
            <text:p>288.0016</text:p>
          </table:table-cell>
          <table:table-cell table:style-name="ce6" table:formula="of:=[.E146]-2*([.$B146]-1)" office:value-type="float" office:value="0.00162500000010368" calcext:value-type="float">
            <text:p>0.001625</text:p>
          </table:table-cell>
          <table:table-cell table:style-name="Default" office:value-type="float" office:value="63625440432558.7" calcext:value-type="float">
            <text:p>63625440432558.7</text:p>
          </table:table-cell>
          <table:table-cell table:style-name="ce4" table:formula="of:=([.G146]-[.G145])/1000" office:value-type="float" office:value="1.9984609375" calcext:value-type="float">
            <text:p>1.9985</text:p>
          </table:table-cell>
          <table:table-cell table:style-name="ce4" table:formula="of:=[.H146]+[.I145]" office:value-type="float" office:value="287.999265625" calcext:value-type="float">
            <text:p>287.9993</text:p>
          </table:table-cell>
          <table:table-cell table:style-name="ce7" table:formula="of:=[.I146]-2*([.$B146]-1)" office:value-type="float" office:value="-0.000734375000035925" calcext:value-type="float">
            <text:p>-0.000734375</text:p>
          </table:table-cell>
          <table:table-cell table:style-name="Default" office:value-type="float" office:value="63625440902525.7" calcext:value-type="float">
            <text:p>63625440902525.7</text:p>
          </table:table-cell>
          <table:table-cell table:style-name="ce4" table:formula="of:=([.K146]-[.K145])/1000" office:value-type="float" office:value="2.000015625" calcext:value-type="float">
            <text:p>2.0000</text:p>
          </table:table-cell>
          <table:table-cell table:style-name="ce4" table:formula="of:=[.L146]+[.M145]" office:value-type="float" office:value="287.998390625" calcext:value-type="float">
            <text:p>287.9984</text:p>
          </table:table-cell>
          <table:table-cell table:style-name="ce8" table:formula="of:=[.M146]-2*([.$B146]-1)" office:value-type="float" office:value="-0.00160937499998681" calcext:value-type="float">
            <text:p>-0.001609375</text:p>
          </table:table-cell>
          <table:table-cell table:style-name="Default" office:value-type="float" office:value="63625441379258.7" calcext:value-type="float">
            <text:p>63625441379258.7</text:p>
          </table:table-cell>
          <table:table-cell table:style-name="ce4" table:formula="of:=([.O146]-[.O145])/1000" office:value-type="float" office:value="2.000859375" calcext:value-type="float">
            <text:p>2.0009</text:p>
          </table:table-cell>
          <table:table-cell table:style-name="ce4" table:formula="of:=[.P146]+[.Q145]" office:value-type="float" office:value="287.999546875" calcext:value-type="float">
            <text:p>287.9995</text:p>
          </table:table-cell>
          <table:table-cell table:style-name="ce9" table:formula="of:=[.Q146]-2*([.$B146]-1)" office:value-type="float" office:value="-0.00045312499986494" calcext:value-type="float">
            <text:p>-0.000453125</text:p>
          </table:table-cell>
          <table:table-cell table:style-name="Default" office:value-type="float" office:value="63625441878389.8" calcext:value-type="float">
            <text:p>63625441878389.8</text:p>
          </table:table-cell>
          <table:table-cell table:style-name="ce4" table:formula="of:=([.S146]-[.S145])/1000" office:value-type="float" office:value="1.9987578125" calcext:value-type="float">
            <text:p>1.9988</text:p>
          </table:table-cell>
          <table:table-cell table:style-name="ce4" table:formula="of:=[.T146]+[.U145]" office:value-type="float" office:value="287.9984921875" calcext:value-type="float">
            <text:p>287.9985</text:p>
          </table:table-cell>
          <table:table-cell table:style-name="ce10" table:formula="of:=[.U146]-2*([.$B146]-1)" office:value-type="float" office:value="-0.00150781250005139" calcext:value-type="float">
            <text:p>-0.0015078125</text:p>
          </table:table-cell>
          <table:table-cell table:style-name="Default" office:value-type="float" office:value="63625442368064.7" calcext:value-type="float">
            <text:p>63625442368064.7</text:p>
          </table:table-cell>
          <table:table-cell table:style-name="ce4" table:formula="of:=([.W146]-[.W145])/1000" office:value-type="float" office:value="2.0026953125" calcext:value-type="float">
            <text:p>2.0027</text:p>
          </table:table-cell>
          <table:table-cell table:style-name="ce4" table:formula="of:=[.X146]+[.Y145]" office:value-type="float" office:value="288.001796875" calcext:value-type="float">
            <text:p>288.0018</text:p>
          </table:table-cell>
          <table:table-cell table:style-name="ce11" table:formula="of:=[.Y146]-2*([.$B146]-1)" office:value-type="float" office:value="0.00179687499991132" calcext:value-type="float">
            <text:p>0.001796875</text:p>
          </table:table-cell>
          <table:table-cell table:style-name="Default" office:value-type="float" office:value="63625442845932.1" calcext:value-type="float">
            <text:p>63625442845932.1</text:p>
          </table:table-cell>
          <table:table-cell table:style-name="ce4" table:formula="of:=([.AA146]-[.AA145])/1000" office:value-type="float" office:value="2.0017734375" calcext:value-type="float">
            <text:p>2.0018</text:p>
          </table:table-cell>
          <table:table-cell table:style-name="ce4" table:formula="of:=[.AB146]+[.AC145]" office:value-type="float" office:value="288.0009921875" calcext:value-type="float">
            <text:p>288.0010</text:p>
          </table:table-cell>
          <table:table-cell table:style-name="ce12" table:formula="of:=[.AC146]-2*([.$B146]-1)" office:value-type="float" office:value="0.00099218750011687" calcext:value-type="float">
            <text:p>0.0009921875</text:p>
          </table:table-cell>
          <table:table-cell table:style-name="Default" office:value-type="float" office:value="63625443307816.7" calcext:value-type="float">
            <text:p>63625443307816.7</text:p>
          </table:table-cell>
          <table:table-cell table:style-name="ce4" table:formula="of:=([.AE146]-[.AE145])/1000" office:value-type="float" office:value="2.0003125" calcext:value-type="float">
            <text:p>2.0003</text:p>
          </table:table-cell>
          <table:table-cell table:style-name="ce4" table:formula="of:=[.AF146]+[.AG145]" office:value-type="float" office:value="287.9987109375" calcext:value-type="float">
            <text:p>287.9987</text:p>
          </table:table-cell>
          <table:table-cell table:style-name="ce13" table:formula="of:=[.AG146]-2*([.$B146]-1)" office:value-type="float" office:value="-0.00128906249977945" calcext:value-type="float">
            <text:p>-0.0012890625</text:p>
          </table:table-cell>
          <table:table-cell table:style-name="Default" office:value-type="float" office:value="63625443771607.1" calcext:value-type="float">
            <text:p>63625443771607.1</text:p>
          </table:table-cell>
          <table:table-cell table:style-name="ce4" table:formula="of:=([.AI146]-[.AI145])/1000" office:value-type="float" office:value="2.0006484375" calcext:value-type="float">
            <text:p>2.0006</text:p>
          </table:table-cell>
          <table:table-cell table:style-name="ce4" table:formula="of:=[.AJ146]+[.AK145]" office:value-type="float" office:value="287.9989609375" calcext:value-type="float">
            <text:p>287.9990</text:p>
          </table:table-cell>
          <table:table-cell table:style-name="ce14" table:formula="of:=[.AK146]-2*([.$B146]-1)" office:value-type="float" office:value="-0.00103906250001273" calcext:value-type="float">
            <text:p>-0.0010390625</text:p>
          </table:table-cell>
          <table:table-cell table:style-name="Default" office:value-type="float" office:value="63625444247899.2" calcext:value-type="float">
            <text:p>63625444247899.2</text:p>
          </table:table-cell>
          <table:table-cell table:style-name="ce4" table:formula="of:=([.AM146]-[.AM145])/1000" office:value-type="float" office:value="1.999078125" calcext:value-type="float">
            <text:p>1.9991</text:p>
          </table:table-cell>
          <table:table-cell table:style-name="ce4" table:formula="of:=[.AN146]+[.AO145]" office:value-type="float" office:value="287.9982421875" calcext:value-type="float">
            <text:p>287.9982</text:p>
          </table:table-cell>
          <table:table-cell table:style-name="ce15" table:formula="of:=[.AO146]-2*([.$B146]-1)" office:value-type="float" office:value="-0.00175781249993179" calcext:value-type="float">
            <text:p>-0.0017578125</text:p>
          </table:table-cell>
          <table:table-cell table:style-name="Default" office:value-type="float" office:value="63625444710228.5" calcext:value-type="float">
            <text:p>63625444710228.5</text:p>
          </table:table-cell>
          <table:table-cell table:style-name="ce4" table:formula="of:=([.AQ146]-[.AQ145])/1000" office:value-type="float" office:value="2.000203125" calcext:value-type="float">
            <text:p>2.0002</text:p>
          </table:table-cell>
          <table:table-cell table:style-name="ce4" table:formula="of:=[.AR146]+[.AS145]" office:value-type="float" office:value="288.00059375" calcext:value-type="float">
            <text:p>288.0006</text:p>
          </table:table-cell>
          <table:table-cell table:style-name="ce16" table:formula="of:=[.AS146]-2*([.$B146]-1)" office:value-type="float" office:value="0.000593749999836746" calcext:value-type="float">
            <text:p>0.00059375</text:p>
          </table:table-cell>
          <table:table-cell table:style-name="Default" office:value-type="float" office:value="63625445180872.7" calcext:value-type="float">
            <text:p>63625445180872.7</text:p>
          </table:table-cell>
          <table:table-cell table:style-name="ce4" table:formula="of:=([.AU146]-[.AU145])/1000" office:value-type="float" office:value="1.9988203125" calcext:value-type="float">
            <text:p>1.9988</text:p>
          </table:table-cell>
          <table:table-cell table:style-name="ce4" table:formula="of:=[.AV146]+[.AW145]" office:value-type="float" office:value="287.99965625" calcext:value-type="float">
            <text:p>287.9997</text:p>
          </table:table-cell>
          <table:table-cell table:style-name="ce17" table:formula="of:=[.AW146]-2*([.$B146]-1)" office:value-type="float" office:value="-0.000343750000126874" calcext:value-type="float">
            <text:p>-0.0003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146" calcext:value-type="float">
            <text:p>146</text:p>
          </table:table-cell>
          <table:table-cell office:value-type="float" office:value="63625439771834.1" calcext:value-type="float">
            <text:p>63625439771834.1</text:p>
          </table:table-cell>
          <table:table-cell table:formula="of:=([.C147]-[.C146])/1000" office:value-type="float" office:value="1.99809375" calcext:value-type="float">
            <text:p>1.9981</text:p>
          </table:table-cell>
          <table:table-cell table:formula="of:=[.D147]+[.E146]" office:value-type="float" office:value="289.99971875" calcext:value-type="float">
            <text:p>289.9997</text:p>
          </table:table-cell>
          <table:table-cell table:style-name="ce6" table:formula="of:=[.E147]-2*([.$B147]-1)" office:value-type="float" office:value="-0.000281249999886768" calcext:value-type="float">
            <text:p>-0.00028125</text:p>
          </table:table-cell>
          <table:table-cell table:style-name="Default" office:value-type="float" office:value="63625440434557.9" calcext:value-type="float">
            <text:p>63625440434557.9</text:p>
          </table:table-cell>
          <table:table-cell table:style-name="ce4" table:formula="of:=([.G147]-[.G146])/1000" office:value-type="float" office:value="1.9992734375" calcext:value-type="float">
            <text:p>1.9993</text:p>
          </table:table-cell>
          <table:table-cell table:style-name="ce4" table:formula="of:=[.H147]+[.I146]" office:value-type="float" office:value="289.9985390625" calcext:value-type="float">
            <text:p>289.9985</text:p>
          </table:table-cell>
          <table:table-cell table:style-name="ce7" table:formula="of:=[.I147]-2*([.$B147]-1)" office:value-type="float" office:value="-0.00146093750004184" calcext:value-type="float">
            <text:p>-0.0014609375</text:p>
          </table:table-cell>
          <table:table-cell table:style-name="Default" office:value-type="float" office:value="63625440904525.6" calcext:value-type="float">
            <text:p>63625440904525.6</text:p>
          </table:table-cell>
          <table:table-cell table:style-name="ce4" table:formula="of:=([.K147]-[.K146])/1000" office:value-type="float" office:value="1.9999765625" calcext:value-type="float">
            <text:p>2.0000</text:p>
          </table:table-cell>
          <table:table-cell table:style-name="ce4" table:formula="of:=[.L147]+[.M146]" office:value-type="float" office:value="289.9983671875" calcext:value-type="float">
            <text:p>289.9984</text:p>
          </table:table-cell>
          <table:table-cell table:style-name="ce8" table:formula="of:=[.M147]-2*([.$B147]-1)" office:value-type="float" office:value="-0.00163281249996317" calcext:value-type="float">
            <text:p>-0.0016328125</text:p>
          </table:table-cell>
          <table:table-cell table:style-name="Default" office:value-type="float" office:value="63625441381259.5" calcext:value-type="float">
            <text:p>63625441381259.5</text:p>
          </table:table-cell>
          <table:table-cell table:style-name="ce4" table:formula="of:=([.O147]-[.O146])/1000" office:value-type="float" office:value="2.0008359375" calcext:value-type="float">
            <text:p>2.0008</text:p>
          </table:table-cell>
          <table:table-cell table:style-name="ce4" table:formula="of:=[.P147]+[.Q146]" office:value-type="float" office:value="290.0003828125" calcext:value-type="float">
            <text:p>290.0004</text:p>
          </table:table-cell>
          <table:table-cell table:style-name="ce9" table:formula="of:=[.Q147]-2*([.$B147]-1)" office:value-type="float" office:value="0.000382812500163254" calcext:value-type="float">
            <text:p>0.0003828125</text:p>
          </table:table-cell>
          <table:table-cell table:style-name="Default" office:value-type="float" office:value="63625441880389.2" calcext:value-type="float">
            <text:p>63625441880389.2</text:p>
          </table:table-cell>
          <table:table-cell table:style-name="ce4" table:formula="of:=([.S147]-[.S146])/1000" office:value-type="float" office:value="1.999453125" calcext:value-type="float">
            <text:p>1.9995</text:p>
          </table:table-cell>
          <table:table-cell table:style-name="ce4" table:formula="of:=[.T147]+[.U146]" office:value-type="float" office:value="289.9979453125" calcext:value-type="float">
            <text:p>289.9979</text:p>
          </table:table-cell>
          <table:table-cell table:style-name="ce10" table:formula="of:=[.U147]-2*([.$B147]-1)" office:value-type="float" office:value="-0.00205468750004911" calcext:value-type="float">
            <text:p>-0.0020546875</text:p>
          </table:table-cell>
          <table:table-cell table:style-name="Default" office:value-type="float" office:value="63625442370061.4" calcext:value-type="float">
            <text:p>63625442370061.4</text:p>
          </table:table-cell>
          <table:table-cell table:style-name="ce4" table:formula="of:=([.W147]-[.W146])/1000" office:value-type="float" office:value="1.99678125" calcext:value-type="float">
            <text:p>1.9968</text:p>
          </table:table-cell>
          <table:table-cell table:style-name="ce4" table:formula="of:=[.X147]+[.Y146]" office:value-type="float" office:value="289.998578125" calcext:value-type="float">
            <text:p>289.9986</text:p>
          </table:table-cell>
          <table:table-cell table:style-name="ce11" table:formula="of:=[.Y147]-2*([.$B147]-1)" office:value-type="float" office:value="-0.0014218750000623" calcext:value-type="float">
            <text:p>-0.001421875</text:p>
          </table:table-cell>
          <table:table-cell table:style-name="Default" office:value-type="float" office:value="63625442847932.1" calcext:value-type="float">
            <text:p>63625442847932.1</text:p>
          </table:table-cell>
          <table:table-cell table:style-name="ce4" table:formula="of:=([.AA147]-[.AA146])/1000" office:value-type="float" office:value="2.0000078125" calcext:value-type="float">
            <text:p>2.0000</text:p>
          </table:table-cell>
          <table:table-cell table:style-name="ce4" table:formula="of:=[.AB147]+[.AC146]" office:value-type="float" office:value="290.001" calcext:value-type="float">
            <text:p>290.0010</text:p>
          </table:table-cell>
          <table:table-cell table:style-name="ce12" table:formula="of:=[.AC147]-2*([.$B147]-1)" office:value-type="float" office:value="0.00100000000009004" calcext:value-type="float">
            <text:p>0.001</text:p>
          </table:table-cell>
          <table:table-cell table:style-name="Default" office:value-type="float" office:value="63625443309816.8" calcext:value-type="float">
            <text:p>63625443309816.8</text:p>
          </table:table-cell>
          <table:table-cell table:style-name="ce4" table:formula="of:=([.AE147]-[.AE146])/1000" office:value-type="float" office:value="2.0000546875" calcext:value-type="float">
            <text:p>2.0001</text:p>
          </table:table-cell>
          <table:table-cell table:style-name="ce4" table:formula="of:=[.AF147]+[.AG146]" office:value-type="float" office:value="289.998765625" calcext:value-type="float">
            <text:p>289.9988</text:p>
          </table:table-cell>
          <table:table-cell table:style-name="ce13" table:formula="of:=[.AG147]-2*([.$B147]-1)" office:value-type="float" office:value="-0.00123437499979673" calcext:value-type="float">
            <text:p>-0.001234375</text:p>
          </table:table-cell>
          <table:table-cell table:style-name="Default" office:value-type="float" office:value="63625443773606.6" calcext:value-type="float">
            <text:p>63625443773606.6</text:p>
          </table:table-cell>
          <table:table-cell table:style-name="ce4" table:formula="of:=([.AI147]-[.AI146])/1000" office:value-type="float" office:value="1.999578125" calcext:value-type="float">
            <text:p>1.9996</text:p>
          </table:table-cell>
          <table:table-cell table:style-name="ce4" table:formula="of:=[.AJ147]+[.AK146]" office:value-type="float" office:value="289.9985390625" calcext:value-type="float">
            <text:p>289.9985</text:p>
          </table:table-cell>
          <table:table-cell table:style-name="ce14" table:formula="of:=[.AK147]-2*([.$B147]-1)" office:value-type="float" office:value="-0.00146093749998499" calcext:value-type="float">
            <text:p>-0.0014609375</text:p>
          </table:table-cell>
          <table:table-cell table:style-name="Default" office:value-type="float" office:value="63625444249899.2" calcext:value-type="float">
            <text:p>63625444249899.2</text:p>
          </table:table-cell>
          <table:table-cell table:style-name="ce4" table:formula="of:=([.AM147]-[.AM146])/1000" office:value-type="float" office:value="1.9999921875" calcext:value-type="float">
            <text:p>2.0000</text:p>
          </table:table-cell>
          <table:table-cell table:style-name="ce4" table:formula="of:=[.AN147]+[.AO146]" office:value-type="float" office:value="289.998234375" calcext:value-type="float">
            <text:p>289.9982</text:p>
          </table:table-cell>
          <table:table-cell table:style-name="ce15" table:formula="of:=[.AO147]-2*([.$B147]-1)" office:value-type="float" office:value="-0.00176562499990496" calcext:value-type="float">
            <text:p>-0.001765625</text:p>
          </table:table-cell>
          <table:table-cell table:style-name="Default" office:value-type="float" office:value="63625444712226.8" calcext:value-type="float">
            <text:p>63625444712226.8</text:p>
          </table:table-cell>
          <table:table-cell table:style-name="ce4" table:formula="of:=([.AQ147]-[.AQ146])/1000" office:value-type="float" office:value="1.9982734375" calcext:value-type="float">
            <text:p>1.9983</text:p>
          </table:table-cell>
          <table:table-cell table:style-name="ce4" table:formula="of:=[.AR147]+[.AS146]" office:value-type="float" office:value="289.9988671875" calcext:value-type="float">
            <text:p>289.9989</text:p>
          </table:table-cell>
          <table:table-cell table:style-name="ce16" table:formula="of:=[.AS147]-2*([.$B147]-1)" office:value-type="float" office:value="-0.00113281250014552" calcext:value-type="float">
            <text:p>-0.0011328125</text:p>
          </table:table-cell>
          <table:table-cell table:style-name="Default" office:value-type="float" office:value="63625445182871.7" calcext:value-type="float">
            <text:p>63625445182871.7</text:p>
          </table:table-cell>
          <table:table-cell table:style-name="ce4" table:formula="of:=([.AU147]-[.AU146])/1000" office:value-type="float" office:value="1.99896875" calcext:value-type="float">
            <text:p>1.9990</text:p>
          </table:table-cell>
          <table:table-cell table:style-name="ce4" table:formula="of:=[.AV147]+[.AW146]" office:value-type="float" office:value="289.998625" calcext:value-type="float">
            <text:p>289.9986</text:p>
          </table:table-cell>
          <table:table-cell table:style-name="ce17" table:formula="of:=[.AW147]-2*([.$B147]-1)" office:value-type="float" office:value="-0.00137500000010959" calcext:value-type="float">
            <text:p>-0.001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147" calcext:value-type="float">
            <text:p>147</text:p>
          </table:table-cell>
          <table:table-cell office:value-type="float" office:value="63625439773835.6" calcext:value-type="float">
            <text:p>63625439773835.6</text:p>
          </table:table-cell>
          <table:table-cell table:formula="of:=([.C148]-[.C147])/1000" office:value-type="float" office:value="2.0015546875" calcext:value-type="float">
            <text:p>2.0016</text:p>
          </table:table-cell>
          <table:table-cell table:formula="of:=[.D148]+[.E147]" office:value-type="float" office:value="292.0012734375" calcext:value-type="float">
            <text:p>292.0013</text:p>
          </table:table-cell>
          <table:table-cell table:style-name="ce6" table:formula="of:=[.E148]-2*([.$B148]-1)" office:value-type="float" office:value="0.00127343750011732" calcext:value-type="float">
            <text:p>0.0012734375</text:p>
          </table:table-cell>
          <table:table-cell table:style-name="Default" office:value-type="float" office:value="63625440436559.2" calcext:value-type="float">
            <text:p>63625440436559.2</text:p>
          </table:table-cell>
          <table:table-cell table:style-name="ce4" table:formula="of:=([.G148]-[.G147])/1000" office:value-type="float" office:value="2.0012421875" calcext:value-type="float">
            <text:p>2.0012</text:p>
          </table:table-cell>
          <table:table-cell table:style-name="ce4" table:formula="of:=[.H148]+[.I147]" office:value-type="float" office:value="291.99978125" calcext:value-type="float">
            <text:p>291.9998</text:p>
          </table:table-cell>
          <table:table-cell table:style-name="ce7" table:formula="of:=[.I148]-2*([.$B148]-1)" office:value-type="float" office:value="-0.000218750000044565" calcext:value-type="float">
            <text:p>-0.00021875</text:p>
          </table:table-cell>
          <table:table-cell table:style-name="Default" office:value-type="float" office:value="63625440906527.7" calcext:value-type="float">
            <text:p>63625440906527.7</text:p>
          </table:table-cell>
          <table:table-cell table:style-name="ce4" table:formula="of:=([.K148]-[.K147])/1000" office:value-type="float" office:value="2.0020546875" calcext:value-type="float">
            <text:p>2.0021</text:p>
          </table:table-cell>
          <table:table-cell table:style-name="ce4" table:formula="of:=[.L148]+[.M147]" office:value-type="float" office:value="292.000421875" calcext:value-type="float">
            <text:p>292.0004</text:p>
          </table:table-cell>
          <table:table-cell table:style-name="ce8" table:formula="of:=[.M148]-2*([.$B148]-1)" office:value-type="float" office:value="0.000421875000029104" calcext:value-type="float">
            <text:p>0.000421875</text:p>
          </table:table-cell>
          <table:table-cell table:style-name="Default" office:value-type="float" office:value="63625441383257.6" calcext:value-type="float">
            <text:p>63625441383257.6</text:p>
          </table:table-cell>
          <table:table-cell table:style-name="ce4" table:formula="of:=([.O148]-[.O147])/1000" office:value-type="float" office:value="1.9981484375" calcext:value-type="float">
            <text:p>1.9981</text:p>
          </table:table-cell>
          <table:table-cell table:style-name="ce4" table:formula="of:=[.P148]+[.Q147]" office:value-type="float" office:value="291.99853125" calcext:value-type="float">
            <text:p>291.9985</text:p>
          </table:table-cell>
          <table:table-cell table:style-name="ce9" table:formula="of:=[.Q148]-2*([.$B148]-1)" office:value-type="float" office:value="-0.00146874999984448" calcext:value-type="float">
            <text:p>-0.00146875</text:p>
          </table:table-cell>
          <table:table-cell table:style-name="Default" office:value-type="float" office:value="63625441882389" calcext:value-type="float">
            <text:p>63625441882389</text:p>
          </table:table-cell>
          <table:table-cell table:style-name="ce4" table:formula="of:=([.S148]-[.S147])/1000" office:value-type="float" office:value="1.999734375" calcext:value-type="float">
            <text:p>1.9997</text:p>
          </table:table-cell>
          <table:table-cell table:style-name="ce4" table:formula="of:=[.T148]+[.U147]" office:value-type="float" office:value="291.9976796875" calcext:value-type="float">
            <text:p>291.9977</text:p>
          </table:table-cell>
          <table:table-cell table:style-name="ce10" table:formula="of:=[.U148]-2*([.$B148]-1)" office:value-type="float" office:value="-0.00232031250004638" calcext:value-type="float">
            <text:p>-0.0023203125</text:p>
          </table:table-cell>
          <table:table-cell table:style-name="Default" office:value-type="float" office:value="63625442372062.9" calcext:value-type="float">
            <text:p>63625442372062.9</text:p>
          </table:table-cell>
          <table:table-cell table:style-name="ce4" table:formula="of:=([.W148]-[.W147])/1000" office:value-type="float" office:value="2.0014375" calcext:value-type="float">
            <text:p>2.0014</text:p>
          </table:table-cell>
          <table:table-cell table:style-name="ce4" table:formula="of:=[.X148]+[.Y147]" office:value-type="float" office:value="292.000015625" calcext:value-type="float">
            <text:p>292.0000</text:p>
          </table:table-cell>
          <table:table-cell table:style-name="ce11" table:formula="of:=[.Y148]-2*([.$B148]-1)" office:value-type="float" office:value="0.0000156249999463398" calcext:value-type="float">
            <text:p>0.000015625</text:p>
          </table:table-cell>
          <table:table-cell table:style-name="Default" office:value-type="float" office:value="63625442849932.1" calcext:value-type="float">
            <text:p>63625442849932.1</text:p>
          </table:table-cell>
          <table:table-cell table:style-name="ce4" table:formula="of:=([.AA148]-[.AA147])/1000" office:value-type="float" office:value="1.9999765625" calcext:value-type="float">
            <text:p>2.0000</text:p>
          </table:table-cell>
          <table:table-cell table:style-name="ce4" table:formula="of:=[.AB148]+[.AC147]" office:value-type="float" office:value="292.0009765625" calcext:value-type="float">
            <text:p>292.0010</text:p>
          </table:table-cell>
          <table:table-cell table:style-name="ce12" table:formula="of:=[.AC148]-2*([.$B148]-1)" office:value-type="float" office:value="0.000976562500113687" calcext:value-type="float">
            <text:p>0.0009765625</text:p>
          </table:table-cell>
          <table:table-cell table:style-name="Default" office:value-type="float" office:value="63625443311818.9" calcext:value-type="float">
            <text:p>63625443311818.9</text:p>
          </table:table-cell>
          <table:table-cell table:style-name="ce4" table:formula="of:=([.AE148]-[.AE147])/1000" office:value-type="float" office:value="2.0021328125" calcext:value-type="float">
            <text:p>2.0021</text:p>
          </table:table-cell>
          <table:table-cell table:style-name="ce4" table:formula="of:=[.AF148]+[.AG147]" office:value-type="float" office:value="292.0008984375" calcext:value-type="float">
            <text:p>292.0009</text:p>
          </table:table-cell>
          <table:table-cell table:style-name="ce13" table:formula="of:=[.AG148]-2*([.$B148]-1)" office:value-type="float" office:value="0.000898437500211458" calcext:value-type="float">
            <text:p>0.0008984375</text:p>
          </table:table-cell>
          <table:table-cell table:style-name="Default" office:value-type="float" office:value="63625443775608.6" calcext:value-type="float">
            <text:p>63625443775608.6</text:p>
          </table:table-cell>
          <table:table-cell table:style-name="ce4" table:formula="of:=([.AI148]-[.AI147])/1000" office:value-type="float" office:value="2.001984375" calcext:value-type="float">
            <text:p>2.0020</text:p>
          </table:table-cell>
          <table:table-cell table:style-name="ce4" table:formula="of:=[.AJ148]+[.AK147]" office:value-type="float" office:value="292.0005234375" calcext:value-type="float">
            <text:p>292.0005</text:p>
          </table:table-cell>
          <table:table-cell table:style-name="ce14" table:formula="of:=[.AK148]-2*([.$B148]-1)" office:value-type="float" office:value="0.000523437500021373" calcext:value-type="float">
            <text:p>0.0005234375</text:p>
          </table:table-cell>
          <table:table-cell table:style-name="Default" office:value-type="float" office:value="63625444251899.2" calcext:value-type="float">
            <text:p>63625444251899.2</text:p>
          </table:table-cell>
          <table:table-cell table:style-name="ce4" table:formula="of:=([.AM148]-[.AM147])/1000" office:value-type="float" office:value="2.00003125" calcext:value-type="float">
            <text:p>2.0000</text:p>
          </table:table-cell>
          <table:table-cell table:style-name="ce4" table:formula="of:=[.AN148]+[.AO147]" office:value-type="float" office:value="291.998265625" calcext:value-type="float">
            <text:p>291.9983</text:p>
          </table:table-cell>
          <table:table-cell table:style-name="ce15" table:formula="of:=[.AO148]-2*([.$B148]-1)" office:value-type="float" office:value="-0.00173437499989859" calcext:value-type="float">
            <text:p>-0.001734375</text:p>
          </table:table-cell>
          <table:table-cell table:style-name="Default" office:value-type="float" office:value="63625444714228.4" calcext:value-type="float">
            <text:p>63625444714228.4</text:p>
          </table:table-cell>
          <table:table-cell table:style-name="ce4" table:formula="of:=([.AQ148]-[.AQ147])/1000" office:value-type="float" office:value="2.001671875" calcext:value-type="float">
            <text:p>2.0017</text:p>
          </table:table-cell>
          <table:table-cell table:style-name="ce4" table:formula="of:=[.AR148]+[.AS147]" office:value-type="float" office:value="292.0005390625" calcext:value-type="float">
            <text:p>292.0005</text:p>
          </table:table-cell>
          <table:table-cell table:style-name="ce16" table:formula="of:=[.AS148]-2*([.$B148]-1)" office:value-type="float" office:value="0.000539062499854026" calcext:value-type="float">
            <text:p>0.0005390625</text:p>
          </table:table-cell>
          <table:table-cell table:style-name="Default" office:value-type="float" office:value="63625445184872.2" calcext:value-type="float">
            <text:p>63625445184872.2</text:p>
          </table:table-cell>
          <table:table-cell table:style-name="ce4" table:formula="of:=([.AU148]-[.AU147])/1000" office:value-type="float" office:value="2.0004921875" calcext:value-type="float">
            <text:p>2.0005</text:p>
          </table:table-cell>
          <table:table-cell table:style-name="ce4" table:formula="of:=[.AV148]+[.AW147]" office:value-type="float" office:value="291.9991171875" calcext:value-type="float">
            <text:p>291.9991</text:p>
          </table:table-cell>
          <table:table-cell table:style-name="ce17" table:formula="of:=[.AW148]-2*([.$B148]-1)" office:value-type="float" office:value="-0.000882812500094587" calcext:value-type="float">
            <text:p>-0.0008828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prompt 12</text:p>
          </table:table-cell>
          <table:table-cell table:style-name="ce3" office:value-type="float" office:value="148" calcext:value-type="float">
            <text:p>148</text:p>
          </table:table-cell>
          <table:table-cell office:value-type="float" office:value="63625439775834.2" calcext:value-type="float">
            <text:p>63625439775834.2</text:p>
          </table:table-cell>
          <table:table-cell table:formula="of:=([.C149]-[.C148])/1000" office:value-type="float" office:value="1.998546875" calcext:value-type="float">
            <text:p>1.9985</text:p>
          </table:table-cell>
          <table:table-cell table:formula="of:=[.D149]+[.E148]" office:value-type="float" office:value="293.9998203125" calcext:value-type="float">
            <text:p>293.9998</text:p>
          </table:table-cell>
          <table:table-cell table:style-name="ce6" table:formula="of:=[.E149]-2*([.$B149]-1)" office:value-type="float" office:value="-0.000179687499894499" calcext:value-type="float">
            <text:p>-0.0001796875</text:p>
          </table:table-cell>
          <table:table-cell table:style-name="Default" office:value-type="float" office:value="63625440438558.9" calcext:value-type="float">
            <text:p>63625440438558.9</text:p>
          </table:table-cell>
          <table:table-cell table:style-name="ce4" table:formula="of:=([.G149]-[.G148])/1000" office:value-type="float" office:value="1.9997265625" calcext:value-type="float">
            <text:p>1.9997</text:p>
          </table:table-cell>
          <table:table-cell table:style-name="ce4" table:formula="of:=[.H149]+[.I148]" office:value-type="float" office:value="293.9995078125" calcext:value-type="float">
            <text:p>293.9995</text:p>
          </table:table-cell>
          <table:table-cell table:style-name="ce7" table:formula="of:=[.I149]-2*([.$B149]-1)" office:value-type="float" office:value="-0.00049218750007185" calcext:value-type="float">
            <text:p>-0.0004921875</text:p>
          </table:table-cell>
          <table:table-cell table:style-name="Default" office:value-type="float" office:value="63625440908527.7" calcext:value-type="float">
            <text:p>63625440908527.7</text:p>
          </table:table-cell>
          <table:table-cell table:style-name="ce4" table:formula="of:=([.K149]-[.K148])/1000" office:value-type="float" office:value="1.9999609375" calcext:value-type="float">
            <text:p>2.0000</text:p>
          </table:table-cell>
          <table:table-cell table:style-name="ce4" table:formula="of:=[.L149]+[.M148]" office:value-type="float" office:value="294.0003828125" calcext:value-type="float">
            <text:p>294.0004</text:p>
          </table:table-cell>
          <table:table-cell table:style-name="ce8" table:formula="of:=[.M149]-2*([.$B149]-1)" office:value-type="float" office:value="0.000382812500049567" calcext:value-type="float">
            <text:p>0.0003828125</text:p>
          </table:table-cell>
          <table:table-cell table:style-name="Default" office:value-type="float" office:value="63625441385259.6" calcext:value-type="float">
            <text:p>63625441385259.6</text:p>
          </table:table-cell>
          <table:table-cell table:style-name="ce4" table:formula="of:=([.O149]-[.O148])/1000" office:value-type="float" office:value="2.0019765625" calcext:value-type="float">
            <text:p>2.0020</text:p>
          </table:table-cell>
          <table:table-cell table:style-name="ce4" table:formula="of:=[.P149]+[.Q148]" office:value-type="float" office:value="294.0005078125" calcext:value-type="float">
            <text:p>294.0005</text:p>
          </table:table-cell>
          <table:table-cell table:style-name="ce9" table:formula="of:=[.Q149]-2*([.$B149]-1)" office:value-type="float" office:value="0.000507812500131877" calcext:value-type="float">
            <text:p>0.0005078125</text:p>
          </table:table-cell>
          <table:table-cell table:style-name="Default" office:value-type="float" office:value="63625441884391.1" calcext:value-type="float">
            <text:p>63625441884391.1</text:p>
          </table:table-cell>
          <table:table-cell table:style-name="ce4" table:formula="of:=([.S149]-[.S148])/1000" office:value-type="float" office:value="2.002125" calcext:value-type="float">
            <text:p>2.0021</text:p>
          </table:table-cell>
          <table:table-cell table:style-name="ce4" table:formula="of:=[.T149]+[.U148]" office:value-type="float" office:value="293.9998046875" calcext:value-type="float">
            <text:p>293.9998</text:p>
          </table:table-cell>
          <table:table-cell table:style-name="ce10" table:formula="of:=[.U149]-2*([.$B149]-1)" office:value-type="float" office:value="-0.000195312500068212" calcext:value-type="float">
            <text:p>-0.0001953125</text:p>
          </table:table-cell>
          <table:table-cell table:style-name="Default" office:value-type="float" office:value="63625442374062.6" calcext:value-type="float">
            <text:p>63625442374062.6</text:p>
          </table:table-cell>
          <table:table-cell table:style-name="ce4" table:formula="of:=([.W149]-[.W148])/1000" office:value-type="float" office:value="1.9996953125" calcext:value-type="float">
            <text:p>1.9997</text:p>
          </table:table-cell>
          <table:table-cell table:style-name="ce4" table:formula="of:=[.X149]+[.Y148]" office:value-type="float" office:value="293.9997109375" calcext:value-type="float">
            <text:p>293.9997</text:p>
          </table:table-cell>
          <table:table-cell table:style-name="ce11" table:formula="of:=[.Y149]-2*([.$B149]-1)" office:value-type="float" office:value="-0.000289062500030468" calcext:value-type="float">
            <text:p>-0.0002890625</text:p>
          </table:table-cell>
          <table:table-cell table:style-name="Default" office:value-type="float" office:value="63625442851932" calcext:value-type="float">
            <text:p>63625442851932</text:p>
          </table:table-cell>
          <table:table-cell table:style-name="ce4" table:formula="of:=([.AA149]-[.AA148])/1000" office:value-type="float" office:value="1.9999375" calcext:value-type="float">
            <text:p>1.9999</text:p>
          </table:table-cell>
          <table:table-cell table:style-name="ce4" table:formula="of:=[.AB149]+[.AC148]" office:value-type="float" office:value="294.0009140625" calcext:value-type="float">
            <text:p>294.0009</text:p>
          </table:table-cell>
          <table:table-cell table:style-name="ce12" table:formula="of:=[.AC149]-2*([.$B149]-1)" office:value-type="float" office:value="0.000914062500100954" calcext:value-type="float">
            <text:p>0.0009140625</text:p>
          </table:table-cell>
          <table:table-cell table:style-name="Default" office:value-type="float" office:value="63625443313817" calcext:value-type="float">
            <text:p>63625443313817</text:p>
          </table:table-cell>
          <table:table-cell table:style-name="ce4" table:formula="of:=([.AE149]-[.AE148])/1000" office:value-type="float" office:value="1.998109375" calcext:value-type="float">
            <text:p>1.9981</text:p>
          </table:table-cell>
          <table:table-cell table:style-name="ce4" table:formula="of:=[.AF149]+[.AG148]" office:value-type="float" office:value="293.9990078125" calcext:value-type="float">
            <text:p>293.9990</text:p>
          </table:table-cell>
          <table:table-cell table:style-name="ce13" table:formula="of:=[.AG149]-2*([.$B149]-1)" office:value-type="float" office:value="-0.00099218749977581" calcext:value-type="float">
            <text:p>-0.0009921875</text:p>
          </table:table-cell>
          <table:table-cell table:style-name="Default" office:value-type="float" office:value="63625443777607.7" calcext:value-type="float">
            <text:p>63625443777607.7</text:p>
          </table:table-cell>
          <table:table-cell table:style-name="ce4" table:formula="of:=([.AI149]-[.AI148])/1000" office:value-type="float" office:value="1.9990859375" calcext:value-type="float">
            <text:p>1.9991</text:p>
          </table:table-cell>
          <table:table-cell table:style-name="ce4" table:formula="of:=[.AJ149]+[.AK148]" office:value-type="float" office:value="293.999609375" calcext:value-type="float">
            <text:p>293.9996</text:p>
          </table:table-cell>
          <table:table-cell table:style-name="ce14" table:formula="of:=[.AK149]-2*([.$B149]-1)" office:value-type="float" office:value="-0.000390624999965894" calcext:value-type="float">
            <text:p>-0.000390625</text:p>
          </table:table-cell>
          <table:table-cell table:style-name="Default" office:value-type="float" office:value="63625444253902.2" calcext:value-type="float">
            <text:p>63625444253902.2</text:p>
          </table:table-cell>
          <table:table-cell table:style-name="ce4" table:formula="of:=([.AM149]-[.AM148])/1000" office:value-type="float" office:value="2.003046875" calcext:value-type="float">
            <text:p>2.0030</text:p>
          </table:table-cell>
          <table:table-cell table:style-name="ce4" table:formula="of:=[.AN149]+[.AO148]" office:value-type="float" office:value="294.0013125" calcext:value-type="float">
            <text:p>294.0013</text:p>
          </table:table-cell>
          <table:table-cell table:style-name="ce15" table:formula="of:=[.AO149]-2*([.$B149]-1)" office:value-type="float" office:value="0.00131250000009686" calcext:value-type="float">
            <text:p>0.0013125</text:p>
          </table:table-cell>
          <table:table-cell table:style-name="Default" office:value-type="float" office:value="63625444716227.3" calcext:value-type="float">
            <text:p>63625444716227.3</text:p>
          </table:table-cell>
          <table:table-cell table:style-name="ce4" table:formula="of:=([.AQ149]-[.AQ148])/1000" office:value-type="float" office:value="1.998828125" calcext:value-type="float">
            <text:p>1.9988</text:p>
          </table:table-cell>
          <table:table-cell table:style-name="ce4" table:formula="of:=[.AR149]+[.AS148]" office:value-type="float" office:value="293.9993671875" calcext:value-type="float">
            <text:p>293.9994</text:p>
          </table:table-cell>
          <table:table-cell table:style-name="ce16" table:formula="of:=[.AS149]-2*([.$B149]-1)" office:value-type="float" office:value="-0.000632812500157343" calcext:value-type="float">
            <text:p>-0.0006328125</text:p>
          </table:table-cell>
          <table:table-cell table:style-name="Default" office:value-type="float" office:value="63625445186872" calcext:value-type="float">
            <text:p>63625445186872</text:p>
          </table:table-cell>
          <table:table-cell table:style-name="ce4" table:formula="of:=([.AU149]-[.AU148])/1000" office:value-type="float" office:value="1.999859375" calcext:value-type="float">
            <text:p>1.9999</text:p>
          </table:table-cell>
          <table:table-cell table:style-name="ce4" table:formula="of:=[.AV149]+[.AW148]" office:value-type="float" office:value="293.9989765625" calcext:value-type="float">
            <text:p>293.9990</text:p>
          </table:table-cell>
          <table:table-cell table:style-name="ce17" table:formula="of:=[.AW149]-2*([.$B149]-1)" office:value-type="float" office:value="-0.00102343750006639" calcext:value-type="float">
            <text:p>-0.001023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rame</text:p>
          </table:table-cell>
          <table:table-cell table:style-name="ce3" office:value-type="float" office:value="149" calcext:value-type="float">
            <text:p>149</text:p>
          </table:table-cell>
          <table:table-cell office:value-type="float" office:value="63625439777833" calcext:value-type="float">
            <text:p>63625439777833</text:p>
          </table:table-cell>
          <table:table-cell table:formula="of:=([.C150]-[.C149])/1000" office:value-type="float" office:value="1.9988046875" calcext:value-type="float">
            <text:p>1.9988</text:p>
          </table:table-cell>
          <table:table-cell table:formula="of:=[.D150]+[.E149]" office:value-type="float" office:value="295.998625" calcext:value-type="float">
            <text:p>295.9986</text:p>
          </table:table-cell>
          <table:table-cell table:style-name="ce6" table:formula="of:=[.E150]-2*([.$B150]-1)" office:value-type="float" office:value="-0.00137499999988222" calcext:value-type="float">
            <text:p>-0.001375</text:p>
          </table:table-cell>
          <table:table-cell table:style-name="Default" office:value-type="float" office:value="63625440440557.6" calcext:value-type="float">
            <text:p>63625440440557.6</text:p>
          </table:table-cell>
          <table:table-cell table:style-name="ce4" table:formula="of:=([.G150]-[.G149])/1000" office:value-type="float" office:value="1.9986640625" calcext:value-type="float">
            <text:p>1.9987</text:p>
          </table:table-cell>
          <table:table-cell table:style-name="ce4" table:formula="of:=[.H150]+[.I149]" office:value-type="float" office:value="295.998171875" calcext:value-type="float">
            <text:p>295.9982</text:p>
          </table:table-cell>
          <table:table-cell table:style-name="ce7" table:formula="of:=[.I150]-2*([.$B150]-1)" office:value-type="float" office:value="-0.00182812500008822" calcext:value-type="float">
            <text:p>-0.001828125</text:p>
          </table:table-cell>
          <table:table-cell table:style-name="Default" office:value-type="float" office:value="63625440910527" calcext:value-type="float">
            <text:p>63625440910527</text:p>
          </table:table-cell>
          <table:table-cell table:style-name="ce4" table:formula="of:=([.K150]-[.K149])/1000" office:value-type="float" office:value="1.9993359375" calcext:value-type="float">
            <text:p>1.9993</text:p>
          </table:table-cell>
          <table:table-cell table:style-name="ce4" table:formula="of:=[.L150]+[.M149]" office:value-type="float" office:value="295.99971875" calcext:value-type="float">
            <text:p>295.9997</text:p>
          </table:table-cell>
          <table:table-cell table:style-name="ce8" table:formula="of:=[.M150]-2*([.$B150]-1)" office:value-type="float" office:value="-0.000281249999943611" calcext:value-type="float">
            <text:p>-0.00028125</text:p>
          </table:table-cell>
          <table:table-cell table:style-name="Default" office:value-type="float" office:value="63625441387258.9" calcext:value-type="float">
            <text:p>63625441387258.9</text:p>
          </table:table-cell>
          <table:table-cell table:style-name="ce4" table:formula="of:=([.O150]-[.O149])/1000" office:value-type="float" office:value="1.9992890625" calcext:value-type="float">
            <text:p>1.9993</text:p>
          </table:table-cell>
          <table:table-cell table:style-name="ce4" table:formula="of:=[.P150]+[.Q149]" office:value-type="float" office:value="295.999796875" calcext:value-type="float">
            <text:p>295.9998</text:p>
          </table:table-cell>
          <table:table-cell table:style-name="ce9" table:formula="of:=[.Q150]-2*([.$B150]-1)" office:value-type="float" office:value="-0.000203124999870852" calcext:value-type="float">
            <text:p>-0.000203125</text:p>
          </table:table-cell>
          <table:table-cell table:style-name="Default" office:value-type="float" office:value="63625441886390.6" calcext:value-type="float">
            <text:p>63625441886390.6</text:p>
          </table:table-cell>
          <table:table-cell table:style-name="ce4" table:formula="of:=([.S150]-[.S149])/1000" office:value-type="float" office:value="1.9994609375" calcext:value-type="float">
            <text:p>1.9995</text:p>
          </table:table-cell>
          <table:table-cell table:style-name="ce4" table:formula="of:=[.T150]+[.U149]" office:value-type="float" office:value="295.999265625" calcext:value-type="float">
            <text:p>295.9993</text:p>
          </table:table-cell>
          <table:table-cell table:style-name="ce10" table:formula="of:=[.U150]-2*([.$B150]-1)" office:value-type="float" office:value="-0.000734375000092768" calcext:value-type="float">
            <text:p>-0.000734375</text:p>
          </table:table-cell>
          <table:table-cell table:style-name="Default" office:value-type="float" office:value="63625442376063" calcext:value-type="float">
            <text:p>63625442376063</text:p>
          </table:table-cell>
          <table:table-cell table:style-name="ce4" table:formula="of:=([.W150]-[.W149])/1000" office:value-type="float" office:value="2.0004453125" calcext:value-type="float">
            <text:p>2.0004</text:p>
          </table:table-cell>
          <table:table-cell table:style-name="ce4" table:formula="of:=[.X150]+[.Y149]" office:value-type="float" office:value="296.00015625" calcext:value-type="float">
            <text:p>296.0002</text:p>
          </table:table-cell>
          <table:table-cell table:style-name="ce11" table:formula="of:=[.Y150]-2*([.$B150]-1)" office:value-type="float" office:value="0.000156249999974989" calcext:value-type="float">
            <text:p>0.00015625</text:p>
          </table:table-cell>
          <table:table-cell table:style-name="Default" office:value-type="float" office:value="63625442853929.3" calcext:value-type="float">
            <text:p>63625442853929.3</text:p>
          </table:table-cell>
          <table:table-cell table:style-name="ce4" table:formula="of:=([.AA150]-[.AA149])/1000" office:value-type="float" office:value="1.9972578125" calcext:value-type="float">
            <text:p>1.9973</text:p>
          </table:table-cell>
          <table:table-cell table:style-name="ce4" table:formula="of:=[.AB150]+[.AC149]" office:value-type="float" office:value="295.998171875" calcext:value-type="float">
            <text:p>295.9982</text:p>
          </table:table-cell>
          <table:table-cell table:style-name="ce12" table:formula="of:=[.AC150]-2*([.$B150]-1)" office:value-type="float" office:value="-0.00182812499991769" calcext:value-type="float">
            <text:p>-0.001828125</text:p>
          </table:table-cell>
          <table:table-cell table:style-name="Default" office:value-type="float" office:value="63625443315818.6" calcext:value-type="float">
            <text:p>63625443315818.6</text:p>
          </table:table-cell>
          <table:table-cell table:style-name="ce4" table:formula="of:=([.AE150]-[.AE149])/1000" office:value-type="float" office:value="2.0016171875" calcext:value-type="float">
            <text:p>2.0016</text:p>
          </table:table-cell>
          <table:table-cell table:style-name="ce4" table:formula="of:=[.AF150]+[.AG149]" office:value-type="float" office:value="296.000625" calcext:value-type="float">
            <text:p>296.0006</text:p>
          </table:table-cell>
          <table:table-cell table:style-name="ce13" table:formula="of:=[.AG150]-2*([.$B150]-1)" office:value-type="float" office:value="0.000625000000241016" calcext:value-type="float">
            <text:p>0.000625</text:p>
          </table:table-cell>
          <table:table-cell table:style-name="Default" office:value-type="float" office:value="63625443779608" calcext:value-type="float">
            <text:p>63625443779608</text:p>
          </table:table-cell>
          <table:table-cell table:style-name="ce4" table:formula="of:=([.AI150]-[.AI149])/1000" office:value-type="float" office:value="2.0003203125" calcext:value-type="float">
            <text:p>2.0003</text:p>
          </table:table-cell>
          <table:table-cell table:style-name="ce4" table:formula="of:=[.AJ150]+[.AK149]" office:value-type="float" office:value="295.9999296875" calcext:value-type="float">
            <text:p>295.9999</text:p>
          </table:table-cell>
          <table:table-cell table:style-name="ce14" table:formula="of:=[.AK150]-2*([.$B150]-1)" office:value-type="float" office:value="-0.0000703124999859028" calcext:value-type="float">
            <text:p>-7.03124999859028E-05</text:p>
          </table:table-cell>
          <table:table-cell table:style-name="Default" office:value-type="float" office:value="63625444255900.2" calcext:value-type="float">
            <text:p>63625444255900.2</text:p>
          </table:table-cell>
          <table:table-cell table:style-name="ce4" table:formula="of:=([.AM150]-[.AM149])/1000" office:value-type="float" office:value="1.9979296875" calcext:value-type="float">
            <text:p>1.9979</text:p>
          </table:table-cell>
          <table:table-cell table:style-name="ce4" table:formula="of:=[.AN150]+[.AO149]" office:value-type="float" office:value="295.9992421875" calcext:value-type="float">
            <text:p>295.9992</text:p>
          </table:table-cell>
          <table:table-cell table:style-name="ce15" table:formula="of:=[.AO150]-2*([.$B150]-1)" office:value-type="float" office:value="-0.000757812499898591" calcext:value-type="float">
            <text:p>-0.0007578125</text:p>
          </table:table-cell>
          <table:table-cell table:style-name="Default" office:value-type="float" office:value="63625444718225.9" calcext:value-type="float">
            <text:p>63625444718225.9</text:p>
          </table:table-cell>
          <table:table-cell table:style-name="ce4" table:formula="of:=([.AQ150]-[.AQ149])/1000" office:value-type="float" office:value="1.998671875" calcext:value-type="float">
            <text:p>1.9987</text:p>
          </table:table-cell>
          <table:table-cell table:style-name="ce4" table:formula="of:=[.AR150]+[.AS149]" office:value-type="float" office:value="295.9980390625" calcext:value-type="float">
            <text:p>295.9980</text:p>
          </table:table-cell>
          <table:table-cell table:style-name="ce16" table:formula="of:=[.AS150]-2*([.$B150]-1)" office:value-type="float" office:value="-0.0019609375001437" calcext:value-type="float">
            <text:p>-0.0019609375</text:p>
          </table:table-cell>
          <table:table-cell table:style-name="Default" office:value-type="float" office:value="63625445188871.2" calcext:value-type="float">
            <text:p>63625445188871.2</text:p>
          </table:table-cell>
          <table:table-cell table:style-name="ce4" table:formula="of:=([.AU150]-[.AU149])/1000" office:value-type="float" office:value="1.9991875" calcext:value-type="float">
            <text:p>1.9992</text:p>
          </table:table-cell>
          <table:table-cell table:style-name="ce4" table:formula="of:=[.AV150]+[.AW149]" office:value-type="float" office:value="295.9981640625" calcext:value-type="float">
            <text:p>295.9982</text:p>
          </table:table-cell>
          <table:table-cell table:style-name="ce17" table:formula="of:=[.AW150]-2*([.$B150]-1)" office:value-type="float" office:value="-0.00183593750006139" calcext:value-type="float">
            <text:p>-0.0018359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150" calcext:value-type="float">
            <text:p>150</text:p>
          </table:table-cell>
          <table:table-cell office:value-type="float" office:value="63625439779834.5" calcext:value-type="float">
            <text:p>63625439779834.5</text:p>
          </table:table-cell>
          <table:table-cell table:formula="of:=([.C151]-[.C150])/1000" office:value-type="float" office:value="2.0015234375" calcext:value-type="float">
            <text:p>2.0015</text:p>
          </table:table-cell>
          <table:table-cell table:formula="of:=[.D151]+[.E150]" office:value-type="float" office:value="298.0001484375" calcext:value-type="float">
            <text:p>298.0001</text:p>
          </table:table-cell>
          <table:table-cell table:style-name="ce6" table:formula="of:=[.E151]-2*([.$B151]-1)" office:value-type="float" office:value="0.000148437500115506" calcext:value-type="float">
            <text:p>0.0001484375</text:p>
          </table:table-cell>
          <table:table-cell table:style-name="Default" office:value-type="float" office:value="63625440442557.5" calcext:value-type="float">
            <text:p>63625440442557.5</text:p>
          </table:table-cell>
          <table:table-cell table:style-name="ce4" table:formula="of:=([.G151]-[.G150])/1000" office:value-type="float" office:value="1.999953125" calcext:value-type="float">
            <text:p>2.0000</text:p>
          </table:table-cell>
          <table:table-cell table:style-name="ce4" table:formula="of:=[.H151]+[.I150]" office:value-type="float" office:value="297.998125" calcext:value-type="float">
            <text:p>297.9981</text:p>
          </table:table-cell>
          <table:table-cell table:style-name="ce7" table:formula="of:=[.I151]-2*([.$B151]-1)" office:value-type="float" office:value="-0.00187500000009777" calcext:value-type="float">
            <text:p>-0.001875</text:p>
          </table:table-cell>
          <table:table-cell table:style-name="Default" office:value-type="float" office:value="63625440912526.3" calcext:value-type="float">
            <text:p>63625440912526.3</text:p>
          </table:table-cell>
          <table:table-cell table:style-name="ce4" table:formula="of:=([.K151]-[.K150])/1000" office:value-type="float" office:value="1.9992734375" calcext:value-type="float">
            <text:p>1.9993</text:p>
          </table:table-cell>
          <table:table-cell table:style-name="ce4" table:formula="of:=[.L151]+[.M150]" office:value-type="float" office:value="297.9989921875" calcext:value-type="float">
            <text:p>297.9990</text:p>
          </table:table-cell>
          <table:table-cell table:style-name="ce8" table:formula="of:=[.M151]-2*([.$B151]-1)" office:value-type="float" office:value="-0.00100781249994952" calcext:value-type="float">
            <text:p>-0.0010078125</text:p>
          </table:table-cell>
          <table:table-cell table:style-name="Default" office:value-type="float" office:value="63625441389257.5" calcext:value-type="float">
            <text:p>63625441389257.5</text:p>
          </table:table-cell>
          <table:table-cell table:style-name="ce4" table:formula="of:=([.O151]-[.O150])/1000" office:value-type="float" office:value="1.998546875" calcext:value-type="float">
            <text:p>1.9985</text:p>
          </table:table-cell>
          <table:table-cell table:style-name="ce4" table:formula="of:=[.P151]+[.Q150]" office:value-type="float" office:value="297.99834375" calcext:value-type="float">
            <text:p>297.9983</text:p>
          </table:table-cell>
          <table:table-cell table:style-name="ce9" table:formula="of:=[.Q151]-2*([.$B151]-1)" office:value-type="float" office:value="-0.00165624999988268" calcext:value-type="float">
            <text:p>-0.00165625</text:p>
          </table:table-cell>
          <table:table-cell table:style-name="Default" office:value-type="float" office:value="63625441888389.2" calcext:value-type="float">
            <text:p>63625441888389.2</text:p>
          </table:table-cell>
          <table:table-cell table:style-name="ce4" table:formula="of:=([.S151]-[.S150])/1000" office:value-type="float" office:value="1.9986328125" calcext:value-type="float">
            <text:p>1.9986</text:p>
          </table:table-cell>
          <table:table-cell table:style-name="ce4" table:formula="of:=[.T151]+[.U150]" office:value-type="float" office:value="297.9978984375" calcext:value-type="float">
            <text:p>297.9979</text:p>
          </table:table-cell>
          <table:table-cell table:style-name="ce10" table:formula="of:=[.U151]-2*([.$B151]-1)" office:value-type="float" office:value="-0.00210156250011551" calcext:value-type="float">
            <text:p>-0.0021015625</text:p>
          </table:table-cell>
          <table:table-cell table:style-name="Default" office:value-type="float" office:value="63625442378063" calcext:value-type="float">
            <text:p>63625442378063</text:p>
          </table:table-cell>
          <table:table-cell table:style-name="ce4" table:formula="of:=([.W151]-[.W150])/1000" office:value-type="float" office:value="1.9999921875" calcext:value-type="float">
            <text:p>2.0000</text:p>
          </table:table-cell>
          <table:table-cell table:style-name="ce4" table:formula="of:=[.X151]+[.Y150]" office:value-type="float" office:value="298.0001484375" calcext:value-type="float">
            <text:p>298.0001</text:p>
          </table:table-cell>
          <table:table-cell table:style-name="ce11" table:formula="of:=[.Y151]-2*([.$B151]-1)" office:value-type="float" office:value="0.000148437500001819" calcext:value-type="float">
            <text:p>0.0001484375</text:p>
          </table:table-cell>
          <table:table-cell table:style-name="Default" office:value-type="float" office:value="63625442855929.1" calcext:value-type="float">
            <text:p>63625442855929.1</text:p>
          </table:table-cell>
          <table:table-cell table:style-name="ce4" table:formula="of:=([.AA151]-[.AA150])/1000" office:value-type="float" office:value="1.999828125" calcext:value-type="float">
            <text:p>1.9998</text:p>
          </table:table-cell>
          <table:table-cell table:style-name="ce4" table:formula="of:=[.AB151]+[.AC150]" office:value-type="float" office:value="297.998" calcext:value-type="float">
            <text:p>297.9980</text:p>
          </table:table-cell>
          <table:table-cell table:style-name="ce12" table:formula="of:=[.AC151]-2*([.$B151]-1)" office:value-type="float" office:value="-0.00199999999989586" calcext:value-type="float">
            <text:p>-0.002</text:p>
          </table:table-cell>
          <table:table-cell table:style-name="Default" office:value-type="float" office:value="63625443317818.6" calcext:value-type="float">
            <text:p>63625443317818.6</text:p>
          </table:table-cell>
          <table:table-cell table:style-name="ce4" table:formula="of:=([.AE151]-[.AE150])/1000" office:value-type="float" office:value="1.99996875" calcext:value-type="float">
            <text:p>2.0000</text:p>
          </table:table-cell>
          <table:table-cell table:style-name="ce4" table:formula="of:=[.AF151]+[.AG150]" office:value-type="float" office:value="298.00059375" calcext:value-type="float">
            <text:p>298.0006</text:p>
          </table:table-cell>
          <table:table-cell table:style-name="ce13" table:formula="of:=[.AG151]-2*([.$B151]-1)" office:value-type="float" office:value="0.00059375000023465" calcext:value-type="float">
            <text:p>0.00059375</text:p>
          </table:table-cell>
          <table:table-cell table:style-name="Default" office:value-type="float" office:value="63625443781606" calcext:value-type="float">
            <text:p>63625443781606</text:p>
          </table:table-cell>
          <table:table-cell table:style-name="ce4" table:formula="of:=([.AI151]-[.AI150])/1000" office:value-type="float" office:value="1.9980234375" calcext:value-type="float">
            <text:p>1.9980</text:p>
          </table:table-cell>
          <table:table-cell table:style-name="ce4" table:formula="of:=[.AJ151]+[.AK150]" office:value-type="float" office:value="297.997953125" calcext:value-type="float">
            <text:p>297.9980</text:p>
          </table:table-cell>
          <table:table-cell table:style-name="ce14" table:formula="of:=[.AK151]-2*([.$B151]-1)" office:value-type="float" office:value="-0.00204687499996226" calcext:value-type="float">
            <text:p>-0.002046875</text:p>
          </table:table-cell>
          <table:table-cell table:style-name="Default" office:value-type="float" office:value="63625444257901.7" calcext:value-type="float">
            <text:p>63625444257901.7</text:p>
          </table:table-cell>
          <table:table-cell table:style-name="ce4" table:formula="of:=([.AM151]-[.AM150])/1000" office:value-type="float" office:value="2.001515625" calcext:value-type="float">
            <text:p>2.0015</text:p>
          </table:table-cell>
          <table:table-cell table:style-name="ce4" table:formula="of:=[.AN151]+[.AO150]" office:value-type="float" office:value="298.0007578125" calcext:value-type="float">
            <text:p>298.0008</text:p>
          </table:table-cell>
          <table:table-cell table:style-name="ce15" table:formula="of:=[.AO151]-2*([.$B151]-1)" office:value-type="float" office:value="0.000757812500125965" calcext:value-type="float">
            <text:p>0.0007578125</text:p>
          </table:table-cell>
          <table:table-cell table:style-name="Default" office:value-type="float" office:value="63625444720226.2" calcext:value-type="float">
            <text:p>63625444720226.2</text:p>
          </table:table-cell>
          <table:table-cell table:style-name="ce4" table:formula="of:=([.AQ151]-[.AQ150])/1000" office:value-type="float" office:value="2.0002265625" calcext:value-type="float">
            <text:p>2.0002</text:p>
          </table:table-cell>
          <table:table-cell table:style-name="ce4" table:formula="of:=[.AR151]+[.AS150]" office:value-type="float" office:value="297.998265625" calcext:value-type="float">
            <text:p>297.9983</text:p>
          </table:table-cell>
          <table:table-cell table:style-name="ce16" table:formula="of:=[.AS151]-2*([.$B151]-1)" office:value-type="float" office:value="-0.00173437500012597" calcext:value-type="float">
            <text:p>-0.001734375</text:p>
          </table:table-cell>
          <table:table-cell table:style-name="Default" office:value-type="float" office:value="63625445190871.9" calcext:value-type="float">
            <text:p>63625445190871.9</text:p>
          </table:table-cell>
          <table:table-cell table:style-name="ce4" table:formula="of:=([.AU151]-[.AU150])/1000" office:value-type="float" office:value="2.00071875" calcext:value-type="float">
            <text:p>2.0007</text:p>
          </table:table-cell>
          <table:table-cell table:style-name="ce4" table:formula="of:=[.AV151]+[.AW150]" office:value-type="float" office:value="297.9988828125" calcext:value-type="float">
            <text:p>297.9989</text:p>
          </table:table-cell>
          <table:table-cell table:style-name="ce17" table:formula="of:=[.AW151]-2*([.$B151]-1)" office:value-type="float" office:value="-0.00111718750008549" calcext:value-type="float">
            <text:p>-0.0011171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151" calcext:value-type="float">
            <text:p>151</text:p>
          </table:table-cell>
          <table:table-cell office:value-type="float" office:value="63625439781832.8" calcext:value-type="float">
            <text:p>63625439781832.8</text:p>
          </table:table-cell>
          <table:table-cell table:formula="of:=([.C152]-[.C151])/1000" office:value-type="float" office:value="1.9983203125" calcext:value-type="float">
            <text:p>1.9983</text:p>
          </table:table-cell>
          <table:table-cell table:formula="of:=[.D152]+[.E151]" office:value-type="float" office:value="299.99846875" calcext:value-type="float">
            <text:p>299.9985</text:p>
          </table:table-cell>
          <table:table-cell table:style-name="ce6" table:formula="of:=[.E152]-2*([.$B152]-1)" office:value-type="float" office:value="-0.00153124999985721" calcext:value-type="float">
            <text:p>-0.00153125</text:p>
          </table:table-cell>
          <table:table-cell table:style-name="Default" office:value-type="float" office:value="63625440444558.5" calcext:value-type="float">
            <text:p>63625440444558.5</text:p>
          </table:table-cell>
          <table:table-cell table:style-name="ce4" table:formula="of:=([.G152]-[.G151])/1000" office:value-type="float" office:value="2.001" calcext:value-type="float">
            <text:p>2.0010</text:p>
          </table:table-cell>
          <table:table-cell table:style-name="ce4" table:formula="of:=[.H152]+[.I151]" office:value-type="float" office:value="299.999125" calcext:value-type="float">
            <text:p>299.9991</text:p>
          </table:table-cell>
          <table:table-cell table:style-name="ce7" table:formula="of:=[.I152]-2*([.$B152]-1)" office:value-type="float" office:value="-0.000875000000121418" calcext:value-type="float">
            <text:p>-0.000875</text:p>
          </table:table-cell>
          <table:table-cell table:style-name="Default" office:value-type="float" office:value="63625440914525.5" calcext:value-type="float">
            <text:p>63625440914525.5</text:p>
          </table:table-cell>
          <table:table-cell table:style-name="ce4" table:formula="of:=([.K152]-[.K151])/1000" office:value-type="float" office:value="1.9992578125" calcext:value-type="float">
            <text:p>1.9993</text:p>
          </table:table-cell>
          <table:table-cell table:style-name="ce4" table:formula="of:=[.L152]+[.M151]" office:value-type="float" office:value="299.99825" calcext:value-type="float">
            <text:p>299.9983</text:p>
          </table:table-cell>
          <table:table-cell table:style-name="ce8" table:formula="of:=[.M152]-2*([.$B152]-1)" office:value-type="float" office:value="-0.00174999999995862" calcext:value-type="float">
            <text:p>-0.00175</text:p>
          </table:table-cell>
          <table:table-cell table:style-name="Default" office:value-type="float" office:value="63625441391258.5" calcext:value-type="float">
            <text:p>63625441391258.5</text:p>
          </table:table-cell>
          <table:table-cell table:style-name="ce4" table:formula="of:=([.O152]-[.O151])/1000" office:value-type="float" office:value="2.001078125" calcext:value-type="float">
            <text:p>2.0011</text:p>
          </table:table-cell>
          <table:table-cell table:style-name="ce4" table:formula="of:=[.P152]+[.Q151]" office:value-type="float" office:value="299.999421875" calcext:value-type="float">
            <text:p>299.9994</text:p>
          </table:table-cell>
          <table:table-cell table:style-name="ce9" table:formula="of:=[.Q152]-2*([.$B152]-1)" office:value-type="float" office:value="-0.000578124999890406" calcext:value-type="float">
            <text:p>-0.000578125</text:p>
          </table:table-cell>
          <table:table-cell table:style-name="Default" office:value-type="float" office:value="63625441890389.2" calcext:value-type="float">
            <text:p>63625441890389.2</text:p>
          </table:table-cell>
          <table:table-cell table:style-name="ce4" table:formula="of:=([.S152]-[.S151])/1000" office:value-type="float" office:value="2.000046875" calcext:value-type="float">
            <text:p>2.0000</text:p>
          </table:table-cell>
          <table:table-cell table:style-name="ce4" table:formula="of:=[.T152]+[.U151]" office:value-type="float" office:value="299.9979453125" calcext:value-type="float">
            <text:p>299.9979</text:p>
          </table:table-cell>
          <table:table-cell table:style-name="ce10" table:formula="of:=[.U152]-2*([.$B152]-1)" office:value-type="float" office:value="-0.00205468750010596" calcext:value-type="float">
            <text:p>-0.0020546875</text:p>
          </table:table-cell>
          <table:table-cell table:style-name="Default" office:value-type="float" office:value="63625442380061.6" calcext:value-type="float">
            <text:p>63625442380061.6</text:p>
          </table:table-cell>
          <table:table-cell table:style-name="ce4" table:formula="of:=([.W152]-[.W151])/1000" office:value-type="float" office:value="1.9985859375" calcext:value-type="float">
            <text:p>1.9986</text:p>
          </table:table-cell>
          <table:table-cell table:style-name="ce4" table:formula="of:=[.X152]+[.Y151]" office:value-type="float" office:value="299.998734375" calcext:value-type="float">
            <text:p>299.9987</text:p>
          </table:table-cell>
          <table:table-cell table:style-name="ce11" table:formula="of:=[.Y152]-2*([.$B152]-1)" office:value-type="float" office:value="-0.00126562499997362" calcext:value-type="float">
            <text:p>-0.001265625</text:p>
          </table:table-cell>
          <table:table-cell table:style-name="Default" office:value-type="float" office:value="63625442857929.4" calcext:value-type="float">
            <text:p>63625442857929.4</text:p>
          </table:table-cell>
          <table:table-cell table:style-name="ce4" table:formula="of:=([.AA152]-[.AA151])/1000" office:value-type="float" office:value="2.000296875" calcext:value-type="float">
            <text:p>2.0003</text:p>
          </table:table-cell>
          <table:table-cell table:style-name="ce4" table:formula="of:=[.AB152]+[.AC151]" office:value-type="float" office:value="299.998296875" calcext:value-type="float">
            <text:p>299.9983</text:p>
          </table:table-cell>
          <table:table-cell table:style-name="ce12" table:formula="of:=[.AC152]-2*([.$B152]-1)" office:value-type="float" office:value="-0.00170312499989223" calcext:value-type="float">
            <text:p>-0.001703125</text:p>
          </table:table-cell>
          <table:table-cell table:style-name="Default" office:value-type="float" office:value="63625443319817.8" calcext:value-type="float">
            <text:p>63625443319817.8</text:p>
          </table:table-cell>
          <table:table-cell table:style-name="ce4" table:formula="of:=([.AE152]-[.AE151])/1000" office:value-type="float" office:value="1.9991953125" calcext:value-type="float">
            <text:p>1.9992</text:p>
          </table:table-cell>
          <table:table-cell table:style-name="ce4" table:formula="of:=[.AF152]+[.AG151]" office:value-type="float" office:value="299.9997890625" calcext:value-type="float">
            <text:p>299.9998</text:p>
          </table:table-cell>
          <table:table-cell table:style-name="ce13" table:formula="of:=[.AG152]-2*([.$B152]-1)" office:value-type="float" office:value="-0.000210937499787178" calcext:value-type="float">
            <text:p>-0.0002109375</text:p>
          </table:table-cell>
          <table:table-cell table:style-name="Default" office:value-type="float" office:value="63625443783607.4" calcext:value-type="float">
            <text:p>63625443783607.4</text:p>
          </table:table-cell>
          <table:table-cell table:style-name="ce4" table:formula="of:=([.AI152]-[.AI151])/1000" office:value-type="float" office:value="2.00134375" calcext:value-type="float">
            <text:p>2.0013</text:p>
          </table:table-cell>
          <table:table-cell table:style-name="ce4" table:formula="of:=[.AJ152]+[.AK151]" office:value-type="float" office:value="299.999296875" calcext:value-type="float">
            <text:p>299.9993</text:p>
          </table:table-cell>
          <table:table-cell table:style-name="ce14" table:formula="of:=[.AK152]-2*([.$B152]-1)" office:value-type="float" office:value="-0.000703124999972715" calcext:value-type="float">
            <text:p>-0.000703125</text:p>
          </table:table-cell>
          <table:table-cell table:style-name="Default" office:value-type="float" office:value="63625444259899.5" calcext:value-type="float">
            <text:p>63625444259899.5</text:p>
          </table:table-cell>
          <table:table-cell table:style-name="ce4" table:formula="of:=([.AM152]-[.AM151])/1000" office:value-type="float" office:value="1.99778125" calcext:value-type="float">
            <text:p>1.9978</text:p>
          </table:table-cell>
          <table:table-cell table:style-name="ce4" table:formula="of:=[.AN152]+[.AO151]" office:value-type="float" office:value="299.9985390625" calcext:value-type="float">
            <text:p>299.9985</text:p>
          </table:table-cell>
          <table:table-cell table:style-name="ce15" table:formula="of:=[.AO152]-2*([.$B152]-1)" office:value-type="float" office:value="-0.00146093749987131" calcext:value-type="float">
            <text:p>-0.0014609375</text:p>
          </table:table-cell>
          <table:table-cell table:style-name="Default" office:value-type="float" office:value="63625444722227.1" calcext:value-type="float">
            <text:p>63625444722227.1</text:p>
          </table:table-cell>
          <table:table-cell table:style-name="ce4" table:formula="of:=([.AQ152]-[.AQ151])/1000" office:value-type="float" office:value="2.000953125" calcext:value-type="float">
            <text:p>2.0010</text:p>
          </table:table-cell>
          <table:table-cell table:style-name="ce4" table:formula="of:=[.AR152]+[.AS151]" office:value-type="float" office:value="299.99921875" calcext:value-type="float">
            <text:p>299.9992</text:p>
          </table:table-cell>
          <table:table-cell table:style-name="ce16" table:formula="of:=[.AS152]-2*([.$B152]-1)" office:value-type="float" office:value="-0.000781250000102318" calcext:value-type="float">
            <text:p>-0.00078125</text:p>
          </table:table-cell>
          <table:table-cell table:style-name="Default" office:value-type="float" office:value="63625445192872.8" calcext:value-type="float">
            <text:p>63625445192872.8</text:p>
          </table:table-cell>
          <table:table-cell table:style-name="ce4" table:formula="of:=([.AU152]-[.AU151])/1000" office:value-type="float" office:value="2.0008203125" calcext:value-type="float">
            <text:p>2.0008</text:p>
          </table:table-cell>
          <table:table-cell table:style-name="ce4" table:formula="of:=[.AV152]+[.AW151]" office:value-type="float" office:value="299.999703125" calcext:value-type="float">
            <text:p>299.9997</text:p>
          </table:table-cell>
          <table:table-cell table:style-name="ce17" table:formula="of:=[.AW152]-2*([.$B152]-1)" office:value-type="float" office:value="-0.000296875000060481" calcext:value-type="float">
            <text:p>-0.000296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152" calcext:value-type="float">
            <text:p>152</text:p>
          </table:table-cell>
          <table:table-cell office:value-type="float" office:value="63625439783832.8" calcext:value-type="float">
            <text:p>63625439783832.8</text:p>
          </table:table-cell>
          <table:table-cell table:formula="of:=([.C153]-[.C152])/1000" office:value-type="float" office:value="1.999984375" calcext:value-type="float">
            <text:p>2.0000</text:p>
          </table:table-cell>
          <table:table-cell table:formula="of:=[.D153]+[.E152]" office:value-type="float" office:value="301.998453125" calcext:value-type="float">
            <text:p>301.9985</text:p>
          </table:table-cell>
          <table:table-cell table:style-name="ce6" table:formula="of:=[.E153]-2*([.$B153]-1)" office:value-type="float" office:value="-0.00154687499986039" calcext:value-type="float">
            <text:p>-0.001546875</text:p>
          </table:table-cell>
          <table:table-cell table:style-name="Default" office:value-type="float" office:value="63625440446558.4" calcext:value-type="float">
            <text:p>63625440446558.4</text:p>
          </table:table-cell>
          <table:table-cell table:style-name="ce4" table:formula="of:=([.G153]-[.G152])/1000" office:value-type="float" office:value="1.999890625" calcext:value-type="float">
            <text:p>1.9999</text:p>
          </table:table-cell>
          <table:table-cell table:style-name="ce4" table:formula="of:=[.H153]+[.I152]" office:value-type="float" office:value="301.999015625" calcext:value-type="float">
            <text:p>301.9990</text:p>
          </table:table-cell>
          <table:table-cell table:style-name="ce7" table:formula="of:=[.I153]-2*([.$B153]-1)" office:value-type="float" office:value="-0.0009843750001437" calcext:value-type="float">
            <text:p>-0.000984375</text:p>
          </table:table-cell>
          <table:table-cell table:style-name="Default" office:value-type="float" office:value="63625440916526.3" calcext:value-type="float">
            <text:p>63625440916526.3</text:p>
          </table:table-cell>
          <table:table-cell table:style-name="ce4" table:formula="of:=([.K153]-[.K152])/1000" office:value-type="float" office:value="2.0007734375" calcext:value-type="float">
            <text:p>2.0008</text:p>
          </table:table-cell>
          <table:table-cell table:style-name="ce4" table:formula="of:=[.L153]+[.M152]" office:value-type="float" office:value="301.9990234375" calcext:value-type="float">
            <text:p>301.9990</text:p>
          </table:table-cell>
          <table:table-cell table:style-name="ce8" table:formula="of:=[.M153]-2*([.$B153]-1)" office:value-type="float" office:value="-0.000976562499943157" calcext:value-type="float">
            <text:p>-0.0009765625</text:p>
          </table:table-cell>
          <table:table-cell table:style-name="Default" office:value-type="float" office:value="63625441393259.1" calcext:value-type="float">
            <text:p>63625441393259.1</text:p>
          </table:table-cell>
          <table:table-cell table:style-name="ce4" table:formula="of:=([.O153]-[.O152])/1000" office:value-type="float" office:value="2.0005546875" calcext:value-type="float">
            <text:p>2.0006</text:p>
          </table:table-cell>
          <table:table-cell table:style-name="ce4" table:formula="of:=[.P153]+[.Q152]" office:value-type="float" office:value="301.9999765625" calcext:value-type="float">
            <text:p>302.0000</text:p>
          </table:table-cell>
          <table:table-cell table:style-name="ce9" table:formula="of:=[.Q153]-2*([.$B153]-1)" office:value-type="float" office:value="-0.0000234374998626663" calcext:value-type="float">
            <text:p>-2.34374998626663E-05</text:p>
          </table:table-cell>
          <table:table-cell table:style-name="Default" office:value-type="float" office:value="63625441892389.1" calcext:value-type="float">
            <text:p>63625441892389.1</text:p>
          </table:table-cell>
          <table:table-cell table:style-name="ce4" table:formula="of:=([.S153]-[.S152])/1000" office:value-type="float" office:value="1.9998203125" calcext:value-type="float">
            <text:p>1.9998</text:p>
          </table:table-cell>
          <table:table-cell table:style-name="ce4" table:formula="of:=[.T153]+[.U152]" office:value-type="float" office:value="301.997765625" calcext:value-type="float">
            <text:p>301.9978</text:p>
          </table:table-cell>
          <table:table-cell table:style-name="ce10" table:formula="of:=[.U153]-2*([.$B153]-1)" office:value-type="float" office:value="-0.00223437500011414" calcext:value-type="float">
            <text:p>-0.002234375</text:p>
          </table:table-cell>
          <table:table-cell table:style-name="Default" office:value-type="float" office:value="63625442382061" calcext:value-type="float">
            <text:p>63625442382061</text:p>
          </table:table-cell>
          <table:table-cell table:style-name="ce4" table:formula="of:=([.W153]-[.W152])/1000" office:value-type="float" office:value="1.999390625" calcext:value-type="float">
            <text:p>1.9994</text:p>
          </table:table-cell>
          <table:table-cell table:style-name="ce4" table:formula="of:=[.X153]+[.Y152]" office:value-type="float" office:value="301.998125" calcext:value-type="float">
            <text:p>301.9981</text:p>
          </table:table-cell>
          <table:table-cell table:style-name="ce11" table:formula="of:=[.Y153]-2*([.$B153]-1)" office:value-type="float" office:value="-0.00187499999998408" calcext:value-type="float">
            <text:p>-0.001875</text:p>
          </table:table-cell>
          <table:table-cell table:style-name="Default" office:value-type="float" office:value="63625442859931.2" calcext:value-type="float">
            <text:p>63625442859931.2</text:p>
          </table:table-cell>
          <table:table-cell table:style-name="ce4" table:formula="of:=([.AA153]-[.AA152])/1000" office:value-type="float" office:value="2.0018046875" calcext:value-type="float">
            <text:p>2.0018</text:p>
          </table:table-cell>
          <table:table-cell table:style-name="ce4" table:formula="of:=[.AB153]+[.AC152]" office:value-type="float" office:value="302.0001015625" calcext:value-type="float">
            <text:p>302.0001</text:p>
          </table:table-cell>
          <table:table-cell table:style-name="ce12" table:formula="of:=[.AC153]-2*([.$B153]-1)" office:value-type="float" office:value="0.000101562500105956" calcext:value-type="float">
            <text:p>0.0001015625</text:p>
          </table:table-cell>
          <table:table-cell table:style-name="Default" office:value-type="float" office:value="63625443321816.2" calcext:value-type="float">
            <text:p>63625443321816.2</text:p>
          </table:table-cell>
          <table:table-cell table:style-name="ce4" table:formula="of:=([.AE153]-[.AE152])/1000" office:value-type="float" office:value="1.9984140625" calcext:value-type="float">
            <text:p>1.9984</text:p>
          </table:table-cell>
          <table:table-cell table:style-name="ce4" table:formula="of:=[.AF153]+[.AG152]" office:value-type="float" office:value="301.998203125" calcext:value-type="float">
            <text:p>301.9982</text:p>
          </table:table-cell>
          <table:table-cell table:style-name="ce13" table:formula="of:=[.AG153]-2*([.$B153]-1)" office:value-type="float" office:value="-0.00179687499979764" calcext:value-type="float">
            <text:p>-0.001796875</text:p>
          </table:table-cell>
          <table:table-cell table:style-name="Default" office:value-type="float" office:value="63625443785607.8" calcext:value-type="float">
            <text:p>63625443785607.8</text:p>
          </table:table-cell>
          <table:table-cell table:style-name="ce4" table:formula="of:=([.AI153]-[.AI152])/1000" office:value-type="float" office:value="2.0003984375" calcext:value-type="float">
            <text:p>2.0004</text:p>
          </table:table-cell>
          <table:table-cell table:style-name="ce4" table:formula="of:=[.AJ153]+[.AK152]" office:value-type="float" office:value="301.9996953125" calcext:value-type="float">
            <text:p>301.9997</text:p>
          </table:table-cell>
          <table:table-cell table:style-name="ce14" table:formula="of:=[.AK153]-2*([.$B153]-1)" office:value-type="float" office:value="-0.000304687499976808" calcext:value-type="float">
            <text:p>-0.0003046875</text:p>
          </table:table-cell>
          <table:table-cell table:style-name="Default" office:value-type="float" office:value="63625444261899.4" calcext:value-type="float">
            <text:p>63625444261899.4</text:p>
          </table:table-cell>
          <table:table-cell table:style-name="ce4" table:formula="of:=([.AM153]-[.AM152])/1000" office:value-type="float" office:value="1.9999375" calcext:value-type="float">
            <text:p>1.9999</text:p>
          </table:table-cell>
          <table:table-cell table:style-name="ce4" table:formula="of:=[.AN153]+[.AO152]" office:value-type="float" office:value="301.9984765625" calcext:value-type="float">
            <text:p>301.9985</text:p>
          </table:table-cell>
          <table:table-cell table:style-name="ce15" table:formula="of:=[.AO153]-2*([.$B153]-1)" office:value-type="float" office:value="-0.00152343749988404" calcext:value-type="float">
            <text:p>-0.0015234375</text:p>
          </table:table-cell>
          <table:table-cell table:style-name="Default" office:value-type="float" office:value="63625444724226.2" calcext:value-type="float">
            <text:p>63625444724226.2</text:p>
          </table:table-cell>
          <table:table-cell table:style-name="ce4" table:formula="of:=([.AQ153]-[.AQ152])/1000" office:value-type="float" office:value="1.9990546875" calcext:value-type="float">
            <text:p>1.9991</text:p>
          </table:table-cell>
          <table:table-cell table:style-name="ce4" table:formula="of:=[.AR153]+[.AS152]" office:value-type="float" office:value="301.9982734375" calcext:value-type="float">
            <text:p>301.9983</text:p>
          </table:table-cell>
          <table:table-cell table:style-name="ce16" table:formula="of:=[.AS153]-2*([.$B153]-1)" office:value-type="float" office:value="-0.00172656250009595" calcext:value-type="float">
            <text:p>-0.0017265625</text:p>
          </table:table-cell>
          <table:table-cell table:style-name="Default" office:value-type="float" office:value="63625445194875.5" calcext:value-type="float">
            <text:p>63625445194875.5</text:p>
          </table:table-cell>
          <table:table-cell table:style-name="ce4" table:formula="of:=([.AU153]-[.AU152])/1000" office:value-type="float" office:value="2.0026953125" calcext:value-type="float">
            <text:p>2.0027</text:p>
          </table:table-cell>
          <table:table-cell table:style-name="ce4" table:formula="of:=[.AV153]+[.AW152]" office:value-type="float" office:value="302.0023984375" calcext:value-type="float">
            <text:p>302.0024</text:p>
          </table:table-cell>
          <table:table-cell table:style-name="ce17" table:formula="of:=[.AW153]-2*([.$B153]-1)" office:value-type="float" office:value="0.00239843749994861" calcext:value-type="float">
            <text:p>0.002398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153" calcext:value-type="float">
            <text:p>153</text:p>
          </table:table-cell>
          <table:table-cell office:value-type="float" office:value="63625439785834.3" calcext:value-type="float">
            <text:p>63625439785834.3</text:p>
          </table:table-cell>
          <table:table-cell table:formula="of:=([.C154]-[.C153])/1000" office:value-type="float" office:value="2.00153125" calcext:value-type="float">
            <text:p>2.0015</text:p>
          </table:table-cell>
          <table:table-cell table:formula="of:=[.D154]+[.E153]" office:value-type="float" office:value="303.999984375" calcext:value-type="float">
            <text:p>304.0000</text:p>
          </table:table-cell>
          <table:table-cell table:style-name="ce6" table:formula="of:=[.E154]-2*([.$B154]-1)" office:value-type="float" office:value="-0.000015624999832653" calcext:value-type="float">
            <text:p>-0.000015625</text:p>
          </table:table-cell>
          <table:table-cell table:style-name="Default" office:value-type="float" office:value="63625440448557.4" calcext:value-type="float">
            <text:p>63625440448557.4</text:p>
          </table:table-cell>
          <table:table-cell table:style-name="ce4" table:formula="of:=([.G154]-[.G153])/1000" office:value-type="float" office:value="1.9989765625" calcext:value-type="float">
            <text:p>1.9990</text:p>
          </table:table-cell>
          <table:table-cell table:style-name="ce4" table:formula="of:=[.H154]+[.I153]" office:value-type="float" office:value="303.9979921875" calcext:value-type="float">
            <text:p>303.9980</text:p>
          </table:table-cell>
          <table:table-cell table:style-name="ce7" table:formula="of:=[.I154]-2*([.$B154]-1)" office:value-type="float" office:value="-0.00200781250015325" calcext:value-type="float">
            <text:p>-0.0020078125</text:p>
          </table:table-cell>
          <table:table-cell table:style-name="Default" office:value-type="float" office:value="63625440918526.1" calcext:value-type="float">
            <text:p>63625440918526.1</text:p>
          </table:table-cell>
          <table:table-cell table:style-name="ce4" table:formula="of:=([.K154]-[.K153])/1000" office:value-type="float" office:value="1.999796875" calcext:value-type="float">
            <text:p>1.9998</text:p>
          </table:table-cell>
          <table:table-cell table:style-name="ce4" table:formula="of:=[.L154]+[.M153]" office:value-type="float" office:value="303.9988203125" calcext:value-type="float">
            <text:p>303.9988</text:p>
          </table:table-cell>
          <table:table-cell table:style-name="ce8" table:formula="of:=[.M154]-2*([.$B154]-1)" office:value-type="float" office:value="-0.0011796874999277" calcext:value-type="float">
            <text:p>-0.0011796875</text:p>
          </table:table-cell>
          <table:table-cell table:style-name="Default" office:value-type="float" office:value="63625441395257.8" calcext:value-type="float">
            <text:p>63625441395257.8</text:p>
          </table:table-cell>
          <table:table-cell table:style-name="ce4" table:formula="of:=([.O154]-[.O153])/1000" office:value-type="float" office:value="1.9987578125" calcext:value-type="float">
            <text:p>1.9988</text:p>
          </table:table-cell>
          <table:table-cell table:style-name="ce4" table:formula="of:=[.P154]+[.Q153]" office:value-type="float" office:value="303.998734375" calcext:value-type="float">
            <text:p>303.9987</text:p>
          </table:table-cell>
          <table:table-cell table:style-name="ce9" table:formula="of:=[.Q154]-2*([.$B154]-1)" office:value-type="float" office:value="-0.00126562499985994" calcext:value-type="float">
            <text:p>-0.001265625</text:p>
          </table:table-cell>
          <table:table-cell table:style-name="Default" office:value-type="float" office:value="63625441894392" calcext:value-type="float">
            <text:p>63625441894392</text:p>
          </table:table-cell>
          <table:table-cell table:style-name="ce4" table:formula="of:=([.S154]-[.S153])/1000" office:value-type="float" office:value="2.0029609375" calcext:value-type="float">
            <text:p>2.0030</text:p>
          </table:table-cell>
          <table:table-cell table:style-name="ce4" table:formula="of:=[.T154]+[.U153]" office:value-type="float" office:value="304.0007265625" calcext:value-type="float">
            <text:p>304.0007</text:p>
          </table:table-cell>
          <table:table-cell table:style-name="ce10" table:formula="of:=[.U154]-2*([.$B154]-1)" office:value-type="float" office:value="0.000726562499892225" calcext:value-type="float">
            <text:p>0.0007265625</text:p>
          </table:table-cell>
          <table:table-cell table:style-name="Default" office:value-type="float" office:value="63625442384061.2" calcext:value-type="float">
            <text:p>63625442384061.2</text:p>
          </table:table-cell>
          <table:table-cell table:style-name="ce4" table:formula="of:=([.W154]-[.W153])/1000" office:value-type="float" office:value="2.0002109375" calcext:value-type="float">
            <text:p>2.0002</text:p>
          </table:table-cell>
          <table:table-cell table:style-name="ce4" table:formula="of:=[.X154]+[.Y153]" office:value-type="float" office:value="303.9983359375" calcext:value-type="float">
            <text:p>303.9983</text:p>
          </table:table-cell>
          <table:table-cell table:style-name="ce11" table:formula="of:=[.Y154]-2*([.$B154]-1)" office:value-type="float" office:value="-0.00166406249996953" calcext:value-type="float">
            <text:p>-0.0016640625</text:p>
          </table:table-cell>
          <table:table-cell table:style-name="Default" office:value-type="float" office:value="63625442861930.7" calcext:value-type="float">
            <text:p>63625442861930.7</text:p>
          </table:table-cell>
          <table:table-cell table:style-name="ce4" table:formula="of:=([.AA154]-[.AA153])/1000" office:value-type="float" office:value="1.9994765625" calcext:value-type="float">
            <text:p>1.9995</text:p>
          </table:table-cell>
          <table:table-cell table:style-name="ce4" table:formula="of:=[.AB154]+[.AC153]" office:value-type="float" office:value="303.999578125" calcext:value-type="float">
            <text:p>303.9996</text:p>
          </table:table-cell>
          <table:table-cell table:style-name="ce12" table:formula="of:=[.AC154]-2*([.$B154]-1)" office:value-type="float" office:value="-0.000421874999915417" calcext:value-type="float">
            <text:p>-0.000421875</text:p>
          </table:table-cell>
          <table:table-cell table:style-name="Default" office:value-type="float" office:value="63625443323817.6" calcext:value-type="float">
            <text:p>63625443323817.6</text:p>
          </table:table-cell>
          <table:table-cell table:style-name="ce4" table:formula="of:=([.AE154]-[.AE153])/1000" office:value-type="float" office:value="2.00140625" calcext:value-type="float">
            <text:p>2.0014</text:p>
          </table:table-cell>
          <table:table-cell table:style-name="ce4" table:formula="of:=[.AF154]+[.AG153]" office:value-type="float" office:value="303.999609375" calcext:value-type="float">
            <text:p>303.9996</text:p>
          </table:table-cell>
          <table:table-cell table:style-name="ce13" table:formula="of:=[.AG154]-2*([.$B154]-1)" office:value-type="float" office:value="-0.000390624999795364" calcext:value-type="float">
            <text:p>-0.000390625</text:p>
          </table:table-cell>
          <table:table-cell table:style-name="Default" office:value-type="float" office:value="63625443787608.2" calcext:value-type="float">
            <text:p>63625443787608.2</text:p>
          </table:table-cell>
          <table:table-cell table:style-name="ce4" table:formula="of:=([.AI154]-[.AI153])/1000" office:value-type="float" office:value="2.0004375" calcext:value-type="float">
            <text:p>2.0004</text:p>
          </table:table-cell>
          <table:table-cell table:style-name="ce4" table:formula="of:=[.AJ154]+[.AK153]" office:value-type="float" office:value="304.0001328125" calcext:value-type="float">
            <text:p>304.0001</text:p>
          </table:table-cell>
          <table:table-cell table:style-name="ce14" table:formula="of:=[.AK154]-2*([.$B154]-1)" office:value-type="float" office:value="0.000132812499998636" calcext:value-type="float">
            <text:p>0.0001328125</text:p>
          </table:table-cell>
          <table:table-cell table:style-name="Default" office:value-type="float" office:value="63625444263899.7" calcext:value-type="float">
            <text:p>63625444263899.7</text:p>
          </table:table-cell>
          <table:table-cell table:style-name="ce4" table:formula="of:=([.AM154]-[.AM153])/1000" office:value-type="float" office:value="2.0002890625" calcext:value-type="float">
            <text:p>2.0003</text:p>
          </table:table-cell>
          <table:table-cell table:style-name="ce4" table:formula="of:=[.AN154]+[.AO153]" office:value-type="float" office:value="303.998765625" calcext:value-type="float">
            <text:p>303.9988</text:p>
          </table:table-cell>
          <table:table-cell table:style-name="ce15" table:formula="of:=[.AO154]-2*([.$B154]-1)" office:value-type="float" office:value="-0.00123437499991041" calcext:value-type="float">
            <text:p>-0.001234375</text:p>
          </table:table-cell>
          <table:table-cell table:style-name="Default" office:value-type="float" office:value="63625444726225.8" calcext:value-type="float">
            <text:p>63625444726225.8</text:p>
          </table:table-cell>
          <table:table-cell table:style-name="ce4" table:formula="of:=([.AQ154]-[.AQ153])/1000" office:value-type="float" office:value="1.9996328125" calcext:value-type="float">
            <text:p>1.9996</text:p>
          </table:table-cell>
          <table:table-cell table:style-name="ce4" table:formula="of:=[.AR154]+[.AS153]" office:value-type="float" office:value="303.99790625" calcext:value-type="float">
            <text:p>303.9979</text:p>
          </table:table-cell>
          <table:table-cell table:style-name="ce16" table:formula="of:=[.AS154]-2*([.$B154]-1)" office:value-type="float" office:value="-0.00209375000008549" calcext:value-type="float">
            <text:p>-0.00209375</text:p>
          </table:table-cell>
          <table:table-cell table:style-name="Default" office:value-type="float" office:value="63625445196872.5" calcext:value-type="float">
            <text:p>63625445196872.5</text:p>
          </table:table-cell>
          <table:table-cell table:style-name="ce4" table:formula="of:=([.AU154]-[.AU153])/1000" office:value-type="float" office:value="1.9970078125" calcext:value-type="float">
            <text:p>1.9970</text:p>
          </table:table-cell>
          <table:table-cell table:style-name="ce4" table:formula="of:=[.AV154]+[.AW153]" office:value-type="float" office:value="303.99940625" calcext:value-type="float">
            <text:p>303.9994</text:p>
          </table:table-cell>
          <table:table-cell table:style-name="ce17" table:formula="of:=[.AW154]-2*([.$B154]-1)" office:value-type="float" office:value="-0.000593750000064119" calcext:value-type="float">
            <text:p>-0.00059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154" calcext:value-type="float">
            <text:p>154</text:p>
          </table:table-cell>
          <table:table-cell office:value-type="float" office:value="63625439787834.4" calcext:value-type="float">
            <text:p>63625439787834.4</text:p>
          </table:table-cell>
          <table:table-cell table:formula="of:=([.C155]-[.C154])/1000" office:value-type="float" office:value="2.000046875" calcext:value-type="float">
            <text:p>2.0000</text:p>
          </table:table-cell>
          <table:table-cell table:formula="of:=[.D155]+[.E154]" office:value-type="float" office:value="306.00003125" calcext:value-type="float">
            <text:p>306.0000</text:p>
          </table:table-cell>
          <table:table-cell table:style-name="ce6" table:formula="of:=[.E155]-2*([.$B155]-1)" office:value-type="float" office:value="0.0000312500001768967" calcext:value-type="float">
            <text:p>0.00003125</text:p>
          </table:table-cell>
          <table:table-cell table:style-name="Default" office:value-type="float" office:value="63625440450557.9" calcext:value-type="float">
            <text:p>63625440450557.9</text:p>
          </table:table-cell>
          <table:table-cell table:style-name="ce4" table:formula="of:=([.G155]-[.G154])/1000" office:value-type="float" office:value="2.000546875" calcext:value-type="float">
            <text:p>2.0005</text:p>
          </table:table-cell>
          <table:table-cell table:style-name="ce4" table:formula="of:=[.H155]+[.I154]" office:value-type="float" office:value="305.9985390625" calcext:value-type="float">
            <text:p>305.9985</text:p>
          </table:table-cell>
          <table:table-cell table:style-name="ce7" table:formula="of:=[.I155]-2*([.$B155]-1)" office:value-type="float" office:value="-0.00146093750015552" calcext:value-type="float">
            <text:p>-0.0014609375</text:p>
          </table:table-cell>
          <table:table-cell table:style-name="Default" office:value-type="float" office:value="63625440920526.7" calcext:value-type="float">
            <text:p>63625440920526.7</text:p>
          </table:table-cell>
          <table:table-cell table:style-name="ce4" table:formula="of:=([.K155]-[.K154])/1000" office:value-type="float" office:value="2.000640625" calcext:value-type="float">
            <text:p>2.0006</text:p>
          </table:table-cell>
          <table:table-cell table:style-name="ce4" table:formula="of:=[.L155]+[.M154]" office:value-type="float" office:value="305.9994609375" calcext:value-type="float">
            <text:p>305.9995</text:p>
          </table:table-cell>
          <table:table-cell table:style-name="ce8" table:formula="of:=[.M155]-2*([.$B155]-1)" office:value-type="float" office:value="-0.00053906249991087" calcext:value-type="float">
            <text:p>-0.0005390625</text:p>
          </table:table-cell>
          <table:table-cell table:style-name="Default" office:value-type="float" office:value="63625441397258.7" calcext:value-type="float">
            <text:p>63625441397258.7</text:p>
          </table:table-cell>
          <table:table-cell table:style-name="ce4" table:formula="of:=([.O155]-[.O154])/1000" office:value-type="float" office:value="2.0008828125" calcext:value-type="float">
            <text:p>2.0009</text:p>
          </table:table-cell>
          <table:table-cell table:style-name="ce4" table:formula="of:=[.P155]+[.Q154]" office:value-type="float" office:value="305.9996171875" calcext:value-type="float">
            <text:p>305.9996</text:p>
          </table:table-cell>
          <table:table-cell table:style-name="ce9" table:formula="of:=[.Q155]-2*([.$B155]-1)" office:value-type="float" office:value="-0.000382812499879037" calcext:value-type="float">
            <text:p>-0.0003828125</text:p>
          </table:table-cell>
          <table:table-cell table:style-name="Default" office:value-type="float" office:value="63625441896389.9" calcext:value-type="float">
            <text:p>63625441896389.9</text:p>
          </table:table-cell>
          <table:table-cell table:style-name="ce4" table:formula="of:=([.S155]-[.S154])/1000" office:value-type="float" office:value="1.9978671875" calcext:value-type="float">
            <text:p>1.9979</text:p>
          </table:table-cell>
          <table:table-cell table:style-name="ce4" table:formula="of:=[.T155]+[.U154]" office:value-type="float" office:value="305.99859375" calcext:value-type="float">
            <text:p>305.9986</text:p>
          </table:table-cell>
          <table:table-cell table:style-name="ce10" table:formula="of:=[.U155]-2*([.$B155]-1)" office:value-type="float" office:value="-0.00140625000011596" calcext:value-type="float">
            <text:p>-0.00140625</text:p>
          </table:table-cell>
          <table:table-cell table:style-name="Default" office:value-type="float" office:value="63625442386063.3" calcext:value-type="float">
            <text:p>63625442386063.3</text:p>
          </table:table-cell>
          <table:table-cell table:style-name="ce4" table:formula="of:=([.W155]-[.W154])/1000" office:value-type="float" office:value="2.0021171875" calcext:value-type="float">
            <text:p>2.0021</text:p>
          </table:table-cell>
          <table:table-cell table:style-name="ce4" table:formula="of:=[.X155]+[.Y154]" office:value-type="float" office:value="306.000453125" calcext:value-type="float">
            <text:p>306.0005</text:p>
          </table:table-cell>
          <table:table-cell table:style-name="ce11" table:formula="of:=[.Y155]-2*([.$B155]-1)" office:value-type="float" office:value="0.00045312500003547" calcext:value-type="float">
            <text:p>0.000453125</text:p>
          </table:table-cell>
          <table:table-cell table:style-name="Default" office:value-type="float" office:value="63625442863929.4" calcext:value-type="float">
            <text:p>63625442863929.4</text:p>
          </table:table-cell>
          <table:table-cell table:style-name="ce4" table:formula="of:=([.AA155]-[.AA154])/1000" office:value-type="float" office:value="1.998734375" calcext:value-type="float">
            <text:p>1.9987</text:p>
          </table:table-cell>
          <table:table-cell table:style-name="ce4" table:formula="of:=[.AB155]+[.AC154]" office:value-type="float" office:value="305.9983125" calcext:value-type="float">
            <text:p>305.9983</text:p>
          </table:table-cell>
          <table:table-cell table:style-name="ce12" table:formula="of:=[.AC155]-2*([.$B155]-1)" office:value-type="float" office:value="-0.00168749999988904" calcext:value-type="float">
            <text:p>-0.0016875</text:p>
          </table:table-cell>
          <table:table-cell table:style-name="Default" office:value-type="float" office:value="63625443325817" calcext:value-type="float">
            <text:p>63625443325817</text:p>
          </table:table-cell>
          <table:table-cell table:style-name="ce4" table:formula="of:=([.AE155]-[.AE154])/1000" office:value-type="float" office:value="1.9993671875" calcext:value-type="float">
            <text:p>1.9994</text:p>
          </table:table-cell>
          <table:table-cell table:style-name="ce4" table:formula="of:=[.AF155]+[.AG154]" office:value-type="float" office:value="305.9989765625" calcext:value-type="float">
            <text:p>305.9990</text:p>
          </table:table-cell>
          <table:table-cell table:style-name="ce13" table:formula="of:=[.AG155]-2*([.$B155]-1)" office:value-type="float" office:value="-0.00102343749978218" calcext:value-type="float">
            <text:p>-0.0010234375</text:p>
          </table:table-cell>
          <table:table-cell table:style-name="Default" office:value-type="float" office:value="63625443789608.7" calcext:value-type="float">
            <text:p>63625443789608.7</text:p>
          </table:table-cell>
          <table:table-cell table:style-name="ce4" table:formula="of:=([.AI155]-[.AI154])/1000" office:value-type="float" office:value="2.000515625" calcext:value-type="float">
            <text:p>2.0005</text:p>
          </table:table-cell>
          <table:table-cell table:style-name="ce4" table:formula="of:=[.AJ155]+[.AK154]" office:value-type="float" office:value="306.0006484375" calcext:value-type="float">
            <text:p>306.0006</text:p>
          </table:table-cell>
          <table:table-cell table:style-name="ce14" table:formula="of:=[.AK155]-2*([.$B155]-1)" office:value-type="float" office:value="0.000648437499989996" calcext:value-type="float">
            <text:p>0.0006484375</text:p>
          </table:table-cell>
          <table:table-cell table:style-name="Default" office:value-type="float" office:value="63625444265899.7" calcext:value-type="float">
            <text:p>63625444265899.7</text:p>
          </table:table-cell>
          <table:table-cell table:style-name="ce4" table:formula="of:=([.AM155]-[.AM154])/1000" office:value-type="float" office:value="1.99996875" calcext:value-type="float">
            <text:p>2.0000</text:p>
          </table:table-cell>
          <table:table-cell table:style-name="ce4" table:formula="of:=[.AN155]+[.AO154]" office:value-type="float" office:value="305.998734375" calcext:value-type="float">
            <text:p>305.9987</text:p>
          </table:table-cell>
          <table:table-cell table:style-name="ce15" table:formula="of:=[.AO155]-2*([.$B155]-1)" office:value-type="float" office:value="-0.00126562499991678" calcext:value-type="float">
            <text:p>-0.001265625</text:p>
          </table:table-cell>
          <table:table-cell table:style-name="Default" office:value-type="float" office:value="63625444728226.4" calcext:value-type="float">
            <text:p>63625444728226.4</text:p>
          </table:table-cell>
          <table:table-cell table:style-name="ce4" table:formula="of:=([.AQ155]-[.AQ154])/1000" office:value-type="float" office:value="2.0005625" calcext:value-type="float">
            <text:p>2.0006</text:p>
          </table:table-cell>
          <table:table-cell table:style-name="ce4" table:formula="of:=[.AR155]+[.AS154]" office:value-type="float" office:value="305.99846875" calcext:value-type="float">
            <text:p>305.9985</text:p>
          </table:table-cell>
          <table:table-cell table:style-name="ce16" table:formula="of:=[.AS155]-2*([.$B155]-1)" office:value-type="float" office:value="-0.00153125000008458" calcext:value-type="float">
            <text:p>-0.00153125</text:p>
          </table:table-cell>
          <table:table-cell table:style-name="Default" office:value-type="float" office:value="63625445198872.1" calcext:value-type="float">
            <text:p>63625445198872.1</text:p>
          </table:table-cell>
          <table:table-cell table:style-name="ce4" table:formula="of:=([.AU155]-[.AU154])/1000" office:value-type="float" office:value="1.999625" calcext:value-type="float">
            <text:p>1.9996</text:p>
          </table:table-cell>
          <table:table-cell table:style-name="ce4" table:formula="of:=[.AV155]+[.AW154]" office:value-type="float" office:value="305.99903125" calcext:value-type="float">
            <text:p>305.9990</text:p>
          </table:table-cell>
          <table:table-cell table:style-name="ce17" table:formula="of:=[.AW155]-2*([.$B155]-1)" office:value-type="float" office:value="-0.000968750000083674" calcext:value-type="float">
            <text:p>-0.00096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test</text:p>
          </table:table-cell>
          <table:table-cell table:style-name="ce3" office:value-type="float" office:value="155" calcext:value-type="float">
            <text:p>155</text:p>
          </table:table-cell>
          <table:table-cell office:value-type="float" office:value="63625439789833.1" calcext:value-type="float">
            <text:p>63625439789833.1</text:p>
          </table:table-cell>
          <table:table-cell table:formula="of:=([.C156]-[.C155])/1000" office:value-type="float" office:value="1.998671875" calcext:value-type="float">
            <text:p>1.9987</text:p>
          </table:table-cell>
          <table:table-cell table:formula="of:=[.D156]+[.E155]" office:value-type="float" office:value="307.998703125" calcext:value-type="float">
            <text:p>307.9987</text:p>
          </table:table-cell>
          <table:table-cell table:style-name="ce6" table:formula="of:=[.E156]-2*([.$B156]-1)" office:value-type="float" office:value="-0.00129687499980946" calcext:value-type="float">
            <text:p>-0.001296875</text:p>
          </table:table-cell>
          <table:table-cell table:style-name="Default" office:value-type="float" office:value="63625440452558.1" calcext:value-type="float">
            <text:p>63625440452558.1</text:p>
          </table:table-cell>
          <table:table-cell table:style-name="ce4" table:formula="of:=([.G156]-[.G155])/1000" office:value-type="float" office:value="2.000109375" calcext:value-type="float">
            <text:p>2.0001</text:p>
          </table:table-cell>
          <table:table-cell table:style-name="ce4" table:formula="of:=[.H156]+[.I155]" office:value-type="float" office:value="307.9986484375" calcext:value-type="float">
            <text:p>307.9986</text:p>
          </table:table-cell>
          <table:table-cell table:style-name="ce7" table:formula="of:=[.I156]-2*([.$B156]-1)" office:value-type="float" office:value="-0.00135156250013324" calcext:value-type="float">
            <text:p>-0.0013515625</text:p>
          </table:table-cell>
          <table:table-cell table:style-name="Default" office:value-type="float" office:value="63625440922528.2" calcext:value-type="float">
            <text:p>63625440922528.2</text:p>
          </table:table-cell>
          <table:table-cell table:style-name="ce4" table:formula="of:=([.K156]-[.K155])/1000" office:value-type="float" office:value="2.0014296875" calcext:value-type="float">
            <text:p>2.0014</text:p>
          </table:table-cell>
          <table:table-cell table:style-name="ce4" table:formula="of:=[.L156]+[.M155]" office:value-type="float" office:value="308.000890625" calcext:value-type="float">
            <text:p>308.0009</text:p>
          </table:table-cell>
          <table:table-cell table:style-name="ce8" table:formula="of:=[.M156]-2*([.$B156]-1)" office:value-type="float" office:value="0.000890625000067757" calcext:value-type="float">
            <text:p>0.000890625</text:p>
          </table:table-cell>
          <table:table-cell table:style-name="Default" office:value-type="float" office:value="63625441399259.9" calcext:value-type="float">
            <text:p>63625441399259.9</text:p>
          </table:table-cell>
          <table:table-cell table:style-name="ce4" table:formula="of:=([.O156]-[.O155])/1000" office:value-type="float" office:value="2.0011640625" calcext:value-type="float">
            <text:p>2.0012</text:p>
          </table:table-cell>
          <table:table-cell table:style-name="ce4" table:formula="of:=[.P156]+[.Q155]" office:value-type="float" office:value="308.00078125" calcext:value-type="float">
            <text:p>308.0008</text:p>
          </table:table-cell>
          <table:table-cell table:style-name="ce9" table:formula="of:=[.Q156]-2*([.$B156]-1)" office:value-type="float" office:value="0.000781250000102318" calcext:value-type="float">
            <text:p>0.00078125</text:p>
          </table:table-cell>
          <table:table-cell table:style-name="Default" office:value-type="float" office:value="63625441898391.6" calcext:value-type="float">
            <text:p>63625441898391.6</text:p>
          </table:table-cell>
          <table:table-cell table:style-name="ce4" table:formula="of:=([.S156]-[.S155])/1000" office:value-type="float" office:value="2.0017421875" calcext:value-type="float">
            <text:p>2.0017</text:p>
          </table:table-cell>
          <table:table-cell table:style-name="ce4" table:formula="of:=[.T156]+[.U155]" office:value-type="float" office:value="308.0003359375" calcext:value-type="float">
            <text:p>308.0003</text:p>
          </table:table-cell>
          <table:table-cell table:style-name="ce10" table:formula="of:=[.U156]-2*([.$B156]-1)" office:value-type="float" office:value="0.000335937499869487" calcext:value-type="float">
            <text:p>0.0003359375</text:p>
          </table:table-cell>
          <table:table-cell table:style-name="Default" office:value-type="float" office:value="63625442388062.1" calcext:value-type="float">
            <text:p>63625442388062.1</text:p>
          </table:table-cell>
          <table:table-cell table:style-name="ce4" table:formula="of:=([.W156]-[.W155])/1000" office:value-type="float" office:value="1.9987734375" calcext:value-type="float">
            <text:p>1.9988</text:p>
          </table:table-cell>
          <table:table-cell table:style-name="ce4" table:formula="of:=[.X156]+[.Y155]" office:value-type="float" office:value="307.9992265625" calcext:value-type="float">
            <text:p>307.9992</text:p>
          </table:table-cell>
          <table:table-cell table:style-name="ce11" table:formula="of:=[.Y156]-2*([.$B156]-1)" office:value-type="float" office:value="-0.000773437499958618" calcext:value-type="float">
            <text:p>-0.0007734375</text:p>
          </table:table-cell>
          <table:table-cell table:style-name="Default" office:value-type="float" office:value="63625442865931.5" calcext:value-type="float">
            <text:p>63625442865931.5</text:p>
          </table:table-cell>
          <table:table-cell table:style-name="ce4" table:formula="of:=([.AA156]-[.AA155])/1000" office:value-type="float" office:value="2.0020625" calcext:value-type="float">
            <text:p>2.0021</text:p>
          </table:table-cell>
          <table:table-cell table:style-name="ce4" table:formula="of:=[.AB156]+[.AC155]" office:value-type="float" office:value="308.000375" calcext:value-type="float">
            <text:p>308.0004</text:p>
          </table:table-cell>
          <table:table-cell table:style-name="ce12" table:formula="of:=[.AC156]-2*([.$B156]-1)" office:value-type="float" office:value="0.000375000000133241" calcext:value-type="float">
            <text:p>0.000375</text:p>
          </table:table-cell>
          <table:table-cell table:style-name="Default" office:value-type="float" office:value="63625443327817.3" calcext:value-type="float">
            <text:p>63625443327817.3</text:p>
          </table:table-cell>
          <table:table-cell table:style-name="ce4" table:formula="of:=([.AE156]-[.AE155])/1000" office:value-type="float" office:value="2.000359375" calcext:value-type="float">
            <text:p>2.0004</text:p>
          </table:table-cell>
          <table:table-cell table:style-name="ce4" table:formula="of:=[.AF156]+[.AG155]" office:value-type="float" office:value="307.9993359375" calcext:value-type="float">
            <text:p>307.9993</text:p>
          </table:table-cell>
          <table:table-cell table:style-name="ce13" table:formula="of:=[.AG156]-2*([.$B156]-1)" office:value-type="float" office:value="-0.000664062499765805" calcext:value-type="float">
            <text:p>-0.0006640625</text:p>
          </table:table-cell>
          <table:table-cell table:style-name="Default" office:value-type="float" office:value="63625443791607.6" calcext:value-type="float">
            <text:p>63625443791607.6</text:p>
          </table:table-cell>
          <table:table-cell table:style-name="ce4" table:formula="of:=([.AI156]-[.AI155])/1000" office:value-type="float" office:value="1.99884375" calcext:value-type="float">
            <text:p>1.9988</text:p>
          </table:table-cell>
          <table:table-cell table:style-name="ce4" table:formula="of:=[.AJ156]+[.AK155]" office:value-type="float" office:value="307.9994921875" calcext:value-type="float">
            <text:p>307.9995</text:p>
          </table:table-cell>
          <table:table-cell table:style-name="ce14" table:formula="of:=[.AK156]-2*([.$B156]-1)" office:value-type="float" office:value="-0.00050781250001819" calcext:value-type="float">
            <text:p>-0.0005078125</text:p>
          </table:table-cell>
          <table:table-cell table:style-name="Default" office:value-type="float" office:value="63625444267899.1" calcext:value-type="float">
            <text:p>63625444267899.1</text:p>
          </table:table-cell>
          <table:table-cell table:style-name="ce4" table:formula="of:=([.AM156]-[.AM155])/1000" office:value-type="float" office:value="1.99946875" calcext:value-type="float">
            <text:p>1.9995</text:p>
          </table:table-cell>
          <table:table-cell table:style-name="ce4" table:formula="of:=[.AN156]+[.AO155]" office:value-type="float" office:value="307.998203125" calcext:value-type="float">
            <text:p>307.9982</text:p>
          </table:table-cell>
          <table:table-cell table:style-name="ce15" table:formula="of:=[.AO156]-2*([.$B156]-1)" office:value-type="float" office:value="-0.00179687499991132" calcext:value-type="float">
            <text:p>-0.001796875</text:p>
          </table:table-cell>
          <table:table-cell table:style-name="Default" office:value-type="float" office:value="63625444730227.8" calcext:value-type="float">
            <text:p>63625444730227.8</text:p>
          </table:table-cell>
          <table:table-cell table:style-name="ce4" table:formula="of:=([.AQ156]-[.AQ155])/1000" office:value-type="float" office:value="2.0014453125" calcext:value-type="float">
            <text:p>2.0014</text:p>
          </table:table-cell>
          <table:table-cell table:style-name="ce4" table:formula="of:=[.AR156]+[.AS155]" office:value-type="float" office:value="307.9999140625" calcext:value-type="float">
            <text:p>307.9999</text:p>
          </table:table-cell>
          <table:table-cell table:style-name="ce16" table:formula="of:=[.AS156]-2*([.$B156]-1)" office:value-type="float" office:value="-0.0000859375001027729" calcext:value-type="float">
            <text:p>-8.59375001027729E-05</text:p>
          </table:table-cell>
          <table:table-cell table:style-name="Default" office:value-type="float" office:value="63625445200873.9" calcext:value-type="float">
            <text:p>63625445200873.9</text:p>
          </table:table-cell>
          <table:table-cell table:style-name="ce4" table:formula="of:=([.AU156]-[.AU155])/1000" office:value-type="float" office:value="2.001796875" calcext:value-type="float">
            <text:p>2.0018</text:p>
          </table:table-cell>
          <table:table-cell table:style-name="ce4" table:formula="of:=[.AV156]+[.AW155]" office:value-type="float" office:value="308.000828125" calcext:value-type="float">
            <text:p>308.0008</text:p>
          </table:table-cell>
          <table:table-cell table:style-name="ce17" table:formula="of:=[.AW156]-2*([.$B156]-1)" office:value-type="float" office:value="0.000828124999941338" calcext:value-type="float">
            <text:p>0.000828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eedback</text:p>
          </table:table-cell>
          <table:table-cell table:style-name="ce3" office:value-type="float" office:value="156" calcext:value-type="float">
            <text:p>156</text:p>
          </table:table-cell>
          <table:table-cell office:value-type="float" office:value="63625439791833.7" calcext:value-type="float">
            <text:p>63625439791833.7</text:p>
          </table:table-cell>
          <table:table-cell table:formula="of:=([.C157]-[.C156])/1000" office:value-type="float" office:value="2.0006796875" calcext:value-type="float">
            <text:p>2.0007</text:p>
          </table:table-cell>
          <table:table-cell table:formula="of:=[.D157]+[.E156]" office:value-type="float" office:value="309.9993828125" calcext:value-type="float">
            <text:p>309.9994</text:p>
          </table:table-cell>
          <table:table-cell table:style-name="ce6" table:formula="of:=[.E157]-2*([.$B157]-1)" office:value-type="float" office:value="-0.000617187499813099" calcext:value-type="float">
            <text:p>-0.0006171875</text:p>
          </table:table-cell>
          <table:table-cell table:style-name="Default" office:value-type="float" office:value="63625440454558" calcext:value-type="float">
            <text:p>63625440454558</text:p>
          </table:table-cell>
          <table:table-cell table:style-name="ce4" table:formula="of:=([.G157]-[.G156])/1000" office:value-type="float" office:value="1.9999609375" calcext:value-type="float">
            <text:p>2.0000</text:p>
          </table:table-cell>
          <table:table-cell table:style-name="ce4" table:formula="of:=[.H157]+[.I156]" office:value-type="float" office:value="309.998609375" calcext:value-type="float">
            <text:p>309.9986</text:p>
          </table:table-cell>
          <table:table-cell table:style-name="ce7" table:formula="of:=[.I157]-2*([.$B157]-1)" office:value-type="float" office:value="-0.00139062500011278" calcext:value-type="float">
            <text:p>-0.001390625</text:p>
          </table:table-cell>
          <table:table-cell table:style-name="Default" office:value-type="float" office:value="63625440924525.7" calcext:value-type="float">
            <text:p>63625440924525.7</text:p>
          </table:table-cell>
          <table:table-cell table:style-name="ce4" table:formula="of:=([.K157]-[.K156])/1000" office:value-type="float" office:value="1.9975703125" calcext:value-type="float">
            <text:p>1.9976</text:p>
          </table:table-cell>
          <table:table-cell table:style-name="ce4" table:formula="of:=[.L157]+[.M156]" office:value-type="float" office:value="309.9984609375" calcext:value-type="float">
            <text:p>309.9985</text:p>
          </table:table-cell>
          <table:table-cell table:style-name="ce8" table:formula="of:=[.M157]-2*([.$B157]-1)" office:value-type="float" office:value="-0.00153906249994407" calcext:value-type="float">
            <text:p>-0.0015390625</text:p>
          </table:table-cell>
          <table:table-cell table:style-name="Default" office:value-type="float" office:value="63625441401257.5" calcext:value-type="float">
            <text:p>63625441401257.5</text:p>
          </table:table-cell>
          <table:table-cell table:style-name="ce4" table:formula="of:=([.O157]-[.O156])/1000" office:value-type="float" office:value="1.9975859375" calcext:value-type="float">
            <text:p>1.9976</text:p>
          </table:table-cell>
          <table:table-cell table:style-name="ce4" table:formula="of:=[.P157]+[.Q156]" office:value-type="float" office:value="309.9983671875" calcext:value-type="float">
            <text:p>309.9984</text:p>
          </table:table-cell>
          <table:table-cell table:style-name="ce9" table:formula="of:=[.Q157]-2*([.$B157]-1)" office:value-type="float" office:value="-0.00163281249990632" calcext:value-type="float">
            <text:p>-0.0016328125</text:p>
          </table:table-cell>
          <table:table-cell table:style-name="Default" office:value-type="float" office:value="63625441900389.2" calcext:value-type="float">
            <text:p>63625441900389.2</text:p>
          </table:table-cell>
          <table:table-cell table:style-name="ce4" table:formula="of:=([.S157]-[.S156])/1000" office:value-type="float" office:value="1.9975703125" calcext:value-type="float">
            <text:p>1.9976</text:p>
          </table:table-cell>
          <table:table-cell table:style-name="ce4" table:formula="of:=[.T157]+[.U156]" office:value-type="float" office:value="309.99790625" calcext:value-type="float">
            <text:p>309.9979</text:p>
          </table:table-cell>
          <table:table-cell table:style-name="ce10" table:formula="of:=[.U157]-2*([.$B157]-1)" office:value-type="float" office:value="-0.00209375000014234" calcext:value-type="float">
            <text:p>-0.00209375</text:p>
          </table:table-cell>
          <table:table-cell table:style-name="Default" office:value-type="float" office:value="63625442390063.1" calcext:value-type="float">
            <text:p>63625442390063.1</text:p>
          </table:table-cell>
          <table:table-cell table:style-name="ce4" table:formula="of:=([.W157]-[.W156])/1000" office:value-type="float" office:value="2.00103125" calcext:value-type="float">
            <text:p>2.0010</text:p>
          </table:table-cell>
          <table:table-cell table:style-name="ce4" table:formula="of:=[.X157]+[.Y156]" office:value-type="float" office:value="310.0002578125" calcext:value-type="float">
            <text:p>310.0003</text:p>
          </table:table-cell>
          <table:table-cell table:style-name="ce11" table:formula="of:=[.Y157]-2*([.$B157]-1)" office:value-type="float" office:value="0.000257812500024102" calcext:value-type="float">
            <text:p>0.0002578125</text:p>
          </table:table-cell>
          <table:table-cell table:style-name="Default" office:value-type="float" office:value="63625442867929.1" calcext:value-type="float">
            <text:p>63625442867929.1</text:p>
          </table:table-cell>
          <table:table-cell table:style-name="ce4" table:formula="of:=([.AA157]-[.AA156])/1000" office:value-type="float" office:value="1.997671875" calcext:value-type="float">
            <text:p>1.9977</text:p>
          </table:table-cell>
          <table:table-cell table:style-name="ce4" table:formula="of:=[.AB157]+[.AC156]" office:value-type="float" office:value="309.998046875" calcext:value-type="float">
            <text:p>309.9980</text:p>
          </table:table-cell>
          <table:table-cell table:style-name="ce12" table:formula="of:=[.AC157]-2*([.$B157]-1)" office:value-type="float" office:value="-0.00195312499988631" calcext:value-type="float">
            <text:p>-0.001953125</text:p>
          </table:table-cell>
          <table:table-cell table:style-name="Default" office:value-type="float" office:value="63625443329818.1" calcext:value-type="float">
            <text:p>63625443329818.1</text:p>
          </table:table-cell>
          <table:table-cell table:style-name="ce4" table:formula="of:=([.AE157]-[.AE156])/1000" office:value-type="float" office:value="2.000765625" calcext:value-type="float">
            <text:p>2.0008</text:p>
          </table:table-cell>
          <table:table-cell table:style-name="ce4" table:formula="of:=[.AF157]+[.AG156]" office:value-type="float" office:value="310.0001015625" calcext:value-type="float">
            <text:p>310.0001</text:p>
          </table:table-cell>
          <table:table-cell table:style-name="ce13" table:formula="of:=[.AG157]-2*([.$B157]-1)" office:value-type="float" office:value="0.000101562500219643" calcext:value-type="float">
            <text:p>0.0001015625</text:p>
          </table:table-cell>
          <table:table-cell table:style-name="Default" office:value-type="float" office:value="63625443793607.1" calcext:value-type="float">
            <text:p>63625443793607.1</text:p>
          </table:table-cell>
          <table:table-cell table:style-name="ce4" table:formula="of:=([.AI157]-[.AI156])/1000" office:value-type="float" office:value="1.9995234375" calcext:value-type="float">
            <text:p>1.9995</text:p>
          </table:table-cell>
          <table:table-cell table:style-name="ce4" table:formula="of:=[.AJ157]+[.AK156]" office:value-type="float" office:value="309.999015625" calcext:value-type="float">
            <text:p>309.9990</text:p>
          </table:table-cell>
          <table:table-cell table:style-name="ce14" table:formula="of:=[.AK157]-2*([.$B157]-1)" office:value-type="float" office:value="-0.000984375000030013" calcext:value-type="float">
            <text:p>-0.000984375</text:p>
          </table:table-cell>
          <table:table-cell table:style-name="Default" office:value-type="float" office:value="63625444269900.7" calcext:value-type="float">
            <text:p>63625444269900.7</text:p>
          </table:table-cell>
          <table:table-cell table:style-name="ce4" table:formula="of:=([.AM157]-[.AM156])/1000" office:value-type="float" office:value="2.0015625" calcext:value-type="float">
            <text:p>2.0016</text:p>
          </table:table-cell>
          <table:table-cell table:style-name="ce4" table:formula="of:=[.AN157]+[.AO156]" office:value-type="float" office:value="309.999765625" calcext:value-type="float">
            <text:p>309.9998</text:p>
          </table:table-cell>
          <table:table-cell table:style-name="ce15" table:formula="of:=[.AO157]-2*([.$B157]-1)" office:value-type="float" office:value="-0.000234374999934062" calcext:value-type="float">
            <text:p>-0.000234375</text:p>
          </table:table-cell>
          <table:table-cell table:style-name="Default" office:value-type="float" office:value="63625444732227.3" calcext:value-type="float">
            <text:p>63625444732227.3</text:p>
          </table:table-cell>
          <table:table-cell table:style-name="ce4" table:formula="of:=([.AQ157]-[.AQ156])/1000" office:value-type="float" office:value="1.9994375" calcext:value-type="float">
            <text:p>1.9994</text:p>
          </table:table-cell>
          <table:table-cell table:style-name="ce4" table:formula="of:=[.AR157]+[.AS156]" office:value-type="float" office:value="309.9993515625" calcext:value-type="float">
            <text:p>309.9994</text:p>
          </table:table-cell>
          <table:table-cell table:style-name="ce16" table:formula="of:=[.AS157]-2*([.$B157]-1)" office:value-type="float" office:value="-0.000648437500103682" calcext:value-type="float">
            <text:p>-0.0006484375</text:p>
          </table:table-cell>
          <table:table-cell table:style-name="Default" office:value-type="float" office:value="63625445202871.2" calcext:value-type="float">
            <text:p>63625445202871.2</text:p>
          </table:table-cell>
          <table:table-cell table:style-name="ce4" table:formula="of:=([.AU157]-[.AU156])/1000" office:value-type="float" office:value="1.997296875" calcext:value-type="float">
            <text:p>1.9973</text:p>
          </table:table-cell>
          <table:table-cell table:style-name="ce4" table:formula="of:=[.AV157]+[.AW156]" office:value-type="float" office:value="309.998125" calcext:value-type="float">
            <text:p>309.9981</text:p>
          </table:table-cell>
          <table:table-cell table:style-name="ce17" table:formula="of:=[.AW157]-2*([.$B157]-1)" office:value-type="float" office:value="-0.00187500000004093" calcext:value-type="float">
            <text:p>-0.001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157" calcext:value-type="float">
            <text:p>157</text:p>
          </table:table-cell>
          <table:table-cell office:value-type="float" office:value="63625439793833.4" calcext:value-type="float">
            <text:p>63625439793833.4</text:p>
          </table:table-cell>
          <table:table-cell table:formula="of:=([.C158]-[.C157])/1000" office:value-type="float" office:value="1.9996796875" calcext:value-type="float">
            <text:p>1.9997</text:p>
          </table:table-cell>
          <table:table-cell table:formula="of:=[.D158]+[.E157]" office:value-type="float" office:value="311.9990625" calcext:value-type="float">
            <text:p>311.9991</text:p>
          </table:table-cell>
          <table:table-cell table:style-name="ce6" table:formula="of:=[.E158]-2*([.$B158]-1)" office:value-type="float" office:value="-0.00093749999979309" calcext:value-type="float">
            <text:p>-0.0009375</text:p>
          </table:table-cell>
          <table:table-cell table:style-name="Default" office:value-type="float" office:value="63625440456559.6" calcext:value-type="float">
            <text:p>63625440456559.6</text:p>
          </table:table-cell>
          <table:table-cell table:style-name="ce4" table:formula="of:=([.G158]-[.G157])/1000" office:value-type="float" office:value="2.0015546875" calcext:value-type="float">
            <text:p>2.0016</text:p>
          </table:table-cell>
          <table:table-cell table:style-name="ce4" table:formula="of:=[.H158]+[.I157]" office:value-type="float" office:value="312.0001640625" calcext:value-type="float">
            <text:p>312.0002</text:p>
          </table:table-cell>
          <table:table-cell table:style-name="ce7" table:formula="of:=[.I158]-2*([.$B158]-1)" office:value-type="float" office:value="0.000164062499891315" calcext:value-type="float">
            <text:p>0.0001640625</text:p>
          </table:table-cell>
          <table:table-cell table:style-name="Default" office:value-type="float" office:value="63625440926528.1" calcext:value-type="float">
            <text:p>63625440926528.1</text:p>
          </table:table-cell>
          <table:table-cell table:style-name="ce4" table:formula="of:=([.K158]-[.K157])/1000" office:value-type="float" office:value="2.002359375" calcext:value-type="float">
            <text:p>2.0024</text:p>
          </table:table-cell>
          <table:table-cell table:style-name="ce4" table:formula="of:=[.L158]+[.M157]" office:value-type="float" office:value="312.0008203125" calcext:value-type="float">
            <text:p>312.0008</text:p>
          </table:table-cell>
          <table:table-cell table:style-name="ce8" table:formula="of:=[.M158]-2*([.$B158]-1)" office:value-type="float" office:value="0.000820312500081855" calcext:value-type="float">
            <text:p>0.0008203125</text:p>
          </table:table-cell>
          <table:table-cell table:style-name="Default" office:value-type="float" office:value="63625441403260" calcext:value-type="float">
            <text:p>63625441403260</text:p>
          </table:table-cell>
          <table:table-cell table:style-name="ce4" table:formula="of:=([.O158]-[.O157])/1000" office:value-type="float" office:value="2.0025625" calcext:value-type="float">
            <text:p>2.0026</text:p>
          </table:table-cell>
          <table:table-cell table:style-name="ce4" table:formula="of:=[.P158]+[.Q157]" office:value-type="float" office:value="312.0009296875" calcext:value-type="float">
            <text:p>312.0009</text:p>
          </table:table-cell>
          <table:table-cell table:style-name="ce9" table:formula="of:=[.Q158]-2*([.$B158]-1)" office:value-type="float" office:value="0.000929687500104137" calcext:value-type="float">
            <text:p>0.0009296875</text:p>
          </table:table-cell>
          <table:table-cell table:style-name="Default" office:value-type="float" office:value="63625441902389.2" calcext:value-type="float">
            <text:p>63625441902389.2</text:p>
          </table:table-cell>
          <table:table-cell table:style-name="ce4" table:formula="of:=([.S158]-[.S157])/1000" office:value-type="float" office:value="1.99996875" calcext:value-type="float">
            <text:p>2.0000</text:p>
          </table:table-cell>
          <table:table-cell table:style-name="ce4" table:formula="of:=[.T158]+[.U157]" office:value-type="float" office:value="311.997875" calcext:value-type="float">
            <text:p>311.9979</text:p>
          </table:table-cell>
          <table:table-cell table:style-name="ce10" table:formula="of:=[.U158]-2*([.$B158]-1)" office:value-type="float" office:value="-0.0021250000001487" calcext:value-type="float">
            <text:p>-0.002125</text:p>
          </table:table-cell>
          <table:table-cell table:style-name="Default" office:value-type="float" office:value="63625442392061.5" calcext:value-type="float">
            <text:p>63625442392061.5</text:p>
          </table:table-cell>
          <table:table-cell table:style-name="ce4" table:formula="of:=([.W158]-[.W157])/1000" office:value-type="float" office:value="1.9983515625" calcext:value-type="float">
            <text:p>1.9984</text:p>
          </table:table-cell>
          <table:table-cell table:style-name="ce4" table:formula="of:=[.X158]+[.Y157]" office:value-type="float" office:value="311.998609375" calcext:value-type="float">
            <text:p>311.9986</text:p>
          </table:table-cell>
          <table:table-cell table:style-name="ce11" table:formula="of:=[.Y158]-2*([.$B158]-1)" office:value-type="float" office:value="-0.00139062499999909" calcext:value-type="float">
            <text:p>-0.001390625</text:p>
          </table:table-cell>
          <table:table-cell table:style-name="Default" office:value-type="float" office:value="63625442869929.4" calcext:value-type="float">
            <text:p>63625442869929.4</text:p>
          </table:table-cell>
          <table:table-cell table:style-name="ce4" table:formula="of:=([.AA158]-[.AA157])/1000" office:value-type="float" office:value="2.00021875" calcext:value-type="float">
            <text:p>2.0002</text:p>
          </table:table-cell>
          <table:table-cell table:style-name="ce4" table:formula="of:=[.AB158]+[.AC157]" office:value-type="float" office:value="311.998265625" calcext:value-type="float">
            <text:p>311.9983</text:p>
          </table:table-cell>
          <table:table-cell table:style-name="ce12" table:formula="of:=[.AC158]-2*([.$B158]-1)" office:value-type="float" office:value="-0.00173437499989859" calcext:value-type="float">
            <text:p>-0.001734375</text:p>
          </table:table-cell>
          <table:table-cell table:style-name="Default" office:value-type="float" office:value="63625443331819" calcext:value-type="float">
            <text:p>63625443331819</text:p>
          </table:table-cell>
          <table:table-cell table:style-name="ce4" table:formula="of:=([.AE158]-[.AE157])/1000" office:value-type="float" office:value="2.000921875" calcext:value-type="float">
            <text:p>2.0009</text:p>
          </table:table-cell>
          <table:table-cell table:style-name="ce4" table:formula="of:=[.AF158]+[.AG157]" office:value-type="float" office:value="312.0010234375" calcext:value-type="float">
            <text:p>312.0010</text:p>
          </table:table-cell>
          <table:table-cell table:style-name="ce13" table:formula="of:=[.AG158]-2*([.$B158]-1)" office:value-type="float" office:value="0.00102343750023692" calcext:value-type="float">
            <text:p>0.0010234375</text:p>
          </table:table-cell>
          <table:table-cell table:style-name="Default" office:value-type="float" office:value="63625443795606" calcext:value-type="float">
            <text:p>63625443795606</text:p>
          </table:table-cell>
          <table:table-cell table:style-name="ce4" table:formula="of:=([.AI158]-[.AI157])/1000" office:value-type="float" office:value="1.9988828125" calcext:value-type="float">
            <text:p>1.9989</text:p>
          </table:table-cell>
          <table:table-cell table:style-name="ce4" table:formula="of:=[.AJ158]+[.AK157]" office:value-type="float" office:value="311.9978984375" calcext:value-type="float">
            <text:p>311.9979</text:p>
          </table:table-cell>
          <table:table-cell table:style-name="ce14" table:formula="of:=[.AK158]-2*([.$B158]-1)" office:value-type="float" office:value="-0.00210156250000182" calcext:value-type="float">
            <text:p>-0.0021015625</text:p>
          </table:table-cell>
          <table:table-cell table:style-name="Default" office:value-type="float" office:value="63625444271900.6" calcext:value-type="float">
            <text:p>63625444271900.6</text:p>
          </table:table-cell>
          <table:table-cell table:style-name="ce4" table:formula="of:=([.AM158]-[.AM157])/1000" office:value-type="float" office:value="1.999890625" calcext:value-type="float">
            <text:p>1.9999</text:p>
          </table:table-cell>
          <table:table-cell table:style-name="ce4" table:formula="of:=[.AN158]+[.AO157]" office:value-type="float" office:value="311.99965625" calcext:value-type="float">
            <text:p>311.9997</text:p>
          </table:table-cell>
          <table:table-cell table:style-name="ce15" table:formula="of:=[.AO158]-2*([.$B158]-1)" office:value-type="float" office:value="-0.000343749999956344" calcext:value-type="float">
            <text:p>-0.00034375</text:p>
          </table:table-cell>
          <table:table-cell table:style-name="Default" office:value-type="float" office:value="63625444734227.1" calcext:value-type="float">
            <text:p>63625444734227.1</text:p>
          </table:table-cell>
          <table:table-cell table:style-name="ce4" table:formula="of:=([.AQ158]-[.AQ157])/1000" office:value-type="float" office:value="1.999828125" calcext:value-type="float">
            <text:p>1.9998</text:p>
          </table:table-cell>
          <table:table-cell table:style-name="ce4" table:formula="of:=[.AR158]+[.AS157]" office:value-type="float" office:value="311.9991796875" calcext:value-type="float">
            <text:p>311.9992</text:p>
          </table:table-cell>
          <table:table-cell table:style-name="ce16" table:formula="of:=[.AS158]-2*([.$B158]-1)" office:value-type="float" office:value="-0.000820312500081855" calcext:value-type="float">
            <text:p>-0.0008203125</text:p>
          </table:table-cell>
          <table:table-cell table:style-name="Default" office:value-type="float" office:value="63625445204874.3" calcext:value-type="float">
            <text:p>63625445204874.3</text:p>
          </table:table-cell>
          <table:table-cell table:style-name="ce4" table:formula="of:=([.AU158]-[.AU157])/1000" office:value-type="float" office:value="2.003125" calcext:value-type="float">
            <text:p>2.0031</text:p>
          </table:table-cell>
          <table:table-cell table:style-name="ce4" table:formula="of:=[.AV158]+[.AW157]" office:value-type="float" office:value="312.00125" calcext:value-type="float">
            <text:p>312.0013</text:p>
          </table:table-cell>
          <table:table-cell table:style-name="ce17" table:formula="of:=[.AW158]-2*([.$B158]-1)" office:value-type="float" office:value="0.00124999999997044" calcext:value-type="float">
            <text:p>0.00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158" calcext:value-type="float">
            <text:p>158</text:p>
          </table:table-cell>
          <table:table-cell office:value-type="float" office:value="63625439795834.9" calcext:value-type="float">
            <text:p>63625439795834.9</text:p>
          </table:table-cell>
          <table:table-cell table:formula="of:=([.C159]-[.C158])/1000" office:value-type="float" office:value="2.0014921875" calcext:value-type="float">
            <text:p>2.0015</text:p>
          </table:table-cell>
          <table:table-cell table:formula="of:=[.D159]+[.E158]" office:value-type="float" office:value="314.0005546875" calcext:value-type="float">
            <text:p>314.0006</text:p>
          </table:table-cell>
          <table:table-cell table:style-name="ce6" table:formula="of:=[.E159]-2*([.$B159]-1)" office:value-type="float" office:value="0.00055468750019827" calcext:value-type="float">
            <text:p>0.0005546875</text:p>
          </table:table-cell>
          <table:table-cell table:style-name="Default" office:value-type="float" office:value="63625440458559.4" calcext:value-type="float">
            <text:p>63625440458559.4</text:p>
          </table:table-cell>
          <table:table-cell table:style-name="ce4" table:formula="of:=([.G159]-[.G158])/1000" office:value-type="float" office:value="1.9998359375" calcext:value-type="float">
            <text:p>1.9998</text:p>
          </table:table-cell>
          <table:table-cell table:style-name="ce4" table:formula="of:=[.H159]+[.I158]" office:value-type="float" office:value="314" calcext:value-type="float">
            <text:p>314.0000</text:p>
          </table:table-cell>
          <table:table-cell table:style-name="ce7" table:formula="of:=[.I159]-2*([.$B159]-1)" office:value-type="float" office:value="0" calcext:value-type="float">
            <text:p>0</text:p>
          </table:table-cell>
          <table:table-cell table:style-name="Default" office:value-type="float" office:value="63625440928526.2" calcext:value-type="float">
            <text:p>63625440928526.2</text:p>
          </table:table-cell>
          <table:table-cell table:style-name="ce4" table:formula="of:=([.K159]-[.K158])/1000" office:value-type="float" office:value="1.998109375" calcext:value-type="float">
            <text:p>1.9981</text:p>
          </table:table-cell>
          <table:table-cell table:style-name="ce4" table:formula="of:=[.L159]+[.M158]" office:value-type="float" office:value="313.9989296875" calcext:value-type="float">
            <text:p>313.9989</text:p>
          </table:table-cell>
          <table:table-cell table:style-name="ce8" table:formula="of:=[.M159]-2*([.$B159]-1)" office:value-type="float" office:value="-0.00107031249990541" calcext:value-type="float">
            <text:p>-0.0010703125</text:p>
          </table:table-cell>
          <table:table-cell table:style-name="Default" office:value-type="float" office:value="63625441405257.7" calcext:value-type="float">
            <text:p>63625441405257.7</text:p>
          </table:table-cell>
          <table:table-cell table:style-name="ce4" table:formula="of:=([.O159]-[.O158])/1000" office:value-type="float" office:value="1.9976484375" calcext:value-type="float">
            <text:p>1.9976</text:p>
          </table:table-cell>
          <table:table-cell table:style-name="ce4" table:formula="of:=[.P159]+[.Q158]" office:value-type="float" office:value="313.998578125" calcext:value-type="float">
            <text:p>313.9986</text:p>
          </table:table-cell>
          <table:table-cell table:style-name="ce9" table:formula="of:=[.Q159]-2*([.$B159]-1)" office:value-type="float" office:value="-0.00142187499989177" calcext:value-type="float">
            <text:p>-0.001421875</text:p>
          </table:table-cell>
          <table:table-cell table:style-name="Default" office:value-type="float" office:value="63625441904389.7" calcext:value-type="float">
            <text:p>63625441904389.7</text:p>
          </table:table-cell>
          <table:table-cell table:style-name="ce4" table:formula="of:=([.S159]-[.S158])/1000" office:value-type="float" office:value="2.00053125" calcext:value-type="float">
            <text:p>2.0005</text:p>
          </table:table-cell>
          <table:table-cell table:style-name="ce4" table:formula="of:=[.T159]+[.U158]" office:value-type="float" office:value="313.99840625" calcext:value-type="float">
            <text:p>313.9984</text:p>
          </table:table-cell>
          <table:table-cell table:style-name="ce10" table:formula="of:=[.U159]-2*([.$B159]-1)" office:value-type="float" office:value="-0.00159375000015416" calcext:value-type="float">
            <text:p>-0.00159375</text:p>
          </table:table-cell>
          <table:table-cell table:style-name="Default" office:value-type="float" office:value="63625442394062.7" calcext:value-type="float">
            <text:p>63625442394062.7</text:p>
          </table:table-cell>
          <table:table-cell table:style-name="ce4" table:formula="of:=([.W159]-[.W158])/1000" office:value-type="float" office:value="2.0011875" calcext:value-type="float">
            <text:p>2.0012</text:p>
          </table:table-cell>
          <table:table-cell table:style-name="ce4" table:formula="of:=[.X159]+[.Y158]" office:value-type="float" office:value="313.999796875" calcext:value-type="float">
            <text:p>313.9998</text:p>
          </table:table-cell>
          <table:table-cell table:style-name="ce11" table:formula="of:=[.Y159]-2*([.$B159]-1)" office:value-type="float" office:value="-0.000203124999984539" calcext:value-type="float">
            <text:p>-0.000203125</text:p>
          </table:table-cell>
          <table:table-cell table:style-name="Default" office:value-type="float" office:value="63625442871930.2" calcext:value-type="float">
            <text:p>63625442871930.2</text:p>
          </table:table-cell>
          <table:table-cell table:style-name="ce4" table:formula="of:=([.AA159]-[.AA158])/1000" office:value-type="float" office:value="2.000875" calcext:value-type="float">
            <text:p>2.0009</text:p>
          </table:table-cell>
          <table:table-cell table:style-name="ce4" table:formula="of:=[.AB159]+[.AC158]" office:value-type="float" office:value="313.999140625" calcext:value-type="float">
            <text:p>313.9991</text:p>
          </table:table-cell>
          <table:table-cell table:style-name="ce12" table:formula="of:=[.AC159]-2*([.$B159]-1)" office:value-type="float" office:value="-0.000859374999890861" calcext:value-type="float">
            <text:p>-0.000859375</text:p>
          </table:table-cell>
          <table:table-cell table:style-name="Default" office:value-type="float" office:value="63625443333819.1" calcext:value-type="float">
            <text:p>63625443333819.1</text:p>
          </table:table-cell>
          <table:table-cell table:style-name="ce4" table:formula="of:=([.AE159]-[.AE158])/1000" office:value-type="float" office:value="2.0000859375" calcext:value-type="float">
            <text:p>2.0001</text:p>
          </table:table-cell>
          <table:table-cell table:style-name="ce4" table:formula="of:=[.AF159]+[.AG158]" office:value-type="float" office:value="314.001109375" calcext:value-type="float">
            <text:p>314.0011</text:p>
          </table:table-cell>
          <table:table-cell table:style-name="ce13" table:formula="of:=[.AG159]-2*([.$B159]-1)" office:value-type="float" office:value="0.00110937500022601" calcext:value-type="float">
            <text:p>0.001109375</text:p>
          </table:table-cell>
          <table:table-cell table:style-name="Default" office:value-type="float" office:value="63625443797609.1" calcext:value-type="float">
            <text:p>63625443797609.1</text:p>
          </table:table-cell>
          <table:table-cell table:style-name="ce4" table:formula="of:=([.AI159]-[.AI158])/1000" office:value-type="float" office:value="2.00315625" calcext:value-type="float">
            <text:p>2.0032</text:p>
          </table:table-cell>
          <table:table-cell table:style-name="ce4" table:formula="of:=[.AJ159]+[.AK158]" office:value-type="float" office:value="314.0010546875" calcext:value-type="float">
            <text:p>314.0011</text:p>
          </table:table-cell>
          <table:table-cell table:style-name="ce14" table:formula="of:=[.AK159]-2*([.$B159]-1)" office:value-type="float" office:value="0.00105468750001592" calcext:value-type="float">
            <text:p>0.0010546875</text:p>
          </table:table-cell>
          <table:table-cell table:style-name="Default" office:value-type="float" office:value="63625444273900" calcext:value-type="float">
            <text:p>63625444273900</text:p>
          </table:table-cell>
          <table:table-cell table:style-name="ce4" table:formula="of:=([.AM159]-[.AM158])/1000" office:value-type="float" office:value="1.9993984375" calcext:value-type="float">
            <text:p>1.9994</text:p>
          </table:table-cell>
          <table:table-cell table:style-name="ce4" table:formula="of:=[.AN159]+[.AO158]" office:value-type="float" office:value="313.9990546875" calcext:value-type="float">
            <text:p>313.9991</text:p>
          </table:table-cell>
          <table:table-cell table:style-name="ce15" table:formula="of:=[.AO159]-2*([.$B159]-1)" office:value-type="float" office:value="-0.00094531249993679" calcext:value-type="float">
            <text:p>-0.0009453125</text:p>
          </table:table-cell>
          <table:table-cell table:style-name="Default" office:value-type="float" office:value="63625444736228.1" calcext:value-type="float">
            <text:p>63625444736228.1</text:p>
          </table:table-cell>
          <table:table-cell table:style-name="ce4" table:formula="of:=([.AQ159]-[.AQ158])/1000" office:value-type="float" office:value="2.0010078125" calcext:value-type="float">
            <text:p>2.0010</text:p>
          </table:table-cell>
          <table:table-cell table:style-name="ce4" table:formula="of:=[.AR159]+[.AS158]" office:value-type="float" office:value="314.0001875" calcext:value-type="float">
            <text:p>314.0002</text:p>
          </table:table-cell>
          <table:table-cell table:style-name="ce16" table:formula="of:=[.AS159]-2*([.$B159]-1)" office:value-type="float" office:value="0.000187499999924512" calcext:value-type="float">
            <text:p>0.0001875</text:p>
          </table:table-cell>
          <table:table-cell table:style-name="Default" office:value-type="float" office:value="63625445206874.1" calcext:value-type="float">
            <text:p>63625445206874.1</text:p>
          </table:table-cell>
          <table:table-cell table:style-name="ce4" table:formula="of:=([.AU159]-[.AU158])/1000" office:value-type="float" office:value="1.9997890625" calcext:value-type="float">
            <text:p>1.9998</text:p>
          </table:table-cell>
          <table:table-cell table:style-name="ce4" table:formula="of:=[.AV159]+[.AW158]" office:value-type="float" office:value="314.0010390625" calcext:value-type="float">
            <text:p>314.0010</text:p>
          </table:table-cell>
          <table:table-cell table:style-name="ce17" table:formula="of:=[.AW159]-2*([.$B159]-1)" office:value-type="float" office:value="0.00103906249995589" calcext:value-type="float">
            <text:p>0.0010390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159" calcext:value-type="float">
            <text:p>159</text:p>
          </table:table-cell>
          <table:table-cell office:value-type="float" office:value="63625439797832.3" calcext:value-type="float">
            <text:p>63625439797832.3</text:p>
          </table:table-cell>
          <table:table-cell table:formula="of:=([.C160]-[.C159])/1000" office:value-type="float" office:value="1.9974375" calcext:value-type="float">
            <text:p>1.9974</text:p>
          </table:table-cell>
          <table:table-cell table:formula="of:=[.D160]+[.E159]" office:value-type="float" office:value="315.9979921875" calcext:value-type="float">
            <text:p>315.9980</text:p>
          </table:table-cell>
          <table:table-cell table:style-name="ce6" table:formula="of:=[.E160]-2*([.$B160]-1)" office:value-type="float" office:value="-0.00200781249981219" calcext:value-type="float">
            <text:p>-0.0020078125</text:p>
          </table:table-cell>
          <table:table-cell table:style-name="Default" office:value-type="float" office:value="63625440460557.9" calcext:value-type="float">
            <text:p>63625440460557.9</text:p>
          </table:table-cell>
          <table:table-cell table:style-name="ce4" table:formula="of:=([.G160]-[.G159])/1000" office:value-type="float" office:value="1.9985078125" calcext:value-type="float">
            <text:p>1.9985</text:p>
          </table:table-cell>
          <table:table-cell table:style-name="ce4" table:formula="of:=[.H160]+[.I159]" office:value-type="float" office:value="315.9985078125" calcext:value-type="float">
            <text:p>315.9985</text:p>
          </table:table-cell>
          <table:table-cell table:style-name="ce7" table:formula="of:=[.I160]-2*([.$B160]-1)" office:value-type="float" office:value="-0.00149218750010505" calcext:value-type="float">
            <text:p>-0.0014921875</text:p>
          </table:table-cell>
          <table:table-cell table:style-name="Default" office:value-type="float" office:value="63625440930525.3" calcext:value-type="float">
            <text:p>63625440930525.3</text:p>
          </table:table-cell>
          <table:table-cell table:style-name="ce4" table:formula="of:=([.K160]-[.K159])/1000" office:value-type="float" office:value="1.999140625" calcext:value-type="float">
            <text:p>1.9991</text:p>
          </table:table-cell>
          <table:table-cell table:style-name="ce4" table:formula="of:=[.L160]+[.M159]" office:value-type="float" office:value="315.9980703125" calcext:value-type="float">
            <text:p>315.9981</text:p>
          </table:table-cell>
          <table:table-cell table:style-name="ce8" table:formula="of:=[.M160]-2*([.$B160]-1)" office:value-type="float" office:value="-0.00192968749990996" calcext:value-type="float">
            <text:p>-0.0019296875</text:p>
          </table:table-cell>
          <table:table-cell table:style-name="Default" office:value-type="float" office:value="63625441407259.3" calcext:value-type="float">
            <text:p>63625441407259.3</text:p>
          </table:table-cell>
          <table:table-cell table:style-name="ce4" table:formula="of:=([.O160]-[.O159])/1000" office:value-type="float" office:value="2.0015703125" calcext:value-type="float">
            <text:p>2.0016</text:p>
          </table:table-cell>
          <table:table-cell table:style-name="ce4" table:formula="of:=[.P160]+[.Q159]" office:value-type="float" office:value="316.0001484375" calcext:value-type="float">
            <text:p>316.0001</text:p>
          </table:table-cell>
          <table:table-cell table:style-name="ce9" table:formula="of:=[.Q160]-2*([.$B160]-1)" office:value-type="float" office:value="0.000148437500115506" calcext:value-type="float">
            <text:p>0.0001484375</text:p>
          </table:table-cell>
          <table:table-cell table:style-name="Default" office:value-type="float" office:value="63625441906389.7" calcext:value-type="float">
            <text:p>63625441906389.7</text:p>
          </table:table-cell>
          <table:table-cell table:style-name="ce4" table:formula="of:=([.S160]-[.S159])/1000" office:value-type="float" office:value="1.999984375" calcext:value-type="float">
            <text:p>2.0000</text:p>
          </table:table-cell>
          <table:table-cell table:style-name="ce4" table:formula="of:=[.T160]+[.U159]" office:value-type="float" office:value="315.998390625" calcext:value-type="float">
            <text:p>315.9984</text:p>
          </table:table-cell>
          <table:table-cell table:style-name="ce10" table:formula="of:=[.U160]-2*([.$B160]-1)" office:value-type="float" office:value="-0.00160937500015734" calcext:value-type="float">
            <text:p>-0.001609375</text:p>
          </table:table-cell>
          <table:table-cell table:style-name="Default" office:value-type="float" office:value="63625442396061.2" calcext:value-type="float">
            <text:p>63625442396061.2</text:p>
          </table:table-cell>
          <table:table-cell table:style-name="ce4" table:formula="of:=([.W160]-[.W159])/1000" office:value-type="float" office:value="1.9985234375" calcext:value-type="float">
            <text:p>1.9985</text:p>
          </table:table-cell>
          <table:table-cell table:style-name="ce4" table:formula="of:=[.X160]+[.Y159]" office:value-type="float" office:value="315.9983203125" calcext:value-type="float">
            <text:p>315.9983</text:p>
          </table:table-cell>
          <table:table-cell table:style-name="ce11" table:formula="of:=[.Y160]-2*([.$B160]-1)" office:value-type="float" office:value="-0.00167968749997272" calcext:value-type="float">
            <text:p>-0.0016796875</text:p>
          </table:table-cell>
          <table:table-cell table:style-name="Default" office:value-type="float" office:value="63625442873929.4" calcext:value-type="float">
            <text:p>63625442873929.4</text:p>
          </table:table-cell>
          <table:table-cell table:style-name="ce4" table:formula="of:=([.AA160]-[.AA159])/1000" office:value-type="float" office:value="1.9991875" calcext:value-type="float">
            <text:p>1.9992</text:p>
          </table:table-cell>
          <table:table-cell table:style-name="ce4" table:formula="of:=[.AB160]+[.AC159]" office:value-type="float" office:value="315.998328125" calcext:value-type="float">
            <text:p>315.9983</text:p>
          </table:table-cell>
          <table:table-cell table:style-name="ce12" table:formula="of:=[.AC160]-2*([.$B160]-1)" office:value-type="float" office:value="-0.00167187499988586" calcext:value-type="float">
            <text:p>-0.001671875</text:p>
          </table:table-cell>
          <table:table-cell table:style-name="Default" office:value-type="float" office:value="63625443335816.5" calcext:value-type="float">
            <text:p>63625443335816.5</text:p>
          </table:table-cell>
          <table:table-cell table:style-name="ce4" table:formula="of:=([.AE160]-[.AE159])/1000" office:value-type="float" office:value="1.997421875" calcext:value-type="float">
            <text:p>1.9974</text:p>
          </table:table-cell>
          <table:table-cell table:style-name="ce4" table:formula="of:=[.AF160]+[.AG159]" office:value-type="float" office:value="315.99853125" calcext:value-type="float">
            <text:p>315.9985</text:p>
          </table:table-cell>
          <table:table-cell table:style-name="ce13" table:formula="of:=[.AG160]-2*([.$B160]-1)" office:value-type="float" office:value="-0.00146874999978763" calcext:value-type="float">
            <text:p>-0.00146875</text:p>
          </table:table-cell>
          <table:table-cell table:style-name="Default" office:value-type="float" office:value="63625443799607.3" calcext:value-type="float">
            <text:p>63625443799607.3</text:p>
          </table:table-cell>
          <table:table-cell table:style-name="ce4" table:formula="of:=([.AI160]-[.AI159])/1000" office:value-type="float" office:value="1.99815625" calcext:value-type="float">
            <text:p>1.9982</text:p>
          </table:table-cell>
          <table:table-cell table:style-name="ce4" table:formula="of:=[.AJ160]+[.AK159]" office:value-type="float" office:value="315.9992109375" calcext:value-type="float">
            <text:p>315.9992</text:p>
          </table:table-cell>
          <table:table-cell table:style-name="ce14" table:formula="of:=[.AK160]-2*([.$B160]-1)" office:value-type="float" office:value="-0.000789062499961801" calcext:value-type="float">
            <text:p>-0.0007890625</text:p>
          </table:table-cell>
          <table:table-cell table:style-name="Default" office:value-type="float" office:value="63625444275899.7" calcext:value-type="float">
            <text:p>63625444275899.7</text:p>
          </table:table-cell>
          <table:table-cell table:style-name="ce4" table:formula="of:=([.AM160]-[.AM159])/1000" office:value-type="float" office:value="1.999734375" calcext:value-type="float">
            <text:p>1.9997</text:p>
          </table:table-cell>
          <table:table-cell table:style-name="ce4" table:formula="of:=[.AN160]+[.AO159]" office:value-type="float" office:value="315.9987890625" calcext:value-type="float">
            <text:p>315.9988</text:p>
          </table:table-cell>
          <table:table-cell table:style-name="ce15" table:formula="of:=[.AO160]-2*([.$B160]-1)" office:value-type="float" office:value="-0.00121093749993406" calcext:value-type="float">
            <text:p>-0.0012109375</text:p>
          </table:table-cell>
          <table:table-cell table:style-name="Default" office:value-type="float" office:value="63625444738228.8" calcext:value-type="float">
            <text:p>63625444738228.8</text:p>
          </table:table-cell>
          <table:table-cell table:style-name="ce4" table:formula="of:=([.AQ160]-[.AQ159])/1000" office:value-type="float" office:value="2.000671875" calcext:value-type="float">
            <text:p>2.0007</text:p>
          </table:table-cell>
          <table:table-cell table:style-name="ce4" table:formula="of:=[.AR160]+[.AS159]" office:value-type="float" office:value="316.000859375" calcext:value-type="float">
            <text:p>316.0009</text:p>
          </table:table-cell>
          <table:table-cell table:style-name="ce16" table:formula="of:=[.AS160]-2*([.$B160]-1)" office:value-type="float" office:value="0.000859374999947704" calcext:value-type="float">
            <text:p>0.000859375</text:p>
          </table:table-cell>
          <table:table-cell table:style-name="Default" office:value-type="float" office:value="63625445208870.9" calcext:value-type="float">
            <text:p>63625445208870.9</text:p>
          </table:table-cell>
          <table:table-cell table:style-name="ce4" table:formula="of:=([.AU160]-[.AU159])/1000" office:value-type="float" office:value="1.9967734375" calcext:value-type="float">
            <text:p>1.9968</text:p>
          </table:table-cell>
          <table:table-cell table:style-name="ce4" table:formula="of:=[.AV160]+[.AW159]" office:value-type="float" office:value="315.9978125" calcext:value-type="float">
            <text:p>315.9978</text:p>
          </table:table-cell>
          <table:table-cell table:style-name="ce17" table:formula="of:=[.AW160]-2*([.$B160]-1)" office:value-type="float" office:value="-0.00218750000004775" calcext:value-type="float">
            <text:p>-0.0021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160" calcext:value-type="float">
            <text:p>160</text:p>
          </table:table-cell>
          <table:table-cell office:value-type="float" office:value="63625439799836.4" calcext:value-type="float">
            <text:p>63625439799836.4</text:p>
          </table:table-cell>
          <table:table-cell table:formula="of:=([.C161]-[.C160])/1000" office:value-type="float" office:value="2.00409375" calcext:value-type="float">
            <text:p>2.0041</text:p>
          </table:table-cell>
          <table:table-cell table:formula="of:=[.D161]+[.E160]" office:value-type="float" office:value="318.0020859375" calcext:value-type="float">
            <text:p>318.0021</text:p>
          </table:table-cell>
          <table:table-cell table:style-name="ce6" table:formula="of:=[.E161]-2*([.$B161]-1)" office:value-type="float" office:value="0.00208593750016917" calcext:value-type="float">
            <text:p>0.0020859375</text:p>
          </table:table-cell>
          <table:table-cell table:style-name="Default" office:value-type="float" office:value="63625440462559.4" calcext:value-type="float">
            <text:p>63625440462559.4</text:p>
          </table:table-cell>
          <table:table-cell table:style-name="ce4" table:formula="of:=([.G161]-[.G160])/1000" office:value-type="float" office:value="2.0015078125" calcext:value-type="float">
            <text:p>2.0015</text:p>
          </table:table-cell>
          <table:table-cell table:style-name="ce4" table:formula="of:=[.H161]+[.I160]" office:value-type="float" office:value="318.000015625" calcext:value-type="float">
            <text:p>318.0000</text:p>
          </table:table-cell>
          <table:table-cell table:style-name="ce7" table:formula="of:=[.I161]-2*([.$B161]-1)" office:value-type="float" office:value="0.0000156249998894964" calcext:value-type="float">
            <text:p>0.000015625</text:p>
          </table:table-cell>
          <table:table-cell table:style-name="Default" office:value-type="float" office:value="63625440932525.7" calcext:value-type="float">
            <text:p>63625440932525.7</text:p>
          </table:table-cell>
          <table:table-cell table:style-name="ce4" table:formula="of:=([.K161]-[.K160])/1000" office:value-type="float" office:value="2.000328125" calcext:value-type="float">
            <text:p>2.0003</text:p>
          </table:table-cell>
          <table:table-cell table:style-name="ce4" table:formula="of:=[.L161]+[.M160]" office:value-type="float" office:value="317.9983984375" calcext:value-type="float">
            <text:p>317.9984</text:p>
          </table:table-cell>
          <table:table-cell table:style-name="ce8" table:formula="of:=[.M161]-2*([.$B161]-1)" office:value-type="float" office:value="-0.00160156249989996" calcext:value-type="float">
            <text:p>-0.0016015625</text:p>
          </table:table-cell>
          <table:table-cell table:style-name="Default" office:value-type="float" office:value="63625441409259.1" calcext:value-type="float">
            <text:p>63625441409259.1</text:p>
          </table:table-cell>
          <table:table-cell table:style-name="ce4" table:formula="of:=([.O161]-[.O160])/1000" office:value-type="float" office:value="1.9998359375" calcext:value-type="float">
            <text:p>1.9998</text:p>
          </table:table-cell>
          <table:table-cell table:style-name="ce4" table:formula="of:=[.P161]+[.Q160]" office:value-type="float" office:value="317.999984375" calcext:value-type="float">
            <text:p>318.0000</text:p>
          </table:table-cell>
          <table:table-cell table:style-name="ce9" table:formula="of:=[.Q161]-2*([.$B161]-1)" office:value-type="float" office:value="-0.0000156249998894964" calcext:value-type="float">
            <text:p>-0.000015625</text:p>
          </table:table-cell>
          <table:table-cell table:style-name="Default" office:value-type="float" office:value="63625441908391.6" calcext:value-type="float">
            <text:p>63625441908391.6</text:p>
          </table:table-cell>
          <table:table-cell table:style-name="ce4" table:formula="of:=([.S161]-[.S160])/1000" office:value-type="float" office:value="2.0019296875" calcext:value-type="float">
            <text:p>2.0019</text:p>
          </table:table-cell>
          <table:table-cell table:style-name="ce4" table:formula="of:=[.T161]+[.U160]" office:value-type="float" office:value="318.0003203125" calcext:value-type="float">
            <text:p>318.0003</text:p>
          </table:table-cell>
          <table:table-cell table:style-name="ce10" table:formula="of:=[.U161]-2*([.$B161]-1)" office:value-type="float" office:value="0.000320312499866304" calcext:value-type="float">
            <text:p>0.0003203125</text:p>
          </table:table-cell>
          <table:table-cell table:style-name="Default" office:value-type="float" office:value="63625442398064.9" calcext:value-type="float">
            <text:p>63625442398064.9</text:p>
          </table:table-cell>
          <table:table-cell table:style-name="ce4" table:formula="of:=([.W161]-[.W160])/1000" office:value-type="float" office:value="2.0036875" calcext:value-type="float">
            <text:p>2.0037</text:p>
          </table:table-cell>
          <table:table-cell table:style-name="ce4" table:formula="of:=[.X161]+[.Y160]" office:value-type="float" office:value="318.0020078125" calcext:value-type="float">
            <text:p>318.0020</text:p>
          </table:table-cell>
          <table:table-cell table:style-name="ce11" table:formula="of:=[.Y161]-2*([.$B161]-1)" office:value-type="float" office:value="0.00200781250003956" calcext:value-type="float">
            <text:p>0.0020078125</text:p>
          </table:table-cell>
          <table:table-cell table:style-name="Default" office:value-type="float" office:value="63625442875931.2" calcext:value-type="float">
            <text:p>63625442875931.2</text:p>
          </table:table-cell>
          <table:table-cell table:style-name="ce4" table:formula="of:=([.AA161]-[.AA160])/1000" office:value-type="float" office:value="2.00175" calcext:value-type="float">
            <text:p>2.0018</text:p>
          </table:table-cell>
          <table:table-cell table:style-name="ce4" table:formula="of:=[.AB161]+[.AC160]" office:value-type="float" office:value="318.000078125" calcext:value-type="float">
            <text:p>318.0001</text:p>
          </table:table-cell>
          <table:table-cell table:style-name="ce12" table:formula="of:=[.AC161]-2*([.$B161]-1)" office:value-type="float" office:value="0.000078125000129603" calcext:value-type="float">
            <text:p>0.000078125</text:p>
          </table:table-cell>
          <table:table-cell table:style-name="Default" office:value-type="float" office:value="63625443337817.3" calcext:value-type="float">
            <text:p>63625443337817.3</text:p>
          </table:table-cell>
          <table:table-cell table:style-name="ce4" table:formula="of:=([.AE161]-[.AE160])/1000" office:value-type="float" office:value="2.00078125" calcext:value-type="float">
            <text:p>2.0008</text:p>
          </table:table-cell>
          <table:table-cell table:style-name="ce4" table:formula="of:=[.AF161]+[.AG160]" office:value-type="float" office:value="317.9993125" calcext:value-type="float">
            <text:p>317.9993</text:p>
          </table:table-cell>
          <table:table-cell table:style-name="ce13" table:formula="of:=[.AG161]-2*([.$B161]-1)" office:value-type="float" office:value="-0.000687499999799002" calcext:value-type="float">
            <text:p>-0.0006875</text:p>
          </table:table-cell>
          <table:table-cell table:style-name="Default" office:value-type="float" office:value="63625443801608.7" calcext:value-type="float">
            <text:p>63625443801608.7</text:p>
          </table:table-cell>
          <table:table-cell table:style-name="ce4" table:formula="of:=([.AI161]-[.AI160])/1000" office:value-type="float" office:value="2.0013984375" calcext:value-type="float">
            <text:p>2.0014</text:p>
          </table:table-cell>
          <table:table-cell table:style-name="ce4" table:formula="of:=[.AJ161]+[.AK160]" office:value-type="float" office:value="318.000609375" calcext:value-type="float">
            <text:p>318.0006</text:p>
          </table:table-cell>
          <table:table-cell table:style-name="ce14" table:formula="of:=[.AK161]-2*([.$B161]-1)" office:value-type="float" office:value="0.000609375000010459" calcext:value-type="float">
            <text:p>0.000609375</text:p>
          </table:table-cell>
          <table:table-cell table:style-name="Default" office:value-type="float" office:value="63625444277898.8" calcext:value-type="float">
            <text:p>63625444277898.8</text:p>
          </table:table-cell>
          <table:table-cell table:style-name="ce4" table:formula="of:=([.AM161]-[.AM160])/1000" office:value-type="float" office:value="1.9990546875" calcext:value-type="float">
            <text:p>1.9991</text:p>
          </table:table-cell>
          <table:table-cell table:style-name="ce4" table:formula="of:=[.AN161]+[.AO160]" office:value-type="float" office:value="317.99784375" calcext:value-type="float">
            <text:p>317.9978</text:p>
          </table:table-cell>
          <table:table-cell table:style-name="ce15" table:formula="of:=[.AO161]-2*([.$B161]-1)" office:value-type="float" office:value="-0.0021562499999277" calcext:value-type="float">
            <text:p>-0.00215625</text:p>
          </table:table-cell>
          <table:table-cell table:style-name="Default" office:value-type="float" office:value="63625444740228.4" calcext:value-type="float">
            <text:p>63625444740228.4</text:p>
          </table:table-cell>
          <table:table-cell table:style-name="ce4" table:formula="of:=([.AQ161]-[.AQ160])/1000" office:value-type="float" office:value="1.9996640625" calcext:value-type="float">
            <text:p>1.9997</text:p>
          </table:table-cell>
          <table:table-cell table:style-name="ce4" table:formula="of:=[.AR161]+[.AS160]" office:value-type="float" office:value="318.0005234375" calcext:value-type="float">
            <text:p>318.0005</text:p>
          </table:table-cell>
          <table:table-cell table:style-name="ce16" table:formula="of:=[.AS161]-2*([.$B161]-1)" office:value-type="float" office:value="0.00052343749996453" calcext:value-type="float">
            <text:p>0.0005234375</text:p>
          </table:table-cell>
          <table:table-cell table:style-name="Default" office:value-type="float" office:value="63625445210871.3" calcext:value-type="float">
            <text:p>63625445210871.3</text:p>
          </table:table-cell>
          <table:table-cell table:style-name="ce4" table:formula="of:=([.AU161]-[.AU160])/1000" office:value-type="float" office:value="2.000453125" calcext:value-type="float">
            <text:p>2.0005</text:p>
          </table:table-cell>
          <table:table-cell table:style-name="ce4" table:formula="of:=[.AV161]+[.AW160]" office:value-type="float" office:value="317.998265625" calcext:value-type="float">
            <text:p>317.9983</text:p>
          </table:table-cell>
          <table:table-cell table:style-name="ce17" table:formula="of:=[.AW161]-2*([.$B161]-1)" office:value-type="float" office:value="-0.00173437500006912" calcext:value-type="float">
            <text:p>-0.00173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prompt 13</text:p>
          </table:table-cell>
          <table:table-cell table:style-name="ce3" office:value-type="float" office:value="161" calcext:value-type="float">
            <text:p>161</text:p>
          </table:table-cell>
          <table:table-cell office:value-type="float" office:value="63625439801833" calcext:value-type="float">
            <text:p>63625439801833</text:p>
          </table:table-cell>
          <table:table-cell table:formula="of:=([.C162]-[.C161])/1000" office:value-type="float" office:value="1.9965703125" calcext:value-type="float">
            <text:p>1.9966</text:p>
          </table:table-cell>
          <table:table-cell table:formula="of:=[.D162]+[.E161]" office:value-type="float" office:value="319.99865625" calcext:value-type="float">
            <text:p>319.9987</text:p>
          </table:table-cell>
          <table:table-cell table:style-name="ce6" table:formula="of:=[.E162]-2*([.$B162]-1)" office:value-type="float" office:value="-0.00134374999981901" calcext:value-type="float">
            <text:p>-0.00134375</text:p>
          </table:table-cell>
          <table:table-cell table:style-name="Default" office:value-type="float" office:value="63625440464558.2" calcext:value-type="float">
            <text:p>63625440464558.2</text:p>
          </table:table-cell>
          <table:table-cell table:style-name="ce4" table:formula="of:=([.G162]-[.G161])/1000" office:value-type="float" office:value="1.9987890625" calcext:value-type="float">
            <text:p>1.9988</text:p>
          </table:table-cell>
          <table:table-cell table:style-name="ce4" table:formula="of:=[.H162]+[.I161]" office:value-type="float" office:value="319.9988046875" calcext:value-type="float">
            <text:p>319.9988</text:p>
          </table:table-cell>
          <table:table-cell table:style-name="ce7" table:formula="of:=[.I162]-2*([.$B162]-1)" office:value-type="float" office:value="-0.00119531250010141" calcext:value-type="float">
            <text:p>-0.0011953125</text:p>
          </table:table-cell>
          <table:table-cell table:style-name="Default" office:value-type="float" office:value="63625440934527.8" calcext:value-type="float">
            <text:p>63625440934527.8</text:p>
          </table:table-cell>
          <table:table-cell table:style-name="ce4" table:formula="of:=([.K162]-[.K161])/1000" office:value-type="float" office:value="2.0021171875" calcext:value-type="float">
            <text:p>2.0021</text:p>
          </table:table-cell>
          <table:table-cell table:style-name="ce4" table:formula="of:=[.L162]+[.M161]" office:value-type="float" office:value="320.000515625" calcext:value-type="float">
            <text:p>320.0005</text:p>
          </table:table-cell>
          <table:table-cell table:style-name="ce8" table:formula="of:=[.M162]-2*([.$B162]-1)" office:value-type="float" office:value="0.000515625000105047" calcext:value-type="float">
            <text:p>0.000515625</text:p>
          </table:table-cell>
          <table:table-cell table:style-name="Default" office:value-type="float" office:value="63625441411257.5" calcext:value-type="float">
            <text:p>63625441411257.5</text:p>
          </table:table-cell>
          <table:table-cell table:style-name="ce4" table:formula="of:=([.O162]-[.O161])/1000" office:value-type="float" office:value="1.9984453125" calcext:value-type="float">
            <text:p>1.9984</text:p>
          </table:table-cell>
          <table:table-cell table:style-name="ce4" table:formula="of:=[.P162]+[.Q161]" office:value-type="float" office:value="319.9984296875" calcext:value-type="float">
            <text:p>319.9984</text:p>
          </table:table-cell>
          <table:table-cell table:style-name="ce9" table:formula="of:=[.Q162]-2*([.$B162]-1)" office:value-type="float" office:value="-0.00157031249989359" calcext:value-type="float">
            <text:p>-0.0015703125</text:p>
          </table:table-cell>
          <table:table-cell table:style-name="Default" office:value-type="float" office:value="63625441910389.5" calcext:value-type="float">
            <text:p>63625441910389.5</text:p>
          </table:table-cell>
          <table:table-cell table:style-name="ce4" table:formula="of:=([.S162]-[.S161])/1000" office:value-type="float" office:value="1.9978515625" calcext:value-type="float">
            <text:p>1.9979</text:p>
          </table:table-cell>
          <table:table-cell table:style-name="ce4" table:formula="of:=[.T162]+[.U161]" office:value-type="float" office:value="319.998171875" calcext:value-type="float">
            <text:p>319.9982</text:p>
          </table:table-cell>
          <table:table-cell table:style-name="ce10" table:formula="of:=[.U162]-2*([.$B162]-1)" office:value-type="float" office:value="-0.00182812500014506" calcext:value-type="float">
            <text:p>-0.001828125</text:p>
          </table:table-cell>
          <table:table-cell table:style-name="Default" office:value-type="float" office:value="63625442400063.9" calcext:value-type="float">
            <text:p>63625442400063.9</text:p>
          </table:table-cell>
          <table:table-cell table:style-name="ce4" table:formula="of:=([.W162]-[.W161])/1000" office:value-type="float" office:value="1.99903125" calcext:value-type="float">
            <text:p>1.9990</text:p>
          </table:table-cell>
          <table:table-cell table:style-name="ce4" table:formula="of:=[.X162]+[.Y161]" office:value-type="float" office:value="320.0010390625" calcext:value-type="float">
            <text:p>320.0010</text:p>
          </table:table-cell>
          <table:table-cell table:style-name="ce11" table:formula="of:=[.Y162]-2*([.$B162]-1)" office:value-type="float" office:value="0.00103906250001273" calcext:value-type="float">
            <text:p>0.0010390625</text:p>
          </table:table-cell>
          <table:table-cell table:style-name="Default" office:value-type="float" office:value="63625442877928.9" calcext:value-type="float">
            <text:p>63625442877928.9</text:p>
          </table:table-cell>
          <table:table-cell table:style-name="ce4" table:formula="of:=([.AA162]-[.AA161])/1000" office:value-type="float" office:value="1.9977265625" calcext:value-type="float">
            <text:p>1.9977</text:p>
          </table:table-cell>
          <table:table-cell table:style-name="ce4" table:formula="of:=[.AB162]+[.AC161]" office:value-type="float" office:value="319.9978046875" calcext:value-type="float">
            <text:p>319.9978</text:p>
          </table:table-cell>
          <table:table-cell table:style-name="ce12" table:formula="of:=[.AC162]-2*([.$B162]-1)" office:value-type="float" office:value="-0.00219531249985039" calcext:value-type="float">
            <text:p>-0.0021953125</text:p>
          </table:table-cell>
          <table:table-cell table:style-name="Default" office:value-type="float" office:value="63625443339816.5" calcext:value-type="float">
            <text:p>63625443339816.5</text:p>
          </table:table-cell>
          <table:table-cell table:style-name="ce4" table:formula="of:=([.AE162]-[.AE161])/1000" office:value-type="float" office:value="1.999234375" calcext:value-type="float">
            <text:p>1.9992</text:p>
          </table:table-cell>
          <table:table-cell table:style-name="ce4" table:formula="of:=[.AF162]+[.AG161]" office:value-type="float" office:value="319.998546875" calcext:value-type="float">
            <text:p>319.9985</text:p>
          </table:table-cell>
          <table:table-cell table:style-name="ce13" table:formula="of:=[.AG162]-2*([.$B162]-1)" office:value-type="float" office:value="-0.00145312499978445" calcext:value-type="float">
            <text:p>-0.001453125</text:p>
          </table:table-cell>
          <table:table-cell table:style-name="Default" office:value-type="float" office:value="63625443803608.7" calcext:value-type="float">
            <text:p>63625443803608.7</text:p>
          </table:table-cell>
          <table:table-cell table:style-name="ce4" table:formula="of:=([.AI162]-[.AI161])/1000" office:value-type="float" office:value="2" calcext:value-type="float">
            <text:p>2.0000</text:p>
          </table:table-cell>
          <table:table-cell table:style-name="ce4" table:formula="of:=[.AJ162]+[.AK161]" office:value-type="float" office:value="320.000609375" calcext:value-type="float">
            <text:p>320.0006</text:p>
          </table:table-cell>
          <table:table-cell table:style-name="ce14" table:formula="of:=[.AK162]-2*([.$B162]-1)" office:value-type="float" office:value="0.000609375000010459" calcext:value-type="float">
            <text:p>0.000609375</text:p>
          </table:table-cell>
          <table:table-cell table:style-name="Default" office:value-type="float" office:value="63625444279901.7" calcext:value-type="float">
            <text:p>63625444279901.7</text:p>
          </table:table-cell>
          <table:table-cell table:style-name="ce4" table:formula="of:=([.AM162]-[.AM161])/1000" office:value-type="float" office:value="2.00290625" calcext:value-type="float">
            <text:p>2.0029</text:p>
          </table:table-cell>
          <table:table-cell table:style-name="ce4" table:formula="of:=[.AN162]+[.AO161]" office:value-type="float" office:value="320.00075" calcext:value-type="float">
            <text:p>320.0008</text:p>
          </table:table-cell>
          <table:table-cell table:style-name="ce15" table:formula="of:=[.AO162]-2*([.$B162]-1)" office:value-type="float" office:value="0.000750000000095952" calcext:value-type="float">
            <text:p>0.00075</text:p>
          </table:table-cell>
          <table:table-cell table:style-name="Default" office:value-type="float" office:value="63625444742226.3" calcext:value-type="float">
            <text:p>63625444742226.3</text:p>
          </table:table-cell>
          <table:table-cell table:style-name="ce4" table:formula="of:=([.AQ162]-[.AQ161])/1000" office:value-type="float" office:value="1.9978515625" calcext:value-type="float">
            <text:p>1.9979</text:p>
          </table:table-cell>
          <table:table-cell table:style-name="ce4" table:formula="of:=[.AR162]+[.AS161]" office:value-type="float" office:value="319.998375" calcext:value-type="float">
            <text:p>319.9984</text:p>
          </table:table-cell>
          <table:table-cell table:style-name="ce16" table:formula="of:=[.AS162]-2*([.$B162]-1)" office:value-type="float" office:value="-0.00162500000004684" calcext:value-type="float">
            <text:p>-0.001625</text:p>
          </table:table-cell>
          <table:table-cell table:style-name="Default" office:value-type="float" office:value="63625445212872.5" calcext:value-type="float">
            <text:p>63625445212872.5</text:p>
          </table:table-cell>
          <table:table-cell table:style-name="ce4" table:formula="of:=([.AU162]-[.AU161])/1000" office:value-type="float" office:value="2.0011875" calcext:value-type="float">
            <text:p>2.0012</text:p>
          </table:table-cell>
          <table:table-cell table:style-name="ce4" table:formula="of:=[.AV162]+[.AW161]" office:value-type="float" office:value="319.999453125" calcext:value-type="float">
            <text:p>319.9995</text:p>
          </table:table-cell>
          <table:table-cell table:style-name="ce17" table:formula="of:=[.AW162]-2*([.$B162]-1)" office:value-type="float" office:value="-0.00054687500005457" calcext:value-type="float">
            <text:p>-0.000546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rame</text:p>
          </table:table-cell>
          <table:table-cell table:style-name="ce3" office:value-type="float" office:value="162" calcext:value-type="float">
            <text:p>162</text:p>
          </table:table-cell>
          <table:table-cell office:value-type="float" office:value="63625439803833.3" calcext:value-type="float">
            <text:p>63625439803833.3</text:p>
          </table:table-cell>
          <table:table-cell table:formula="of:=([.C163]-[.C162])/1000" office:value-type="float" office:value="2.0002578125" calcext:value-type="float">
            <text:p>2.0003</text:p>
          </table:table-cell>
          <table:table-cell table:formula="of:=[.D163]+[.E162]" office:value-type="float" office:value="321.9989140625" calcext:value-type="float">
            <text:p>321.9989</text:p>
          </table:table-cell>
          <table:table-cell table:style-name="ce6" table:formula="of:=[.E163]-2*([.$B163]-1)" office:value-type="float" office:value="-0.00108593749979491" calcext:value-type="float">
            <text:p>-0.0010859375</text:p>
          </table:table-cell>
          <table:table-cell table:style-name="Default" office:value-type="float" office:value="63625440466557.2" calcext:value-type="float">
            <text:p>63625440466557.2</text:p>
          </table:table-cell>
          <table:table-cell table:style-name="ce4" table:formula="of:=([.G163]-[.G162])/1000" office:value-type="float" office:value="1.9989765625" calcext:value-type="float">
            <text:p>1.9990</text:p>
          </table:table-cell>
          <table:table-cell table:style-name="ce4" table:formula="of:=[.H163]+[.I162]" office:value-type="float" office:value="321.99778125" calcext:value-type="float">
            <text:p>321.9978</text:p>
          </table:table-cell>
          <table:table-cell table:style-name="ce7" table:formula="of:=[.I163]-2*([.$B163]-1)" office:value-type="float" office:value="-0.00221875000011096" calcext:value-type="float">
            <text:p>-0.00221875</text:p>
          </table:table-cell>
          <table:table-cell table:style-name="Default" office:value-type="float" office:value="63625440936526.6" calcext:value-type="float">
            <text:p>63625440936526.6</text:p>
          </table:table-cell>
          <table:table-cell table:style-name="ce4" table:formula="of:=([.K163]-[.K162])/1000" office:value-type="float" office:value="1.9988359375" calcext:value-type="float">
            <text:p>1.9988</text:p>
          </table:table-cell>
          <table:table-cell table:style-name="ce4" table:formula="of:=[.L163]+[.M162]" office:value-type="float" office:value="321.9993515625" calcext:value-type="float">
            <text:p>321.9994</text:p>
          </table:table-cell>
          <table:table-cell table:style-name="ce8" table:formula="of:=[.M163]-2*([.$B163]-1)" office:value-type="float" office:value="-0.000648437499876309" calcext:value-type="float">
            <text:p>-0.0006484375</text:p>
          </table:table-cell>
          <table:table-cell table:style-name="Default" office:value-type="float" office:value="63625441413259.5" calcext:value-type="float">
            <text:p>63625441413259.5</text:p>
          </table:table-cell>
          <table:table-cell table:style-name="ce4" table:formula="of:=([.O163]-[.O162])/1000" office:value-type="float" office:value="2.0020078125" calcext:value-type="float">
            <text:p>2.0020</text:p>
          </table:table-cell>
          <table:table-cell table:style-name="ce4" table:formula="of:=[.P163]+[.Q162]" office:value-type="float" office:value="322.0004375" calcext:value-type="float">
            <text:p>322.0004</text:p>
          </table:table-cell>
          <table:table-cell table:style-name="ce9" table:formula="of:=[.Q163]-2*([.$B163]-1)" office:value-type="float" office:value="0.000437500000089131" calcext:value-type="float">
            <text:p>0.0004375</text:p>
          </table:table-cell>
          <table:table-cell table:style-name="Default" office:value-type="float" office:value="63625441912389.5" calcext:value-type="float">
            <text:p>63625441912389.5</text:p>
          </table:table-cell>
          <table:table-cell table:style-name="ce4" table:formula="of:=([.S163]-[.S162])/1000" office:value-type="float" office:value="2.0000546875" calcext:value-type="float">
            <text:p>2.0001</text:p>
          </table:table-cell>
          <table:table-cell table:style-name="ce4" table:formula="of:=[.T163]+[.U162]" office:value-type="float" office:value="321.9982265625" calcext:value-type="float">
            <text:p>321.9982</text:p>
          </table:table-cell>
          <table:table-cell table:style-name="ce10" table:formula="of:=[.U163]-2*([.$B163]-1)" office:value-type="float" office:value="-0.00177343750016234" calcext:value-type="float">
            <text:p>-0.0017734375</text:p>
          </table:table-cell>
          <table:table-cell table:style-name="Default" office:value-type="float" office:value="63625442402063.5" calcext:value-type="float">
            <text:p>63625442402063.5</text:p>
          </table:table-cell>
          <table:table-cell table:style-name="ce4" table:formula="of:=([.W163]-[.W162])/1000" office:value-type="float" office:value="1.9995703125" calcext:value-type="float">
            <text:p>1.9996</text:p>
          </table:table-cell>
          <table:table-cell table:style-name="ce4" table:formula="of:=[.X163]+[.Y162]" office:value-type="float" office:value="322.000609375" calcext:value-type="float">
            <text:p>322.0006</text:p>
          </table:table-cell>
          <table:table-cell table:style-name="ce11" table:formula="of:=[.Y163]-2*([.$B163]-1)" office:value-type="float" office:value="0.000609375000010459" calcext:value-type="float">
            <text:p>0.000609375</text:p>
          </table:table-cell>
          <table:table-cell table:style-name="Default" office:value-type="float" office:value="63625442879929.3" calcext:value-type="float">
            <text:p>63625442879929.3</text:p>
          </table:table-cell>
          <table:table-cell table:style-name="ce4" table:formula="of:=([.AA163]-[.AA162])/1000" office:value-type="float" office:value="2.000421875" calcext:value-type="float">
            <text:p>2.0004</text:p>
          </table:table-cell>
          <table:table-cell table:style-name="ce4" table:formula="of:=[.AB163]+[.AC162]" office:value-type="float" office:value="321.9982265625" calcext:value-type="float">
            <text:p>321.9982</text:p>
          </table:table-cell>
          <table:table-cell table:style-name="ce12" table:formula="of:=[.AC163]-2*([.$B163]-1)" office:value-type="float" office:value="-0.00177343749987813" calcext:value-type="float">
            <text:p>-0.0017734375</text:p>
          </table:table-cell>
          <table:table-cell table:style-name="Default" office:value-type="float" office:value="63625443341816.6" calcext:value-type="float">
            <text:p>63625443341816.6</text:p>
          </table:table-cell>
          <table:table-cell table:style-name="ce4" table:formula="of:=([.AE163]-[.AE162])/1000" office:value-type="float" office:value="2.0000859375" calcext:value-type="float">
            <text:p>2.0001</text:p>
          </table:table-cell>
          <table:table-cell table:style-name="ce4" table:formula="of:=[.AF163]+[.AG162]" office:value-type="float" office:value="321.9986328125" calcext:value-type="float">
            <text:p>321.9986</text:p>
          </table:table-cell>
          <table:table-cell table:style-name="ce13" table:formula="of:=[.AG163]-2*([.$B163]-1)" office:value-type="float" office:value="-0.00136718749979536" calcext:value-type="float">
            <text:p>-0.0013671875</text:p>
          </table:table-cell>
          <table:table-cell table:style-name="Default" office:value-type="float" office:value="63625443805606.9" calcext:value-type="float">
            <text:p>63625443805606.9</text:p>
          </table:table-cell>
          <table:table-cell table:style-name="ce4" table:formula="of:=([.AI163]-[.AI162])/1000" office:value-type="float" office:value="1.998203125" calcext:value-type="float">
            <text:p>1.9982</text:p>
          </table:table-cell>
          <table:table-cell table:style-name="ce4" table:formula="of:=[.AJ163]+[.AK162]" office:value-type="float" office:value="321.9988125" calcext:value-type="float">
            <text:p>321.9988</text:p>
          </table:table-cell>
          <table:table-cell table:style-name="ce14" table:formula="of:=[.AK163]-2*([.$B163]-1)" office:value-type="float" office:value="-0.00118750000001455" calcext:value-type="float">
            <text:p>-0.0011875</text:p>
          </table:table-cell>
          <table:table-cell table:style-name="Default" office:value-type="float" office:value="63625444281900.2" calcext:value-type="float">
            <text:p>63625444281900.2</text:p>
          </table:table-cell>
          <table:table-cell table:style-name="ce4" table:formula="of:=([.AM163]-[.AM162])/1000" office:value-type="float" office:value="1.998546875" calcext:value-type="float">
            <text:p>1.9985</text:p>
          </table:table-cell>
          <table:table-cell table:style-name="ce4" table:formula="of:=[.AN163]+[.AO162]" office:value-type="float" office:value="321.999296875" calcext:value-type="float">
            <text:p>321.9993</text:p>
          </table:table-cell>
          <table:table-cell table:style-name="ce15" table:formula="of:=[.AO163]-2*([.$B163]-1)" office:value-type="float" office:value="-0.000703124999915872" calcext:value-type="float">
            <text:p>-0.000703125</text:p>
          </table:table-cell>
          <table:table-cell table:style-name="Default" office:value-type="float" office:value="63625444744226.1" calcext:value-type="float">
            <text:p>63625444744226.1</text:p>
          </table:table-cell>
          <table:table-cell table:style-name="ce4" table:formula="of:=([.AQ163]-[.AQ162])/1000" office:value-type="float" office:value="1.9998125" calcext:value-type="float">
            <text:p>1.9998</text:p>
          </table:table-cell>
          <table:table-cell table:style-name="ce4" table:formula="of:=[.AR163]+[.AS162]" office:value-type="float" office:value="321.9981875" calcext:value-type="float">
            <text:p>321.9982</text:p>
          </table:table-cell>
          <table:table-cell table:style-name="ce16" table:formula="of:=[.AS163]-2*([.$B163]-1)" office:value-type="float" office:value="-0.00181250000002819" calcext:value-type="float">
            <text:p>-0.0018125</text:p>
          </table:table-cell>
          <table:table-cell table:style-name="Default" office:value-type="float" office:value="63625445214872" calcext:value-type="float">
            <text:p>63625445214872</text:p>
          </table:table-cell>
          <table:table-cell table:style-name="ce4" table:formula="of:=([.AU163]-[.AU162])/1000" office:value-type="float" office:value="1.9995" calcext:value-type="float">
            <text:p>1.9995</text:p>
          </table:table-cell>
          <table:table-cell table:style-name="ce4" table:formula="of:=[.AV163]+[.AW162]" office:value-type="float" office:value="321.998953125" calcext:value-type="float">
            <text:p>321.9990</text:p>
          </table:table-cell>
          <table:table-cell table:style-name="ce17" table:formula="of:=[.AW163]-2*([.$B163]-1)" office:value-type="float" office:value="-0.00104687500004275" calcext:value-type="float">
            <text:p>-0.001046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163" calcext:value-type="float">
            <text:p>163</text:p>
          </table:table-cell>
          <table:table-cell office:value-type="float" office:value="63625439805834.6" calcext:value-type="float">
            <text:p>63625439805834.6</text:p>
          </table:table-cell>
          <table:table-cell table:formula="of:=([.C164]-[.C163])/1000" office:value-type="float" office:value="2.001328125" calcext:value-type="float">
            <text:p>2.0013</text:p>
          </table:table-cell>
          <table:table-cell table:formula="of:=[.D164]+[.E163]" office:value-type="float" office:value="324.0002421875" calcext:value-type="float">
            <text:p>324.0002</text:p>
          </table:table-cell>
          <table:table-cell table:style-name="ce6" table:formula="of:=[.E164]-2*([.$B164]-1)" office:value-type="float" office:value="0.000242187500191449" calcext:value-type="float">
            <text:p>0.0002421875</text:p>
          </table:table-cell>
          <table:table-cell table:style-name="Default" office:value-type="float" office:value="63625440468559.7" calcext:value-type="float">
            <text:p>63625440468559.7</text:p>
          </table:table-cell>
          <table:table-cell table:style-name="ce4" table:formula="of:=([.G164]-[.G163])/1000" office:value-type="float" office:value="2.0025390625" calcext:value-type="float">
            <text:p>2.0025</text:p>
          </table:table-cell>
          <table:table-cell table:style-name="ce4" table:formula="of:=[.H164]+[.I163]" office:value-type="float" office:value="324.0003203125" calcext:value-type="float">
            <text:p>324.0003</text:p>
          </table:table-cell>
          <table:table-cell table:style-name="ce7" table:formula="of:=[.I164]-2*([.$B164]-1)" office:value-type="float" office:value="0.000320312499866304" calcext:value-type="float">
            <text:p>0.0003203125</text:p>
          </table:table-cell>
          <table:table-cell table:style-name="Default" office:value-type="float" office:value="63625440938526.3" calcext:value-type="float">
            <text:p>63625440938526.3</text:p>
          </table:table-cell>
          <table:table-cell table:style-name="ce4" table:formula="of:=([.K164]-[.K163])/1000" office:value-type="float" office:value="1.999625" calcext:value-type="float">
            <text:p>1.9996</text:p>
          </table:table-cell>
          <table:table-cell table:style-name="ce4" table:formula="of:=[.L164]+[.M163]" office:value-type="float" office:value="323.9989765625" calcext:value-type="float">
            <text:p>323.9990</text:p>
          </table:table-cell>
          <table:table-cell table:style-name="ce8" table:formula="of:=[.M164]-2*([.$B164]-1)" office:value-type="float" office:value="-0.00102343749989586" calcext:value-type="float">
            <text:p>-0.0010234375</text:p>
          </table:table-cell>
          <table:table-cell table:style-name="Default" office:value-type="float" office:value="63625441415259.4" calcext:value-type="float">
            <text:p>63625441415259.4</text:p>
          </table:table-cell>
          <table:table-cell table:style-name="ce4" table:formula="of:=([.O164]-[.O163])/1000" office:value-type="float" office:value="1.999828125" calcext:value-type="float">
            <text:p>1.9998</text:p>
          </table:table-cell>
          <table:table-cell table:style-name="ce4" table:formula="of:=[.P164]+[.Q163]" office:value-type="float" office:value="324.000265625" calcext:value-type="float">
            <text:p>324.0003</text:p>
          </table:table-cell>
          <table:table-cell table:style-name="ce9" table:formula="of:=[.Q164]-2*([.$B164]-1)" office:value-type="float" office:value="0.000265625000110958" calcext:value-type="float">
            <text:p>0.000265625</text:p>
          </table:table-cell>
          <table:table-cell table:style-name="Default" office:value-type="float" office:value="63625441914391.9" calcext:value-type="float">
            <text:p>63625441914391.9</text:p>
          </table:table-cell>
          <table:table-cell table:style-name="ce4" table:formula="of:=([.S164]-[.S163])/1000" office:value-type="float" office:value="2.002375" calcext:value-type="float">
            <text:p>2.0024</text:p>
          </table:table-cell>
          <table:table-cell table:style-name="ce4" table:formula="of:=[.T164]+[.U163]" office:value-type="float" office:value="324.0006015625" calcext:value-type="float">
            <text:p>324.0006</text:p>
          </table:table-cell>
          <table:table-cell table:style-name="ce10" table:formula="of:=[.U164]-2*([.$B164]-1)" office:value-type="float" office:value="0.000601562499809916" calcext:value-type="float">
            <text:p>0.0006015625</text:p>
          </table:table-cell>
          <table:table-cell table:style-name="Default" office:value-type="float" office:value="63625442404061.2" calcext:value-type="float">
            <text:p>63625442404061.2</text:p>
          </table:table-cell>
          <table:table-cell table:style-name="ce4" table:formula="of:=([.W164]-[.W163])/1000" office:value-type="float" office:value="1.9976796875" calcext:value-type="float">
            <text:p>1.9977</text:p>
          </table:table-cell>
          <table:table-cell table:style-name="ce4" table:formula="of:=[.X164]+[.Y163]" office:value-type="float" office:value="323.9982890625" calcext:value-type="float">
            <text:p>323.9983</text:p>
          </table:table-cell>
          <table:table-cell table:style-name="ce11" table:formula="of:=[.Y164]-2*([.$B164]-1)" office:value-type="float" office:value="-0.00171093749997908" calcext:value-type="float">
            <text:p>-0.0017109375</text:p>
          </table:table-cell>
          <table:table-cell table:style-name="Default" office:value-type="float" office:value="63625442881932.2" calcext:value-type="float">
            <text:p>63625442881932.2</text:p>
          </table:table-cell>
          <table:table-cell table:style-name="ce4" table:formula="of:=([.AA164]-[.AA163])/1000" office:value-type="float" office:value="2.0028359375" calcext:value-type="float">
            <text:p>2.0028</text:p>
          </table:table-cell>
          <table:table-cell table:style-name="ce4" table:formula="of:=[.AB164]+[.AC163]" office:value-type="float" office:value="324.0010625" calcext:value-type="float">
            <text:p>324.0011</text:p>
          </table:table-cell>
          <table:table-cell table:style-name="ce12" table:formula="of:=[.AC164]-2*([.$B164]-1)" office:value-type="float" office:value="0.00106250000010277" calcext:value-type="float">
            <text:p>0.0010625</text:p>
          </table:table-cell>
          <table:table-cell table:style-name="Default" office:value-type="float" office:value="63625443343817" calcext:value-type="float">
            <text:p>63625443343817</text:p>
          </table:table-cell>
          <table:table-cell table:style-name="ce4" table:formula="of:=([.AE164]-[.AE163])/1000" office:value-type="float" office:value="2.0003671875" calcext:value-type="float">
            <text:p>2.0004</text:p>
          </table:table-cell>
          <table:table-cell table:style-name="ce4" table:formula="of:=[.AF164]+[.AG163]" office:value-type="float" office:value="323.999" calcext:value-type="float">
            <text:p>323.9990</text:p>
          </table:table-cell>
          <table:table-cell table:style-name="ce13" table:formula="of:=[.AG164]-2*([.$B164]-1)" office:value-type="float" office:value="-0.000999999999805823" calcext:value-type="float">
            <text:p>-0.001</text:p>
          </table:table-cell>
          <table:table-cell table:style-name="Default" office:value-type="float" office:value="63625443807607.4" calcext:value-type="float">
            <text:p>63625443807607.4</text:p>
          </table:table-cell>
          <table:table-cell table:style-name="ce4" table:formula="of:=([.AI164]-[.AI163])/1000" office:value-type="float" office:value="2.00046875" calcext:value-type="float">
            <text:p>2.0005</text:p>
          </table:table-cell>
          <table:table-cell table:style-name="ce4" table:formula="of:=[.AJ164]+[.AK163]" office:value-type="float" office:value="323.99928125" calcext:value-type="float">
            <text:p>323.9993</text:p>
          </table:table-cell>
          <table:table-cell table:style-name="ce14" table:formula="of:=[.AK164]-2*([.$B164]-1)" office:value-type="float" office:value="-0.000718750000032742" calcext:value-type="float">
            <text:p>-0.00071875</text:p>
          </table:table-cell>
          <table:table-cell table:style-name="Default" office:value-type="float" office:value="63625444283899.3" calcext:value-type="float">
            <text:p>63625444283899.3</text:p>
          </table:table-cell>
          <table:table-cell table:style-name="ce4" table:formula="of:=([.AM164]-[.AM163])/1000" office:value-type="float" office:value="1.9990859375" calcext:value-type="float">
            <text:p>1.9991</text:p>
          </table:table-cell>
          <table:table-cell table:style-name="ce4" table:formula="of:=[.AN164]+[.AO163]" office:value-type="float" office:value="323.9983828125" calcext:value-type="float">
            <text:p>323.9984</text:p>
          </table:table-cell>
          <table:table-cell table:style-name="ce15" table:formula="of:=[.AO164]-2*([.$B164]-1)" office:value-type="float" office:value="-0.00161718749990314" calcext:value-type="float">
            <text:p>-0.0016171875</text:p>
          </table:table-cell>
          <table:table-cell table:style-name="Default" office:value-type="float" office:value="63625444746226.3" calcext:value-type="float">
            <text:p>63625444746226.3</text:p>
          </table:table-cell>
          <table:table-cell table:style-name="ce4" table:formula="of:=([.AQ164]-[.AQ163])/1000" office:value-type="float" office:value="2.0001796875" calcext:value-type="float">
            <text:p>2.0002</text:p>
          </table:table-cell>
          <table:table-cell table:style-name="ce4" table:formula="of:=[.AR164]+[.AS163]" office:value-type="float" office:value="323.9983671875" calcext:value-type="float">
            <text:p>323.9984</text:p>
          </table:table-cell>
          <table:table-cell table:style-name="ce16" table:formula="of:=[.AS164]-2*([.$B164]-1)" office:value-type="float" office:value="-0.00163281250002001" calcext:value-type="float">
            <text:p>-0.0016328125</text:p>
          </table:table-cell>
          <table:table-cell table:style-name="Default" office:value-type="float" office:value="63625445216874" calcext:value-type="float">
            <text:p>63625445216874</text:p>
          </table:table-cell>
          <table:table-cell table:style-name="ce4" table:formula="of:=([.AU164]-[.AU163])/1000" office:value-type="float" office:value="2.0020234375" calcext:value-type="float">
            <text:p>2.0020</text:p>
          </table:table-cell>
          <table:table-cell table:style-name="ce4" table:formula="of:=[.AV164]+[.AW163]" office:value-type="float" office:value="324.0009765625" calcext:value-type="float">
            <text:p>324.0010</text:p>
          </table:table-cell>
          <table:table-cell table:style-name="ce17" table:formula="of:=[.AW164]-2*([.$B164]-1)" office:value-type="float" office:value="0.000976562499943157" calcext:value-type="float">
            <text:p>0.0009765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164" calcext:value-type="float">
            <text:p>164</text:p>
          </table:table-cell>
          <table:table-cell office:value-type="float" office:value="63625439807832.4" calcext:value-type="float">
            <text:p>63625439807832.4</text:p>
          </table:table-cell>
          <table:table-cell table:formula="of:=([.C165]-[.C164])/1000" office:value-type="float" office:value="1.9978203125" calcext:value-type="float">
            <text:p>1.9978</text:p>
          </table:table-cell>
          <table:table-cell table:formula="of:=[.D165]+[.E164]" office:value-type="float" office:value="325.9980625" calcext:value-type="float">
            <text:p>325.9981</text:p>
          </table:table-cell>
          <table:table-cell table:style-name="ce6" table:formula="of:=[.E165]-2*([.$B165]-1)" office:value-type="float" office:value="-0.00193749999982629" calcext:value-type="float">
            <text:p>-0.0019375</text:p>
          </table:table-cell>
          <table:table-cell table:style-name="Default" office:value-type="float" office:value="63625440470558.4" calcext:value-type="float">
            <text:p>63625440470558.4</text:p>
          </table:table-cell>
          <table:table-cell table:style-name="ce4" table:formula="of:=([.G165]-[.G164])/1000" office:value-type="float" office:value="1.9986953125" calcext:value-type="float">
            <text:p>1.9987</text:p>
          </table:table-cell>
          <table:table-cell table:style-name="ce4" table:formula="of:=[.H165]+[.I164]" office:value-type="float" office:value="325.999015625" calcext:value-type="float">
            <text:p>325.9990</text:p>
          </table:table-cell>
          <table:table-cell table:style-name="ce7" table:formula="of:=[.I165]-2*([.$B165]-1)" office:value-type="float" office:value="-0.0009843750001437" calcext:value-type="float">
            <text:p>-0.000984375</text:p>
          </table:table-cell>
          <table:table-cell table:style-name="Default" office:value-type="float" office:value="63625440940525.8" calcext:value-type="float">
            <text:p>63625440940525.8</text:p>
          </table:table-cell>
          <table:table-cell table:style-name="ce4" table:formula="of:=([.K165]-[.K164])/1000" office:value-type="float" office:value="1.9995625" calcext:value-type="float">
            <text:p>1.9996</text:p>
          </table:table-cell>
          <table:table-cell table:style-name="ce4" table:formula="of:=[.L165]+[.M164]" office:value-type="float" office:value="325.9985390625" calcext:value-type="float">
            <text:p>325.9985</text:p>
          </table:table-cell>
          <table:table-cell table:style-name="ce8" table:formula="of:=[.M165]-2*([.$B165]-1)" office:value-type="float" office:value="-0.00146093749987131" calcext:value-type="float">
            <text:p>-0.0014609375</text:p>
          </table:table-cell>
          <table:table-cell table:style-name="Default" office:value-type="float" office:value="63625441417258.4" calcext:value-type="float">
            <text:p>63625441417258.4</text:p>
          </table:table-cell>
          <table:table-cell table:style-name="ce4" table:formula="of:=([.O165]-[.O164])/1000" office:value-type="float" office:value="1.9989921875" calcext:value-type="float">
            <text:p>1.9990</text:p>
          </table:table-cell>
          <table:table-cell table:style-name="ce4" table:formula="of:=[.P165]+[.Q164]" office:value-type="float" office:value="325.9992578125" calcext:value-type="float">
            <text:p>325.9993</text:p>
          </table:table-cell>
          <table:table-cell table:style-name="ce9" table:formula="of:=[.Q165]-2*([.$B165]-1)" office:value-type="float" office:value="-0.000742187499895408" calcext:value-type="float">
            <text:p>-0.0007421875</text:p>
          </table:table-cell>
          <table:table-cell table:style-name="Default" office:value-type="float" office:value="63625441916390" calcext:value-type="float">
            <text:p>63625441916390</text:p>
          </table:table-cell>
          <table:table-cell table:style-name="ce4" table:formula="of:=([.S165]-[.S164])/1000" office:value-type="float" office:value="1.998078125" calcext:value-type="float">
            <text:p>1.9981</text:p>
          </table:table-cell>
          <table:table-cell table:style-name="ce4" table:formula="of:=[.T165]+[.U164]" office:value-type="float" office:value="325.9986796875" calcext:value-type="float">
            <text:p>325.9987</text:p>
          </table:table-cell>
          <table:table-cell table:style-name="ce10" table:formula="of:=[.U165]-2*([.$B165]-1)" office:value-type="float" office:value="-0.00132031250018372" calcext:value-type="float">
            <text:p>-0.0013203125</text:p>
          </table:table-cell>
          <table:table-cell table:style-name="Default" office:value-type="float" office:value="63625442406060.8" calcext:value-type="float">
            <text:p>63625442406060.8</text:p>
          </table:table-cell>
          <table:table-cell table:style-name="ce4" table:formula="of:=([.W165]-[.W164])/1000" office:value-type="float" office:value="1.9996015625" calcext:value-type="float">
            <text:p>1.9996</text:p>
          </table:table-cell>
          <table:table-cell table:style-name="ce4" table:formula="of:=[.X165]+[.Y164]" office:value-type="float" office:value="325.997890625" calcext:value-type="float">
            <text:p>325.9979</text:p>
          </table:table-cell>
          <table:table-cell table:style-name="ce11" table:formula="of:=[.Y165]-2*([.$B165]-1)" office:value-type="float" office:value="-0.00210937499997499" calcext:value-type="float">
            <text:p>-0.002109375</text:p>
          </table:table-cell>
          <table:table-cell table:style-name="Default" office:value-type="float" office:value="63625442883931.4" calcext:value-type="float">
            <text:p>63625442883931.4</text:p>
          </table:table-cell>
          <table:table-cell table:style-name="ce4" table:formula="of:=([.AA165]-[.AA164])/1000" office:value-type="float" office:value="1.999265625" calcext:value-type="float">
            <text:p>1.9993</text:p>
          </table:table-cell>
          <table:table-cell table:style-name="ce4" table:formula="of:=[.AB165]+[.AC164]" office:value-type="float" office:value="326.000328125" calcext:value-type="float">
            <text:p>326.0003</text:p>
          </table:table-cell>
          <table:table-cell table:style-name="ce12" table:formula="of:=[.AC165]-2*([.$B165]-1)" office:value-type="float" office:value="0.000328125000123691" calcext:value-type="float">
            <text:p>0.000328125</text:p>
          </table:table-cell>
          <table:table-cell table:style-name="Default" office:value-type="float" office:value="63625443345815.9" calcext:value-type="float">
            <text:p>63625443345815.9</text:p>
          </table:table-cell>
          <table:table-cell table:style-name="ce4" table:formula="of:=([.AE165]-[.AE164])/1000" office:value-type="float" office:value="1.998953125" calcext:value-type="float">
            <text:p>1.9990</text:p>
          </table:table-cell>
          <table:table-cell table:style-name="ce4" table:formula="of:=[.AF165]+[.AG164]" office:value-type="float" office:value="325.997953125" calcext:value-type="float">
            <text:p>325.9980</text:p>
          </table:table-cell>
          <table:table-cell table:style-name="ce13" table:formula="of:=[.AG165]-2*([.$B165]-1)" office:value-type="float" office:value="-0.00204687499979173" calcext:value-type="float">
            <text:p>-0.002046875</text:p>
          </table:table-cell>
          <table:table-cell table:style-name="Default" office:value-type="float" office:value="63625443809607" calcext:value-type="float">
            <text:p>63625443809607</text:p>
          </table:table-cell>
          <table:table-cell table:style-name="ce4" table:formula="of:=([.AI165]-[.AI164])/1000" office:value-type="float" office:value="1.9995859375" calcext:value-type="float">
            <text:p>1.9996</text:p>
          </table:table-cell>
          <table:table-cell table:style-name="ce4" table:formula="of:=[.AJ165]+[.AK164]" office:value-type="float" office:value="325.9988671875" calcext:value-type="float">
            <text:p>325.9989</text:p>
          </table:table-cell>
          <table:table-cell table:style-name="ce14" table:formula="of:=[.AK165]-2*([.$B165]-1)" office:value-type="float" office:value="-0.00113281250003183" calcext:value-type="float">
            <text:p>-0.0011328125</text:p>
          </table:table-cell>
          <table:table-cell table:style-name="Default" office:value-type="float" office:value="63625444285901" calcext:value-type="float">
            <text:p>63625444285901</text:p>
          </table:table-cell>
          <table:table-cell table:style-name="ce4" table:formula="of:=([.AM165]-[.AM164])/1000" office:value-type="float" office:value="2.0016796875" calcext:value-type="float">
            <text:p>2.0017</text:p>
          </table:table-cell>
          <table:table-cell table:style-name="ce4" table:formula="of:=[.AN165]+[.AO164]" office:value-type="float" office:value="326.0000625" calcext:value-type="float">
            <text:p>326.0001</text:p>
          </table:table-cell>
          <table:table-cell table:style-name="ce15" table:formula="of:=[.AO165]-2*([.$B165]-1)" office:value-type="float" office:value="0.0000625000000695763" calcext:value-type="float">
            <text:p>0.0000625</text:p>
          </table:table-cell>
          <table:table-cell table:style-name="Default" office:value-type="float" office:value="63625444748226" calcext:value-type="float">
            <text:p>63625444748226</text:p>
          </table:table-cell>
          <table:table-cell table:style-name="ce4" table:formula="of:=([.AQ165]-[.AQ164])/1000" office:value-type="float" office:value="1.99971875" calcext:value-type="float">
            <text:p>1.9997</text:p>
          </table:table-cell>
          <table:table-cell table:style-name="ce4" table:formula="of:=[.AR165]+[.AS164]" office:value-type="float" office:value="325.9980859375" calcext:value-type="float">
            <text:p>325.9981</text:p>
          </table:table-cell>
          <table:table-cell table:style-name="ce16" table:formula="of:=[.AS165]-2*([.$B165]-1)" office:value-type="float" office:value="-0.00191406250002046" calcext:value-type="float">
            <text:p>-0.0019140625</text:p>
          </table:table-cell>
          <table:table-cell table:style-name="Default" office:value-type="float" office:value="63625445218870.7" calcext:value-type="float">
            <text:p>63625445218870.7</text:p>
          </table:table-cell>
          <table:table-cell table:style-name="ce4" table:formula="of:=([.AU165]-[.AU164])/1000" office:value-type="float" office:value="1.9966484375" calcext:value-type="float">
            <text:p>1.9966</text:p>
          </table:table-cell>
          <table:table-cell table:style-name="ce4" table:formula="of:=[.AV165]+[.AW164]" office:value-type="float" office:value="325.997625" calcext:value-type="float">
            <text:p>325.9976</text:p>
          </table:table-cell>
          <table:table-cell table:style-name="ce17" table:formula="of:=[.AW165]-2*([.$B165]-1)" office:value-type="float" office:value="-0.0023750000000291" calcext:value-type="float">
            <text:p>-0.002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165" calcext:value-type="float">
            <text:p>165</text:p>
          </table:table-cell>
          <table:table-cell office:value-type="float" office:value="63625439809832.8" calcext:value-type="float">
            <text:p>63625439809832.8</text:p>
          </table:table-cell>
          <table:table-cell table:formula="of:=([.C166]-[.C165])/1000" office:value-type="float" office:value="2.0003671875" calcext:value-type="float">
            <text:p>2.0004</text:p>
          </table:table-cell>
          <table:table-cell table:formula="of:=[.D166]+[.E165]" office:value-type="float" office:value="327.9984296875" calcext:value-type="float">
            <text:p>327.9984</text:p>
          </table:table-cell>
          <table:table-cell table:style-name="ce6" table:formula="of:=[.E166]-2*([.$B166]-1)" office:value-type="float" office:value="-0.00157031249983675" calcext:value-type="float">
            <text:p>-0.0015703125</text:p>
          </table:table-cell>
          <table:table-cell table:style-name="Default" office:value-type="float" office:value="63625440472558.9" calcext:value-type="float">
            <text:p>63625440472558.9</text:p>
          </table:table-cell>
          <table:table-cell table:style-name="ce4" table:formula="of:=([.G166]-[.G165])/1000" office:value-type="float" office:value="2.000484375" calcext:value-type="float">
            <text:p>2.0005</text:p>
          </table:table-cell>
          <table:table-cell table:style-name="ce4" table:formula="of:=[.H166]+[.I165]" office:value-type="float" office:value="327.9995" calcext:value-type="float">
            <text:p>327.9995</text:p>
          </table:table-cell>
          <table:table-cell table:style-name="ce7" table:formula="of:=[.I166]-2*([.$B166]-1)" office:value-type="float" office:value="-0.000500000000158707" calcext:value-type="float">
            <text:p>-0.0005</text:p>
          </table:table-cell>
          <table:table-cell table:style-name="Default" office:value-type="float" office:value="63625440942527.5" calcext:value-type="float">
            <text:p>63625440942527.5</text:p>
          </table:table-cell>
          <table:table-cell table:style-name="ce4" table:formula="of:=([.K166]-[.K165])/1000" office:value-type="float" office:value="2.0016640625" calcext:value-type="float">
            <text:p>2.0017</text:p>
          </table:table-cell>
          <table:table-cell table:style-name="ce4" table:formula="of:=[.L166]+[.M165]" office:value-type="float" office:value="328.000203125" calcext:value-type="float">
            <text:p>328.0002</text:p>
          </table:table-cell>
          <table:table-cell table:style-name="ce8" table:formula="of:=[.M166]-2*([.$B166]-1)" office:value-type="float" office:value="0.000203125000155069" calcext:value-type="float">
            <text:p>0.000203125</text:p>
          </table:table-cell>
          <table:table-cell table:style-name="Default" office:value-type="float" office:value="63625441419257.1" calcext:value-type="float">
            <text:p>63625441419257.1</text:p>
          </table:table-cell>
          <table:table-cell table:style-name="ce4" table:formula="of:=([.O166]-[.O165])/1000" office:value-type="float" office:value="1.9987265625" calcext:value-type="float">
            <text:p>1.9987</text:p>
          </table:table-cell>
          <table:table-cell table:style-name="ce4" table:formula="of:=[.P166]+[.Q165]" office:value-type="float" office:value="327.997984375" calcext:value-type="float">
            <text:p>327.9980</text:p>
          </table:table-cell>
          <table:table-cell table:style-name="ce9" table:formula="of:=[.Q166]-2*([.$B166]-1)" office:value-type="float" office:value="-0.00201562499989905" calcext:value-type="float">
            <text:p>-0.002015625</text:p>
          </table:table-cell>
          <table:table-cell table:style-name="Default" office:value-type="float" office:value="63625441918391.5" calcext:value-type="float">
            <text:p>63625441918391.5</text:p>
          </table:table-cell>
          <table:table-cell table:style-name="ce4" table:formula="of:=([.S166]-[.S165])/1000" office:value-type="float" office:value="2.0015078125" calcext:value-type="float">
            <text:p>2.0015</text:p>
          </table:table-cell>
          <table:table-cell table:style-name="ce4" table:formula="of:=[.T166]+[.U165]" office:value-type="float" office:value="328.0001875" calcext:value-type="float">
            <text:p>328.0002</text:p>
          </table:table-cell>
          <table:table-cell table:style-name="ce10" table:formula="of:=[.U166]-2*([.$B166]-1)" office:value-type="float" office:value="0.000187499999810825" calcext:value-type="float">
            <text:p>0.0001875</text:p>
          </table:table-cell>
          <table:table-cell table:style-name="Default" office:value-type="float" office:value="63625442408062.2" calcext:value-type="float">
            <text:p>63625442408062.2</text:p>
          </table:table-cell>
          <table:table-cell table:style-name="ce4" table:formula="of:=([.W166]-[.W165])/1000" office:value-type="float" office:value="2.0014609375" calcext:value-type="float">
            <text:p>2.0015</text:p>
          </table:table-cell>
          <table:table-cell table:style-name="ce4" table:formula="of:=[.X166]+[.Y165]" office:value-type="float" office:value="327.9993515625" calcext:value-type="float">
            <text:p>327.9994</text:p>
          </table:table-cell>
          <table:table-cell table:style-name="ce11" table:formula="of:=[.Y166]-2*([.$B166]-1)" office:value-type="float" office:value="-0.000648437499989996" calcext:value-type="float">
            <text:p>-0.0006484375</text:p>
          </table:table-cell>
          <table:table-cell table:style-name="Default" office:value-type="float" office:value="63625442885929.6" calcext:value-type="float">
            <text:p>63625442885929.6</text:p>
          </table:table-cell>
          <table:table-cell table:style-name="ce4" table:formula="of:=([.AA166]-[.AA165])/1000" office:value-type="float" office:value="1.9981875" calcext:value-type="float">
            <text:p>1.9982</text:p>
          </table:table-cell>
          <table:table-cell table:style-name="ce4" table:formula="of:=[.AB166]+[.AC165]" office:value-type="float" office:value="327.998515625" calcext:value-type="float">
            <text:p>327.9985</text:p>
          </table:table-cell>
          <table:table-cell table:style-name="ce12" table:formula="of:=[.AC166]-2*([.$B166]-1)" office:value-type="float" office:value="-0.0014843749999045" calcext:value-type="float">
            <text:p>-0.001484375</text:p>
          </table:table-cell>
          <table:table-cell table:style-name="Default" office:value-type="float" office:value="63625443347816.9" calcext:value-type="float">
            <text:p>63625443347816.9</text:p>
          </table:table-cell>
          <table:table-cell table:style-name="ce4" table:formula="of:=([.AE166]-[.AE165])/1000" office:value-type="float" office:value="2.0009453125" calcext:value-type="float">
            <text:p>2.0009</text:p>
          </table:table-cell>
          <table:table-cell table:style-name="ce4" table:formula="of:=[.AF166]+[.AG165]" office:value-type="float" office:value="327.9988984375" calcext:value-type="float">
            <text:p>327.9989</text:p>
          </table:table-cell>
          <table:table-cell table:style-name="ce13" table:formula="of:=[.AG166]-2*([.$B166]-1)" office:value-type="float" office:value="-0.00110156249979809" calcext:value-type="float">
            <text:p>-0.0011015625</text:p>
          </table:table-cell>
          <table:table-cell table:style-name="Default" office:value-type="float" office:value="63625443811607.5" calcext:value-type="float">
            <text:p>63625443811607.5</text:p>
          </table:table-cell>
          <table:table-cell table:style-name="ce4" table:formula="of:=([.AI166]-[.AI165])/1000" office:value-type="float" office:value="2.00059375" calcext:value-type="float">
            <text:p>2.0006</text:p>
          </table:table-cell>
          <table:table-cell table:style-name="ce4" table:formula="of:=[.AJ166]+[.AK165]" office:value-type="float" office:value="327.9994609375" calcext:value-type="float">
            <text:p>327.9995</text:p>
          </table:table-cell>
          <table:table-cell table:style-name="ce14" table:formula="of:=[.AK166]-2*([.$B166]-1)" office:value-type="float" office:value="-0.000539062500024556" calcext:value-type="float">
            <text:p>-0.0005390625</text:p>
          </table:table-cell>
          <table:table-cell table:style-name="Default" office:value-type="float" office:value="63625444287901" calcext:value-type="float">
            <text:p>63625444287901</text:p>
          </table:table-cell>
          <table:table-cell table:style-name="ce4" table:formula="of:=([.AM166]-[.AM165])/1000" office:value-type="float" office:value="1.9999609375" calcext:value-type="float">
            <text:p>2.0000</text:p>
          </table:table-cell>
          <table:table-cell table:style-name="ce4" table:formula="of:=[.AN166]+[.AO165]" office:value-type="float" office:value="328.0000234375" calcext:value-type="float">
            <text:p>328.0000</text:p>
          </table:table-cell>
          <table:table-cell table:style-name="ce15" table:formula="of:=[.AO166]-2*([.$B166]-1)" office:value-type="float" office:value="0.00002343750009004" calcext:value-type="float">
            <text:p>2.343750009004E-05</text:p>
          </table:table-cell>
          <table:table-cell table:style-name="Default" office:value-type="float" office:value="63625444750227.1" calcext:value-type="float">
            <text:p>63625444750227.1</text:p>
          </table:table-cell>
          <table:table-cell table:style-name="ce4" table:formula="of:=([.AQ166]-[.AQ165])/1000" office:value-type="float" office:value="2.001140625" calcext:value-type="float">
            <text:p>2.0011</text:p>
          </table:table-cell>
          <table:table-cell table:style-name="ce4" table:formula="of:=[.AR166]+[.AS165]" office:value-type="float" office:value="327.9992265625" calcext:value-type="float">
            <text:p>327.9992</text:p>
          </table:table-cell>
          <table:table-cell table:style-name="ce16" table:formula="of:=[.AS166]-2*([.$B166]-1)" office:value-type="float" office:value="-0.000773437500015461" calcext:value-type="float">
            <text:p>-0.0007734375</text:p>
          </table:table-cell>
          <table:table-cell table:style-name="Default" office:value-type="float" office:value="63625445220871.1" calcext:value-type="float">
            <text:p>63625445220871.1</text:p>
          </table:table-cell>
          <table:table-cell table:style-name="ce4" table:formula="of:=([.AU166]-[.AU165])/1000" office:value-type="float" office:value="2.0003984375" calcext:value-type="float">
            <text:p>2.0004</text:p>
          </table:table-cell>
          <table:table-cell table:style-name="ce4" table:formula="of:=[.AV166]+[.AW165]" office:value-type="float" office:value="327.9980234375" calcext:value-type="float">
            <text:p>327.9980</text:p>
          </table:table-cell>
          <table:table-cell table:style-name="ce17" table:formula="of:=[.AW166]-2*([.$B166]-1)" office:value-type="float" office:value="-0.0019765625000332" calcext:value-type="float">
            <text:p>-0.0019765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166" calcext:value-type="float">
            <text:p>166</text:p>
          </table:table-cell>
          <table:table-cell office:value-type="float" office:value="63625439811834.2" calcext:value-type="float">
            <text:p>63625439811834.2</text:p>
          </table:table-cell>
          <table:table-cell table:formula="of:=([.C167]-[.C166])/1000" office:value-type="float" office:value="2.001390625" calcext:value-type="float">
            <text:p>2.0014</text:p>
          </table:table-cell>
          <table:table-cell table:formula="of:=[.D167]+[.E166]" office:value-type="float" office:value="329.9998203125" calcext:value-type="float">
            <text:p>329.9998</text:p>
          </table:table-cell>
          <table:table-cell table:style-name="ce6" table:formula="of:=[.E167]-2*([.$B167]-1)" office:value-type="float" office:value="-0.000179687499837655" calcext:value-type="float">
            <text:p>-0.0001796875</text:p>
          </table:table-cell>
          <table:table-cell table:style-name="Default" office:value-type="float" office:value="63625440474560" calcext:value-type="float">
            <text:p>63625440474560</text:p>
          </table:table-cell>
          <table:table-cell table:style-name="ce4" table:formula="of:=([.G167]-[.G166])/1000" office:value-type="float" office:value="2.001078125" calcext:value-type="float">
            <text:p>2.0011</text:p>
          </table:table-cell>
          <table:table-cell table:style-name="ce4" table:formula="of:=[.H167]+[.I166]" office:value-type="float" office:value="330.000578125" calcext:value-type="float">
            <text:p>330.0006</text:p>
          </table:table-cell>
          <table:table-cell table:style-name="ce7" table:formula="of:=[.I167]-2*([.$B167]-1)" office:value-type="float" office:value="0.000578124999833563" calcext:value-type="float">
            <text:p>0.000578125</text:p>
          </table:table-cell>
          <table:table-cell table:style-name="Default" office:value-type="float" office:value="63625440944525.1" calcext:value-type="float">
            <text:p>63625440944525.1</text:p>
          </table:table-cell>
          <table:table-cell table:style-name="ce4" table:formula="of:=([.K167]-[.K166])/1000" office:value-type="float" office:value="1.9976484375" calcext:value-type="float">
            <text:p>1.9976</text:p>
          </table:table-cell>
          <table:table-cell table:style-name="ce4" table:formula="of:=[.L167]+[.M166]" office:value-type="float" office:value="329.9978515625" calcext:value-type="float">
            <text:p>329.9979</text:p>
          </table:table-cell>
          <table:table-cell table:style-name="ce8" table:formula="of:=[.M167]-2*([.$B167]-1)" office:value-type="float" office:value="-0.00214843749984084" calcext:value-type="float">
            <text:p>-0.0021484375</text:p>
          </table:table-cell>
          <table:table-cell table:style-name="Default" office:value-type="float" office:value="63625441421258.5" calcext:value-type="float">
            <text:p>63625441421258.5</text:p>
          </table:table-cell>
          <table:table-cell table:style-name="ce4" table:formula="of:=([.O167]-[.O166])/1000" office:value-type="float" office:value="2.00140625" calcext:value-type="float">
            <text:p>2.0014</text:p>
          </table:table-cell>
          <table:table-cell table:style-name="ce4" table:formula="of:=[.P167]+[.Q166]" office:value-type="float" office:value="329.999390625" calcext:value-type="float">
            <text:p>329.9994</text:p>
          </table:table-cell>
          <table:table-cell table:style-name="ce9" table:formula="of:=[.Q167]-2*([.$B167]-1)" office:value-type="float" office:value="-0.000609374999896772" calcext:value-type="float">
            <text:p>-0.000609375</text:p>
          </table:table-cell>
          <table:table-cell table:style-name="Default" office:value-type="float" office:value="63625441920391.7" calcext:value-type="float">
            <text:p>63625441920391.7</text:p>
          </table:table-cell>
          <table:table-cell table:style-name="ce4" table:formula="of:=([.S167]-[.S166])/1000" office:value-type="float" office:value="2.000203125" calcext:value-type="float">
            <text:p>2.0002</text:p>
          </table:table-cell>
          <table:table-cell table:style-name="ce4" table:formula="of:=[.T167]+[.U166]" office:value-type="float" office:value="330.000390625" calcext:value-type="float">
            <text:p>330.0004</text:p>
          </table:table-cell>
          <table:table-cell table:style-name="ce10" table:formula="of:=[.U167]-2*([.$B167]-1)" office:value-type="float" office:value="0.000390624999795364" calcext:value-type="float">
            <text:p>0.000390625</text:p>
          </table:table-cell>
          <table:table-cell table:style-name="Default" office:value-type="float" office:value="63625442410061.5" calcext:value-type="float">
            <text:p>63625442410061.5</text:p>
          </table:table-cell>
          <table:table-cell table:style-name="ce4" table:formula="of:=([.W167]-[.W166])/1000" office:value-type="float" office:value="1.999328125" calcext:value-type="float">
            <text:p>1.9993</text:p>
          </table:table-cell>
          <table:table-cell table:style-name="ce4" table:formula="of:=[.X167]+[.Y166]" office:value-type="float" office:value="329.9986796875" calcext:value-type="float">
            <text:p>329.9987</text:p>
          </table:table-cell>
          <table:table-cell table:style-name="ce11" table:formula="of:=[.Y167]-2*([.$B167]-1)" office:value-type="float" office:value="-0.00132031250001319" calcext:value-type="float">
            <text:p>-0.0013203125</text:p>
          </table:table-cell>
          <table:table-cell table:style-name="Default" office:value-type="float" office:value="63625442887929.3" calcext:value-type="float">
            <text:p>63625442887929.3</text:p>
          </table:table-cell>
          <table:table-cell table:style-name="ce4" table:formula="of:=([.AA167]-[.AA166])/1000" office:value-type="float" office:value="1.999703125" calcext:value-type="float">
            <text:p>1.9997</text:p>
          </table:table-cell>
          <table:table-cell table:style-name="ce4" table:formula="of:=[.AB167]+[.AC166]" office:value-type="float" office:value="329.99821875" calcext:value-type="float">
            <text:p>329.9982</text:p>
          </table:table-cell>
          <table:table-cell table:style-name="ce12" table:formula="of:=[.AC167]-2*([.$B167]-1)" office:value-type="float" office:value="-0.00178124999990814" calcext:value-type="float">
            <text:p>-0.00178125</text:p>
          </table:table-cell>
          <table:table-cell table:style-name="Default" office:value-type="float" office:value="63625443349816.4" calcext:value-type="float">
            <text:p>63625443349816.4</text:p>
          </table:table-cell>
          <table:table-cell table:style-name="ce4" table:formula="of:=([.AE167]-[.AE166])/1000" office:value-type="float" office:value="1.9995" calcext:value-type="float">
            <text:p>1.9995</text:p>
          </table:table-cell>
          <table:table-cell table:style-name="ce4" table:formula="of:=[.AF167]+[.AG166]" office:value-type="float" office:value="329.9983984375" calcext:value-type="float">
            <text:p>329.9984</text:p>
          </table:table-cell>
          <table:table-cell table:style-name="ce13" table:formula="of:=[.AG167]-2*([.$B167]-1)" office:value-type="float" office:value="-0.00160156249978627" calcext:value-type="float">
            <text:p>-0.0016015625</text:p>
          </table:table-cell>
          <table:table-cell table:style-name="Default" office:value-type="float" office:value="63625443813606.1" calcext:value-type="float">
            <text:p>63625443813606.1</text:p>
          </table:table-cell>
          <table:table-cell table:style-name="ce4" table:formula="of:=([.AI167]-[.AI166])/1000" office:value-type="float" office:value="1.998578125" calcext:value-type="float">
            <text:p>1.9986</text:p>
          </table:table-cell>
          <table:table-cell table:style-name="ce4" table:formula="of:=[.AJ167]+[.AK166]" office:value-type="float" office:value="329.9980390625" calcext:value-type="float">
            <text:p>329.9980</text:p>
          </table:table-cell>
          <table:table-cell table:style-name="ce14" table:formula="of:=[.AK167]-2*([.$B167]-1)" office:value-type="float" office:value="-0.00196093750003001" calcext:value-type="float">
            <text:p>-0.0019609375</text:p>
          </table:table-cell>
          <table:table-cell table:style-name="Default" office:value-type="float" office:value="63625444289898.9" calcext:value-type="float">
            <text:p>63625444289898.9</text:p>
          </table:table-cell>
          <table:table-cell table:style-name="ce4" table:formula="of:=([.AM167]-[.AM166])/1000" office:value-type="float" office:value="1.9979140625" calcext:value-type="float">
            <text:p>1.9979</text:p>
          </table:table-cell>
          <table:table-cell table:style-name="ce4" table:formula="of:=[.AN167]+[.AO166]" office:value-type="float" office:value="329.9979375" calcext:value-type="float">
            <text:p>329.9979</text:p>
          </table:table-cell>
          <table:table-cell table:style-name="ce15" table:formula="of:=[.AO167]-2*([.$B167]-1)" office:value-type="float" office:value="-0.0020624999999086" calcext:value-type="float">
            <text:p>-0.0020625</text:p>
          </table:table-cell>
          <table:table-cell table:style-name="Default" office:value-type="float" office:value="63625444752226" calcext:value-type="float">
            <text:p>63625444752226</text:p>
          </table:table-cell>
          <table:table-cell table:style-name="ce4" table:formula="of:=([.AQ167]-[.AQ166])/1000" office:value-type="float" office:value="1.9988515625" calcext:value-type="float">
            <text:p>1.9989</text:p>
          </table:table-cell>
          <table:table-cell table:style-name="ce4" table:formula="of:=[.AR167]+[.AS166]" office:value-type="float" office:value="329.998078125" calcext:value-type="float">
            <text:p>329.9981</text:p>
          </table:table-cell>
          <table:table-cell table:style-name="ce16" table:formula="of:=[.AS167]-2*([.$B167]-1)" office:value-type="float" office:value="-0.00192187499999363" calcext:value-type="float">
            <text:p>-0.001921875</text:p>
          </table:table-cell>
          <table:table-cell table:style-name="Default" office:value-type="float" office:value="63625445222885.4" calcext:value-type="float">
            <text:p>63625445222885.4</text:p>
          </table:table-cell>
          <table:table-cell table:style-name="ce4" table:formula="of:=([.AU167]-[.AU166])/1000" office:value-type="float" office:value="2.0143515625" calcext:value-type="float">
            <text:p>2.0144</text:p>
          </table:table-cell>
          <table:table-cell table:style-name="ce4" table:formula="of:=[.AV167]+[.AW166]" office:value-type="float" office:value="330.012375" calcext:value-type="float">
            <text:p>330.0124</text:p>
          </table:table-cell>
          <table:table-cell table:style-name="ce17" table:formula="of:=[.AW167]-2*([.$B167]-1)" office:value-type="float" office:value="0.0123749999999632" calcext:value-type="float">
            <text:p>0.012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167" calcext:value-type="float">
            <text:p>167</text:p>
          </table:table-cell>
          <table:table-cell office:value-type="float" office:value="63625439813832.6" calcext:value-type="float">
            <text:p>63625439813832.6</text:p>
          </table:table-cell>
          <table:table-cell table:formula="of:=([.C168]-[.C167])/1000" office:value-type="float" office:value="1.9984609375" calcext:value-type="float">
            <text:p>1.9985</text:p>
          </table:table-cell>
          <table:table-cell table:formula="of:=[.D168]+[.E167]" office:value-type="float" office:value="331.99828125" calcext:value-type="float">
            <text:p>331.9983</text:p>
          </table:table-cell>
          <table:table-cell table:style-name="ce6" table:formula="of:=[.E168]-2*([.$B168]-1)" office:value-type="float" office:value="-0.00171874999983856" calcext:value-type="float">
            <text:p>-0.00171875</text:p>
          </table:table-cell>
          <table:table-cell table:style-name="Default" office:value-type="float" office:value="63625440476558.1" calcext:value-type="float">
            <text:p>63625440476558.1</text:p>
          </table:table-cell>
          <table:table-cell table:style-name="ce4" table:formula="of:=([.G168]-[.G167])/1000" office:value-type="float" office:value="1.9981328125" calcext:value-type="float">
            <text:p>1.9981</text:p>
          </table:table-cell>
          <table:table-cell table:style-name="ce4" table:formula="of:=[.H168]+[.I167]" office:value-type="float" office:value="331.9987109375" calcext:value-type="float">
            <text:p>331.9987</text:p>
          </table:table-cell>
          <table:table-cell table:style-name="ce7" table:formula="of:=[.I168]-2*([.$B168]-1)" office:value-type="float" office:value="-0.00128906250017735" calcext:value-type="float">
            <text:p>-0.0012890625</text:p>
          </table:table-cell>
          <table:table-cell table:style-name="Default" office:value-type="float" office:value="63625440946526.2" calcext:value-type="float">
            <text:p>63625440946526.2</text:p>
          </table:table-cell>
          <table:table-cell table:style-name="ce4" table:formula="of:=([.K168]-[.K167])/1000" office:value-type="float" office:value="2.0010546875" calcext:value-type="float">
            <text:p>2.0011</text:p>
          </table:table-cell>
          <table:table-cell table:style-name="ce4" table:formula="of:=[.L168]+[.M167]" office:value-type="float" office:value="331.99890625" calcext:value-type="float">
            <text:p>331.9989</text:p>
          </table:table-cell>
          <table:table-cell table:style-name="ce8" table:formula="of:=[.M168]-2*([.$B168]-1)" office:value-type="float" office:value="-0.00109374999982492" calcext:value-type="float">
            <text:p>-0.00109375</text:p>
          </table:table-cell>
          <table:table-cell table:style-name="Default" office:value-type="float" office:value="63625441423259" calcext:value-type="float">
            <text:p>63625441423259</text:p>
          </table:table-cell>
          <table:table-cell table:style-name="ce4" table:formula="of:=([.O168]-[.O167])/1000" office:value-type="float" office:value="2.0004609375" calcext:value-type="float">
            <text:p>2.0005</text:p>
          </table:table-cell>
          <table:table-cell table:style-name="ce4" table:formula="of:=[.P168]+[.Q167]" office:value-type="float" office:value="331.9998515625" calcext:value-type="float">
            <text:p>331.9999</text:p>
          </table:table-cell>
          <table:table-cell table:style-name="ce9" table:formula="of:=[.Q168]-2*([.$B168]-1)" office:value-type="float" office:value="-0.000148437499888132" calcext:value-type="float">
            <text:p>-0.0001484375</text:p>
          </table:table-cell>
          <table:table-cell table:style-name="Default" office:value-type="float" office:value="63625441922390.6" calcext:value-type="float">
            <text:p>63625441922390.6</text:p>
          </table:table-cell>
          <table:table-cell table:style-name="ce4" table:formula="of:=([.S168]-[.S167])/1000" office:value-type="float" office:value="1.9989453125" calcext:value-type="float">
            <text:p>1.9989</text:p>
          </table:table-cell>
          <table:table-cell table:style-name="ce4" table:formula="of:=[.T168]+[.U167]" office:value-type="float" office:value="331.9993359375" calcext:value-type="float">
            <text:p>331.9993</text:p>
          </table:table-cell>
          <table:table-cell table:style-name="ce10" table:formula="of:=[.U168]-2*([.$B168]-1)" office:value-type="float" office:value="-0.000664062500220552" calcext:value-type="float">
            <text:p>-0.0006640625</text:p>
          </table:table-cell>
          <table:table-cell table:style-name="Default" office:value-type="float" office:value="63625442412060.7" calcext:value-type="float">
            <text:p>63625442412060.7</text:p>
          </table:table-cell>
          <table:table-cell table:style-name="ce4" table:formula="of:=([.W168]-[.W167])/1000" office:value-type="float" office:value="1.999171875" calcext:value-type="float">
            <text:p>1.9992</text:p>
          </table:table-cell>
          <table:table-cell table:style-name="ce4" table:formula="of:=[.X168]+[.Y167]" office:value-type="float" office:value="331.9978515625" calcext:value-type="float">
            <text:p>331.9979</text:p>
          </table:table-cell>
          <table:table-cell table:style-name="ce11" table:formula="of:=[.Y168]-2*([.$B168]-1)" office:value-type="float" office:value="-0.00214843750001137" calcext:value-type="float">
            <text:p>-0.0021484375</text:p>
          </table:table-cell>
          <table:table-cell table:style-name="Default" office:value-type="float" office:value="63625442889930.9" calcext:value-type="float">
            <text:p>63625442889930.9</text:p>
          </table:table-cell>
          <table:table-cell table:style-name="ce4" table:formula="of:=([.AA168]-[.AA167])/1000" office:value-type="float" office:value="2.001625" calcext:value-type="float">
            <text:p>2.0016</text:p>
          </table:table-cell>
          <table:table-cell table:style-name="ce4" table:formula="of:=[.AB168]+[.AC167]" office:value-type="float" office:value="331.99984375" calcext:value-type="float">
            <text:p>331.9998</text:p>
          </table:table-cell>
          <table:table-cell table:style-name="ce12" table:formula="of:=[.AC168]-2*([.$B168]-1)" office:value-type="float" office:value="-0.000156249999918145" calcext:value-type="float">
            <text:p>-0.00015625</text:p>
          </table:table-cell>
          <table:table-cell table:style-name="Default" office:value-type="float" office:value="63625443351816.9" calcext:value-type="float">
            <text:p>63625443351816.9</text:p>
          </table:table-cell>
          <table:table-cell table:style-name="ce4" table:formula="of:=([.AE168]-[.AE167])/1000" office:value-type="float" office:value="2.0004765625" calcext:value-type="float">
            <text:p>2.0005</text:p>
          </table:table-cell>
          <table:table-cell table:style-name="ce4" table:formula="of:=[.AF168]+[.AG167]" office:value-type="float" office:value="331.998875" calcext:value-type="float">
            <text:p>331.9989</text:p>
          </table:table-cell>
          <table:table-cell table:style-name="ce13" table:formula="of:=[.AG168]-2*([.$B168]-1)" office:value-type="float" office:value="-0.00112499999977445" calcext:value-type="float">
            <text:p>-0.001125</text:p>
          </table:table-cell>
          <table:table-cell table:style-name="Default" office:value-type="float" office:value="63625443815606.3" calcext:value-type="float">
            <text:p>63625443815606.3</text:p>
          </table:table-cell>
          <table:table-cell table:style-name="ce4" table:formula="of:=([.AI168]-[.AI167])/1000" office:value-type="float" office:value="2.0001796875" calcext:value-type="float">
            <text:p>2.0002</text:p>
          </table:table-cell>
          <table:table-cell table:style-name="ce4" table:formula="of:=[.AJ168]+[.AK167]" office:value-type="float" office:value="331.99821875" calcext:value-type="float">
            <text:p>331.9982</text:p>
          </table:table-cell>
          <table:table-cell table:style-name="ce14" table:formula="of:=[.AK168]-2*([.$B168]-1)" office:value-type="float" office:value="-0.00178125000002183" calcext:value-type="float">
            <text:p>-0.00178125</text:p>
          </table:table-cell>
          <table:table-cell table:style-name="Default" office:value-type="float" office:value="63625444291899.3" calcext:value-type="float">
            <text:p>63625444291899.3</text:p>
          </table:table-cell>
          <table:table-cell table:style-name="ce4" table:formula="of:=([.AM168]-[.AM167])/1000" office:value-type="float" office:value="2.0004453125" calcext:value-type="float">
            <text:p>2.0004</text:p>
          </table:table-cell>
          <table:table-cell table:style-name="ce4" table:formula="of:=[.AN168]+[.AO167]" office:value-type="float" office:value="331.9983828125" calcext:value-type="float">
            <text:p>331.9984</text:p>
          </table:table-cell>
          <table:table-cell table:style-name="ce15" table:formula="of:=[.AO168]-2*([.$B168]-1)" office:value-type="float" office:value="-0.00161718749990314" calcext:value-type="float">
            <text:p>-0.0016171875</text:p>
          </table:table-cell>
          <table:table-cell table:style-name="Default" office:value-type="float" office:value="63625444754226.2" calcext:value-type="float">
            <text:p>63625444754226.2</text:p>
          </table:table-cell>
          <table:table-cell table:style-name="ce4" table:formula="of:=([.AQ168]-[.AQ167])/1000" office:value-type="float" office:value="2.0001953125" calcext:value-type="float">
            <text:p>2.0002</text:p>
          </table:table-cell>
          <table:table-cell table:style-name="ce4" table:formula="of:=[.AR168]+[.AS167]" office:value-type="float" office:value="331.9982734375" calcext:value-type="float">
            <text:p>331.9983</text:p>
          </table:table-cell>
          <table:table-cell table:style-name="ce16" table:formula="of:=[.AS168]-2*([.$B168]-1)" office:value-type="float" office:value="-0.00172656249998227" calcext:value-type="float">
            <text:p>-0.0017265625</text:p>
          </table:table-cell>
          <table:table-cell table:style-name="Default" office:value-type="float" office:value="63625445224873" calcext:value-type="float">
            <text:p>63625445224873</text:p>
          </table:table-cell>
          <table:table-cell table:style-name="ce4" table:formula="of:=([.AU168]-[.AU167])/1000" office:value-type="float" office:value="1.9875703125" calcext:value-type="float">
            <text:p>1.9876</text:p>
          </table:table-cell>
          <table:table-cell table:style-name="ce4" table:formula="of:=[.AV168]+[.AW167]" office:value-type="float" office:value="331.9999453125" calcext:value-type="float">
            <text:p>331.9999</text:p>
          </table:table-cell>
          <table:table-cell table:style-name="ce17" table:formula="of:=[.AW168]-2*([.$B168]-1)" office:value-type="float" office:value="-0.000054687500039563" calcext:value-type="float">
            <text:p>-5.4687500039563E-0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test</text:p>
          </table:table-cell>
          <table:table-cell table:style-name="ce3" office:value-type="float" office:value="168" calcext:value-type="float">
            <text:p>168</text:p>
          </table:table-cell>
          <table:table-cell office:value-type="float" office:value="63625439815834.4" calcext:value-type="float">
            <text:p>63625439815834.4</text:p>
          </table:table-cell>
          <table:table-cell table:formula="of:=([.C169]-[.C168])/1000" office:value-type="float" office:value="2.00178125" calcext:value-type="float">
            <text:p>2.0018</text:p>
          </table:table-cell>
          <table:table-cell table:formula="of:=[.D169]+[.E168]" office:value-type="float" office:value="334.0000625" calcext:value-type="float">
            <text:p>334.0001</text:p>
          </table:table-cell>
          <table:table-cell table:style-name="ce6" table:formula="of:=[.E169]-2*([.$B169]-1)" office:value-type="float" office:value="0.0000625000001832632" calcext:value-type="float">
            <text:p>0.0000625</text:p>
          </table:table-cell>
          <table:table-cell table:style-name="Default" office:value-type="float" office:value="63625440478559.9" calcext:value-type="float">
            <text:p>63625440478559.9</text:p>
          </table:table-cell>
          <table:table-cell table:style-name="ce4" table:formula="of:=([.G169]-[.G168])/1000" office:value-type="float" office:value="2.0018125" calcext:value-type="float">
            <text:p>2.0018</text:p>
          </table:table-cell>
          <table:table-cell table:style-name="ce4" table:formula="of:=[.H169]+[.I168]" office:value-type="float" office:value="334.0005234375" calcext:value-type="float">
            <text:p>334.0005</text:p>
          </table:table-cell>
          <table:table-cell table:style-name="ce7" table:formula="of:=[.I169]-2*([.$B169]-1)" office:value-type="float" office:value="0.000523437499850843" calcext:value-type="float">
            <text:p>0.0005234375</text:p>
          </table:table-cell>
          <table:table-cell table:style-name="Default" office:value-type="float" office:value="63625440948528" calcext:value-type="float">
            <text:p>63625440948528</text:p>
          </table:table-cell>
          <table:table-cell table:style-name="ce4" table:formula="of:=([.K169]-[.K168])/1000" office:value-type="float" office:value="2.0018359375" calcext:value-type="float">
            <text:p>2.0018</text:p>
          </table:table-cell>
          <table:table-cell table:style-name="ce4" table:formula="of:=[.L169]+[.M168]" office:value-type="float" office:value="334.0007421875" calcext:value-type="float">
            <text:p>334.0007</text:p>
          </table:table-cell>
          <table:table-cell table:style-name="ce8" table:formula="of:=[.M169]-2*([.$B169]-1)" office:value-type="float" office:value="0.000742187500179625" calcext:value-type="float">
            <text:p>0.0007421875</text:p>
          </table:table-cell>
          <table:table-cell table:style-name="Default" office:value-type="float" office:value="63625441425259.1" calcext:value-type="float">
            <text:p>63625441425259.1</text:p>
          </table:table-cell>
          <table:table-cell table:style-name="ce4" table:formula="of:=([.O169]-[.O168])/1000" office:value-type="float" office:value="2.000171875" calcext:value-type="float">
            <text:p>2.0002</text:p>
          </table:table-cell>
          <table:table-cell table:style-name="ce4" table:formula="of:=[.P169]+[.Q168]" office:value-type="float" office:value="334.0000234375" calcext:value-type="float">
            <text:p>334.0000</text:p>
          </table:table-cell>
          <table:table-cell table:style-name="ce9" table:formula="of:=[.Q169]-2*([.$B169]-1)" office:value-type="float" office:value="0.00002343750009004" calcext:value-type="float">
            <text:p>2.343750009004E-05</text:p>
          </table:table-cell>
          <table:table-cell table:style-name="Default" office:value-type="float" office:value="63625441924389.8" calcext:value-type="float">
            <text:p>63625441924389.8</text:p>
          </table:table-cell>
          <table:table-cell table:style-name="ce4" table:formula="of:=([.S169]-[.S168])/1000" office:value-type="float" office:value="1.9991875" calcext:value-type="float">
            <text:p>1.9992</text:p>
          </table:table-cell>
          <table:table-cell table:style-name="ce4" table:formula="of:=[.T169]+[.U168]" office:value-type="float" office:value="333.9985234375" calcext:value-type="float">
            <text:p>333.9985</text:p>
          </table:table-cell>
          <table:table-cell table:style-name="ce10" table:formula="of:=[.U169]-2*([.$B169]-1)" office:value-type="float" office:value="-0.00147656250021555" calcext:value-type="float">
            <text:p>-0.0014765625</text:p>
          </table:table-cell>
          <table:table-cell table:style-name="Default" office:value-type="float" office:value="63625442414061.9" calcext:value-type="float">
            <text:p>63625442414061.9</text:p>
          </table:table-cell>
          <table:table-cell table:style-name="ce4" table:formula="of:=([.W169]-[.W168])/1000" office:value-type="float" office:value="2.0011875" calcext:value-type="float">
            <text:p>2.0012</text:p>
          </table:table-cell>
          <table:table-cell table:style-name="ce4" table:formula="of:=[.X169]+[.Y168]" office:value-type="float" office:value="333.9990390625" calcext:value-type="float">
            <text:p>333.9990</text:p>
          </table:table-cell>
          <table:table-cell table:style-name="ce11" table:formula="of:=[.Y169]-2*([.$B169]-1)" office:value-type="float" office:value="-0.000960937499996817" calcext:value-type="float">
            <text:p>-0.0009609375</text:p>
          </table:table-cell>
          <table:table-cell table:style-name="Default" office:value-type="float" office:value="63625442891931.5" calcext:value-type="float">
            <text:p>63625442891931.5</text:p>
          </table:table-cell>
          <table:table-cell table:style-name="ce4" table:formula="of:=([.AA169]-[.AA168])/1000" office:value-type="float" office:value="2.0005703125" calcext:value-type="float">
            <text:p>2.0006</text:p>
          </table:table-cell>
          <table:table-cell table:style-name="ce4" table:formula="of:=[.AB169]+[.AC168]" office:value-type="float" office:value="334.0004140625" calcext:value-type="float">
            <text:p>334.0004</text:p>
          </table:table-cell>
          <table:table-cell table:style-name="ce12" table:formula="of:=[.AC169]-2*([.$B169]-1)" office:value-type="float" office:value="0.000414062500055934" calcext:value-type="float">
            <text:p>0.0004140625</text:p>
          </table:table-cell>
          <table:table-cell table:style-name="Default" office:value-type="float" office:value="63625443353818.2" calcext:value-type="float">
            <text:p>63625443353818.2</text:p>
          </table:table-cell>
          <table:table-cell table:style-name="ce4" table:formula="of:=([.AE169]-[.AE168])/1000" office:value-type="float" office:value="2.001296875" calcext:value-type="float">
            <text:p>2.0013</text:p>
          </table:table-cell>
          <table:table-cell table:style-name="ce4" table:formula="of:=[.AF169]+[.AG168]" office:value-type="float" office:value="334.000171875" calcext:value-type="float">
            <text:p>334.0002</text:p>
          </table:table-cell>
          <table:table-cell table:style-name="ce13" table:formula="of:=[.AG169]-2*([.$B169]-1)" office:value-type="float" office:value="0.000171875000205546" calcext:value-type="float">
            <text:p>0.000171875</text:p>
          </table:table-cell>
          <table:table-cell table:style-name="Default" office:value-type="float" office:value="63625443817607" calcext:value-type="float">
            <text:p>63625443817607</text:p>
          </table:table-cell>
          <table:table-cell table:style-name="ce4" table:formula="of:=([.AI169]-[.AI168])/1000" office:value-type="float" office:value="2.0007421875" calcext:value-type="float">
            <text:p>2.0007</text:p>
          </table:table-cell>
          <table:table-cell table:style-name="ce4" table:formula="of:=[.AJ169]+[.AK168]" office:value-type="float" office:value="333.9989609375" calcext:value-type="float">
            <text:p>333.9990</text:p>
          </table:table-cell>
          <table:table-cell table:style-name="ce14" table:formula="of:=[.AK169]-2*([.$B169]-1)" office:value-type="float" office:value="-0.00103906250001273" calcext:value-type="float">
            <text:p>-0.0010390625</text:p>
          </table:table-cell>
          <table:table-cell table:style-name="Default" office:value-type="float" office:value="63625444293900.7" calcext:value-type="float">
            <text:p>63625444293900.7</text:p>
          </table:table-cell>
          <table:table-cell table:style-name="ce4" table:formula="of:=([.AM169]-[.AM168])/1000" office:value-type="float" office:value="2.0013515625" calcext:value-type="float">
            <text:p>2.0014</text:p>
          </table:table-cell>
          <table:table-cell table:style-name="ce4" table:formula="of:=[.AN169]+[.AO168]" office:value-type="float" office:value="333.999734375" calcext:value-type="float">
            <text:p>333.9997</text:p>
          </table:table-cell>
          <table:table-cell table:style-name="ce15" table:formula="of:=[.AO169]-2*([.$B169]-1)" office:value-type="float" office:value="-0.000265624999883585" calcext:value-type="float">
            <text:p>-0.000265625</text:p>
          </table:table-cell>
          <table:table-cell table:style-name="Default" office:value-type="float" office:value="63625444756225.8" calcext:value-type="float">
            <text:p>63625444756225.8</text:p>
          </table:table-cell>
          <table:table-cell table:style-name="ce4" table:formula="of:=([.AQ169]-[.AQ168])/1000" office:value-type="float" office:value="1.999625" calcext:value-type="float">
            <text:p>1.9996</text:p>
          </table:table-cell>
          <table:table-cell table:style-name="ce4" table:formula="of:=[.AR169]+[.AS168]" office:value-type="float" office:value="333.9978984375" calcext:value-type="float">
            <text:p>333.9979</text:p>
          </table:table-cell>
          <table:table-cell table:style-name="ce16" table:formula="of:=[.AS169]-2*([.$B169]-1)" office:value-type="float" office:value="-0.00210156250000182" calcext:value-type="float">
            <text:p>-0.0021015625</text:p>
          </table:table-cell>
          <table:table-cell table:style-name="Default" office:value-type="float" office:value="63625445226873.2" calcext:value-type="float">
            <text:p>63625445226873.2</text:p>
          </table:table-cell>
          <table:table-cell table:style-name="ce4" table:formula="of:=([.AU169]-[.AU168])/1000" office:value-type="float" office:value="2.0002109375" calcext:value-type="float">
            <text:p>2.0002</text:p>
          </table:table-cell>
          <table:table-cell table:style-name="ce4" table:formula="of:=[.AV169]+[.AW168]" office:value-type="float" office:value="334.00015625" calcext:value-type="float">
            <text:p>334.0002</text:p>
          </table:table-cell>
          <table:table-cell table:style-name="ce17" table:formula="of:=[.AW169]-2*([.$B169]-1)" office:value-type="float" office:value="0.000156249999974989" calcext:value-type="float">
            <text:p>0.00015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eedback</text:p>
          </table:table-cell>
          <table:table-cell table:style-name="ce3" office:value-type="float" office:value="169" calcext:value-type="float">
            <text:p>169</text:p>
          </table:table-cell>
          <table:table-cell office:value-type="float" office:value="63625439817832.7" calcext:value-type="float">
            <text:p>63625439817832.7</text:p>
          </table:table-cell>
          <table:table-cell table:formula="of:=([.C170]-[.C169])/1000" office:value-type="float" office:value="1.99828125" calcext:value-type="float">
            <text:p>1.9983</text:p>
          </table:table-cell>
          <table:table-cell table:formula="of:=[.D170]+[.E169]" office:value-type="float" office:value="335.99834375" calcext:value-type="float">
            <text:p>335.9983</text:p>
          </table:table-cell>
          <table:table-cell table:style-name="ce6" table:formula="of:=[.E170]-2*([.$B170]-1)" office:value-type="float" office:value="-0.00165624999982583" calcext:value-type="float">
            <text:p>-0.00165625</text:p>
          </table:table-cell>
          <table:table-cell table:style-name="Default" office:value-type="float" office:value="63625440480557.3" calcext:value-type="float">
            <text:p>63625440480557.3</text:p>
          </table:table-cell>
          <table:table-cell table:style-name="ce4" table:formula="of:=([.G170]-[.G169])/1000" office:value-type="float" office:value="1.9973671875" calcext:value-type="float">
            <text:p>1.9974</text:p>
          </table:table-cell>
          <table:table-cell table:style-name="ce4" table:formula="of:=[.H170]+[.I169]" office:value-type="float" office:value="335.997890625" calcext:value-type="float">
            <text:p>335.9979</text:p>
          </table:table-cell>
          <table:table-cell table:style-name="ce7" table:formula="of:=[.I170]-2*([.$B170]-1)" office:value-type="float" office:value="-0.00210937500014552" calcext:value-type="float">
            <text:p>-0.002109375</text:p>
          </table:table-cell>
          <table:table-cell table:style-name="Default" office:value-type="float" office:value="63625440950525.1" calcext:value-type="float">
            <text:p>63625440950525.1</text:p>
          </table:table-cell>
          <table:table-cell table:style-name="ce4" table:formula="of:=([.K170]-[.K169])/1000" office:value-type="float" office:value="1.997109375" calcext:value-type="float">
            <text:p>1.9971</text:p>
          </table:table-cell>
          <table:table-cell table:style-name="ce4" table:formula="of:=[.L170]+[.M169]" office:value-type="float" office:value="335.9978515625" calcext:value-type="float">
            <text:p>335.9979</text:p>
          </table:table-cell>
          <table:table-cell table:style-name="ce8" table:formula="of:=[.M170]-2*([.$B170]-1)" office:value-type="float" office:value="-0.00214843749984084" calcext:value-type="float">
            <text:p>-0.0021484375</text:p>
          </table:table-cell>
          <table:table-cell table:style-name="Default" office:value-type="float" office:value="63625441427257.5" calcext:value-type="float">
            <text:p>63625441427257.5</text:p>
          </table:table-cell>
          <table:table-cell table:style-name="ce4" table:formula="of:=([.O170]-[.O169])/1000" office:value-type="float" office:value="1.9983984375" calcext:value-type="float">
            <text:p>1.9984</text:p>
          </table:table-cell>
          <table:table-cell table:style-name="ce4" table:formula="of:=[.P170]+[.Q169]" office:value-type="float" office:value="335.998421875" calcext:value-type="float">
            <text:p>335.9984</text:p>
          </table:table-cell>
          <table:table-cell table:style-name="ce9" table:formula="of:=[.Q170]-2*([.$B170]-1)" office:value-type="float" office:value="-0.0015781249999236" calcext:value-type="float">
            <text:p>-0.001578125</text:p>
          </table:table-cell>
          <table:table-cell table:style-name="Default" office:value-type="float" office:value="63625441926389.3" calcext:value-type="float">
            <text:p>63625441926389.3</text:p>
          </table:table-cell>
          <table:table-cell table:style-name="ce4" table:formula="of:=([.S170]-[.S169])/1000" office:value-type="float" office:value="1.9994375" calcext:value-type="float">
            <text:p>1.9994</text:p>
          </table:table-cell>
          <table:table-cell table:style-name="ce4" table:formula="of:=[.T170]+[.U169]" office:value-type="float" office:value="335.9979609375" calcext:value-type="float">
            <text:p>335.9980</text:p>
          </table:table-cell>
          <table:table-cell table:style-name="ce10" table:formula="of:=[.U170]-2*([.$B170]-1)" office:value-type="float" office:value="-0.00203906250021646" calcext:value-type="float">
            <text:p>-0.0020390625</text:p>
          </table:table-cell>
          <table:table-cell table:style-name="Default" office:value-type="float" office:value="63625442416061.6" calcext:value-type="float">
            <text:p>63625442416061.6</text:p>
          </table:table-cell>
          <table:table-cell table:style-name="ce4" table:formula="of:=([.W170]-[.W169])/1000" office:value-type="float" office:value="1.9996640625" calcext:value-type="float">
            <text:p>1.9997</text:p>
          </table:table-cell>
          <table:table-cell table:style-name="ce4" table:formula="of:=[.X170]+[.Y169]" office:value-type="float" office:value="335.998703125" calcext:value-type="float">
            <text:p>335.9987</text:p>
          </table:table-cell>
          <table:table-cell table:style-name="ce11" table:formula="of:=[.Y170]-2*([.$B170]-1)" office:value-type="float" office:value="-0.00129687499997999" calcext:value-type="float">
            <text:p>-0.001296875</text:p>
          </table:table-cell>
          <table:table-cell table:style-name="Default" office:value-type="float" office:value="63625442893928.8" calcext:value-type="float">
            <text:p>63625442893928.8</text:p>
          </table:table-cell>
          <table:table-cell table:style-name="ce4" table:formula="of:=([.AA170]-[.AA169])/1000" office:value-type="float" office:value="1.9972734375" calcext:value-type="float">
            <text:p>1.9973</text:p>
          </table:table-cell>
          <table:table-cell table:style-name="ce4" table:formula="of:=[.AB170]+[.AC169]" office:value-type="float" office:value="335.9976875" calcext:value-type="float">
            <text:p>335.9977</text:p>
          </table:table-cell>
          <table:table-cell table:style-name="ce12" table:formula="of:=[.AC170]-2*([.$B170]-1)" office:value-type="float" office:value="-0.00231249999995953" calcext:value-type="float">
            <text:p>-0.0023125</text:p>
          </table:table-cell>
          <table:table-cell table:style-name="Default" office:value-type="float" office:value="63625443355815.7" calcext:value-type="float">
            <text:p>63625443355815.7</text:p>
          </table:table-cell>
          <table:table-cell table:style-name="ce4" table:formula="of:=([.AE170]-[.AE169])/1000" office:value-type="float" office:value="1.99753125" calcext:value-type="float">
            <text:p>1.9975</text:p>
          </table:table-cell>
          <table:table-cell table:style-name="ce4" table:formula="of:=[.AF170]+[.AG169]" office:value-type="float" office:value="335.997703125" calcext:value-type="float">
            <text:p>335.9977</text:p>
          </table:table-cell>
          <table:table-cell table:style-name="ce13" table:formula="of:=[.AG170]-2*([.$B170]-1)" office:value-type="float" office:value="-0.00229687499978581" calcext:value-type="float">
            <text:p>-0.002296875</text:p>
          </table:table-cell>
          <table:table-cell table:style-name="Default" office:value-type="float" office:value="63625443819606.2" calcext:value-type="float">
            <text:p>63625443819606.2</text:p>
          </table:table-cell>
          <table:table-cell table:style-name="ce4" table:formula="of:=([.AI170]-[.AI169])/1000" office:value-type="float" office:value="1.99915625" calcext:value-type="float">
            <text:p>1.9992</text:p>
          </table:table-cell>
          <table:table-cell table:style-name="ce4" table:formula="of:=[.AJ170]+[.AK169]" office:value-type="float" office:value="335.9981171875" calcext:value-type="float">
            <text:p>335.9981</text:p>
          </table:table-cell>
          <table:table-cell table:style-name="ce14" table:formula="of:=[.AK170]-2*([.$B170]-1)" office:value-type="float" office:value="-0.0018828125000141" calcext:value-type="float">
            <text:p>-0.0018828125</text:p>
          </table:table-cell>
          <table:table-cell table:style-name="Default" office:value-type="float" office:value="63625444295899.3" calcext:value-type="float">
            <text:p>63625444295899.3</text:p>
          </table:table-cell>
          <table:table-cell table:style-name="ce4" table:formula="of:=([.AM170]-[.AM169])/1000" office:value-type="float" office:value="1.99865625" calcext:value-type="float">
            <text:p>1.9987</text:p>
          </table:table-cell>
          <table:table-cell table:style-name="ce4" table:formula="of:=[.AN170]+[.AO169]" office:value-type="float" office:value="335.998390625" calcext:value-type="float">
            <text:p>335.9984</text:p>
          </table:table-cell>
          <table:table-cell table:style-name="ce15" table:formula="of:=[.AO170]-2*([.$B170]-1)" office:value-type="float" office:value="-0.00160937499987313" calcext:value-type="float">
            <text:p>-0.001609375</text:p>
          </table:table-cell>
          <table:table-cell table:style-name="Default" office:value-type="float" office:value="63625444758227.4" calcext:value-type="float">
            <text:p>63625444758227.4</text:p>
          </table:table-cell>
          <table:table-cell table:style-name="ce4" table:formula="of:=([.AQ170]-[.AQ169])/1000" office:value-type="float" office:value="2.001578125" calcext:value-type="float">
            <text:p>2.0016</text:p>
          </table:table-cell>
          <table:table-cell table:style-name="ce4" table:formula="of:=[.AR170]+[.AS169]" office:value-type="float" office:value="335.9994765625" calcext:value-type="float">
            <text:p>335.9995</text:p>
          </table:table-cell>
          <table:table-cell table:style-name="ce16" table:formula="of:=[.AS170]-2*([.$B170]-1)" office:value-type="float" office:value="-0.000523437500021373" calcext:value-type="float">
            <text:p>-0.0005234375</text:p>
          </table:table-cell>
          <table:table-cell table:style-name="Default" office:value-type="float" office:value="63625445228871.2" calcext:value-type="float">
            <text:p>63625445228871.2</text:p>
          </table:table-cell>
          <table:table-cell table:style-name="ce4" table:formula="of:=([.AU170]-[.AU169])/1000" office:value-type="float" office:value="1.998" calcext:value-type="float">
            <text:p>1.9980</text:p>
          </table:table-cell>
          <table:table-cell table:style-name="ce4" table:formula="of:=[.AV170]+[.AW169]" office:value-type="float" office:value="335.99815625" calcext:value-type="float">
            <text:p>335.9982</text:p>
          </table:table-cell>
          <table:table-cell table:style-name="ce17" table:formula="of:=[.AW170]-2*([.$B170]-1)" office:value-type="float" office:value="-0.00184375000003456" calcext:value-type="float">
            <text:p>-0.0018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170" calcext:value-type="float">
            <text:p>170</text:p>
          </table:table-cell>
          <table:table-cell office:value-type="float" office:value="63625439819835.9" calcext:value-type="float">
            <text:p>63625439819835.9</text:p>
          </table:table-cell>
          <table:table-cell table:formula="of:=([.C171]-[.C170])/1000" office:value-type="float" office:value="2.0031796875" calcext:value-type="float">
            <text:p>2.0032</text:p>
          </table:table-cell>
          <table:table-cell table:formula="of:=[.D171]+[.E170]" office:value-type="float" office:value="338.0015234375" calcext:value-type="float">
            <text:p>338.0015</text:p>
          </table:table-cell>
          <table:table-cell table:style-name="ce6" table:formula="of:=[.E171]-2*([.$B171]-1)" office:value-type="float" office:value="0.00152343750016826" calcext:value-type="float">
            <text:p>0.0015234375</text:p>
          </table:table-cell>
          <table:table-cell table:style-name="Default" office:value-type="float" office:value="63625440482559.8" calcext:value-type="float">
            <text:p>63625440482559.8</text:p>
          </table:table-cell>
          <table:table-cell table:style-name="ce4" table:formula="of:=([.G171]-[.G170])/1000" office:value-type="float" office:value="2.002453125" calcext:value-type="float">
            <text:p>2.0025</text:p>
          </table:table-cell>
          <table:table-cell table:style-name="ce4" table:formula="of:=[.H171]+[.I170]" office:value-type="float" office:value="338.00034375" calcext:value-type="float">
            <text:p>338.0003</text:p>
          </table:table-cell>
          <table:table-cell table:style-name="ce7" table:formula="of:=[.I171]-2*([.$B171]-1)" office:value-type="float" office:value="0.000343749999842657" calcext:value-type="float">
            <text:p>0.00034375</text:p>
          </table:table-cell>
          <table:table-cell table:style-name="Default" office:value-type="float" office:value="63625440952525.7" calcext:value-type="float">
            <text:p>63625440952525.7</text:p>
          </table:table-cell>
          <table:table-cell table:style-name="ce4" table:formula="of:=([.K171]-[.K170])/1000" office:value-type="float" office:value="2.0005390625" calcext:value-type="float">
            <text:p>2.0005</text:p>
          </table:table-cell>
          <table:table-cell table:style-name="ce4" table:formula="of:=[.L171]+[.M170]" office:value-type="float" office:value="337.998390625" calcext:value-type="float">
            <text:p>337.9984</text:p>
          </table:table-cell>
          <table:table-cell table:style-name="ce8" table:formula="of:=[.M171]-2*([.$B171]-1)" office:value-type="float" office:value="-0.00160937499981628" calcext:value-type="float">
            <text:p>-0.001609375</text:p>
          </table:table-cell>
          <table:table-cell table:style-name="Default" office:value-type="float" office:value="63625441429257.7" calcext:value-type="float">
            <text:p>63625441429257.7</text:p>
          </table:table-cell>
          <table:table-cell table:style-name="ce4" table:formula="of:=([.O171]-[.O170])/1000" office:value-type="float" office:value="2.0001171875" calcext:value-type="float">
            <text:p>2.0001</text:p>
          </table:table-cell>
          <table:table-cell table:style-name="ce4" table:formula="of:=[.P171]+[.Q170]" office:value-type="float" office:value="337.9985390625" calcext:value-type="float">
            <text:p>337.9985</text:p>
          </table:table-cell>
          <table:table-cell table:style-name="ce9" table:formula="of:=[.Q171]-2*([.$B171]-1)" office:value-type="float" office:value="-0.00146093749992815" calcext:value-type="float">
            <text:p>-0.0014609375</text:p>
          </table:table-cell>
          <table:table-cell table:style-name="Default" office:value-type="float" office:value="63625441928391.6" calcext:value-type="float">
            <text:p>63625441928391.6</text:p>
          </table:table-cell>
          <table:table-cell table:style-name="ce4" table:formula="of:=([.S171]-[.S170])/1000" office:value-type="float" office:value="2.0023125" calcext:value-type="float">
            <text:p>2.0023</text:p>
          </table:table-cell>
          <table:table-cell table:style-name="ce4" table:formula="of:=[.T171]+[.U170]" office:value-type="float" office:value="338.0002734375" calcext:value-type="float">
            <text:p>338.0003</text:p>
          </table:table-cell>
          <table:table-cell table:style-name="ce10" table:formula="of:=[.U171]-2*([.$B171]-1)" office:value-type="float" office:value="0.000273437499799911" calcext:value-type="float">
            <text:p>0.0002734375</text:p>
          </table:table-cell>
          <table:table-cell table:style-name="Default" office:value-type="float" office:value="63625442418065.5" calcext:value-type="float">
            <text:p>63625442418065.5</text:p>
          </table:table-cell>
          <table:table-cell table:style-name="ce4" table:formula="of:=([.W171]-[.W170])/1000" office:value-type="float" office:value="2.0038984375" calcext:value-type="float">
            <text:p>2.0039</text:p>
          </table:table-cell>
          <table:table-cell table:style-name="ce4" table:formula="of:=[.X171]+[.Y170]" office:value-type="float" office:value="338.0026015625" calcext:value-type="float">
            <text:p>338.0026</text:p>
          </table:table-cell>
          <table:table-cell table:style-name="ce11" table:formula="of:=[.Y171]-2*([.$B171]-1)" office:value-type="float" office:value="0.00260156250004684" calcext:value-type="float">
            <text:p>0.0026015625</text:p>
          </table:table-cell>
          <table:table-cell table:style-name="Default" office:value-type="float" office:value="63625442895928.8" calcext:value-type="float">
            <text:p>63625442895928.8</text:p>
          </table:table-cell>
          <table:table-cell table:style-name="ce4" table:formula="of:=([.AA171]-[.AA170])/1000" office:value-type="float" office:value="2.00003125" calcext:value-type="float">
            <text:p>2.0000</text:p>
          </table:table-cell>
          <table:table-cell table:style-name="ce4" table:formula="of:=[.AB171]+[.AC170]" office:value-type="float" office:value="337.99771875" calcext:value-type="float">
            <text:p>337.9977</text:p>
          </table:table-cell>
          <table:table-cell table:style-name="ce12" table:formula="of:=[.AC171]-2*([.$B171]-1)" office:value-type="float" office:value="-0.00228124999995316" calcext:value-type="float">
            <text:p>-0.00228125</text:p>
          </table:table-cell>
          <table:table-cell table:style-name="Default" office:value-type="float" office:value="63625443357818.3" calcext:value-type="float">
            <text:p>63625443357818.3</text:p>
          </table:table-cell>
          <table:table-cell table:style-name="ce4" table:formula="of:=([.AE171]-[.AE170])/1000" office:value-type="float" office:value="2.0025859375" calcext:value-type="float">
            <text:p>2.0026</text:p>
          </table:table-cell>
          <table:table-cell table:style-name="ce4" table:formula="of:=[.AF171]+[.AG170]" office:value-type="float" office:value="338.0002890625" calcext:value-type="float">
            <text:p>338.0003</text:p>
          </table:table-cell>
          <table:table-cell table:style-name="ce13" table:formula="of:=[.AG171]-2*([.$B171]-1)" office:value-type="float" office:value="0.000289062500200998" calcext:value-type="float">
            <text:p>0.0002890625</text:p>
          </table:table-cell>
          <table:table-cell table:style-name="Default" office:value-type="float" office:value="63625443821606.1" calcext:value-type="float">
            <text:p>63625443821606.1</text:p>
          </table:table-cell>
          <table:table-cell table:style-name="ce4" table:formula="of:=([.AI171]-[.AI170])/1000" office:value-type="float" office:value="1.9998671875" calcext:value-type="float">
            <text:p>1.9999</text:p>
          </table:table-cell>
          <table:table-cell table:style-name="ce4" table:formula="of:=[.AJ171]+[.AK170]" office:value-type="float" office:value="337.997984375" calcext:value-type="float">
            <text:p>337.9980</text:p>
          </table:table-cell>
          <table:table-cell table:style-name="ce14" table:formula="of:=[.AK171]-2*([.$B171]-1)" office:value-type="float" office:value="-0.00201562500001273" calcext:value-type="float">
            <text:p>-0.002015625</text:p>
          </table:table-cell>
          <table:table-cell table:style-name="Default" office:value-type="float" office:value="63625444297899.2" calcext:value-type="float">
            <text:p>63625444297899.2</text:p>
          </table:table-cell>
          <table:table-cell table:style-name="ce4" table:formula="of:=([.AM171]-[.AM170])/1000" office:value-type="float" office:value="1.999921875" calcext:value-type="float">
            <text:p>1.9999</text:p>
          </table:table-cell>
          <table:table-cell table:style-name="ce4" table:formula="of:=[.AN171]+[.AO170]" office:value-type="float" office:value="337.9983125" calcext:value-type="float">
            <text:p>337.9983</text:p>
          </table:table-cell>
          <table:table-cell table:style-name="ce15" table:formula="of:=[.AO171]-2*([.$B171]-1)" office:value-type="float" office:value="-0.00168749999988904" calcext:value-type="float">
            <text:p>-0.0016875</text:p>
          </table:table-cell>
          <table:table-cell table:style-name="Default" office:value-type="float" office:value="63625444760227.7" calcext:value-type="float">
            <text:p>63625444760227.7</text:p>
          </table:table-cell>
          <table:table-cell table:style-name="ce4" table:formula="of:=([.AQ171]-[.AQ170])/1000" office:value-type="float" office:value="2.0003671875" calcext:value-type="float">
            <text:p>2.0004</text:p>
          </table:table-cell>
          <table:table-cell table:style-name="ce4" table:formula="of:=[.AR171]+[.AS170]" office:value-type="float" office:value="337.99984375" calcext:value-type="float">
            <text:p>337.9998</text:p>
          </table:table-cell>
          <table:table-cell table:style-name="ce16" table:formula="of:=[.AS171]-2*([.$B171]-1)" office:value-type="float" office:value="-0.000156250000031832" calcext:value-type="float">
            <text:p>-0.00015625</text:p>
          </table:table-cell>
          <table:table-cell table:style-name="Default" office:value-type="float" office:value="63625445230872.8" calcext:value-type="float">
            <text:p>63625445230872.8</text:p>
          </table:table-cell>
          <table:table-cell table:style-name="ce4" table:formula="of:=([.AU171]-[.AU170])/1000" office:value-type="float" office:value="2.00159375" calcext:value-type="float">
            <text:p>2.0016</text:p>
          </table:table-cell>
          <table:table-cell table:style-name="ce4" table:formula="of:=[.AV171]+[.AW170]" office:value-type="float" office:value="337.99975" calcext:value-type="float">
            <text:p>337.9998</text:p>
          </table:table-cell>
          <table:table-cell table:style-name="ce17" table:formula="of:=[.AW171]-2*([.$B171]-1)" office:value-type="float" office:value="-0.000250000000050932" calcext:value-type="float">
            <text:p>-0.000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171" calcext:value-type="float">
            <text:p>171</text:p>
          </table:table-cell>
          <table:table-cell office:value-type="float" office:value="63625439821832.4" calcext:value-type="float">
            <text:p>63625439821832.4</text:p>
          </table:table-cell>
          <table:table-cell table:formula="of:=([.C172]-[.C171])/1000" office:value-type="float" office:value="1.9965234375" calcext:value-type="float">
            <text:p>1.9965</text:p>
          </table:table-cell>
          <table:table-cell table:formula="of:=[.D172]+[.E171]" office:value-type="float" office:value="339.998046875" calcext:value-type="float">
            <text:p>339.9980</text:p>
          </table:table-cell>
          <table:table-cell table:style-name="ce6" table:formula="of:=[.E172]-2*([.$B172]-1)" office:value-type="float" office:value="-0.00195312499982947" calcext:value-type="float">
            <text:p>-0.001953125</text:p>
          </table:table-cell>
          <table:table-cell table:style-name="Default" office:value-type="float" office:value="63625440484560.2" calcext:value-type="float">
            <text:p>63625440484560.2</text:p>
          </table:table-cell>
          <table:table-cell table:style-name="ce4" table:formula="of:=([.G172]-[.G171])/1000" office:value-type="float" office:value="2.0004140625" calcext:value-type="float">
            <text:p>2.0004</text:p>
          </table:table-cell>
          <table:table-cell table:style-name="ce4" table:formula="of:=[.H172]+[.I171]" office:value-type="float" office:value="340.0007578125" calcext:value-type="float">
            <text:p>340.0008</text:p>
          </table:table-cell>
          <table:table-cell table:style-name="ce7" table:formula="of:=[.I172]-2*([.$B172]-1)" office:value-type="float" office:value="0.000757812499841748" calcext:value-type="float">
            <text:p>0.0007578125</text:p>
          </table:table-cell>
          <table:table-cell table:style-name="Default" office:value-type="float" office:value="63625440954527.7" calcext:value-type="float">
            <text:p>63625440954527.7</text:p>
          </table:table-cell>
          <table:table-cell table:style-name="ce4" table:formula="of:=([.K172]-[.K171])/1000" office:value-type="float" office:value="2.0020625" calcext:value-type="float">
            <text:p>2.0021</text:p>
          </table:table-cell>
          <table:table-cell table:style-name="ce4" table:formula="of:=[.L172]+[.M171]" office:value-type="float" office:value="340.000453125" calcext:value-type="float">
            <text:p>340.0005</text:p>
          </table:table-cell>
          <table:table-cell table:style-name="ce8" table:formula="of:=[.M172]-2*([.$B172]-1)" office:value-type="float" office:value="0.000453125000206001" calcext:value-type="float">
            <text:p>0.000453125</text:p>
          </table:table-cell>
          <table:table-cell table:style-name="Default" office:value-type="float" office:value="63625441431260" calcext:value-type="float">
            <text:p>63625441431260</text:p>
          </table:table-cell>
          <table:table-cell table:style-name="ce4" table:formula="of:=([.O172]-[.O171])/1000" office:value-type="float" office:value="2.0023359375" calcext:value-type="float">
            <text:p>2.0023</text:p>
          </table:table-cell>
          <table:table-cell table:style-name="ce4" table:formula="of:=[.P172]+[.Q171]" office:value-type="float" office:value="340.000875" calcext:value-type="float">
            <text:p>340.0009</text:p>
          </table:table-cell>
          <table:table-cell table:style-name="ce9" table:formula="of:=[.Q172]-2*([.$B172]-1)" office:value-type="float" office:value="0.000875000000064574" calcext:value-type="float">
            <text:p>0.000875</text:p>
          </table:table-cell>
          <table:table-cell table:style-name="Default" office:value-type="float" office:value="63625441930390.9" calcext:value-type="float">
            <text:p>63625441930390.9</text:p>
          </table:table-cell>
          <table:table-cell table:style-name="ce4" table:formula="of:=([.S172]-[.S171])/1000" office:value-type="float" office:value="1.999296875" calcext:value-type="float">
            <text:p>1.9993</text:p>
          </table:table-cell>
          <table:table-cell table:style-name="ce4" table:formula="of:=[.T172]+[.U171]" office:value-type="float" office:value="339.9995703125" calcext:value-type="float">
            <text:p>339.9996</text:p>
          </table:table-cell>
          <table:table-cell table:style-name="ce10" table:formula="of:=[.U172]-2*([.$B172]-1)" office:value-type="float" office:value="-0.000429687500172804" calcext:value-type="float">
            <text:p>-0.0004296875</text:p>
          </table:table-cell>
          <table:table-cell table:style-name="Default" office:value-type="float" office:value="63625442420063.2" calcext:value-type="float">
            <text:p>63625442420063.2</text:p>
          </table:table-cell>
          <table:table-cell table:style-name="ce4" table:formula="of:=([.W172]-[.W171])/1000" office:value-type="float" office:value="1.997734375" calcext:value-type="float">
            <text:p>1.9977</text:p>
          </table:table-cell>
          <table:table-cell table:style-name="ce4" table:formula="of:=[.X172]+[.Y171]" office:value-type="float" office:value="340.0003359375" calcext:value-type="float">
            <text:p>340.0003</text:p>
          </table:table-cell>
          <table:table-cell table:style-name="ce11" table:formula="of:=[.Y172]-2*([.$B172]-1)" office:value-type="float" office:value="0.000335937500040018" calcext:value-type="float">
            <text:p>0.0003359375</text:p>
          </table:table-cell>
          <table:table-cell table:style-name="Default" office:value-type="float" office:value="63625442897928.8" calcext:value-type="float">
            <text:p>63625442897928.8</text:p>
          </table:table-cell>
          <table:table-cell table:style-name="ce4" table:formula="of:=([.AA172]-[.AA171])/1000" office:value-type="float" office:value="1.9999765625" calcext:value-type="float">
            <text:p>2.0000</text:p>
          </table:table-cell>
          <table:table-cell table:style-name="ce4" table:formula="of:=[.AB172]+[.AC171]" office:value-type="float" office:value="339.9976953125" calcext:value-type="float">
            <text:p>339.9977</text:p>
          </table:table-cell>
          <table:table-cell table:style-name="ce12" table:formula="of:=[.AC172]-2*([.$B172]-1)" office:value-type="float" office:value="-0.00230468749992951" calcext:value-type="float">
            <text:p>-0.0023046875</text:p>
          </table:table-cell>
          <table:table-cell table:style-name="Default" office:value-type="float" office:value="63625443359816.6" calcext:value-type="float">
            <text:p>63625443359816.6</text:p>
          </table:table-cell>
          <table:table-cell table:style-name="ce4" table:formula="of:=([.AE172]-[.AE171])/1000" office:value-type="float" office:value="1.998359375" calcext:value-type="float">
            <text:p>1.9984</text:p>
          </table:table-cell>
          <table:table-cell table:style-name="ce4" table:formula="of:=[.AF172]+[.AG171]" office:value-type="float" office:value="339.9986484375" calcext:value-type="float">
            <text:p>339.9986</text:p>
          </table:table-cell>
          <table:table-cell table:style-name="ce13" table:formula="of:=[.AG172]-2*([.$B172]-1)" office:value-type="float" office:value="-0.00135156249979218" calcext:value-type="float">
            <text:p>-0.0013515625</text:p>
          </table:table-cell>
          <table:table-cell table:style-name="Default" office:value-type="float" office:value="63625443823607.9" calcext:value-type="float">
            <text:p>63625443823607.9</text:p>
          </table:table-cell>
          <table:table-cell table:style-name="ce4" table:formula="of:=([.AI172]-[.AI171])/1000" office:value-type="float" office:value="2.0018125" calcext:value-type="float">
            <text:p>2.0018</text:p>
          </table:table-cell>
          <table:table-cell table:style-name="ce4" table:formula="of:=[.AJ172]+[.AK171]" office:value-type="float" office:value="339.999796875" calcext:value-type="float">
            <text:p>339.9998</text:p>
          </table:table-cell>
          <table:table-cell table:style-name="ce14" table:formula="of:=[.AK172]-2*([.$B172]-1)" office:value-type="float" office:value="-0.000203124999984539" calcext:value-type="float">
            <text:p>-0.000203125</text:p>
          </table:table-cell>
          <table:table-cell table:style-name="Default" office:value-type="float" office:value="63625444299899" calcext:value-type="float">
            <text:p>63625444299899</text:p>
          </table:table-cell>
          <table:table-cell table:style-name="ce4" table:formula="of:=([.AM172]-[.AM171])/1000" office:value-type="float" office:value="1.99975" calcext:value-type="float">
            <text:p>1.9998</text:p>
          </table:table-cell>
          <table:table-cell table:style-name="ce4" table:formula="of:=[.AN172]+[.AO171]" office:value-type="float" office:value="339.9980625" calcext:value-type="float">
            <text:p>339.9981</text:p>
          </table:table-cell>
          <table:table-cell table:style-name="ce15" table:formula="of:=[.AO172]-2*([.$B172]-1)" office:value-type="float" office:value="-0.00193749999988313" calcext:value-type="float">
            <text:p>-0.0019375</text:p>
          </table:table-cell>
          <table:table-cell table:style-name="Default" office:value-type="float" office:value="63625444762228.6" calcext:value-type="float">
            <text:p>63625444762228.6</text:p>
          </table:table-cell>
          <table:table-cell table:style-name="ce4" table:formula="of:=([.AQ172]-[.AQ171])/1000" office:value-type="float" office:value="2.0008828125" calcext:value-type="float">
            <text:p>2.0009</text:p>
          </table:table-cell>
          <table:table-cell table:style-name="ce4" table:formula="of:=[.AR172]+[.AS171]" office:value-type="float" office:value="340.0007265625" calcext:value-type="float">
            <text:p>340.0007</text:p>
          </table:table-cell>
          <table:table-cell table:style-name="ce16" table:formula="of:=[.AS172]-2*([.$B172]-1)" office:value-type="float" office:value="0.000726562499949068" calcext:value-type="float">
            <text:p>0.0007265625</text:p>
          </table:table-cell>
          <table:table-cell table:style-name="Default" office:value-type="float" office:value="63625445232872.2" calcext:value-type="float">
            <text:p>63625445232872.2</text:p>
          </table:table-cell>
          <table:table-cell table:style-name="ce4" table:formula="of:=([.AU172]-[.AU171])/1000" office:value-type="float" office:value="1.999421875" calcext:value-type="float">
            <text:p>1.9994</text:p>
          </table:table-cell>
          <table:table-cell table:style-name="ce4" table:formula="of:=[.AV172]+[.AW171]" office:value-type="float" office:value="339.999171875" calcext:value-type="float">
            <text:p>339.9992</text:p>
          </table:table-cell>
          <table:table-cell table:style-name="ce17" table:formula="of:=[.AW172]-2*([.$B172]-1)" office:value-type="float" office:value="-0.000828125000055024" calcext:value-type="float">
            <text:p>-0.000828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63625439823832.7" calcext:value-type="float">
            <text:p>63625439823832.7</text:p>
          </table:table-cell>
          <table:table-cell table:formula="of:=([.C173]-[.C172])/1000" office:value-type="float" office:value="2.00028125" calcext:value-type="float">
            <text:p>2.0003</text:p>
          </table:table-cell>
          <table:table-cell table:formula="of:=[.D173]+[.E172]" office:value-type="float" office:value="341.998328125" calcext:value-type="float">
            <text:p>341.9983</text:p>
          </table:table-cell>
          <table:table-cell table:style-name="ce6" table:formula="of:=[.E173]-2*([.$B173]-1)" office:value-type="float" office:value="-0.00167187499982902" calcext:value-type="float">
            <text:p>-0.001671875</text:p>
          </table:table-cell>
          <table:table-cell table:style-name="Default" office:value-type="float" office:value="63625440486557.1" calcext:value-type="float">
            <text:p>63625440486557.1</text:p>
          </table:table-cell>
          <table:table-cell table:style-name="ce4" table:formula="of:=([.G173]-[.G172])/1000" office:value-type="float" office:value="1.996953125" calcext:value-type="float">
            <text:p>1.9970</text:p>
          </table:table-cell>
          <table:table-cell table:style-name="ce4" table:formula="of:=[.H173]+[.I172]" office:value-type="float" office:value="341.9977109375" calcext:value-type="float">
            <text:p>341.9977</text:p>
          </table:table-cell>
          <table:table-cell table:style-name="ce7" table:formula="of:=[.I173]-2*([.$B173]-1)" office:value-type="float" office:value="-0.0022890625001537" calcext:value-type="float">
            <text:p>-0.0022890625</text:p>
          </table:table-cell>
          <table:table-cell table:style-name="Default" office:value-type="float" office:value="63625440956525.7" calcext:value-type="float">
            <text:p>63625440956525.7</text:p>
          </table:table-cell>
          <table:table-cell table:style-name="ce4" table:formula="of:=([.K173]-[.K172])/1000" office:value-type="float" office:value="1.998" calcext:value-type="float">
            <text:p>1.9980</text:p>
          </table:table-cell>
          <table:table-cell table:style-name="ce4" table:formula="of:=[.L173]+[.M172]" office:value-type="float" office:value="341.998453125" calcext:value-type="float">
            <text:p>341.9985</text:p>
          </table:table-cell>
          <table:table-cell table:style-name="ce8" table:formula="of:=[.M173]-2*([.$B173]-1)" office:value-type="float" office:value="-0.00154687499980355" calcext:value-type="float">
            <text:p>-0.001546875</text:p>
          </table:table-cell>
          <table:table-cell table:style-name="Default" office:value-type="float" office:value="63625441433259.6" calcext:value-type="float">
            <text:p>63625441433259.6</text:p>
          </table:table-cell>
          <table:table-cell table:style-name="ce4" table:formula="of:=([.O173]-[.O172])/1000" office:value-type="float" office:value="1.999609375" calcext:value-type="float">
            <text:p>1.9996</text:p>
          </table:table-cell>
          <table:table-cell table:style-name="ce4" table:formula="of:=[.P173]+[.Q172]" office:value-type="float" office:value="342.000484375" calcext:value-type="float">
            <text:p>342.0005</text:p>
          </table:table-cell>
          <table:table-cell table:style-name="ce9" table:formula="of:=[.Q173]-2*([.$B173]-1)" office:value-type="float" office:value="0.000484375000041837" calcext:value-type="float">
            <text:p>0.000484375</text:p>
          </table:table-cell>
          <table:table-cell table:style-name="Default" office:value-type="float" office:value="63625441932389" calcext:value-type="float">
            <text:p>63625441932389</text:p>
          </table:table-cell>
          <table:table-cell table:style-name="ce4" table:formula="of:=([.S173]-[.S172])/1000" office:value-type="float" office:value="1.998171875" calcext:value-type="float">
            <text:p>1.9982</text:p>
          </table:table-cell>
          <table:table-cell table:style-name="ce4" table:formula="of:=[.T173]+[.U172]" office:value-type="float" office:value="341.9977421875" calcext:value-type="float">
            <text:p>341.9977</text:p>
          </table:table-cell>
          <table:table-cell table:style-name="ce10" table:formula="of:=[.U173]-2*([.$B173]-1)" office:value-type="float" office:value="-0.00225781250014734" calcext:value-type="float">
            <text:p>-0.0022578125</text:p>
          </table:table-cell>
          <table:table-cell table:style-name="Default" office:value-type="float" office:value="63625442422061.3" calcext:value-type="float">
            <text:p>63625442422061.3</text:p>
          </table:table-cell>
          <table:table-cell table:style-name="ce4" table:formula="of:=([.W173]-[.W172])/1000" office:value-type="float" office:value="1.998078125" calcext:value-type="float">
            <text:p>1.9981</text:p>
          </table:table-cell>
          <table:table-cell table:style-name="ce4" table:formula="of:=[.X173]+[.Y172]" office:value-type="float" office:value="341.9984140625" calcext:value-type="float">
            <text:p>341.9984</text:p>
          </table:table-cell>
          <table:table-cell table:style-name="ce11" table:formula="of:=[.Y173]-2*([.$B173]-1)" office:value-type="float" office:value="-0.00158593749995362" calcext:value-type="float">
            <text:p>-0.0015859375</text:p>
          </table:table-cell>
          <table:table-cell table:style-name="Default" office:value-type="float" office:value="63625442899930.3" calcext:value-type="float">
            <text:p>63625442899930.3</text:p>
          </table:table-cell>
          <table:table-cell table:style-name="ce4" table:formula="of:=([.AA173]-[.AA172])/1000" office:value-type="float" office:value="2.0015234375" calcext:value-type="float">
            <text:p>2.0015</text:p>
          </table:table-cell>
          <table:table-cell table:style-name="ce4" table:formula="of:=[.AB173]+[.AC172]" office:value-type="float" office:value="341.99921875" calcext:value-type="float">
            <text:p>341.9992</text:p>
          </table:table-cell>
          <table:table-cell table:style-name="ce12" table:formula="of:=[.AC173]-2*([.$B173]-1)" office:value-type="float" office:value="-0.000781249999931788" calcext:value-type="float">
            <text:p>-0.00078125</text:p>
          </table:table-cell>
          <table:table-cell table:style-name="Default" office:value-type="float" office:value="63625443361818.6" calcext:value-type="float">
            <text:p>63625443361818.6</text:p>
          </table:table-cell>
          <table:table-cell table:style-name="ce4" table:formula="of:=([.AE173]-[.AE172])/1000" office:value-type="float" office:value="2.0019921875" calcext:value-type="float">
            <text:p>2.0020</text:p>
          </table:table-cell>
          <table:table-cell table:style-name="ce4" table:formula="of:=[.AF173]+[.AG172]" office:value-type="float" office:value="342.000640625" calcext:value-type="float">
            <text:p>342.0006</text:p>
          </table:table-cell>
          <table:table-cell table:style-name="ce13" table:formula="of:=[.AG173]-2*([.$B173]-1)" office:value-type="float" office:value="0.000640625000187356" calcext:value-type="float">
            <text:p>0.000640625</text:p>
          </table:table-cell>
          <table:table-cell table:style-name="Default" office:value-type="float" office:value="63625443825608.7" calcext:value-type="float">
            <text:p>63625443825608.7</text:p>
          </table:table-cell>
          <table:table-cell table:style-name="ce4" table:formula="of:=([.AI173]-[.AI172])/1000" office:value-type="float" office:value="2.0007890625" calcext:value-type="float">
            <text:p>2.0008</text:p>
          </table:table-cell>
          <table:table-cell table:style-name="ce4" table:formula="of:=[.AJ173]+[.AK172]" office:value-type="float" office:value="342.0005859375" calcext:value-type="float">
            <text:p>342.0006</text:p>
          </table:table-cell>
          <table:table-cell table:style-name="ce14" table:formula="of:=[.AK173]-2*([.$B173]-1)" office:value-type="float" office:value="0.000585937500034106" calcext:value-type="float">
            <text:p>0.0005859375</text:p>
          </table:table-cell>
          <table:table-cell table:style-name="Default" office:value-type="float" office:value="63625444301899.1" calcext:value-type="float">
            <text:p>63625444301899.1</text:p>
          </table:table-cell>
          <table:table-cell table:style-name="ce4" table:formula="of:=([.AM173]-[.AM172])/1000" office:value-type="float" office:value="2.0001328125" calcext:value-type="float">
            <text:p>2.0001</text:p>
          </table:table-cell>
          <table:table-cell table:style-name="ce4" table:formula="of:=[.AN173]+[.AO172]" office:value-type="float" office:value="341.9981953125" calcext:value-type="float">
            <text:p>341.9982</text:p>
          </table:table-cell>
          <table:table-cell table:style-name="ce15" table:formula="of:=[.AO173]-2*([.$B173]-1)" office:value-type="float" office:value="-0.00180468749988449" calcext:value-type="float">
            <text:p>-0.0018046875</text:p>
          </table:table-cell>
          <table:table-cell table:style-name="Default" office:value-type="float" office:value="63625444764228" calcext:value-type="float">
            <text:p>63625444764228</text:p>
          </table:table-cell>
          <table:table-cell table:style-name="ce4" table:formula="of:=([.AQ173]-[.AQ172])/1000" office:value-type="float" office:value="1.9993671875" calcext:value-type="float">
            <text:p>1.9994</text:p>
          </table:table-cell>
          <table:table-cell table:style-name="ce4" table:formula="of:=[.AR173]+[.AS172]" office:value-type="float" office:value="342.00009375" calcext:value-type="float">
            <text:p>342.0001</text:p>
          </table:table-cell>
          <table:table-cell table:style-name="ce16" table:formula="of:=[.AS173]-2*([.$B173]-1)" office:value-type="float" office:value="0.000093749999962256" calcext:value-type="float">
            <text:p>0.00009375</text:p>
          </table:table-cell>
          <table:table-cell table:style-name="Default" office:value-type="float" office:value="63625445234871.5" calcext:value-type="float">
            <text:p>63625445234871.5</text:p>
          </table:table-cell>
          <table:table-cell table:style-name="ce4" table:formula="of:=([.AU173]-[.AU172])/1000" office:value-type="float" office:value="1.99925" calcext:value-type="float">
            <text:p>1.9993</text:p>
          </table:table-cell>
          <table:table-cell table:style-name="ce4" table:formula="of:=[.AV173]+[.AW172]" office:value-type="float" office:value="341.998421875" calcext:value-type="float">
            <text:p>341.9984</text:p>
          </table:table-cell>
          <table:table-cell table:style-name="ce17" table:formula="of:=[.AW173]-2*([.$B173]-1)" office:value-type="float" office:value="-0.00157812500003729" calcext:value-type="float">
            <text:p>-0.001578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173" calcext:value-type="float">
            <text:p>173</text:p>
          </table:table-cell>
          <table:table-cell office:value-type="float" office:value="63625439825833" calcext:value-type="float">
            <text:p>63625439825833</text:p>
          </table:table-cell>
          <table:table-cell table:formula="of:=([.C174]-[.C173])/1000" office:value-type="float" office:value="2.000359375" calcext:value-type="float">
            <text:p>2.0004</text:p>
          </table:table-cell>
          <table:table-cell table:formula="of:=[.D174]+[.E173]" office:value-type="float" office:value="343.9986875" calcext:value-type="float">
            <text:p>343.9987</text:p>
          </table:table-cell>
          <table:table-cell table:style-name="ce6" table:formula="of:=[.E174]-2*([.$B174]-1)" office:value-type="float" office:value="-0.00131249999981264" calcext:value-type="float">
            <text:p>-0.0013125</text:p>
          </table:table-cell>
          <table:table-cell table:style-name="Default" office:value-type="float" office:value="63625440488558" calcext:value-type="float">
            <text:p>63625440488558</text:p>
          </table:table-cell>
          <table:table-cell table:style-name="ce4" table:formula="of:=([.G174]-[.G173])/1000" office:value-type="float" office:value="2.000921875" calcext:value-type="float">
            <text:p>2.0009</text:p>
          </table:table-cell>
          <table:table-cell table:style-name="ce4" table:formula="of:=[.H174]+[.I173]" office:value-type="float" office:value="343.9986328125" calcext:value-type="float">
            <text:p>343.9986</text:p>
          </table:table-cell>
          <table:table-cell table:style-name="ce7" table:formula="of:=[.I174]-2*([.$B174]-1)" office:value-type="float" office:value="-0.00136718750013642" calcext:value-type="float">
            <text:p>-0.0013671875</text:p>
          </table:table-cell>
          <table:table-cell table:style-name="Default" office:value-type="float" office:value="63625440958526.6" calcext:value-type="float">
            <text:p>63625440958526.6</text:p>
          </table:table-cell>
          <table:table-cell table:style-name="ce4" table:formula="of:=([.K174]-[.K173])/1000" office:value-type="float" office:value="2.00090625" calcext:value-type="float">
            <text:p>2.0009</text:p>
          </table:table-cell>
          <table:table-cell table:style-name="ce4" table:formula="of:=[.L174]+[.M173]" office:value-type="float" office:value="343.999359375" calcext:value-type="float">
            <text:p>343.9994</text:p>
          </table:table-cell>
          <table:table-cell table:style-name="ce8" table:formula="of:=[.M174]-2*([.$B174]-1)" office:value-type="float" office:value="-0.000640624999789452" calcext:value-type="float">
            <text:p>-0.000640625</text:p>
          </table:table-cell>
          <table:table-cell table:style-name="Default" office:value-type="float" office:value="63625441435258.6" calcext:value-type="float">
            <text:p>63625441435258.6</text:p>
          </table:table-cell>
          <table:table-cell table:style-name="ce4" table:formula="of:=([.O174]-[.O173])/1000" office:value-type="float" office:value="1.998953125" calcext:value-type="float">
            <text:p>1.9990</text:p>
          </table:table-cell>
          <table:table-cell table:style-name="ce4" table:formula="of:=[.P174]+[.Q173]" office:value-type="float" office:value="343.9994375" calcext:value-type="float">
            <text:p>343.9994</text:p>
          </table:table-cell>
          <table:table-cell table:style-name="ce9" table:formula="of:=[.Q174]-2*([.$B174]-1)" office:value-type="float" office:value="-0.000562499999944066" calcext:value-type="float">
            <text:p>-0.0005625</text:p>
          </table:table-cell>
          <table:table-cell table:style-name="Default" office:value-type="float" office:value="63625441934392.4" calcext:value-type="float">
            <text:p>63625441934392.4</text:p>
          </table:table-cell>
          <table:table-cell table:style-name="ce4" table:formula="of:=([.S174]-[.S173])/1000" office:value-type="float" office:value="2.003359375" calcext:value-type="float">
            <text:p>2.0034</text:p>
          </table:table-cell>
          <table:table-cell table:style-name="ce4" table:formula="of:=[.T174]+[.U173]" office:value-type="float" office:value="344.0011015625" calcext:value-type="float">
            <text:p>344.0011</text:p>
          </table:table-cell>
          <table:table-cell table:style-name="ce10" table:formula="of:=[.U174]-2*([.$B174]-1)" office:value-type="float" office:value="0.00110156249985494" calcext:value-type="float">
            <text:p>0.0011015625</text:p>
          </table:table-cell>
          <table:table-cell table:style-name="Default" office:value-type="float" office:value="63625442424062.9" calcext:value-type="float">
            <text:p>63625442424062.9</text:p>
          </table:table-cell>
          <table:table-cell table:style-name="ce4" table:formula="of:=([.W174]-[.W173])/1000" office:value-type="float" office:value="2.0015859375" calcext:value-type="float">
            <text:p>2.0016</text:p>
          </table:table-cell>
          <table:table-cell table:style-name="ce4" table:formula="of:=[.X174]+[.Y173]" office:value-type="float" office:value="344" calcext:value-type="float">
            <text:p>344.0000</text:p>
          </table:table-cell>
          <table:table-cell table:style-name="ce11" table:formula="of:=[.Y174]-2*([.$B174]-1)" office:value-type="float" office:value="0" calcext:value-type="float">
            <text:p>0</text:p>
          </table:table-cell>
          <table:table-cell table:style-name="Default" office:value-type="float" office:value="63625442901929.8" calcext:value-type="float">
            <text:p>63625442901929.8</text:p>
          </table:table-cell>
          <table:table-cell table:style-name="ce4" table:formula="of:=([.AA174]-[.AA173])/1000" office:value-type="float" office:value="1.999453125" calcext:value-type="float">
            <text:p>1.9995</text:p>
          </table:table-cell>
          <table:table-cell table:style-name="ce4" table:formula="of:=[.AB174]+[.AC173]" office:value-type="float" office:value="343.998671875" calcext:value-type="float">
            <text:p>343.9987</text:p>
          </table:table-cell>
          <table:table-cell table:style-name="ce12" table:formula="of:=[.AC174]-2*([.$B174]-1)" office:value-type="float" office:value="-0.00132812499992951" calcext:value-type="float">
            <text:p>-0.001328125</text:p>
          </table:table-cell>
          <table:table-cell table:style-name="Default" office:value-type="float" office:value="63625443363817.6" calcext:value-type="float">
            <text:p>63625443363817.6</text:p>
          </table:table-cell>
          <table:table-cell table:style-name="ce4" table:formula="of:=([.AE174]-[.AE173])/1000" office:value-type="float" office:value="1.998953125" calcext:value-type="float">
            <text:p>1.9990</text:p>
          </table:table-cell>
          <table:table-cell table:style-name="ce4" table:formula="of:=[.AF174]+[.AG173]" office:value-type="float" office:value="343.99959375" calcext:value-type="float">
            <text:p>343.9996</text:p>
          </table:table-cell>
          <table:table-cell table:style-name="ce13" table:formula="of:=[.AG174]-2*([.$B174]-1)" office:value-type="float" office:value="-0.000406249999798547" calcext:value-type="float">
            <text:p>-0.00040625</text:p>
          </table:table-cell>
          <table:table-cell table:style-name="Default" office:value-type="float" office:value="63625443827606.6" calcext:value-type="float">
            <text:p>63625443827606.6</text:p>
          </table:table-cell>
          <table:table-cell table:style-name="ce4" table:formula="of:=([.AI174]-[.AI173])/1000" office:value-type="float" office:value="1.9979453125" calcext:value-type="float">
            <text:p>1.9979</text:p>
          </table:table-cell>
          <table:table-cell table:style-name="ce4" table:formula="of:=[.AJ174]+[.AK173]" office:value-type="float" office:value="343.99853125" calcext:value-type="float">
            <text:p>343.9985</text:p>
          </table:table-cell>
          <table:table-cell table:style-name="ce14" table:formula="of:=[.AK174]-2*([.$B174]-1)" office:value-type="float" office:value="-0.00146874999995816" calcext:value-type="float">
            <text:p>-0.00146875</text:p>
          </table:table-cell>
          <table:table-cell table:style-name="Default" office:value-type="float" office:value="63625444303901.3" calcext:value-type="float">
            <text:p>63625444303901.3</text:p>
          </table:table-cell>
          <table:table-cell table:style-name="ce4" table:formula="of:=([.AM174]-[.AM173])/1000" office:value-type="float" office:value="2.0021484375" calcext:value-type="float">
            <text:p>2.0021</text:p>
          </table:table-cell>
          <table:table-cell table:style-name="ce4" table:formula="of:=[.AN174]+[.AO173]" office:value-type="float" office:value="344.00034375" calcext:value-type="float">
            <text:p>344.0003</text:p>
          </table:table-cell>
          <table:table-cell table:style-name="ce15" table:formula="of:=[.AO174]-2*([.$B174]-1)" office:value-type="float" office:value="0.000343750000126874" calcext:value-type="float">
            <text:p>0.00034375</text:p>
          </table:table-cell>
          <table:table-cell table:style-name="Default" office:value-type="float" office:value="63625444766228.1" calcext:value-type="float">
            <text:p>63625444766228.1</text:p>
          </table:table-cell>
          <table:table-cell table:style-name="ce4" table:formula="of:=([.AQ174]-[.AQ173])/1000" office:value-type="float" office:value="2.0000546875" calcext:value-type="float">
            <text:p>2.0001</text:p>
          </table:table-cell>
          <table:table-cell table:style-name="ce4" table:formula="of:=[.AR174]+[.AS173]" office:value-type="float" office:value="344.0001484375" calcext:value-type="float">
            <text:p>344.0001</text:p>
          </table:table-cell>
          <table:table-cell table:style-name="ce16" table:formula="of:=[.AS174]-2*([.$B174]-1)" office:value-type="float" office:value="0.000148437499944976" calcext:value-type="float">
            <text:p>0.0001484375</text:p>
          </table:table-cell>
          <table:table-cell table:style-name="Default" office:value-type="float" office:value="63625445236870.9" calcext:value-type="float">
            <text:p>63625445236870.9</text:p>
          </table:table-cell>
          <table:table-cell table:style-name="ce4" table:formula="of:=([.AU174]-[.AU173])/1000" office:value-type="float" office:value="1.9994453125" calcext:value-type="float">
            <text:p>1.9994</text:p>
          </table:table-cell>
          <table:table-cell table:style-name="ce4" table:formula="of:=[.AV174]+[.AW173]" office:value-type="float" office:value="343.9978671875" calcext:value-type="float">
            <text:p>343.9979</text:p>
          </table:table-cell>
          <table:table-cell table:style-name="ce17" table:formula="of:=[.AW174]-2*([.$B174]-1)" office:value-type="float" office:value="-0.00213281250006503" calcext:value-type="float">
            <text:p>-0.0021328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prompt 14</text:p>
          </table:table-cell>
          <table:table-cell table:style-name="ce3" office:value-type="float" office:value="174" calcext:value-type="float">
            <text:p>174</text:p>
          </table:table-cell>
          <table:table-cell office:value-type="float" office:value="63625439827832.3" calcext:value-type="float">
            <text:p>63625439827832.3</text:p>
          </table:table-cell>
          <table:table-cell table:formula="of:=([.C175]-[.C174])/1000" office:value-type="float" office:value="1.99928125" calcext:value-type="float">
            <text:p>1.9993</text:p>
          </table:table-cell>
          <table:table-cell table:formula="of:=[.D175]+[.E174]" office:value-type="float" office:value="345.99796875" calcext:value-type="float">
            <text:p>345.9980</text:p>
          </table:table-cell>
          <table:table-cell table:style-name="ce6" table:formula="of:=[.E175]-2*([.$B175]-1)" office:value-type="float" office:value="-0.00203124999978854" calcext:value-type="float">
            <text:p>-0.00203125</text:p>
          </table:table-cell>
          <table:table-cell table:style-name="Default" office:value-type="float" office:value="63625440490559.2" calcext:value-type="float">
            <text:p>63625440490559.2</text:p>
          </table:table-cell>
          <table:table-cell table:style-name="ce4" table:formula="of:=([.G175]-[.G174])/1000" office:value-type="float" office:value="2.001203125" calcext:value-type="float">
            <text:p>2.0012</text:p>
          </table:table-cell>
          <table:table-cell table:style-name="ce4" table:formula="of:=[.H175]+[.I174]" office:value-type="float" office:value="345.9998359375" calcext:value-type="float">
            <text:p>345.9998</text:p>
          </table:table-cell>
          <table:table-cell table:style-name="ce7" table:formula="of:=[.I175]-2*([.$B175]-1)" office:value-type="float" office:value="-0.000164062500118689" calcext:value-type="float">
            <text:p>-0.0001640625</text:p>
          </table:table-cell>
          <table:table-cell table:style-name="Default" office:value-type="float" office:value="63625440960525.8" calcext:value-type="float">
            <text:p>63625440960525.8</text:p>
          </table:table-cell>
          <table:table-cell table:style-name="ce4" table:formula="of:=([.K175]-[.K174])/1000" office:value-type="float" office:value="1.999171875" calcext:value-type="float">
            <text:p>1.9992</text:p>
          </table:table-cell>
          <table:table-cell table:style-name="ce4" table:formula="of:=[.L175]+[.M174]" office:value-type="float" office:value="345.99853125" calcext:value-type="float">
            <text:p>345.9985</text:p>
          </table:table-cell>
          <table:table-cell table:style-name="ce8" table:formula="of:=[.M175]-2*([.$B175]-1)" office:value-type="float" office:value="-0.00146874999978763" calcext:value-type="float">
            <text:p>-0.00146875</text:p>
          </table:table-cell>
          <table:table-cell table:style-name="Default" office:value-type="float" office:value="63625441437260.1" calcext:value-type="float">
            <text:p>63625441437260.1</text:p>
          </table:table-cell>
          <table:table-cell table:style-name="ce4" table:formula="of:=([.O175]-[.O174])/1000" office:value-type="float" office:value="2.001515625" calcext:value-type="float">
            <text:p>2.0015</text:p>
          </table:table-cell>
          <table:table-cell table:style-name="ce4" table:formula="of:=[.P175]+[.Q174]" office:value-type="float" office:value="346.000953125" calcext:value-type="float">
            <text:p>346.0010</text:p>
          </table:table-cell>
          <table:table-cell table:style-name="ce9" table:formula="of:=[.Q175]-2*([.$B175]-1)" office:value-type="float" office:value="0.00095312500008049" calcext:value-type="float">
            <text:p>0.000953125</text:p>
          </table:table-cell>
          <table:table-cell table:style-name="Default" office:value-type="float" office:value="63625441936389.1" calcext:value-type="float">
            <text:p>63625441936389.1</text:p>
          </table:table-cell>
          <table:table-cell table:style-name="ce4" table:formula="of:=([.S175]-[.S174])/1000" office:value-type="float" office:value="1.9967578125" calcext:value-type="float">
            <text:p>1.9968</text:p>
          </table:table-cell>
          <table:table-cell table:style-name="ce4" table:formula="of:=[.T175]+[.U174]" office:value-type="float" office:value="345.997859375" calcext:value-type="float">
            <text:p>345.9979</text:p>
          </table:table-cell>
          <table:table-cell table:style-name="ce10" table:formula="of:=[.U175]-2*([.$B175]-1)" office:value-type="float" office:value="-0.00214062500015189" calcext:value-type="float">
            <text:p>-0.002140625</text:p>
          </table:table-cell>
          <table:table-cell table:style-name="Default" office:value-type="float" office:value="63625442426062.7" calcext:value-type="float">
            <text:p>63625442426062.7</text:p>
          </table:table-cell>
          <table:table-cell table:style-name="ce4" table:formula="of:=([.W175]-[.W174])/1000" office:value-type="float" office:value="1.9998125" calcext:value-type="float">
            <text:p>1.9998</text:p>
          </table:table-cell>
          <table:table-cell table:style-name="ce4" table:formula="of:=[.X175]+[.Y174]" office:value-type="float" office:value="345.9998125" calcext:value-type="float">
            <text:p>345.9998</text:p>
          </table:table-cell>
          <table:table-cell table:style-name="ce11" table:formula="of:=[.Y175]-2*([.$B175]-1)" office:value-type="float" office:value="-0.000187499999924512" calcext:value-type="float">
            <text:p>-0.0001875</text:p>
          </table:table-cell>
          <table:table-cell table:style-name="Default" office:value-type="float" office:value="63625442903928.9" calcext:value-type="float">
            <text:p>63625442903928.9</text:p>
          </table:table-cell>
          <table:table-cell table:style-name="ce4" table:formula="of:=([.AA175]-[.AA174])/1000" office:value-type="float" office:value="1.9991484375" calcext:value-type="float">
            <text:p>1.9991</text:p>
          </table:table-cell>
          <table:table-cell table:style-name="ce4" table:formula="of:=[.AB175]+[.AC174]" office:value-type="float" office:value="345.9978203125" calcext:value-type="float">
            <text:p>345.9978</text:p>
          </table:table-cell>
          <table:table-cell table:style-name="ce12" table:formula="of:=[.AC175]-2*([.$B175]-1)" office:value-type="float" office:value="-0.00217968749990405" calcext:value-type="float">
            <text:p>-0.0021796875</text:p>
          </table:table-cell>
          <table:table-cell table:style-name="Default" office:value-type="float" office:value="63625443365816.1" calcext:value-type="float">
            <text:p>63625443365816.1</text:p>
          </table:table-cell>
          <table:table-cell table:style-name="ce4" table:formula="of:=([.AE175]-[.AE174])/1000" office:value-type="float" office:value="1.9984921875" calcext:value-type="float">
            <text:p>1.9985</text:p>
          </table:table-cell>
          <table:table-cell table:style-name="ce4" table:formula="of:=[.AF175]+[.AG174]" office:value-type="float" office:value="345.9980859375" calcext:value-type="float">
            <text:p>345.9981</text:p>
          </table:table-cell>
          <table:table-cell table:style-name="ce13" table:formula="of:=[.AG175]-2*([.$B175]-1)" office:value-type="float" office:value="-0.00191406249979309" calcext:value-type="float">
            <text:p>-0.0019140625</text:p>
          </table:table-cell>
          <table:table-cell table:style-name="Default" office:value-type="float" office:value="63625443829607" calcext:value-type="float">
            <text:p>63625443829607</text:p>
          </table:table-cell>
          <table:table-cell table:style-name="ce4" table:formula="of:=([.AI175]-[.AI174])/1000" office:value-type="float" office:value="2.000359375" calcext:value-type="float">
            <text:p>2.0004</text:p>
          </table:table-cell>
          <table:table-cell table:style-name="ce4" table:formula="of:=[.AJ175]+[.AK174]" office:value-type="float" office:value="345.998890625" calcext:value-type="float">
            <text:p>345.9989</text:p>
          </table:table-cell>
          <table:table-cell table:style-name="ce14" table:formula="of:=[.AK175]-2*([.$B175]-1)" office:value-type="float" office:value="-0.00110937499994179" calcext:value-type="float">
            <text:p>-0.001109375</text:p>
          </table:table-cell>
          <table:table-cell table:style-name="Default" office:value-type="float" office:value="63625444305900.7" calcext:value-type="float">
            <text:p>63625444305900.7</text:p>
          </table:table-cell>
          <table:table-cell table:style-name="ce4" table:formula="of:=([.AM175]-[.AM174])/1000" office:value-type="float" office:value="1.9994296875" calcext:value-type="float">
            <text:p>1.9994</text:p>
          </table:table-cell>
          <table:table-cell table:style-name="ce4" table:formula="of:=[.AN175]+[.AO174]" office:value-type="float" office:value="345.9997734375" calcext:value-type="float">
            <text:p>345.9998</text:p>
          </table:table-cell>
          <table:table-cell table:style-name="ce15" table:formula="of:=[.AO175]-2*([.$B175]-1)" office:value-type="float" office:value="-0.000226562499847205" calcext:value-type="float">
            <text:p>-0.0002265625</text:p>
          </table:table-cell>
          <table:table-cell table:style-name="Default" office:value-type="float" office:value="63625444768226.8" calcext:value-type="float">
            <text:p>63625444768226.8</text:p>
          </table:table-cell>
          <table:table-cell table:style-name="ce4" table:formula="of:=([.AQ175]-[.AQ174])/1000" office:value-type="float" office:value="1.9987421875" calcext:value-type="float">
            <text:p>1.9987</text:p>
          </table:table-cell>
          <table:table-cell table:style-name="ce4" table:formula="of:=[.AR175]+[.AS174]" office:value-type="float" office:value="345.998890625" calcext:value-type="float">
            <text:p>345.9989</text:p>
          </table:table-cell>
          <table:table-cell table:style-name="ce16" table:formula="of:=[.AS175]-2*([.$B175]-1)" office:value-type="float" office:value="-0.00110937500005548" calcext:value-type="float">
            <text:p>-0.001109375</text:p>
          </table:table-cell>
          <table:table-cell table:style-name="Default" office:value-type="float" office:value="63625445238870.4" calcext:value-type="float">
            <text:p>63625445238870.4</text:p>
          </table:table-cell>
          <table:table-cell table:style-name="ce4" table:formula="of:=([.AU175]-[.AU174])/1000" office:value-type="float" office:value="1.999515625" calcext:value-type="float">
            <text:p>1.9995</text:p>
          </table:table-cell>
          <table:table-cell table:style-name="ce4" table:formula="of:=[.AV175]+[.AW174]" office:value-type="float" office:value="345.9973828125" calcext:value-type="float">
            <text:p>345.9974</text:p>
          </table:table-cell>
          <table:table-cell table:style-name="ce17" table:formula="of:=[.AW175]-2*([.$B175]-1)" office:value-type="float" office:value="-0.00261718750005002" calcext:value-type="float">
            <text:p>-0.0026171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rame</text:p>
          </table:table-cell>
          <table:table-cell table:style-name="ce3" office:value-type="float" office:value="175" calcext:value-type="float">
            <text:p>175</text:p>
          </table:table-cell>
          <table:table-cell office:value-type="float" office:value="63625439829835.4" calcext:value-type="float">
            <text:p>63625439829835.4</text:p>
          </table:table-cell>
          <table:table-cell table:formula="of:=([.C176]-[.C175])/1000" office:value-type="float" office:value="2.0031171875" calcext:value-type="float">
            <text:p>2.0031</text:p>
          </table:table-cell>
          <table:table-cell table:formula="of:=[.D176]+[.E175]" office:value-type="float" office:value="348.0010859375" calcext:value-type="float">
            <text:p>348.0011</text:p>
          </table:table-cell>
          <table:table-cell table:style-name="ce6" table:formula="of:=[.E176]-2*([.$B176]-1)" office:value-type="float" office:value="0.00108593750019281" calcext:value-type="float">
            <text:p>0.0010859375</text:p>
          </table:table-cell>
          <table:table-cell table:style-name="Default" office:value-type="float" office:value="63625440492559.7" calcext:value-type="float">
            <text:p>63625440492559.7</text:p>
          </table:table-cell>
          <table:table-cell table:style-name="ce4" table:formula="of:=([.G176]-[.G175])/1000" office:value-type="float" office:value="2.0004296875" calcext:value-type="float">
            <text:p>2.0004</text:p>
          </table:table-cell>
          <table:table-cell table:style-name="ce4" table:formula="of:=[.H176]+[.I175]" office:value-type="float" office:value="348.000265625" calcext:value-type="float">
            <text:p>348.0003</text:p>
          </table:table-cell>
          <table:table-cell table:style-name="ce7" table:formula="of:=[.I176]-2*([.$B176]-1)" office:value-type="float" office:value="0.000265624999883585" calcext:value-type="float">
            <text:p>0.000265625</text:p>
          </table:table-cell>
          <table:table-cell table:style-name="Default" office:value-type="float" office:value="63625440962528" calcext:value-type="float">
            <text:p>63625440962528</text:p>
          </table:table-cell>
          <table:table-cell table:style-name="ce4" table:formula="of:=([.K176]-[.K175])/1000" office:value-type="float" office:value="2.00221875" calcext:value-type="float">
            <text:p>2.0022</text:p>
          </table:table-cell>
          <table:table-cell table:style-name="ce4" table:formula="of:=[.L176]+[.M175]" office:value-type="float" office:value="348.00075" calcext:value-type="float">
            <text:p>348.0008</text:p>
          </table:table-cell>
          <table:table-cell table:style-name="ce8" table:formula="of:=[.M176]-2*([.$B176]-1)" office:value-type="float" office:value="0.000750000000209639" calcext:value-type="float">
            <text:p>0.00075</text:p>
          </table:table-cell>
          <table:table-cell table:style-name="Default" office:value-type="float" office:value="63625441439259.2" calcext:value-type="float">
            <text:p>63625441439259.2</text:p>
          </table:table-cell>
          <table:table-cell table:style-name="ce4" table:formula="of:=([.O176]-[.O175])/1000" office:value-type="float" office:value="1.999125" calcext:value-type="float">
            <text:p>1.9991</text:p>
          </table:table-cell>
          <table:table-cell table:style-name="ce4" table:formula="of:=[.P176]+[.Q175]" office:value-type="float" office:value="348.000078125" calcext:value-type="float">
            <text:p>348.0001</text:p>
          </table:table-cell>
          <table:table-cell table:style-name="ce9" table:formula="of:=[.Q176]-2*([.$B176]-1)" office:value-type="float" office:value="0.0000781250000727596" calcext:value-type="float">
            <text:p>0.000078125</text:p>
          </table:table-cell>
          <table:table-cell table:style-name="Default" office:value-type="float" office:value="63625441938391.6" calcext:value-type="float">
            <text:p>63625441938391.6</text:p>
          </table:table-cell>
          <table:table-cell table:style-name="ce4" table:formula="of:=([.S176]-[.S175])/1000" office:value-type="float" office:value="2.002421875" calcext:value-type="float">
            <text:p>2.0024</text:p>
          </table:table-cell>
          <table:table-cell table:style-name="ce4" table:formula="of:=[.T176]+[.U175]" office:value-type="float" office:value="348.00028125" calcext:value-type="float">
            <text:p>348.0003</text:p>
          </table:table-cell>
          <table:table-cell table:style-name="ce10" table:formula="of:=[.U176]-2*([.$B176]-1)" office:value-type="float" office:value="0.000281249999829924" calcext:value-type="float">
            <text:p>0.00028125</text:p>
          </table:table-cell>
          <table:table-cell table:style-name="Default" office:value-type="float" office:value="63625442428063" calcext:value-type="float">
            <text:p>63625442428063</text:p>
          </table:table-cell>
          <table:table-cell table:style-name="ce4" table:formula="of:=([.W176]-[.W175])/1000" office:value-type="float" office:value="2.000328125" calcext:value-type="float">
            <text:p>2.0003</text:p>
          </table:table-cell>
          <table:table-cell table:style-name="ce4" table:formula="of:=[.X176]+[.Y175]" office:value-type="float" office:value="348.000140625" calcext:value-type="float">
            <text:p>348.0001</text:p>
          </table:table-cell>
          <table:table-cell table:style-name="ce11" table:formula="of:=[.Y176]-2*([.$B176]-1)" office:value-type="float" office:value="0.000140625000085493" calcext:value-type="float">
            <text:p>0.000140625</text:p>
          </table:table-cell>
          <table:table-cell table:style-name="Default" office:value-type="float" office:value="63625442905928.6" calcext:value-type="float">
            <text:p>63625442905928.6</text:p>
          </table:table-cell>
          <table:table-cell table:style-name="ce4" table:formula="of:=([.AA176]-[.AA175])/1000" office:value-type="float" office:value="1.9997265625" calcext:value-type="float">
            <text:p>1.9997</text:p>
          </table:table-cell>
          <table:table-cell table:style-name="ce4" table:formula="of:=[.AB176]+[.AC175]" office:value-type="float" office:value="347.997546875" calcext:value-type="float">
            <text:p>347.9975</text:p>
          </table:table-cell>
          <table:table-cell table:style-name="ce12" table:formula="of:=[.AC176]-2*([.$B176]-1)" office:value-type="float" office:value="-0.00245312499993133" calcext:value-type="float">
            <text:p>-0.002453125</text:p>
          </table:table-cell>
          <table:table-cell table:style-name="Default" office:value-type="float" office:value="63625443367817.7" calcext:value-type="float">
            <text:p>63625443367817.7</text:p>
          </table:table-cell>
          <table:table-cell table:style-name="ce4" table:formula="of:=([.AE176]-[.AE175])/1000" office:value-type="float" office:value="2.0015859375" calcext:value-type="float">
            <text:p>2.0016</text:p>
          </table:table-cell>
          <table:table-cell table:style-name="ce4" table:formula="of:=[.AF176]+[.AG175]" office:value-type="float" office:value="347.999671875" calcext:value-type="float">
            <text:p>347.9997</text:p>
          </table:table-cell>
          <table:table-cell table:style-name="ce13" table:formula="of:=[.AG176]-2*([.$B176]-1)" office:value-type="float" office:value="-0.000328124999782631" calcext:value-type="float">
            <text:p>-0.000328125</text:p>
          </table:table-cell>
          <table:table-cell table:style-name="Default" office:value-type="float" office:value="63625443831608.7" calcext:value-type="float">
            <text:p>63625443831608.7</text:p>
          </table:table-cell>
          <table:table-cell table:style-name="ce4" table:formula="of:=([.AI176]-[.AI175])/1000" office:value-type="float" office:value="2.0016875" calcext:value-type="float">
            <text:p>2.0017</text:p>
          </table:table-cell>
          <table:table-cell table:style-name="ce4" table:formula="of:=[.AJ176]+[.AK175]" office:value-type="float" office:value="348.000578125" calcext:value-type="float">
            <text:p>348.0006</text:p>
          </table:table-cell>
          <table:table-cell table:style-name="ce14" table:formula="of:=[.AK176]-2*([.$B176]-1)" office:value-type="float" office:value="0.000578125000060936" calcext:value-type="float">
            <text:p>0.000578125</text:p>
          </table:table-cell>
          <table:table-cell table:style-name="Default" office:value-type="float" office:value="63625444307898.9" calcext:value-type="float">
            <text:p>63625444307898.9</text:p>
          </table:table-cell>
          <table:table-cell table:style-name="ce4" table:formula="of:=([.AM176]-[.AM175])/1000" office:value-type="float" office:value="1.9981640625" calcext:value-type="float">
            <text:p>1.9982</text:p>
          </table:table-cell>
          <table:table-cell table:style-name="ce4" table:formula="of:=[.AN176]+[.AO175]" office:value-type="float" office:value="347.9979375" calcext:value-type="float">
            <text:p>347.9979</text:p>
          </table:table-cell>
          <table:table-cell table:style-name="ce15" table:formula="of:=[.AO176]-2*([.$B176]-1)" office:value-type="float" office:value="-0.00206249999985175" calcext:value-type="float">
            <text:p>-0.0020625</text:p>
          </table:table-cell>
          <table:table-cell table:style-name="Default" office:value-type="float" office:value="63625444770226" calcext:value-type="float">
            <text:p>63625444770226</text:p>
          </table:table-cell>
          <table:table-cell table:style-name="ce4" table:formula="of:=([.AQ176]-[.AQ175])/1000" office:value-type="float" office:value="1.999203125" calcext:value-type="float">
            <text:p>1.9992</text:p>
          </table:table-cell>
          <table:table-cell table:style-name="ce4" table:formula="of:=[.AR176]+[.AS175]" office:value-type="float" office:value="347.99809375" calcext:value-type="float">
            <text:p>347.9981</text:p>
          </table:table-cell>
          <table:table-cell table:style-name="ce16" table:formula="of:=[.AS176]-2*([.$B176]-1)" office:value-type="float" office:value="-0.00190625000004729" calcext:value-type="float">
            <text:p>-0.00190625</text:p>
          </table:table-cell>
          <table:table-cell table:style-name="Default" office:value-type="float" office:value="63625445240873.4" calcext:value-type="float">
            <text:p>63625445240873.4</text:p>
          </table:table-cell>
          <table:table-cell table:style-name="ce4" table:formula="of:=([.AU176]-[.AU175])/1000" office:value-type="float" office:value="2.0029296875" calcext:value-type="float">
            <text:p>2.0029</text:p>
          </table:table-cell>
          <table:table-cell table:style-name="ce4" table:formula="of:=[.AV176]+[.AW175]" office:value-type="float" office:value="348.0003125" calcext:value-type="float">
            <text:p>348.0003</text:p>
          </table:table-cell>
          <table:table-cell table:style-name="ce17" table:formula="of:=[.AW176]-2*([.$B176]-1)" office:value-type="float" office:value="0.000312499999949978" calcext:value-type="float">
            <text:p>0.000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176" calcext:value-type="float">
            <text:p>176</text:p>
          </table:table-cell>
          <table:table-cell office:value-type="float" office:value="63625439831832.3" calcext:value-type="float">
            <text:p>63625439831832.3</text:p>
          </table:table-cell>
          <table:table-cell table:formula="of:=([.C177]-[.C176])/1000" office:value-type="float" office:value="1.996875" calcext:value-type="float">
            <text:p>1.9969</text:p>
          </table:table-cell>
          <table:table-cell table:formula="of:=[.D177]+[.E176]" office:value-type="float" office:value="349.9979609375" calcext:value-type="float">
            <text:p>349.9980</text:p>
          </table:table-cell>
          <table:table-cell table:style-name="ce6" table:formula="of:=[.E177]-2*([.$B177]-1)" office:value-type="float" office:value="-0.00203906249981856" calcext:value-type="float">
            <text:p>-0.0020390625</text:p>
          </table:table-cell>
          <table:table-cell table:style-name="Default" office:value-type="float" office:value="63625440494558.5" calcext:value-type="float">
            <text:p>63625440494558.5</text:p>
          </table:table-cell>
          <table:table-cell table:style-name="ce4" table:formula="of:=([.G177]-[.G176])/1000" office:value-type="float" office:value="1.998859375" calcext:value-type="float">
            <text:p>1.9989</text:p>
          </table:table-cell>
          <table:table-cell table:style-name="ce4" table:formula="of:=[.H177]+[.I176]" office:value-type="float" office:value="349.999125" calcext:value-type="float">
            <text:p>349.9991</text:p>
          </table:table-cell>
          <table:table-cell table:style-name="ce7" table:formula="of:=[.I177]-2*([.$B177]-1)" office:value-type="float" office:value="-0.000875000000121418" calcext:value-type="float">
            <text:p>-0.000875</text:p>
          </table:table-cell>
          <table:table-cell table:style-name="Default" office:value-type="float" office:value="63625440964527.7" calcext:value-type="float">
            <text:p>63625440964527.7</text:p>
          </table:table-cell>
          <table:table-cell table:style-name="ce4" table:formula="of:=([.K177]-[.K176])/1000" office:value-type="float" office:value="1.9996484375" calcext:value-type="float">
            <text:p>1.9996</text:p>
          </table:table-cell>
          <table:table-cell table:style-name="ce4" table:formula="of:=[.L177]+[.M176]" office:value-type="float" office:value="350.0003984375" calcext:value-type="float">
            <text:p>350.0004</text:p>
          </table:table-cell>
          <table:table-cell table:style-name="ce8" table:formula="of:=[.M177]-2*([.$B177]-1)" office:value-type="float" office:value="0.000398437500223281" calcext:value-type="float">
            <text:p>0.0003984375</text:p>
          </table:table-cell>
          <table:table-cell table:style-name="Default" office:value-type="float" office:value="63625441441256.8" calcext:value-type="float">
            <text:p>63625441441256.8</text:p>
          </table:table-cell>
          <table:table-cell table:style-name="ce4" table:formula="of:=([.O177]-[.O176])/1000" office:value-type="float" office:value="1.997578125" calcext:value-type="float">
            <text:p>1.9976</text:p>
          </table:table-cell>
          <table:table-cell table:style-name="ce4" table:formula="of:=[.P177]+[.Q176]" office:value-type="float" office:value="349.99765625" calcext:value-type="float">
            <text:p>349.9977</text:p>
          </table:table-cell>
          <table:table-cell table:style-name="ce9" table:formula="of:=[.Q177]-2*([.$B177]-1)" office:value-type="float" office:value="-0.00234374999990905" calcext:value-type="float">
            <text:p>-0.00234375</text:p>
          </table:table-cell>
          <table:table-cell table:style-name="Default" office:value-type="float" office:value="63625441940389.9" calcext:value-type="float">
            <text:p>63625441940389.9</text:p>
          </table:table-cell>
          <table:table-cell table:style-name="ce4" table:formula="of:=([.S177]-[.S176])/1000" office:value-type="float" office:value="1.998328125" calcext:value-type="float">
            <text:p>1.9983</text:p>
          </table:table-cell>
          <table:table-cell table:style-name="ce4" table:formula="of:=[.T177]+[.U176]" office:value-type="float" office:value="349.998609375" calcext:value-type="float">
            <text:p>349.9986</text:p>
          </table:table-cell>
          <table:table-cell table:style-name="ce10" table:formula="of:=[.U177]-2*([.$B177]-1)" office:value-type="float" office:value="-0.00139062500016962" calcext:value-type="float">
            <text:p>-0.001390625</text:p>
          </table:table-cell>
          <table:table-cell table:style-name="Default" office:value-type="float" office:value="63625442430063.1" calcext:value-type="float">
            <text:p>63625442430063.1</text:p>
          </table:table-cell>
          <table:table-cell table:style-name="ce4" table:formula="of:=([.W177]-[.W176])/1000" office:value-type="float" office:value="2.0000546875" calcext:value-type="float">
            <text:p>2.0001</text:p>
          </table:table-cell>
          <table:table-cell table:style-name="ce4" table:formula="of:=[.X177]+[.Y176]" office:value-type="float" office:value="350.0001953125" calcext:value-type="float">
            <text:p>350.0002</text:p>
          </table:table-cell>
          <table:table-cell table:style-name="ce11" table:formula="of:=[.Y177]-2*([.$B177]-1)" office:value-type="float" office:value="0.000195312500068212" calcext:value-type="float">
            <text:p>0.0001953125</text:p>
          </table:table-cell>
          <table:table-cell table:style-name="Default" office:value-type="float" office:value="63625442907929.2" calcext:value-type="float">
            <text:p>63625442907929.2</text:p>
          </table:table-cell>
          <table:table-cell table:style-name="ce4" table:formula="of:=([.AA177]-[.AA176])/1000" office:value-type="float" office:value="2.0005703125" calcext:value-type="float">
            <text:p>2.0006</text:p>
          </table:table-cell>
          <table:table-cell table:style-name="ce4" table:formula="of:=[.AB177]+[.AC176]" office:value-type="float" office:value="349.9981171875" calcext:value-type="float">
            <text:p>349.9981</text:p>
          </table:table-cell>
          <table:table-cell table:style-name="ce12" table:formula="of:=[.AC177]-2*([.$B177]-1)" office:value-type="float" office:value="-0.00188281249995725" calcext:value-type="float">
            <text:p>-0.0018828125</text:p>
          </table:table-cell>
          <table:table-cell table:style-name="Default" office:value-type="float" office:value="63625443369816.2" calcext:value-type="float">
            <text:p>63625443369816.2</text:p>
          </table:table-cell>
          <table:table-cell table:style-name="ce4" table:formula="of:=([.AE177]-[.AE176])/1000" office:value-type="float" office:value="1.99853125" calcext:value-type="float">
            <text:p>1.9985</text:p>
          </table:table-cell>
          <table:table-cell table:style-name="ce4" table:formula="of:=[.AF177]+[.AG176]" office:value-type="float" office:value="349.998203125" calcext:value-type="float">
            <text:p>349.9982</text:p>
          </table:table-cell>
          <table:table-cell table:style-name="ce13" table:formula="of:=[.AG177]-2*([.$B177]-1)" office:value-type="float" office:value="-0.00179687499979764" calcext:value-type="float">
            <text:p>-0.001796875</text:p>
          </table:table-cell>
          <table:table-cell table:style-name="Default" office:value-type="float" office:value="63625443833606.8" calcext:value-type="float">
            <text:p>63625443833606.8</text:p>
          </table:table-cell>
          <table:table-cell table:style-name="ce4" table:formula="of:=([.AI177]-[.AI176])/1000" office:value-type="float" office:value="1.9980859375" calcext:value-type="float">
            <text:p>1.9981</text:p>
          </table:table-cell>
          <table:table-cell table:style-name="ce4" table:formula="of:=[.AJ177]+[.AK176]" office:value-type="float" office:value="349.9986640625" calcext:value-type="float">
            <text:p>349.9987</text:p>
          </table:table-cell>
          <table:table-cell table:style-name="ce14" table:formula="of:=[.AK177]-2*([.$B177]-1)" office:value-type="float" office:value="-0.00133593749995953" calcext:value-type="float">
            <text:p>-0.0013359375</text:p>
          </table:table-cell>
          <table:table-cell table:style-name="Default" office:value-type="float" office:value="63625444309898.7" calcext:value-type="float">
            <text:p>63625444309898.7</text:p>
          </table:table-cell>
          <table:table-cell table:style-name="ce4" table:formula="of:=([.AM177]-[.AM176])/1000" office:value-type="float" office:value="1.999875" calcext:value-type="float">
            <text:p>1.9999</text:p>
          </table:table-cell>
          <table:table-cell table:style-name="ce4" table:formula="of:=[.AN177]+[.AO176]" office:value-type="float" office:value="349.9978125" calcext:value-type="float">
            <text:p>349.9978</text:p>
          </table:table-cell>
          <table:table-cell table:style-name="ce15" table:formula="of:=[.AO177]-2*([.$B177]-1)" office:value-type="float" office:value="-0.00218749999987722" calcext:value-type="float">
            <text:p>-0.0021875</text:p>
          </table:table-cell>
          <table:table-cell table:style-name="Default" office:value-type="float" office:value="63625444772226.3" calcext:value-type="float">
            <text:p>63625444772226.3</text:p>
          </table:table-cell>
          <table:table-cell table:style-name="ce4" table:formula="of:=([.AQ177]-[.AQ176])/1000" office:value-type="float" office:value="2.0002734375" calcext:value-type="float">
            <text:p>2.0003</text:p>
          </table:table-cell>
          <table:table-cell table:style-name="ce4" table:formula="of:=[.AR177]+[.AS176]" office:value-type="float" office:value="349.9983671875" calcext:value-type="float">
            <text:p>349.9984</text:p>
          </table:table-cell>
          <table:table-cell table:style-name="ce16" table:formula="of:=[.AS177]-2*([.$B177]-1)" office:value-type="float" office:value="-0.00163281250002001" calcext:value-type="float">
            <text:p>-0.0016328125</text:p>
          </table:table-cell>
          <table:table-cell table:style-name="Default" office:value-type="float" office:value="63625445242873.3" calcext:value-type="float">
            <text:p>63625445242873.3</text:p>
          </table:table-cell>
          <table:table-cell table:style-name="ce4" table:formula="of:=([.AU177]-[.AU176])/1000" office:value-type="float" office:value="1.99990625" calcext:value-type="float">
            <text:p>1.9999</text:p>
          </table:table-cell>
          <table:table-cell table:style-name="ce4" table:formula="of:=[.AV177]+[.AW176]" office:value-type="float" office:value="350.00021875" calcext:value-type="float">
            <text:p>350.0002</text:p>
          </table:table-cell>
          <table:table-cell table:style-name="ce17" table:formula="of:=[.AW177]-2*([.$B177]-1)" office:value-type="float" office:value="0.000218749999930878" calcext:value-type="float">
            <text:p>0.00021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177" calcext:value-type="float">
            <text:p>177</text:p>
          </table:table-cell>
          <table:table-cell office:value-type="float" office:value="63625439833832.6" calcext:value-type="float">
            <text:p>63625439833832.6</text:p>
          </table:table-cell>
          <table:table-cell table:formula="of:=([.C178]-[.C177])/1000" office:value-type="float" office:value="2.0003203125" calcext:value-type="float">
            <text:p>2.0003</text:p>
          </table:table-cell>
          <table:table-cell table:formula="of:=[.D178]+[.E177]" office:value-type="float" office:value="351.99828125" calcext:value-type="float">
            <text:p>351.9983</text:p>
          </table:table-cell>
          <table:table-cell table:style-name="ce6" table:formula="of:=[.E178]-2*([.$B178]-1)" office:value-type="float" office:value="-0.00171874999983856" calcext:value-type="float">
            <text:p>-0.00171875</text:p>
          </table:table-cell>
          <table:table-cell table:style-name="Default" office:value-type="float" office:value="63625440496558.1" calcext:value-type="float">
            <text:p>63625440496558.1</text:p>
          </table:table-cell>
          <table:table-cell table:style-name="ce4" table:formula="of:=([.G178]-[.G177])/1000" office:value-type="float" office:value="1.999578125" calcext:value-type="float">
            <text:p>1.9996</text:p>
          </table:table-cell>
          <table:table-cell table:style-name="ce4" table:formula="of:=[.H178]+[.I177]" office:value-type="float" office:value="351.998703125" calcext:value-type="float">
            <text:p>351.9987</text:p>
          </table:table-cell>
          <table:table-cell table:style-name="ce7" table:formula="of:=[.I178]-2*([.$B178]-1)" office:value-type="float" office:value="-0.00129687500009368" calcext:value-type="float">
            <text:p>-0.001296875</text:p>
          </table:table-cell>
          <table:table-cell table:style-name="Default" office:value-type="float" office:value="63625440966525.6" calcext:value-type="float">
            <text:p>63625440966525.6</text:p>
          </table:table-cell>
          <table:table-cell table:style-name="ce4" table:formula="of:=([.K178]-[.K177])/1000" office:value-type="float" office:value="1.9979140625" calcext:value-type="float">
            <text:p>1.9979</text:p>
          </table:table-cell>
          <table:table-cell table:style-name="ce4" table:formula="of:=[.L178]+[.M177]" office:value-type="float" office:value="351.9983125" calcext:value-type="float">
            <text:p>351.9983</text:p>
          </table:table-cell>
          <table:table-cell table:style-name="ce8" table:formula="of:=[.M178]-2*([.$B178]-1)" office:value-type="float" office:value="-0.00168749999977535" calcext:value-type="float">
            <text:p>-0.0016875</text:p>
          </table:table-cell>
          <table:table-cell table:style-name="Default" office:value-type="float" office:value="63625441443258.2" calcext:value-type="float">
            <text:p>63625441443258.2</text:p>
          </table:table-cell>
          <table:table-cell table:style-name="ce4" table:formula="of:=([.O178]-[.O177])/1000" office:value-type="float" office:value="2.001421875" calcext:value-type="float">
            <text:p>2.0014</text:p>
          </table:table-cell>
          <table:table-cell table:style-name="ce4" table:formula="of:=[.P178]+[.Q177]" office:value-type="float" office:value="351.999078125" calcext:value-type="float">
            <text:p>351.9991</text:p>
          </table:table-cell>
          <table:table-cell table:style-name="ce9" table:formula="of:=[.Q178]-2*([.$B178]-1)" office:value-type="float" office:value="-0.000921874999903594" calcext:value-type="float">
            <text:p>-0.000921875</text:p>
          </table:table-cell>
          <table:table-cell table:style-name="Default" office:value-type="float" office:value="63625441942391.3" calcext:value-type="float">
            <text:p>63625441942391.3</text:p>
          </table:table-cell>
          <table:table-cell table:style-name="ce4" table:formula="of:=([.S178]-[.S177])/1000" office:value-type="float" office:value="2.0013671875" calcext:value-type="float">
            <text:p>2.0014</text:p>
          </table:table-cell>
          <table:table-cell table:style-name="ce4" table:formula="of:=[.T178]+[.U177]" office:value-type="float" office:value="351.9999765625" calcext:value-type="float">
            <text:p>352.0000</text:p>
          </table:table-cell>
          <table:table-cell table:style-name="ce10" table:formula="of:=[.U178]-2*([.$B178]-1)" office:value-type="float" office:value="-0.0000234375001468834" calcext:value-type="float">
            <text:p>-2.34375001468834E-05</text:p>
          </table:table-cell>
          <table:table-cell table:style-name="Default" office:value-type="float" office:value="63625442432060.9" calcext:value-type="float">
            <text:p>63625442432060.9</text:p>
          </table:table-cell>
          <table:table-cell table:style-name="ce4" table:formula="of:=([.W178]-[.W177])/1000" office:value-type="float" office:value="1.9978046875" calcext:value-type="float">
            <text:p>1.9978</text:p>
          </table:table-cell>
          <table:table-cell table:style-name="ce4" table:formula="of:=[.X178]+[.Y177]" office:value-type="float" office:value="351.998" calcext:value-type="float">
            <text:p>351.9980</text:p>
          </table:table-cell>
          <table:table-cell table:style-name="ce11" table:formula="of:=[.Y178]-2*([.$B178]-1)" office:value-type="float" office:value="-0.00199999999995271" calcext:value-type="float">
            <text:p>-0.002</text:p>
          </table:table-cell>
          <table:table-cell table:style-name="Default" office:value-type="float" office:value="63625442909931.4" calcext:value-type="float">
            <text:p>63625442909931.4</text:p>
          </table:table-cell>
          <table:table-cell table:style-name="ce4" table:formula="of:=([.AA178]-[.AA177])/1000" office:value-type="float" office:value="2.002203125" calcext:value-type="float">
            <text:p>2.0022</text:p>
          </table:table-cell>
          <table:table-cell table:style-name="ce4" table:formula="of:=[.AB178]+[.AC177]" office:value-type="float" office:value="352.0003203125" calcext:value-type="float">
            <text:p>352.0003</text:p>
          </table:table-cell>
          <table:table-cell table:style-name="ce12" table:formula="of:=[.AC178]-2*([.$B178]-1)" office:value-type="float" office:value="0.000320312500036835" calcext:value-type="float">
            <text:p>0.0003203125</text:p>
          </table:table-cell>
          <table:table-cell table:style-name="Default" office:value-type="float" office:value="63625443371816.6" calcext:value-type="float">
            <text:p>63625443371816.6</text:p>
          </table:table-cell>
          <table:table-cell table:style-name="ce4" table:formula="of:=([.AE178]-[.AE177])/1000" office:value-type="float" office:value="2.0004453125" calcext:value-type="float">
            <text:p>2.0004</text:p>
          </table:table-cell>
          <table:table-cell table:style-name="ce4" table:formula="of:=[.AF178]+[.AG177]" office:value-type="float" office:value="351.9986484375" calcext:value-type="float">
            <text:p>351.9986</text:p>
          </table:table-cell>
          <table:table-cell table:style-name="ce13" table:formula="of:=[.AG178]-2*([.$B178]-1)" office:value-type="float" office:value="-0.00135156249979218" calcext:value-type="float">
            <text:p>-0.0013515625</text:p>
          </table:table-cell>
          <table:table-cell table:style-name="Default" office:value-type="float" office:value="63625443835606.5" calcext:value-type="float">
            <text:p>63625443835606.5</text:p>
          </table:table-cell>
          <table:table-cell table:style-name="ce4" table:formula="of:=([.AI178]-[.AI177])/1000" office:value-type="float" office:value="1.9997578125" calcext:value-type="float">
            <text:p>1.9998</text:p>
          </table:table-cell>
          <table:table-cell table:style-name="ce4" table:formula="of:=[.AJ178]+[.AK177]" office:value-type="float" office:value="351.998421875" calcext:value-type="float">
            <text:p>351.9984</text:p>
          </table:table-cell>
          <table:table-cell table:style-name="ce14" table:formula="of:=[.AK178]-2*([.$B178]-1)" office:value-type="float" office:value="-0.00157812499998045" calcext:value-type="float">
            <text:p>-0.001578125</text:p>
          </table:table-cell>
          <table:table-cell table:style-name="Default" office:value-type="float" office:value="63625444311901.6" calcext:value-type="float">
            <text:p>63625444311901.6</text:p>
          </table:table-cell>
          <table:table-cell table:style-name="ce4" table:formula="of:=([.AM178]-[.AM177])/1000" office:value-type="float" office:value="2.00290625" calcext:value-type="float">
            <text:p>2.0029</text:p>
          </table:table-cell>
          <table:table-cell table:style-name="ce4" table:formula="of:=[.AN178]+[.AO177]" office:value-type="float" office:value="352.00071875" calcext:value-type="float">
            <text:p>352.0007</text:p>
          </table:table-cell>
          <table:table-cell table:style-name="ce15" table:formula="of:=[.AO178]-2*([.$B178]-1)" office:value-type="float" office:value="0.000718750000146429" calcext:value-type="float">
            <text:p>0.00071875</text:p>
          </table:table-cell>
          <table:table-cell table:style-name="Default" office:value-type="float" office:value="63625444774226.3" calcext:value-type="float">
            <text:p>63625444774226.3</text:p>
          </table:table-cell>
          <table:table-cell table:style-name="ce4" table:formula="of:=([.AQ178]-[.AQ177])/1000" office:value-type="float" office:value="2.000078125" calcext:value-type="float">
            <text:p>2.0001</text:p>
          </table:table-cell>
          <table:table-cell table:style-name="ce4" table:formula="of:=[.AR178]+[.AS177]" office:value-type="float" office:value="351.9984453125" calcext:value-type="float">
            <text:p>351.9984</text:p>
          </table:table-cell>
          <table:table-cell table:style-name="ce16" table:formula="of:=[.AS178]-2*([.$B178]-1)" office:value-type="float" office:value="-0.00155468750000409" calcext:value-type="float">
            <text:p>-0.0015546875</text:p>
          </table:table-cell>
          <table:table-cell table:style-name="Default" office:value-type="float" office:value="63625445244872.1" calcext:value-type="float">
            <text:p>63625445244872.1</text:p>
          </table:table-cell>
          <table:table-cell table:style-name="ce4" table:formula="of:=([.AU178]-[.AU177])/1000" office:value-type="float" office:value="1.9988359375" calcext:value-type="float">
            <text:p>1.9988</text:p>
          </table:table-cell>
          <table:table-cell table:style-name="ce4" table:formula="of:=[.AV178]+[.AW177]" office:value-type="float" office:value="351.9990546875" calcext:value-type="float">
            <text:p>351.9991</text:p>
          </table:table-cell>
          <table:table-cell table:style-name="ce17" table:formula="of:=[.AW178]-2*([.$B178]-1)" office:value-type="float" office:value="-0.000945312500050477" calcext:value-type="float">
            <text:p>-0.000945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178" calcext:value-type="float">
            <text:p>178</text:p>
          </table:table-cell>
          <table:table-cell office:value-type="float" office:value="63625439835832.9" calcext:value-type="float">
            <text:p>63625439835832.9</text:p>
          </table:table-cell>
          <table:table-cell table:formula="of:=([.C179]-[.C178])/1000" office:value-type="float" office:value="2.0002578125" calcext:value-type="float">
            <text:p>2.0003</text:p>
          </table:table-cell>
          <table:table-cell table:formula="of:=[.D179]+[.E178]" office:value-type="float" office:value="353.9985390625" calcext:value-type="float">
            <text:p>353.9985</text:p>
          </table:table-cell>
          <table:table-cell table:style-name="ce6" table:formula="of:=[.E179]-2*([.$B179]-1)" office:value-type="float" office:value="-0.00146093749981446" calcext:value-type="float">
            <text:p>-0.0014609375</text:p>
          </table:table-cell>
          <table:table-cell table:style-name="Default" office:value-type="float" office:value="63625440498558.7" calcext:value-type="float">
            <text:p>63625440498558.7</text:p>
          </table:table-cell>
          <table:table-cell table:style-name="ce4" table:formula="of:=([.G179]-[.G178])/1000" office:value-type="float" office:value="2.0006171875" calcext:value-type="float">
            <text:p>2.0006</text:p>
          </table:table-cell>
          <table:table-cell table:style-name="ce4" table:formula="of:=[.H179]+[.I178]" office:value-type="float" office:value="353.9993203125" calcext:value-type="float">
            <text:p>353.9993</text:p>
          </table:table-cell>
          <table:table-cell table:style-name="ce7" table:formula="of:=[.I179]-2*([.$B179]-1)" office:value-type="float" office:value="-0.000679687500110049" calcext:value-type="float">
            <text:p>-0.0006796875</text:p>
          </table:table-cell>
          <table:table-cell table:style-name="Default" office:value-type="float" office:value="63625440968527.3" calcext:value-type="float">
            <text:p>63625440968527.3</text:p>
          </table:table-cell>
          <table:table-cell table:style-name="ce4" table:formula="of:=([.K179]-[.K178])/1000" office:value-type="float" office:value="2.0017578125" calcext:value-type="float">
            <text:p>2.0018</text:p>
          </table:table-cell>
          <table:table-cell table:style-name="ce4" table:formula="of:=[.L179]+[.M178]" office:value-type="float" office:value="354.0000703125" calcext:value-type="float">
            <text:p>354.0001</text:p>
          </table:table-cell>
          <table:table-cell table:style-name="ce8" table:formula="of:=[.M179]-2*([.$B179]-1)" office:value-type="float" office:value="0.0000703125002132765" calcext:value-type="float">
            <text:p>7.03125002132765E-05</text:p>
          </table:table-cell>
          <table:table-cell table:style-name="Default" office:value-type="float" office:value="63625441445258.8" calcext:value-type="float">
            <text:p>63625441445258.8</text:p>
          </table:table-cell>
          <table:table-cell table:style-name="ce4" table:formula="of:=([.O179]-[.O178])/1000" office:value-type="float" office:value="2.000578125" calcext:value-type="float">
            <text:p>2.0006</text:p>
          </table:table-cell>
          <table:table-cell table:style-name="ce4" table:formula="of:=[.P179]+[.Q178]" office:value-type="float" office:value="353.99965625" calcext:value-type="float">
            <text:p>353.9997</text:p>
          </table:table-cell>
          <table:table-cell table:style-name="ce9" table:formula="of:=[.Q179]-2*([.$B179]-1)" office:value-type="float" office:value="-0.000343749999899501" calcext:value-type="float">
            <text:p>-0.00034375</text:p>
          </table:table-cell>
          <table:table-cell table:style-name="Default" office:value-type="float" office:value="63625441944389.7" calcext:value-type="float">
            <text:p>63625441944389.7</text:p>
          </table:table-cell>
          <table:table-cell table:style-name="ce4" table:formula="of:=([.S179]-[.S178])/1000" office:value-type="float" office:value="1.9984609375" calcext:value-type="float">
            <text:p>1.9985</text:p>
          </table:table-cell>
          <table:table-cell table:style-name="ce4" table:formula="of:=[.T179]+[.U178]" office:value-type="float" office:value="353.9984375" calcext:value-type="float">
            <text:p>353.9984</text:p>
          </table:table-cell>
          <table:table-cell table:style-name="ce10" table:formula="of:=[.U179]-2*([.$B179]-1)" office:value-type="float" office:value="-0.00156250000014779" calcext:value-type="float">
            <text:p>-0.0015625</text:p>
          </table:table-cell>
          <table:table-cell table:style-name="Default" office:value-type="float" office:value="63625442434062.3" calcext:value-type="float">
            <text:p>63625442434062.3</text:p>
          </table:table-cell>
          <table:table-cell table:style-name="ce4" table:formula="of:=([.W179]-[.W178])/1000" office:value-type="float" office:value="2.001453125" calcext:value-type="float">
            <text:p>2.0015</text:p>
          </table:table-cell>
          <table:table-cell table:style-name="ce4" table:formula="of:=[.X179]+[.Y178]" office:value-type="float" office:value="353.999453125" calcext:value-type="float">
            <text:p>353.9995</text:p>
          </table:table-cell>
          <table:table-cell table:style-name="ce11" table:formula="of:=[.Y179]-2*([.$B179]-1)" office:value-type="float" office:value="-0.000546874999940883" calcext:value-type="float">
            <text:p>-0.000546875</text:p>
          </table:table-cell>
          <table:table-cell table:style-name="Default" office:value-type="float" office:value="63625442911930" calcext:value-type="float">
            <text:p>63625442911930</text:p>
          </table:table-cell>
          <table:table-cell table:style-name="ce4" table:formula="of:=([.AA179]-[.AA178])/1000" office:value-type="float" office:value="1.998640625" calcext:value-type="float">
            <text:p>1.9986</text:p>
          </table:table-cell>
          <table:table-cell table:style-name="ce4" table:formula="of:=[.AB179]+[.AC178]" office:value-type="float" office:value="353.9989609375" calcext:value-type="float">
            <text:p>353.9990</text:p>
          </table:table-cell>
          <table:table-cell table:style-name="ce12" table:formula="of:=[.AC179]-2*([.$B179]-1)" office:value-type="float" office:value="-0.00103906249995589" calcext:value-type="float">
            <text:p>-0.0010390625</text:p>
          </table:table-cell>
          <table:table-cell table:style-name="Default" office:value-type="float" office:value="63625443373816.3" calcext:value-type="float">
            <text:p>63625443373816.3</text:p>
          </table:table-cell>
          <table:table-cell table:style-name="ce4" table:formula="of:=([.AE179]-[.AE178])/1000" office:value-type="float" office:value="1.9996328125" calcext:value-type="float">
            <text:p>1.9996</text:p>
          </table:table-cell>
          <table:table-cell table:style-name="ce4" table:formula="of:=[.AF179]+[.AG178]" office:value-type="float" office:value="353.99828125" calcext:value-type="float">
            <text:p>353.9983</text:p>
          </table:table-cell>
          <table:table-cell table:style-name="ce13" table:formula="of:=[.AG179]-2*([.$B179]-1)" office:value-type="float" office:value="-0.00171874999978172" calcext:value-type="float">
            <text:p>-0.00171875</text:p>
          </table:table-cell>
          <table:table-cell table:style-name="Default" office:value-type="float" office:value="63625443837606.3" calcext:value-type="float">
            <text:p>63625443837606.3</text:p>
          </table:table-cell>
          <table:table-cell table:style-name="ce4" table:formula="of:=([.AI179]-[.AI178])/1000" office:value-type="float" office:value="1.9997890625" calcext:value-type="float">
            <text:p>1.9998</text:p>
          </table:table-cell>
          <table:table-cell table:style-name="ce4" table:formula="of:=[.AJ179]+[.AK178]" office:value-type="float" office:value="353.9982109375" calcext:value-type="float">
            <text:p>353.9982</text:p>
          </table:table-cell>
          <table:table-cell table:style-name="ce14" table:formula="of:=[.AK179]-2*([.$B179]-1)" office:value-type="float" office:value="-0.001789062499995" calcext:value-type="float">
            <text:p>-0.0017890625</text:p>
          </table:table-cell>
          <table:table-cell table:style-name="Default" office:value-type="float" office:value="63625444313899.7" calcext:value-type="float">
            <text:p>63625444313899.7</text:p>
          </table:table-cell>
          <table:table-cell table:style-name="ce4" table:formula="of:=([.AM179]-[.AM178])/1000" office:value-type="float" office:value="1.9980859375" calcext:value-type="float">
            <text:p>1.9981</text:p>
          </table:table-cell>
          <table:table-cell table:style-name="ce4" table:formula="of:=[.AN179]+[.AO178]" office:value-type="float" office:value="353.9988046875" calcext:value-type="float">
            <text:p>353.9988</text:p>
          </table:table-cell>
          <table:table-cell table:style-name="ce15" table:formula="of:=[.AO179]-2*([.$B179]-1)" office:value-type="float" office:value="-0.00119531249987404" calcext:value-type="float">
            <text:p>-0.0011953125</text:p>
          </table:table-cell>
          <table:table-cell table:style-name="Default" office:value-type="float" office:value="63625444776225.7" calcext:value-type="float">
            <text:p>63625444776225.7</text:p>
          </table:table-cell>
          <table:table-cell table:style-name="ce4" table:formula="of:=([.AQ179]-[.AQ178])/1000" office:value-type="float" office:value="1.999359375" calcext:value-type="float">
            <text:p>1.9994</text:p>
          </table:table-cell>
          <table:table-cell table:style-name="ce4" table:formula="of:=[.AR179]+[.AS178]" office:value-type="float" office:value="353.9978046875" calcext:value-type="float">
            <text:p>353.9978</text:p>
          </table:table-cell>
          <table:table-cell table:style-name="ce16" table:formula="of:=[.AS179]-2*([.$B179]-1)" office:value-type="float" office:value="-0.00219531250002092" calcext:value-type="float">
            <text:p>-0.0021953125</text:p>
          </table:table-cell>
          <table:table-cell table:style-name="Default" office:value-type="float" office:value="63625445246871.3" calcext:value-type="float">
            <text:p>63625445246871.3</text:p>
          </table:table-cell>
          <table:table-cell table:style-name="ce4" table:formula="of:=([.AU179]-[.AU178])/1000" office:value-type="float" office:value="1.9991875" calcext:value-type="float">
            <text:p>1.9992</text:p>
          </table:table-cell>
          <table:table-cell table:style-name="ce4" table:formula="of:=[.AV179]+[.AW178]" office:value-type="float" office:value="353.9982421875" calcext:value-type="float">
            <text:p>353.9982</text:p>
          </table:table-cell>
          <table:table-cell table:style-name="ce17" table:formula="of:=[.AW179]-2*([.$B179]-1)" office:value-type="float" office:value="-0.00175781250004547" calcext:value-type="float">
            <text:p>-0.0017578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179" calcext:value-type="float">
            <text:p>179</text:p>
          </table:table-cell>
          <table:table-cell office:value-type="float" office:value="63625439837834.4" calcext:value-type="float">
            <text:p>63625439837834.4</text:p>
          </table:table-cell>
          <table:table-cell table:formula="of:=([.C180]-[.C179])/1000" office:value-type="float" office:value="2.0015625" calcext:value-type="float">
            <text:p>2.0016</text:p>
          </table:table-cell>
          <table:table-cell table:formula="of:=[.D180]+[.E179]" office:value-type="float" office:value="356.0001015625" calcext:value-type="float">
            <text:p>356.0001</text:p>
          </table:table-cell>
          <table:table-cell table:style-name="ce6" table:formula="of:=[.E180]-2*([.$B180]-1)" office:value-type="float" office:value="0.0001015625001628" calcext:value-type="float">
            <text:p>0.0001015625</text:p>
          </table:table-cell>
          <table:table-cell table:style-name="Default" office:value-type="float" office:value="63625440500558.9" calcext:value-type="float">
            <text:p>63625440500558.9</text:p>
          </table:table-cell>
          <table:table-cell table:style-name="ce4" table:formula="of:=([.G180]-[.G179])/1000" office:value-type="float" office:value="2.0002109375" calcext:value-type="float">
            <text:p>2.0002</text:p>
          </table:table-cell>
          <table:table-cell table:style-name="ce4" table:formula="of:=[.H180]+[.I179]" office:value-type="float" office:value="355.99953125" calcext:value-type="float">
            <text:p>355.9995</text:p>
          </table:table-cell>
          <table:table-cell table:style-name="ce7" table:formula="of:=[.I180]-2*([.$B180]-1)" office:value-type="float" office:value="-0.000468750000095497" calcext:value-type="float">
            <text:p>-0.00046875</text:p>
          </table:table-cell>
          <table:table-cell table:style-name="Default" office:value-type="float" office:value="63625440970526.6" calcext:value-type="float">
            <text:p>63625440970526.6</text:p>
          </table:table-cell>
          <table:table-cell table:style-name="ce4" table:formula="of:=([.K180]-[.K179])/1000" office:value-type="float" office:value="1.999296875" calcext:value-type="float">
            <text:p>1.9993</text:p>
          </table:table-cell>
          <table:table-cell table:style-name="ce4" table:formula="of:=[.L180]+[.M179]" office:value-type="float" office:value="355.9993671875" calcext:value-type="float">
            <text:p>355.9994</text:p>
          </table:table-cell>
          <table:table-cell table:style-name="ce8" table:formula="of:=[.M180]-2*([.$B180]-1)" office:value-type="float" office:value="-0.000632812499759439" calcext:value-type="float">
            <text:p>-0.0006328125</text:p>
          </table:table-cell>
          <table:table-cell table:style-name="Default" office:value-type="float" office:value="63625441447257.2" calcext:value-type="float">
            <text:p>63625441447257.2</text:p>
          </table:table-cell>
          <table:table-cell table:style-name="ce4" table:formula="of:=([.O180]-[.O179])/1000" office:value-type="float" office:value="1.9984296875" calcext:value-type="float">
            <text:p>1.9984</text:p>
          </table:table-cell>
          <table:table-cell table:style-name="ce4" table:formula="of:=[.P180]+[.Q179]" office:value-type="float" office:value="355.9980859375" calcext:value-type="float">
            <text:p>355.9981</text:p>
          </table:table-cell>
          <table:table-cell table:style-name="ce9" table:formula="of:=[.Q180]-2*([.$B180]-1)" office:value-type="float" office:value="-0.00191406249990678" calcext:value-type="float">
            <text:p>-0.0019140625</text:p>
          </table:table-cell>
          <table:table-cell table:style-name="Default" office:value-type="float" office:value="63625441946389.2" calcext:value-type="float">
            <text:p>63625441946389.2</text:p>
          </table:table-cell>
          <table:table-cell table:style-name="ce4" table:formula="of:=([.S180]-[.S179])/1000" office:value-type="float" office:value="1.999484375" calcext:value-type="float">
            <text:p>1.9995</text:p>
          </table:table-cell>
          <table:table-cell table:style-name="ce4" table:formula="of:=[.T180]+[.U179]" office:value-type="float" office:value="355.997921875" calcext:value-type="float">
            <text:p>355.9979</text:p>
          </table:table-cell>
          <table:table-cell table:style-name="ce10" table:formula="of:=[.U180]-2*([.$B180]-1)" office:value-type="float" office:value="-0.00207812500013915" calcext:value-type="float">
            <text:p>-0.002078125</text:p>
          </table:table-cell>
          <table:table-cell table:style-name="Default" office:value-type="float" office:value="63625442436061.9" calcext:value-type="float">
            <text:p>63625442436061.9</text:p>
          </table:table-cell>
          <table:table-cell table:style-name="ce4" table:formula="of:=([.W180]-[.W179])/1000" office:value-type="float" office:value="1.999578125" calcext:value-type="float">
            <text:p>1.9996</text:p>
          </table:table-cell>
          <table:table-cell table:style-name="ce4" table:formula="of:=[.X180]+[.Y179]" office:value-type="float" office:value="355.99903125" calcext:value-type="float">
            <text:p>355.9990</text:p>
          </table:table-cell>
          <table:table-cell table:style-name="ce11" table:formula="of:=[.Y180]-2*([.$B180]-1)" office:value-type="float" office:value="-0.000968749999913143" calcext:value-type="float">
            <text:p>-0.00096875</text:p>
          </table:table-cell>
          <table:table-cell table:style-name="Default" office:value-type="float" office:value="63625442913929.2" calcext:value-type="float">
            <text:p>63625442913929.2</text:p>
          </table:table-cell>
          <table:table-cell table:style-name="ce4" table:formula="of:=([.AA180]-[.AA179])/1000" office:value-type="float" office:value="1.9991171875" calcext:value-type="float">
            <text:p>1.9991</text:p>
          </table:table-cell>
          <table:table-cell table:style-name="ce4" table:formula="of:=[.AB180]+[.AC179]" office:value-type="float" office:value="355.998078125" calcext:value-type="float">
            <text:p>355.9981</text:p>
          </table:table-cell>
          <table:table-cell table:style-name="ce12" table:formula="of:=[.AC180]-2*([.$B180]-1)" office:value-type="float" office:value="-0.00192187499993679" calcext:value-type="float">
            <text:p>-0.001921875</text:p>
          </table:table-cell>
          <table:table-cell table:style-name="Default" office:value-type="float" office:value="63625443375817.7" calcext:value-type="float">
            <text:p>63625443375817.7</text:p>
          </table:table-cell>
          <table:table-cell table:style-name="ce4" table:formula="of:=([.AE180]-[.AE179])/1000" office:value-type="float" office:value="2.00140625" calcext:value-type="float">
            <text:p>2.0014</text:p>
          </table:table-cell>
          <table:table-cell table:style-name="ce4" table:formula="of:=[.AF180]+[.AG179]" office:value-type="float" office:value="355.9996875" calcext:value-type="float">
            <text:p>355.9997</text:p>
          </table:table-cell>
          <table:table-cell table:style-name="ce13" table:formula="of:=[.AG180]-2*([.$B180]-1)" office:value-type="float" office:value="-0.000312499999779448" calcext:value-type="float">
            <text:p>-0.0003125</text:p>
          </table:table-cell>
          <table:table-cell table:style-name="Default" office:value-type="float" office:value="63625443839607.2" calcext:value-type="float">
            <text:p>63625443839607.2</text:p>
          </table:table-cell>
          <table:table-cell table:style-name="ce4" table:formula="of:=([.AI180]-[.AI179])/1000" office:value-type="float" office:value="2.00090625" calcext:value-type="float">
            <text:p>2.0009</text:p>
          </table:table-cell>
          <table:table-cell table:style-name="ce4" table:formula="of:=[.AJ180]+[.AK179]" office:value-type="float" office:value="355.9991171875" calcext:value-type="float">
            <text:p>355.9991</text:p>
          </table:table-cell>
          <table:table-cell table:style-name="ce14" table:formula="of:=[.AK180]-2*([.$B180]-1)" office:value-type="float" office:value="-0.000882812499980901" calcext:value-type="float">
            <text:p>-0.0008828125</text:p>
          </table:table-cell>
          <table:table-cell table:style-name="Default" office:value-type="float" office:value="63625444315900.7" calcext:value-type="float">
            <text:p>63625444315900.7</text:p>
          </table:table-cell>
          <table:table-cell table:style-name="ce4" table:formula="of:=([.AM180]-[.AM179])/1000" office:value-type="float" office:value="2.00096875" calcext:value-type="float">
            <text:p>2.0010</text:p>
          </table:table-cell>
          <table:table-cell table:style-name="ce4" table:formula="of:=[.AN180]+[.AO179]" office:value-type="float" office:value="355.9997734375" calcext:value-type="float">
            <text:p>355.9998</text:p>
          </table:table-cell>
          <table:table-cell table:style-name="ce15" table:formula="of:=[.AO180]-2*([.$B180]-1)" office:value-type="float" office:value="-0.000226562499847205" calcext:value-type="float">
            <text:p>-0.0002265625</text:p>
          </table:table-cell>
          <table:table-cell table:style-name="Default" office:value-type="float" office:value="63625444778226.2" calcext:value-type="float">
            <text:p>63625444778226.2</text:p>
          </table:table-cell>
          <table:table-cell table:style-name="ce4" table:formula="of:=([.AQ180]-[.AQ179])/1000" office:value-type="float" office:value="2.0005" calcext:value-type="float">
            <text:p>2.0005</text:p>
          </table:table-cell>
          <table:table-cell table:style-name="ce4" table:formula="of:=[.AR180]+[.AS179]" office:value-type="float" office:value="355.9983046875" calcext:value-type="float">
            <text:p>355.9983</text:p>
          </table:table-cell>
          <table:table-cell table:style-name="ce16" table:formula="of:=[.AS180]-2*([.$B180]-1)" office:value-type="float" office:value="-0.00169531250003274" calcext:value-type="float">
            <text:p>-0.0016953125</text:p>
          </table:table-cell>
          <table:table-cell table:style-name="Default" office:value-type="float" office:value="63625445248870.5" calcext:value-type="float">
            <text:p>63625445248870.5</text:p>
          </table:table-cell>
          <table:table-cell table:style-name="ce4" table:formula="of:=([.AU180]-[.AU179])/1000" office:value-type="float" office:value="1.99925" calcext:value-type="float">
            <text:p>1.9993</text:p>
          </table:table-cell>
          <table:table-cell table:style-name="ce4" table:formula="of:=[.AV180]+[.AW179]" office:value-type="float" office:value="355.9974921875" calcext:value-type="float">
            <text:p>355.9975</text:p>
          </table:table-cell>
          <table:table-cell table:style-name="ce17" table:formula="of:=[.AW180]-2*([.$B180]-1)" office:value-type="float" office:value="-0.00250781250002774" calcext:value-type="float">
            <text:p>-0.0025078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180" calcext:value-type="float">
            <text:p>180</text:p>
          </table:table-cell>
          <table:table-cell office:value-type="float" office:value="63625439839833.7" calcext:value-type="float">
            <text:p>63625439839833.7</text:p>
          </table:table-cell>
          <table:table-cell table:formula="of:=([.C181]-[.C180])/1000" office:value-type="float" office:value="1.9992578125" calcext:value-type="float">
            <text:p>1.9993</text:p>
          </table:table-cell>
          <table:table-cell table:formula="of:=[.D181]+[.E180]" office:value-type="float" office:value="357.999359375" calcext:value-type="float">
            <text:p>357.9994</text:p>
          </table:table-cell>
          <table:table-cell table:style-name="ce6" table:formula="of:=[.E181]-2*([.$B181]-1)" office:value-type="float" office:value="-0.000640624999846295" calcext:value-type="float">
            <text:p>-0.000640625</text:p>
          </table:table-cell>
          <table:table-cell table:style-name="Default" office:value-type="float" office:value="63625440502558.6" calcext:value-type="float">
            <text:p>63625440502558.6</text:p>
          </table:table-cell>
          <table:table-cell table:style-name="ce4" table:formula="of:=([.G181]-[.G180])/1000" office:value-type="float" office:value="1.9996875" calcext:value-type="float">
            <text:p>1.9997</text:p>
          </table:table-cell>
          <table:table-cell table:style-name="ce4" table:formula="of:=[.H181]+[.I180]" office:value-type="float" office:value="357.99921875" calcext:value-type="float">
            <text:p>357.9992</text:p>
          </table:table-cell>
          <table:table-cell table:style-name="ce7" table:formula="of:=[.I181]-2*([.$B181]-1)" office:value-type="float" office:value="-0.000781250000102318" calcext:value-type="float">
            <text:p>-0.00078125</text:p>
          </table:table-cell>
          <table:table-cell table:style-name="Default" office:value-type="float" office:value="63625440972526.2" calcext:value-type="float">
            <text:p>63625440972526.2</text:p>
          </table:table-cell>
          <table:table-cell table:style-name="ce4" table:formula="of:=([.K181]-[.K180])/1000" office:value-type="float" office:value="1.9995234375" calcext:value-type="float">
            <text:p>1.9995</text:p>
          </table:table-cell>
          <table:table-cell table:style-name="ce4" table:formula="of:=[.L181]+[.M180]" office:value-type="float" office:value="357.998890625" calcext:value-type="float">
            <text:p>357.9989</text:p>
          </table:table-cell>
          <table:table-cell table:style-name="ce8" table:formula="of:=[.M181]-2*([.$B181]-1)" office:value-type="float" office:value="-0.00110937499977126" calcext:value-type="float">
            <text:p>-0.001109375</text:p>
          </table:table-cell>
          <table:table-cell table:style-name="Default" office:value-type="float" office:value="63625441449259.7" calcext:value-type="float">
            <text:p>63625441449259.7</text:p>
          </table:table-cell>
          <table:table-cell table:style-name="ce4" table:formula="of:=([.O181]-[.O180])/1000" office:value-type="float" office:value="2.00246875" calcext:value-type="float">
            <text:p>2.0025</text:p>
          </table:table-cell>
          <table:table-cell table:style-name="ce4" table:formula="of:=[.P181]+[.Q180]" office:value-type="float" office:value="358.0005546875" calcext:value-type="float">
            <text:p>358.0006</text:p>
          </table:table-cell>
          <table:table-cell table:style-name="ce9" table:formula="of:=[.Q181]-2*([.$B181]-1)" office:value-type="float" office:value="0.000554687500084583" calcext:value-type="float">
            <text:p>0.0005546875</text:p>
          </table:table-cell>
          <table:table-cell table:style-name="Default" office:value-type="float" office:value="63625441948390" calcext:value-type="float">
            <text:p>63625441948390</text:p>
          </table:table-cell>
          <table:table-cell table:style-name="ce4" table:formula="of:=([.S181]-[.S180])/1000" office:value-type="float" office:value="2.000796875" calcext:value-type="float">
            <text:p>2.0008</text:p>
          </table:table-cell>
          <table:table-cell table:style-name="ce4" table:formula="of:=[.T181]+[.U180]" office:value-type="float" office:value="357.99871875" calcext:value-type="float">
            <text:p>357.9987</text:p>
          </table:table-cell>
          <table:table-cell table:style-name="ce10" table:formula="of:=[.U181]-2*([.$B181]-1)" office:value-type="float" office:value="-0.00128125000014734" calcext:value-type="float">
            <text:p>-0.00128125</text:p>
          </table:table-cell>
          <table:table-cell table:style-name="Default" office:value-type="float" office:value="63625442438061.1" calcext:value-type="float">
            <text:p>63625442438061.1</text:p>
          </table:table-cell>
          <table:table-cell table:style-name="ce4" table:formula="of:=([.W181]-[.W180])/1000" office:value-type="float" office:value="1.9991640625" calcext:value-type="float">
            <text:p>1.9992</text:p>
          </table:table-cell>
          <table:table-cell table:style-name="ce4" table:formula="of:=[.X181]+[.Y180]" office:value-type="float" office:value="357.9981953125" calcext:value-type="float">
            <text:p>357.9982</text:p>
          </table:table-cell>
          <table:table-cell table:style-name="ce11" table:formula="of:=[.Y181]-2*([.$B181]-1)" office:value-type="float" office:value="-0.00180468749994134" calcext:value-type="float">
            <text:p>-0.0018046875</text:p>
          </table:table-cell>
          <table:table-cell table:style-name="Default" office:value-type="float" office:value="63625442915929.1" calcext:value-type="float">
            <text:p>63625442915929.1</text:p>
          </table:table-cell>
          <table:table-cell table:style-name="ce4" table:formula="of:=([.AA181]-[.AA180])/1000" office:value-type="float" office:value="1.999953125" calcext:value-type="float">
            <text:p>2.0000</text:p>
          </table:table-cell>
          <table:table-cell table:style-name="ce4" table:formula="of:=[.AB181]+[.AC180]" office:value-type="float" office:value="357.99803125" calcext:value-type="float">
            <text:p>357.9980</text:p>
          </table:table-cell>
          <table:table-cell table:style-name="ce12" table:formula="of:=[.AC181]-2*([.$B181]-1)" office:value-type="float" office:value="-0.00196874999994634" calcext:value-type="float">
            <text:p>-0.00196875</text:p>
          </table:table-cell>
          <table:table-cell table:style-name="Default" office:value-type="float" office:value="63625443377817.5" calcext:value-type="float">
            <text:p>63625443377817.5</text:p>
          </table:table-cell>
          <table:table-cell table:style-name="ce4" table:formula="of:=([.AE181]-[.AE180])/1000" office:value-type="float" office:value="1.999828125" calcext:value-type="float">
            <text:p>1.9998</text:p>
          </table:table-cell>
          <table:table-cell table:style-name="ce4" table:formula="of:=[.AF181]+[.AG180]" office:value-type="float" office:value="357.999515625" calcext:value-type="float">
            <text:p>357.9995</text:p>
          </table:table-cell>
          <table:table-cell table:style-name="ce13" table:formula="of:=[.AG181]-2*([.$B181]-1)" office:value-type="float" office:value="-0.00048437499975762" calcext:value-type="float">
            <text:p>-0.000484375</text:p>
          </table:table-cell>
          <table:table-cell table:style-name="Default" office:value-type="float" office:value="63625443841605.7" calcext:value-type="float">
            <text:p>63625443841605.7</text:p>
          </table:table-cell>
          <table:table-cell table:style-name="ce4" table:formula="of:=([.AI181]-[.AI180])/1000" office:value-type="float" office:value="1.9985" calcext:value-type="float">
            <text:p>1.9985</text:p>
          </table:table-cell>
          <table:table-cell table:style-name="ce4" table:formula="of:=[.AJ181]+[.AK180]" office:value-type="float" office:value="357.9976171875" calcext:value-type="float">
            <text:p>357.9976</text:p>
          </table:table-cell>
          <table:table-cell table:style-name="ce14" table:formula="of:=[.AK181]-2*([.$B181]-1)" office:value-type="float" office:value="-0.00238281250000227" calcext:value-type="float">
            <text:p>-0.0023828125</text:p>
          </table:table-cell>
          <table:table-cell table:style-name="Default" office:value-type="float" office:value="63625444317898.5" calcext:value-type="float">
            <text:p>63625444317898.5</text:p>
          </table:table-cell>
          <table:table-cell table:style-name="ce4" table:formula="of:=([.AM181]-[.AM180])/1000" office:value-type="float" office:value="1.9978515625" calcext:value-type="float">
            <text:p>1.9979</text:p>
          </table:table-cell>
          <table:table-cell table:style-name="ce4" table:formula="of:=[.AN181]+[.AO180]" office:value-type="float" office:value="357.997625" calcext:value-type="float">
            <text:p>357.9976</text:p>
          </table:table-cell>
          <table:table-cell table:style-name="ce15" table:formula="of:=[.AO181]-2*([.$B181]-1)" office:value-type="float" office:value="-0.00237499999985857" calcext:value-type="float">
            <text:p>-0.002375</text:p>
          </table:table-cell>
          <table:table-cell table:style-name="Default" office:value-type="float" office:value="63625444780225.7" calcext:value-type="float">
            <text:p>63625444780225.7</text:p>
          </table:table-cell>
          <table:table-cell table:style-name="ce4" table:formula="of:=([.AQ181]-[.AQ180])/1000" office:value-type="float" office:value="1.999515625" calcext:value-type="float">
            <text:p>1.9995</text:p>
          </table:table-cell>
          <table:table-cell table:style-name="ce4" table:formula="of:=[.AR181]+[.AS180]" office:value-type="float" office:value="357.9978203125" calcext:value-type="float">
            <text:p>357.9978</text:p>
          </table:table-cell>
          <table:table-cell table:style-name="ce16" table:formula="of:=[.AS181]-2*([.$B181]-1)" office:value-type="float" office:value="-0.00217968750001774" calcext:value-type="float">
            <text:p>-0.0021796875</text:p>
          </table:table-cell>
          <table:table-cell table:style-name="Default" office:value-type="float" office:value="63625445250871" calcext:value-type="float">
            <text:p>63625445250871</text:p>
          </table:table-cell>
          <table:table-cell table:style-name="ce4" table:formula="of:=([.AU181]-[.AU180])/1000" office:value-type="float" office:value="2.000421875" calcext:value-type="float">
            <text:p>2.0004</text:p>
          </table:table-cell>
          <table:table-cell table:style-name="ce4" table:formula="of:=[.AV181]+[.AW180]" office:value-type="float" office:value="357.9979140625" calcext:value-type="float">
            <text:p>357.9979</text:p>
          </table:table-cell>
          <table:table-cell table:style-name="ce17" table:formula="of:=[.AW181]-2*([.$B181]-1)" office:value-type="float" office:value="-0.00208593750005548" calcext:value-type="float">
            <text:p>-0.0020859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test</text:p>
          </table:table-cell>
          <table:table-cell table:style-name="ce3" office:value-type="float" office:value="181" calcext:value-type="float">
            <text:p>181</text:p>
          </table:table-cell>
          <table:table-cell office:value-type="float" office:value="63625439841833.6" calcext:value-type="float">
            <text:p>63625439841833.6</text:p>
          </table:table-cell>
          <table:table-cell table:formula="of:=([.C182]-[.C181])/1000" office:value-type="float" office:value="1.999890625" calcext:value-type="float">
            <text:p>1.9999</text:p>
          </table:table-cell>
          <table:table-cell table:formula="of:=[.D182]+[.E181]" office:value-type="float" office:value="359.99925" calcext:value-type="float">
            <text:p>359.9993</text:p>
          </table:table-cell>
          <table:table-cell table:style-name="ce6" table:formula="of:=[.E182]-2*([.$B182]-1)" office:value-type="float" office:value="-0.000749999999868578" calcext:value-type="float">
            <text:p>-0.00075</text:p>
          </table:table-cell>
          <table:table-cell table:style-name="Default" office:value-type="float" office:value="63625440504558.7" calcext:value-type="float">
            <text:p>63625440504558.7</text:p>
          </table:table-cell>
          <table:table-cell table:style-name="ce4" table:formula="of:=([.G182]-[.G181])/1000" office:value-type="float" office:value="2.000046875" calcext:value-type="float">
            <text:p>2.0000</text:p>
          </table:table-cell>
          <table:table-cell table:style-name="ce4" table:formula="of:=[.H182]+[.I181]" office:value-type="float" office:value="359.999265625" calcext:value-type="float">
            <text:p>359.9993</text:p>
          </table:table-cell>
          <table:table-cell table:style-name="ce7" table:formula="of:=[.I182]-2*([.$B182]-1)" office:value-type="float" office:value="-0.000734375000092768" calcext:value-type="float">
            <text:p>-0.000734375</text:p>
          </table:table-cell>
          <table:table-cell table:style-name="Default" office:value-type="float" office:value="63625440974526.7" calcext:value-type="float">
            <text:p>63625440974526.7</text:p>
          </table:table-cell>
          <table:table-cell table:style-name="ce4" table:formula="of:=([.K182]-[.K181])/1000" office:value-type="float" office:value="2.0005546875" calcext:value-type="float">
            <text:p>2.0006</text:p>
          </table:table-cell>
          <table:table-cell table:style-name="ce4" table:formula="of:=[.L182]+[.M181]" office:value-type="float" office:value="359.9994453125" calcext:value-type="float">
            <text:p>359.9994</text:p>
          </table:table-cell>
          <table:table-cell table:style-name="ce8" table:formula="of:=[.M182]-2*([.$B182]-1)" office:value-type="float" office:value="-0.000554687499743523" calcext:value-type="float">
            <text:p>-0.0005546875</text:p>
          </table:table-cell>
          <table:table-cell table:style-name="Default" office:value-type="float" office:value="63625441451260" calcext:value-type="float">
            <text:p>63625441451260</text:p>
          </table:table-cell>
          <table:table-cell table:style-name="ce4" table:formula="of:=([.O182]-[.O181])/1000" office:value-type="float" office:value="2.00034375" calcext:value-type="float">
            <text:p>2.0003</text:p>
          </table:table-cell>
          <table:table-cell table:style-name="ce4" table:formula="of:=[.P182]+[.Q181]" office:value-type="float" office:value="360.0008984375" calcext:value-type="float">
            <text:p>360.0009</text:p>
          </table:table-cell>
          <table:table-cell table:style-name="ce9" table:formula="of:=[.Q182]-2*([.$B182]-1)" office:value-type="float" office:value="0.000898437500097771" calcext:value-type="float">
            <text:p>0.0008984375</text:p>
          </table:table-cell>
          <table:table-cell table:style-name="Default" office:value-type="float" office:value="63625441950389.2" calcext:value-type="float">
            <text:p>63625441950389.2</text:p>
          </table:table-cell>
          <table:table-cell table:style-name="ce4" table:formula="of:=([.S182]-[.S181])/1000" office:value-type="float" office:value="1.99921875" calcext:value-type="float">
            <text:p>1.9992</text:p>
          </table:table-cell>
          <table:table-cell table:style-name="ce4" table:formula="of:=[.T182]+[.U181]" office:value-type="float" office:value="359.9979375" calcext:value-type="float">
            <text:p>359.9979</text:p>
          </table:table-cell>
          <table:table-cell table:style-name="ce10" table:formula="of:=[.U182]-2*([.$B182]-1)" office:value-type="float" office:value="-0.00206250000013597" calcext:value-type="float">
            <text:p>-0.0020625</text:p>
          </table:table-cell>
          <table:table-cell table:style-name="Default" office:value-type="float" office:value="63625442440061.7" calcext:value-type="float">
            <text:p>63625442440061.7</text:p>
          </table:table-cell>
          <table:table-cell table:style-name="ce4" table:formula="of:=([.W182]-[.W181])/1000" office:value-type="float" office:value="2.0006015625" calcext:value-type="float">
            <text:p>2.0006</text:p>
          </table:table-cell>
          <table:table-cell table:style-name="ce4" table:formula="of:=[.X182]+[.Y181]" office:value-type="float" office:value="359.998796875" calcext:value-type="float">
            <text:p>359.9988</text:p>
          </table:table-cell>
          <table:table-cell table:style-name="ce11" table:formula="of:=[.Y182]-2*([.$B182]-1)" office:value-type="float" office:value="-0.00120312499996089" calcext:value-type="float">
            <text:p>-0.001203125</text:p>
          </table:table-cell>
          <table:table-cell table:style-name="Default" office:value-type="float" office:value="63625442917930.2" calcext:value-type="float">
            <text:p>63625442917930.2</text:p>
          </table:table-cell>
          <table:table-cell table:style-name="ce4" table:formula="of:=([.AA182]-[.AA181])/1000" office:value-type="float" office:value="2.00103125" calcext:value-type="float">
            <text:p>2.0010</text:p>
          </table:table-cell>
          <table:table-cell table:style-name="ce4" table:formula="of:=[.AB182]+[.AC181]" office:value-type="float" office:value="359.9990625" calcext:value-type="float">
            <text:p>359.9991</text:p>
          </table:table-cell>
          <table:table-cell table:style-name="ce12" table:formula="of:=[.AC182]-2*([.$B182]-1)" office:value-type="float" office:value="-0.00093749999996362" calcext:value-type="float">
            <text:p>-0.0009375</text:p>
          </table:table-cell>
          <table:table-cell table:style-name="Default" office:value-type="float" office:value="63625443379816" calcext:value-type="float">
            <text:p>63625443379816</text:p>
          </table:table-cell>
          <table:table-cell table:style-name="ce4" table:formula="of:=([.AE182]-[.AE181])/1000" office:value-type="float" office:value="1.9985078125" calcext:value-type="float">
            <text:p>1.9985</text:p>
          </table:table-cell>
          <table:table-cell table:style-name="ce4" table:formula="of:=[.AF182]+[.AG181]" office:value-type="float" office:value="359.9980234375" calcext:value-type="float">
            <text:p>359.9980</text:p>
          </table:table-cell>
          <table:table-cell table:style-name="ce13" table:formula="of:=[.AG182]-2*([.$B182]-1)" office:value-type="float" office:value="-0.00197656249974898" calcext:value-type="float">
            <text:p>-0.0019765625</text:p>
          </table:table-cell>
          <table:table-cell table:style-name="Default" office:value-type="float" office:value="63625443843608.2" calcext:value-type="float">
            <text:p>63625443843608.2</text:p>
          </table:table-cell>
          <table:table-cell table:style-name="ce4" table:formula="of:=([.AI182]-[.AI181])/1000" office:value-type="float" office:value="2.0024609375" calcext:value-type="float">
            <text:p>2.0025</text:p>
          </table:table-cell>
          <table:table-cell table:style-name="ce4" table:formula="of:=[.AJ182]+[.AK181]" office:value-type="float" office:value="360.000078125" calcext:value-type="float">
            <text:p>360.0001</text:p>
          </table:table-cell>
          <table:table-cell table:style-name="ce14" table:formula="of:=[.AK182]-2*([.$B182]-1)" office:value-type="float" office:value="0.0000781250000159162" calcext:value-type="float">
            <text:p>0.000078125</text:p>
          </table:table-cell>
          <table:table-cell table:style-name="Default" office:value-type="float" office:value="63625444319901.2" calcext:value-type="float">
            <text:p>63625444319901.2</text:p>
          </table:table-cell>
          <table:table-cell table:style-name="ce4" table:formula="of:=([.AM182]-[.AM181])/1000" office:value-type="float" office:value="2.0026328125" calcext:value-type="float">
            <text:p>2.0026</text:p>
          </table:table-cell>
          <table:table-cell table:style-name="ce4" table:formula="of:=[.AN182]+[.AO181]" office:value-type="float" office:value="360.0002578125" calcext:value-type="float">
            <text:p>360.0003</text:p>
          </table:table-cell>
          <table:table-cell table:style-name="ce15" table:formula="of:=[.AO182]-2*([.$B182]-1)" office:value-type="float" office:value="0.000257812500137788" calcext:value-type="float">
            <text:p>0.0002578125</text:p>
          </table:table-cell>
          <table:table-cell table:style-name="Default" office:value-type="float" office:value="63625444782225.8" calcext:value-type="float">
            <text:p>63625444782225.8</text:p>
          </table:table-cell>
          <table:table-cell table:style-name="ce4" table:formula="of:=([.AQ182]-[.AQ181])/1000" office:value-type="float" office:value="2.0000546875" calcext:value-type="float">
            <text:p>2.0001</text:p>
          </table:table-cell>
          <table:table-cell table:style-name="ce4" table:formula="of:=[.AR182]+[.AS181]" office:value-type="float" office:value="359.997875" calcext:value-type="float">
            <text:p>359.9979</text:p>
          </table:table-cell>
          <table:table-cell table:style-name="ce16" table:formula="of:=[.AS182]-2*([.$B182]-1)" office:value-type="float" office:value="-0.00212500000003502" calcext:value-type="float">
            <text:p>-0.002125</text:p>
          </table:table-cell>
          <table:table-cell table:style-name="Default" office:value-type="float" office:value="63625445252871.8" calcext:value-type="float">
            <text:p>63625445252871.8</text:p>
          </table:table-cell>
          <table:table-cell table:style-name="ce4" table:formula="of:=([.AU182]-[.AU181])/1000" office:value-type="float" office:value="2.000875" calcext:value-type="float">
            <text:p>2.0009</text:p>
          </table:table-cell>
          <table:table-cell table:style-name="ce4" table:formula="of:=[.AV182]+[.AW181]" office:value-type="float" office:value="359.9987890625" calcext:value-type="float">
            <text:p>359.9988</text:p>
          </table:table-cell>
          <table:table-cell table:style-name="ce17" table:formula="of:=[.AW182]-2*([.$B182]-1)" office:value-type="float" office:value="-0.00121093750004775" calcext:value-type="float">
            <text:p>-0.0012109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eedback</text:p>
          </table:table-cell>
          <table:table-cell table:style-name="ce3" office:value-type="float" office:value="182" calcext:value-type="float">
            <text:p>182</text:p>
          </table:table-cell>
          <table:table-cell office:value-type="float" office:value="63625439843832.2" calcext:value-type="float">
            <text:p>63625439843832.2</text:p>
          </table:table-cell>
          <table:table-cell table:formula="of:=([.C183]-[.C182])/1000" office:value-type="float" office:value="1.9986328125" calcext:value-type="float">
            <text:p>1.9986</text:p>
          </table:table-cell>
          <table:table-cell table:formula="of:=[.D183]+[.E182]" office:value-type="float" office:value="361.9978828125" calcext:value-type="float">
            <text:p>361.9979</text:p>
          </table:table-cell>
          <table:table-cell table:style-name="ce6" table:formula="of:=[.E183]-2*([.$B183]-1)" office:value-type="float" office:value="-0.00211718749989132" calcext:value-type="float">
            <text:p>-0.0021171875</text:p>
          </table:table-cell>
          <table:table-cell table:style-name="Default" office:value-type="float" office:value="63625440506557.4" calcext:value-type="float">
            <text:p>63625440506557.4</text:p>
          </table:table-cell>
          <table:table-cell table:style-name="ce4" table:formula="of:=([.G183]-[.G182])/1000" office:value-type="float" office:value="1.9987421875" calcext:value-type="float">
            <text:p>1.9987</text:p>
          </table:table-cell>
          <table:table-cell table:style-name="ce4" table:formula="of:=[.H183]+[.I182]" office:value-type="float" office:value="361.9980078125" calcext:value-type="float">
            <text:p>361.9980</text:p>
          </table:table-cell>
          <table:table-cell table:style-name="ce7" table:formula="of:=[.I183]-2*([.$B183]-1)" office:value-type="float" office:value="-0.00199218750009322" calcext:value-type="float">
            <text:p>-0.0019921875</text:p>
          </table:table-cell>
          <table:table-cell table:style-name="Default" office:value-type="float" office:value="63625440976524.8" calcext:value-type="float">
            <text:p>63625440976524.8</text:p>
          </table:table-cell>
          <table:table-cell table:style-name="ce4" table:formula="of:=([.K183]-[.K182])/1000" office:value-type="float" office:value="1.998046875" calcext:value-type="float">
            <text:p>1.9980</text:p>
          </table:table-cell>
          <table:table-cell table:style-name="ce4" table:formula="of:=[.L183]+[.M182]" office:value-type="float" office:value="361.9974921875" calcext:value-type="float">
            <text:p>361.9975</text:p>
          </table:table-cell>
          <table:table-cell table:style-name="ce8" table:formula="of:=[.M183]-2*([.$B183]-1)" office:value-type="float" office:value="-0.00250781249974352" calcext:value-type="float">
            <text:p>-0.0025078125</text:p>
          </table:table-cell>
          <table:table-cell table:style-name="Default" office:value-type="float" office:value="63625441453257.5" calcext:value-type="float">
            <text:p>63625441453257.5</text:p>
          </table:table-cell>
          <table:table-cell table:style-name="ce4" table:formula="of:=([.O183]-[.O182])/1000" office:value-type="float" office:value="1.997515625" calcext:value-type="float">
            <text:p>1.9975</text:p>
          </table:table-cell>
          <table:table-cell table:style-name="ce4" table:formula="of:=[.P183]+[.Q182]" office:value-type="float" office:value="361.9984140625" calcext:value-type="float">
            <text:p>361.9984</text:p>
          </table:table-cell>
          <table:table-cell table:style-name="ce9" table:formula="of:=[.Q183]-2*([.$B183]-1)" office:value-type="float" office:value="-0.00158593749989677" calcext:value-type="float">
            <text:p>-0.0015859375</text:p>
          </table:table-cell>
          <table:table-cell table:style-name="Default" office:value-type="float" office:value="63625441952389.4" calcext:value-type="float">
            <text:p>63625441952389.4</text:p>
          </table:table-cell>
          <table:table-cell table:style-name="ce4" table:formula="of:=([.S183]-[.S182])/1000" office:value-type="float" office:value="2.0001875" calcext:value-type="float">
            <text:p>2.0002</text:p>
          </table:table-cell>
          <table:table-cell table:style-name="ce4" table:formula="of:=[.T183]+[.U182]" office:value-type="float" office:value="361.998125" calcext:value-type="float">
            <text:p>361.9981</text:p>
          </table:table-cell>
          <table:table-cell table:style-name="ce10" table:formula="of:=[.U183]-2*([.$B183]-1)" office:value-type="float" office:value="-0.00187500000015461" calcext:value-type="float">
            <text:p>-0.001875</text:p>
          </table:table-cell>
          <table:table-cell table:style-name="Default" office:value-type="float" office:value="63625442442062.1" calcext:value-type="float">
            <text:p>63625442442062.1</text:p>
          </table:table-cell>
          <table:table-cell table:style-name="ce4" table:formula="of:=([.W183]-[.W182])/1000" office:value-type="float" office:value="2.0004296875" calcext:value-type="float">
            <text:p>2.0004</text:p>
          </table:table-cell>
          <table:table-cell table:style-name="ce4" table:formula="of:=[.X183]+[.Y182]" office:value-type="float" office:value="361.9992265625" calcext:value-type="float">
            <text:p>361.9992</text:p>
          </table:table-cell>
          <table:table-cell table:style-name="ce11" table:formula="of:=[.Y183]-2*([.$B183]-1)" office:value-type="float" office:value="-0.000773437499958618" calcext:value-type="float">
            <text:p>-0.0007734375</text:p>
          </table:table-cell>
          <table:table-cell table:style-name="Default" office:value-type="float" office:value="63625442919929.1" calcext:value-type="float">
            <text:p>63625442919929.1</text:p>
          </table:table-cell>
          <table:table-cell table:style-name="ce4" table:formula="of:=([.AA183]-[.AA182])/1000" office:value-type="float" office:value="1.998921875" calcext:value-type="float">
            <text:p>1.9989</text:p>
          </table:table-cell>
          <table:table-cell table:style-name="ce4" table:formula="of:=[.AB183]+[.AC182]" office:value-type="float" office:value="361.997984375" calcext:value-type="float">
            <text:p>361.9980</text:p>
          </table:table-cell>
          <table:table-cell table:style-name="ce12" table:formula="of:=[.AC183]-2*([.$B183]-1)" office:value-type="float" office:value="-0.00201562499995589" calcext:value-type="float">
            <text:p>-0.002015625</text:p>
          </table:table-cell>
          <table:table-cell table:style-name="Default" office:value-type="float" office:value="63625443381815.8" calcext:value-type="float">
            <text:p>63625443381815.8</text:p>
          </table:table-cell>
          <table:table-cell table:style-name="ce4" table:formula="of:=([.AE183]-[.AE182])/1000" office:value-type="float" office:value="1.999796875" calcext:value-type="float">
            <text:p>1.9998</text:p>
          </table:table-cell>
          <table:table-cell table:style-name="ce4" table:formula="of:=[.AF183]+[.AG182]" office:value-type="float" office:value="361.9978203125" calcext:value-type="float">
            <text:p>361.9978</text:p>
          </table:table-cell>
          <table:table-cell table:style-name="ce13" table:formula="of:=[.AG183]-2*([.$B183]-1)" office:value-type="float" office:value="-0.00217968749973352" calcext:value-type="float">
            <text:p>-0.0021796875</text:p>
          </table:table-cell>
          <table:table-cell table:style-name="Default" office:value-type="float" office:value="63625443845606.9" calcext:value-type="float">
            <text:p>63625443845606.9</text:p>
          </table:table-cell>
          <table:table-cell table:style-name="ce4" table:formula="of:=([.AI183]-[.AI182])/1000" office:value-type="float" office:value="1.9986953125" calcext:value-type="float">
            <text:p>1.9987</text:p>
          </table:table-cell>
          <table:table-cell table:style-name="ce4" table:formula="of:=[.AJ183]+[.AK182]" office:value-type="float" office:value="361.9987734375" calcext:value-type="float">
            <text:p>361.9988</text:p>
          </table:table-cell>
          <table:table-cell table:style-name="ce14" table:formula="of:=[.AK183]-2*([.$B183]-1)" office:value-type="float" office:value="-0.00122656249999409" calcext:value-type="float">
            <text:p>-0.0012265625</text:p>
          </table:table-cell>
          <table:table-cell table:style-name="Default" office:value-type="float" office:value="63625444321899.2" calcext:value-type="float">
            <text:p>63625444321899.2</text:p>
          </table:table-cell>
          <table:table-cell table:style-name="ce4" table:formula="of:=([.AM183]-[.AM182])/1000" office:value-type="float" office:value="1.998" calcext:value-type="float">
            <text:p>1.9980</text:p>
          </table:table-cell>
          <table:table-cell table:style-name="ce4" table:formula="of:=[.AN183]+[.AO182]" office:value-type="float" office:value="361.9982578125" calcext:value-type="float">
            <text:p>361.9983</text:p>
          </table:table-cell>
          <table:table-cell table:style-name="ce15" table:formula="of:=[.AO183]-2*([.$B183]-1)" office:value-type="float" office:value="-0.00174218749987176" calcext:value-type="float">
            <text:p>-0.0017421875</text:p>
          </table:table-cell>
          <table:table-cell table:style-name="Default" office:value-type="float" office:value="63625444784225.9" calcext:value-type="float">
            <text:p>63625444784225.9</text:p>
          </table:table-cell>
          <table:table-cell table:style-name="ce4" table:formula="of:=([.AQ183]-[.AQ182])/1000" office:value-type="float" office:value="2.0001484375" calcext:value-type="float">
            <text:p>2.0001</text:p>
          </table:table-cell>
          <table:table-cell table:style-name="ce4" table:formula="of:=[.AR183]+[.AS182]" office:value-type="float" office:value="361.9980234375" calcext:value-type="float">
            <text:p>361.9980</text:p>
          </table:table-cell>
          <table:table-cell table:style-name="ce16" table:formula="of:=[.AS183]-2*([.$B183]-1)" office:value-type="float" office:value="-0.0019765625000332" calcext:value-type="float">
            <text:p>-0.0019765625</text:p>
          </table:table-cell>
          <table:table-cell table:style-name="Default" office:value-type="float" office:value="63625445254871.9" calcext:value-type="float">
            <text:p>63625445254871.9</text:p>
          </table:table-cell>
          <table:table-cell table:style-name="ce4" table:formula="of:=([.AU183]-[.AU182])/1000" office:value-type="float" office:value="2.000046875" calcext:value-type="float">
            <text:p>2.0000</text:p>
          </table:table-cell>
          <table:table-cell table:style-name="ce4" table:formula="of:=[.AV183]+[.AW182]" office:value-type="float" office:value="361.9988359375" calcext:value-type="float">
            <text:p>361.9988</text:p>
          </table:table-cell>
          <table:table-cell table:style-name="ce17" table:formula="of:=[.AW183]-2*([.$B183]-1)" office:value-type="float" office:value="-0.0011640625000382" calcext:value-type="float">
            <text:p>-0.0011640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183" calcext:value-type="float">
            <text:p>183</text:p>
          </table:table-cell>
          <table:table-cell office:value-type="float" office:value="63625439845832.8" calcext:value-type="float">
            <text:p>63625439845832.8</text:p>
          </table:table-cell>
          <table:table-cell table:formula="of:=([.C184]-[.C183])/1000" office:value-type="float" office:value="2.0005703125" calcext:value-type="float">
            <text:p>2.0006</text:p>
          </table:table-cell>
          <table:table-cell table:formula="of:=[.D184]+[.E183]" office:value-type="float" office:value="363.998453125" calcext:value-type="float">
            <text:p>363.9985</text:p>
          </table:table-cell>
          <table:table-cell table:style-name="ce6" table:formula="of:=[.E184]-2*([.$B184]-1)" office:value-type="float" office:value="-0.00154687499991724" calcext:value-type="float">
            <text:p>-0.001546875</text:p>
          </table:table-cell>
          <table:table-cell table:style-name="Default" office:value-type="float" office:value="63625440508557.1" calcext:value-type="float">
            <text:p>63625440508557.1</text:p>
          </table:table-cell>
          <table:table-cell table:style-name="ce4" table:formula="of:=([.G184]-[.G183])/1000" office:value-type="float" office:value="1.9997109375" calcext:value-type="float">
            <text:p>1.9997</text:p>
          </table:table-cell>
          <table:table-cell table:style-name="ce4" table:formula="of:=[.H184]+[.I183]" office:value-type="float" office:value="363.99771875" calcext:value-type="float">
            <text:p>363.9977</text:p>
          </table:table-cell>
          <table:table-cell table:style-name="ce7" table:formula="of:=[.I184]-2*([.$B184]-1)" office:value-type="float" office:value="-0.00228125000006685" calcext:value-type="float">
            <text:p>-0.00228125</text:p>
          </table:table-cell>
          <table:table-cell table:style-name="Default" office:value-type="float" office:value="63625440978527" calcext:value-type="float">
            <text:p>63625440978527</text:p>
          </table:table-cell>
          <table:table-cell table:style-name="ce4" table:formula="of:=([.K184]-[.K183])/1000" office:value-type="float" office:value="2.00221875" calcext:value-type="float">
            <text:p>2.0022</text:p>
          </table:table-cell>
          <table:table-cell table:style-name="ce4" table:formula="of:=[.L184]+[.M183]" office:value-type="float" office:value="363.9997109375" calcext:value-type="float">
            <text:p>363.9997</text:p>
          </table:table-cell>
          <table:table-cell table:style-name="ce8" table:formula="of:=[.M184]-2*([.$B184]-1)" office:value-type="float" office:value="-0.000289062499746251" calcext:value-type="float">
            <text:p>-0.0002890625</text:p>
          </table:table-cell>
          <table:table-cell table:style-name="Default" office:value-type="float" office:value="63625441455260" calcext:value-type="float">
            <text:p>63625441455260</text:p>
          </table:table-cell>
          <table:table-cell table:style-name="ce4" table:formula="of:=([.O184]-[.O183])/1000" office:value-type="float" office:value="2.00246875" calcext:value-type="float">
            <text:p>2.0025</text:p>
          </table:table-cell>
          <table:table-cell table:style-name="ce4" table:formula="of:=[.P184]+[.Q183]" office:value-type="float" office:value="364.0008828125" calcext:value-type="float">
            <text:p>364.0009</text:p>
          </table:table-cell>
          <table:table-cell table:style-name="ce9" table:formula="of:=[.Q184]-2*([.$B184]-1)" office:value-type="float" office:value="0.000882812500094587" calcext:value-type="float">
            <text:p>0.0008828125</text:p>
          </table:table-cell>
          <table:table-cell table:style-name="Default" office:value-type="float" office:value="63625441954389.5" calcext:value-type="float">
            <text:p>63625441954389.5</text:p>
          </table:table-cell>
          <table:table-cell table:style-name="ce4" table:formula="of:=([.S184]-[.S183])/1000" office:value-type="float" office:value="2.00003125" calcext:value-type="float">
            <text:p>2.0000</text:p>
          </table:table-cell>
          <table:table-cell table:style-name="ce4" table:formula="of:=[.T184]+[.U183]" office:value-type="float" office:value="363.99815625" calcext:value-type="float">
            <text:p>363.9982</text:p>
          </table:table-cell>
          <table:table-cell table:style-name="ce10" table:formula="of:=[.U184]-2*([.$B184]-1)" office:value-type="float" office:value="-0.00184375000014825" calcext:value-type="float">
            <text:p>-0.00184375</text:p>
          </table:table-cell>
          <table:table-cell table:style-name="Default" office:value-type="float" office:value="63625442444063.1" calcext:value-type="float">
            <text:p>63625442444063.1</text:p>
          </table:table-cell>
          <table:table-cell table:style-name="ce4" table:formula="of:=([.W184]-[.W183])/1000" office:value-type="float" office:value="2.0009609375" calcext:value-type="float">
            <text:p>2.0010</text:p>
          </table:table-cell>
          <table:table-cell table:style-name="ce4" table:formula="of:=[.X184]+[.Y183]" office:value-type="float" office:value="364.0001875" calcext:value-type="float">
            <text:p>364.0002</text:p>
          </table:table-cell>
          <table:table-cell table:style-name="ce11" table:formula="of:=[.Y184]-2*([.$B184]-1)" office:value-type="float" office:value="0.000187500000038199" calcext:value-type="float">
            <text:p>0.0001875</text:p>
          </table:table-cell>
          <table:table-cell table:style-name="Default" office:value-type="float" office:value="63625442921930" calcext:value-type="float">
            <text:p>63625442921930</text:p>
          </table:table-cell>
          <table:table-cell table:style-name="ce4" table:formula="of:=([.AA184]-[.AA183])/1000" office:value-type="float" office:value="2.000953125" calcext:value-type="float">
            <text:p>2.0010</text:p>
          </table:table-cell>
          <table:table-cell table:style-name="ce4" table:formula="of:=[.AB184]+[.AC183]" office:value-type="float" office:value="363.9989375" calcext:value-type="float">
            <text:p>363.9989</text:p>
          </table:table-cell>
          <table:table-cell table:style-name="ce12" table:formula="of:=[.AC184]-2*([.$B184]-1)" office:value-type="float" office:value="-0.00106249999993224" calcext:value-type="float">
            <text:p>-0.0010625</text:p>
          </table:table-cell>
          <table:table-cell table:style-name="Default" office:value-type="float" office:value="63625443383818.6" calcext:value-type="float">
            <text:p>63625443383818.6</text:p>
          </table:table-cell>
          <table:table-cell table:style-name="ce4" table:formula="of:=([.AE184]-[.AE183])/1000" office:value-type="float" office:value="2.002828125" calcext:value-type="float">
            <text:p>2.0028</text:p>
          </table:table-cell>
          <table:table-cell table:style-name="ce4" table:formula="of:=[.AF184]+[.AG183]" office:value-type="float" office:value="364.0006484375" calcext:value-type="float">
            <text:p>364.0006</text:p>
          </table:table-cell>
          <table:table-cell table:style-name="ce13" table:formula="of:=[.AG184]-2*([.$B184]-1)" office:value-type="float" office:value="0.000648437500274213" calcext:value-type="float">
            <text:p>0.0006484375</text:p>
          </table:table-cell>
          <table:table-cell table:style-name="Default" office:value-type="float" office:value="63625443847605.7" calcext:value-type="float">
            <text:p>63625443847605.7</text:p>
          </table:table-cell>
          <table:table-cell table:style-name="ce4" table:formula="of:=([.AI184]-[.AI183])/1000" office:value-type="float" office:value="1.998796875" calcext:value-type="float">
            <text:p>1.9988</text:p>
          </table:table-cell>
          <table:table-cell table:style-name="ce4" table:formula="of:=[.AJ184]+[.AK183]" office:value-type="float" office:value="363.9975703125" calcext:value-type="float">
            <text:p>363.9976</text:p>
          </table:table-cell>
          <table:table-cell table:style-name="ce14" table:formula="of:=[.AK184]-2*([.$B184]-1)" office:value-type="float" office:value="-0.00242968750001182" calcext:value-type="float">
            <text:p>-0.0024296875</text:p>
          </table:table-cell>
          <table:table-cell table:style-name="Default" office:value-type="float" office:value="63625444323901.1" calcext:value-type="float">
            <text:p>63625444323901.1</text:p>
          </table:table-cell>
          <table:table-cell table:style-name="ce4" table:formula="of:=([.AM184]-[.AM183])/1000" office:value-type="float" office:value="2.001921875" calcext:value-type="float">
            <text:p>2.0019</text:p>
          </table:table-cell>
          <table:table-cell table:style-name="ce4" table:formula="of:=[.AN184]+[.AO183]" office:value-type="float" office:value="364.0001796875" calcext:value-type="float">
            <text:p>364.0002</text:p>
          </table:table-cell>
          <table:table-cell table:style-name="ce15" table:formula="of:=[.AO184]-2*([.$B184]-1)" office:value-type="float" office:value="0.000179687500121872" calcext:value-type="float">
            <text:p>0.0001796875</text:p>
          </table:table-cell>
          <table:table-cell table:style-name="Default" office:value-type="float" office:value="63625444786225.6" calcext:value-type="float">
            <text:p>63625444786225.6</text:p>
          </table:table-cell>
          <table:table-cell table:style-name="ce4" table:formula="of:=([.AQ184]-[.AQ183])/1000" office:value-type="float" office:value="1.9996875" calcext:value-type="float">
            <text:p>1.9997</text:p>
          </table:table-cell>
          <table:table-cell table:style-name="ce4" table:formula="of:=[.AR184]+[.AS183]" office:value-type="float" office:value="363.9977109375" calcext:value-type="float">
            <text:p>363.9977</text:p>
          </table:table-cell>
          <table:table-cell table:style-name="ce16" table:formula="of:=[.AS184]-2*([.$B184]-1)" office:value-type="float" office:value="-0.00228906250004002" calcext:value-type="float">
            <text:p>-0.0022890625</text:p>
          </table:table-cell>
          <table:table-cell table:style-name="Default" office:value-type="float" office:value="63625445256871.6" calcext:value-type="float">
            <text:p>63625445256871.6</text:p>
          </table:table-cell>
          <table:table-cell table:style-name="ce4" table:formula="of:=([.AU184]-[.AU183])/1000" office:value-type="float" office:value="1.9997265625" calcext:value-type="float">
            <text:p>1.9997</text:p>
          </table:table-cell>
          <table:table-cell table:style-name="ce4" table:formula="of:=[.AV184]+[.AW183]" office:value-type="float" office:value="363.9985625" calcext:value-type="float">
            <text:p>363.9986</text:p>
          </table:table-cell>
          <table:table-cell table:style-name="ce17" table:formula="of:=[.AW184]-2*([.$B184]-1)" office:value-type="float" office:value="-0.00143750000006548" calcext:value-type="float">
            <text:p>-0.001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184" calcext:value-type="float">
            <text:p>184</text:p>
          </table:table-cell>
          <table:table-cell office:value-type="float" office:value="63625439847832.1" calcext:value-type="float">
            <text:p>63625439847832.1</text:p>
          </table:table-cell>
          <table:table-cell table:formula="of:=([.C185]-[.C184])/1000" office:value-type="float" office:value="1.9993203125" calcext:value-type="float">
            <text:p>1.9993</text:p>
          </table:table-cell>
          <table:table-cell table:formula="of:=[.D185]+[.E184]" office:value-type="float" office:value="365.9977734375" calcext:value-type="float">
            <text:p>365.9978</text:p>
          </table:table-cell>
          <table:table-cell table:style-name="ce6" table:formula="of:=[.E185]-2*([.$B185]-1)" office:value-type="float" office:value="-0.0022265624999136" calcext:value-type="float">
            <text:p>-0.0022265625</text:p>
          </table:table-cell>
          <table:table-cell table:style-name="Default" office:value-type="float" office:value="63625440510557.7" calcext:value-type="float">
            <text:p>63625440510557.7</text:p>
          </table:table-cell>
          <table:table-cell table:style-name="ce4" table:formula="of:=([.G185]-[.G184])/1000" office:value-type="float" office:value="2.0005546875" calcext:value-type="float">
            <text:p>2.0006</text:p>
          </table:table-cell>
          <table:table-cell table:style-name="ce4" table:formula="of:=[.H185]+[.I184]" office:value-type="float" office:value="365.9982734375" calcext:value-type="float">
            <text:p>365.9983</text:p>
          </table:table-cell>
          <table:table-cell table:style-name="ce7" table:formula="of:=[.I185]-2*([.$B185]-1)" office:value-type="float" office:value="-0.00172656250003911" calcext:value-type="float">
            <text:p>-0.0017265625</text:p>
          </table:table-cell>
          <table:table-cell table:style-name="Default" office:value-type="float" office:value="63625440980528.2" calcext:value-type="float">
            <text:p>63625440980528.2</text:p>
          </table:table-cell>
          <table:table-cell table:style-name="ce4" table:formula="of:=([.K185]-[.K184])/1000" office:value-type="float" office:value="2.001203125" calcext:value-type="float">
            <text:p>2.0012</text:p>
          </table:table-cell>
          <table:table-cell table:style-name="ce4" table:formula="of:=[.L185]+[.M184]" office:value-type="float" office:value="366.0009140625" calcext:value-type="float">
            <text:p>366.0009</text:p>
          </table:table-cell>
          <table:table-cell table:style-name="ce8" table:formula="of:=[.M185]-2*([.$B185]-1)" office:value-type="float" office:value="0.000914062500271484" calcext:value-type="float">
            <text:p>0.0009140625</text:p>
          </table:table-cell>
          <table:table-cell table:style-name="Default" office:value-type="float" office:value="63625441457257.3" calcext:value-type="float">
            <text:p>63625441457257.3</text:p>
          </table:table-cell>
          <table:table-cell table:style-name="ce4" table:formula="of:=([.O185]-[.O184])/1000" office:value-type="float" office:value="1.997296875" calcext:value-type="float">
            <text:p>1.9973</text:p>
          </table:table-cell>
          <table:table-cell table:style-name="ce4" table:formula="of:=[.P185]+[.Q184]" office:value-type="float" office:value="365.9981796875" calcext:value-type="float">
            <text:p>365.9982</text:p>
          </table:table-cell>
          <table:table-cell table:style-name="ce9" table:formula="of:=[.Q185]-2*([.$B185]-1)" office:value-type="float" office:value="-0.00182031249988768" calcext:value-type="float">
            <text:p>-0.0018203125</text:p>
          </table:table-cell>
          <table:table-cell table:style-name="Default" office:value-type="float" office:value="63625441956388.5" calcext:value-type="float">
            <text:p>63625441956388.5</text:p>
          </table:table-cell>
          <table:table-cell table:style-name="ce4" table:formula="of:=([.S185]-[.S184])/1000" office:value-type="float" office:value="1.9990625" calcext:value-type="float">
            <text:p>1.9991</text:p>
          </table:table-cell>
          <table:table-cell table:style-name="ce4" table:formula="of:=[.T185]+[.U184]" office:value-type="float" office:value="365.99721875" calcext:value-type="float">
            <text:p>365.9972</text:p>
          </table:table-cell>
          <table:table-cell table:style-name="ce10" table:formula="of:=[.U185]-2*([.$B185]-1)" office:value-type="float" office:value="-0.00278125000016871" calcext:value-type="float">
            <text:p>-0.00278125</text:p>
          </table:table-cell>
          <table:table-cell table:style-name="Default" office:value-type="float" office:value="63625442446062.6" calcext:value-type="float">
            <text:p>63625442446062.6</text:p>
          </table:table-cell>
          <table:table-cell table:style-name="ce4" table:formula="of:=([.W185]-[.W184])/1000" office:value-type="float" office:value="1.9995625" calcext:value-type="float">
            <text:p>1.9996</text:p>
          </table:table-cell>
          <table:table-cell table:style-name="ce4" table:formula="of:=[.X185]+[.Y184]" office:value-type="float" office:value="365.99975" calcext:value-type="float">
            <text:p>365.9998</text:p>
          </table:table-cell>
          <table:table-cell table:style-name="ce11" table:formula="of:=[.Y185]-2*([.$B185]-1)" office:value-type="float" office:value="-0.000249999999937245" calcext:value-type="float">
            <text:p>-0.00025</text:p>
          </table:table-cell>
          <table:table-cell table:style-name="Default" office:value-type="float" office:value="63625442923931" calcext:value-type="float">
            <text:p>63625442923931</text:p>
          </table:table-cell>
          <table:table-cell table:style-name="ce4" table:formula="of:=([.AA185]-[.AA184])/1000" office:value-type="float" office:value="2.0009453125" calcext:value-type="float">
            <text:p>2.0009</text:p>
          </table:table-cell>
          <table:table-cell table:style-name="ce4" table:formula="of:=[.AB185]+[.AC184]" office:value-type="float" office:value="365.9998828125" calcext:value-type="float">
            <text:p>365.9999</text:p>
          </table:table-cell>
          <table:table-cell table:style-name="ce12" table:formula="of:=[.AC185]-2*([.$B185]-1)" office:value-type="float" office:value="-0.000117187499938609" calcext:value-type="float">
            <text:p>-0.0001171875</text:p>
          </table:table-cell>
          <table:table-cell table:style-name="Default" office:value-type="float" office:value="63625443385816" calcext:value-type="float">
            <text:p>63625443385816</text:p>
          </table:table-cell>
          <table:table-cell table:style-name="ce4" table:formula="of:=([.AE185]-[.AE184])/1000" office:value-type="float" office:value="1.9973671875" calcext:value-type="float">
            <text:p>1.9974</text:p>
          </table:table-cell>
          <table:table-cell table:style-name="ce4" table:formula="of:=[.AF185]+[.AG184]" office:value-type="float" office:value="365.998015625" calcext:value-type="float">
            <text:p>365.9980</text:p>
          </table:table-cell>
          <table:table-cell table:style-name="ce13" table:formula="of:=[.AG185]-2*([.$B185]-1)" office:value-type="float" office:value="-0.00198437499972215" calcext:value-type="float">
            <text:p>-0.001984375</text:p>
          </table:table-cell>
          <table:table-cell table:style-name="Default" office:value-type="float" office:value="63625443849608.7" calcext:value-type="float">
            <text:p>63625443849608.7</text:p>
          </table:table-cell>
          <table:table-cell table:style-name="ce4" table:formula="of:=([.AI185]-[.AI184])/1000" office:value-type="float" office:value="2.00303125" calcext:value-type="float">
            <text:p>2.0030</text:p>
          </table:table-cell>
          <table:table-cell table:style-name="ce4" table:formula="of:=[.AJ185]+[.AK184]" office:value-type="float" office:value="366.0006015625" calcext:value-type="float">
            <text:p>366.0006</text:p>
          </table:table-cell>
          <table:table-cell table:style-name="ce14" table:formula="of:=[.AK185]-2*([.$B185]-1)" office:value-type="float" office:value="0.000601562499980446" calcext:value-type="float">
            <text:p>0.0006015625</text:p>
          </table:table-cell>
          <table:table-cell table:style-name="Default" office:value-type="float" office:value="63625444325899.1" calcext:value-type="float">
            <text:p>63625444325899.1</text:p>
          </table:table-cell>
          <table:table-cell table:style-name="ce4" table:formula="of:=([.AM185]-[.AM184])/1000" office:value-type="float" office:value="1.997984375" calcext:value-type="float">
            <text:p>1.9980</text:p>
          </table:table-cell>
          <table:table-cell table:style-name="ce4" table:formula="of:=[.AN185]+[.AO184]" office:value-type="float" office:value="365.9981640625" calcext:value-type="float">
            <text:p>365.9982</text:p>
          </table:table-cell>
          <table:table-cell table:style-name="ce15" table:formula="of:=[.AO185]-2*([.$B185]-1)" office:value-type="float" office:value="-0.00183593749989086" calcext:value-type="float">
            <text:p>-0.0018359375</text:p>
          </table:table-cell>
          <table:table-cell table:style-name="Default" office:value-type="float" office:value="63625444788226.3" calcext:value-type="float">
            <text:p>63625444788226.3</text:p>
          </table:table-cell>
          <table:table-cell table:style-name="ce4" table:formula="of:=([.AQ185]-[.AQ184])/1000" office:value-type="float" office:value="2.0006640625" calcext:value-type="float">
            <text:p>2.0007</text:p>
          </table:table-cell>
          <table:table-cell table:style-name="ce4" table:formula="of:=[.AR185]+[.AS184]" office:value-type="float" office:value="365.998375" calcext:value-type="float">
            <text:p>365.9984</text:p>
          </table:table-cell>
          <table:table-cell table:style-name="ce16" table:formula="of:=[.AS185]-2*([.$B185]-1)" office:value-type="float" office:value="-0.00162500000004684" calcext:value-type="float">
            <text:p>-0.001625</text:p>
          </table:table-cell>
          <table:table-cell table:style-name="Default" office:value-type="float" office:value="63625445258871" calcext:value-type="float">
            <text:p>63625445258871</text:p>
          </table:table-cell>
          <table:table-cell table:style-name="ce4" table:formula="of:=([.AU185]-[.AU184])/1000" office:value-type="float" office:value="1.9993828125" calcext:value-type="float">
            <text:p>1.9994</text:p>
          </table:table-cell>
          <table:table-cell table:style-name="ce4" table:formula="of:=[.AV185]+[.AW184]" office:value-type="float" office:value="365.9979453125" calcext:value-type="float">
            <text:p>365.9979</text:p>
          </table:table-cell>
          <table:table-cell table:style-name="ce17" table:formula="of:=[.AW185]-2*([.$B185]-1)" office:value-type="float" office:value="-0.00205468750004911" calcext:value-type="float">
            <text:p>-0.0020546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185" calcext:value-type="float">
            <text:p>185</text:p>
          </table:table-cell>
          <table:table-cell office:value-type="float" office:value="63625439849832.7" calcext:value-type="float">
            <text:p>63625439849832.7</text:p>
          </table:table-cell>
          <table:table-cell table:formula="of:=([.C186]-[.C185])/1000" office:value-type="float" office:value="2.0005390625" calcext:value-type="float">
            <text:p>2.0005</text:p>
          </table:table-cell>
          <table:table-cell table:formula="of:=[.D186]+[.E185]" office:value-type="float" office:value="367.9983125" calcext:value-type="float">
            <text:p>367.9983</text:p>
          </table:table-cell>
          <table:table-cell table:style-name="ce6" table:formula="of:=[.E186]-2*([.$B186]-1)" office:value-type="float" office:value="-0.00168749999988904" calcext:value-type="float">
            <text:p>-0.0016875</text:p>
          </table:table-cell>
          <table:table-cell table:style-name="Default" office:value-type="float" office:value="63625440512558.5" calcext:value-type="float">
            <text:p>63625440512558.5</text:p>
          </table:table-cell>
          <table:table-cell table:style-name="ce4" table:formula="of:=([.G186]-[.G185])/1000" office:value-type="float" office:value="2.00084375" calcext:value-type="float">
            <text:p>2.0008</text:p>
          </table:table-cell>
          <table:table-cell table:style-name="ce4" table:formula="of:=[.H186]+[.I185]" office:value-type="float" office:value="367.9991171875" calcext:value-type="float">
            <text:p>367.9991</text:p>
          </table:table-cell>
          <table:table-cell table:style-name="ce7" table:formula="of:=[.I186]-2*([.$B186]-1)" office:value-type="float" office:value="-0.000882812500037744" calcext:value-type="float">
            <text:p>-0.0008828125</text:p>
          </table:table-cell>
          <table:table-cell table:style-name="Default" office:value-type="float" office:value="63625440982525.2" calcext:value-type="float">
            <text:p>63625440982525.2</text:p>
          </table:table-cell>
          <table:table-cell table:style-name="ce4" table:formula="of:=([.K186]-[.K185])/1000" office:value-type="float" office:value="1.9970546875" calcext:value-type="float">
            <text:p>1.9971</text:p>
          </table:table-cell>
          <table:table-cell table:style-name="ce4" table:formula="of:=[.L186]+[.M185]" office:value-type="float" office:value="367.99796875" calcext:value-type="float">
            <text:p>367.9980</text:p>
          </table:table-cell>
          <table:table-cell table:style-name="ce8" table:formula="of:=[.M186]-2*([.$B186]-1)" office:value-type="float" office:value="-0.0020312499997317" calcext:value-type="float">
            <text:p>-0.00203125</text:p>
          </table:table-cell>
          <table:table-cell table:style-name="Default" office:value-type="float" office:value="63625441459259.3" calcext:value-type="float">
            <text:p>63625441459259.3</text:p>
          </table:table-cell>
          <table:table-cell table:style-name="ce4" table:formula="of:=([.O186]-[.O185])/1000" office:value-type="float" office:value="2.00203125" calcext:value-type="float">
            <text:p>2.0020</text:p>
          </table:table-cell>
          <table:table-cell table:style-name="ce4" table:formula="of:=[.P186]+[.Q185]" office:value-type="float" office:value="368.0002109375" calcext:value-type="float">
            <text:p>368.0002</text:p>
          </table:table-cell>
          <table:table-cell table:style-name="ce9" table:formula="of:=[.Q186]-2*([.$B186]-1)" office:value-type="float" office:value="0.000210937500128239" calcext:value-type="float">
            <text:p>0.0002109375</text:p>
          </table:table-cell>
          <table:table-cell table:style-name="Default" office:value-type="float" office:value="63625441958391.3" calcext:value-type="float">
            <text:p>63625441958391.3</text:p>
          </table:table-cell>
          <table:table-cell table:style-name="ce4" table:formula="of:=([.S186]-[.S185])/1000" office:value-type="float" office:value="2.0027890625" calcext:value-type="float">
            <text:p>2.0028</text:p>
          </table:table-cell>
          <table:table-cell table:style-name="ce4" table:formula="of:=[.T186]+[.U185]" office:value-type="float" office:value="368.0000078125" calcext:value-type="float">
            <text:p>368.0000</text:p>
          </table:table-cell>
          <table:table-cell table:style-name="ce10" table:formula="of:=[.U186]-2*([.$B186]-1)" office:value-type="float" office:value="0.00000781249985948307" calcext:value-type="float">
            <text:p>7.81249985948307E-06</text:p>
          </table:table-cell>
          <table:table-cell table:style-name="Default" office:value-type="float" office:value="63625442448060.9" calcext:value-type="float">
            <text:p>63625442448060.9</text:p>
          </table:table-cell>
          <table:table-cell table:style-name="ce4" table:formula="of:=([.W186]-[.W185])/1000" office:value-type="float" office:value="1.9983125" calcext:value-type="float">
            <text:p>1.9983</text:p>
          </table:table-cell>
          <table:table-cell table:style-name="ce4" table:formula="of:=[.X186]+[.Y185]" office:value-type="float" office:value="367.9980625" calcext:value-type="float">
            <text:p>367.9981</text:p>
          </table:table-cell>
          <table:table-cell table:style-name="ce11" table:formula="of:=[.Y186]-2*([.$B186]-1)" office:value-type="float" office:value="-0.00193749999993997" calcext:value-type="float">
            <text:p>-0.0019375</text:p>
          </table:table-cell>
          <table:table-cell table:style-name="Default" office:value-type="float" office:value="63625442925930.1" calcext:value-type="float">
            <text:p>63625442925930.1</text:p>
          </table:table-cell>
          <table:table-cell table:style-name="ce4" table:formula="of:=([.AA186]-[.AA185])/1000" office:value-type="float" office:value="1.9991328125" calcext:value-type="float">
            <text:p>1.9991</text:p>
          </table:table-cell>
          <table:table-cell table:style-name="ce4" table:formula="of:=[.AB186]+[.AC185]" office:value-type="float" office:value="367.999015625" calcext:value-type="float">
            <text:p>367.9990</text:p>
          </table:table-cell>
          <table:table-cell table:style-name="ce12" table:formula="of:=[.AC186]-2*([.$B186]-1)" office:value-type="float" office:value="-0.000984374999916327" calcext:value-type="float">
            <text:p>-0.000984375</text:p>
          </table:table-cell>
          <table:table-cell table:style-name="Default" office:value-type="float" office:value="63625443387817.1" calcext:value-type="float">
            <text:p>63625443387817.1</text:p>
          </table:table-cell>
          <table:table-cell table:style-name="ce4" table:formula="of:=([.AE186]-[.AE185])/1000" office:value-type="float" office:value="2.001109375" calcext:value-type="float">
            <text:p>2.0011</text:p>
          </table:table-cell>
          <table:table-cell table:style-name="ce4" table:formula="of:=[.AF186]+[.AG185]" office:value-type="float" office:value="367.999125" calcext:value-type="float">
            <text:p>367.9991</text:p>
          </table:table-cell>
          <table:table-cell table:style-name="ce13" table:formula="of:=[.AG186]-2*([.$B186]-1)" office:value-type="float" office:value="-0.000874999999723514" calcext:value-type="float">
            <text:p>-0.000875</text:p>
          </table:table-cell>
          <table:table-cell table:style-name="Default" office:value-type="float" office:value="63625443851606.1" calcext:value-type="float">
            <text:p>63625443851606.1</text:p>
          </table:table-cell>
          <table:table-cell table:style-name="ce4" table:formula="of:=([.AI186]-[.AI185])/1000" office:value-type="float" office:value="1.9974375" calcext:value-type="float">
            <text:p>1.9974</text:p>
          </table:table-cell>
          <table:table-cell table:style-name="ce4" table:formula="of:=[.AJ186]+[.AK185]" office:value-type="float" office:value="367.9980390625" calcext:value-type="float">
            <text:p>367.9980</text:p>
          </table:table-cell>
          <table:table-cell table:style-name="ce14" table:formula="of:=[.AK186]-2*([.$B186]-1)" office:value-type="float" office:value="-0.00196093750003001" calcext:value-type="float">
            <text:p>-0.0019609375</text:p>
          </table:table-cell>
          <table:table-cell table:style-name="Default" office:value-type="float" office:value="63625444327898.5" calcext:value-type="float">
            <text:p>63625444327898.5</text:p>
          </table:table-cell>
          <table:table-cell table:style-name="ce4" table:formula="of:=([.AM186]-[.AM185])/1000" office:value-type="float" office:value="1.9994375" calcext:value-type="float">
            <text:p>1.9994</text:p>
          </table:table-cell>
          <table:table-cell table:style-name="ce4" table:formula="of:=[.AN186]+[.AO185]" office:value-type="float" office:value="367.9976015625" calcext:value-type="float">
            <text:p>367.9976</text:p>
          </table:table-cell>
          <table:table-cell table:style-name="ce15" table:formula="of:=[.AO186]-2*([.$B186]-1)" office:value-type="float" office:value="-0.00239843749989177" calcext:value-type="float">
            <text:p>-0.0023984375</text:p>
          </table:table-cell>
          <table:table-cell table:style-name="Default" office:value-type="float" office:value="63625444790226.1" calcext:value-type="float">
            <text:p>63625444790226.1</text:p>
          </table:table-cell>
          <table:table-cell table:style-name="ce4" table:formula="of:=([.AQ186]-[.AQ185])/1000" office:value-type="float" office:value="1.9998046875" calcext:value-type="float">
            <text:p>1.9998</text:p>
          </table:table-cell>
          <table:table-cell table:style-name="ce4" table:formula="of:=[.AR186]+[.AS185]" office:value-type="float" office:value="367.9981796875" calcext:value-type="float">
            <text:p>367.9982</text:p>
          </table:table-cell>
          <table:table-cell table:style-name="ce16" table:formula="of:=[.AS186]-2*([.$B186]-1)" office:value-type="float" office:value="-0.00182031250005821" calcext:value-type="float">
            <text:p>-0.0018203125</text:p>
          </table:table-cell>
          <table:table-cell table:style-name="Default" office:value-type="float" office:value="63625445260873.1" calcext:value-type="float">
            <text:p>63625445260873.1</text:p>
          </table:table-cell>
          <table:table-cell table:style-name="ce4" table:formula="of:=([.AU186]-[.AU185])/1000" office:value-type="float" office:value="2.002125" calcext:value-type="float">
            <text:p>2.0021</text:p>
          </table:table-cell>
          <table:table-cell table:style-name="ce4" table:formula="of:=[.AV186]+[.AW185]" office:value-type="float" office:value="368.0000703125" calcext:value-type="float">
            <text:p>368.0001</text:p>
          </table:table-cell>
          <table:table-cell table:style-name="ce17" table:formula="of:=[.AW186]-2*([.$B186]-1)" office:value-type="float" office:value="0.0000703124999290594" calcext:value-type="float">
            <text:p>7.03124999290594E-0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186" calcext:value-type="float">
            <text:p>186</text:p>
          </table:table-cell>
          <table:table-cell office:value-type="float" office:value="63625439851833.8" calcext:value-type="float">
            <text:p>63625439851833.8</text:p>
          </table:table-cell>
          <table:table-cell table:formula="of:=([.C187]-[.C186])/1000" office:value-type="float" office:value="2.001125" calcext:value-type="float">
            <text:p>2.0011</text:p>
          </table:table-cell>
          <table:table-cell table:formula="of:=[.D187]+[.E186]" office:value-type="float" office:value="369.9994375" calcext:value-type="float">
            <text:p>369.9994</text:p>
          </table:table-cell>
          <table:table-cell table:style-name="ce6" table:formula="of:=[.E187]-2*([.$B187]-1)" office:value-type="float" office:value="-0.000562499999887223" calcext:value-type="float">
            <text:p>-0.0005625</text:p>
          </table:table-cell>
          <table:table-cell table:style-name="Default" office:value-type="float" office:value="63625440514559.1" calcext:value-type="float">
            <text:p>63625440514559.1</text:p>
          </table:table-cell>
          <table:table-cell table:style-name="ce4" table:formula="of:=([.G187]-[.G186])/1000" office:value-type="float" office:value="2.0005546875" calcext:value-type="float">
            <text:p>2.0006</text:p>
          </table:table-cell>
          <table:table-cell table:style-name="ce4" table:formula="of:=[.H187]+[.I186]" office:value-type="float" office:value="369.999671875" calcext:value-type="float">
            <text:p>369.9997</text:p>
          </table:table-cell>
          <table:table-cell table:style-name="ce7" table:formula="of:=[.I187]-2*([.$B187]-1)" office:value-type="float" office:value="-0.000328125000010004" calcext:value-type="float">
            <text:p>-0.000328125</text:p>
          </table:table-cell>
          <table:table-cell table:style-name="Default" office:value-type="float" office:value="63625440984525.8" calcext:value-type="float">
            <text:p>63625440984525.8</text:p>
          </table:table-cell>
          <table:table-cell table:style-name="ce4" table:formula="of:=([.K187]-[.K186])/1000" office:value-type="float" office:value="2.0005390625" calcext:value-type="float">
            <text:p>2.0005</text:p>
          </table:table-cell>
          <table:table-cell table:style-name="ce4" table:formula="of:=[.L187]+[.M186]" office:value-type="float" office:value="369.9985078125" calcext:value-type="float">
            <text:p>369.9985</text:p>
          </table:table-cell>
          <table:table-cell table:style-name="ce8" table:formula="of:=[.M187]-2*([.$B187]-1)" office:value-type="float" office:value="-0.00149218749970714" calcext:value-type="float">
            <text:p>-0.0014921875</text:p>
          </table:table-cell>
          <table:table-cell table:style-name="Default" office:value-type="float" office:value="63625441461259.7" calcext:value-type="float">
            <text:p>63625441461259.7</text:p>
          </table:table-cell>
          <table:table-cell table:style-name="ce4" table:formula="of:=([.O187]-[.O186])/1000" office:value-type="float" office:value="2.00040625" calcext:value-type="float">
            <text:p>2.0004</text:p>
          </table:table-cell>
          <table:table-cell table:style-name="ce4" table:formula="of:=[.P187]+[.Q186]" office:value-type="float" office:value="370.0006171875" calcext:value-type="float">
            <text:p>370.0006</text:p>
          </table:table-cell>
          <table:table-cell table:style-name="ce9" table:formula="of:=[.Q187]-2*([.$B187]-1)" office:value-type="float" office:value="0.000617187500154159" calcext:value-type="float">
            <text:p>0.0006171875</text:p>
          </table:table-cell>
          <table:table-cell table:style-name="Default" office:value-type="float" office:value="63625441960392" calcext:value-type="float">
            <text:p>63625441960392</text:p>
          </table:table-cell>
          <table:table-cell table:style-name="ce4" table:formula="of:=([.S187]-[.S186])/1000" office:value-type="float" office:value="2.0007265625" calcext:value-type="float">
            <text:p>2.0007</text:p>
          </table:table-cell>
          <table:table-cell table:style-name="ce4" table:formula="of:=[.T187]+[.U186]" office:value-type="float" office:value="370.000734375" calcext:value-type="float">
            <text:p>370.0007</text:p>
          </table:table-cell>
          <table:table-cell table:style-name="ce10" table:formula="of:=[.U187]-2*([.$B187]-1)" office:value-type="float" office:value="0.000734374999865395" calcext:value-type="float">
            <text:p>0.000734375</text:p>
          </table:table-cell>
          <table:table-cell table:style-name="Default" office:value-type="float" office:value="63625442450062" calcext:value-type="float">
            <text:p>63625442450062</text:p>
          </table:table-cell>
          <table:table-cell table:style-name="ce4" table:formula="of:=([.W187]-[.W186])/1000" office:value-type="float" office:value="2.0010234375" calcext:value-type="float">
            <text:p>2.0010</text:p>
          </table:table-cell>
          <table:table-cell table:style-name="ce4" table:formula="of:=[.X187]+[.Y186]" office:value-type="float" office:value="369.9990859375" calcext:value-type="float">
            <text:p>369.9991</text:p>
          </table:table-cell>
          <table:table-cell table:style-name="ce11" table:formula="of:=[.Y187]-2*([.$B187]-1)" office:value-type="float" office:value="-0.000914062499930424" calcext:value-type="float">
            <text:p>-0.0009140625</text:p>
          </table:table-cell>
          <table:table-cell table:style-name="Default" office:value-type="float" office:value="63625442927930.3" calcext:value-type="float">
            <text:p>63625442927930.3</text:p>
          </table:table-cell>
          <table:table-cell table:style-name="ce4" table:formula="of:=([.AA187]-[.AA186])/1000" office:value-type="float" office:value="2.0001875" calcext:value-type="float">
            <text:p>2.0002</text:p>
          </table:table-cell>
          <table:table-cell table:style-name="ce4" table:formula="of:=[.AB187]+[.AC186]" office:value-type="float" office:value="369.999203125" calcext:value-type="float">
            <text:p>369.9992</text:p>
          </table:table-cell>
          <table:table-cell table:style-name="ce12" table:formula="of:=[.AC187]-2*([.$B187]-1)" office:value-type="float" office:value="-0.000796874999934971" calcext:value-type="float">
            <text:p>-0.000796875</text:p>
          </table:table-cell>
          <table:table-cell table:style-name="Default" office:value-type="float" office:value="63625443389816.7" calcext:value-type="float">
            <text:p>63625443389816.7</text:p>
          </table:table-cell>
          <table:table-cell table:style-name="ce4" table:formula="of:=([.AE187]-[.AE186])/1000" office:value-type="float" office:value="1.9996328125" calcext:value-type="float">
            <text:p>1.9996</text:p>
          </table:table-cell>
          <table:table-cell table:style-name="ce4" table:formula="of:=[.AF187]+[.AG186]" office:value-type="float" office:value="369.9987578125" calcext:value-type="float">
            <text:p>369.9988</text:p>
          </table:table-cell>
          <table:table-cell table:style-name="ce13" table:formula="of:=[.AG187]-2*([.$B187]-1)" office:value-type="float" office:value="-0.00124218749971305" calcext:value-type="float">
            <text:p>-0.0012421875</text:p>
          </table:table-cell>
          <table:table-cell table:style-name="Default" office:value-type="float" office:value="63625443853608.7" calcext:value-type="float">
            <text:p>63625443853608.7</text:p>
          </table:table-cell>
          <table:table-cell table:style-name="ce4" table:formula="of:=([.AI187]-[.AI186])/1000" office:value-type="float" office:value="2.00253125" calcext:value-type="float">
            <text:p>2.0025</text:p>
          </table:table-cell>
          <table:table-cell table:style-name="ce4" table:formula="of:=[.AJ187]+[.AK186]" office:value-type="float" office:value="370.0005703125" calcext:value-type="float">
            <text:p>370.0006</text:p>
          </table:table-cell>
          <table:table-cell table:style-name="ce14" table:formula="of:=[.AK187]-2*([.$B187]-1)" office:value-type="float" office:value="0.000570312499974079" calcext:value-type="float">
            <text:p>0.0005703125</text:p>
          </table:table-cell>
          <table:table-cell table:style-name="Default" office:value-type="float" office:value="63625444329898.8" calcext:value-type="float">
            <text:p>63625444329898.8</text:p>
          </table:table-cell>
          <table:table-cell table:style-name="ce4" table:formula="of:=([.AM187]-[.AM186])/1000" office:value-type="float" office:value="2.0002734375" calcext:value-type="float">
            <text:p>2.0003</text:p>
          </table:table-cell>
          <table:table-cell table:style-name="ce4" table:formula="of:=[.AN187]+[.AO186]" office:value-type="float" office:value="369.997875" calcext:value-type="float">
            <text:p>369.9979</text:p>
          </table:table-cell>
          <table:table-cell table:style-name="ce15" table:formula="of:=[.AO187]-2*([.$B187]-1)" office:value-type="float" office:value="-0.00212499999986449" calcext:value-type="float">
            <text:p>-0.002125</text:p>
          </table:table-cell>
          <table:table-cell table:style-name="Default" office:value-type="float" office:value="63625444792226.3" calcext:value-type="float">
            <text:p>63625444792226.3</text:p>
          </table:table-cell>
          <table:table-cell table:style-name="ce4" table:formula="of:=([.AQ187]-[.AQ186])/1000" office:value-type="float" office:value="2.0002421875" calcext:value-type="float">
            <text:p>2.0002</text:p>
          </table:table-cell>
          <table:table-cell table:style-name="ce4" table:formula="of:=[.AR187]+[.AS186]" office:value-type="float" office:value="369.998421875" calcext:value-type="float">
            <text:p>369.9984</text:p>
          </table:table-cell>
          <table:table-cell table:style-name="ce16" table:formula="of:=[.AS187]-2*([.$B187]-1)" office:value-type="float" office:value="-0.00157812500003729" calcext:value-type="float">
            <text:p>-0.001578125</text:p>
          </table:table-cell>
          <table:table-cell table:style-name="Default" office:value-type="float" office:value="63625445262873.7" calcext:value-type="float">
            <text:p>63625445262873.7</text:p>
          </table:table-cell>
          <table:table-cell table:style-name="ce4" table:formula="of:=([.AU187]-[.AU186])/1000" office:value-type="float" office:value="2.0005546875" calcext:value-type="float">
            <text:p>2.0006</text:p>
          </table:table-cell>
          <table:table-cell table:style-name="ce4" table:formula="of:=[.AV187]+[.AW186]" office:value-type="float" office:value="370.000625" calcext:value-type="float">
            <text:p>370.0006</text:p>
          </table:table-cell>
          <table:table-cell table:style-name="ce17" table:formula="of:=[.AW187]-2*([.$B187]-1)" office:value-type="float" office:value="0.000624999999956799" calcext:value-type="float">
            <text:p>0.000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prompt 15</text:p>
          </table:table-cell>
          <table:table-cell table:style-name="ce3" office:value-type="float" office:value="187" calcext:value-type="float">
            <text:p>187</text:p>
          </table:table-cell>
          <table:table-cell office:value-type="float" office:value="63625439853832" calcext:value-type="float">
            <text:p>63625439853832</text:p>
          </table:table-cell>
          <table:table-cell table:formula="of:=([.C188]-[.C187])/1000" office:value-type="float" office:value="1.9982265625" calcext:value-type="float">
            <text:p>1.9982</text:p>
          </table:table-cell>
          <table:table-cell table:formula="of:=[.D188]+[.E187]" office:value-type="float" office:value="371.9976640625" calcext:value-type="float">
            <text:p>371.9977</text:p>
          </table:table-cell>
          <table:table-cell table:style-name="ce6" table:formula="of:=[.E188]-2*([.$B188]-1)" office:value-type="float" office:value="-0.00233593749987904" calcext:value-type="float">
            <text:p>-0.0023359375</text:p>
          </table:table-cell>
          <table:table-cell table:style-name="Default" office:value-type="float" office:value="63625440516558.2" calcext:value-type="float">
            <text:p>63625440516558.2</text:p>
          </table:table-cell>
          <table:table-cell table:style-name="ce4" table:formula="of:=([.G188]-[.G187])/1000" office:value-type="float" office:value="1.999125" calcext:value-type="float">
            <text:p>1.9991</text:p>
          </table:table-cell>
          <table:table-cell table:style-name="ce4" table:formula="of:=[.H188]+[.I187]" office:value-type="float" office:value="371.998796875" calcext:value-type="float">
            <text:p>371.9988</text:p>
          </table:table-cell>
          <table:table-cell table:style-name="ce7" table:formula="of:=[.I188]-2*([.$B188]-1)" office:value-type="float" office:value="-0.00120312500001774" calcext:value-type="float">
            <text:p>-0.001203125</text:p>
          </table:table-cell>
          <table:table-cell table:style-name="Default" office:value-type="float" office:value="63625440986525.6" calcext:value-type="float">
            <text:p>63625440986525.6</text:p>
          </table:table-cell>
          <table:table-cell table:style-name="ce4" table:formula="of:=([.K188]-[.K187])/1000" office:value-type="float" office:value="1.999828125" calcext:value-type="float">
            <text:p>1.9998</text:p>
          </table:table-cell>
          <table:table-cell table:style-name="ce4" table:formula="of:=[.L188]+[.M187]" office:value-type="float" office:value="371.9983359375" calcext:value-type="float">
            <text:p>371.9983</text:p>
          </table:table-cell>
          <table:table-cell table:style-name="ce8" table:formula="of:=[.M188]-2*([.$B188]-1)" office:value-type="float" office:value="-0.00166406249968531" calcext:value-type="float">
            <text:p>-0.0016640625</text:p>
          </table:table-cell>
          <table:table-cell table:style-name="Default" office:value-type="float" office:value="63625441463257" calcext:value-type="float">
            <text:p>63625441463257</text:p>
          </table:table-cell>
          <table:table-cell table:style-name="ce4" table:formula="of:=([.O188]-[.O187])/1000" office:value-type="float" office:value="1.99725" calcext:value-type="float">
            <text:p>1.9973</text:p>
          </table:table-cell>
          <table:table-cell table:style-name="ce4" table:formula="of:=[.P188]+[.Q187]" office:value-type="float" office:value="371.9978671875" calcext:value-type="float">
            <text:p>371.9979</text:p>
          </table:table-cell>
          <table:table-cell table:style-name="ce9" table:formula="of:=[.Q188]-2*([.$B188]-1)" office:value-type="float" office:value="-0.00213281249983766" calcext:value-type="float">
            <text:p>-0.0021328125</text:p>
          </table:table-cell>
          <table:table-cell table:style-name="Default" office:value-type="float" office:value="63625441962388.8" calcext:value-type="float">
            <text:p>63625441962388.8</text:p>
          </table:table-cell>
          <table:table-cell table:style-name="ce4" table:formula="of:=([.S188]-[.S187])/1000" office:value-type="float" office:value="1.9967421875" calcext:value-type="float">
            <text:p>1.9967</text:p>
          </table:table-cell>
          <table:table-cell table:style-name="ce4" table:formula="of:=[.T188]+[.U187]" office:value-type="float" office:value="371.9974765625" calcext:value-type="float">
            <text:p>371.9975</text:p>
          </table:table-cell>
          <table:table-cell table:style-name="ce10" table:formula="of:=[.U188]-2*([.$B188]-1)" office:value-type="float" office:value="-0.00252343750014461" calcext:value-type="float">
            <text:p>-0.0025234375</text:p>
          </table:table-cell>
          <table:table-cell table:style-name="Default" office:value-type="float" office:value="63625442452062.7" calcext:value-type="float">
            <text:p>63625442452062.7</text:p>
          </table:table-cell>
          <table:table-cell table:style-name="ce4" table:formula="of:=([.W188]-[.W187])/1000" office:value-type="float" office:value="2.0006953125" calcext:value-type="float">
            <text:p>2.0007</text:p>
          </table:table-cell>
          <table:table-cell table:style-name="ce4" table:formula="of:=[.X188]+[.Y187]" office:value-type="float" office:value="371.99978125" calcext:value-type="float">
            <text:p>371.9998</text:p>
          </table:table-cell>
          <table:table-cell table:style-name="ce11" table:formula="of:=[.Y188]-2*([.$B188]-1)" office:value-type="float" office:value="-0.000218749999930878" calcext:value-type="float">
            <text:p>-0.00021875</text:p>
          </table:table-cell>
          <table:table-cell table:style-name="Default" office:value-type="float" office:value="63625442929930.4" calcext:value-type="float">
            <text:p>63625442929930.4</text:p>
          </table:table-cell>
          <table:table-cell table:style-name="ce4" table:formula="of:=([.AA188]-[.AA187])/1000" office:value-type="float" office:value="2.00009375" calcext:value-type="float">
            <text:p>2.0001</text:p>
          </table:table-cell>
          <table:table-cell table:style-name="ce4" table:formula="of:=[.AB188]+[.AC187]" office:value-type="float" office:value="371.999296875" calcext:value-type="float">
            <text:p>371.9993</text:p>
          </table:table-cell>
          <table:table-cell table:style-name="ce12" table:formula="of:=[.AC188]-2*([.$B188]-1)" office:value-type="float" office:value="-0.000703124999915872" calcext:value-type="float">
            <text:p>-0.000703125</text:p>
          </table:table-cell>
          <table:table-cell table:style-name="Default" office:value-type="float" office:value="63625443391818.1" calcext:value-type="float">
            <text:p>63625443391818.1</text:p>
          </table:table-cell>
          <table:table-cell table:style-name="ce4" table:formula="of:=([.AE188]-[.AE187])/1000" office:value-type="float" office:value="2.001359375" calcext:value-type="float">
            <text:p>2.0014</text:p>
          </table:table-cell>
          <table:table-cell table:style-name="ce4" table:formula="of:=[.AF188]+[.AG187]" office:value-type="float" office:value="372.0001171875" calcext:value-type="float">
            <text:p>372.0001</text:p>
          </table:table-cell>
          <table:table-cell table:style-name="ce13" table:formula="of:=[.AG188]-2*([.$B188]-1)" office:value-type="float" office:value="0.00011718750027967" calcext:value-type="float">
            <text:p>0.0001171875</text:p>
          </table:table-cell>
          <table:table-cell table:style-name="Default" office:value-type="float" office:value="63625443855607.6" calcext:value-type="float">
            <text:p>63625443855607.6</text:p>
          </table:table-cell>
          <table:table-cell table:style-name="ce4" table:formula="of:=([.AI188]-[.AI187])/1000" office:value-type="float" office:value="1.99896875" calcext:value-type="float">
            <text:p>1.9990</text:p>
          </table:table-cell>
          <table:table-cell table:style-name="ce4" table:formula="of:=[.AJ188]+[.AK187]" office:value-type="float" office:value="371.9995390625" calcext:value-type="float">
            <text:p>371.9995</text:p>
          </table:table-cell>
          <table:table-cell table:style-name="ce14" table:formula="of:=[.AK188]-2*([.$B188]-1)" office:value-type="float" office:value="-0.00046093750000864" calcext:value-type="float">
            <text:p>-0.0004609375</text:p>
          </table:table-cell>
          <table:table-cell table:style-name="Default" office:value-type="float" office:value="63625444331898.9" calcext:value-type="float">
            <text:p>63625444331898.9</text:p>
          </table:table-cell>
          <table:table-cell table:style-name="ce4" table:formula="of:=([.AM188]-[.AM187])/1000" office:value-type="float" office:value="2.000125" calcext:value-type="float">
            <text:p>2.0001</text:p>
          </table:table-cell>
          <table:table-cell table:style-name="ce4" table:formula="of:=[.AN188]+[.AO187]" office:value-type="float" office:value="371.998" calcext:value-type="float">
            <text:p>371.9980</text:p>
          </table:table-cell>
          <table:table-cell table:style-name="ce15" table:formula="of:=[.AO188]-2*([.$B188]-1)" office:value-type="float" office:value="-0.00199999999983902" calcext:value-type="float">
            <text:p>-0.002</text:p>
          </table:table-cell>
          <table:table-cell table:style-name="Default" office:value-type="float" office:value="63625444794227.6" calcext:value-type="float">
            <text:p>63625444794227.6</text:p>
          </table:table-cell>
          <table:table-cell table:style-name="ce4" table:formula="of:=([.AQ188]-[.AQ187])/1000" office:value-type="float" office:value="2.0013125" calcext:value-type="float">
            <text:p>2.0013</text:p>
          </table:table-cell>
          <table:table-cell table:style-name="ce4" table:formula="of:=[.AR188]+[.AS187]" office:value-type="float" office:value="371.999734375" calcext:value-type="float">
            <text:p>371.9997</text:p>
          </table:table-cell>
          <table:table-cell table:style-name="ce16" table:formula="of:=[.AS188]-2*([.$B188]-1)" office:value-type="float" office:value="-0.000265625000054115" calcext:value-type="float">
            <text:p>-0.000265625</text:p>
          </table:table-cell>
          <table:table-cell table:style-name="Default" office:value-type="float" office:value="63625445264871" calcext:value-type="float">
            <text:p>63625445264871</text:p>
          </table:table-cell>
          <table:table-cell table:style-name="ce4" table:formula="of:=([.AU188]-[.AU187])/1000" office:value-type="float" office:value="1.9973203125" calcext:value-type="float">
            <text:p>1.9973</text:p>
          </table:table-cell>
          <table:table-cell table:style-name="ce4" table:formula="of:=[.AV188]+[.AW187]" office:value-type="float" office:value="371.9979453125" calcext:value-type="float">
            <text:p>371.9979</text:p>
          </table:table-cell>
          <table:table-cell table:style-name="ce17" table:formula="of:=[.AW188]-2*([.$B188]-1)" office:value-type="float" office:value="-0.00205468750004911" calcext:value-type="float">
            <text:p>-0.0020546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rame</text:p>
          </table:table-cell>
          <table:table-cell table:style-name="ce3" office:value-type="float" office:value="188" calcext:value-type="float">
            <text:p>188</text:p>
          </table:table-cell>
          <table:table-cell office:value-type="float" office:value="63625439855832.8" calcext:value-type="float">
            <text:p>63625439855832.8</text:p>
          </table:table-cell>
          <table:table-cell table:formula="of:=([.C189]-[.C188])/1000" office:value-type="float" office:value="2.0007421875" calcext:value-type="float">
            <text:p>2.0007</text:p>
          </table:table-cell>
          <table:table-cell table:formula="of:=[.D189]+[.E188]" office:value-type="float" office:value="373.99840625" calcext:value-type="float">
            <text:p>373.9984</text:p>
          </table:table-cell>
          <table:table-cell table:style-name="ce6" table:formula="of:=[.E189]-2*([.$B189]-1)" office:value-type="float" office:value="-0.00159374999986994" calcext:value-type="float">
            <text:p>-0.00159375</text:p>
          </table:table-cell>
          <table:table-cell table:style-name="Default" office:value-type="float" office:value="63625440518560.2" calcext:value-type="float">
            <text:p>63625440518560.2</text:p>
          </table:table-cell>
          <table:table-cell table:style-name="ce4" table:formula="of:=([.G189]-[.G188])/1000" office:value-type="float" office:value="2.001984375" calcext:value-type="float">
            <text:p>2.0020</text:p>
          </table:table-cell>
          <table:table-cell table:style-name="ce4" table:formula="of:=[.H189]+[.I188]" office:value-type="float" office:value="374.00078125" calcext:value-type="float">
            <text:p>374.0008</text:p>
          </table:table-cell>
          <table:table-cell table:style-name="ce7" table:formula="of:=[.I189]-2*([.$B189]-1)" office:value-type="float" office:value="0.000781249999988631" calcext:value-type="float">
            <text:p>0.00078125</text:p>
          </table:table-cell>
          <table:table-cell table:style-name="Default" office:value-type="float" office:value="63625440988526.4" calcext:value-type="float">
            <text:p>63625440988526.4</text:p>
          </table:table-cell>
          <table:table-cell table:style-name="ce4" table:formula="of:=([.K189]-[.K188])/1000" office:value-type="float" office:value="2.0007421875" calcext:value-type="float">
            <text:p>2.0007</text:p>
          </table:table-cell>
          <table:table-cell table:style-name="ce4" table:formula="of:=[.L189]+[.M188]" office:value-type="float" office:value="373.999078125" calcext:value-type="float">
            <text:p>373.9991</text:p>
          </table:table-cell>
          <table:table-cell table:style-name="ce8" table:formula="of:=[.M189]-2*([.$B189]-1)" office:value-type="float" office:value="-0.00092187499967622" calcext:value-type="float">
            <text:p>-0.000921875</text:p>
          </table:table-cell>
          <table:table-cell table:style-name="Default" office:value-type="float" office:value="63625441465260.3" calcext:value-type="float">
            <text:p>63625441465260.3</text:p>
          </table:table-cell>
          <table:table-cell table:style-name="ce4" table:formula="of:=([.O189]-[.O188])/1000" office:value-type="float" office:value="2.00334375" calcext:value-type="float">
            <text:p>2.0033</text:p>
          </table:table-cell>
          <table:table-cell table:style-name="ce4" table:formula="of:=[.P189]+[.Q188]" office:value-type="float" office:value="374.0012109375" calcext:value-type="float">
            <text:p>374.0012</text:p>
          </table:table-cell>
          <table:table-cell table:style-name="ce9" table:formula="of:=[.Q189]-2*([.$B189]-1)" office:value-type="float" office:value="0.00121093750016144" calcext:value-type="float">
            <text:p>0.0012109375</text:p>
          </table:table-cell>
          <table:table-cell table:style-name="Default" office:value-type="float" office:value="63625441964390.7" calcext:value-type="float">
            <text:p>63625441964390.7</text:p>
          </table:table-cell>
          <table:table-cell table:style-name="ce4" table:formula="of:=([.S189]-[.S188])/1000" office:value-type="float" office:value="2.00190625" calcext:value-type="float">
            <text:p>2.0019</text:p>
          </table:table-cell>
          <table:table-cell table:style-name="ce4" table:formula="of:=[.T189]+[.U188]" office:value-type="float" office:value="373.9993828125" calcext:value-type="float">
            <text:p>373.9994</text:p>
          </table:table-cell>
          <table:table-cell table:style-name="ce10" table:formula="of:=[.U189]-2*([.$B189]-1)" office:value-type="float" office:value="-0.000617187500154159" calcext:value-type="float">
            <text:p>-0.0006171875</text:p>
          </table:table-cell>
          <table:table-cell table:style-name="Default" office:value-type="float" office:value="63625442454061.6" calcext:value-type="float">
            <text:p>63625442454061.6</text:p>
          </table:table-cell>
          <table:table-cell table:style-name="ce4" table:formula="of:=([.W189]-[.W188])/1000" office:value-type="float" office:value="1.999" calcext:value-type="float">
            <text:p>1.9990</text:p>
          </table:table-cell>
          <table:table-cell table:style-name="ce4" table:formula="of:=[.X189]+[.Y188]" office:value-type="float" office:value="373.99878125" calcext:value-type="float">
            <text:p>373.9988</text:p>
          </table:table-cell>
          <table:table-cell table:style-name="ce11" table:formula="of:=[.Y189]-2*([.$B189]-1)" office:value-type="float" office:value="-0.00121874999990723" calcext:value-type="float">
            <text:p>-0.00121875</text:p>
          </table:table-cell>
          <table:table-cell table:style-name="Default" office:value-type="float" office:value="63625442931930" calcext:value-type="float">
            <text:p>63625442931930</text:p>
          </table:table-cell>
          <table:table-cell table:style-name="ce4" table:formula="of:=([.AA189]-[.AA188])/1000" office:value-type="float" office:value="1.9996171875" calcext:value-type="float">
            <text:p>1.9996</text:p>
          </table:table-cell>
          <table:table-cell table:style-name="ce4" table:formula="of:=[.AB189]+[.AC188]" office:value-type="float" office:value="373.9989140625" calcext:value-type="float">
            <text:p>373.9989</text:p>
          </table:table-cell>
          <table:table-cell table:style-name="ce12" table:formula="of:=[.AC189]-2*([.$B189]-1)" office:value-type="float" office:value="-0.0010859374999086" calcext:value-type="float">
            <text:p>-0.0010859375</text:p>
          </table:table-cell>
          <table:table-cell table:style-name="Default" office:value-type="float" office:value="63625443393818.4" calcext:value-type="float">
            <text:p>63625443393818.4</text:p>
          </table:table-cell>
          <table:table-cell table:style-name="ce4" table:formula="of:=([.AE189]-[.AE188])/1000" office:value-type="float" office:value="2.0003125" calcext:value-type="float">
            <text:p>2.0003</text:p>
          </table:table-cell>
          <table:table-cell table:style-name="ce4" table:formula="of:=[.AF189]+[.AG188]" office:value-type="float" office:value="374.0004296875" calcext:value-type="float">
            <text:p>374.0004</text:p>
          </table:table-cell>
          <table:table-cell table:style-name="ce13" table:formula="of:=[.AG189]-2*([.$B189]-1)" office:value-type="float" office:value="0.000429687500286491" calcext:value-type="float">
            <text:p>0.0004296875</text:p>
          </table:table-cell>
          <table:table-cell table:style-name="Default" office:value-type="float" office:value="63625443857606.1" calcext:value-type="float">
            <text:p>63625443857606.1</text:p>
          </table:table-cell>
          <table:table-cell table:style-name="ce4" table:formula="of:=([.AI189]-[.AI188])/1000" office:value-type="float" office:value="1.9984921875" calcext:value-type="float">
            <text:p>1.9985</text:p>
          </table:table-cell>
          <table:table-cell table:style-name="ce4" table:formula="of:=[.AJ189]+[.AK188]" office:value-type="float" office:value="373.99803125" calcext:value-type="float">
            <text:p>373.9980</text:p>
          </table:table-cell>
          <table:table-cell table:style-name="ce14" table:formula="of:=[.AK189]-2*([.$B189]-1)" office:value-type="float" office:value="-0.00196875000000318" calcext:value-type="float">
            <text:p>-0.00196875</text:p>
          </table:table-cell>
          <table:table-cell table:style-name="Default" office:value-type="float" office:value="63625444333901" calcext:value-type="float">
            <text:p>63625444333901</text:p>
          </table:table-cell>
          <table:table-cell table:style-name="ce4" table:formula="of:=([.AM189]-[.AM188])/1000" office:value-type="float" office:value="2.002078125" calcext:value-type="float">
            <text:p>2.0021</text:p>
          </table:table-cell>
          <table:table-cell table:style-name="ce4" table:formula="of:=[.AN189]+[.AO188]" office:value-type="float" office:value="374.000078125" calcext:value-type="float">
            <text:p>374.0001</text:p>
          </table:table-cell>
          <table:table-cell table:style-name="ce15" table:formula="of:=[.AO189]-2*([.$B189]-1)" office:value-type="float" office:value="0.0000781250001864464" calcext:value-type="float">
            <text:p>0.000078125</text:p>
          </table:table-cell>
          <table:table-cell table:style-name="Default" office:value-type="float" office:value="63625444796228.6" calcext:value-type="float">
            <text:p>63625444796228.6</text:p>
          </table:table-cell>
          <table:table-cell table:style-name="ce4" table:formula="of:=([.AQ189]-[.AQ188])/1000" office:value-type="float" office:value="2.000984375" calcext:value-type="float">
            <text:p>2.0010</text:p>
          </table:table-cell>
          <table:table-cell table:style-name="ce4" table:formula="of:=[.AR189]+[.AS188]" office:value-type="float" office:value="374.00071875" calcext:value-type="float">
            <text:p>374.0007</text:p>
          </table:table-cell>
          <table:table-cell table:style-name="ce16" table:formula="of:=[.AS189]-2*([.$B189]-1)" office:value-type="float" office:value="0.000718749999919055" calcext:value-type="float">
            <text:p>0.00071875</text:p>
          </table:table-cell>
          <table:table-cell table:style-name="Default" office:value-type="float" office:value="63625445266873.3" calcext:value-type="float">
            <text:p>63625445266873.3</text:p>
          </table:table-cell>
          <table:table-cell table:style-name="ce4" table:formula="of:=([.AU189]-[.AU188])/1000" office:value-type="float" office:value="2.00234375" calcext:value-type="float">
            <text:p>2.0023</text:p>
          </table:table-cell>
          <table:table-cell table:style-name="ce4" table:formula="of:=[.AV189]+[.AW188]" office:value-type="float" office:value="374.0002890625" calcext:value-type="float">
            <text:p>374.0003</text:p>
          </table:table-cell>
          <table:table-cell table:style-name="ce17" table:formula="of:=[.AW189]-2*([.$B189]-1)" office:value-type="float" office:value="0.000289062499973625" calcext:value-type="float">
            <text:p>0.0002890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189" calcext:value-type="float">
            <text:p>189</text:p>
          </table:table-cell>
          <table:table-cell office:value-type="float" office:value="63625439857834.1" calcext:value-type="float">
            <text:p>63625439857834.1</text:p>
          </table:table-cell>
          <table:table-cell table:formula="of:=([.C190]-[.C189])/1000" office:value-type="float" office:value="2.0013671875" calcext:value-type="float">
            <text:p>2.0014</text:p>
          </table:table-cell>
          <table:table-cell table:formula="of:=[.D190]+[.E189]" office:value-type="float" office:value="375.9997734375" calcext:value-type="float">
            <text:p>375.9998</text:p>
          </table:table-cell>
          <table:table-cell table:style-name="ce6" table:formula="of:=[.E190]-2*([.$B190]-1)" office:value-type="float" office:value="-0.000226562499847205" calcext:value-type="float">
            <text:p>-0.0002265625</text:p>
          </table:table-cell>
          <table:table-cell table:style-name="Default" office:value-type="float" office:value="63625440520559.9" calcext:value-type="float">
            <text:p>63625440520559.9</text:p>
          </table:table-cell>
          <table:table-cell table:style-name="ce4" table:formula="of:=([.G190]-[.G189])/1000" office:value-type="float" office:value="1.99971875" calcext:value-type="float">
            <text:p>1.9997</text:p>
          </table:table-cell>
          <table:table-cell table:style-name="ce4" table:formula="of:=[.H190]+[.I189]" office:value-type="float" office:value="376.0005" calcext:value-type="float">
            <text:p>376.0005</text:p>
          </table:table-cell>
          <table:table-cell table:style-name="ce7" table:formula="of:=[.I190]-2*([.$B190]-1)" office:value-type="float" office:value="0.000499999999988177" calcext:value-type="float">
            <text:p>0.0005</text:p>
          </table:table-cell>
          <table:table-cell table:style-name="Default" office:value-type="float" office:value="63625440990526.3" calcext:value-type="float">
            <text:p>63625440990526.3</text:p>
          </table:table-cell>
          <table:table-cell table:style-name="ce4" table:formula="of:=([.K190]-[.K189])/1000" office:value-type="float" office:value="1.9999609375" calcext:value-type="float">
            <text:p>2.0000</text:p>
          </table:table-cell>
          <table:table-cell table:style-name="ce4" table:formula="of:=[.L190]+[.M189]" office:value-type="float" office:value="375.9990390625" calcext:value-type="float">
            <text:p>375.9990</text:p>
          </table:table-cell>
          <table:table-cell table:style-name="ce8" table:formula="of:=[.M190]-2*([.$B190]-1)" office:value-type="float" office:value="-0.000960937499655756" calcext:value-type="float">
            <text:p>-0.0009609375</text:p>
          </table:table-cell>
          <table:table-cell table:style-name="Default" office:value-type="float" office:value="63625441467256.7" calcext:value-type="float">
            <text:p>63625441467256.7</text:p>
          </table:table-cell>
          <table:table-cell table:style-name="ce4" table:formula="of:=([.O190]-[.O189])/1000" office:value-type="float" office:value="1.9963359375" calcext:value-type="float">
            <text:p>1.9963</text:p>
          </table:table-cell>
          <table:table-cell table:style-name="ce4" table:formula="of:=[.P190]+[.Q189]" office:value-type="float" office:value="375.997546875" calcext:value-type="float">
            <text:p>375.9975</text:p>
          </table:table-cell>
          <table:table-cell table:style-name="ce9" table:formula="of:=[.Q190]-2*([.$B190]-1)" office:value-type="float" office:value="-0.00245312499981765" calcext:value-type="float">
            <text:p>-0.002453125</text:p>
          </table:table-cell>
          <table:table-cell table:style-name="Default" office:value-type="float" office:value="63625441966391.1" calcext:value-type="float">
            <text:p>63625441966391.1</text:p>
          </table:table-cell>
          <table:table-cell table:style-name="ce4" table:formula="of:=([.S190]-[.S189])/1000" office:value-type="float" office:value="2.000453125" calcext:value-type="float">
            <text:p>2.0005</text:p>
          </table:table-cell>
          <table:table-cell table:style-name="ce4" table:formula="of:=[.T190]+[.U189]" office:value-type="float" office:value="375.9998359375" calcext:value-type="float">
            <text:p>375.9998</text:p>
          </table:table-cell>
          <table:table-cell table:style-name="ce10" table:formula="of:=[.U190]-2*([.$B190]-1)" office:value-type="float" office:value="-0.000164062500175532" calcext:value-type="float">
            <text:p>-0.0001640625</text:p>
          </table:table-cell>
          <table:table-cell table:style-name="Default" office:value-type="float" office:value="63625442456061.5" calcext:value-type="float">
            <text:p>63625442456061.5</text:p>
          </table:table-cell>
          <table:table-cell table:style-name="ce4" table:formula="of:=([.W190]-[.W189])/1000" office:value-type="float" office:value="1.9998828125" calcext:value-type="float">
            <text:p>1.9999</text:p>
          </table:table-cell>
          <table:table-cell table:style-name="ce4" table:formula="of:=[.X190]+[.Y189]" office:value-type="float" office:value="375.9986640625" calcext:value-type="float">
            <text:p>375.9987</text:p>
          </table:table-cell>
          <table:table-cell table:style-name="ce11" table:formula="of:=[.Y190]-2*([.$B190]-1)" office:value-type="float" office:value="-0.00133593749990268" calcext:value-type="float">
            <text:p>-0.0013359375</text:p>
          </table:table-cell>
          <table:table-cell table:style-name="Default" office:value-type="float" office:value="63625442933930.2" calcext:value-type="float">
            <text:p>63625442933930.2</text:p>
          </table:table-cell>
          <table:table-cell table:style-name="ce4" table:formula="of:=([.AA190]-[.AA189])/1000" office:value-type="float" office:value="2.000203125" calcext:value-type="float">
            <text:p>2.0002</text:p>
          </table:table-cell>
          <table:table-cell table:style-name="ce4" table:formula="of:=[.AB190]+[.AC189]" office:value-type="float" office:value="375.9991171875" calcext:value-type="float">
            <text:p>375.9991</text:p>
          </table:table-cell>
          <table:table-cell table:style-name="ce12" table:formula="of:=[.AC190]-2*([.$B190]-1)" office:value-type="float" office:value="-0.000882812499924057" calcext:value-type="float">
            <text:p>-0.0008828125</text:p>
          </table:table-cell>
          <table:table-cell table:style-name="Default" office:value-type="float" office:value="63625443395816.6" calcext:value-type="float">
            <text:p>63625443395816.6</text:p>
          </table:table-cell>
          <table:table-cell table:style-name="ce4" table:formula="of:=([.AE190]-[.AE189])/1000" office:value-type="float" office:value="1.998203125" calcext:value-type="float">
            <text:p>1.9982</text:p>
          </table:table-cell>
          <table:table-cell table:style-name="ce4" table:formula="of:=[.AF190]+[.AG189]" office:value-type="float" office:value="375.9986328125" calcext:value-type="float">
            <text:p>375.9986</text:p>
          </table:table-cell>
          <table:table-cell table:style-name="ce13" table:formula="of:=[.AG190]-2*([.$B190]-1)" office:value-type="float" office:value="-0.00136718749973852" calcext:value-type="float">
            <text:p>-0.0013671875</text:p>
          </table:table-cell>
          <table:table-cell table:style-name="Default" office:value-type="float" office:value="63625443859608.2" calcext:value-type="float">
            <text:p>63625443859608.2</text:p>
          </table:table-cell>
          <table:table-cell table:style-name="ce4" table:formula="of:=([.AI190]-[.AI189])/1000" office:value-type="float" office:value="2.002078125" calcext:value-type="float">
            <text:p>2.0021</text:p>
          </table:table-cell>
          <table:table-cell table:style-name="ce4" table:formula="of:=[.AJ190]+[.AK189]" office:value-type="float" office:value="376.000109375" calcext:value-type="float">
            <text:p>376.0001</text:p>
          </table:table-cell>
          <table:table-cell table:style-name="ce14" table:formula="of:=[.AK190]-2*([.$B190]-1)" office:value-type="float" office:value="0.000109375000022283" calcext:value-type="float">
            <text:p>0.000109375</text:p>
          </table:table-cell>
          <table:table-cell table:style-name="Default" office:value-type="float" office:value="63625444335898.3" calcext:value-type="float">
            <text:p>63625444335898.3</text:p>
          </table:table-cell>
          <table:table-cell table:style-name="ce4" table:formula="of:=([.AM190]-[.AM189])/1000" office:value-type="float" office:value="1.9972578125" calcext:value-type="float">
            <text:p>1.9973</text:p>
          </table:table-cell>
          <table:table-cell table:style-name="ce4" table:formula="of:=[.AN190]+[.AO189]" office:value-type="float" office:value="375.9973359375" calcext:value-type="float">
            <text:p>375.9973</text:p>
          </table:table-cell>
          <table:table-cell table:style-name="ce15" table:formula="of:=[.AO190]-2*([.$B190]-1)" office:value-type="float" office:value="-0.0026640624998322" calcext:value-type="float">
            <text:p>-0.0026640625</text:p>
          </table:table-cell>
          <table:table-cell table:style-name="Default" office:value-type="float" office:value="63625444798227.1" calcext:value-type="float">
            <text:p>63625444798227.1</text:p>
          </table:table-cell>
          <table:table-cell table:style-name="ce4" table:formula="of:=([.AQ190]-[.AQ189])/1000" office:value-type="float" office:value="1.9985" calcext:value-type="float">
            <text:p>1.9985</text:p>
          </table:table-cell>
          <table:table-cell table:style-name="ce4" table:formula="of:=[.AR190]+[.AS189]" office:value-type="float" office:value="375.99921875" calcext:value-type="float">
            <text:p>375.9992</text:p>
          </table:table-cell>
          <table:table-cell table:style-name="ce16" table:formula="of:=[.AS190]-2*([.$B190]-1)" office:value-type="float" office:value="-0.000781250000102318" calcext:value-type="float">
            <text:p>-0.00078125</text:p>
          </table:table-cell>
          <table:table-cell table:style-name="Default" office:value-type="float" office:value="63625445268871" calcext:value-type="float">
            <text:p>63625445268871</text:p>
          </table:table-cell>
          <table:table-cell table:style-name="ce4" table:formula="of:=([.AU190]-[.AU189])/1000" office:value-type="float" office:value="1.9976171875" calcext:value-type="float">
            <text:p>1.9976</text:p>
          </table:table-cell>
          <table:table-cell table:style-name="ce4" table:formula="of:=[.AV190]+[.AW189]" office:value-type="float" office:value="375.99790625" calcext:value-type="float">
            <text:p>375.9979</text:p>
          </table:table-cell>
          <table:table-cell table:style-name="ce17" table:formula="of:=[.AW190]-2*([.$B190]-1)" office:value-type="float" office:value="-0.00209375000002865" calcext:value-type="float">
            <text:p>-0.00209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190" calcext:value-type="float">
            <text:p>190</text:p>
          </table:table-cell>
          <table:table-cell office:value-type="float" office:value="63625439859832.7" calcext:value-type="float">
            <text:p>63625439859832.7</text:p>
          </table:table-cell>
          <table:table-cell table:formula="of:=([.C191]-[.C190])/1000" office:value-type="float" office:value="1.9985859375" calcext:value-type="float">
            <text:p>1.9986</text:p>
          </table:table-cell>
          <table:table-cell table:formula="of:=[.D191]+[.E190]" office:value-type="float" office:value="377.998359375" calcext:value-type="float">
            <text:p>377.9984</text:p>
          </table:table-cell>
          <table:table-cell table:style-name="ce6" table:formula="of:=[.E191]-2*([.$B191]-1)" office:value-type="float" office:value="-0.00164062499982265" calcext:value-type="float">
            <text:p>-0.001640625</text:p>
          </table:table-cell>
          <table:table-cell table:style-name="Default" office:value-type="float" office:value="63625440522557.7" calcext:value-type="float">
            <text:p>63625440522557.7</text:p>
          </table:table-cell>
          <table:table-cell table:style-name="ce4" table:formula="of:=([.G191]-[.G190])/1000" office:value-type="float" office:value="1.9977734375" calcext:value-type="float">
            <text:p>1.9978</text:p>
          </table:table-cell>
          <table:table-cell table:style-name="ce4" table:formula="of:=[.H191]+[.I190]" office:value-type="float" office:value="377.9982734375" calcext:value-type="float">
            <text:p>377.9983</text:p>
          </table:table-cell>
          <table:table-cell table:style-name="ce7" table:formula="of:=[.I191]-2*([.$B191]-1)" office:value-type="float" office:value="-0.00172656250003911" calcext:value-type="float">
            <text:p>-0.0017265625</text:p>
          </table:table-cell>
          <table:table-cell table:style-name="Default" office:value-type="float" office:value="63625440992525.2" calcext:value-type="float">
            <text:p>63625440992525.2</text:p>
          </table:table-cell>
          <table:table-cell table:style-name="ce4" table:formula="of:=([.K191]-[.K190])/1000" office:value-type="float" office:value="1.998921875" calcext:value-type="float">
            <text:p>1.9989</text:p>
          </table:table-cell>
          <table:table-cell table:style-name="ce4" table:formula="of:=[.L191]+[.M190]" office:value-type="float" office:value="377.9979609375" calcext:value-type="float">
            <text:p>377.9980</text:p>
          </table:table-cell>
          <table:table-cell table:style-name="ce8" table:formula="of:=[.M191]-2*([.$B191]-1)" office:value-type="float" office:value="-0.00203906249964803" calcext:value-type="float">
            <text:p>-0.0020390625</text:p>
          </table:table-cell>
          <table:table-cell table:style-name="Default" office:value-type="float" office:value="63625441469257.1" calcext:value-type="float">
            <text:p>63625441469257.1</text:p>
          </table:table-cell>
          <table:table-cell table:style-name="ce4" table:formula="of:=([.O191]-[.O190])/1000" office:value-type="float" office:value="2.0004375" calcext:value-type="float">
            <text:p>2.0004</text:p>
          </table:table-cell>
          <table:table-cell table:style-name="ce4" table:formula="of:=[.P191]+[.Q190]" office:value-type="float" office:value="377.997984375" calcext:value-type="float">
            <text:p>377.9980</text:p>
          </table:table-cell>
          <table:table-cell table:style-name="ce9" table:formula="of:=[.Q191]-2*([.$B191]-1)" office:value-type="float" office:value="-0.0020156249998422" calcext:value-type="float">
            <text:p>-0.002015625</text:p>
          </table:table-cell>
          <table:table-cell table:style-name="Default" office:value-type="float" office:value="63625441968390.5" calcext:value-type="float">
            <text:p>63625441968390.5</text:p>
          </table:table-cell>
          <table:table-cell table:style-name="ce4" table:formula="of:=([.S191]-[.S190])/1000" office:value-type="float" office:value="1.9993828125" calcext:value-type="float">
            <text:p>1.9994</text:p>
          </table:table-cell>
          <table:table-cell table:style-name="ce4" table:formula="of:=[.T191]+[.U190]" office:value-type="float" office:value="377.99921875" calcext:value-type="float">
            <text:p>377.9992</text:p>
          </table:table-cell>
          <table:table-cell table:style-name="ce10" table:formula="of:=[.U191]-2*([.$B191]-1)" office:value-type="float" office:value="-0.000781250000159162" calcext:value-type="float">
            <text:p>-0.00078125</text:p>
          </table:table-cell>
          <table:table-cell table:style-name="Default" office:value-type="float" office:value="63625442458061.9" calcext:value-type="float">
            <text:p>63625442458061.9</text:p>
          </table:table-cell>
          <table:table-cell table:style-name="ce4" table:formula="of:=([.W191]-[.W190])/1000" office:value-type="float" office:value="2.0003359375" calcext:value-type="float">
            <text:p>2.0003</text:p>
          </table:table-cell>
          <table:table-cell table:style-name="ce4" table:formula="of:=[.X191]+[.Y190]" office:value-type="float" office:value="377.999" calcext:value-type="float">
            <text:p>377.9990</text:p>
          </table:table-cell>
          <table:table-cell table:style-name="ce11" table:formula="of:=[.Y191]-2*([.$B191]-1)" office:value-type="float" office:value="-0.00099999999991951" calcext:value-type="float">
            <text:p>-0.001</text:p>
          </table:table-cell>
          <table:table-cell table:style-name="Default" office:value-type="float" office:value="63625442935929.8" calcext:value-type="float">
            <text:p>63625442935929.8</text:p>
          </table:table-cell>
          <table:table-cell table:style-name="ce4" table:formula="of:=([.AA191]-[.AA190])/1000" office:value-type="float" office:value="1.9996015625" calcext:value-type="float">
            <text:p>1.9996</text:p>
          </table:table-cell>
          <table:table-cell table:style-name="ce4" table:formula="of:=[.AB191]+[.AC190]" office:value-type="float" office:value="377.99871875" calcext:value-type="float">
            <text:p>377.9987</text:p>
          </table:table-cell>
          <table:table-cell table:style-name="ce12" table:formula="of:=[.AC191]-2*([.$B191]-1)" office:value-type="float" office:value="-0.00128124999991996" calcext:value-type="float">
            <text:p>-0.00128125</text:p>
          </table:table-cell>
          <table:table-cell table:style-name="Default" office:value-type="float" office:value="63625443397815.2" calcext:value-type="float">
            <text:p>63625443397815.2</text:p>
          </table:table-cell>
          <table:table-cell table:style-name="ce4" table:formula="of:=([.AE191]-[.AE190])/1000" office:value-type="float" office:value="1.998546875" calcext:value-type="float">
            <text:p>1.9985</text:p>
          </table:table-cell>
          <table:table-cell table:style-name="ce4" table:formula="of:=[.AF191]+[.AG190]" office:value-type="float" office:value="377.9971796875" calcext:value-type="float">
            <text:p>377.9972</text:p>
          </table:table-cell>
          <table:table-cell table:style-name="ce13" table:formula="of:=[.AG191]-2*([.$B191]-1)" office:value-type="float" office:value="-0.00282031249975034" calcext:value-type="float">
            <text:p>-0.0028203125</text:p>
          </table:table-cell>
          <table:table-cell table:style-name="Default" office:value-type="float" office:value="63625443861607.8" calcext:value-type="float">
            <text:p>63625443861607.8</text:p>
          </table:table-cell>
          <table:table-cell table:style-name="ce4" table:formula="of:=([.AI191]-[.AI190])/1000" office:value-type="float" office:value="1.99959375" calcext:value-type="float">
            <text:p>1.9996</text:p>
          </table:table-cell>
          <table:table-cell table:style-name="ce4" table:formula="of:=[.AJ191]+[.AK190]" office:value-type="float" office:value="377.999703125" calcext:value-type="float">
            <text:p>377.9997</text:p>
          </table:table-cell>
          <table:table-cell table:style-name="ce14" table:formula="of:=[.AK191]-2*([.$B191]-1)" office:value-type="float" office:value="-0.000296875000003638" calcext:value-type="float">
            <text:p>-0.000296875</text:p>
          </table:table-cell>
          <table:table-cell table:style-name="Default" office:value-type="float" office:value="63625444337899.5" calcext:value-type="float">
            <text:p>63625444337899.5</text:p>
          </table:table-cell>
          <table:table-cell table:style-name="ce4" table:formula="of:=([.AM191]-[.AM190])/1000" office:value-type="float" office:value="2.00121875" calcext:value-type="float">
            <text:p>2.0012</text:p>
          </table:table-cell>
          <table:table-cell table:style-name="ce4" table:formula="of:=[.AN191]+[.AO190]" office:value-type="float" office:value="377.9985546875" calcext:value-type="float">
            <text:p>377.9986</text:p>
          </table:table-cell>
          <table:table-cell table:style-name="ce15" table:formula="of:=[.AO191]-2*([.$B191]-1)" office:value-type="float" office:value="-0.00144531249981128" calcext:value-type="float">
            <text:p>-0.0014453125</text:p>
          </table:table-cell>
          <table:table-cell table:style-name="Default" office:value-type="float" office:value="63625444800226.8" calcext:value-type="float">
            <text:p>63625444800226.8</text:p>
          </table:table-cell>
          <table:table-cell table:style-name="ce4" table:formula="of:=([.AQ191]-[.AQ190])/1000" office:value-type="float" office:value="1.99965625" calcext:value-type="float">
            <text:p>1.9997</text:p>
          </table:table-cell>
          <table:table-cell table:style-name="ce4" table:formula="of:=[.AR191]+[.AS190]" office:value-type="float" office:value="377.998875" calcext:value-type="float">
            <text:p>377.9989</text:p>
          </table:table-cell>
          <table:table-cell table:style-name="ce16" table:formula="of:=[.AS191]-2*([.$B191]-1)" office:value-type="float" office:value="-0.00112500000011551" calcext:value-type="float">
            <text:p>-0.001125</text:p>
          </table:table-cell>
          <table:table-cell table:style-name="Default" office:value-type="float" office:value="63625445270871.2" calcext:value-type="float">
            <text:p>63625445270871.2</text:p>
          </table:table-cell>
          <table:table-cell table:style-name="ce4" table:formula="of:=([.AU191]-[.AU190])/1000" office:value-type="float" office:value="2.000265625" calcext:value-type="float">
            <text:p>2.0003</text:p>
          </table:table-cell>
          <table:table-cell table:style-name="ce4" table:formula="of:=[.AV191]+[.AW190]" office:value-type="float" office:value="377.998171875" calcext:value-type="float">
            <text:p>377.9982</text:p>
          </table:table-cell>
          <table:table-cell table:style-name="ce17" table:formula="of:=[.AW191]-2*([.$B191]-1)" office:value-type="float" office:value="-0.00182812500003138" calcext:value-type="float">
            <text:p>-0.001828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191" calcext:value-type="float">
            <text:p>191</text:p>
          </table:table-cell>
          <table:table-cell office:value-type="float" office:value="63625439861833.2" calcext:value-type="float">
            <text:p>63625439861833.2</text:p>
          </table:table-cell>
          <table:table-cell table:formula="of:=([.C192]-[.C191])/1000" office:value-type="float" office:value="2.0005234375" calcext:value-type="float">
            <text:p>2.0005</text:p>
          </table:table-cell>
          <table:table-cell table:formula="of:=[.D192]+[.E191]" office:value-type="float" office:value="379.9988828125" calcext:value-type="float">
            <text:p>379.9989</text:p>
          </table:table-cell>
          <table:table-cell table:style-name="ce6" table:formula="of:=[.E192]-2*([.$B192]-1)" office:value-type="float" office:value="-0.00111718749980128" calcext:value-type="float">
            <text:p>-0.0011171875</text:p>
          </table:table-cell>
          <table:table-cell table:style-name="Default" office:value-type="float" office:value="63625440524556.6" calcext:value-type="float">
            <text:p>63625440524556.6</text:p>
          </table:table-cell>
          <table:table-cell table:style-name="ce4" table:formula="of:=([.G192]-[.G191])/1000" office:value-type="float" office:value="1.9989453125" calcext:value-type="float">
            <text:p>1.9989</text:p>
          </table:table-cell>
          <table:table-cell table:style-name="ce4" table:formula="of:=[.H192]+[.I191]" office:value-type="float" office:value="379.99721875" calcext:value-type="float">
            <text:p>379.9972</text:p>
          </table:table-cell>
          <table:table-cell table:style-name="ce7" table:formula="of:=[.I192]-2*([.$B192]-1)" office:value-type="float" office:value="-0.00278125000005502" calcext:value-type="float">
            <text:p>-0.00278125</text:p>
          </table:table-cell>
          <table:table-cell table:style-name="Default" office:value-type="float" office:value="63625440994525" calcext:value-type="float">
            <text:p>63625440994525</text:p>
          </table:table-cell>
          <table:table-cell table:style-name="ce4" table:formula="of:=([.K192]-[.K191])/1000" office:value-type="float" office:value="1.9997265625" calcext:value-type="float">
            <text:p>1.9997</text:p>
          </table:table-cell>
          <table:table-cell table:style-name="ce4" table:formula="of:=[.L192]+[.M191]" office:value-type="float" office:value="379.9976875" calcext:value-type="float">
            <text:p>379.9977</text:p>
          </table:table-cell>
          <table:table-cell table:style-name="ce8" table:formula="of:=[.M192]-2*([.$B192]-1)" office:value-type="float" office:value="-0.00231249999967531" calcext:value-type="float">
            <text:p>-0.0023125</text:p>
          </table:table-cell>
          <table:table-cell table:style-name="Default" office:value-type="float" office:value="63625441471259.8" calcext:value-type="float">
            <text:p>63625441471259.8</text:p>
          </table:table-cell>
          <table:table-cell table:style-name="ce4" table:formula="of:=([.O192]-[.O191])/1000" office:value-type="float" office:value="2.0026796875" calcext:value-type="float">
            <text:p>2.0027</text:p>
          </table:table-cell>
          <table:table-cell table:style-name="ce4" table:formula="of:=[.P192]+[.Q191]" office:value-type="float" office:value="380.0006640625" calcext:value-type="float">
            <text:p>380.0007</text:p>
          </table:table-cell>
          <table:table-cell table:style-name="ce9" table:formula="of:=[.Q192]-2*([.$B192]-1)" office:value-type="float" office:value="0.000664062500163709" calcext:value-type="float">
            <text:p>0.0006640625</text:p>
          </table:table-cell>
          <table:table-cell table:style-name="Default" office:value-type="float" office:value="63625441970390.7" calcext:value-type="float">
            <text:p>63625441970390.7</text:p>
          </table:table-cell>
          <table:table-cell table:style-name="ce4" table:formula="of:=([.S192]-[.S191])/1000" office:value-type="float" office:value="2.0001640625" calcext:value-type="float">
            <text:p>2.0002</text:p>
          </table:table-cell>
          <table:table-cell table:style-name="ce4" table:formula="of:=[.T192]+[.U191]" office:value-type="float" office:value="379.9993828125" calcext:value-type="float">
            <text:p>379.9994</text:p>
          </table:table-cell>
          <table:table-cell table:style-name="ce10" table:formula="of:=[.U192]-2*([.$B192]-1)" office:value-type="float" office:value="-0.000617187500154159" calcext:value-type="float">
            <text:p>-0.0006171875</text:p>
          </table:table-cell>
          <table:table-cell table:style-name="Default" office:value-type="float" office:value="63625442460061.3" calcext:value-type="float">
            <text:p>63625442460061.3</text:p>
          </table:table-cell>
          <table:table-cell table:style-name="ce4" table:formula="of:=([.W192]-[.W191])/1000" office:value-type="float" office:value="1.999453125" calcext:value-type="float">
            <text:p>1.9995</text:p>
          </table:table-cell>
          <table:table-cell table:style-name="ce4" table:formula="of:=[.X192]+[.Y191]" office:value-type="float" office:value="379.998453125" calcext:value-type="float">
            <text:p>379.9985</text:p>
          </table:table-cell>
          <table:table-cell table:style-name="ce11" table:formula="of:=[.Y192]-2*([.$B192]-1)" office:value-type="float" office:value="-0.00154687499991724" calcext:value-type="float">
            <text:p>-0.001546875</text:p>
          </table:table-cell>
          <table:table-cell table:style-name="Default" office:value-type="float" office:value="63625442937931.5" calcext:value-type="float">
            <text:p>63625442937931.5</text:p>
          </table:table-cell>
          <table:table-cell table:style-name="ce4" table:formula="of:=([.AA192]-[.AA191])/1000" office:value-type="float" office:value="2.0016640625" calcext:value-type="float">
            <text:p>2.0017</text:p>
          </table:table-cell>
          <table:table-cell table:style-name="ce4" table:formula="of:=[.AB192]+[.AC191]" office:value-type="float" office:value="380.0003828125" calcext:value-type="float">
            <text:p>380.0004</text:p>
          </table:table-cell>
          <table:table-cell table:style-name="ce12" table:formula="of:=[.AC192]-2*([.$B192]-1)" office:value-type="float" office:value="0.000382812500106411" calcext:value-type="float">
            <text:p>0.0003828125</text:p>
          </table:table-cell>
          <table:table-cell table:style-name="Default" office:value-type="float" office:value="63625443399816.6" calcext:value-type="float">
            <text:p>63625443399816.6</text:p>
          </table:table-cell>
          <table:table-cell table:style-name="ce4" table:formula="of:=([.AE192]-[.AE191])/1000" office:value-type="float" office:value="2.0014375" calcext:value-type="float">
            <text:p>2.0014</text:p>
          </table:table-cell>
          <table:table-cell table:style-name="ce4" table:formula="of:=[.AF192]+[.AG191]" office:value-type="float" office:value="379.9986171875" calcext:value-type="float">
            <text:p>379.9986</text:p>
          </table:table-cell>
          <table:table-cell table:style-name="ce13" table:formula="of:=[.AG192]-2*([.$B192]-1)" office:value-type="float" office:value="-0.0013828124997417" calcext:value-type="float">
            <text:p>-0.0013828125</text:p>
          </table:table-cell>
          <table:table-cell table:style-name="Default" office:value-type="float" office:value="63625443863606" calcext:value-type="float">
            <text:p>63625443863606</text:p>
          </table:table-cell>
          <table:table-cell table:style-name="ce4" table:formula="of:=([.AI192]-[.AI191])/1000" office:value-type="float" office:value="1.99815625" calcext:value-type="float">
            <text:p>1.9982</text:p>
          </table:table-cell>
          <table:table-cell table:style-name="ce4" table:formula="of:=[.AJ192]+[.AK191]" office:value-type="float" office:value="379.997859375" calcext:value-type="float">
            <text:p>379.9979</text:p>
          </table:table-cell>
          <table:table-cell table:style-name="ce14" table:formula="of:=[.AK192]-2*([.$B192]-1)" office:value-type="float" office:value="-0.00214062499998136" calcext:value-type="float">
            <text:p>-0.002140625</text:p>
          </table:table-cell>
          <table:table-cell table:style-name="Default" office:value-type="float" office:value="63625444339899.8" calcext:value-type="float">
            <text:p>63625444339899.8</text:p>
          </table:table-cell>
          <table:table-cell table:style-name="ce4" table:formula="of:=([.AM192]-[.AM191])/1000" office:value-type="float" office:value="2.0002890625" calcext:value-type="float">
            <text:p>2.0003</text:p>
          </table:table-cell>
          <table:table-cell table:style-name="ce4" table:formula="of:=[.AN192]+[.AO191]" office:value-type="float" office:value="379.99884375" calcext:value-type="float">
            <text:p>379.9988</text:p>
          </table:table-cell>
          <table:table-cell table:style-name="ce15" table:formula="of:=[.AO192]-2*([.$B192]-1)" office:value-type="float" office:value="-0.00115624999983766" calcext:value-type="float">
            <text:p>-0.00115625</text:p>
          </table:table-cell>
          <table:table-cell table:style-name="Default" office:value-type="float" office:value="63625444802225.9" calcext:value-type="float">
            <text:p>63625444802225.9</text:p>
          </table:table-cell>
          <table:table-cell table:style-name="ce4" table:formula="of:=([.AQ192]-[.AQ191])/1000" office:value-type="float" office:value="1.999140625" calcext:value-type="float">
            <text:p>1.9991</text:p>
          </table:table-cell>
          <table:table-cell table:style-name="ce4" table:formula="of:=[.AR192]+[.AS191]" office:value-type="float" office:value="379.998015625" calcext:value-type="float">
            <text:p>379.9980</text:p>
          </table:table-cell>
          <table:table-cell table:style-name="ce16" table:formula="of:=[.AS192]-2*([.$B192]-1)" office:value-type="float" office:value="-0.00198437500012005" calcext:value-type="float">
            <text:p>-0.001984375</text:p>
          </table:table-cell>
          <table:table-cell table:style-name="Default" office:value-type="float" office:value="63625445272871.4" calcext:value-type="float">
            <text:p>63625445272871.4</text:p>
          </table:table-cell>
          <table:table-cell table:style-name="ce4" table:formula="of:=([.AU192]-[.AU191])/1000" office:value-type="float" office:value="2.0001953125" calcext:value-type="float">
            <text:p>2.0002</text:p>
          </table:table-cell>
          <table:table-cell table:style-name="ce4" table:formula="of:=[.AV192]+[.AW191]" office:value-type="float" office:value="379.9983671875" calcext:value-type="float">
            <text:p>379.9984</text:p>
          </table:table-cell>
          <table:table-cell table:style-name="ce17" table:formula="of:=[.AW192]-2*([.$B192]-1)" office:value-type="float" office:value="-0.00163281250002001" calcext:value-type="float">
            <text:p>-0.0016328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192" calcext:value-type="float">
            <text:p>192</text:p>
          </table:table-cell>
          <table:table-cell office:value-type="float" office:value="63625439863832.8" calcext:value-type="float">
            <text:p>63625439863832.8</text:p>
          </table:table-cell>
          <table:table-cell table:formula="of:=([.C193]-[.C192])/1000" office:value-type="float" office:value="1.9995625" calcext:value-type="float">
            <text:p>1.9996</text:p>
          </table:table-cell>
          <table:table-cell table:formula="of:=[.D193]+[.E192]" office:value-type="float" office:value="381.9984453125" calcext:value-type="float">
            <text:p>381.9984</text:p>
          </table:table-cell>
          <table:table-cell table:style-name="ce6" table:formula="of:=[.E193]-2*([.$B193]-1)" office:value-type="float" office:value="-0.00155468749977672" calcext:value-type="float">
            <text:p>-0.0015546875</text:p>
          </table:table-cell>
          <table:table-cell table:style-name="Default" office:value-type="float" office:value="63625440526556.6" calcext:value-type="float">
            <text:p>63625440526556.6</text:p>
          </table:table-cell>
          <table:table-cell table:style-name="ce4" table:formula="of:=([.G193]-[.G192])/1000" office:value-type="float" office:value="2" calcext:value-type="float">
            <text:p>2.0000</text:p>
          </table:table-cell>
          <table:table-cell table:style-name="ce4" table:formula="of:=[.H193]+[.I192]" office:value-type="float" office:value="381.99721875" calcext:value-type="float">
            <text:p>381.9972</text:p>
          </table:table-cell>
          <table:table-cell table:style-name="ce7" table:formula="of:=[.I193]-2*([.$B193]-1)" office:value-type="float" office:value="-0.00278125000005502" calcext:value-type="float">
            <text:p>-0.00278125</text:p>
          </table:table-cell>
          <table:table-cell table:style-name="Default" office:value-type="float" office:value="63625440996525.3" calcext:value-type="float">
            <text:p>63625440996525.3</text:p>
          </table:table-cell>
          <table:table-cell table:style-name="ce4" table:formula="of:=([.K193]-[.K192])/1000" office:value-type="float" office:value="2.000375" calcext:value-type="float">
            <text:p>2.0004</text:p>
          </table:table-cell>
          <table:table-cell table:style-name="ce4" table:formula="of:=[.L193]+[.M192]" office:value-type="float" office:value="381.9980625" calcext:value-type="float">
            <text:p>381.9981</text:p>
          </table:table-cell>
          <table:table-cell table:style-name="ce8" table:formula="of:=[.M193]-2*([.$B193]-1)" office:value-type="float" office:value="-0.00193749999965576" calcext:value-type="float">
            <text:p>-0.0019375</text:p>
          </table:table-cell>
          <table:table-cell table:style-name="Default" office:value-type="float" office:value="63625441473257.7" calcext:value-type="float">
            <text:p>63625441473257.7</text:p>
          </table:table-cell>
          <table:table-cell table:style-name="ce4" table:formula="of:=([.O193]-[.O192])/1000" office:value-type="float" office:value="1.9978828125" calcext:value-type="float">
            <text:p>1.9979</text:p>
          </table:table-cell>
          <table:table-cell table:style-name="ce4" table:formula="of:=[.P193]+[.Q192]" office:value-type="float" office:value="381.998546875" calcext:value-type="float">
            <text:p>381.9985</text:p>
          </table:table-cell>
          <table:table-cell table:style-name="ce9" table:formula="of:=[.Q193]-2*([.$B193]-1)" office:value-type="float" office:value="-0.00145312499984129" calcext:value-type="float">
            <text:p>-0.001453125</text:p>
          </table:table-cell>
          <table:table-cell table:style-name="Default" office:value-type="float" office:value="63625441972389.6" calcext:value-type="float">
            <text:p>63625441972389.6</text:p>
          </table:table-cell>
          <table:table-cell table:style-name="ce4" table:formula="of:=([.S193]-[.S192])/1000" office:value-type="float" office:value="1.9989765625" calcext:value-type="float">
            <text:p>1.9990</text:p>
          </table:table-cell>
          <table:table-cell table:style-name="ce4" table:formula="of:=[.T193]+[.U192]" office:value-type="float" office:value="381.998359375" calcext:value-type="float">
            <text:p>381.9984</text:p>
          </table:table-cell>
          <table:table-cell table:style-name="ce10" table:formula="of:=[.U193]-2*([.$B193]-1)" office:value-type="float" office:value="-0.00164062500016371" calcext:value-type="float">
            <text:p>-0.001640625</text:p>
          </table:table-cell>
          <table:table-cell table:style-name="Default" office:value-type="float" office:value="63625442462062.7" calcext:value-type="float">
            <text:p>63625442462062.7</text:p>
          </table:table-cell>
          <table:table-cell table:style-name="ce4" table:formula="of:=([.W193]-[.W192])/1000" office:value-type="float" office:value="2.001375" calcext:value-type="float">
            <text:p>2.0014</text:p>
          </table:table-cell>
          <table:table-cell table:style-name="ce4" table:formula="of:=[.X193]+[.Y192]" office:value-type="float" office:value="381.999828125" calcext:value-type="float">
            <text:p>381.9998</text:p>
          </table:table-cell>
          <table:table-cell table:style-name="ce11" table:formula="of:=[.Y193]-2*([.$B193]-1)" office:value-type="float" office:value="-0.000171874999921329" calcext:value-type="float">
            <text:p>-0.000171875</text:p>
          </table:table-cell>
          <table:table-cell table:style-name="Default" office:value-type="float" office:value="63625442939930.3" calcext:value-type="float">
            <text:p>63625442939930.3</text:p>
          </table:table-cell>
          <table:table-cell table:style-name="ce4" table:formula="of:=([.AA193]-[.AA192])/1000" office:value-type="float" office:value="1.9988203125" calcext:value-type="float">
            <text:p>1.9988</text:p>
          </table:table-cell>
          <table:table-cell table:style-name="ce4" table:formula="of:=[.AB193]+[.AC192]" office:value-type="float" office:value="381.999203125" calcext:value-type="float">
            <text:p>381.9992</text:p>
          </table:table-cell>
          <table:table-cell table:style-name="ce12" table:formula="of:=[.AC193]-2*([.$B193]-1)" office:value-type="float" office:value="-0.000796874999878128" calcext:value-type="float">
            <text:p>-0.000796875</text:p>
          </table:table-cell>
          <table:table-cell table:style-name="Default" office:value-type="float" office:value="63625443401816.2" calcext:value-type="float">
            <text:p>63625443401816.2</text:p>
          </table:table-cell>
          <table:table-cell table:style-name="ce4" table:formula="of:=([.AE193]-[.AE192])/1000" office:value-type="float" office:value="1.9996171875" calcext:value-type="float">
            <text:p>1.9996</text:p>
          </table:table-cell>
          <table:table-cell table:style-name="ce4" table:formula="of:=[.AF193]+[.AG192]" office:value-type="float" office:value="381.998234375" calcext:value-type="float">
            <text:p>381.9982</text:p>
          </table:table-cell>
          <table:table-cell table:style-name="ce13" table:formula="of:=[.AG193]-2*([.$B193]-1)" office:value-type="float" office:value="-0.00176562499973443" calcext:value-type="float">
            <text:p>-0.001765625</text:p>
          </table:table-cell>
          <table:table-cell table:style-name="Default" office:value-type="float" office:value="63625443865607.7" calcext:value-type="float">
            <text:p>63625443865607.7</text:p>
          </table:table-cell>
          <table:table-cell table:style-name="ce4" table:formula="of:=([.AI193]-[.AI192])/1000" office:value-type="float" office:value="2.0017890625" calcext:value-type="float">
            <text:p>2.0018</text:p>
          </table:table-cell>
          <table:table-cell table:style-name="ce4" table:formula="of:=[.AJ193]+[.AK192]" office:value-type="float" office:value="381.9996484375" calcext:value-type="float">
            <text:p>381.9996</text:p>
          </table:table-cell>
          <table:table-cell table:style-name="ce14" table:formula="of:=[.AK193]-2*([.$B193]-1)" office:value-type="float" office:value="-0.000351562499986358" calcext:value-type="float">
            <text:p>-0.0003515625</text:p>
          </table:table-cell>
          <table:table-cell table:style-name="Default" office:value-type="float" office:value="63625444341900.6" calcext:value-type="float">
            <text:p>63625444341900.6</text:p>
          </table:table-cell>
          <table:table-cell table:style-name="ce4" table:formula="of:=([.AM193]-[.AM192])/1000" office:value-type="float" office:value="2.000828125" calcext:value-type="float">
            <text:p>2.0008</text:p>
          </table:table-cell>
          <table:table-cell table:style-name="ce4" table:formula="of:=[.AN193]+[.AO192]" office:value-type="float" office:value="381.999671875" calcext:value-type="float">
            <text:p>381.9997</text:p>
          </table:table-cell>
          <table:table-cell table:style-name="ce15" table:formula="of:=[.AO193]-2*([.$B193]-1)" office:value-type="float" office:value="-0.000328124999839474" calcext:value-type="float">
            <text:p>-0.000328125</text:p>
          </table:table-cell>
          <table:table-cell table:style-name="Default" office:value-type="float" office:value="63625444804226.3" calcext:value-type="float">
            <text:p>63625444804226.3</text:p>
          </table:table-cell>
          <table:table-cell table:style-name="ce4" table:formula="of:=([.AQ193]-[.AQ192])/1000" office:value-type="float" office:value="2.0003359375" calcext:value-type="float">
            <text:p>2.0003</text:p>
          </table:table-cell>
          <table:table-cell table:style-name="ce4" table:formula="of:=[.AR193]+[.AS192]" office:value-type="float" office:value="381.9983515625" calcext:value-type="float">
            <text:p>381.9984</text:p>
          </table:table-cell>
          <table:table-cell table:style-name="ce16" table:formula="of:=[.AS193]-2*([.$B193]-1)" office:value-type="float" office:value="-0.00164843750013688" calcext:value-type="float">
            <text:p>-0.0016484375</text:p>
          </table:table-cell>
          <table:table-cell table:style-name="Default" office:value-type="float" office:value="63625445274870.5" calcext:value-type="float">
            <text:p>63625445274870.5</text:p>
          </table:table-cell>
          <table:table-cell table:style-name="ce4" table:formula="of:=([.AU193]-[.AU192])/1000" office:value-type="float" office:value="1.9990390625" calcext:value-type="float">
            <text:p>1.9990</text:p>
          </table:table-cell>
          <table:table-cell table:style-name="ce4" table:formula="of:=[.AV193]+[.AW192]" office:value-type="float" office:value="381.99740625" calcext:value-type="float">
            <text:p>381.9974</text:p>
          </table:table-cell>
          <table:table-cell table:style-name="ce17" table:formula="of:=[.AW193]-2*([.$B193]-1)" office:value-type="float" office:value="-0.00259375000001683" calcext:value-type="float">
            <text:p>-0.00259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193" calcext:value-type="float">
            <text:p>193</text:p>
          </table:table-cell>
          <table:table-cell office:value-type="float" office:value="63625439865832.8" calcext:value-type="float">
            <text:p>63625439865832.8</text:p>
          </table:table-cell>
          <table:table-cell table:formula="of:=([.C194]-[.C193])/1000" office:value-type="float" office:value="1.999984375" calcext:value-type="float">
            <text:p>2.0000</text:p>
          </table:table-cell>
          <table:table-cell table:formula="of:=[.D194]+[.E193]" office:value-type="float" office:value="383.9984296875" calcext:value-type="float">
            <text:p>383.9984</text:p>
          </table:table-cell>
          <table:table-cell table:style-name="ce6" table:formula="of:=[.E194]-2*([.$B194]-1)" office:value-type="float" office:value="-0.0015703124997799" calcext:value-type="float">
            <text:p>-0.0015703125</text:p>
          </table:table-cell>
          <table:table-cell table:style-name="Default" office:value-type="float" office:value="63625440528558.2" calcext:value-type="float">
            <text:p>63625440528558.2</text:p>
          </table:table-cell>
          <table:table-cell table:style-name="ce4" table:formula="of:=([.G194]-[.G193])/1000" office:value-type="float" office:value="2.0015859375" calcext:value-type="float">
            <text:p>2.0016</text:p>
          </table:table-cell>
          <table:table-cell table:style-name="ce4" table:formula="of:=[.H194]+[.I193]" office:value-type="float" office:value="383.9988046875" calcext:value-type="float">
            <text:p>383.9988</text:p>
          </table:table-cell>
          <table:table-cell table:style-name="ce7" table:formula="of:=[.I194]-2*([.$B194]-1)" office:value-type="float" office:value="-0.00119531250004457" calcext:value-type="float">
            <text:p>-0.0011953125</text:p>
          </table:table-cell>
          <table:table-cell table:style-name="Default" office:value-type="float" office:value="63625440998524.9" calcext:value-type="float">
            <text:p>63625440998524.9</text:p>
          </table:table-cell>
          <table:table-cell table:style-name="ce4" table:formula="of:=([.K194]-[.K193])/1000" office:value-type="float" office:value="1.9995859375" calcext:value-type="float">
            <text:p>1.9996</text:p>
          </table:table-cell>
          <table:table-cell table:style-name="ce4" table:formula="of:=[.L194]+[.M193]" office:value-type="float" office:value="383.9976484375" calcext:value-type="float">
            <text:p>383.9976</text:p>
          </table:table-cell>
          <table:table-cell table:style-name="ce8" table:formula="of:=[.M194]-2*([.$B194]-1)" office:value-type="float" office:value="-0.00235156249965485" calcext:value-type="float">
            <text:p>-0.0023515625</text:p>
          </table:table-cell>
          <table:table-cell table:style-name="Default" office:value-type="float" office:value="63625441475259.6" calcext:value-type="float">
            <text:p>63625441475259.6</text:p>
          </table:table-cell>
          <table:table-cell table:style-name="ce4" table:formula="of:=([.O194]-[.O193])/1000" office:value-type="float" office:value="2.001921875" calcext:value-type="float">
            <text:p>2.0019</text:p>
          </table:table-cell>
          <table:table-cell table:style-name="ce4" table:formula="of:=[.P194]+[.Q193]" office:value-type="float" office:value="384.00046875" calcext:value-type="float">
            <text:p>384.0005</text:p>
          </table:table-cell>
          <table:table-cell table:style-name="ce9" table:formula="of:=[.Q194]-2*([.$B194]-1)" office:value-type="float" office:value="0.00046875000015234" calcext:value-type="float">
            <text:p>0.00046875</text:p>
          </table:table-cell>
          <table:table-cell table:style-name="Default" office:value-type="float" office:value="63625441974390.7" calcext:value-type="float">
            <text:p>63625441974390.7</text:p>
          </table:table-cell>
          <table:table-cell table:style-name="ce4" table:formula="of:=([.S194]-[.S193])/1000" office:value-type="float" office:value="2.0010234375" calcext:value-type="float">
            <text:p>2.0010</text:p>
          </table:table-cell>
          <table:table-cell table:style-name="ce4" table:formula="of:=[.T194]+[.U193]" office:value-type="float" office:value="383.9993828125" calcext:value-type="float">
            <text:p>383.9994</text:p>
          </table:table-cell>
          <table:table-cell table:style-name="ce10" table:formula="of:=[.U194]-2*([.$B194]-1)" office:value-type="float" office:value="-0.000617187500154159" calcext:value-type="float">
            <text:p>-0.0006171875</text:p>
          </table:table-cell>
          <table:table-cell table:style-name="Default" office:value-type="float" office:value="63625442464061.5" calcext:value-type="float">
            <text:p>63625442464061.5</text:p>
          </table:table-cell>
          <table:table-cell table:style-name="ce4" table:formula="of:=([.W194]-[.W193])/1000" office:value-type="float" office:value="1.99878125" calcext:value-type="float">
            <text:p>1.9988</text:p>
          </table:table-cell>
          <table:table-cell table:style-name="ce4" table:formula="of:=[.X194]+[.Y193]" office:value-type="float" office:value="383.998609375" calcext:value-type="float">
            <text:p>383.9986</text:p>
          </table:table-cell>
          <table:table-cell table:style-name="ce11" table:formula="of:=[.Y194]-2*([.$B194]-1)" office:value-type="float" office:value="-0.00139062499994225" calcext:value-type="float">
            <text:p>-0.001390625</text:p>
          </table:table-cell>
          <table:table-cell table:style-name="Default" office:value-type="float" office:value="63625442941929.3" calcext:value-type="float">
            <text:p>63625442941929.3</text:p>
          </table:table-cell>
          <table:table-cell table:style-name="ce4" table:formula="of:=([.AA194]-[.AA193])/1000" office:value-type="float" office:value="1.999046875" calcext:value-type="float">
            <text:p>1.9990</text:p>
          </table:table-cell>
          <table:table-cell table:style-name="ce4" table:formula="of:=[.AB194]+[.AC193]" office:value-type="float" office:value="383.99825" calcext:value-type="float">
            <text:p>383.9983</text:p>
          </table:table-cell>
          <table:table-cell table:style-name="ce12" table:formula="of:=[.AC194]-2*([.$B194]-1)" office:value-type="float" office:value="-0.00174999999990177" calcext:value-type="float">
            <text:p>-0.00175</text:p>
          </table:table-cell>
          <table:table-cell table:style-name="Default" office:value-type="float" office:value="63625443403816" calcext:value-type="float">
            <text:p>63625443403816</text:p>
          </table:table-cell>
          <table:table-cell table:style-name="ce4" table:formula="of:=([.AE194]-[.AE193])/1000" office:value-type="float" office:value="1.99978125" calcext:value-type="float">
            <text:p>1.9998</text:p>
          </table:table-cell>
          <table:table-cell table:style-name="ce4" table:formula="of:=[.AF194]+[.AG193]" office:value-type="float" office:value="383.998015625" calcext:value-type="float">
            <text:p>383.9980</text:p>
          </table:table-cell>
          <table:table-cell table:style-name="ce13" table:formula="of:=[.AG194]-2*([.$B194]-1)" office:value-type="float" office:value="-0.00198437499972215" calcext:value-type="float">
            <text:p>-0.001984375</text:p>
          </table:table-cell>
          <table:table-cell table:style-name="Default" office:value-type="float" office:value="63625443867607.4" calcext:value-type="float">
            <text:p>63625443867607.4</text:p>
          </table:table-cell>
          <table:table-cell table:style-name="ce4" table:formula="of:=([.AI194]-[.AI193])/1000" office:value-type="float" office:value="1.9996640625" calcext:value-type="float">
            <text:p>1.9997</text:p>
          </table:table-cell>
          <table:table-cell table:style-name="ce4" table:formula="of:=[.AJ194]+[.AK193]" office:value-type="float" office:value="383.9993125" calcext:value-type="float">
            <text:p>383.9993</text:p>
          </table:table-cell>
          <table:table-cell table:style-name="ce14" table:formula="of:=[.AK194]-2*([.$B194]-1)" office:value-type="float" office:value="-0.000687499999969532" calcext:value-type="float">
            <text:p>-0.0006875</text:p>
          </table:table-cell>
          <table:table-cell table:style-name="Default" office:value-type="float" office:value="63625444343900.5" calcext:value-type="float">
            <text:p>63625444343900.5</text:p>
          </table:table-cell>
          <table:table-cell table:style-name="ce4" table:formula="of:=([.AM194]-[.AM193])/1000" office:value-type="float" office:value="1.999921875" calcext:value-type="float">
            <text:p>1.9999</text:p>
          </table:table-cell>
          <table:table-cell table:style-name="ce4" table:formula="of:=[.AN194]+[.AO193]" office:value-type="float" office:value="383.99959375" calcext:value-type="float">
            <text:p>383.9996</text:p>
          </table:table-cell>
          <table:table-cell table:style-name="ce15" table:formula="of:=[.AO194]-2*([.$B194]-1)" office:value-type="float" office:value="-0.00040624999985539" calcext:value-type="float">
            <text:p>-0.00040625</text:p>
          </table:table-cell>
          <table:table-cell table:style-name="Default" office:value-type="float" office:value="63625444806226.7" calcext:value-type="float">
            <text:p>63625444806226.7</text:p>
          </table:table-cell>
          <table:table-cell table:style-name="ce4" table:formula="of:=([.AQ194]-[.AQ193])/1000" office:value-type="float" office:value="2.0004296875" calcext:value-type="float">
            <text:p>2.0004</text:p>
          </table:table-cell>
          <table:table-cell table:style-name="ce4" table:formula="of:=[.AR194]+[.AS193]" office:value-type="float" office:value="383.99878125" calcext:value-type="float">
            <text:p>383.9988</text:p>
          </table:table-cell>
          <table:table-cell table:style-name="ce16" table:formula="of:=[.AS194]-2*([.$B194]-1)" office:value-type="float" office:value="-0.00121875000013461" calcext:value-type="float">
            <text:p>-0.00121875</text:p>
          </table:table-cell>
          <table:table-cell table:style-name="Default" office:value-type="float" office:value="63625445276871.3" calcext:value-type="float">
            <text:p>63625445276871.3</text:p>
          </table:table-cell>
          <table:table-cell table:style-name="ce4" table:formula="of:=([.AU194]-[.AU193])/1000" office:value-type="float" office:value="2.0008671875" calcext:value-type="float">
            <text:p>2.0009</text:p>
          </table:table-cell>
          <table:table-cell table:style-name="ce4" table:formula="of:=[.AV194]+[.AW193]" office:value-type="float" office:value="383.9982734375" calcext:value-type="float">
            <text:p>383.9983</text:p>
          </table:table-cell>
          <table:table-cell table:style-name="ce17" table:formula="of:=[.AW194]-2*([.$B194]-1)" office:value-type="float" office:value="-0.00172656250003911" calcext:value-type="float">
            <text:p>-0.0017265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test</text:p>
          </table:table-cell>
          <table:table-cell table:style-name="ce3" office:value-type="float" office:value="194" calcext:value-type="float">
            <text:p>194</text:p>
          </table:table-cell>
          <table:table-cell office:value-type="float" office:value="63625439867833.7" calcext:value-type="float">
            <text:p>63625439867833.7</text:p>
          </table:table-cell>
          <table:table-cell table:formula="of:=([.C195]-[.C194])/1000" office:value-type="float" office:value="2.0009453125" calcext:value-type="float">
            <text:p>2.0009</text:p>
          </table:table-cell>
          <table:table-cell table:formula="of:=[.D195]+[.E194]" office:value-type="float" office:value="385.999375" calcext:value-type="float">
            <text:p>385.9994</text:p>
          </table:table-cell>
          <table:table-cell table:style-name="ce6" table:formula="of:=[.E195]-2*([.$B195]-1)" office:value-type="float" office:value="-0.000624999999786269" calcext:value-type="float">
            <text:p>-0.000625</text:p>
          </table:table-cell>
          <table:table-cell table:style-name="Default" office:value-type="float" office:value="63625440530558.4" calcext:value-type="float">
            <text:p>63625440530558.4</text:p>
          </table:table-cell>
          <table:table-cell table:style-name="ce4" table:formula="of:=([.G195]-[.G194])/1000" office:value-type="float" office:value="2.00015625" calcext:value-type="float">
            <text:p>2.0002</text:p>
          </table:table-cell>
          <table:table-cell table:style-name="ce4" table:formula="of:=[.H195]+[.I194]" office:value-type="float" office:value="385.9989609375" calcext:value-type="float">
            <text:p>385.9990</text:p>
          </table:table-cell>
          <table:table-cell table:style-name="ce7" table:formula="of:=[.I195]-2*([.$B195]-1)" office:value-type="float" office:value="-0.00103906250006958" calcext:value-type="float">
            <text:p>-0.0010390625</text:p>
          </table:table-cell>
          <table:table-cell table:style-name="Default" office:value-type="float" office:value="63625441000527.3" calcext:value-type="float">
            <text:p>63625441000527.3</text:p>
          </table:table-cell>
          <table:table-cell table:style-name="ce4" table:formula="of:=([.K195]-[.K194])/1000" office:value-type="float" office:value="2.002390625" calcext:value-type="float">
            <text:p>2.0024</text:p>
          </table:table-cell>
          <table:table-cell table:style-name="ce4" table:formula="of:=[.L195]+[.M194]" office:value-type="float" office:value="386.0000390625" calcext:value-type="float">
            <text:p>386.0000</text:p>
          </table:table-cell>
          <table:table-cell table:style-name="ce8" table:formula="of:=[.M195]-2*([.$B195]-1)" office:value-type="float" office:value="0.0000390625003205969" calcext:value-type="float">
            <text:p>3.90625003205969E-05</text:p>
          </table:table-cell>
          <table:table-cell table:style-name="Default" office:value-type="float" office:value="63625441477258.1" calcext:value-type="float">
            <text:p>63625441477258.1</text:p>
          </table:table-cell>
          <table:table-cell table:style-name="ce4" table:formula="of:=([.O195]-[.O194])/1000" office:value-type="float" office:value="1.998484375" calcext:value-type="float">
            <text:p>1.9985</text:p>
          </table:table-cell>
          <table:table-cell table:style-name="ce4" table:formula="of:=[.P195]+[.Q194]" office:value-type="float" office:value="385.998953125" calcext:value-type="float">
            <text:p>385.9990</text:p>
          </table:table-cell>
          <table:table-cell table:style-name="ce9" table:formula="of:=[.Q195]-2*([.$B195]-1)" office:value-type="float" office:value="-0.00104687499987222" calcext:value-type="float">
            <text:p>-0.001046875</text:p>
          </table:table-cell>
          <table:table-cell table:style-name="Default" office:value-type="float" office:value="63625441976389.9" calcext:value-type="float">
            <text:p>63625441976389.9</text:p>
          </table:table-cell>
          <table:table-cell table:style-name="ce4" table:formula="of:=([.S195]-[.S194])/1000" office:value-type="float" office:value="1.999234375" calcext:value-type="float">
            <text:p>1.9992</text:p>
          </table:table-cell>
          <table:table-cell table:style-name="ce4" table:formula="of:=[.T195]+[.U194]" office:value-type="float" office:value="385.9986171875" calcext:value-type="float">
            <text:p>385.9986</text:p>
          </table:table-cell>
          <table:table-cell table:style-name="ce10" table:formula="of:=[.U195]-2*([.$B195]-1)" office:value-type="float" office:value="-0.00138281250013961" calcext:value-type="float">
            <text:p>-0.0013828125</text:p>
          </table:table-cell>
          <table:table-cell table:style-name="Default" office:value-type="float" office:value="63625442466061" calcext:value-type="float">
            <text:p>63625442466061</text:p>
          </table:table-cell>
          <table:table-cell table:style-name="ce4" table:formula="of:=([.W195]-[.W194])/1000" office:value-type="float" office:value="1.9995078125" calcext:value-type="float">
            <text:p>1.9995</text:p>
          </table:table-cell>
          <table:table-cell table:style-name="ce4" table:formula="of:=[.X195]+[.Y194]" office:value-type="float" office:value="385.9981171875" calcext:value-type="float">
            <text:p>385.9981</text:p>
          </table:table-cell>
          <table:table-cell table:style-name="ce11" table:formula="of:=[.Y195]-2*([.$B195]-1)" office:value-type="float" office:value="-0.00188281249995725" calcext:value-type="float">
            <text:p>-0.0018828125</text:p>
          </table:table-cell>
          <table:table-cell table:style-name="Default" office:value-type="float" office:value="63625442943931.3" calcext:value-type="float">
            <text:p>63625442943931.3</text:p>
          </table:table-cell>
          <table:table-cell table:style-name="ce4" table:formula="of:=([.AA195]-[.AA194])/1000" office:value-type="float" office:value="2.0019453125" calcext:value-type="float">
            <text:p>2.0019</text:p>
          </table:table-cell>
          <table:table-cell table:style-name="ce4" table:formula="of:=[.AB195]+[.AC194]" office:value-type="float" office:value="386.0001953125" calcext:value-type="float">
            <text:p>386.0002</text:p>
          </table:table-cell>
          <table:table-cell table:style-name="ce12" table:formula="of:=[.AC195]-2*([.$B195]-1)" office:value-type="float" office:value="0.000195312500125056" calcext:value-type="float">
            <text:p>0.0001953125</text:p>
          </table:table-cell>
          <table:table-cell table:style-name="Default" office:value-type="float" office:value="63625443405817.6" calcext:value-type="float">
            <text:p>63625443405817.6</text:p>
          </table:table-cell>
          <table:table-cell table:style-name="ce4" table:formula="of:=([.AE195]-[.AE194])/1000" office:value-type="float" office:value="2.00159375" calcext:value-type="float">
            <text:p>2.0016</text:p>
          </table:table-cell>
          <table:table-cell table:style-name="ce4" table:formula="of:=[.AF195]+[.AG194]" office:value-type="float" office:value="385.999609375" calcext:value-type="float">
            <text:p>385.9996</text:p>
          </table:table-cell>
          <table:table-cell table:style-name="ce13" table:formula="of:=[.AG195]-2*([.$B195]-1)" office:value-type="float" office:value="-0.00039062499973852" calcext:value-type="float">
            <text:p>-0.000390625</text:p>
          </table:table-cell>
          <table:table-cell table:style-name="Default" office:value-type="float" office:value="63625443869608" calcext:value-type="float">
            <text:p>63625443869608</text:p>
          </table:table-cell>
          <table:table-cell table:style-name="ce4" table:formula="of:=([.AI195]-[.AI194])/1000" office:value-type="float" office:value="2.00059375" calcext:value-type="float">
            <text:p>2.0006</text:p>
          </table:table-cell>
          <table:table-cell table:style-name="ce4" table:formula="of:=[.AJ195]+[.AK194]" office:value-type="float" office:value="385.99990625" calcext:value-type="float">
            <text:p>385.9999</text:p>
          </table:table-cell>
          <table:table-cell table:style-name="ce14" table:formula="of:=[.AK195]-2*([.$B195]-1)" office:value-type="float" office:value="-0.000093749999962256" calcext:value-type="float">
            <text:p>-0.00009375</text:p>
          </table:table-cell>
          <table:table-cell table:style-name="Default" office:value-type="float" office:value="63625444345899.3" calcext:value-type="float">
            <text:p>63625444345899.3</text:p>
          </table:table-cell>
          <table:table-cell table:style-name="ce4" table:formula="of:=([.AM195]-[.AM194])/1000" office:value-type="float" office:value="1.99875" calcext:value-type="float">
            <text:p>1.9988</text:p>
          </table:table-cell>
          <table:table-cell table:style-name="ce4" table:formula="of:=[.AN195]+[.AO194]" office:value-type="float" office:value="385.99834375" calcext:value-type="float">
            <text:p>385.9983</text:p>
          </table:table-cell>
          <table:table-cell table:style-name="ce15" table:formula="of:=[.AO195]-2*([.$B195]-1)" office:value-type="float" office:value="-0.00165624999988268" calcext:value-type="float">
            <text:p>-0.00165625</text:p>
          </table:table-cell>
          <table:table-cell table:style-name="Default" office:value-type="float" office:value="63625444808226.2" calcext:value-type="float">
            <text:p>63625444808226.2</text:p>
          </table:table-cell>
          <table:table-cell table:style-name="ce4" table:formula="of:=([.AQ195]-[.AQ194])/1000" office:value-type="float" office:value="1.9995078125" calcext:value-type="float">
            <text:p>1.9995</text:p>
          </table:table-cell>
          <table:table-cell table:style-name="ce4" table:formula="of:=[.AR195]+[.AS194]" office:value-type="float" office:value="385.9982890625" calcext:value-type="float">
            <text:p>385.9983</text:p>
          </table:table-cell>
          <table:table-cell table:style-name="ce16" table:formula="of:=[.AS195]-2*([.$B195]-1)" office:value-type="float" office:value="-0.00171093750014961" calcext:value-type="float">
            <text:p>-0.0017109375</text:p>
          </table:table-cell>
          <table:table-cell table:style-name="Default" office:value-type="float" office:value="63625445278873.3" calcext:value-type="float">
            <text:p>63625445278873.3</text:p>
          </table:table-cell>
          <table:table-cell table:style-name="ce4" table:formula="of:=([.AU195]-[.AU194])/1000" office:value-type="float" office:value="2.0019765625" calcext:value-type="float">
            <text:p>2.0020</text:p>
          </table:table-cell>
          <table:table-cell table:style-name="ce4" table:formula="of:=[.AV195]+[.AW194]" office:value-type="float" office:value="386.00025" calcext:value-type="float">
            <text:p>386.0003</text:p>
          </table:table-cell>
          <table:table-cell table:style-name="ce17" table:formula="of:=[.AW195]-2*([.$B195]-1)" office:value-type="float" office:value="0.000249999999937245" calcext:value-type="float">
            <text:p>0.000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eedback</text:p>
          </table:table-cell>
          <table:table-cell table:style-name="ce3" office:value-type="float" office:value="195" calcext:value-type="float">
            <text:p>195</text:p>
          </table:table-cell>
          <table:table-cell office:value-type="float" office:value="63625439869833.4" calcext:value-type="float">
            <text:p>63625439869833.4</text:p>
          </table:table-cell>
          <table:table-cell table:formula="of:=([.C196]-[.C195])/1000" office:value-type="float" office:value="1.9996328125" calcext:value-type="float">
            <text:p>1.9996</text:p>
          </table:table-cell>
          <table:table-cell table:formula="of:=[.D196]+[.E195]" office:value-type="float" office:value="387.9990078125" calcext:value-type="float">
            <text:p>387.9990</text:p>
          </table:table-cell>
          <table:table-cell table:style-name="ce6" table:formula="of:=[.E196]-2*([.$B196]-1)" office:value-type="float" office:value="-0.00099218749977581" calcext:value-type="float">
            <text:p>-0.0009921875</text:p>
          </table:table-cell>
          <table:table-cell table:style-name="Default" office:value-type="float" office:value="63625440532558.2" calcext:value-type="float">
            <text:p>63625440532558.2</text:p>
          </table:table-cell>
          <table:table-cell table:style-name="ce4" table:formula="of:=([.G196]-[.G195])/1000" office:value-type="float" office:value="1.9998671875" calcext:value-type="float">
            <text:p>1.9999</text:p>
          </table:table-cell>
          <table:table-cell table:style-name="ce4" table:formula="of:=[.H196]+[.I195]" office:value-type="float" office:value="387.998828125" calcext:value-type="float">
            <text:p>387.9988</text:p>
          </table:table-cell>
          <table:table-cell table:style-name="ce7" table:formula="of:=[.I196]-2*([.$B196]-1)" office:value-type="float" office:value="-0.00117187500006821" calcext:value-type="float">
            <text:p>-0.001171875</text:p>
          </table:table-cell>
          <table:table-cell table:style-name="Default" office:value-type="float" office:value="63625441002525.4" calcext:value-type="float">
            <text:p>63625441002525.4</text:p>
          </table:table-cell>
          <table:table-cell table:style-name="ce4" table:formula="of:=([.K196]-[.K195])/1000" office:value-type="float" office:value="1.9980390625" calcext:value-type="float">
            <text:p>1.9980</text:p>
          </table:table-cell>
          <table:table-cell table:style-name="ce4" table:formula="of:=[.L196]+[.M195]" office:value-type="float" office:value="387.998078125" calcext:value-type="float">
            <text:p>387.9981</text:p>
          </table:table-cell>
          <table:table-cell table:style-name="ce8" table:formula="of:=[.M196]-2*([.$B196]-1)" office:value-type="float" office:value="-0.00192187499965257" calcext:value-type="float">
            <text:p>-0.001921875</text:p>
          </table:table-cell>
          <table:table-cell table:style-name="Default" office:value-type="float" office:value="63625441479259.6" calcext:value-type="float">
            <text:p>63625441479259.6</text:p>
          </table:table-cell>
          <table:table-cell table:style-name="ce4" table:formula="of:=([.O196]-[.O195])/1000" office:value-type="float" office:value="2.0015859375" calcext:value-type="float">
            <text:p>2.0016</text:p>
          </table:table-cell>
          <table:table-cell table:style-name="ce4" table:formula="of:=[.P196]+[.Q195]" office:value-type="float" office:value="388.0005390625" calcext:value-type="float">
            <text:p>388.0005</text:p>
          </table:table-cell>
          <table:table-cell table:style-name="ce9" table:formula="of:=[.Q196]-2*([.$B196]-1)" office:value-type="float" office:value="0.000539062500138243" calcext:value-type="float">
            <text:p>0.0005390625</text:p>
          </table:table-cell>
          <table:table-cell table:style-name="Default" office:value-type="float" office:value="63625441978390.4" calcext:value-type="float">
            <text:p>63625441978390.4</text:p>
          </table:table-cell>
          <table:table-cell table:style-name="ce4" table:formula="of:=([.S196]-[.S195])/1000" office:value-type="float" office:value="2.000515625" calcext:value-type="float">
            <text:p>2.0005</text:p>
          </table:table-cell>
          <table:table-cell table:style-name="ce4" table:formula="of:=[.T196]+[.U195]" office:value-type="float" office:value="387.9991328125" calcext:value-type="float">
            <text:p>387.9991</text:p>
          </table:table-cell>
          <table:table-cell table:style-name="ce10" table:formula="of:=[.U196]-2*([.$B196]-1)" office:value-type="float" office:value="-0.000867187500148248" calcext:value-type="float">
            <text:p>-0.0008671875</text:p>
          </table:table-cell>
          <table:table-cell table:style-name="Default" office:value-type="float" office:value="63625442468063" calcext:value-type="float">
            <text:p>63625442468063</text:p>
          </table:table-cell>
          <table:table-cell table:style-name="ce4" table:formula="of:=([.W196]-[.W195])/1000" office:value-type="float" office:value="2.0020234375" calcext:value-type="float">
            <text:p>2.0020</text:p>
          </table:table-cell>
          <table:table-cell table:style-name="ce4" table:formula="of:=[.X196]+[.Y195]" office:value-type="float" office:value="388.000140625" calcext:value-type="float">
            <text:p>388.0001</text:p>
          </table:table-cell>
          <table:table-cell table:style-name="ce11" table:formula="of:=[.Y196]-2*([.$B196]-1)" office:value-type="float" office:value="0.000140625000028649" calcext:value-type="float">
            <text:p>0.000140625</text:p>
          </table:table-cell>
          <table:table-cell table:style-name="Default" office:value-type="float" office:value="63625442945929.1" calcext:value-type="float">
            <text:p>63625442945929.1</text:p>
          </table:table-cell>
          <table:table-cell table:style-name="ce4" table:formula="of:=([.AA196]-[.AA195])/1000" office:value-type="float" office:value="1.9977734375" calcext:value-type="float">
            <text:p>1.9978</text:p>
          </table:table-cell>
          <table:table-cell table:style-name="ce4" table:formula="of:=[.AB196]+[.AC195]" office:value-type="float" office:value="387.99796875" calcext:value-type="float">
            <text:p>387.9980</text:p>
          </table:table-cell>
          <table:table-cell table:style-name="ce12" table:formula="of:=[.AC196]-2*([.$B196]-1)" office:value-type="float" office:value="-0.00203124999990223" calcext:value-type="float">
            <text:p>-0.00203125</text:p>
          </table:table-cell>
          <table:table-cell table:style-name="Default" office:value-type="float" office:value="63625443407815.7" calcext:value-type="float">
            <text:p>63625443407815.7</text:p>
          </table:table-cell>
          <table:table-cell table:style-name="ce4" table:formula="of:=([.AE196]-[.AE195])/1000" office:value-type="float" office:value="1.9981015625" calcext:value-type="float">
            <text:p>1.9981</text:p>
          </table:table-cell>
          <table:table-cell table:style-name="ce4" table:formula="of:=[.AF196]+[.AG195]" office:value-type="float" office:value="387.9977109375" calcext:value-type="float">
            <text:p>387.9977</text:p>
          </table:table-cell>
          <table:table-cell table:style-name="ce13" table:formula="of:=[.AG196]-2*([.$B196]-1)" office:value-type="float" office:value="-0.0022890624997558" calcext:value-type="float">
            <text:p>-0.0022890625</text:p>
          </table:table-cell>
          <table:table-cell table:style-name="Default" office:value-type="float" office:value="63625443871606.5" calcext:value-type="float">
            <text:p>63625443871606.5</text:p>
          </table:table-cell>
          <table:table-cell table:style-name="ce4" table:formula="of:=([.AI196]-[.AI195])/1000" office:value-type="float" office:value="1.9984921875" calcext:value-type="float">
            <text:p>1.9985</text:p>
          </table:table-cell>
          <table:table-cell table:style-name="ce4" table:formula="of:=[.AJ196]+[.AK195]" office:value-type="float" office:value="387.9983984375" calcext:value-type="float">
            <text:p>387.9984</text:p>
          </table:table-cell>
          <table:table-cell table:style-name="ce14" table:formula="of:=[.AK196]-2*([.$B196]-1)" office:value-type="float" office:value="-0.0016015624999568" calcext:value-type="float">
            <text:p>-0.0016015625</text:p>
          </table:table-cell>
          <table:table-cell table:style-name="Default" office:value-type="float" office:value="63625444347898.4" calcext:value-type="float">
            <text:p>63625444347898.4</text:p>
          </table:table-cell>
          <table:table-cell table:style-name="ce4" table:formula="of:=([.AM196]-[.AM195])/1000" office:value-type="float" office:value="1.99915625" calcext:value-type="float">
            <text:p>1.9992</text:p>
          </table:table-cell>
          <table:table-cell table:style-name="ce4" table:formula="of:=[.AN196]+[.AO195]" office:value-type="float" office:value="387.9975" calcext:value-type="float">
            <text:p>387.9975</text:p>
          </table:table-cell>
          <table:table-cell table:style-name="ce15" table:formula="of:=[.AO196]-2*([.$B196]-1)" office:value-type="float" office:value="-0.00249999999988404" calcext:value-type="float">
            <text:p>-0.0025</text:p>
          </table:table-cell>
          <table:table-cell table:style-name="Default" office:value-type="float" office:value="63625444810225.8" calcext:value-type="float">
            <text:p>63625444810225.8</text:p>
          </table:table-cell>
          <table:table-cell table:style-name="ce4" table:formula="of:=([.AQ196]-[.AQ195])/1000" office:value-type="float" office:value="1.9996015625" calcext:value-type="float">
            <text:p>1.9996</text:p>
          </table:table-cell>
          <table:table-cell table:style-name="ce4" table:formula="of:=[.AR196]+[.AS195]" office:value-type="float" office:value="387.997890625" calcext:value-type="float">
            <text:p>387.9979</text:p>
          </table:table-cell>
          <table:table-cell table:style-name="ce16" table:formula="of:=[.AS196]-2*([.$B196]-1)" office:value-type="float" office:value="-0.00210937500014552" calcext:value-type="float">
            <text:p>-0.002109375</text:p>
          </table:table-cell>
          <table:table-cell table:style-name="Default" office:value-type="float" office:value="63625445280870.5" calcext:value-type="float">
            <text:p>63625445280870.5</text:p>
          </table:table-cell>
          <table:table-cell table:style-name="ce4" table:formula="of:=([.AU196]-[.AU195])/1000" office:value-type="float" office:value="1.9972109375" calcext:value-type="float">
            <text:p>1.9972</text:p>
          </table:table-cell>
          <table:table-cell table:style-name="ce4" table:formula="of:=[.AV196]+[.AW195]" office:value-type="float" office:value="387.9974609375" calcext:value-type="float">
            <text:p>387.9975</text:p>
          </table:table-cell>
          <table:table-cell table:style-name="ce17" table:formula="of:=[.AW196]-2*([.$B196]-1)" office:value-type="float" office:value="-0.00253906250009095" calcext:value-type="float">
            <text:p>-0.0025390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196" calcext:value-type="float">
            <text:p>196</text:p>
          </table:table-cell>
          <table:table-cell office:value-type="float" office:value="63625439871833.7" calcext:value-type="float">
            <text:p>63625439871833.7</text:p>
          </table:table-cell>
          <table:table-cell table:formula="of:=([.C197]-[.C196])/1000" office:value-type="float" office:value="2.000375" calcext:value-type="float">
            <text:p>2.0004</text:p>
          </table:table-cell>
          <table:table-cell table:formula="of:=[.D197]+[.E196]" office:value-type="float" office:value="389.9993828125" calcext:value-type="float">
            <text:p>389.9994</text:p>
          </table:table-cell>
          <table:table-cell table:style-name="ce6" table:formula="of:=[.E197]-2*([.$B197]-1)" office:value-type="float" office:value="-0.000617187499756255" calcext:value-type="float">
            <text:p>-0.0006171875</text:p>
          </table:table-cell>
          <table:table-cell table:style-name="Default" office:value-type="float" office:value="63625440534557" calcext:value-type="float">
            <text:p>63625440534557</text:p>
          </table:table-cell>
          <table:table-cell table:style-name="ce4" table:formula="of:=([.G197]-[.G196])/1000" office:value-type="float" office:value="1.99871875" calcext:value-type="float">
            <text:p>1.9987</text:p>
          </table:table-cell>
          <table:table-cell table:style-name="ce4" table:formula="of:=[.H197]+[.I196]" office:value-type="float" office:value="389.997546875" calcext:value-type="float">
            <text:p>389.9975</text:p>
          </table:table-cell>
          <table:table-cell table:style-name="ce7" table:formula="of:=[.I197]-2*([.$B197]-1)" office:value-type="float" office:value="-0.00245312500004502" calcext:value-type="float">
            <text:p>-0.002453125</text:p>
          </table:table-cell>
          <table:table-cell table:style-name="Default" office:value-type="float" office:value="63625441004525.6" calcext:value-type="float">
            <text:p>63625441004525.6</text:p>
          </table:table-cell>
          <table:table-cell table:style-name="ce4" table:formula="of:=([.K197]-[.K196])/1000" office:value-type="float" office:value="2.0002421875" calcext:value-type="float">
            <text:p>2.0002</text:p>
          </table:table-cell>
          <table:table-cell table:style-name="ce4" table:formula="of:=[.L197]+[.M196]" office:value-type="float" office:value="389.9983203125" calcext:value-type="float">
            <text:p>389.9983</text:p>
          </table:table-cell>
          <table:table-cell table:style-name="ce8" table:formula="of:=[.M197]-2*([.$B197]-1)" office:value-type="float" office:value="-0.00167968749963165" calcext:value-type="float">
            <text:p>-0.0016796875</text:p>
          </table:table-cell>
          <table:table-cell table:style-name="Default" office:value-type="float" office:value="63625441481258.2" calcext:value-type="float">
            <text:p>63625441481258.2</text:p>
          </table:table-cell>
          <table:table-cell table:style-name="ce4" table:formula="of:=([.O197]-[.O196])/1000" office:value-type="float" office:value="1.9985859375" calcext:value-type="float">
            <text:p>1.9986</text:p>
          </table:table-cell>
          <table:table-cell table:style-name="ce4" table:formula="of:=[.P197]+[.Q196]" office:value-type="float" office:value="389.999125" calcext:value-type="float">
            <text:p>389.9991</text:p>
          </table:table-cell>
          <table:table-cell table:style-name="ce9" table:formula="of:=[.Q197]-2*([.$B197]-1)" office:value-type="float" office:value="-0.0008749999998372" calcext:value-type="float">
            <text:p>-0.000875</text:p>
          </table:table-cell>
          <table:table-cell table:style-name="Default" office:value-type="float" office:value="63625441980388.7" calcext:value-type="float">
            <text:p>63625441980388.7</text:p>
          </table:table-cell>
          <table:table-cell table:style-name="ce4" table:formula="of:=([.S197]-[.S196])/1000" office:value-type="float" office:value="1.9982890625" calcext:value-type="float">
            <text:p>1.9983</text:p>
          </table:table-cell>
          <table:table-cell table:style-name="ce4" table:formula="of:=[.T197]+[.U196]" office:value-type="float" office:value="389.997421875" calcext:value-type="float">
            <text:p>389.9974</text:p>
          </table:table-cell>
          <table:table-cell table:style-name="ce10" table:formula="of:=[.U197]-2*([.$B197]-1)" office:value-type="float" office:value="-0.00257812500012733" calcext:value-type="float">
            <text:p>-0.002578125</text:p>
          </table:table-cell>
          <table:table-cell table:style-name="Default" office:value-type="float" office:value="63625442470062.6" calcext:value-type="float">
            <text:p>63625442470062.6</text:p>
          </table:table-cell>
          <table:table-cell table:style-name="ce4" table:formula="of:=([.W197]-[.W196])/1000" office:value-type="float" office:value="1.9996171875" calcext:value-type="float">
            <text:p>1.9996</text:p>
          </table:table-cell>
          <table:table-cell table:style-name="ce4" table:formula="of:=[.X197]+[.Y196]" office:value-type="float" office:value="389.9997578125" calcext:value-type="float">
            <text:p>389.9998</text:p>
          </table:table-cell>
          <table:table-cell table:style-name="ce11" table:formula="of:=[.Y197]-2*([.$B197]-1)" office:value-type="float" office:value="-0.000242187499964075" calcext:value-type="float">
            <text:p>-0.0002421875</text:p>
          </table:table-cell>
          <table:table-cell table:style-name="Default" office:value-type="float" office:value="63625442947929.8" calcext:value-type="float">
            <text:p>63625442947929.8</text:p>
          </table:table-cell>
          <table:table-cell table:style-name="ce4" table:formula="of:=([.AA197]-[.AA196])/1000" office:value-type="float" office:value="2.0006953125" calcext:value-type="float">
            <text:p>2.0007</text:p>
          </table:table-cell>
          <table:table-cell table:style-name="ce4" table:formula="of:=[.AB197]+[.AC196]" office:value-type="float" office:value="389.9986640625" calcext:value-type="float">
            <text:p>389.9987</text:p>
          </table:table-cell>
          <table:table-cell table:style-name="ce12" table:formula="of:=[.AC197]-2*([.$B197]-1)" office:value-type="float" office:value="-0.00133593749990268" calcext:value-type="float">
            <text:p>-0.0013359375</text:p>
          </table:table-cell>
          <table:table-cell table:style-name="Default" office:value-type="float" office:value="63625443409818.3" calcext:value-type="float">
            <text:p>63625443409818.3</text:p>
          </table:table-cell>
          <table:table-cell table:style-name="ce4" table:formula="of:=([.AE197]-[.AE196])/1000" office:value-type="float" office:value="2.0025546875" calcext:value-type="float">
            <text:p>2.0026</text:p>
          </table:table-cell>
          <table:table-cell table:style-name="ce4" table:formula="of:=[.AF197]+[.AG196]" office:value-type="float" office:value="390.000265625" calcext:value-type="float">
            <text:p>390.0003</text:p>
          </table:table-cell>
          <table:table-cell table:style-name="ce13" table:formula="of:=[.AG197]-2*([.$B197]-1)" office:value-type="float" office:value="0.000265625000224645" calcext:value-type="float">
            <text:p>0.000265625</text:p>
          </table:table-cell>
          <table:table-cell table:style-name="Default" office:value-type="float" office:value="63625443873605.5" calcext:value-type="float">
            <text:p>63625443873605.5</text:p>
          </table:table-cell>
          <table:table-cell table:style-name="ce4" table:formula="of:=([.AI197]-[.AI196])/1000" office:value-type="float" office:value="1.999046875" calcext:value-type="float">
            <text:p>1.9990</text:p>
          </table:table-cell>
          <table:table-cell table:style-name="ce4" table:formula="of:=[.AJ197]+[.AK196]" office:value-type="float" office:value="389.9974453125" calcext:value-type="float">
            <text:p>389.9974</text:p>
          </table:table-cell>
          <table:table-cell table:style-name="ce14" table:formula="of:=[.AK197]-2*([.$B197]-1)" office:value-type="float" office:value="-0.00255468749998045" calcext:value-type="float">
            <text:p>-0.0025546875</text:p>
          </table:table-cell>
          <table:table-cell table:style-name="Default" office:value-type="float" office:value="63625444349899.7" calcext:value-type="float">
            <text:p>63625444349899.7</text:p>
          </table:table-cell>
          <table:table-cell table:style-name="ce4" table:formula="of:=([.AM197]-[.AM196])/1000" office:value-type="float" office:value="2.0012265625" calcext:value-type="float">
            <text:p>2.0012</text:p>
          </table:table-cell>
          <table:table-cell table:style-name="ce4" table:formula="of:=[.AN197]+[.AO196]" office:value-type="float" office:value="389.9987265625" calcext:value-type="float">
            <text:p>389.9987</text:p>
          </table:table-cell>
          <table:table-cell table:style-name="ce15" table:formula="of:=[.AO197]-2*([.$B197]-1)" office:value-type="float" office:value="-0.00127343749988995" calcext:value-type="float">
            <text:p>-0.0012734375</text:p>
          </table:table-cell>
          <table:table-cell table:style-name="Default" office:value-type="float" office:value="63625444812225.8" calcext:value-type="float">
            <text:p>63625444812225.8</text:p>
          </table:table-cell>
          <table:table-cell table:style-name="ce4" table:formula="of:=([.AQ197]-[.AQ196])/1000" office:value-type="float" office:value="1.9999609375" calcext:value-type="float">
            <text:p>2.0000</text:p>
          </table:table-cell>
          <table:table-cell table:style-name="ce4" table:formula="of:=[.AR197]+[.AS196]" office:value-type="float" office:value="389.9978515625" calcext:value-type="float">
            <text:p>389.9979</text:p>
          </table:table-cell>
          <table:table-cell table:style-name="ce16" table:formula="of:=[.AS197]-2*([.$B197]-1)" office:value-type="float" office:value="-0.00214843750012506" calcext:value-type="float">
            <text:p>-0.0021484375</text:p>
          </table:table-cell>
          <table:table-cell table:style-name="Default" office:value-type="float" office:value="63625445282873.6" calcext:value-type="float">
            <text:p>63625445282873.6</text:p>
          </table:table-cell>
          <table:table-cell table:style-name="ce4" table:formula="of:=([.AU197]-[.AU196])/1000" office:value-type="float" office:value="2.00309375" calcext:value-type="float">
            <text:p>2.0031</text:p>
          </table:table-cell>
          <table:table-cell table:style-name="ce4" table:formula="of:=[.AV197]+[.AW196]" office:value-type="float" office:value="390.0005546875" calcext:value-type="float">
            <text:p>390.0006</text:p>
          </table:table-cell>
          <table:table-cell table:style-name="ce17" table:formula="of:=[.AW197]-2*([.$B197]-1)" office:value-type="float" office:value="0.000554687499914053" calcext:value-type="float">
            <text:p>0.0005546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197" calcext:value-type="float">
            <text:p>197</text:p>
          </table:table-cell>
          <table:table-cell office:value-type="float" office:value="63625439873831.5" calcext:value-type="float">
            <text:p>63625439873831.5</text:p>
          </table:table-cell>
          <table:table-cell table:formula="of:=([.C198]-[.C197])/1000" office:value-type="float" office:value="1.9978203125" calcext:value-type="float">
            <text:p>1.9978</text:p>
          </table:table-cell>
          <table:table-cell table:formula="of:=[.D198]+[.E197]" office:value-type="float" office:value="391.997203125" calcext:value-type="float">
            <text:p>391.9972</text:p>
          </table:table-cell>
          <table:table-cell table:style-name="ce6" table:formula="of:=[.E198]-2*([.$B198]-1)" office:value-type="float" office:value="-0.00279687499977399" calcext:value-type="float">
            <text:p>-0.002796875</text:p>
          </table:table-cell>
          <table:table-cell table:style-name="Default" office:value-type="float" office:value="63625440536559.8" calcext:value-type="float">
            <text:p>63625440536559.8</text:p>
          </table:table-cell>
          <table:table-cell table:style-name="ce4" table:formula="of:=([.G198]-[.G197])/1000" office:value-type="float" office:value="2.0028046875" calcext:value-type="float">
            <text:p>2.0028</text:p>
          </table:table-cell>
          <table:table-cell table:style-name="ce4" table:formula="of:=[.H198]+[.I197]" office:value-type="float" office:value="392.0003515625" calcext:value-type="float">
            <text:p>392.0004</text:p>
          </table:table-cell>
          <table:table-cell table:style-name="ce7" table:formula="of:=[.I198]-2*([.$B198]-1)" office:value-type="float" office:value="0.000351562499929514" calcext:value-type="float">
            <text:p>0.0003515625</text:p>
          </table:table-cell>
          <table:table-cell table:style-name="Default" office:value-type="float" office:value="63625441006527.3" calcext:value-type="float">
            <text:p>63625441006527.3</text:p>
          </table:table-cell>
          <table:table-cell table:style-name="ce4" table:formula="of:=([.K198]-[.K197])/1000" office:value-type="float" office:value="2.0017109375" calcext:value-type="float">
            <text:p>2.0017</text:p>
          </table:table-cell>
          <table:table-cell table:style-name="ce4" table:formula="of:=[.L198]+[.M197]" office:value-type="float" office:value="392.00003125" calcext:value-type="float">
            <text:p>392.0000</text:p>
          </table:table-cell>
          <table:table-cell table:style-name="ce8" table:formula="of:=[.M198]-2*([.$B198]-1)" office:value-type="float" office:value="0.000031250000347427" calcext:value-type="float">
            <text:p>0.00003125</text:p>
          </table:table-cell>
          <table:table-cell table:style-name="Default" office:value-type="float" office:value="63625441483257.3" calcext:value-type="float">
            <text:p>63625441483257.3</text:p>
          </table:table-cell>
          <table:table-cell table:style-name="ce4" table:formula="of:=([.O198]-[.O197])/1000" office:value-type="float" office:value="1.9990390625" calcext:value-type="float">
            <text:p>1.9990</text:p>
          </table:table-cell>
          <table:table-cell table:style-name="ce4" table:formula="of:=[.P198]+[.Q197]" office:value-type="float" office:value="391.9981640625" calcext:value-type="float">
            <text:p>391.9982</text:p>
          </table:table-cell>
          <table:table-cell table:style-name="ce9" table:formula="of:=[.Q198]-2*([.$B198]-1)" office:value-type="float" office:value="-0.00183593749983402" calcext:value-type="float">
            <text:p>-0.0018359375</text:p>
          </table:table-cell>
          <table:table-cell table:style-name="Default" office:value-type="float" office:value="63625441982388.7" calcext:value-type="float">
            <text:p>63625441982388.7</text:p>
          </table:table-cell>
          <table:table-cell table:style-name="ce4" table:formula="of:=([.S198]-[.S197])/1000" office:value-type="float" office:value="1.999984375" calcext:value-type="float">
            <text:p>2.0000</text:p>
          </table:table-cell>
          <table:table-cell table:style-name="ce4" table:formula="of:=[.T198]+[.U197]" office:value-type="float" office:value="391.99740625" calcext:value-type="float">
            <text:p>391.9974</text:p>
          </table:table-cell>
          <table:table-cell table:style-name="ce10" table:formula="of:=[.U198]-2*([.$B198]-1)" office:value-type="float" office:value="-0.00259375000013051" calcext:value-type="float">
            <text:p>-0.00259375</text:p>
          </table:table-cell>
          <table:table-cell table:style-name="Default" office:value-type="float" office:value="63625442472062.4" calcext:value-type="float">
            <text:p>63625442472062.4</text:p>
          </table:table-cell>
          <table:table-cell table:style-name="ce4" table:formula="of:=([.W198]-[.W197])/1000" office:value-type="float" office:value="1.999796875" calcext:value-type="float">
            <text:p>1.9998</text:p>
          </table:table-cell>
          <table:table-cell table:style-name="ce4" table:formula="of:=[.X198]+[.Y197]" office:value-type="float" office:value="391.9995546875" calcext:value-type="float">
            <text:p>391.9996</text:p>
          </table:table-cell>
          <table:table-cell table:style-name="ce11" table:formula="of:=[.Y198]-2*([.$B198]-1)" office:value-type="float" office:value="-0.000445312499948614" calcext:value-type="float">
            <text:p>-0.0004453125</text:p>
          </table:table-cell>
          <table:table-cell table:style-name="Default" office:value-type="float" office:value="63625442949929.6" calcext:value-type="float">
            <text:p>63625442949929.6</text:p>
          </table:table-cell>
          <table:table-cell table:style-name="ce4" table:formula="of:=([.AA198]-[.AA197])/1000" office:value-type="float" office:value="1.999875" calcext:value-type="float">
            <text:p>1.9999</text:p>
          </table:table-cell>
          <table:table-cell table:style-name="ce4" table:formula="of:=[.AB198]+[.AC197]" office:value-type="float" office:value="391.9985390625" calcext:value-type="float">
            <text:p>391.9985</text:p>
          </table:table-cell>
          <table:table-cell table:style-name="ce12" table:formula="of:=[.AC198]-2*([.$B198]-1)" office:value-type="float" office:value="-0.00146093749992815" calcext:value-type="float">
            <text:p>-0.0014609375</text:p>
          </table:table-cell>
          <table:table-cell table:style-name="Default" office:value-type="float" office:value="63625443411818.6" calcext:value-type="float">
            <text:p>63625443411818.6</text:p>
          </table:table-cell>
          <table:table-cell table:style-name="ce4" table:formula="of:=([.AE198]-[.AE197])/1000" office:value-type="float" office:value="2.0003125" calcext:value-type="float">
            <text:p>2.0003</text:p>
          </table:table-cell>
          <table:table-cell table:style-name="ce4" table:formula="of:=[.AF198]+[.AG197]" office:value-type="float" office:value="392.000578125" calcext:value-type="float">
            <text:p>392.0006</text:p>
          </table:table-cell>
          <table:table-cell table:style-name="ce13" table:formula="of:=[.AG198]-2*([.$B198]-1)" office:value-type="float" office:value="0.000578125000231466" calcext:value-type="float">
            <text:p>0.000578125</text:p>
          </table:table-cell>
          <table:table-cell table:style-name="Default" office:value-type="float" office:value="63625443875607.3" calcext:value-type="float">
            <text:p>63625443875607.3</text:p>
          </table:table-cell>
          <table:table-cell table:style-name="ce4" table:formula="of:=([.AI198]-[.AI197])/1000" office:value-type="float" office:value="2.0018125" calcext:value-type="float">
            <text:p>2.0018</text:p>
          </table:table-cell>
          <table:table-cell table:style-name="ce4" table:formula="of:=[.AJ198]+[.AK197]" office:value-type="float" office:value="391.9992578125" calcext:value-type="float">
            <text:p>391.9993</text:p>
          </table:table-cell>
          <table:table-cell table:style-name="ce14" table:formula="of:=[.AK198]-2*([.$B198]-1)" office:value-type="float" office:value="-0.000742187499952252" calcext:value-type="float">
            <text:p>-0.0007421875</text:p>
          </table:table-cell>
          <table:table-cell table:style-name="Default" office:value-type="float" office:value="63625444351900.1" calcext:value-type="float">
            <text:p>63625444351900.1</text:p>
          </table:table-cell>
          <table:table-cell table:style-name="ce4" table:formula="of:=([.AM198]-[.AM197])/1000" office:value-type="float" office:value="2.000453125" calcext:value-type="float">
            <text:p>2.0005</text:p>
          </table:table-cell>
          <table:table-cell table:style-name="ce4" table:formula="of:=[.AN198]+[.AO197]" office:value-type="float" office:value="391.9991796875" calcext:value-type="float">
            <text:p>391.9992</text:p>
          </table:table-cell>
          <table:table-cell table:style-name="ce15" table:formula="of:=[.AO198]-2*([.$B198]-1)" office:value-type="float" office:value="-0.000820312499911324" calcext:value-type="float">
            <text:p>-0.0008203125</text:p>
          </table:table-cell>
          <table:table-cell table:style-name="Default" office:value-type="float" office:value="63625444814225.2" calcext:value-type="float">
            <text:p>63625444814225.2</text:p>
          </table:table-cell>
          <table:table-cell table:style-name="ce4" table:formula="of:=([.AQ198]-[.AQ197])/1000" office:value-type="float" office:value="1.9994765625" calcext:value-type="float">
            <text:p>1.9995</text:p>
          </table:table-cell>
          <table:table-cell table:style-name="ce4" table:formula="of:=[.AR198]+[.AS197]" office:value-type="float" office:value="391.997328125" calcext:value-type="float">
            <text:p>391.9973</text:p>
          </table:table-cell>
          <table:table-cell table:style-name="ce16" table:formula="of:=[.AS198]-2*([.$B198]-1)" office:value-type="float" office:value="-0.00267187500014643" calcext:value-type="float">
            <text:p>-0.002671875</text:p>
          </table:table-cell>
          <table:table-cell table:style-name="Default" office:value-type="float" office:value="63625445284873.2" calcext:value-type="float">
            <text:p>63625445284873.2</text:p>
          </table:table-cell>
          <table:table-cell table:style-name="ce4" table:formula="of:=([.AU198]-[.AU197])/1000" office:value-type="float" office:value="1.9995703125" calcext:value-type="float">
            <text:p>1.9996</text:p>
          </table:table-cell>
          <table:table-cell table:style-name="ce4" table:formula="of:=[.AV198]+[.AW197]" office:value-type="float" office:value="392.000125" calcext:value-type="float">
            <text:p>392.0001</text:p>
          </table:table-cell>
          <table:table-cell table:style-name="ce17" table:formula="of:=[.AW198]-2*([.$B198]-1)" office:value-type="float" office:value="0.000124999999911779" calcext:value-type="float">
            <text:p>0.000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198" calcext:value-type="float">
            <text:p>198</text:p>
          </table:table-cell>
          <table:table-cell office:value-type="float" office:value="63625439875831.9" calcext:value-type="float">
            <text:p>63625439875831.9</text:p>
          </table:table-cell>
          <table:table-cell table:formula="of:=([.C199]-[.C198])/1000" office:value-type="float" office:value="2.0003828125" calcext:value-type="float">
            <text:p>2.0004</text:p>
          </table:table-cell>
          <table:table-cell table:formula="of:=[.D199]+[.E198]" office:value-type="float" office:value="393.9975859375" calcext:value-type="float">
            <text:p>393.9976</text:p>
          </table:table-cell>
          <table:table-cell table:style-name="ce6" table:formula="of:=[.E199]-2*([.$B199]-1)" office:value-type="float" office:value="-0.00241406249978127" calcext:value-type="float">
            <text:p>-0.0024140625</text:p>
          </table:table-cell>
          <table:table-cell table:style-name="Default" office:value-type="float" office:value="63625440538560.3" calcext:value-type="float">
            <text:p>63625440538560.3</text:p>
          </table:table-cell>
          <table:table-cell table:style-name="ce4" table:formula="of:=([.G199]-[.G198])/1000" office:value-type="float" office:value="2.000546875" calcext:value-type="float">
            <text:p>2.0005</text:p>
          </table:table-cell>
          <table:table-cell table:style-name="ce4" table:formula="of:=[.H199]+[.I198]" office:value-type="float" office:value="394.0008984375" calcext:value-type="float">
            <text:p>394.0009</text:p>
          </table:table-cell>
          <table:table-cell table:style-name="ce7" table:formula="of:=[.I199]-2*([.$B199]-1)" office:value-type="float" office:value="0.00089843749992724" calcext:value-type="float">
            <text:p>0.0008984375</text:p>
          </table:table-cell>
          <table:table-cell table:style-name="Default" office:value-type="float" office:value="63625441008525.3" calcext:value-type="float">
            <text:p>63625441008525.3</text:p>
          </table:table-cell>
          <table:table-cell table:style-name="ce4" table:formula="of:=([.K199]-[.K198])/1000" office:value-type="float" office:value="1.99796875" calcext:value-type="float">
            <text:p>1.9980</text:p>
          </table:table-cell>
          <table:table-cell table:style-name="ce4" table:formula="of:=[.L199]+[.M198]" office:value-type="float" office:value="393.998" calcext:value-type="float">
            <text:p>393.9980</text:p>
          </table:table-cell>
          <table:table-cell table:style-name="ce8" table:formula="of:=[.M199]-2*([.$B199]-1)" office:value-type="float" office:value="-0.00199999999966849" calcext:value-type="float">
            <text:p>-0.002</text:p>
          </table:table-cell>
          <table:table-cell table:style-name="Default" office:value-type="float" office:value="63625441485258.7" calcext:value-type="float">
            <text:p>63625441485258.7</text:p>
          </table:table-cell>
          <table:table-cell table:style-name="ce4" table:formula="of:=([.O199]-[.O198])/1000" office:value-type="float" office:value="2.001390625" calcext:value-type="float">
            <text:p>2.0014</text:p>
          </table:table-cell>
          <table:table-cell table:style-name="ce4" table:formula="of:=[.P199]+[.Q198]" office:value-type="float" office:value="393.9995546875" calcext:value-type="float">
            <text:p>393.9996</text:p>
          </table:table-cell>
          <table:table-cell table:style-name="ce9" table:formula="of:=[.Q199]-2*([.$B199]-1)" office:value-type="float" office:value="-0.000445312499834927" calcext:value-type="float">
            <text:p>-0.0004453125</text:p>
          </table:table-cell>
          <table:table-cell table:style-name="Default" office:value-type="float" office:value="63625441984388.6" calcext:value-type="float">
            <text:p>63625441984388.6</text:p>
          </table:table-cell>
          <table:table-cell table:style-name="ce4" table:formula="of:=([.S199]-[.S198])/1000" office:value-type="float" office:value="1.9998828125" calcext:value-type="float">
            <text:p>1.9999</text:p>
          </table:table-cell>
          <table:table-cell table:style-name="ce4" table:formula="of:=[.T199]+[.U198]" office:value-type="float" office:value="393.9972890625" calcext:value-type="float">
            <text:p>393.9973</text:p>
          </table:table-cell>
          <table:table-cell table:style-name="ce10" table:formula="of:=[.U199]-2*([.$B199]-1)" office:value-type="float" office:value="-0.00271093750012596" calcext:value-type="float">
            <text:p>-0.0027109375</text:p>
          </table:table-cell>
          <table:table-cell table:style-name="Default" office:value-type="float" office:value="63625442474060.7" calcext:value-type="float">
            <text:p>63625442474060.7</text:p>
          </table:table-cell>
          <table:table-cell table:style-name="ce4" table:formula="of:=([.W199]-[.W198])/1000" office:value-type="float" office:value="1.9982890625" calcext:value-type="float">
            <text:p>1.9983</text:p>
          </table:table-cell>
          <table:table-cell table:style-name="ce4" table:formula="of:=[.X199]+[.Y198]" office:value-type="float" office:value="393.99784375" calcext:value-type="float">
            <text:p>393.9978</text:p>
          </table:table-cell>
          <table:table-cell table:style-name="ce11" table:formula="of:=[.Y199]-2*([.$B199]-1)" office:value-type="float" office:value="-0.0021562499999277" calcext:value-type="float">
            <text:p>-0.00215625</text:p>
          </table:table-cell>
          <table:table-cell table:style-name="Default" office:value-type="float" office:value="63625442951928.7" calcext:value-type="float">
            <text:p>63625442951928.7</text:p>
          </table:table-cell>
          <table:table-cell table:style-name="ce4" table:formula="of:=([.AA199]-[.AA198])/1000" office:value-type="float" office:value="1.999109375" calcext:value-type="float">
            <text:p>1.9991</text:p>
          </table:table-cell>
          <table:table-cell table:style-name="ce4" table:formula="of:=[.AB199]+[.AC198]" office:value-type="float" office:value="393.9976484375" calcext:value-type="float">
            <text:p>393.9976</text:p>
          </table:table-cell>
          <table:table-cell table:style-name="ce12" table:formula="of:=[.AC199]-2*([.$B199]-1)" office:value-type="float" office:value="-0.00235156249993906" calcext:value-type="float">
            <text:p>-0.0023515625</text:p>
          </table:table-cell>
          <table:table-cell table:style-name="Default" office:value-type="float" office:value="63625443413818" calcext:value-type="float">
            <text:p>63625443413818</text:p>
          </table:table-cell>
          <table:table-cell table:style-name="ce4" table:formula="of:=([.AE199]-[.AE198])/1000" office:value-type="float" office:value="1.9993984375" calcext:value-type="float">
            <text:p>1.9994</text:p>
          </table:table-cell>
          <table:table-cell table:style-name="ce4" table:formula="of:=[.AF199]+[.AG198]" office:value-type="float" office:value="393.9999765625" calcext:value-type="float">
            <text:p>394.0000</text:p>
          </table:table-cell>
          <table:table-cell table:style-name="ce13" table:formula="of:=[.AG199]-2*([.$B199]-1)" office:value-type="float" office:value="-0.0000234374997489795" calcext:value-type="float">
            <text:p>-2.34374997489795E-05</text:p>
          </table:table-cell>
          <table:table-cell table:style-name="Default" office:value-type="float" office:value="63625443877605.4" calcext:value-type="float">
            <text:p>63625443877605.4</text:p>
          </table:table-cell>
          <table:table-cell table:style-name="ce4" table:formula="of:=([.AI199]-[.AI198])/1000" office:value-type="float" office:value="1.99809375" calcext:value-type="float">
            <text:p>1.9981</text:p>
          </table:table-cell>
          <table:table-cell table:style-name="ce4" table:formula="of:=[.AJ199]+[.AK198]" office:value-type="float" office:value="393.9973515625" calcext:value-type="float">
            <text:p>393.9974</text:p>
          </table:table-cell>
          <table:table-cell table:style-name="ce14" table:formula="of:=[.AK199]-2*([.$B199]-1)" office:value-type="float" office:value="-0.0026484374999427" calcext:value-type="float">
            <text:p>-0.0026484375</text:p>
          </table:table-cell>
          <table:table-cell table:style-name="Default" office:value-type="float" office:value="63625444353899.1" calcext:value-type="float">
            <text:p>63625444353899.1</text:p>
          </table:table-cell>
          <table:table-cell table:style-name="ce4" table:formula="of:=([.AM199]-[.AM198])/1000" office:value-type="float" office:value="1.9989921875" calcext:value-type="float">
            <text:p>1.9990</text:p>
          </table:table-cell>
          <table:table-cell table:style-name="ce4" table:formula="of:=[.AN199]+[.AO198]" office:value-type="float" office:value="393.998171875" calcext:value-type="float">
            <text:p>393.9982</text:p>
          </table:table-cell>
          <table:table-cell table:style-name="ce15" table:formula="of:=[.AO199]-2*([.$B199]-1)" office:value-type="float" office:value="-0.00182812499991769" calcext:value-type="float">
            <text:p>-0.001828125</text:p>
          </table:table-cell>
          <table:table-cell table:style-name="Default" office:value-type="float" office:value="63625444816229.6" calcext:value-type="float">
            <text:p>63625444816229.6</text:p>
          </table:table-cell>
          <table:table-cell table:style-name="ce4" table:formula="of:=([.AQ199]-[.AQ198])/1000" office:value-type="float" office:value="2.0043359375" calcext:value-type="float">
            <text:p>2.0043</text:p>
          </table:table-cell>
          <table:table-cell table:style-name="ce4" table:formula="of:=[.AR199]+[.AS198]" office:value-type="float" office:value="394.0016640625" calcext:value-type="float">
            <text:p>394.0017</text:p>
          </table:table-cell>
          <table:table-cell table:style-name="ce16" table:formula="of:=[.AS199]-2*([.$B199]-1)" office:value-type="float" office:value="0.00166406249985585" calcext:value-type="float">
            <text:p>0.0016640625</text:p>
          </table:table-cell>
          <table:table-cell table:style-name="Default" office:value-type="float" office:value="63625445286870.5" calcext:value-type="float">
            <text:p>63625445286870.5</text:p>
          </table:table-cell>
          <table:table-cell table:style-name="ce4" table:formula="of:=([.AU199]-[.AU198])/1000" office:value-type="float" office:value="1.99734375" calcext:value-type="float">
            <text:p>1.9973</text:p>
          </table:table-cell>
          <table:table-cell table:style-name="ce4" table:formula="of:=[.AV199]+[.AW198]" office:value-type="float" office:value="393.99746875" calcext:value-type="float">
            <text:p>393.9975</text:p>
          </table:table-cell>
          <table:table-cell table:style-name="ce17" table:formula="of:=[.AW199]-2*([.$B199]-1)" office:value-type="float" office:value="-0.00253125000006094" calcext:value-type="float">
            <text:p>-0.00253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rest</text:p>
          </table:table-cell>
          <table:table-cell table:style-name="ce3" office:value-type="float" office:value="199" calcext:value-type="float">
            <text:p>199</text:p>
          </table:table-cell>
          <table:table-cell office:value-type="float" office:value="63625439877835" calcext:value-type="float">
            <text:p>63625439877835</text:p>
          </table:table-cell>
          <table:table-cell table:formula="of:=([.C200]-[.C199])/1000" office:value-type="float" office:value="2.0030859375" calcext:value-type="float">
            <text:p>2.0031</text:p>
          </table:table-cell>
          <table:table-cell table:formula="of:=[.D200]+[.E199]" office:value-type="float" office:value="396.000671875" calcext:value-type="float">
            <text:p>396.0007</text:p>
          </table:table-cell>
          <table:table-cell table:style-name="ce6" table:formula="of:=[.E200]-2*([.$B200]-1)" office:value-type="float" office:value="0.000671875000193722" calcext:value-type="float">
            <text:p>0.000671875</text:p>
          </table:table-cell>
          <table:table-cell table:style-name="Default" office:value-type="float" office:value="63625440540557.9" calcext:value-type="float">
            <text:p>63625440540557.9</text:p>
          </table:table-cell>
          <table:table-cell table:style-name="ce4" table:formula="of:=([.G200]-[.G199])/1000" office:value-type="float" office:value="1.997640625" calcext:value-type="float">
            <text:p>1.9976</text:p>
          </table:table-cell>
          <table:table-cell table:style-name="ce4" table:formula="of:=[.H200]+[.I199]" office:value-type="float" office:value="395.9985390625" calcext:value-type="float">
            <text:p>395.9985</text:p>
          </table:table-cell>
          <table:table-cell table:style-name="ce7" table:formula="of:=[.I200]-2*([.$B200]-1)" office:value-type="float" office:value="-0.00146093750009868" calcext:value-type="float">
            <text:p>-0.0014609375</text:p>
          </table:table-cell>
          <table:table-cell table:style-name="Default" office:value-type="float" office:value="63625441010525.1" calcext:value-type="float">
            <text:p>63625441010525.1</text:p>
          </table:table-cell>
          <table:table-cell table:style-name="ce4" table:formula="of:=([.K200]-[.K199])/1000" office:value-type="float" office:value="1.9998203125" calcext:value-type="float">
            <text:p>1.9998</text:p>
          </table:table-cell>
          <table:table-cell table:style-name="ce4" table:formula="of:=[.L200]+[.M199]" office:value-type="float" office:value="395.9978203125" calcext:value-type="float">
            <text:p>395.9978</text:p>
          </table:table-cell>
          <table:table-cell table:style-name="ce8" table:formula="of:=[.M200]-2*([.$B200]-1)" office:value-type="float" office:value="-0.00217968749967667" calcext:value-type="float">
            <text:p>-0.0021796875</text:p>
          </table:table-cell>
          <table:table-cell table:style-name="Default" office:value-type="float" office:value="63625441487258.1" calcext:value-type="float">
            <text:p>63625441487258.1</text:p>
          </table:table-cell>
          <table:table-cell table:style-name="ce4" table:formula="of:=([.O200]-[.O199])/1000" office:value-type="float" office:value="1.9994375" calcext:value-type="float">
            <text:p>1.9994</text:p>
          </table:table-cell>
          <table:table-cell table:style-name="ce4" table:formula="of:=[.P200]+[.Q199]" office:value-type="float" office:value="395.9989921875" calcext:value-type="float">
            <text:p>395.9990</text:p>
          </table:table-cell>
          <table:table-cell table:style-name="ce9" table:formula="of:=[.Q200]-2*([.$B200]-1)" office:value-type="float" office:value="-0.00100781249983584" calcext:value-type="float">
            <text:p>-0.0010078125</text:p>
          </table:table-cell>
          <table:table-cell table:style-name="Default" office:value-type="float" office:value="63625441986388.5" calcext:value-type="float">
            <text:p>63625441986388.5</text:p>
          </table:table-cell>
          <table:table-cell table:style-name="ce4" table:formula="of:=([.S200]-[.S199])/1000" office:value-type="float" office:value="1.9999296875" calcext:value-type="float">
            <text:p>1.9999</text:p>
          </table:table-cell>
          <table:table-cell table:style-name="ce4" table:formula="of:=[.T200]+[.U199]" office:value-type="float" office:value="395.99721875" calcext:value-type="float">
            <text:p>395.9972</text:p>
          </table:table-cell>
          <table:table-cell table:style-name="ce10" table:formula="of:=[.U200]-2*([.$B200]-1)" office:value-type="float" office:value="-0.00278125000011187" calcext:value-type="float">
            <text:p>-0.00278125</text:p>
          </table:table-cell>
          <table:table-cell table:style-name="Default" office:value-type="float" office:value="63625442476063.6" calcext:value-type="float">
            <text:p>63625442476063.6</text:p>
          </table:table-cell>
          <table:table-cell table:style-name="ce4" table:formula="of:=([.W200]-[.W199])/1000" office:value-type="float" office:value="2.002921875" calcext:value-type="float">
            <text:p>2.0029</text:p>
          </table:table-cell>
          <table:table-cell table:style-name="ce4" table:formula="of:=[.X200]+[.Y199]" office:value-type="float" office:value="396.000765625" calcext:value-type="float">
            <text:p>396.0008</text:p>
          </table:table-cell>
          <table:table-cell table:style-name="ce11" table:formula="of:=[.Y200]-2*([.$B200]-1)" office:value-type="float" office:value="0.000765625000099135" calcext:value-type="float">
            <text:p>0.000765625</text:p>
          </table:table-cell>
          <table:table-cell table:style-name="Default" office:value-type="float" office:value="63625442953929.1" calcext:value-type="float">
            <text:p>63625442953929.1</text:p>
          </table:table-cell>
          <table:table-cell table:style-name="ce4" table:formula="of:=([.AA200]-[.AA199])/1000" office:value-type="float" office:value="2.000359375" calcext:value-type="float">
            <text:p>2.0004</text:p>
          </table:table-cell>
          <table:table-cell table:style-name="ce4" table:formula="of:=[.AB200]+[.AC199]" office:value-type="float" office:value="395.9980078125" calcext:value-type="float">
            <text:p>395.9980</text:p>
          </table:table-cell>
          <table:table-cell table:style-name="ce12" table:formula="of:=[.AC200]-2*([.$B200]-1)" office:value-type="float" office:value="-0.00199218749992269" calcext:value-type="float">
            <text:p>-0.0019921875</text:p>
          </table:table-cell>
          <table:table-cell table:style-name="Default" office:value-type="float" office:value="63625443415815.7" calcext:value-type="float">
            <text:p>63625443415815.7</text:p>
          </table:table-cell>
          <table:table-cell table:style-name="ce4" table:formula="of:=([.AE200]-[.AE199])/1000" office:value-type="float" office:value="1.997703125" calcext:value-type="float">
            <text:p>1.9977</text:p>
          </table:table-cell>
          <table:table-cell table:style-name="ce4" table:formula="of:=[.AF200]+[.AG199]" office:value-type="float" office:value="395.9976796875" calcext:value-type="float">
            <text:p>395.9977</text:p>
          </table:table-cell>
          <table:table-cell table:style-name="ce13" table:formula="of:=[.AG200]-2*([.$B200]-1)" office:value-type="float" office:value="-0.00232031249976217" calcext:value-type="float">
            <text:p>-0.0023203125</text:p>
          </table:table-cell>
          <table:table-cell table:style-name="Default" office:value-type="float" office:value="63625443879606.8" calcext:value-type="float">
            <text:p>63625443879606.8</text:p>
          </table:table-cell>
          <table:table-cell table:style-name="ce4" table:formula="of:=([.AI200]-[.AI199])/1000" office:value-type="float" office:value="2.0013359375" calcext:value-type="float">
            <text:p>2.0013</text:p>
          </table:table-cell>
          <table:table-cell table:style-name="ce4" table:formula="of:=[.AJ200]+[.AK199]" office:value-type="float" office:value="395.9986875" calcext:value-type="float">
            <text:p>395.9987</text:p>
          </table:table-cell>
          <table:table-cell table:style-name="ce14" table:formula="of:=[.AK200]-2*([.$B200]-1)" office:value-type="float" office:value="-0.00131249999992633" calcext:value-type="float">
            <text:p>-0.0013125</text:p>
          </table:table-cell>
          <table:table-cell table:style-name="Default" office:value-type="float" office:value="63625444355898.4" calcext:value-type="float">
            <text:p>63625444355898.4</text:p>
          </table:table-cell>
          <table:table-cell table:style-name="ce4" table:formula="of:=([.AM200]-[.AM199])/1000" office:value-type="float" office:value="1.99934375" calcext:value-type="float">
            <text:p>1.9993</text:p>
          </table:table-cell>
          <table:table-cell table:style-name="ce4" table:formula="of:=[.AN200]+[.AO199]" office:value-type="float" office:value="395.997515625" calcext:value-type="float">
            <text:p>395.9975</text:p>
          </table:table-cell>
          <table:table-cell table:style-name="ce15" table:formula="of:=[.AO200]-2*([.$B200]-1)" office:value-type="float" office:value="-0.0024843749999377" calcext:value-type="float">
            <text:p>-0.002484375</text:p>
          </table:table-cell>
          <table:table-cell table:style-name="Default" office:value-type="float" office:value="63625444818226.3" calcext:value-type="float">
            <text:p>63625444818226.3</text:p>
          </table:table-cell>
          <table:table-cell table:style-name="ce4" table:formula="of:=([.AQ200]-[.AQ199])/1000" office:value-type="float" office:value="1.99671875" calcext:value-type="float">
            <text:p>1.9967</text:p>
          </table:table-cell>
          <table:table-cell table:style-name="ce4" table:formula="of:=[.AR200]+[.AS199]" office:value-type="float" office:value="395.9983828125" calcext:value-type="float">
            <text:p>395.9984</text:p>
          </table:table-cell>
          <table:table-cell table:style-name="ce16" table:formula="of:=[.AS200]-2*([.$B200]-1)" office:value-type="float" office:value="-0.00161718750013051" calcext:value-type="float">
            <text:p>-0.0016171875</text:p>
          </table:table-cell>
          <table:table-cell table:style-name="Default" office:value-type="float" office:value="63625445288870.9" calcext:value-type="float">
            <text:p>63625445288870.9</text:p>
          </table:table-cell>
          <table:table-cell table:style-name="ce4" table:formula="of:=([.AU200]-[.AU199])/1000" office:value-type="float" office:value="2.0003984375" calcext:value-type="float">
            <text:p>2.0004</text:p>
          </table:table-cell>
          <table:table-cell table:style-name="ce4" table:formula="of:=[.AV200]+[.AW199]" office:value-type="float" office:value="395.9978671875" calcext:value-type="float">
            <text:p>395.9979</text:p>
          </table:table-cell>
          <table:table-cell table:style-name="ce17" table:formula="of:=[.AW200]-2*([.$B200]-1)" office:value-type="float" office:value="-0.00213281250006503" calcext:value-type="float">
            <text:p>-0.0021328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prompt 16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63625439879833.8" calcext:value-type="float">
            <text:p>63625439879833.8</text:p>
          </table:table-cell>
          <table:table-cell table:formula="of:=([.C201]-[.C200])/1000" office:value-type="float" office:value="1.9987578125" calcext:value-type="float">
            <text:p>1.9988</text:p>
          </table:table-cell>
          <table:table-cell table:formula="of:=[.D201]+[.E200]" office:value-type="float" office:value="397.9994296875" calcext:value-type="float">
            <text:p>397.9994</text:p>
          </table:table-cell>
          <table:table-cell table:style-name="ce6" table:formula="of:=[.E201]-2*([.$B201]-1)" office:value-type="float" office:value="-0.000570312499803549" calcext:value-type="float">
            <text:p>-0.0005703125</text:p>
          </table:table-cell>
          <table:table-cell table:style-name="Default" office:value-type="float" office:value="63625440542556.6" calcext:value-type="float">
            <text:p>63625440542556.6</text:p>
          </table:table-cell>
          <table:table-cell table:style-name="ce4" table:formula="of:=([.G201]-[.G200])/1000" office:value-type="float" office:value="1.998640625" calcext:value-type="float">
            <text:p>1.9986</text:p>
          </table:table-cell>
          <table:table-cell table:style-name="ce4" table:formula="of:=[.H201]+[.I200]" office:value-type="float" office:value="397.9971796875" calcext:value-type="float">
            <text:p>397.9972</text:p>
          </table:table-cell>
          <table:table-cell table:style-name="ce7" table:formula="of:=[.I201]-2*([.$B201]-1)" office:value-type="float" office:value="-0.0028203125000914" calcext:value-type="float">
            <text:p>-0.0028203125</text:p>
          </table:table-cell>
          <table:table-cell table:style-name="Default" office:value-type="float" office:value="63625441012529.5" calcext:value-type="float">
            <text:p>63625441012529.5</text:p>
          </table:table-cell>
          <table:table-cell table:style-name="ce4" table:formula="of:=([.K201]-[.K200])/1000" office:value-type="float" office:value="2.0044375" calcext:value-type="float">
            <text:p>2.0044</text:p>
          </table:table-cell>
          <table:table-cell table:style-name="ce4" table:formula="of:=[.L201]+[.M200]" office:value-type="float" office:value="398.0022578125" calcext:value-type="float">
            <text:p>398.0023</text:p>
          </table:table-cell>
          <table:table-cell table:style-name="ce8" table:formula="of:=[.M201]-2*([.$B201]-1)" office:value-type="float" office:value="0.00225781250031787" calcext:value-type="float">
            <text:p>0.0022578125</text:p>
          </table:table-cell>
          <table:table-cell table:style-name="Default" office:value-type="float" office:value="63625441489260" calcext:value-type="float">
            <text:p>63625441489260</text:p>
          </table:table-cell>
          <table:table-cell table:style-name="ce4" table:formula="of:=([.O201]-[.O200])/1000" office:value-type="float" office:value="2.0019296875" calcext:value-type="float">
            <text:p>2.0019</text:p>
          </table:table-cell>
          <table:table-cell table:style-name="ce4" table:formula="of:=[.P201]+[.Q200]" office:value-type="float" office:value="398.000921875" calcext:value-type="float">
            <text:p>398.0009</text:p>
          </table:table-cell>
          <table:table-cell table:style-name="ce9" table:formula="of:=[.Q201]-2*([.$B201]-1)" office:value-type="float" office:value="0.000921875000187811" calcext:value-type="float">
            <text:p>0.000921875</text:p>
          </table:table-cell>
          <table:table-cell table:style-name="Default" office:value-type="float" office:value="63625441988391.2" calcext:value-type="float">
            <text:p>63625441988391.2</text:p>
          </table:table-cell>
          <table:table-cell table:style-name="ce4" table:formula="of:=([.S201]-[.S200])/1000" office:value-type="float" office:value="2.0026796875" calcext:value-type="float">
            <text:p>2.0027</text:p>
          </table:table-cell>
          <table:table-cell table:style-name="ce4" table:formula="of:=[.T201]+[.U200]" office:value-type="float" office:value="397.9998984375" calcext:value-type="float">
            <text:p>397.9999</text:p>
          </table:table-cell>
          <table:table-cell table:style-name="ce10" table:formula="of:=[.U201]-2*([.$B201]-1)" office:value-type="float" office:value="-0.000101562500105956" calcext:value-type="float">
            <text:p>-0.0001015625</text:p>
          </table:table-cell>
          <table:table-cell table:style-name="Default" office:value-type="float" office:value="63625442478060.7" calcext:value-type="float">
            <text:p>63625442478060.7</text:p>
          </table:table-cell>
          <table:table-cell table:style-name="ce4" table:formula="of:=([.W201]-[.W200])/1000" office:value-type="float" office:value="1.99709375" calcext:value-type="float">
            <text:p>1.9971</text:p>
          </table:table-cell>
          <table:table-cell table:style-name="ce4" table:formula="of:=[.X201]+[.Y200]" office:value-type="float" office:value="397.997859375" calcext:value-type="float">
            <text:p>397.9979</text:p>
          </table:table-cell>
          <table:table-cell table:style-name="ce11" table:formula="of:=[.Y201]-2*([.$B201]-1)" office:value-type="float" office:value="-0.00214062499992451" calcext:value-type="float">
            <text:p>-0.002140625</text:p>
          </table:table-cell>
          <table:table-cell table:style-name="Default" office:value-type="float" office:value="63625442955931.2" calcext:value-type="float">
            <text:p>63625442955931.2</text:p>
          </table:table-cell>
          <table:table-cell table:style-name="ce4" table:formula="of:=([.AA201]-[.AA200])/1000" office:value-type="float" office:value="2.0021015625" calcext:value-type="float">
            <text:p>2.0021</text:p>
          </table:table-cell>
          <table:table-cell table:style-name="ce4" table:formula="of:=[.AB201]+[.AC200]" office:value-type="float" office:value="398.000109375" calcext:value-type="float">
            <text:p>398.0001</text:p>
          </table:table-cell>
          <table:table-cell table:style-name="ce12" table:formula="of:=[.AC201]-2*([.$B201]-1)" office:value-type="float" office:value="0.000109375000079126" calcext:value-type="float">
            <text:p>0.000109375</text:p>
          </table:table-cell>
          <table:table-cell table:style-name="Default" office:value-type="float" office:value="63625443417816" calcext:value-type="float">
            <text:p>63625443417816</text:p>
          </table:table-cell>
          <table:table-cell table:style-name="ce4" table:formula="of:=([.AE201]-[.AE200])/1000" office:value-type="float" office:value="2.0003046875" calcext:value-type="float">
            <text:p>2.0003</text:p>
          </table:table-cell>
          <table:table-cell table:style-name="ce4" table:formula="of:=[.AF201]+[.AG200]" office:value-type="float" office:value="397.997984375" calcext:value-type="float">
            <text:p>397.9980</text:p>
          </table:table-cell>
          <table:table-cell table:style-name="ce13" table:formula="of:=[.AG201]-2*([.$B201]-1)" office:value-type="float" office:value="-0.00201562499978536" calcext:value-type="float">
            <text:p>-0.002015625</text:p>
          </table:table-cell>
          <table:table-cell table:style-name="Default" office:value-type="float" office:value="63625443881608.2" calcext:value-type="float">
            <text:p>63625443881608.2</text:p>
          </table:table-cell>
          <table:table-cell table:style-name="ce4" table:formula="of:=([.AI201]-[.AI200])/1000" office:value-type="float" office:value="2.0014375" calcext:value-type="float">
            <text:p>2.0014</text:p>
          </table:table-cell>
          <table:table-cell table:style-name="ce4" table:formula="of:=[.AJ201]+[.AK200]" office:value-type="float" office:value="398.000125" calcext:value-type="float">
            <text:p>398.0001</text:p>
          </table:table-cell>
          <table:table-cell table:style-name="ce14" table:formula="of:=[.AK201]-2*([.$B201]-1)" office:value-type="float" office:value="0.000125000000082309" calcext:value-type="float">
            <text:p>0.000125</text:p>
          </table:table-cell>
          <table:table-cell table:style-name="Default" office:value-type="float" office:value="63625444357898.3" calcext:value-type="float">
            <text:p>63625444357898.3</text:p>
          </table:table-cell>
          <table:table-cell table:style-name="ce4" table:formula="of:=([.AM201]-[.AM200])/1000" office:value-type="float" office:value="1.9998671875" calcext:value-type="float">
            <text:p>1.9999</text:p>
          </table:table-cell>
          <table:table-cell table:style-name="ce4" table:formula="of:=[.AN201]+[.AO200]" office:value-type="float" office:value="397.9973828125" calcext:value-type="float">
            <text:p>397.9974</text:p>
          </table:table-cell>
          <table:table-cell table:style-name="ce15" table:formula="of:=[.AO201]-2*([.$B201]-1)" office:value-type="float" office:value="-0.00261718749993634" calcext:value-type="float">
            <text:p>-0.0026171875</text:p>
          </table:table-cell>
          <table:table-cell table:style-name="Default" office:value-type="float" office:value="63625444820227.3" calcext:value-type="float">
            <text:p>63625444820227.3</text:p>
          </table:table-cell>
          <table:table-cell table:style-name="ce4" table:formula="of:=([.AQ201]-[.AQ200])/1000" office:value-type="float" office:value="2.001046875" calcext:value-type="float">
            <text:p>2.0010</text:p>
          </table:table-cell>
          <table:table-cell table:style-name="ce4" table:formula="of:=[.AR201]+[.AS200]" office:value-type="float" office:value="397.9994296875" calcext:value-type="float">
            <text:p>397.9994</text:p>
          </table:table-cell>
          <table:table-cell table:style-name="ce16" table:formula="of:=[.AS201]-2*([.$B201]-1)" office:value-type="float" office:value="-0.00057031250014461" calcext:value-type="float">
            <text:p>-0.0005703125</text:p>
          </table:table-cell>
          <table:table-cell table:style-name="Default" office:value-type="float" office:value="63625445290871.1" calcext:value-type="float">
            <text:p>63625445290871.1</text:p>
          </table:table-cell>
          <table:table-cell table:style-name="ce4" table:formula="of:=([.AU201]-[.AU200])/1000" office:value-type="float" office:value="2.0001484375" calcext:value-type="float">
            <text:p>2.0001</text:p>
          </table:table-cell>
          <table:table-cell table:style-name="ce4" table:formula="of:=[.AV201]+[.AW200]" office:value-type="float" office:value="397.998015625" calcext:value-type="float">
            <text:p>397.9980</text:p>
          </table:table-cell>
          <table:table-cell table:style-name="ce17" table:formula="of:=[.AW201]-2*([.$B201]-1)" office:value-type="float" office:value="-0.00198437500006321" calcext:value-type="float">
            <text:p>-0.001984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rame</text:p>
          </table:table-cell>
          <table:table-cell table:style-name="ce3" office:value-type="float" office:value="201" calcext:value-type="float">
            <text:p>201</text:p>
          </table:table-cell>
          <table:table-cell office:value-type="float" office:value="63625439881832.8" calcext:value-type="float">
            <text:p>63625439881832.8</text:p>
          </table:table-cell>
          <table:table-cell table:formula="of:=([.C202]-[.C201])/1000" office:value-type="float" office:value="1.9990234375" calcext:value-type="float">
            <text:p>1.9990</text:p>
          </table:table-cell>
          <table:table-cell table:formula="of:=[.D202]+[.E201]" office:value-type="float" office:value="399.998453125" calcext:value-type="float">
            <text:p>399.9985</text:p>
          </table:table-cell>
          <table:table-cell table:style-name="ce6" table:formula="of:=[.E202]-2*([.$B202]-1)" office:value-type="float" office:value="-0.00154687499980355" calcext:value-type="float">
            <text:p>-0.001546875</text:p>
          </table:table-cell>
          <table:table-cell table:style-name="Default" office:value-type="float" office:value="63625440544559.5" calcext:value-type="float">
            <text:p>63625440544559.5</text:p>
          </table:table-cell>
          <table:table-cell table:style-name="ce4" table:formula="of:=([.G202]-[.G201])/1000" office:value-type="float" office:value="2.002953125" calcext:value-type="float">
            <text:p>2.0030</text:p>
          </table:table-cell>
          <table:table-cell table:style-name="ce4" table:formula="of:=[.H202]+[.I201]" office:value-type="float" office:value="400.0001328125" calcext:value-type="float">
            <text:p>400.0001</text:p>
          </table:table-cell>
          <table:table-cell table:style-name="ce7" table:formula="of:=[.I202]-2*([.$B202]-1)" office:value-type="float" office:value="0.000132812499884949" calcext:value-type="float">
            <text:p>0.0001328125</text:p>
          </table:table-cell>
          <table:table-cell table:style-name="Default" office:value-type="float" office:value="63625441014525" calcext:value-type="float">
            <text:p>63625441014525</text:p>
          </table:table-cell>
          <table:table-cell table:style-name="ce4" table:formula="of:=([.K202]-[.K201])/1000" office:value-type="float" office:value="1.9954609375" calcext:value-type="float">
            <text:p>1.9955</text:p>
          </table:table-cell>
          <table:table-cell table:style-name="ce4" table:formula="of:=[.L202]+[.M201]" office:value-type="float" office:value="399.99771875" calcext:value-type="float">
            <text:p>399.9977</text:p>
          </table:table-cell>
          <table:table-cell table:style-name="ce8" table:formula="of:=[.M202]-2*([.$B202]-1)" office:value-type="float" office:value="-0.00228124999966894" calcext:value-type="float">
            <text:p>-0.00228125</text:p>
          </table:table-cell>
          <table:table-cell table:style-name="Default" office:value-type="float" office:value="63625441491260" calcext:value-type="float">
            <text:p>63625441491260</text:p>
          </table:table-cell>
          <table:table-cell table:style-name="ce4" table:formula="of:=([.O202]-[.O201])/1000" office:value-type="float" office:value="1.9999765625" calcext:value-type="float">
            <text:p>2.0000</text:p>
          </table:table-cell>
          <table:table-cell table:style-name="ce4" table:formula="of:=[.P202]+[.Q201]" office:value-type="float" office:value="400.0008984375" calcext:value-type="float">
            <text:p>400.0009</text:p>
          </table:table-cell>
          <table:table-cell table:style-name="ce9" table:formula="of:=[.Q202]-2*([.$B202]-1)" office:value-type="float" office:value="0.000898437500211458" calcext:value-type="float">
            <text:p>0.0008984375</text:p>
          </table:table-cell>
          <table:table-cell table:style-name="Default" office:value-type="float" office:value="63625441990389.1" calcext:value-type="float">
            <text:p>63625441990389.1</text:p>
          </table:table-cell>
          <table:table-cell table:style-name="ce4" table:formula="of:=([.S202]-[.S201])/1000" office:value-type="float" office:value="1.99790625" calcext:value-type="float">
            <text:p>1.9979</text:p>
          </table:table-cell>
          <table:table-cell table:style-name="ce4" table:formula="of:=[.T202]+[.U201]" office:value-type="float" office:value="399.9978046875" calcext:value-type="float">
            <text:p>399.9978</text:p>
          </table:table-cell>
          <table:table-cell table:style-name="ce10" table:formula="of:=[.U202]-2*([.$B202]-1)" office:value-type="float" office:value="-0.00219531250007776" calcext:value-type="float">
            <text:p>-0.0021953125</text:p>
          </table:table-cell>
          <table:table-cell table:style-name="Default" office:value-type="float" office:value="63625442480061.6" calcext:value-type="float">
            <text:p>63625442480061.6</text:p>
          </table:table-cell>
          <table:table-cell table:style-name="ce4" table:formula="of:=([.W202]-[.W201])/1000" office:value-type="float" office:value="2.000890625" calcext:value-type="float">
            <text:p>2.0009</text:p>
          </table:table-cell>
          <table:table-cell table:style-name="ce4" table:formula="of:=[.X202]+[.Y201]" office:value-type="float" office:value="399.99875" calcext:value-type="float">
            <text:p>399.9988</text:p>
          </table:table-cell>
          <table:table-cell table:style-name="ce11" table:formula="of:=[.Y202]-2*([.$B202]-1)" office:value-type="float" office:value="-0.0012499999999136" calcext:value-type="float">
            <text:p>-0.00125</text:p>
          </table:table-cell>
          <table:table-cell table:style-name="Default" office:value-type="float" office:value="63625442957928.6" calcext:value-type="float">
            <text:p>63625442957928.6</text:p>
          </table:table-cell>
          <table:table-cell table:style-name="ce4" table:formula="of:=([.AA202]-[.AA201])/1000" office:value-type="float" office:value="1.99740625" calcext:value-type="float">
            <text:p>1.9974</text:p>
          </table:table-cell>
          <table:table-cell table:style-name="ce4" table:formula="of:=[.AB202]+[.AC201]" office:value-type="float" office:value="399.997515625" calcext:value-type="float">
            <text:p>399.9975</text:p>
          </table:table-cell>
          <table:table-cell table:style-name="ce12" table:formula="of:=[.AC202]-2*([.$B202]-1)" office:value-type="float" office:value="-0.0024843749999377" calcext:value-type="float">
            <text:p>-0.002484375</text:p>
          </table:table-cell>
          <table:table-cell table:style-name="Default" office:value-type="float" office:value="63625443419816.5" calcext:value-type="float">
            <text:p>63625443419816.5</text:p>
          </table:table-cell>
          <table:table-cell table:style-name="ce4" table:formula="of:=([.AE202]-[.AE201])/1000" office:value-type="float" office:value="2.0004921875" calcext:value-type="float">
            <text:p>2.0005</text:p>
          </table:table-cell>
          <table:table-cell table:style-name="ce4" table:formula="of:=[.AF202]+[.AG201]" office:value-type="float" office:value="399.9984765625" calcext:value-type="float">
            <text:p>399.9985</text:p>
          </table:table-cell>
          <table:table-cell table:style-name="ce13" table:formula="of:=[.AG202]-2*([.$B202]-1)" office:value-type="float" office:value="-0.00152343749977035" calcext:value-type="float">
            <text:p>-0.0015234375</text:p>
          </table:table-cell>
          <table:table-cell table:style-name="Default" office:value-type="float" office:value="63625443883607.3" calcext:value-type="float">
            <text:p>63625443883607.3</text:p>
          </table:table-cell>
          <table:table-cell table:style-name="ce4" table:formula="of:=([.AI202]-[.AI201])/1000" office:value-type="float" office:value="1.9991171875" calcext:value-type="float">
            <text:p>1.9991</text:p>
          </table:table-cell>
          <table:table-cell table:style-name="ce4" table:formula="of:=[.AJ202]+[.AK201]" office:value-type="float" office:value="399.9992421875" calcext:value-type="float">
            <text:p>399.9992</text:p>
          </table:table-cell>
          <table:table-cell table:style-name="ce14" table:formula="of:=[.AK202]-2*([.$B202]-1)" office:value-type="float" office:value="-0.000757812499898591" calcext:value-type="float">
            <text:p>-0.0007578125</text:p>
          </table:table-cell>
          <table:table-cell table:style-name="Default" office:value-type="float" office:value="63625444359901.1" calcext:value-type="float">
            <text:p>63625444359901.1</text:p>
          </table:table-cell>
          <table:table-cell table:style-name="ce4" table:formula="of:=([.AM202]-[.AM201])/1000" office:value-type="float" office:value="2.00275" calcext:value-type="float">
            <text:p>2.0028</text:p>
          </table:table-cell>
          <table:table-cell table:style-name="ce4" table:formula="of:=[.AN202]+[.AO201]" office:value-type="float" office:value="400.0001328125" calcext:value-type="float">
            <text:p>400.0001</text:p>
          </table:table-cell>
          <table:table-cell table:style-name="ce15" table:formula="of:=[.AO202]-2*([.$B202]-1)" office:value-type="float" office:value="0.000132812500055479" calcext:value-type="float">
            <text:p>0.0001328125</text:p>
          </table:table-cell>
          <table:table-cell table:style-name="Default" office:value-type="float" office:value="63625444822227.1" calcext:value-type="float">
            <text:p>63625444822227.1</text:p>
          </table:table-cell>
          <table:table-cell table:style-name="ce4" table:formula="of:=([.AQ202]-[.AQ201])/1000" office:value-type="float" office:value="1.9997265625" calcext:value-type="float">
            <text:p>1.9997</text:p>
          </table:table-cell>
          <table:table-cell table:style-name="ce4" table:formula="of:=[.AR202]+[.AS201]" office:value-type="float" office:value="399.99915625" calcext:value-type="float">
            <text:p>399.9992</text:p>
          </table:table-cell>
          <table:table-cell table:style-name="ce16" table:formula="of:=[.AS202]-2*([.$B202]-1)" office:value-type="float" office:value="-0.000843750000171895" calcext:value-type="float">
            <text:p>-0.00084375</text:p>
          </table:table-cell>
          <table:table-cell table:style-name="Default" office:value-type="float" office:value="63625445292871.1" calcext:value-type="float">
            <text:p>63625445292871.1</text:p>
          </table:table-cell>
          <table:table-cell table:style-name="ce4" table:formula="of:=([.AU202]-[.AU201])/1000" office:value-type="float" office:value="2.0000625" calcext:value-type="float">
            <text:p>2.0001</text:p>
          </table:table-cell>
          <table:table-cell table:style-name="ce4" table:formula="of:=[.AV202]+[.AW201]" office:value-type="float" office:value="399.998078125" calcext:value-type="float">
            <text:p>399.9981</text:p>
          </table:table-cell>
          <table:table-cell table:style-name="ce17" table:formula="of:=[.AW202]-2*([.$B202]-1)" office:value-type="float" office:value="-0.00192187500005048" calcext:value-type="float">
            <text:p>-0.001921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202" calcext:value-type="float">
            <text:p>202</text:p>
          </table:table-cell>
          <table:table-cell office:value-type="float" office:value="63625439883832.8" calcext:value-type="float">
            <text:p>63625439883832.8</text:p>
          </table:table-cell>
          <table:table-cell table:formula="of:=([.C203]-[.C202])/1000" office:value-type="float" office:value="1.999984375" calcext:value-type="float">
            <text:p>2.0000</text:p>
          </table:table-cell>
          <table:table-cell table:formula="of:=[.D203]+[.E202]" office:value-type="float" office:value="401.9984375" calcext:value-type="float">
            <text:p>401.9984</text:p>
          </table:table-cell>
          <table:table-cell table:style-name="ce6" table:formula="of:=[.E203]-2*([.$B203]-1)" office:value-type="float" office:value="-0.00156249999980673" calcext:value-type="float">
            <text:p>-0.0015625</text:p>
          </table:table-cell>
          <table:table-cell table:style-name="Default" office:value-type="float" office:value="63625440546559" calcext:value-type="float">
            <text:p>63625440546559</text:p>
          </table:table-cell>
          <table:table-cell table:style-name="ce4" table:formula="of:=([.G203]-[.G202])/1000" office:value-type="float" office:value="1.99940625" calcext:value-type="float">
            <text:p>1.9994</text:p>
          </table:table-cell>
          <table:table-cell table:style-name="ce4" table:formula="of:=[.H203]+[.I202]" office:value-type="float" office:value="401.9995390625" calcext:value-type="float">
            <text:p>401.9995</text:p>
          </table:table-cell>
          <table:table-cell table:style-name="ce7" table:formula="of:=[.I203]-2*([.$B203]-1)" office:value-type="float" office:value="-0.000460937500122327" calcext:value-type="float">
            <text:p>-0.0004609375</text:p>
          </table:table-cell>
          <table:table-cell table:style-name="Default" office:value-type="float" office:value="63625441016524.9" calcext:value-type="float">
            <text:p>63625441016524.9</text:p>
          </table:table-cell>
          <table:table-cell table:style-name="ce4" table:formula="of:=([.K203]-[.K202])/1000" office:value-type="float" office:value="1.999921875" calcext:value-type="float">
            <text:p>1.9999</text:p>
          </table:table-cell>
          <table:table-cell table:style-name="ce4" table:formula="of:=[.L203]+[.M202]" office:value-type="float" office:value="401.997640625" calcext:value-type="float">
            <text:p>401.9976</text:p>
          </table:table-cell>
          <table:table-cell table:style-name="ce8" table:formula="of:=[.M203]-2*([.$B203]-1)" office:value-type="float" office:value="-0.00235937499968486" calcext:value-type="float">
            <text:p>-0.002359375</text:p>
          </table:table-cell>
          <table:table-cell table:style-name="Default" office:value-type="float" office:value="63625441493258.1" calcext:value-type="float">
            <text:p>63625441493258.1</text:p>
          </table:table-cell>
          <table:table-cell table:style-name="ce4" table:formula="of:=([.O203]-[.O202])/1000" office:value-type="float" office:value="1.9981328125" calcext:value-type="float">
            <text:p>1.9981</text:p>
          </table:table-cell>
          <table:table-cell table:style-name="ce4" table:formula="of:=[.P203]+[.Q202]" office:value-type="float" office:value="401.99903125" calcext:value-type="float">
            <text:p>401.9990</text:p>
          </table:table-cell>
          <table:table-cell table:style-name="ce9" table:formula="of:=[.Q203]-2*([.$B203]-1)" office:value-type="float" office:value="-0.000968749999799456" calcext:value-type="float">
            <text:p>-0.00096875</text:p>
          </table:table-cell>
          <table:table-cell table:style-name="Default" office:value-type="float" office:value="63625441992389.1" calcext:value-type="float">
            <text:p>63625441992389.1</text:p>
          </table:table-cell>
          <table:table-cell table:style-name="ce4" table:formula="of:=([.S203]-[.S202])/1000" office:value-type="float" office:value="2" calcext:value-type="float">
            <text:p>2.0000</text:p>
          </table:table-cell>
          <table:table-cell table:style-name="ce4" table:formula="of:=[.T203]+[.U202]" office:value-type="float" office:value="401.9978046875" calcext:value-type="float">
            <text:p>401.9978</text:p>
          </table:table-cell>
          <table:table-cell table:style-name="ce10" table:formula="of:=[.U203]-2*([.$B203]-1)" office:value-type="float" office:value="-0.00219531250007776" calcext:value-type="float">
            <text:p>-0.0021953125</text:p>
          </table:table-cell>
          <table:table-cell table:style-name="Default" office:value-type="float" office:value="63625442482063.1" calcext:value-type="float">
            <text:p>63625442482063.1</text:p>
          </table:table-cell>
          <table:table-cell table:style-name="ce4" table:formula="of:=([.W203]-[.W202])/1000" office:value-type="float" office:value="2.0015078125" calcext:value-type="float">
            <text:p>2.0015</text:p>
          </table:table-cell>
          <table:table-cell table:style-name="ce4" table:formula="of:=[.X203]+[.Y202]" office:value-type="float" office:value="402.0002578125" calcext:value-type="float">
            <text:p>402.0003</text:p>
          </table:table-cell>
          <table:table-cell table:style-name="ce11" table:formula="of:=[.Y203]-2*([.$B203]-1)" office:value-type="float" office:value="0.000257812500080945" calcext:value-type="float">
            <text:p>0.0002578125</text:p>
          </table:table-cell>
          <table:table-cell table:style-name="Default" office:value-type="float" office:value="63625442959930.6" calcext:value-type="float">
            <text:p>63625442959930.6</text:p>
          </table:table-cell>
          <table:table-cell table:style-name="ce4" table:formula="of:=([.AA203]-[.AA202])/1000" office:value-type="float" office:value="2.0020234375" calcext:value-type="float">
            <text:p>2.0020</text:p>
          </table:table-cell>
          <table:table-cell table:style-name="ce4" table:formula="of:=[.AB203]+[.AC202]" office:value-type="float" office:value="401.9995390625" calcext:value-type="float">
            <text:p>401.9995</text:p>
          </table:table-cell>
          <table:table-cell table:style-name="ce12" table:formula="of:=[.AC203]-2*([.$B203]-1)" office:value-type="float" office:value="-0.000460937499951797" calcext:value-type="float">
            <text:p>-0.0004609375</text:p>
          </table:table-cell>
          <table:table-cell table:style-name="Default" office:value-type="float" office:value="63625443421818.8" calcext:value-type="float">
            <text:p>63625443421818.8</text:p>
          </table:table-cell>
          <table:table-cell table:style-name="ce4" table:formula="of:=([.AE203]-[.AE202])/1000" office:value-type="float" office:value="2.0023125" calcext:value-type="float">
            <text:p>2.0023</text:p>
          </table:table-cell>
          <table:table-cell table:style-name="ce4" table:formula="of:=[.AF203]+[.AG202]" office:value-type="float" office:value="402.0007890625" calcext:value-type="float">
            <text:p>402.0008</text:p>
          </table:table-cell>
          <table:table-cell table:style-name="ce13" table:formula="of:=[.AG203]-2*([.$B203]-1)" office:value-type="float" office:value="0.000789062500246018" calcext:value-type="float">
            <text:p>0.0007890625</text:p>
          </table:table-cell>
          <table:table-cell table:style-name="Default" office:value-type="float" office:value="63625443885607.7" calcext:value-type="float">
            <text:p>63625443885607.7</text:p>
          </table:table-cell>
          <table:table-cell table:style-name="ce4" table:formula="of:=([.AI203]-[.AI202])/1000" office:value-type="float" office:value="2.000359375" calcext:value-type="float">
            <text:p>2.0004</text:p>
          </table:table-cell>
          <table:table-cell table:style-name="ce4" table:formula="of:=[.AJ203]+[.AK202]" office:value-type="float" office:value="401.9996015625" calcext:value-type="float">
            <text:p>401.9996</text:p>
          </table:table-cell>
          <table:table-cell table:style-name="ce14" table:formula="of:=[.AK203]-2*([.$B203]-1)" office:value-type="float" office:value="-0.00039843749988222" calcext:value-type="float">
            <text:p>-0.0003984375</text:p>
          </table:table-cell>
          <table:table-cell table:style-name="Default" office:value-type="float" office:value="63625444361900.1" calcext:value-type="float">
            <text:p>63625444361900.1</text:p>
          </table:table-cell>
          <table:table-cell table:style-name="ce4" table:formula="of:=([.AM203]-[.AM202])/1000" office:value-type="float" office:value="1.999078125" calcext:value-type="float">
            <text:p>1.9991</text:p>
          </table:table-cell>
          <table:table-cell table:style-name="ce4" table:formula="of:=[.AN203]+[.AO202]" office:value-type="float" office:value="401.9992109375" calcext:value-type="float">
            <text:p>401.9992</text:p>
          </table:table-cell>
          <table:table-cell table:style-name="ce15" table:formula="of:=[.AO203]-2*([.$B203]-1)" office:value-type="float" office:value="-0.000789062499961801" calcext:value-type="float">
            <text:p>-0.0007890625</text:p>
          </table:table-cell>
          <table:table-cell table:style-name="Default" office:value-type="float" office:value="63625444824225.5" calcext:value-type="float">
            <text:p>63625444824225.5</text:p>
          </table:table-cell>
          <table:table-cell table:style-name="ce4" table:formula="of:=([.AQ203]-[.AQ202])/1000" office:value-type="float" office:value="1.998484375" calcext:value-type="float">
            <text:p>1.9985</text:p>
          </table:table-cell>
          <table:table-cell table:style-name="ce4" table:formula="of:=[.AR203]+[.AS202]" office:value-type="float" office:value="401.997640625" calcext:value-type="float">
            <text:p>401.9976</text:p>
          </table:table-cell>
          <table:table-cell table:style-name="ce16" table:formula="of:=[.AS203]-2*([.$B203]-1)" office:value-type="float" office:value="-0.00235937500019645" calcext:value-type="float">
            <text:p>-0.002359375</text:p>
          </table:table-cell>
          <table:table-cell table:style-name="Default" office:value-type="float" office:value="63625445294872.6" calcext:value-type="float">
            <text:p>63625445294872.6</text:p>
          </table:table-cell>
          <table:table-cell table:style-name="ce4" table:formula="of:=([.AU203]-[.AU202])/1000" office:value-type="float" office:value="2.0014296875" calcext:value-type="float">
            <text:p>2.0014</text:p>
          </table:table-cell>
          <table:table-cell table:style-name="ce4" table:formula="of:=[.AV203]+[.AW202]" office:value-type="float" office:value="401.9995078125" calcext:value-type="float">
            <text:p>401.9995</text:p>
          </table:table-cell>
          <table:table-cell table:style-name="ce17" table:formula="of:=[.AW203]-2*([.$B203]-1)" office:value-type="float" office:value="-0.00049218750007185" calcext:value-type="float">
            <text:p>-0.0004921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203" calcext:value-type="float">
            <text:p>203</text:p>
          </table:table-cell>
          <table:table-cell office:value-type="float" office:value="63625439885833.9" calcext:value-type="float">
            <text:p>63625439885833.9</text:p>
          </table:table-cell>
          <table:table-cell table:formula="of:=([.C204]-[.C203])/1000" office:value-type="float" office:value="2.001109375" calcext:value-type="float">
            <text:p>2.0011</text:p>
          </table:table-cell>
          <table:table-cell table:formula="of:=[.D204]+[.E203]" office:value-type="float" office:value="403.999546875" calcext:value-type="float">
            <text:p>403.9995</text:p>
          </table:table-cell>
          <table:table-cell table:style-name="ce6" table:formula="of:=[.E204]-2*([.$B204]-1)" office:value-type="float" office:value="-0.000453124999808097" calcext:value-type="float">
            <text:p>-0.000453125</text:p>
          </table:table-cell>
          <table:table-cell table:style-name="Default" office:value-type="float" office:value="63625440548557.1" calcext:value-type="float">
            <text:p>63625440548557.1</text:p>
          </table:table-cell>
          <table:table-cell table:style-name="ce4" table:formula="of:=([.G204]-[.G203])/1000" office:value-type="float" office:value="1.998125" calcext:value-type="float">
            <text:p>1.9981</text:p>
          </table:table-cell>
          <table:table-cell table:style-name="ce4" table:formula="of:=[.H204]+[.I203]" office:value-type="float" office:value="403.9976640625" calcext:value-type="float">
            <text:p>403.9977</text:p>
          </table:table-cell>
          <table:table-cell table:style-name="ce7" table:formula="of:=[.I204]-2*([.$B204]-1)" office:value-type="float" office:value="-0.00233593750010641" calcext:value-type="float">
            <text:p>-0.0023359375</text:p>
          </table:table-cell>
          <table:table-cell table:style-name="Default" office:value-type="float" office:value="63625441018524.7" calcext:value-type="float">
            <text:p>63625441018524.7</text:p>
          </table:table-cell>
          <table:table-cell table:style-name="ce4" table:formula="of:=([.K204]-[.K203])/1000" office:value-type="float" office:value="1.9998359375" calcext:value-type="float">
            <text:p>1.9998</text:p>
          </table:table-cell>
          <table:table-cell table:style-name="ce4" table:formula="of:=[.L204]+[.M203]" office:value-type="float" office:value="403.9974765625" calcext:value-type="float">
            <text:p>403.9975</text:p>
          </table:table-cell>
          <table:table-cell table:style-name="ce8" table:formula="of:=[.M204]-2*([.$B204]-1)" office:value-type="float" office:value="-0.00252343749968986" calcext:value-type="float">
            <text:p>-0.0025234375</text:p>
          </table:table-cell>
          <table:table-cell table:style-name="Default" office:value-type="float" office:value="63625441495257.6" calcext:value-type="float">
            <text:p>63625441495257.6</text:p>
          </table:table-cell>
          <table:table-cell table:style-name="ce4" table:formula="of:=([.O204]-[.O203])/1000" office:value-type="float" office:value="1.9995" calcext:value-type="float">
            <text:p>1.9995</text:p>
          </table:table-cell>
          <table:table-cell table:style-name="ce4" table:formula="of:=[.P204]+[.Q203]" office:value-type="float" office:value="403.99853125" calcext:value-type="float">
            <text:p>403.9985</text:p>
          </table:table-cell>
          <table:table-cell table:style-name="ce9" table:formula="of:=[.Q204]-2*([.$B204]-1)" office:value-type="float" office:value="-0.00146874999978763" calcext:value-type="float">
            <text:p>-0.00146875</text:p>
          </table:table-cell>
          <table:table-cell table:style-name="Default" office:value-type="float" office:value="63625441994389.6" calcext:value-type="float">
            <text:p>63625441994389.6</text:p>
          </table:table-cell>
          <table:table-cell table:style-name="ce4" table:formula="of:=([.S204]-[.S203])/1000" office:value-type="float" office:value="2.000515625" calcext:value-type="float">
            <text:p>2.0005</text:p>
          </table:table-cell>
          <table:table-cell table:style-name="ce4" table:formula="of:=[.T204]+[.U203]" office:value-type="float" office:value="403.9983203125" calcext:value-type="float">
            <text:p>403.9983</text:p>
          </table:table-cell>
          <table:table-cell table:style-name="ce10" table:formula="of:=[.U204]-2*([.$B204]-1)" office:value-type="float" office:value="-0.0016796875000864" calcext:value-type="float">
            <text:p>-0.0016796875</text:p>
          </table:table-cell>
          <table:table-cell table:style-name="Default" office:value-type="float" office:value="63625442484062.4" calcext:value-type="float">
            <text:p>63625442484062.4</text:p>
          </table:table-cell>
          <table:table-cell table:style-name="ce4" table:formula="of:=([.W204]-[.W203])/1000" office:value-type="float" office:value="1.9992265625" calcext:value-type="float">
            <text:p>1.9992</text:p>
          </table:table-cell>
          <table:table-cell table:style-name="ce4" table:formula="of:=[.X204]+[.Y203]" office:value-type="float" office:value="403.999484375" calcext:value-type="float">
            <text:p>403.9995</text:p>
          </table:table-cell>
          <table:table-cell table:style-name="ce11" table:formula="of:=[.Y204]-2*([.$B204]-1)" office:value-type="float" office:value="-0.000515624999934516" calcext:value-type="float">
            <text:p>-0.000515625</text:p>
          </table:table-cell>
          <table:table-cell table:style-name="Default" office:value-type="float" office:value="63625442961930.6" calcext:value-type="float">
            <text:p>63625442961930.6</text:p>
          </table:table-cell>
          <table:table-cell table:style-name="ce4" table:formula="of:=([.AA204]-[.AA203])/1000" office:value-type="float" office:value="2" calcext:value-type="float">
            <text:p>2.0000</text:p>
          </table:table-cell>
          <table:table-cell table:style-name="ce4" table:formula="of:=[.AB204]+[.AC203]" office:value-type="float" office:value="403.9995390625" calcext:value-type="float">
            <text:p>403.9995</text:p>
          </table:table-cell>
          <table:table-cell table:style-name="ce12" table:formula="of:=[.AC204]-2*([.$B204]-1)" office:value-type="float" office:value="-0.000460937499951797" calcext:value-type="float">
            <text:p>-0.0004609375</text:p>
          </table:table-cell>
          <table:table-cell table:style-name="Default" office:value-type="float" office:value="63625443423817" calcext:value-type="float">
            <text:p>63625443423817</text:p>
          </table:table-cell>
          <table:table-cell table:style-name="ce4" table:formula="of:=([.AE204]-[.AE203])/1000" office:value-type="float" office:value="1.9981953125" calcext:value-type="float">
            <text:p>1.9982</text:p>
          </table:table-cell>
          <table:table-cell table:style-name="ce4" table:formula="of:=[.AF204]+[.AG203]" office:value-type="float" office:value="403.998984375" calcext:value-type="float">
            <text:p>403.9990</text:p>
          </table:table-cell>
          <table:table-cell table:style-name="ce13" table:formula="of:=[.AG204]-2*([.$B204]-1)" office:value-type="float" office:value="-0.00101562499975216" calcext:value-type="float">
            <text:p>-0.001015625</text:p>
          </table:table-cell>
          <table:table-cell table:style-name="Default" office:value-type="float" office:value="63625443887606" calcext:value-type="float">
            <text:p>63625443887606</text:p>
          </table:table-cell>
          <table:table-cell table:style-name="ce4" table:formula="of:=([.AI204]-[.AI203])/1000" office:value-type="float" office:value="1.9983203125" calcext:value-type="float">
            <text:p>1.9983</text:p>
          </table:table-cell>
          <table:table-cell table:style-name="ce4" table:formula="of:=[.AJ204]+[.AK203]" office:value-type="float" office:value="403.997921875" calcext:value-type="float">
            <text:p>403.9979</text:p>
          </table:table-cell>
          <table:table-cell table:style-name="ce14" table:formula="of:=[.AK204]-2*([.$B204]-1)" office:value-type="float" office:value="-0.00207812499985494" calcext:value-type="float">
            <text:p>-0.002078125</text:p>
          </table:table-cell>
          <table:table-cell table:style-name="Default" office:value-type="float" office:value="63625444363899.4" calcext:value-type="float">
            <text:p>63625444363899.4</text:p>
          </table:table-cell>
          <table:table-cell table:style-name="ce4" table:formula="of:=([.AM204]-[.AM203])/1000" office:value-type="float" office:value="1.9992890625" calcext:value-type="float">
            <text:p>1.9993</text:p>
          </table:table-cell>
          <table:table-cell table:style-name="ce4" table:formula="of:=[.AN204]+[.AO203]" office:value-type="float" office:value="403.9985" calcext:value-type="float">
            <text:p>403.9985</text:p>
          </table:table-cell>
          <table:table-cell table:style-name="ce15" table:formula="of:=[.AO204]-2*([.$B204]-1)" office:value-type="float" office:value="-0.00149999999996453" calcext:value-type="float">
            <text:p>-0.0015</text:p>
          </table:table-cell>
          <table:table-cell table:style-name="Default" office:value-type="float" office:value="63625444826227" calcext:value-type="float">
            <text:p>63625444826227</text:p>
          </table:table-cell>
          <table:table-cell table:style-name="ce4" table:formula="of:=([.AQ204]-[.AQ203])/1000" office:value-type="float" office:value="2.0014765625" calcext:value-type="float">
            <text:p>2.0015</text:p>
          </table:table-cell>
          <table:table-cell table:style-name="ce4" table:formula="of:=[.AR204]+[.AS203]" office:value-type="float" office:value="403.9991171875" calcext:value-type="float">
            <text:p>403.9991</text:p>
          </table:table-cell>
          <table:table-cell table:style-name="ce16" table:formula="of:=[.AS204]-2*([.$B204]-1)" office:value-type="float" office:value="-0.000882812500208274" calcext:value-type="float">
            <text:p>-0.0008828125</text:p>
          </table:table-cell>
          <table:table-cell table:style-name="Default" office:value-type="float" office:value="63625445296872" calcext:value-type="float">
            <text:p>63625445296872</text:p>
          </table:table-cell>
          <table:table-cell table:style-name="ce4" table:formula="of:=([.AU204]-[.AU203])/1000" office:value-type="float" office:value="1.999390625" calcext:value-type="float">
            <text:p>1.9994</text:p>
          </table:table-cell>
          <table:table-cell table:style-name="ce4" table:formula="of:=[.AV204]+[.AW203]" office:value-type="float" office:value="403.9988984375" calcext:value-type="float">
            <text:p>403.9989</text:p>
          </table:table-cell>
          <table:table-cell table:style-name="ce17" table:formula="of:=[.AW204]-2*([.$B204]-1)" office:value-type="float" office:value="-0.00110156250008231" calcext:value-type="float">
            <text:p>-0.0011015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204" calcext:value-type="float">
            <text:p>204</text:p>
          </table:table-cell>
          <table:table-cell office:value-type="float" office:value="63625439887832.3" calcext:value-type="float">
            <text:p>63625439887832.3</text:p>
          </table:table-cell>
          <table:table-cell table:formula="of:=([.C205]-[.C204])/1000" office:value-type="float" office:value="1.9983984375" calcext:value-type="float">
            <text:p>1.9984</text:p>
          </table:table-cell>
          <table:table-cell table:formula="of:=[.D205]+[.E204]" office:value-type="float" office:value="405.9979453125" calcext:value-type="float">
            <text:p>405.9979</text:p>
          </table:table-cell>
          <table:table-cell table:style-name="ce6" table:formula="of:=[.E205]-2*([.$B205]-1)" office:value-type="float" office:value="-0.00205468749982174" calcext:value-type="float">
            <text:p>-0.0020546875</text:p>
          </table:table-cell>
          <table:table-cell table:style-name="Default" office:value-type="float" office:value="63625440550558.8" calcext:value-type="float">
            <text:p>63625440550558.8</text:p>
          </table:table-cell>
          <table:table-cell table:style-name="ce4" table:formula="of:=([.G205]-[.G204])/1000" office:value-type="float" office:value="2.0016875" calcext:value-type="float">
            <text:p>2.0017</text:p>
          </table:table-cell>
          <table:table-cell table:style-name="ce4" table:formula="of:=[.H205]+[.I204]" office:value-type="float" office:value="405.9993515625" calcext:value-type="float">
            <text:p>405.9994</text:p>
          </table:table-cell>
          <table:table-cell table:style-name="ce7" table:formula="of:=[.I205]-2*([.$B205]-1)" office:value-type="float" office:value="-0.000648437500103682" calcext:value-type="float">
            <text:p>-0.0006484375</text:p>
          </table:table-cell>
          <table:table-cell table:style-name="Default" office:value-type="float" office:value="63625441020526" calcext:value-type="float">
            <text:p>63625441020526</text:p>
          </table:table-cell>
          <table:table-cell table:style-name="ce4" table:formula="of:=([.K205]-[.K204])/1000" office:value-type="float" office:value="2.0012265625" calcext:value-type="float">
            <text:p>2.0012</text:p>
          </table:table-cell>
          <table:table-cell table:style-name="ce4" table:formula="of:=[.L205]+[.M204]" office:value-type="float" office:value="405.998703125" calcext:value-type="float">
            <text:p>405.9987</text:p>
          </table:table-cell>
          <table:table-cell table:style-name="ce8" table:formula="of:=[.M205]-2*([.$B205]-1)" office:value-type="float" office:value="-0.00129687499969577" calcext:value-type="float">
            <text:p>-0.001296875</text:p>
          </table:table-cell>
          <table:table-cell table:style-name="Default" office:value-type="float" office:value="63625441497257.3" calcext:value-type="float">
            <text:p>63625441497257.3</text:p>
          </table:table-cell>
          <table:table-cell table:style-name="ce4" table:formula="of:=([.O205]-[.O204])/1000" office:value-type="float" office:value="1.9996796875" calcext:value-type="float">
            <text:p>1.9997</text:p>
          </table:table-cell>
          <table:table-cell table:style-name="ce4" table:formula="of:=[.P205]+[.Q204]" office:value-type="float" office:value="405.9982109375" calcext:value-type="float">
            <text:p>405.9982</text:p>
          </table:table-cell>
          <table:table-cell table:style-name="ce9" table:formula="of:=[.Q205]-2*([.$B205]-1)" office:value-type="float" office:value="-0.00178906249976762" calcext:value-type="float">
            <text:p>-0.0017890625</text:p>
          </table:table-cell>
          <table:table-cell table:style-name="Default" office:value-type="float" office:value="63625441996389.2" calcext:value-type="float">
            <text:p>63625441996389.2</text:p>
          </table:table-cell>
          <table:table-cell table:style-name="ce4" table:formula="of:=([.S205]-[.S204])/1000" office:value-type="float" office:value="1.999625" calcext:value-type="float">
            <text:p>1.9996</text:p>
          </table:table-cell>
          <table:table-cell table:style-name="ce4" table:formula="of:=[.T205]+[.U204]" office:value-type="float" office:value="405.9979453125" calcext:value-type="float">
            <text:p>405.9979</text:p>
          </table:table-cell>
          <table:table-cell table:style-name="ce10" table:formula="of:=[.U205]-2*([.$B205]-1)" office:value-type="float" office:value="-0.00205468750010596" calcext:value-type="float">
            <text:p>-0.0020546875</text:p>
          </table:table-cell>
          <table:table-cell table:style-name="Default" office:value-type="float" office:value="63625442486061.3" calcext:value-type="float">
            <text:p>63625442486061.3</text:p>
          </table:table-cell>
          <table:table-cell table:style-name="ce4" table:formula="of:=([.W205]-[.W204])/1000" office:value-type="float" office:value="1.9988984375" calcext:value-type="float">
            <text:p>1.9989</text:p>
          </table:table-cell>
          <table:table-cell table:style-name="ce4" table:formula="of:=[.X205]+[.Y204]" office:value-type="float" office:value="405.9983828125" calcext:value-type="float">
            <text:p>405.9984</text:p>
          </table:table-cell>
          <table:table-cell table:style-name="ce11" table:formula="of:=[.Y205]-2*([.$B205]-1)" office:value-type="float" office:value="-0.00161718749995998" calcext:value-type="float">
            <text:p>-0.0016171875</text:p>
          </table:table-cell>
          <table:table-cell table:style-name="Default" office:value-type="float" office:value="63625442963929.9" calcext:value-type="float">
            <text:p>63625442963929.9</text:p>
          </table:table-cell>
          <table:table-cell table:style-name="ce4" table:formula="of:=([.AA205]-[.AA204])/1000" office:value-type="float" office:value="1.99925" calcext:value-type="float">
            <text:p>1.9993</text:p>
          </table:table-cell>
          <table:table-cell table:style-name="ce4" table:formula="of:=[.AB205]+[.AC204]" office:value-type="float" office:value="405.9987890625" calcext:value-type="float">
            <text:p>405.9988</text:p>
          </table:table-cell>
          <table:table-cell table:style-name="ce12" table:formula="of:=[.AC205]-2*([.$B205]-1)" office:value-type="float" office:value="-0.00121093749993406" calcext:value-type="float">
            <text:p>-0.0012109375</text:p>
          </table:table-cell>
          <table:table-cell table:style-name="Default" office:value-type="float" office:value="63625443425816.9" calcext:value-type="float">
            <text:p>63625443425816.9</text:p>
          </table:table-cell>
          <table:table-cell table:style-name="ce4" table:formula="of:=([.AE205]-[.AE204])/1000" office:value-type="float" office:value="1.9998828125" calcext:value-type="float">
            <text:p>1.9999</text:p>
          </table:table-cell>
          <table:table-cell table:style-name="ce4" table:formula="of:=[.AF205]+[.AG204]" office:value-type="float" office:value="405.9988671875" calcext:value-type="float">
            <text:p>405.9989</text:p>
          </table:table-cell>
          <table:table-cell table:style-name="ce13" table:formula="of:=[.AG205]-2*([.$B205]-1)" office:value-type="float" office:value="-0.00113281249974762" calcext:value-type="float">
            <text:p>-0.0011328125</text:p>
          </table:table-cell>
          <table:table-cell table:style-name="Default" office:value-type="float" office:value="63625443889619" calcext:value-type="float">
            <text:p>63625443889619</text:p>
          </table:table-cell>
          <table:table-cell table:style-name="ce4" table:formula="of:=([.AI205]-[.AI204])/1000" office:value-type="float" office:value="2.013015625" calcext:value-type="float">
            <text:p>2.0130</text:p>
          </table:table-cell>
          <table:table-cell table:style-name="ce4" table:formula="of:=[.AJ205]+[.AK204]" office:value-type="float" office:value="406.0109375" calcext:value-type="float">
            <text:p>406.0109</text:p>
          </table:table-cell>
          <table:table-cell table:style-name="ce14" table:formula="of:=[.AK205]-2*([.$B205]-1)" office:value-type="float" office:value="0.0109375000001251" calcext:value-type="float">
            <text:p>0.0109375</text:p>
          </table:table-cell>
          <table:table-cell table:style-name="Default" office:value-type="float" office:value="63625444365899.3" calcext:value-type="float">
            <text:p>63625444365899.3</text:p>
          </table:table-cell>
          <table:table-cell table:style-name="ce4" table:formula="of:=([.AM205]-[.AM204])/1000" office:value-type="float" office:value="1.9998515625" calcext:value-type="float">
            <text:p>1.9999</text:p>
          </table:table-cell>
          <table:table-cell table:style-name="ce4" table:formula="of:=[.AN205]+[.AO204]" office:value-type="float" office:value="405.9983515625" calcext:value-type="float">
            <text:p>405.9984</text:p>
          </table:table-cell>
          <table:table-cell table:style-name="ce15" table:formula="of:=[.AO205]-2*([.$B205]-1)" office:value-type="float" office:value="-0.00164843749996635" calcext:value-type="float">
            <text:p>-0.0016484375</text:p>
          </table:table-cell>
          <table:table-cell table:style-name="Default" office:value-type="float" office:value="63625444828225.7" calcext:value-type="float">
            <text:p>63625444828225.7</text:p>
          </table:table-cell>
          <table:table-cell table:style-name="ce4" table:formula="of:=([.AQ205]-[.AQ204])/1000" office:value-type="float" office:value="1.998734375" calcext:value-type="float">
            <text:p>1.9987</text:p>
          </table:table-cell>
          <table:table-cell table:style-name="ce4" table:formula="of:=[.AR205]+[.AS204]" office:value-type="float" office:value="405.9978515625" calcext:value-type="float">
            <text:p>405.9979</text:p>
          </table:table-cell>
          <table:table-cell table:style-name="ce16" table:formula="of:=[.AS205]-2*([.$B205]-1)" office:value-type="float" office:value="-0.0021484375001819" calcext:value-type="float">
            <text:p>-0.0021484375</text:p>
          </table:table-cell>
          <table:table-cell table:style-name="Default" office:value-type="float" office:value="63625445298871.2" calcext:value-type="float">
            <text:p>63625445298871.2</text:p>
          </table:table-cell>
          <table:table-cell table:style-name="ce4" table:formula="of:=([.AU205]-[.AU204])/1000" office:value-type="float" office:value="1.9991953125" calcext:value-type="float">
            <text:p>1.9992</text:p>
          </table:table-cell>
          <table:table-cell table:style-name="ce4" table:formula="of:=[.AV205]+[.AW204]" office:value-type="float" office:value="405.99809375" calcext:value-type="float">
            <text:p>405.9981</text:p>
          </table:table-cell>
          <table:table-cell table:style-name="ce17" table:formula="of:=[.AW205]-2*([.$B205]-1)" office:value-type="float" office:value="-0.00190625000010414" calcext:value-type="float">
            <text:p>-0.001906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205" calcext:value-type="float">
            <text:p>205</text:p>
          </table:table-cell>
          <table:table-cell office:value-type="float" office:value="63625439889832" calcext:value-type="float">
            <text:p>63625439889832</text:p>
          </table:table-cell>
          <table:table-cell table:formula="of:=([.C206]-[.C205])/1000" office:value-type="float" office:value="1.9997421875" calcext:value-type="float">
            <text:p>1.9997</text:p>
          </table:table-cell>
          <table:table-cell table:formula="of:=[.D206]+[.E205]" office:value-type="float" office:value="407.9976875" calcext:value-type="float">
            <text:p>407.9977</text:p>
          </table:table-cell>
          <table:table-cell table:style-name="ce6" table:formula="of:=[.E206]-2*([.$B206]-1)" office:value-type="float" office:value="-0.00231249999984584" calcext:value-type="float">
            <text:p>-0.0023125</text:p>
          </table:table-cell>
          <table:table-cell table:style-name="Default" office:value-type="float" office:value="63625440552558.8" calcext:value-type="float">
            <text:p>63625440552558.8</text:p>
          </table:table-cell>
          <table:table-cell table:style-name="ce4" table:formula="of:=([.G206]-[.G205])/1000" office:value-type="float" office:value="2.0000078125" calcext:value-type="float">
            <text:p>2.0000</text:p>
          </table:table-cell>
          <table:table-cell table:style-name="ce4" table:formula="of:=[.H206]+[.I205]" office:value-type="float" office:value="407.999359375" calcext:value-type="float">
            <text:p>407.9994</text:p>
          </table:table-cell>
          <table:table-cell table:style-name="ce7" table:formula="of:=[.I206]-2*([.$B206]-1)" office:value-type="float" office:value="-0.000640625000130513" calcext:value-type="float">
            <text:p>-0.000640625</text:p>
          </table:table-cell>
          <table:table-cell table:style-name="Default" office:value-type="float" office:value="63625441022524.8" calcext:value-type="float">
            <text:p>63625441022524.8</text:p>
          </table:table-cell>
          <table:table-cell table:style-name="ce4" table:formula="of:=([.K206]-[.K205])/1000" office:value-type="float" office:value="1.99878125" calcext:value-type="float">
            <text:p>1.9988</text:p>
          </table:table-cell>
          <table:table-cell table:style-name="ce4" table:formula="of:=[.L206]+[.M205]" office:value-type="float" office:value="407.997484375" calcext:value-type="float">
            <text:p>407.9975</text:p>
          </table:table-cell>
          <table:table-cell table:style-name="ce8" table:formula="of:=[.M206]-2*([.$B206]-1)" office:value-type="float" office:value="-0.00251562499971669" calcext:value-type="float">
            <text:p>-0.002515625</text:p>
          </table:table-cell>
          <table:table-cell table:style-name="Default" office:value-type="float" office:value="63625441499257.5" calcext:value-type="float">
            <text:p>63625441499257.5</text:p>
          </table:table-cell>
          <table:table-cell table:style-name="ce4" table:formula="of:=([.O206]-[.O205])/1000" office:value-type="float" office:value="2.00015625" calcext:value-type="float">
            <text:p>2.0002</text:p>
          </table:table-cell>
          <table:table-cell table:style-name="ce4" table:formula="of:=[.P206]+[.Q205]" office:value-type="float" office:value="407.9983671875" calcext:value-type="float">
            <text:p>407.9984</text:p>
          </table:table-cell>
          <table:table-cell table:style-name="ce9" table:formula="of:=[.Q206]-2*([.$B206]-1)" office:value-type="float" office:value="-0.00163281249979264" calcext:value-type="float">
            <text:p>-0.0016328125</text:p>
          </table:table-cell>
          <table:table-cell table:style-name="Default" office:value-type="float" office:value="63625441998391" calcext:value-type="float">
            <text:p>63625441998391</text:p>
          </table:table-cell>
          <table:table-cell table:style-name="ce4" table:formula="of:=([.S206]-[.S205])/1000" office:value-type="float" office:value="2.00178125" calcext:value-type="float">
            <text:p>2.0018</text:p>
          </table:table-cell>
          <table:table-cell table:style-name="ce4" table:formula="of:=[.T206]+[.U205]" office:value-type="float" office:value="407.9997265625" calcext:value-type="float">
            <text:p>407.9997</text:p>
          </table:table-cell>
          <table:table-cell table:style-name="ce10" table:formula="of:=[.U206]-2*([.$B206]-1)" office:value-type="float" office:value="-0.000273437500084128" calcext:value-type="float">
            <text:p>-0.0002734375</text:p>
          </table:table-cell>
          <table:table-cell table:style-name="Default" office:value-type="float" office:value="63625442488062.1" calcext:value-type="float">
            <text:p>63625442488062.1</text:p>
          </table:table-cell>
          <table:table-cell table:style-name="ce4" table:formula="of:=([.W206]-[.W205])/1000" office:value-type="float" office:value="2.000859375" calcext:value-type="float">
            <text:p>2.0009</text:p>
          </table:table-cell>
          <table:table-cell table:style-name="ce4" table:formula="of:=[.X206]+[.Y205]" office:value-type="float" office:value="407.9992421875" calcext:value-type="float">
            <text:p>407.9992</text:p>
          </table:table-cell>
          <table:table-cell table:style-name="ce11" table:formula="of:=[.Y206]-2*([.$B206]-1)" office:value-type="float" office:value="-0.000757812499955435" calcext:value-type="float">
            <text:p>-0.0007578125</text:p>
          </table:table-cell>
          <table:table-cell table:style-name="Default" office:value-type="float" office:value="63625442965928.9" calcext:value-type="float">
            <text:p>63625442965928.9</text:p>
          </table:table-cell>
          <table:table-cell table:style-name="ce4" table:formula="of:=([.AA206]-[.AA205])/1000" office:value-type="float" office:value="1.99903125" calcext:value-type="float">
            <text:p>1.9990</text:p>
          </table:table-cell>
          <table:table-cell table:style-name="ce4" table:formula="of:=[.AB206]+[.AC205]" office:value-type="float" office:value="407.9978203125" calcext:value-type="float">
            <text:p>407.9978</text:p>
          </table:table-cell>
          <table:table-cell table:style-name="ce12" table:formula="of:=[.AC206]-2*([.$B206]-1)" office:value-type="float" office:value="-0.00217968749996089" calcext:value-type="float">
            <text:p>-0.0021796875</text:p>
          </table:table-cell>
          <table:table-cell table:style-name="Default" office:value-type="float" office:value="63625443427816.8" calcext:value-type="float">
            <text:p>63625443427816.8</text:p>
          </table:table-cell>
          <table:table-cell table:style-name="ce4" table:formula="of:=([.AE206]-[.AE205])/1000" office:value-type="float" office:value="1.999953125" calcext:value-type="float">
            <text:p>2.0000</text:p>
          </table:table-cell>
          <table:table-cell table:style-name="ce4" table:formula="of:=[.AF206]+[.AG205]" office:value-type="float" office:value="407.9988203125" calcext:value-type="float">
            <text:p>407.9988</text:p>
          </table:table-cell>
          <table:table-cell table:style-name="ce13" table:formula="of:=[.AG206]-2*([.$B206]-1)" office:value-type="float" office:value="-0.00117968749975717" calcext:value-type="float">
            <text:p>-0.0011796875</text:p>
          </table:table-cell>
          <table:table-cell table:style-name="Default" office:value-type="float" office:value="63625443891605.6" calcext:value-type="float">
            <text:p>63625443891605.6</text:p>
          </table:table-cell>
          <table:table-cell table:style-name="ce4" table:formula="of:=([.AI206]-[.AI205])/1000" office:value-type="float" office:value="1.986578125" calcext:value-type="float">
            <text:p>1.9866</text:p>
          </table:table-cell>
          <table:table-cell table:style-name="ce4" table:formula="of:=[.AJ206]+[.AK205]" office:value-type="float" office:value="407.997515625" calcext:value-type="float">
            <text:p>407.9975</text:p>
          </table:table-cell>
          <table:table-cell table:style-name="ce14" table:formula="of:=[.AK206]-2*([.$B206]-1)" office:value-type="float" office:value="-0.00248437499988086" calcext:value-type="float">
            <text:p>-0.002484375</text:p>
          </table:table-cell>
          <table:table-cell table:style-name="Default" office:value-type="float" office:value="63625444367898.7" calcext:value-type="float">
            <text:p>63625444367898.7</text:p>
          </table:table-cell>
          <table:table-cell table:style-name="ce4" table:formula="of:=([.AM206]-[.AM205])/1000" office:value-type="float" office:value="1.99946875" calcext:value-type="float">
            <text:p>1.9995</text:p>
          </table:table-cell>
          <table:table-cell table:style-name="ce4" table:formula="of:=[.AN206]+[.AO205]" office:value-type="float" office:value="407.9978203125" calcext:value-type="float">
            <text:p>407.9978</text:p>
          </table:table-cell>
          <table:table-cell table:style-name="ce15" table:formula="of:=[.AO206]-2*([.$B206]-1)" office:value-type="float" office:value="-0.00217968749996089" calcext:value-type="float">
            <text:p>-0.0021796875</text:p>
          </table:table-cell>
          <table:table-cell table:style-name="Default" office:value-type="float" office:value="63625444830225.9" calcext:value-type="float">
            <text:p>63625444830225.9</text:p>
          </table:table-cell>
          <table:table-cell table:style-name="ce4" table:formula="of:=([.AQ206]-[.AQ205])/1000" office:value-type="float" office:value="2.0001875" calcext:value-type="float">
            <text:p>2.0002</text:p>
          </table:table-cell>
          <table:table-cell table:style-name="ce4" table:formula="of:=[.AR206]+[.AS205]" office:value-type="float" office:value="407.9980390625" calcext:value-type="float">
            <text:p>407.9980</text:p>
          </table:table-cell>
          <table:table-cell table:style-name="ce16" table:formula="of:=[.AS206]-2*([.$B206]-1)" office:value-type="float" office:value="-0.00196093750020054" calcext:value-type="float">
            <text:p>-0.0019609375</text:p>
          </table:table-cell>
          <table:table-cell table:style-name="Default" office:value-type="float" office:value="63625445300871" calcext:value-type="float">
            <text:p>63625445300871</text:p>
          </table:table-cell>
          <table:table-cell table:style-name="ce4" table:formula="of:=([.AU206]-[.AU205])/1000" office:value-type="float" office:value="1.9998984375" calcext:value-type="float">
            <text:p>1.9999</text:p>
          </table:table-cell>
          <table:table-cell table:style-name="ce4" table:formula="of:=[.AV206]+[.AW205]" office:value-type="float" office:value="407.9979921875" calcext:value-type="float">
            <text:p>407.9980</text:p>
          </table:table-cell>
          <table:table-cell table:style-name="ce17" table:formula="of:=[.AW206]-2*([.$B206]-1)" office:value-type="float" office:value="-0.00200781250009641" calcext:value-type="float">
            <text:p>-0.0020078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ixation</text:p>
          </table:table-cell>
          <table:table-cell table:style-name="ce3" office:value-type="float" office:value="206" calcext:value-type="float">
            <text:p>206</text:p>
          </table:table-cell>
          <table:table-cell office:value-type="float" office:value="63625439891832.2" calcext:value-type="float">
            <text:p>63625439891832.2</text:p>
          </table:table-cell>
          <table:table-cell table:formula="of:=([.C207]-[.C206])/1000" office:value-type="float" office:value="2.0001875" calcext:value-type="float">
            <text:p>2.0002</text:p>
          </table:table-cell>
          <table:table-cell table:formula="of:=[.D207]+[.E206]" office:value-type="float" office:value="409.997875" calcext:value-type="float">
            <text:p>409.9979</text:p>
          </table:table-cell>
          <table:table-cell table:style-name="ce6" table:formula="of:=[.E207]-2*([.$B207]-1)" office:value-type="float" office:value="-0.00212499999986449" calcext:value-type="float">
            <text:p>-0.002125</text:p>
          </table:table-cell>
          <table:table-cell table:style-name="Default" office:value-type="float" office:value="63625440554558.2" calcext:value-type="float">
            <text:p>63625440554558.2</text:p>
          </table:table-cell>
          <table:table-cell table:style-name="ce4" table:formula="of:=([.G207]-[.G206])/1000" office:value-type="float" office:value="1.9993828125" calcext:value-type="float">
            <text:p>1.9994</text:p>
          </table:table-cell>
          <table:table-cell table:style-name="ce4" table:formula="of:=[.H207]+[.I206]" office:value-type="float" office:value="409.9987421875" calcext:value-type="float">
            <text:p>409.9987</text:p>
          </table:table-cell>
          <table:table-cell table:style-name="ce7" table:formula="of:=[.I207]-2*([.$B207]-1)" office:value-type="float" office:value="-0.00125781250011414" calcext:value-type="float">
            <text:p>-0.0012578125</text:p>
          </table:table-cell>
          <table:table-cell table:style-name="Default" office:value-type="float" office:value="63625441024524.6" calcext:value-type="float">
            <text:p>63625441024524.6</text:p>
          </table:table-cell>
          <table:table-cell table:style-name="ce4" table:formula="of:=([.K207]-[.K206])/1000" office:value-type="float" office:value="1.9998203125" calcext:value-type="float">
            <text:p>1.9998</text:p>
          </table:table-cell>
          <table:table-cell table:style-name="ce4" table:formula="of:=[.L207]+[.M206]" office:value-type="float" office:value="409.9973046875" calcext:value-type="float">
            <text:p>409.9973</text:p>
          </table:table-cell>
          <table:table-cell table:style-name="ce8" table:formula="of:=[.M207]-2*([.$B207]-1)" office:value-type="float" office:value="-0.00269531249972488" calcext:value-type="float">
            <text:p>-0.0026953125</text:p>
          </table:table-cell>
          <table:table-cell table:style-name="Default" office:value-type="float" office:value="63625441501256.7" calcext:value-type="float">
            <text:p>63625441501256.7</text:p>
          </table:table-cell>
          <table:table-cell table:style-name="ce4" table:formula="of:=([.O207]-[.O206])/1000" office:value-type="float" office:value="1.999234375" calcext:value-type="float">
            <text:p>1.9992</text:p>
          </table:table-cell>
          <table:table-cell table:style-name="ce4" table:formula="of:=[.P207]+[.Q206]" office:value-type="float" office:value="409.9976015625" calcext:value-type="float">
            <text:p>409.9976</text:p>
          </table:table-cell>
          <table:table-cell table:style-name="ce9" table:formula="of:=[.Q207]-2*([.$B207]-1)" office:value-type="float" office:value="-0.00239843749977808" calcext:value-type="float">
            <text:p>-0.0023984375</text:p>
          </table:table-cell>
          <table:table-cell table:style-name="Default" office:value-type="float" office:value="63625442000389.7" calcext:value-type="float">
            <text:p>63625442000389.7</text:p>
          </table:table-cell>
          <table:table-cell table:style-name="ce4" table:formula="of:=([.S207]-[.S206])/1000" office:value-type="float" office:value="1.9986875" calcext:value-type="float">
            <text:p>1.9987</text:p>
          </table:table-cell>
          <table:table-cell table:style-name="ce4" table:formula="of:=[.T207]+[.U206]" office:value-type="float" office:value="409.9984140625" calcext:value-type="float">
            <text:p>409.9984</text:p>
          </table:table-cell>
          <table:table-cell table:style-name="ce10" table:formula="of:=[.U207]-2*([.$B207]-1)" office:value-type="float" office:value="-0.0015859375000673" calcext:value-type="float">
            <text:p>-0.0015859375</text:p>
          </table:table-cell>
          <table:table-cell table:style-name="Default" office:value-type="float" office:value="63625442490061.5" calcext:value-type="float">
            <text:p>63625442490061.5</text:p>
          </table:table-cell>
          <table:table-cell table:style-name="ce4" table:formula="of:=([.W207]-[.W206])/1000" office:value-type="float" office:value="1.9993671875" calcext:value-type="float">
            <text:p>1.9994</text:p>
          </table:table-cell>
          <table:table-cell table:style-name="ce4" table:formula="of:=[.X207]+[.Y206]" office:value-type="float" office:value="409.998609375" calcext:value-type="float">
            <text:p>409.9986</text:p>
          </table:table-cell>
          <table:table-cell table:style-name="ce11" table:formula="of:=[.Y207]-2*([.$B207]-1)" office:value-type="float" office:value="-0.00139062499994225" calcext:value-type="float">
            <text:p>-0.001390625</text:p>
          </table:table-cell>
          <table:table-cell table:style-name="Default" office:value-type="float" office:value="63625442967929.1" calcext:value-type="float">
            <text:p>63625442967929.1</text:p>
          </table:table-cell>
          <table:table-cell table:style-name="ce4" table:formula="of:=([.AA207]-[.AA206])/1000" office:value-type="float" office:value="2.000171875" calcext:value-type="float">
            <text:p>2.0002</text:p>
          </table:table-cell>
          <table:table-cell table:style-name="ce4" table:formula="of:=[.AB207]+[.AC206]" office:value-type="float" office:value="409.9979921875" calcext:value-type="float">
            <text:p>409.9980</text:p>
          </table:table-cell>
          <table:table-cell table:style-name="ce12" table:formula="of:=[.AC207]-2*([.$B207]-1)" office:value-type="float" office:value="-0.00200781249998272" calcext:value-type="float">
            <text:p>-0.0020078125</text:p>
          </table:table-cell>
          <table:table-cell table:style-name="Default" office:value-type="float" office:value="63625443429816.3" calcext:value-type="float">
            <text:p>63625443429816.3</text:p>
          </table:table-cell>
          <table:table-cell table:style-name="ce4" table:formula="of:=([.AE207]-[.AE206])/1000" office:value-type="float" office:value="1.9995" calcext:value-type="float">
            <text:p>1.9995</text:p>
          </table:table-cell>
          <table:table-cell table:style-name="ce4" table:formula="of:=[.AF207]+[.AG206]" office:value-type="float" office:value="409.9983203125" calcext:value-type="float">
            <text:p>409.9983</text:p>
          </table:table-cell>
          <table:table-cell table:style-name="ce13" table:formula="of:=[.AG207]-2*([.$B207]-1)" office:value-type="float" office:value="-0.00167968749974534" calcext:value-type="float">
            <text:p>-0.0016796875</text:p>
          </table:table-cell>
          <table:table-cell table:style-name="Default" office:value-type="float" office:value="63625443893606.7" calcext:value-type="float">
            <text:p>63625443893606.7</text:p>
          </table:table-cell>
          <table:table-cell table:style-name="ce4" table:formula="of:=([.AI207]-[.AI206])/1000" office:value-type="float" office:value="2.001109375" calcext:value-type="float">
            <text:p>2.0011</text:p>
          </table:table-cell>
          <table:table-cell table:style-name="ce4" table:formula="of:=[.AJ207]+[.AK206]" office:value-type="float" office:value="409.998625" calcext:value-type="float">
            <text:p>409.9986</text:p>
          </table:table-cell>
          <table:table-cell table:style-name="ce14" table:formula="of:=[.AK207]-2*([.$B207]-1)" office:value-type="float" office:value="-0.00137499999988222" calcext:value-type="float">
            <text:p>-0.001375</text:p>
          </table:table-cell>
          <table:table-cell table:style-name="Default" office:value-type="float" office:value="63625444369900.5" calcext:value-type="float">
            <text:p>63625444369900.5</text:p>
          </table:table-cell>
          <table:table-cell table:style-name="ce4" table:formula="of:=([.AM207]-[.AM206])/1000" office:value-type="float" office:value="2.0017265625" calcext:value-type="float">
            <text:p>2.0017</text:p>
          </table:table-cell>
          <table:table-cell table:style-name="ce4" table:formula="of:=[.AN207]+[.AO206]" office:value-type="float" office:value="409.999546875" calcext:value-type="float">
            <text:p>409.9995</text:p>
          </table:table-cell>
          <table:table-cell table:style-name="ce15" table:formula="of:=[.AO207]-2*([.$B207]-1)" office:value-type="float" office:value="-0.000453124999978627" calcext:value-type="float">
            <text:p>-0.000453125</text:p>
          </table:table-cell>
          <table:table-cell table:style-name="Default" office:value-type="float" office:value="63625444832227.2" calcext:value-type="float">
            <text:p>63625444832227.2</text:p>
          </table:table-cell>
          <table:table-cell table:style-name="ce4" table:formula="of:=([.AQ207]-[.AQ206])/1000" office:value-type="float" office:value="2.0012265625" calcext:value-type="float">
            <text:p>2.0012</text:p>
          </table:table-cell>
          <table:table-cell table:style-name="ce4" table:formula="of:=[.AR207]+[.AS206]" office:value-type="float" office:value="409.999265625" calcext:value-type="float">
            <text:p>409.9993</text:p>
          </table:table-cell>
          <table:table-cell table:style-name="ce16" table:formula="of:=[.AS207]-2*([.$B207]-1)" office:value-type="float" office:value="-0.000734375000206455" calcext:value-type="float">
            <text:p>-0.000734375</text:p>
          </table:table-cell>
          <table:table-cell table:style-name="Default" office:value-type="float" office:value="63625445302870.9" calcext:value-type="float">
            <text:p>63625445302870.9</text:p>
          </table:table-cell>
          <table:table-cell table:style-name="ce4" table:formula="of:=([.AU207]-[.AU206])/1000" office:value-type="float" office:value="1.9998828125" calcext:value-type="float">
            <text:p>1.9999</text:p>
          </table:table-cell>
          <table:table-cell table:style-name="ce4" table:formula="of:=[.AV207]+[.AW206]" office:value-type="float" office:value="409.997875" calcext:value-type="float">
            <text:p>409.9979</text:p>
          </table:table-cell>
          <table:table-cell table:style-name="ce17" table:formula="of:=[.AW207]-2*([.$B207]-1)" office:value-type="float" office:value="-0.00212500000009186" calcext:value-type="float">
            <text:p>-0.002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test</text:p>
          </table:table-cell>
          <table:table-cell table:style-name="ce3" office:value-type="float" office:value="207" calcext:value-type="float">
            <text:p>207</text:p>
          </table:table-cell>
          <table:table-cell office:value-type="float" office:value="63625439893832.4" calcext:value-type="float">
            <text:p>63625439893832.4</text:p>
          </table:table-cell>
          <table:table-cell table:formula="of:=([.C208]-[.C207])/1000" office:value-type="float" office:value="2.000140625" calcext:value-type="float">
            <text:p>2.0001</text:p>
          </table:table-cell>
          <table:table-cell table:formula="of:=[.D208]+[.E207]" office:value-type="float" office:value="411.998015625" calcext:value-type="float">
            <text:p>411.9980</text:p>
          </table:table-cell>
          <table:table-cell table:style-name="ce6" table:formula="of:=[.E208]-2*([.$B208]-1)" office:value-type="float" office:value="-0.00198437499989268" calcext:value-type="float">
            <text:p>-0.001984375</text:p>
          </table:table-cell>
          <table:table-cell table:style-name="Default" office:value-type="float" office:value="63625440556557.9" calcext:value-type="float">
            <text:p>63625440556557.9</text:p>
          </table:table-cell>
          <table:table-cell table:style-name="ce4" table:formula="of:=([.G208]-[.G207])/1000" office:value-type="float" office:value="1.999734375" calcext:value-type="float">
            <text:p>1.9997</text:p>
          </table:table-cell>
          <table:table-cell table:style-name="ce4" table:formula="of:=[.H208]+[.I207]" office:value-type="float" office:value="411.9984765625" calcext:value-type="float">
            <text:p>411.9985</text:p>
          </table:table-cell>
          <table:table-cell table:style-name="ce7" table:formula="of:=[.I208]-2*([.$B208]-1)" office:value-type="float" office:value="-0.00152343750011141" calcext:value-type="float">
            <text:p>-0.0015234375</text:p>
          </table:table-cell>
          <table:table-cell table:style-name="Default" office:value-type="float" office:value="63625441026526.6" calcext:value-type="float">
            <text:p>63625441026526.6</text:p>
          </table:table-cell>
          <table:table-cell table:style-name="ce4" table:formula="of:=([.K208]-[.K207])/1000" office:value-type="float" office:value="2.0020078125" calcext:value-type="float">
            <text:p>2.0020</text:p>
          </table:table-cell>
          <table:table-cell table:style-name="ce4" table:formula="of:=[.L208]+[.M207]" office:value-type="float" office:value="411.9993125" calcext:value-type="float">
            <text:p>411.9993</text:p>
          </table:table-cell>
          <table:table-cell table:style-name="ce8" table:formula="of:=[.M208]-2*([.$B208]-1)" office:value-type="float" office:value="-0.000687499999742158" calcext:value-type="float">
            <text:p>-0.0006875</text:p>
          </table:table-cell>
          <table:table-cell table:style-name="Default" office:value-type="float" office:value="63625441503258.1" calcext:value-type="float">
            <text:p>63625441503258.1</text:p>
          </table:table-cell>
          <table:table-cell table:style-name="ce4" table:formula="of:=([.O208]-[.O207])/1000" office:value-type="float" office:value="2.001390625" calcext:value-type="float">
            <text:p>2.0014</text:p>
          </table:table-cell>
          <table:table-cell table:style-name="ce4" table:formula="of:=[.P208]+[.Q207]" office:value-type="float" office:value="411.9989921875" calcext:value-type="float">
            <text:p>411.9990</text:p>
          </table:table-cell>
          <table:table-cell table:style-name="ce9" table:formula="of:=[.Q208]-2*([.$B208]-1)" office:value-type="float" office:value="-0.00100781249977899" calcext:value-type="float">
            <text:p>-0.0010078125</text:p>
          </table:table-cell>
          <table:table-cell table:style-name="Default" office:value-type="float" office:value="63625442002390.1" calcext:value-type="float">
            <text:p>63625442002390.1</text:p>
          </table:table-cell>
          <table:table-cell table:style-name="ce4" table:formula="of:=([.S208]-[.S207])/1000" office:value-type="float" office:value="2.000390625" calcext:value-type="float">
            <text:p>2.0004</text:p>
          </table:table-cell>
          <table:table-cell table:style-name="ce4" table:formula="of:=[.T208]+[.U207]" office:value-type="float" office:value="411.9988046875" calcext:value-type="float">
            <text:p>411.9988</text:p>
          </table:table-cell>
          <table:table-cell table:style-name="ce10" table:formula="of:=[.U208]-2*([.$B208]-1)" office:value-type="float" office:value="-0.00119531250004457" calcext:value-type="float">
            <text:p>-0.0011953125</text:p>
          </table:table-cell>
          <table:table-cell table:style-name="Default" office:value-type="float" office:value="63625442492060.5" calcext:value-type="float">
            <text:p>63625442492060.5</text:p>
          </table:table-cell>
          <table:table-cell table:style-name="ce4" table:formula="of:=([.W208]-[.W207])/1000" office:value-type="float" office:value="1.999" calcext:value-type="float">
            <text:p>1.9990</text:p>
          </table:table-cell>
          <table:table-cell table:style-name="ce4" table:formula="of:=[.X208]+[.Y207]" office:value-type="float" office:value="411.997609375" calcext:value-type="float">
            <text:p>411.9976</text:p>
          </table:table-cell>
          <table:table-cell table:style-name="ce11" table:formula="of:=[.Y208]-2*([.$B208]-1)" office:value-type="float" office:value="-0.0023906249999186" calcext:value-type="float">
            <text:p>-0.002390625</text:p>
          </table:table-cell>
          <table:table-cell table:style-name="Default" office:value-type="float" office:value="63625442969929.3" calcext:value-type="float">
            <text:p>63625442969929.3</text:p>
          </table:table-cell>
          <table:table-cell table:style-name="ce4" table:formula="of:=([.AA208]-[.AA207])/1000" office:value-type="float" office:value="2.000234375" calcext:value-type="float">
            <text:p>2.0002</text:p>
          </table:table-cell>
          <table:table-cell table:style-name="ce4" table:formula="of:=[.AB208]+[.AC207]" office:value-type="float" office:value="411.9982265625" calcext:value-type="float">
            <text:p>411.9982</text:p>
          </table:table-cell>
          <table:table-cell table:style-name="ce12" table:formula="of:=[.AC208]-2*([.$B208]-1)" office:value-type="float" office:value="-0.00177343749999181" calcext:value-type="float">
            <text:p>-0.0017734375</text:p>
          </table:table-cell>
          <table:table-cell table:style-name="Default" office:value-type="float" office:value="63625443431815.6" calcext:value-type="float">
            <text:p>63625443431815.6</text:p>
          </table:table-cell>
          <table:table-cell table:style-name="ce4" table:formula="of:=([.AE208]-[.AE207])/1000" office:value-type="float" office:value="1.9992734375" calcext:value-type="float">
            <text:p>1.9993</text:p>
          </table:table-cell>
          <table:table-cell table:style-name="ce4" table:formula="of:=[.AF208]+[.AG207]" office:value-type="float" office:value="411.99759375" calcext:value-type="float">
            <text:p>411.9976</text:p>
          </table:table-cell>
          <table:table-cell table:style-name="ce13" table:formula="of:=[.AG208]-2*([.$B208]-1)" office:value-type="float" office:value="-0.00240624999975125" calcext:value-type="float">
            <text:p>-0.00240625</text:p>
          </table:table-cell>
          <table:table-cell table:style-name="Default" office:value-type="float" office:value="63625443895607.8" calcext:value-type="float">
            <text:p>63625443895607.8</text:p>
          </table:table-cell>
          <table:table-cell table:style-name="ce4" table:formula="of:=([.AI208]-[.AI207])/1000" office:value-type="float" office:value="2.00109375" calcext:value-type="float">
            <text:p>2.0011</text:p>
          </table:table-cell>
          <table:table-cell table:style-name="ce4" table:formula="of:=[.AJ208]+[.AK207]" office:value-type="float" office:value="411.99971875" calcext:value-type="float">
            <text:p>411.9997</text:p>
          </table:table-cell>
          <table:table-cell table:style-name="ce14" table:formula="of:=[.AK208]-2*([.$B208]-1)" office:value-type="float" office:value="-0.000281249999886768" calcext:value-type="float">
            <text:p>-0.00028125</text:p>
          </table:table-cell>
          <table:table-cell table:style-name="Default" office:value-type="float" office:value="63625444371899.1" calcext:value-type="float">
            <text:p>63625444371899.1</text:p>
          </table:table-cell>
          <table:table-cell table:style-name="ce4" table:formula="of:=([.AM208]-[.AM207])/1000" office:value-type="float" office:value="1.9986328125" calcext:value-type="float">
            <text:p>1.9986</text:p>
          </table:table-cell>
          <table:table-cell table:style-name="ce4" table:formula="of:=[.AN208]+[.AO207]" office:value-type="float" office:value="411.9981796875" calcext:value-type="float">
            <text:p>411.9982</text:p>
          </table:table-cell>
          <table:table-cell table:style-name="ce15" table:formula="of:=[.AO208]-2*([.$B208]-1)" office:value-type="float" office:value="-0.00182031250000136" calcext:value-type="float">
            <text:p>-0.0018203125</text:p>
          </table:table-cell>
          <table:table-cell table:style-name="Default" office:value-type="float" office:value="63625444834226.1" calcext:value-type="float">
            <text:p>63625444834226.1</text:p>
          </table:table-cell>
          <table:table-cell table:style-name="ce4" table:formula="of:=([.AQ208]-[.AQ207])/1000" office:value-type="float" office:value="1.9989140625" calcext:value-type="float">
            <text:p>1.9989</text:p>
          </table:table-cell>
          <table:table-cell table:style-name="ce4" table:formula="of:=[.AR208]+[.AS207]" office:value-type="float" office:value="411.9981796875" calcext:value-type="float">
            <text:p>411.9982</text:p>
          </table:table-cell>
          <table:table-cell table:style-name="ce16" table:formula="of:=[.AS208]-2*([.$B208]-1)" office:value-type="float" office:value="-0.00182031250022874" calcext:value-type="float">
            <text:p>-0.0018203125</text:p>
          </table:table-cell>
          <table:table-cell table:style-name="Default" office:value-type="float" office:value="63625445304872.3" calcext:value-type="float">
            <text:p>63625445304872.3</text:p>
          </table:table-cell>
          <table:table-cell table:style-name="ce4" table:formula="of:=([.AU208]-[.AU207])/1000" office:value-type="float" office:value="2.00134375" calcext:value-type="float">
            <text:p>2.0013</text:p>
          </table:table-cell>
          <table:table-cell table:style-name="ce4" table:formula="of:=[.AV208]+[.AW207]" office:value-type="float" office:value="411.99921875" calcext:value-type="float">
            <text:p>411.9992</text:p>
          </table:table-cell>
          <table:table-cell table:style-name="ce17" table:formula="of:=[.AW208]-2*([.$B208]-1)" office:value-type="float" office:value="-0.000781250000102318" calcext:value-type="float">
            <text:p>-0.0007812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feedback</text:p>
          </table:table-cell>
          <table:table-cell table:style-name="ce3" office:value-type="float" office:value="208" calcext:value-type="float">
            <text:p>208</text:p>
          </table:table-cell>
          <table:table-cell office:value-type="float" office:value="63625439895832.5" calcext:value-type="float">
            <text:p>63625439895832.5</text:p>
          </table:table-cell>
          <table:table-cell table:formula="of:=([.C209]-[.C208])/1000" office:value-type="float" office:value="2.000125" calcext:value-type="float">
            <text:p>2.0001</text:p>
          </table:table-cell>
          <table:table-cell table:formula="of:=[.D209]+[.E208]" office:value-type="float" office:value="413.998140625" calcext:value-type="float">
            <text:p>413.9981</text:p>
          </table:table-cell>
          <table:table-cell table:style-name="ce6" table:formula="of:=[.E209]-2*([.$B209]-1)" office:value-type="float" office:value="-0.00185937499986721" calcext:value-type="float">
            <text:p>-0.001859375</text:p>
          </table:table-cell>
          <table:table-cell table:style-name="Default" office:value-type="float" office:value="63625440558558.7" calcext:value-type="float">
            <text:p>63625440558558.7</text:p>
          </table:table-cell>
          <table:table-cell table:style-name="ce4" table:formula="of:=([.G209]-[.G208])/1000" office:value-type="float" office:value="2.0008125" calcext:value-type="float">
            <text:p>2.0008</text:p>
          </table:table-cell>
          <table:table-cell table:style-name="ce4" table:formula="of:=[.H209]+[.I208]" office:value-type="float" office:value="413.9992890625" calcext:value-type="float">
            <text:p>413.9993</text:p>
          </table:table-cell>
          <table:table-cell table:style-name="ce7" table:formula="of:=[.I209]-2*([.$B209]-1)" office:value-type="float" office:value="-0.000710937500116415" calcext:value-type="float">
            <text:p>-0.0007109375</text:p>
          </table:table-cell>
          <table:table-cell table:style-name="Default" office:value-type="float" office:value="63625441028525.2" calcext:value-type="float">
            <text:p>63625441028525.2</text:p>
          </table:table-cell>
          <table:table-cell table:style-name="ce4" table:formula="of:=([.K209]-[.K208])/1000" office:value-type="float" office:value="1.9985859375" calcext:value-type="float">
            <text:p>1.9986</text:p>
          </table:table-cell>
          <table:table-cell table:style-name="ce4" table:formula="of:=[.L209]+[.M208]" office:value-type="float" office:value="413.9978984375" calcext:value-type="float">
            <text:p>413.9979</text:p>
          </table:table-cell>
          <table:table-cell table:style-name="ce8" table:formula="of:=[.M209]-2*([.$B209]-1)" office:value-type="float" office:value="-0.0021015624997176" calcext:value-type="float">
            <text:p>-0.0021015625</text:p>
          </table:table-cell>
          <table:table-cell table:style-name="Default" office:value-type="float" office:value="63625441505257" calcext:value-type="float">
            <text:p>63625441505257</text:p>
          </table:table-cell>
          <table:table-cell table:style-name="ce4" table:formula="of:=([.O209]-[.O208])/1000" office:value-type="float" office:value="1.99884375" calcext:value-type="float">
            <text:p>1.9988</text:p>
          </table:table-cell>
          <table:table-cell table:style-name="ce4" table:formula="of:=[.P209]+[.Q208]" office:value-type="float" office:value="413.9978359375" calcext:value-type="float">
            <text:p>413.9978</text:p>
          </table:table-cell>
          <table:table-cell table:style-name="ce9" table:formula="of:=[.Q209]-2*([.$B209]-1)" office:value-type="float" office:value="-0.00216406249978718" calcext:value-type="float">
            <text:p>-0.0021640625</text:p>
          </table:table-cell>
          <table:table-cell table:style-name="Default" office:value-type="float" office:value="63625442004389.2" calcext:value-type="float">
            <text:p>63625442004389.2</text:p>
          </table:table-cell>
          <table:table-cell table:style-name="ce4" table:formula="of:=([.S209]-[.S208])/1000" office:value-type="float" office:value="1.99909375" calcext:value-type="float">
            <text:p>1.9991</text:p>
          </table:table-cell>
          <table:table-cell table:style-name="ce4" table:formula="of:=[.T209]+[.U208]" office:value-type="float" office:value="413.9978984375" calcext:value-type="float">
            <text:p>413.9979</text:p>
          </table:table-cell>
          <table:table-cell table:style-name="ce10" table:formula="of:=[.U209]-2*([.$B209]-1)" office:value-type="float" office:value="-0.00210156250005866" calcext:value-type="float">
            <text:p>-0.0021015625</text:p>
          </table:table-cell>
          <table:table-cell table:style-name="Default" office:value-type="float" office:value="63625442494061.7" calcext:value-type="float">
            <text:p>63625442494061.7</text:p>
          </table:table-cell>
          <table:table-cell table:style-name="ce4" table:formula="of:=([.W209]-[.W208])/1000" office:value-type="float" office:value="2.001171875" calcext:value-type="float">
            <text:p>2.0012</text:p>
          </table:table-cell>
          <table:table-cell table:style-name="ce4" table:formula="of:=[.X209]+[.Y208]" office:value-type="float" office:value="413.99878125" calcext:value-type="float">
            <text:p>413.9988</text:p>
          </table:table-cell>
          <table:table-cell table:style-name="ce11" table:formula="of:=[.Y209]-2*([.$B209]-1)" office:value-type="float" office:value="-0.00121874999990723" calcext:value-type="float">
            <text:p>-0.00121875</text:p>
          </table:table-cell>
          <table:table-cell table:style-name="Default" office:value-type="float" office:value="63625442971928.1" calcext:value-type="float">
            <text:p>63625442971928.1</text:p>
          </table:table-cell>
          <table:table-cell table:style-name="ce4" table:formula="of:=([.AA209]-[.AA208])/1000" office:value-type="float" office:value="1.9988203125" calcext:value-type="float">
            <text:p>1.9988</text:p>
          </table:table-cell>
          <table:table-cell table:style-name="ce4" table:formula="of:=[.AB209]+[.AC208]" office:value-type="float" office:value="413.997046875" calcext:value-type="float">
            <text:p>413.9970</text:p>
          </table:table-cell>
          <table:table-cell table:style-name="ce12" table:formula="of:=[.AC209]-2*([.$B209]-1)" office:value-type="float" office:value="-0.00295312499997635" calcext:value-type="float">
            <text:p>-0.002953125</text:p>
          </table:table-cell>
          <table:table-cell table:style-name="Default" office:value-type="float" office:value="63625443433816.3" calcext:value-type="float">
            <text:p>63625443433816.3</text:p>
          </table:table-cell>
          <table:table-cell table:style-name="ce4" table:formula="of:=([.AE209]-[.AE208])/1000" office:value-type="float" office:value="2.0007421875" calcext:value-type="float">
            <text:p>2.0007</text:p>
          </table:table-cell>
          <table:table-cell table:style-name="ce4" table:formula="of:=[.AF209]+[.AG208]" office:value-type="float" office:value="413.9983359375" calcext:value-type="float">
            <text:p>413.9983</text:p>
          </table:table-cell>
          <table:table-cell table:style-name="ce13" table:formula="of:=[.AG209]-2*([.$B209]-1)" office:value-type="float" office:value="-0.00166406249974216" calcext:value-type="float">
            <text:p>-0.0016640625</text:p>
          </table:table-cell>
          <table:table-cell table:style-name="Default" office:value-type="float" office:value="63625443897606.7" calcext:value-type="float">
            <text:p>63625443897606.7</text:p>
          </table:table-cell>
          <table:table-cell table:style-name="ce4" table:formula="of:=([.AI209]-[.AI208])/1000" office:value-type="float" office:value="1.9989375" calcext:value-type="float">
            <text:p>1.9989</text:p>
          </table:table-cell>
          <table:table-cell table:style-name="ce4" table:formula="of:=[.AJ209]+[.AK208]" office:value-type="float" office:value="413.99865625" calcext:value-type="float">
            <text:p>413.9987</text:p>
          </table:table-cell>
          <table:table-cell table:style-name="ce14" table:formula="of:=[.AK209]-2*([.$B209]-1)" office:value-type="float" office:value="-0.00134374999987585" calcext:value-type="float">
            <text:p>-0.00134375</text:p>
          </table:table-cell>
          <table:table-cell table:style-name="Default" office:value-type="float" office:value="63625444373899.1" calcext:value-type="float">
            <text:p>63625444373899.1</text:p>
          </table:table-cell>
          <table:table-cell table:style-name="ce4" table:formula="of:=([.AM209]-[.AM208])/1000" office:value-type="float" office:value="1.9999921875" calcext:value-type="float">
            <text:p>2.0000</text:p>
          </table:table-cell>
          <table:table-cell table:style-name="ce4" table:formula="of:=[.AN209]+[.AO208]" office:value-type="float" office:value="413.998171875" calcext:value-type="float">
            <text:p>413.9982</text:p>
          </table:table-cell>
          <table:table-cell table:style-name="ce15" table:formula="of:=[.AO209]-2*([.$B209]-1)" office:value-type="float" office:value="-0.00182812499997453" calcext:value-type="float">
            <text:p>-0.001828125</text:p>
          </table:table-cell>
          <table:table-cell table:style-name="Default" office:value-type="float" office:value="63625444836227.1" calcext:value-type="float">
            <text:p>63625444836227.1</text:p>
          </table:table-cell>
          <table:table-cell table:style-name="ce4" table:formula="of:=([.AQ209]-[.AQ208])/1000" office:value-type="float" office:value="2.001" calcext:value-type="float">
            <text:p>2.0010</text:p>
          </table:table-cell>
          <table:table-cell table:style-name="ce4" table:formula="of:=[.AR209]+[.AS208]" office:value-type="float" office:value="413.9991796875" calcext:value-type="float">
            <text:p>413.9992</text:p>
          </table:table-cell>
          <table:table-cell table:style-name="ce16" table:formula="of:=[.AS209]-2*([.$B209]-1)" office:value-type="float" office:value="-0.000820312500252385" calcext:value-type="float">
            <text:p>-0.0008203125</text:p>
          </table:table-cell>
          <table:table-cell table:style-name="Default" office:value-type="float" office:value="63625445306870.3" calcext:value-type="float">
            <text:p>63625445306870.3</text:p>
          </table:table-cell>
          <table:table-cell table:style-name="ce4" table:formula="of:=([.AU209]-[.AU208])/1000" office:value-type="float" office:value="1.997984375" calcext:value-type="float">
            <text:p>1.9980</text:p>
          </table:table-cell>
          <table:table-cell table:style-name="ce4" table:formula="of:=[.AV209]+[.AW208]" office:value-type="float" office:value="413.997203125" calcext:value-type="float">
            <text:p>413.9972</text:p>
          </table:table-cell>
          <table:table-cell table:style-name="ce17" table:formula="of:=[.AW209]-2*([.$B209]-1)" office:value-type="float" office:value="-0.00279687500011505" calcext:value-type="float">
            <text:p>-0.0027968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post</text:p>
          </table:table-cell>
          <table:table-cell table:style-name="ce3" office:value-type="float" office:value="209" calcext:value-type="float">
            <text:p>209</text:p>
          </table:table-cell>
          <table:table-cell office:value-type="float" office:value="63625439897834.1" calcext:value-type="float">
            <text:p>63625439897834.1</text:p>
          </table:table-cell>
          <table:table-cell table:formula="of:=([.C210]-[.C209])/1000" office:value-type="float" office:value="2.00165625" calcext:value-type="float">
            <text:p>2.0017</text:p>
          </table:table-cell>
          <table:table-cell table:formula="of:=[.D210]+[.E209]" office:value-type="float" office:value="415.999796875" calcext:value-type="float">
            <text:p>415.9998</text:p>
          </table:table-cell>
          <table:table-cell table:style-name="ce6" table:formula="of:=[.E210]-2*([.$B210]-1)" office:value-type="float" office:value="-0.000203124999870852" calcext:value-type="float">
            <text:p>-0.000203125</text:p>
          </table:table-cell>
          <table:table-cell table:style-name="Default" office:value-type="float" office:value="63625440560557" calcext:value-type="float">
            <text:p>63625440560557</text:p>
          </table:table-cell>
          <table:table-cell table:style-name="ce4" table:formula="of:=([.G210]-[.G209])/1000" office:value-type="float" office:value="1.99828125" calcext:value-type="float">
            <text:p>1.9983</text:p>
          </table:table-cell>
          <table:table-cell table:style-name="ce4" table:formula="of:=[.H210]+[.I209]" office:value-type="float" office:value="415.9975703125" calcext:value-type="float">
            <text:p>415.9976</text:p>
          </table:table-cell>
          <table:table-cell table:style-name="ce7" table:formula="of:=[.I210]-2*([.$B210]-1)" office:value-type="float" office:value="-0.00242968750012551" calcext:value-type="float">
            <text:p>-0.0024296875</text:p>
          </table:table-cell>
          <table:table-cell table:style-name="Default" office:value-type="float" office:value="63625441030525.7" calcext:value-type="float">
            <text:p>63625441030525.7</text:p>
          </table:table-cell>
          <table:table-cell table:style-name="ce4" table:formula="of:=([.K210]-[.K209])/1000" office:value-type="float" office:value="2.0005078125" calcext:value-type="float">
            <text:p>2.0005</text:p>
          </table:table-cell>
          <table:table-cell table:style-name="ce4" table:formula="of:=[.L210]+[.M209]" office:value-type="float" office:value="415.99840625" calcext:value-type="float">
            <text:p>415.9984</text:p>
          </table:table-cell>
          <table:table-cell table:style-name="ce8" table:formula="of:=[.M210]-2*([.$B210]-1)" office:value-type="float" office:value="-0.00159374999969941" calcext:value-type="float">
            <text:p>-0.00159375</text:p>
          </table:table-cell>
          <table:table-cell table:style-name="Default" office:value-type="float" office:value="63625441507258.1" calcext:value-type="float">
            <text:p>63625441507258.1</text:p>
          </table:table-cell>
          <table:table-cell table:style-name="ce4" table:formula="of:=([.O210]-[.O209])/1000" office:value-type="float" office:value="2.0011484375" calcext:value-type="float">
            <text:p>2.0011</text:p>
          </table:table-cell>
          <table:table-cell table:style-name="ce4" table:formula="of:=[.P210]+[.Q209]" office:value-type="float" office:value="415.998984375" calcext:value-type="float">
            <text:p>415.9990</text:p>
          </table:table-cell>
          <table:table-cell table:style-name="ce9" table:formula="of:=[.Q210]-2*([.$B210]-1)" office:value-type="float" office:value="-0.00101562499980901" calcext:value-type="float">
            <text:p>-0.001015625</text:p>
          </table:table-cell>
          <table:table-cell table:style-name="Default" office:value-type="float" office:value="63625442006389.8" calcext:value-type="float">
            <text:p>63625442006389.8</text:p>
          </table:table-cell>
          <table:table-cell table:style-name="ce4" table:formula="of:=([.S210]-[.S209])/1000" office:value-type="float" office:value="2.00059375" calcext:value-type="float">
            <text:p>2.0006</text:p>
          </table:table-cell>
          <table:table-cell table:style-name="ce4" table:formula="of:=[.T210]+[.U209]" office:value-type="float" office:value="415.9984921875" calcext:value-type="float">
            <text:p>415.9985</text:p>
          </table:table-cell>
          <table:table-cell table:style-name="ce10" table:formula="of:=[.U210]-2*([.$B210]-1)" office:value-type="float" office:value="-0.00150781250005139" calcext:value-type="float">
            <text:p>-0.0015078125</text:p>
          </table:table-cell>
          <table:table-cell table:style-name="Default" office:value-type="float" office:value="63625442496062.6" calcext:value-type="float">
            <text:p>63625442496062.6</text:p>
          </table:table-cell>
          <table:table-cell table:style-name="ce4" table:formula="of:=([.W210]-[.W209])/1000" office:value-type="float" office:value="2.0009921875" calcext:value-type="float">
            <text:p>2.0010</text:p>
          </table:table-cell>
          <table:table-cell table:style-name="ce4" table:formula="of:=[.X210]+[.Y209]" office:value-type="float" office:value="415.9997734375" calcext:value-type="float">
            <text:p>415.9998</text:p>
          </table:table-cell>
          <table:table-cell table:style-name="ce11" table:formula="of:=[.Y210]-2*([.$B210]-1)" office:value-type="float" office:value="-0.000226562499904048" calcext:value-type="float">
            <text:p>-0.0002265625</text:p>
          </table:table-cell>
          <table:table-cell table:style-name="Default" office:value-type="float" office:value="63625442973928" calcext:value-type="float">
            <text:p>63625442973928</text:p>
          </table:table-cell>
          <table:table-cell table:style-name="ce4" table:formula="of:=([.AA210]-[.AA209])/1000" office:value-type="float" office:value="1.999828125" calcext:value-type="float">
            <text:p>1.9998</text:p>
          </table:table-cell>
          <table:table-cell table:style-name="ce4" table:formula="of:=[.AB210]+[.AC209]" office:value-type="float" office:value="415.996875" calcext:value-type="float">
            <text:p>415.9969</text:p>
          </table:table-cell>
          <table:table-cell table:style-name="ce12" table:formula="of:=[.AC210]-2*([.$B210]-1)" office:value-type="float" office:value="-0.00312499999995453" calcext:value-type="float">
            <text:p>-0.003125</text:p>
          </table:table-cell>
          <table:table-cell table:style-name="Default" office:value-type="float" office:value="63625443435817.8" calcext:value-type="float">
            <text:p>63625443435817.8</text:p>
          </table:table-cell>
          <table:table-cell table:style-name="ce4" table:formula="of:=([.AE210]-[.AE209])/1000" office:value-type="float" office:value="2.0014921875" calcext:value-type="float">
            <text:p>2.0015</text:p>
          </table:table-cell>
          <table:table-cell table:style-name="ce4" table:formula="of:=[.AF210]+[.AG209]" office:value-type="float" office:value="415.999828125" calcext:value-type="float">
            <text:p>415.9998</text:p>
          </table:table-cell>
          <table:table-cell table:style-name="ce13" table:formula="of:=[.AG210]-2*([.$B210]-1)" office:value-type="float" office:value="-0.000171874999750798" calcext:value-type="float">
            <text:p>-0.000171875</text:p>
          </table:table-cell>
          <table:table-cell table:style-name="Default" office:value-type="float" office:value="63625443899606.1" calcext:value-type="float">
            <text:p>63625443899606.1</text:p>
          </table:table-cell>
          <table:table-cell table:style-name="ce4" table:formula="of:=([.AI210]-[.AI209])/1000" office:value-type="float" office:value="1.999375" calcext:value-type="float">
            <text:p>1.9994</text:p>
          </table:table-cell>
          <table:table-cell table:style-name="ce4" table:formula="of:=[.AJ210]+[.AK209]" office:value-type="float" office:value="415.99803125" calcext:value-type="float">
            <text:p>415.9980</text:p>
          </table:table-cell>
          <table:table-cell table:style-name="ce14" table:formula="of:=[.AK210]-2*([.$B210]-1)" office:value-type="float" office:value="-0.0019687499998895" calcext:value-type="float">
            <text:p>-0.00196875</text:p>
          </table:table-cell>
          <table:table-cell table:style-name="Default" office:value-type="float" office:value="63625444375900.9" calcext:value-type="float">
            <text:p>63625444375900.9</text:p>
          </table:table-cell>
          <table:table-cell table:style-name="ce4" table:formula="of:=([.AM210]-[.AM209])/1000" office:value-type="float" office:value="2.0017578125" calcext:value-type="float">
            <text:p>2.0018</text:p>
          </table:table-cell>
          <table:table-cell table:style-name="ce4" table:formula="of:=[.AN210]+[.AO209]" office:value-type="float" office:value="415.9999296875" calcext:value-type="float">
            <text:p>415.9999</text:p>
          </table:table-cell>
          <table:table-cell table:style-name="ce15" table:formula="of:=[.AO210]-2*([.$B210]-1)" office:value-type="float" office:value="-0.0000703124999859028" calcext:value-type="float">
            <text:p>-7.03124999859028E-05</text:p>
          </table:table-cell>
          <table:table-cell table:style-name="Default" office:value-type="float" office:value="63625444838226.9" calcext:value-type="float">
            <text:p>63625444838226.9</text:p>
          </table:table-cell>
          <table:table-cell table:style-name="ce4" table:formula="of:=([.AQ210]-[.AQ209])/1000" office:value-type="float" office:value="1.9997890625" calcext:value-type="float">
            <text:p>1.9998</text:p>
          </table:table-cell>
          <table:table-cell table:style-name="ce4" table:formula="of:=[.AR210]+[.AS209]" office:value-type="float" office:value="415.99896875" calcext:value-type="float">
            <text:p>415.9990</text:p>
          </table:table-cell>
          <table:table-cell table:style-name="ce16" table:formula="of:=[.AS210]-2*([.$B210]-1)" office:value-type="float" office:value="-0.00103125000026694" calcext:value-type="float">
            <text:p>-0.00103125</text:p>
          </table:table-cell>
          <table:table-cell table:style-name="Default" office:value-type="float" office:value="63625445308870.6" calcext:value-type="float">
            <text:p>63625445308870.6</text:p>
          </table:table-cell>
          <table:table-cell table:style-name="ce4" table:formula="of:=([.AU210]-[.AU209])/1000" office:value-type="float" office:value="2.0003359375" calcext:value-type="float">
            <text:p>2.0003</text:p>
          </table:table-cell>
          <table:table-cell table:style-name="ce4" table:formula="of:=[.AV210]+[.AW209]" office:value-type="float" office:value="415.9975390625" calcext:value-type="float">
            <text:p>415.9975</text:p>
          </table:table-cell>
          <table:table-cell table:style-name="ce17" table:formula="of:=[.AW210]-2*([.$B210]-1)" office:value-type="float" office:value="-0.00246093750013188" calcext:value-type="float">
            <text:p>-0.0024609375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post</text:p>
          </table:table-cell>
          <table:table-cell table:style-name="ce3" office:value-type="float" office:value="210" calcext:value-type="float">
            <text:p>210</text:p>
          </table:table-cell>
          <table:table-cell office:value-type="float" office:value="63625439899833.8" calcext:value-type="float">
            <text:p>63625439899833.8</text:p>
          </table:table-cell>
          <table:table-cell table:formula="of:=([.C211]-[.C210])/1000" office:value-type="float" office:value="1.999671875" calcext:value-type="float">
            <text:p>1.9997</text:p>
          </table:table-cell>
          <table:table-cell table:formula="of:=[.D211]+[.E210]" office:value-type="float" office:value="417.99946875" calcext:value-type="float">
            <text:p>417.9995</text:p>
          </table:table-cell>
          <table:table-cell table:style-name="ce6" table:formula="of:=[.E211]-2*([.$B211]-1)" office:value-type="float" office:value="-0.000531249999880856" calcext:value-type="float">
            <text:p>-0.00053125</text:p>
          </table:table-cell>
          <table:table-cell table:style-name="Default" office:value-type="float" office:value="63625440562556.9" calcext:value-type="float">
            <text:p>63625440562556.9</text:p>
          </table:table-cell>
          <table:table-cell table:style-name="ce4" table:formula="of:=([.G211]-[.G210])/1000" office:value-type="float" office:value="1.9999296875" calcext:value-type="float">
            <text:p>1.9999</text:p>
          </table:table-cell>
          <table:table-cell table:style-name="ce4" table:formula="of:=[.H211]+[.I210]" office:value-type="float" office:value="417.9975" calcext:value-type="float">
            <text:p>417.9975</text:p>
          </table:table-cell>
          <table:table-cell table:style-name="ce7" table:formula="of:=[.I211]-2*([.$B211]-1)" office:value-type="float" office:value="-0.00250000000011141" calcext:value-type="float">
            <text:p>-0.0025</text:p>
          </table:table-cell>
          <table:table-cell table:style-name="Default" office:value-type="float" office:value="63625441032526.3" calcext:value-type="float">
            <text:p>63625441032526.3</text:p>
          </table:table-cell>
          <table:table-cell table:style-name="ce4" table:formula="of:=([.K211]-[.K210])/1000" office:value-type="float" office:value="2.0006015625" calcext:value-type="float">
            <text:p>2.0006</text:p>
          </table:table-cell>
          <table:table-cell table:style-name="ce4" table:formula="of:=[.L211]+[.M210]" office:value-type="float" office:value="417.9990078125" calcext:value-type="float">
            <text:p>417.9990</text:p>
          </table:table-cell>
          <table:table-cell table:style-name="ce8" table:formula="of:=[.M211]-2*([.$B211]-1)" office:value-type="float" office:value="-0.000992187499718966" calcext:value-type="float">
            <text:p>-0.0009921875</text:p>
          </table:table-cell>
          <table:table-cell table:style-name="Default" office:value-type="float" office:value="63625441509257.4" calcext:value-type="float">
            <text:p>63625441509257.4</text:p>
          </table:table-cell>
          <table:table-cell table:style-name="ce4" table:formula="of:=([.O211]-[.O210])/1000" office:value-type="float" office:value="1.999265625" calcext:value-type="float">
            <text:p>1.9993</text:p>
          </table:table-cell>
          <table:table-cell table:style-name="ce4" table:formula="of:=[.P211]+[.Q210]" office:value-type="float" office:value="417.99825" calcext:value-type="float">
            <text:p>417.9983</text:p>
          </table:table-cell>
          <table:table-cell table:style-name="ce9" table:formula="of:=[.Q211]-2*([.$B211]-1)" office:value-type="float" office:value="-0.00174999999978809" calcext:value-type="float">
            <text:p>-0.00175</text:p>
          </table:table-cell>
          <table:table-cell table:style-name="Default" office:value-type="float" office:value="63625442008390.6" calcext:value-type="float">
            <text:p>63625442008390.6</text:p>
          </table:table-cell>
          <table:table-cell table:style-name="ce4" table:formula="of:=([.S211]-[.S210])/1000" office:value-type="float" office:value="2.0008359375" calcext:value-type="float">
            <text:p>2.0008</text:p>
          </table:table-cell>
          <table:table-cell table:style-name="ce4" table:formula="of:=[.T211]+[.U210]" office:value-type="float" office:value="417.999328125" calcext:value-type="float">
            <text:p>417.9993</text:p>
          </table:table-cell>
          <table:table-cell table:style-name="ce10" table:formula="of:=[.U211]-2*([.$B211]-1)" office:value-type="float" office:value="-0.000671875000023192" calcext:value-type="float">
            <text:p>-0.000671875</text:p>
          </table:table-cell>
          <table:table-cell table:style-name="Default" office:value-type="float" office:value="63625442498063" calcext:value-type="float">
            <text:p>63625442498063</text:p>
          </table:table-cell>
          <table:table-cell table:style-name="ce4" table:formula="of:=([.W211]-[.W210])/1000" office:value-type="float" office:value="2.0003359375" calcext:value-type="float">
            <text:p>2.0003</text:p>
          </table:table-cell>
          <table:table-cell table:style-name="ce4" table:formula="of:=[.X211]+[.Y210]" office:value-type="float" office:value="418.000109375" calcext:value-type="float">
            <text:p>418.0001</text:p>
          </table:table-cell>
          <table:table-cell table:style-name="ce11" table:formula="of:=[.Y211]-2*([.$B211]-1)" office:value-type="float" office:value="0.000109375000079126" calcext:value-type="float">
            <text:p>0.000109375</text:p>
          </table:table-cell>
          <table:table-cell table:style-name="Default" office:value-type="float" office:value="63625442975930.6" calcext:value-type="float">
            <text:p>63625442975930.6</text:p>
          </table:table-cell>
          <table:table-cell table:style-name="ce4" table:formula="of:=([.AA211]-[.AA210])/1000" office:value-type="float" office:value="2.0026328125" calcext:value-type="float">
            <text:p>2.0026</text:p>
          </table:table-cell>
          <table:table-cell table:style-name="ce4" table:formula="of:=[.AB211]+[.AC210]" office:value-type="float" office:value="417.9995078125" calcext:value-type="float">
            <text:p>417.9995</text:p>
          </table:table-cell>
          <table:table-cell table:style-name="ce12" table:formula="of:=[.AC211]-2*([.$B211]-1)" office:value-type="float" office:value="-0.000492187499958163" calcext:value-type="float">
            <text:p>-0.0004921875</text:p>
          </table:table-cell>
          <table:table-cell table:style-name="Default" office:value-type="float" office:value="63625443437815.3" calcext:value-type="float">
            <text:p>63625443437815.3</text:p>
          </table:table-cell>
          <table:table-cell table:style-name="ce4" table:formula="of:=([.AE211]-[.AE210])/1000" office:value-type="float" office:value="1.9974765625" calcext:value-type="float">
            <text:p>1.9975</text:p>
          </table:table-cell>
          <table:table-cell table:style-name="ce4" table:formula="of:=[.AF211]+[.AG210]" office:value-type="float" office:value="417.9973046875" calcext:value-type="float">
            <text:p>417.9973</text:p>
          </table:table-cell>
          <table:table-cell table:style-name="ce13" table:formula="of:=[.AG211]-2*([.$B211]-1)" office:value-type="float" office:value="-0.00269531249972488" calcext:value-type="float">
            <text:p>-0.0026953125</text:p>
          </table:table-cell>
          <table:table-cell table:style-name="Default" office:value-type="float" office:value="63625443901607.9" calcext:value-type="float">
            <text:p>63625443901607.9</text:p>
          </table:table-cell>
          <table:table-cell table:style-name="ce4" table:formula="of:=([.AI211]-[.AI210])/1000" office:value-type="float" office:value="2.001828125" calcext:value-type="float">
            <text:p>2.0018</text:p>
          </table:table-cell>
          <table:table-cell table:style-name="ce4" table:formula="of:=[.AJ211]+[.AK210]" office:value-type="float" office:value="417.999859375" calcext:value-type="float">
            <text:p>417.9999</text:p>
          </table:table-cell>
          <table:table-cell table:style-name="ce14" table:formula="of:=[.AK211]-2*([.$B211]-1)" office:value-type="float" office:value="-0.000140624999914962" calcext:value-type="float">
            <text:p>-0.000140625</text:p>
          </table:table-cell>
          <table:table-cell table:style-name="Default" office:value-type="float" office:value="63625444377898.9" calcext:value-type="float">
            <text:p>63625444377898.9</text:p>
          </table:table-cell>
          <table:table-cell table:style-name="ce4" table:formula="of:=([.AM211]-[.AM210])/1000" office:value-type="float" office:value="1.9980703125" calcext:value-type="float">
            <text:p>1.9981</text:p>
          </table:table-cell>
          <table:table-cell table:style-name="ce4" table:formula="of:=[.AN211]+[.AO210]" office:value-type="float" office:value="417.998" calcext:value-type="float">
            <text:p>417.9980</text:p>
          </table:table-cell>
          <table:table-cell table:style-name="ce15" table:formula="of:=[.AO211]-2*([.$B211]-1)" office:value-type="float" office:value="-0.00200000000000955" calcext:value-type="float">
            <text:p>-0.002</text:p>
          </table:table-cell>
          <table:table-cell table:style-name="Default" office:value-type="float" office:value="63625444840225.7" calcext:value-type="float">
            <text:p>63625444840225.7</text:p>
          </table:table-cell>
          <table:table-cell table:style-name="ce4" table:formula="of:=([.AQ211]-[.AQ210])/1000" office:value-type="float" office:value="1.9988203125" calcext:value-type="float">
            <text:p>1.9988</text:p>
          </table:table-cell>
          <table:table-cell table:style-name="ce4" table:formula="of:=[.AR211]+[.AS210]" office:value-type="float" office:value="417.9977890625" calcext:value-type="float">
            <text:p>417.9978</text:p>
          </table:table-cell>
          <table:table-cell table:style-name="ce16" table:formula="of:=[.AS211]-2*([.$B211]-1)" office:value-type="float" office:value="-0.00221093750025148" calcext:value-type="float">
            <text:p>-0.0022109375</text:p>
          </table:table-cell>
          <table:table-cell table:style-name="Default" office:value-type="float" office:value="63625445310873" calcext:value-type="float">
            <text:p>63625445310873</text:p>
          </table:table-cell>
          <table:table-cell table:style-name="ce4" table:formula="of:=([.AU211]-[.AU210])/1000" office:value-type="float" office:value="2.002375" calcext:value-type="float">
            <text:p>2.0024</text:p>
          </table:table-cell>
          <table:table-cell table:style-name="ce4" table:formula="of:=[.AV211]+[.AW210]" office:value-type="float" office:value="417.9999140625" calcext:value-type="float">
            <text:p>417.9999</text:p>
          </table:table-cell>
          <table:table-cell table:style-name="ce17" table:formula="of:=[.AW211]-2*([.$B211]-1)" office:value-type="float" office:value="-0.0000859375001596163" calcext:value-type="float">
            <text:p>-8.59375001596163E-05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SUM</text:p>
          </table:table-cell>
          <table:table-cell table:formula="of:=SUM([.D3:.D211])" office:value-type="float" office:value="417.99946875" calcext:value-type="float">
            <text:p>417.9995</text:p>
          </table:table-cell>
          <table:table-cell table:number-columns-repeated="2"/>
          <table:table-cell table:style-name="Default" office:value-type="string" calcext:value-type="string">
            <text:p>SUM</text:p>
          </table:table-cell>
          <table:table-cell table:style-name="ce4" table:formula="of:=SUM([.H3:.H211])" office:value-type="float" office:value="417.9975" calcext:value-type="float">
            <text:p>417.9975</text:p>
          </table:table-cell>
          <table:table-cell table:style-name="ce4" table:number-columns-repeated="2"/>
          <table:table-cell table:style-name="Default" office:value-type="string" calcext:value-type="string">
            <text:p>SUM</text:p>
          </table:table-cell>
          <table:table-cell table:style-name="ce4" table:formula="of:=SUM([.L3:.L211])" office:value-type="float" office:value="417.9990078125" calcext:value-type="float">
            <text:p>417.9990</text:p>
          </table:table-cell>
          <table:table-cell table:style-name="ce4" table:number-columns-repeated="2"/>
          <table:table-cell table:style-name="Default" office:value-type="string" calcext:value-type="string">
            <text:p>SUM</text:p>
          </table:table-cell>
          <table:table-cell table:style-name="ce4" table:formula="of:=SUM([.P3:.P211])" office:value-type="float" office:value="417.99825" calcext:value-type="float">
            <text:p>417.9983</text:p>
          </table:table-cell>
          <table:table-cell table:style-name="ce4" table:number-columns-repeated="2"/>
          <table:table-cell table:style-name="Default" office:value-type="string" calcext:value-type="string">
            <text:p>SUM</text:p>
          </table:table-cell>
          <table:table-cell table:style-name="ce4" table:formula="of:=SUM([.T3:.T211])" office:value-type="float" office:value="417.999328125" calcext:value-type="float">
            <text:p>417.9993</text:p>
          </table:table-cell>
          <table:table-cell table:style-name="ce4" table:number-columns-repeated="2"/>
          <table:table-cell table:style-name="Default" office:value-type="string" calcext:value-type="string">
            <text:p>SUM</text:p>
          </table:table-cell>
          <table:table-cell table:style-name="ce4" table:formula="of:=SUM([.X3:.X211])" office:value-type="float" office:value="418.000109375" calcext:value-type="float">
            <text:p>418.0001</text:p>
          </table:table-cell>
          <table:table-cell table:style-name="ce4" table:number-columns-repeated="2"/>
          <table:table-cell table:style-name="Default" office:value-type="string" calcext:value-type="string">
            <text:p>SUM</text:p>
          </table:table-cell>
          <table:table-cell table:style-name="ce4" table:formula="of:=SUM([.AB3:.AB211])" office:value-type="float" office:value="417.9995078125" calcext:value-type="float">
            <text:p>417.9995</text:p>
          </table:table-cell>
          <table:table-cell table:style-name="ce4" table:number-columns-repeated="2"/>
          <table:table-cell table:style-name="Default" office:value-type="string" calcext:value-type="string">
            <text:p>SUM</text:p>
          </table:table-cell>
          <table:table-cell table:style-name="ce4" table:formula="of:=SUM([.AF3:.AF211])" office:value-type="float" office:value="417.9973046875" calcext:value-type="float">
            <text:p>417.9973</text:p>
          </table:table-cell>
          <table:table-cell table:style-name="ce4" table:number-columns-repeated="2"/>
          <table:table-cell table:style-name="Default" office:value-type="string" calcext:value-type="string">
            <text:p>SUM</text:p>
          </table:table-cell>
          <table:table-cell table:style-name="ce4" table:formula="of:=SUM([.AJ3:.AJ211])" office:value-type="float" office:value="417.999859375" calcext:value-type="float">
            <text:p>417.9999</text:p>
          </table:table-cell>
          <table:table-cell table:style-name="ce4" table:number-columns-repeated="2"/>
          <table:table-cell table:style-name="Default" office:value-type="string" calcext:value-type="string">
            <text:p>SUM</text:p>
          </table:table-cell>
          <table:table-cell table:style-name="ce4" table:formula="of:=SUM([.AN3:.AN211])" office:value-type="float" office:value="417.998" calcext:value-type="float">
            <text:p>417.9980</text:p>
          </table:table-cell>
          <table:table-cell table:style-name="ce4" table:number-columns-repeated="2"/>
          <table:table-cell table:style-name="Default" office:value-type="string" calcext:value-type="string">
            <text:p>SUM</text:p>
          </table:table-cell>
          <table:table-cell table:style-name="ce4" table:formula="of:=SUM([.AR3:.AR211])" office:value-type="float" office:value="417.9977890625" calcext:value-type="float">
            <text:p>417.9978</text:p>
          </table:table-cell>
          <table:table-cell table:style-name="ce4" table:number-columns-repeated="2"/>
          <table:table-cell table:style-name="Default" office:value-type="string" calcext:value-type="string">
            <text:p>SUM</text:p>
          </table:table-cell>
          <table:table-cell table:style-name="ce4" table:formula="of:=SUM([.AV3:.AV211])" office:value-type="float" office:value="417.9999140625" calcext:value-type="float">
            <text:p>417.9999</text:p>
          </table:table-cell>
          <table:table-cell table:style-name="ce4" table:number-columns-repeated="2"/>
          <table:table-cell table:number-columns-repeated="974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RR</text:p>
          </table:table-cell>
          <table:table-cell table:style-name="ce5" table:formula="of:=([.D212]-209*2)" office:value-type="float" office:value="-0.000531249999880856" calcext:value-type="float">
            <text:p>-0.0005</text:p>
          </table:table-cell>
          <table:table-cell table:style-name="ce5" table:number-columns-repeated="2"/>
          <table:table-cell table:style-name="ce2" office:value-type="string" calcext:value-type="string">
            <text:p>ERR</text:p>
          </table:table-cell>
          <table:table-cell table:style-name="ce5" table:formula="of:=([.H212]-209*2)" office:value-type="float" office:value="-0.00250000000011141" calcext:value-type="float">
            <text:p>-0.0025</text:p>
          </table:table-cell>
          <table:table-cell table:style-name="ce5" table:number-columns-repeated="2"/>
          <table:table-cell table:style-name="ce2" office:value-type="string" calcext:value-type="string">
            <text:p>ERR</text:p>
          </table:table-cell>
          <table:table-cell table:style-name="ce5" table:formula="of:=([.L212]-209*2)" office:value-type="float" office:value="-0.000992187499718966" calcext:value-type="float">
            <text:p>-0.0010</text:p>
          </table:table-cell>
          <table:table-cell table:style-name="ce5" table:number-columns-repeated="2"/>
          <table:table-cell table:style-name="ce2" office:value-type="string" calcext:value-type="string">
            <text:p>ERR</text:p>
          </table:table-cell>
          <table:table-cell table:style-name="ce5" table:formula="of:=([.P212]-209*2)" office:value-type="float" office:value="-0.00174999999978809" calcext:value-type="float">
            <text:p>-0.0017</text:p>
          </table:table-cell>
          <table:table-cell table:style-name="ce5" table:number-columns-repeated="2"/>
          <table:table-cell table:style-name="ce2" office:value-type="string" calcext:value-type="string">
            <text:p>ERR</text:p>
          </table:table-cell>
          <table:table-cell table:style-name="ce5" table:formula="of:=([.T212]-209*2)" office:value-type="float" office:value="-0.000671875000023192" calcext:value-type="float">
            <text:p>-0.0007</text:p>
          </table:table-cell>
          <table:table-cell table:style-name="ce5" table:number-columns-repeated="2"/>
          <table:table-cell table:style-name="ce2" office:value-type="string" calcext:value-type="string">
            <text:p>ERR</text:p>
          </table:table-cell>
          <table:table-cell table:style-name="ce5" table:formula="of:=([.X212]-209*2)" office:value-type="float" office:value="0.000109375000079126" calcext:value-type="float">
            <text:p>0.0001</text:p>
          </table:table-cell>
          <table:table-cell table:style-name="ce5" table:number-columns-repeated="2"/>
          <table:table-cell table:style-name="ce2" office:value-type="string" calcext:value-type="string">
            <text:p>ERR</text:p>
          </table:table-cell>
          <table:table-cell table:style-name="ce5" table:formula="of:=([.AB212]-209*2)" office:value-type="float" office:value="-0.000492187499958163" calcext:value-type="float">
            <text:p>-0.0005</text:p>
          </table:table-cell>
          <table:table-cell table:style-name="ce5" table:number-columns-repeated="2"/>
          <table:table-cell table:style-name="ce2" office:value-type="string" calcext:value-type="string">
            <text:p>ERR</text:p>
          </table:table-cell>
          <table:table-cell table:style-name="ce5" table:formula="of:=([.AF212]-209*2)" office:value-type="float" office:value="-0.00269531249972488" calcext:value-type="float">
            <text:p>-0.0027</text:p>
          </table:table-cell>
          <table:table-cell table:style-name="ce5" table:number-columns-repeated="2"/>
          <table:table-cell table:style-name="ce2" office:value-type="string" calcext:value-type="string">
            <text:p>ERR</text:p>
          </table:table-cell>
          <table:table-cell table:style-name="ce5" table:formula="of:=([.AJ212]-209*2)" office:value-type="float" office:value="-0.000140624999914962" calcext:value-type="float">
            <text:p>-0.0001</text:p>
          </table:table-cell>
          <table:table-cell table:style-name="ce5" table:number-columns-repeated="2"/>
          <table:table-cell table:style-name="ce2" office:value-type="string" calcext:value-type="string">
            <text:p>ERR</text:p>
          </table:table-cell>
          <table:table-cell table:style-name="ce5" table:formula="of:=([.AN212]-209*2)" office:value-type="float" office:value="-0.00200000000000955" calcext:value-type="float">
            <text:p>-0.0020</text:p>
          </table:table-cell>
          <table:table-cell table:style-name="ce5" table:number-columns-repeated="2"/>
          <table:table-cell table:style-name="ce2" office:value-type="string" calcext:value-type="string">
            <text:p>ERR</text:p>
          </table:table-cell>
          <table:table-cell table:style-name="ce5" table:formula="of:=([.AR212]-209*2)" office:value-type="float" office:value="-0.00221093750025148" calcext:value-type="float">
            <text:p>-0.0022</text:p>
          </table:table-cell>
          <table:table-cell table:style-name="ce5" table:number-columns-repeated="2"/>
          <table:table-cell table:style-name="ce2" office:value-type="string" calcext:value-type="string">
            <text:p>ERR</text:p>
          </table:table-cell>
          <table:table-cell table:style-name="ce5" table:formula="of:=([.AV212]-209*2)" office:value-type="float" office:value="-0.0000859375001596163" calcext:value-type="float">
            <text:p>-0.0001</text:p>
          </table:table-cell>
          <table:table-cell table:style-name="ce5" table:number-columns-repeated="2"/>
          <table:table-cell table:style-name="ce2" table:number-columns-repeated="974"/>
        </table:table-row>
        <table:table-row table:style-name="ro1" table:number-rows-repeated="104836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riggers.F2:triggers.F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J2:triggers.J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N2:triggers.N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R2:triggers.R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V2:triggers.V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Z2:triggers.Z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D2:triggers.AD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H2:triggers.AH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L2:triggers.AL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P2:triggers.AP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T2:triggers.AT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X2:triggers.AX211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  <calcext:conditional-format calcext:target-range-address="triggers.A213:triggers.AMJ213">
            <calcext:color-scale>
              <calcext:color-scale-entry calcext:value="-2" calcext:type="number" calcext:color="#0000ff"/>
              <calcext:color-scale-entry calcext:value="0" calcext:type="number" calcext:color="#ffffff"/>
              <calcext:color-scale-entry calcext:value="2" calcext:type="number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/00/0000</text:date>, <text:time style:data-style-name="N2" text:time-value="19:04:30.1863909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9T19:14:34.980587530</dc:date>
    <meta:editing-duration>PT35M36S</meta:editing-duration>
    <meta:editing-cycles>8</meta:editing-cycles>
    <meta:generator>LibreOffice/5.0.5.2$Linux_X86_64 LibreOffice_project/00m0$Build-2</meta:generator>
    <meta:document-statistic meta:table-count="2" meta:cell-count="10596" meta:object-count="0"/>
  </office:meta>
</office:document-meta>
</file>